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0.41mm"/>
    </style:style>
    <style:style style:name="co8" style:family="table-column">
      <style:table-column-properties fo:break-before="auto" style:column-width="20.14mm"/>
    </style:style>
    <style:style style:name="co9" style:family="table-column">
      <style:table-column-properties fo:break-before="auto" style:column-width="29.49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29.76mm"/>
    </style:style>
    <style:style style:name="co12" style:family="table-column">
      <style:table-column-properties fo:break-before="auto" style:column-width="28.4mm"/>
    </style:style>
    <style:style style:name="co13" style:family="table-column">
      <style:table-column-properties fo:break-before="auto" style:column-width="19.6mm"/>
    </style:style>
    <style:style style:name="co14" style:family="table-column">
      <style:table-column-properties fo:break-before="auto" style:column-width="21.5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49.2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12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2" table:default-cell-style-name="Default"/>
        <table:table-column table:style-name="co2" table:number-columns-repeated="6" table:default-cell-style-name="ce1"/>
        <table:table-column table:style-name="co8" table:default-cell-style-name="ce1"/>
        <table:table-column table:style-name="co2" table:number-columns-repeated="5" table:default-cell-style-name="ce1"/>
        <table:table-column table:style-name="co8" table:default-cell-style-name="ce1"/>
        <table:table-column table:style-name="co2" table:number-columns-repeated="9" table:default-cell-style-name="ce1"/>
        <table:table-column table:style-name="co8" table:default-cell-style-name="ce1"/>
        <table:table-column table:style-name="co2" table:number-columns-repeated="20" table:default-cell-style-name="ce1"/>
        <table:table-column table:style-name="co9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5" table:default-cell-style-name="ce1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number-columns-repeated="5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12" table:default-cell-style-name="ce1"/>
        <table:table-column table:style-name="co2" table:number-columns-repeated="6" table:default-cell-style-name="ce1"/>
        <table:table-column table:style-name="co13" table:default-cell-style-name="ce1"/>
        <table:table-column table:style-name="co2" table:number-columns-repeated="5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2" table:number-columns-repeated="5" table:default-cell-style-name="ce1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" table:default-cell-style-name="ce1"/>
        <table:table-column table:style-name="co2" table:default-cell-style-name="Default"/>
        <table:table-column table:style-name="co2" table:number-columns-repeated="9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7" table:default-cell-style-name="ce1"/>
        <table:table-column table:style-name="co2" table:default-cell-style-name="Default"/>
        <table:table-column table:style-name="co2" table:number-columns-repeated="3" table:default-cell-style-name="ce1"/>
        <table:table-column table:style-name="co14" table:default-cell-style-name="ce1"/>
        <table:table-column table:style-name="co2" table:number-columns-repeated="7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number-columns-repeated="5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9" table:default-cell-style-name="ce1"/>
        <table:table-column table:style-name="co2" table:number-columns-repeated="5" table:default-cell-style-name="ce1"/>
        <table:table-column table:style-name="co2" table:default-cell-style-name="Default"/>
        <table:table-column table:style-name="co2" table:number-columns-repeated="7" table:default-cell-style-name="ce1"/>
        <table:table-column table:style-name="co2" table:default-cell-style-name="Default"/>
        <table:table-column table:style-name="co2" table:number-columns-repeated="7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28" table:default-cell-style-name="ce1"/>
        <table:table-column table:style-name="co2" table:default-cell-style-name="Default"/>
        <table:table-column table:style-name="co2" table:number-columns-repeated="8" table:default-cell-style-name="ce1"/>
        <table:table-column table:style-name="co15" table:default-cell-style-name="ce1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12" table:default-cell-style-name="Default"/>
        <table:table-column table:style-name="co2" table:default-cell-style-name="ce1"/>
        <table:table-row table:style-name="ro1">
          <table:table-cell/>
          <table:table-cell office:value-type="string" calcext:value-type="string">
            <text:p>TIET3</text:p>
          </table:table-cell>
          <table:table-cell table:style-name="Default" office:value-type="string" calcext:value-type="string">
            <text:p>ADHM3</text:p>
          </table:table-cell>
          <table:table-cell table:style-name="Default" office:value-type="string" calcext:value-type="string">
            <text:p>AFLT3</text:p>
          </table:table-cell>
          <table:table-cell office:value-type="string" calcext:value-type="string">
            <text:p>ALEF3B</text:p>
          </table:table-cell>
          <table:table-cell office:value-type="string" calcext:value-type="string">
            <text:p>RPAD6 </text:p>
          </table:table-cell>
          <table:table-cell office:value-type="string" calcext:value-type="string">
            <text:p>ALPK3</text:p>
          </table:table-cell>
          <table:table-cell table:style-name="Default" office:value-type="string" calcext:value-type="string">
            <text:p>ALUP3</text:p>
          </table:table-cell>
          <table:table-cell table:style-name="Default" office:value-type="string" calcext:value-type="string">
            <text:p>ABEV3</text:p>
          </table:table-cell>
          <table:table-cell table:style-name="Default" office:value-type="string" calcext:value-type="string">
            <text:p>CBEE3</text:p>
          </table:table-cell>
          <table:table-cell table:style-name="Default" office:value-type="string" calcext:value-type="string">
            <text:p>ANIM3</text:p>
          </table:table-cell>
          <table:table-cell table:style-name="Default" office:value-type="string" calcext:value-type="string">
            <text:p>ARZZ3</text:p>
          </table:table-cell>
          <table:table-cell office:value-type="string" calcext:value-type="string">
            <text:p>ARTR-DEB53L0</text:p>
          </table:table-cell>
          <table:table-cell office:value-type="string" calcext:value-type="string">
            <text:p>ATOM3</text:p>
          </table:table-cell>
          <table:table-cell office:value-type="string" calcext:value-type="string">
            <text:p>AZUL4</text:p>
          </table:table-cell>
          <table:table-cell table:style-name="Default" office:value-type="string" calcext:value-type="string">
            <text:p>BTOW3</text:p>
          </table:table-cell>
          <table:table-cell table:style-name="Default" office:value-type="string" calcext:value-type="string">
            <text:p>BAHI9</text:p>
          </table:table-cell>
          <table:table-cell table:style-name="Default" office:value-type="string" calcext:value-type="string">
            <text:p>BPAC3</text:p>
          </table:table-cell>
          <table:table-cell office:value-type="string" calcext:value-type="string">
            <text:p>BIDI14</text:p>
          </table:table-cell>
          <table:table-cell office:value-type="string" calcext:value-type="string">
            <text:p>BPAN10</text:p>
          </table:table-cell>
          <table:table-cell table:style-name="Default" office:value-type="string" calcext:value-type="string">
            <text:p>SANB4</text:p>
          </table:table-cell>
          <table:table-cell office:value-type="string" calcext:value-type="string">
            <text:p>BEES3</text:p>
          </table:table-cell>
          <table:table-cell table:style-name="Default" office:value-type="string" calcext:value-type="string">
            <text:p>BDLL4</text:p>
          </table:table-cell>
          <table:table-cell table:style-name="Default" office:value-type="string" calcext:value-type="string">
            <text:p>BTTL3</text:p>
          </table:table-cell>
          <table:table-cell table:style-name="Default" office:value-type="string" calcext:value-type="string">
            <text:p>BALM4</text:p>
          </table:table-cell>
          <table:table-cell table:style-name="Default" office:value-type="string" calcext:value-type="string">
            <text:p>BBSE3</text:p>
          </table:table-cell>
          <table:table-cell table:style-name="Default" office:value-type="string" calcext:value-type="string">
            <text:p>ABCB4</text:p>
          </table:table-cell>
          <table:table-cell table:style-name="Default" office:value-type="string" calcext:value-type="string">
            <text:p>BRIV4</text:p>
          </table:table-cell>
          <table:table-cell table:style-name="Default" office:value-type="string" calcext:value-type="string">
            <text:p>BAZA3</text:p>
          </table:table-cell>
          <table:table-cell table:style-name="Default" office:value-type="string" calcext:value-type="string">
            <text:p>BBDC4</text:p>
          </table:table-cell>
          <table:table-cell table:style-name="Default" office:value-type="string" calcext:value-type="string">
            <text:p>BBAS11</text:p>
          </table:table-cell>
          <table:table-cell table:style-name="Default" office:value-type="string" calcext:value-type="string">
            <text:p>BPAR3</text:p>
          </table:table-cell>
          <table:table-cell table:style-name="ce3" office:value-type="string" calcext:value-type="string">
            <text:p>BRSR5</text:p>
          </table:table-cell>
          <table:table-cell table:style-name="Default" office:value-type="string" calcext:value-type="string">
            <text:p>BGIP4</text:p>
          </table:table-cell>
          <table:table-cell table:style-name="Default" office:value-type="string" calcext:value-type="string">
            <text:p>FNCN3</text:p>
          </table:table-cell>
          <table:table-cell table:style-name="Default" office:value-type="string" calcext:value-type="string">
            <text:p>IDVL3</text:p>
          </table:table-cell>
          <table:table-cell table:style-name="Default" office:value-type="string" calcext:value-type="string">
            <text:p>BMEB3</text:p>
          </table:table-cell>
          <table:table-cell table:style-name="Default" office:value-type="string" calcext:value-type="string">
            <text:p>BMIN4</text:p>
          </table:table-cell>
          <table:table-cell table:style-name="Default" office:value-type="string" calcext:value-type="string">
            <text:p>BNBR3</text:p>
          </table:table-cell>
          <table:table-cell table:style-name="Default" office:value-type="string" calcext:value-type="string">
            <text:p>PINE9</text:p>
          </table:table-cell>
          <table:table-cell table:style-name="Default" office:value-type="string" calcext:value-type="string">
            <text:p>BETP3B</text:p>
          </table:table-cell>
          <table:table-cell table:style-name="Default" office:value-type="string" calcext:value-type="string">
            <text:p>BMKS3</text:p>
          </table:table-cell>
          <table:table-cell table:style-name="Default" office:value-type="string" calcext:value-type="string">
            <text:p>BIOM3</text:p>
          </table:table-cell>
          <table:table-cell office:value-type="string" calcext:value-type="string">
            <text:p>BKBR3</text:p>
          </table:table-cell>
          <table:table-cell table:style-name="Default" office:value-type="string" calcext:value-type="string">
            <text:p>BOBR4</text:p>
          </table:table-cell>
          <table:table-cell table:style-name="Default" office:value-type="string" calcext:value-type="string">
            <text:p>BRML3</text:p>
          </table:table-cell>
          <table:table-cell table:style-name="Default" office:value-type="string" calcext:value-type="string">
            <text:p>BRPR3</text:p>
          </table:table-cell>
          <table:table-cell table:style-name="Default" office:value-type="string" calcext:value-type="string">
            <text:p>BRAP4</text:p>
          </table:table-cell>
          <table:table-cell table:style-name="Default" office:value-type="string" calcext:value-type="string">
            <text:p>BBRK3</text:p>
          </table:table-cell>
          <table:table-cell table:style-name="ce5" office:value-type="string" calcext:value-type="string">
            <text:p>BRKM3</text:p>
          </table:table-cell>
          <table:table-cell table:style-name="Default" office:value-type="string" calcext:value-type="string">
            <text:p>BSLI4</text:p>
          </table:table-cell>
          <table:table-cell table:style-name="Default" office:value-type="string" calcext:value-type="string">
            <text:p>BRFS3</text:p>
          </table:table-cell>
          <table:table-cell table:style-name="Default" office:value-type="string" calcext:value-type="string">
            <text:p>CABI3B</text:p>
          </table:table-cell>
          <table:table-cell table:style-name="Default" office:value-type="string" calcext:value-type="string">
            <text:p>CACO9B</text:p>
          </table:table-cell>
          <table:table-cell table:style-name="Default" office:value-type="string" calcext:value-type="string">
            <text:p>CAIA3B</text:p>
          </table:table-cell>
          <table:table-cell table:style-name="Default" office:value-type="string" calcext:value-type="string">
            <text:p>CAMB4</text:p>
          </table:table-cell>
          <table:table-cell table:style-name="Default" office:value-type="string" calcext:value-type="string">
            <text:p>CCRO3</text:p>
          </table:table-cell>
          <table:table-cell table:style-name="Default" office:value-type="string" calcext:value-type="string">
            <text:p>ENMA5B</text:p>
          </table:table-cell>
          <table:table-cell table:style-name="Default" office:value-type="string" calcext:value-type="string">
            <text:p>MAPT3</text:p>
          </table:table-cell>
          <table:table-cell table:style-name="Default" office:value-type="string" calcext:value-type="string">
            <text:p>ELET1</text:p>
          </table:table-cell>
          <table:table-cell table:style-name="Default" office:value-type="string" calcext:value-type="string">
            <text:p>CLSC4</text:p>
          </table:table-cell>
          <table:table-cell table:style-name="Default" office:value-type="string" calcext:value-type="string">
            <text:p>PCAR3</text:p>
          </table:table-cell>
          <table:table-cell table:style-name="Default" office:value-type="string" calcext:value-type="string">
            <text:p>CASN3</text:p>
          </table:table-cell>
          <table:table-cell table:style-name="Default" office:value-type="string" calcext:value-type="string">
            <text:p>CEGR3</text:p>
          </table:table-cell>
          <table:table-cell table:style-name="Default" office:value-type="string" calcext:value-type="string">
            <text:p>CEEB3</text:p>
          </table:table-cell>
          <table:table-cell table:style-name="Default" office:value-type="string" calcext:value-type="string">
            <text:p>CEBR5</text:p>
          </table:table-cell>
          <table:table-cell table:style-name="Default" office:value-type="string" calcext:value-type="string">
            <text:p>COCE5</text:p>
          </table:table-cell>
          <table:table-cell table:style-name="Default" office:value-type="string" calcext:value-type="string">
            <text:p>CMIG4</text:p>
          </table:table-cell>
          <table:table-cell table:style-name="Default" office:value-type="string" calcext:value-type="string">
            <text:p>CEPE3</text:p>
          </table:table-cell>
          <table:table-cell table:style-name="Default" office:value-type="string" calcext:value-type="string">
            <text:p>CSRN5</text:p>
          </table:table-cell>
          <table:table-cell table:style-name="Default" office:value-type="string" calcext:value-type="string">
            <text:p>CEED3</text:p>
          </table:table-cell>
          <table:table-cell table:style-name="Default" office:value-type="string" calcext:value-type="string">
            <text:p>FESA4</text:p>
          </table:table-cell>
          <table:table-cell table:style-name="Default" office:value-type="string" calcext:value-type="string">
            <text:p>CEDO4</text:p>
          </table:table-cell>
          <table:table-cell table:style-name="Default" office:value-type="string" calcext:value-type="string">
            <text:p>CGAS5</text:p>
          </table:table-cell>
          <table:table-cell table:style-name="Default" office:value-type="string" calcext:value-type="string">
            <text:p>HBTS3</text:p>
          </table:table-cell>
          <table:table-cell table:style-name="Default" office:value-type="string" calcext:value-type="string">
            <text:p>HGTX3</text:p>
          </table:table-cell>
          <table:table-cell table:style-name="Default" office:value-type="string" calcext:value-type="string">
            <text:p>CATA3</text:p>
          </table:table-cell>
          <table:table-cell table:style-name="Default" office:value-type="string" calcext:value-type="string">
            <text:p>LCAM3</text:p>
          </table:table-cell>
          <table:table-cell table:style-name="Default" office:value-type="string" calcext:value-type="string">
            <text:p>MSPA4</text:p>
          </table:table-cell>
          <table:table-cell table:style-name="Default" office:value-type="string" calcext:value-type="string">
            <text:p>CPLE3</text:p>
          </table:table-cell>
          <table:table-cell table:style-name="Default" office:value-type="string" calcext:value-type="string">
            <text:p>PEAB4</text:p>
          </table:table-cell>
          <table:table-cell table:style-name="Default" office:value-type="string" calcext:value-type="string">
            <text:p>SAPR4</text:p>
          </table:table-cell>
          <table:table-cell table:style-name="Default" office:value-type="string" calcext:value-type="string">
            <text:p>CSMG3</text:p>
          </table:table-cell>
          <table:table-cell table:style-name="Default" office:value-type="string" calcext:value-type="string">
            <text:p>CSNA3</text:p>
          </table:table-cell>
          <table:table-cell table:style-name="Default" office:value-type="string" calcext:value-type="string">
            <text:p>CTNM3</text:p>
          </table:table-cell>
          <table:table-cell table:style-name="Default" office:value-type="string" calcext:value-type="string">
            <text:p>CTSA3</text:p>
          </table:table-cell>
          <table:table-cell table:style-name="Default" office:value-type="string" calcext:value-type="string">
            <text:p>TRPL3</text:p>
          </table:table-cell>
          <table:table-cell office:value-type="string" calcext:value-type="string">
            <text:p>CBSC-CRA12B0</text:p>
          </table:table-cell>
          <table:table-cell table:style-name="Default" office:value-type="string" calcext:value-type="string">
            <text:p>CIEL3</text:p>
          </table:table-cell>
          <table:table-cell table:style-name="Default" office:value-type="string" calcext:value-type="string">
            <text:p>CMSA4</text:p>
          </table:table-cell>
          <table:table-cell office:value-type="string" calcext:value-type="string">
            <text:p>CNSY3</text:p>
          </table:table-cell>
          <table:table-cell table:style-name="Default" office:value-type="string" calcext:value-type="string">
            <text:p>GPAR1</text:p>
          </table:table-cell>
          <table:table-cell table:style-name="Default" office:value-type="string" calcext:value-type="string">
            <text:p>SBSP3</text:p>
          </table:table-cell>
          <table:table-cell office:value-type="string" calcext:value-type="string">
            <text:p>EEEL3</text:p>
          </table:table-cell>
          <table:table-cell office:value-type="string" calcext:value-type="string">
            <text:p>CRTE5B </text:p>
          </table:table-cell>
          <table:table-cell table:style-name="Default" office:value-type="string" calcext:value-type="string">
            <text:p>ODER3</text:p>
          </table:table-cell>
          <table:table-cell table:style-name="Default" office:value-type="string" calcext:value-type="string">
            <text:p>BRGE12</text:p>
          </table:table-cell>
          <table:table-cell table:style-name="Default" office:value-type="string" calcext:value-type="string">
            <text:p>CALI4</text:p>
          </table:table-cell>
          <table:table-cell table:style-name="Default" office:value-type="string" calcext:value-type="string">
            <text:p>TEND3</text:p>
          </table:table-cell>
          <table:table-cell office:value-type="string" calcext:value-type="string">
            <text:p>CORR3</text:p>
          </table:table-cell>
          <table:table-cell table:style-name="Default" office:value-type="string" calcext:value-type="string">
            <text:p>RLOG3</text:p>
          </table:table-cell>
          <table:table-cell table:style-name="Default" office:value-type="string" calcext:value-type="string">
            <text:p>CPFE3</text:p>
          </table:table-cell>
          <table:table-cell table:style-name="Default" office:value-type="string" calcext:value-type="string">
            <text:p>CRDE3</text:p>
          </table:table-cell>
          <table:table-cell table:style-name="Default" office:value-type="string" calcext:value-type="string">
            <text:p>CARD3</text:p>
          </table:table-cell>
          <table:table-cell office:value-type="string" calcext:value-type="string">
            <text:p>CVCB3</text:p>
          </table:table-cell>
          <table:table-cell table:style-name="Default" office:value-type="string" calcext:value-type="string">
            <text:p>CYRE3</text:p>
          </table:table-cell>
          <table:table-cell table:style-name="Default" office:value-type="string" calcext:value-type="string">
            <text:p>DASA1</text:p>
          </table:table-cell>
          <table:table-cell table:style-name="Default" office:value-type="string" calcext:value-type="string">
            <text:p>PNVL4</text:p>
          </table:table-cell>
          <table:table-cell table:style-name="Default" office:value-type="string" calcext:value-type="string">
            <text:p>DIRR3</text:p>
          </table:table-cell>
          <table:table-cell table:style-name="Default" office:value-type="string" calcext:value-type="string">
            <text:p>DOHL4</text:p>
          </table:table-cell>
          <table:table-cell table:style-name="Default" office:value-type="string" calcext:value-type="string">
            <text:p>DTCY4</text:p>
          </table:table-cell>
          <table:table-cell table:style-name="Default" office:value-type="string" calcext:value-type="string">
            <text:p>DTEX3</text:p>
          </table:table-cell>
          <table:table-cell office:value-type="string" calcext:value-type="string">
            <text:p>ECOA-CRA92B0</text:p>
          </table:table-cell>
          <table:table-cell table:style-name="Default" office:value-type="string" calcext:value-type="string">
            <text:p>ECOR3</text:p>
          </table:table-cell>
          <table:table-cell table:style-name="Default" office:value-type="string" calcext:value-type="string">
            <text:p>ENBR3</text:p>
          </table:table-cell>
          <table:table-cell office:value-type="string" calcext:value-type="string">
            <text:p>EALT3</text:p>
          </table:table-cell>
          <table:table-cell office:value-type="string" calcext:value-type="string">
            <text:p>ELEK4L </text:p>
          </table:table-cell>
          <table:table-cell table:style-name="Default" office:value-type="string" calcext:value-type="string">
            <text:p>EKTR4</text:p>
          </table:table-cell>
          <table:table-cell office:value-type="string" calcext:value-type="string">
            <text:p>LIPR3 </text:p>
          </table:table-cell>
          <table:table-cell table:style-name="Default" office:value-type="string" calcext:value-type="string">
            <text:p>ELPL3L</text:p>
          </table:table-cell>
          <table:table-cell table:style-name="Default" office:value-type="string" calcext:value-type="string">
            <text:p>EMAE4</text:p>
          </table:table-cell>
          <table:table-cell table:style-name="Default" office:value-type="string" calcext:value-type="string">
            <text:p>EMBR3</text:p>
          </table:table-cell>
          <table:table-cell office:value-type="string" calcext:value-type="string">
            <text:p>PGMN3</text:p>
          </table:table-cell>
          <table:table-cell table:style-name="Default" office:value-type="string" calcext:value-type="string">
            <text:p>ECPR3</text:p>
          </table:table-cell>
          <table:table-cell table:style-name="Default" office:value-type="string" calcext:value-type="string">
            <text:p>ENMT2</text:p>
          </table:table-cell>
          <table:table-cell table:style-name="Default" office:value-type="string" calcext:value-type="string">
            <text:p>ENGI-DEB82B0</text:p>
          </table:table-cell>
          <table:table-cell table:style-name="Default" office:value-type="string" calcext:value-type="string">
            <text:p>ENEV3</text:p>
          </table:table-cell>
          <table:table-cell table:style-name="Default" office:value-type="string" calcext:value-type="string">
            <text:p>EGIE3</text:p>
          </table:table-cell>
          <table:table-cell table:style-name="Default" office:value-type="string" calcext:value-type="string">
            <text:p>EQTL3</text:p>
          </table:table-cell>
          <table:table-cell table:style-name="Default" office:value-type="string" calcext:value-type="string">
            <text:p>CELP6</text:p>
          </table:table-cell>
          <table:table-cell table:style-name="Default" office:value-type="string" calcext:value-type="string">
            <text:p>ETER3</text:p>
          </table:table-cell>
          <table:table-cell table:style-name="Default" office:value-type="string" calcext:value-type="string">
            <text:p>EVEN3</text:p>
          </table:table-cell>
          <table:table-cell table:style-name="Default" office:value-type="string" calcext:value-type="string">
            <text:p>BAUH3</text:p>
          </table:table-cell>
          <table:table-cell table:style-name="Default" office:value-type="string" calcext:value-type="string">
            <text:p>EZTC3</text:p>
          </table:table-cell>
          <table:table-cell table:style-name="Default" office:value-type="string" calcext:value-type="string">
            <text:p>VSPT1</text:p>
          </table:table-cell>
          <table:table-cell table:style-name="Default" office:value-type="string" calcext:value-type="string">
            <text:p>FHER3</text:p>
          </table:table-cell>
          <table:table-cell table:style-name="Default" office:value-type="string" calcext:value-type="string">
            <text:p>CRIV4</text:p>
          </table:table-cell>
          <table:table-cell table:style-name="Default" office:value-type="string" calcext:value-type="string">
            <text:p>FLRY3</text:p>
          </table:table-cell>
          <table:table-cell table:style-name="ce1" office:value-type="string" calcext:value-type="string">
            <text:p>FLYC5L</text:p>
          </table:table-cell>
          <table:table-cell table:style-name="Default" office:value-type="string" calcext:value-type="string">
            <text:p>FJTA4</text:p>
          </table:table-cell>
          <table:table-cell table:style-name="Default" office:value-type="string" calcext:value-type="string">
            <text:p>FRAS3</text:p>
          </table:table-cell>
          <table:table-cell table:style-name="Default" office:value-type="string" calcext:value-type="string">
            <text:p>GFSA3</text:p>
          </table:table-cell>
          <table:table-cell table:style-name="Default" office:value-type="string" calcext:value-type="string">
            <text:p>OPGM3B</text:p>
          </table:table-cell>
          <table:table-cell table:style-name="Default" office:value-type="string" calcext:value-type="string">
            <text:p>GSHP3</text:p>
          </table:table-cell>
          <table:table-cell table:style-name="Default" office:value-type="string" calcext:value-type="string">
            <text:p>GGBR3</text:p>
          </table:table-cell>
          <table:table-cell table:style-name="Default" office:value-type="string" calcext:value-type="string">
            <text:p>GOLL4</text:p>
          </table:table-cell>
          <table:table-cell table:style-name="Default" office:value-type="string" calcext:value-type="string">
            <text:p>GPCP4</text:p>
          </table:table-cell>
          <table:table-cell table:style-name="Default" office:value-type="string" calcext:value-type="string">
            <text:p>CGRA3</text:p>
          </table:table-cell>
          <table:table-cell table:style-name="Default" office:value-type="string" calcext:value-type="string">
            <text:p>GRND3</text:p>
          </table:table-cell>
          <table:table-cell table:style-name="Default" office:value-type="string" calcext:value-type="string">
            <text:p>GUAR3</text:p>
          </table:table-cell>
          <table:table-cell office:value-type="string" calcext:value-type="string">
            <text:p>HAGA3</text:p>
          </table:table-cell>
          <table:table-cell office:value-type="string" calcext:value-type="string">
            <text:p>HAPV3</text:p>
          </table:table-cell>
          <table:table-cell table:style-name="Default" office:value-type="string" calcext:value-type="string">
            <text:p>HBOR3</text:p>
          </table:table-cell>
          <table:table-cell table:style-name="Default" office:value-type="string" calcext:value-type="string">
            <text:p>HETA3</text:p>
          </table:table-cell>
          <table:table-cell office:value-type="string" calcext:value-type="string">
            <text:p>HBSA3</text:p>
          </table:table-cell>
          <table:table-cell table:style-name="Default" office:value-type="string" calcext:value-type="string">
            <text:p>HOOT4</text:p>
          </table:table-cell>
          <table:table-cell table:style-name="Default" office:value-type="string" calcext:value-type="string">
            <text:p>HYPE3</text:p>
          </table:table-cell>
          <table:table-cell table:style-name="Default" office:value-type="string" calcext:value-type="string">
            <text:p>IDNT3</text:p>
          </table:table-cell>
          <table:table-cell table:style-name="Default" office:value-type="string" calcext:value-type="string">
            <text:p>IGBR1</text:p>
          </table:table-cell>
          <table:table-cell table:style-name="ce1" office:value-type="string" calcext:value-type="string">
            <text:p>IGSN3</text:p>
          </table:table-cell>
          <table:table-cell table:style-name="Default" office:value-type="string" calcext:value-type="string">
            <text:p>IGTA3</text:p>
          </table:table-cell>
          <table:table-cell office:value-type="string" calcext:value-type="string">
            <text:p>JBDU3</text:p>
          </table:table-cell>
          <table:table-cell table:style-name="Default" office:value-type="string" calcext:value-type="string">
            <text:p>ROMI3</text:p>
          </table:table-cell>
          <table:table-cell table:style-name="Default" office:value-type="string" calcext:value-type="string">
            <text:p>INEP4</text:p>
          </table:table-cell>
          <table:table-cell office:value-type="string" calcext:value-type="string">
            <text:p>PARD3</text:p>
          </table:table-cell>
          <table:table-cell table:style-name="ce1" office:value-type="string" calcext:value-type="string">
            <text:p>INNT3</text:p>
          </table:table-cell>
          <table:table-cell office:value-type="string" calcext:value-type="string">
            <text:p>GNDI3</text:p>
          </table:table-cell>
          <table:table-cell table:style-name="Default" office:value-type="string" calcext:value-type="string">
            <text:p>MEAL3</text:p>
          </table:table-cell>
          <table:table-cell table:style-name="Default" office:value-type="string" calcext:value-type="string">
            <text:p>FIGE4</text:p>
          </table:table-cell>
          <table:table-cell table:style-name="Default" office:value-type="string" calcext:value-type="string">
            <text:p>IVPR3B</text:p>
          </table:table-cell>
          <table:table-cell table:style-name="Default" office:value-type="string" calcext:value-type="string">
            <text:p>MYPK3</text:p>
          </table:table-cell>
          <table:table-cell table:style-name="Default" office:value-type="string" calcext:value-type="string">
            <text:p>RANI4</text:p>
          </table:table-cell>
          <table:table-cell office:value-type="string" calcext:value-type="string">
            <text:p>IRBR9</text:p>
          </table:table-cell>
          <table:table-cell office:value-type="string" calcext:value-type="string">
            <text:p>ITUB3 </text:p>
          </table:table-cell>
          <table:table-cell office:value-type="string" calcext:value-type="string">
            <text:p>ITSA3 </text:p>
          </table:table-cell>
          <table:table-cell table:style-name="Default" office:value-type="string" calcext:value-type="string">
            <text:p>JBSS3</text:p>
          </table:table-cell>
          <table:table-cell office:value-type="string" calcext:value-type="string">
            <text:p>JPSA3</text:p>
          </table:table-cell>
          <table:table-cell table:style-name="Default" office:value-type="string" calcext:value-type="string">
            <text:p>JHSF3</text:p>
          </table:table-cell>
          <table:table-cell table:style-name="Default" office:value-type="string" calcext:value-type="string">
            <text:p>JFEN3</text:p>
          </table:table-cell>
          <table:table-cell table:style-name="Default" office:value-type="string" calcext:value-type="string">
            <text:p>JOPA4</text:p>
          </table:table-cell>
          <table:table-cell table:style-name="Default" office:value-type="string" calcext:value-type="string">
            <text:p>JSLG3</text:p>
          </table:table-cell>
          <table:table-cell table:style-name="Default" office:value-type="string" calcext:value-type="string">
            <text:p>CTKA3</text:p>
          </table:table-cell>
          <table:table-cell table:style-name="Default" office:value-type="string" calcext:value-type="string">
            <text:p>KEPL3</text:p>
          </table:table-cell>
          <table:table-cell table:style-name="Default" office:value-type="string" calcext:value-type="string">
            <text:p>KLBN4</text:p>
          </table:table-cell>
          <table:table-cell office:value-type="string" calcext:value-type="string">
            <text:p>LIGT3</text:p>
          </table:table-cell>
          <table:table-cell table:style-name="Default" office:value-type="string" calcext:value-type="string">
            <text:p>LINX3</text:p>
          </table:table-cell>
          <table:table-cell office:value-type="string" calcext:value-type="string">
            <text:p>LIQO1</text:p>
          </table:table-cell>
          <table:table-cell table:style-name="Default" office:value-type="string" calcext:value-type="string">
            <text:p>LTEL3B</text:p>
          </table:table-cell>
          <table:table-cell table:style-name="Default" office:value-type="string" calcext:value-type="string">
            <text:p>RENT3</text:p>
          </table:table-cell>
          <table:table-cell table:style-name="ce1" office:value-type="string" calcext:value-type="string">
            <text:p>LWSA3 </text:p>
          </table:table-cell>
          <table:table-cell office:value-type="string" calcext:value-type="string">
            <text:p>LOGG3</text:p>
          </table:table-cell>
          <table:table-cell table:style-name="Default" office:value-type="string" calcext:value-type="string">
            <text:p>LOGN3</text:p>
          </table:table-cell>
          <table:table-cell table:style-name="Default" office:value-type="string" calcext:value-type="string">
            <text:p>LAME2</text:p>
          </table:table-cell>
          <table:table-cell table:style-name="Default" office:value-type="string" calcext:value-type="string">
            <text:p>AMAR3</text:p>
          </table:table-cell>
          <table:table-cell table:style-name="Default" office:value-type="string" calcext:value-type="string">
            <text:p>LREN3</text:p>
          </table:table-cell>
          <table:table-cell table:style-name="Default" office:value-type="string" calcext:value-type="string">
            <text:p>LPSB3</text:p>
          </table:table-cell>
          <table:table-cell table:style-name="Default" office:value-type="string" calcext:value-type="string">
            <text:p>LUPA3</text:p>
          </table:table-cell>
          <table:table-cell table:style-name="Default" office:value-type="string" calcext:value-type="string">
            <text:p>MDIA3</text:p>
          </table:table-cell>
          <table:table-cell office:value-type="string" calcext:value-type="string">
            <text:p>MSRO3</text:p>
          </table:table-cell>
          <table:table-cell table:style-name="Default" office:value-type="string" calcext:value-type="string">
            <text:p>MGLU3</text:p>
          </table:table-cell>
          <table:table-cell table:style-name="Default" office:value-type="string" calcext:value-type="string">
            <text:p>LEVE3</text:p>
          </table:table-cell>
          <table:table-cell table:style-name="Default" office:value-type="string" calcext:value-type="string">
            <text:p>MGEL3</text:p>
          </table:table-cell>
          <table:table-cell table:style-name="Default" office:value-type="string" calcext:value-type="string">
            <text:p>ESTR4</text:p>
          </table:table-cell>
          <table:table-cell table:style-name="Default" office:value-type="string" calcext:value-type="string">
            <text:p>POMO4</text:p>
          </table:table-cell>
          <table:table-cell table:style-name="Default" office:value-type="string" calcext:value-type="string">
            <text:p>MRFG3</text:p>
          </table:table-cell>
          <table:table-cell table:style-name="Default" office:value-type="string" calcext:value-type="string">
            <text:p>MEND3</text:p>
          </table:table-cell>
          <table:table-cell table:style-name="Default" office:value-type="string" calcext:value-type="string">
            <text:p>MERC4</text:p>
          </table:table-cell>
          <table:table-cell table:style-name="Default" office:value-type="string" calcext:value-type="string">
            <text:p>FRIO3</text:p>
          </table:table-cell>
          <table:table-cell table:style-name="Default" office:value-type="string" calcext:value-type="string">
            <text:p>MTIG3</text:p>
          </table:table-cell>
          <table:table-cell table:style-name="Default" office:value-type="string" calcext:value-type="string">
            <text:p>GOAU4</text:p>
          </table:table-cell>
          <table:table-cell office:value-type="string" calcext:value-type="string">
            <text:p>RSUL4</text:p>
          </table:table-cell>
          <table:table-cell table:style-name="Default" office:value-type="string" calcext:value-type="string">
            <text:p>MTSA4</text:p>
          </table:table-cell>
          <table:table-cell office:value-type="string" calcext:value-type="string">
            <text:p>MILS3</text:p>
          </table:table-cell>
          <table:table-cell table:style-name="Default" office:value-type="string" calcext:value-type="string">
            <text:p>MMAQ3</text:p>
          </table:table-cell>
          <table:table-cell table:style-name="Default" office:value-type="string" calcext:value-type="string">
            <text:p>BEEF3</text:p>
          </table:table-cell>
          <table:table-cell table:style-name="Default" office:value-type="string" calcext:value-type="string">
            <text:p>MNPR3</text:p>
          </table:table-cell>
          <table:table-cell table:style-name="Default" office:value-type="string" calcext:value-type="string">
            <text:p>MMXM3</text:p>
          </table:table-cell>
          <table:table-cell table:style-name="Default" office:value-type="string" calcext:value-type="string">
            <text:p>MOAR3</text:p>
          </table:table-cell>
          <table:table-cell table:style-name="Default" office:value-type="string" calcext:value-type="string">
            <text:p>MDNE3</text:p>
          </table:table-cell>
          <table:table-cell office:value-type="string" calcext:value-type="string">
            <text:p>MOVI3</text:p>
          </table:table-cell>
          <table:table-cell table:style-name="Default" office:value-type="string" calcext:value-type="string">
            <text:p>MRSA3B</text:p>
          </table:table-cell>
          <table:table-cell table:style-name="Default" office:value-type="string" calcext:value-type="string">
            <text:p>MRVE3</text:p>
          </table:table-cell>
          <table:table-cell table:style-name="Default" office:value-type="string" calcext:value-type="string">
            <text:p>MULT3</text:p>
          </table:table-cell>
          <table:table-cell table:style-name="Default" office:value-type="string" calcext:value-type="string">
            <text:p>MNDL3</text:p>
          </table:table-cell>
          <table:table-cell table:style-name="ce1" office:value-type="string" calcext:value-type="string">
            <text:p>NEOE3</text:p>
          </table:table-cell>
          <table:table-cell table:style-name="Default" office:value-type="string" calcext:value-type="string">
            <text:p>NORD3</text:p>
          </table:table-cell>
          <table:table-cell table:style-name="Default" office:value-type="string" calcext:value-type="string">
            <text:p>NRTQ3</text:p>
          </table:table-cell>
          <table:table-cell table:style-name="Default" office:value-type="string" calcext:value-type="string">
            <text:p>NUTR3</text:p>
          </table:table-cell>
          <table:table-cell table:style-name="Default" office:value-type="string" calcext:value-type="string">
            <text:p>ODPV3</text:p>
          </table:table-cell>
          <table:table-cell office:value-type="string" calcext:value-type="string">
            <text:p>DMMO3</text:p>
          </table:table-cell>
          <table:table-cell table:style-name="Default" office:value-type="string" calcext:value-type="string">
            <text:p>OIBR4</text:p>
          </table:table-cell>
          <table:table-cell table:style-name="Default" office:value-type="string" calcext:value-type="string">
            <text:p>OMGE3</text:p>
          </table:table-cell>
          <table:table-cell table:style-name="Default" office:value-type="string" calcext:value-type="string">
            <text:p>OPHE3B</text:p>
          </table:table-cell>
          <table:table-cell table:style-name="Default" office:value-type="string" calcext:value-type="string">
            <text:p>OSXB3</text:p>
          </table:table-cell>
          <table:table-cell office:value-type="string" calcext:value-type="string">
            <text:p>OFSA3</text:p>
          </table:table-cell>
          <table:table-cell table:style-name="Default" office:value-type="string" calcext:value-type="string">
            <text:p>PDTC</text:p>
          </table:table-cell>
          <table:table-cell table:style-name="Default" office:value-type="string" calcext:value-type="string">
            <text:p>PATI9L</text:p>
          </table:table-cell>
          <table:table-cell table:style-name="Default" office:value-type="string" calcext:value-type="string">
            <text:p>PTBL3</text:p>
          </table:table-cell>
          <table:table-cell table:style-name="Default" office:value-type="string" calcext:value-type="string">
            <text:p>PDGR1</text:p>
          </table:table-cell>
          <table:table-cell table:style-name="Default" office:value-type="string" calcext:value-type="string">
            <text:p>PRIO3</text:p>
          </table:table-cell>
          <table:table-cell office:value-type="string" calcext:value-type="string">
            <text:p>BRDT3</text:p>
          </table:table-cell>
          <table:table-cell table:style-name="Default" office:value-type="string" calcext:value-type="string">
            <text:p>PETR4</text:p>
          </table:table-cell>
          <table:table-cell office:value-type="string" calcext:value-type="string">
            <text:p>PTNT4</text:p>
          </table:table-cell>
          <table:table-cell table:style-name="Default" office:value-type="string" calcext:value-type="string">
            <text:p>PLAS3</text:p>
          </table:table-cell>
          <table:table-cell table:style-name="Default" office:value-type="string" calcext:value-type="string">
            <text:p>PPAR3</text:p>
          </table:table-cell>
          <table:table-cell table:style-name="Default" office:value-type="string" calcext:value-type="string">
            <text:p>FRTA3</text:p>
          </table:table-cell>
          <table:table-cell table:style-name="Default" office:value-type="string" calcext:value-type="string">
            <text:p>PSSA3</text:p>
          </table:table-cell>
          <table:table-cell table:style-name="ce1" office:value-type="string" calcext:value-type="string">
            <text:p>PSVM11</text:p>
          </table:table-cell>
          <table:table-cell table:style-name="Default" office:value-type="string" calcext:value-type="string">
            <text:p>POSI3</text:p>
          </table:table-cell>
          <table:table-cell table:style-name="ce1" office:value-type="string" calcext:value-type="string">
            <text:p>PRNR3 </text:p>
          </table:table-cell>
          <table:table-cell office:value-type="string" calcext:value-type="string">
            <text:p>PRMN3B</text:p>
          </table:table-cell>
          <table:table-cell table:style-name="Default" office:value-type="string" calcext:value-type="string">
            <text:p>PFRM3</text:p>
          </table:table-cell>
          <table:table-cell table:style-name="Default" office:value-type="string" calcext:value-type="string">
            <text:p>PRPT3B</text:p>
          </table:table-cell>
          <table:table-cell table:style-name="Default" office:value-type="string" calcext:value-type="string">
            <text:p>QUAL3</text:p>
          </table:table-cell>
          <table:table-cell office:value-type="string" calcext:value-type="string">
            <text:p>QUSW3</text:p>
          </table:table-cell>
          <table:table-cell office:value-type="string" calcext:value-type="string">
            <text:p>RADL3</text:p>
          </table:table-cell>
          <table:table-cell table:style-name="Default" office:value-type="string" calcext:value-type="string">
            <text:p>RAPT3</text:p>
          </table:table-cell>
          <table:table-cell table:style-name="Default" office:value-type="string" calcext:value-type="string">
            <text:p>RBRA-CRA14B0</text:p>
          </table:table-cell>
          <table:table-cell table:style-name="Default" office:value-type="string" calcext:value-type="string">
            <text:p>RCSL4</text:p>
          </table:table-cell>
          <table:table-cell table:style-name="Default" office:value-type="string" calcext:value-type="string">
            <text:p>REDE3</text:p>
          </table:table-cell>
          <table:table-cell office:value-type="string" calcext:value-type="string">
            <text:p>RPMG3 </text:p>
          </table:table-cell>
          <table:table-cell table:style-name="Default" office:value-type="string" calcext:value-type="string">
            <text:p>RNEW12</text:p>
          </table:table-cell>
          <table:table-cell table:style-name="Default" office:value-type="string" calcext:value-type="string">
            <text:p>LLIS3</text:p>
          </table:table-cell>
          <table:table-cell office:value-type="string" calcext:value-type="string">
            <text:p>GEPA3</text:p>
          </table:table-cell>
          <table:table-cell table:style-name="Default" office:value-type="string" calcext:value-type="string">
            <text:p>RDNI3</text:p>
          </table:table-cell>
          <table:table-cell table:style-name="Default" office:value-type="string" calcext:value-type="string">
            <text:p>RSID3</text:p>
          </table:table-cell>
          <table:table-cell table:style-name="Default" office:value-type="string" calcext:value-type="string">
            <text:p>FRRN6B</text:p>
          </table:table-cell>
          <table:table-cell table:style-name="Default" office:value-type="string" calcext:value-type="string">
            <text:p>RAIL3</text:p>
          </table:table-cell>
          <table:table-cell table:style-name="Default" office:value-type="string" calcext:value-type="string">
            <text:p>SNSY3</text:p>
          </table:table-cell>
          <table:table-cell table:style-name="Default" office:value-type="string" calcext:value-type="string">
            <text:p>STBP3</text:p>
          </table:table-cell>
          <table:table-cell table:style-name="Default" office:value-type="string" calcext:value-type="string">
            <text:p>SCAR3</text:p>
          </table:table-cell>
          <table:table-cell office:value-type="string" calcext:value-type="string">
            <text:p>SMTO3</text:p>
          </table:table-cell>
          <table:table-cell table:style-name="Default" office:value-type="string" calcext:value-type="string">
            <text:p>ALPA3</text:p>
          </table:table-cell>
          <table:table-cell table:style-name="Default" office:value-type="string" calcext:value-type="string">
            <text:p>AHEB1</text:p>
          </table:table-cell>
          <table:table-cell table:style-name="Default" office:value-type="string" calcext:value-type="string">
            <text:p>SLED12</text:p>
          </table:table-cell>
          <table:table-cell table:style-name="Default" office:value-type="string" calcext:value-type="string">
            <text:p>SHUL4</text:p>
          </table:table-cell>
          <table:table-cell table:style-name="Default" office:value-type="string" calcext:value-type="string">
            <text:p>SEER3</text:p>
          </table:table-cell>
          <table:table-cell table:style-name="Default" office:value-type="string" calcext:value-type="string">
            <text:p>APTI4</text:p>
          </table:table-cell>
          <table:table-cell table:style-name="Default" office:value-type="string" calcext:value-type="string">
            <text:p>SLCE3</text:p>
          </table:table-cell>
          <table:table-cell office:value-type="string" calcext:value-type="string">
            <text:p>SMFT6</text:p>
          </table:table-cell>
          <table:table-cell office:value-type="string" calcext:value-type="string">
            <text:p>SMLS3</text:p>
          </table:table-cell>
          <table:table-cell table:style-name="Default" office:value-type="string" calcext:value-type="string">
            <text:p>SOND6</text:p>
          </table:table-cell>
          <table:table-cell table:style-name="Default" office:value-type="string" calcext:value-type="string">
            <text:p>SPRI5</text:p>
          </table:table-cell>
          <table:table-cell office:value-type="string" calcext:value-type="string">
            <text:p>STTR3</text:p>
          </table:table-cell>
          <table:table-cell table:style-name="Default" office:value-type="string" calcext:value-type="string">
            <text:p>STKF3</text:p>
          </table:table-cell>
          <table:table-cell table:style-name="Default" office:value-type="string" calcext:value-type="string">
            <text:p>OPSE3B</text:p>
          </table:table-cell>
          <table:table-cell table:style-name="Default" office:value-type="string" calcext:value-type="string">
            <text:p>OPTS3B</text:p>
          </table:table-cell>
          <table:table-cell table:style-name="Default" office:value-type="string" calcext:value-type="string">
            <text:p>SULA4</text:p>
          </table:table-cell>
          <table:table-cell table:style-name="Default" office:value-type="string" calcext:value-type="string">
            <text:p>NEMO3</text:p>
          </table:table-cell>
          <table:table-cell table:style-name="Default" office:value-type="string" calcext:value-type="string">
            <text:p>SUZB3</text:p>
          </table:table-cell>
          <table:table-cell table:style-name="Default" office:value-type="string" calcext:value-type="string">
            <text:p>SHOW3</text:p>
          </table:table-cell>
          <table:table-cell table:style-name="Default" office:value-type="string" calcext:value-type="string">
            <text:p>TAUR</text:p>
          </table:table-cell>
          <table:table-cell table:style-name="Default" office:value-type="string" calcext:value-type="string">
            <text:p>TECN3</text:p>
          </table:table-cell>
          <table:table-cell table:style-name="Default" office:value-type="string" calcext:value-type="string">
            <text:p>TCSA3</text:p>
          </table:table-cell>
          <table:table-cell table:style-name="Default" office:value-type="string" calcext:value-type="string">
            <text:p>TCNO3</text:p>
          </table:table-cell>
          <table:table-cell table:style-name="Default" office:value-type="string" calcext:value-type="string">
            <text:p>TGMA3</text:p>
          </table:table-cell>
          <table:table-cell table:style-name="Default" office:value-type="string" calcext:value-type="string">
            <text:p>TEKA3</text:p>
          </table:table-cell>
          <table:table-cell table:style-name="Default" office:value-type="string" calcext:value-type="string">
            <text:p>TKNO4</text:p>
          </table:table-cell>
          <table:table-cell table:style-name="Default" office:value-type="string" calcext:value-type="string">
            <text:p>TELB3</text:p>
          </table:table-cell>
          <table:table-cell table:style-name="Default" office:value-type="string" calcext:value-type="string">
            <text:p>VIVT3</text:p>
          </table:table-cell>
          <table:table-cell table:style-name="Default" office:value-type="string" calcext:value-type="string">
            <text:p>MNZC3B</text:p>
          </table:table-cell>
          <table:table-cell table:style-name="Default" office:value-type="string" calcext:value-type="string">
            <text:p>TESA3</text:p>
          </table:table-cell>
          <table:table-cell table:style-name="Default" office:value-type="string" calcext:value-type="string">
            <text:p>TXRX4</text:p>
          </table:table-cell>
          <table:table-cell table:style-name="Default" office:value-type="string" calcext:value-type="string">
            <text:p>TOTS3</text:p>
          </table:table-cell>
          <table:table-cell table:style-name="Default" office:value-type="string" calcext:value-type="string">
            <text:p>TPIS3</text:p>
          </table:table-cell>
          <table:table-cell table:style-name="Default" office:value-type="string" calcext:value-type="string">
            <text:p>TAEE4</text:p>
          </table:table-cell>
          <table:table-cell table:style-name="Default" office:value-type="string" calcext:value-type="string">
            <text:p>LUXM3</text:p>
          </table:table-cell>
          <table:table-cell table:style-name="Default" office:value-type="string" calcext:value-type="string">
            <text:p>TRIS3</text:p>
          </table:table-cell>
          <table:table-cell table:style-name="Default" office:value-type="string" calcext:value-type="string">
            <text:p>CRPG6</text:p>
          </table:table-cell>
          <table:table-cell table:style-name="Default" office:value-type="string" calcext:value-type="string">
            <text:p>TUPY3</text:p>
          </table:table-cell>
          <table:table-cell table:style-name="Default" office:value-type="string" calcext:value-type="string">
            <text:p>UGPA3</text:p>
          </table:table-cell>
          <table:table-cell office:value-type="string" calcext:value-type="string">
            <text:p>UCAS3 </text:p>
          </table:table-cell>
          <table:table-cell office:value-type="string" calcext:value-type="string">
            <text:p>UNIP5</text:p>
          </table:table-cell>
          <table:table-cell table:style-name="Default" office:value-type="string" calcext:value-type="string">
            <text:p>UPKP3B</text:p>
          </table:table-cell>
          <table:table-cell table:style-name="Default" office:value-type="string" calcext:value-type="string">
            <text:p>USIM6</text:p>
          </table:table-cell>
          <table:table-cell table:style-name="Default" office:value-type="string" calcext:value-type="string">
            <text:p>VALE3</text:p>
          </table:table-cell>
          <table:table-cell table:style-name="Default" office:value-type="string" calcext:value-type="string">
            <text:p>VLID1</text:p>
          </table:table-cell>
          <table:table-cell table:style-name="Default" office:value-type="string" calcext:value-type="string">
            <text:p>VVAR3</text:p>
          </table:table-cell>
          <table:table-cell table:style-name="Default" office:value-type="string" calcext:value-type="string">
            <text:p>VIVR3</text:p>
          </table:table-cell>
          <table:table-cell table:style-name="Default" office:value-type="string" calcext:value-type="string">
            <text:p>VULC3</text:p>
          </table:table-cell>
          <table:table-cell table:style-name="Default" office:value-type="string" calcext:value-type="string">
            <text:p>WEGE3</text:p>
          </table:table-cell>
          <table:table-cell table:style-name="Default" office:value-type="string" calcext:value-type="string">
            <text:p>MWET4</text:p>
          </table:table-cell>
          <table:table-cell table:style-name="Default" office:value-type="string" calcext:value-type="string">
            <text:p>WHRL4</text:p>
          </table:table-cell>
          <table:table-cell office:value-type="string" calcext:value-type="string">
            <text:p>WIZS3</text:p>
          </table:table-cell>
          <table:table-cell table:style-name="Default" office:value-type="string" calcext:value-type="string">
            <text:p>WLMM4</text:p>
          </table:table-cell>
          <table:table-cell office:value-type="string" calcext:value-type="string">
            <text:p>WTVR-CRI11B0</text:p>
          </table:table-cell>
          <table:table-cell table:style-name="Default" office:value-type="string" calcext:value-type="string">
            <text:p>QVQP3B</text:p>
          </table:table-cell>
        </table:table-row>
        <table:table-row table:style-name="ro2">
          <table:table-cell office:value-type="string" calcext:value-type="string">
            <text:p>01-2008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8"/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02-2008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8"/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03-2008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8"/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04-2008</text:p>
          </table:table-cell>
          <table:table-cell table:style-name="Default" table:number-columns-repeated="5"/>
          <table:table-cell/>
          <table:table-cell office:value-type="float" office:value="1121946" calcext:value-type="float">
            <text:p>1121946</text:p>
          </table:table-cell>
          <table:table-cell table:style-name="Default"/>
          <table:table-cell office:value-type="float" office:value="1478450" calcext:value-type="float">
            <text:p>1478450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office:value-type="float" office:value="21026" calcext:value-type="float">
            <text:p>21026</text:p>
          </table:table-cell>
          <table:table-cell table:style-name="Default"/>
          <table:table-cell table:number-columns-repeated="2"/>
          <table:table-cell office:value-type="float" office:value="49836478" calcext:value-type="float">
            <text:p>49836478</text:p>
          </table:table-cell>
          <table:table-cell table:style-name="ce1" office:value-type="float" office:value="589462" calcext:value-type="float">
            <text:p>589462</text:p>
          </table:table-cell>
          <table:table-cell table:style-name="Default"/>
          <table:table-cell office:value-type="float" office:value="52310" calcext:value-type="float">
            <text:p>52310</text:p>
          </table:table-cell>
          <table:table-cell office:value-type="float" office:value="37843" calcext:value-type="float">
            <text:p>37843</text:p>
          </table:table-cell>
          <table:table-cell table:style-name="Default"/>
          <table:table-cell office:value-type="float" office:value="1130312" calcext:value-type="float">
            <text:p>1130312</text:p>
          </table:table-cell>
          <table:table-cell office:value-type="float" office:value="926009" calcext:value-type="float">
            <text:p>926009</text:p>
          </table:table-cell>
          <table:table-cell office:value-type="float" office:value="1885557" calcext:value-type="float">
            <text:p>1885557</text:p>
          </table:table-cell>
          <table:table-cell office:value-type="float" office:value="34256544" calcext:value-type="float">
            <text:p>34256544</text:p>
          </table:table-cell>
          <table:table-cell office:value-type="float" office:value="29937250" calcext:value-type="float">
            <text:p>29937250</text:p>
          </table:table-cell>
          <table:table-cell office:value-type="float" office:value="178825" calcext:value-type="float">
            <text:p>178825</text:p>
          </table:table-cell>
          <table:table-cell office:value-type="float" office:value="3079139" calcext:value-type="float">
            <text:p>3079139</text:p>
          </table:table-cell>
          <table:table-cell office:value-type="float" office:value="131342" calcext:value-type="float">
            <text:p>131342</text:p>
          </table:table-cell>
          <table:table-cell office:value-type="float" office:value="17651" calcext:value-type="float">
            <text:p>17651</text:p>
          </table:table-cell>
          <table:table-cell office:value-type="float" office:value="448524" calcext:value-type="float">
            <text:p>448524</text:p>
          </table:table-cell>
          <table:table-cell office:value-type="float" office:value="521071" calcext:value-type="float">
            <text:p>521071</text:p>
          </table:table-cell>
          <table:table-cell office:value-type="float" office:value="44769" calcext:value-type="float">
            <text:p>44769</text:p>
          </table:table-cell>
          <table:table-cell office:value-type="float" office:value="1797519" calcext:value-type="float">
            <text:p>1797519</text:p>
          </table:table-cell>
          <table:table-cell office:value-type="float" office:value="827173" calcext:value-type="float">
            <text:p>827173</text:p>
          </table:table-cell>
          <table:table-cell table:style-name="Default"/>
          <table:table-cell office:value-type="float" office:value="181925" calcext:value-type="float">
            <text:p>181925</text:p>
          </table:table-cell>
          <table:table-cell office:value-type="float" office:value="-19173" calcext:value-type="float">
            <text:p>-19173</text:p>
          </table:table-cell>
          <table:table-cell/>
          <table:table-cell office:value-type="float" office:value="-409419" calcext:value-type="float">
            <text:p>-409419</text:p>
          </table:table-cell>
          <table:table-cell table:style-name="Default"/>
          <table:table-cell office:value-type="float" office:value="799642" calcext:value-type="float">
            <text:p>799642</text:p>
          </table:table-cell>
          <table:table-cell office:value-type="float" office:value="5936050" calcext:value-type="float">
            <text:p>5936050</text:p>
          </table:table-cell>
          <table:table-cell office:value-type="float" office:value="344485" calcext:value-type="float">
            <text:p>344485</text:p>
          </table:table-cell>
          <table:table-cell office:value-type="float" office:value="4489428" calcext:value-type="float">
            <text:p>4489428</text:p>
          </table:table-cell>
          <table:table-cell office:value-type="float" office:value="424328" calcext:value-type="float">
            <text:p>424328</text:p>
          </table:table-cell>
          <table:table-cell office:value-type="float" office:value="3925337" calcext:value-type="float">
            <text:p>3925337</text:p>
          </table:table-cell>
          <table:table-cell table:style-name="Default" table:number-columns-repeated="3"/>
          <table:table-cell office:value-type="float" office:value="-39565" calcext:value-type="float">
            <text:p>-39565</text:p>
          </table:table-cell>
          <table:table-cell office:value-type="float" office:value="1995141" calcext:value-type="float">
            <text:p>1995141</text:p>
          </table:table-cell>
          <table:table-cell office:value-type="float" office:value="621406" calcext:value-type="float">
            <text:p>621406</text:p>
          </table:table-cell>
          <table:table-cell office:value-type="float" office:value="-6336" calcext:value-type="float">
            <text:p>-6336</text:p>
          </table:table-cell>
          <table:table-cell table:style-name="Default"/>
          <table:table-cell office:value-type="float" office:value="1655685" calcext:value-type="float">
            <text:p>1655685</text:p>
          </table:table-cell>
          <table:table-cell office:value-type="float" office:value="5454221" calcext:value-type="float">
            <text:p>5454221</text:p>
          </table:table-cell>
          <table:table-cell office:value-type="float" office:value="980738" calcext:value-type="float">
            <text:p>980738</text:p>
          </table:table-cell>
          <table:table-cell office:value-type="float" office:value="530949" calcext:value-type="float">
            <text:p>530949</text:p>
          </table:table-cell>
          <table:table-cell office:value-type="float" office:value="1867052" calcext:value-type="float">
            <text:p>1867052</text:p>
          </table:table-cell>
          <table:table-cell office:value-type="float" office:value="664739" calcext:value-type="float">
            <text:p>664739</text:p>
          </table:table-cell>
          <table:table-cell office:value-type="float" office:value="999445" calcext:value-type="float">
            <text:p>999445</text:p>
          </table:table-cell>
          <table:table-cell office:value-type="float" office:value="10106645" calcext:value-type="float">
            <text:p>10106645</text:p>
          </table:table-cell>
          <table:table-cell office:value-type="float" office:value="1193972" calcext:value-type="float">
            <text:p>1193972</text:p>
          </table:table-cell>
          <table:table-cell office:value-type="float" office:value="556484" calcext:value-type="float">
            <text:p>556484</text:p>
          </table:table-cell>
          <table:table-cell office:value-type="float" office:value="18145" calcext:value-type="float">
            <text:p>18145</text:p>
          </table:table-cell>
          <table:table-cell office:value-type="float" office:value="911467" calcext:value-type="float">
            <text:p>911467</text:p>
          </table:table-cell>
          <table:table-cell table:style-name="Default"/>
          <table:table-cell office:value-type="float" office:value="839093" calcext:value-type="float">
            <text:p>839093</text:p>
          </table:table-cell>
          <table:table-cell table:style-name="Default"/>
          <table:table-cell office:value-type="float" office:value="265680" calcext:value-type="float">
            <text:p>265680</text:p>
          </table:table-cell>
          <table:table-cell office:value-type="float" office:value="122642" calcext:value-type="float">
            <text:p>122642</text:p>
          </table:table-cell>
          <table:table-cell table:style-name="Default"/>
          <table:table-cell office:value-type="float" office:value="194746" calcext:value-type="float">
            <text:p>194746</text:p>
          </table:table-cell>
          <table:table-cell office:value-type="float" office:value="9961094" calcext:value-type="float">
            <text:p>9961094</text:p>
          </table:table-cell>
          <table:table-cell office:value-type="float" office:value="567441" calcext:value-type="float">
            <text:p>567441</text:p>
          </table:table-cell>
          <table:table-cell office:value-type="float" office:value="1936744" calcext:value-type="float">
            <text:p>1936744</text:p>
          </table:table-cell>
          <table:table-cell office:value-type="float" office:value="3439979" calcext:value-type="float">
            <text:p>3439979</text:p>
          </table:table-cell>
          <table:table-cell table:style-name="Default" table:number-columns-repeated="3"/>
          <table:table-cell office:value-type="float" office:value="4407113" calcext:value-type="float">
            <text:p>4407113</text:p>
          </table:table-cell>
          <table:table-cell table:style-name="ce1" office:value-type="float" office:value="71548" calcext:value-type="float">
            <text:p>71548</text:p>
          </table:table-cell>
          <table:table-cell office:value-type="float" office:value="702046" calcext:value-type="float">
            <text:p>702046</text:p>
          </table:table-cell>
          <table:table-cell office:value-type="float" office:value="8645" calcext:value-type="float">
            <text:p>8645</text:p>
          </table:table-cell>
          <table:table-cell/>
          <table:table-cell office:value-type="float" office:value="373063" calcext:value-type="float">
            <text:p>373063</text:p>
          </table:table-cell>
          <table:table-cell office:value-type="float" office:value="7324994" calcext:value-type="float">
            <text:p>7324994</text:p>
          </table:table-cell>
          <table:table-cell/>
          <table:table-cell office:value-type="float" office:value="55203" calcext:value-type="float">
            <text:p>55203</text:p>
          </table:table-cell>
          <table:table-cell office:value-type="float" office:value="97747" calcext:value-type="float">
            <text:p>97747</text:p>
          </table:table-cell>
          <table:table-cell office:value-type="float" office:value="889864" calcext:value-type="float">
            <text:p>889864</text:p>
          </table:table-cell>
          <table:table-cell office:value-type="float" office:value="-26682" calcext:value-type="float">
            <text:p>-26682</text:p>
          </table:table-cell>
          <table:table-cell office:value-type="float" office:value="1062214" calcext:value-type="float">
            <text:p>1062214</text:p>
          </table:table-cell>
          <table:table-cell/>
          <table:table-cell table:style-name="Default"/>
          <table:table-cell office:value-type="float" office:value="6050846" calcext:value-type="float">
            <text:p>6050846</text:p>
          </table:table-cell>
          <table:table-cell office:value-type="float" office:value="389041" calcext:value-type="float">
            <text:p>389041</text:p>
          </table:table-cell>
          <table:table-cell table:style-name="Default"/>
          <table:table-cell/>
          <table:table-cell office:value-type="float" office:value="2409677" calcext:value-type="float">
            <text:p>2409677</text:p>
          </table:table-cell>
          <table:table-cell office:value-type="float" office:value="480357" calcext:value-type="float">
            <text:p>480357</text:p>
          </table:table-cell>
          <table:table-cell office:value-type="float" office:value="132820" calcext:value-type="float">
            <text:p>132820</text:p>
          </table:table-cell>
          <table:table-cell office:value-type="float" office:value="319757" calcext:value-type="float">
            <text:p>319757</text:p>
          </table:table-cell>
          <table:table-cell office:value-type="float" office:value="237160" calcext:value-type="float">
            <text:p>237160</text:p>
          </table:table-cell>
          <table:table-cell office:value-type="float" office:value="-3661" calcext:value-type="float">
            <text:p>-3661</text:p>
          </table:table-cell>
          <table:table-cell office:value-type="float" office:value="1915805" calcext:value-type="float">
            <text:p>1915805</text:p>
          </table:table-cell>
          <table:table-cell/>
          <table:table-cell office:value-type="float" office:value="549790" calcext:value-type="float">
            <text:p>549790</text:p>
          </table:table-cell>
          <table:table-cell office:value-type="float" office:value="5327380" calcext:value-type="float">
            <text:p>5327380</text:p>
          </table:table-cell>
          <table:table-cell/>
          <table:table-cell office:value-type="float" office:value="432929" calcext:value-type="float">
            <text:p>432929</text:p>
          </table:table-cell>
          <table:table-cell office:value-type="float" office:value="1256219" calcext:value-type="float">
            <text:p>1256219</text:p>
          </table:table-cell>
          <table:table-cell table:style-name="Default"/>
          <table:table-cell office:value-type="float" office:value="3578353" calcext:value-type="float">
            <text:p>3578353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office:value-type="float" office:value="2050604" calcext:value-type="float">
            <text:p>2050604</text:p>
          </table:table-cell>
          <table:table-cell office:value-type="float" office:value="3900187" calcext:value-type="float">
            <text:p>3900187</text:p>
          </table:table-cell>
          <table:table-cell office:value-type="float" office:value="1699338" calcext:value-type="float">
            <text:p>1699338</text:p>
          </table:table-cell>
          <table:table-cell office:value-type="float" office:value="935081" calcext:value-type="float">
            <text:p>935081</text:p>
          </table:table-cell>
          <table:table-cell office:value-type="float" office:value="265705" calcext:value-type="float">
            <text:p>265705</text:p>
          </table:table-cell>
          <table:table-cell office:value-type="float" office:value="812993" calcext:value-type="float">
            <text:p>812993</text:p>
          </table:table-cell>
          <table:table-cell office:value-type="float" office:value="7068" calcext:value-type="float">
            <text:p>7068</text:p>
          </table:table-cell>
          <table:table-cell table:style-name="Default"/>
          <table:table-cell office:value-type="float" office:value="-66875" calcext:value-type="float">
            <text:p>-66875</text:p>
          </table:table-cell>
          <table:table-cell office:value-type="float" office:value="286246" calcext:value-type="float">
            <text:p>286246</text:p>
          </table:table-cell>
          <table:table-cell office:value-type="float" office:value="485427" calcext:value-type="float">
            <text:p>485427</text:p>
          </table:table-cell>
          <table:table-cell office:value-type="float" office:value="151839" calcext:value-type="float">
            <text:p>151839</text:p>
          </table:table-cell>
          <table:table-cell/>
          <table:table-cell office:value-type="float" office:value="381708" calcext:value-type="float">
            <text:p>381708</text:p>
          </table:table-cell>
          <table:table-cell table:style-name="Default"/>
          <table:table-cell office:value-type="float" office:value="2195621" calcext:value-type="float">
            <text:p>2195621</text:p>
          </table:table-cell>
          <table:table-cell office:value-type="float" office:value="4537" calcext:value-type="float">
            <text:p>4537</text:p>
          </table:table-cell>
          <table:table-cell office:value-type="float" office:value="358046" calcext:value-type="float">
            <text:p>358046</text:p>
          </table:table-cell>
          <table:table-cell table:style-name="Default"/>
          <table:table-cell office:value-type="float" office:value="1071608" calcext:value-type="float">
            <text:p>1071608</text:p>
          </table:table-cell>
          <table:table-cell office:value-type="float" office:value="219993" calcext:value-type="float">
            <text:p>219993</text:p>
          </table:table-cell>
          <table:table-cell table:style-name="Default"/>
          <table:table-cell office:value-type="float" office:value="1318080" calcext:value-type="float">
            <text:p>1318080</text:p>
          </table:table-cell>
          <table:table-cell office:value-type="float" office:value="1509903" calcext:value-type="float">
            <text:p>1509903</text:p>
          </table:table-cell>
          <table:table-cell table:number-columns-repeated="2"/>
          <table:table-cell office:value-type="float" office:value="371174" calcext:value-type="float">
            <text:p>371174</text:p>
          </table:table-cell>
          <table:table-cell office:value-type="float" office:value="-281682" calcext:value-type="float">
            <text:p>-281682</text:p>
          </table:table-cell>
          <table:table-cell/>
          <table:table-cell office:value-type="float" office:value="-7236" calcext:value-type="float">
            <text:p>-7236</text:p>
          </table:table-cell>
          <table:table-cell office:value-type="float" office:value="1918217" calcext:value-type="float">
            <text:p>1918217</text:p>
          </table:table-cell>
          <table:table-cell office:value-type="float" office:value="149550" calcext:value-type="float">
            <text:p>149550</text:p>
          </table:table-cell>
          <table:table-cell office:value-type="float" office:value="-438590" calcext:value-type="float">
            <text:p>-438590</text:p>
          </table:table-cell>
          <table:table-cell/>
          <table:table-cell office:value-type="float" office:value="945052" calcext:value-type="float">
            <text:p>945052</text:p>
          </table:table-cell>
          <table:table-cell/>
          <table:table-cell office:value-type="float" office:value="703229" calcext:value-type="float">
            <text:p>703229</text:p>
          </table:table-cell>
          <table:table-cell office:value-type="float" office:value="500990" calcext:value-type="float">
            <text:p>500990</text:p>
          </table:table-cell>
          <table:table-cell table:number-columns-repeated="3"/>
          <table:table-cell table:style-name="Default"/>
          <table:table-cell office:value-type="float" office:value="120902" calcext:value-type="float">
            <text:p>120902</text:p>
          </table:table-cell>
          <table:table-cell table:style-name="Default" table:number-columns-repeated="3"/>
          <table:table-cell/>
          <table:table-cell office:value-type="float" office:value="43664000" calcext:value-type="float">
            <text:p>43664000</text:p>
          </table:table-cell>
          <table:table-cell office:value-type="float" office:value="20899000" calcext:value-type="float">
            <text:p>20899000</text:p>
          </table:table-cell>
          <table:table-cell office:value-type="float" office:value="6993895" calcext:value-type="float">
            <text:p>6993895</text:p>
          </table:table-cell>
          <table:table-cell/>
          <table:table-cell office:value-type="float" office:value="848096" calcext:value-type="float">
            <text:p>848096</text:p>
          </table:table-cell>
          <table:table-cell table:style-name="Default" table:number-columns-repeated="3"/>
          <table:table-cell office:value-type="float" office:value="89117" calcext:value-type="float">
            <text:p>89117</text:p>
          </table:table-cell>
          <table:table-cell office:value-type="float" office:value="240287" calcext:value-type="float">
            <text:p>240287</text:p>
          </table:table-cell>
          <table:table-cell office:value-type="float" office:value="4656551" calcext:value-type="float">
            <text:p>4656551</text:p>
          </table:table-cell>
          <table:table-cell office:value-type="float" office:value="3465817" calcext:value-type="float">
            <text:p>3465817</text:p>
          </table:table-cell>
          <table:table-cell table:style-name="Default"/>
          <table:table-cell/>
          <table:table-cell table:style-name="Default"/>
          <table:table-cell office:value-type="float" office:value="631709" calcext:value-type="float">
            <text:p>631709</text:p>
          </table:table-cell>
          <table:table-cell table:number-columns-repeated="2"/>
          <table:table-cell office:value-type="float" office:value="592476" calcext:value-type="float">
            <text:p>592476</text:p>
          </table:table-cell>
          <table:table-cell table:style-name="Default"/>
          <table:table-cell office:value-type="float" office:value="598206" calcext:value-type="float">
            <text:p>598206</text:p>
          </table:table-cell>
          <table:table-cell office:value-type="float" office:value="711493" calcext:value-type="float">
            <text:p>711493</text:p>
          </table:table-cell>
          <table:table-cell table:style-name="Default"/>
          <table:table-cell office:value-type="float" office:value="316533" calcext:value-type="float">
            <text:p>316533</text:p>
          </table:table-cell>
          <table:table-cell office:value-type="float" office:value="1202896" calcext:value-type="float">
            <text:p>1202896</text:p>
          </table:table-cell>
          <table:table-cell/>
          <table:table-cell office:value-type="float" office:value="86644" calcext:value-type="float">
            <text:p>86644</text:p>
          </table:table-cell>
          <table:table-cell table:style-name="Default"/>
          <table:table-cell office:value-type="float" office:value="197994" calcext:value-type="float">
            <text:p>197994</text:p>
          </table:table-cell>
          <table:table-cell office:value-type="float" office:value="-93033" calcext:value-type="float">
            <text:p>-93033</text:p>
          </table:table-cell>
          <table:table-cell office:value-type="float" office:value="685027" calcext:value-type="float">
            <text:p>685027</text:p>
          </table:table-cell>
          <table:table-cell office:value-type="float" office:value="2243010" calcext:value-type="float">
            <text:p>2243010</text:p>
          </table:table-cell>
          <table:table-cell office:value-type="float" office:value="2678087" calcext:value-type="float">
            <text:p>2678087</text:p>
          </table:table-cell>
          <table:table-cell office:value-type="float" office:value="113091" calcext:value-type="float">
            <text:p>113091</text:p>
          </table:table-cell>
          <table:table-cell office:value-type="float" office:value="292955" calcext:value-type="float">
            <text:p>292955</text:p>
          </table:table-cell>
          <table:table-cell office:value-type="float" office:value="42090" calcext:value-type="float">
            <text:p>42090</text:p>
          </table:table-cell>
          <table:table-cell table:style-name="Default"/>
          <table:table-cell/>
          <table:table-cell office:value-type="float" office:value="129017640" calcext:value-type="float">
            <text:p>129017640</text:p>
          </table:table-cell>
          <table:table-cell/>
          <table:table-cell office:value-type="float" office:value="41465" calcext:value-type="float">
            <text:p>41465</text:p>
          </table:table-cell>
          <table:table-cell office:value-type="float" office:value="290636" calcext:value-type="float">
            <text:p>290636</text:p>
          </table:table-cell>
          <table:table-cell office:value-type="float" office:value="-38402" calcext:value-type="float">
            <text:p>-38402</text:p>
          </table:table-cell>
          <table:table-cell office:value-type="float" office:value="-148856" calcext:value-type="float">
            <text:p>-148856</text:p>
          </table:table-cell>
          <table:table-cell table:style-name="Default"/>
          <table:table-cell office:value-type="float" office:value="163656" calcext:value-type="float">
            <text:p>163656</text:p>
          </table:table-cell>
          <table:table-cell/>
          <table:table-cell table:style-name="Default"/>
          <table:table-cell office:value-type="float" office:value="1641877" calcext:value-type="float">
            <text:p>1641877</text:p>
          </table:table-cell>
          <table:table-cell table:style-name="Default"/>
          <table:table-cell office:value-type="float" office:value="146913" calcext:value-type="float">
            <text:p>146913</text:p>
          </table:table-cell>
          <table:table-cell/>
          <table:table-cell office:value-type="float" office:value="-32125" calcext:value-type="float">
            <text:p>-32125</text:p>
          </table:table-cell>
          <table:table-cell table:style-name="Default" table:number-columns-repeated="3"/>
          <table:table-cell/>
          <table:table-cell office:value-type="float" office:value="6275757" calcext:value-type="float">
            <text:p>6275757</text:p>
          </table:table-cell>
          <table:table-cell table:style-name="Default" table:number-columns-repeated="2"/>
          <table:table-cell office:value-type="float" office:value="-35945" calcext:value-type="float">
            <text:p>-35945</text:p>
          </table:table-cell>
          <table:table-cell/>
          <table:table-cell office:value-type="float" office:value="149550" calcext:value-type="float">
            <text:p>149550</text:p>
          </table:table-cell>
          <table:table-cell office:value-type="float" office:value="113708" calcext:value-type="float">
            <text:p>113708</text:p>
          </table:table-cell>
          <table:table-cell office:value-type="float" office:value="-416" calcext:value-type="float">
            <text:p>-416</text:p>
          </table:table-cell>
          <table:table-cell office:value-type="float" office:value="1645067" calcext:value-type="float">
            <text:p>1645067</text:p>
          </table:table-cell>
          <table:table-cell table:style-name="Default"/>
          <table:table-cell/>
          <table:table-cell office:value-type="float" office:value="142841463" calcext:value-type="float">
            <text:p>142841463</text:p>
          </table:table-cell>
          <table:table-cell/>
          <table:table-cell office:value-type="float" office:value="286060" calcext:value-type="float">
            <text:p>286060</text:p>
          </table:table-cell>
          <table:table-cell table:style-name="Default" table:number-columns-repeated="2"/>
          <table:table-cell office:value-type="float" office:value="1996452" calcext:value-type="float">
            <text:p>1996452</text:p>
          </table:table-cell>
          <table:table-cell/>
          <table:table-cell office:value-type="float" office:value="554489" calcext:value-type="float">
            <text:p>554489</text:p>
          </table:table-cell>
          <table:table-cell/>
          <table:table-cell table:style-name="ce1" office:value-type="float" office:value="-555" calcext:value-type="float">
            <text:p>-555</text:p>
          </table:table-cell>
          <table:table-cell office:value-type="float" office:value="467440" calcext:value-type="float">
            <text:p>467440</text:p>
          </table:table-cell>
          <table:table-cell office:value-type="float" office:value="106869" calcext:value-type="float">
            <text:p>106869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17492" calcext:value-type="float">
            <text:p>17492</text:p>
          </table:table-cell>
          <table:table-cell table:style-name="Default"/>
          <table:table-cell office:value-type="float" office:value="2275424" calcext:value-type="float">
            <text:p>2275424</text:p>
          </table:table-cell>
          <table:table-cell office:value-type="float" office:value="-351539" calcext:value-type="float">
            <text:p>-351539</text:p>
          </table:table-cell>
          <table:table-cell office:value-type="float" office:value="8091" calcext:value-type="float">
            <text:p>8091</text:p>
          </table:table-cell>
          <table:table-cell office:value-type="float" office:value="152728" calcext:value-type="float">
            <text:p>152728</text:p>
          </table:table-cell>
          <table:table-cell/>
          <table:table-cell office:value-type="float" office:value="600794" calcext:value-type="float">
            <text:p>600794</text:p>
          </table:table-cell>
          <table:table-cell office:value-type="float" office:value="1222115" calcext:value-type="float">
            <text:p>1222115</text:p>
          </table:table-cell>
          <table:table-cell table:style-name="Default" table:number-columns-repeated="2"/>
          <table:table-cell office:value-type="float" office:value="-106033" calcext:value-type="float">
            <text:p>-106033</text:p>
          </table:table-cell>
          <table:table-cell office:value-type="float" office:value="1126161" calcext:value-type="float">
            <text:p>1126161</text:p>
          </table:table-cell>
          <table:table-cell office:value-type="float" office:value="523075" calcext:value-type="float">
            <text:p>523075</text:p>
          </table:table-cell>
          <table:table-cell/>
          <table:table-cell office:value-type="float" office:value="1094949" calcext:value-type="float">
            <text:p>1094949</text:p>
          </table:table-cell>
          <table:table-cell office:value-type="float" office:value="61326" calcext:value-type="float">
            <text:p>61326</text:p>
          </table:table-cell>
          <table:table-cell table:style-name="Default"/>
          <table:table-cell office:value-type="float" office:value="101290" calcext:value-type="float">
            <text:p>101290</text:p>
          </table:table-cell>
          <table:table-cell table:style-name="Default"/>
          <table:table-cell office:value-type="float" office:value="91197" calcext:value-type="float">
            <text:p>91197</text:p>
          </table:table-cell>
          <table:table-cell table:style-name="Default"/>
          <table:table-cell table:number-columns-repeated="2"/>
          <table:table-cell office:value-type="float" office:value="55732" calcext:value-type="float">
            <text:p>55732</text:p>
          </table:table-cell>
          <table:table-cell office:value-type="float" office:value="95989" calcext:value-type="float">
            <text:p>95989</text:p>
          </table:table-cell>
          <table:table-cell/>
          <table:table-cell table:style-name="Default"/>
          <table:table-cell office:value-type="float" office:value="-1824" calcext:value-type="float">
            <text:p>-1824</text:p>
          </table:table-cell>
          <table:table-cell office:value-type="float" office:value="1317" calcext:value-type="float">
            <text:p>1317</text:p>
          </table:table-cell>
          <table:table-cell office:value-type="float" office:value="2517692" calcext:value-type="float">
            <text:p>2517692</text:p>
          </table:table-cell>
          <table:table-cell table:style-name="Default" table:number-columns-repeated="2"/>
          <table:table-cell office:value-type="float" office:value="128345" calcext:value-type="float">
            <text:p>128345</text:p>
          </table:table-cell>
          <table:table-cell office:value-type="float" office:value="381708" calcext:value-type="float">
            <text:p>381708</text:p>
          </table:table-cell>
          <table:table-cell office:value-type="float" office:value="126342" calcext:value-type="float">
            <text:p>126342</text:p>
          </table:table-cell>
          <table:table-cell office:value-type="float" office:value="862381" calcext:value-type="float">
            <text:p>862381</text:p>
          </table:table-cell>
          <table:table-cell table:style-name="Default"/>
          <table:table-cell office:value-type="float" office:value="347918" calcext:value-type="float">
            <text:p>347918</text:p>
          </table:table-cell>
          <table:table-cell office:value-type="float" office:value="-528799" calcext:value-type="float">
            <text:p>-528799</text:p>
          </table:table-cell>
          <table:table-cell office:value-type="float" office:value="203926" calcext:value-type="float">
            <text:p>203926</text:p>
          </table:table-cell>
          <table:table-cell office:value-type="float" office:value="3840" calcext:value-type="float">
            <text:p>3840</text:p>
          </table:table-cell>
          <table:table-cell office:value-type="float" office:value="10382230" calcext:value-type="float">
            <text:p>10382230</text:p>
          </table:table-cell>
          <table:table-cell office:value-type="float" office:value="113945" calcext:value-type="float">
            <text:p>113945</text:p>
          </table:table-cell>
          <table:table-cell/>
          <table:table-cell office:value-type="float" office:value="-151599" calcext:value-type="float">
            <text:p>-151599</text:p>
          </table:table-cell>
          <table:table-cell table:style-name="Default"/>
          <table:table-cell office:value-type="float" office:value="1272276" calcext:value-type="float">
            <text:p>1272276</text:p>
          </table:table-cell>
          <table:table-cell table:style-name="Default" table:number-columns-repeated="4"/>
          <table:table-cell office:value-type="float" office:value="767518" calcext:value-type="float">
            <text:p>767518</text:p>
          </table:table-cell>
          <table:table-cell office:value-type="float" office:value="4692006" calcext:value-type="float">
            <text:p>4692006</text:p>
          </table:table-cell>
          <table:table-cell table:style-name="Default"/>
          <table:table-cell/>
          <table:table-cell office:value-type="float" office:value="55512" calcext:value-type="float">
            <text:p>55512</text:p>
          </table:table-cell>
          <table:table-cell office:value-type="float" office:value="15727953" calcext:value-type="float">
            <text:p>15727953</text:p>
          </table:table-cell>
          <table:table-cell office:value-type="float" office:value="101000834" calcext:value-type="float">
            <text:p>101000834</text:p>
          </table:table-cell>
          <table:table-cell office:value-type="float" office:value="345819" calcext:value-type="float">
            <text:p>345819</text:p>
          </table:table-cell>
          <table:table-cell office:value-type="float" office:value="702989" calcext:value-type="float">
            <text:p>702989</text:p>
          </table:table-cell>
          <table:table-cell office:value-type="float" office:value="618337" calcext:value-type="float">
            <text:p>618337</text:p>
          </table:table-cell>
          <table:table-cell office:value-type="float" office:value="382105" calcext:value-type="float">
            <text:p>382105</text:p>
          </table:table-cell>
          <table:table-cell office:value-type="float" office:value="3119117" calcext:value-type="float">
            <text:p>3119117</text:p>
          </table:table-cell>
          <table:table-cell office:value-type="float" office:value="-8419" calcext:value-type="float">
            <text:p>-8419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660" calcext:value-type="float">
            <text:p>660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Default" table:number-columns-repeated="4"/>
          <table:table-cell office:value-type="float" office:value="528184" calcext:value-type="float">
            <text:p>528184</text:p>
          </table:table-cell>
          <table:table-cell/>
          <table:table-cell office:value-type="float" office:value="1121946" calcext:value-type="float">
            <text:p>1121946</text:p>
          </table:table-cell>
          <table:table-cell table:style-name="Default"/>
          <table:table-cell office:value-type="float" office:value="1478450" calcext:value-type="float">
            <text:p>1478450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office:value-type="float" office:value="21026" calcext:value-type="float">
            <text:p>21026</text:p>
          </table:table-cell>
          <table:table-cell table:style-name="Default"/>
          <table:table-cell table:number-columns-repeated="2"/>
          <table:table-cell office:value-type="float" office:value="49836478" calcext:value-type="float">
            <text:p>49836478</text:p>
          </table:table-cell>
          <table:table-cell table:style-name="ce1" office:value-type="float" office:value="589462" calcext:value-type="float">
            <text:p>589462</text:p>
          </table:table-cell>
          <table:table-cell table:style-name="Default"/>
          <table:table-cell office:value-type="float" office:value="52310" calcext:value-type="float">
            <text:p>52310</text:p>
          </table:table-cell>
          <table:table-cell office:value-type="float" office:value="37843" calcext:value-type="float">
            <text:p>37843</text:p>
          </table:table-cell>
          <table:table-cell table:style-name="Default"/>
          <table:table-cell office:value-type="float" office:value="1130312" calcext:value-type="float">
            <text:p>1130312</text:p>
          </table:table-cell>
          <table:table-cell office:value-type="float" office:value="926009" calcext:value-type="float">
            <text:p>926009</text:p>
          </table:table-cell>
          <table:table-cell office:value-type="float" office:value="1885557" calcext:value-type="float">
            <text:p>1885557</text:p>
          </table:table-cell>
          <table:table-cell office:value-type="float" office:value="34256544" calcext:value-type="float">
            <text:p>34256544</text:p>
          </table:table-cell>
          <table:table-cell office:value-type="float" office:value="29937250" calcext:value-type="float">
            <text:p>29937250</text:p>
          </table:table-cell>
          <table:table-cell office:value-type="float" office:value="178825" calcext:value-type="float">
            <text:p>178825</text:p>
          </table:table-cell>
          <table:table-cell office:value-type="float" office:value="3079139" calcext:value-type="float">
            <text:p>3079139</text:p>
          </table:table-cell>
          <table:table-cell office:value-type="float" office:value="131342" calcext:value-type="float">
            <text:p>131342</text:p>
          </table:table-cell>
          <table:table-cell office:value-type="float" office:value="17651" calcext:value-type="float">
            <text:p>17651</text:p>
          </table:table-cell>
          <table:table-cell office:value-type="float" office:value="448524" calcext:value-type="float">
            <text:p>448524</text:p>
          </table:table-cell>
          <table:table-cell office:value-type="float" office:value="521071" calcext:value-type="float">
            <text:p>521071</text:p>
          </table:table-cell>
          <table:table-cell office:value-type="float" office:value="44769" calcext:value-type="float">
            <text:p>44769</text:p>
          </table:table-cell>
          <table:table-cell office:value-type="float" office:value="1797519" calcext:value-type="float">
            <text:p>1797519</text:p>
          </table:table-cell>
          <table:table-cell office:value-type="float" office:value="827173" calcext:value-type="float">
            <text:p>827173</text:p>
          </table:table-cell>
          <table:table-cell table:style-name="Default"/>
          <table:table-cell office:value-type="float" office:value="181925" calcext:value-type="float">
            <text:p>181925</text:p>
          </table:table-cell>
          <table:table-cell office:value-type="float" office:value="-19173" calcext:value-type="float">
            <text:p>-19173</text:p>
          </table:table-cell>
          <table:table-cell/>
          <table:table-cell office:value-type="float" office:value="-409419" calcext:value-type="float">
            <text:p>-409419</text:p>
          </table:table-cell>
          <table:table-cell table:style-name="Default"/>
          <table:table-cell office:value-type="float" office:value="799642" calcext:value-type="float">
            <text:p>799642</text:p>
          </table:table-cell>
          <table:table-cell office:value-type="float" office:value="5936050" calcext:value-type="float">
            <text:p>5936050</text:p>
          </table:table-cell>
          <table:table-cell office:value-type="float" office:value="344485" calcext:value-type="float">
            <text:p>344485</text:p>
          </table:table-cell>
          <table:table-cell office:value-type="float" office:value="4489428" calcext:value-type="float">
            <text:p>4489428</text:p>
          </table:table-cell>
          <table:table-cell office:value-type="float" office:value="424328" calcext:value-type="float">
            <text:p>424328</text:p>
          </table:table-cell>
          <table:table-cell office:value-type="float" office:value="3925337" calcext:value-type="float">
            <text:p>3925337</text:p>
          </table:table-cell>
          <table:table-cell table:style-name="Default" table:number-columns-repeated="3"/>
          <table:table-cell office:value-type="float" office:value="-39565" calcext:value-type="float">
            <text:p>-39565</text:p>
          </table:table-cell>
          <table:table-cell office:value-type="float" office:value="1995141" calcext:value-type="float">
            <text:p>1995141</text:p>
          </table:table-cell>
          <table:table-cell office:value-type="float" office:value="621406" calcext:value-type="float">
            <text:p>621406</text:p>
          </table:table-cell>
          <table:table-cell office:value-type="float" office:value="-6336" calcext:value-type="float">
            <text:p>-6336</text:p>
          </table:table-cell>
          <table:table-cell table:style-name="Default"/>
          <table:table-cell office:value-type="float" office:value="1655685" calcext:value-type="float">
            <text:p>1655685</text:p>
          </table:table-cell>
          <table:table-cell office:value-type="float" office:value="5454221" calcext:value-type="float">
            <text:p>5454221</text:p>
          </table:table-cell>
          <table:table-cell office:value-type="float" office:value="980738" calcext:value-type="float">
            <text:p>980738</text:p>
          </table:table-cell>
          <table:table-cell office:value-type="float" office:value="530949" calcext:value-type="float">
            <text:p>530949</text:p>
          </table:table-cell>
          <table:table-cell office:value-type="float" office:value="1867052" calcext:value-type="float">
            <text:p>1867052</text:p>
          </table:table-cell>
          <table:table-cell office:value-type="float" office:value="664739" calcext:value-type="float">
            <text:p>664739</text:p>
          </table:table-cell>
          <table:table-cell office:value-type="float" office:value="999445" calcext:value-type="float">
            <text:p>999445</text:p>
          </table:table-cell>
          <table:table-cell office:value-type="float" office:value="10106645" calcext:value-type="float">
            <text:p>10106645</text:p>
          </table:table-cell>
          <table:table-cell office:value-type="float" office:value="1193972" calcext:value-type="float">
            <text:p>1193972</text:p>
          </table:table-cell>
          <table:table-cell office:value-type="float" office:value="556484" calcext:value-type="float">
            <text:p>556484</text:p>
          </table:table-cell>
          <table:table-cell office:value-type="float" office:value="18145" calcext:value-type="float">
            <text:p>18145</text:p>
          </table:table-cell>
          <table:table-cell office:value-type="float" office:value="911467" calcext:value-type="float">
            <text:p>911467</text:p>
          </table:table-cell>
          <table:table-cell table:style-name="Default"/>
          <table:table-cell office:value-type="float" office:value="839093" calcext:value-type="float">
            <text:p>839093</text:p>
          </table:table-cell>
          <table:table-cell table:style-name="Default"/>
          <table:table-cell office:value-type="float" office:value="265680" calcext:value-type="float">
            <text:p>265680</text:p>
          </table:table-cell>
          <table:table-cell office:value-type="float" office:value="122642" calcext:value-type="float">
            <text:p>122642</text:p>
          </table:table-cell>
          <table:table-cell table:style-name="Default"/>
          <table:table-cell office:value-type="float" office:value="194746" calcext:value-type="float">
            <text:p>194746</text:p>
          </table:table-cell>
          <table:table-cell office:value-type="float" office:value="9961094" calcext:value-type="float">
            <text:p>9961094</text:p>
          </table:table-cell>
          <table:table-cell office:value-type="float" office:value="567441" calcext:value-type="float">
            <text:p>567441</text:p>
          </table:table-cell>
          <table:table-cell office:value-type="float" office:value="1936744" calcext:value-type="float">
            <text:p>1936744</text:p>
          </table:table-cell>
          <table:table-cell office:value-type="float" office:value="3439979" calcext:value-type="float">
            <text:p>3439979</text:p>
          </table:table-cell>
          <table:table-cell table:style-name="Default" table:number-columns-repeated="3"/>
          <table:table-cell office:value-type="float" office:value="4407113" calcext:value-type="float">
            <text:p>4407113</text:p>
          </table:table-cell>
          <table:table-cell table:style-name="ce1" office:value-type="float" office:value="71548" calcext:value-type="float">
            <text:p>71548</text:p>
          </table:table-cell>
          <table:table-cell office:value-type="float" office:value="702046" calcext:value-type="float">
            <text:p>702046</text:p>
          </table:table-cell>
          <table:table-cell office:value-type="float" office:value="8645" calcext:value-type="float">
            <text:p>8645</text:p>
          </table:table-cell>
          <table:table-cell/>
          <table:table-cell office:value-type="float" office:value="373063" calcext:value-type="float">
            <text:p>373063</text:p>
          </table:table-cell>
          <table:table-cell office:value-type="float" office:value="7324994" calcext:value-type="float">
            <text:p>7324994</text:p>
          </table:table-cell>
          <table:table-cell/>
          <table:table-cell office:value-type="float" office:value="55203" calcext:value-type="float">
            <text:p>55203</text:p>
          </table:table-cell>
          <table:table-cell office:value-type="float" office:value="97747" calcext:value-type="float">
            <text:p>97747</text:p>
          </table:table-cell>
          <table:table-cell office:value-type="float" office:value="889864" calcext:value-type="float">
            <text:p>889864</text:p>
          </table:table-cell>
          <table:table-cell office:value-type="float" office:value="-26682" calcext:value-type="float">
            <text:p>-26682</text:p>
          </table:table-cell>
          <table:table-cell office:value-type="float" office:value="1062214" calcext:value-type="float">
            <text:p>1062214</text:p>
          </table:table-cell>
          <table:table-cell/>
          <table:table-cell table:style-name="Default"/>
          <table:table-cell office:value-type="float" office:value="6050846" calcext:value-type="float">
            <text:p>6050846</text:p>
          </table:table-cell>
          <table:table-cell office:value-type="float" office:value="389041" calcext:value-type="float">
            <text:p>389041</text:p>
          </table:table-cell>
          <table:table-cell table:style-name="Default"/>
          <table:table-cell/>
          <table:table-cell office:value-type="float" office:value="2409677" calcext:value-type="float">
            <text:p>2409677</text:p>
          </table:table-cell>
          <table:table-cell office:value-type="float" office:value="480357" calcext:value-type="float">
            <text:p>480357</text:p>
          </table:table-cell>
          <table:table-cell office:value-type="float" office:value="132820" calcext:value-type="float">
            <text:p>132820</text:p>
          </table:table-cell>
          <table:table-cell office:value-type="float" office:value="319757" calcext:value-type="float">
            <text:p>319757</text:p>
          </table:table-cell>
          <table:table-cell office:value-type="float" office:value="237160" calcext:value-type="float">
            <text:p>237160</text:p>
          </table:table-cell>
          <table:table-cell office:value-type="float" office:value="-3661" calcext:value-type="float">
            <text:p>-3661</text:p>
          </table:table-cell>
          <table:table-cell office:value-type="float" office:value="1915805" calcext:value-type="float">
            <text:p>1915805</text:p>
          </table:table-cell>
          <table:table-cell/>
          <table:table-cell office:value-type="float" office:value="549790" calcext:value-type="float">
            <text:p>549790</text:p>
          </table:table-cell>
          <table:table-cell office:value-type="float" office:value="5327380" calcext:value-type="float">
            <text:p>5327380</text:p>
          </table:table-cell>
          <table:table-cell/>
          <table:table-cell office:value-type="float" office:value="432929" calcext:value-type="float">
            <text:p>432929</text:p>
          </table:table-cell>
          <table:table-cell office:value-type="float" office:value="1256219" calcext:value-type="float">
            <text:p>1256219</text:p>
          </table:table-cell>
          <table:table-cell table:style-name="Default"/>
          <table:table-cell office:value-type="float" office:value="3578353" calcext:value-type="float">
            <text:p>3578353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office:value-type="float" office:value="2050604" calcext:value-type="float">
            <text:p>2050604</text:p>
          </table:table-cell>
          <table:table-cell office:value-type="float" office:value="3900187" calcext:value-type="float">
            <text:p>3900187</text:p>
          </table:table-cell>
          <table:table-cell office:value-type="float" office:value="1158849" calcext:value-type="float">
            <text:p>1158849</text:p>
          </table:table-cell>
          <table:table-cell office:value-type="float" office:value="935081" calcext:value-type="float">
            <text:p>935081</text:p>
          </table:table-cell>
          <table:table-cell office:value-type="float" office:value="265705" calcext:value-type="float">
            <text:p>265705</text:p>
          </table:table-cell>
          <table:table-cell office:value-type="float" office:value="812993" calcext:value-type="float">
            <text:p>812993</text:p>
          </table:table-cell>
          <table:table-cell office:value-type="float" office:value="7068" calcext:value-type="float">
            <text:p>7068</text:p>
          </table:table-cell>
          <table:table-cell table:style-name="Default"/>
          <table:table-cell office:value-type="float" office:value="-66875" calcext:value-type="float">
            <text:p>-66875</text:p>
          </table:table-cell>
          <table:table-cell office:value-type="float" office:value="286246" calcext:value-type="float">
            <text:p>286246</text:p>
          </table:table-cell>
          <table:table-cell office:value-type="float" office:value="485427" calcext:value-type="float">
            <text:p>485427</text:p>
          </table:table-cell>
          <table:table-cell office:value-type="float" office:value="151839" calcext:value-type="float">
            <text:p>151839</text:p>
          </table:table-cell>
          <table:table-cell/>
          <table:table-cell office:value-type="float" office:value="381708" calcext:value-type="float">
            <text:p>381708</text:p>
          </table:table-cell>
          <table:table-cell table:style-name="Default"/>
          <table:table-cell office:value-type="float" office:value="2195621" calcext:value-type="float">
            <text:p>2195621</text:p>
          </table:table-cell>
          <table:table-cell office:value-type="float" office:value="4537" calcext:value-type="float">
            <text:p>4537</text:p>
          </table:table-cell>
          <table:table-cell office:value-type="float" office:value="358046" calcext:value-type="float">
            <text:p>358046</text:p>
          </table:table-cell>
          <table:table-cell table:style-name="Default"/>
          <table:table-cell office:value-type="float" office:value="1071608" calcext:value-type="float">
            <text:p>1071608</text:p>
          </table:table-cell>
          <table:table-cell office:value-type="float" office:value="219993" calcext:value-type="float">
            <text:p>219993</text:p>
          </table:table-cell>
          <table:table-cell table:style-name="Default"/>
          <table:table-cell office:value-type="float" office:value="1318080" calcext:value-type="float">
            <text:p>1318080</text:p>
          </table:table-cell>
          <table:table-cell office:value-type="float" office:value="1509903" calcext:value-type="float">
            <text:p>1509903</text:p>
          </table:table-cell>
          <table:table-cell table:number-columns-repeated="2"/>
          <table:table-cell office:value-type="float" office:value="371174" calcext:value-type="float">
            <text:p>371174</text:p>
          </table:table-cell>
          <table:table-cell office:value-type="float" office:value="-281682" calcext:value-type="float">
            <text:p>-281682</text:p>
          </table:table-cell>
          <table:table-cell/>
          <table:table-cell office:value-type="float" office:value="-7236" calcext:value-type="float">
            <text:p>-7236</text:p>
          </table:table-cell>
          <table:table-cell office:value-type="float" office:value="1918217" calcext:value-type="float">
            <text:p>1918217</text:p>
          </table:table-cell>
          <table:table-cell office:value-type="float" office:value="149550" calcext:value-type="float">
            <text:p>149550</text:p>
          </table:table-cell>
          <table:table-cell office:value-type="float" office:value="-438590" calcext:value-type="float">
            <text:p>-438590</text:p>
          </table:table-cell>
          <table:table-cell/>
          <table:table-cell office:value-type="float" office:value="945052" calcext:value-type="float">
            <text:p>945052</text:p>
          </table:table-cell>
          <table:table-cell/>
          <table:table-cell office:value-type="float" office:value="703229" calcext:value-type="float">
            <text:p>703229</text:p>
          </table:table-cell>
          <table:table-cell office:value-type="float" office:value="500990" calcext:value-type="float">
            <text:p>500990</text:p>
          </table:table-cell>
          <table:table-cell table:number-columns-repeated="3"/>
          <table:table-cell table:style-name="Default"/>
          <table:table-cell office:value-type="float" office:value="120902" calcext:value-type="float">
            <text:p>120902</text:p>
          </table:table-cell>
          <table:table-cell table:style-name="Default" table:number-columns-repeated="3"/>
          <table:table-cell/>
          <table:table-cell office:value-type="float" office:value="43664000" calcext:value-type="float">
            <text:p>43664000</text:p>
          </table:table-cell>
          <table:table-cell office:value-type="float" office:value="20899000" calcext:value-type="float">
            <text:p>20899000</text:p>
          </table:table-cell>
          <table:table-cell office:value-type="float" office:value="6993895" calcext:value-type="float">
            <text:p>6993895</text:p>
          </table:table-cell>
          <table:table-cell/>
          <table:table-cell office:value-type="float" office:value="848096" calcext:value-type="float">
            <text:p>848096</text:p>
          </table:table-cell>
          <table:table-cell table:style-name="Default" table:number-columns-repeated="3"/>
          <table:table-cell office:value-type="float" office:value="89117" calcext:value-type="float">
            <text:p>89117</text:p>
          </table:table-cell>
          <table:table-cell office:value-type="float" office:value="240287" calcext:value-type="float">
            <text:p>240287</text:p>
          </table:table-cell>
          <table:table-cell office:value-type="float" office:value="4656551" calcext:value-type="float">
            <text:p>4656551</text:p>
          </table:table-cell>
          <table:table-cell office:value-type="float" office:value="3465817" calcext:value-type="float">
            <text:p>3465817</text:p>
          </table:table-cell>
          <table:table-cell table:style-name="Default"/>
          <table:table-cell/>
          <table:table-cell table:style-name="Default"/>
          <table:table-cell office:value-type="float" office:value="631709" calcext:value-type="float">
            <text:p>631709</text:p>
          </table:table-cell>
          <table:table-cell table:number-columns-repeated="2"/>
          <table:table-cell office:value-type="float" office:value="592476" calcext:value-type="float">
            <text:p>592476</text:p>
          </table:table-cell>
          <table:table-cell table:style-name="Default"/>
          <table:table-cell office:value-type="float" office:value="598206" calcext:value-type="float">
            <text:p>598206</text:p>
          </table:table-cell>
          <table:table-cell office:value-type="float" office:value="711493" calcext:value-type="float">
            <text:p>711493</text:p>
          </table:table-cell>
          <table:table-cell table:style-name="Default"/>
          <table:table-cell office:value-type="float" office:value="316533" calcext:value-type="float">
            <text:p>316533</text:p>
          </table:table-cell>
          <table:table-cell office:value-type="float" office:value="1202896" calcext:value-type="float">
            <text:p>1202896</text:p>
          </table:table-cell>
          <table:table-cell/>
          <table:table-cell office:value-type="float" office:value="86644" calcext:value-type="float">
            <text:p>86644</text:p>
          </table:table-cell>
          <table:table-cell table:style-name="Default"/>
          <table:table-cell office:value-type="float" office:value="197994" calcext:value-type="float">
            <text:p>197994</text:p>
          </table:table-cell>
          <table:table-cell office:value-type="float" office:value="-93033" calcext:value-type="float">
            <text:p>-93033</text:p>
          </table:table-cell>
          <table:table-cell office:value-type="float" office:value="685027" calcext:value-type="float">
            <text:p>685027</text:p>
          </table:table-cell>
          <table:table-cell office:value-type="float" office:value="2243010" calcext:value-type="float">
            <text:p>2243010</text:p>
          </table:table-cell>
          <table:table-cell office:value-type="float" office:value="2678087" calcext:value-type="float">
            <text:p>2678087</text:p>
          </table:table-cell>
          <table:table-cell office:value-type="float" office:value="113091" calcext:value-type="float">
            <text:p>113091</text:p>
          </table:table-cell>
          <table:table-cell office:value-type="float" office:value="292955" calcext:value-type="float">
            <text:p>292955</text:p>
          </table:table-cell>
          <table:table-cell office:value-type="float" office:value="42090" calcext:value-type="float">
            <text:p>42090</text:p>
          </table:table-cell>
          <table:table-cell table:style-name="Default"/>
          <table:table-cell/>
          <table:table-cell office:value-type="float" office:value="129017640" calcext:value-type="float">
            <text:p>129017640</text:p>
          </table:table-cell>
          <table:table-cell/>
          <table:table-cell office:value-type="float" office:value="41465" calcext:value-type="float">
            <text:p>41465</text:p>
          </table:table-cell>
          <table:table-cell office:value-type="float" office:value="290636" calcext:value-type="float">
            <text:p>290636</text:p>
          </table:table-cell>
          <table:table-cell office:value-type="float" office:value="-38402" calcext:value-type="float">
            <text:p>-38402</text:p>
          </table:table-cell>
          <table:table-cell office:value-type="float" office:value="-148856" calcext:value-type="float">
            <text:p>-148856</text:p>
          </table:table-cell>
          <table:table-cell table:style-name="Default"/>
          <table:table-cell office:value-type="float" office:value="163656" calcext:value-type="float">
            <text:p>163656</text:p>
          </table:table-cell>
          <table:table-cell/>
          <table:table-cell table:style-name="Default"/>
          <table:table-cell office:value-type="float" office:value="1641877" calcext:value-type="float">
            <text:p>1641877</text:p>
          </table:table-cell>
          <table:table-cell table:style-name="Default"/>
          <table:table-cell office:value-type="float" office:value="146913" calcext:value-type="float">
            <text:p>146913</text:p>
          </table:table-cell>
          <table:table-cell/>
          <table:table-cell office:value-type="float" office:value="-32125" calcext:value-type="float">
            <text:p>-32125</text:p>
          </table:table-cell>
          <table:table-cell table:style-name="Default" table:number-columns-repeated="3"/>
          <table:table-cell/>
          <table:table-cell office:value-type="float" office:value="6275757" calcext:value-type="float">
            <text:p>6275757</text:p>
          </table:table-cell>
          <table:table-cell table:style-name="Default" table:number-columns-repeated="2"/>
          <table:table-cell office:value-type="float" office:value="-35945" calcext:value-type="float">
            <text:p>-35945</text:p>
          </table:table-cell>
          <table:table-cell/>
          <table:table-cell office:value-type="float" office:value="149550" calcext:value-type="float">
            <text:p>149550</text:p>
          </table:table-cell>
          <table:table-cell office:value-type="float" office:value="113708" calcext:value-type="float">
            <text:p>113708</text:p>
          </table:table-cell>
          <table:table-cell office:value-type="float" office:value="-416" calcext:value-type="float">
            <text:p>-416</text:p>
          </table:table-cell>
          <table:table-cell office:value-type="float" office:value="1645067" calcext:value-type="float">
            <text:p>1645067</text:p>
          </table:table-cell>
          <table:table-cell table:style-name="Default"/>
          <table:table-cell/>
          <table:table-cell office:value-type="float" office:value="142841463" calcext:value-type="float">
            <text:p>142841463</text:p>
          </table:table-cell>
          <table:table-cell/>
          <table:table-cell office:value-type="float" office:value="286060" calcext:value-type="float">
            <text:p>286060</text:p>
          </table:table-cell>
          <table:table-cell table:style-name="Default" table:number-columns-repeated="2"/>
          <table:table-cell office:value-type="float" office:value="1996452" calcext:value-type="float">
            <text:p>1996452</text:p>
          </table:table-cell>
          <table:table-cell/>
          <table:table-cell office:value-type="float" office:value="554489" calcext:value-type="float">
            <text:p>554489</text:p>
          </table:table-cell>
          <table:table-cell/>
          <table:table-cell table:style-name="ce1" office:value-type="float" office:value="-555" calcext:value-type="float">
            <text:p>-555</text:p>
          </table:table-cell>
          <table:table-cell office:value-type="float" office:value="467440" calcext:value-type="float">
            <text:p>467440</text:p>
          </table:table-cell>
          <table:table-cell office:value-type="float" office:value="106869" calcext:value-type="float">
            <text:p>106869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17492" calcext:value-type="float">
            <text:p>17492</text:p>
          </table:table-cell>
          <table:table-cell table:style-name="Default"/>
          <table:table-cell office:value-type="float" office:value="2275424" calcext:value-type="float">
            <text:p>2275424</text:p>
          </table:table-cell>
          <table:table-cell office:value-type="float" office:value="-351539" calcext:value-type="float">
            <text:p>-351539</text:p>
          </table:table-cell>
          <table:table-cell office:value-type="float" office:value="8091" calcext:value-type="float">
            <text:p>8091</text:p>
          </table:table-cell>
          <table:table-cell office:value-type="float" office:value="152728" calcext:value-type="float">
            <text:p>152728</text:p>
          </table:table-cell>
          <table:table-cell/>
          <table:table-cell office:value-type="float" office:value="600794" calcext:value-type="float">
            <text:p>600794</text:p>
          </table:table-cell>
          <table:table-cell office:value-type="float" office:value="1222115" calcext:value-type="float">
            <text:p>1222115</text:p>
          </table:table-cell>
          <table:table-cell table:style-name="Default" table:number-columns-repeated="2"/>
          <table:table-cell office:value-type="float" office:value="-106033" calcext:value-type="float">
            <text:p>-106033</text:p>
          </table:table-cell>
          <table:table-cell office:value-type="float" office:value="1126161" calcext:value-type="float">
            <text:p>1126161</text:p>
          </table:table-cell>
          <table:table-cell office:value-type="float" office:value="523075" calcext:value-type="float">
            <text:p>523075</text:p>
          </table:table-cell>
          <table:table-cell/>
          <table:table-cell office:value-type="float" office:value="1094949" calcext:value-type="float">
            <text:p>1094949</text:p>
          </table:table-cell>
          <table:table-cell office:value-type="float" office:value="61326" calcext:value-type="float">
            <text:p>61326</text:p>
          </table:table-cell>
          <table:table-cell table:style-name="Default"/>
          <table:table-cell office:value-type="float" office:value="101290" calcext:value-type="float">
            <text:p>101290</text:p>
          </table:table-cell>
          <table:table-cell table:style-name="Default"/>
          <table:table-cell office:value-type="float" office:value="91197" calcext:value-type="float">
            <text:p>91197</text:p>
          </table:table-cell>
          <table:table-cell table:style-name="Default"/>
          <table:table-cell table:number-columns-repeated="2"/>
          <table:table-cell office:value-type="float" office:value="55732" calcext:value-type="float">
            <text:p>55732</text:p>
          </table:table-cell>
          <table:table-cell office:value-type="float" office:value="95989" calcext:value-type="float">
            <text:p>95989</text:p>
          </table:table-cell>
          <table:table-cell/>
          <table:table-cell table:style-name="Default"/>
          <table:table-cell office:value-type="float" office:value="-1824" calcext:value-type="float">
            <text:p>-1824</text:p>
          </table:table-cell>
          <table:table-cell office:value-type="float" office:value="1317" calcext:value-type="float">
            <text:p>1317</text:p>
          </table:table-cell>
          <table:table-cell office:value-type="float" office:value="2517692" calcext:value-type="float">
            <text:p>2517692</text:p>
          </table:table-cell>
          <table:table-cell table:style-name="Default" table:number-columns-repeated="2"/>
          <table:table-cell office:value-type="float" office:value="128345" calcext:value-type="float">
            <text:p>128345</text:p>
          </table:table-cell>
          <table:table-cell office:value-type="float" office:value="381708" calcext:value-type="float">
            <text:p>381708</text:p>
          </table:table-cell>
          <table:table-cell office:value-type="float" office:value="126342" calcext:value-type="float">
            <text:p>126342</text:p>
          </table:table-cell>
          <table:table-cell office:value-type="float" office:value="862381" calcext:value-type="float">
            <text:p>862381</text:p>
          </table:table-cell>
          <table:table-cell table:style-name="Default"/>
          <table:table-cell office:value-type="float" office:value="347918" calcext:value-type="float">
            <text:p>347918</text:p>
          </table:table-cell>
          <table:table-cell office:value-type="float" office:value="-528799" calcext:value-type="float">
            <text:p>-528799</text:p>
          </table:table-cell>
          <table:table-cell office:value-type="float" office:value="203926" calcext:value-type="float">
            <text:p>203926</text:p>
          </table:table-cell>
          <table:table-cell office:value-type="float" office:value="3840" calcext:value-type="float">
            <text:p>3840</text:p>
          </table:table-cell>
          <table:table-cell office:value-type="float" office:value="10382230" calcext:value-type="float">
            <text:p>10382230</text:p>
          </table:table-cell>
          <table:table-cell office:value-type="float" office:value="113945" calcext:value-type="float">
            <text:p>113945</text:p>
          </table:table-cell>
          <table:table-cell/>
          <table:table-cell office:value-type="float" office:value="-151599" calcext:value-type="float">
            <text:p>-151599</text:p>
          </table:table-cell>
          <table:table-cell table:style-name="Default"/>
          <table:table-cell office:value-type="float" office:value="1272276" calcext:value-type="float">
            <text:p>1272276</text:p>
          </table:table-cell>
          <table:table-cell table:style-name="Default" table:number-columns-repeated="4"/>
          <table:table-cell office:value-type="float" office:value="767518" calcext:value-type="float">
            <text:p>767518</text:p>
          </table:table-cell>
          <table:table-cell office:value-type="float" office:value="4692006" calcext:value-type="float">
            <text:p>4692006</text:p>
          </table:table-cell>
          <table:table-cell table:style-name="Default"/>
          <table:table-cell/>
          <table:table-cell office:value-type="float" office:value="55512" calcext:value-type="float">
            <text:p>55512</text:p>
          </table:table-cell>
          <table:table-cell office:value-type="float" office:value="15727953" calcext:value-type="float">
            <text:p>15727953</text:p>
          </table:table-cell>
          <table:table-cell office:value-type="float" office:value="101000834" calcext:value-type="float">
            <text:p>101000834</text:p>
          </table:table-cell>
          <table:table-cell office:value-type="float" office:value="345819" calcext:value-type="float">
            <text:p>345819</text:p>
          </table:table-cell>
          <table:table-cell office:value-type="float" office:value="702989" calcext:value-type="float">
            <text:p>702989</text:p>
          </table:table-cell>
          <table:table-cell office:value-type="float" office:value="618337" calcext:value-type="float">
            <text:p>618337</text:p>
          </table:table-cell>
          <table:table-cell office:value-type="float" office:value="382105" calcext:value-type="float">
            <text:p>382105</text:p>
          </table:table-cell>
          <table:table-cell office:value-type="float" office:value="3119117" calcext:value-type="float">
            <text:p>3119117</text:p>
          </table:table-cell>
          <table:table-cell office:value-type="float" office:value="-8419" calcext:value-type="float">
            <text:p>-8419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01-2009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8"/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02-2009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8"/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03-2009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8"/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04-2009</text:p>
          </table:table-cell>
          <table:table-cell table:style-name="Default" table:number-columns-repeated="5"/>
          <table:table-cell/>
          <table:table-cell office:value-type="float" office:value="2327460" calcext:value-type="float">
            <text:p>2327460</text:p>
          </table:table-cell>
          <table:table-cell table:style-name="Default"/>
          <table:table-cell office:value-type="float" office:value="1553992" calcext:value-type="float">
            <text:p>1553992</text:p>
          </table:table-cell>
          <table:table-cell table:style-name="Default"/>
          <table:table-cell office:value-type="float" office:value="119532" calcext:value-type="float">
            <text:p>119532</text:p>
          </table:table-cell>
          <table:table-cell table:style-name="ce1" office:value-type="float" office:value="665696" calcext:value-type="float">
            <text:p>665696</text:p>
          </table:table-cell>
          <table:table-cell table:number-columns-repeated="2"/>
          <table:table-cell office:value-type="float" office:value="139089" calcext:value-type="float">
            <text:p>139089</text:p>
          </table:table-cell>
          <table:table-cell office:value-type="float" office:value="49541" calcext:value-type="float">
            <text:p>49541</text:p>
          </table:table-cell>
          <table:table-cell table:style-name="Default"/>
          <table:table-cell table:number-columns-repeated="2"/>
          <table:table-cell office:value-type="float" office:value="69266743" calcext:value-type="float">
            <text:p>69266743</text:p>
          </table:table-cell>
          <table:table-cell table:style-name="ce1" office:value-type="float" office:value="706189" calcext:value-type="float">
            <text:p>706189</text:p>
          </table:table-cell>
          <table:table-cell office:value-type="float" office:value="435753" calcext:value-type="float">
            <text:p>435753</text:p>
          </table:table-cell>
          <table:table-cell office:value-type="float" office:value="21261" calcext:value-type="float">
            <text:p>21261</text:p>
          </table:table-cell>
          <table:table-cell office:value-type="float" office:value="42927" calcext:value-type="float">
            <text:p>42927</text:p>
          </table:table-cell>
          <table:table-cell table:style-name="Default"/>
          <table:table-cell office:value-type="float" office:value="1218441" calcext:value-type="float">
            <text:p>1218441</text:p>
          </table:table-cell>
          <table:table-cell office:value-type="float" office:value="980518" calcext:value-type="float">
            <text:p>980518</text:p>
          </table:table-cell>
          <table:table-cell office:value-type="float" office:value="1897318" calcext:value-type="float">
            <text:p>1897318</text:p>
          </table:table-cell>
          <table:table-cell office:value-type="float" office:value="41753751" calcext:value-type="float">
            <text:p>41753751</text:p>
          </table:table-cell>
          <table:table-cell office:value-type="float" office:value="36119265" calcext:value-type="float">
            <text:p>36119265</text:p>
          </table:table-cell>
          <table:table-cell office:value-type="float" office:value="211280" calcext:value-type="float">
            <text:p>211280</text:p>
          </table:table-cell>
          <table:table-cell office:value-type="float" office:value="3408462" calcext:value-type="float">
            <text:p>3408462</text:p>
          </table:table-cell>
          <table:table-cell office:value-type="float" office:value="148531" calcext:value-type="float">
            <text:p>148531</text:p>
          </table:table-cell>
          <table:table-cell office:value-type="float" office:value="18385" calcext:value-type="float">
            <text:p>18385</text:p>
          </table:table-cell>
          <table:table-cell office:value-type="float" office:value="432694" calcext:value-type="float">
            <text:p>432694</text:p>
          </table:table-cell>
          <table:table-cell office:value-type="float" office:value="546042" calcext:value-type="float">
            <text:p>546042</text:p>
          </table:table-cell>
          <table:table-cell office:value-type="float" office:value="47467" calcext:value-type="float">
            <text:p>47467</text:p>
          </table:table-cell>
          <table:table-cell office:value-type="float" office:value="2072725" calcext:value-type="float">
            <text:p>2072725</text:p>
          </table:table-cell>
          <table:table-cell office:value-type="float" office:value="825212" calcext:value-type="float">
            <text:p>825212</text:p>
          </table:table-cell>
          <table:table-cell office:value-type="float" office:value="10564" calcext:value-type="float">
            <text:p>10564</text:p>
          </table:table-cell>
          <table:table-cell office:value-type="float" office:value="199893" calcext:value-type="float">
            <text:p>199893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139443" calcext:value-type="float">
            <text:p>-139443</text:p>
          </table:table-cell>
          <table:table-cell office:value-type="float" office:value="3544162" calcext:value-type="float">
            <text:p>3544162</text:p>
          </table:table-cell>
          <table:table-cell office:value-type="float" office:value="1185540" calcext:value-type="float">
            <text:p>1185540</text:p>
          </table:table-cell>
          <table:table-cell office:value-type="float" office:value="5864419" calcext:value-type="float">
            <text:p>5864419</text:p>
          </table:table-cell>
          <table:table-cell office:value-type="float" office:value="388903" calcext:value-type="float">
            <text:p>388903</text:p>
          </table:table-cell>
          <table:table-cell office:value-type="float" office:value="4978644" calcext:value-type="float">
            <text:p>4978644</text:p>
          </table:table-cell>
          <table:table-cell office:value-type="float" office:value="581385" calcext:value-type="float">
            <text:p>581385</text:p>
          </table:table-cell>
          <table:table-cell office:value-type="float" office:value="12995659" calcext:value-type="float">
            <text:p>12995659</text:p>
          </table:table-cell>
          <table:table-cell office:value-type="float" office:value="-147" calcext:value-type="float">
            <text:p>-147</text:p>
          </table:table-cell>
          <table:table-cell office:value-type="float" office:value="-145" calcext:value-type="float">
            <text:p>-145</text:p>
          </table:table-cell>
          <table:table-cell office:value-type="float" office:value="-65" calcext:value-type="float">
            <text:p>-65</text:p>
          </table:table-cell>
          <table:table-cell office:value-type="float" office:value="22351" calcext:value-type="float">
            <text:p>22351</text:p>
          </table:table-cell>
          <table:table-cell office:value-type="float" office:value="3345171" calcext:value-type="float">
            <text:p>3345171</text:p>
          </table:table-cell>
          <table:table-cell office:value-type="float" office:value="709213" calcext:value-type="float">
            <text:p>709213</text:p>
          </table:table-cell>
          <table:table-cell office:value-type="float" office:value="-3785" calcext:value-type="float">
            <text:p>-3785</text:p>
          </table:table-cell>
          <table:table-cell office:value-type="float" office:value="77309905" calcext:value-type="float">
            <text:p>77309905</text:p>
          </table:table-cell>
          <table:table-cell office:value-type="float" office:value="1737793" calcext:value-type="float">
            <text:p>1737793</text:p>
          </table:table-cell>
          <table:table-cell office:value-type="float" office:value="6656725" calcext:value-type="float">
            <text:p>6656725</text:p>
          </table:table-cell>
          <table:table-cell office:value-type="float" office:value="1009889" calcext:value-type="float">
            <text:p>1009889</text:p>
          </table:table-cell>
          <table:table-cell office:value-type="float" office:value="618332" calcext:value-type="float">
            <text:p>618332</text:p>
          </table:table-cell>
          <table:table-cell office:value-type="float" office:value="2122161" calcext:value-type="float">
            <text:p>2122161</text:p>
          </table:table-cell>
          <table:table-cell office:value-type="float" office:value="711913" calcext:value-type="float">
            <text:p>711913</text:p>
          </table:table-cell>
          <table:table-cell office:value-type="float" office:value="1131233" calcext:value-type="float">
            <text:p>1131233</text:p>
          </table:table-cell>
          <table:table-cell office:value-type="float" office:value="11165501" calcext:value-type="float">
            <text:p>11165501</text:p>
          </table:table-cell>
          <table:table-cell office:value-type="float" office:value="1405834" calcext:value-type="float">
            <text:p>1405834</text:p>
          </table:table-cell>
          <table:table-cell office:value-type="float" office:value="658190" calcext:value-type="float">
            <text:p>658190</text:p>
          </table:table-cell>
          <table:table-cell office:value-type="float" office:value="1957659" calcext:value-type="float">
            <text:p>1957659</text:p>
          </table:table-cell>
          <table:table-cell office:value-type="float" office:value="924240" calcext:value-type="float">
            <text:p>924240</text:p>
          </table:table-cell>
          <table:table-cell office:value-type="float" office:value="294239" calcext:value-type="float">
            <text:p>294239</text:p>
          </table:table-cell>
          <table:table-cell office:value-type="float" office:value="1303652" calcext:value-type="float">
            <text:p>1303652</text:p>
          </table:table-cell>
          <table:table-cell office:value-type="float" office:value="518939" calcext:value-type="float">
            <text:p>518939</text:p>
          </table:table-cell>
          <table:table-cell office:value-type="float" office:value="369414" calcext:value-type="float">
            <text:p>369414</text:p>
          </table:table-cell>
          <table:table-cell office:value-type="float" office:value="130068" calcext:value-type="float">
            <text:p>130068</text:p>
          </table:table-cell>
          <table:table-cell table:style-name="Default"/>
          <table:table-cell office:value-type="float" office:value="308324" calcext:value-type="float">
            <text:p>308324</text:p>
          </table:table-cell>
          <table:table-cell office:value-type="float" office:value="10524363" calcext:value-type="float">
            <text:p>10524363</text:p>
          </table:table-cell>
          <table:table-cell office:value-type="float" office:value="603504" calcext:value-type="float">
            <text:p>603504</text:p>
          </table:table-cell>
          <table:table-cell office:value-type="float" office:value="2035602" calcext:value-type="float">
            <text:p>2035602</text:p>
          </table:table-cell>
          <table:table-cell office:value-type="float" office:value="3776622" calcext:value-type="float">
            <text:p>3776622</text:p>
          </table:table-cell>
          <table:table-cell office:value-type="float" office:value="6946751" calcext:value-type="float">
            <text:p>6946751</text:p>
          </table:table-cell>
          <table:table-cell office:value-type="float" office:value="2049375" calcext:value-type="float">
            <text:p>2049375</text:p>
          </table:table-cell>
          <table:table-cell office:value-type="float" office:value="169969" calcext:value-type="float">
            <text:p>169969</text:p>
          </table:table-cell>
          <table:table-cell office:value-type="float" office:value="4663011" calcext:value-type="float">
            <text:p>4663011</text:p>
          </table:table-cell>
          <table:table-cell table:style-name="ce1" office:value-type="float" office:value="71853" calcext:value-type="float">
            <text:p>71853</text:p>
          </table:table-cell>
          <table:table-cell office:value-type="float" office:value="860429" calcext:value-type="float">
            <text:p>860429</text:p>
          </table:table-cell>
          <table:table-cell office:value-type="float" office:value="-46958" calcext:value-type="float">
            <text:p>-46958</text:p>
          </table:table-cell>
          <table:table-cell/>
          <table:table-cell office:value-type="float" office:value="188038" calcext:value-type="float">
            <text:p>188038</text:p>
          </table:table-cell>
          <table:table-cell office:value-type="float" office:value="8438584" calcext:value-type="float">
            <text:p>8438584</text:p>
          </table:table-cell>
          <table:table-cell/>
          <table:table-cell office:value-type="float" office:value="63757" calcext:value-type="float">
            <text:p>63757</text:p>
          </table:table-cell>
          <table:table-cell office:value-type="float" office:value="113212" calcext:value-type="float">
            <text:p>113212</text:p>
          </table:table-cell>
          <table:table-cell office:value-type="float" office:value="917437" calcext:value-type="float">
            <text:p>917437</text:p>
          </table:table-cell>
          <table:table-cell office:value-type="float" office:value="-27575" calcext:value-type="float">
            <text:p>-27575</text:p>
          </table:table-cell>
          <table:table-cell office:value-type="float" office:value="1130898" calcext:value-type="float">
            <text:p>1130898</text:p>
          </table:table-cell>
          <table:table-cell/>
          <table:table-cell table:style-name="Default"/>
          <table:table-cell office:value-type="float" office:value="6536779" calcext:value-type="float">
            <text:p>6536779</text:p>
          </table:table-cell>
          <table:table-cell office:value-type="float" office:value="421481" calcext:value-type="float">
            <text:p>421481</text:p>
          </table:table-cell>
          <table:table-cell office:value-type="float" office:value="119401" calcext:value-type="float">
            <text:p>119401</text:p>
          </table:table-cell>
          <table:table-cell/>
          <table:table-cell office:value-type="float" office:value="4105383" calcext:value-type="float">
            <text:p>4105383</text:p>
          </table:table-cell>
          <table:table-cell office:value-type="float" office:value="553639" calcext:value-type="float">
            <text:p>553639</text:p>
          </table:table-cell>
          <table:table-cell office:value-type="float" office:value="151861" calcext:value-type="float">
            <text:p>151861</text:p>
          </table:table-cell>
          <table:table-cell office:value-type="float" office:value="676858" calcext:value-type="float">
            <text:p>676858</text:p>
          </table:table-cell>
          <table:table-cell office:value-type="float" office:value="380359" calcext:value-type="float">
            <text:p>380359</text:p>
          </table:table-cell>
          <table:table-cell office:value-type="float" office:value="-2121" calcext:value-type="float">
            <text:p>-2121</text:p>
          </table:table-cell>
          <table:table-cell office:value-type="float" office:value="3141900" calcext:value-type="float">
            <text:p>3141900</text:p>
          </table:table-cell>
          <table:table-cell table:style-name="ce1" office:value-type="float" office:value="417" calcext:value-type="float">
            <text:p>417</text:p>
          </table:table-cell>
          <table:table-cell office:value-type="float" office:value="621732" calcext:value-type="float">
            <text:p>621732</text:p>
          </table:table-cell>
          <table:table-cell office:value-type="float" office:value="6221832" calcext:value-type="float">
            <text:p>6221832</text:p>
          </table:table-cell>
          <table:table-cell/>
          <table:table-cell office:value-type="float" office:value="432552" calcext:value-type="float">
            <text:p>432552</text:p>
          </table:table-cell>
          <table:table-cell office:value-type="float" office:value="1333933" calcext:value-type="float">
            <text:p>1333933</text:p>
          </table:table-cell>
          <table:table-cell office:value-type="float" office:value="77801" calcext:value-type="float">
            <text:p>77801</text:p>
          </table:table-cell>
          <table:table-cell office:value-type="float" office:value="3721729" calcext:value-type="float">
            <text:p>3721729</text:p>
          </table:table-cell>
          <table:table-cell table:style-name="Default"/>
          <table:table-cell office:value-type="float" office:value="5902315" calcext:value-type="float">
            <text:p>5902315</text:p>
          </table:table-cell>
          <table:table-cell/>
          <table:table-cell office:value-type="float" office:value="146322" calcext:value-type="float">
            <text:p>146322</text:p>
          </table:table-cell>
          <table:table-cell table:style-name="Default"/>
          <table:table-cell office:value-type="float" office:value="923919" calcext:value-type="float">
            <text:p>923919</text:p>
          </table:table-cell>
          <table:table-cell office:value-type="float" office:value="2050604" calcext:value-type="float">
            <text:p>2050604</text:p>
          </table:table-cell>
          <table:table-cell office:value-type="float" office:value="4449048" calcext:value-type="float">
            <text:p>4449048</text:p>
          </table:table-cell>
          <table:table-cell office:value-type="float" office:value="1158849" calcext:value-type="float">
            <text:p>1158849</text:p>
          </table:table-cell>
          <table:table-cell office:value-type="float" office:value="992394" calcext:value-type="float">
            <text:p>992394</text:p>
          </table:table-cell>
          <table:table-cell office:value-type="float" office:value="390803" calcext:value-type="float">
            <text:p>390803</text:p>
          </table:table-cell>
          <table:table-cell office:value-type="float" office:value="917852" calcext:value-type="float">
            <text:p>917852</text:p>
          </table:table-cell>
          <table:table-cell office:value-type="float" office:value="6613" calcext:value-type="float">
            <text:p>6613</text:p>
          </table:table-cell>
          <table:table-cell office:value-type="float" office:value="800945" calcext:value-type="float">
            <text:p>800945</text:p>
          </table:table-cell>
          <table:table-cell office:value-type="float" office:value="-66875" calcext:value-type="float">
            <text:p>-66875</text:p>
          </table:table-cell>
          <table:table-cell office:value-type="float" office:value="347917" calcext:value-type="float">
            <text:p>347917</text:p>
          </table:table-cell>
          <table:table-cell office:value-type="float" office:value="534812" calcext:value-type="float">
            <text:p>534812</text:p>
          </table:table-cell>
          <table:table-cell office:value-type="float" office:value="838969" calcext:value-type="float">
            <text:p>838969</text:p>
          </table:table-cell>
          <table:table-cell/>
          <table:table-cell office:value-type="float" office:value="414823" calcext:value-type="float">
            <text:p>414823</text:p>
          </table:table-cell>
          <table:table-cell office:value-type="float" office:value="269877" calcext:value-type="float">
            <text:p>269877</text:p>
          </table:table-cell>
          <table:table-cell office:value-type="float" office:value="2384181" calcext:value-type="float">
            <text:p>2384181</text:p>
          </table:table-cell>
          <table:table-cell office:value-type="float" office:value="6696" calcext:value-type="float">
            <text:p>6696</text:p>
          </table:table-cell>
          <table:table-cell office:value-type="float" office:value="382469" calcext:value-type="float">
            <text:p>382469</text:p>
          </table:table-cell>
          <table:table-cell office:value-type="float" office:value="22004793" calcext:value-type="float">
            <text:p>22004793</text:p>
          </table:table-cell>
          <table:table-cell office:value-type="float" office:value="2609986" calcext:value-type="float">
            <text:p>2609986</text:p>
          </table:table-cell>
          <table:table-cell office:value-type="float" office:value="222469" calcext:value-type="float">
            <text:p>222469</text:p>
          </table:table-cell>
          <table:table-cell office:value-type="float" office:value="259541071" calcext:value-type="float">
            <text:p>259541071</text:p>
          </table:table-cell>
          <table:table-cell office:value-type="float" office:value="1464569" calcext:value-type="float">
            <text:p>1464569</text:p>
          </table:table-cell>
          <table:table-cell office:value-type="float" office:value="1683800" calcext:value-type="float">
            <text:p>1683800</text:p>
          </table:table-cell>
          <table:table-cell table:number-columns-repeated="2"/>
          <table:table-cell office:value-type="float" office:value="429833" calcext:value-type="float">
            <text:p>429833</text:p>
          </table:table-cell>
          <table:table-cell office:value-type="float" office:value="-285941" calcext:value-type="float">
            <text:p>-285941</text:p>
          </table:table-cell>
          <table:table-cell/>
          <table:table-cell office:value-type="float" office:value="-14106" calcext:value-type="float">
            <text:p>-14106</text:p>
          </table:table-cell>
          <table:table-cell office:value-type="float" office:value="3417733" calcext:value-type="float">
            <text:p>3417733</text:p>
          </table:table-cell>
          <table:table-cell office:value-type="float" office:value="117081" calcext:value-type="float">
            <text:p>117081</text:p>
          </table:table-cell>
          <table:table-cell office:value-type="float" office:value="-492450" calcext:value-type="float">
            <text:p>-492450</text:p>
          </table:table-cell>
          <table:table-cell/>
          <table:table-cell office:value-type="float" office:value="1380488" calcext:value-type="float">
            <text:p>1380488</text:p>
          </table:table-cell>
          <table:table-cell/>
          <table:table-cell office:value-type="float" office:value="684653" calcext:value-type="float">
            <text:p>684653</text:p>
          </table:table-cell>
          <table:table-cell office:value-type="float" office:value="526262" calcext:value-type="float">
            <text:p>526262</text:p>
          </table:table-cell>
          <table:table-cell table:number-columns-repeated="3"/>
          <table:table-cell table:style-name="Default"/>
          <table:table-cell office:value-type="float" office:value="124694" calcext:value-type="float">
            <text:p>124694</text:p>
          </table:table-cell>
          <table:table-cell office:value-type="float" office:value="150530" calcext:value-type="float">
            <text:p>150530</text:p>
          </table:table-cell>
          <table:table-cell office:value-type="float" office:value="655681" calcext:value-type="float">
            <text:p>655681</text:p>
          </table:table-cell>
          <table:table-cell office:value-type="float" office:value="424671" calcext:value-type="float">
            <text:p>424671</text:p>
          </table:table-cell>
          <table:table-cell/>
          <table:table-cell office:value-type="float" office:value="58690000" calcext:value-type="float">
            <text:p>58690000</text:p>
          </table:table-cell>
          <table:table-cell office:value-type="float" office:value="25838000" calcext:value-type="float">
            <text:p>25838000</text:p>
          </table:table-cell>
          <table:table-cell office:value-type="float" office:value="19150521" calcext:value-type="float">
            <text:p>19150521</text:p>
          </table:table-cell>
          <table:table-cell/>
          <table:table-cell office:value-type="float" office:value="916441" calcext:value-type="float">
            <text:p>916441</text:p>
          </table:table-cell>
          <table:table-cell office:value-type="float" office:value="189233" calcext:value-type="float">
            <text:p>189233</text:p>
          </table:table-cell>
          <table:table-cell office:value-type="float" office:value="438783" calcext:value-type="float">
            <text:p>438783</text:p>
          </table:table-cell>
          <table:table-cell office:value-type="float" office:value="369032" calcext:value-type="float">
            <text:p>369032</text:p>
          </table:table-cell>
          <table:table-cell office:value-type="float" office:value="97241" calcext:value-type="float">
            <text:p>97241</text:p>
          </table:table-cell>
          <table:table-cell office:value-type="float" office:value="237455" calcext:value-type="float">
            <text:p>237455</text:p>
          </table:table-cell>
          <table:table-cell office:value-type="float" office:value="4718824" calcext:value-type="float">
            <text:p>4718824</text:p>
          </table:table-cell>
          <table:table-cell office:value-type="float" office:value="3553628" calcext:value-type="float">
            <text:p>3553628</text:p>
          </table:table-cell>
          <table:table-cell table:style-name="Default"/>
          <table:table-cell/>
          <table:table-cell table:style-name="Default"/>
          <table:table-cell office:value-type="float" office:value="708564" calcext:value-type="float">
            <text:p>708564</text:p>
          </table:table-cell>
          <table:table-cell table:number-columns-repeated="2"/>
          <table:table-cell office:value-type="float" office:value="588296" calcext:value-type="float">
            <text:p>588296</text:p>
          </table:table-cell>
          <table:table-cell office:value-type="float" office:value="127336" calcext:value-type="float">
            <text:p>127336</text:p>
          </table:table-cell>
          <table:table-cell office:value-type="float" office:value="720460" calcext:value-type="float">
            <text:p>720460</text:p>
          </table:table-cell>
          <table:table-cell office:value-type="float" office:value="866436" calcext:value-type="float">
            <text:p>866436</text:p>
          </table:table-cell>
          <table:table-cell office:value-type="float" office:value="8317" calcext:value-type="float">
            <text:p>8317</text:p>
          </table:table-cell>
          <table:table-cell office:value-type="float" office:value="264679" calcext:value-type="float">
            <text:p>264679</text:p>
          </table:table-cell>
          <table:table-cell office:value-type="float" office:value="1487297" calcext:value-type="float">
            <text:p>1487297</text:p>
          </table:table-cell>
          <table:table-cell/>
          <table:table-cell office:value-type="float" office:value="-6063" calcext:value-type="float">
            <text:p>-6063</text:p>
          </table:table-cell>
          <table:table-cell office:value-type="float" office:value="649544" calcext:value-type="float">
            <text:p>649544</text:p>
          </table:table-cell>
          <table:table-cell office:value-type="float" office:value="210730" calcext:value-type="float">
            <text:p>210730</text:p>
          </table:table-cell>
          <table:table-cell office:value-type="float" office:value="-121523" calcext:value-type="float">
            <text:p>-121523</text:p>
          </table:table-cell>
          <table:table-cell office:value-type="float" office:value="738673" calcext:value-type="float">
            <text:p>738673</text:p>
          </table:table-cell>
          <table:table-cell office:value-type="float" office:value="3785904" calcext:value-type="float">
            <text:p>3785904</text:p>
          </table:table-cell>
          <table:table-cell office:value-type="float" office:value="3041845" calcext:value-type="float">
            <text:p>3041845</text:p>
          </table:table-cell>
          <table:table-cell office:value-type="float" office:value="115953" calcext:value-type="float">
            <text:p>115953</text:p>
          </table:table-cell>
          <table:table-cell office:value-type="float" office:value="281450" calcext:value-type="float">
            <text:p>281450</text:p>
          </table:table-cell>
          <table:table-cell office:value-type="float" office:value="39042" calcext:value-type="float">
            <text:p>39042</text:p>
          </table:table-cell>
          <table:table-cell office:value-type="float" office:value="21332454" calcext:value-type="float">
            <text:p>21332454</text:p>
          </table:table-cell>
          <table:table-cell/>
          <table:table-cell office:value-type="float" office:value="144746852" calcext:value-type="float">
            <text:p>144746852</text:p>
          </table:table-cell>
          <table:table-cell/>
          <table:table-cell office:value-type="float" office:value="47570" calcext:value-type="float">
            <text:p>47570</text:p>
          </table:table-cell>
          <table:table-cell office:value-type="float" office:value="525535" calcext:value-type="float">
            <text:p>525535</text:p>
          </table:table-cell>
          <table:table-cell office:value-type="float" office:value="-14376" calcext:value-type="float">
            <text:p>-14376</text:p>
          </table:table-cell>
          <table:table-cell office:value-type="float" office:value="-371205" calcext:value-type="float">
            <text:p>-371205</text:p>
          </table:table-cell>
          <table:table-cell office:value-type="float" office:value="966175" calcext:value-type="float">
            <text:p>966175</text:p>
          </table:table-cell>
          <table:table-cell office:value-type="float" office:value="109185" calcext:value-type="float">
            <text:p>109185</text:p>
          </table:table-cell>
          <table:table-cell/>
          <table:table-cell office:value-type="float" office:value="1710394" calcext:value-type="float">
            <text:p>1710394</text:p>
          </table:table-cell>
          <table:table-cell office:value-type="float" office:value="2523274" calcext:value-type="float">
            <text:p>2523274</text:p>
          </table:table-cell>
          <table:table-cell office:value-type="float" office:value="2815808" calcext:value-type="float">
            <text:p>2815808</text:p>
          </table:table-cell>
          <table:table-cell office:value-type="float" office:value="83343" calcext:value-type="float">
            <text:p>83343</text:p>
          </table:table-cell>
          <table:table-cell/>
          <table:table-cell office:value-type="float" office:value="-36561" calcext:value-type="float">
            <text:p>-36561</text:p>
          </table:table-cell>
          <table:table-cell table:style-name="Default" table:number-columns-repeated="2"/>
          <table:table-cell office:value-type="float" office:value="260089" calcext:value-type="float">
            <text:p>260089</text:p>
          </table:table-cell>
          <table:table-cell/>
          <table:table-cell office:value-type="float" office:value="9905637" calcext:value-type="float">
            <text:p>9905637</text:p>
          </table:table-cell>
          <table:table-cell table:style-name="Default"/>
          <table:table-cell office:value-type="float" office:value="61721" calcext:value-type="float">
            <text:p>61721</text:p>
          </table:table-cell>
          <table:table-cell office:value-type="float" office:value="28376" calcext:value-type="float">
            <text:p>28376</text:p>
          </table:table-cell>
          <table:table-cell/>
          <table:table-cell office:value-type="float" office:value="117081" calcext:value-type="float">
            <text:p>117081</text:p>
          </table:table-cell>
          <table:table-cell office:value-type="float" office:value="122115" calcext:value-type="float">
            <text:p>122115</text:p>
          </table:table-cell>
          <table:table-cell office:value-type="float" office:value="26949" calcext:value-type="float">
            <text:p>26949</text:p>
          </table:table-cell>
          <table:table-cell office:value-type="float" office:value="2933624" calcext:value-type="float">
            <text:p>2933624</text:p>
          </table:table-cell>
          <table:table-cell table:style-name="Default"/>
          <table:table-cell/>
          <table:table-cell office:value-type="float" office:value="166893136" calcext:value-type="float">
            <text:p>166893136</text:p>
          </table:table-cell>
          <table:table-cell/>
          <table:table-cell office:value-type="float" office:value="295485" calcext:value-type="float">
            <text:p>295485</text:p>
          </table:table-cell>
          <table:table-cell office:value-type="float" office:value="6784" calcext:value-type="float">
            <text:p>6784</text:p>
          </table:table-cell>
          <table:table-cell table:style-name="Default"/>
          <table:table-cell office:value-type="float" office:value="4066764" calcext:value-type="float">
            <text:p>4066764</text:p>
          </table:table-cell>
          <table:table-cell/>
          <table:table-cell office:value-type="float" office:value="638514" calcext:value-type="float">
            <text:p>638514</text:p>
          </table:table-cell>
          <table:table-cell/>
          <table:table-cell table:style-name="ce1" office:value-type="float" office:value="-197" calcext:value-type="float">
            <text:p>-197</text:p>
          </table:table-cell>
          <table:table-cell office:value-type="float" office:value="485366" calcext:value-type="float">
            <text:p>485366</text:p>
          </table:table-cell>
          <table:table-cell office:value-type="float" office:value="26936" calcext:value-type="float">
            <text:p>26936</text:p>
          </table:table-cell>
          <table:table-cell table:style-name="Default"/>
          <table:table-cell table:number-columns-repeated="2"/>
          <table:table-cell office:value-type="float" office:value="1249795" calcext:value-type="float">
            <text:p>1249795</text:p>
          </table:table-cell>
          <table:table-cell office:value-type="float" office:value="17206" calcext:value-type="float">
            <text:p>17206</text:p>
          </table:table-cell>
          <table:table-cell office:value-type="float" office:value="-24403" calcext:value-type="float">
            <text:p>-24403</text:p>
          </table:table-cell>
          <table:table-cell office:value-type="float" office:value="2434026" calcext:value-type="float">
            <text:p>2434026</text:p>
          </table:table-cell>
          <table:table-cell office:value-type="float" office:value="-95934" calcext:value-type="float">
            <text:p>-95934</text:p>
          </table:table-cell>
          <table:table-cell office:value-type="float" office:value="140065" calcext:value-type="float">
            <text:p>140065</text:p>
          </table:table-cell>
          <table:table-cell office:value-type="float" office:value="154028" calcext:value-type="float">
            <text:p>154028</text:p>
          </table:table-cell>
          <table:table-cell/>
          <table:table-cell office:value-type="float" office:value="622833" calcext:value-type="float">
            <text:p>622833</text:p>
          </table:table-cell>
          <table:table-cell office:value-type="float" office:value="2252620" calcext:value-type="float">
            <text:p>2252620</text:p>
          </table:table-cell>
          <table:table-cell office:value-type="float" office:value="22873" calcext:value-type="float">
            <text:p>22873</text:p>
          </table:table-cell>
          <table:table-cell table:style-name="Default"/>
          <table:table-cell office:value-type="float" office:value="-142117" calcext:value-type="float">
            <text:p>-142117</text:p>
          </table:table-cell>
          <table:table-cell office:value-type="float" office:value="1160275" calcext:value-type="float">
            <text:p>1160275</text:p>
          </table:table-cell>
          <table:table-cell office:value-type="float" office:value="602893" calcext:value-type="float">
            <text:p>602893</text:p>
          </table:table-cell>
          <table:table-cell table:style-name="ce1" office:value-type="float" office:value="1798660" calcext:value-type="float">
            <text:p>1798660</text:p>
          </table:table-cell>
          <table:table-cell office:value-type="float" office:value="1129972" calcext:value-type="float">
            <text:p>1129972</text:p>
          </table:table-cell>
          <table:table-cell office:value-type="float" office:value="70391" calcext:value-type="float">
            <text:p>70391</text:p>
          </table:table-cell>
          <table:table-cell office:value-type="float" office:value="342337" calcext:value-type="float">
            <text:p>342337</text:p>
          </table:table-cell>
          <table:table-cell office:value-type="float" office:value="209724" calcext:value-type="float">
            <text:p>209724</text:p>
          </table:table-cell>
          <table:table-cell table:style-name="Default"/>
          <table:table-cell office:value-type="float" office:value="89860" calcext:value-type="float">
            <text:p>89860</text:p>
          </table:table-cell>
          <table:table-cell office:value-type="float" office:value="1711678" calcext:value-type="float">
            <text:p>1711678</text:p>
          </table:table-cell>
          <table:table-cell table:number-columns-repeated="2"/>
          <table:table-cell office:value-type="float" office:value="61601" calcext:value-type="float">
            <text:p>61601</text:p>
          </table:table-cell>
          <table:table-cell office:value-type="float" office:value="93203" calcext:value-type="float">
            <text:p>93203</text:p>
          </table:table-cell>
          <table:table-cell/>
          <table:table-cell table:style-name="Default"/>
          <table:table-cell office:value-type="float" office:value="10394" calcext:value-type="float">
            <text:p>10394</text:p>
          </table:table-cell>
          <table:table-cell office:value-type="float" office:value="12356" calcext:value-type="float">
            <text:p>12356</text:p>
          </table:table-cell>
          <table:table-cell office:value-type="float" office:value="2831123" calcext:value-type="float">
            <text:p>2831123</text:p>
          </table:table-cell>
          <table:table-cell office:value-type="float" office:value="7852733" calcext:value-type="float">
            <text:p>7852733</text:p>
          </table:table-cell>
          <table:table-cell office:value-type="float" office:value="7174271" calcext:value-type="float">
            <text:p>7174271</text:p>
          </table:table-cell>
          <table:table-cell office:value-type="float" office:value="121068" calcext:value-type="float">
            <text:p>121068</text:p>
          </table:table-cell>
          <table:table-cell office:value-type="float" office:value="414823" calcext:value-type="float">
            <text:p>414823</text:p>
          </table:table-cell>
          <table:table-cell office:value-type="float" office:value="148538" calcext:value-type="float">
            <text:p>148538</text:p>
          </table:table-cell>
          <table:table-cell office:value-type="float" office:value="983111" calcext:value-type="float">
            <text:p>983111</text:p>
          </table:table-cell>
          <table:table-cell table:style-name="Default"/>
          <table:table-cell office:value-type="float" office:value="369893" calcext:value-type="float">
            <text:p>369893</text:p>
          </table:table-cell>
          <table:table-cell office:value-type="float" office:value="-537735" calcext:value-type="float">
            <text:p>-537735</text:p>
          </table:table-cell>
          <table:table-cell office:value-type="float" office:value="208319" calcext:value-type="float">
            <text:p>208319</text:p>
          </table:table-cell>
          <table:table-cell office:value-type="float" office:value="-9520" calcext:value-type="float">
            <text:p>-9520</text:p>
          </table:table-cell>
          <table:table-cell office:value-type="float" office:value="11300302" calcext:value-type="float">
            <text:p>11300302</text:p>
          </table:table-cell>
          <table:table-cell office:value-type="float" office:value="112110" calcext:value-type="float">
            <text:p>112110</text:p>
          </table:table-cell>
          <table:table-cell table:style-name="Default"/>
          <table:table-cell office:value-type="float" office:value="-88021" calcext:value-type="float">
            <text:p>-88021</text:p>
          </table:table-cell>
          <table:table-cell office:value-type="float" office:value="475730" calcext:value-type="float">
            <text:p>475730</text:p>
          </table:table-cell>
          <table:table-cell office:value-type="float" office:value="1389052" calcext:value-type="float">
            <text:p>1389052</text:p>
          </table:table-cell>
          <table:table-cell office:value-type="float" office:value="1756132" calcext:value-type="float">
            <text:p>1756132</text:p>
          </table:table-cell>
          <table:table-cell office:value-type="float" office:value="70435" calcext:value-type="float">
            <text:p>70435</text:p>
          </table:table-cell>
          <table:table-cell office:value-type="float" office:value="420781" calcext:value-type="float">
            <text:p>420781</text:p>
          </table:table-cell>
          <table:table-cell table:style-name="Default"/>
          <table:table-cell office:value-type="float" office:value="881609" calcext:value-type="float">
            <text:p>881609</text:p>
          </table:table-cell>
          <table:table-cell office:value-type="float" office:value="4845251" calcext:value-type="float">
            <text:p>4845251</text:p>
          </table:table-cell>
          <table:table-cell table:style-name="Default"/>
          <table:table-cell/>
          <table:table-cell office:value-type="float" office:value="62340" calcext:value-type="float">
            <text:p>62340</text:p>
          </table:table-cell>
          <table:table-cell office:value-type="float" office:value="16001058" calcext:value-type="float">
            <text:p>16001058</text:p>
          </table:table-cell>
          <table:table-cell office:value-type="float" office:value="100295227" calcext:value-type="float">
            <text:p>100295227</text:p>
          </table:table-cell>
          <table:table-cell office:value-type="float" office:value="389052" calcext:value-type="float">
            <text:p>389052</text:p>
          </table:table-cell>
          <table:table-cell office:value-type="float" office:value="656983" calcext:value-type="float">
            <text:p>656983</text:p>
          </table:table-cell>
          <table:table-cell office:value-type="float" office:value="793946" calcext:value-type="float">
            <text:p>793946</text:p>
          </table:table-cell>
          <table:table-cell office:value-type="float" office:value="446081" calcext:value-type="float">
            <text:p>446081</text:p>
          </table:table-cell>
          <table:table-cell office:value-type="float" office:value="3327286" calcext:value-type="float">
            <text:p>3327286</text:p>
          </table:table-cell>
          <table:table-cell office:value-type="float" office:value="2166" calcext:value-type="float">
            <text:p>2166</text:p>
          </table:table-cell>
          <table:table-cell office:value-type="float" office:value="1664163" calcext:value-type="float">
            <text:p>1664163</text:p>
          </table:table-cell>
          <table:table-cell/>
          <table:table-cell table:style-name="Default"/>
          <table:table-cell table:style-name="ce1" office:value-type="float" office:value="44193" calcext:value-type="float">
            <text:p>44193</text:p>
          </table:table-cell>
          <table:table-cell office:value-type="float" office:value="636" calcext:value-type="float">
            <text:p>636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Default" table:number-columns-repeated="2"/>
          <table:table-cell office:value-type="float" office:value="69737" calcext:value-type="float">
            <text:p>69737</text:p>
          </table:table-cell>
          <table:table-cell office:value-type="float" office:value="5345" calcext:value-type="float">
            <text:p>5345</text:p>
          </table:table-cell>
          <table:table-cell office:value-type="float" office:value="569236" calcext:value-type="float">
            <text:p>569236</text:p>
          </table:table-cell>
          <table:table-cell/>
          <table:table-cell office:value-type="float" office:value="2327460" calcext:value-type="float">
            <text:p>2327460</text:p>
          </table:table-cell>
          <table:table-cell table:style-name="Default"/>
          <table:table-cell office:value-type="float" office:value="1553992" calcext:value-type="float">
            <text:p>1553992</text:p>
          </table:table-cell>
          <table:table-cell table:style-name="Default"/>
          <table:table-cell office:value-type="float" office:value="119532" calcext:value-type="float">
            <text:p>119532</text:p>
          </table:table-cell>
          <table:table-cell table:style-name="ce1" office:value-type="float" office:value="665696" calcext:value-type="float">
            <text:p>665696</text:p>
          </table:table-cell>
          <table:table-cell table:number-columns-repeated="2"/>
          <table:table-cell office:value-type="float" office:value="139089" calcext:value-type="float">
            <text:p>139089</text:p>
          </table:table-cell>
          <table:table-cell office:value-type="float" office:value="49541" calcext:value-type="float">
            <text:p>49541</text:p>
          </table:table-cell>
          <table:table-cell table:style-name="Default"/>
          <table:table-cell table:number-columns-repeated="2"/>
          <table:table-cell office:value-type="float" office:value="69266743" calcext:value-type="float">
            <text:p>69266743</text:p>
          </table:table-cell>
          <table:table-cell table:style-name="ce1" office:value-type="float" office:value="706189" calcext:value-type="float">
            <text:p>706189</text:p>
          </table:table-cell>
          <table:table-cell office:value-type="float" office:value="435753" calcext:value-type="float">
            <text:p>435753</text:p>
          </table:table-cell>
          <table:table-cell office:value-type="float" office:value="21261" calcext:value-type="float">
            <text:p>21261</text:p>
          </table:table-cell>
          <table:table-cell office:value-type="float" office:value="42927" calcext:value-type="float">
            <text:p>42927</text:p>
          </table:table-cell>
          <table:table-cell table:style-name="Default"/>
          <table:table-cell office:value-type="float" office:value="1218441" calcext:value-type="float">
            <text:p>1218441</text:p>
          </table:table-cell>
          <table:table-cell office:value-type="float" office:value="980518" calcext:value-type="float">
            <text:p>980518</text:p>
          </table:table-cell>
          <table:table-cell office:value-type="float" office:value="1897318" calcext:value-type="float">
            <text:p>1897318</text:p>
          </table:table-cell>
          <table:table-cell office:value-type="float" office:value="41753751" calcext:value-type="float">
            <text:p>41753751</text:p>
          </table:table-cell>
          <table:table-cell office:value-type="float" office:value="36119265" calcext:value-type="float">
            <text:p>36119265</text:p>
          </table:table-cell>
          <table:table-cell office:value-type="float" office:value="211280" calcext:value-type="float">
            <text:p>211280</text:p>
          </table:table-cell>
          <table:table-cell office:value-type="float" office:value="3408462" calcext:value-type="float">
            <text:p>3408462</text:p>
          </table:table-cell>
          <table:table-cell office:value-type="float" office:value="148531" calcext:value-type="float">
            <text:p>148531</text:p>
          </table:table-cell>
          <table:table-cell office:value-type="float" office:value="18385" calcext:value-type="float">
            <text:p>18385</text:p>
          </table:table-cell>
          <table:table-cell office:value-type="float" office:value="432694" calcext:value-type="float">
            <text:p>432694</text:p>
          </table:table-cell>
          <table:table-cell office:value-type="float" office:value="546042" calcext:value-type="float">
            <text:p>546042</text:p>
          </table:table-cell>
          <table:table-cell office:value-type="float" office:value="47467" calcext:value-type="float">
            <text:p>47467</text:p>
          </table:table-cell>
          <table:table-cell office:value-type="float" office:value="2072725" calcext:value-type="float">
            <text:p>2072725</text:p>
          </table:table-cell>
          <table:table-cell office:value-type="float" office:value="825212" calcext:value-type="float">
            <text:p>825212</text:p>
          </table:table-cell>
          <table:table-cell office:value-type="float" office:value="10564" calcext:value-type="float">
            <text:p>10564</text:p>
          </table:table-cell>
          <table:table-cell office:value-type="float" office:value="199893" calcext:value-type="float">
            <text:p>199893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139443" calcext:value-type="float">
            <text:p>-139443</text:p>
          </table:table-cell>
          <table:table-cell office:value-type="float" office:value="3544162" calcext:value-type="float">
            <text:p>3544162</text:p>
          </table:table-cell>
          <table:table-cell office:value-type="float" office:value="1185540" calcext:value-type="float">
            <text:p>1185540</text:p>
          </table:table-cell>
          <table:table-cell office:value-type="float" office:value="5864419" calcext:value-type="float">
            <text:p>5864419</text:p>
          </table:table-cell>
          <table:table-cell office:value-type="float" office:value="388903" calcext:value-type="float">
            <text:p>388903</text:p>
          </table:table-cell>
          <table:table-cell office:value-type="float" office:value="4978644" calcext:value-type="float">
            <text:p>4978644</text:p>
          </table:table-cell>
          <table:table-cell office:value-type="float" office:value="581385" calcext:value-type="float">
            <text:p>581385</text:p>
          </table:table-cell>
          <table:table-cell office:value-type="float" office:value="12995659" calcext:value-type="float">
            <text:p>12995659</text:p>
          </table:table-cell>
          <table:table-cell office:value-type="float" office:value="-147" calcext:value-type="float">
            <text:p>-147</text:p>
          </table:table-cell>
          <table:table-cell office:value-type="float" office:value="-145" calcext:value-type="float">
            <text:p>-145</text:p>
          </table:table-cell>
          <table:table-cell office:value-type="float" office:value="-65" calcext:value-type="float">
            <text:p>-65</text:p>
          </table:table-cell>
          <table:table-cell office:value-type="float" office:value="22351" calcext:value-type="float">
            <text:p>22351</text:p>
          </table:table-cell>
          <table:table-cell office:value-type="float" office:value="3345171" calcext:value-type="float">
            <text:p>3345171</text:p>
          </table:table-cell>
          <table:table-cell office:value-type="float" office:value="709213" calcext:value-type="float">
            <text:p>709213</text:p>
          </table:table-cell>
          <table:table-cell office:value-type="float" office:value="-3785" calcext:value-type="float">
            <text:p>-3785</text:p>
          </table:table-cell>
          <table:table-cell office:value-type="float" office:value="77309905" calcext:value-type="float">
            <text:p>77309905</text:p>
          </table:table-cell>
          <table:table-cell office:value-type="float" office:value="1737793" calcext:value-type="float">
            <text:p>1737793</text:p>
          </table:table-cell>
          <table:table-cell office:value-type="float" office:value="6656725" calcext:value-type="float">
            <text:p>6656725</text:p>
          </table:table-cell>
          <table:table-cell office:value-type="float" office:value="1009889" calcext:value-type="float">
            <text:p>1009889</text:p>
          </table:table-cell>
          <table:table-cell office:value-type="float" office:value="618332" calcext:value-type="float">
            <text:p>618332</text:p>
          </table:table-cell>
          <table:table-cell office:value-type="float" office:value="2122161" calcext:value-type="float">
            <text:p>2122161</text:p>
          </table:table-cell>
          <table:table-cell office:value-type="float" office:value="711913" calcext:value-type="float">
            <text:p>711913</text:p>
          </table:table-cell>
          <table:table-cell office:value-type="float" office:value="1131233" calcext:value-type="float">
            <text:p>1131233</text:p>
          </table:table-cell>
          <table:table-cell office:value-type="float" office:value="11165501" calcext:value-type="float">
            <text:p>11165501</text:p>
          </table:table-cell>
          <table:table-cell office:value-type="float" office:value="1405834" calcext:value-type="float">
            <text:p>1405834</text:p>
          </table:table-cell>
          <table:table-cell office:value-type="float" office:value="658190" calcext:value-type="float">
            <text:p>658190</text:p>
          </table:table-cell>
          <table:table-cell office:value-type="float" office:value="1957659" calcext:value-type="float">
            <text:p>1957659</text:p>
          </table:table-cell>
          <table:table-cell office:value-type="float" office:value="924240" calcext:value-type="float">
            <text:p>924240</text:p>
          </table:table-cell>
          <table:table-cell office:value-type="float" office:value="294239" calcext:value-type="float">
            <text:p>294239</text:p>
          </table:table-cell>
          <table:table-cell office:value-type="float" office:value="1303652" calcext:value-type="float">
            <text:p>1303652</text:p>
          </table:table-cell>
          <table:table-cell office:value-type="float" office:value="518939" calcext:value-type="float">
            <text:p>518939</text:p>
          </table:table-cell>
          <table:table-cell office:value-type="float" office:value="369414" calcext:value-type="float">
            <text:p>369414</text:p>
          </table:table-cell>
          <table:table-cell office:value-type="float" office:value="130068" calcext:value-type="float">
            <text:p>130068</text:p>
          </table:table-cell>
          <table:table-cell table:style-name="Default"/>
          <table:table-cell office:value-type="float" office:value="308324" calcext:value-type="float">
            <text:p>308324</text:p>
          </table:table-cell>
          <table:table-cell office:value-type="float" office:value="10524363" calcext:value-type="float">
            <text:p>10524363</text:p>
          </table:table-cell>
          <table:table-cell office:value-type="float" office:value="603504" calcext:value-type="float">
            <text:p>603504</text:p>
          </table:table-cell>
          <table:table-cell office:value-type="float" office:value="2035602" calcext:value-type="float">
            <text:p>2035602</text:p>
          </table:table-cell>
          <table:table-cell office:value-type="float" office:value="3776622" calcext:value-type="float">
            <text:p>3776622</text:p>
          </table:table-cell>
          <table:table-cell office:value-type="float" office:value="6946751" calcext:value-type="float">
            <text:p>6946751</text:p>
          </table:table-cell>
          <table:table-cell office:value-type="float" office:value="2049375" calcext:value-type="float">
            <text:p>2049375</text:p>
          </table:table-cell>
          <table:table-cell office:value-type="float" office:value="169969" calcext:value-type="float">
            <text:p>169969</text:p>
          </table:table-cell>
          <table:table-cell office:value-type="float" office:value="4663011" calcext:value-type="float">
            <text:p>4663011</text:p>
          </table:table-cell>
          <table:table-cell table:style-name="ce1" office:value-type="float" office:value="71853" calcext:value-type="float">
            <text:p>71853</text:p>
          </table:table-cell>
          <table:table-cell office:value-type="float" office:value="860429" calcext:value-type="float">
            <text:p>860429</text:p>
          </table:table-cell>
          <table:table-cell office:value-type="float" office:value="-46958" calcext:value-type="float">
            <text:p>-46958</text:p>
          </table:table-cell>
          <table:table-cell/>
          <table:table-cell office:value-type="float" office:value="188038" calcext:value-type="float">
            <text:p>188038</text:p>
          </table:table-cell>
          <table:table-cell office:value-type="float" office:value="8438584" calcext:value-type="float">
            <text:p>8438584</text:p>
          </table:table-cell>
          <table:table-cell/>
          <table:table-cell office:value-type="float" office:value="63757" calcext:value-type="float">
            <text:p>63757</text:p>
          </table:table-cell>
          <table:table-cell office:value-type="float" office:value="113212" calcext:value-type="float">
            <text:p>113212</text:p>
          </table:table-cell>
          <table:table-cell office:value-type="float" office:value="917437" calcext:value-type="float">
            <text:p>917437</text:p>
          </table:table-cell>
          <table:table-cell office:value-type="float" office:value="-27575" calcext:value-type="float">
            <text:p>-27575</text:p>
          </table:table-cell>
          <table:table-cell office:value-type="float" office:value="1130898" calcext:value-type="float">
            <text:p>1130898</text:p>
          </table:table-cell>
          <table:table-cell/>
          <table:table-cell table:style-name="Default"/>
          <table:table-cell office:value-type="float" office:value="6536779" calcext:value-type="float">
            <text:p>6536779</text:p>
          </table:table-cell>
          <table:table-cell office:value-type="float" office:value="421481" calcext:value-type="float">
            <text:p>421481</text:p>
          </table:table-cell>
          <table:table-cell office:value-type="float" office:value="119401" calcext:value-type="float">
            <text:p>119401</text:p>
          </table:table-cell>
          <table:table-cell/>
          <table:table-cell office:value-type="float" office:value="4105383" calcext:value-type="float">
            <text:p>4105383</text:p>
          </table:table-cell>
          <table:table-cell office:value-type="float" office:value="553639" calcext:value-type="float">
            <text:p>553639</text:p>
          </table:table-cell>
          <table:table-cell office:value-type="float" office:value="151861" calcext:value-type="float">
            <text:p>151861</text:p>
          </table:table-cell>
          <table:table-cell office:value-type="float" office:value="676858" calcext:value-type="float">
            <text:p>676858</text:p>
          </table:table-cell>
          <table:table-cell office:value-type="float" office:value="380359" calcext:value-type="float">
            <text:p>380359</text:p>
          </table:table-cell>
          <table:table-cell office:value-type="float" office:value="-2121" calcext:value-type="float">
            <text:p>-2121</text:p>
          </table:table-cell>
          <table:table-cell office:value-type="float" office:value="3141900" calcext:value-type="float">
            <text:p>3141900</text:p>
          </table:table-cell>
          <table:table-cell table:style-name="ce1" office:value-type="float" office:value="417" calcext:value-type="float">
            <text:p>417</text:p>
          </table:table-cell>
          <table:table-cell office:value-type="float" office:value="621732" calcext:value-type="float">
            <text:p>621732</text:p>
          </table:table-cell>
          <table:table-cell office:value-type="float" office:value="6221832" calcext:value-type="float">
            <text:p>6221832</text:p>
          </table:table-cell>
          <table:table-cell/>
          <table:table-cell office:value-type="float" office:value="432552" calcext:value-type="float">
            <text:p>432552</text:p>
          </table:table-cell>
          <table:table-cell office:value-type="float" office:value="1333933" calcext:value-type="float">
            <text:p>1333933</text:p>
          </table:table-cell>
          <table:table-cell office:value-type="float" office:value="77801" calcext:value-type="float">
            <text:p>77801</text:p>
          </table:table-cell>
          <table:table-cell office:value-type="float" office:value="3721729" calcext:value-type="float">
            <text:p>3721729</text:p>
          </table:table-cell>
          <table:table-cell table:style-name="Default"/>
          <table:table-cell office:value-type="float" office:value="5902315" calcext:value-type="float">
            <text:p>5902315</text:p>
          </table:table-cell>
          <table:table-cell/>
          <table:table-cell office:value-type="float" office:value="146322" calcext:value-type="float">
            <text:p>146322</text:p>
          </table:table-cell>
          <table:table-cell table:style-name="Default"/>
          <table:table-cell office:value-type="float" office:value="923919" calcext:value-type="float">
            <text:p>923919</text:p>
          </table:table-cell>
          <table:table-cell office:value-type="float" office:value="2050604" calcext:value-type="float">
            <text:p>2050604</text:p>
          </table:table-cell>
          <table:table-cell office:value-type="float" office:value="4449048" calcext:value-type="float">
            <text:p>4449048</text:p>
          </table:table-cell>
          <table:table-cell office:value-type="float" office:value="1158849" calcext:value-type="float">
            <text:p>1158849</text:p>
          </table:table-cell>
          <table:table-cell office:value-type="float" office:value="992394" calcext:value-type="float">
            <text:p>992394</text:p>
          </table:table-cell>
          <table:table-cell office:value-type="float" office:value="390803" calcext:value-type="float">
            <text:p>390803</text:p>
          </table:table-cell>
          <table:table-cell office:value-type="float" office:value="917852" calcext:value-type="float">
            <text:p>917852</text:p>
          </table:table-cell>
          <table:table-cell office:value-type="float" office:value="6613" calcext:value-type="float">
            <text:p>6613</text:p>
          </table:table-cell>
          <table:table-cell office:value-type="float" office:value="800945" calcext:value-type="float">
            <text:p>800945</text:p>
          </table:table-cell>
          <table:table-cell office:value-type="float" office:value="-66875" calcext:value-type="float">
            <text:p>-66875</text:p>
          </table:table-cell>
          <table:table-cell office:value-type="float" office:value="347917" calcext:value-type="float">
            <text:p>347917</text:p>
          </table:table-cell>
          <table:table-cell office:value-type="float" office:value="534812" calcext:value-type="float">
            <text:p>534812</text:p>
          </table:table-cell>
          <table:table-cell office:value-type="float" office:value="838969" calcext:value-type="float">
            <text:p>838969</text:p>
          </table:table-cell>
          <table:table-cell/>
          <table:table-cell office:value-type="float" office:value="414823" calcext:value-type="float">
            <text:p>414823</text:p>
          </table:table-cell>
          <table:table-cell office:value-type="float" office:value="269877" calcext:value-type="float">
            <text:p>269877</text:p>
          </table:table-cell>
          <table:table-cell office:value-type="float" office:value="2384181" calcext:value-type="float">
            <text:p>2384181</text:p>
          </table:table-cell>
          <table:table-cell office:value-type="float" office:value="6696" calcext:value-type="float">
            <text:p>6696</text:p>
          </table:table-cell>
          <table:table-cell office:value-type="float" office:value="382469" calcext:value-type="float">
            <text:p>382469</text:p>
          </table:table-cell>
          <table:table-cell office:value-type="float" office:value="22004793" calcext:value-type="float">
            <text:p>22004793</text:p>
          </table:table-cell>
          <table:table-cell office:value-type="float" office:value="2609986" calcext:value-type="float">
            <text:p>2609986</text:p>
          </table:table-cell>
          <table:table-cell office:value-type="float" office:value="222469" calcext:value-type="float">
            <text:p>222469</text:p>
          </table:table-cell>
          <table:table-cell office:value-type="float" office:value="259541071" calcext:value-type="float">
            <text:p>259541071</text:p>
          </table:table-cell>
          <table:table-cell office:value-type="float" office:value="1464569" calcext:value-type="float">
            <text:p>1464569</text:p>
          </table:table-cell>
          <table:table-cell office:value-type="float" office:value="1683800" calcext:value-type="float">
            <text:p>1683800</text:p>
          </table:table-cell>
          <table:table-cell table:number-columns-repeated="2"/>
          <table:table-cell office:value-type="float" office:value="429833" calcext:value-type="float">
            <text:p>429833</text:p>
          </table:table-cell>
          <table:table-cell office:value-type="float" office:value="-285941" calcext:value-type="float">
            <text:p>-285941</text:p>
          </table:table-cell>
          <table:table-cell/>
          <table:table-cell office:value-type="float" office:value="-14106" calcext:value-type="float">
            <text:p>-14106</text:p>
          </table:table-cell>
          <table:table-cell office:value-type="float" office:value="3417733" calcext:value-type="float">
            <text:p>3417733</text:p>
          </table:table-cell>
          <table:table-cell office:value-type="float" office:value="117081" calcext:value-type="float">
            <text:p>117081</text:p>
          </table:table-cell>
          <table:table-cell office:value-type="float" office:value="-492450" calcext:value-type="float">
            <text:p>-492450</text:p>
          </table:table-cell>
          <table:table-cell/>
          <table:table-cell office:value-type="float" office:value="1380488" calcext:value-type="float">
            <text:p>1380488</text:p>
          </table:table-cell>
          <table:table-cell/>
          <table:table-cell office:value-type="float" office:value="684653" calcext:value-type="float">
            <text:p>684653</text:p>
          </table:table-cell>
          <table:table-cell office:value-type="float" office:value="526262" calcext:value-type="float">
            <text:p>526262</text:p>
          </table:table-cell>
          <table:table-cell table:number-columns-repeated="3"/>
          <table:table-cell table:style-name="Default"/>
          <table:table-cell office:value-type="float" office:value="124694" calcext:value-type="float">
            <text:p>124694</text:p>
          </table:table-cell>
          <table:table-cell office:value-type="float" office:value="150530" calcext:value-type="float">
            <text:p>150530</text:p>
          </table:table-cell>
          <table:table-cell office:value-type="float" office:value="655681" calcext:value-type="float">
            <text:p>655681</text:p>
          </table:table-cell>
          <table:table-cell office:value-type="float" office:value="424671" calcext:value-type="float">
            <text:p>424671</text:p>
          </table:table-cell>
          <table:table-cell/>
          <table:table-cell office:value-type="float" office:value="58690000" calcext:value-type="float">
            <text:p>58690000</text:p>
          </table:table-cell>
          <table:table-cell office:value-type="float" office:value="25838000" calcext:value-type="float">
            <text:p>25838000</text:p>
          </table:table-cell>
          <table:table-cell office:value-type="float" office:value="19150521" calcext:value-type="float">
            <text:p>19150521</text:p>
          </table:table-cell>
          <table:table-cell/>
          <table:table-cell office:value-type="float" office:value="916441" calcext:value-type="float">
            <text:p>916441</text:p>
          </table:table-cell>
          <table:table-cell office:value-type="float" office:value="189233" calcext:value-type="float">
            <text:p>189233</text:p>
          </table:table-cell>
          <table:table-cell office:value-type="float" office:value="438783" calcext:value-type="float">
            <text:p>438783</text:p>
          </table:table-cell>
          <table:table-cell office:value-type="float" office:value="369032" calcext:value-type="float">
            <text:p>369032</text:p>
          </table:table-cell>
          <table:table-cell office:value-type="float" office:value="97241" calcext:value-type="float">
            <text:p>97241</text:p>
          </table:table-cell>
          <table:table-cell office:value-type="float" office:value="237455" calcext:value-type="float">
            <text:p>237455</text:p>
          </table:table-cell>
          <table:table-cell office:value-type="float" office:value="4718824" calcext:value-type="float">
            <text:p>4718824</text:p>
          </table:table-cell>
          <table:table-cell office:value-type="float" office:value="3553628" calcext:value-type="float">
            <text:p>3553628</text:p>
          </table:table-cell>
          <table:table-cell table:style-name="Default"/>
          <table:table-cell/>
          <table:table-cell table:style-name="Default"/>
          <table:table-cell office:value-type="float" office:value="708564" calcext:value-type="float">
            <text:p>708564</text:p>
          </table:table-cell>
          <table:table-cell table:number-columns-repeated="2"/>
          <table:table-cell office:value-type="float" office:value="588296" calcext:value-type="float">
            <text:p>588296</text:p>
          </table:table-cell>
          <table:table-cell office:value-type="float" office:value="127336" calcext:value-type="float">
            <text:p>127336</text:p>
          </table:table-cell>
          <table:table-cell office:value-type="float" office:value="720460" calcext:value-type="float">
            <text:p>720460</text:p>
          </table:table-cell>
          <table:table-cell office:value-type="float" office:value="866436" calcext:value-type="float">
            <text:p>866436</text:p>
          </table:table-cell>
          <table:table-cell office:value-type="float" office:value="8317" calcext:value-type="float">
            <text:p>8317</text:p>
          </table:table-cell>
          <table:table-cell office:value-type="float" office:value="264679" calcext:value-type="float">
            <text:p>264679</text:p>
          </table:table-cell>
          <table:table-cell office:value-type="float" office:value="1487297" calcext:value-type="float">
            <text:p>1487297</text:p>
          </table:table-cell>
          <table:table-cell/>
          <table:table-cell office:value-type="float" office:value="-6063" calcext:value-type="float">
            <text:p>-6063</text:p>
          </table:table-cell>
          <table:table-cell office:value-type="float" office:value="649544" calcext:value-type="float">
            <text:p>649544</text:p>
          </table:table-cell>
          <table:table-cell office:value-type="float" office:value="210730" calcext:value-type="float">
            <text:p>210730</text:p>
          </table:table-cell>
          <table:table-cell office:value-type="float" office:value="-121523" calcext:value-type="float">
            <text:p>-121523</text:p>
          </table:table-cell>
          <table:table-cell office:value-type="float" office:value="738673" calcext:value-type="float">
            <text:p>738673</text:p>
          </table:table-cell>
          <table:table-cell office:value-type="float" office:value="3785904" calcext:value-type="float">
            <text:p>3785904</text:p>
          </table:table-cell>
          <table:table-cell office:value-type="float" office:value="3041845" calcext:value-type="float">
            <text:p>3041845</text:p>
          </table:table-cell>
          <table:table-cell office:value-type="float" office:value="115953" calcext:value-type="float">
            <text:p>115953</text:p>
          </table:table-cell>
          <table:table-cell office:value-type="float" office:value="281450" calcext:value-type="float">
            <text:p>281450</text:p>
          </table:table-cell>
          <table:table-cell office:value-type="float" office:value="39042" calcext:value-type="float">
            <text:p>39042</text:p>
          </table:table-cell>
          <table:table-cell office:value-type="float" office:value="21332454" calcext:value-type="float">
            <text:p>21332454</text:p>
          </table:table-cell>
          <table:table-cell/>
          <table:table-cell office:value-type="float" office:value="144746852" calcext:value-type="float">
            <text:p>144746852</text:p>
          </table:table-cell>
          <table:table-cell/>
          <table:table-cell office:value-type="float" office:value="47570" calcext:value-type="float">
            <text:p>47570</text:p>
          </table:table-cell>
          <table:table-cell office:value-type="float" office:value="525535" calcext:value-type="float">
            <text:p>525535</text:p>
          </table:table-cell>
          <table:table-cell office:value-type="float" office:value="-14376" calcext:value-type="float">
            <text:p>-14376</text:p>
          </table:table-cell>
          <table:table-cell office:value-type="float" office:value="-371205" calcext:value-type="float">
            <text:p>-371205</text:p>
          </table:table-cell>
          <table:table-cell office:value-type="float" office:value="966175" calcext:value-type="float">
            <text:p>966175</text:p>
          </table:table-cell>
          <table:table-cell office:value-type="float" office:value="109185" calcext:value-type="float">
            <text:p>109185</text:p>
          </table:table-cell>
          <table:table-cell/>
          <table:table-cell office:value-type="float" office:value="1710394" calcext:value-type="float">
            <text:p>1710394</text:p>
          </table:table-cell>
          <table:table-cell office:value-type="float" office:value="2523274" calcext:value-type="float">
            <text:p>2523274</text:p>
          </table:table-cell>
          <table:table-cell office:value-type="float" office:value="2815808" calcext:value-type="float">
            <text:p>2815808</text:p>
          </table:table-cell>
          <table:table-cell office:value-type="float" office:value="83343" calcext:value-type="float">
            <text:p>83343</text:p>
          </table:table-cell>
          <table:table-cell/>
          <table:table-cell office:value-type="float" office:value="-36561" calcext:value-type="float">
            <text:p>-36561</text:p>
          </table:table-cell>
          <table:table-cell table:style-name="Default" table:number-columns-repeated="2"/>
          <table:table-cell office:value-type="float" office:value="260089" calcext:value-type="float">
            <text:p>260089</text:p>
          </table:table-cell>
          <table:table-cell/>
          <table:table-cell office:value-type="float" office:value="9905637" calcext:value-type="float">
            <text:p>9905637</text:p>
          </table:table-cell>
          <table:table-cell table:style-name="Default"/>
          <table:table-cell office:value-type="float" office:value="61721" calcext:value-type="float">
            <text:p>61721</text:p>
          </table:table-cell>
          <table:table-cell office:value-type="float" office:value="28376" calcext:value-type="float">
            <text:p>28376</text:p>
          </table:table-cell>
          <table:table-cell/>
          <table:table-cell office:value-type="float" office:value="117081" calcext:value-type="float">
            <text:p>117081</text:p>
          </table:table-cell>
          <table:table-cell office:value-type="float" office:value="122115" calcext:value-type="float">
            <text:p>122115</text:p>
          </table:table-cell>
          <table:table-cell office:value-type="float" office:value="26949" calcext:value-type="float">
            <text:p>26949</text:p>
          </table:table-cell>
          <table:table-cell office:value-type="float" office:value="2933624" calcext:value-type="float">
            <text:p>2933624</text:p>
          </table:table-cell>
          <table:table-cell table:style-name="Default"/>
          <table:table-cell/>
          <table:table-cell office:value-type="float" office:value="166893136" calcext:value-type="float">
            <text:p>166893136</text:p>
          </table:table-cell>
          <table:table-cell/>
          <table:table-cell office:value-type="float" office:value="295485" calcext:value-type="float">
            <text:p>295485</text:p>
          </table:table-cell>
          <table:table-cell office:value-type="float" office:value="6784" calcext:value-type="float">
            <text:p>6784</text:p>
          </table:table-cell>
          <table:table-cell table:style-name="Default"/>
          <table:table-cell office:value-type="float" office:value="4066764" calcext:value-type="float">
            <text:p>4066764</text:p>
          </table:table-cell>
          <table:table-cell/>
          <table:table-cell office:value-type="float" office:value="638514" calcext:value-type="float">
            <text:p>638514</text:p>
          </table:table-cell>
          <table:table-cell/>
          <table:table-cell table:style-name="ce1" office:value-type="float" office:value="-197" calcext:value-type="float">
            <text:p>-197</text:p>
          </table:table-cell>
          <table:table-cell office:value-type="float" office:value="485366" calcext:value-type="float">
            <text:p>485366</text:p>
          </table:table-cell>
          <table:table-cell office:value-type="float" office:value="26936" calcext:value-type="float">
            <text:p>26936</text:p>
          </table:table-cell>
          <table:table-cell table:style-name="Default"/>
          <table:table-cell table:number-columns-repeated="2"/>
          <table:table-cell office:value-type="float" office:value="1249795" calcext:value-type="float">
            <text:p>1249795</text:p>
          </table:table-cell>
          <table:table-cell office:value-type="float" office:value="17206" calcext:value-type="float">
            <text:p>17206</text:p>
          </table:table-cell>
          <table:table-cell office:value-type="float" office:value="-24403" calcext:value-type="float">
            <text:p>-24403</text:p>
          </table:table-cell>
          <table:table-cell office:value-type="float" office:value="2434026" calcext:value-type="float">
            <text:p>2434026</text:p>
          </table:table-cell>
          <table:table-cell office:value-type="float" office:value="-95934" calcext:value-type="float">
            <text:p>-95934</text:p>
          </table:table-cell>
          <table:table-cell office:value-type="float" office:value="140065" calcext:value-type="float">
            <text:p>140065</text:p>
          </table:table-cell>
          <table:table-cell office:value-type="float" office:value="154028" calcext:value-type="float">
            <text:p>154028</text:p>
          </table:table-cell>
          <table:table-cell/>
          <table:table-cell office:value-type="float" office:value="622833" calcext:value-type="float">
            <text:p>622833</text:p>
          </table:table-cell>
          <table:table-cell office:value-type="float" office:value="2252620" calcext:value-type="float">
            <text:p>2252620</text:p>
          </table:table-cell>
          <table:table-cell office:value-type="float" office:value="22873" calcext:value-type="float">
            <text:p>22873</text:p>
          </table:table-cell>
          <table:table-cell table:style-name="Default"/>
          <table:table-cell office:value-type="float" office:value="-142117" calcext:value-type="float">
            <text:p>-142117</text:p>
          </table:table-cell>
          <table:table-cell office:value-type="float" office:value="1160275" calcext:value-type="float">
            <text:p>1160275</text:p>
          </table:table-cell>
          <table:table-cell office:value-type="float" office:value="602893" calcext:value-type="float">
            <text:p>602893</text:p>
          </table:table-cell>
          <table:table-cell table:style-name="ce1" office:value-type="float" office:value="1798660" calcext:value-type="float">
            <text:p>1798660</text:p>
          </table:table-cell>
          <table:table-cell office:value-type="float" office:value="1129972" calcext:value-type="float">
            <text:p>1129972</text:p>
          </table:table-cell>
          <table:table-cell office:value-type="float" office:value="70391" calcext:value-type="float">
            <text:p>70391</text:p>
          </table:table-cell>
          <table:table-cell office:value-type="float" office:value="342337" calcext:value-type="float">
            <text:p>342337</text:p>
          </table:table-cell>
          <table:table-cell office:value-type="float" office:value="209724" calcext:value-type="float">
            <text:p>209724</text:p>
          </table:table-cell>
          <table:table-cell table:style-name="Default"/>
          <table:table-cell office:value-type="float" office:value="89860" calcext:value-type="float">
            <text:p>89860</text:p>
          </table:table-cell>
          <table:table-cell office:value-type="float" office:value="1711678" calcext:value-type="float">
            <text:p>1711678</text:p>
          </table:table-cell>
          <table:table-cell table:number-columns-repeated="2"/>
          <table:table-cell office:value-type="float" office:value="61601" calcext:value-type="float">
            <text:p>61601</text:p>
          </table:table-cell>
          <table:table-cell office:value-type="float" office:value="93203" calcext:value-type="float">
            <text:p>93203</text:p>
          </table:table-cell>
          <table:table-cell/>
          <table:table-cell table:style-name="Default"/>
          <table:table-cell office:value-type="float" office:value="10394" calcext:value-type="float">
            <text:p>10394</text:p>
          </table:table-cell>
          <table:table-cell office:value-type="float" office:value="12356" calcext:value-type="float">
            <text:p>12356</text:p>
          </table:table-cell>
          <table:table-cell office:value-type="float" office:value="2831123" calcext:value-type="float">
            <text:p>2831123</text:p>
          </table:table-cell>
          <table:table-cell office:value-type="float" office:value="7852733" calcext:value-type="float">
            <text:p>7852733</text:p>
          </table:table-cell>
          <table:table-cell office:value-type="float" office:value="7174271" calcext:value-type="float">
            <text:p>7174271</text:p>
          </table:table-cell>
          <table:table-cell office:value-type="float" office:value="121068" calcext:value-type="float">
            <text:p>121068</text:p>
          </table:table-cell>
          <table:table-cell office:value-type="float" office:value="414823" calcext:value-type="float">
            <text:p>414823</text:p>
          </table:table-cell>
          <table:table-cell office:value-type="float" office:value="148538" calcext:value-type="float">
            <text:p>148538</text:p>
          </table:table-cell>
          <table:table-cell office:value-type="float" office:value="983111" calcext:value-type="float">
            <text:p>983111</text:p>
          </table:table-cell>
          <table:table-cell table:style-name="Default"/>
          <table:table-cell office:value-type="float" office:value="369893" calcext:value-type="float">
            <text:p>369893</text:p>
          </table:table-cell>
          <table:table-cell office:value-type="float" office:value="-537735" calcext:value-type="float">
            <text:p>-537735</text:p>
          </table:table-cell>
          <table:table-cell office:value-type="float" office:value="208319" calcext:value-type="float">
            <text:p>208319</text:p>
          </table:table-cell>
          <table:table-cell office:value-type="float" office:value="-9520" calcext:value-type="float">
            <text:p>-9520</text:p>
          </table:table-cell>
          <table:table-cell office:value-type="float" office:value="11300302" calcext:value-type="float">
            <text:p>11300302</text:p>
          </table:table-cell>
          <table:table-cell office:value-type="float" office:value="112110" calcext:value-type="float">
            <text:p>112110</text:p>
          </table:table-cell>
          <table:table-cell table:style-name="Default"/>
          <table:table-cell office:value-type="float" office:value="-88021" calcext:value-type="float">
            <text:p>-88021</text:p>
          </table:table-cell>
          <table:table-cell office:value-type="float" office:value="475730" calcext:value-type="float">
            <text:p>475730</text:p>
          </table:table-cell>
          <table:table-cell office:value-type="float" office:value="1389052" calcext:value-type="float">
            <text:p>1389052</text:p>
          </table:table-cell>
          <table:table-cell office:value-type="float" office:value="1756132" calcext:value-type="float">
            <text:p>1756132</text:p>
          </table:table-cell>
          <table:table-cell office:value-type="float" office:value="70435" calcext:value-type="float">
            <text:p>70435</text:p>
          </table:table-cell>
          <table:table-cell office:value-type="float" office:value="420781" calcext:value-type="float">
            <text:p>420781</text:p>
          </table:table-cell>
          <table:table-cell table:style-name="Default"/>
          <table:table-cell office:value-type="float" office:value="881609" calcext:value-type="float">
            <text:p>881609</text:p>
          </table:table-cell>
          <table:table-cell office:value-type="float" office:value="4845251" calcext:value-type="float">
            <text:p>4845251</text:p>
          </table:table-cell>
          <table:table-cell table:style-name="Default"/>
          <table:table-cell/>
          <table:table-cell office:value-type="float" office:value="62340" calcext:value-type="float">
            <text:p>62340</text:p>
          </table:table-cell>
          <table:table-cell office:value-type="float" office:value="16001058" calcext:value-type="float">
            <text:p>16001058</text:p>
          </table:table-cell>
          <table:table-cell office:value-type="float" office:value="100295227" calcext:value-type="float">
            <text:p>100295227</text:p>
          </table:table-cell>
          <table:table-cell office:value-type="float" office:value="389052" calcext:value-type="float">
            <text:p>389052</text:p>
          </table:table-cell>
          <table:table-cell office:value-type="float" office:value="656983" calcext:value-type="float">
            <text:p>656983</text:p>
          </table:table-cell>
          <table:table-cell office:value-type="float" office:value="793946" calcext:value-type="float">
            <text:p>793946</text:p>
          </table:table-cell>
          <table:table-cell office:value-type="float" office:value="446081" calcext:value-type="float">
            <text:p>446081</text:p>
          </table:table-cell>
          <table:table-cell office:value-type="float" office:value="3327286" calcext:value-type="float">
            <text:p>3327286</text:p>
          </table:table-cell>
          <table:table-cell office:value-type="float" office:value="2166" calcext:value-type="float">
            <text:p>2166</text:p>
          </table:table-cell>
          <table:table-cell office:value-type="float" office:value="1664163" calcext:value-type="float">
            <text:p>1664163</text:p>
          </table:table-cell>
          <table:table-cell/>
          <table:table-cell table:style-name="Default"/>
          <table:table-cell table:style-name="ce1" office:value-type="float" office:value="44193" calcext:value-type="float">
            <text:p>44193</text:p>
          </table:table-cell>
          <table:table-cell office:value-type="float" office:value="636" calcext:value-type="float">
            <text:p>636</text:p>
          </table:table-cell>
        </table:table-row>
        <table:table-row table:style-name="ro2">
          <table:table-cell office:value-type="string" calcext:value-type="string">
            <text:p>01-2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8"/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02-2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8"/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03-2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8"/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04-2010</text:p>
          </table:table-cell>
          <table:table-cell office:value-type="float" office:value="7435024" calcext:value-type="float">
            <text:p>7435024</text:p>
          </table:table-cell>
          <table:table-cell table:style-name="Default"/>
          <table:table-cell office:value-type="float" office:value="76345" calcext:value-type="float">
            <text:p>76345</text:p>
          </table:table-cell>
          <table:table-cell office:value-type="float" office:value="124318" calcext:value-type="float">
            <text:p>124318</text:p>
          </table:table-cell>
          <table:table-cell office:value-type="float" office:value="604963" calcext:value-type="float">
            <text:p>604963</text:p>
          </table:table-cell>
          <table:table-cell/>
          <table:table-cell office:value-type="float" office:value="2674223" calcext:value-type="float">
            <text:p>2674223</text:p>
          </table:table-cell>
          <table:table-cell table:style-name="Default"/>
          <table:table-cell office:value-type="float" office:value="1583469" calcext:value-type="float">
            <text:p>1583469</text:p>
          </table:table-cell>
          <table:table-cell table:style-name="Default"/>
          <table:table-cell office:value-type="float" office:value="146218" calcext:value-type="float">
            <text:p>146218</text:p>
          </table:table-cell>
          <table:table-cell table:style-name="ce1" office:value-type="float" office:value="1086781" calcext:value-type="float">
            <text:p>1086781</text:p>
          </table:table-cell>
          <table:table-cell table:number-columns-repeated="2"/>
          <table:table-cell office:value-type="float" office:value="225945" calcext:value-type="float">
            <text:p>225945</text:p>
          </table:table-cell>
          <table:table-cell office:value-type="float" office:value="53249" calcext:value-type="float">
            <text:p>53249</text:p>
          </table:table-cell>
          <table:table-cell office:value-type="float" office:value="5602593" calcext:value-type="float">
            <text:p>5602593</text:p>
          </table:table-cell>
          <table:table-cell/>
          <table:table-cell table:style-name="ce1" office:value-type="float" office:value="-397897" calcext:value-type="float">
            <text:p>-397897</text:p>
          </table:table-cell>
          <table:table-cell office:value-type="float" office:value="73363394" calcext:value-type="float">
            <text:p>73363394</text:p>
          </table:table-cell>
          <table:table-cell table:style-name="ce1" office:value-type="float" office:value="803639" calcext:value-type="float">
            <text:p>803639</text:p>
          </table:table-cell>
          <table:table-cell office:value-type="float" office:value="464865" calcext:value-type="float">
            <text:p>464865</text:p>
          </table:table-cell>
          <table:table-cell office:value-type="float" office:value="19037" calcext:value-type="float">
            <text:p>19037</text:p>
          </table:table-cell>
          <table:table-cell office:value-type="float" office:value="46314" calcext:value-type="float">
            <text:p>46314</text:p>
          </table:table-cell>
          <table:table-cell table:style-name="Default"/>
          <table:table-cell office:value-type="float" office:value="1347918" calcext:value-type="float">
            <text:p>1347918</text:p>
          </table:table-cell>
          <table:table-cell office:value-type="float" office:value="1042549" calcext:value-type="float">
            <text:p>1042549</text:p>
          </table:table-cell>
          <table:table-cell office:value-type="float" office:value="1933612" calcext:value-type="float">
            <text:p>1933612</text:p>
          </table:table-cell>
          <table:table-cell office:value-type="float" office:value="48042850" calcext:value-type="float">
            <text:p>48042850</text:p>
          </table:table-cell>
          <table:table-cell office:value-type="float" office:value="50495741" calcext:value-type="float">
            <text:p>50495741</text:p>
          </table:table-cell>
          <table:table-cell office:value-type="float" office:value="264141" calcext:value-type="float">
            <text:p>264141</text:p>
          </table:table-cell>
          <table:table-cell office:value-type="float" office:value="3855239" calcext:value-type="float">
            <text:p>3855239</text:p>
          </table:table-cell>
          <table:table-cell office:value-type="float" office:value="177255" calcext:value-type="float">
            <text:p>177255</text:p>
          </table:table-cell>
          <table:table-cell office:value-type="float" office:value="18260" calcext:value-type="float">
            <text:p>18260</text:p>
          </table:table-cell>
          <table:table-cell office:value-type="float" office:value="426425" calcext:value-type="float">
            <text:p>426425</text:p>
          </table:table-cell>
          <table:table-cell office:value-type="float" office:value="673179" calcext:value-type="float">
            <text:p>673179</text:p>
          </table:table-cell>
          <table:table-cell office:value-type="float" office:value="48775" calcext:value-type="float">
            <text:p>48775</text:p>
          </table:table-cell>
          <table:table-cell office:value-type="float" office:value="2177338" calcext:value-type="float">
            <text:p>2177338</text:p>
          </table:table-cell>
          <table:table-cell office:value-type="float" office:value="867132" calcext:value-type="float">
            <text:p>867132</text:p>
          </table:table-cell>
          <table:table-cell office:value-type="float" office:value="10564" calcext:value-type="float">
            <text:p>10564</text:p>
          </table:table-cell>
          <table:table-cell office:value-type="float" office:value="317849" calcext:value-type="float">
            <text:p>317849</text:p>
          </table:table-cell>
          <table:table-cell office:value-type="float" office:value="-4061" calcext:value-type="float">
            <text:p>-4061</text:p>
          </table:table-cell>
          <table:table-cell/>
          <table:table-cell office:value-type="float" office:value="-117894" calcext:value-type="float">
            <text:p>-117894</text:p>
          </table:table-cell>
          <table:table-cell office:value-type="float" office:value="5789398" calcext:value-type="float">
            <text:p>5789398</text:p>
          </table:table-cell>
          <table:table-cell office:value-type="float" office:value="2709470" calcext:value-type="float">
            <text:p>2709470</text:p>
          </table:table-cell>
          <table:table-cell office:value-type="float" office:value="7022412" calcext:value-type="float">
            <text:p>7022412</text:p>
          </table:table-cell>
          <table:table-cell office:value-type="float" office:value="451625" calcext:value-type="float">
            <text:p>451625</text:p>
          </table:table-cell>
          <table:table-cell office:value-type="float" office:value="10408286" calcext:value-type="float">
            <text:p>10408286</text:p>
          </table:table-cell>
          <table:table-cell office:value-type="float" office:value="706949" calcext:value-type="float">
            <text:p>706949</text:p>
          </table:table-cell>
          <table:table-cell office:value-type="float" office:value="13636518" calcext:value-type="float">
            <text:p>13636518</text:p>
          </table:table-cell>
          <table:table-cell office:value-type="float" office:value="-38" calcext:value-type="float">
            <text:p>-38</text:p>
          </table:table-cell>
          <table:table-cell office:value-type="float" office:value="-45" calcext:value-type="float">
            <text:p>-45</text:p>
          </table:table-cell>
          <table:table-cell office:value-type="float" office:value="-46" calcext:value-type="float">
            <text:p>-46</text:p>
          </table:table-cell>
          <table:table-cell office:value-type="float" office:value="34699" calcext:value-type="float">
            <text:p>34699</text:p>
          </table:table-cell>
          <table:table-cell office:value-type="float" office:value="3140390" calcext:value-type="float">
            <text:p>3140390</text:p>
          </table:table-cell>
          <table:table-cell office:value-type="float" office:value="908053" calcext:value-type="float">
            <text:p>908053</text:p>
          </table:table-cell>
          <table:table-cell office:value-type="float" office:value="-3896" calcext:value-type="float">
            <text:p>-3896</text:p>
          </table:table-cell>
          <table:table-cell office:value-type="float" office:value="70530412" calcext:value-type="float">
            <text:p>70530412</text:p>
          </table:table-cell>
          <table:table-cell office:value-type="float" office:value="1940507" calcext:value-type="float">
            <text:p>1940507</text:p>
          </table:table-cell>
          <table:table-cell office:value-type="float" office:value="9583770" calcext:value-type="float">
            <text:p>9583770</text:p>
          </table:table-cell>
          <table:table-cell office:value-type="float" office:value="1003738" calcext:value-type="float">
            <text:p>1003738</text:p>
          </table:table-cell>
          <table:table-cell office:value-type="float" office:value="750563" calcext:value-type="float">
            <text:p>750563</text:p>
          </table:table-cell>
          <table:table-cell office:value-type="float" office:value="2376713" calcext:value-type="float">
            <text:p>2376713</text:p>
          </table:table-cell>
          <table:table-cell office:value-type="float" office:value="714306" calcext:value-type="float">
            <text:p>714306</text:p>
          </table:table-cell>
          <table:table-cell office:value-type="float" office:value="1356814" calcext:value-type="float">
            <text:p>1356814</text:p>
          </table:table-cell>
          <table:table-cell office:value-type="float" office:value="11476133" calcext:value-type="float">
            <text:p>11476133</text:p>
          </table:table-cell>
          <table:table-cell office:value-type="float" office:value="1551371" calcext:value-type="float">
            <text:p>1551371</text:p>
          </table:table-cell>
          <table:table-cell office:value-type="float" office:value="719912" calcext:value-type="float">
            <text:p>719912</text:p>
          </table:table-cell>
          <table:table-cell office:value-type="float" office:value="1746833" calcext:value-type="float">
            <text:p>1746833</text:p>
          </table:table-cell>
          <table:table-cell office:value-type="float" office:value="1030712" calcext:value-type="float">
            <text:p>1030712</text:p>
          </table:table-cell>
          <table:table-cell office:value-type="float" office:value="303090" calcext:value-type="float">
            <text:p>303090</text:p>
          </table:table-cell>
          <table:table-cell office:value-type="float" office:value="1376400" calcext:value-type="float">
            <text:p>13764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528224" calcext:value-type="float">
            <text:p>528224</text:p>
          </table:table-cell>
          <table:table-cell office:value-type="float" office:value="138262" calcext:value-type="float">
            <text:p>138262</text:p>
          </table:table-cell>
          <table:table-cell office:value-type="float" office:value="137294" calcext:value-type="float">
            <text:p>137294</text:p>
          </table:table-cell>
          <table:table-cell office:value-type="float" office:value="538604" calcext:value-type="float">
            <text:p>538604</text:p>
          </table:table-cell>
          <table:table-cell office:value-type="float" office:value="11295826" calcext:value-type="float">
            <text:p>11295826</text:p>
          </table:table-cell>
          <table:table-cell office:value-type="float" office:value="618827" calcext:value-type="float">
            <text:p>618827</text:p>
          </table:table-cell>
          <table:table-cell office:value-type="float" office:value="2179779" calcext:value-type="float">
            <text:p>2179779</text:p>
          </table:table-cell>
          <table:table-cell office:value-type="float" office:value="4222185" calcext:value-type="float">
            <text:p>4222185</text:p>
          </table:table-cell>
          <table:table-cell office:value-type="float" office:value="7822688" calcext:value-type="float">
            <text:p>7822688</text:p>
          </table:table-cell>
          <table:table-cell office:value-type="float" office:value="2118380" calcext:value-type="float">
            <text:p>2118380</text:p>
          </table:table-cell>
          <table:table-cell office:value-type="float" office:value="201972" calcext:value-type="float">
            <text:p>201972</text:p>
          </table:table-cell>
          <table:table-cell office:value-type="float" office:value="4563835" calcext:value-type="float">
            <text:p>4563835</text:p>
          </table:table-cell>
          <table:table-cell table:style-name="ce1" office:value-type="float" office:value="72333" calcext:value-type="float">
            <text:p>72333</text:p>
          </table:table-cell>
          <table:table-cell office:value-type="float" office:value="1179781" calcext:value-type="float">
            <text:p>1179781</text:p>
          </table:table-cell>
          <table:table-cell office:value-type="float" office:value="-125464" calcext:value-type="float">
            <text:p>-125464</text:p>
          </table:table-cell>
          <table:table-cell/>
          <table:table-cell office:value-type="float" office:value="-593935" calcext:value-type="float">
            <text:p>-593935</text:p>
          </table:table-cell>
          <table:table-cell office:value-type="float" office:value="9681800" calcext:value-type="float">
            <text:p>9681800</text:p>
          </table:table-cell>
          <table:table-cell/>
          <table:table-cell office:value-type="float" office:value="65198" calcext:value-type="float">
            <text:p>65198</text:p>
          </table:table-cell>
          <table:table-cell office:value-type="float" office:value="111681" calcext:value-type="float">
            <text:p>111681</text:p>
          </table:table-cell>
          <table:table-cell office:value-type="float" office:value="935971" calcext:value-type="float">
            <text:p>935971</text:p>
          </table:table-cell>
          <table:table-cell office:value-type="float" office:value="-16899" calcext:value-type="float">
            <text:p>-16899</text:p>
          </table:table-cell>
          <table:table-cell office:value-type="float" office:value="1710208" calcext:value-type="float">
            <text:p>1710208</text:p>
          </table:table-cell>
          <table:table-cell/>
          <table:table-cell table:style-name="Default"/>
          <table:table-cell office:value-type="float" office:value="6749656" calcext:value-type="float">
            <text:p>6749656</text:p>
          </table:table-cell>
          <table:table-cell office:value-type="float" office:value="431120" calcext:value-type="float">
            <text:p>431120</text:p>
          </table:table-cell>
          <table:table-cell office:value-type="float" office:value="152571" calcext:value-type="float">
            <text:p>152571</text:p>
          </table:table-cell>
          <table:table-cell/>
          <table:table-cell office:value-type="float" office:value="4681937" calcext:value-type="float">
            <text:p>4681937</text:p>
          </table:table-cell>
          <table:table-cell office:value-type="float" office:value="614887" calcext:value-type="float">
            <text:p>614887</text:p>
          </table:table-cell>
          <table:table-cell office:value-type="float" office:value="173034" calcext:value-type="float">
            <text:p>173034</text:p>
          </table:table-cell>
          <table:table-cell office:value-type="float" office:value="827855" calcext:value-type="float">
            <text:p>827855</text:p>
          </table:table-cell>
          <table:table-cell office:value-type="float" office:value="386605" calcext:value-type="float">
            <text:p>386605</text:p>
          </table:table-cell>
          <table:table-cell office:value-type="float" office:value="5871" calcext:value-type="float">
            <text:p>5871</text:p>
          </table:table-cell>
          <table:table-cell office:value-type="float" office:value="3452528" calcext:value-type="float">
            <text:p>3452528</text:p>
          </table:table-cell>
          <table:table-cell table:style-name="ce1" office:value-type="float" office:value="-453" calcext:value-type="float">
            <text:p>-453</text:p>
          </table:table-cell>
          <table:table-cell office:value-type="float" office:value="1787867" calcext:value-type="float">
            <text:p>1787867</text:p>
          </table:table-cell>
          <table:table-cell office:value-type="float" office:value="6455121" calcext:value-type="float">
            <text:p>6455121</text:p>
          </table:table-cell>
          <table:table-cell/>
          <table:table-cell office:value-type="float" office:value="465917" calcext:value-type="float">
            <text:p>465917</text:p>
          </table:table-cell>
          <table:table-cell office:value-type="float" office:value="1368067" calcext:value-type="float">
            <text:p>1368067</text:p>
          </table:table-cell>
          <table:table-cell office:value-type="float" office:value="179242" calcext:value-type="float">
            <text:p>179242</text:p>
          </table:table-cell>
          <table:table-cell office:value-type="float" office:value="3737357" calcext:value-type="float">
            <text:p>3737357</text:p>
          </table:table-cell>
          <table:table-cell office:value-type="float" office:value="812700" calcext:value-type="float">
            <text:p>812700</text:p>
          </table:table-cell>
          <table:table-cell office:value-type="float" office:value="5217757" calcext:value-type="float">
            <text:p>5217757</text:p>
          </table:table-cell>
          <table:table-cell/>
          <table:table-cell office:value-type="float" office:value="150681" calcext:value-type="float">
            <text:p>150681</text:p>
          </table:table-cell>
          <table:table-cell office:value-type="float" office:value="1168610" calcext:value-type="float">
            <text:p>1168610</text:p>
          </table:table-cell>
          <table:table-cell office:value-type="float" office:value="1188160" calcext:value-type="float">
            <text:p>1188160</text:p>
          </table:table-cell>
          <table:table-cell office:value-type="float" office:value="1701563" calcext:value-type="float">
            <text:p>1701563</text:p>
          </table:table-cell>
          <table:table-cell office:value-type="float" office:value="5072684" calcext:value-type="float">
            <text:p>5072684</text:p>
          </table:table-cell>
          <table:table-cell office:value-type="float" office:value="1270510" calcext:value-type="float">
            <text:p>1270510</text:p>
          </table:table-cell>
          <table:table-cell office:value-type="float" office:value="891659" calcext:value-type="float">
            <text:p>891659</text:p>
          </table:table-cell>
          <table:table-cell office:value-type="float" office:value="412489" calcext:value-type="float">
            <text:p>412489</text:p>
          </table:table-cell>
          <table:table-cell office:value-type="float" office:value="1409837" calcext:value-type="float">
            <text:p>1409837</text:p>
          </table:table-cell>
          <table:table-cell office:value-type="float" office:value="1971" calcext:value-type="float">
            <text:p>1971</text:p>
          </table:table-cell>
          <table:table-cell office:value-type="float" office:value="1116642" calcext:value-type="float">
            <text:p>1116642</text:p>
          </table:table-cell>
          <table:table-cell office:value-type="float" office:value="1711301" calcext:value-type="float">
            <text:p>1711301</text:p>
          </table:table-cell>
          <table:table-cell office:value-type="float" office:value="409722" calcext:value-type="float">
            <text:p>409722</text:p>
          </table:table-cell>
          <table:table-cell office:value-type="float" office:value="579474" calcext:value-type="float">
            <text:p>579474</text:p>
          </table:table-cell>
          <table:table-cell office:value-type="float" office:value="1011803" calcext:value-type="float">
            <text:p>1011803</text:p>
          </table:table-cell>
          <table:table-cell/>
          <table:table-cell office:value-type="float" office:value="460579" calcext:value-type="float">
            <text:p>460579</text:p>
          </table:table-cell>
          <table:table-cell office:value-type="float" office:value="325057" calcext:value-type="float">
            <text:p>325057</text:p>
          </table:table-cell>
          <table:table-cell office:value-type="float" office:value="3783669" calcext:value-type="float">
            <text:p>3783669</text:p>
          </table:table-cell>
          <table:table-cell office:value-type="float" office:value="7280" calcext:value-type="float">
            <text:p>7280</text:p>
          </table:table-cell>
          <table:table-cell office:value-type="float" office:value="371114" calcext:value-type="float">
            <text:p>371114</text:p>
          </table:table-cell>
          <table:table-cell office:value-type="float" office:value="20147615" calcext:value-type="float">
            <text:p>20147615</text:p>
          </table:table-cell>
          <table:table-cell office:value-type="float" office:value="2929169" calcext:value-type="float">
            <text:p>2929169</text:p>
          </table:table-cell>
          <table:table-cell office:value-type="float" office:value="198532" calcext:value-type="float">
            <text:p>198532</text:p>
          </table:table-cell>
          <table:table-cell office:value-type="float" office:value="276938999" calcext:value-type="float">
            <text:p>276938999</text:p>
          </table:table-cell>
          <table:table-cell office:value-type="float" office:value="1675666" calcext:value-type="float">
            <text:p>1675666</text:p>
          </table:table-cell>
          <table:table-cell office:value-type="float" office:value="1949478" calcext:value-type="float">
            <text:p>1949478</text:p>
          </table:table-cell>
          <table:table-cell table:number-columns-repeated="2"/>
          <table:table-cell office:value-type="float" office:value="727827" calcext:value-type="float">
            <text:p>727827</text:p>
          </table:table-cell>
          <table:table-cell office:value-type="float" office:value="-302618" calcext:value-type="float">
            <text:p>-302618</text:p>
          </table:table-cell>
          <table:table-cell/>
          <table:table-cell office:value-type="float" office:value="-38510" calcext:value-type="float">
            <text:p>-38510</text:p>
          </table:table-cell>
          <table:table-cell office:value-type="float" office:value="5059091" calcext:value-type="float">
            <text:p>5059091</text:p>
          </table:table-cell>
          <table:table-cell office:value-type="float" office:value="132899" calcext:value-type="float">
            <text:p>132899</text:p>
          </table:table-cell>
          <table:table-cell office:value-type="float" office:value="-451696" calcext:value-type="float">
            <text:p>-451696</text:p>
          </table:table-cell>
          <table:table-cell/>
          <table:table-cell office:value-type="float" office:value="1488258" calcext:value-type="float">
            <text:p>1488258</text:p>
          </table:table-cell>
          <table:table-cell/>
          <table:table-cell office:value-type="float" office:value="702017" calcext:value-type="float">
            <text:p>702017</text:p>
          </table:table-cell>
          <table:table-cell office:value-type="float" office:value="679255" calcext:value-type="float">
            <text:p>679255</text:p>
          </table:table-cell>
          <table:table-cell table:number-columns-repeated="3"/>
          <table:table-cell table:style-name="Default"/>
          <table:table-cell office:value-type="float" office:value="132571" calcext:value-type="float">
            <text:p>132571</text:p>
          </table:table-cell>
          <table:table-cell office:value-type="float" office:value="1382974" calcext:value-type="float">
            <text:p>1382974</text:p>
          </table:table-cell>
          <table:table-cell office:value-type="float" office:value="779388" calcext:value-type="float">
            <text:p>779388</text:p>
          </table:table-cell>
          <table:table-cell office:value-type="float" office:value="467130" calcext:value-type="float">
            <text:p>467130</text:p>
          </table:table-cell>
          <table:table-cell/>
          <table:table-cell office:value-type="float" office:value="67552000" calcext:value-type="float">
            <text:p>67552000</text:p>
          </table:table-cell>
          <table:table-cell table:style-name="Default"/>
          <table:table-cell office:value-type="float" office:value="18694849" calcext:value-type="float">
            <text:p>18694849</text:p>
          </table:table-cell>
          <table:table-cell/>
          <table:table-cell office:value-type="float" office:value="1078469" calcext:value-type="float">
            <text:p>1078469</text:p>
          </table:table-cell>
          <table:table-cell office:value-type="float" office:value="333133" calcext:value-type="float">
            <text:p>333133</text:p>
          </table:table-cell>
          <table:table-cell office:value-type="float" office:value="457634" calcext:value-type="float">
            <text:p>457634</text:p>
          </table:table-cell>
          <table:table-cell office:value-type="float" office:value="813212" calcext:value-type="float">
            <text:p>813212</text:p>
          </table:table-cell>
          <table:table-cell office:value-type="float" office:value="108235" calcext:value-type="float">
            <text:p>108235</text:p>
          </table:table-cell>
          <table:table-cell office:value-type="float" office:value="268653" calcext:value-type="float">
            <text:p>268653</text:p>
          </table:table-cell>
          <table:table-cell office:value-type="float" office:value="5154502" calcext:value-type="float">
            <text:p>5154502</text:p>
          </table:table-cell>
          <table:table-cell office:value-type="float" office:value="3330144" calcext:value-type="float">
            <text:p>3330144</text:p>
          </table:table-cell>
          <table:table-cell table:style-name="Default"/>
          <table:table-cell/>
          <table:table-cell office:value-type="float" office:value="18783200" calcext:value-type="float">
            <text:p>18783200</text:p>
          </table:table-cell>
          <table:table-cell office:value-type="float" office:value="898742" calcext:value-type="float">
            <text:p>898742</text:p>
          </table:table-cell>
          <table:table-cell table:number-columns-repeated="2"/>
          <table:table-cell office:value-type="float" office:value="611915" calcext:value-type="float">
            <text:p>611915</text:p>
          </table:table-cell>
          <table:table-cell office:value-type="float" office:value="550678" calcext:value-type="float">
            <text:p>550678</text:p>
          </table:table-cell>
          <table:table-cell office:value-type="float" office:value="823045" calcext:value-type="float">
            <text:p>823045</text:p>
          </table:table-cell>
          <table:table-cell office:value-type="float" office:value="1021308" calcext:value-type="float">
            <text:p>1021308</text:p>
          </table:table-cell>
          <table:table-cell office:value-type="float" office:value="334390" calcext:value-type="float">
            <text:p>334390</text:p>
          </table:table-cell>
          <table:table-cell office:value-type="float" office:value="184353" calcext:value-type="float">
            <text:p>184353</text:p>
          </table:table-cell>
          <table:table-cell office:value-type="float" office:value="1760517" calcext:value-type="float">
            <text:p>1760517</text:p>
          </table:table-cell>
          <table:table-cell/>
          <table:table-cell office:value-type="float" office:value="47436" calcext:value-type="float">
            <text:p>47436</text:p>
          </table:table-cell>
          <table:table-cell office:value-type="float" office:value="1347836" calcext:value-type="float">
            <text:p>1347836</text:p>
          </table:table-cell>
          <table:table-cell office:value-type="float" office:value="226863" calcext:value-type="float">
            <text:p>226863</text:p>
          </table:table-cell>
          <table:table-cell office:value-type="float" office:value="-151789" calcext:value-type="float">
            <text:p>-151789</text:p>
          </table:table-cell>
          <table:table-cell office:value-type="float" office:value="963390" calcext:value-type="float">
            <text:p>963390</text:p>
          </table:table-cell>
          <table:table-cell office:value-type="float" office:value="6496413" calcext:value-type="float">
            <text:p>6496413</text:p>
          </table:table-cell>
          <table:table-cell office:value-type="float" office:value="3743238" calcext:value-type="float">
            <text:p>3743238</text:p>
          </table:table-cell>
          <table:table-cell office:value-type="float" office:value="132304" calcext:value-type="float">
            <text:p>132304</text:p>
          </table:table-cell>
          <table:table-cell office:value-type="float" office:value="315505" calcext:value-type="float">
            <text:p>315505</text:p>
          </table:table-cell>
          <table:table-cell office:value-type="float" office:value="48319" calcext:value-type="float">
            <text:p>48319</text:p>
          </table:table-cell>
          <table:table-cell office:value-type="float" office:value="18289929" calcext:value-type="float">
            <text:p>18289929</text:p>
          </table:table-cell>
          <table:table-cell/>
          <table:table-cell office:value-type="float" office:value="156661644" calcext:value-type="float">
            <text:p>156661644</text:p>
          </table:table-cell>
          <table:table-cell/>
          <table:table-cell office:value-type="float" office:value="54845" calcext:value-type="float">
            <text:p>54845</text:p>
          </table:table-cell>
          <table:table-cell office:value-type="float" office:value="540273" calcext:value-type="float">
            <text:p>540273</text:p>
          </table:table-cell>
          <table:table-cell office:value-type="float" office:value="-5262" calcext:value-type="float">
            <text:p>-5262</text:p>
          </table:table-cell>
          <table:table-cell office:value-type="float" office:value="2431149" calcext:value-type="float">
            <text:p>2431149</text:p>
          </table:table-cell>
          <table:table-cell office:value-type="float" office:value="1036815" calcext:value-type="float">
            <text:p>1036815</text:p>
          </table:table-cell>
          <table:table-cell office:value-type="float" office:value="283294" calcext:value-type="float">
            <text:p>283294</text:p>
          </table:table-cell>
          <table:table-cell/>
          <table:table-cell office:value-type="float" office:value="2004366" calcext:value-type="float">
            <text:p>2004366</text:p>
          </table:table-cell>
          <table:table-cell office:value-type="float" office:value="3052750" calcext:value-type="float">
            <text:p>3052750</text:p>
          </table:table-cell>
          <table:table-cell office:value-type="float" office:value="2965451" calcext:value-type="float">
            <text:p>2965451</text:p>
          </table:table-cell>
          <table:table-cell office:value-type="float" office:value="91969" calcext:value-type="float">
            <text:p>91969</text:p>
          </table:table-cell>
          <table:table-cell/>
          <table:table-cell office:value-type="float" office:value="-39916" calcext:value-type="float">
            <text:p>-39916</text:p>
          </table:table-cell>
          <table:table-cell table:style-name="Default" table:number-columns-repeated="2"/>
          <table:table-cell office:value-type="float" office:value="719458" calcext:value-type="float">
            <text:p>719458</text:p>
          </table:table-cell>
          <table:table-cell/>
          <table:table-cell office:value-type="float" office:value="11336839" calcext:value-type="float">
            <text:p>11336839</text:p>
          </table:table-cell>
          <table:table-cell table:style-name="Default"/>
          <table:table-cell office:value-type="float" office:value="70981" calcext:value-type="float">
            <text:p>70981</text:p>
          </table:table-cell>
          <table:table-cell office:value-type="float" office:value="2434016" calcext:value-type="float">
            <text:p>2434016</text:p>
          </table:table-cell>
          <table:table-cell/>
          <table:table-cell office:value-type="float" office:value="132899" calcext:value-type="float">
            <text:p>132899</text:p>
          </table:table-cell>
          <table:table-cell office:value-type="float" office:value="142082" calcext:value-type="float">
            <text:p>142082</text:p>
          </table:table-cell>
          <table:table-cell office:value-type="float" office:value="60836" calcext:value-type="float">
            <text:p>60836</text:p>
          </table:table-cell>
          <table:table-cell office:value-type="float" office:value="5964848" calcext:value-type="float">
            <text:p>5964848</text:p>
          </table:table-cell>
          <table:table-cell office:value-type="float" office:value="2660457" calcext:value-type="float">
            <text:p>2660457</text:p>
          </table:table-cell>
          <table:table-cell/>
          <table:table-cell office:value-type="float" office:value="310223300" calcext:value-type="float">
            <text:p>310223300</text:p>
          </table:table-cell>
          <table:table-cell/>
          <table:table-cell office:value-type="float" office:value="266243" calcext:value-type="float">
            <text:p>266243</text:p>
          </table:table-cell>
          <table:table-cell office:value-type="float" office:value="10787" calcext:value-type="float">
            <text:p>10787</text:p>
          </table:table-cell>
          <table:table-cell office:value-type="float" office:value="58712" calcext:value-type="float">
            <text:p>58712</text:p>
          </table:table-cell>
          <table:table-cell office:value-type="float" office:value="4442697" calcext:value-type="float">
            <text:p>4442697</text:p>
          </table:table-cell>
          <table:table-cell/>
          <table:table-cell office:value-type="float" office:value="686310" calcext:value-type="float">
            <text:p>686310</text:p>
          </table:table-cell>
          <table:table-cell/>
          <table:table-cell table:style-name="ce1" office:value-type="float" office:value="121" calcext:value-type="float">
            <text:p>121</text:p>
          </table:table-cell>
          <table:table-cell office:value-type="float" office:value="518887" calcext:value-type="float">
            <text:p>518887</text:p>
          </table:table-cell>
          <table:table-cell office:value-type="float" office:value="21318" calcext:value-type="float">
            <text:p>21318</text:p>
          </table:table-cell>
          <table:table-cell office:value-type="float" office:value="1611846" calcext:value-type="float">
            <text:p>1611846</text:p>
          </table:table-cell>
          <table:table-cell table:number-columns-repeated="2"/>
          <table:table-cell office:value-type="float" office:value="1617742" calcext:value-type="float">
            <text:p>1617742</text:p>
          </table:table-cell>
          <table:table-cell office:value-type="float" office:value="18380" calcext:value-type="float">
            <text:p>18380</text:p>
          </table:table-cell>
          <table:table-cell office:value-type="float" office:value="-14614" calcext:value-type="float">
            <text:p>-14614</text:p>
          </table:table-cell>
          <table:table-cell office:value-type="float" office:value="2649565" calcext:value-type="float">
            <text:p>2649565</text:p>
          </table:table-cell>
          <table:table-cell office:value-type="float" office:value="-211478" calcext:value-type="float">
            <text:p>-211478</text:p>
          </table:table-cell>
          <table:table-cell office:value-type="float" office:value="288584" calcext:value-type="float">
            <text:p>288584</text:p>
          </table:table-cell>
          <table:table-cell office:value-type="float" office:value="152992" calcext:value-type="float">
            <text:p>152992</text:p>
          </table:table-cell>
          <table:table-cell/>
          <table:table-cell office:value-type="float" office:value="677508" calcext:value-type="float">
            <text:p>677508</text:p>
          </table:table-cell>
          <table:table-cell office:value-type="float" office:value="2522358" calcext:value-type="float">
            <text:p>2522358</text:p>
          </table:table-cell>
          <table:table-cell office:value-type="float" office:value="772847" calcext:value-type="float">
            <text:p>772847</text:p>
          </table:table-cell>
          <table:table-cell office:value-type="float" office:value="3827976" calcext:value-type="float">
            <text:p>3827976</text:p>
          </table:table-cell>
          <table:table-cell office:value-type="float" office:value="-170988" calcext:value-type="float">
            <text:p>-170988</text:p>
          </table:table-cell>
          <table:table-cell office:value-type="float" office:value="1213709" calcext:value-type="float">
            <text:p>1213709</text:p>
          </table:table-cell>
          <table:table-cell office:value-type="float" office:value="668320" calcext:value-type="float">
            <text:p>668320</text:p>
          </table:table-cell>
          <table:table-cell table:style-name="ce1" office:value-type="float" office:value="1909391" calcext:value-type="float">
            <text:p>1909391</text:p>
          </table:table-cell>
          <table:table-cell office:value-type="float" office:value="1348073" calcext:value-type="float">
            <text:p>1348073</text:p>
          </table:table-cell>
          <table:table-cell office:value-type="float" office:value="77898" calcext:value-type="float">
            <text:p>77898</text:p>
          </table:table-cell>
          <table:table-cell office:value-type="float" office:value="424464" calcext:value-type="float">
            <text:p>424464</text:p>
          </table:table-cell>
          <table:table-cell office:value-type="float" office:value="244507" calcext:value-type="float">
            <text:p>244507</text:p>
          </table:table-cell>
          <table:table-cell office:value-type="float" office:value="115830" calcext:value-type="float">
            <text:p>115830</text:p>
          </table:table-cell>
          <table:table-cell office:value-type="float" office:value="138604" calcext:value-type="float">
            <text:p>138604</text:p>
          </table:table-cell>
          <table:table-cell office:value-type="float" office:value="1874993" calcext:value-type="float">
            <text:p>1874993</text:p>
          </table:table-cell>
          <table:table-cell table:number-columns-repeated="2"/>
          <table:table-cell office:value-type="float" office:value="64018" calcext:value-type="float">
            <text:p>64018</text:p>
          </table:table-cell>
          <table:table-cell office:value-type="float" office:value="95781" calcext:value-type="float">
            <text:p>95781</text:p>
          </table:table-cell>
          <table:table-cell/>
          <table:table-cell office:value-type="float" office:value="588594" calcext:value-type="float">
            <text:p>588594</text:p>
          </table:table-cell>
          <table:table-cell office:value-type="float" office:value="29564" calcext:value-type="float">
            <text:p>29564</text:p>
          </table:table-cell>
          <table:table-cell office:value-type="float" office:value="12564" calcext:value-type="float">
            <text:p>12564</text:p>
          </table:table-cell>
          <table:table-cell office:value-type="float" office:value="2891857" calcext:value-type="float">
            <text:p>2891857</text:p>
          </table:table-cell>
          <table:table-cell office:value-type="float" office:value="8762166" calcext:value-type="float">
            <text:p>8762166</text:p>
          </table:table-cell>
          <table:table-cell office:value-type="float" office:value="8640671" calcext:value-type="float">
            <text:p>8640671</text:p>
          </table:table-cell>
          <table:table-cell office:value-type="float" office:value="133318" calcext:value-type="float">
            <text:p>133318</text:p>
          </table:table-cell>
          <table:table-cell office:value-type="float" office:value="460579" calcext:value-type="float">
            <text:p>460579</text:p>
          </table:table-cell>
          <table:table-cell office:value-type="float" office:value="132499" calcext:value-type="float">
            <text:p>132499</text:p>
          </table:table-cell>
          <table:table-cell office:value-type="float" office:value="1195384" calcext:value-type="float">
            <text:p>1195384</text:p>
          </table:table-cell>
          <table:table-cell table:style-name="Default"/>
          <table:table-cell office:value-type="float" office:value="419902" calcext:value-type="float">
            <text:p>419902</text:p>
          </table:table-cell>
          <table:table-cell office:value-type="float" office:value="-675659" calcext:value-type="float">
            <text:p>-675659</text:p>
          </table:table-cell>
          <table:table-cell office:value-type="float" office:value="222133" calcext:value-type="float">
            <text:p>222133</text:p>
          </table:table-cell>
          <table:table-cell office:value-type="float" office:value="-22352" calcext:value-type="float">
            <text:p>-22352</text:p>
          </table:table-cell>
          <table:table-cell office:value-type="float" office:value="11667114" calcext:value-type="float">
            <text:p>11667114</text:p>
          </table:table-cell>
          <table:table-cell office:value-type="float" office:value="110125691" calcext:value-type="float">
            <text:p>110125691</text:p>
          </table:table-cell>
          <table:table-cell office:value-type="float" office:value="686466" calcext:value-type="float">
            <text:p>686466</text:p>
          </table:table-cell>
          <table:table-cell office:value-type="float" office:value="-105858" calcext:value-type="float">
            <text:p>-105858</text:p>
          </table:table-cell>
          <table:table-cell office:value-type="float" office:value="631576" calcext:value-type="float">
            <text:p>631576</text:p>
          </table:table-cell>
          <table:table-cell office:value-type="float" office:value="1407515" calcext:value-type="float">
            <text:p>1407515</text:p>
          </table:table-cell>
          <table:table-cell office:value-type="float" office:value="2508354" calcext:value-type="float">
            <text:p>2508354</text:p>
          </table:table-cell>
          <table:table-cell office:value-type="float" office:value="74617" calcext:value-type="float">
            <text:p>74617</text:p>
          </table:table-cell>
          <table:table-cell office:value-type="float" office:value="508413" calcext:value-type="float">
            <text:p>508413</text:p>
          </table:table-cell>
          <table:table-cell office:value-type="float" office:value="349738" calcext:value-type="float">
            <text:p>349738</text:p>
          </table:table-cell>
          <table:table-cell office:value-type="float" office:value="970759" calcext:value-type="float">
            <text:p>970759</text:p>
          </table:table-cell>
          <table:table-cell office:value-type="float" office:value="5175583" calcext:value-type="float">
            <text:p>5175583</text:p>
          </table:table-cell>
          <table:table-cell table:style-name="Default"/>
          <table:table-cell/>
          <table:table-cell office:value-type="float" office:value="63477" calcext:value-type="float">
            <text:p>63477</text:p>
          </table:table-cell>
          <table:table-cell office:value-type="float" office:value="19029437" calcext:value-type="float">
            <text:p>19029437</text:p>
          </table:table-cell>
          <table:table-cell office:value-type="float" office:value="116326863" calcext:value-type="float">
            <text:p>116326863</text:p>
          </table:table-cell>
          <table:table-cell office:value-type="float" office:value="455050" calcext:value-type="float">
            <text:p>455050</text:p>
          </table:table-cell>
          <table:table-cell office:value-type="float" office:value="2568881" calcext:value-type="float">
            <text:p>2568881</text:p>
          </table:table-cell>
          <table:table-cell office:value-type="float" office:value="1120831" calcext:value-type="float">
            <text:p>1120831</text:p>
          </table:table-cell>
          <table:table-cell office:value-type="float" office:value="529522" calcext:value-type="float">
            <text:p>529522</text:p>
          </table:table-cell>
          <table:table-cell office:value-type="float" office:value="3543836" calcext:value-type="float">
            <text:p>3543836</text:p>
          </table:table-cell>
          <table:table-cell office:value-type="float" office:value="2162" calcext:value-type="float">
            <text:p>2162</text:p>
          </table:table-cell>
          <table:table-cell office:value-type="float" office:value="1719270" calcext:value-type="float">
            <text:p>1719270</text:p>
          </table:table-cell>
          <table:table-cell/>
          <table:table-cell office:value-type="float" office:value="436301" calcext:value-type="float">
            <text:p>436301</text:p>
          </table:table-cell>
          <table:table-cell table:style-name="ce1" office:value-type="float" office:value="47122" calcext:value-type="float">
            <text:p>47122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7435024" calcext:value-type="float">
            <text:p>7435024</text:p>
          </table:table-cell>
          <table:table-cell table:style-name="Default"/>
          <table:table-cell office:value-type="float" office:value="76345" calcext:value-type="float">
            <text:p>76345</text:p>
          </table:table-cell>
          <table:table-cell office:value-type="float" office:value="124318" calcext:value-type="float">
            <text:p>124318</text:p>
          </table:table-cell>
          <table:table-cell office:value-type="float" office:value="604963" calcext:value-type="float">
            <text:p>604963</text:p>
          </table:table-cell>
          <table:table-cell/>
          <table:table-cell office:value-type="float" office:value="2674223" calcext:value-type="float">
            <text:p>2674223</text:p>
          </table:table-cell>
          <table:table-cell table:style-name="Default"/>
          <table:table-cell office:value-type="float" office:value="1583469" calcext:value-type="float">
            <text:p>1583469</text:p>
          </table:table-cell>
          <table:table-cell table:style-name="Default"/>
          <table:table-cell office:value-type="float" office:value="146218" calcext:value-type="float">
            <text:p>146218</text:p>
          </table:table-cell>
          <table:table-cell table:style-name="ce1" office:value-type="float" office:value="1086781" calcext:value-type="float">
            <text:p>1086781</text:p>
          </table:table-cell>
          <table:table-cell table:number-columns-repeated="2"/>
          <table:table-cell office:value-type="float" office:value="225945" calcext:value-type="float">
            <text:p>225945</text:p>
          </table:table-cell>
          <table:table-cell office:value-type="float" office:value="53249" calcext:value-type="float">
            <text:p>53249</text:p>
          </table:table-cell>
          <table:table-cell office:value-type="float" office:value="5602593" calcext:value-type="float">
            <text:p>5602593</text:p>
          </table:table-cell>
          <table:table-cell/>
          <table:table-cell table:style-name="ce1" office:value-type="float" office:value="-397897" calcext:value-type="float">
            <text:p>-397897</text:p>
          </table:table-cell>
          <table:table-cell office:value-type="float" office:value="73363394" calcext:value-type="float">
            <text:p>73363394</text:p>
          </table:table-cell>
          <table:table-cell table:style-name="ce1" office:value-type="float" office:value="803639" calcext:value-type="float">
            <text:p>803639</text:p>
          </table:table-cell>
          <table:table-cell office:value-type="float" office:value="464865" calcext:value-type="float">
            <text:p>464865</text:p>
          </table:table-cell>
          <table:table-cell office:value-type="float" office:value="19037" calcext:value-type="float">
            <text:p>19037</text:p>
          </table:table-cell>
          <table:table-cell office:value-type="float" office:value="46314" calcext:value-type="float">
            <text:p>46314</text:p>
          </table:table-cell>
          <table:table-cell table:style-name="Default"/>
          <table:table-cell office:value-type="float" office:value="1347918" calcext:value-type="float">
            <text:p>1347918</text:p>
          </table:table-cell>
          <table:table-cell office:value-type="float" office:value="1042549" calcext:value-type="float">
            <text:p>1042549</text:p>
          </table:table-cell>
          <table:table-cell office:value-type="float" office:value="1933612" calcext:value-type="float">
            <text:p>1933612</text:p>
          </table:table-cell>
          <table:table-cell office:value-type="float" office:value="48042850" calcext:value-type="float">
            <text:p>48042850</text:p>
          </table:table-cell>
          <table:table-cell office:value-type="float" office:value="50495741" calcext:value-type="float">
            <text:p>50495741</text:p>
          </table:table-cell>
          <table:table-cell office:value-type="float" office:value="264141" calcext:value-type="float">
            <text:p>264141</text:p>
          </table:table-cell>
          <table:table-cell office:value-type="float" office:value="3855239" calcext:value-type="float">
            <text:p>3855239</text:p>
          </table:table-cell>
          <table:table-cell office:value-type="float" office:value="177255" calcext:value-type="float">
            <text:p>177255</text:p>
          </table:table-cell>
          <table:table-cell office:value-type="float" office:value="18260" calcext:value-type="float">
            <text:p>18260</text:p>
          </table:table-cell>
          <table:table-cell office:value-type="float" office:value="426425" calcext:value-type="float">
            <text:p>426425</text:p>
          </table:table-cell>
          <table:table-cell office:value-type="float" office:value="673179" calcext:value-type="float">
            <text:p>673179</text:p>
          </table:table-cell>
          <table:table-cell office:value-type="float" office:value="48775" calcext:value-type="float">
            <text:p>48775</text:p>
          </table:table-cell>
          <table:table-cell office:value-type="float" office:value="2177338" calcext:value-type="float">
            <text:p>2177338</text:p>
          </table:table-cell>
          <table:table-cell office:value-type="float" office:value="867132" calcext:value-type="float">
            <text:p>867132</text:p>
          </table:table-cell>
          <table:table-cell office:value-type="float" office:value="10564" calcext:value-type="float">
            <text:p>10564</text:p>
          </table:table-cell>
          <table:table-cell office:value-type="float" office:value="317849" calcext:value-type="float">
            <text:p>317849</text:p>
          </table:table-cell>
          <table:table-cell office:value-type="float" office:value="-4061" calcext:value-type="float">
            <text:p>-4061</text:p>
          </table:table-cell>
          <table:table-cell/>
          <table:table-cell office:value-type="float" office:value="-117894" calcext:value-type="float">
            <text:p>-117894</text:p>
          </table:table-cell>
          <table:table-cell office:value-type="float" office:value="5789398" calcext:value-type="float">
            <text:p>5789398</text:p>
          </table:table-cell>
          <table:table-cell office:value-type="float" office:value="2709470" calcext:value-type="float">
            <text:p>2709470</text:p>
          </table:table-cell>
          <table:table-cell office:value-type="float" office:value="7022412" calcext:value-type="float">
            <text:p>7022412</text:p>
          </table:table-cell>
          <table:table-cell office:value-type="float" office:value="451625" calcext:value-type="float">
            <text:p>451625</text:p>
          </table:table-cell>
          <table:table-cell office:value-type="float" office:value="10408286" calcext:value-type="float">
            <text:p>10408286</text:p>
          </table:table-cell>
          <table:table-cell office:value-type="float" office:value="706949" calcext:value-type="float">
            <text:p>706949</text:p>
          </table:table-cell>
          <table:table-cell office:value-type="float" office:value="13636518" calcext:value-type="float">
            <text:p>13636518</text:p>
          </table:table-cell>
          <table:table-cell office:value-type="float" office:value="-38" calcext:value-type="float">
            <text:p>-38</text:p>
          </table:table-cell>
          <table:table-cell office:value-type="float" office:value="-45" calcext:value-type="float">
            <text:p>-45</text:p>
          </table:table-cell>
          <table:table-cell office:value-type="float" office:value="-46" calcext:value-type="float">
            <text:p>-46</text:p>
          </table:table-cell>
          <table:table-cell office:value-type="float" office:value="34699" calcext:value-type="float">
            <text:p>34699</text:p>
          </table:table-cell>
          <table:table-cell office:value-type="float" office:value="3140390" calcext:value-type="float">
            <text:p>3140390</text:p>
          </table:table-cell>
          <table:table-cell office:value-type="float" office:value="908053" calcext:value-type="float">
            <text:p>908053</text:p>
          </table:table-cell>
          <table:table-cell office:value-type="float" office:value="-3896" calcext:value-type="float">
            <text:p>-3896</text:p>
          </table:table-cell>
          <table:table-cell office:value-type="float" office:value="70530412" calcext:value-type="float">
            <text:p>70530412</text:p>
          </table:table-cell>
          <table:table-cell office:value-type="float" office:value="1940507" calcext:value-type="float">
            <text:p>1940507</text:p>
          </table:table-cell>
          <table:table-cell office:value-type="float" office:value="9583770" calcext:value-type="float">
            <text:p>9583770</text:p>
          </table:table-cell>
          <table:table-cell office:value-type="float" office:value="1003738" calcext:value-type="float">
            <text:p>1003738</text:p>
          </table:table-cell>
          <table:table-cell office:value-type="float" office:value="750563" calcext:value-type="float">
            <text:p>750563</text:p>
          </table:table-cell>
          <table:table-cell office:value-type="float" office:value="2376713" calcext:value-type="float">
            <text:p>2376713</text:p>
          </table:table-cell>
          <table:table-cell office:value-type="float" office:value="714306" calcext:value-type="float">
            <text:p>714306</text:p>
          </table:table-cell>
          <table:table-cell office:value-type="float" office:value="1356814" calcext:value-type="float">
            <text:p>1356814</text:p>
          </table:table-cell>
          <table:table-cell office:value-type="float" office:value="11476133" calcext:value-type="float">
            <text:p>11476133</text:p>
          </table:table-cell>
          <table:table-cell office:value-type="float" office:value="1551371" calcext:value-type="float">
            <text:p>1551371</text:p>
          </table:table-cell>
          <table:table-cell office:value-type="float" office:value="719912" calcext:value-type="float">
            <text:p>719912</text:p>
          </table:table-cell>
          <table:table-cell office:value-type="float" office:value="1746833" calcext:value-type="float">
            <text:p>1746833</text:p>
          </table:table-cell>
          <table:table-cell office:value-type="float" office:value="1030712" calcext:value-type="float">
            <text:p>1030712</text:p>
          </table:table-cell>
          <table:table-cell office:value-type="float" office:value="303090" calcext:value-type="float">
            <text:p>303090</text:p>
          </table:table-cell>
          <table:table-cell office:value-type="float" office:value="1376400" calcext:value-type="float">
            <text:p>1376400</text:p>
          </table:table-cell>
          <table:table-cell office:value-type="float" office:value="524288" calcext:value-type="float">
            <text:p>524288</text:p>
          </table:table-cell>
          <table:table-cell office:value-type="float" office:value="528224" calcext:value-type="float">
            <text:p>528224</text:p>
          </table:table-cell>
          <table:table-cell office:value-type="float" office:value="138262" calcext:value-type="float">
            <text:p>138262</text:p>
          </table:table-cell>
          <table:table-cell office:value-type="float" office:value="137294" calcext:value-type="float">
            <text:p>137294</text:p>
          </table:table-cell>
          <table:table-cell office:value-type="float" office:value="538604" calcext:value-type="float">
            <text:p>538604</text:p>
          </table:table-cell>
          <table:table-cell office:value-type="float" office:value="11295826" calcext:value-type="float">
            <text:p>11295826</text:p>
          </table:table-cell>
          <table:table-cell office:value-type="float" office:value="618827" calcext:value-type="float">
            <text:p>618827</text:p>
          </table:table-cell>
          <table:table-cell office:value-type="float" office:value="2179779" calcext:value-type="float">
            <text:p>2179779</text:p>
          </table:table-cell>
          <table:table-cell office:value-type="float" office:value="4222185" calcext:value-type="float">
            <text:p>4222185</text:p>
          </table:table-cell>
          <table:table-cell office:value-type="float" office:value="7822688" calcext:value-type="float">
            <text:p>7822688</text:p>
          </table:table-cell>
          <table:table-cell office:value-type="float" office:value="2118380" calcext:value-type="float">
            <text:p>2118380</text:p>
          </table:table-cell>
          <table:table-cell office:value-type="float" office:value="201972" calcext:value-type="float">
            <text:p>201972</text:p>
          </table:table-cell>
          <table:table-cell office:value-type="float" office:value="4563835" calcext:value-type="float">
            <text:p>4563835</text:p>
          </table:table-cell>
          <table:table-cell table:style-name="ce1" office:value-type="float" office:value="72333" calcext:value-type="float">
            <text:p>72333</text:p>
          </table:table-cell>
          <table:table-cell office:value-type="float" office:value="1179781" calcext:value-type="float">
            <text:p>1179781</text:p>
          </table:table-cell>
          <table:table-cell office:value-type="float" office:value="-125464" calcext:value-type="float">
            <text:p>-125464</text:p>
          </table:table-cell>
          <table:table-cell/>
          <table:table-cell office:value-type="float" office:value="-593935" calcext:value-type="float">
            <text:p>-593935</text:p>
          </table:table-cell>
          <table:table-cell office:value-type="float" office:value="9681800" calcext:value-type="float">
            <text:p>9681800</text:p>
          </table:table-cell>
          <table:table-cell/>
          <table:table-cell office:value-type="float" office:value="65198" calcext:value-type="float">
            <text:p>65198</text:p>
          </table:table-cell>
          <table:table-cell office:value-type="float" office:value="111681" calcext:value-type="float">
            <text:p>111681</text:p>
          </table:table-cell>
          <table:table-cell office:value-type="float" office:value="935971" calcext:value-type="float">
            <text:p>935971</text:p>
          </table:table-cell>
          <table:table-cell office:value-type="float" office:value="-16899" calcext:value-type="float">
            <text:p>-16899</text:p>
          </table:table-cell>
          <table:table-cell office:value-type="float" office:value="1710208" calcext:value-type="float">
            <text:p>1710208</text:p>
          </table:table-cell>
          <table:table-cell/>
          <table:table-cell table:style-name="Default"/>
          <table:table-cell office:value-type="float" office:value="6749656" calcext:value-type="float">
            <text:p>6749656</text:p>
          </table:table-cell>
          <table:table-cell office:value-type="float" office:value="431120" calcext:value-type="float">
            <text:p>431120</text:p>
          </table:table-cell>
          <table:table-cell office:value-type="float" office:value="152571" calcext:value-type="float">
            <text:p>152571</text:p>
          </table:table-cell>
          <table:table-cell/>
          <table:table-cell office:value-type="float" office:value="4681937" calcext:value-type="float">
            <text:p>4681937</text:p>
          </table:table-cell>
          <table:table-cell office:value-type="float" office:value="614887" calcext:value-type="float">
            <text:p>614887</text:p>
          </table:table-cell>
          <table:table-cell office:value-type="float" office:value="173034" calcext:value-type="float">
            <text:p>173034</text:p>
          </table:table-cell>
          <table:table-cell office:value-type="float" office:value="827855" calcext:value-type="float">
            <text:p>827855</text:p>
          </table:table-cell>
          <table:table-cell office:value-type="float" office:value="386605" calcext:value-type="float">
            <text:p>386605</text:p>
          </table:table-cell>
          <table:table-cell office:value-type="float" office:value="5871" calcext:value-type="float">
            <text:p>5871</text:p>
          </table:table-cell>
          <table:table-cell office:value-type="float" office:value="3452528" calcext:value-type="float">
            <text:p>3452528</text:p>
          </table:table-cell>
          <table:table-cell table:style-name="ce1" office:value-type="float" office:value="-453" calcext:value-type="float">
            <text:p>-453</text:p>
          </table:table-cell>
          <table:table-cell office:value-type="float" office:value="1787867" calcext:value-type="float">
            <text:p>1787867</text:p>
          </table:table-cell>
          <table:table-cell office:value-type="float" office:value="6455121" calcext:value-type="float">
            <text:p>6455121</text:p>
          </table:table-cell>
          <table:table-cell/>
          <table:table-cell office:value-type="float" office:value="465917" calcext:value-type="float">
            <text:p>465917</text:p>
          </table:table-cell>
          <table:table-cell office:value-type="float" office:value="1368067" calcext:value-type="float">
            <text:p>1368067</text:p>
          </table:table-cell>
          <table:table-cell office:value-type="float" office:value="179242" calcext:value-type="float">
            <text:p>179242</text:p>
          </table:table-cell>
          <table:table-cell office:value-type="float" office:value="3737357" calcext:value-type="float">
            <text:p>3737357</text:p>
          </table:table-cell>
          <table:table-cell office:value-type="float" office:value="812700" calcext:value-type="float">
            <text:p>812700</text:p>
          </table:table-cell>
          <table:table-cell office:value-type="float" office:value="5217757" calcext:value-type="float">
            <text:p>5217757</text:p>
          </table:table-cell>
          <table:table-cell/>
          <table:table-cell office:value-type="float" office:value="150681" calcext:value-type="float">
            <text:p>150681</text:p>
          </table:table-cell>
          <table:table-cell office:value-type="float" office:value="1168610" calcext:value-type="float">
            <text:p>1168610</text:p>
          </table:table-cell>
          <table:table-cell office:value-type="float" office:value="1188160" calcext:value-type="float">
            <text:p>1188160</text:p>
          </table:table-cell>
          <table:table-cell office:value-type="float" office:value="1701563" calcext:value-type="float">
            <text:p>1701563</text:p>
          </table:table-cell>
          <table:table-cell office:value-type="float" office:value="5072684" calcext:value-type="float">
            <text:p>5072684</text:p>
          </table:table-cell>
          <table:table-cell office:value-type="float" office:value="1270510" calcext:value-type="float">
            <text:p>1270510</text:p>
          </table:table-cell>
          <table:table-cell office:value-type="float" office:value="891659" calcext:value-type="float">
            <text:p>891659</text:p>
          </table:table-cell>
          <table:table-cell office:value-type="float" office:value="412489" calcext:value-type="float">
            <text:p>412489</text:p>
          </table:table-cell>
          <table:table-cell office:value-type="float" office:value="1409837" calcext:value-type="float">
            <text:p>1409837</text:p>
          </table:table-cell>
          <table:table-cell office:value-type="float" office:value="1971" calcext:value-type="float">
            <text:p>1971</text:p>
          </table:table-cell>
          <table:table-cell office:value-type="float" office:value="1116642" calcext:value-type="float">
            <text:p>1116642</text:p>
          </table:table-cell>
          <table:table-cell office:value-type="float" office:value="1711301" calcext:value-type="float">
            <text:p>1711301</text:p>
          </table:table-cell>
          <table:table-cell office:value-type="float" office:value="409722" calcext:value-type="float">
            <text:p>409722</text:p>
          </table:table-cell>
          <table:table-cell office:value-type="float" office:value="579474" calcext:value-type="float">
            <text:p>579474</text:p>
          </table:table-cell>
          <table:table-cell office:value-type="float" office:value="1011803" calcext:value-type="float">
            <text:p>1011803</text:p>
          </table:table-cell>
          <table:table-cell/>
          <table:table-cell office:value-type="float" office:value="460579" calcext:value-type="float">
            <text:p>460579</text:p>
          </table:table-cell>
          <table:table-cell office:value-type="float" office:value="325057" calcext:value-type="float">
            <text:p>325057</text:p>
          </table:table-cell>
          <table:table-cell office:value-type="float" office:value="3783669" calcext:value-type="float">
            <text:p>3783669</text:p>
          </table:table-cell>
          <table:table-cell office:value-type="float" office:value="7280" calcext:value-type="float">
            <text:p>7280</text:p>
          </table:table-cell>
          <table:table-cell office:value-type="float" office:value="371114" calcext:value-type="float">
            <text:p>371114</text:p>
          </table:table-cell>
          <table:table-cell office:value-type="float" office:value="20147615" calcext:value-type="float">
            <text:p>20147615</text:p>
          </table:table-cell>
          <table:table-cell office:value-type="float" office:value="2929169" calcext:value-type="float">
            <text:p>2929169</text:p>
          </table:table-cell>
          <table:table-cell office:value-type="float" office:value="198532" calcext:value-type="float">
            <text:p>198532</text:p>
          </table:table-cell>
          <table:table-cell office:value-type="float" office:value="276938999" calcext:value-type="float">
            <text:p>276938999</text:p>
          </table:table-cell>
          <table:table-cell office:value-type="float" office:value="1675666" calcext:value-type="float">
            <text:p>1675666</text:p>
          </table:table-cell>
          <table:table-cell office:value-type="float" office:value="1949478" calcext:value-type="float">
            <text:p>1949478</text:p>
          </table:table-cell>
          <table:table-cell table:number-columns-repeated="2"/>
          <table:table-cell office:value-type="float" office:value="727827" calcext:value-type="float">
            <text:p>727827</text:p>
          </table:table-cell>
          <table:table-cell office:value-type="float" office:value="-302618" calcext:value-type="float">
            <text:p>-302618</text:p>
          </table:table-cell>
          <table:table-cell/>
          <table:table-cell office:value-type="float" office:value="-38510" calcext:value-type="float">
            <text:p>-38510</text:p>
          </table:table-cell>
          <table:table-cell office:value-type="float" office:value="5059091" calcext:value-type="float">
            <text:p>5059091</text:p>
          </table:table-cell>
          <table:table-cell office:value-type="float" office:value="132899" calcext:value-type="float">
            <text:p>132899</text:p>
          </table:table-cell>
          <table:table-cell office:value-type="float" office:value="-451696" calcext:value-type="float">
            <text:p>-451696</text:p>
          </table:table-cell>
          <table:table-cell/>
          <table:table-cell office:value-type="float" office:value="1488258" calcext:value-type="float">
            <text:p>1488258</text:p>
          </table:table-cell>
          <table:table-cell/>
          <table:table-cell office:value-type="float" office:value="702017" calcext:value-type="float">
            <text:p>702017</text:p>
          </table:table-cell>
          <table:table-cell office:value-type="float" office:value="679255" calcext:value-type="float">
            <text:p>679255</text:p>
          </table:table-cell>
          <table:table-cell table:number-columns-repeated="3"/>
          <table:table-cell table:style-name="Default"/>
          <table:table-cell office:value-type="float" office:value="132571" calcext:value-type="float">
            <text:p>132571</text:p>
          </table:table-cell>
          <table:table-cell office:value-type="float" office:value="1382974" calcext:value-type="float">
            <text:p>1382974</text:p>
          </table:table-cell>
          <table:table-cell office:value-type="float" office:value="779388" calcext:value-type="float">
            <text:p>779388</text:p>
          </table:table-cell>
          <table:table-cell office:value-type="float" office:value="467130" calcext:value-type="float">
            <text:p>467130</text:p>
          </table:table-cell>
          <table:table-cell/>
          <table:table-cell office:value-type="float" office:value="67552000" calcext:value-type="float">
            <text:p>67552000</text:p>
          </table:table-cell>
          <table:table-cell table:style-name="Default"/>
          <table:table-cell office:value-type="float" office:value="18694849" calcext:value-type="float">
            <text:p>18694849</text:p>
          </table:table-cell>
          <table:table-cell/>
          <table:table-cell office:value-type="float" office:value="1078469" calcext:value-type="float">
            <text:p>1078469</text:p>
          </table:table-cell>
          <table:table-cell office:value-type="float" office:value="333133" calcext:value-type="float">
            <text:p>333133</text:p>
          </table:table-cell>
          <table:table-cell office:value-type="float" office:value="457634" calcext:value-type="float">
            <text:p>457634</text:p>
          </table:table-cell>
          <table:table-cell office:value-type="float" office:value="813212" calcext:value-type="float">
            <text:p>813212</text:p>
          </table:table-cell>
          <table:table-cell office:value-type="float" office:value="108235" calcext:value-type="float">
            <text:p>108235</text:p>
          </table:table-cell>
          <table:table-cell office:value-type="float" office:value="268653" calcext:value-type="float">
            <text:p>268653</text:p>
          </table:table-cell>
          <table:table-cell office:value-type="float" office:value="5154502" calcext:value-type="float">
            <text:p>5154502</text:p>
          </table:table-cell>
          <table:table-cell office:value-type="float" office:value="3330144" calcext:value-type="float">
            <text:p>3330144</text:p>
          </table:table-cell>
          <table:table-cell table:style-name="Default"/>
          <table:table-cell/>
          <table:table-cell office:value-type="float" office:value="18783200" calcext:value-type="float">
            <text:p>18783200</text:p>
          </table:table-cell>
          <table:table-cell office:value-type="float" office:value="898742" calcext:value-type="float">
            <text:p>898742</text:p>
          </table:table-cell>
          <table:table-cell table:number-columns-repeated="2"/>
          <table:table-cell office:value-type="float" office:value="611915" calcext:value-type="float">
            <text:p>611915</text:p>
          </table:table-cell>
          <table:table-cell office:value-type="float" office:value="550678" calcext:value-type="float">
            <text:p>550678</text:p>
          </table:table-cell>
          <table:table-cell office:value-type="float" office:value="823045" calcext:value-type="float">
            <text:p>823045</text:p>
          </table:table-cell>
          <table:table-cell office:value-type="float" office:value="1021308" calcext:value-type="float">
            <text:p>1021308</text:p>
          </table:table-cell>
          <table:table-cell office:value-type="float" office:value="334390" calcext:value-type="float">
            <text:p>334390</text:p>
          </table:table-cell>
          <table:table-cell office:value-type="float" office:value="184353" calcext:value-type="float">
            <text:p>184353</text:p>
          </table:table-cell>
          <table:table-cell office:value-type="float" office:value="1760517" calcext:value-type="float">
            <text:p>1760517</text:p>
          </table:table-cell>
          <table:table-cell/>
          <table:table-cell office:value-type="float" office:value="47436" calcext:value-type="float">
            <text:p>47436</text:p>
          </table:table-cell>
          <table:table-cell office:value-type="float" office:value="1347836" calcext:value-type="float">
            <text:p>1347836</text:p>
          </table:table-cell>
          <table:table-cell office:value-type="float" office:value="226863" calcext:value-type="float">
            <text:p>226863</text:p>
          </table:table-cell>
          <table:table-cell office:value-type="float" office:value="-151789" calcext:value-type="float">
            <text:p>-151789</text:p>
          </table:table-cell>
          <table:table-cell office:value-type="float" office:value="963390" calcext:value-type="float">
            <text:p>963390</text:p>
          </table:table-cell>
          <table:table-cell office:value-type="float" office:value="6496413" calcext:value-type="float">
            <text:p>6496413</text:p>
          </table:table-cell>
          <table:table-cell office:value-type="float" office:value="3743238" calcext:value-type="float">
            <text:p>3743238</text:p>
          </table:table-cell>
          <table:table-cell office:value-type="float" office:value="132304" calcext:value-type="float">
            <text:p>132304</text:p>
          </table:table-cell>
          <table:table-cell office:value-type="float" office:value="315505" calcext:value-type="float">
            <text:p>315505</text:p>
          </table:table-cell>
          <table:table-cell office:value-type="float" office:value="48319" calcext:value-type="float">
            <text:p>48319</text:p>
          </table:table-cell>
          <table:table-cell office:value-type="float" office:value="18289929" calcext:value-type="float">
            <text:p>18289929</text:p>
          </table:table-cell>
          <table:table-cell/>
          <table:table-cell office:value-type="float" office:value="156661644" calcext:value-type="float">
            <text:p>156661644</text:p>
          </table:table-cell>
          <table:table-cell/>
          <table:table-cell office:value-type="float" office:value="54845" calcext:value-type="float">
            <text:p>54845</text:p>
          </table:table-cell>
          <table:table-cell office:value-type="float" office:value="540273" calcext:value-type="float">
            <text:p>540273</text:p>
          </table:table-cell>
          <table:table-cell office:value-type="float" office:value="-5262" calcext:value-type="float">
            <text:p>-5262</text:p>
          </table:table-cell>
          <table:table-cell office:value-type="float" office:value="2431149" calcext:value-type="float">
            <text:p>2431149</text:p>
          </table:table-cell>
          <table:table-cell office:value-type="float" office:value="1036815" calcext:value-type="float">
            <text:p>1036815</text:p>
          </table:table-cell>
          <table:table-cell office:value-type="float" office:value="283294" calcext:value-type="float">
            <text:p>283294</text:p>
          </table:table-cell>
          <table:table-cell/>
          <table:table-cell office:value-type="float" office:value="2004366" calcext:value-type="float">
            <text:p>2004366</text:p>
          </table:table-cell>
          <table:table-cell office:value-type="float" office:value="3052750" calcext:value-type="float">
            <text:p>3052750</text:p>
          </table:table-cell>
          <table:table-cell office:value-type="float" office:value="2965451" calcext:value-type="float">
            <text:p>2965451</text:p>
          </table:table-cell>
          <table:table-cell office:value-type="float" office:value="91969" calcext:value-type="float">
            <text:p>91969</text:p>
          </table:table-cell>
          <table:table-cell/>
          <table:table-cell office:value-type="float" office:value="-39916" calcext:value-type="float">
            <text:p>-39916</text:p>
          </table:table-cell>
          <table:table-cell table:style-name="Default" table:number-columns-repeated="2"/>
          <table:table-cell office:value-type="float" office:value="719458" calcext:value-type="float">
            <text:p>719458</text:p>
          </table:table-cell>
          <table:table-cell/>
          <table:table-cell office:value-type="float" office:value="11336839" calcext:value-type="float">
            <text:p>11336839</text:p>
          </table:table-cell>
          <table:table-cell table:style-name="Default"/>
          <table:table-cell office:value-type="float" office:value="70981" calcext:value-type="float">
            <text:p>70981</text:p>
          </table:table-cell>
          <table:table-cell office:value-type="float" office:value="2434016" calcext:value-type="float">
            <text:p>2434016</text:p>
          </table:table-cell>
          <table:table-cell/>
          <table:table-cell office:value-type="float" office:value="132899" calcext:value-type="float">
            <text:p>132899</text:p>
          </table:table-cell>
          <table:table-cell office:value-type="float" office:value="142082" calcext:value-type="float">
            <text:p>142082</text:p>
          </table:table-cell>
          <table:table-cell office:value-type="float" office:value="60836" calcext:value-type="float">
            <text:p>60836</text:p>
          </table:table-cell>
          <table:table-cell office:value-type="float" office:value="5964848" calcext:value-type="float">
            <text:p>5964848</text:p>
          </table:table-cell>
          <table:table-cell office:value-type="float" office:value="2660457" calcext:value-type="float">
            <text:p>2660457</text:p>
          </table:table-cell>
          <table:table-cell/>
          <table:table-cell office:value-type="float" office:value="310223300" calcext:value-type="float">
            <text:p>310223300</text:p>
          </table:table-cell>
          <table:table-cell/>
          <table:table-cell office:value-type="float" office:value="266243" calcext:value-type="float">
            <text:p>266243</text:p>
          </table:table-cell>
          <table:table-cell office:value-type="float" office:value="10787" calcext:value-type="float">
            <text:p>10787</text:p>
          </table:table-cell>
          <table:table-cell office:value-type="float" office:value="58712" calcext:value-type="float">
            <text:p>58712</text:p>
          </table:table-cell>
          <table:table-cell office:value-type="float" office:value="4442697" calcext:value-type="float">
            <text:p>4442697</text:p>
          </table:table-cell>
          <table:table-cell/>
          <table:table-cell office:value-type="float" office:value="686310" calcext:value-type="float">
            <text:p>686310</text:p>
          </table:table-cell>
          <table:table-cell/>
          <table:table-cell table:style-name="ce1" office:value-type="float" office:value="121" calcext:value-type="float">
            <text:p>121</text:p>
          </table:table-cell>
          <table:table-cell office:value-type="float" office:value="518887" calcext:value-type="float">
            <text:p>518887</text:p>
          </table:table-cell>
          <table:table-cell office:value-type="float" office:value="21318" calcext:value-type="float">
            <text:p>21318</text:p>
          </table:table-cell>
          <table:table-cell office:value-type="float" office:value="1611846" calcext:value-type="float">
            <text:p>1611846</text:p>
          </table:table-cell>
          <table:table-cell table:number-columns-repeated="2"/>
          <table:table-cell office:value-type="float" office:value="1617742" calcext:value-type="float">
            <text:p>1617742</text:p>
          </table:table-cell>
          <table:table-cell office:value-type="float" office:value="18380" calcext:value-type="float">
            <text:p>18380</text:p>
          </table:table-cell>
          <table:table-cell office:value-type="float" office:value="-14614" calcext:value-type="float">
            <text:p>-14614</text:p>
          </table:table-cell>
          <table:table-cell office:value-type="float" office:value="2649565" calcext:value-type="float">
            <text:p>2649565</text:p>
          </table:table-cell>
          <table:table-cell office:value-type="float" office:value="-211478" calcext:value-type="float">
            <text:p>-211478</text:p>
          </table:table-cell>
          <table:table-cell office:value-type="float" office:value="288584" calcext:value-type="float">
            <text:p>288584</text:p>
          </table:table-cell>
          <table:table-cell office:value-type="float" office:value="152992" calcext:value-type="float">
            <text:p>152992</text:p>
          </table:table-cell>
          <table:table-cell/>
          <table:table-cell office:value-type="float" office:value="677508" calcext:value-type="float">
            <text:p>677508</text:p>
          </table:table-cell>
          <table:table-cell office:value-type="float" office:value="2522358" calcext:value-type="float">
            <text:p>2522358</text:p>
          </table:table-cell>
          <table:table-cell office:value-type="float" office:value="772847" calcext:value-type="float">
            <text:p>772847</text:p>
          </table:table-cell>
          <table:table-cell office:value-type="float" office:value="3827976" calcext:value-type="float">
            <text:p>3827976</text:p>
          </table:table-cell>
          <table:table-cell office:value-type="float" office:value="-170988" calcext:value-type="float">
            <text:p>-170988</text:p>
          </table:table-cell>
          <table:table-cell office:value-type="float" office:value="1213709" calcext:value-type="float">
            <text:p>1213709</text:p>
          </table:table-cell>
          <table:table-cell office:value-type="float" office:value="668320" calcext:value-type="float">
            <text:p>668320</text:p>
          </table:table-cell>
          <table:table-cell table:style-name="ce1" office:value-type="float" office:value="1909391" calcext:value-type="float">
            <text:p>1909391</text:p>
          </table:table-cell>
          <table:table-cell office:value-type="float" office:value="1348073" calcext:value-type="float">
            <text:p>1348073</text:p>
          </table:table-cell>
          <table:table-cell office:value-type="float" office:value="77898" calcext:value-type="float">
            <text:p>77898</text:p>
          </table:table-cell>
          <table:table-cell office:value-type="float" office:value="424464" calcext:value-type="float">
            <text:p>424464</text:p>
          </table:table-cell>
          <table:table-cell office:value-type="float" office:value="244507" calcext:value-type="float">
            <text:p>244507</text:p>
          </table:table-cell>
          <table:table-cell office:value-type="float" office:value="115830" calcext:value-type="float">
            <text:p>115830</text:p>
          </table:table-cell>
          <table:table-cell office:value-type="float" office:value="138604" calcext:value-type="float">
            <text:p>138604</text:p>
          </table:table-cell>
          <table:table-cell office:value-type="float" office:value="1874993" calcext:value-type="float">
            <text:p>1874993</text:p>
          </table:table-cell>
          <table:table-cell table:number-columns-repeated="2"/>
          <table:table-cell office:value-type="float" office:value="64018" calcext:value-type="float">
            <text:p>64018</text:p>
          </table:table-cell>
          <table:table-cell office:value-type="float" office:value="95781" calcext:value-type="float">
            <text:p>95781</text:p>
          </table:table-cell>
          <table:table-cell/>
          <table:table-cell office:value-type="float" office:value="588594" calcext:value-type="float">
            <text:p>588594</text:p>
          </table:table-cell>
          <table:table-cell office:value-type="float" office:value="29564" calcext:value-type="float">
            <text:p>29564</text:p>
          </table:table-cell>
          <table:table-cell office:value-type="float" office:value="12564" calcext:value-type="float">
            <text:p>12564</text:p>
          </table:table-cell>
          <table:table-cell office:value-type="float" office:value="2891857" calcext:value-type="float">
            <text:p>2891857</text:p>
          </table:table-cell>
          <table:table-cell office:value-type="float" office:value="8762166" calcext:value-type="float">
            <text:p>8762166</text:p>
          </table:table-cell>
          <table:table-cell office:value-type="float" office:value="8640671" calcext:value-type="float">
            <text:p>8640671</text:p>
          </table:table-cell>
          <table:table-cell office:value-type="float" office:value="133318" calcext:value-type="float">
            <text:p>133318</text:p>
          </table:table-cell>
          <table:table-cell office:value-type="float" office:value="460579" calcext:value-type="float">
            <text:p>460579</text:p>
          </table:table-cell>
          <table:table-cell office:value-type="float" office:value="132499" calcext:value-type="float">
            <text:p>132499</text:p>
          </table:table-cell>
          <table:table-cell office:value-type="float" office:value="1195384" calcext:value-type="float">
            <text:p>1195384</text:p>
          </table:table-cell>
          <table:table-cell table:style-name="Default"/>
          <table:table-cell office:value-type="float" office:value="419902" calcext:value-type="float">
            <text:p>419902</text:p>
          </table:table-cell>
          <table:table-cell office:value-type="float" office:value="-675659" calcext:value-type="float">
            <text:p>-675659</text:p>
          </table:table-cell>
          <table:table-cell office:value-type="float" office:value="222133" calcext:value-type="float">
            <text:p>222133</text:p>
          </table:table-cell>
          <table:table-cell office:value-type="float" office:value="-22352" calcext:value-type="float">
            <text:p>-22352</text:p>
          </table:table-cell>
          <table:table-cell office:value-type="float" office:value="11667114" calcext:value-type="float">
            <text:p>11667114</text:p>
          </table:table-cell>
          <table:table-cell office:value-type="float" office:value="110125691" calcext:value-type="float">
            <text:p>110125691</text:p>
          </table:table-cell>
          <table:table-cell office:value-type="float" office:value="686466" calcext:value-type="float">
            <text:p>686466</text:p>
          </table:table-cell>
          <table:table-cell office:value-type="float" office:value="-105858" calcext:value-type="float">
            <text:p>-105858</text:p>
          </table:table-cell>
          <table:table-cell office:value-type="float" office:value="631576" calcext:value-type="float">
            <text:p>631576</text:p>
          </table:table-cell>
          <table:table-cell office:value-type="float" office:value="1407515" calcext:value-type="float">
            <text:p>1407515</text:p>
          </table:table-cell>
          <table:table-cell office:value-type="float" office:value="2508354" calcext:value-type="float">
            <text:p>2508354</text:p>
          </table:table-cell>
          <table:table-cell office:value-type="float" office:value="74617" calcext:value-type="float">
            <text:p>74617</text:p>
          </table:table-cell>
          <table:table-cell office:value-type="float" office:value="508413" calcext:value-type="float">
            <text:p>508413</text:p>
          </table:table-cell>
          <table:table-cell office:value-type="float" office:value="349738" calcext:value-type="float">
            <text:p>349738</text:p>
          </table:table-cell>
          <table:table-cell office:value-type="float" office:value="970759" calcext:value-type="float">
            <text:p>970759</text:p>
          </table:table-cell>
          <table:table-cell office:value-type="float" office:value="5175583" calcext:value-type="float">
            <text:p>5175583</text:p>
          </table:table-cell>
          <table:table-cell table:style-name="Default"/>
          <table:table-cell/>
          <table:table-cell office:value-type="float" office:value="63477" calcext:value-type="float">
            <text:p>63477</text:p>
          </table:table-cell>
          <table:table-cell office:value-type="float" office:value="19029437" calcext:value-type="float">
            <text:p>19029437</text:p>
          </table:table-cell>
          <table:table-cell office:value-type="float" office:value="116326863" calcext:value-type="float">
            <text:p>116326863</text:p>
          </table:table-cell>
          <table:table-cell office:value-type="float" office:value="455050" calcext:value-type="float">
            <text:p>455050</text:p>
          </table:table-cell>
          <table:table-cell office:value-type="float" office:value="2568881" calcext:value-type="float">
            <text:p>2568881</text:p>
          </table:table-cell>
          <table:table-cell office:value-type="float" office:value="1120831" calcext:value-type="float">
            <text:p>1120831</text:p>
          </table:table-cell>
          <table:table-cell office:value-type="float" office:value="529522" calcext:value-type="float">
            <text:p>529522</text:p>
          </table:table-cell>
          <table:table-cell office:value-type="float" office:value="3543836" calcext:value-type="float">
            <text:p>3543836</text:p>
          </table:table-cell>
          <table:table-cell office:value-type="float" office:value="2162" calcext:value-type="float">
            <text:p>2162</text:p>
          </table:table-cell>
          <table:table-cell office:value-type="float" office:value="1719270" calcext:value-type="float">
            <text:p>1719270</text:p>
          </table:table-cell>
          <table:table-cell/>
          <table:table-cell office:value-type="float" office:value="436301" calcext:value-type="float">
            <text:p>436301</text:p>
          </table:table-cell>
          <table:table-cell table:style-name="ce1" office:value-type="float" office:value="47122" calcext:value-type="float">
            <text:p>47122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01-2011</text:p>
          </table:table-cell>
          <table:table-cell office:value-type="float" office:value="7902163" calcext:value-type="float">
            <text:p>7902163</text:p>
          </table:table-cell>
          <table:table-cell table:style-name="Default"/>
          <table:table-cell office:value-type="float" office:value="81734" calcext:value-type="float">
            <text:p>81734</text:p>
          </table:table-cell>
          <table:table-cell office:value-type="float" office:value="113665" calcext:value-type="float">
            <text:p>113665</text:p>
          </table:table-cell>
          <table:table-cell office:value-type="float" office:value="613593" calcext:value-type="float">
            <text:p>613593</text:p>
          </table:table-cell>
          <table:table-cell/>
          <table:table-cell office:value-type="float" office:value="2759989" calcext:value-type="float">
            <text:p>2759989</text:p>
          </table:table-cell>
          <table:table-cell table:style-name="Default"/>
          <table:table-cell office:value-type="float" office:value="1642532" calcext:value-type="float">
            <text:p>1642532</text:p>
          </table:table-cell>
          <table:table-cell table:style-name="Default"/>
          <table:table-cell office:value-type="float" office:value="347572" calcext:value-type="float">
            <text:p>347572</text:p>
          </table:table-cell>
          <table:table-cell table:number-columns-repeated="3"/>
          <table:table-cell office:value-type="float" office:value="224559" calcext:value-type="float">
            <text:p>224559</text:p>
          </table:table-cell>
          <table:table-cell office:value-type="float" office:value="66261" calcext:value-type="float">
            <text:p>66261</text:p>
          </table:table-cell>
          <table:table-cell office:value-type="float" office:value="5602593" calcext:value-type="float">
            <text:p>5602593</text:p>
          </table:table-cell>
          <table:table-cell table:number-columns-repeated="2"/>
          <table:table-cell office:value-type="float" office:value="74716122" calcext:value-type="float">
            <text:p>74716122</text:p>
          </table:table-cell>
          <table:table-cell/>
          <table:table-cell office:value-type="float" office:value="473564" calcext:value-type="float">
            <text:p>473564</text:p>
          </table:table-cell>
          <table:table-cell office:value-type="float" office:value="11314" calcext:value-type="float">
            <text:p>11314</text:p>
          </table:table-cell>
          <table:table-cell office:value-type="float" office:value="48572" calcext:value-type="float">
            <text:p>48572</text:p>
          </table:table-cell>
          <table:table-cell table:style-name="Default"/>
          <table:table-cell office:value-type="float" office:value="1384340" calcext:value-type="float">
            <text:p>1384340</text:p>
          </table:table-cell>
          <table:table-cell office:value-type="float" office:value="1056908" calcext:value-type="float">
            <text:p>1056908</text:p>
          </table:table-cell>
          <table:table-cell office:value-type="float" office:value="1939847" calcext:value-type="float">
            <text:p>1939847</text:p>
          </table:table-cell>
          <table:table-cell office:value-type="float" office:value="51296963" calcext:value-type="float">
            <text:p>51296963</text:p>
          </table:table-cell>
          <table:table-cell office:value-type="float" office:value="52172709" calcext:value-type="float">
            <text:p>52172709</text:p>
          </table:table-cell>
          <table:table-cell office:value-type="float" office:value="281181" calcext:value-type="float">
            <text:p>281181</text:p>
          </table:table-cell>
          <table:table-cell office:value-type="float" office:value="4008993" calcext:value-type="float">
            <text:p>4008993</text:p>
          </table:table-cell>
          <table:table-cell office:value-type="float" office:value="196313" calcext:value-type="float">
            <text:p>196313</text:p>
          </table:table-cell>
          <table:table-cell office:value-type="float" office:value="18514" calcext:value-type="float">
            <text:p>18514</text:p>
          </table:table-cell>
          <table:table-cell office:value-type="float" office:value="563730" calcext:value-type="float">
            <text:p>563730</text:p>
          </table:table-cell>
          <table:table-cell office:value-type="float" office:value="685752" calcext:value-type="float">
            <text:p>685752</text:p>
          </table:table-cell>
          <table:table-cell office:value-type="float" office:value="49940" calcext:value-type="float">
            <text:p>49940</text:p>
          </table:table-cell>
          <table:table-cell office:value-type="float" office:value="2268750" calcext:value-type="float">
            <text:p>2268750</text:p>
          </table:table-cell>
          <table:table-cell office:value-type="float" office:value="878549" calcext:value-type="float">
            <text:p>878549</text:p>
          </table:table-cell>
          <table:table-cell office:value-type="float" office:value="15183" calcext:value-type="float">
            <text:p>15183</text:p>
          </table:table-cell>
          <table:table-cell office:value-type="float" office:value="328356" calcext:value-type="float">
            <text:p>328356</text:p>
          </table:table-cell>
          <table:table-cell office:value-type="float" office:value="-5233" calcext:value-type="float">
            <text:p>-5233</text:p>
          </table:table-cell>
          <table:table-cell/>
          <table:table-cell office:value-type="float" office:value="-98577" calcext:value-type="float">
            <text:p>-98577</text:p>
          </table:table-cell>
          <table:table-cell office:value-type="float" office:value="5863357" calcext:value-type="float">
            <text:p>5863357</text:p>
          </table:table-cell>
          <table:table-cell office:value-type="float" office:value="2731948" calcext:value-type="float">
            <text:p>2731948</text:p>
          </table:table-cell>
          <table:table-cell office:value-type="float" office:value="7696949" calcext:value-type="float">
            <text:p>7696949</text:p>
          </table:table-cell>
          <table:table-cell office:value-type="float" office:value="650104" calcext:value-type="float">
            <text:p>650104</text:p>
          </table:table-cell>
          <table:table-cell office:value-type="float" office:value="10744192" calcext:value-type="float">
            <text:p>10744192</text:p>
          </table:table-cell>
          <table:table-cell office:value-type="float" office:value="772381" calcext:value-type="float">
            <text:p>772381</text:p>
          </table:table-cell>
          <table:table-cell office:value-type="float" office:value="14023567" calcext:value-type="float">
            <text:p>14023567</text:p>
          </table:table-cell>
          <table:table-cell office:value-type="float" office:value="-49" calcext:value-type="float">
            <text:p>-49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35703" calcext:value-type="float">
            <text:p>35703</text:p>
          </table:table-cell>
          <table:table-cell office:value-type="float" office:value="3308038" calcext:value-type="float">
            <text:p>3308038</text:p>
          </table:table-cell>
          <table:table-cell office:value-type="float" office:value="960777" calcext:value-type="float">
            <text:p>960777</text:p>
          </table:table-cell>
          <table:table-cell office:value-type="float" office:value="-3950" calcext:value-type="float">
            <text:p>-3950</text:p>
          </table:table-cell>
          <table:table-cell office:value-type="float" office:value="76999406" calcext:value-type="float">
            <text:p>76999406</text:p>
          </table:table-cell>
          <table:table-cell office:value-type="float" office:value="2056686" calcext:value-type="float">
            <text:p>2056686</text:p>
          </table:table-cell>
          <table:table-cell office:value-type="float" office:value="9707614" calcext:value-type="float">
            <text:p>9707614</text:p>
          </table:table-cell>
          <table:table-cell office:value-type="float" office:value="1015572" calcext:value-type="float">
            <text:p>1015572</text:p>
          </table:table-cell>
          <table:table-cell office:value-type="float" office:value="789196" calcext:value-type="float">
            <text:p>789196</text:p>
          </table:table-cell>
          <table:table-cell office:value-type="float" office:value="2533238" calcext:value-type="float">
            <text:p>2533238</text:p>
          </table:table-cell>
          <table:table-cell table:style-name="Default"/>
          <table:table-cell office:value-type="float" office:value="1461331" calcext:value-type="float">
            <text:p>1461331</text:p>
          </table:table-cell>
          <table:table-cell office:value-type="float" office:value="12003107" calcext:value-type="float">
            <text:p>12003107</text:p>
          </table:table-cell>
          <table:table-cell office:value-type="float" office:value="1609378" calcext:value-type="float">
            <text:p>1609378</text:p>
          </table:table-cell>
          <table:table-cell office:value-type="float" office:value="746296" calcext:value-type="float">
            <text:p>746296</text:p>
          </table:table-cell>
          <table:table-cell office:value-type="float" office:value="1759861" calcext:value-type="float">
            <text:p>1759861</text:p>
          </table:table-cell>
          <table:table-cell office:value-type="float" office:value="1066952" calcext:value-type="float">
            <text:p>1066952</text:p>
          </table:table-cell>
          <table:table-cell table:style-name="Default"/>
          <table:table-cell office:value-type="float" office:value="1444643" calcext:value-type="float">
            <text:p>1444643</text:p>
          </table:table-cell>
          <table:table-cell office:value-type="float" office:value="523367" calcext:value-type="float">
            <text:p>523367</text:p>
          </table:table-cell>
          <table:table-cell office:value-type="float" office:value="566177" calcext:value-type="float">
            <text:p>566177</text:p>
          </table:table-cell>
          <table:table-cell office:value-type="float" office:value="138870" calcext:value-type="float">
            <text:p>138870</text:p>
          </table:table-cell>
          <table:table-cell office:value-type="float" office:value="142667" calcext:value-type="float">
            <text:p>142667</text:p>
          </table:table-cell>
          <table:table-cell office:value-type="float" office:value="535815" calcext:value-type="float">
            <text:p>535815</text:p>
          </table:table-cell>
          <table:table-cell office:value-type="float" office:value="11669989" calcext:value-type="float">
            <text:p>11669989</text:p>
          </table:table-cell>
          <table:table-cell office:value-type="float" office:value="622774" calcext:value-type="float">
            <text:p>622774</text:p>
          </table:table-cell>
          <table:table-cell office:value-type="float" office:value="2232812" calcext:value-type="float">
            <text:p>2232812</text:p>
          </table:table-cell>
          <table:table-cell office:value-type="float" office:value="4311394" calcext:value-type="float">
            <text:p>4311394</text:p>
          </table:table-cell>
          <table:table-cell office:value-type="float" office:value="8441807" calcext:value-type="float">
            <text:p>8441807</text:p>
          </table:table-cell>
          <table:table-cell office:value-type="float" office:value="2131510" calcext:value-type="float">
            <text:p>2131510</text:p>
          </table:table-cell>
          <table:table-cell office:value-type="float" office:value="212461" calcext:value-type="float">
            <text:p>212461</text:p>
          </table:table-cell>
          <table:table-cell office:value-type="float" office:value="4523311" calcext:value-type="float">
            <text:p>4523311</text:p>
          </table:table-cell>
          <table:table-cell/>
          <table:table-cell office:value-type="float" office:value="887601" calcext:value-type="float">
            <text:p>887601</text:p>
          </table:table-cell>
          <table:table-cell office:value-type="float" office:value="-136894" calcext:value-type="float">
            <text:p>-136894</text:p>
          </table:table-cell>
          <table:table-cell/>
          <table:table-cell table:style-name="Default"/>
          <table:table-cell office:value-type="float" office:value="9864593" calcext:value-type="float">
            <text:p>9864593</text:p>
          </table:table-cell>
          <table:table-cell/>
          <table:table-cell office:value-type="float" office:value="70889" calcext:value-type="float">
            <text:p>70889</text:p>
          </table:table-cell>
          <table:table-cell office:value-type="float" office:value="107653" calcext:value-type="float">
            <text:p>107653</text:p>
          </table:table-cell>
          <table:table-cell office:value-type="float" office:value="951011" calcext:value-type="float">
            <text:p>951011</text:p>
          </table:table-cell>
          <table:table-cell office:value-type="float" office:value="-19106" calcext:value-type="float">
            <text:p>-19106</text:p>
          </table:table-cell>
          <table:table-cell office:value-type="float" office:value="1927332" calcext:value-type="float">
            <text:p>1927332</text:p>
          </table:table-cell>
          <table:table-cell/>
          <table:table-cell table:style-name="Default"/>
          <table:table-cell office:value-type="float" office:value="7231939" calcext:value-type="float">
            <text:p>7231939</text:p>
          </table:table-cell>
          <table:table-cell office:value-type="float" office:value="439337" calcext:value-type="float">
            <text:p>439337</text:p>
          </table:table-cell>
          <table:table-cell office:value-type="float" office:value="155334" calcext:value-type="float">
            <text:p>155334</text:p>
          </table:table-cell>
          <table:table-cell/>
          <table:table-cell office:value-type="float" office:value="4773810" calcext:value-type="float">
            <text:p>4773810</text:p>
          </table:table-cell>
          <table:table-cell office:value-type="float" office:value="2491225" calcext:value-type="float">
            <text:p>2491225</text:p>
          </table:table-cell>
          <table:table-cell office:value-type="float" office:value="181115" calcext:value-type="float">
            <text:p>181115</text:p>
          </table:table-cell>
          <table:table-cell office:value-type="float" office:value="1106900" calcext:value-type="float">
            <text:p>1106900</text:p>
          </table:table-cell>
          <table:table-cell office:value-type="float" office:value="391200" calcext:value-type="float">
            <text:p>391200</text:p>
          </table:table-cell>
          <table:table-cell office:value-type="float" office:value="5815" calcext:value-type="float">
            <text:p>5815</text:p>
          </table:table-cell>
          <table:table-cell office:value-type="float" office:value="3520533" calcext:value-type="float">
            <text:p>3520533</text:p>
          </table:table-cell>
          <table:table-cell/>
          <table:table-cell office:value-type="float" office:value="1879810" calcext:value-type="float">
            <text:p>1879810</text:p>
          </table:table-cell>
          <table:table-cell office:value-type="float" office:value="6659321" calcext:value-type="float">
            <text:p>6659321</text:p>
          </table:table-cell>
          <table:table-cell/>
          <table:table-cell office:value-type="float" office:value="472631" calcext:value-type="float">
            <text:p>472631</text:p>
          </table:table-cell>
          <table:table-cell office:value-type="float" office:value="1516504" calcext:value-type="float">
            <text:p>1516504</text:p>
          </table:table-cell>
          <table:table-cell office:value-type="float" office:value="189181" calcext:value-type="float">
            <text:p>189181</text:p>
          </table:table-cell>
          <table:table-cell office:value-type="float" office:value="4033812" calcext:value-type="float">
            <text:p>4033812</text:p>
          </table:table-cell>
          <table:table-cell office:value-type="float" office:value="817090" calcext:value-type="float">
            <text:p>817090</text:p>
          </table:table-cell>
          <table:table-cell office:value-type="float" office:value="5207928" calcext:value-type="float">
            <text:p>5207928</text:p>
          </table:table-cell>
          <table:table-cell/>
          <table:table-cell office:value-type="float" office:value="154033" calcext:value-type="float">
            <text:p>154033</text:p>
          </table:table-cell>
          <table:table-cell office:value-type="float" office:value="1148611" calcext:value-type="float">
            <text:p>1148611</text:p>
          </table:table-cell>
          <table:table-cell table:style-name="Default"/>
          <table:table-cell office:value-type="float" office:value="1663103" calcext:value-type="float">
            <text:p>1663103</text:p>
          </table:table-cell>
          <table:table-cell office:value-type="float" office:value="5379638" calcext:value-type="float">
            <text:p>5379638</text:p>
          </table:table-cell>
          <table:table-cell office:value-type="float" office:value="1039131" calcext:value-type="float">
            <text:p>1039131</text:p>
          </table:table-cell>
          <table:table-cell office:value-type="float" office:value="851750" calcext:value-type="float">
            <text:p>851750</text:p>
          </table:table-cell>
          <table:table-cell office:value-type="float" office:value="414126" calcext:value-type="float">
            <text:p>414126</text:p>
          </table:table-cell>
          <table:table-cell office:value-type="float" office:value="1471132" calcext:value-type="float">
            <text:p>1471132</text:p>
          </table:table-cell>
          <table:table-cell office:value-type="float" office:value="2271" calcext:value-type="float">
            <text:p>2271</text:p>
          </table:table-cell>
          <table:table-cell office:value-type="float" office:value="1220500" calcext:value-type="float">
            <text:p>1220500</text:p>
          </table:table-cell>
          <table:table-cell office:value-type="float" office:value="1654160" calcext:value-type="float">
            <text:p>1654160</text:p>
          </table:table-cell>
          <table:table-cell office:value-type="float" office:value="418045" calcext:value-type="float">
            <text:p>418045</text:p>
          </table:table-cell>
          <table:table-cell office:value-type="float" office:value="591739" calcext:value-type="float">
            <text:p>591739</text:p>
          </table:table-cell>
          <table:table-cell office:value-type="float" office:value="1039456" calcext:value-type="float">
            <text:p>1039456</text:p>
          </table:table-cell>
          <table:table-cell/>
          <table:table-cell office:value-type="float" office:value="465568" calcext:value-type="float">
            <text:p>465568</text:p>
          </table:table-cell>
          <table:table-cell office:value-type="float" office:value="335536" calcext:value-type="float">
            <text:p>335536</text:p>
          </table:table-cell>
          <table:table-cell office:value-type="float" office:value="3809175" calcext:value-type="float">
            <text:p>3809175</text:p>
          </table:table-cell>
          <table:table-cell office:value-type="float" office:value="7409" calcext:value-type="float">
            <text:p>7409</text:p>
          </table:table-cell>
          <table:table-cell office:value-type="float" office:value="374886" calcext:value-type="float">
            <text:p>374886</text:p>
          </table:table-cell>
          <table:table-cell office:value-type="float" office:value="20386195" calcext:value-type="float">
            <text:p>20386195</text:p>
          </table:table-cell>
          <table:table-cell office:value-type="float" office:value="2984935" calcext:value-type="float">
            <text:p>2984935</text:p>
          </table:table-cell>
          <table:table-cell office:value-type="float" office:value="192136" calcext:value-type="float">
            <text:p>192136</text:p>
          </table:table-cell>
          <table:table-cell office:value-type="float" office:value="281145078" calcext:value-type="float">
            <text:p>281145078</text:p>
          </table:table-cell>
          <table:table-cell office:value-type="float" office:value="1733562" calcext:value-type="float">
            <text:p>1733562</text:p>
          </table:table-cell>
          <table:table-cell office:value-type="float" office:value="2008847" calcext:value-type="float">
            <text:p>2008847</text:p>
          </table:table-cell>
          <table:table-cell table:number-columns-repeated="2"/>
          <table:table-cell office:value-type="float" office:value="774000" calcext:value-type="float">
            <text:p>774000</text:p>
          </table:table-cell>
          <table:table-cell office:value-type="float" office:value="-312878" calcext:value-type="float">
            <text:p>-312878</text:p>
          </table:table-cell>
          <table:table-cell/>
          <table:table-cell office:value-type="float" office:value="-44374" calcext:value-type="float">
            <text:p>-44374</text:p>
          </table:table-cell>
          <table:table-cell office:value-type="float" office:value="6737438" calcext:value-type="float">
            <text:p>6737438</text:p>
          </table:table-cell>
          <table:table-cell office:value-type="float" office:value="141816" calcext:value-type="float">
            <text:p>141816</text:p>
          </table:table-cell>
          <table:table-cell office:value-type="float" office:value="-458883" calcext:value-type="float">
            <text:p>-458883</text:p>
          </table:table-cell>
          <table:table-cell/>
          <table:table-cell office:value-type="float" office:value="1518943" calcext:value-type="float">
            <text:p>1518943</text:p>
          </table:table-cell>
          <table:table-cell/>
          <table:table-cell office:value-type="float" office:value="701830" calcext:value-type="float">
            <text:p>701830</text:p>
          </table:table-cell>
          <table:table-cell office:value-type="float" office:value="664760" calcext:value-type="float">
            <text:p>664760</text:p>
          </table:table-cell>
          <table:table-cell table:number-columns-repeated="3"/>
          <table:table-cell table:style-name="Default"/>
          <table:table-cell office:value-type="float" office:value="134695" calcext:value-type="float">
            <text:p>134695</text:p>
          </table:table-cell>
          <table:table-cell office:value-type="float" office:value="1367856" calcext:value-type="float">
            <text:p>1367856</text:p>
          </table:table-cell>
          <table:table-cell office:value-type="float" office:value="833055" calcext:value-type="float">
            <text:p>833055</text:p>
          </table:table-cell>
          <table:table-cell office:value-type="float" office:value="470509" calcext:value-type="float">
            <text:p>470509</text:p>
          </table:table-cell>
          <table:table-cell/>
          <table:table-cell office:value-type="float" office:value="67155824" calcext:value-type="float">
            <text:p>67155824</text:p>
          </table:table-cell>
          <table:table-cell office:value-type="float" office:value="29452000" calcext:value-type="float">
            <text:p>29452000</text:p>
          </table:table-cell>
          <table:table-cell office:value-type="float" office:value="18534427" calcext:value-type="float">
            <text:p>18534427</text:p>
          </table:table-cell>
          <table:table-cell/>
          <table:table-cell office:value-type="float" office:value="1124798" calcext:value-type="float">
            <text:p>1124798</text:p>
          </table:table-cell>
          <table:table-cell office:value-type="float" office:value="361088" calcext:value-type="float">
            <text:p>361088</text:p>
          </table:table-cell>
          <table:table-cell office:value-type="float" office:value="455761" calcext:value-type="float">
            <text:p>455761</text:p>
          </table:table-cell>
          <table:table-cell office:value-type="float" office:value="807728" calcext:value-type="float">
            <text:p>807728</text:p>
          </table:table-cell>
          <table:table-cell office:value-type="float" office:value="101085" calcext:value-type="float">
            <text:p>101085</text:p>
          </table:table-cell>
          <table:table-cell office:value-type="float" office:value="265505" calcext:value-type="float">
            <text:p>265505</text:p>
          </table:table-cell>
          <table:table-cell office:value-type="float" office:value="5313920" calcext:value-type="float">
            <text:p>5313920</text:p>
          </table:table-cell>
          <table:table-cell office:value-type="float" office:value="3496469" calcext:value-type="float">
            <text:p>3496469</text:p>
          </table:table-cell>
          <table:table-cell table:style-name="Default"/>
          <table:table-cell/>
          <table:table-cell office:value-type="float" office:value="20598832" calcext:value-type="float">
            <text:p>20598832</text:p>
          </table:table-cell>
          <table:table-cell office:value-type="float" office:value="952423" calcext:value-type="float">
            <text:p>952423</text:p>
          </table:table-cell>
          <table:table-cell table:number-columns-repeated="2"/>
          <table:table-cell office:value-type="float" office:value="603097" calcext:value-type="float">
            <text:p>603097</text:p>
          </table:table-cell>
          <table:table-cell office:value-type="float" office:value="611072" calcext:value-type="float">
            <text:p>611072</text:p>
          </table:table-cell>
          <table:table-cell office:value-type="float" office:value="859064" calcext:value-type="float">
            <text:p>859064</text:p>
          </table:table-cell>
          <table:table-cell office:value-type="float" office:value="1056786" calcext:value-type="float">
            <text:p>1056786</text:p>
          </table:table-cell>
          <table:table-cell office:value-type="float" office:value="375667" calcext:value-type="float">
            <text:p>375667</text:p>
          </table:table-cell>
          <table:table-cell office:value-type="float" office:value="167461" calcext:value-type="float">
            <text:p>167461</text:p>
          </table:table-cell>
          <table:table-cell office:value-type="float" office:value="1842483" calcext:value-type="float">
            <text:p>1842483</text:p>
          </table:table-cell>
          <table:table-cell/>
          <table:table-cell office:value-type="float" office:value="59731" calcext:value-type="float">
            <text:p>59731</text:p>
          </table:table-cell>
          <table:table-cell office:value-type="float" office:value="1387803" calcext:value-type="float">
            <text:p>1387803</text:p>
          </table:table-cell>
          <table:table-cell office:value-type="float" office:value="228430" calcext:value-type="float">
            <text:p>228430</text:p>
          </table:table-cell>
          <table:table-cell office:value-type="float" office:value="-153485" calcext:value-type="float">
            <text:p>-153485</text:p>
          </table:table-cell>
          <table:table-cell office:value-type="float" office:value="949314" calcext:value-type="float">
            <text:p>949314</text:p>
          </table:table-cell>
          <table:table-cell office:value-type="float" office:value="6441782" calcext:value-type="float">
            <text:p>6441782</text:p>
          </table:table-cell>
          <table:table-cell office:value-type="float" office:value="3875679" calcext:value-type="float">
            <text:p>3875679</text:p>
          </table:table-cell>
          <table:table-cell office:value-type="float" office:value="133870" calcext:value-type="float">
            <text:p>133870</text:p>
          </table:table-cell>
          <table:table-cell office:value-type="float" office:value="328552" calcext:value-type="float">
            <text:p>328552</text:p>
          </table:table-cell>
          <table:table-cell office:value-type="float" office:value="46424" calcext:value-type="float">
            <text:p>46424</text:p>
          </table:table-cell>
          <table:table-cell office:value-type="float" office:value="18498921" calcext:value-type="float">
            <text:p>18498921</text:p>
          </table:table-cell>
          <table:table-cell/>
          <table:table-cell office:value-type="float" office:value="160911645" calcext:value-type="float">
            <text:p>160911645</text:p>
          </table:table-cell>
          <table:table-cell/>
          <table:table-cell office:value-type="float" office:value="58626" calcext:value-type="float">
            <text:p>58626</text:p>
          </table:table-cell>
          <table:table-cell office:value-type="float" office:value="541887" calcext:value-type="float">
            <text:p>541887</text:p>
          </table:table-cell>
          <table:table-cell office:value-type="float" office:value="-9835" calcext:value-type="float">
            <text:p>-9835</text:p>
          </table:table-cell>
          <table:table-cell office:value-type="float" office:value="2493513" calcext:value-type="float">
            <text:p>2493513</text:p>
          </table:table-cell>
          <table:table-cell office:value-type="float" office:value="1040388" calcext:value-type="float">
            <text:p>1040388</text:p>
          </table:table-cell>
          <table:table-cell table:style-name="Default"/>
          <table:table-cell/>
          <table:table-cell office:value-type="float" office:value="2146804" calcext:value-type="float">
            <text:p>2146804</text:p>
          </table:table-cell>
          <table:table-cell office:value-type="float" office:value="3223162" calcext:value-type="float">
            <text:p>3223162</text:p>
          </table:table-cell>
          <table:table-cell office:value-type="float" office:value="3120613" calcext:value-type="float">
            <text:p>3120613</text:p>
          </table:table-cell>
          <table:table-cell office:value-type="float" office:value="86297" calcext:value-type="float">
            <text:p>86297</text:p>
          </table:table-cell>
          <table:table-cell/>
          <table:table-cell office:value-type="float" office:value="-43706" calcext:value-type="float">
            <text:p>-43706</text:p>
          </table:table-cell>
          <table:table-cell table:style-name="Default" table:number-columns-repeated="2"/>
          <table:table-cell office:value-type="float" office:value="739176" calcext:value-type="float">
            <text:p>739176</text:p>
          </table:table-cell>
          <table:table-cell/>
          <table:table-cell office:value-type="float" office:value="11430211" calcext:value-type="float">
            <text:p>11430211</text:p>
          </table:table-cell>
          <table:table-cell table:style-name="Default"/>
          <table:table-cell office:value-type="float" office:value="70667" calcext:value-type="float">
            <text:p>70667</text:p>
          </table:table-cell>
          <table:table-cell office:value-type="float" office:value="2466765" calcext:value-type="float">
            <text:p>2466765</text:p>
          </table:table-cell>
          <table:table-cell/>
          <table:table-cell office:value-type="float" office:value="141816" calcext:value-type="float">
            <text:p>141816</text:p>
          </table:table-cell>
          <table:table-cell office:value-type="float" office:value="145655" calcext:value-type="float">
            <text:p>145655</text:p>
          </table:table-cell>
          <table:table-cell table:style-name="Default"/>
          <table:table-cell office:value-type="float" office:value="6221080" calcext:value-type="float">
            <text:p>6221080</text:p>
          </table:table-cell>
          <table:table-cell office:value-type="float" office:value="2653050" calcext:value-type="float">
            <text:p>2653050</text:p>
          </table:table-cell>
          <table:table-cell/>
          <table:table-cell office:value-type="float" office:value="318192140" calcext:value-type="float">
            <text:p>318192140</text:p>
          </table:table-cell>
          <table:table-cell/>
          <table:table-cell office:value-type="float" office:value="266888" calcext:value-type="float">
            <text:p>266888</text:p>
          </table:table-cell>
          <table:table-cell office:value-type="float" office:value="10957" calcext:value-type="float">
            <text:p>10957</text:p>
          </table:table-cell>
          <table:table-cell office:value-type="float" office:value="55118" calcext:value-type="float">
            <text:p>55118</text:p>
          </table:table-cell>
          <table:table-cell office:value-type="float" office:value="4498572" calcext:value-type="float">
            <text:p>4498572</text:p>
          </table:table-cell>
          <table:table-cell/>
          <table:table-cell office:value-type="float" office:value="655972" calcext:value-type="float">
            <text:p>655972</text:p>
          </table:table-cell>
          <table:table-cell/>
          <table:table-cell table:style-name="ce1" office:value-type="float" office:value="234" calcext:value-type="float">
            <text:p>234</text:p>
          </table:table-cell>
          <table:table-cell office:value-type="float" office:value="521389" calcext:value-type="float">
            <text:p>521389</text:p>
          </table:table-cell>
          <table:table-cell office:value-type="float" office:value="85859" calcext:value-type="float">
            <text:p>85859</text:p>
          </table:table-cell>
          <table:table-cell office:value-type="float" office:value="1613164" calcext:value-type="float">
            <text:p>1613164</text:p>
          </table:table-cell>
          <table:table-cell table:number-columns-repeated="2"/>
          <table:table-cell office:value-type="float" office:value="1712181" calcext:value-type="float">
            <text:p>1712181</text:p>
          </table:table-cell>
          <table:table-cell table:style-name="Default"/>
          <table:table-cell office:value-type="float" office:value="-19179" calcext:value-type="float">
            <text:p>-19179</text:p>
          </table:table-cell>
          <table:table-cell office:value-type="float" office:value="2574013" calcext:value-type="float">
            <text:p>2574013</text:p>
          </table:table-cell>
          <table:table-cell office:value-type="float" office:value="-235724" calcext:value-type="float">
            <text:p>-235724</text:p>
          </table:table-cell>
          <table:table-cell office:value-type="float" office:value="286995" calcext:value-type="float">
            <text:p>286995</text:p>
          </table:table-cell>
          <table:table-cell table:style-name="Default"/>
          <table:table-cell/>
          <table:table-cell office:value-type="float" office:value="744411" calcext:value-type="float">
            <text:p>744411</text:p>
          </table:table-cell>
          <table:table-cell office:value-type="float" office:value="2602755" calcext:value-type="float">
            <text:p>2602755</text:p>
          </table:table-cell>
          <table:table-cell office:value-type="float" office:value="874643" calcext:value-type="float">
            <text:p>874643</text:p>
          </table:table-cell>
          <table:table-cell office:value-type="float" office:value="3857574" calcext:value-type="float">
            <text:p>3857574</text:p>
          </table:table-cell>
          <table:table-cell office:value-type="float" office:value="-187475" calcext:value-type="float">
            <text:p>-187475</text:p>
          </table:table-cell>
          <table:table-cell office:value-type="float" office:value="1234749" calcext:value-type="float">
            <text:p>1234749</text:p>
          </table:table-cell>
          <table:table-cell office:value-type="float" office:value="674812" calcext:value-type="float">
            <text:p>674812</text:p>
          </table:table-cell>
          <table:table-cell/>
          <table:table-cell office:value-type="float" office:value="1398298" calcext:value-type="float">
            <text:p>1398298</text:p>
          </table:table-cell>
          <table:table-cell office:value-type="float" office:value="69793" calcext:value-type="float">
            <text:p>69793</text:p>
          </table:table-cell>
          <table:table-cell office:value-type="float" office:value="471767" calcext:value-type="float">
            <text:p>471767</text:p>
          </table:table-cell>
          <table:table-cell office:value-type="float" office:value="255943" calcext:value-type="float">
            <text:p>255943</text:p>
          </table:table-cell>
          <table:table-cell table:style-name="Default"/>
          <table:table-cell office:value-type="float" office:value="139337" calcext:value-type="float">
            <text:p>139337</text:p>
          </table:table-cell>
          <table:table-cell office:value-type="float" office:value="1906657" calcext:value-type="float">
            <text:p>1906657</text:p>
          </table:table-cell>
          <table:table-cell table:number-columns-repeated="2"/>
          <table:table-cell office:value-type="float" office:value="63469" calcext:value-type="float">
            <text:p>63469</text:p>
          </table:table-cell>
          <table:table-cell office:value-type="float" office:value="95797" calcext:value-type="float">
            <text:p>95797</text:p>
          </table:table-cell>
          <table:table-cell/>
          <table:table-cell office:value-type="float" office:value="583047" calcext:value-type="float">
            <text:p>583047</text:p>
          </table:table-cell>
          <table:table-cell office:value-type="float" office:value="74018" calcext:value-type="float">
            <text:p>74018</text:p>
          </table:table-cell>
          <table:table-cell office:value-type="float" office:value="12711" calcext:value-type="float">
            <text:p>12711</text:p>
          </table:table-cell>
          <table:table-cell table:style-name="Default"/>
          <table:table-cell office:value-type="float" office:value="8895662" calcext:value-type="float">
            <text:p>8895662</text:p>
          </table:table-cell>
          <table:table-cell office:value-type="float" office:value="8784671" calcext:value-type="float">
            <text:p>8784671</text:p>
          </table:table-cell>
          <table:table-cell office:value-type="float" office:value="104728" calcext:value-type="float">
            <text:p>104728</text:p>
          </table:table-cell>
          <table:table-cell office:value-type="float" office:value="465568" calcext:value-type="float">
            <text:p>465568</text:p>
          </table:table-cell>
          <table:table-cell office:value-type="float" office:value="138270" calcext:value-type="float">
            <text:p>138270</text:p>
          </table:table-cell>
          <table:table-cell office:value-type="float" office:value="1647359" calcext:value-type="float">
            <text:p>1647359</text:p>
          </table:table-cell>
          <table:table-cell table:style-name="Default"/>
          <table:table-cell office:value-type="float" office:value="411314" calcext:value-type="float">
            <text:p>411314</text:p>
          </table:table-cell>
          <table:table-cell office:value-type="float" office:value="-724849" calcext:value-type="float">
            <text:p>-724849</text:p>
          </table:table-cell>
          <table:table-cell office:value-type="float" office:value="226842" calcext:value-type="float">
            <text:p>226842</text:p>
          </table:table-cell>
          <table:table-cell office:value-type="float" office:value="-34350" calcext:value-type="float">
            <text:p>-34350</text:p>
          </table:table-cell>
          <table:table-cell office:value-type="float" office:value="10397887" calcext:value-type="float">
            <text:p>10397887</text:p>
          </table:table-cell>
          <table:table-cell office:value-type="float" office:value="110326402" calcext:value-type="float">
            <text:p>110326402</text:p>
          </table:table-cell>
          <table:table-cell office:value-type="float" office:value="688238" calcext:value-type="float">
            <text:p>688238</text:p>
          </table:table-cell>
          <table:table-cell office:value-type="float" office:value="-114072" calcext:value-type="float">
            <text:p>-114072</text:p>
          </table:table-cell>
          <table:table-cell office:value-type="float" office:value="601667" calcext:value-type="float">
            <text:p>601667</text:p>
          </table:table-cell>
          <table:table-cell office:value-type="float" office:value="1414304" calcext:value-type="float">
            <text:p>1414304</text:p>
          </table:table-cell>
          <table:table-cell office:value-type="float" office:value="2581188" calcext:value-type="float">
            <text:p>2581188</text:p>
          </table:table-cell>
          <table:table-cell office:value-type="float" office:value="73835" calcext:value-type="float">
            <text:p>73835</text:p>
          </table:table-cell>
          <table:table-cell office:value-type="float" office:value="494182" calcext:value-type="float">
            <text:p>494182</text:p>
          </table:table-cell>
          <table:table-cell office:value-type="float" office:value="346958" calcext:value-type="float">
            <text:p>346958</text:p>
          </table:table-cell>
          <table:table-cell office:value-type="float" office:value="1011038" calcext:value-type="float">
            <text:p>1011038</text:p>
          </table:table-cell>
          <table:table-cell office:value-type="float" office:value="5304390" calcext:value-type="float">
            <text:p>5304390</text:p>
          </table:table-cell>
          <table:table-cell table:style-name="Default"/>
          <table:table-cell/>
          <table:table-cell office:value-type="float" office:value="65495" calcext:value-type="float">
            <text:p>65495</text:p>
          </table:table-cell>
          <table:table-cell office:value-type="float" office:value="19158721" calcext:value-type="float">
            <text:p>19158721</text:p>
          </table:table-cell>
          <table:table-cell office:value-type="float" office:value="126985020" calcext:value-type="float">
            <text:p>126985020</text:p>
          </table:table-cell>
          <table:table-cell office:value-type="float" office:value="473515" calcext:value-type="float">
            <text:p>473515</text:p>
          </table:table-cell>
          <table:table-cell office:value-type="float" office:value="2533046" calcext:value-type="float">
            <text:p>2533046</text:p>
          </table:table-cell>
          <table:table-cell office:value-type="float" office:value="1129056" calcext:value-type="float">
            <text:p>1129056</text:p>
          </table:table-cell>
          <table:table-cell office:value-type="float" office:value="529739" calcext:value-type="float">
            <text:p>529739</text:p>
          </table:table-cell>
          <table:table-cell office:value-type="float" office:value="3528495" calcext:value-type="float">
            <text:p>3528495</text:p>
          </table:table-cell>
          <table:table-cell office:value-type="float" office:value="2838" calcext:value-type="float">
            <text:p>2838</text:p>
          </table:table-cell>
          <table:table-cell office:value-type="float" office:value="1927029" calcext:value-type="float">
            <text:p>1927029</text:p>
          </table:table-cell>
          <table:table-cell/>
          <table:table-cell office:value-type="float" office:value="444248" calcext:value-type="float">
            <text:p>444248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02-2011</text:p>
          </table:table-cell>
          <table:table-cell office:value-type="float" office:value="7187777" calcext:value-type="float">
            <text:p>7187777</text:p>
          </table:table-cell>
          <table:table-cell table:style-name="Default"/>
          <table:table-cell office:value-type="float" office:value="75243" calcext:value-type="float">
            <text:p>75243</text:p>
          </table:table-cell>
          <table:table-cell office:value-type="float" office:value="68078" calcext:value-type="float">
            <text:p>68078</text:p>
          </table:table-cell>
          <table:table-cell office:value-type="float" office:value="621890" calcext:value-type="float">
            <text:p>621890</text:p>
          </table:table-cell>
          <table:table-cell/>
          <table:table-cell office:value-type="float" office:value="2821944" calcext:value-type="float">
            <text:p>2821944</text:p>
          </table:table-cell>
          <table:table-cell table:style-name="Default"/>
          <table:table-cell office:value-type="float" office:value="1722049" calcext:value-type="float">
            <text:p>1722049</text:p>
          </table:table-cell>
          <table:table-cell table:style-name="Default"/>
          <table:table-cell office:value-type="float" office:value="347107" calcext:value-type="float">
            <text:p>347107</text:p>
          </table:table-cell>
          <table:table-cell table:number-columns-repeated="3"/>
          <table:table-cell office:value-type="float" office:value="1204020" calcext:value-type="float">
            <text:p>1204020</text:p>
          </table:table-cell>
          <table:table-cell office:value-type="float" office:value="63698" calcext:value-type="float">
            <text:p>63698</text:p>
          </table:table-cell>
          <table:table-cell office:value-type="float" office:value="5826837" calcext:value-type="float">
            <text:p>5826837</text:p>
          </table:table-cell>
          <table:table-cell table:number-columns-repeated="2"/>
          <table:table-cell office:value-type="float" office:value="75279924" calcext:value-type="float">
            <text:p>75279924</text:p>
          </table:table-cell>
          <table:table-cell/>
          <table:table-cell office:value-type="float" office:value="464385" calcext:value-type="float">
            <text:p>464385</text:p>
          </table:table-cell>
          <table:table-cell office:value-type="float" office:value="-4002" calcext:value-type="float">
            <text:p>-4002</text:p>
          </table:table-cell>
          <table:table-cell office:value-type="float" office:value="49254" calcext:value-type="float">
            <text:p>49254</text:p>
          </table:table-cell>
          <table:table-cell table:style-name="Default"/>
          <table:table-cell office:value-type="float" office:value="1424244" calcext:value-type="float">
            <text:p>1424244</text:p>
          </table:table-cell>
          <table:table-cell office:value-type="float" office:value="1065754" calcext:value-type="float">
            <text:p>1065754</text:p>
          </table:table-cell>
          <table:table-cell office:value-type="float" office:value="1964901" calcext:value-type="float">
            <text:p>1964901</text:p>
          </table:table-cell>
          <table:table-cell office:value-type="float" office:value="52842768" calcext:value-type="float">
            <text:p>52842768</text:p>
          </table:table-cell>
          <table:table-cell office:value-type="float" office:value="54276101" calcext:value-type="float">
            <text:p>54276101</text:p>
          </table:table-cell>
          <table:table-cell office:value-type="float" office:value="304892" calcext:value-type="float">
            <text:p>304892</text:p>
          </table:table-cell>
          <table:table-cell office:value-type="float" office:value="4118129" calcext:value-type="float">
            <text:p>4118129</text:p>
          </table:table-cell>
          <table:table-cell office:value-type="float" office:value="200140" calcext:value-type="float">
            <text:p>200140</text:p>
          </table:table-cell>
          <table:table-cell office:value-type="float" office:value="18461" calcext:value-type="float">
            <text:p>18461</text:p>
          </table:table-cell>
          <table:table-cell office:value-type="float" office:value="566539" calcext:value-type="float">
            <text:p>566539</text:p>
          </table:table-cell>
          <table:table-cell office:value-type="float" office:value="694359" calcext:value-type="float">
            <text:p>694359</text:p>
          </table:table-cell>
          <table:table-cell office:value-type="float" office:value="50500" calcext:value-type="float">
            <text:p>50500</text:p>
          </table:table-cell>
          <table:table-cell office:value-type="float" office:value="2305693" calcext:value-type="float">
            <text:p>2305693</text:p>
          </table:table-cell>
          <table:table-cell office:value-type="float" office:value="892700" calcext:value-type="float">
            <text:p>892700</text:p>
          </table:table-cell>
          <table:table-cell office:value-type="float" office:value="15361" calcext:value-type="float">
            <text:p>15361</text:p>
          </table:table-cell>
          <table:table-cell office:value-type="float" office:value="205405" calcext:value-type="float">
            <text:p>205405</text:p>
          </table:table-cell>
          <table:table-cell office:value-type="float" office:value="-6151" calcext:value-type="float">
            <text:p>-6151</text:p>
          </table:table-cell>
          <table:table-cell/>
          <table:table-cell office:value-type="float" office:value="-111948" calcext:value-type="float">
            <text:p>-111948</text:p>
          </table:table-cell>
          <table:table-cell office:value-type="float" office:value="6648075" calcext:value-type="float">
            <text:p>6648075</text:p>
          </table:table-cell>
          <table:table-cell office:value-type="float" office:value="2895876" calcext:value-type="float">
            <text:p>2895876</text:p>
          </table:table-cell>
          <table:table-cell office:value-type="float" office:value="7742781" calcext:value-type="float">
            <text:p>7742781</text:p>
          </table:table-cell>
          <table:table-cell office:value-type="float" office:value="664196" calcext:value-type="float">
            <text:p>664196</text:p>
          </table:table-cell>
          <table:table-cell office:value-type="float" office:value="11039066" calcext:value-type="float">
            <text:p>11039066</text:p>
          </table:table-cell>
          <table:table-cell office:value-type="float" office:value="795838" calcext:value-type="float">
            <text:p>795838</text:p>
          </table:table-cell>
          <table:table-cell office:value-type="float" office:value="14217790" calcext:value-type="float">
            <text:p>14217790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39024" calcext:value-type="float">
            <text:p>39024</text:p>
          </table:table-cell>
          <table:table-cell office:value-type="float" office:value="3373657" calcext:value-type="float">
            <text:p>3373657</text:p>
          </table:table-cell>
          <table:table-cell office:value-type="float" office:value="884510" calcext:value-type="float">
            <text:p>884510</text:p>
          </table:table-cell>
          <table:table-cell office:value-type="float" office:value="-4000" calcext:value-type="float">
            <text:p>-4000</text:p>
          </table:table-cell>
          <table:table-cell office:value-type="float" office:value="76278310" calcext:value-type="float">
            <text:p>76278310</text:p>
          </table:table-cell>
          <table:table-cell office:value-type="float" office:value="2124834" calcext:value-type="float">
            <text:p>2124834</text:p>
          </table:table-cell>
          <table:table-cell office:value-type="float" office:value="9776349" calcext:value-type="float">
            <text:p>9776349</text:p>
          </table:table-cell>
          <table:table-cell office:value-type="float" office:value="993020" calcext:value-type="float">
            <text:p>993020</text:p>
          </table:table-cell>
          <table:table-cell office:value-type="float" office:value="793867" calcext:value-type="float">
            <text:p>793867</text:p>
          </table:table-cell>
          <table:table-cell office:value-type="float" office:value="2270293" calcext:value-type="float">
            <text:p>2270293</text:p>
          </table:table-cell>
          <table:table-cell table:style-name="Default"/>
          <table:table-cell office:value-type="float" office:value="1351795" calcext:value-type="float">
            <text:p>1351795</text:p>
          </table:table-cell>
          <table:table-cell office:value-type="float" office:value="12457047" calcext:value-type="float">
            <text:p>12457047</text:p>
          </table:table-cell>
          <table:table-cell office:value-type="float" office:value="1628286" calcext:value-type="float">
            <text:p>1628286</text:p>
          </table:table-cell>
          <table:table-cell office:value-type="float" office:value="701994" calcext:value-type="float">
            <text:p>701994</text:p>
          </table:table-cell>
          <table:table-cell office:value-type="float" office:value="1728845" calcext:value-type="float">
            <text:p>1728845</text:p>
          </table:table-cell>
          <table:table-cell office:value-type="float" office:value="1089653" calcext:value-type="float">
            <text:p>1089653</text:p>
          </table:table-cell>
          <table:table-cell table:style-name="Default"/>
          <table:table-cell office:value-type="float" office:value="1202893" calcext:value-type="float">
            <text:p>1202893</text:p>
          </table:table-cell>
          <table:table-cell office:value-type="float" office:value="528483" calcext:value-type="float">
            <text:p>528483</text:p>
          </table:table-cell>
          <table:table-cell office:value-type="float" office:value="606814" calcext:value-type="float">
            <text:p>606814</text:p>
          </table:table-cell>
          <table:table-cell office:value-type="float" office:value="148183" calcext:value-type="float">
            <text:p>148183</text:p>
          </table:table-cell>
          <table:table-cell office:value-type="float" office:value="148276" calcext:value-type="float">
            <text:p>148276</text:p>
          </table:table-cell>
          <table:table-cell office:value-type="float" office:value="526429" calcext:value-type="float">
            <text:p>526429</text:p>
          </table:table-cell>
          <table:table-cell office:value-type="float" office:value="11884367" calcext:value-type="float">
            <text:p>11884367</text:p>
          </table:table-cell>
          <table:table-cell office:value-type="float" office:value="581516" calcext:value-type="float">
            <text:p>581516</text:p>
          </table:table-cell>
          <table:table-cell office:value-type="float" office:value="2264781" calcext:value-type="float">
            <text:p>2264781</text:p>
          </table:table-cell>
          <table:table-cell office:value-type="float" office:value="4383332" calcext:value-type="float">
            <text:p>4383332</text:p>
          </table:table-cell>
          <table:table-cell office:value-type="float" office:value="7248707" calcext:value-type="float">
            <text:p>7248707</text:p>
          </table:table-cell>
          <table:table-cell office:value-type="float" office:value="1969764" calcext:value-type="float">
            <text:p>1969764</text:p>
          </table:table-cell>
          <table:table-cell office:value-type="float" office:value="214500" calcext:value-type="float">
            <text:p>214500</text:p>
          </table:table-cell>
          <table:table-cell office:value-type="float" office:value="4499790" calcext:value-type="float">
            <text:p>4499790</text:p>
          </table:table-cell>
          <table:table-cell/>
          <table:table-cell office:value-type="float" office:value="1315301" calcext:value-type="float">
            <text:p>1315301</text:p>
          </table:table-cell>
          <table:table-cell office:value-type="float" office:value="141950" calcext:value-type="float">
            <text:p>141950</text:p>
          </table:table-cell>
          <table:table-cell/>
          <table:table-cell table:style-name="Default"/>
          <table:table-cell office:value-type="float" office:value="10275480" calcext:value-type="float">
            <text:p>10275480</text:p>
          </table:table-cell>
          <table:table-cell/>
          <table:table-cell office:value-type="float" office:value="73114" calcext:value-type="float">
            <text:p>73114</text:p>
          </table:table-cell>
          <table:table-cell office:value-type="float" office:value="92604" calcext:value-type="float">
            <text:p>92604</text:p>
          </table:table-cell>
          <table:table-cell office:value-type="float" office:value="966727" calcext:value-type="float">
            <text:p>966727</text:p>
          </table:table-cell>
          <table:table-cell office:value-type="float" office:value="-20244" calcext:value-type="float">
            <text:p>-20244</text:p>
          </table:table-cell>
          <table:table-cell office:value-type="float" office:value="1948534" calcext:value-type="float">
            <text:p>1948534</text:p>
          </table:table-cell>
          <table:table-cell/>
          <table:table-cell table:style-name="Default"/>
          <table:table-cell office:value-type="float" office:value="7046084" calcext:value-type="float">
            <text:p>7046084</text:p>
          </table:table-cell>
          <table:table-cell office:value-type="float" office:value="408479" calcext:value-type="float">
            <text:p>408479</text:p>
          </table:table-cell>
          <table:table-cell office:value-type="float" office:value="152016" calcext:value-type="float">
            <text:p>152016</text:p>
          </table:table-cell>
          <table:table-cell/>
          <table:table-cell office:value-type="float" office:value="4844971" calcext:value-type="float">
            <text:p>4844971</text:p>
          </table:table-cell>
          <table:table-cell office:value-type="float" office:value="2516770" calcext:value-type="float">
            <text:p>2516770</text:p>
          </table:table-cell>
          <table:table-cell office:value-type="float" office:value="188367" calcext:value-type="float">
            <text:p>188367</text:p>
          </table:table-cell>
          <table:table-cell office:value-type="float" office:value="1145298" calcext:value-type="float">
            <text:p>1145298</text:p>
          </table:table-cell>
          <table:table-cell office:value-type="float" office:value="396268" calcext:value-type="float">
            <text:p>396268</text:p>
          </table:table-cell>
          <table:table-cell office:value-type="float" office:value="5983" calcext:value-type="float">
            <text:p>5983</text:p>
          </table:table-cell>
          <table:table-cell office:value-type="float" office:value="3562262" calcext:value-type="float">
            <text:p>3562262</text:p>
          </table:table-cell>
          <table:table-cell/>
          <table:table-cell office:value-type="float" office:value="1821434" calcext:value-type="float">
            <text:p>1821434</text:p>
          </table:table-cell>
          <table:table-cell office:value-type="float" office:value="6597769" calcext:value-type="float">
            <text:p>6597769</text:p>
          </table:table-cell>
          <table:table-cell/>
          <table:table-cell office:value-type="float" office:value="479492" calcext:value-type="float">
            <text:p>479492</text:p>
          </table:table-cell>
          <table:table-cell office:value-type="float" office:value="1469215" calcext:value-type="float">
            <text:p>1469215</text:p>
          </table:table-cell>
          <table:table-cell office:value-type="float" office:value="190498" calcext:value-type="float">
            <text:p>190498</text:p>
          </table:table-cell>
          <table:table-cell office:value-type="float" office:value="3446149" calcext:value-type="float">
            <text:p>3446149</text:p>
          </table:table-cell>
          <table:table-cell office:value-type="float" office:value="817090" calcext:value-type="float">
            <text:p>817090</text:p>
          </table:table-cell>
          <table:table-cell office:value-type="float" office:value="5085277" calcext:value-type="float">
            <text:p>5085277</text:p>
          </table:table-cell>
          <table:table-cell/>
          <table:table-cell office:value-type="float" office:value="195290" calcext:value-type="float">
            <text:p>195290</text:p>
          </table:table-cell>
          <table:table-cell office:value-type="float" office:value="1222965" calcext:value-type="float">
            <text:p>1222965</text:p>
          </table:table-cell>
          <table:table-cell table:style-name="Default"/>
          <table:table-cell office:value-type="float" office:value="1576848" calcext:value-type="float">
            <text:p>1576848</text:p>
          </table:table-cell>
          <table:table-cell office:value-type="float" office:value="5580142" calcext:value-type="float">
            <text:p>5580142</text:p>
          </table:table-cell>
          <table:table-cell office:value-type="float" office:value="1187212" calcext:value-type="float">
            <text:p>1187212</text:p>
          </table:table-cell>
          <table:table-cell office:value-type="float" office:value="813240" calcext:value-type="float">
            <text:p>813240</text:p>
          </table:table-cell>
          <table:table-cell office:value-type="float" office:value="417317" calcext:value-type="float">
            <text:p>417317</text:p>
          </table:table-cell>
          <table:table-cell office:value-type="float" office:value="1528654" calcext:value-type="float">
            <text:p>1528654</text:p>
          </table:table-cell>
          <table:table-cell office:value-type="float" office:value="3094" calcext:value-type="float">
            <text:p>3094</text:p>
          </table:table-cell>
          <table:table-cell office:value-type="float" office:value="1323661" calcext:value-type="float">
            <text:p>1323661</text:p>
          </table:table-cell>
          <table:table-cell office:value-type="float" office:value="1615048" calcext:value-type="float">
            <text:p>1615048</text:p>
          </table:table-cell>
          <table:table-cell office:value-type="float" office:value="419480" calcext:value-type="float">
            <text:p>419480</text:p>
          </table:table-cell>
          <table:table-cell office:value-type="float" office:value="605784" calcext:value-type="float">
            <text:p>605784</text:p>
          </table:table-cell>
          <table:table-cell office:value-type="float" office:value="1072952" calcext:value-type="float">
            <text:p>1072952</text:p>
          </table:table-cell>
          <table:table-cell/>
          <table:table-cell office:value-type="float" office:value="459626" calcext:value-type="float">
            <text:p>459626</text:p>
          </table:table-cell>
          <table:table-cell office:value-type="float" office:value="339499" calcext:value-type="float">
            <text:p>339499</text:p>
          </table:table-cell>
          <table:table-cell office:value-type="float" office:value="3850343" calcext:value-type="float">
            <text:p>3850343</text:p>
          </table:table-cell>
          <table:table-cell office:value-type="float" office:value="7577" calcext:value-type="float">
            <text:p>7577</text:p>
          </table:table-cell>
          <table:table-cell office:value-type="float" office:value="386085" calcext:value-type="float">
            <text:p>386085</text:p>
          </table:table-cell>
          <table:table-cell office:value-type="float" office:value="24505803" calcext:value-type="float">
            <text:p>24505803</text:p>
          </table:table-cell>
          <table:table-cell office:value-type="float" office:value="2604649" calcext:value-type="float">
            <text:p>2604649</text:p>
          </table:table-cell>
          <table:table-cell office:value-type="float" office:value="195762" calcext:value-type="float">
            <text:p>195762</text:p>
          </table:table-cell>
          <table:table-cell office:value-type="float" office:value="283584079" calcext:value-type="float">
            <text:p>283584079</text:p>
          </table:table-cell>
          <table:table-cell office:value-type="float" office:value="1675164" calcext:value-type="float">
            <text:p>1675164</text:p>
          </table:table-cell>
          <table:table-cell office:value-type="float" office:value="2107656" calcext:value-type="float">
            <text:p>2107656</text:p>
          </table:table-cell>
          <table:table-cell table:number-columns-repeated="2"/>
          <table:table-cell office:value-type="float" office:value="849163" calcext:value-type="float">
            <text:p>849163</text:p>
          </table:table-cell>
          <table:table-cell office:value-type="float" office:value="-321051" calcext:value-type="float">
            <text:p>-321051</text:p>
          </table:table-cell>
          <table:table-cell/>
          <table:table-cell office:value-type="float" office:value="-42901" calcext:value-type="float">
            <text:p>-42901</text:p>
          </table:table-cell>
          <table:table-cell office:value-type="float" office:value="6784008" calcext:value-type="float">
            <text:p>6784008</text:p>
          </table:table-cell>
          <table:table-cell office:value-type="float" office:value="136194" calcext:value-type="float">
            <text:p>136194</text:p>
          </table:table-cell>
          <table:table-cell office:value-type="float" office:value="-453629" calcext:value-type="float">
            <text:p>-453629</text:p>
          </table:table-cell>
          <table:table-cell/>
          <table:table-cell office:value-type="float" office:value="1544956" calcext:value-type="float">
            <text:p>1544956</text:p>
          </table:table-cell>
          <table:table-cell/>
          <table:table-cell office:value-type="float" office:value="697794" calcext:value-type="float">
            <text:p>697794</text:p>
          </table:table-cell>
          <table:table-cell office:value-type="float" office:value="630376" calcext:value-type="float">
            <text:p>630376</text:p>
          </table:table-cell>
          <table:table-cell table:number-columns-repeated="3"/>
          <table:table-cell table:style-name="Default"/>
          <table:table-cell office:value-type="float" office:value="137050" calcext:value-type="float">
            <text:p>137050</text:p>
          </table:table-cell>
          <table:table-cell office:value-type="float" office:value="1356856" calcext:value-type="float">
            <text:p>1356856</text:p>
          </table:table-cell>
          <table:table-cell office:value-type="float" office:value="885558" calcext:value-type="float">
            <text:p>885558</text:p>
          </table:table-cell>
          <table:table-cell office:value-type="float" office:value="472855" calcext:value-type="float">
            <text:p>472855</text:p>
          </table:table-cell>
          <table:table-cell/>
          <table:table-cell office:value-type="float" office:value="69392103" calcext:value-type="float">
            <text:p>69392103</text:p>
          </table:table-cell>
          <table:table-cell office:value-type="float" office:value="30663000" calcext:value-type="float">
            <text:p>30663000</text:p>
          </table:table-cell>
          <table:table-cell office:value-type="float" office:value="21418928" calcext:value-type="float">
            <text:p>21418928</text:p>
          </table:table-cell>
          <table:table-cell/>
          <table:table-cell office:value-type="float" office:value="1076204" calcext:value-type="float">
            <text:p>1076204</text:p>
          </table:table-cell>
          <table:table-cell office:value-type="float" office:value="367540" calcext:value-type="float">
            <text:p>367540</text:p>
          </table:table-cell>
          <table:table-cell office:value-type="float" office:value="453930" calcext:value-type="float">
            <text:p>453930</text:p>
          </table:table-cell>
          <table:table-cell office:value-type="float" office:value="815747" calcext:value-type="float">
            <text:p>815747</text:p>
          </table:table-cell>
          <table:table-cell office:value-type="float" office:value="84204" calcext:value-type="float">
            <text:p>84204</text:p>
          </table:table-cell>
          <table:table-cell office:value-type="float" office:value="271713" calcext:value-type="float">
            <text:p>271713</text:p>
          </table:table-cell>
          <table:table-cell office:value-type="float" office:value="5329173" calcext:value-type="float">
            <text:p>5329173</text:p>
          </table:table-cell>
          <table:table-cell office:value-type="float" office:value="3327428" calcext:value-type="float">
            <text:p>3327428</text:p>
          </table:table-cell>
          <table:table-cell table:style-name="Default"/>
          <table:table-cell/>
          <table:table-cell office:value-type="float" office:value="21805438" calcext:value-type="float">
            <text:p>21805438</text:p>
          </table:table-cell>
          <table:table-cell office:value-type="float" office:value="1015760" calcext:value-type="float">
            <text:p>1015760</text:p>
          </table:table-cell>
          <table:table-cell table:number-columns-repeated="2"/>
          <table:table-cell office:value-type="float" office:value="603341" calcext:value-type="float">
            <text:p>603341</text:p>
          </table:table-cell>
          <table:table-cell office:value-type="float" office:value="1013854" calcext:value-type="float">
            <text:p>1013854</text:p>
          </table:table-cell>
          <table:table-cell office:value-type="float" office:value="917889" calcext:value-type="float">
            <text:p>917889</text:p>
          </table:table-cell>
          <table:table-cell office:value-type="float" office:value="1016945" calcext:value-type="float">
            <text:p>1016945</text:p>
          </table:table-cell>
          <table:table-cell office:value-type="float" office:value="453216" calcext:value-type="float">
            <text:p>453216</text:p>
          </table:table-cell>
          <table:table-cell office:value-type="float" office:value="157296" calcext:value-type="float">
            <text:p>157296</text:p>
          </table:table-cell>
          <table:table-cell office:value-type="float" office:value="1891399" calcext:value-type="float">
            <text:p>1891399</text:p>
          </table:table-cell>
          <table:table-cell/>
          <table:table-cell office:value-type="float" office:value="627818" calcext:value-type="float">
            <text:p>627818</text:p>
          </table:table-cell>
          <table:table-cell office:value-type="float" office:value="1424494" calcext:value-type="float">
            <text:p>1424494</text:p>
          </table:table-cell>
          <table:table-cell office:value-type="float" office:value="231884" calcext:value-type="float">
            <text:p>231884</text:p>
          </table:table-cell>
          <table:table-cell office:value-type="float" office:value="-163006" calcext:value-type="float">
            <text:p>-163006</text:p>
          </table:table-cell>
          <table:table-cell office:value-type="float" office:value="1008279" calcext:value-type="float">
            <text:p>1008279</text:p>
          </table:table-cell>
          <table:table-cell office:value-type="float" office:value="6306478" calcext:value-type="float">
            <text:p>6306478</text:p>
          </table:table-cell>
          <table:table-cell office:value-type="float" office:value="4030331" calcext:value-type="float">
            <text:p>4030331</text:p>
          </table:table-cell>
          <table:table-cell office:value-type="float" office:value="133851" calcext:value-type="float">
            <text:p>133851</text:p>
          </table:table-cell>
          <table:table-cell office:value-type="float" office:value="271364" calcext:value-type="float">
            <text:p>271364</text:p>
          </table:table-cell>
          <table:table-cell office:value-type="float" office:value="43674" calcext:value-type="float">
            <text:p>43674</text:p>
          </table:table-cell>
          <table:table-cell office:value-type="float" office:value="22595681" calcext:value-type="float">
            <text:p>22595681</text:p>
          </table:table-cell>
          <table:table-cell/>
          <table:table-cell office:value-type="float" office:value="162462065" calcext:value-type="float">
            <text:p>162462065</text:p>
          </table:table-cell>
          <table:table-cell/>
          <table:table-cell office:value-type="float" office:value="61526" calcext:value-type="float">
            <text:p>61526</text:p>
          </table:table-cell>
          <table:table-cell office:value-type="float" office:value="540847" calcext:value-type="float">
            <text:p>540847</text:p>
          </table:table-cell>
          <table:table-cell office:value-type="float" office:value="-10043" calcext:value-type="float">
            <text:p>-10043</text:p>
          </table:table-cell>
          <table:table-cell office:value-type="float" office:value="3129181" calcext:value-type="float">
            <text:p>3129181</text:p>
          </table:table-cell>
          <table:table-cell office:value-type="float" office:value="1164720" calcext:value-type="float">
            <text:p>1164720</text:p>
          </table:table-cell>
          <table:table-cell table:style-name="Default"/>
          <table:table-cell/>
          <table:table-cell office:value-type="float" office:value="2176989" calcext:value-type="float">
            <text:p>2176989</text:p>
          </table:table-cell>
          <table:table-cell office:value-type="float" office:value="3424552" calcext:value-type="float">
            <text:p>3424552</text:p>
          </table:table-cell>
          <table:table-cell office:value-type="float" office:value="3134801" calcext:value-type="float">
            <text:p>3134801</text:p>
          </table:table-cell>
          <table:table-cell office:value-type="float" office:value="76445" calcext:value-type="float">
            <text:p>76445</text:p>
          </table:table-cell>
          <table:table-cell/>
          <table:table-cell office:value-type="float" office:value="-43938" calcext:value-type="float">
            <text:p>-43938</text:p>
          </table:table-cell>
          <table:table-cell table:style-name="Default" table:number-columns-repeated="2"/>
          <table:table-cell office:value-type="float" office:value="773579" calcext:value-type="float">
            <text:p>773579</text:p>
          </table:table-cell>
          <table:table-cell/>
          <table:table-cell office:value-type="float" office:value="10301874" calcext:value-type="float">
            <text:p>10301874</text:p>
          </table:table-cell>
          <table:table-cell table:style-name="Default"/>
          <table:table-cell office:value-type="float" office:value="53297" calcext:value-type="float">
            <text:p>53297</text:p>
          </table:table-cell>
          <table:table-cell office:value-type="float" office:value="2441451" calcext:value-type="float">
            <text:p>2441451</text:p>
          </table:table-cell>
          <table:table-cell/>
          <table:table-cell office:value-type="float" office:value="136194" calcext:value-type="float">
            <text:p>136194</text:p>
          </table:table-cell>
          <table:table-cell office:value-type="float" office:value="150820" calcext:value-type="float">
            <text:p>150820</text:p>
          </table:table-cell>
          <table:table-cell table:style-name="Default"/>
          <table:table-cell office:value-type="float" office:value="6473441" calcext:value-type="float">
            <text:p>6473441</text:p>
          </table:table-cell>
          <table:table-cell office:value-type="float" office:value="3929551" calcext:value-type="float">
            <text:p>3929551</text:p>
          </table:table-cell>
          <table:table-cell/>
          <table:table-cell office:value-type="float" office:value="326342730" calcext:value-type="float">
            <text:p>326342730</text:p>
          </table:table-cell>
          <table:table-cell/>
          <table:table-cell office:value-type="float" office:value="266139" calcext:value-type="float">
            <text:p>266139</text:p>
          </table:table-cell>
          <table:table-cell office:value-type="float" office:value="8693" calcext:value-type="float">
            <text:p>8693</text:p>
          </table:table-cell>
          <table:table-cell office:value-type="float" office:value="48306" calcext:value-type="float">
            <text:p>48306</text:p>
          </table:table-cell>
          <table:table-cell office:value-type="float" office:value="4575060" calcext:value-type="float">
            <text:p>4575060</text:p>
          </table:table-cell>
          <table:table-cell/>
          <table:table-cell office:value-type="float" office:value="568067" calcext:value-type="float">
            <text:p>568067</text:p>
          </table:table-cell>
          <table:table-cell/>
          <table:table-cell table:style-name="ce1" office:value-type="float" office:value="307" calcext:value-type="float">
            <text:p>307</text:p>
          </table:table-cell>
          <table:table-cell office:value-type="float" office:value="529427" calcext:value-type="float">
            <text:p>529427</text:p>
          </table:table-cell>
          <table:table-cell office:value-type="float" office:value="53059" calcext:value-type="float">
            <text:p>53059</text:p>
          </table:table-cell>
          <table:table-cell office:value-type="float" office:value="1555741" calcext:value-type="float">
            <text:p>1555741</text:p>
          </table:table-cell>
          <table:table-cell table:number-columns-repeated="2"/>
          <table:table-cell office:value-type="float" office:value="1783912" calcext:value-type="float">
            <text:p>1783912</text:p>
          </table:table-cell>
          <table:table-cell table:style-name="Default"/>
          <table:table-cell office:value-type="float" office:value="-24238" calcext:value-type="float">
            <text:p>-24238</text:p>
          </table:table-cell>
          <table:table-cell office:value-type="float" office:value="2640515" calcext:value-type="float">
            <text:p>2640515</text:p>
          </table:table-cell>
          <table:table-cell office:value-type="float" office:value="-243661" calcext:value-type="float">
            <text:p>-243661</text:p>
          </table:table-cell>
          <table:table-cell office:value-type="float" office:value="285055" calcext:value-type="float">
            <text:p>285055</text:p>
          </table:table-cell>
          <table:table-cell table:style-name="Default"/>
          <table:table-cell/>
          <table:table-cell office:value-type="float" office:value="736198" calcext:value-type="float">
            <text:p>736198</text:p>
          </table:table-cell>
          <table:table-cell office:value-type="float" office:value="2044375" calcext:value-type="float">
            <text:p>2044375</text:p>
          </table:table-cell>
          <table:table-cell office:value-type="float" office:value="986282" calcext:value-type="float">
            <text:p>986282</text:p>
          </table:table-cell>
          <table:table-cell office:value-type="float" office:value="4093773" calcext:value-type="float">
            <text:p>4093773</text:p>
          </table:table-cell>
          <table:table-cell office:value-type="float" office:value="-198679" calcext:value-type="float">
            <text:p>-198679</text:p>
          </table:table-cell>
          <table:table-cell office:value-type="float" office:value="1282562" calcext:value-type="float">
            <text:p>1282562</text:p>
          </table:table-cell>
          <table:table-cell office:value-type="float" office:value="691382" calcext:value-type="float">
            <text:p>691382</text:p>
          </table:table-cell>
          <table:table-cell/>
          <table:table-cell office:value-type="float" office:value="1381784" calcext:value-type="float">
            <text:p>1381784</text:p>
          </table:table-cell>
          <table:table-cell office:value-type="float" office:value="80807" calcext:value-type="float">
            <text:p>80807</text:p>
          </table:table-cell>
          <table:table-cell office:value-type="float" office:value="438012" calcext:value-type="float">
            <text:p>438012</text:p>
          </table:table-cell>
          <table:table-cell office:value-type="float" office:value="271259" calcext:value-type="float">
            <text:p>271259</text:p>
          </table:table-cell>
          <table:table-cell table:style-name="Default"/>
          <table:table-cell office:value-type="float" office:value="141844" calcext:value-type="float">
            <text:p>141844</text:p>
          </table:table-cell>
          <table:table-cell office:value-type="float" office:value="1963250" calcext:value-type="float">
            <text:p>1963250</text:p>
          </table:table-cell>
          <table:table-cell table:number-columns-repeated="2"/>
          <table:table-cell office:value-type="float" office:value="66138" calcext:value-type="float">
            <text:p>66138</text:p>
          </table:table-cell>
          <table:table-cell office:value-type="float" office:value="96080" calcext:value-type="float">
            <text:p>96080</text:p>
          </table:table-cell>
          <table:table-cell/>
          <table:table-cell office:value-type="float" office:value="579763" calcext:value-type="float">
            <text:p>579763</text:p>
          </table:table-cell>
          <table:table-cell office:value-type="float" office:value="39781" calcext:value-type="float">
            <text:p>39781</text:p>
          </table:table-cell>
          <table:table-cell office:value-type="float" office:value="12738" calcext:value-type="float">
            <text:p>12738</text:p>
          </table:table-cell>
          <table:table-cell table:style-name="Default"/>
          <table:table-cell office:value-type="float" office:value="9810490" calcext:value-type="float">
            <text:p>9810490</text:p>
          </table:table-cell>
          <table:table-cell office:value-type="float" office:value="10013677" calcext:value-type="float">
            <text:p>10013677</text:p>
          </table:table-cell>
          <table:table-cell office:value-type="float" office:value="294899" calcext:value-type="float">
            <text:p>294899</text:p>
          </table:table-cell>
          <table:table-cell office:value-type="float" office:value="459626" calcext:value-type="float">
            <text:p>459626</text:p>
          </table:table-cell>
          <table:table-cell office:value-type="float" office:value="150326" calcext:value-type="float">
            <text:p>150326</text:p>
          </table:table-cell>
          <table:table-cell office:value-type="float" office:value="1649992" calcext:value-type="float">
            <text:p>1649992</text:p>
          </table:table-cell>
          <table:table-cell table:style-name="Default"/>
          <table:table-cell office:value-type="float" office:value="401525" calcext:value-type="float">
            <text:p>401525</text:p>
          </table:table-cell>
          <table:table-cell office:value-type="float" office:value="-771829" calcext:value-type="float">
            <text:p>-771829</text:p>
          </table:table-cell>
          <table:table-cell office:value-type="float" office:value="224909" calcext:value-type="float">
            <text:p>224909</text:p>
          </table:table-cell>
          <table:table-cell office:value-type="float" office:value="-66797" calcext:value-type="float">
            <text:p>-66797</text:p>
          </table:table-cell>
          <table:table-cell office:value-type="float" office:value="42873068" calcext:value-type="float">
            <text:p>42873068</text:p>
          </table:table-cell>
          <table:table-cell office:value-type="float" office:value="110552" calcext:value-type="float">
            <text:p>110552</text:p>
          </table:table-cell>
          <table:table-cell office:value-type="float" office:value="694368" calcext:value-type="float">
            <text:p>694368</text:p>
          </table:table-cell>
          <table:table-cell office:value-type="float" office:value="-121896" calcext:value-type="float">
            <text:p>-121896</text:p>
          </table:table-cell>
          <table:table-cell office:value-type="float" office:value="641925" calcext:value-type="float">
            <text:p>641925</text:p>
          </table:table-cell>
          <table:table-cell office:value-type="float" office:value="1412171" calcext:value-type="float">
            <text:p>1412171</text:p>
          </table:table-cell>
          <table:table-cell office:value-type="float" office:value="2116920" calcext:value-type="float">
            <text:p>2116920</text:p>
          </table:table-cell>
          <table:table-cell office:value-type="float" office:value="78492" calcext:value-type="float">
            <text:p>78492</text:p>
          </table:table-cell>
          <table:table-cell office:value-type="float" office:value="461231" calcext:value-type="float">
            <text:p>461231</text:p>
          </table:table-cell>
          <table:table-cell office:value-type="float" office:value="346048" calcext:value-type="float">
            <text:p>346048</text:p>
          </table:table-cell>
          <table:table-cell office:value-type="float" office:value="1030157" calcext:value-type="float">
            <text:p>1030157</text:p>
          </table:table-cell>
          <table:table-cell office:value-type="float" office:value="5517870" calcext:value-type="float">
            <text:p>5517870</text:p>
          </table:table-cell>
          <table:table-cell table:style-name="Default"/>
          <table:table-cell/>
          <table:table-cell office:value-type="float" office:value="68545" calcext:value-type="float">
            <text:p>68545</text:p>
          </table:table-cell>
          <table:table-cell office:value-type="float" office:value="19108383" calcext:value-type="float">
            <text:p>19108383</text:p>
          </table:table-cell>
          <table:table-cell office:value-type="float" office:value="134549980" calcext:value-type="float">
            <text:p>134549980</text:p>
          </table:table-cell>
          <table:table-cell office:value-type="float" office:value="479248" calcext:value-type="float">
            <text:p>479248</text:p>
          </table:table-cell>
          <table:table-cell office:value-type="float" office:value="2540089" calcext:value-type="float">
            <text:p>2540089</text:p>
          </table:table-cell>
          <table:table-cell office:value-type="float" office:value="1139359" calcext:value-type="float">
            <text:p>1139359</text:p>
          </table:table-cell>
          <table:table-cell office:value-type="float" office:value="415778" calcext:value-type="float">
            <text:p>415778</text:p>
          </table:table-cell>
          <table:table-cell office:value-type="float" office:value="3607207" calcext:value-type="float">
            <text:p>3607207</text:p>
          </table:table-cell>
          <table:table-cell office:value-type="float" office:value="1277" calcext:value-type="float">
            <text:p>1277</text:p>
          </table:table-cell>
          <table:table-cell office:value-type="float" office:value="1550321" calcext:value-type="float">
            <text:p>1550321</text:p>
          </table:table-cell>
          <table:table-cell/>
          <table:table-cell office:value-type="float" office:value="453741" calcext:value-type="float">
            <text:p>453741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3-2011</text:p>
          </table:table-cell>
          <table:table-cell office:value-type="float" office:value="7134202" calcext:value-type="float">
            <text:p>7134202</text:p>
          </table:table-cell>
          <table:table-cell table:style-name="Default"/>
          <table:table-cell office:value-type="float" office:value="80188" calcext:value-type="float">
            <text:p>80188</text:p>
          </table:table-cell>
          <table:table-cell office:value-type="float" office:value="59899" calcext:value-type="float">
            <text:p>59899</text:p>
          </table:table-cell>
          <table:table-cell office:value-type="float" office:value="643462" calcext:value-type="float">
            <text:p>643462</text:p>
          </table:table-cell>
          <table:table-cell/>
          <table:table-cell office:value-type="float" office:value="2909031" calcext:value-type="float">
            <text:p>2909031</text:p>
          </table:table-cell>
          <table:table-cell table:style-name="Default"/>
          <table:table-cell office:value-type="float" office:value="1743059" calcext:value-type="float">
            <text:p>1743059</text:p>
          </table:table-cell>
          <table:table-cell table:style-name="Default"/>
          <table:table-cell office:value-type="float" office:value="372689" calcext:value-type="float">
            <text:p>372689</text:p>
          </table:table-cell>
          <table:table-cell table:number-columns-repeated="3"/>
          <table:table-cell office:value-type="float" office:value="1166630" calcext:value-type="float">
            <text:p>1166630</text:p>
          </table:table-cell>
          <table:table-cell office:value-type="float" office:value="56572" calcext:value-type="float">
            <text:p>56572</text:p>
          </table:table-cell>
          <table:table-cell office:value-type="float" office:value="5653209" calcext:value-type="float">
            <text:p>5653209</text:p>
          </table:table-cell>
          <table:table-cell table:number-columns-repeated="2"/>
          <table:table-cell office:value-type="float" office:value="76992595" calcext:value-type="float">
            <text:p>76992595</text:p>
          </table:table-cell>
          <table:table-cell/>
          <table:table-cell office:value-type="float" office:value="460863" calcext:value-type="float">
            <text:p>460863</text:p>
          </table:table-cell>
          <table:table-cell office:value-type="float" office:value="-10454" calcext:value-type="float">
            <text:p>-10454</text:p>
          </table:table-cell>
          <table:table-cell office:value-type="float" office:value="52899" calcext:value-type="float">
            <text:p>52899</text:p>
          </table:table-cell>
          <table:table-cell table:style-name="Default"/>
          <table:table-cell office:value-type="float" office:value="1460153" calcext:value-type="float">
            <text:p>1460153</text:p>
          </table:table-cell>
          <table:table-cell office:value-type="float" office:value="1081197" calcext:value-type="float">
            <text:p>1081197</text:p>
          </table:table-cell>
          <table:table-cell office:value-type="float" office:value="1962168" calcext:value-type="float">
            <text:p>1962168</text:p>
          </table:table-cell>
          <table:table-cell office:value-type="float" office:value="53742101" calcext:value-type="float">
            <text:p>53742101</text:p>
          </table:table-cell>
          <table:table-cell office:value-type="float" office:value="56279126" calcext:value-type="float">
            <text:p>56279126</text:p>
          </table:table-cell>
          <table:table-cell office:value-type="float" office:value="315772" calcext:value-type="float">
            <text:p>315772</text:p>
          </table:table-cell>
          <table:table-cell office:value-type="float" office:value="4298145" calcext:value-type="float">
            <text:p>4298145</text:p>
          </table:table-cell>
          <table:table-cell office:value-type="float" office:value="224094" calcext:value-type="float">
            <text:p>224094</text:p>
          </table:table-cell>
          <table:table-cell office:value-type="float" office:value="18644" calcext:value-type="float">
            <text:p>18644</text:p>
          </table:table-cell>
          <table:table-cell office:value-type="float" office:value="577501" calcext:value-type="float">
            <text:p>577501</text:p>
          </table:table-cell>
          <table:table-cell office:value-type="float" office:value="713310" calcext:value-type="float">
            <text:p>713310</text:p>
          </table:table-cell>
          <table:table-cell office:value-type="float" office:value="51740" calcext:value-type="float">
            <text:p>51740</text:p>
          </table:table-cell>
          <table:table-cell office:value-type="float" office:value="2410777" calcext:value-type="float">
            <text:p>2410777</text:p>
          </table:table-cell>
          <table:table-cell office:value-type="float" office:value="981779" calcext:value-type="float">
            <text:p>981779</text:p>
          </table:table-cell>
          <table:table-cell office:value-type="float" office:value="15542" calcext:value-type="float">
            <text:p>15542</text:p>
          </table:table-cell>
          <table:table-cell office:value-type="float" office:value="206268" calcext:value-type="float">
            <text:p>206268</text:p>
          </table:table-cell>
          <table:table-cell office:value-type="float" office:value="-7826" calcext:value-type="float">
            <text:p>-7826</text:p>
          </table:table-cell>
          <table:table-cell/>
          <table:table-cell office:value-type="float" office:value="-41490" calcext:value-type="float">
            <text:p>-41490</text:p>
          </table:table-cell>
          <table:table-cell office:value-type="float" office:value="6714393" calcext:value-type="float">
            <text:p>6714393</text:p>
          </table:table-cell>
          <table:table-cell office:value-type="float" office:value="3654327" calcext:value-type="float">
            <text:p>3654327</text:p>
          </table:table-cell>
          <table:table-cell office:value-type="float" office:value="8715718" calcext:value-type="float">
            <text:p>8715718</text:p>
          </table:table-cell>
          <table:table-cell office:value-type="float" office:value="701787" calcext:value-type="float">
            <text:p>701787</text:p>
          </table:table-cell>
          <table:table-cell office:value-type="float" office:value="10075249" calcext:value-type="float">
            <text:p>10075249</text:p>
          </table:table-cell>
          <table:table-cell office:value-type="float" office:value="838953" calcext:value-type="float">
            <text:p>838953</text:p>
          </table:table-cell>
          <table:table-cell office:value-type="float" office:value="14172832" calcext:value-type="float">
            <text:p>14172832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40345" calcext:value-type="float">
            <text:p>40345</text:p>
          </table:table-cell>
          <table:table-cell office:value-type="float" office:value="2940976" calcext:value-type="float">
            <text:p>2940976</text:p>
          </table:table-cell>
          <table:table-cell office:value-type="float" office:value="962593" calcext:value-type="float">
            <text:p>962593</text:p>
          </table:table-cell>
          <table:table-cell office:value-type="float" office:value="-4257" calcext:value-type="float">
            <text:p>-4257</text:p>
          </table:table-cell>
          <table:table-cell office:value-type="float" office:value="77738193" calcext:value-type="float">
            <text:p>77738193</text:p>
          </table:table-cell>
          <table:table-cell office:value-type="float" office:value="2173424" calcext:value-type="float">
            <text:p>2173424</text:p>
          </table:table-cell>
          <table:table-cell office:value-type="float" office:value="9900020" calcext:value-type="float">
            <text:p>9900020</text:p>
          </table:table-cell>
          <table:table-cell office:value-type="float" office:value="1006643" calcext:value-type="float">
            <text:p>1006643</text:p>
          </table:table-cell>
          <table:table-cell office:value-type="float" office:value="870639" calcext:value-type="float">
            <text:p>870639</text:p>
          </table:table-cell>
          <table:table-cell office:value-type="float" office:value="2174634" calcext:value-type="float">
            <text:p>2174634</text:p>
          </table:table-cell>
          <table:table-cell table:style-name="Default"/>
          <table:table-cell office:value-type="float" office:value="1452479" calcext:value-type="float">
            <text:p>1452479</text:p>
          </table:table-cell>
          <table:table-cell office:value-type="float" office:value="13119246" calcext:value-type="float">
            <text:p>13119246</text:p>
          </table:table-cell>
          <table:table-cell office:value-type="float" office:value="1590499" calcext:value-type="float">
            <text:p>1590499</text:p>
          </table:table-cell>
          <table:table-cell office:value-type="float" office:value="690542" calcext:value-type="float">
            <text:p>690542</text:p>
          </table:table-cell>
          <table:table-cell office:value-type="float" office:value="1675683" calcext:value-type="float">
            <text:p>1675683</text:p>
          </table:table-cell>
          <table:table-cell office:value-type="float" office:value="1100792" calcext:value-type="float">
            <text:p>1100792</text:p>
          </table:table-cell>
          <table:table-cell table:style-name="Default"/>
          <table:table-cell office:value-type="float" office:value="1243288" calcext:value-type="float">
            <text:p>1243288</text:p>
          </table:table-cell>
          <table:table-cell office:value-type="float" office:value="524908" calcext:value-type="float">
            <text:p>524908</text:p>
          </table:table-cell>
          <table:table-cell office:value-type="float" office:value="636695" calcext:value-type="float">
            <text:p>636695</text:p>
          </table:table-cell>
          <table:table-cell office:value-type="float" office:value="152405" calcext:value-type="float">
            <text:p>152405</text:p>
          </table:table-cell>
          <table:table-cell office:value-type="float" office:value="154298" calcext:value-type="float">
            <text:p>154298</text:p>
          </table:table-cell>
          <table:table-cell office:value-type="float" office:value="530665" calcext:value-type="float">
            <text:p>530665</text:p>
          </table:table-cell>
          <table:table-cell office:value-type="float" office:value="11993577" calcext:value-type="float">
            <text:p>11993577</text:p>
          </table:table-cell>
          <table:table-cell office:value-type="float" office:value="534537" calcext:value-type="float">
            <text:p>534537</text:p>
          </table:table-cell>
          <table:table-cell office:value-type="float" office:value="2330390" calcext:value-type="float">
            <text:p>2330390</text:p>
          </table:table-cell>
          <table:table-cell office:value-type="float" office:value="4459325" calcext:value-type="float">
            <text:p>4459325</text:p>
          </table:table-cell>
          <table:table-cell office:value-type="float" office:value="8772142" calcext:value-type="float">
            <text:p>8772142</text:p>
          </table:table-cell>
          <table:table-cell office:value-type="float" office:value="1932297" calcext:value-type="float">
            <text:p>1932297</text:p>
          </table:table-cell>
          <table:table-cell office:value-type="float" office:value="222173" calcext:value-type="float">
            <text:p>222173</text:p>
          </table:table-cell>
          <table:table-cell office:value-type="float" office:value="4611265" calcext:value-type="float">
            <text:p>4611265</text:p>
          </table:table-cell>
          <table:table-cell/>
          <table:table-cell office:value-type="float" office:value="1217339" calcext:value-type="float">
            <text:p>1217339</text:p>
          </table:table-cell>
          <table:table-cell office:value-type="float" office:value="137309" calcext:value-type="float">
            <text:p>137309</text:p>
          </table:table-cell>
          <table:table-cell/>
          <table:table-cell table:style-name="Default"/>
          <table:table-cell office:value-type="float" office:value="10343444" calcext:value-type="float">
            <text:p>10343444</text:p>
          </table:table-cell>
          <table:table-cell/>
          <table:table-cell office:value-type="float" office:value="79030" calcext:value-type="float">
            <text:p>79030</text:p>
          </table:table-cell>
          <table:table-cell office:value-type="float" office:value="94095" calcext:value-type="float">
            <text:p>94095</text:p>
          </table:table-cell>
          <table:table-cell office:value-type="float" office:value="1002827" calcext:value-type="float">
            <text:p>1002827</text:p>
          </table:table-cell>
          <table:table-cell office:value-type="float" office:value="-5614" calcext:value-type="float">
            <text:p>-5614</text:p>
          </table:table-cell>
          <table:table-cell office:value-type="float" office:value="2268639" calcext:value-type="float">
            <text:p>2268639</text:p>
          </table:table-cell>
          <table:table-cell/>
          <table:table-cell table:style-name="Default"/>
          <table:table-cell office:value-type="float" office:value="8097274" calcext:value-type="float">
            <text:p>8097274</text:p>
          </table:table-cell>
          <table:table-cell office:value-type="float" office:value="421462" calcext:value-type="float">
            <text:p>421462</text:p>
          </table:table-cell>
          <table:table-cell office:value-type="float" office:value="154841" calcext:value-type="float">
            <text:p>154841</text:p>
          </table:table-cell>
          <table:table-cell/>
          <table:table-cell office:value-type="float" office:value="4860349" calcext:value-type="float">
            <text:p>4860349</text:p>
          </table:table-cell>
          <table:table-cell office:value-type="float" office:value="2531648" calcext:value-type="float">
            <text:p>2531648</text:p>
          </table:table-cell>
          <table:table-cell office:value-type="float" office:value="195566" calcext:value-type="float">
            <text:p>195566</text:p>
          </table:table-cell>
          <table:table-cell office:value-type="float" office:value="1198297" calcext:value-type="float">
            <text:p>1198297</text:p>
          </table:table-cell>
          <table:table-cell office:value-type="float" office:value="403354" calcext:value-type="float">
            <text:p>403354</text:p>
          </table:table-cell>
          <table:table-cell office:value-type="float" office:value="5972" calcext:value-type="float">
            <text:p>5972</text:p>
          </table:table-cell>
          <table:table-cell office:value-type="float" office:value="3638037" calcext:value-type="float">
            <text:p>3638037</text:p>
          </table:table-cell>
          <table:table-cell/>
          <table:table-cell office:value-type="float" office:value="1925162" calcext:value-type="float">
            <text:p>1925162</text:p>
          </table:table-cell>
          <table:table-cell office:value-type="float" office:value="6707798" calcext:value-type="float">
            <text:p>6707798</text:p>
          </table:table-cell>
          <table:table-cell/>
          <table:table-cell office:value-type="float" office:value="478394" calcext:value-type="float">
            <text:p>478394</text:p>
          </table:table-cell>
          <table:table-cell office:value-type="float" office:value="1344549" calcext:value-type="float">
            <text:p>1344549</text:p>
          </table:table-cell>
          <table:table-cell office:value-type="float" office:value="191058" calcext:value-type="float">
            <text:p>191058</text:p>
          </table:table-cell>
          <table:table-cell office:value-type="float" office:value="3510004" calcext:value-type="float">
            <text:p>3510004</text:p>
          </table:table-cell>
          <table:table-cell office:value-type="float" office:value="809607" calcext:value-type="float">
            <text:p>809607</text:p>
          </table:table-cell>
          <table:table-cell office:value-type="float" office:value="5961184" calcext:value-type="float">
            <text:p>5961184</text:p>
          </table:table-cell>
          <table:table-cell/>
          <table:table-cell office:value-type="float" office:value="196109" calcext:value-type="float">
            <text:p>196109</text:p>
          </table:table-cell>
          <table:table-cell office:value-type="float" office:value="1262421" calcext:value-type="float">
            <text:p>1262421</text:p>
          </table:table-cell>
          <table:table-cell table:style-name="Default"/>
          <table:table-cell office:value-type="float" office:value="1589736" calcext:value-type="float">
            <text:p>1589736</text:p>
          </table:table-cell>
          <table:table-cell office:value-type="float" office:value="5254407" calcext:value-type="float">
            <text:p>5254407</text:p>
          </table:table-cell>
          <table:table-cell office:value-type="float" office:value="1262074" calcext:value-type="float">
            <text:p>1262074</text:p>
          </table:table-cell>
          <table:table-cell office:value-type="float" office:value="731718" calcext:value-type="float">
            <text:p>731718</text:p>
          </table:table-cell>
          <table:table-cell office:value-type="float" office:value="423950" calcext:value-type="float">
            <text:p>423950</text:p>
          </table:table-cell>
          <table:table-cell office:value-type="float" office:value="1600652" calcext:value-type="float">
            <text:p>1600652</text:p>
          </table:table-cell>
          <table:table-cell office:value-type="float" office:value="3538" calcext:value-type="float">
            <text:p>3538</text:p>
          </table:table-cell>
          <table:table-cell office:value-type="float" office:value="1399502" calcext:value-type="float">
            <text:p>1399502</text:p>
          </table:table-cell>
          <table:table-cell office:value-type="float" office:value="1565269" calcext:value-type="float">
            <text:p>1565269</text:p>
          </table:table-cell>
          <table:table-cell office:value-type="float" office:value="429310" calcext:value-type="float">
            <text:p>429310</text:p>
          </table:table-cell>
          <table:table-cell office:value-type="float" office:value="625858" calcext:value-type="float">
            <text:p>625858</text:p>
          </table:table-cell>
          <table:table-cell office:value-type="float" office:value="1628701" calcext:value-type="float">
            <text:p>1628701</text:p>
          </table:table-cell>
          <table:table-cell/>
          <table:table-cell office:value-type="float" office:value="323020" calcext:value-type="float">
            <text:p>323020</text:p>
          </table:table-cell>
          <table:table-cell office:value-type="float" office:value="348441" calcext:value-type="float">
            <text:p>348441</text:p>
          </table:table-cell>
          <table:table-cell office:value-type="float" office:value="3912587" calcext:value-type="float">
            <text:p>3912587</text:p>
          </table:table-cell>
          <table:table-cell office:value-type="float" office:value="7759" calcext:value-type="float">
            <text:p>7759</text:p>
          </table:table-cell>
          <table:table-cell office:value-type="float" office:value="338463" calcext:value-type="float">
            <text:p>338463</text:p>
          </table:table-cell>
          <table:table-cell office:value-type="float" office:value="26630395" calcext:value-type="float">
            <text:p>26630395</text:p>
          </table:table-cell>
          <table:table-cell office:value-type="float" office:value="1997371" calcext:value-type="float">
            <text:p>1997371</text:p>
          </table:table-cell>
          <table:table-cell office:value-type="float" office:value="235924" calcext:value-type="float">
            <text:p>235924</text:p>
          </table:table-cell>
          <table:table-cell office:value-type="float" office:value="290993148" calcext:value-type="float">
            <text:p>290993148</text:p>
          </table:table-cell>
          <table:table-cell office:value-type="float" office:value="1740113" calcext:value-type="float">
            <text:p>1740113</text:p>
          </table:table-cell>
          <table:table-cell office:value-type="float" office:value="2169739" calcext:value-type="float">
            <text:p>2169739</text:p>
          </table:table-cell>
          <table:table-cell table:number-columns-repeated="2"/>
          <table:table-cell office:value-type="float" office:value="911356" calcext:value-type="float">
            <text:p>911356</text:p>
          </table:table-cell>
          <table:table-cell office:value-type="float" office:value="-328112" calcext:value-type="float">
            <text:p>-328112</text:p>
          </table:table-cell>
          <table:table-cell/>
          <table:table-cell office:value-type="float" office:value="-44481" calcext:value-type="float">
            <text:p>-44481</text:p>
          </table:table-cell>
          <table:table-cell office:value-type="float" office:value="6596675" calcext:value-type="float">
            <text:p>6596675</text:p>
          </table:table-cell>
          <table:table-cell office:value-type="float" office:value="131870" calcext:value-type="float">
            <text:p>131870</text:p>
          </table:table-cell>
          <table:table-cell office:value-type="float" office:value="-470626" calcext:value-type="float">
            <text:p>-470626</text:p>
          </table:table-cell>
          <table:table-cell/>
          <table:table-cell office:value-type="float" office:value="1571685" calcext:value-type="float">
            <text:p>1571685</text:p>
          </table:table-cell>
          <table:table-cell/>
          <table:table-cell office:value-type="float" office:value="697765" calcext:value-type="float">
            <text:p>697765</text:p>
          </table:table-cell>
          <table:table-cell office:value-type="float" office:value="605646" calcext:value-type="float">
            <text:p>605646</text:p>
          </table:table-cell>
          <table:table-cell table:number-columns-repeated="3"/>
          <table:table-cell table:style-name="Default"/>
          <table:table-cell office:value-type="float" office:value="139593" calcext:value-type="float">
            <text:p>139593</text:p>
          </table:table-cell>
          <table:table-cell office:value-type="float" office:value="1496920" calcext:value-type="float">
            <text:p>1496920</text:p>
          </table:table-cell>
          <table:table-cell office:value-type="float" office:value="960620" calcext:value-type="float">
            <text:p>960620</text:p>
          </table:table-cell>
          <table:table-cell office:value-type="float" office:value="463685" calcext:value-type="float">
            <text:p>463685</text:p>
          </table:table-cell>
          <table:table-cell/>
          <table:table-cell office:value-type="float" office:value="70209905" calcext:value-type="float">
            <text:p>70209905</text:p>
          </table:table-cell>
          <table:table-cell office:value-type="float" office:value="31343000" calcext:value-type="float">
            <text:p>31343000</text:p>
          </table:table-cell>
          <table:table-cell office:value-type="float" office:value="21912192" calcext:value-type="float">
            <text:p>21912192</text:p>
          </table:table-cell>
          <table:table-cell/>
          <table:table-cell office:value-type="float" office:value="1162713" calcext:value-type="float">
            <text:p>1162713</text:p>
          </table:table-cell>
          <table:table-cell office:value-type="float" office:value="374058" calcext:value-type="float">
            <text:p>374058</text:p>
          </table:table-cell>
          <table:table-cell office:value-type="float" office:value="462477" calcext:value-type="float">
            <text:p>462477</text:p>
          </table:table-cell>
          <table:table-cell office:value-type="float" office:value="833272" calcext:value-type="float">
            <text:p>833272</text:p>
          </table:table-cell>
          <table:table-cell office:value-type="float" office:value="68094" calcext:value-type="float">
            <text:p>68094</text:p>
          </table:table-cell>
          <table:table-cell office:value-type="float" office:value="279810" calcext:value-type="float">
            <text:p>279810</text:p>
          </table:table-cell>
          <table:table-cell office:value-type="float" office:value="5030073" calcext:value-type="float">
            <text:p>5030073</text:p>
          </table:table-cell>
          <table:table-cell office:value-type="float" office:value="3325827" calcext:value-type="float">
            <text:p>3325827</text:p>
          </table:table-cell>
          <table:table-cell table:style-name="Default"/>
          <table:table-cell/>
          <table:table-cell office:value-type="float" office:value="25017272" calcext:value-type="float">
            <text:p>25017272</text:p>
          </table:table-cell>
          <table:table-cell office:value-type="float" office:value="1080465" calcext:value-type="float">
            <text:p>1080465</text:p>
          </table:table-cell>
          <table:table-cell table:number-columns-repeated="2"/>
          <table:table-cell office:value-type="float" office:value="583444" calcext:value-type="float">
            <text:p>583444</text:p>
          </table:table-cell>
          <table:table-cell office:value-type="float" office:value="1067855" calcext:value-type="float">
            <text:p>1067855</text:p>
          </table:table-cell>
          <table:table-cell office:value-type="float" office:value="851914" calcext:value-type="float">
            <text:p>851914</text:p>
          </table:table-cell>
          <table:table-cell office:value-type="float" office:value="1068589" calcext:value-type="float">
            <text:p>1068589</text:p>
          </table:table-cell>
          <table:table-cell office:value-type="float" office:value="375667" calcext:value-type="float">
            <text:p>375667</text:p>
          </table:table-cell>
          <table:table-cell office:value-type="float" office:value="69676" calcext:value-type="float">
            <text:p>69676</text:p>
          </table:table-cell>
          <table:table-cell office:value-type="float" office:value="1980428" calcext:value-type="float">
            <text:p>1980428</text:p>
          </table:table-cell>
          <table:table-cell/>
          <table:table-cell office:value-type="float" office:value="639499" calcext:value-type="float">
            <text:p>639499</text:p>
          </table:table-cell>
          <table:table-cell office:value-type="float" office:value="1470656" calcext:value-type="float">
            <text:p>1470656</text:p>
          </table:table-cell>
          <table:table-cell office:value-type="float" office:value="221856" calcext:value-type="float">
            <text:p>221856</text:p>
          </table:table-cell>
          <table:table-cell office:value-type="float" office:value="-172450" calcext:value-type="float">
            <text:p>-172450</text:p>
          </table:table-cell>
          <table:table-cell office:value-type="float" office:value="1083288" calcext:value-type="float">
            <text:p>1083288</text:p>
          </table:table-cell>
          <table:table-cell office:value-type="float" office:value="6050116" calcext:value-type="float">
            <text:p>6050116</text:p>
          </table:table-cell>
          <table:table-cell office:value-type="float" office:value="4185900" calcext:value-type="float">
            <text:p>4185900</text:p>
          </table:table-cell>
          <table:table-cell office:value-type="float" office:value="135945" calcext:value-type="float">
            <text:p>135945</text:p>
          </table:table-cell>
          <table:table-cell office:value-type="float" office:value="248786" calcext:value-type="float">
            <text:p>248786</text:p>
          </table:table-cell>
          <table:table-cell office:value-type="float" office:value="41076" calcext:value-type="float">
            <text:p>41076</text:p>
          </table:table-cell>
          <table:table-cell office:value-type="float" office:value="24683395" calcext:value-type="float">
            <text:p>24683395</text:p>
          </table:table-cell>
          <table:table-cell/>
          <table:table-cell office:value-type="float" office:value="167775561" calcext:value-type="float">
            <text:p>167775561</text:p>
          </table:table-cell>
          <table:table-cell/>
          <table:table-cell office:value-type="float" office:value="66210" calcext:value-type="float">
            <text:p>66210</text:p>
          </table:table-cell>
          <table:table-cell office:value-type="float" office:value="746310" calcext:value-type="float">
            <text:p>746310</text:p>
          </table:table-cell>
          <table:table-cell office:value-type="float" office:value="18637" calcext:value-type="float">
            <text:p>18637</text:p>
          </table:table-cell>
          <table:table-cell office:value-type="float" office:value="2820438" calcext:value-type="float">
            <text:p>2820438</text:p>
          </table:table-cell>
          <table:table-cell office:value-type="float" office:value="1116367" calcext:value-type="float">
            <text:p>1116367</text:p>
          </table:table-cell>
          <table:table-cell table:style-name="Default"/>
          <table:table-cell/>
          <table:table-cell office:value-type="float" office:value="2301105" calcext:value-type="float">
            <text:p>2301105</text:p>
          </table:table-cell>
          <table:table-cell office:value-type="float" office:value="3616119" calcext:value-type="float">
            <text:p>3616119</text:p>
          </table:table-cell>
          <table:table-cell office:value-type="float" office:value="3198845" calcext:value-type="float">
            <text:p>3198845</text:p>
          </table:table-cell>
          <table:table-cell office:value-type="float" office:value="69115" calcext:value-type="float">
            <text:p>69115</text:p>
          </table:table-cell>
          <table:table-cell/>
          <table:table-cell office:value-type="float" office:value="-58550" calcext:value-type="float">
            <text:p>-58550</text:p>
          </table:table-cell>
          <table:table-cell table:style-name="Default" table:number-columns-repeated="2"/>
          <table:table-cell office:value-type="float" office:value="742609" calcext:value-type="float">
            <text:p>742609</text:p>
          </table:table-cell>
          <table:table-cell/>
          <table:table-cell office:value-type="float" office:value="10699909" calcext:value-type="float">
            <text:p>10699909</text:p>
          </table:table-cell>
          <table:table-cell table:style-name="Default"/>
          <table:table-cell office:value-type="float" office:value="44199" calcext:value-type="float">
            <text:p>44199</text:p>
          </table:table-cell>
          <table:table-cell office:value-type="float" office:value="2604141" calcext:value-type="float">
            <text:p>2604141</text:p>
          </table:table-cell>
          <table:table-cell/>
          <table:table-cell office:value-type="float" office:value="131870" calcext:value-type="float">
            <text:p>131870</text:p>
          </table:table-cell>
          <table:table-cell office:value-type="float" office:value="153010" calcext:value-type="float">
            <text:p>153010</text:p>
          </table:table-cell>
          <table:table-cell table:style-name="Default"/>
          <table:table-cell office:value-type="float" office:value="6747212" calcext:value-type="float">
            <text:p>6747212</text:p>
          </table:table-cell>
          <table:table-cell office:value-type="float" office:value="3949242" calcext:value-type="float">
            <text:p>3949242</text:p>
          </table:table-cell>
          <table:table-cell/>
          <table:table-cell office:value-type="float" office:value="331196768" calcext:value-type="float">
            <text:p>331196768</text:p>
          </table:table-cell>
          <table:table-cell/>
          <table:table-cell office:value-type="float" office:value="301960" calcext:value-type="float">
            <text:p>301960</text:p>
          </table:table-cell>
          <table:table-cell office:value-type="float" office:value="6979" calcext:value-type="float">
            <text:p>6979</text:p>
          </table:table-cell>
          <table:table-cell office:value-type="float" office:value="50663" calcext:value-type="float">
            <text:p>50663</text:p>
          </table:table-cell>
          <table:table-cell office:value-type="float" office:value="4697411" calcext:value-type="float">
            <text:p>4697411</text:p>
          </table:table-cell>
          <table:table-cell/>
          <table:table-cell office:value-type="float" office:value="573029" calcext:value-type="float">
            <text:p>573029</text:p>
          </table:table-cell>
          <table:table-cell/>
          <table:table-cell table:style-name="ce1" office:value-type="float" office:value="428" calcext:value-type="float">
            <text:p>428</text:p>
          </table:table-cell>
          <table:table-cell office:value-type="float" office:value="537433" calcext:value-type="float">
            <text:p>537433</text:p>
          </table:table-cell>
          <table:table-cell office:value-type="float" office:value="30475" calcext:value-type="float">
            <text:p>30475</text:p>
          </table:table-cell>
          <table:table-cell office:value-type="float" office:value="1926490" calcext:value-type="float">
            <text:p>1926490</text:p>
          </table:table-cell>
          <table:table-cell table:number-columns-repeated="2"/>
          <table:table-cell office:value-type="float" office:value="1854544" calcext:value-type="float">
            <text:p>1854544</text:p>
          </table:table-cell>
          <table:table-cell table:style-name="Default"/>
          <table:table-cell office:value-type="float" office:value="-35570" calcext:value-type="float">
            <text:p>-35570</text:p>
          </table:table-cell>
          <table:table-cell office:value-type="float" office:value="2526455" calcext:value-type="float">
            <text:p>2526455</text:p>
          </table:table-cell>
          <table:table-cell office:value-type="float" office:value="-183406" calcext:value-type="float">
            <text:p>-183406</text:p>
          </table:table-cell>
          <table:table-cell office:value-type="float" office:value="643446" calcext:value-type="float">
            <text:p>643446</text:p>
          </table:table-cell>
          <table:table-cell table:style-name="Default"/>
          <table:table-cell/>
          <table:table-cell office:value-type="float" office:value="712210" calcext:value-type="float">
            <text:p>712210</text:p>
          </table:table-cell>
          <table:table-cell office:value-type="float" office:value="2078972" calcext:value-type="float">
            <text:p>2078972</text:p>
          </table:table-cell>
          <table:table-cell office:value-type="float" office:value="1076171" calcext:value-type="float">
            <text:p>1076171</text:p>
          </table:table-cell>
          <table:table-cell office:value-type="float" office:value="4175132" calcext:value-type="float">
            <text:p>4175132</text:p>
          </table:table-cell>
          <table:table-cell office:value-type="float" office:value="-212123" calcext:value-type="float">
            <text:p>-212123</text:p>
          </table:table-cell>
          <table:table-cell office:value-type="float" office:value="1372834" calcext:value-type="float">
            <text:p>1372834</text:p>
          </table:table-cell>
          <table:table-cell office:value-type="float" office:value="709361" calcext:value-type="float">
            <text:p>709361</text:p>
          </table:table-cell>
          <table:table-cell/>
          <table:table-cell office:value-type="float" office:value="1453635" calcext:value-type="float">
            <text:p>1453635</text:p>
          </table:table-cell>
          <table:table-cell office:value-type="float" office:value="74586" calcext:value-type="float">
            <text:p>74586</text:p>
          </table:table-cell>
          <table:table-cell office:value-type="float" office:value="434741" calcext:value-type="float">
            <text:p>434741</text:p>
          </table:table-cell>
          <table:table-cell office:value-type="float" office:value="273098" calcext:value-type="float">
            <text:p>273098</text:p>
          </table:table-cell>
          <table:table-cell table:style-name="Default"/>
          <table:table-cell office:value-type="float" office:value="324622" calcext:value-type="float">
            <text:p>324622</text:p>
          </table:table-cell>
          <table:table-cell office:value-type="float" office:value="1926220" calcext:value-type="float">
            <text:p>1926220</text:p>
          </table:table-cell>
          <table:table-cell table:number-columns-repeated="2"/>
          <table:table-cell office:value-type="float" office:value="71464" calcext:value-type="float">
            <text:p>71464</text:p>
          </table:table-cell>
          <table:table-cell office:value-type="float" office:value="97561" calcext:value-type="float">
            <text:p>97561</text:p>
          </table:table-cell>
          <table:table-cell/>
          <table:table-cell office:value-type="float" office:value="580599" calcext:value-type="float">
            <text:p>580599</text:p>
          </table:table-cell>
          <table:table-cell office:value-type="float" office:value="38640" calcext:value-type="float">
            <text:p>38640</text:p>
          </table:table-cell>
          <table:table-cell office:value-type="float" office:value="12837" calcext:value-type="float">
            <text:p>12837</text:p>
          </table:table-cell>
          <table:table-cell table:style-name="Default"/>
          <table:table-cell office:value-type="float" office:value="9405631" calcext:value-type="float">
            <text:p>9405631</text:p>
          </table:table-cell>
          <table:table-cell office:value-type="float" office:value="9588749" calcext:value-type="float">
            <text:p>9588749</text:p>
          </table:table-cell>
          <table:table-cell office:value-type="float" office:value="316921" calcext:value-type="float">
            <text:p>316921</text:p>
          </table:table-cell>
          <table:table-cell office:value-type="float" office:value="323020" calcext:value-type="float">
            <text:p>323020</text:p>
          </table:table-cell>
          <table:table-cell office:value-type="float" office:value="333260" calcext:value-type="float">
            <text:p>333260</text:p>
          </table:table-cell>
          <table:table-cell office:value-type="float" office:value="1705509" calcext:value-type="float">
            <text:p>1705509</text:p>
          </table:table-cell>
          <table:table-cell table:style-name="Default"/>
          <table:table-cell office:value-type="float" office:value="412459" calcext:value-type="float">
            <text:p>412459</text:p>
          </table:table-cell>
          <table:table-cell office:value-type="float" office:value="-831159" calcext:value-type="float">
            <text:p>-831159</text:p>
          </table:table-cell>
          <table:table-cell office:value-type="float" office:value="227336" calcext:value-type="float">
            <text:p>227336</text:p>
          </table:table-cell>
          <table:table-cell office:value-type="float" office:value="197734" calcext:value-type="float">
            <text:p>197734</text:p>
          </table:table-cell>
          <table:table-cell office:value-type="float" office:value="42491656" calcext:value-type="float">
            <text:p>42491656</text:p>
          </table:table-cell>
          <table:table-cell office:value-type="float" office:value="111337" calcext:value-type="float">
            <text:p>111337</text:p>
          </table:table-cell>
          <table:table-cell office:value-type="float" office:value="1410139" calcext:value-type="float">
            <text:p>1410139</text:p>
          </table:table-cell>
          <table:table-cell office:value-type="float" office:value="-126735" calcext:value-type="float">
            <text:p>-126735</text:p>
          </table:table-cell>
          <table:table-cell office:value-type="float" office:value="722876" calcext:value-type="float">
            <text:p>722876</text:p>
          </table:table-cell>
          <table:table-cell office:value-type="float" office:value="1355123" calcext:value-type="float">
            <text:p>1355123</text:p>
          </table:table-cell>
          <table:table-cell office:value-type="float" office:value="2393841" calcext:value-type="float">
            <text:p>2393841</text:p>
          </table:table-cell>
          <table:table-cell office:value-type="float" office:value="81046" calcext:value-type="float">
            <text:p>81046</text:p>
          </table:table-cell>
          <table:table-cell office:value-type="float" office:value="466031" calcext:value-type="float">
            <text:p>466031</text:p>
          </table:table-cell>
          <table:table-cell office:value-type="float" office:value="361694" calcext:value-type="float">
            <text:p>361694</text:p>
          </table:table-cell>
          <table:table-cell office:value-type="float" office:value="1091948" calcext:value-type="float">
            <text:p>1091948</text:p>
          </table:table-cell>
          <table:table-cell office:value-type="float" office:value="5503476" calcext:value-type="float">
            <text:p>5503476</text:p>
          </table:table-cell>
          <table:table-cell table:style-name="Default"/>
          <table:table-cell/>
          <table:table-cell office:value-type="float" office:value="67522" calcext:value-type="float">
            <text:p>67522</text:p>
          </table:table-cell>
          <table:table-cell office:value-type="float" office:value="19084366" calcext:value-type="float">
            <text:p>19084366</text:p>
          </table:table-cell>
          <table:table-cell office:value-type="float" office:value="145686646" calcext:value-type="float">
            <text:p>145686646</text:p>
          </table:table-cell>
          <table:table-cell office:value-type="float" office:value="485749" calcext:value-type="float">
            <text:p>485749</text:p>
          </table:table-cell>
          <table:table-cell office:value-type="float" office:value="2549036" calcext:value-type="float">
            <text:p>2549036</text:p>
          </table:table-cell>
          <table:table-cell office:value-type="float" office:value="1126660" calcext:value-type="float">
            <text:p>1126660</text:p>
          </table:table-cell>
          <table:table-cell office:value-type="float" office:value="383444" calcext:value-type="float">
            <text:p>383444</text:p>
          </table:table-cell>
          <table:table-cell office:value-type="float" office:value="3710060" calcext:value-type="float">
            <text:p>3710060</text:p>
          </table:table-cell>
          <table:table-cell office:value-type="float" office:value="3563" calcext:value-type="float">
            <text:p>3563</text:p>
          </table:table-cell>
          <table:table-cell office:value-type="float" office:value="1750546" calcext:value-type="float">
            <text:p>1750546</text:p>
          </table:table-cell>
          <table:table-cell/>
          <table:table-cell office:value-type="float" office:value="466178" calcext:value-type="float">
            <text:p>466178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04-2011</text:p>
          </table:table-cell>
          <table:table-cell office:value-type="float" office:value="8059064" calcext:value-type="float">
            <text:p>8059064</text:p>
          </table:table-cell>
          <table:table-cell table:style-name="Default"/>
          <table:table-cell office:value-type="float" office:value="81257" calcext:value-type="float">
            <text:p>81257</text:p>
          </table:table-cell>
          <table:table-cell office:value-type="float" office:value="43537" calcext:value-type="float">
            <text:p>43537</text:p>
          </table:table-cell>
          <table:table-cell office:value-type="float" office:value="652428" calcext:value-type="float">
            <text:p>652428</text:p>
          </table:table-cell>
          <table:table-cell/>
          <table:table-cell office:value-type="float" office:value="2813321" calcext:value-type="float">
            <text:p>2813321</text:p>
          </table:table-cell>
          <table:table-cell table:style-name="Default"/>
          <table:table-cell office:value-type="float" office:value="1635736" calcext:value-type="float">
            <text:p>1635736</text:p>
          </table:table-cell>
          <table:table-cell table:style-name="Default"/>
          <table:table-cell office:value-type="float" office:value="384047" calcext:value-type="float">
            <text:p>384047</text:p>
          </table:table-cell>
          <table:table-cell table:number-columns-repeated="3"/>
          <table:table-cell office:value-type="float" office:value="1138848" calcext:value-type="float">
            <text:p>1138848</text:p>
          </table:table-cell>
          <table:table-cell office:value-type="float" office:value="56835" calcext:value-type="float">
            <text:p>56835</text:p>
          </table:table-cell>
          <table:table-cell office:value-type="float" office:value="6343965" calcext:value-type="float">
            <text:p>6343965</text:p>
          </table:table-cell>
          <table:table-cell/>
          <table:table-cell table:style-name="ce1" office:value-type="float" office:value="972594" calcext:value-type="float">
            <text:p>972594</text:p>
          </table:table-cell>
          <table:table-cell office:value-type="float" office:value="78031992" calcext:value-type="float">
            <text:p>78031992</text:p>
          </table:table-cell>
          <table:table-cell table:style-name="ce1" office:value-type="float" office:value="839214" calcext:value-type="float">
            <text:p>839214</text:p>
          </table:table-cell>
          <table:table-cell office:value-type="float" office:value="447171" calcext:value-type="float">
            <text:p>447171</text:p>
          </table:table-cell>
          <table:table-cell office:value-type="float" office:value="-30533" calcext:value-type="float">
            <text:p>-30533</text:p>
          </table:table-cell>
          <table:table-cell office:value-type="float" office:value="53582" calcext:value-type="float">
            <text:p>53582</text:p>
          </table:table-cell>
          <table:table-cell table:style-name="Default"/>
          <table:table-cell office:value-type="float" office:value="1499606" calcext:value-type="float">
            <text:p>1499606</text:p>
          </table:table-cell>
          <table:table-cell office:value-type="float" office:value="1092497" calcext:value-type="float">
            <text:p>1092497</text:p>
          </table:table-cell>
          <table:table-cell office:value-type="float" office:value="1934215" calcext:value-type="float">
            <text:p>1934215</text:p>
          </table:table-cell>
          <table:table-cell office:value-type="float" office:value="55581664" calcext:value-type="float">
            <text:p>55581664</text:p>
          </table:table-cell>
          <table:table-cell office:value-type="float" office:value="58148690" calcext:value-type="float">
            <text:p>58148690</text:p>
          </table:table-cell>
          <table:table-cell office:value-type="float" office:value="373157" calcext:value-type="float">
            <text:p>373157</text:p>
          </table:table-cell>
          <table:table-cell office:value-type="float" office:value="4399511" calcext:value-type="float">
            <text:p>4399511</text:p>
          </table:table-cell>
          <table:table-cell office:value-type="float" office:value="228580" calcext:value-type="float">
            <text:p>228580</text:p>
          </table:table-cell>
          <table:table-cell office:value-type="float" office:value="18521" calcext:value-type="float">
            <text:p>18521</text:p>
          </table:table-cell>
          <table:table-cell office:value-type="float" office:value="577135" calcext:value-type="float">
            <text:p>577135</text:p>
          </table:table-cell>
          <table:table-cell office:value-type="float" office:value="714087" calcext:value-type="float">
            <text:p>714087</text:p>
          </table:table-cell>
          <table:table-cell office:value-type="float" office:value="52309" calcext:value-type="float">
            <text:p>52309</text:p>
          </table:table-cell>
          <table:table-cell office:value-type="float" office:value="2329499" calcext:value-type="float">
            <text:p>2329499</text:p>
          </table:table-cell>
          <table:table-cell office:value-type="float" office:value="1015081" calcext:value-type="float">
            <text:p>1015081</text:p>
          </table:table-cell>
          <table:table-cell office:value-type="float" office:value="14819" calcext:value-type="float">
            <text:p>14819</text:p>
          </table:table-cell>
          <table:table-cell office:value-type="float" office:value="205224" calcext:value-type="float">
            <text:p>205224</text:p>
          </table:table-cell>
          <table:table-cell office:value-type="float" office:value="-8758" calcext:value-type="float">
            <text:p>-8758</text:p>
          </table:table-cell>
          <table:table-cell/>
          <table:table-cell office:value-type="float" office:value="-37557" calcext:value-type="float">
            <text:p>-37557</text:p>
          </table:table-cell>
          <table:table-cell office:value-type="float" office:value="7242727" calcext:value-type="float">
            <text:p>7242727</text:p>
          </table:table-cell>
          <table:table-cell office:value-type="float" office:value="3692733" calcext:value-type="float">
            <text:p>3692733</text:p>
          </table:table-cell>
          <table:table-cell office:value-type="float" office:value="8674653" calcext:value-type="float">
            <text:p>8674653</text:p>
          </table:table-cell>
          <table:table-cell office:value-type="float" office:value="756762" calcext:value-type="float">
            <text:p>756762</text:p>
          </table:table-cell>
          <table:table-cell office:value-type="float" office:value="9951218" calcext:value-type="float">
            <text:p>9951218</text:p>
          </table:table-cell>
          <table:table-cell office:value-type="float" office:value="779933" calcext:value-type="float">
            <text:p>779933</text:p>
          </table:table-cell>
          <table:table-cell office:value-type="float" office:value="14109917" calcext:value-type="float">
            <text:p>14109917</text:p>
          </table:table-cell>
          <table:table-cell office:value-type="float" office:value="3" calcext:value-type="float">
            <text:p>3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office:value-type="float" office:value="40483" calcext:value-type="float">
            <text:p>40483</text:p>
          </table:table-cell>
          <table:table-cell office:value-type="float" office:value="3214215" calcext:value-type="float">
            <text:p>3214215</text:p>
          </table:table-cell>
          <table:table-cell office:value-type="float" office:value="964137" calcext:value-type="float">
            <text:p>964137</text:p>
          </table:table-cell>
          <table:table-cell office:value-type="float" office:value="-4274" calcext:value-type="float">
            <text:p>-4274</text:p>
          </table:table-cell>
          <table:table-cell office:value-type="float" office:value="77202321" calcext:value-type="float">
            <text:p>77202321</text:p>
          </table:table-cell>
          <table:table-cell office:value-type="float" office:value="2174531" calcext:value-type="float">
            <text:p>2174531</text:p>
          </table:table-cell>
          <table:table-cell office:value-type="float" office:value="10094425" calcext:value-type="float">
            <text:p>10094425</text:p>
          </table:table-cell>
          <table:table-cell office:value-type="float" office:value="1277898" calcext:value-type="float">
            <text:p>1277898</text:p>
          </table:table-cell>
          <table:table-cell office:value-type="float" office:value="867918" calcext:value-type="float">
            <text:p>867918</text:p>
          </table:table-cell>
          <table:table-cell office:value-type="float" office:value="2297937" calcext:value-type="float">
            <text:p>2297937</text:p>
          </table:table-cell>
          <table:table-cell table:style-name="Default"/>
          <table:table-cell office:value-type="float" office:value="1471022" calcext:value-type="float">
            <text:p>1471022</text:p>
          </table:table-cell>
          <table:table-cell office:value-type="float" office:value="11744948" calcext:value-type="float">
            <text:p>11744948</text:p>
          </table:table-cell>
          <table:table-cell office:value-type="float" office:value="1607294" calcext:value-type="float">
            <text:p>1607294</text:p>
          </table:table-cell>
          <table:table-cell office:value-type="float" office:value="769748" calcext:value-type="float">
            <text:p>769748</text:p>
          </table:table-cell>
          <table:table-cell office:value-type="float" office:value="1225918" calcext:value-type="float">
            <text:p>1225918</text:p>
          </table:table-cell>
          <table:table-cell office:value-type="float" office:value="1097106" calcext:value-type="float">
            <text:p>1097106</text:p>
          </table:table-cell>
          <table:table-cell office:value-type="float" office:value="311018" calcext:value-type="float">
            <text:p>311018</text:p>
          </table:table-cell>
          <table:table-cell office:value-type="float" office:value="1246436" calcext:value-type="float">
            <text:p>1246436</text:p>
          </table:table-cell>
          <table:table-cell office:value-type="float" office:value="524619" calcext:value-type="float">
            <text:p>524619</text:p>
          </table:table-cell>
          <table:table-cell office:value-type="float" office:value="710811" calcext:value-type="float">
            <text:p>710811</text:p>
          </table:table-cell>
          <table:table-cell office:value-type="float" office:value="146726" calcext:value-type="float">
            <text:p>146726</text:p>
          </table:table-cell>
          <table:table-cell office:value-type="float" office:value="158916" calcext:value-type="float">
            <text:p>158916</text:p>
          </table:table-cell>
          <table:table-cell office:value-type="float" office:value="828391" calcext:value-type="float">
            <text:p>828391</text:p>
          </table:table-cell>
          <table:table-cell office:value-type="float" office:value="12069528" calcext:value-type="float">
            <text:p>12069528</text:p>
          </table:table-cell>
          <table:table-cell office:value-type="float" office:value="559304" calcext:value-type="float">
            <text:p>559304</text:p>
          </table:table-cell>
          <table:table-cell office:value-type="float" office:value="2310399" calcext:value-type="float">
            <text:p>2310399</text:p>
          </table:table-cell>
          <table:table-cell office:value-type="float" office:value="4533604" calcext:value-type="float">
            <text:p>4533604</text:p>
          </table:table-cell>
          <table:table-cell office:value-type="float" office:value="8417170" calcext:value-type="float">
            <text:p>8417170</text:p>
          </table:table-cell>
          <table:table-cell office:value-type="float" office:value="1708293" calcext:value-type="float">
            <text:p>1708293</text:p>
          </table:table-cell>
          <table:table-cell office:value-type="float" office:value="221202" calcext:value-type="float">
            <text:p>221202</text:p>
          </table:table-cell>
          <table:table-cell office:value-type="float" office:value="4539434" calcext:value-type="float">
            <text:p>4539434</text:p>
          </table:table-cell>
          <table:table-cell/>
          <table:table-cell office:value-type="float" office:value="1409593" calcext:value-type="float">
            <text:p>1409593</text:p>
          </table:table-cell>
          <table:table-cell office:value-type="float" office:value="128785" calcext:value-type="float">
            <text:p>128785</text:p>
          </table:table-cell>
          <table:table-cell/>
          <table:table-cell table:style-name="Default"/>
          <table:table-cell office:value-type="float" office:value="10545896" calcext:value-type="float">
            <text:p>10545896</text:p>
          </table:table-cell>
          <table:table-cell/>
          <table:table-cell office:value-type="float" office:value="87060" calcext:value-type="float">
            <text:p>87060</text:p>
          </table:table-cell>
          <table:table-cell office:value-type="float" office:value="93820" calcext:value-type="float">
            <text:p>93820</text:p>
          </table:table-cell>
          <table:table-cell office:value-type="float" office:value="1032274" calcext:value-type="float">
            <text:p>1032274</text:p>
          </table:table-cell>
          <table:table-cell office:value-type="float" office:value="-8849" calcext:value-type="float">
            <text:p>-8849</text:p>
          </table:table-cell>
          <table:table-cell office:value-type="float" office:value="2097970" calcext:value-type="float">
            <text:p>2097970</text:p>
          </table:table-cell>
          <table:table-cell/>
          <table:table-cell table:style-name="Default"/>
          <table:table-cell office:value-type="float" office:value="8552510" calcext:value-type="float">
            <text:p>8552510</text:p>
          </table:table-cell>
          <table:table-cell office:value-type="float" office:value="441015" calcext:value-type="float">
            <text:p>441015</text:p>
          </table:table-cell>
          <table:table-cell office:value-type="float" office:value="151064" calcext:value-type="float">
            <text:p>151064</text:p>
          </table:table-cell>
          <table:table-cell/>
          <table:table-cell office:value-type="float" office:value="4922766" calcext:value-type="float">
            <text:p>4922766</text:p>
          </table:table-cell>
          <table:table-cell office:value-type="float" office:value="2542020" calcext:value-type="float">
            <text:p>2542020</text:p>
          </table:table-cell>
          <table:table-cell office:value-type="float" office:value="199243" calcext:value-type="float">
            <text:p>199243</text:p>
          </table:table-cell>
          <table:table-cell office:value-type="float" office:value="1232483" calcext:value-type="float">
            <text:p>1232483</text:p>
          </table:table-cell>
          <table:table-cell office:value-type="float" office:value="401399" calcext:value-type="float">
            <text:p>401399</text:p>
          </table:table-cell>
          <table:table-cell office:value-type="float" office:value="4651" calcext:value-type="float">
            <text:p>4651</text:p>
          </table:table-cell>
          <table:table-cell office:value-type="float" office:value="3692810" calcext:value-type="float">
            <text:p>3692810</text:p>
          </table:table-cell>
          <table:table-cell/>
          <table:table-cell office:value-type="float" office:value="1885101" calcext:value-type="float">
            <text:p>1885101</text:p>
          </table:table-cell>
          <table:table-cell office:value-type="float" office:value="6547638" calcext:value-type="float">
            <text:p>6547638</text:p>
          </table:table-cell>
          <table:table-cell/>
          <table:table-cell office:value-type="float" office:value="476704" calcext:value-type="float">
            <text:p>476704</text:p>
          </table:table-cell>
          <table:table-cell office:value-type="float" office:value="1368644" calcext:value-type="float">
            <text:p>1368644</text:p>
          </table:table-cell>
          <table:table-cell office:value-type="float" office:value="202049" calcext:value-type="float">
            <text:p>202049</text:p>
          </table:table-cell>
          <table:table-cell office:value-type="float" office:value="4009711" calcext:value-type="float">
            <text:p>4009711</text:p>
          </table:table-cell>
          <table:table-cell office:value-type="float" office:value="771885" calcext:value-type="float">
            <text:p>771885</text:p>
          </table:table-cell>
          <table:table-cell office:value-type="float" office:value="5848433" calcext:value-type="float">
            <text:p>5848433</text:p>
          </table:table-cell>
          <table:table-cell/>
          <table:table-cell office:value-type="float" office:value="181686" calcext:value-type="float">
            <text:p>181686</text:p>
          </table:table-cell>
          <table:table-cell office:value-type="float" office:value="1277159" calcext:value-type="float">
            <text:p>1277159</text:p>
          </table:table-cell>
          <table:table-cell table:style-name="Default"/>
          <table:table-cell office:value-type="float" office:value="1370075" calcext:value-type="float">
            <text:p>1370075</text:p>
          </table:table-cell>
          <table:table-cell office:value-type="float" office:value="5450258" calcext:value-type="float">
            <text:p>5450258</text:p>
          </table:table-cell>
          <table:table-cell office:value-type="float" office:value="1258543" calcext:value-type="float">
            <text:p>1258543</text:p>
          </table:table-cell>
          <table:table-cell office:value-type="float" office:value="500497" calcext:value-type="float">
            <text:p>500497</text:p>
          </table:table-cell>
          <table:table-cell office:value-type="float" office:value="438106" calcext:value-type="float">
            <text:p>438106</text:p>
          </table:table-cell>
          <table:table-cell office:value-type="float" office:value="1594474" calcext:value-type="float">
            <text:p>1594474</text:p>
          </table:table-cell>
          <table:table-cell office:value-type="float" office:value="4122" calcext:value-type="float">
            <text:p>4122</text:p>
          </table:table-cell>
          <table:table-cell office:value-type="float" office:value="1417361" calcext:value-type="float">
            <text:p>1417361</text:p>
          </table:table-cell>
          <table:table-cell office:value-type="float" office:value="1536105" calcext:value-type="float">
            <text:p>1536105</text:p>
          </table:table-cell>
          <table:table-cell office:value-type="float" office:value="473612" calcext:value-type="float">
            <text:p>473612</text:p>
          </table:table-cell>
          <table:table-cell office:value-type="float" office:value="635362" calcext:value-type="float">
            <text:p>635362</text:p>
          </table:table-cell>
          <table:table-cell office:value-type="float" office:value="1631881" calcext:value-type="float">
            <text:p>1631881</text:p>
          </table:table-cell>
          <table:table-cell/>
          <table:table-cell office:value-type="float" office:value="325235" calcext:value-type="float">
            <text:p>325235</text:p>
          </table:table-cell>
          <table:table-cell office:value-type="float" office:value="350904" calcext:value-type="float">
            <text:p>350904</text:p>
          </table:table-cell>
          <table:table-cell office:value-type="float" office:value="2747094" calcext:value-type="float">
            <text:p>2747094</text:p>
          </table:table-cell>
          <table:table-cell office:value-type="float" office:value="7919" calcext:value-type="float">
            <text:p>7919</text:p>
          </table:table-cell>
          <table:table-cell office:value-type="float" office:value="333113" calcext:value-type="float">
            <text:p>333113</text:p>
          </table:table-cell>
          <table:table-cell office:value-type="float" office:value="26519803" calcext:value-type="float">
            <text:p>26519803</text:p>
          </table:table-cell>
          <table:table-cell office:value-type="float" office:value="2205911" calcext:value-type="float">
            <text:p>2205911</text:p>
          </table:table-cell>
          <table:table-cell office:value-type="float" office:value="208179" calcext:value-type="float">
            <text:p>208179</text:p>
          </table:table-cell>
          <table:table-cell office:value-type="float" office:value="291704018" calcext:value-type="float">
            <text:p>291704018</text:p>
          </table:table-cell>
          <table:table-cell office:value-type="float" office:value="1800952" calcext:value-type="float">
            <text:p>1800952</text:p>
          </table:table-cell>
          <table:table-cell office:value-type="float" office:value="2238348" calcext:value-type="float">
            <text:p>2238348</text:p>
          </table:table-cell>
          <table:table-cell table:number-columns-repeated="2"/>
          <table:table-cell office:value-type="float" office:value="908993" calcext:value-type="float">
            <text:p>908993</text:p>
          </table:table-cell>
          <table:table-cell office:value-type="float" office:value="-340311" calcext:value-type="float">
            <text:p>-340311</text:p>
          </table:table-cell>
          <table:table-cell/>
          <table:table-cell office:value-type="float" office:value="-133467" calcext:value-type="float">
            <text:p>-133467</text:p>
          </table:table-cell>
          <table:table-cell office:value-type="float" office:value="6645934" calcext:value-type="float">
            <text:p>6645934</text:p>
          </table:table-cell>
          <table:table-cell office:value-type="float" office:value="116258" calcext:value-type="float">
            <text:p>116258</text:p>
          </table:table-cell>
          <table:table-cell office:value-type="float" office:value="-232517" calcext:value-type="float">
            <text:p>-232517</text:p>
          </table:table-cell>
          <table:table-cell/>
          <table:table-cell office:value-type="float" office:value="1578861" calcext:value-type="float">
            <text:p>1578861</text:p>
          </table:table-cell>
          <table:table-cell/>
          <table:table-cell office:value-type="float" office:value="679744" calcext:value-type="float">
            <text:p>679744</text:p>
          </table:table-cell>
          <table:table-cell office:value-type="float" office:value="633091" calcext:value-type="float">
            <text:p>633091</text:p>
          </table:table-cell>
          <table:table-cell table:number-columns-repeated="3"/>
          <table:table-cell office:value-type="float" office:value="106318" calcext:value-type="float">
            <text:p>106318</text:p>
          </table:table-cell>
          <table:table-cell office:value-type="float" office:value="142075" calcext:value-type="float">
            <text:p>142075</text:p>
          </table:table-cell>
          <table:table-cell office:value-type="float" office:value="1681246" calcext:value-type="float">
            <text:p>1681246</text:p>
          </table:table-cell>
          <table:table-cell office:value-type="float" office:value="918620" calcext:value-type="float">
            <text:p>918620</text:p>
          </table:table-cell>
          <table:table-cell office:value-type="float" office:value="464250" calcext:value-type="float">
            <text:p>464250</text:p>
          </table:table-cell>
          <table:table-cell/>
          <table:table-cell office:value-type="float" office:value="75336000" calcext:value-type="float">
            <text:p>75336000</text:p>
          </table:table-cell>
          <table:table-cell office:value-type="float" office:value="32290000" calcext:value-type="float">
            <text:p>32290000</text:p>
          </table:table-cell>
          <table:table-cell office:value-type="float" office:value="21599188" calcext:value-type="float">
            <text:p>21599188</text:p>
          </table:table-cell>
          <table:table-cell/>
          <table:table-cell office:value-type="float" office:value="1168023" calcext:value-type="float">
            <text:p>1168023</text:p>
          </table:table-cell>
          <table:table-cell office:value-type="float" office:value="428266" calcext:value-type="float">
            <text:p>428266</text:p>
          </table:table-cell>
          <table:table-cell office:value-type="float" office:value="468178" calcext:value-type="float">
            <text:p>468178</text:p>
          </table:table-cell>
          <table:table-cell office:value-type="float" office:value="843486" calcext:value-type="float">
            <text:p>843486</text:p>
          </table:table-cell>
          <table:table-cell office:value-type="float" office:value="38819" calcext:value-type="float">
            <text:p>38819</text:p>
          </table:table-cell>
          <table:table-cell office:value-type="float" office:value="296913" calcext:value-type="float">
            <text:p>296913</text:p>
          </table:table-cell>
          <table:table-cell office:value-type="float" office:value="4958302" calcext:value-type="float">
            <text:p>4958302</text:p>
          </table:table-cell>
          <table:table-cell office:value-type="float" office:value="3221374" calcext:value-type="float">
            <text:p>3221374</text:p>
          </table:table-cell>
          <table:table-cell office:value-type="float" office:value="247155" calcext:value-type="float">
            <text:p>247155</text:p>
          </table:table-cell>
          <table:table-cell/>
          <table:table-cell office:value-type="float" office:value="26596262" calcext:value-type="float">
            <text:p>26596262</text:p>
          </table:table-cell>
          <table:table-cell office:value-type="float" office:value="1120583" calcext:value-type="float">
            <text:p>1120583</text:p>
          </table:table-cell>
          <table:table-cell/>
          <table:table-cell table:style-name="ce1" office:value-type="float" office:value="427074" calcext:value-type="float">
            <text:p>427074</text:p>
          </table:table-cell>
          <table:table-cell office:value-type="float" office:value="533841" calcext:value-type="float">
            <text:p>533841</text:p>
          </table:table-cell>
          <table:table-cell office:value-type="float" office:value="1158428" calcext:value-type="float">
            <text:p>1158428</text:p>
          </table:table-cell>
          <table:table-cell office:value-type="float" office:value="857765" calcext:value-type="float">
            <text:p>857765</text:p>
          </table:table-cell>
          <table:table-cell office:value-type="float" office:value="1154998" calcext:value-type="float">
            <text:p>1154998</text:p>
          </table:table-cell>
          <table:table-cell office:value-type="float" office:value="530956" calcext:value-type="float">
            <text:p>530956</text:p>
          </table:table-cell>
          <table:table-cell office:value-type="float" office:value="-43734" calcext:value-type="float">
            <text:p>-43734</text:p>
          </table:table-cell>
          <table:table-cell office:value-type="float" office:value="2005773" calcext:value-type="float">
            <text:p>2005773</text:p>
          </table:table-cell>
          <table:table-cell/>
          <table:table-cell office:value-type="float" office:value="620945" calcext:value-type="float">
            <text:p>620945</text:p>
          </table:table-cell>
          <table:table-cell office:value-type="float" office:value="1342078" calcext:value-type="float">
            <text:p>1342078</text:p>
          </table:table-cell>
          <table:table-cell office:value-type="float" office:value="193919" calcext:value-type="float">
            <text:p>193919</text:p>
          </table:table-cell>
          <table:table-cell office:value-type="float" office:value="-153485" calcext:value-type="float">
            <text:p>-153485</text:p>
          </table:table-cell>
          <table:table-cell office:value-type="float" office:value="1171492" calcext:value-type="float">
            <text:p>1171492</text:p>
          </table:table-cell>
          <table:table-cell office:value-type="float" office:value="3419214" calcext:value-type="float">
            <text:p>3419214</text:p>
          </table:table-cell>
          <table:table-cell office:value-type="float" office:value="4329137" calcext:value-type="float">
            <text:p>4329137</text:p>
          </table:table-cell>
          <table:table-cell office:value-type="float" office:value="137166" calcext:value-type="float">
            <text:p>137166</text:p>
          </table:table-cell>
          <table:table-cell office:value-type="float" office:value="257169" calcext:value-type="float">
            <text:p>257169</text:p>
          </table:table-cell>
          <table:table-cell office:value-type="float" office:value="49122" calcext:value-type="float">
            <text:p>49122</text:p>
          </table:table-cell>
          <table:table-cell office:value-type="float" office:value="24550988" calcext:value-type="float">
            <text:p>24550988</text:p>
          </table:table-cell>
          <table:table-cell/>
          <table:table-cell office:value-type="float" office:value="166063219" calcext:value-type="float">
            <text:p>166063219</text:p>
          </table:table-cell>
          <table:table-cell/>
          <table:table-cell office:value-type="float" office:value="65466" calcext:value-type="float">
            <text:p>65466</text:p>
          </table:table-cell>
          <table:table-cell office:value-type="float" office:value="612670" calcext:value-type="float">
            <text:p>612670</text:p>
          </table:table-cell>
          <table:table-cell office:value-type="float" office:value="16705" calcext:value-type="float">
            <text:p>16705</text:p>
          </table:table-cell>
          <table:table-cell office:value-type="float" office:value="2907281" calcext:value-type="float">
            <text:p>2907281</text:p>
          </table:table-cell>
          <table:table-cell office:value-type="float" office:value="1108559" calcext:value-type="float">
            <text:p>1108559</text:p>
          </table:table-cell>
          <table:table-cell table:style-name="Default"/>
          <table:table-cell/>
          <table:table-cell office:value-type="float" office:value="2297359" calcext:value-type="float">
            <text:p>2297359</text:p>
          </table:table-cell>
          <table:table-cell office:value-type="float" office:value="3670089" calcext:value-type="float">
            <text:p>3670089</text:p>
          </table:table-cell>
          <table:table-cell office:value-type="float" office:value="3216360" calcext:value-type="float">
            <text:p>3216360</text:p>
          </table:table-cell>
          <table:table-cell office:value-type="float" office:value="39674" calcext:value-type="float">
            <text:p>39674</text:p>
          </table:table-cell>
          <table:table-cell/>
          <table:table-cell office:value-type="float" office:value="-59759" calcext:value-type="float">
            <text:p>-59759</text:p>
          </table:table-cell>
          <table:table-cell office:value-type="float" office:value="36096" calcext:value-type="float">
            <text:p>36096</text:p>
          </table:table-cell>
          <table:table-cell table:style-name="Default"/>
          <table:table-cell office:value-type="float" office:value="764040" calcext:value-type="float">
            <text:p>764040</text:p>
          </table:table-cell>
          <table:table-cell/>
          <table:table-cell office:value-type="float" office:value="10589172" calcext:value-type="float">
            <text:p>10589172</text:p>
          </table:table-cell>
          <table:table-cell table:style-name="Default"/>
          <table:table-cell office:value-type="float" office:value="50756" calcext:value-type="float">
            <text:p>50756</text:p>
          </table:table-cell>
          <table:table-cell office:value-type="float" office:value="2700307" calcext:value-type="float">
            <text:p>2700307</text:p>
          </table:table-cell>
          <table:table-cell/>
          <table:table-cell office:value-type="float" office:value="116258" calcext:value-type="float">
            <text:p>116258</text:p>
          </table:table-cell>
          <table:table-cell office:value-type="float" office:value="158596" calcext:value-type="float">
            <text:p>158596</text:p>
          </table:table-cell>
          <table:table-cell table:style-name="Default"/>
          <table:table-cell office:value-type="float" office:value="6436886" calcext:value-type="float">
            <text:p>6436886</text:p>
          </table:table-cell>
          <table:table-cell office:value-type="float" office:value="3871719" calcext:value-type="float">
            <text:p>3871719</text:p>
          </table:table-cell>
          <table:table-cell/>
          <table:table-cell office:value-type="float" office:value="332223611" calcext:value-type="float">
            <text:p>332223611</text:p>
          </table:table-cell>
          <table:table-cell/>
          <table:table-cell office:value-type="float" office:value="283486" calcext:value-type="float">
            <text:p>283486</text:p>
          </table:table-cell>
          <table:table-cell office:value-type="float" office:value="6015" calcext:value-type="float">
            <text:p>6015</text:p>
          </table:table-cell>
          <table:table-cell office:value-type="float" office:value="46812" calcext:value-type="float">
            <text:p>46812</text:p>
          </table:table-cell>
          <table:table-cell office:value-type="float" office:value="4703315" calcext:value-type="float">
            <text:p>4703315</text:p>
          </table:table-cell>
          <table:table-cell/>
          <table:table-cell office:value-type="float" office:value="619172" calcext:value-type="float">
            <text:p>619172</text:p>
          </table:table-cell>
          <table:table-cell/>
          <table:table-cell table:style-name="ce1" office:value-type="float" office:value="552" calcext:value-type="float">
            <text:p>552</text:p>
          </table:table-cell>
          <table:table-cell office:value-type="float" office:value="541471" calcext:value-type="float">
            <text:p>541471</text:p>
          </table:table-cell>
          <table:table-cell office:value-type="float" office:value="12708" calcext:value-type="float">
            <text:p>12708</text:p>
          </table:table-cell>
          <table:table-cell office:value-type="float" office:value="1938120" calcext:value-type="float">
            <text:p>1938120</text:p>
          </table:table-cell>
          <table:table-cell/>
          <table:table-cell table:style-name="ce1" office:value-type="float" office:value="2201174" calcext:value-type="float">
            <text:p>2201174</text:p>
          </table:table-cell>
          <table:table-cell office:value-type="float" office:value="1861358" calcext:value-type="float">
            <text:p>1861358</text:p>
          </table:table-cell>
          <table:table-cell table:style-name="Default"/>
          <table:table-cell office:value-type="float" office:value="-47735" calcext:value-type="float">
            <text:p>-47735</text:p>
          </table:table-cell>
          <table:table-cell office:value-type="float" office:value="1888645" calcext:value-type="float">
            <text:p>1888645</text:p>
          </table:table-cell>
          <table:table-cell office:value-type="float" office:value="-209185" calcext:value-type="float">
            <text:p>-209185</text:p>
          </table:table-cell>
          <table:table-cell office:value-type="float" office:value="681954" calcext:value-type="float">
            <text:p>681954</text:p>
          </table:table-cell>
          <table:table-cell table:style-name="Default"/>
          <table:table-cell/>
          <table:table-cell office:value-type="float" office:value="712940" calcext:value-type="float">
            <text:p>712940</text:p>
          </table:table-cell>
          <table:table-cell office:value-type="float" office:value="1984702" calcext:value-type="float">
            <text:p>1984702</text:p>
          </table:table-cell>
          <table:table-cell office:value-type="float" office:value="1135910" calcext:value-type="float">
            <text:p>1135910</text:p>
          </table:table-cell>
          <table:table-cell office:value-type="float" office:value="4087561" calcext:value-type="float">
            <text:p>4087561</text:p>
          </table:table-cell>
          <table:table-cell office:value-type="float" office:value="-229731" calcext:value-type="float">
            <text:p>-229731</text:p>
          </table:table-cell>
          <table:table-cell office:value-type="float" office:value="1285652" calcext:value-type="float">
            <text:p>1285652</text:p>
          </table:table-cell>
          <table:table-cell office:value-type="float" office:value="735686" calcext:value-type="float">
            <text:p>735686</text:p>
          </table:table-cell>
          <table:table-cell/>
          <table:table-cell office:value-type="float" office:value="1489859" calcext:value-type="float">
            <text:p>1489859</text:p>
          </table:table-cell>
          <table:table-cell office:value-type="float" office:value="78599" calcext:value-type="float">
            <text:p>78599</text:p>
          </table:table-cell>
          <table:table-cell office:value-type="float" office:value="466207" calcext:value-type="float">
            <text:p>466207</text:p>
          </table:table-cell>
          <table:table-cell office:value-type="float" office:value="282131" calcext:value-type="float">
            <text:p>282131</text:p>
          </table:table-cell>
          <table:table-cell office:value-type="float" office:value="140936" calcext:value-type="float">
            <text:p>140936</text:p>
          </table:table-cell>
          <table:table-cell office:value-type="float" office:value="322750" calcext:value-type="float">
            <text:p>322750</text:p>
          </table:table-cell>
          <table:table-cell office:value-type="float" office:value="1920236" calcext:value-type="float">
            <text:p>1920236</text:p>
          </table:table-cell>
          <table:table-cell table:number-columns-repeated="2"/>
          <table:table-cell office:value-type="float" office:value="68424" calcext:value-type="float">
            <text:p>68424</text:p>
          </table:table-cell>
          <table:table-cell office:value-type="float" office:value="128956" calcext:value-type="float">
            <text:p>128956</text:p>
          </table:table-cell>
          <table:table-cell/>
          <table:table-cell office:value-type="float" office:value="596573" calcext:value-type="float">
            <text:p>596573</text:p>
          </table:table-cell>
          <table:table-cell office:value-type="float" office:value="21571" calcext:value-type="float">
            <text:p>21571</text:p>
          </table:table-cell>
          <table:table-cell office:value-type="float" office:value="12983" calcext:value-type="float">
            <text:p>12983</text:p>
          </table:table-cell>
          <table:table-cell table:style-name="Default"/>
          <table:table-cell office:value-type="float" office:value="9501855" calcext:value-type="float">
            <text:p>9501855</text:p>
          </table:table-cell>
          <table:table-cell office:value-type="float" office:value="9673549" calcext:value-type="float">
            <text:p>9673549</text:p>
          </table:table-cell>
          <table:table-cell office:value-type="float" office:value="338028" calcext:value-type="float">
            <text:p>338028</text:p>
          </table:table-cell>
          <table:table-cell office:value-type="float" office:value="325235" calcext:value-type="float">
            <text:p>325235</text:p>
          </table:table-cell>
          <table:table-cell office:value-type="float" office:value="366814" calcext:value-type="float">
            <text:p>366814</text:p>
          </table:table-cell>
          <table:table-cell office:value-type="float" office:value="1632314" calcext:value-type="float">
            <text:p>1632314</text:p>
          </table:table-cell>
          <table:table-cell table:style-name="Default"/>
          <table:table-cell office:value-type="float" office:value="398088" calcext:value-type="float">
            <text:p>398088</text:p>
          </table:table-cell>
          <table:table-cell office:value-type="float" office:value="-870456" calcext:value-type="float">
            <text:p>-870456</text:p>
          </table:table-cell>
          <table:table-cell office:value-type="float" office:value="229235" calcext:value-type="float">
            <text:p>229235</text:p>
          </table:table-cell>
          <table:table-cell office:value-type="float" office:value="-77998" calcext:value-type="float">
            <text:p>-77998</text:p>
          </table:table-cell>
          <table:table-cell office:value-type="float" office:value="43330785" calcext:value-type="float">
            <text:p>43330785</text:p>
          </table:table-cell>
          <table:table-cell office:value-type="float" office:value="121692" calcext:value-type="float">
            <text:p>121692</text:p>
          </table:table-cell>
          <table:table-cell office:value-type="float" office:value="1289126" calcext:value-type="float">
            <text:p>1289126</text:p>
          </table:table-cell>
          <table:table-cell office:value-type="float" office:value="-120534" calcext:value-type="float">
            <text:p>-120534</text:p>
          </table:table-cell>
          <table:table-cell office:value-type="float" office:value="749867" calcext:value-type="float">
            <text:p>749867</text:p>
          </table:table-cell>
          <table:table-cell office:value-type="float" office:value="1360542" calcext:value-type="float">
            <text:p>1360542</text:p>
          </table:table-cell>
          <table:table-cell office:value-type="float" office:value="2252472" calcext:value-type="float">
            <text:p>2252472</text:p>
          </table:table-cell>
          <table:table-cell office:value-type="float" office:value="79964" calcext:value-type="float">
            <text:p>79964</text:p>
          </table:table-cell>
          <table:table-cell office:value-type="float" office:value="468098" calcext:value-type="float">
            <text:p>468098</text:p>
          </table:table-cell>
          <table:table-cell office:value-type="float" office:value="375590" calcext:value-type="float">
            <text:p>375590</text:p>
          </table:table-cell>
          <table:table-cell office:value-type="float" office:value="1096631" calcext:value-type="float">
            <text:p>1096631</text:p>
          </table:table-cell>
          <table:table-cell office:value-type="float" office:value="5577236" calcext:value-type="float">
            <text:p>5577236</text:p>
          </table:table-cell>
          <table:table-cell table:style-name="Default"/>
          <table:table-cell/>
          <table:table-cell office:value-type="float" office:value="70365" calcext:value-type="float">
            <text:p>70365</text:p>
          </table:table-cell>
          <table:table-cell office:value-type="float" office:value="19014205" calcext:value-type="float">
            <text:p>19014205</text:p>
          </table:table-cell>
          <table:table-cell office:value-type="float" office:value="146690367" calcext:value-type="float">
            <text:p>146690367</text:p>
          </table:table-cell>
          <table:table-cell office:value-type="float" office:value="503310" calcext:value-type="float">
            <text:p>503310</text:p>
          </table:table-cell>
          <table:table-cell office:value-type="float" office:value="2675515" calcext:value-type="float">
            <text:p>2675515</text:p>
          </table:table-cell>
          <table:table-cell office:value-type="float" office:value="1005903" calcext:value-type="float">
            <text:p>1005903</text:p>
          </table:table-cell>
          <table:table-cell office:value-type="float" office:value="213030" calcext:value-type="float">
            <text:p>213030</text:p>
          </table:table-cell>
          <table:table-cell office:value-type="float" office:value="3906589" calcext:value-type="float">
            <text:p>3906589</text:p>
          </table:table-cell>
          <table:table-cell office:value-type="float" office:value="919" calcext:value-type="float">
            <text:p>919</text:p>
          </table:table-cell>
          <table:table-cell office:value-type="float" office:value="1811184" calcext:value-type="float">
            <text:p>1811184</text:p>
          </table:table-cell>
          <table:table-cell/>
          <table:table-cell office:value-type="float" office:value="465091" calcext:value-type="float">
            <text:p>465091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8059064" calcext:value-type="float">
            <text:p>8059064</text:p>
          </table:table-cell>
          <table:table-cell office:value-type="float" office:value="-1434" calcext:value-type="float">
            <text:p>-1434</text:p>
          </table:table-cell>
          <table:table-cell office:value-type="float" office:value="81257" calcext:value-type="float">
            <text:p>81257</text:p>
          </table:table-cell>
          <table:table-cell office:value-type="float" office:value="43537" calcext:value-type="float">
            <text:p>43537</text:p>
          </table:table-cell>
          <table:table-cell office:value-type="float" office:value="652428" calcext:value-type="float">
            <text:p>652428</text:p>
          </table:table-cell>
          <table:table-cell/>
          <table:table-cell office:value-type="float" office:value="2813321" calcext:value-type="float">
            <text:p>2813321</text:p>
          </table:table-cell>
          <table:table-cell table:style-name="Default"/>
          <table:table-cell office:value-type="float" office:value="1635736" calcext:value-type="float">
            <text:p>1635736</text:p>
          </table:table-cell>
          <table:table-cell table:style-name="Default"/>
          <table:table-cell office:value-type="float" office:value="384047" calcext:value-type="float">
            <text:p>384047</text:p>
          </table:table-cell>
          <table:table-cell table:number-columns-repeated="3"/>
          <table:table-cell office:value-type="float" office:value="1138848" calcext:value-type="float">
            <text:p>1138848</text:p>
          </table:table-cell>
          <table:table-cell office:value-type="float" office:value="56835" calcext:value-type="float">
            <text:p>56835</text:p>
          </table:table-cell>
          <table:table-cell office:value-type="float" office:value="6343965" calcext:value-type="float">
            <text:p>6343965</text:p>
          </table:table-cell>
          <table:table-cell/>
          <table:table-cell table:style-name="ce1" office:value-type="float" office:value="972594" calcext:value-type="float">
            <text:p>972594</text:p>
          </table:table-cell>
          <table:table-cell office:value-type="float" office:value="78031992" calcext:value-type="float">
            <text:p>78031992</text:p>
          </table:table-cell>
          <table:table-cell table:style-name="ce1" office:value-type="float" office:value="839214" calcext:value-type="float">
            <text:p>839214</text:p>
          </table:table-cell>
          <table:table-cell office:value-type="float" office:value="447171" calcext:value-type="float">
            <text:p>447171</text:p>
          </table:table-cell>
          <table:table-cell office:value-type="float" office:value="-30533" calcext:value-type="float">
            <text:p>-30533</text:p>
          </table:table-cell>
          <table:table-cell office:value-type="float" office:value="53582" calcext:value-type="float">
            <text:p>53582</text:p>
          </table:table-cell>
          <table:table-cell table:style-name="Default"/>
          <table:table-cell office:value-type="float" office:value="1499606" calcext:value-type="float">
            <text:p>1499606</text:p>
          </table:table-cell>
          <table:table-cell office:value-type="float" office:value="1092497" calcext:value-type="float">
            <text:p>1092497</text:p>
          </table:table-cell>
          <table:table-cell office:value-type="float" office:value="1934215" calcext:value-type="float">
            <text:p>1934215</text:p>
          </table:table-cell>
          <table:table-cell office:value-type="float" office:value="55581664" calcext:value-type="float">
            <text:p>55581664</text:p>
          </table:table-cell>
          <table:table-cell office:value-type="float" office:value="58148690" calcext:value-type="float">
            <text:p>58148690</text:p>
          </table:table-cell>
          <table:table-cell office:value-type="float" office:value="373157" calcext:value-type="float">
            <text:p>373157</text:p>
          </table:table-cell>
          <table:table-cell office:value-type="float" office:value="4399511" calcext:value-type="float">
            <text:p>4399511</text:p>
          </table:table-cell>
          <table:table-cell office:value-type="float" office:value="228580" calcext:value-type="float">
            <text:p>228580</text:p>
          </table:table-cell>
          <table:table-cell office:value-type="float" office:value="18521" calcext:value-type="float">
            <text:p>18521</text:p>
          </table:table-cell>
          <table:table-cell office:value-type="float" office:value="577135" calcext:value-type="float">
            <text:p>577135</text:p>
          </table:table-cell>
          <table:table-cell office:value-type="float" office:value="714087" calcext:value-type="float">
            <text:p>714087</text:p>
          </table:table-cell>
          <table:table-cell office:value-type="float" office:value="52309" calcext:value-type="float">
            <text:p>52309</text:p>
          </table:table-cell>
          <table:table-cell office:value-type="float" office:value="2329499" calcext:value-type="float">
            <text:p>2329499</text:p>
          </table:table-cell>
          <table:table-cell office:value-type="float" office:value="1015081" calcext:value-type="float">
            <text:p>1015081</text:p>
          </table:table-cell>
          <table:table-cell office:value-type="float" office:value="14819" calcext:value-type="float">
            <text:p>14819</text:p>
          </table:table-cell>
          <table:table-cell office:value-type="float" office:value="205224" calcext:value-type="float">
            <text:p>205224</text:p>
          </table:table-cell>
          <table:table-cell office:value-type="float" office:value="-8758" calcext:value-type="float">
            <text:p>-8758</text:p>
          </table:table-cell>
          <table:table-cell/>
          <table:table-cell office:value-type="float" office:value="-37557" calcext:value-type="float">
            <text:p>-37557</text:p>
          </table:table-cell>
          <table:table-cell office:value-type="float" office:value="7242727" calcext:value-type="float">
            <text:p>7242727</text:p>
          </table:table-cell>
          <table:table-cell office:value-type="float" office:value="3692733" calcext:value-type="float">
            <text:p>3692733</text:p>
          </table:table-cell>
          <table:table-cell office:value-type="float" office:value="8674653" calcext:value-type="float">
            <text:p>8674653</text:p>
          </table:table-cell>
          <table:table-cell office:value-type="float" office:value="756762" calcext:value-type="float">
            <text:p>756762</text:p>
          </table:table-cell>
          <table:table-cell office:value-type="float" office:value="9951218" calcext:value-type="float">
            <text:p>9951218</text:p>
          </table:table-cell>
          <table:table-cell office:value-type="float" office:value="779933" calcext:value-type="float">
            <text:p>779933</text:p>
          </table:table-cell>
          <table:table-cell office:value-type="float" office:value="14109917" calcext:value-type="float">
            <text:p>14109917</text:p>
          </table:table-cell>
          <table:table-cell office:value-type="float" office:value="3" calcext:value-type="float">
            <text:p>3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  <table:table-cell office:value-type="float" office:value="40483" calcext:value-type="float">
            <text:p>40483</text:p>
          </table:table-cell>
          <table:table-cell office:value-type="float" office:value="3214215" calcext:value-type="float">
            <text:p>3214215</text:p>
          </table:table-cell>
          <table:table-cell office:value-type="float" office:value="964137" calcext:value-type="float">
            <text:p>964137</text:p>
          </table:table-cell>
          <table:table-cell office:value-type="float" office:value="-4274" calcext:value-type="float">
            <text:p>-4274</text:p>
          </table:table-cell>
          <table:table-cell office:value-type="float" office:value="77202321" calcext:value-type="float">
            <text:p>77202321</text:p>
          </table:table-cell>
          <table:table-cell office:value-type="float" office:value="2174531" calcext:value-type="float">
            <text:p>2174531</text:p>
          </table:table-cell>
          <table:table-cell office:value-type="float" office:value="10094425" calcext:value-type="float">
            <text:p>10094425</text:p>
          </table:table-cell>
          <table:table-cell office:value-type="float" office:value="1277898" calcext:value-type="float">
            <text:p>1277898</text:p>
          </table:table-cell>
          <table:table-cell office:value-type="float" office:value="867918" calcext:value-type="float">
            <text:p>867918</text:p>
          </table:table-cell>
          <table:table-cell office:value-type="float" office:value="2297937" calcext:value-type="float">
            <text:p>2297937</text:p>
          </table:table-cell>
          <table:table-cell table:style-name="Default"/>
          <table:table-cell office:value-type="float" office:value="1471022" calcext:value-type="float">
            <text:p>1471022</text:p>
          </table:table-cell>
          <table:table-cell office:value-type="float" office:value="11744948" calcext:value-type="float">
            <text:p>11744948</text:p>
          </table:table-cell>
          <table:table-cell office:value-type="float" office:value="1607294" calcext:value-type="float">
            <text:p>1607294</text:p>
          </table:table-cell>
          <table:table-cell office:value-type="float" office:value="769748" calcext:value-type="float">
            <text:p>769748</text:p>
          </table:table-cell>
          <table:table-cell office:value-type="float" office:value="1225918" calcext:value-type="float">
            <text:p>1225918</text:p>
          </table:table-cell>
          <table:table-cell office:value-type="float" office:value="1097106" calcext:value-type="float">
            <text:p>1097106</text:p>
          </table:table-cell>
          <table:table-cell office:value-type="float" office:value="311018" calcext:value-type="float">
            <text:p>311018</text:p>
          </table:table-cell>
          <table:table-cell office:value-type="float" office:value="1246436" calcext:value-type="float">
            <text:p>1246436</text:p>
          </table:table-cell>
          <table:table-cell office:value-type="float" office:value="524619" calcext:value-type="float">
            <text:p>524619</text:p>
          </table:table-cell>
          <table:table-cell office:value-type="float" office:value="710811" calcext:value-type="float">
            <text:p>710811</text:p>
          </table:table-cell>
          <table:table-cell office:value-type="float" office:value="146726" calcext:value-type="float">
            <text:p>146726</text:p>
          </table:table-cell>
          <table:table-cell office:value-type="float" office:value="158916" calcext:value-type="float">
            <text:p>158916</text:p>
          </table:table-cell>
          <table:table-cell office:value-type="float" office:value="828391" calcext:value-type="float">
            <text:p>828391</text:p>
          </table:table-cell>
          <table:table-cell office:value-type="float" office:value="12069528" calcext:value-type="float">
            <text:p>12069528</text:p>
          </table:table-cell>
          <table:table-cell office:value-type="float" office:value="559304" calcext:value-type="float">
            <text:p>559304</text:p>
          </table:table-cell>
          <table:table-cell office:value-type="float" office:value="2310399" calcext:value-type="float">
            <text:p>2310399</text:p>
          </table:table-cell>
          <table:table-cell office:value-type="float" office:value="4533604" calcext:value-type="float">
            <text:p>4533604</text:p>
          </table:table-cell>
          <table:table-cell office:value-type="float" office:value="8417170" calcext:value-type="float">
            <text:p>8417170</text:p>
          </table:table-cell>
          <table:table-cell office:value-type="float" office:value="1708293" calcext:value-type="float">
            <text:p>1708293</text:p>
          </table:table-cell>
          <table:table-cell office:value-type="float" office:value="221202" calcext:value-type="float">
            <text:p>221202</text:p>
          </table:table-cell>
          <table:table-cell office:value-type="float" office:value="4539434" calcext:value-type="float">
            <text:p>4539434</text:p>
          </table:table-cell>
          <table:table-cell/>
          <table:table-cell office:value-type="float" office:value="1409593" calcext:value-type="float">
            <text:p>1409593</text:p>
          </table:table-cell>
          <table:table-cell office:value-type="float" office:value="128785" calcext:value-type="float">
            <text:p>128785</text:p>
          </table:table-cell>
          <table:table-cell/>
          <table:table-cell table:style-name="Default"/>
          <table:table-cell office:value-type="float" office:value="10545896" calcext:value-type="float">
            <text:p>10545896</text:p>
          </table:table-cell>
          <table:table-cell/>
          <table:table-cell office:value-type="float" office:value="87060" calcext:value-type="float">
            <text:p>87060</text:p>
          </table:table-cell>
          <table:table-cell office:value-type="float" office:value="93820" calcext:value-type="float">
            <text:p>93820</text:p>
          </table:table-cell>
          <table:table-cell office:value-type="float" office:value="1032274" calcext:value-type="float">
            <text:p>1032274</text:p>
          </table:table-cell>
          <table:table-cell office:value-type="float" office:value="-8849" calcext:value-type="float">
            <text:p>-8849</text:p>
          </table:table-cell>
          <table:table-cell office:value-type="float" office:value="2097970" calcext:value-type="float">
            <text:p>2097970</text:p>
          </table:table-cell>
          <table:table-cell/>
          <table:table-cell table:style-name="Default"/>
          <table:table-cell office:value-type="float" office:value="8552510" calcext:value-type="float">
            <text:p>8552510</text:p>
          </table:table-cell>
          <table:table-cell office:value-type="float" office:value="441015" calcext:value-type="float">
            <text:p>441015</text:p>
          </table:table-cell>
          <table:table-cell office:value-type="float" office:value="151064" calcext:value-type="float">
            <text:p>151064</text:p>
          </table:table-cell>
          <table:table-cell/>
          <table:table-cell office:value-type="float" office:value="4922766" calcext:value-type="float">
            <text:p>4922766</text:p>
          </table:table-cell>
          <table:table-cell office:value-type="float" office:value="2542020" calcext:value-type="float">
            <text:p>2542020</text:p>
          </table:table-cell>
          <table:table-cell office:value-type="float" office:value="199243" calcext:value-type="float">
            <text:p>199243</text:p>
          </table:table-cell>
          <table:table-cell office:value-type="float" office:value="1232483" calcext:value-type="float">
            <text:p>1232483</text:p>
          </table:table-cell>
          <table:table-cell office:value-type="float" office:value="401399" calcext:value-type="float">
            <text:p>401399</text:p>
          </table:table-cell>
          <table:table-cell office:value-type="float" office:value="4651" calcext:value-type="float">
            <text:p>4651</text:p>
          </table:table-cell>
          <table:table-cell office:value-type="float" office:value="3692810" calcext:value-type="float">
            <text:p>3692810</text:p>
          </table:table-cell>
          <table:table-cell/>
          <table:table-cell office:value-type="float" office:value="1885101" calcext:value-type="float">
            <text:p>1885101</text:p>
          </table:table-cell>
          <table:table-cell office:value-type="float" office:value="6547638" calcext:value-type="float">
            <text:p>6547638</text:p>
          </table:table-cell>
          <table:table-cell/>
          <table:table-cell office:value-type="float" office:value="476704" calcext:value-type="float">
            <text:p>476704</text:p>
          </table:table-cell>
          <table:table-cell office:value-type="float" office:value="1368644" calcext:value-type="float">
            <text:p>1368644</text:p>
          </table:table-cell>
          <table:table-cell office:value-type="float" office:value="202049" calcext:value-type="float">
            <text:p>202049</text:p>
          </table:table-cell>
          <table:table-cell office:value-type="float" office:value="4009711" calcext:value-type="float">
            <text:p>4009711</text:p>
          </table:table-cell>
          <table:table-cell office:value-type="float" office:value="771885" calcext:value-type="float">
            <text:p>771885</text:p>
          </table:table-cell>
          <table:table-cell office:value-type="float" office:value="5848433" calcext:value-type="float">
            <text:p>5848433</text:p>
          </table:table-cell>
          <table:table-cell/>
          <table:table-cell office:value-type="float" office:value="181686" calcext:value-type="float">
            <text:p>181686</text:p>
          </table:table-cell>
          <table:table-cell office:value-type="float" office:value="1277159" calcext:value-type="float">
            <text:p>1277159</text:p>
          </table:table-cell>
          <table:table-cell table:style-name="Default"/>
          <table:table-cell office:value-type="float" office:value="1370075" calcext:value-type="float">
            <text:p>1370075</text:p>
          </table:table-cell>
          <table:table-cell office:value-type="float" office:value="5450258" calcext:value-type="float">
            <text:p>5450258</text:p>
          </table:table-cell>
          <table:table-cell office:value-type="float" office:value="1258543" calcext:value-type="float">
            <text:p>1258543</text:p>
          </table:table-cell>
          <table:table-cell office:value-type="float" office:value="500497" calcext:value-type="float">
            <text:p>500497</text:p>
          </table:table-cell>
          <table:table-cell office:value-type="float" office:value="438106" calcext:value-type="float">
            <text:p>438106</text:p>
          </table:table-cell>
          <table:table-cell office:value-type="float" office:value="1594474" calcext:value-type="float">
            <text:p>1594474</text:p>
          </table:table-cell>
          <table:table-cell office:value-type="float" office:value="4122" calcext:value-type="float">
            <text:p>4122</text:p>
          </table:table-cell>
          <table:table-cell office:value-type="float" office:value="1417361" calcext:value-type="float">
            <text:p>1417361</text:p>
          </table:table-cell>
          <table:table-cell office:value-type="float" office:value="1536105" calcext:value-type="float">
            <text:p>1536105</text:p>
          </table:table-cell>
          <table:table-cell office:value-type="float" office:value="473612" calcext:value-type="float">
            <text:p>473612</text:p>
          </table:table-cell>
          <table:table-cell office:value-type="float" office:value="635362" calcext:value-type="float">
            <text:p>635362</text:p>
          </table:table-cell>
          <table:table-cell office:value-type="float" office:value="1631881" calcext:value-type="float">
            <text:p>1631881</text:p>
          </table:table-cell>
          <table:table-cell/>
          <table:table-cell office:value-type="float" office:value="325235" calcext:value-type="float">
            <text:p>325235</text:p>
          </table:table-cell>
          <table:table-cell office:value-type="float" office:value="350904" calcext:value-type="float">
            <text:p>350904</text:p>
          </table:table-cell>
          <table:table-cell office:value-type="float" office:value="2747094" calcext:value-type="float">
            <text:p>2747094</text:p>
          </table:table-cell>
          <table:table-cell office:value-type="float" office:value="7919" calcext:value-type="float">
            <text:p>7919</text:p>
          </table:table-cell>
          <table:table-cell office:value-type="float" office:value="333113" calcext:value-type="float">
            <text:p>333113</text:p>
          </table:table-cell>
          <table:table-cell office:value-type="float" office:value="26519803" calcext:value-type="float">
            <text:p>26519803</text:p>
          </table:table-cell>
          <table:table-cell office:value-type="float" office:value="2205911" calcext:value-type="float">
            <text:p>2205911</text:p>
          </table:table-cell>
          <table:table-cell office:value-type="float" office:value="208179" calcext:value-type="float">
            <text:p>208179</text:p>
          </table:table-cell>
          <table:table-cell office:value-type="float" office:value="291704018" calcext:value-type="float">
            <text:p>291704018</text:p>
          </table:table-cell>
          <table:table-cell office:value-type="float" office:value="1800952" calcext:value-type="float">
            <text:p>1800952</text:p>
          </table:table-cell>
          <table:table-cell office:value-type="float" office:value="2238348" calcext:value-type="float">
            <text:p>2238348</text:p>
          </table:table-cell>
          <table:table-cell table:number-columns-repeated="2"/>
          <table:table-cell office:value-type="float" office:value="908993" calcext:value-type="float">
            <text:p>908993</text:p>
          </table:table-cell>
          <table:table-cell office:value-type="float" office:value="-340311" calcext:value-type="float">
            <text:p>-340311</text:p>
          </table:table-cell>
          <table:table-cell/>
          <table:table-cell office:value-type="float" office:value="-133467" calcext:value-type="float">
            <text:p>-133467</text:p>
          </table:table-cell>
          <table:table-cell office:value-type="float" office:value="6645934" calcext:value-type="float">
            <text:p>6645934</text:p>
          </table:table-cell>
          <table:table-cell office:value-type="float" office:value="116258" calcext:value-type="float">
            <text:p>116258</text:p>
          </table:table-cell>
          <table:table-cell office:value-type="float" office:value="-232517" calcext:value-type="float">
            <text:p>-232517</text:p>
          </table:table-cell>
          <table:table-cell/>
          <table:table-cell office:value-type="float" office:value="1578861" calcext:value-type="float">
            <text:p>1578861</text:p>
          </table:table-cell>
          <table:table-cell/>
          <table:table-cell office:value-type="float" office:value="679744" calcext:value-type="float">
            <text:p>679744</text:p>
          </table:table-cell>
          <table:table-cell office:value-type="float" office:value="633091" calcext:value-type="float">
            <text:p>633091</text:p>
          </table:table-cell>
          <table:table-cell table:number-columns-repeated="3"/>
          <table:table-cell office:value-type="float" office:value="106318" calcext:value-type="float">
            <text:p>106318</text:p>
          </table:table-cell>
          <table:table-cell office:value-type="float" office:value="142075" calcext:value-type="float">
            <text:p>142075</text:p>
          </table:table-cell>
          <table:table-cell office:value-type="float" office:value="1681246" calcext:value-type="float">
            <text:p>1681246</text:p>
          </table:table-cell>
          <table:table-cell office:value-type="float" office:value="918620" calcext:value-type="float">
            <text:p>918620</text:p>
          </table:table-cell>
          <table:table-cell office:value-type="float" office:value="464250" calcext:value-type="float">
            <text:p>464250</text:p>
          </table:table-cell>
          <table:table-cell/>
          <table:table-cell office:value-type="float" office:value="75336000" calcext:value-type="float">
            <text:p>75336000</text:p>
          </table:table-cell>
          <table:table-cell office:value-type="float" office:value="32290000" calcext:value-type="float">
            <text:p>32290000</text:p>
          </table:table-cell>
          <table:table-cell office:value-type="float" office:value="21599188" calcext:value-type="float">
            <text:p>21599188</text:p>
          </table:table-cell>
          <table:table-cell/>
          <table:table-cell office:value-type="float" office:value="1168023" calcext:value-type="float">
            <text:p>1168023</text:p>
          </table:table-cell>
          <table:table-cell office:value-type="float" office:value="428266" calcext:value-type="float">
            <text:p>428266</text:p>
          </table:table-cell>
          <table:table-cell office:value-type="float" office:value="468178" calcext:value-type="float">
            <text:p>468178</text:p>
          </table:table-cell>
          <table:table-cell office:value-type="float" office:value="843486" calcext:value-type="float">
            <text:p>843486</text:p>
          </table:table-cell>
          <table:table-cell office:value-type="float" office:value="38819" calcext:value-type="float">
            <text:p>38819</text:p>
          </table:table-cell>
          <table:table-cell office:value-type="float" office:value="296913" calcext:value-type="float">
            <text:p>296913</text:p>
          </table:table-cell>
          <table:table-cell office:value-type="float" office:value="4958302" calcext:value-type="float">
            <text:p>4958302</text:p>
          </table:table-cell>
          <table:table-cell office:value-type="float" office:value="3221374" calcext:value-type="float">
            <text:p>3221374</text:p>
          </table:table-cell>
          <table:table-cell office:value-type="float" office:value="247155" calcext:value-type="float">
            <text:p>247155</text:p>
          </table:table-cell>
          <table:table-cell/>
          <table:table-cell office:value-type="float" office:value="26596262" calcext:value-type="float">
            <text:p>26596262</text:p>
          </table:table-cell>
          <table:table-cell office:value-type="float" office:value="1120583" calcext:value-type="float">
            <text:p>1120583</text:p>
          </table:table-cell>
          <table:table-cell/>
          <table:table-cell table:style-name="ce1" office:value-type="float" office:value="427074" calcext:value-type="float">
            <text:p>427074</text:p>
          </table:table-cell>
          <table:table-cell office:value-type="float" office:value="533841" calcext:value-type="float">
            <text:p>533841</text:p>
          </table:table-cell>
          <table:table-cell office:value-type="float" office:value="1158428" calcext:value-type="float">
            <text:p>1158428</text:p>
          </table:table-cell>
          <table:table-cell office:value-type="float" office:value="857765" calcext:value-type="float">
            <text:p>857765</text:p>
          </table:table-cell>
          <table:table-cell office:value-type="float" office:value="1154998" calcext:value-type="float">
            <text:p>1154998</text:p>
          </table:table-cell>
          <table:table-cell office:value-type="float" office:value="530956" calcext:value-type="float">
            <text:p>530956</text:p>
          </table:table-cell>
          <table:table-cell office:value-type="float" office:value="-43734" calcext:value-type="float">
            <text:p>-43734</text:p>
          </table:table-cell>
          <table:table-cell office:value-type="float" office:value="2005773" calcext:value-type="float">
            <text:p>2005773</text:p>
          </table:table-cell>
          <table:table-cell/>
          <table:table-cell office:value-type="float" office:value="620945" calcext:value-type="float">
            <text:p>620945</text:p>
          </table:table-cell>
          <table:table-cell office:value-type="float" office:value="1342078" calcext:value-type="float">
            <text:p>1342078</text:p>
          </table:table-cell>
          <table:table-cell office:value-type="float" office:value="193919" calcext:value-type="float">
            <text:p>193919</text:p>
          </table:table-cell>
          <table:table-cell office:value-type="float" office:value="-153485" calcext:value-type="float">
            <text:p>-153485</text:p>
          </table:table-cell>
          <table:table-cell office:value-type="float" office:value="1171492" calcext:value-type="float">
            <text:p>1171492</text:p>
          </table:table-cell>
          <table:table-cell office:value-type="float" office:value="3419214" calcext:value-type="float">
            <text:p>3419214</text:p>
          </table:table-cell>
          <table:table-cell office:value-type="float" office:value="4329137" calcext:value-type="float">
            <text:p>4329137</text:p>
          </table:table-cell>
          <table:table-cell office:value-type="float" office:value="137166" calcext:value-type="float">
            <text:p>137166</text:p>
          </table:table-cell>
          <table:table-cell office:value-type="float" office:value="257169" calcext:value-type="float">
            <text:p>257169</text:p>
          </table:table-cell>
          <table:table-cell office:value-type="float" office:value="49122" calcext:value-type="float">
            <text:p>49122</text:p>
          </table:table-cell>
          <table:table-cell office:value-type="float" office:value="24550988" calcext:value-type="float">
            <text:p>24550988</text:p>
          </table:table-cell>
          <table:table-cell/>
          <table:table-cell office:value-type="float" office:value="166063219" calcext:value-type="float">
            <text:p>166063219</text:p>
          </table:table-cell>
          <table:table-cell/>
          <table:table-cell office:value-type="float" office:value="65466" calcext:value-type="float">
            <text:p>65466</text:p>
          </table:table-cell>
          <table:table-cell office:value-type="float" office:value="612670" calcext:value-type="float">
            <text:p>612670</text:p>
          </table:table-cell>
          <table:table-cell office:value-type="float" office:value="16705" calcext:value-type="float">
            <text:p>16705</text:p>
          </table:table-cell>
          <table:table-cell office:value-type="float" office:value="2907281" calcext:value-type="float">
            <text:p>2907281</text:p>
          </table:table-cell>
          <table:table-cell office:value-type="float" office:value="1108559" calcext:value-type="float">
            <text:p>1108559</text:p>
          </table:table-cell>
          <table:table-cell table:style-name="Default"/>
          <table:table-cell/>
          <table:table-cell office:value-type="float" office:value="2297359" calcext:value-type="float">
            <text:p>2297359</text:p>
          </table:table-cell>
          <table:table-cell office:value-type="float" office:value="3670089" calcext:value-type="float">
            <text:p>3670089</text:p>
          </table:table-cell>
          <table:table-cell office:value-type="float" office:value="3216360" calcext:value-type="float">
            <text:p>3216360</text:p>
          </table:table-cell>
          <table:table-cell office:value-type="float" office:value="39674" calcext:value-type="float">
            <text:p>39674</text:p>
          </table:table-cell>
          <table:table-cell/>
          <table:table-cell office:value-type="float" office:value="-59759" calcext:value-type="float">
            <text:p>-59759</text:p>
          </table:table-cell>
          <table:table-cell office:value-type="float" office:value="36096" calcext:value-type="float">
            <text:p>36096</text:p>
          </table:table-cell>
          <table:table-cell table:style-name="Default"/>
          <table:table-cell office:value-type="float" office:value="764040" calcext:value-type="float">
            <text:p>764040</text:p>
          </table:table-cell>
          <table:table-cell/>
          <table:table-cell office:value-type="float" office:value="10589172" calcext:value-type="float">
            <text:p>10589172</text:p>
          </table:table-cell>
          <table:table-cell table:style-name="Default"/>
          <table:table-cell office:value-type="float" office:value="50756" calcext:value-type="float">
            <text:p>50756</text:p>
          </table:table-cell>
          <table:table-cell office:value-type="float" office:value="2700307" calcext:value-type="float">
            <text:p>2700307</text:p>
          </table:table-cell>
          <table:table-cell/>
          <table:table-cell office:value-type="float" office:value="116258" calcext:value-type="float">
            <text:p>116258</text:p>
          </table:table-cell>
          <table:table-cell office:value-type="float" office:value="158596" calcext:value-type="float">
            <text:p>158596</text:p>
          </table:table-cell>
          <table:table-cell table:style-name="Default"/>
          <table:table-cell office:value-type="float" office:value="6436886" calcext:value-type="float">
            <text:p>6436886</text:p>
          </table:table-cell>
          <table:table-cell office:value-type="float" office:value="3871719" calcext:value-type="float">
            <text:p>3871719</text:p>
          </table:table-cell>
          <table:table-cell/>
          <table:table-cell office:value-type="float" office:value="332223611" calcext:value-type="float">
            <text:p>332223611</text:p>
          </table:table-cell>
          <table:table-cell/>
          <table:table-cell office:value-type="float" office:value="283486" calcext:value-type="float">
            <text:p>283486</text:p>
          </table:table-cell>
          <table:table-cell office:value-type="float" office:value="6015" calcext:value-type="float">
            <text:p>6015</text:p>
          </table:table-cell>
          <table:table-cell office:value-type="float" office:value="46812" calcext:value-type="float">
            <text:p>46812</text:p>
          </table:table-cell>
          <table:table-cell office:value-type="float" office:value="4703315" calcext:value-type="float">
            <text:p>4703315</text:p>
          </table:table-cell>
          <table:table-cell/>
          <table:table-cell office:value-type="float" office:value="619172" calcext:value-type="float">
            <text:p>619172</text:p>
          </table:table-cell>
          <table:table-cell/>
          <table:table-cell table:style-name="ce1" office:value-type="float" office:value="552" calcext:value-type="float">
            <text:p>552</text:p>
          </table:table-cell>
          <table:table-cell office:value-type="float" office:value="541471" calcext:value-type="float">
            <text:p>541471</text:p>
          </table:table-cell>
          <table:table-cell office:value-type="float" office:value="12708" calcext:value-type="float">
            <text:p>12708</text:p>
          </table:table-cell>
          <table:table-cell office:value-type="float" office:value="1938120" calcext:value-type="float">
            <text:p>1938120</text:p>
          </table:table-cell>
          <table:table-cell/>
          <table:table-cell table:style-name="ce1" office:value-type="float" office:value="2201174" calcext:value-type="float">
            <text:p>2201174</text:p>
          </table:table-cell>
          <table:table-cell office:value-type="float" office:value="1861358" calcext:value-type="float">
            <text:p>1861358</text:p>
          </table:table-cell>
          <table:table-cell table:style-name="Default"/>
          <table:table-cell office:value-type="float" office:value="-47735" calcext:value-type="float">
            <text:p>-47735</text:p>
          </table:table-cell>
          <table:table-cell office:value-type="float" office:value="1888645" calcext:value-type="float">
            <text:p>1888645</text:p>
          </table:table-cell>
          <table:table-cell office:value-type="float" office:value="-209185" calcext:value-type="float">
            <text:p>-209185</text:p>
          </table:table-cell>
          <table:table-cell office:value-type="float" office:value="681954" calcext:value-type="float">
            <text:p>681954</text:p>
          </table:table-cell>
          <table:table-cell table:style-name="Default"/>
          <table:table-cell/>
          <table:table-cell office:value-type="float" office:value="712940" calcext:value-type="float">
            <text:p>712940</text:p>
          </table:table-cell>
          <table:table-cell office:value-type="float" office:value="1984702" calcext:value-type="float">
            <text:p>1984702</text:p>
          </table:table-cell>
          <table:table-cell office:value-type="float" office:value="1135910" calcext:value-type="float">
            <text:p>1135910</text:p>
          </table:table-cell>
          <table:table-cell office:value-type="float" office:value="4087561" calcext:value-type="float">
            <text:p>4087561</text:p>
          </table:table-cell>
          <table:table-cell office:value-type="float" office:value="-229731" calcext:value-type="float">
            <text:p>-229731</text:p>
          </table:table-cell>
          <table:table-cell office:value-type="float" office:value="1285652" calcext:value-type="float">
            <text:p>1285652</text:p>
          </table:table-cell>
          <table:table-cell office:value-type="float" office:value="735686" calcext:value-type="float">
            <text:p>735686</text:p>
          </table:table-cell>
          <table:table-cell/>
          <table:table-cell office:value-type="float" office:value="1489859" calcext:value-type="float">
            <text:p>1489859</text:p>
          </table:table-cell>
          <table:table-cell office:value-type="float" office:value="78599" calcext:value-type="float">
            <text:p>78599</text:p>
          </table:table-cell>
          <table:table-cell office:value-type="float" office:value="466207" calcext:value-type="float">
            <text:p>466207</text:p>
          </table:table-cell>
          <table:table-cell office:value-type="float" office:value="282131" calcext:value-type="float">
            <text:p>282131</text:p>
          </table:table-cell>
          <table:table-cell office:value-type="float" office:value="140936" calcext:value-type="float">
            <text:p>140936</text:p>
          </table:table-cell>
          <table:table-cell office:value-type="float" office:value="322750" calcext:value-type="float">
            <text:p>322750</text:p>
          </table:table-cell>
          <table:table-cell office:value-type="float" office:value="1920236" calcext:value-type="float">
            <text:p>1920236</text:p>
          </table:table-cell>
          <table:table-cell table:number-columns-repeated="2"/>
          <table:table-cell office:value-type="float" office:value="68424" calcext:value-type="float">
            <text:p>68424</text:p>
          </table:table-cell>
          <table:table-cell office:value-type="float" office:value="128956" calcext:value-type="float">
            <text:p>128956</text:p>
          </table:table-cell>
          <table:table-cell/>
          <table:table-cell office:value-type="float" office:value="596573" calcext:value-type="float">
            <text:p>596573</text:p>
          </table:table-cell>
          <table:table-cell office:value-type="float" office:value="21571" calcext:value-type="float">
            <text:p>21571</text:p>
          </table:table-cell>
          <table:table-cell office:value-type="float" office:value="12983" calcext:value-type="float">
            <text:p>12983</text:p>
          </table:table-cell>
          <table:table-cell table:style-name="Default"/>
          <table:table-cell office:value-type="float" office:value="9501855" calcext:value-type="float">
            <text:p>9501855</text:p>
          </table:table-cell>
          <table:table-cell office:value-type="float" office:value="9673549" calcext:value-type="float">
            <text:p>9673549</text:p>
          </table:table-cell>
          <table:table-cell office:value-type="float" office:value="338028" calcext:value-type="float">
            <text:p>338028</text:p>
          </table:table-cell>
          <table:table-cell office:value-type="float" office:value="325235" calcext:value-type="float">
            <text:p>325235</text:p>
          </table:table-cell>
          <table:table-cell office:value-type="float" office:value="366814" calcext:value-type="float">
            <text:p>366814</text:p>
          </table:table-cell>
          <table:table-cell office:value-type="float" office:value="1632314" calcext:value-type="float">
            <text:p>1632314</text:p>
          </table:table-cell>
          <table:table-cell table:style-name="Default"/>
          <table:table-cell office:value-type="float" office:value="398088" calcext:value-type="float">
            <text:p>398088</text:p>
          </table:table-cell>
          <table:table-cell office:value-type="float" office:value="-870456" calcext:value-type="float">
            <text:p>-870456</text:p>
          </table:table-cell>
          <table:table-cell office:value-type="float" office:value="229235" calcext:value-type="float">
            <text:p>229235</text:p>
          </table:table-cell>
          <table:table-cell office:value-type="float" office:value="-77998" calcext:value-type="float">
            <text:p>-77998</text:p>
          </table:table-cell>
          <table:table-cell office:value-type="float" office:value="43330785" calcext:value-type="float">
            <text:p>43330785</text:p>
          </table:table-cell>
          <table:table-cell office:value-type="float" office:value="121692" calcext:value-type="float">
            <text:p>121692</text:p>
          </table:table-cell>
          <table:table-cell office:value-type="float" office:value="1289126" calcext:value-type="float">
            <text:p>1289126</text:p>
          </table:table-cell>
          <table:table-cell office:value-type="float" office:value="-120534" calcext:value-type="float">
            <text:p>-120534</text:p>
          </table:table-cell>
          <table:table-cell office:value-type="float" office:value="749867" calcext:value-type="float">
            <text:p>749867</text:p>
          </table:table-cell>
          <table:table-cell office:value-type="float" office:value="1360542" calcext:value-type="float">
            <text:p>1360542</text:p>
          </table:table-cell>
          <table:table-cell office:value-type="float" office:value="2252472" calcext:value-type="float">
            <text:p>2252472</text:p>
          </table:table-cell>
          <table:table-cell office:value-type="float" office:value="79964" calcext:value-type="float">
            <text:p>79964</text:p>
          </table:table-cell>
          <table:table-cell office:value-type="float" office:value="468098" calcext:value-type="float">
            <text:p>468098</text:p>
          </table:table-cell>
          <table:table-cell office:value-type="float" office:value="375590" calcext:value-type="float">
            <text:p>375590</text:p>
          </table:table-cell>
          <table:table-cell office:value-type="float" office:value="1096631" calcext:value-type="float">
            <text:p>1096631</text:p>
          </table:table-cell>
          <table:table-cell office:value-type="float" office:value="5577236" calcext:value-type="float">
            <text:p>5577236</text:p>
          </table:table-cell>
          <table:table-cell table:style-name="Default"/>
          <table:table-cell/>
          <table:table-cell office:value-type="float" office:value="70365" calcext:value-type="float">
            <text:p>70365</text:p>
          </table:table-cell>
          <table:table-cell office:value-type="float" office:value="19014205" calcext:value-type="float">
            <text:p>19014205</text:p>
          </table:table-cell>
          <table:table-cell office:value-type="float" office:value="146690367" calcext:value-type="float">
            <text:p>146690367</text:p>
          </table:table-cell>
          <table:table-cell office:value-type="float" office:value="503310" calcext:value-type="float">
            <text:p>503310</text:p>
          </table:table-cell>
          <table:table-cell office:value-type="float" office:value="2675515" calcext:value-type="float">
            <text:p>2675515</text:p>
          </table:table-cell>
          <table:table-cell office:value-type="float" office:value="1005903" calcext:value-type="float">
            <text:p>1005903</text:p>
          </table:table-cell>
          <table:table-cell office:value-type="float" office:value="213030" calcext:value-type="float">
            <text:p>213030</text:p>
          </table:table-cell>
          <table:table-cell office:value-type="float" office:value="3906589" calcext:value-type="float">
            <text:p>3906589</text:p>
          </table:table-cell>
          <table:table-cell office:value-type="float" office:value="919" calcext:value-type="float">
            <text:p>919</text:p>
          </table:table-cell>
          <table:table-cell office:value-type="float" office:value="1811184" calcext:value-type="float">
            <text:p>1811184</text:p>
          </table:table-cell>
          <table:table-cell/>
          <table:table-cell office:value-type="float" office:value="465091" calcext:value-type="float">
            <text:p>465091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1-2012</text:p>
          </table:table-cell>
          <table:table-cell office:value-type="float" office:value="8288342" calcext:value-type="float">
            <text:p>8288342</text:p>
          </table:table-cell>
          <table:table-cell office:value-type="float" office:value="-1717" calcext:value-type="float">
            <text:p>-1717</text:p>
          </table:table-cell>
          <table:table-cell office:value-type="float" office:value="86259" calcext:value-type="float">
            <text:p>86259</text:p>
          </table:table-cell>
          <table:table-cell office:value-type="float" office:value="84254" calcext:value-type="float">
            <text:p>84254</text:p>
          </table:table-cell>
          <table:table-cell office:value-type="float" office:value="664882" calcext:value-type="float">
            <text:p>664882</text:p>
          </table:table-cell>
          <table:table-cell/>
          <table:table-cell office:value-type="float" office:value="2954508" calcext:value-type="float">
            <text:p>2954508</text:p>
          </table:table-cell>
          <table:table-cell table:style-name="Default"/>
          <table:table-cell office:value-type="float" office:value="1709852" calcext:value-type="float">
            <text:p>1709852</text:p>
          </table:table-cell>
          <table:table-cell table:style-name="Default"/>
          <table:table-cell office:value-type="float" office:value="394899" calcext:value-type="float">
            <text:p>394899</text:p>
          </table:table-cell>
          <table:table-cell table:number-columns-repeated="3"/>
          <table:table-cell office:value-type="float" office:value="1095745" calcext:value-type="float">
            <text:p>1095745</text:p>
          </table:table-cell>
          <table:table-cell office:value-type="float" office:value="60026" calcext:value-type="float">
            <text:p>60026</text:p>
          </table:table-cell>
          <table:table-cell office:value-type="float" office:value="6744797" calcext:value-type="float">
            <text:p>6744797</text:p>
          </table:table-cell>
          <table:table-cell table:number-columns-repeated="2"/>
          <table:table-cell office:value-type="float" office:value="79452235" calcext:value-type="float">
            <text:p>79452235</text:p>
          </table:table-cell>
          <table:table-cell/>
          <table:table-cell office:value-type="float" office:value="434799" calcext:value-type="float">
            <text:p>434799</text:p>
          </table:table-cell>
          <table:table-cell office:value-type="float" office:value="-53939" calcext:value-type="float">
            <text:p>-53939</text:p>
          </table:table-cell>
          <table:table-cell office:value-type="float" office:value="56827" calcext:value-type="float">
            <text:p>56827</text:p>
          </table:table-cell>
          <table:table-cell table:style-name="Default"/>
          <table:table-cell office:value-type="float" office:value="1535618" calcext:value-type="float">
            <text:p>1535618</text:p>
          </table:table-cell>
          <table:table-cell office:value-type="float" office:value="1110280" calcext:value-type="float">
            <text:p>1110280</text:p>
          </table:table-cell>
          <table:table-cell office:value-type="float" office:value="1959579" calcext:value-type="float">
            <text:p>1959579</text:p>
          </table:table-cell>
          <table:table-cell office:value-type="float" office:value="58059059" calcext:value-type="float">
            <text:p>58059059</text:p>
          </table:table-cell>
          <table:table-cell office:value-type="float" office:value="59817963" calcext:value-type="float">
            <text:p>59817963</text:p>
          </table:table-cell>
          <table:table-cell office:value-type="float" office:value="337327" calcext:value-type="float">
            <text:p>337327</text:p>
          </table:table-cell>
          <table:table-cell office:value-type="float" office:value="4550463" calcext:value-type="float">
            <text:p>4550463</text:p>
          </table:table-cell>
          <table:table-cell office:value-type="float" office:value="247076" calcext:value-type="float">
            <text:p>247076</text:p>
          </table:table-cell>
          <table:table-cell office:value-type="float" office:value="19411" calcext:value-type="float">
            <text:p>19411</text:p>
          </table:table-cell>
          <table:table-cell office:value-type="float" office:value="590505" calcext:value-type="float">
            <text:p>590505</text:p>
          </table:table-cell>
          <table:table-cell office:value-type="float" office:value="728394" calcext:value-type="float">
            <text:p>728394</text:p>
          </table:table-cell>
          <table:table-cell office:value-type="float" office:value="53467" calcext:value-type="float">
            <text:p>53467</text:p>
          </table:table-cell>
          <table:table-cell office:value-type="float" office:value="2388595" calcext:value-type="float">
            <text:p>2388595</text:p>
          </table:table-cell>
          <table:table-cell office:value-type="float" office:value="1029298" calcext:value-type="float">
            <text:p>1029298</text:p>
          </table:table-cell>
          <table:table-cell office:value-type="float" office:value="7894" calcext:value-type="float">
            <text:p>7894</text:p>
          </table:table-cell>
          <table:table-cell office:value-type="float" office:value="210422" calcext:value-type="float">
            <text:p>210422</text:p>
          </table:table-cell>
          <table:table-cell office:value-type="float" office:value="-10752" calcext:value-type="float">
            <text:p>-10752</text:p>
          </table:table-cell>
          <table:table-cell/>
          <table:table-cell office:value-type="float" office:value="-45797" calcext:value-type="float">
            <text:p>-45797</text:p>
          </table:table-cell>
          <table:table-cell office:value-type="float" office:value="7222062" calcext:value-type="float">
            <text:p>7222062</text:p>
          </table:table-cell>
          <table:table-cell office:value-type="float" office:value="7257900" calcext:value-type="float">
            <text:p>7257900</text:p>
          </table:table-cell>
          <table:table-cell office:value-type="float" office:value="9044462" calcext:value-type="float">
            <text:p>9044462</text:p>
          </table:table-cell>
          <table:table-cell office:value-type="float" office:value="776507" calcext:value-type="float">
            <text:p>776507</text:p>
          </table:table-cell>
          <table:table-cell office:value-type="float" office:value="10085417" calcext:value-type="float">
            <text:p>10085417</text:p>
          </table:table-cell>
          <table:table-cell office:value-type="float" office:value="825590" calcext:value-type="float">
            <text:p>825590</text:p>
          </table:table-cell>
          <table:table-cell office:value-type="float" office:value="14365885" calcext:value-type="float">
            <text:p>14365885</text:p>
          </table:table-cell>
          <table:table-cell office:value-type="float" office:value="-38" calcext:value-type="float">
            <text:p>-38</text:p>
          </table:table-cell>
          <table:table-cell office:value-type="float" office:value="-112" calcext:value-type="float">
            <text:p>-112</text:p>
          </table:table-cell>
          <table:table-cell office:value-type="float" office:value="-115" calcext:value-type="float">
            <text:p>-115</text:p>
          </table:table-cell>
          <table:table-cell office:value-type="float" office:value="41291" calcext:value-type="float">
            <text:p>41291</text:p>
          </table:table-cell>
          <table:table-cell office:value-type="float" office:value="3503010" calcext:value-type="float">
            <text:p>3503010</text:p>
          </table:table-cell>
          <table:table-cell office:value-type="float" office:value="996170" calcext:value-type="float">
            <text:p>996170</text:p>
          </table:table-cell>
          <table:table-cell office:value-type="float" office:value="-4346" calcext:value-type="float">
            <text:p>-4346</text:p>
          </table:table-cell>
          <table:table-cell office:value-type="float" office:value="78455461" calcext:value-type="float">
            <text:p>78455461</text:p>
          </table:table-cell>
          <table:table-cell office:value-type="float" office:value="2258968" calcext:value-type="float">
            <text:p>2258968</text:p>
          </table:table-cell>
          <table:table-cell office:value-type="float" office:value="10265487" calcext:value-type="float">
            <text:p>10265487</text:p>
          </table:table-cell>
          <table:table-cell office:value-type="float" office:value="1276270" calcext:value-type="float">
            <text:p>1276270</text:p>
          </table:table-cell>
          <table:table-cell office:value-type="float" office:value="917979" calcext:value-type="float">
            <text:p>917979</text:p>
          </table:table-cell>
          <table:table-cell office:value-type="float" office:value="2465396" calcext:value-type="float">
            <text:p>2465396</text:p>
          </table:table-cell>
          <table:table-cell table:style-name="Default"/>
          <table:table-cell office:value-type="float" office:value="1591141" calcext:value-type="float">
            <text:p>1591141</text:p>
          </table:table-cell>
          <table:table-cell office:value-type="float" office:value="12374223" calcext:value-type="float">
            <text:p>12374223</text:p>
          </table:table-cell>
          <table:table-cell office:value-type="float" office:value="1657860" calcext:value-type="float">
            <text:p>1657860</text:p>
          </table:table-cell>
          <table:table-cell office:value-type="float" office:value="840733" calcext:value-type="float">
            <text:p>840733</text:p>
          </table:table-cell>
          <table:table-cell office:value-type="float" office:value="1320524" calcext:value-type="float">
            <text:p>1320524</text:p>
          </table:table-cell>
          <table:table-cell office:value-type="float" office:value="1117581" calcext:value-type="float">
            <text:p>1117581</text:p>
          </table:table-cell>
          <table:table-cell office:value-type="float" office:value="312004" calcext:value-type="float">
            <text:p>312004</text:p>
          </table:table-cell>
          <table:table-cell office:value-type="float" office:value="1319987" calcext:value-type="float">
            <text:p>1319987</text:p>
          </table:table-cell>
          <table:table-cell office:value-type="float" office:value="525418" calcext:value-type="float">
            <text:p>525418</text:p>
          </table:table-cell>
          <table:table-cell office:value-type="float" office:value="781546" calcext:value-type="float">
            <text:p>781546</text:p>
          </table:table-cell>
          <table:table-cell office:value-type="float" office:value="147845" calcext:value-type="float">
            <text:p>147845</text:p>
          </table:table-cell>
          <table:table-cell office:value-type="float" office:value="166589" calcext:value-type="float">
            <text:p>166589</text:p>
          </table:table-cell>
          <table:table-cell office:value-type="float" office:value="820224" calcext:value-type="float">
            <text:p>820224</text:p>
          </table:table-cell>
          <table:table-cell office:value-type="float" office:value="12384803" calcext:value-type="float">
            <text:p>12384803</text:p>
          </table:table-cell>
          <table:table-cell office:value-type="float" office:value="569947" calcext:value-type="float">
            <text:p>569947</text:p>
          </table:table-cell>
          <table:table-cell office:value-type="float" office:value="2402335" calcext:value-type="float">
            <text:p>2402335</text:p>
          </table:table-cell>
          <table:table-cell office:value-type="float" office:value="4618857" calcext:value-type="float">
            <text:p>4618857</text:p>
          </table:table-cell>
          <table:table-cell office:value-type="float" office:value="8621804" calcext:value-type="float">
            <text:p>8621804</text:p>
          </table:table-cell>
          <table:table-cell office:value-type="float" office:value="1656344" calcext:value-type="float">
            <text:p>1656344</text:p>
          </table:table-cell>
          <table:table-cell office:value-type="float" office:value="230954" calcext:value-type="float">
            <text:p>230954</text:p>
          </table:table-cell>
          <table:table-cell office:value-type="float" office:value="4630626" calcext:value-type="float">
            <text:p>4630626</text:p>
          </table:table-cell>
          <table:table-cell/>
          <table:table-cell office:value-type="float" office:value="1637280" calcext:value-type="float">
            <text:p>1637280</text:p>
          </table:table-cell>
          <table:table-cell office:value-type="float" office:value="120613" calcext:value-type="float">
            <text:p>120613</text:p>
          </table:table-cell>
          <table:table-cell/>
          <table:table-cell table:style-name="Default"/>
          <table:table-cell office:value-type="float" office:value="11037809" calcext:value-type="float">
            <text:p>11037809</text:p>
          </table:table-cell>
          <table:table-cell/>
          <table:table-cell office:value-type="float" office:value="97590" calcext:value-type="float">
            <text:p>97590</text:p>
          </table:table-cell>
          <table:table-cell office:value-type="float" office:value="93355" calcext:value-type="float">
            <text:p>93355</text:p>
          </table:table-cell>
          <table:table-cell office:value-type="float" office:value="1051588" calcext:value-type="float">
            <text:p>1051588</text:p>
          </table:table-cell>
          <table:table-cell office:value-type="float" office:value="-7667" calcext:value-type="float">
            <text:p>-7667</text:p>
          </table:table-cell>
          <table:table-cell office:value-type="float" office:value="2052522" calcext:value-type="float">
            <text:p>2052522</text:p>
          </table:table-cell>
          <table:table-cell/>
          <table:table-cell table:style-name="Default"/>
          <table:table-cell office:value-type="float" office:value="8976261" calcext:value-type="float">
            <text:p>8976261</text:p>
          </table:table-cell>
          <table:table-cell office:value-type="float" office:value="426734" calcext:value-type="float">
            <text:p>426734</text:p>
          </table:table-cell>
          <table:table-cell office:value-type="float" office:value="157201" calcext:value-type="float">
            <text:p>157201</text:p>
          </table:table-cell>
          <table:table-cell/>
          <table:table-cell office:value-type="float" office:value="5024246" calcext:value-type="float">
            <text:p>5024246</text:p>
          </table:table-cell>
          <table:table-cell office:value-type="float" office:value="2578336" calcext:value-type="float">
            <text:p>2578336</text:p>
          </table:table-cell>
          <table:table-cell office:value-type="float" office:value="209028" calcext:value-type="float">
            <text:p>209028</text:p>
          </table:table-cell>
          <table:table-cell office:value-type="float" office:value="1297768" calcext:value-type="float">
            <text:p>1297768</text:p>
          </table:table-cell>
          <table:table-cell office:value-type="float" office:value="405254" calcext:value-type="float">
            <text:p>405254</text:p>
          </table:table-cell>
          <table:table-cell office:value-type="float" office:value="4722" calcext:value-type="float">
            <text:p>4722</text:p>
          </table:table-cell>
          <table:table-cell office:value-type="float" office:value="3781778" calcext:value-type="float">
            <text:p>3781778</text:p>
          </table:table-cell>
          <table:table-cell/>
          <table:table-cell office:value-type="float" office:value="1943194" calcext:value-type="float">
            <text:p>1943194</text:p>
          </table:table-cell>
          <table:table-cell office:value-type="float" office:value="6730083" calcext:value-type="float">
            <text:p>6730083</text:p>
          </table:table-cell>
          <table:table-cell/>
          <table:table-cell office:value-type="float" office:value="477225" calcext:value-type="float">
            <text:p>477225</text:p>
          </table:table-cell>
          <table:table-cell office:value-type="float" office:value="1326928" calcext:value-type="float">
            <text:p>1326928</text:p>
          </table:table-cell>
          <table:table-cell office:value-type="float" office:value="215872" calcext:value-type="float">
            <text:p>215872</text:p>
          </table:table-cell>
          <table:table-cell office:value-type="float" office:value="4020711" calcext:value-type="float">
            <text:p>4020711</text:p>
          </table:table-cell>
          <table:table-cell office:value-type="float" office:value="788546" calcext:value-type="float">
            <text:p>788546</text:p>
          </table:table-cell>
          <table:table-cell office:value-type="float" office:value="5785041" calcext:value-type="float">
            <text:p>5785041</text:p>
          </table:table-cell>
          <table:table-cell/>
          <table:table-cell office:value-type="float" office:value="182510" calcext:value-type="float">
            <text:p>182510</text:p>
          </table:table-cell>
          <table:table-cell office:value-type="float" office:value="1277396" calcext:value-type="float">
            <text:p>1277396</text:p>
          </table:table-cell>
          <table:table-cell table:style-name="Default"/>
          <table:table-cell office:value-type="float" office:value="1293932" calcext:value-type="float">
            <text:p>1293932</text:p>
          </table:table-cell>
          <table:table-cell office:value-type="float" office:value="5262438" calcext:value-type="float">
            <text:p>5262438</text:p>
          </table:table-cell>
          <table:table-cell office:value-type="float" office:value="1304136" calcext:value-type="float">
            <text:p>1304136</text:p>
          </table:table-cell>
          <table:table-cell office:value-type="float" office:value="414048" calcext:value-type="float">
            <text:p>414048</text:p>
          </table:table-cell>
          <table:table-cell office:value-type="float" office:value="450119" calcext:value-type="float">
            <text:p>450119</text:p>
          </table:table-cell>
          <table:table-cell office:value-type="float" office:value="1656948" calcext:value-type="float">
            <text:p>1656948</text:p>
          </table:table-cell>
          <table:table-cell office:value-type="float" office:value="5080" calcext:value-type="float">
            <text:p>5080</text:p>
          </table:table-cell>
          <table:table-cell office:value-type="float" office:value="1503574" calcext:value-type="float">
            <text:p>1503574</text:p>
          </table:table-cell>
          <table:table-cell office:value-type="float" office:value="1458961" calcext:value-type="float">
            <text:p>1458961</text:p>
          </table:table-cell>
          <table:table-cell office:value-type="float" office:value="476765" calcext:value-type="float">
            <text:p>476765</text:p>
          </table:table-cell>
          <table:table-cell office:value-type="float" office:value="654504" calcext:value-type="float">
            <text:p>654504</text:p>
          </table:table-cell>
          <table:table-cell office:value-type="float" office:value="1664027" calcext:value-type="float">
            <text:p>1664027</text:p>
          </table:table-cell>
          <table:table-cell/>
          <table:table-cell office:value-type="float" office:value="334342" calcext:value-type="float">
            <text:p>334342</text:p>
          </table:table-cell>
          <table:table-cell office:value-type="float" office:value="353088" calcext:value-type="float">
            <text:p>353088</text:p>
          </table:table-cell>
          <table:table-cell office:value-type="float" office:value="2728496" calcext:value-type="float">
            <text:p>2728496</text:p>
          </table:table-cell>
          <table:table-cell office:value-type="float" office:value="8045" calcext:value-type="float">
            <text:p>8045</text:p>
          </table:table-cell>
          <table:table-cell office:value-type="float" office:value="339480" calcext:value-type="float">
            <text:p>339480</text:p>
          </table:table-cell>
          <table:table-cell office:value-type="float" office:value="26742349" calcext:value-type="float">
            <text:p>26742349</text:p>
          </table:table-cell>
          <table:table-cell office:value-type="float" office:value="2227522" calcext:value-type="float">
            <text:p>2227522</text:p>
          </table:table-cell>
          <table:table-cell office:value-type="float" office:value="200273" calcext:value-type="float">
            <text:p>200273</text:p>
          </table:table-cell>
          <table:table-cell office:value-type="float" office:value="297153581" calcext:value-type="float">
            <text:p>297153581</text:p>
          </table:table-cell>
          <table:table-cell office:value-type="float" office:value="1794547" calcext:value-type="float">
            <text:p>1794547</text:p>
          </table:table-cell>
          <table:table-cell office:value-type="float" office:value="2288755" calcext:value-type="float">
            <text:p>2288755</text:p>
          </table:table-cell>
          <table:table-cell table:number-columns-repeated="2"/>
          <table:table-cell office:value-type="float" office:value="965566" calcext:value-type="float">
            <text:p>965566</text:p>
          </table:table-cell>
          <table:table-cell office:value-type="float" office:value="-354605" calcext:value-type="float">
            <text:p>-354605</text:p>
          </table:table-cell>
          <table:table-cell/>
          <table:table-cell office:value-type="float" office:value="-141590" calcext:value-type="float">
            <text:p>-141590</text:p>
          </table:table-cell>
          <table:table-cell office:value-type="float" office:value="6691561" calcext:value-type="float">
            <text:p>6691561</text:p>
          </table:table-cell>
          <table:table-cell office:value-type="float" office:value="110784" calcext:value-type="float">
            <text:p>110784</text:p>
          </table:table-cell>
          <table:table-cell office:value-type="float" office:value="-239843" calcext:value-type="float">
            <text:p>-239843</text:p>
          </table:table-cell>
          <table:table-cell/>
          <table:table-cell office:value-type="float" office:value="1603173" calcext:value-type="float">
            <text:p>1603173</text:p>
          </table:table-cell>
          <table:table-cell/>
          <table:table-cell office:value-type="float" office:value="669568" calcext:value-type="float">
            <text:p>669568</text:p>
          </table:table-cell>
          <table:table-cell office:value-type="float" office:value="617067" calcext:value-type="float">
            <text:p>617067</text:p>
          </table:table-cell>
          <table:table-cell table:number-columns-repeated="3"/>
          <table:table-cell table:style-name="Default"/>
          <table:table-cell office:value-type="float" office:value="144261" calcext:value-type="float">
            <text:p>144261</text:p>
          </table:table-cell>
          <table:table-cell office:value-type="float" office:value="3765412" calcext:value-type="float">
            <text:p>3765412</text:p>
          </table:table-cell>
          <table:table-cell office:value-type="float" office:value="1090917" calcext:value-type="float">
            <text:p>1090917</text:p>
          </table:table-cell>
          <table:table-cell office:value-type="float" office:value="467747" calcext:value-type="float">
            <text:p>467747</text:p>
          </table:table-cell>
          <table:table-cell/>
          <table:table-cell table:style-name="Default"/>
          <table:table-cell office:value-type="float" office:value="32685000" calcext:value-type="float">
            <text:p>32685000</text:p>
          </table:table-cell>
          <table:table-cell office:value-type="float" office:value="21651446" calcext:value-type="float">
            <text:p>21651446</text:p>
          </table:table-cell>
          <table:table-cell/>
          <table:table-cell office:value-type="float" office:value="1187830" calcext:value-type="float">
            <text:p>1187830</text:p>
          </table:table-cell>
          <table:table-cell office:value-type="float" office:value="431847" calcext:value-type="float">
            <text:p>431847</text:p>
          </table:table-cell>
          <table:table-cell office:value-type="float" office:value="470663" calcext:value-type="float">
            <text:p>470663</text:p>
          </table:table-cell>
          <table:table-cell office:value-type="float" office:value="919087" calcext:value-type="float">
            <text:p>919087</text:p>
          </table:table-cell>
          <table:table-cell office:value-type="float" office:value="36235" calcext:value-type="float">
            <text:p>36235</text:p>
          </table:table-cell>
          <table:table-cell office:value-type="float" office:value="300345" calcext:value-type="float">
            <text:p>300345</text:p>
          </table:table-cell>
          <table:table-cell office:value-type="float" office:value="5407086" calcext:value-type="float">
            <text:p>5407086</text:p>
          </table:table-cell>
          <table:table-cell office:value-type="float" office:value="3361436" calcext:value-type="float">
            <text:p>3361436</text:p>
          </table:table-cell>
          <table:table-cell office:value-type="float" office:value="254260" calcext:value-type="float">
            <text:p>254260</text:p>
          </table:table-cell>
          <table:table-cell/>
          <table:table-cell office:value-type="float" office:value="27599735" calcext:value-type="float">
            <text:p>27599735</text:p>
          </table:table-cell>
          <table:table-cell office:value-type="float" office:value="1194474" calcext:value-type="float">
            <text:p>1194474</text:p>
          </table:table-cell>
          <table:table-cell table:number-columns-repeated="2"/>
          <table:table-cell office:value-type="float" office:value="536105" calcext:value-type="float">
            <text:p>536105</text:p>
          </table:table-cell>
          <table:table-cell office:value-type="float" office:value="1182286" calcext:value-type="float">
            <text:p>1182286</text:p>
          </table:table-cell>
          <table:table-cell office:value-type="float" office:value="866054" calcext:value-type="float">
            <text:p>866054</text:p>
          </table:table-cell>
          <table:table-cell office:value-type="float" office:value="1170182" calcext:value-type="float">
            <text:p>1170182</text:p>
          </table:table-cell>
          <table:table-cell office:value-type="float" office:value="549218" calcext:value-type="float">
            <text:p>549218</text:p>
          </table:table-cell>
          <table:table-cell office:value-type="float" office:value="-118620" calcext:value-type="float">
            <text:p>-118620</text:p>
          </table:table-cell>
          <table:table-cell office:value-type="float" office:value="2112271" calcext:value-type="float">
            <text:p>2112271</text:p>
          </table:table-cell>
          <table:table-cell/>
          <table:table-cell office:value-type="float" office:value="581004" calcext:value-type="float">
            <text:p>581004</text:p>
          </table:table-cell>
          <table:table-cell office:value-type="float" office:value="1381140" calcext:value-type="float">
            <text:p>1381140</text:p>
          </table:table-cell>
          <table:table-cell office:value-type="float" office:value="194753" calcext:value-type="float">
            <text:p>194753</text:p>
          </table:table-cell>
          <table:table-cell office:value-type="float" office:value="-200625" calcext:value-type="float">
            <text:p>-200625</text:p>
          </table:table-cell>
          <table:table-cell office:value-type="float" office:value="1161168" calcext:value-type="float">
            <text:p>1161168</text:p>
          </table:table-cell>
          <table:table-cell office:value-type="float" office:value="3401664" calcext:value-type="float">
            <text:p>3401664</text:p>
          </table:table-cell>
          <table:table-cell office:value-type="float" office:value="4254148" calcext:value-type="float">
            <text:p>4254148</text:p>
          </table:table-cell>
          <table:table-cell office:value-type="float" office:value="139679" calcext:value-type="float">
            <text:p>139679</text:p>
          </table:table-cell>
          <table:table-cell office:value-type="float" office:value="277514" calcext:value-type="float">
            <text:p>277514</text:p>
          </table:table-cell>
          <table:table-cell office:value-type="float" office:value="47494" calcext:value-type="float">
            <text:p>47494</text:p>
          </table:table-cell>
          <table:table-cell office:value-type="float" office:value="24749721" calcext:value-type="float">
            <text:p>24749721</text:p>
          </table:table-cell>
          <table:table-cell/>
          <table:table-cell office:value-type="float" office:value="170572385" calcext:value-type="float">
            <text:p>170572385</text:p>
          </table:table-cell>
          <table:table-cell/>
          <table:table-cell office:value-type="float" office:value="68972" calcext:value-type="float">
            <text:p>68972</text:p>
          </table:table-cell>
          <table:table-cell office:value-type="float" office:value="535637" calcext:value-type="float">
            <text:p>535637</text:p>
          </table:table-cell>
          <table:table-cell office:value-type="float" office:value="5453" calcext:value-type="float">
            <text:p>5453</text:p>
          </table:table-cell>
          <table:table-cell office:value-type="float" office:value="2949095" calcext:value-type="float">
            <text:p>2949095</text:p>
          </table:table-cell>
          <table:table-cell office:value-type="float" office:value="1151162" calcext:value-type="float">
            <text:p>1151162</text:p>
          </table:table-cell>
          <table:table-cell table:style-name="Default"/>
          <table:table-cell/>
          <table:table-cell office:value-type="float" office:value="2396010" calcext:value-type="float">
            <text:p>2396010</text:p>
          </table:table-cell>
          <table:table-cell office:value-type="float" office:value="3790153" calcext:value-type="float">
            <text:p>3790153</text:p>
          </table:table-cell>
          <table:table-cell office:value-type="float" office:value="3118062" calcext:value-type="float">
            <text:p>3118062</text:p>
          </table:table-cell>
          <table:table-cell office:value-type="float" office:value="34690" calcext:value-type="float">
            <text:p>34690</text:p>
          </table:table-cell>
          <table:table-cell/>
          <table:table-cell office:value-type="float" office:value="-59785" calcext:value-type="float">
            <text:p>-59785</text:p>
          </table:table-cell>
          <table:table-cell table:style-name="Default" table:number-columns-repeated="2"/>
          <table:table-cell office:value-type="float" office:value="798412" calcext:value-type="float">
            <text:p>798412</text:p>
          </table:table-cell>
          <table:table-cell/>
          <table:table-cell office:value-type="float" office:value="15155137" calcext:value-type="float">
            <text:p>15155137</text:p>
          </table:table-cell>
          <table:table-cell table:style-name="Default"/>
          <table:table-cell office:value-type="float" office:value="-6" calcext:value-type="float">
            <text:p>-6</text:p>
          </table:table-cell>
          <table:table-cell office:value-type="float" office:value="2677785" calcext:value-type="float">
            <text:p>2677785</text:p>
          </table:table-cell>
          <table:table-cell/>
          <table:table-cell office:value-type="float" office:value="110784" calcext:value-type="float">
            <text:p>110784</text:p>
          </table:table-cell>
          <table:table-cell office:value-type="float" office:value="162223" calcext:value-type="float">
            <text:p>162223</text:p>
          </table:table-cell>
          <table:table-cell office:value-type="float" office:value="94060" calcext:value-type="float">
            <text:p>94060</text:p>
          </table:table-cell>
          <table:table-cell office:value-type="float" office:value="6535546" calcext:value-type="float">
            <text:p>6535546</text:p>
          </table:table-cell>
          <table:table-cell office:value-type="float" office:value="3913844" calcext:value-type="float">
            <text:p>3913844</text:p>
          </table:table-cell>
          <table:table-cell/>
          <table:table-cell office:value-type="float" office:value="338822385" calcext:value-type="float">
            <text:p>338822385</text:p>
          </table:table-cell>
          <table:table-cell/>
          <table:table-cell office:value-type="float" office:value="267827" calcext:value-type="float">
            <text:p>267827</text:p>
          </table:table-cell>
          <table:table-cell office:value-type="float" office:value="6640" calcext:value-type="float">
            <text:p>6640</text:p>
          </table:table-cell>
          <table:table-cell office:value-type="float" office:value="39383" calcext:value-type="float">
            <text:p>39383</text:p>
          </table:table-cell>
          <table:table-cell office:value-type="float" office:value="4701901" calcext:value-type="float">
            <text:p>4701901</text:p>
          </table:table-cell>
          <table:table-cell/>
          <table:table-cell office:value-type="float" office:value="629698" calcext:value-type="float">
            <text:p>629698</text:p>
          </table:table-cell>
          <table:table-cell/>
          <table:table-cell table:style-name="ce1" office:value-type="float" office:value="666" calcext:value-type="float">
            <text:p>666</text:p>
          </table:table-cell>
          <table:table-cell office:value-type="float" office:value="564945" calcext:value-type="float">
            <text:p>564945</text:p>
          </table:table-cell>
          <table:table-cell office:value-type="float" office:value="52911" calcext:value-type="float">
            <text:p>52911</text:p>
          </table:table-cell>
          <table:table-cell office:value-type="float" office:value="1953258" calcext:value-type="float">
            <text:p>1953258</text:p>
          </table:table-cell>
          <table:table-cell table:number-columns-repeated="2"/>
          <table:table-cell office:value-type="float" office:value="1875751" calcext:value-type="float">
            <text:p>1875751</text:p>
          </table:table-cell>
          <table:table-cell table:style-name="Default"/>
          <table:table-cell office:value-type="float" office:value="-50649" calcext:value-type="float">
            <text:p>-50649</text:p>
          </table:table-cell>
          <table:table-cell office:value-type="float" office:value="1970631" calcext:value-type="float">
            <text:p>1970631</text:p>
          </table:table-cell>
          <table:table-cell office:value-type="float" office:value="-258270" calcext:value-type="float">
            <text:p>-258270</text:p>
          </table:table-cell>
          <table:table-cell office:value-type="float" office:value="650560" calcext:value-type="float">
            <text:p>650560</text:p>
          </table:table-cell>
          <table:table-cell table:style-name="Default"/>
          <table:table-cell/>
          <table:table-cell office:value-type="float" office:value="736789" calcext:value-type="float">
            <text:p>736789</text:p>
          </table:table-cell>
          <table:table-cell office:value-type="float" office:value="2041455" calcext:value-type="float">
            <text:p>2041455</text:p>
          </table:table-cell>
          <table:table-cell office:value-type="float" office:value="1213752" calcext:value-type="float">
            <text:p>1213752</text:p>
          </table:table-cell>
          <table:table-cell office:value-type="float" office:value="4092240" calcext:value-type="float">
            <text:p>4092240</text:p>
          </table:table-cell>
          <table:table-cell office:value-type="float" office:value="-250932" calcext:value-type="float">
            <text:p>-250932</text:p>
          </table:table-cell>
          <table:table-cell office:value-type="float" office:value="1313625" calcext:value-type="float">
            <text:p>1313625</text:p>
          </table:table-cell>
          <table:table-cell office:value-type="float" office:value="757145" calcext:value-type="float">
            <text:p>757145</text:p>
          </table:table-cell>
          <table:table-cell/>
          <table:table-cell office:value-type="float" office:value="1542303" calcext:value-type="float">
            <text:p>1542303</text:p>
          </table:table-cell>
          <table:table-cell office:value-type="float" office:value="70865" calcext:value-type="float">
            <text:p>70865</text:p>
          </table:table-cell>
          <table:table-cell office:value-type="float" office:value="521143" calcext:value-type="float">
            <text:p>521143</text:p>
          </table:table-cell>
          <table:table-cell office:value-type="float" office:value="290579" calcext:value-type="float">
            <text:p>290579</text:p>
          </table:table-cell>
          <table:table-cell table:style-name="Default"/>
          <table:table-cell office:value-type="float" office:value="324889" calcext:value-type="float">
            <text:p>324889</text:p>
          </table:table-cell>
          <table:table-cell office:value-type="float" office:value="1970495" calcext:value-type="float">
            <text:p>1970495</text:p>
          </table:table-cell>
          <table:table-cell table:number-columns-repeated="2"/>
          <table:table-cell office:value-type="float" office:value="70995" calcext:value-type="float">
            <text:p>70995</text:p>
          </table:table-cell>
          <table:table-cell office:value-type="float" office:value="128274" calcext:value-type="float">
            <text:p>128274</text:p>
          </table:table-cell>
          <table:table-cell/>
          <table:table-cell office:value-type="float" office:value="718543" calcext:value-type="float">
            <text:p>718543</text:p>
          </table:table-cell>
          <table:table-cell office:value-type="float" office:value="61941" calcext:value-type="float">
            <text:p>61941</text:p>
          </table:table-cell>
          <table:table-cell office:value-type="float" office:value="13144" calcext:value-type="float">
            <text:p>13144</text:p>
          </table:table-cell>
          <table:table-cell table:style-name="Default"/>
          <table:table-cell office:value-type="float" office:value="9575221" calcext:value-type="float">
            <text:p>9575221</text:p>
          </table:table-cell>
          <table:table-cell office:value-type="float" office:value="9745881" calcext:value-type="float">
            <text:p>9745881</text:p>
          </table:table-cell>
          <table:table-cell office:value-type="float" office:value="346243" calcext:value-type="float">
            <text:p>346243</text:p>
          </table:table-cell>
          <table:table-cell office:value-type="float" office:value="334342" calcext:value-type="float">
            <text:p>334342</text:p>
          </table:table-cell>
          <table:table-cell office:value-type="float" office:value="378038" calcext:value-type="float">
            <text:p>378038</text:p>
          </table:table-cell>
          <table:table-cell office:value-type="float" office:value="1623024" calcext:value-type="float">
            <text:p>1623024</text:p>
          </table:table-cell>
          <table:table-cell table:style-name="Default"/>
          <table:table-cell office:value-type="float" office:value="412639" calcext:value-type="float">
            <text:p>412639</text:p>
          </table:table-cell>
          <table:table-cell office:value-type="float" office:value="-829972" calcext:value-type="float">
            <text:p>-829972</text:p>
          </table:table-cell>
          <table:table-cell office:value-type="float" office:value="234041" calcext:value-type="float">
            <text:p>234041</text:p>
          </table:table-cell>
          <table:table-cell office:value-type="float" office:value="-88638" calcext:value-type="float">
            <text:p>-88638</text:p>
          </table:table-cell>
          <table:table-cell office:value-type="float" office:value="44290596" calcext:value-type="float">
            <text:p>44290596</text:p>
          </table:table-cell>
          <table:table-cell office:value-type="float" office:value="126309" calcext:value-type="float">
            <text:p>126309</text:p>
          </table:table-cell>
          <table:table-cell office:value-type="float" office:value="1306797" calcext:value-type="float">
            <text:p>1306797</text:p>
          </table:table-cell>
          <table:table-cell office:value-type="float" office:value="-132729" calcext:value-type="float">
            <text:p>-132729</text:p>
          </table:table-cell>
          <table:table-cell office:value-type="float" office:value="743151" calcext:value-type="float">
            <text:p>743151</text:p>
          </table:table-cell>
          <table:table-cell office:value-type="float" office:value="1376119" calcext:value-type="float">
            <text:p>1376119</text:p>
          </table:table-cell>
          <table:table-cell office:value-type="float" office:value="2348294" calcext:value-type="float">
            <text:p>2348294</text:p>
          </table:table-cell>
          <table:table-cell office:value-type="float" office:value="78149" calcext:value-type="float">
            <text:p>78149</text:p>
          </table:table-cell>
          <table:table-cell office:value-type="float" office:value="471195" calcext:value-type="float">
            <text:p>471195</text:p>
          </table:table-cell>
          <table:table-cell office:value-type="float" office:value="399925" calcext:value-type="float">
            <text:p>399925</text:p>
          </table:table-cell>
          <table:table-cell office:value-type="float" office:value="1138679" calcext:value-type="float">
            <text:p>1138679</text:p>
          </table:table-cell>
          <table:table-cell office:value-type="float" office:value="5647388" calcext:value-type="float">
            <text:p>5647388</text:p>
          </table:table-cell>
          <table:table-cell table:style-name="Default"/>
          <table:table-cell/>
          <table:table-cell office:value-type="float" office:value="76870" calcext:value-type="float">
            <text:p>76870</text:p>
          </table:table-cell>
          <table:table-cell office:value-type="float" office:value="19002809" calcext:value-type="float">
            <text:p>19002809</text:p>
          </table:table-cell>
          <table:table-cell office:value-type="float" office:value="152148882" calcext:value-type="float">
            <text:p>152148882</text:p>
          </table:table-cell>
          <table:table-cell office:value-type="float" office:value="529903" calcext:value-type="float">
            <text:p>529903</text:p>
          </table:table-cell>
          <table:table-cell office:value-type="float" office:value="2690966" calcext:value-type="float">
            <text:p>2690966</text:p>
          </table:table-cell>
          <table:table-cell office:value-type="float" office:value="984073" calcext:value-type="float">
            <text:p>984073</text:p>
          </table:table-cell>
          <table:table-cell office:value-type="float" office:value="177126" calcext:value-type="float">
            <text:p>177126</text:p>
          </table:table-cell>
          <table:table-cell office:value-type="float" office:value="3759326" calcext:value-type="float">
            <text:p>3759326</text:p>
          </table:table-cell>
          <table:table-cell office:value-type="float" office:value="-6240" calcext:value-type="float">
            <text:p>-6240</text:p>
          </table:table-cell>
          <table:table-cell office:value-type="float" office:value="1943347" calcext:value-type="float">
            <text:p>1943347</text:p>
          </table:table-cell>
          <table:table-cell/>
          <table:table-cell office:value-type="float" office:value="457552" calcext:value-type="float">
            <text:p>457552</text:p>
          </table:table-cell>
          <table:table-cell/>
          <table:table-cell office:value-type="float" office:value="533" calcext:value-type="float">
            <text:p>533</text:p>
          </table:table-cell>
        </table:table-row>
        <table:table-row table:style-name="ro2">
          <table:table-cell office:value-type="string" calcext:value-type="string">
            <text:p>02-2012</text:p>
          </table:table-cell>
          <table:table-cell office:value-type="float" office:value="7553062" calcext:value-type="float">
            <text:p>7553062</text:p>
          </table:table-cell>
          <table:table-cell office:value-type="float" office:value="-10323" calcext:value-type="float">
            <text:p>-10323</text:p>
          </table:table-cell>
          <table:table-cell office:value-type="float" office:value="75759" calcext:value-type="float">
            <text:p>75759</text:p>
          </table:table-cell>
          <table:table-cell office:value-type="float" office:value="56017" calcext:value-type="float">
            <text:p>56017</text:p>
          </table:table-cell>
          <table:table-cell office:value-type="float" office:value="673227" calcext:value-type="float">
            <text:p>673227</text:p>
          </table:table-cell>
          <table:table-cell/>
          <table:table-cell office:value-type="float" office:value="3058225" calcext:value-type="float">
            <text:p>3058225</text:p>
          </table:table-cell>
          <table:table-cell table:style-name="Default"/>
          <table:table-cell office:value-type="float" office:value="1770921" calcext:value-type="float">
            <text:p>1770921</text:p>
          </table:table-cell>
          <table:table-cell table:style-name="Default"/>
          <table:table-cell office:value-type="float" office:value="409447" calcext:value-type="float">
            <text:p>409447</text:p>
          </table:table-cell>
          <table:table-cell table:number-columns-repeated="3"/>
          <table:table-cell office:value-type="float" office:value="1057025" calcext:value-type="float">
            <text:p>1057025</text:p>
          </table:table-cell>
          <table:table-cell office:value-type="float" office:value="50491" calcext:value-type="float">
            <text:p>50491</text:p>
          </table:table-cell>
          <table:table-cell office:value-type="float" office:value="8935866" calcext:value-type="float">
            <text:p>8935866</text:p>
          </table:table-cell>
          <table:table-cell table:number-columns-repeated="2"/>
          <table:table-cell office:value-type="float" office:value="80208163" calcext:value-type="float">
            <text:p>80208163</text:p>
          </table:table-cell>
          <table:table-cell/>
          <table:table-cell office:value-type="float" office:value="428934" calcext:value-type="float">
            <text:p>428934</text:p>
          </table:table-cell>
          <table:table-cell office:value-type="float" office:value="-79849" calcext:value-type="float">
            <text:p>-79849</text:p>
          </table:table-cell>
          <table:table-cell office:value-type="float" office:value="59958" calcext:value-type="float">
            <text:p>59958</text:p>
          </table:table-cell>
          <table:table-cell table:style-name="Default"/>
          <table:table-cell office:value-type="float" office:value="1565771" calcext:value-type="float">
            <text:p>1565771</text:p>
          </table:table-cell>
          <table:table-cell office:value-type="float" office:value="1116805" calcext:value-type="float">
            <text:p>1116805</text:p>
          </table:table-cell>
          <table:table-cell office:value-type="float" office:value="2032753" calcext:value-type="float">
            <text:p>2032753</text:p>
          </table:table-cell>
          <table:table-cell office:value-type="float" office:value="63920088" calcext:value-type="float">
            <text:p>63920088</text:p>
          </table:table-cell>
          <table:table-cell office:value-type="float" office:value="61998776" calcext:value-type="float">
            <text:p>61998776</text:p>
          </table:table-cell>
          <table:table-cell office:value-type="float" office:value="362701" calcext:value-type="float">
            <text:p>362701</text:p>
          </table:table-cell>
          <table:table-cell office:value-type="float" office:value="4652213" calcext:value-type="float">
            <text:p>4652213</text:p>
          </table:table-cell>
          <table:table-cell office:value-type="float" office:value="237586" calcext:value-type="float">
            <text:p>237586</text:p>
          </table:table-cell>
          <table:table-cell office:value-type="float" office:value="21646" calcext:value-type="float">
            <text:p>21646</text:p>
          </table:table-cell>
          <table:table-cell office:value-type="float" office:value="582440" calcext:value-type="float">
            <text:p>582440</text:p>
          </table:table-cell>
          <table:table-cell office:value-type="float" office:value="813053" calcext:value-type="float">
            <text:p>813053</text:p>
          </table:table-cell>
          <table:table-cell office:value-type="float" office:value="54500" calcext:value-type="float">
            <text:p>54500</text:p>
          </table:table-cell>
          <table:table-cell office:value-type="float" office:value="2570425" calcext:value-type="float">
            <text:p>2570425</text:p>
          </table:table-cell>
          <table:table-cell office:value-type="float" office:value="1052810" calcext:value-type="float">
            <text:p>1052810</text:p>
          </table:table-cell>
          <table:table-cell office:value-type="float" office:value="7903" calcext:value-type="float">
            <text:p>7903</text:p>
          </table:table-cell>
          <table:table-cell office:value-type="float" office:value="191430" calcext:value-type="float">
            <text:p>191430</text:p>
          </table:table-cell>
          <table:table-cell office:value-type="float" office:value="-14150" calcext:value-type="float">
            <text:p>-14150</text:p>
          </table:table-cell>
          <table:table-cell/>
          <table:table-cell office:value-type="float" office:value="-40639" calcext:value-type="float">
            <text:p>-40639</text:p>
          </table:table-cell>
          <table:table-cell office:value-type="float" office:value="7736364" calcext:value-type="float">
            <text:p>7736364</text:p>
          </table:table-cell>
          <table:table-cell office:value-type="float" office:value="7558363" calcext:value-type="float">
            <text:p>7558363</text:p>
          </table:table-cell>
          <table:table-cell office:value-type="float" office:value="9602562" calcext:value-type="float">
            <text:p>9602562</text:p>
          </table:table-cell>
          <table:table-cell office:value-type="float" office:value="761027" calcext:value-type="float">
            <text:p>761027</text:p>
          </table:table-cell>
          <table:table-cell office:value-type="float" office:value="8698444" calcext:value-type="float">
            <text:p>8698444</text:p>
          </table:table-cell>
          <table:table-cell office:value-type="float" office:value="869785" calcext:value-type="float">
            <text:p>869785</text:p>
          </table:table-cell>
          <table:table-cell office:value-type="float" office:value="14070164" calcext:value-type="float">
            <text:p>14070164</text:p>
          </table:table-cell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41249" calcext:value-type="float">
            <text:p>41249</text:p>
          </table:table-cell>
          <table:table-cell office:value-type="float" office:value="3629650" calcext:value-type="float">
            <text:p>3629650</text:p>
          </table:table-cell>
          <table:table-cell office:value-type="float" office:value="1062398" calcext:value-type="float">
            <text:p>1062398</text:p>
          </table:table-cell>
          <table:table-cell office:value-type="float" office:value="-4381" calcext:value-type="float">
            <text:p>-4381</text:p>
          </table:table-cell>
          <table:table-cell office:value-type="float" office:value="79037975" calcext:value-type="float">
            <text:p>79037975</text:p>
          </table:table-cell>
          <table:table-cell office:value-type="float" office:value="2173610" calcext:value-type="float">
            <text:p>2173610</text:p>
          </table:table-cell>
          <table:table-cell office:value-type="float" office:value="10506778" calcext:value-type="float">
            <text:p>10506778</text:p>
          </table:table-cell>
          <table:table-cell office:value-type="float" office:value="1271837" calcext:value-type="float">
            <text:p>1271837</text:p>
          </table:table-cell>
          <table:table-cell office:value-type="float" office:value="812085" calcext:value-type="float">
            <text:p>812085</text:p>
          </table:table-cell>
          <table:table-cell office:value-type="float" office:value="2395077" calcext:value-type="float">
            <text:p>2395077</text:p>
          </table:table-cell>
          <table:table-cell table:style-name="Default"/>
          <table:table-cell office:value-type="float" office:value="1493419" calcext:value-type="float">
            <text:p>1493419</text:p>
          </table:table-cell>
          <table:table-cell office:value-type="float" office:value="12897884" calcext:value-type="float">
            <text:p>12897884</text:p>
          </table:table-cell>
          <table:table-cell office:value-type="float" office:value="1592083" calcext:value-type="float">
            <text:p>1592083</text:p>
          </table:table-cell>
          <table:table-cell office:value-type="float" office:value="772744" calcext:value-type="float">
            <text:p>772744</text:p>
          </table:table-cell>
          <table:table-cell office:value-type="float" office:value="1335480" calcext:value-type="float">
            <text:p>1335480</text:p>
          </table:table-cell>
          <table:table-cell office:value-type="float" office:value="1137917" calcext:value-type="float">
            <text:p>1137917</text:p>
          </table:table-cell>
          <table:table-cell office:value-type="float" office:value="307695" calcext:value-type="float">
            <text:p>307695</text:p>
          </table:table-cell>
          <table:table-cell office:value-type="float" office:value="1356721" calcext:value-type="float">
            <text:p>1356721</text:p>
          </table:table-cell>
          <table:table-cell office:value-type="float" office:value="514242" calcext:value-type="float">
            <text:p>514242</text:p>
          </table:table-cell>
          <table:table-cell office:value-type="float" office:value="746552" calcext:value-type="float">
            <text:p>746552</text:p>
          </table:table-cell>
          <table:table-cell office:value-type="float" office:value="147339" calcext:value-type="float">
            <text:p>147339</text:p>
          </table:table-cell>
          <table:table-cell office:value-type="float" office:value="293998" calcext:value-type="float">
            <text:p>293998</text:p>
          </table:table-cell>
          <table:table-cell office:value-type="float" office:value="824122" calcext:value-type="float">
            <text:p>824122</text:p>
          </table:table-cell>
          <table:table-cell office:value-type="float" office:value="12483568" calcext:value-type="float">
            <text:p>12483568</text:p>
          </table:table-cell>
          <table:table-cell office:value-type="float" office:value="531548" calcext:value-type="float">
            <text:p>531548</text:p>
          </table:table-cell>
          <table:table-cell office:value-type="float" office:value="2458053" calcext:value-type="float">
            <text:p>2458053</text:p>
          </table:table-cell>
          <table:table-cell office:value-type="float" office:value="4822490" calcext:value-type="float">
            <text:p>4822490</text:p>
          </table:table-cell>
          <table:table-cell office:value-type="float" office:value="7870372" calcext:value-type="float">
            <text:p>7870372</text:p>
          </table:table-cell>
          <table:table-cell office:value-type="float" office:value="1733407" calcext:value-type="float">
            <text:p>1733407</text:p>
          </table:table-cell>
          <table:table-cell office:value-type="float" office:value="237812" calcext:value-type="float">
            <text:p>237812</text:p>
          </table:table-cell>
          <table:table-cell office:value-type="float" office:value="4639960" calcext:value-type="float">
            <text:p>4639960</text:p>
          </table:table-cell>
          <table:table-cell/>
          <table:table-cell office:value-type="float" office:value="2163403" calcext:value-type="float">
            <text:p>2163403</text:p>
          </table:table-cell>
          <table:table-cell office:value-type="float" office:value="33146" calcext:value-type="float">
            <text:p>33146</text:p>
          </table:table-cell>
          <table:table-cell/>
          <table:table-cell table:style-name="Default"/>
          <table:table-cell office:value-type="float" office:value="11042477" calcext:value-type="float">
            <text:p>11042477</text:p>
          </table:table-cell>
          <table:table-cell/>
          <table:table-cell office:value-type="float" office:value="100624" calcext:value-type="float">
            <text:p>100624</text:p>
          </table:table-cell>
          <table:table-cell office:value-type="float" office:value="91659" calcext:value-type="float">
            <text:p>91659</text:p>
          </table:table-cell>
          <table:table-cell office:value-type="float" office:value="1045670" calcext:value-type="float">
            <text:p>1045670</text:p>
          </table:table-cell>
          <table:table-cell office:value-type="float" office:value="-7016" calcext:value-type="float">
            <text:p>-7016</text:p>
          </table:table-cell>
          <table:table-cell office:value-type="float" office:value="2040072" calcext:value-type="float">
            <text:p>2040072</text:p>
          </table:table-cell>
          <table:table-cell/>
          <table:table-cell table:style-name="Default"/>
          <table:table-cell office:value-type="float" office:value="8476836" calcext:value-type="float">
            <text:p>8476836</text:p>
          </table:table-cell>
          <table:table-cell office:value-type="float" office:value="424909" calcext:value-type="float">
            <text:p>424909</text:p>
          </table:table-cell>
          <table:table-cell office:value-type="float" office:value="162531" calcext:value-type="float">
            <text:p>162531</text:p>
          </table:table-cell>
          <table:table-cell/>
          <table:table-cell office:value-type="float" office:value="5170256" calcext:value-type="float">
            <text:p>5170256</text:p>
          </table:table-cell>
          <table:table-cell office:value-type="float" office:value="2600616" calcext:value-type="float">
            <text:p>2600616</text:p>
          </table:table-cell>
          <table:table-cell office:value-type="float" office:value="219442" calcext:value-type="float">
            <text:p>219442</text:p>
          </table:table-cell>
          <table:table-cell office:value-type="float" office:value="1331447" calcext:value-type="float">
            <text:p>1331447</text:p>
          </table:table-cell>
          <table:table-cell office:value-type="float" office:value="409185" calcext:value-type="float">
            <text:p>409185</text:p>
          </table:table-cell>
          <table:table-cell office:value-type="float" office:value="4333" calcext:value-type="float">
            <text:p>4333</text:p>
          </table:table-cell>
          <table:table-cell office:value-type="float" office:value="3816780" calcext:value-type="float">
            <text:p>3816780</text:p>
          </table:table-cell>
          <table:table-cell/>
          <table:table-cell office:value-type="float" office:value="2040426" calcext:value-type="float">
            <text:p>2040426</text:p>
          </table:table-cell>
          <table:table-cell office:value-type="float" office:value="6526722" calcext:value-type="float">
            <text:p>6526722</text:p>
          </table:table-cell>
          <table:table-cell/>
          <table:table-cell office:value-type="float" office:value="474870" calcext:value-type="float">
            <text:p>474870</text:p>
          </table:table-cell>
          <table:table-cell office:value-type="float" office:value="2109017" calcext:value-type="float">
            <text:p>2109017</text:p>
          </table:table-cell>
          <table:table-cell office:value-type="float" office:value="179918" calcext:value-type="float">
            <text:p>179918</text:p>
          </table:table-cell>
          <table:table-cell office:value-type="float" office:value="3641937" calcext:value-type="float">
            <text:p>3641937</text:p>
          </table:table-cell>
          <table:table-cell office:value-type="float" office:value="778864" calcext:value-type="float">
            <text:p>778864</text:p>
          </table:table-cell>
          <table:table-cell office:value-type="float" office:value="6453315" calcext:value-type="float">
            <text:p>6453315</text:p>
          </table:table-cell>
          <table:table-cell/>
          <table:table-cell office:value-type="float" office:value="166534" calcext:value-type="float">
            <text:p>166534</text:p>
          </table:table-cell>
          <table:table-cell office:value-type="float" office:value="1310110" calcext:value-type="float">
            <text:p>1310110</text:p>
          </table:table-cell>
          <table:table-cell table:style-name="Default"/>
          <table:table-cell office:value-type="float" office:value="2448942" calcext:value-type="float">
            <text:p>2448942</text:p>
          </table:table-cell>
          <table:table-cell office:value-type="float" office:value="5606790" calcext:value-type="float">
            <text:p>5606790</text:p>
          </table:table-cell>
          <table:table-cell office:value-type="float" office:value="1374697" calcext:value-type="float">
            <text:p>1374697</text:p>
          </table:table-cell>
          <table:table-cell office:value-type="float" office:value="297598" calcext:value-type="float">
            <text:p>297598</text:p>
          </table:table-cell>
          <table:table-cell office:value-type="float" office:value="459238" calcext:value-type="float">
            <text:p>459238</text:p>
          </table:table-cell>
          <table:table-cell office:value-type="float" office:value="1699857" calcext:value-type="float">
            <text:p>1699857</text:p>
          </table:table-cell>
          <table:table-cell office:value-type="float" office:value="5566" calcext:value-type="float">
            <text:p>5566</text:p>
          </table:table-cell>
          <table:table-cell office:value-type="float" office:value="1583952" calcext:value-type="float">
            <text:p>1583952</text:p>
          </table:table-cell>
          <table:table-cell office:value-type="float" office:value="1412015" calcext:value-type="float">
            <text:p>1412015</text:p>
          </table:table-cell>
          <table:table-cell office:value-type="float" office:value="426682" calcext:value-type="float">
            <text:p>426682</text:p>
          </table:table-cell>
          <table:table-cell office:value-type="float" office:value="669093" calcext:value-type="float">
            <text:p>669093</text:p>
          </table:table-cell>
          <table:table-cell office:value-type="float" office:value="1698322" calcext:value-type="float">
            <text:p>1698322</text:p>
          </table:table-cell>
          <table:table-cell/>
          <table:table-cell office:value-type="float" office:value="228860" calcext:value-type="float">
            <text:p>228860</text:p>
          </table:table-cell>
          <table:table-cell office:value-type="float" office:value="358701" calcext:value-type="float">
            <text:p>358701</text:p>
          </table:table-cell>
          <table:table-cell office:value-type="float" office:value="2746145" calcext:value-type="float">
            <text:p>2746145</text:p>
          </table:table-cell>
          <table:table-cell office:value-type="float" office:value="8159" calcext:value-type="float">
            <text:p>8159</text:p>
          </table:table-cell>
          <table:table-cell office:value-type="float" office:value="261500" calcext:value-type="float">
            <text:p>261500</text:p>
          </table:table-cell>
          <table:table-cell office:value-type="float" office:value="28421862" calcext:value-type="float">
            <text:p>28421862</text:p>
          </table:table-cell>
          <table:table-cell office:value-type="float" office:value="1486916" calcext:value-type="float">
            <text:p>1486916</text:p>
          </table:table-cell>
          <table:table-cell office:value-type="float" office:value="186244" calcext:value-type="float">
            <text:p>186244</text:p>
          </table:table-cell>
          <table:table-cell office:value-type="float" office:value="309399910" calcext:value-type="float">
            <text:p>309399910</text:p>
          </table:table-cell>
          <table:table-cell office:value-type="float" office:value="1801185" calcext:value-type="float">
            <text:p>1801185</text:p>
          </table:table-cell>
          <table:table-cell office:value-type="float" office:value="2372996" calcext:value-type="float">
            <text:p>2372996</text:p>
          </table:table-cell>
          <table:table-cell table:number-columns-repeated="2"/>
          <table:table-cell office:value-type="float" office:value="1035746" calcext:value-type="float">
            <text:p>1035746</text:p>
          </table:table-cell>
          <table:table-cell office:value-type="float" office:value="-362159" calcext:value-type="float">
            <text:p>-362159</text:p>
          </table:table-cell>
          <table:table-cell/>
          <table:table-cell office:value-type="float" office:value="-147937" calcext:value-type="float">
            <text:p>-147937</text:p>
          </table:table-cell>
          <table:table-cell office:value-type="float" office:value="6668286" calcext:value-type="float">
            <text:p>6668286</text:p>
          </table:table-cell>
          <table:table-cell office:value-type="float" office:value="113447" calcext:value-type="float">
            <text:p>113447</text:p>
          </table:table-cell>
          <table:table-cell office:value-type="float" office:value="-225233" calcext:value-type="float">
            <text:p>-225233</text:p>
          </table:table-cell>
          <table:table-cell/>
          <table:table-cell office:value-type="float" office:value="1642011" calcext:value-type="float">
            <text:p>1642011</text:p>
          </table:table-cell>
          <table:table-cell/>
          <table:table-cell office:value-type="float" office:value="649408" calcext:value-type="float">
            <text:p>649408</text:p>
          </table:table-cell>
          <table:table-cell office:value-type="float" office:value="572171" calcext:value-type="float">
            <text:p>572171</text:p>
          </table:table-cell>
          <table:table-cell table:number-columns-repeated="3"/>
          <table:table-cell table:style-name="Default"/>
          <table:table-cell office:value-type="float" office:value="146306" calcext:value-type="float">
            <text:p>146306</text:p>
          </table:table-cell>
          <table:table-cell office:value-type="float" office:value="3791426" calcext:value-type="float">
            <text:p>3791426</text:p>
          </table:table-cell>
          <table:table-cell office:value-type="float" office:value="1027943" calcext:value-type="float">
            <text:p>1027943</text:p>
          </table:table-cell>
          <table:table-cell office:value-type="float" office:value="450178" calcext:value-type="float">
            <text:p>450178</text:p>
          </table:table-cell>
          <table:table-cell/>
          <table:table-cell table:style-name="Default"/>
          <table:table-cell office:value-type="float" office:value="33631000" calcext:value-type="float">
            <text:p>33631000</text:p>
          </table:table-cell>
          <table:table-cell office:value-type="float" office:value="21060624" calcext:value-type="float">
            <text:p>21060624</text:p>
          </table:table-cell>
          <table:table-cell/>
          <table:table-cell office:value-type="float" office:value="1244648" calcext:value-type="float">
            <text:p>1244648</text:p>
          </table:table-cell>
          <table:table-cell office:value-type="float" office:value="629902" calcext:value-type="float">
            <text:p>629902</text:p>
          </table:table-cell>
          <table:table-cell office:value-type="float" office:value="483586" calcext:value-type="float">
            <text:p>483586</text:p>
          </table:table-cell>
          <table:table-cell office:value-type="float" office:value="934401" calcext:value-type="float">
            <text:p>934401</text:p>
          </table:table-cell>
          <table:table-cell office:value-type="float" office:value="32586" calcext:value-type="float">
            <text:p>32586</text:p>
          </table:table-cell>
          <table:table-cell office:value-type="float" office:value="300692" calcext:value-type="float">
            <text:p>300692</text:p>
          </table:table-cell>
          <table:table-cell office:value-type="float" office:value="5025972" calcext:value-type="float">
            <text:p>5025972</text:p>
          </table:table-cell>
          <table:table-cell office:value-type="float" office:value="3219707" calcext:value-type="float">
            <text:p>3219707</text:p>
          </table:table-cell>
          <table:table-cell office:value-type="float" office:value="230547" calcext:value-type="float">
            <text:p>230547</text:p>
          </table:table-cell>
          <table:table-cell/>
          <table:table-cell office:value-type="float" office:value="29353830" calcext:value-type="float">
            <text:p>29353830</text:p>
          </table:table-cell>
          <table:table-cell office:value-type="float" office:value="1194426" calcext:value-type="float">
            <text:p>1194426</text:p>
          </table:table-cell>
          <table:table-cell table:number-columns-repeated="2"/>
          <table:table-cell office:value-type="float" office:value="525492" calcext:value-type="float">
            <text:p>525492</text:p>
          </table:table-cell>
          <table:table-cell office:value-type="float" office:value="1219067" calcext:value-type="float">
            <text:p>1219067</text:p>
          </table:table-cell>
          <table:table-cell office:value-type="float" office:value="921024" calcext:value-type="float">
            <text:p>921024</text:p>
          </table:table-cell>
          <table:table-cell office:value-type="float" office:value="1119851" calcext:value-type="float">
            <text:p>1119851</text:p>
          </table:table-cell>
          <table:table-cell office:value-type="float" office:value="583047" calcext:value-type="float">
            <text:p>583047</text:p>
          </table:table-cell>
          <table:table-cell office:value-type="float" office:value="13388" calcext:value-type="float">
            <text:p>13388</text:p>
          </table:table-cell>
          <table:table-cell office:value-type="float" office:value="2228790" calcext:value-type="float">
            <text:p>2228790</text:p>
          </table:table-cell>
          <table:table-cell/>
          <table:table-cell office:value-type="float" office:value="602533" calcext:value-type="float">
            <text:p>602533</text:p>
          </table:table-cell>
          <table:table-cell office:value-type="float" office:value="1381849" calcext:value-type="float">
            <text:p>1381849</text:p>
          </table:table-cell>
          <table:table-cell office:value-type="float" office:value="171551" calcext:value-type="float">
            <text:p>171551</text:p>
          </table:table-cell>
          <table:table-cell office:value-type="float" office:value="-208147" calcext:value-type="float">
            <text:p>-208147</text:p>
          </table:table-cell>
          <table:table-cell office:value-type="float" office:value="1227096" calcext:value-type="float">
            <text:p>1227096</text:p>
          </table:table-cell>
          <table:table-cell office:value-type="float" office:value="3467135" calcext:value-type="float">
            <text:p>3467135</text:p>
          </table:table-cell>
          <table:table-cell office:value-type="float" office:value="4186974" calcext:value-type="float">
            <text:p>4186974</text:p>
          </table:table-cell>
          <table:table-cell office:value-type="float" office:value="141131" calcext:value-type="float">
            <text:p>141131</text:p>
          </table:table-cell>
          <table:table-cell office:value-type="float" office:value="270411" calcext:value-type="float">
            <text:p>270411</text:p>
          </table:table-cell>
          <table:table-cell office:value-type="float" office:value="45320" calcext:value-type="float">
            <text:p>45320</text:p>
          </table:table-cell>
          <table:table-cell office:value-type="float" office:value="26443755" calcext:value-type="float">
            <text:p>26443755</text:p>
          </table:table-cell>
          <table:table-cell/>
          <table:table-cell office:value-type="float" office:value="173692136" calcext:value-type="float">
            <text:p>173692136</text:p>
          </table:table-cell>
          <table:table-cell/>
          <table:table-cell office:value-type="float" office:value="70695" calcext:value-type="float">
            <text:p>70695</text:p>
          </table:table-cell>
          <table:table-cell office:value-type="float" office:value="415634" calcext:value-type="float">
            <text:p>415634</text:p>
          </table:table-cell>
          <table:table-cell office:value-type="float" office:value="-6286" calcext:value-type="float">
            <text:p>-6286</text:p>
          </table:table-cell>
          <table:table-cell office:value-type="float" office:value="2578554" calcext:value-type="float">
            <text:p>2578554</text:p>
          </table:table-cell>
          <table:table-cell office:value-type="float" office:value="1144198" calcext:value-type="float">
            <text:p>1144198</text:p>
          </table:table-cell>
          <table:table-cell table:style-name="Default"/>
          <table:table-cell/>
          <table:table-cell office:value-type="float" office:value="2374126" calcext:value-type="float">
            <text:p>2374126</text:p>
          </table:table-cell>
          <table:table-cell office:value-type="float" office:value="3916541" calcext:value-type="float">
            <text:p>3916541</text:p>
          </table:table-cell>
          <table:table-cell office:value-type="float" office:value="3133570" calcext:value-type="float">
            <text:p>3133570</text:p>
          </table:table-cell>
          <table:table-cell office:value-type="float" office:value="47343" calcext:value-type="float">
            <text:p>47343</text:p>
          </table:table-cell>
          <table:table-cell/>
          <table:table-cell office:value-type="float" office:value="-61043" calcext:value-type="float">
            <text:p>-61043</text:p>
          </table:table-cell>
          <table:table-cell office:value-type="float" office:value="40026" calcext:value-type="float">
            <text:p>40026</text:p>
          </table:table-cell>
          <table:table-cell table:style-name="Default"/>
          <table:table-cell office:value-type="float" office:value="714157" calcext:value-type="float">
            <text:p>714157</text:p>
          </table:table-cell>
          <table:table-cell/>
          <table:table-cell office:value-type="float" office:value="11696960" calcext:value-type="float">
            <text:p>11696960</text:p>
          </table:table-cell>
          <table:table-cell table:style-name="Default"/>
          <table:table-cell office:value-type="float" office:value="-53" calcext:value-type="float">
            <text:p>-53</text:p>
          </table:table-cell>
          <table:table-cell office:value-type="float" office:value="2839742" calcext:value-type="float">
            <text:p>2839742</text:p>
          </table:table-cell>
          <table:table-cell/>
          <table:table-cell office:value-type="float" office:value="113447" calcext:value-type="float">
            <text:p>113447</text:p>
          </table:table-cell>
          <table:table-cell office:value-type="float" office:value="165781" calcext:value-type="float">
            <text:p>165781</text:p>
          </table:table-cell>
          <table:table-cell office:value-type="float" office:value="102607" calcext:value-type="float">
            <text:p>102607</text:p>
          </table:table-cell>
          <table:table-cell office:value-type="float" office:value="6062277" calcext:value-type="float">
            <text:p>6062277</text:p>
          </table:table-cell>
          <table:table-cell office:value-type="float" office:value="3844494" calcext:value-type="float">
            <text:p>3844494</text:p>
          </table:table-cell>
          <table:table-cell/>
          <table:table-cell office:value-type="float" office:value="338889016" calcext:value-type="float">
            <text:p>338889016</text:p>
          </table:table-cell>
          <table:table-cell/>
          <table:table-cell office:value-type="float" office:value="444288" calcext:value-type="float">
            <text:p>444288</text:p>
          </table:table-cell>
          <table:table-cell office:value-type="float" office:value="4991" calcext:value-type="float">
            <text:p>4991</text:p>
          </table:table-cell>
          <table:table-cell office:value-type="float" office:value="28995" calcext:value-type="float">
            <text:p>28995</text:p>
          </table:table-cell>
          <table:table-cell office:value-type="float" office:value="4816413" calcext:value-type="float">
            <text:p>4816413</text:p>
          </table:table-cell>
          <table:table-cell/>
          <table:table-cell office:value-type="float" office:value="633398" calcext:value-type="float">
            <text:p>633398</text:p>
          </table:table-cell>
          <table:table-cell/>
          <table:table-cell table:style-name="ce1" office:value-type="float" office:value="727" calcext:value-type="float">
            <text:p>727</text:p>
          </table:table-cell>
          <table:table-cell office:value-type="float" office:value="569894" calcext:value-type="float">
            <text:p>569894</text:p>
          </table:table-cell>
          <table:table-cell office:value-type="float" office:value="28484" calcext:value-type="float">
            <text:p>28484</text:p>
          </table:table-cell>
          <table:table-cell office:value-type="float" office:value="1982601" calcext:value-type="float">
            <text:p>1982601</text:p>
          </table:table-cell>
          <table:table-cell table:number-columns-repeated="2"/>
          <table:table-cell office:value-type="float" office:value="1832110" calcext:value-type="float">
            <text:p>1832110</text:p>
          </table:table-cell>
          <table:table-cell table:style-name="Default"/>
          <table:table-cell office:value-type="float" office:value="-39660" calcext:value-type="float">
            <text:p>-39660</text:p>
          </table:table-cell>
          <table:table-cell office:value-type="float" office:value="1813890" calcext:value-type="float">
            <text:p>1813890</text:p>
          </table:table-cell>
          <table:table-cell office:value-type="float" office:value="-342969" calcext:value-type="float">
            <text:p>-342969</text:p>
          </table:table-cell>
          <table:table-cell office:value-type="float" office:value="648700" calcext:value-type="float">
            <text:p>648700</text:p>
          </table:table-cell>
          <table:table-cell table:style-name="Default"/>
          <table:table-cell/>
          <table:table-cell office:value-type="float" office:value="768076" calcext:value-type="float">
            <text:p>768076</text:p>
          </table:table-cell>
          <table:table-cell office:value-type="float" office:value="2069681" calcext:value-type="float">
            <text:p>2069681</text:p>
          </table:table-cell>
          <table:table-cell office:value-type="float" office:value="1314690" calcext:value-type="float">
            <text:p>1314690</text:p>
          </table:table-cell>
          <table:table-cell office:value-type="float" office:value="4236019" calcext:value-type="float">
            <text:p>4236019</text:p>
          </table:table-cell>
          <table:table-cell office:value-type="float" office:value="-267782" calcext:value-type="float">
            <text:p>-267782</text:p>
          </table:table-cell>
          <table:table-cell office:value-type="float" office:value="1376904" calcext:value-type="float">
            <text:p>1376904</text:p>
          </table:table-cell>
          <table:table-cell office:value-type="float" office:value="889560" calcext:value-type="float">
            <text:p>889560</text:p>
          </table:table-cell>
          <table:table-cell/>
          <table:table-cell office:value-type="float" office:value="1577581" calcext:value-type="float">
            <text:p>1577581</text:p>
          </table:table-cell>
          <table:table-cell office:value-type="float" office:value="60469" calcext:value-type="float">
            <text:p>60469</text:p>
          </table:table-cell>
          <table:table-cell office:value-type="float" office:value="482260" calcext:value-type="float">
            <text:p>482260</text:p>
          </table:table-cell>
          <table:table-cell office:value-type="float" office:value="294134" calcext:value-type="float">
            <text:p>294134</text:p>
          </table:table-cell>
          <table:table-cell table:style-name="Default"/>
          <table:table-cell office:value-type="float" office:value="329263" calcext:value-type="float">
            <text:p>329263</text:p>
          </table:table-cell>
          <table:table-cell office:value-type="float" office:value="1854043" calcext:value-type="float">
            <text:p>1854043</text:p>
          </table:table-cell>
          <table:table-cell table:number-columns-repeated="2"/>
          <table:table-cell office:value-type="float" office:value="67455" calcext:value-type="float">
            <text:p>67455</text:p>
          </table:table-cell>
          <table:table-cell office:value-type="float" office:value="128174" calcext:value-type="float">
            <text:p>128174</text:p>
          </table:table-cell>
          <table:table-cell/>
          <table:table-cell office:value-type="float" office:value="719791" calcext:value-type="float">
            <text:p>719791</text:p>
          </table:table-cell>
          <table:table-cell office:value-type="float" office:value="33971" calcext:value-type="float">
            <text:p>33971</text:p>
          </table:table-cell>
          <table:table-cell office:value-type="float" office:value="13034" calcext:value-type="float">
            <text:p>13034</text:p>
          </table:table-cell>
          <table:table-cell table:style-name="Default"/>
          <table:table-cell office:value-type="float" office:value="10258703" calcext:value-type="float">
            <text:p>10258703</text:p>
          </table:table-cell>
          <table:table-cell office:value-type="float" office:value="10901005" calcext:value-type="float">
            <text:p>10901005</text:p>
          </table:table-cell>
          <table:table-cell office:value-type="float" office:value="365276" calcext:value-type="float">
            <text:p>365276</text:p>
          </table:table-cell>
          <table:table-cell office:value-type="float" office:value="228860" calcext:value-type="float">
            <text:p>228860</text:p>
          </table:table-cell>
          <table:table-cell office:value-type="float" office:value="384015" calcext:value-type="float">
            <text:p>384015</text:p>
          </table:table-cell>
          <table:table-cell office:value-type="float" office:value="1590375" calcext:value-type="float">
            <text:p>1590375</text:p>
          </table:table-cell>
          <table:table-cell table:style-name="Default"/>
          <table:table-cell office:value-type="float" office:value="401680" calcext:value-type="float">
            <text:p>401680</text:p>
          </table:table-cell>
          <table:table-cell office:value-type="float" office:value="-780893" calcext:value-type="float">
            <text:p>-780893</text:p>
          </table:table-cell>
          <table:table-cell office:value-type="float" office:value="225221" calcext:value-type="float">
            <text:p>225221</text:p>
          </table:table-cell>
          <table:table-cell office:value-type="float" office:value="-34753" calcext:value-type="float">
            <text:p>-34753</text:p>
          </table:table-cell>
          <table:table-cell office:value-type="float" office:value="43397435" calcext:value-type="float">
            <text:p>43397435</text:p>
          </table:table-cell>
          <table:table-cell office:value-type="float" office:value="118190" calcext:value-type="float">
            <text:p>118190</text:p>
          </table:table-cell>
          <table:table-cell office:value-type="float" office:value="1235716" calcext:value-type="float">
            <text:p>1235716</text:p>
          </table:table-cell>
          <table:table-cell office:value-type="float" office:value="-148448" calcext:value-type="float">
            <text:p>-148448</text:p>
          </table:table-cell>
          <table:table-cell office:value-type="float" office:value="798544" calcext:value-type="float">
            <text:p>798544</text:p>
          </table:table-cell>
          <table:table-cell office:value-type="float" office:value="1366333" calcext:value-type="float">
            <text:p>1366333</text:p>
          </table:table-cell>
          <table:table-cell office:value-type="float" office:value="2207973" calcext:value-type="float">
            <text:p>2207973</text:p>
          </table:table-cell>
          <table:table-cell office:value-type="float" office:value="80518" calcext:value-type="float">
            <text:p>80518</text:p>
          </table:table-cell>
          <table:table-cell office:value-type="float" office:value="475303" calcext:value-type="float">
            <text:p>475303</text:p>
          </table:table-cell>
          <table:table-cell office:value-type="float" office:value="409642" calcext:value-type="float">
            <text:p>409642</text:p>
          </table:table-cell>
          <table:table-cell office:value-type="float" office:value="1138791" calcext:value-type="float">
            <text:p>1138791</text:p>
          </table:table-cell>
          <table:table-cell office:value-type="float" office:value="5885902" calcext:value-type="float">
            <text:p>5885902</text:p>
          </table:table-cell>
          <table:table-cell table:style-name="Default"/>
          <table:table-cell/>
          <table:table-cell office:value-type="float" office:value="72150" calcext:value-type="float">
            <text:p>72150</text:p>
          </table:table-cell>
          <table:table-cell office:value-type="float" office:value="18788214" calcext:value-type="float">
            <text:p>18788214</text:p>
          </table:table-cell>
          <table:table-cell office:value-type="float" office:value="160616001" calcext:value-type="float">
            <text:p>160616001</text:p>
          </table:table-cell>
          <table:table-cell office:value-type="float" office:value="503891" calcext:value-type="float">
            <text:p>503891</text:p>
          </table:table-cell>
          <table:table-cell office:value-type="float" office:value="2696984" calcext:value-type="float">
            <text:p>2696984</text:p>
          </table:table-cell>
          <table:table-cell office:value-type="float" office:value="938344" calcext:value-type="float">
            <text:p>938344</text:p>
          </table:table-cell>
          <table:table-cell office:value-type="float" office:value="136154" calcext:value-type="float">
            <text:p>136154</text:p>
          </table:table-cell>
          <table:table-cell office:value-type="float" office:value="3913668" calcext:value-type="float">
            <text:p>3913668</text:p>
          </table:table-cell>
          <table:table-cell office:value-type="float" office:value="-13595" calcext:value-type="float">
            <text:p>-13595</text:p>
          </table:table-cell>
          <table:table-cell office:value-type="float" office:value="2092431" calcext:value-type="float">
            <text:p>2092431</text:p>
          </table:table-cell>
          <table:table-cell/>
          <table:table-cell office:value-type="float" office:value="458565" calcext:value-type="float">
            <text:p>458565</text:p>
          </table:table-cell>
          <table:table-cell/>
          <table:table-cell office:value-type="float" office:value="514" calcext:value-type="float">
            <text:p>514</text:p>
          </table:table-cell>
        </table:table-row>
        <table:table-row table:style-name="ro2">
          <table:table-cell office:value-type="string" calcext:value-type="string">
            <text:p>03-2012</text:p>
          </table:table-cell>
          <table:table-cell office:value-type="float" office:value="7538034" calcext:value-type="float">
            <text:p>7538034</text:p>
          </table:table-cell>
          <table:table-cell office:value-type="float" office:value="-14561" calcext:value-type="float">
            <text:p>-14561</text:p>
          </table:table-cell>
          <table:table-cell office:value-type="float" office:value="80397" calcext:value-type="float">
            <text:p>80397</text:p>
          </table:table-cell>
          <table:table-cell office:value-type="float" office:value="48367" calcext:value-type="float">
            <text:p>48367</text:p>
          </table:table-cell>
          <table:table-cell office:value-type="float" office:value="685168" calcext:value-type="float">
            <text:p>685168</text:p>
          </table:table-cell>
          <table:table-cell/>
          <table:table-cell office:value-type="float" office:value="3110904" calcext:value-type="float">
            <text:p>3110904</text:p>
          </table:table-cell>
          <table:table-cell table:style-name="Default"/>
          <table:table-cell office:value-type="float" office:value="1826015" calcext:value-type="float">
            <text:p>1826015</text:p>
          </table:table-cell>
          <table:table-cell table:style-name="Default"/>
          <table:table-cell office:value-type="float" office:value="432306" calcext:value-type="float">
            <text:p>432306</text:p>
          </table:table-cell>
          <table:table-cell table:number-columns-repeated="3"/>
          <table:table-cell office:value-type="float" office:value="1012293" calcext:value-type="float">
            <text:p>1012293</text:p>
          </table:table-cell>
          <table:table-cell office:value-type="float" office:value="51974" calcext:value-type="float">
            <text:p>51974</text:p>
          </table:table-cell>
          <table:table-cell office:value-type="float" office:value="9361251" calcext:value-type="float">
            <text:p>9361251</text:p>
          </table:table-cell>
          <table:table-cell table:number-columns-repeated="2"/>
          <table:table-cell office:value-type="float" office:value="81102546" calcext:value-type="float">
            <text:p>81102546</text:p>
          </table:table-cell>
          <table:table-cell/>
          <table:table-cell office:value-type="float" office:value="414986" calcext:value-type="float">
            <text:p>414986</text:p>
          </table:table-cell>
          <table:table-cell office:value-type="float" office:value="-103866" calcext:value-type="float">
            <text:p>-103866</text:p>
          </table:table-cell>
          <table:table-cell office:value-type="float" office:value="63609" calcext:value-type="float">
            <text:p>63609</text:p>
          </table:table-cell>
          <table:table-cell table:style-name="Default"/>
          <table:table-cell office:value-type="float" office:value="1638610" calcext:value-type="float">
            <text:p>1638610</text:p>
          </table:table-cell>
          <table:table-cell office:value-type="float" office:value="1129740" calcext:value-type="float">
            <text:p>1129740</text:p>
          </table:table-cell>
          <table:table-cell office:value-type="float" office:value="2024526" calcext:value-type="float">
            <text:p>2024526</text:p>
          </table:table-cell>
          <table:table-cell office:value-type="float" office:value="66047078" calcext:value-type="float">
            <text:p>66047078</text:p>
          </table:table-cell>
          <table:table-cell office:value-type="float" office:value="63844116" calcext:value-type="float">
            <text:p>63844116</text:p>
          </table:table-cell>
          <table:table-cell office:value-type="float" office:value="388756" calcext:value-type="float">
            <text:p>388756</text:p>
          </table:table-cell>
          <table:table-cell office:value-type="float" office:value="4799360" calcext:value-type="float">
            <text:p>4799360</text:p>
          </table:table-cell>
          <table:table-cell office:value-type="float" office:value="247864" calcext:value-type="float">
            <text:p>247864</text:p>
          </table:table-cell>
          <table:table-cell office:value-type="float" office:value="21883" calcext:value-type="float">
            <text:p>21883</text:p>
          </table:table-cell>
          <table:table-cell office:value-type="float" office:value="587559" calcext:value-type="float">
            <text:p>587559</text:p>
          </table:table-cell>
          <table:table-cell office:value-type="float" office:value="826546" calcext:value-type="float">
            <text:p>826546</text:p>
          </table:table-cell>
          <table:table-cell office:value-type="float" office:value="55537" calcext:value-type="float">
            <text:p>55537</text:p>
          </table:table-cell>
          <table:table-cell office:value-type="float" office:value="2482951" calcext:value-type="float">
            <text:p>2482951</text:p>
          </table:table-cell>
          <table:table-cell office:value-type="float" office:value="1215651" calcext:value-type="float">
            <text:p>1215651</text:p>
          </table:table-cell>
          <table:table-cell office:value-type="float" office:value="1126" calcext:value-type="float">
            <text:p>1126</text:p>
          </table:table-cell>
          <table:table-cell office:value-type="float" office:value="197300" calcext:value-type="float">
            <text:p>197300</text:p>
          </table:table-cell>
          <table:table-cell office:value-type="float" office:value="-14860" calcext:value-type="float">
            <text:p>-14860</text:p>
          </table:table-cell>
          <table:table-cell/>
          <table:table-cell office:value-type="float" office:value="-32592" calcext:value-type="float">
            <text:p>-32592</text:p>
          </table:table-cell>
          <table:table-cell office:value-type="float" office:value="7848902" calcext:value-type="float">
            <text:p>7848902</text:p>
          </table:table-cell>
          <table:table-cell office:value-type="float" office:value="7818581" calcext:value-type="float">
            <text:p>7818581</text:p>
          </table:table-cell>
          <table:table-cell office:value-type="float" office:value="9882963" calcext:value-type="float">
            <text:p>9882963</text:p>
          </table:table-cell>
          <table:table-cell office:value-type="float" office:value="780666" calcext:value-type="float">
            <text:p>780666</text:p>
          </table:table-cell>
          <table:table-cell office:value-type="float" office:value="8556170" calcext:value-type="float">
            <text:p>8556170</text:p>
          </table:table-cell>
          <table:table-cell office:value-type="float" office:value="916681" calcext:value-type="float">
            <text:p>916681</text:p>
          </table:table-cell>
          <table:table-cell office:value-type="float" office:value="14203904" calcext:value-type="float">
            <text:p>14203904</text:p>
          </table:table-cell>
          <table:table-cell office:value-type="float" office:value="-96" calcext:value-type="float">
            <text:p>-96</text:p>
          </table:table-cell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  <table:table-cell office:value-type="float" office:value="41502" calcext:value-type="float">
            <text:p>41502</text:p>
          </table:table-cell>
          <table:table-cell office:value-type="float" office:value="3012347" calcext:value-type="float">
            <text:p>3012347</text:p>
          </table:table-cell>
          <table:table-cell office:value-type="float" office:value="1152511" calcext:value-type="float">
            <text:p>1152511</text:p>
          </table:table-cell>
          <table:table-cell office:value-type="float" office:value="-4400" calcext:value-type="float">
            <text:p>-4400</text:p>
          </table:table-cell>
          <table:table-cell office:value-type="float" office:value="79793446" calcext:value-type="float">
            <text:p>79793446</text:p>
          </table:table-cell>
          <table:table-cell office:value-type="float" office:value="2038071" calcext:value-type="float">
            <text:p>2038071</text:p>
          </table:table-cell>
          <table:table-cell office:value-type="float" office:value="10697686" calcext:value-type="float">
            <text:p>10697686</text:p>
          </table:table-cell>
          <table:table-cell office:value-type="float" office:value="1279571" calcext:value-type="float">
            <text:p>1279571</text:p>
          </table:table-cell>
          <table:table-cell office:value-type="float" office:value="896030" calcext:value-type="float">
            <text:p>896030</text:p>
          </table:table-cell>
          <table:table-cell office:value-type="float" office:value="2631329" calcext:value-type="float">
            <text:p>2631329</text:p>
          </table:table-cell>
          <table:table-cell table:style-name="Default"/>
          <table:table-cell office:value-type="float" office:value="1569326" calcext:value-type="float">
            <text:p>1569326</text:p>
          </table:table-cell>
          <table:table-cell office:value-type="float" office:value="13834903" calcext:value-type="float">
            <text:p>13834903</text:p>
          </table:table-cell>
          <table:table-cell office:value-type="float" office:value="1581260" calcext:value-type="float">
            <text:p>1581260</text:p>
          </table:table-cell>
          <table:table-cell office:value-type="float" office:value="840897" calcext:value-type="float">
            <text:p>840897</text:p>
          </table:table-cell>
          <table:table-cell office:value-type="float" office:value="1277749" calcext:value-type="float">
            <text:p>1277749</text:p>
          </table:table-cell>
          <table:table-cell office:value-type="float" office:value="1167991" calcext:value-type="float">
            <text:p>1167991</text:p>
          </table:table-cell>
          <table:table-cell office:value-type="float" office:value="310592" calcext:value-type="float">
            <text:p>310592</text:p>
          </table:table-cell>
          <table:table-cell office:value-type="float" office:value="1483811" calcext:value-type="float">
            <text:p>1483811</text:p>
          </table:table-cell>
          <table:table-cell office:value-type="float" office:value="509153" calcext:value-type="float">
            <text:p>509153</text:p>
          </table:table-cell>
          <table:table-cell office:value-type="float" office:value="801407" calcext:value-type="float">
            <text:p>801407</text:p>
          </table:table-cell>
          <table:table-cell office:value-type="float" office:value="149029" calcext:value-type="float">
            <text:p>149029</text:p>
          </table:table-cell>
          <table:table-cell office:value-type="float" office:value="296076" calcext:value-type="float">
            <text:p>296076</text:p>
          </table:table-cell>
          <table:table-cell office:value-type="float" office:value="816471" calcext:value-type="float">
            <text:p>816471</text:p>
          </table:table-cell>
          <table:table-cell office:value-type="float" office:value="12800177" calcext:value-type="float">
            <text:p>12800177</text:p>
          </table:table-cell>
          <table:table-cell office:value-type="float" office:value="545118" calcext:value-type="float">
            <text:p>545118</text:p>
          </table:table-cell>
          <table:table-cell office:value-type="float" office:value="2547306" calcext:value-type="float">
            <text:p>2547306</text:p>
          </table:table-cell>
          <table:table-cell office:value-type="float" office:value="4911918" calcext:value-type="float">
            <text:p>4911918</text:p>
          </table:table-cell>
          <table:table-cell office:value-type="float" office:value="8439045" calcext:value-type="float">
            <text:p>8439045</text:p>
          </table:table-cell>
          <table:table-cell office:value-type="float" office:value="1701032" calcext:value-type="float">
            <text:p>1701032</text:p>
          </table:table-cell>
          <table:table-cell office:value-type="float" office:value="246853" calcext:value-type="float">
            <text:p>246853</text:p>
          </table:table-cell>
          <table:table-cell office:value-type="float" office:value="4881668" calcext:value-type="float">
            <text:p>4881668</text:p>
          </table:table-cell>
          <table:table-cell/>
          <table:table-cell office:value-type="float" office:value="2057431" calcext:value-type="float">
            <text:p>2057431</text:p>
          </table:table-cell>
          <table:table-cell office:value-type="float" office:value="-1955" calcext:value-type="float">
            <text:p>-1955</text:p>
          </table:table-cell>
          <table:table-cell/>
          <table:table-cell table:style-name="Default"/>
          <table:table-cell office:value-type="float" office:value="11404241" calcext:value-type="float">
            <text:p>11404241</text:p>
          </table:table-cell>
          <table:table-cell/>
          <table:table-cell office:value-type="float" office:value="107110" calcext:value-type="float">
            <text:p>107110</text:p>
          </table:table-cell>
          <table:table-cell office:value-type="float" office:value="97009" calcext:value-type="float">
            <text:p>97009</text:p>
          </table:table-cell>
          <table:table-cell office:value-type="float" office:value="1073262" calcext:value-type="float">
            <text:p>1073262</text:p>
          </table:table-cell>
          <table:table-cell office:value-type="float" office:value="-5685" calcext:value-type="float">
            <text:p>-5685</text:p>
          </table:table-cell>
          <table:table-cell office:value-type="float" office:value="2022535" calcext:value-type="float">
            <text:p>2022535</text:p>
          </table:table-cell>
          <table:table-cell/>
          <table:table-cell table:style-name="Default"/>
          <table:table-cell office:value-type="float" office:value="8200377" calcext:value-type="float">
            <text:p>8200377</text:p>
          </table:table-cell>
          <table:table-cell office:value-type="float" office:value="419005" calcext:value-type="float">
            <text:p>419005</text:p>
          </table:table-cell>
          <table:table-cell office:value-type="float" office:value="167675" calcext:value-type="float">
            <text:p>167675</text:p>
          </table:table-cell>
          <table:table-cell/>
          <table:table-cell office:value-type="float" office:value="5358811" calcext:value-type="float">
            <text:p>5358811</text:p>
          </table:table-cell>
          <table:table-cell office:value-type="float" office:value="2627198" calcext:value-type="float">
            <text:p>2627198</text:p>
          </table:table-cell>
          <table:table-cell office:value-type="float" office:value="228702" calcext:value-type="float">
            <text:p>228702</text:p>
          </table:table-cell>
          <table:table-cell office:value-type="float" office:value="1392785" calcext:value-type="float">
            <text:p>1392785</text:p>
          </table:table-cell>
          <table:table-cell office:value-type="float" office:value="414286" calcext:value-type="float">
            <text:p>414286</text:p>
          </table:table-cell>
          <table:table-cell office:value-type="float" office:value="4098" calcext:value-type="float">
            <text:p>4098</text:p>
          </table:table-cell>
          <table:table-cell office:value-type="float" office:value="3945519" calcext:value-type="float">
            <text:p>3945519</text:p>
          </table:table-cell>
          <table:table-cell/>
          <table:table-cell office:value-type="float" office:value="2140613" calcext:value-type="float">
            <text:p>2140613</text:p>
          </table:table-cell>
          <table:table-cell office:value-type="float" office:value="6573781" calcext:value-type="float">
            <text:p>6573781</text:p>
          </table:table-cell>
          <table:table-cell/>
          <table:table-cell office:value-type="float" office:value="471436" calcext:value-type="float">
            <text:p>471436</text:p>
          </table:table-cell>
          <table:table-cell office:value-type="float" office:value="2004258" calcext:value-type="float">
            <text:p>2004258</text:p>
          </table:table-cell>
          <table:table-cell office:value-type="float" office:value="171284" calcext:value-type="float">
            <text:p>171284</text:p>
          </table:table-cell>
          <table:table-cell office:value-type="float" office:value="3683838" calcext:value-type="float">
            <text:p>3683838</text:p>
          </table:table-cell>
          <table:table-cell office:value-type="float" office:value="775735" calcext:value-type="float">
            <text:p>775735</text:p>
          </table:table-cell>
          <table:table-cell office:value-type="float" office:value="6673256" calcext:value-type="float">
            <text:p>6673256</text:p>
          </table:table-cell>
          <table:table-cell/>
          <table:table-cell office:value-type="float" office:value="156965" calcext:value-type="float">
            <text:p>156965</text:p>
          </table:table-cell>
          <table:table-cell office:value-type="float" office:value="1283411" calcext:value-type="float">
            <text:p>1283411</text:p>
          </table:table-cell>
          <table:table-cell table:style-name="Default"/>
          <table:table-cell office:value-type="float" office:value="2766085" calcext:value-type="float">
            <text:p>2766085</text:p>
          </table:table-cell>
          <table:table-cell office:value-type="float" office:value="5305353" calcext:value-type="float">
            <text:p>5305353</text:p>
          </table:table-cell>
          <table:table-cell office:value-type="float" office:value="1464659" calcext:value-type="float">
            <text:p>1464659</text:p>
          </table:table-cell>
          <table:table-cell office:value-type="float" office:value="64332" calcext:value-type="float">
            <text:p>64332</text:p>
          </table:table-cell>
          <table:table-cell office:value-type="float" office:value="468443" calcext:value-type="float">
            <text:p>468443</text:p>
          </table:table-cell>
          <table:table-cell office:value-type="float" office:value="1766808" calcext:value-type="float">
            <text:p>1766808</text:p>
          </table:table-cell>
          <table:table-cell office:value-type="float" office:value="6448" calcext:value-type="float">
            <text:p>6448</text:p>
          </table:table-cell>
          <table:table-cell office:value-type="float" office:value="1670635" calcext:value-type="float">
            <text:p>1670635</text:p>
          </table:table-cell>
          <table:table-cell office:value-type="float" office:value="1363406" calcext:value-type="float">
            <text:p>1363406</text:p>
          </table:table-cell>
          <table:table-cell office:value-type="float" office:value="423422" calcext:value-type="float">
            <text:p>423422</text:p>
          </table:table-cell>
          <table:table-cell office:value-type="float" office:value="696061" calcext:value-type="float">
            <text:p>696061</text:p>
          </table:table-cell>
          <table:table-cell office:value-type="float" office:value="1704862" calcext:value-type="float">
            <text:p>1704862</text:p>
          </table:table-cell>
          <table:table-cell/>
          <table:table-cell office:value-type="float" office:value="229652" calcext:value-type="float">
            <text:p>229652</text:p>
          </table:table-cell>
          <table:table-cell office:value-type="float" office:value="367627" calcext:value-type="float">
            <text:p>367627</text:p>
          </table:table-cell>
          <table:table-cell office:value-type="float" office:value="2771971" calcext:value-type="float">
            <text:p>2771971</text:p>
          </table:table-cell>
          <table:table-cell office:value-type="float" office:value="1772" calcext:value-type="float">
            <text:p>1772</text:p>
          </table:table-cell>
          <table:table-cell office:value-type="float" office:value="251093" calcext:value-type="float">
            <text:p>251093</text:p>
          </table:table-cell>
          <table:table-cell office:value-type="float" office:value="28886052" calcext:value-type="float">
            <text:p>28886052</text:p>
          </table:table-cell>
          <table:table-cell office:value-type="float" office:value="1175483" calcext:value-type="float">
            <text:p>1175483</text:p>
          </table:table-cell>
          <table:table-cell office:value-type="float" office:value="180224" calcext:value-type="float">
            <text:p>180224</text:p>
          </table:table-cell>
          <table:table-cell office:value-type="float" office:value="315614442" calcext:value-type="float">
            <text:p>315614442</text:p>
          </table:table-cell>
          <table:table-cell office:value-type="float" office:value="1877354" calcext:value-type="float">
            <text:p>1877354</text:p>
          </table:table-cell>
          <table:table-cell office:value-type="float" office:value="2431861" calcext:value-type="float">
            <text:p>2431861</text:p>
          </table:table-cell>
          <table:table-cell table:number-columns-repeated="2"/>
          <table:table-cell office:value-type="float" office:value="1127136" calcext:value-type="float">
            <text:p>1127136</text:p>
          </table:table-cell>
          <table:table-cell office:value-type="float" office:value="-369547" calcext:value-type="float">
            <text:p>-369547</text:p>
          </table:table-cell>
          <table:table-cell/>
          <table:table-cell office:value-type="float" office:value="-149087" calcext:value-type="float">
            <text:p>-149087</text:p>
          </table:table-cell>
          <table:table-cell office:value-type="float" office:value="6740037" calcext:value-type="float">
            <text:p>6740037</text:p>
          </table:table-cell>
          <table:table-cell office:value-type="float" office:value="101443" calcext:value-type="float">
            <text:p>101443</text:p>
          </table:table-cell>
          <table:table-cell office:value-type="float" office:value="43701" calcext:value-type="float">
            <text:p>43701</text:p>
          </table:table-cell>
          <table:table-cell/>
          <table:table-cell office:value-type="float" office:value="1780344" calcext:value-type="float">
            <text:p>1780344</text:p>
          </table:table-cell>
          <table:table-cell/>
          <table:table-cell office:value-type="float" office:value="639343" calcext:value-type="float">
            <text:p>639343</text:p>
          </table:table-cell>
          <table:table-cell office:value-type="float" office:value="553243" calcext:value-type="float">
            <text:p>553243</text:p>
          </table:table-cell>
          <table:table-cell table:number-columns-repeated="3"/>
          <table:table-cell table:style-name="Default"/>
          <table:table-cell office:value-type="float" office:value="148206" calcext:value-type="float">
            <text:p>148206</text:p>
          </table:table-cell>
          <table:table-cell office:value-type="float" office:value="3817396" calcext:value-type="float">
            <text:p>3817396</text:p>
          </table:table-cell>
          <table:table-cell office:value-type="float" office:value="1094442" calcext:value-type="float">
            <text:p>1094442</text:p>
          </table:table-cell>
          <table:table-cell office:value-type="float" office:value="434820" calcext:value-type="float">
            <text:p>434820</text:p>
          </table:table-cell>
          <table:table-cell/>
          <table:table-cell table:style-name="Default"/>
          <table:table-cell office:value-type="float" office:value="32192000" calcext:value-type="float">
            <text:p>32192000</text:p>
          </table:table-cell>
          <table:table-cell office:value-type="float" office:value="21523535" calcext:value-type="float">
            <text:p>21523535</text:p>
          </table:table-cell>
          <table:table-cell/>
          <table:table-cell office:value-type="float" office:value="1291492" calcext:value-type="float">
            <text:p>1291492</text:p>
          </table:table-cell>
          <table:table-cell office:value-type="float" office:value="674077" calcext:value-type="float">
            <text:p>674077</text:p>
          </table:table-cell>
          <table:table-cell office:value-type="float" office:value="498160" calcext:value-type="float">
            <text:p>498160</text:p>
          </table:table-cell>
          <table:table-cell office:value-type="float" office:value="951840" calcext:value-type="float">
            <text:p>951840</text:p>
          </table:table-cell>
          <table:table-cell office:value-type="float" office:value="33273" calcext:value-type="float">
            <text:p>33273</text:p>
          </table:table-cell>
          <table:table-cell office:value-type="float" office:value="308170" calcext:value-type="float">
            <text:p>308170</text:p>
          </table:table-cell>
          <table:table-cell office:value-type="float" office:value="5359482" calcext:value-type="float">
            <text:p>5359482</text:p>
          </table:table-cell>
          <table:table-cell office:value-type="float" office:value="3232452" calcext:value-type="float">
            <text:p>3232452</text:p>
          </table:table-cell>
          <table:table-cell office:value-type="float" office:value="237589" calcext:value-type="float">
            <text:p>237589</text:p>
          </table:table-cell>
          <table:table-cell/>
          <table:table-cell office:value-type="float" office:value="30423589" calcext:value-type="float">
            <text:p>30423589</text:p>
          </table:table-cell>
          <table:table-cell office:value-type="float" office:value="1256204" calcext:value-type="float">
            <text:p>1256204</text:p>
          </table:table-cell>
          <table:table-cell table:number-columns-repeated="2"/>
          <table:table-cell office:value-type="float" office:value="538075" calcext:value-type="float">
            <text:p>538075</text:p>
          </table:table-cell>
          <table:table-cell office:value-type="float" office:value="1206039" calcext:value-type="float">
            <text:p>1206039</text:p>
          </table:table-cell>
          <table:table-cell office:value-type="float" office:value="988742" calcext:value-type="float">
            <text:p>988742</text:p>
          </table:table-cell>
          <table:table-cell office:value-type="float" office:value="1170234" calcext:value-type="float">
            <text:p>1170234</text:p>
          </table:table-cell>
          <table:table-cell office:value-type="float" office:value="598567" calcext:value-type="float">
            <text:p>598567</text:p>
          </table:table-cell>
          <table:table-cell office:value-type="float" office:value="-12102" calcext:value-type="float">
            <text:p>-12102</text:p>
          </table:table-cell>
          <table:table-cell office:value-type="float" office:value="2343130" calcext:value-type="float">
            <text:p>2343130</text:p>
          </table:table-cell>
          <table:table-cell/>
          <table:table-cell office:value-type="float" office:value="605563" calcext:value-type="float">
            <text:p>605563</text:p>
          </table:table-cell>
          <table:table-cell office:value-type="float" office:value="1415469" calcext:value-type="float">
            <text:p>1415469</text:p>
          </table:table-cell>
          <table:table-cell office:value-type="float" office:value="169105" calcext:value-type="float">
            <text:p>169105</text:p>
          </table:table-cell>
          <table:table-cell office:value-type="float" office:value="-207167" calcext:value-type="float">
            <text:p>-207167</text:p>
          </table:table-cell>
          <table:table-cell office:value-type="float" office:value="1287155" calcext:value-type="float">
            <text:p>1287155</text:p>
          </table:table-cell>
          <table:table-cell office:value-type="float" office:value="3532183" calcext:value-type="float">
            <text:p>3532183</text:p>
          </table:table-cell>
          <table:table-cell office:value-type="float" office:value="4239592" calcext:value-type="float">
            <text:p>4239592</text:p>
          </table:table-cell>
          <table:table-cell office:value-type="float" office:value="144795" calcext:value-type="float">
            <text:p>144795</text:p>
          </table:table-cell>
          <table:table-cell office:value-type="float" office:value="282572" calcext:value-type="float">
            <text:p>282572</text:p>
          </table:table-cell>
          <table:table-cell office:value-type="float" office:value="42847" calcext:value-type="float">
            <text:p>42847</text:p>
          </table:table-cell>
          <table:table-cell office:value-type="float" office:value="26877139" calcext:value-type="float">
            <text:p>26877139</text:p>
          </table:table-cell>
          <table:table-cell/>
          <table:table-cell office:value-type="float" office:value="180446928" calcext:value-type="float">
            <text:p>180446928</text:p>
          </table:table-cell>
          <table:table-cell/>
          <table:table-cell office:value-type="float" office:value="72131" calcext:value-type="float">
            <text:p>72131</text:p>
          </table:table-cell>
          <table:table-cell office:value-type="float" office:value="441368" calcext:value-type="float">
            <text:p>441368</text:p>
          </table:table-cell>
          <table:table-cell office:value-type="float" office:value="-4129" calcext:value-type="float">
            <text:p>-4129</text:p>
          </table:table-cell>
          <table:table-cell office:value-type="float" office:value="2501594" calcext:value-type="float">
            <text:p>2501594</text:p>
          </table:table-cell>
          <table:table-cell office:value-type="float" office:value="1192280" calcext:value-type="float">
            <text:p>1192280</text:p>
          </table:table-cell>
          <table:table-cell table:style-name="Default"/>
          <table:table-cell/>
          <table:table-cell office:value-type="float" office:value="2506442" calcext:value-type="float">
            <text:p>2506442</text:p>
          </table:table-cell>
          <table:table-cell office:value-type="float" office:value="4077558" calcext:value-type="float">
            <text:p>4077558</text:p>
          </table:table-cell>
          <table:table-cell office:value-type="float" office:value="3209039" calcext:value-type="float">
            <text:p>3209039</text:p>
          </table:table-cell>
          <table:table-cell office:value-type="float" office:value="46581" calcext:value-type="float">
            <text:p>46581</text:p>
          </table:table-cell>
          <table:table-cell/>
          <table:table-cell office:value-type="float" office:value="-61373" calcext:value-type="float">
            <text:p>-61373</text:p>
          </table:table-cell>
          <table:table-cell table:style-name="Default" table:number-columns-repeated="2"/>
          <table:table-cell office:value-type="float" office:value="707187" calcext:value-type="float">
            <text:p>707187</text:p>
          </table:table-cell>
          <table:table-cell/>
          <table:table-cell office:value-type="float" office:value="11351812" calcext:value-type="float">
            <text:p>11351812</text:p>
          </table:table-cell>
          <table:table-cell table:style-name="Default"/>
          <table:table-cell office:value-type="float" office:value="122" calcext:value-type="float">
            <text:p>122</text:p>
          </table:table-cell>
          <table:table-cell office:value-type="float" office:value="2844203" calcext:value-type="float">
            <text:p>2844203</text:p>
          </table:table-cell>
          <table:table-cell/>
          <table:table-cell office:value-type="float" office:value="101443" calcext:value-type="float">
            <text:p>101443</text:p>
          </table:table-cell>
          <table:table-cell office:value-type="float" office:value="170283" calcext:value-type="float">
            <text:p>170283</text:p>
          </table:table-cell>
          <table:table-cell office:value-type="float" office:value="124119" calcext:value-type="float">
            <text:p>124119</text:p>
          </table:table-cell>
          <table:table-cell office:value-type="float" office:value="6853124" calcext:value-type="float">
            <text:p>6853124</text:p>
          </table:table-cell>
          <table:table-cell office:value-type="float" office:value="3722348" calcext:value-type="float">
            <text:p>3722348</text:p>
          </table:table-cell>
          <table:table-cell/>
          <table:table-cell office:value-type="float" office:value="344648378" calcext:value-type="float">
            <text:p>344648378</text:p>
          </table:table-cell>
          <table:table-cell/>
          <table:table-cell office:value-type="float" office:value="434535" calcext:value-type="float">
            <text:p>434535</text:p>
          </table:table-cell>
          <table:table-cell office:value-type="float" office:value="6887" calcext:value-type="float">
            <text:p>6887</text:p>
          </table:table-cell>
          <table:table-cell office:value-type="float" office:value="28810" calcext:value-type="float">
            <text:p>28810</text:p>
          </table:table-cell>
          <table:table-cell office:value-type="float" office:value="4975096" calcext:value-type="float">
            <text:p>4975096</text:p>
          </table:table-cell>
          <table:table-cell/>
          <table:table-cell office:value-type="float" office:value="639776" calcext:value-type="float">
            <text:p>639776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office:value-type="float" office:value="581130" calcext:value-type="float">
            <text:p>581130</text:p>
          </table:table-cell>
          <table:table-cell office:value-type="float" office:value="21099" calcext:value-type="float">
            <text:p>21099</text:p>
          </table:table-cell>
          <table:table-cell office:value-type="float" office:value="1999312" calcext:value-type="float">
            <text:p>1999312</text:p>
          </table:table-cell>
          <table:table-cell table:number-columns-repeated="2"/>
          <table:table-cell office:value-type="float" office:value="1838891" calcext:value-type="float">
            <text:p>1838891</text:p>
          </table:table-cell>
          <table:table-cell table:style-name="Default"/>
          <table:table-cell office:value-type="float" office:value="-43327" calcext:value-type="float">
            <text:p>-43327</text:p>
          </table:table-cell>
          <table:table-cell office:value-type="float" office:value="-289818" calcext:value-type="float">
            <text:p>-289818</text:p>
          </table:table-cell>
          <table:table-cell office:value-type="float" office:value="-455740" calcext:value-type="float">
            <text:p>-455740</text:p>
          </table:table-cell>
          <table:table-cell office:value-type="float" office:value="972083" calcext:value-type="float">
            <text:p>972083</text:p>
          </table:table-cell>
          <table:table-cell table:style-name="Default"/>
          <table:table-cell/>
          <table:table-cell office:value-type="float" office:value="782734" calcext:value-type="float">
            <text:p>782734</text:p>
          </table:table-cell>
          <table:table-cell office:value-type="float" office:value="2083642" calcext:value-type="float">
            <text:p>2083642</text:p>
          </table:table-cell>
          <table:table-cell office:value-type="float" office:value="1418667" calcext:value-type="float">
            <text:p>1418667</text:p>
          </table:table-cell>
          <table:table-cell office:value-type="float" office:value="4357781" calcext:value-type="float">
            <text:p>4357781</text:p>
          </table:table-cell>
          <table:table-cell office:value-type="float" office:value="-280144" calcext:value-type="float">
            <text:p>-280144</text:p>
          </table:table-cell>
          <table:table-cell office:value-type="float" office:value="1457961" calcext:value-type="float">
            <text:p>1457961</text:p>
          </table:table-cell>
          <table:table-cell office:value-type="float" office:value="912238" calcext:value-type="float">
            <text:p>912238</text:p>
          </table:table-cell>
          <table:table-cell/>
          <table:table-cell office:value-type="float" office:value="1622129" calcext:value-type="float">
            <text:p>1622129</text:p>
          </table:table-cell>
          <table:table-cell office:value-type="float" office:value="56501" calcext:value-type="float">
            <text:p>56501</text:p>
          </table:table-cell>
          <table:table-cell office:value-type="float" office:value="488391" calcext:value-type="float">
            <text:p>488391</text:p>
          </table:table-cell>
          <table:table-cell office:value-type="float" office:value="303741" calcext:value-type="float">
            <text:p>303741</text:p>
          </table:table-cell>
          <table:table-cell table:style-name="Default"/>
          <table:table-cell office:value-type="float" office:value="330881" calcext:value-type="float">
            <text:p>330881</text:p>
          </table:table-cell>
          <table:table-cell office:value-type="float" office:value="1933023" calcext:value-type="float">
            <text:p>1933023</text:p>
          </table:table-cell>
          <table:table-cell table:number-columns-repeated="2"/>
          <table:table-cell office:value-type="float" office:value="65685" calcext:value-type="float">
            <text:p>65685</text:p>
          </table:table-cell>
          <table:table-cell office:value-type="float" office:value="135814" calcext:value-type="float">
            <text:p>135814</text:p>
          </table:table-cell>
          <table:table-cell/>
          <table:table-cell office:value-type="float" office:value="710603" calcext:value-type="float">
            <text:p>710603</text:p>
          </table:table-cell>
          <table:table-cell office:value-type="float" office:value="25962" calcext:value-type="float">
            <text:p>25962</text:p>
          </table:table-cell>
          <table:table-cell office:value-type="float" office:value="13131" calcext:value-type="float">
            <text:p>13131</text:p>
          </table:table-cell>
          <table:table-cell table:style-name="Default"/>
          <table:table-cell office:value-type="float" office:value="10278280" calcext:value-type="float">
            <text:p>10278280</text:p>
          </table:table-cell>
          <table:table-cell office:value-type="float" office:value="11058928" calcext:value-type="float">
            <text:p>11058928</text:p>
          </table:table-cell>
          <table:table-cell office:value-type="float" office:value="387707" calcext:value-type="float">
            <text:p>387707</text:p>
          </table:table-cell>
          <table:table-cell office:value-type="float" office:value="229652" calcext:value-type="float">
            <text:p>229652</text:p>
          </table:table-cell>
          <table:table-cell office:value-type="float" office:value="397516" calcext:value-type="float">
            <text:p>397516</text:p>
          </table:table-cell>
          <table:table-cell office:value-type="float" office:value="1541989" calcext:value-type="float">
            <text:p>1541989</text:p>
          </table:table-cell>
          <table:table-cell table:style-name="Default"/>
          <table:table-cell office:value-type="float" office:value="415012" calcext:value-type="float">
            <text:p>415012</text:p>
          </table:table-cell>
          <table:table-cell office:value-type="float" office:value="-753044" calcext:value-type="float">
            <text:p>-753044</text:p>
          </table:table-cell>
          <table:table-cell office:value-type="float" office:value="223360" calcext:value-type="float">
            <text:p>223360</text:p>
          </table:table-cell>
          <table:table-cell office:value-type="float" office:value="246336" calcext:value-type="float">
            <text:p>246336</text:p>
          </table:table-cell>
          <table:table-cell office:value-type="float" office:value="44343328" calcext:value-type="float">
            <text:p>44343328</text:p>
          </table:table-cell>
          <table:table-cell office:value-type="float" office:value="123153" calcext:value-type="float">
            <text:p>123153</text:p>
          </table:table-cell>
          <table:table-cell office:value-type="float" office:value="1218728" calcext:value-type="float">
            <text:p>1218728</text:p>
          </table:table-cell>
          <table:table-cell office:value-type="float" office:value="-158989" calcext:value-type="float">
            <text:p>-158989</text:p>
          </table:table-cell>
          <table:table-cell office:value-type="float" office:value="892874" calcext:value-type="float">
            <text:p>892874</text:p>
          </table:table-cell>
          <table:table-cell office:value-type="float" office:value="1342589" calcext:value-type="float">
            <text:p>1342589</text:p>
          </table:table-cell>
          <table:table-cell office:value-type="float" office:value="4236851" calcext:value-type="float">
            <text:p>4236851</text:p>
          </table:table-cell>
          <table:table-cell office:value-type="float" office:value="82616" calcext:value-type="float">
            <text:p>82616</text:p>
          </table:table-cell>
          <table:table-cell office:value-type="float" office:value="483382" calcext:value-type="float">
            <text:p>483382</text:p>
          </table:table-cell>
          <table:table-cell office:value-type="float" office:value="421911" calcext:value-type="float">
            <text:p>421911</text:p>
          </table:table-cell>
          <table:table-cell office:value-type="float" office:value="1195505" calcext:value-type="float">
            <text:p>1195505</text:p>
          </table:table-cell>
          <table:table-cell office:value-type="float" office:value="5904867" calcext:value-type="float">
            <text:p>5904867</text:p>
          </table:table-cell>
          <table:table-cell table:style-name="Default"/>
          <table:table-cell/>
          <table:table-cell office:value-type="float" office:value="76149" calcext:value-type="float">
            <text:p>76149</text:p>
          </table:table-cell>
          <table:table-cell office:value-type="float" office:value="18640908" calcext:value-type="float">
            <text:p>18640908</text:p>
          </table:table-cell>
          <table:table-cell office:value-type="float" office:value="166587474" calcext:value-type="float">
            <text:p>166587474</text:p>
          </table:table-cell>
          <table:table-cell office:value-type="float" office:value="514505" calcext:value-type="float">
            <text:p>514505</text:p>
          </table:table-cell>
          <table:table-cell office:value-type="float" office:value="2764379" calcext:value-type="float">
            <text:p>2764379</text:p>
          </table:table-cell>
          <table:table-cell office:value-type="float" office:value="752687" calcext:value-type="float">
            <text:p>752687</text:p>
          </table:table-cell>
          <table:table-cell office:value-type="float" office:value="83954" calcext:value-type="float">
            <text:p>83954</text:p>
          </table:table-cell>
          <table:table-cell office:value-type="float" office:value="4004055" calcext:value-type="float">
            <text:p>4004055</text:p>
          </table:table-cell>
          <table:table-cell office:value-type="float" office:value="-16131" calcext:value-type="float">
            <text:p>-16131</text:p>
          </table:table-cell>
          <table:table-cell office:value-type="float" office:value="2282937" calcext:value-type="float">
            <text:p>2282937</text:p>
          </table:table-cell>
          <table:table-cell/>
          <table:table-cell office:value-type="float" office:value="460321" calcext:value-type="float">
            <text:p>460321</text:p>
          </table:table-cell>
          <table:table-cell/>
          <table:table-cell office:value-type="float" office:value="514" calcext:value-type="float">
            <text:p>514</text:p>
          </table:table-cell>
        </table:table-row>
        <table:table-row table:style-name="ro2">
          <table:table-cell office:value-type="string" calcext:value-type="string">
            <text:p>04-2012</text:p>
          </table:table-cell>
          <table:table-cell office:value-type="float" office:value="7344034" calcext:value-type="float">
            <text:p>7344034</text:p>
          </table:table-cell>
          <table:table-cell office:value-type="float" office:value="-18386" calcext:value-type="float">
            <text:p>-18386</text:p>
          </table:table-cell>
          <table:table-cell office:value-type="float" office:value="79668" calcext:value-type="float">
            <text:p>79668</text:p>
          </table:table-cell>
          <table:table-cell office:value-type="float" office:value="91759" calcext:value-type="float">
            <text:p>91759</text:p>
          </table:table-cell>
          <table:table-cell office:value-type="float" office:value="704176" calcext:value-type="float">
            <text:p>704176</text:p>
          </table:table-cell>
          <table:table-cell/>
          <table:table-cell office:value-type="float" office:value="3074264" calcext:value-type="float">
            <text:p>3074264</text:p>
          </table:table-cell>
          <table:table-cell table:style-name="Default"/>
          <table:table-cell office:value-type="float" office:value="2052826" calcext:value-type="float">
            <text:p>2052826</text:p>
          </table:table-cell>
          <table:table-cell office:value-type="float" office:value="18357" calcext:value-type="float">
            <text:p>18357</text:p>
          </table:table-cell>
          <table:table-cell office:value-type="float" office:value="453899" calcext:value-type="float">
            <text:p>453899</text:p>
          </table:table-cell>
          <table:table-cell table:number-columns-repeated="3"/>
          <table:table-cell office:value-type="float" office:value="969013" calcext:value-type="float">
            <text:p>969013</text:p>
          </table:table-cell>
          <table:table-cell office:value-type="float" office:value="50968" calcext:value-type="float">
            <text:p>50968</text:p>
          </table:table-cell>
          <table:table-cell office:value-type="float" office:value="10068496" calcext:value-type="float">
            <text:p>10068496</text:p>
          </table:table-cell>
          <table:table-cell/>
          <table:table-cell table:style-name="ce1" office:value-type="float" office:value="2365979" calcext:value-type="float">
            <text:p>2365979</text:p>
          </table:table-cell>
          <table:table-cell office:value-type="float" office:value="81566111" calcext:value-type="float">
            <text:p>81566111</text:p>
          </table:table-cell>
          <table:table-cell table:style-name="ce1" office:value-type="float" office:value="876415" calcext:value-type="float">
            <text:p>876415</text:p>
          </table:table-cell>
          <table:table-cell office:value-type="float" office:value="406830" calcext:value-type="float">
            <text:p>406830</text:p>
          </table:table-cell>
          <table:table-cell office:value-type="float" office:value="-65314" calcext:value-type="float">
            <text:p>-65314</text:p>
          </table:table-cell>
          <table:table-cell office:value-type="float" office:value="62735" calcext:value-type="float">
            <text:p>62735</text:p>
          </table:table-cell>
          <table:table-cell office:value-type="float" office:value="5638374" calcext:value-type="float">
            <text:p>5638374</text:p>
          </table:table-cell>
          <table:table-cell office:value-type="float" office:value="1679473" calcext:value-type="float">
            <text:p>1679473</text:p>
          </table:table-cell>
          <table:table-cell office:value-type="float" office:value="1141249" calcext:value-type="float">
            <text:p>1141249</text:p>
          </table:table-cell>
          <table:table-cell office:value-type="float" office:value="2030163" calcext:value-type="float">
            <text:p>2030163</text:p>
          </table:table-cell>
          <table:table-cell office:value-type="float" office:value="70047459" calcext:value-type="float">
            <text:p>70047459</text:p>
          </table:table-cell>
          <table:table-cell office:value-type="float" office:value="65776796" calcext:value-type="float">
            <text:p>65776796</text:p>
          </table:table-cell>
          <table:table-cell office:value-type="float" office:value="419837" calcext:value-type="float">
            <text:p>419837</text:p>
          </table:table-cell>
          <table:table-cell office:value-type="float" office:value="4894211" calcext:value-type="float">
            <text:p>4894211</text:p>
          </table:table-cell>
          <table:table-cell office:value-type="float" office:value="257807" calcext:value-type="float">
            <text:p>257807</text:p>
          </table:table-cell>
          <table:table-cell office:value-type="float" office:value="21785" calcext:value-type="float">
            <text:p>21785</text:p>
          </table:table-cell>
          <table:table-cell office:value-type="float" office:value="586275" calcext:value-type="float">
            <text:p>586275</text:p>
          </table:table-cell>
          <table:table-cell office:value-type="float" office:value="825930" calcext:value-type="float">
            <text:p>825930</text:p>
          </table:table-cell>
          <table:table-cell office:value-type="float" office:value="55860" calcext:value-type="float">
            <text:p>55860</text:p>
          </table:table-cell>
          <table:table-cell office:value-type="float" office:value="2683751" calcext:value-type="float">
            <text:p>2683751</text:p>
          </table:table-cell>
          <table:table-cell office:value-type="float" office:value="1219946" calcext:value-type="float">
            <text:p>1219946</text:p>
          </table:table-cell>
          <table:table-cell office:value-type="float" office:value="1134" calcext:value-type="float">
            <text:p>1134</text:p>
          </table:table-cell>
          <table:table-cell office:value-type="float" office:value="192784" calcext:value-type="float">
            <text:p>192784</text:p>
          </table:table-cell>
          <table:table-cell office:value-type="float" office:value="-21995" calcext:value-type="float">
            <text:p>-21995</text:p>
          </table:table-cell>
          <table:table-cell/>
          <table:table-cell office:value-type="float" office:value="-15692" calcext:value-type="float">
            <text:p>-15692</text:p>
          </table:table-cell>
          <table:table-cell office:value-type="float" office:value="8814956" calcext:value-type="float">
            <text:p>8814956</text:p>
          </table:table-cell>
          <table:table-cell office:value-type="float" office:value="8015267" calcext:value-type="float">
            <text:p>8015267</text:p>
          </table:table-cell>
          <table:table-cell office:value-type="float" office:value="9316345" calcext:value-type="float">
            <text:p>9316345</text:p>
          </table:table-cell>
          <table:table-cell office:value-type="float" office:value="760340" calcext:value-type="float">
            <text:p>760340</text:p>
          </table:table-cell>
          <table:table-cell office:value-type="float" office:value="8663800" calcext:value-type="float">
            <text:p>8663800</text:p>
          </table:table-cell>
          <table:table-cell office:value-type="float" office:value="889240" calcext:value-type="float">
            <text:p>889240</text:p>
          </table:table-cell>
          <table:table-cell office:value-type="float" office:value="14576040" calcext:value-type="float">
            <text:p>14576040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29566" calcext:value-type="float">
            <text:p>29566</text:p>
          </table:table-cell>
          <table:table-cell office:value-type="float" office:value="3362332" calcext:value-type="float">
            <text:p>3362332</text:p>
          </table:table-cell>
          <table:table-cell office:value-type="float" office:value="1226364" calcext:value-type="float">
            <text:p>1226364</text:p>
          </table:table-cell>
          <table:table-cell office:value-type="float" office:value="-4417" calcext:value-type="float">
            <text:p>-4417</text:p>
          </table:table-cell>
          <table:table-cell office:value-type="float" office:value="67280593" calcext:value-type="float">
            <text:p>67280593</text:p>
          </table:table-cell>
          <table:table-cell office:value-type="float" office:value="1900780" calcext:value-type="float">
            <text:p>1900780</text:p>
          </table:table-cell>
          <table:table-cell office:value-type="float" office:value="11067951" calcext:value-type="float">
            <text:p>11067951</text:p>
          </table:table-cell>
          <table:table-cell office:value-type="float" office:value="1236641" calcext:value-type="float">
            <text:p>1236641</text:p>
          </table:table-cell>
          <table:table-cell office:value-type="float" office:value="885984" calcext:value-type="float">
            <text:p>885984</text:p>
          </table:table-cell>
          <table:table-cell office:value-type="float" office:value="2653672" calcext:value-type="float">
            <text:p>2653672</text:p>
          </table:table-cell>
          <table:table-cell table:style-name="Default"/>
          <table:table-cell office:value-type="float" office:value="1560330" calcext:value-type="float">
            <text:p>1560330</text:p>
          </table:table-cell>
          <table:table-cell office:value-type="float" office:value="12044062" calcext:value-type="float">
            <text:p>12044062</text:p>
          </table:table-cell>
          <table:table-cell office:value-type="float" office:value="1560698" calcext:value-type="float">
            <text:p>1560698</text:p>
          </table:table-cell>
          <table:table-cell office:value-type="float" office:value="832502" calcext:value-type="float">
            <text:p>832502</text:p>
          </table:table-cell>
          <table:table-cell office:value-type="float" office:value="1055154" calcext:value-type="float">
            <text:p>1055154</text:p>
          </table:table-cell>
          <table:table-cell office:value-type="float" office:value="1162929" calcext:value-type="float">
            <text:p>1162929</text:p>
          </table:table-cell>
          <table:table-cell office:value-type="float" office:value="321272" calcext:value-type="float">
            <text:p>321272</text:p>
          </table:table-cell>
          <table:table-cell office:value-type="float" office:value="2257273" calcext:value-type="float">
            <text:p>2257273</text:p>
          </table:table-cell>
          <table:table-cell office:value-type="float" office:value="508728" calcext:value-type="float">
            <text:p>508728</text:p>
          </table:table-cell>
          <table:table-cell office:value-type="float" office:value="784000" calcext:value-type="float">
            <text:p>784000</text:p>
          </table:table-cell>
          <table:table-cell office:value-type="float" office:value="142960" calcext:value-type="float">
            <text:p>142960</text:p>
          </table:table-cell>
          <table:table-cell office:value-type="float" office:value="301795" calcext:value-type="float">
            <text:p>301795</text:p>
          </table:table-cell>
          <table:table-cell office:value-type="float" office:value="833429" calcext:value-type="float">
            <text:p>833429</text:p>
          </table:table-cell>
          <table:table-cell office:value-type="float" office:value="12497498" calcext:value-type="float">
            <text:p>12497498</text:p>
          </table:table-cell>
          <table:table-cell office:value-type="float" office:value="548995" calcext:value-type="float">
            <text:p>548995</text:p>
          </table:table-cell>
          <table:table-cell office:value-type="float" office:value="2428830" calcext:value-type="float">
            <text:p>2428830</text:p>
          </table:table-cell>
          <table:table-cell office:value-type="float" office:value="4990264" calcext:value-type="float">
            <text:p>4990264</text:p>
          </table:table-cell>
          <table:table-cell office:value-type="float" office:value="9007513" calcext:value-type="float">
            <text:p>9007513</text:p>
          </table:table-cell>
          <table:table-cell office:value-type="float" office:value="1651192" calcext:value-type="float">
            <text:p>1651192</text:p>
          </table:table-cell>
          <table:table-cell office:value-type="float" office:value="245031" calcext:value-type="float">
            <text:p>245031</text:p>
          </table:table-cell>
          <table:table-cell office:value-type="float" office:value="5078230" calcext:value-type="float">
            <text:p>5078230</text:p>
          </table:table-cell>
          <table:table-cell/>
          <table:table-cell office:value-type="float" office:value="2277173" calcext:value-type="float">
            <text:p>2277173</text:p>
          </table:table-cell>
          <table:table-cell office:value-type="float" office:value="59679" calcext:value-type="float">
            <text:p>59679</text:p>
          </table:table-cell>
          <table:table-cell/>
          <table:table-cell table:style-name="Default"/>
          <table:table-cell office:value-type="float" office:value="11715577" calcext:value-type="float">
            <text:p>11715577</text:p>
          </table:table-cell>
          <table:table-cell/>
          <table:table-cell office:value-type="float" office:value="109272" calcext:value-type="float">
            <text:p>109272</text:p>
          </table:table-cell>
          <table:table-cell office:value-type="float" office:value="99799" calcext:value-type="float">
            <text:p>99799</text:p>
          </table:table-cell>
          <table:table-cell office:value-type="float" office:value="1108127" calcext:value-type="float">
            <text:p>1108127</text:p>
          </table:table-cell>
          <table:table-cell office:value-type="float" office:value="-5818" calcext:value-type="float">
            <text:p>-5818</text:p>
          </table:table-cell>
          <table:table-cell office:value-type="float" office:value="1876709" calcext:value-type="float">
            <text:p>1876709</text:p>
          </table:table-cell>
          <table:table-cell/>
          <table:table-cell table:style-name="Default"/>
          <table:table-cell office:value-type="float" office:value="8407061" calcext:value-type="float">
            <text:p>8407061</text:p>
          </table:table-cell>
          <table:table-cell office:value-type="float" office:value="413615" calcext:value-type="float">
            <text:p>413615</text:p>
          </table:table-cell>
          <table:table-cell office:value-type="float" office:value="161317" calcext:value-type="float">
            <text:p>161317</text:p>
          </table:table-cell>
          <table:table-cell/>
          <table:table-cell office:value-type="float" office:value="5393306" calcext:value-type="float">
            <text:p>5393306</text:p>
          </table:table-cell>
          <table:table-cell office:value-type="float" office:value="2607192" calcext:value-type="float">
            <text:p>2607192</text:p>
          </table:table-cell>
          <table:table-cell office:value-type="float" office:value="233640" calcext:value-type="float">
            <text:p>233640</text:p>
          </table:table-cell>
          <table:table-cell office:value-type="float" office:value="1421358" calcext:value-type="float">
            <text:p>1421358</text:p>
          </table:table-cell>
          <table:table-cell office:value-type="float" office:value="411442" calcext:value-type="float">
            <text:p>411442</text:p>
          </table:table-cell>
          <table:table-cell office:value-type="float" office:value="4828" calcext:value-type="float">
            <text:p>4828</text:p>
          </table:table-cell>
          <table:table-cell office:value-type="float" office:value="4023605" calcext:value-type="float">
            <text:p>4023605</text:p>
          </table:table-cell>
          <table:table-cell/>
          <table:table-cell office:value-type="float" office:value="2125487" calcext:value-type="float">
            <text:p>2125487</text:p>
          </table:table-cell>
          <table:table-cell office:value-type="float" office:value="6350203" calcext:value-type="float">
            <text:p>6350203</text:p>
          </table:table-cell>
          <table:table-cell/>
          <table:table-cell office:value-type="float" office:value="476152" calcext:value-type="float">
            <text:p>476152</text:p>
          </table:table-cell>
          <table:table-cell office:value-type="float" office:value="1936372" calcext:value-type="float">
            <text:p>1936372</text:p>
          </table:table-cell>
          <table:table-cell office:value-type="float" office:value="161683" calcext:value-type="float">
            <text:p>161683</text:p>
          </table:table-cell>
          <table:table-cell office:value-type="float" office:value="3576844" calcext:value-type="float">
            <text:p>3576844</text:p>
          </table:table-cell>
          <table:table-cell office:value-type="float" office:value="646632" calcext:value-type="float">
            <text:p>646632</text:p>
          </table:table-cell>
          <table:table-cell office:value-type="float" office:value="6846482" calcext:value-type="float">
            <text:p>6846482</text:p>
          </table:table-cell>
          <table:table-cell/>
          <table:table-cell office:value-type="float" office:value="160794" calcext:value-type="float">
            <text:p>160794</text:p>
          </table:table-cell>
          <table:table-cell office:value-type="float" office:value="1238556" calcext:value-type="float">
            <text:p>1238556</text:p>
          </table:table-cell>
          <table:table-cell table:style-name="Default"/>
          <table:table-cell office:value-type="float" office:value="2704575" calcext:value-type="float">
            <text:p>2704575</text:p>
          </table:table-cell>
          <table:table-cell office:value-type="float" office:value="5364611" calcext:value-type="float">
            <text:p>5364611</text:p>
          </table:table-cell>
          <table:table-cell office:value-type="float" office:value="2527525" calcext:value-type="float">
            <text:p>2527525</text:p>
          </table:table-cell>
          <table:table-cell office:value-type="float" office:value="116369" calcext:value-type="float">
            <text:p>116369</text:p>
          </table:table-cell>
          <table:table-cell office:value-type="float" office:value="479534" calcext:value-type="float">
            <text:p>479534</text:p>
          </table:table-cell>
          <table:table-cell office:value-type="float" office:value="1805093" calcext:value-type="float">
            <text:p>1805093</text:p>
          </table:table-cell>
          <table:table-cell office:value-type="float" office:value="8231" calcext:value-type="float">
            <text:p>8231</text:p>
          </table:table-cell>
          <table:table-cell office:value-type="float" office:value="1676491" calcext:value-type="float">
            <text:p>1676491</text:p>
          </table:table-cell>
          <table:table-cell office:value-type="float" office:value="1372955" calcext:value-type="float">
            <text:p>1372955</text:p>
          </table:table-cell>
          <table:table-cell office:value-type="float" office:value="471146" calcext:value-type="float">
            <text:p>471146</text:p>
          </table:table-cell>
          <table:table-cell office:value-type="float" office:value="703839" calcext:value-type="float">
            <text:p>703839</text:p>
          </table:table-cell>
          <table:table-cell office:value-type="float" office:value="1705908" calcext:value-type="float">
            <text:p>1705908</text:p>
          </table:table-cell>
          <table:table-cell/>
          <table:table-cell office:value-type="float" office:value="201780" calcext:value-type="float">
            <text:p>201780</text:p>
          </table:table-cell>
          <table:table-cell office:value-type="float" office:value="368980" calcext:value-type="float">
            <text:p>368980</text:p>
          </table:table-cell>
          <table:table-cell office:value-type="float" office:value="2692367" calcext:value-type="float">
            <text:p>2692367</text:p>
          </table:table-cell>
          <table:table-cell office:value-type="float" office:value="1640" calcext:value-type="float">
            <text:p>1640</text:p>
          </table:table-cell>
          <table:table-cell office:value-type="float" office:value="242873" calcext:value-type="float">
            <text:p>242873</text:p>
          </table:table-cell>
          <table:table-cell office:value-type="float" office:value="28797917" calcext:value-type="float">
            <text:p>28797917</text:p>
          </table:table-cell>
          <table:table-cell office:value-type="float" office:value="732828" calcext:value-type="float">
            <text:p>732828</text:p>
          </table:table-cell>
          <table:table-cell office:value-type="float" office:value="163127" calcext:value-type="float">
            <text:p>163127</text:p>
          </table:table-cell>
          <table:table-cell office:value-type="float" office:value="318616872" calcext:value-type="float">
            <text:p>318616872</text:p>
          </table:table-cell>
          <table:table-cell office:value-type="float" office:value="1953562" calcext:value-type="float">
            <text:p>1953562</text:p>
          </table:table-cell>
          <table:table-cell office:value-type="float" office:value="2526929" calcext:value-type="float">
            <text:p>2526929</text:p>
          </table:table-cell>
          <table:table-cell table:number-columns-repeated="2"/>
          <table:table-cell office:value-type="float" office:value="1128181" calcext:value-type="float">
            <text:p>1128181</text:p>
          </table:table-cell>
          <table:table-cell office:value-type="float" office:value="-380277" calcext:value-type="float">
            <text:p>-380277</text:p>
          </table:table-cell>
          <table:table-cell/>
          <table:table-cell office:value-type="float" office:value="-165867" calcext:value-type="float">
            <text:p>-165867</text:p>
          </table:table-cell>
          <table:table-cell office:value-type="float" office:value="6868366" calcext:value-type="float">
            <text:p>6868366</text:p>
          </table:table-cell>
          <table:table-cell office:value-type="float" office:value="96221" calcext:value-type="float">
            <text:p>96221</text:p>
          </table:table-cell>
          <table:table-cell office:value-type="float" office:value="-566849" calcext:value-type="float">
            <text:p>-566849</text:p>
          </table:table-cell>
          <table:table-cell/>
          <table:table-cell office:value-type="float" office:value="1773269" calcext:value-type="float">
            <text:p>1773269</text:p>
          </table:table-cell>
          <table:table-cell/>
          <table:table-cell office:value-type="float" office:value="637270" calcext:value-type="float">
            <text:p>637270</text:p>
          </table:table-cell>
          <table:table-cell office:value-type="float" office:value="548444" calcext:value-type="float">
            <text:p>548444</text:p>
          </table:table-cell>
          <table:table-cell table:number-columns-repeated="3"/>
          <table:table-cell office:value-type="float" office:value="134762" calcext:value-type="float">
            <text:p>134762</text:p>
          </table:table-cell>
          <table:table-cell office:value-type="float" office:value="149794" calcext:value-type="float">
            <text:p>149794</text:p>
          </table:table-cell>
          <table:table-cell office:value-type="float" office:value="3824295" calcext:value-type="float">
            <text:p>3824295</text:p>
          </table:table-cell>
          <table:table-cell office:value-type="float" office:value="1090910" calcext:value-type="float">
            <text:p>1090910</text:p>
          </table:table-cell>
          <table:table-cell office:value-type="float" office:value="454005" calcext:value-type="float">
            <text:p>454005</text:p>
          </table:table-cell>
          <table:table-cell/>
          <table:table-cell office:value-type="float" office:value="75998000" calcext:value-type="float">
            <text:p>75998000</text:p>
          </table:table-cell>
          <table:table-cell office:value-type="float" office:value="32709000" calcext:value-type="float">
            <text:p>32709000</text:p>
          </table:table-cell>
          <table:table-cell office:value-type="float" office:value="21433306" calcext:value-type="float">
            <text:p>21433306</text:p>
          </table:table-cell>
          <table:table-cell/>
          <table:table-cell office:value-type="float" office:value="1298382" calcext:value-type="float">
            <text:p>1298382</text:p>
          </table:table-cell>
          <table:table-cell office:value-type="float" office:value="715741" calcext:value-type="float">
            <text:p>715741</text:p>
          </table:table-cell>
          <table:table-cell office:value-type="float" office:value="495549" calcext:value-type="float">
            <text:p>495549</text:p>
          </table:table-cell>
          <table:table-cell office:value-type="float" office:value="949921" calcext:value-type="float">
            <text:p>949921</text:p>
          </table:table-cell>
          <table:table-cell office:value-type="float" office:value="36367" calcext:value-type="float">
            <text:p>36367</text:p>
          </table:table-cell>
          <table:table-cell office:value-type="float" office:value="320973" calcext:value-type="float">
            <text:p>320973</text:p>
          </table:table-cell>
          <table:table-cell office:value-type="float" office:value="5420921" calcext:value-type="float">
            <text:p>5420921</text:p>
          </table:table-cell>
          <table:table-cell office:value-type="float" office:value="3025683" calcext:value-type="float">
            <text:p>3025683</text:p>
          </table:table-cell>
          <table:table-cell office:value-type="float" office:value="233443" calcext:value-type="float">
            <text:p>233443</text:p>
          </table:table-cell>
          <table:table-cell/>
          <table:table-cell office:value-type="float" office:value="28414200" calcext:value-type="float">
            <text:p>28414200</text:p>
          </table:table-cell>
          <table:table-cell office:value-type="float" office:value="1324753" calcext:value-type="float">
            <text:p>1324753</text:p>
          </table:table-cell>
          <table:table-cell/>
          <table:table-cell table:style-name="ce1" office:value-type="float" office:value="435822" calcext:value-type="float">
            <text:p>435822</text:p>
          </table:table-cell>
          <table:table-cell office:value-type="float" office:value="530067" calcext:value-type="float">
            <text:p>530067</text:p>
          </table:table-cell>
          <table:table-cell office:value-type="float" office:value="1169305" calcext:value-type="float">
            <text:p>1169305</text:p>
          </table:table-cell>
          <table:table-cell office:value-type="float" office:value="1039049" calcext:value-type="float">
            <text:p>1039049</text:p>
          </table:table-cell>
          <table:table-cell office:value-type="float" office:value="1305683" calcext:value-type="float">
            <text:p>1305683</text:p>
          </table:table-cell>
          <table:table-cell office:value-type="float" office:value="636485" calcext:value-type="float">
            <text:p>636485</text:p>
          </table:table-cell>
          <table:table-cell office:value-type="float" office:value="-189750" calcext:value-type="float">
            <text:p>-189750</text:p>
          </table:table-cell>
          <table:table-cell office:value-type="float" office:value="2410618" calcext:value-type="float">
            <text:p>2410618</text:p>
          </table:table-cell>
          <table:table-cell table:style-name="ce1" office:value-type="float" office:value="24229" calcext:value-type="float">
            <text:p>24229</text:p>
          </table:table-cell>
          <table:table-cell office:value-type="float" office:value="615992" calcext:value-type="float">
            <text:p>615992</text:p>
          </table:table-cell>
          <table:table-cell office:value-type="float" office:value="1362226" calcext:value-type="float">
            <text:p>1362226</text:p>
          </table:table-cell>
          <table:table-cell office:value-type="float" office:value="27201" calcext:value-type="float">
            <text:p>27201</text:p>
          </table:table-cell>
          <table:table-cell office:value-type="float" office:value="-213481" calcext:value-type="float">
            <text:p>-213481</text:p>
          </table:table-cell>
          <table:table-cell office:value-type="float" office:value="1312444" calcext:value-type="float">
            <text:p>1312444</text:p>
          </table:table-cell>
          <table:table-cell office:value-type="float" office:value="4305092" calcext:value-type="float">
            <text:p>4305092</text:p>
          </table:table-cell>
          <table:table-cell office:value-type="float" office:value="3773909" calcext:value-type="float">
            <text:p>3773909</text:p>
          </table:table-cell>
          <table:table-cell office:value-type="float" office:value="148442" calcext:value-type="float">
            <text:p>148442</text:p>
          </table:table-cell>
          <table:table-cell office:value-type="float" office:value="279517" calcext:value-type="float">
            <text:p>279517</text:p>
          </table:table-cell>
          <table:table-cell office:value-type="float" office:value="45638" calcext:value-type="float">
            <text:p>45638</text:p>
          </table:table-cell>
          <table:table-cell office:value-type="float" office:value="26818352" calcext:value-type="float">
            <text:p>26818352</text:p>
          </table:table-cell>
          <table:table-cell/>
          <table:table-cell office:value-type="float" office:value="178462236" calcext:value-type="float">
            <text:p>178462236</text:p>
          </table:table-cell>
          <table:table-cell/>
          <table:table-cell office:value-type="float" office:value="72527" calcext:value-type="float">
            <text:p>72527</text:p>
          </table:table-cell>
          <table:table-cell office:value-type="float" office:value="754307" calcext:value-type="float">
            <text:p>754307</text:p>
          </table:table-cell>
          <table:table-cell office:value-type="float" office:value="-183338" calcext:value-type="float">
            <text:p>-183338</text:p>
          </table:table-cell>
          <table:table-cell office:value-type="float" office:value="2440214" calcext:value-type="float">
            <text:p>2440214</text:p>
          </table:table-cell>
          <table:table-cell office:value-type="float" office:value="1235572" calcext:value-type="float">
            <text:p>1235572</text:p>
          </table:table-cell>
          <table:table-cell table:style-name="Default"/>
          <table:table-cell/>
          <table:table-cell office:value-type="float" office:value="2509189" calcext:value-type="float">
            <text:p>2509189</text:p>
          </table:table-cell>
          <table:table-cell office:value-type="float" office:value="4087973" calcext:value-type="float">
            <text:p>4087973</text:p>
          </table:table-cell>
          <table:table-cell office:value-type="float" office:value="3205340" calcext:value-type="float">
            <text:p>3205340</text:p>
          </table:table-cell>
          <table:table-cell office:value-type="float" office:value="32330" calcext:value-type="float">
            <text:p>32330</text:p>
          </table:table-cell>
          <table:table-cell/>
          <table:table-cell office:value-type="float" office:value="-67345" calcext:value-type="float">
            <text:p>-67345</text:p>
          </table:table-cell>
          <table:table-cell office:value-type="float" office:value="43231" calcext:value-type="float">
            <text:p>43231</text:p>
          </table:table-cell>
          <table:table-cell office:value-type="float" office:value="32619" calcext:value-type="float">
            <text:p>32619</text:p>
          </table:table-cell>
          <table:table-cell office:value-type="float" office:value="701301" calcext:value-type="float">
            <text:p>701301</text:p>
          </table:table-cell>
          <table:table-cell/>
          <table:table-cell office:value-type="float" office:value="11316554" calcext:value-type="float">
            <text:p>11316554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office:value-type="float" office:value="3332778" calcext:value-type="float">
            <text:p>3332778</text:p>
          </table:table-cell>
          <table:table-cell/>
          <table:table-cell office:value-type="float" office:value="96221" calcext:value-type="float">
            <text:p>96221</text:p>
          </table:table-cell>
          <table:table-cell office:value-type="float" office:value="174065" calcext:value-type="float">
            <text:p>174065</text:p>
          </table:table-cell>
          <table:table-cell office:value-type="float" office:value="127127" calcext:value-type="float">
            <text:p>127127</text:p>
          </table:table-cell>
          <table:table-cell office:value-type="float" office:value="5030113" calcext:value-type="float">
            <text:p>5030113</text:p>
          </table:table-cell>
          <table:table-cell office:value-type="float" office:value="3659377" calcext:value-type="float">
            <text:p>3659377</text:p>
          </table:table-cell>
          <table:table-cell/>
          <table:table-cell office:value-type="float" office:value="345433653" calcext:value-type="float">
            <text:p>345433653</text:p>
          </table:table-cell>
          <table:table-cell/>
          <table:table-cell office:value-type="float" office:value="421834" calcext:value-type="float">
            <text:p>421834</text:p>
          </table:table-cell>
          <table:table-cell office:value-type="float" office:value="8656" calcext:value-type="float">
            <text:p>8656</text:p>
          </table:table-cell>
          <table:table-cell office:value-type="float" office:value="27944" calcext:value-type="float">
            <text:p>27944</text:p>
          </table:table-cell>
          <table:table-cell office:value-type="float" office:value="5069387" calcext:value-type="float">
            <text:p>5069387</text:p>
          </table:table-cell>
          <table:table-cell/>
          <table:table-cell office:value-type="float" office:value="640032" calcext:value-type="float">
            <text:p>640032</text:p>
          </table:table-cell>
          <table:table-cell/>
          <table:table-cell table:style-name="ce1" office:value-type="float" office:value="869" calcext:value-type="float">
            <text:p>869</text:p>
          </table:table-cell>
          <table:table-cell office:value-type="float" office:value="570929" calcext:value-type="float">
            <text:p>570929</text:p>
          </table:table-cell>
          <table:table-cell office:value-type="float" office:value="94898" calcext:value-type="float">
            <text:p>94898</text:p>
          </table:table-cell>
          <table:table-cell office:value-type="float" office:value="1992203" calcext:value-type="float">
            <text:p>1992203</text:p>
          </table:table-cell>
          <table:table-cell/>
          <table:table-cell table:style-name="ce1" office:value-type="float" office:value="2264659" calcext:value-type="float">
            <text:p>2264659</text:p>
          </table:table-cell>
          <table:table-cell office:value-type="float" office:value="1857657" calcext:value-type="float">
            <text:p>1857657</text:p>
          </table:table-cell>
          <table:table-cell office:value-type="float" office:value="18580" calcext:value-type="float">
            <text:p>18580</text:p>
          </table:table-cell>
          <table:table-cell office:value-type="float" office:value="-35490" calcext:value-type="float">
            <text:p>-35490</text:p>
          </table:table-cell>
          <table:table-cell office:value-type="float" office:value="-525101" calcext:value-type="float">
            <text:p>-525101</text:p>
          </table:table-cell>
          <table:table-cell office:value-type="float" office:value="-521707" calcext:value-type="float">
            <text:p>-521707</text:p>
          </table:table-cell>
          <table:table-cell office:value-type="float" office:value="991397" calcext:value-type="float">
            <text:p>991397</text:p>
          </table:table-cell>
          <table:table-cell table:style-name="Default"/>
          <table:table-cell/>
          <table:table-cell office:value-type="float" office:value="776597" calcext:value-type="float">
            <text:p>776597</text:p>
          </table:table-cell>
          <table:table-cell office:value-type="float" office:value="2298112" calcext:value-type="float">
            <text:p>2298112</text:p>
          </table:table-cell>
          <table:table-cell office:value-type="float" office:value="1514474" calcext:value-type="float">
            <text:p>1514474</text:p>
          </table:table-cell>
          <table:table-cell office:value-type="float" office:value="4276422" calcext:value-type="float">
            <text:p>4276422</text:p>
          </table:table-cell>
          <table:table-cell office:value-type="float" office:value="-280156" calcext:value-type="float">
            <text:p>-280156</text:p>
          </table:table-cell>
          <table:table-cell office:value-type="float" office:value="1368901" calcext:value-type="float">
            <text:p>1368901</text:p>
          </table:table-cell>
          <table:table-cell office:value-type="float" office:value="896658" calcext:value-type="float">
            <text:p>896658</text:p>
          </table:table-cell>
          <table:table-cell/>
          <table:table-cell office:value-type="float" office:value="1660898" calcext:value-type="float">
            <text:p>1660898</text:p>
          </table:table-cell>
          <table:table-cell office:value-type="float" office:value="75897" calcext:value-type="float">
            <text:p>75897</text:p>
          </table:table-cell>
          <table:table-cell office:value-type="float" office:value="515941" calcext:value-type="float">
            <text:p>515941</text:p>
          </table:table-cell>
          <table:table-cell office:value-type="float" office:value="315195" calcext:value-type="float">
            <text:p>315195</text:p>
          </table:table-cell>
          <table:table-cell office:value-type="float" office:value="193198" calcext:value-type="float">
            <text:p>193198</text:p>
          </table:table-cell>
          <table:table-cell office:value-type="float" office:value="246833" calcext:value-type="float">
            <text:p>246833</text:p>
          </table:table-cell>
          <table:table-cell office:value-type="float" office:value="1993625" calcext:value-type="float">
            <text:p>1993625</text:p>
          </table:table-cell>
          <table:table-cell table:number-columns-repeated="2"/>
          <table:table-cell office:value-type="float" office:value="144626" calcext:value-type="float">
            <text:p>144626</text:p>
          </table:table-cell>
          <table:table-cell office:value-type="float" office:value="118005" calcext:value-type="float">
            <text:p>118005</text:p>
          </table:table-cell>
          <table:table-cell/>
          <table:table-cell office:value-type="float" office:value="686143" calcext:value-type="float">
            <text:p>686143</text:p>
          </table:table-cell>
          <table:table-cell office:value-type="float" office:value="94137" calcext:value-type="float">
            <text:p>94137</text:p>
          </table:table-cell>
          <table:table-cell office:value-type="float" office:value="13116" calcext:value-type="float">
            <text:p>13116</text:p>
          </table:table-cell>
          <table:table-cell table:style-name="Default"/>
          <table:table-cell office:value-type="float" office:value="10217997" calcext:value-type="float">
            <text:p>10217997</text:p>
          </table:table-cell>
          <table:table-cell office:value-type="float" office:value="11002078" calcext:value-type="float">
            <text:p>11002078</text:p>
          </table:table-cell>
          <table:table-cell office:value-type="float" office:value="354443" calcext:value-type="float">
            <text:p>354443</text:p>
          </table:table-cell>
          <table:table-cell office:value-type="float" office:value="201780" calcext:value-type="float">
            <text:p>201780</text:p>
          </table:table-cell>
          <table:table-cell office:value-type="float" office:value="407784" calcext:value-type="float">
            <text:p>407784</text:p>
          </table:table-cell>
          <table:table-cell office:value-type="float" office:value="1433298" calcext:value-type="float">
            <text:p>1433298</text:p>
          </table:table-cell>
          <table:table-cell table:style-name="Default"/>
          <table:table-cell office:value-type="float" office:value="415175" calcext:value-type="float">
            <text:p>415175</text:p>
          </table:table-cell>
          <table:table-cell office:value-type="float" office:value="-756164" calcext:value-type="float">
            <text:p>-756164</text:p>
          </table:table-cell>
          <table:table-cell office:value-type="float" office:value="223741" calcext:value-type="float">
            <text:p>223741</text:p>
          </table:table-cell>
          <table:table-cell office:value-type="float" office:value="262543" calcext:value-type="float">
            <text:p>262543</text:p>
          </table:table-cell>
          <table:table-cell office:value-type="float" office:value="44681120" calcext:value-type="float">
            <text:p>44681120</text:p>
          </table:table-cell>
          <table:table-cell office:value-type="float" office:value="121913" calcext:value-type="float">
            <text:p>121913</text:p>
          </table:table-cell>
          <table:table-cell office:value-type="float" office:value="1490322" calcext:value-type="float">
            <text:p>1490322</text:p>
          </table:table-cell>
          <table:table-cell office:value-type="float" office:value="-179640" calcext:value-type="float">
            <text:p>-179640</text:p>
          </table:table-cell>
          <table:table-cell office:value-type="float" office:value="913146" calcext:value-type="float">
            <text:p>913146</text:p>
          </table:table-cell>
          <table:table-cell office:value-type="float" office:value="1843747" calcext:value-type="float">
            <text:p>1843747</text:p>
          </table:table-cell>
          <table:table-cell office:value-type="float" office:value="4097243" calcext:value-type="float">
            <text:p>4097243</text:p>
          </table:table-cell>
          <table:table-cell office:value-type="float" office:value="82405" calcext:value-type="float">
            <text:p>82405</text:p>
          </table:table-cell>
          <table:table-cell office:value-type="float" office:value="488271" calcext:value-type="float">
            <text:p>488271</text:p>
          </table:table-cell>
          <table:table-cell office:value-type="float" office:value="412375" calcext:value-type="float">
            <text:p>412375</text:p>
          </table:table-cell>
          <table:table-cell office:value-type="float" office:value="1185855" calcext:value-type="float">
            <text:p>1185855</text:p>
          </table:table-cell>
          <table:table-cell office:value-type="float" office:value="6015736" calcext:value-type="float">
            <text:p>6015736</text:p>
          </table:table-cell>
          <table:table-cell table:style-name="Default"/>
          <table:table-cell/>
          <table:table-cell office:value-type="float" office:value="66828" calcext:value-type="float">
            <text:p>66828</text:p>
          </table:table-cell>
          <table:table-cell office:value-type="float" office:value="18513073" calcext:value-type="float">
            <text:p>18513073</text:p>
          </table:table-cell>
          <table:table-cell office:value-type="float" office:value="155633216" calcext:value-type="float">
            <text:p>155633216</text:p>
          </table:table-cell>
          <table:table-cell office:value-type="float" office:value="512449" calcext:value-type="float">
            <text:p>512449</text:p>
          </table:table-cell>
          <table:table-cell office:value-type="float" office:value="2995588" calcext:value-type="float">
            <text:p>2995588</text:p>
          </table:table-cell>
          <table:table-cell office:value-type="float" office:value="589319" calcext:value-type="float">
            <text:p>589319</text:p>
          </table:table-cell>
          <table:table-cell office:value-type="float" office:value="5649" calcext:value-type="float">
            <text:p>5649</text:p>
          </table:table-cell>
          <table:table-cell office:value-type="float" office:value="4151626" calcext:value-type="float">
            <text:p>4151626</text:p>
          </table:table-cell>
          <table:table-cell office:value-type="float" office:value="-14431" calcext:value-type="float">
            <text:p>-14431</text:p>
          </table:table-cell>
          <table:table-cell office:value-type="float" office:value="2131711" calcext:value-type="float">
            <text:p>2131711</text:p>
          </table:table-cell>
          <table:table-cell/>
          <table:table-cell office:value-type="float" office:value="492516" calcext:value-type="float">
            <text:p>492516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7344034" calcext:value-type="float">
            <text:p>7344034</text:p>
          </table:table-cell>
          <table:table-cell office:value-type="float" office:value="-18386" calcext:value-type="float">
            <text:p>-18386</text:p>
          </table:table-cell>
          <table:table-cell office:value-type="float" office:value="79668" calcext:value-type="float">
            <text:p>79668</text:p>
          </table:table-cell>
          <table:table-cell office:value-type="float" office:value="91759" calcext:value-type="float">
            <text:p>91759</text:p>
          </table:table-cell>
          <table:table-cell office:value-type="float" office:value="704176" calcext:value-type="float">
            <text:p>704176</text:p>
          </table:table-cell>
          <table:table-cell/>
          <table:table-cell office:value-type="float" office:value="3074264" calcext:value-type="float">
            <text:p>3074264</text:p>
          </table:table-cell>
          <table:table-cell table:style-name="Default"/>
          <table:table-cell office:value-type="float" office:value="2052826" calcext:value-type="float">
            <text:p>2052826</text:p>
          </table:table-cell>
          <table:table-cell office:value-type="float" office:value="18357" calcext:value-type="float">
            <text:p>18357</text:p>
          </table:table-cell>
          <table:table-cell office:value-type="float" office:value="453899" calcext:value-type="float">
            <text:p>453899</text:p>
          </table:table-cell>
          <table:table-cell table:number-columns-repeated="3"/>
          <table:table-cell office:value-type="float" office:value="969013" calcext:value-type="float">
            <text:p>969013</text:p>
          </table:table-cell>
          <table:table-cell office:value-type="float" office:value="50968" calcext:value-type="float">
            <text:p>50968</text:p>
          </table:table-cell>
          <table:table-cell office:value-type="float" office:value="10068496" calcext:value-type="float">
            <text:p>10068496</text:p>
          </table:table-cell>
          <table:table-cell/>
          <table:table-cell table:style-name="ce1" office:value-type="float" office:value="2365979" calcext:value-type="float">
            <text:p>2365979</text:p>
          </table:table-cell>
          <table:table-cell office:value-type="float" office:value="81566111" calcext:value-type="float">
            <text:p>81566111</text:p>
          </table:table-cell>
          <table:table-cell table:style-name="ce1" office:value-type="float" office:value="876415" calcext:value-type="float">
            <text:p>876415</text:p>
          </table:table-cell>
          <table:table-cell office:value-type="float" office:value="406830" calcext:value-type="float">
            <text:p>406830</text:p>
          </table:table-cell>
          <table:table-cell office:value-type="float" office:value="-65314" calcext:value-type="float">
            <text:p>-65314</text:p>
          </table:table-cell>
          <table:table-cell office:value-type="float" office:value="62735" calcext:value-type="float">
            <text:p>62735</text:p>
          </table:table-cell>
          <table:table-cell office:value-type="float" office:value="5638374" calcext:value-type="float">
            <text:p>5638374</text:p>
          </table:table-cell>
          <table:table-cell office:value-type="float" office:value="1679473" calcext:value-type="float">
            <text:p>1679473</text:p>
          </table:table-cell>
          <table:table-cell office:value-type="float" office:value="1141249" calcext:value-type="float">
            <text:p>1141249</text:p>
          </table:table-cell>
          <table:table-cell office:value-type="float" office:value="2030163" calcext:value-type="float">
            <text:p>2030163</text:p>
          </table:table-cell>
          <table:table-cell office:value-type="float" office:value="70047459" calcext:value-type="float">
            <text:p>70047459</text:p>
          </table:table-cell>
          <table:table-cell office:value-type="float" office:value="65776796" calcext:value-type="float">
            <text:p>65776796</text:p>
          </table:table-cell>
          <table:table-cell office:value-type="float" office:value="419837" calcext:value-type="float">
            <text:p>419837</text:p>
          </table:table-cell>
          <table:table-cell office:value-type="float" office:value="4894211" calcext:value-type="float">
            <text:p>4894211</text:p>
          </table:table-cell>
          <table:table-cell office:value-type="float" office:value="257807" calcext:value-type="float">
            <text:p>257807</text:p>
          </table:table-cell>
          <table:table-cell office:value-type="float" office:value="21785" calcext:value-type="float">
            <text:p>21785</text:p>
          </table:table-cell>
          <table:table-cell office:value-type="float" office:value="586275" calcext:value-type="float">
            <text:p>586275</text:p>
          </table:table-cell>
          <table:table-cell office:value-type="float" office:value="825930" calcext:value-type="float">
            <text:p>825930</text:p>
          </table:table-cell>
          <table:table-cell office:value-type="float" office:value="55860" calcext:value-type="float">
            <text:p>55860</text:p>
          </table:table-cell>
          <table:table-cell office:value-type="float" office:value="2683751" calcext:value-type="float">
            <text:p>2683751</text:p>
          </table:table-cell>
          <table:table-cell office:value-type="float" office:value="1219946" calcext:value-type="float">
            <text:p>1219946</text:p>
          </table:table-cell>
          <table:table-cell office:value-type="float" office:value="1134" calcext:value-type="float">
            <text:p>1134</text:p>
          </table:table-cell>
          <table:table-cell office:value-type="float" office:value="192784" calcext:value-type="float">
            <text:p>192784</text:p>
          </table:table-cell>
          <table:table-cell office:value-type="float" office:value="-21995" calcext:value-type="float">
            <text:p>-21995</text:p>
          </table:table-cell>
          <table:table-cell/>
          <table:table-cell office:value-type="float" office:value="-15692" calcext:value-type="float">
            <text:p>-15692</text:p>
          </table:table-cell>
          <table:table-cell office:value-type="float" office:value="8814956" calcext:value-type="float">
            <text:p>8814956</text:p>
          </table:table-cell>
          <table:table-cell office:value-type="float" office:value="8015267" calcext:value-type="float">
            <text:p>8015267</text:p>
          </table:table-cell>
          <table:table-cell office:value-type="float" office:value="9316345" calcext:value-type="float">
            <text:p>9316345</text:p>
          </table:table-cell>
          <table:table-cell office:value-type="float" office:value="760340" calcext:value-type="float">
            <text:p>760340</text:p>
          </table:table-cell>
          <table:table-cell office:value-type="float" office:value="8663800" calcext:value-type="float">
            <text:p>8663800</text:p>
          </table:table-cell>
          <table:table-cell office:value-type="float" office:value="889240" calcext:value-type="float">
            <text:p>889240</text:p>
          </table:table-cell>
          <table:table-cell office:value-type="float" office:value="14576040" calcext:value-type="float">
            <text:p>14576040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  <table:table-cell office:value-type="float" office:value="-117" calcext:value-type="float">
            <text:p>-117</text:p>
          </table:table-cell>
          <table:table-cell office:value-type="float" office:value="29566" calcext:value-type="float">
            <text:p>29566</text:p>
          </table:table-cell>
          <table:table-cell office:value-type="float" office:value="3362332" calcext:value-type="float">
            <text:p>3362332</text:p>
          </table:table-cell>
          <table:table-cell office:value-type="float" office:value="1226364" calcext:value-type="float">
            <text:p>1226364</text:p>
          </table:table-cell>
          <table:table-cell office:value-type="float" office:value="-4417" calcext:value-type="float">
            <text:p>-4417</text:p>
          </table:table-cell>
          <table:table-cell office:value-type="float" office:value="67280593" calcext:value-type="float">
            <text:p>67280593</text:p>
          </table:table-cell>
          <table:table-cell office:value-type="float" office:value="1900780" calcext:value-type="float">
            <text:p>1900780</text:p>
          </table:table-cell>
          <table:table-cell office:value-type="float" office:value="11067951" calcext:value-type="float">
            <text:p>11067951</text:p>
          </table:table-cell>
          <table:table-cell office:value-type="float" office:value="1236641" calcext:value-type="float">
            <text:p>1236641</text:p>
          </table:table-cell>
          <table:table-cell office:value-type="float" office:value="885984" calcext:value-type="float">
            <text:p>885984</text:p>
          </table:table-cell>
          <table:table-cell office:value-type="float" office:value="2653672" calcext:value-type="float">
            <text:p>2653672</text:p>
          </table:table-cell>
          <table:table-cell table:style-name="Default"/>
          <table:table-cell office:value-type="float" office:value="1560330" calcext:value-type="float">
            <text:p>1560330</text:p>
          </table:table-cell>
          <table:table-cell office:value-type="float" office:value="12044062" calcext:value-type="float">
            <text:p>12044062</text:p>
          </table:table-cell>
          <table:table-cell office:value-type="float" office:value="1560698" calcext:value-type="float">
            <text:p>1560698</text:p>
          </table:table-cell>
          <table:table-cell office:value-type="float" office:value="832502" calcext:value-type="float">
            <text:p>832502</text:p>
          </table:table-cell>
          <table:table-cell office:value-type="float" office:value="1055154" calcext:value-type="float">
            <text:p>1055154</text:p>
          </table:table-cell>
          <table:table-cell office:value-type="float" office:value="1162929" calcext:value-type="float">
            <text:p>1162929</text:p>
          </table:table-cell>
          <table:table-cell office:value-type="float" office:value="321272" calcext:value-type="float">
            <text:p>321272</text:p>
          </table:table-cell>
          <table:table-cell office:value-type="float" office:value="2257273" calcext:value-type="float">
            <text:p>2257273</text:p>
          </table:table-cell>
          <table:table-cell office:value-type="float" office:value="508728" calcext:value-type="float">
            <text:p>508728</text:p>
          </table:table-cell>
          <table:table-cell office:value-type="float" office:value="784000" calcext:value-type="float">
            <text:p>784000</text:p>
          </table:table-cell>
          <table:table-cell office:value-type="float" office:value="142960" calcext:value-type="float">
            <text:p>142960</text:p>
          </table:table-cell>
          <table:table-cell office:value-type="float" office:value="301795" calcext:value-type="float">
            <text:p>301795</text:p>
          </table:table-cell>
          <table:table-cell office:value-type="float" office:value="833429" calcext:value-type="float">
            <text:p>833429</text:p>
          </table:table-cell>
          <table:table-cell office:value-type="float" office:value="12497498" calcext:value-type="float">
            <text:p>12497498</text:p>
          </table:table-cell>
          <table:table-cell office:value-type="float" office:value="548995" calcext:value-type="float">
            <text:p>548995</text:p>
          </table:table-cell>
          <table:table-cell office:value-type="float" office:value="2428830" calcext:value-type="float">
            <text:p>2428830</text:p>
          </table:table-cell>
          <table:table-cell office:value-type="float" office:value="4990264" calcext:value-type="float">
            <text:p>4990264</text:p>
          </table:table-cell>
          <table:table-cell office:value-type="float" office:value="9007513" calcext:value-type="float">
            <text:p>9007513</text:p>
          </table:table-cell>
          <table:table-cell office:value-type="float" office:value="1651192" calcext:value-type="float">
            <text:p>1651192</text:p>
          </table:table-cell>
          <table:table-cell office:value-type="float" office:value="245031" calcext:value-type="float">
            <text:p>245031</text:p>
          </table:table-cell>
          <table:table-cell office:value-type="float" office:value="5078230" calcext:value-type="float">
            <text:p>5078230</text:p>
          </table:table-cell>
          <table:table-cell/>
          <table:table-cell office:value-type="float" office:value="2277173" calcext:value-type="float">
            <text:p>2277173</text:p>
          </table:table-cell>
          <table:table-cell office:value-type="float" office:value="59679" calcext:value-type="float">
            <text:p>59679</text:p>
          </table:table-cell>
          <table:table-cell/>
          <table:table-cell table:style-name="Default"/>
          <table:table-cell office:value-type="float" office:value="11715577" calcext:value-type="float">
            <text:p>11715577</text:p>
          </table:table-cell>
          <table:table-cell/>
          <table:table-cell office:value-type="float" office:value="109272" calcext:value-type="float">
            <text:p>109272</text:p>
          </table:table-cell>
          <table:table-cell office:value-type="float" office:value="99799" calcext:value-type="float">
            <text:p>99799</text:p>
          </table:table-cell>
          <table:table-cell office:value-type="float" office:value="1108127" calcext:value-type="float">
            <text:p>1108127</text:p>
          </table:table-cell>
          <table:table-cell office:value-type="float" office:value="-5818" calcext:value-type="float">
            <text:p>-5818</text:p>
          </table:table-cell>
          <table:table-cell office:value-type="float" office:value="1876709" calcext:value-type="float">
            <text:p>1876709</text:p>
          </table:table-cell>
          <table:table-cell/>
          <table:table-cell table:style-name="Default"/>
          <table:table-cell office:value-type="float" office:value="8407061" calcext:value-type="float">
            <text:p>8407061</text:p>
          </table:table-cell>
          <table:table-cell office:value-type="float" office:value="413615" calcext:value-type="float">
            <text:p>413615</text:p>
          </table:table-cell>
          <table:table-cell office:value-type="float" office:value="161317" calcext:value-type="float">
            <text:p>161317</text:p>
          </table:table-cell>
          <table:table-cell/>
          <table:table-cell office:value-type="float" office:value="5393306" calcext:value-type="float">
            <text:p>5393306</text:p>
          </table:table-cell>
          <table:table-cell office:value-type="float" office:value="2607192" calcext:value-type="float">
            <text:p>2607192</text:p>
          </table:table-cell>
          <table:table-cell office:value-type="float" office:value="233640" calcext:value-type="float">
            <text:p>233640</text:p>
          </table:table-cell>
          <table:table-cell office:value-type="float" office:value="1421358" calcext:value-type="float">
            <text:p>1421358</text:p>
          </table:table-cell>
          <table:table-cell office:value-type="float" office:value="411442" calcext:value-type="float">
            <text:p>411442</text:p>
          </table:table-cell>
          <table:table-cell office:value-type="float" office:value="4828" calcext:value-type="float">
            <text:p>4828</text:p>
          </table:table-cell>
          <table:table-cell office:value-type="float" office:value="4023605" calcext:value-type="float">
            <text:p>4023605</text:p>
          </table:table-cell>
          <table:table-cell/>
          <table:table-cell office:value-type="float" office:value="2125487" calcext:value-type="float">
            <text:p>2125487</text:p>
          </table:table-cell>
          <table:table-cell office:value-type="float" office:value="6350203" calcext:value-type="float">
            <text:p>6350203</text:p>
          </table:table-cell>
          <table:table-cell/>
          <table:table-cell office:value-type="float" office:value="476152" calcext:value-type="float">
            <text:p>476152</text:p>
          </table:table-cell>
          <table:table-cell office:value-type="float" office:value="1936372" calcext:value-type="float">
            <text:p>1936372</text:p>
          </table:table-cell>
          <table:table-cell office:value-type="float" office:value="161683" calcext:value-type="float">
            <text:p>161683</text:p>
          </table:table-cell>
          <table:table-cell office:value-type="float" office:value="3576844" calcext:value-type="float">
            <text:p>3576844</text:p>
          </table:table-cell>
          <table:table-cell office:value-type="float" office:value="646632" calcext:value-type="float">
            <text:p>646632</text:p>
          </table:table-cell>
          <table:table-cell office:value-type="float" office:value="6846482" calcext:value-type="float">
            <text:p>6846482</text:p>
          </table:table-cell>
          <table:table-cell/>
          <table:table-cell office:value-type="float" office:value="160794" calcext:value-type="float">
            <text:p>160794</text:p>
          </table:table-cell>
          <table:table-cell office:value-type="float" office:value="1238556" calcext:value-type="float">
            <text:p>1238556</text:p>
          </table:table-cell>
          <table:table-cell table:style-name="Default"/>
          <table:table-cell office:value-type="float" office:value="2704575" calcext:value-type="float">
            <text:p>2704575</text:p>
          </table:table-cell>
          <table:table-cell office:value-type="float" office:value="5364611" calcext:value-type="float">
            <text:p>5364611</text:p>
          </table:table-cell>
          <table:table-cell office:value-type="float" office:value="2527525" calcext:value-type="float">
            <text:p>2527525</text:p>
          </table:table-cell>
          <table:table-cell office:value-type="float" office:value="116369" calcext:value-type="float">
            <text:p>116369</text:p>
          </table:table-cell>
          <table:table-cell office:value-type="float" office:value="479534" calcext:value-type="float">
            <text:p>479534</text:p>
          </table:table-cell>
          <table:table-cell office:value-type="float" office:value="1805093" calcext:value-type="float">
            <text:p>1805093</text:p>
          </table:table-cell>
          <table:table-cell office:value-type="float" office:value="8231" calcext:value-type="float">
            <text:p>8231</text:p>
          </table:table-cell>
          <table:table-cell office:value-type="float" office:value="1676491" calcext:value-type="float">
            <text:p>1676491</text:p>
          </table:table-cell>
          <table:table-cell office:value-type="float" office:value="1372955" calcext:value-type="float">
            <text:p>1372955</text:p>
          </table:table-cell>
          <table:table-cell office:value-type="float" office:value="471146" calcext:value-type="float">
            <text:p>471146</text:p>
          </table:table-cell>
          <table:table-cell office:value-type="float" office:value="703839" calcext:value-type="float">
            <text:p>703839</text:p>
          </table:table-cell>
          <table:table-cell office:value-type="float" office:value="1705908" calcext:value-type="float">
            <text:p>1705908</text:p>
          </table:table-cell>
          <table:table-cell/>
          <table:table-cell office:value-type="float" office:value="201780" calcext:value-type="float">
            <text:p>201780</text:p>
          </table:table-cell>
          <table:table-cell office:value-type="float" office:value="368980" calcext:value-type="float">
            <text:p>368980</text:p>
          </table:table-cell>
          <table:table-cell office:value-type="float" office:value="2692367" calcext:value-type="float">
            <text:p>2692367</text:p>
          </table:table-cell>
          <table:table-cell office:value-type="float" office:value="1640" calcext:value-type="float">
            <text:p>1640</text:p>
          </table:table-cell>
          <table:table-cell office:value-type="float" office:value="242873" calcext:value-type="float">
            <text:p>242873</text:p>
          </table:table-cell>
          <table:table-cell office:value-type="float" office:value="28797917" calcext:value-type="float">
            <text:p>28797917</text:p>
          </table:table-cell>
          <table:table-cell office:value-type="float" office:value="732828" calcext:value-type="float">
            <text:p>732828</text:p>
          </table:table-cell>
          <table:table-cell office:value-type="float" office:value="163127" calcext:value-type="float">
            <text:p>163127</text:p>
          </table:table-cell>
          <table:table-cell office:value-type="float" office:value="318616872" calcext:value-type="float">
            <text:p>318616872</text:p>
          </table:table-cell>
          <table:table-cell office:value-type="float" office:value="1953562" calcext:value-type="float">
            <text:p>1953562</text:p>
          </table:table-cell>
          <table:table-cell office:value-type="float" office:value="2526929" calcext:value-type="float">
            <text:p>2526929</text:p>
          </table:table-cell>
          <table:table-cell table:number-columns-repeated="2"/>
          <table:table-cell office:value-type="float" office:value="1128181" calcext:value-type="float">
            <text:p>1128181</text:p>
          </table:table-cell>
          <table:table-cell office:value-type="float" office:value="-380277" calcext:value-type="float">
            <text:p>-380277</text:p>
          </table:table-cell>
          <table:table-cell/>
          <table:table-cell office:value-type="float" office:value="-165867" calcext:value-type="float">
            <text:p>-165867</text:p>
          </table:table-cell>
          <table:table-cell office:value-type="float" office:value="6868366" calcext:value-type="float">
            <text:p>6868366</text:p>
          </table:table-cell>
          <table:table-cell office:value-type="float" office:value="96221" calcext:value-type="float">
            <text:p>96221</text:p>
          </table:table-cell>
          <table:table-cell office:value-type="float" office:value="-566849" calcext:value-type="float">
            <text:p>-566849</text:p>
          </table:table-cell>
          <table:table-cell/>
          <table:table-cell office:value-type="float" office:value="1773269" calcext:value-type="float">
            <text:p>1773269</text:p>
          </table:table-cell>
          <table:table-cell/>
          <table:table-cell office:value-type="float" office:value="637270" calcext:value-type="float">
            <text:p>637270</text:p>
          </table:table-cell>
          <table:table-cell office:value-type="float" office:value="548444" calcext:value-type="float">
            <text:p>548444</text:p>
          </table:table-cell>
          <table:table-cell table:number-columns-repeated="3"/>
          <table:table-cell office:value-type="float" office:value="134762" calcext:value-type="float">
            <text:p>134762</text:p>
          </table:table-cell>
          <table:table-cell office:value-type="float" office:value="149794" calcext:value-type="float">
            <text:p>149794</text:p>
          </table:table-cell>
          <table:table-cell office:value-type="float" office:value="3824295" calcext:value-type="float">
            <text:p>3824295</text:p>
          </table:table-cell>
          <table:table-cell office:value-type="float" office:value="1090910" calcext:value-type="float">
            <text:p>1090910</text:p>
          </table:table-cell>
          <table:table-cell office:value-type="float" office:value="454005" calcext:value-type="float">
            <text:p>454005</text:p>
          </table:table-cell>
          <table:table-cell/>
          <table:table-cell office:value-type="float" office:value="75998000" calcext:value-type="float">
            <text:p>75998000</text:p>
          </table:table-cell>
          <table:table-cell office:value-type="float" office:value="32709000" calcext:value-type="float">
            <text:p>32709000</text:p>
          </table:table-cell>
          <table:table-cell office:value-type="float" office:value="21433306" calcext:value-type="float">
            <text:p>21433306</text:p>
          </table:table-cell>
          <table:table-cell/>
          <table:table-cell office:value-type="float" office:value="1298382" calcext:value-type="float">
            <text:p>1298382</text:p>
          </table:table-cell>
          <table:table-cell office:value-type="float" office:value="715741" calcext:value-type="float">
            <text:p>715741</text:p>
          </table:table-cell>
          <table:table-cell office:value-type="float" office:value="495549" calcext:value-type="float">
            <text:p>495549</text:p>
          </table:table-cell>
          <table:table-cell office:value-type="float" office:value="949921" calcext:value-type="float">
            <text:p>949921</text:p>
          </table:table-cell>
          <table:table-cell office:value-type="float" office:value="36367" calcext:value-type="float">
            <text:p>36367</text:p>
          </table:table-cell>
          <table:table-cell office:value-type="float" office:value="320973" calcext:value-type="float">
            <text:p>320973</text:p>
          </table:table-cell>
          <table:table-cell office:value-type="float" office:value="5420921" calcext:value-type="float">
            <text:p>5420921</text:p>
          </table:table-cell>
          <table:table-cell office:value-type="float" office:value="3025683" calcext:value-type="float">
            <text:p>3025683</text:p>
          </table:table-cell>
          <table:table-cell office:value-type="float" office:value="233443" calcext:value-type="float">
            <text:p>233443</text:p>
          </table:table-cell>
          <table:table-cell/>
          <table:table-cell office:value-type="float" office:value="28414200" calcext:value-type="float">
            <text:p>28414200</text:p>
          </table:table-cell>
          <table:table-cell office:value-type="float" office:value="1324753" calcext:value-type="float">
            <text:p>1324753</text:p>
          </table:table-cell>
          <table:table-cell/>
          <table:table-cell table:style-name="ce1" office:value-type="float" office:value="435822" calcext:value-type="float">
            <text:p>435822</text:p>
          </table:table-cell>
          <table:table-cell office:value-type="float" office:value="530067" calcext:value-type="float">
            <text:p>530067</text:p>
          </table:table-cell>
          <table:table-cell office:value-type="float" office:value="1169305" calcext:value-type="float">
            <text:p>1169305</text:p>
          </table:table-cell>
          <table:table-cell office:value-type="float" office:value="1039049" calcext:value-type="float">
            <text:p>1039049</text:p>
          </table:table-cell>
          <table:table-cell office:value-type="float" office:value="1305683" calcext:value-type="float">
            <text:p>1305683</text:p>
          </table:table-cell>
          <table:table-cell office:value-type="float" office:value="636485" calcext:value-type="float">
            <text:p>636485</text:p>
          </table:table-cell>
          <table:table-cell office:value-type="float" office:value="-189750" calcext:value-type="float">
            <text:p>-189750</text:p>
          </table:table-cell>
          <table:table-cell office:value-type="float" office:value="2410618" calcext:value-type="float">
            <text:p>2410618</text:p>
          </table:table-cell>
          <table:table-cell table:style-name="ce1" office:value-type="float" office:value="24229" calcext:value-type="float">
            <text:p>24229</text:p>
          </table:table-cell>
          <table:table-cell office:value-type="float" office:value="615992" calcext:value-type="float">
            <text:p>615992</text:p>
          </table:table-cell>
          <table:table-cell office:value-type="float" office:value="1362226" calcext:value-type="float">
            <text:p>1362226</text:p>
          </table:table-cell>
          <table:table-cell office:value-type="float" office:value="27201" calcext:value-type="float">
            <text:p>27201</text:p>
          </table:table-cell>
          <table:table-cell office:value-type="float" office:value="-213481" calcext:value-type="float">
            <text:p>-213481</text:p>
          </table:table-cell>
          <table:table-cell office:value-type="float" office:value="1312444" calcext:value-type="float">
            <text:p>1312444</text:p>
          </table:table-cell>
          <table:table-cell office:value-type="float" office:value="4305092" calcext:value-type="float">
            <text:p>4305092</text:p>
          </table:table-cell>
          <table:table-cell office:value-type="float" office:value="3773909" calcext:value-type="float">
            <text:p>3773909</text:p>
          </table:table-cell>
          <table:table-cell office:value-type="float" office:value="148442" calcext:value-type="float">
            <text:p>148442</text:p>
          </table:table-cell>
          <table:table-cell office:value-type="float" office:value="279517" calcext:value-type="float">
            <text:p>279517</text:p>
          </table:table-cell>
          <table:table-cell office:value-type="float" office:value="45638" calcext:value-type="float">
            <text:p>45638</text:p>
          </table:table-cell>
          <table:table-cell office:value-type="float" office:value="26818352" calcext:value-type="float">
            <text:p>26818352</text:p>
          </table:table-cell>
          <table:table-cell/>
          <table:table-cell office:value-type="float" office:value="178462236" calcext:value-type="float">
            <text:p>178462236</text:p>
          </table:table-cell>
          <table:table-cell/>
          <table:table-cell office:value-type="float" office:value="72527" calcext:value-type="float">
            <text:p>72527</text:p>
          </table:table-cell>
          <table:table-cell office:value-type="float" office:value="754307" calcext:value-type="float">
            <text:p>754307</text:p>
          </table:table-cell>
          <table:table-cell office:value-type="float" office:value="-183338" calcext:value-type="float">
            <text:p>-183338</text:p>
          </table:table-cell>
          <table:table-cell office:value-type="float" office:value="2440214" calcext:value-type="float">
            <text:p>2440214</text:p>
          </table:table-cell>
          <table:table-cell office:value-type="float" office:value="1235572" calcext:value-type="float">
            <text:p>1235572</text:p>
          </table:table-cell>
          <table:table-cell table:style-name="Default"/>
          <table:table-cell/>
          <table:table-cell office:value-type="float" office:value="2509189" calcext:value-type="float">
            <text:p>2509189</text:p>
          </table:table-cell>
          <table:table-cell office:value-type="float" office:value="4087973" calcext:value-type="float">
            <text:p>4087973</text:p>
          </table:table-cell>
          <table:table-cell office:value-type="float" office:value="3205340" calcext:value-type="float">
            <text:p>3205340</text:p>
          </table:table-cell>
          <table:table-cell office:value-type="float" office:value="32330" calcext:value-type="float">
            <text:p>32330</text:p>
          </table:table-cell>
          <table:table-cell/>
          <table:table-cell office:value-type="float" office:value="-67345" calcext:value-type="float">
            <text:p>-67345</text:p>
          </table:table-cell>
          <table:table-cell office:value-type="float" office:value="43231" calcext:value-type="float">
            <text:p>43231</text:p>
          </table:table-cell>
          <table:table-cell office:value-type="float" office:value="32619" calcext:value-type="float">
            <text:p>32619</text:p>
          </table:table-cell>
          <table:table-cell office:value-type="float" office:value="701301" calcext:value-type="float">
            <text:p>701301</text:p>
          </table:table-cell>
          <table:table-cell/>
          <table:table-cell office:value-type="float" office:value="11316554" calcext:value-type="float">
            <text:p>11316554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office:value-type="float" office:value="3332778" calcext:value-type="float">
            <text:p>3332778</text:p>
          </table:table-cell>
          <table:table-cell/>
          <table:table-cell office:value-type="float" office:value="96221" calcext:value-type="float">
            <text:p>96221</text:p>
          </table:table-cell>
          <table:table-cell office:value-type="float" office:value="174065" calcext:value-type="float">
            <text:p>174065</text:p>
          </table:table-cell>
          <table:table-cell office:value-type="float" office:value="127127" calcext:value-type="float">
            <text:p>127127</text:p>
          </table:table-cell>
          <table:table-cell office:value-type="float" office:value="5030113" calcext:value-type="float">
            <text:p>5030113</text:p>
          </table:table-cell>
          <table:table-cell office:value-type="float" office:value="3659377" calcext:value-type="float">
            <text:p>3659377</text:p>
          </table:table-cell>
          <table:table-cell/>
          <table:table-cell office:value-type="float" office:value="345433653" calcext:value-type="float">
            <text:p>345433653</text:p>
          </table:table-cell>
          <table:table-cell/>
          <table:table-cell office:value-type="float" office:value="421834" calcext:value-type="float">
            <text:p>421834</text:p>
          </table:table-cell>
          <table:table-cell office:value-type="float" office:value="8656" calcext:value-type="float">
            <text:p>8656</text:p>
          </table:table-cell>
          <table:table-cell office:value-type="float" office:value="27944" calcext:value-type="float">
            <text:p>27944</text:p>
          </table:table-cell>
          <table:table-cell office:value-type="float" office:value="5069387" calcext:value-type="float">
            <text:p>5069387</text:p>
          </table:table-cell>
          <table:table-cell/>
          <table:table-cell office:value-type="float" office:value="640032" calcext:value-type="float">
            <text:p>640032</text:p>
          </table:table-cell>
          <table:table-cell/>
          <table:table-cell table:style-name="ce1" office:value-type="float" office:value="869" calcext:value-type="float">
            <text:p>869</text:p>
          </table:table-cell>
          <table:table-cell office:value-type="float" office:value="570929" calcext:value-type="float">
            <text:p>570929</text:p>
          </table:table-cell>
          <table:table-cell office:value-type="float" office:value="94898" calcext:value-type="float">
            <text:p>94898</text:p>
          </table:table-cell>
          <table:table-cell office:value-type="float" office:value="1992203" calcext:value-type="float">
            <text:p>1992203</text:p>
          </table:table-cell>
          <table:table-cell/>
          <table:table-cell table:style-name="ce1" office:value-type="float" office:value="2264659" calcext:value-type="float">
            <text:p>2264659</text:p>
          </table:table-cell>
          <table:table-cell office:value-type="float" office:value="1857657" calcext:value-type="float">
            <text:p>1857657</text:p>
          </table:table-cell>
          <table:table-cell office:value-type="float" office:value="18580" calcext:value-type="float">
            <text:p>18580</text:p>
          </table:table-cell>
          <table:table-cell office:value-type="float" office:value="-35490" calcext:value-type="float">
            <text:p>-35490</text:p>
          </table:table-cell>
          <table:table-cell office:value-type="float" office:value="-525101" calcext:value-type="float">
            <text:p>-525101</text:p>
          </table:table-cell>
          <table:table-cell office:value-type="float" office:value="-521707" calcext:value-type="float">
            <text:p>-521707</text:p>
          </table:table-cell>
          <table:table-cell office:value-type="float" office:value="991397" calcext:value-type="float">
            <text:p>991397</text:p>
          </table:table-cell>
          <table:table-cell table:style-name="Default"/>
          <table:table-cell/>
          <table:table-cell office:value-type="float" office:value="776597" calcext:value-type="float">
            <text:p>776597</text:p>
          </table:table-cell>
          <table:table-cell office:value-type="float" office:value="2298112" calcext:value-type="float">
            <text:p>2298112</text:p>
          </table:table-cell>
          <table:table-cell office:value-type="float" office:value="1514474" calcext:value-type="float">
            <text:p>1514474</text:p>
          </table:table-cell>
          <table:table-cell office:value-type="float" office:value="4276422" calcext:value-type="float">
            <text:p>4276422</text:p>
          </table:table-cell>
          <table:table-cell office:value-type="float" office:value="-280156" calcext:value-type="float">
            <text:p>-280156</text:p>
          </table:table-cell>
          <table:table-cell office:value-type="float" office:value="1368901" calcext:value-type="float">
            <text:p>1368901</text:p>
          </table:table-cell>
          <table:table-cell office:value-type="float" office:value="896658" calcext:value-type="float">
            <text:p>896658</text:p>
          </table:table-cell>
          <table:table-cell/>
          <table:table-cell office:value-type="float" office:value="1660898" calcext:value-type="float">
            <text:p>1660898</text:p>
          </table:table-cell>
          <table:table-cell office:value-type="float" office:value="75897" calcext:value-type="float">
            <text:p>75897</text:p>
          </table:table-cell>
          <table:table-cell office:value-type="float" office:value="515941" calcext:value-type="float">
            <text:p>515941</text:p>
          </table:table-cell>
          <table:table-cell office:value-type="float" office:value="315195" calcext:value-type="float">
            <text:p>315195</text:p>
          </table:table-cell>
          <table:table-cell office:value-type="float" office:value="193198" calcext:value-type="float">
            <text:p>193198</text:p>
          </table:table-cell>
          <table:table-cell office:value-type="float" office:value="246833" calcext:value-type="float">
            <text:p>246833</text:p>
          </table:table-cell>
          <table:table-cell office:value-type="float" office:value="1993625" calcext:value-type="float">
            <text:p>1993625</text:p>
          </table:table-cell>
          <table:table-cell table:number-columns-repeated="2"/>
          <table:table-cell office:value-type="float" office:value="144626" calcext:value-type="float">
            <text:p>144626</text:p>
          </table:table-cell>
          <table:table-cell office:value-type="float" office:value="118005" calcext:value-type="float">
            <text:p>118005</text:p>
          </table:table-cell>
          <table:table-cell/>
          <table:table-cell office:value-type="float" office:value="686143" calcext:value-type="float">
            <text:p>686143</text:p>
          </table:table-cell>
          <table:table-cell office:value-type="float" office:value="94137" calcext:value-type="float">
            <text:p>94137</text:p>
          </table:table-cell>
          <table:table-cell office:value-type="float" office:value="13116" calcext:value-type="float">
            <text:p>13116</text:p>
          </table:table-cell>
          <table:table-cell table:style-name="Default"/>
          <table:table-cell office:value-type="float" office:value="10217997" calcext:value-type="float">
            <text:p>10217997</text:p>
          </table:table-cell>
          <table:table-cell office:value-type="float" office:value="11002078" calcext:value-type="float">
            <text:p>11002078</text:p>
          </table:table-cell>
          <table:table-cell office:value-type="float" office:value="354443" calcext:value-type="float">
            <text:p>354443</text:p>
          </table:table-cell>
          <table:table-cell office:value-type="float" office:value="201780" calcext:value-type="float">
            <text:p>201780</text:p>
          </table:table-cell>
          <table:table-cell office:value-type="float" office:value="407784" calcext:value-type="float">
            <text:p>407784</text:p>
          </table:table-cell>
          <table:table-cell office:value-type="float" office:value="1433298" calcext:value-type="float">
            <text:p>1433298</text:p>
          </table:table-cell>
          <table:table-cell table:style-name="Default"/>
          <table:table-cell office:value-type="float" office:value="415175" calcext:value-type="float">
            <text:p>415175</text:p>
          </table:table-cell>
          <table:table-cell office:value-type="float" office:value="-756164" calcext:value-type="float">
            <text:p>-756164</text:p>
          </table:table-cell>
          <table:table-cell office:value-type="float" office:value="223741" calcext:value-type="float">
            <text:p>223741</text:p>
          </table:table-cell>
          <table:table-cell office:value-type="float" office:value="262543" calcext:value-type="float">
            <text:p>262543</text:p>
          </table:table-cell>
          <table:table-cell office:value-type="float" office:value="44681120" calcext:value-type="float">
            <text:p>44681120</text:p>
          </table:table-cell>
          <table:table-cell office:value-type="float" office:value="121913" calcext:value-type="float">
            <text:p>121913</text:p>
          </table:table-cell>
          <table:table-cell office:value-type="float" office:value="1490322" calcext:value-type="float">
            <text:p>1490322</text:p>
          </table:table-cell>
          <table:table-cell office:value-type="float" office:value="-179640" calcext:value-type="float">
            <text:p>-179640</text:p>
          </table:table-cell>
          <table:table-cell office:value-type="float" office:value="913146" calcext:value-type="float">
            <text:p>913146</text:p>
          </table:table-cell>
          <table:table-cell office:value-type="float" office:value="1843747" calcext:value-type="float">
            <text:p>1843747</text:p>
          </table:table-cell>
          <table:table-cell office:value-type="float" office:value="4097243" calcext:value-type="float">
            <text:p>4097243</text:p>
          </table:table-cell>
          <table:table-cell office:value-type="float" office:value="82405" calcext:value-type="float">
            <text:p>82405</text:p>
          </table:table-cell>
          <table:table-cell office:value-type="float" office:value="488271" calcext:value-type="float">
            <text:p>488271</text:p>
          </table:table-cell>
          <table:table-cell office:value-type="float" office:value="412375" calcext:value-type="float">
            <text:p>412375</text:p>
          </table:table-cell>
          <table:table-cell office:value-type="float" office:value="1185855" calcext:value-type="float">
            <text:p>1185855</text:p>
          </table:table-cell>
          <table:table-cell office:value-type="float" office:value="6015736" calcext:value-type="float">
            <text:p>6015736</text:p>
          </table:table-cell>
          <table:table-cell table:style-name="Default"/>
          <table:table-cell/>
          <table:table-cell office:value-type="float" office:value="66828" calcext:value-type="float">
            <text:p>66828</text:p>
          </table:table-cell>
          <table:table-cell office:value-type="float" office:value="18513073" calcext:value-type="float">
            <text:p>18513073</text:p>
          </table:table-cell>
          <table:table-cell office:value-type="float" office:value="155633216" calcext:value-type="float">
            <text:p>155633216</text:p>
          </table:table-cell>
          <table:table-cell office:value-type="float" office:value="512449" calcext:value-type="float">
            <text:p>512449</text:p>
          </table:table-cell>
          <table:table-cell office:value-type="float" office:value="2995588" calcext:value-type="float">
            <text:p>2995588</text:p>
          </table:table-cell>
          <table:table-cell office:value-type="float" office:value="589319" calcext:value-type="float">
            <text:p>589319</text:p>
          </table:table-cell>
          <table:table-cell office:value-type="float" office:value="5649" calcext:value-type="float">
            <text:p>5649</text:p>
          </table:table-cell>
          <table:table-cell office:value-type="float" office:value="4151626" calcext:value-type="float">
            <text:p>4151626</text:p>
          </table:table-cell>
          <table:table-cell office:value-type="float" office:value="-14431" calcext:value-type="float">
            <text:p>-14431</text:p>
          </table:table-cell>
          <table:table-cell office:value-type="float" office:value="2131711" calcext:value-type="float">
            <text:p>2131711</text:p>
          </table:table-cell>
          <table:table-cell/>
          <table:table-cell office:value-type="float" office:value="492516" calcext:value-type="float">
            <text:p>492516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string" calcext:value-type="string">
            <text:p>01-2013</text:p>
          </table:table-cell>
          <table:table-cell office:value-type="float" office:value="5639650" calcext:value-type="float">
            <text:p>5639650</text:p>
          </table:table-cell>
          <table:table-cell office:value-type="float" office:value="-24024" calcext:value-type="float">
            <text:p>-24024</text:p>
          </table:table-cell>
          <table:table-cell office:value-type="float" office:value="84273" calcext:value-type="float">
            <text:p>84273</text:p>
          </table:table-cell>
          <table:table-cell office:value-type="float" office:value="38356" calcext:value-type="float">
            <text:p>38356</text:p>
          </table:table-cell>
          <table:table-cell office:value-type="float" office:value="710848" calcext:value-type="float">
            <text:p>710848</text:p>
          </table:table-cell>
          <table:table-cell/>
          <table:table-cell office:value-type="float" office:value="3211372" calcext:value-type="float">
            <text:p>3211372</text:p>
          </table:table-cell>
          <table:table-cell table:style-name="Default"/>
          <table:table-cell office:value-type="float" office:value="2214776" calcext:value-type="float">
            <text:p>2214776</text:p>
          </table:table-cell>
          <table:table-cell office:value-type="float" office:value="71835" calcext:value-type="float">
            <text:p>71835</text:p>
          </table:table-cell>
          <table:table-cell office:value-type="float" office:value="473605" calcext:value-type="float">
            <text:p>473605</text:p>
          </table:table-cell>
          <table:table-cell table:number-columns-repeated="3"/>
          <table:table-cell office:value-type="float" office:value="908220" calcext:value-type="float">
            <text:p>908220</text:p>
          </table:table-cell>
          <table:table-cell office:value-type="float" office:value="44496" calcext:value-type="float">
            <text:p>44496</text:p>
          </table:table-cell>
          <table:table-cell office:value-type="float" office:value="10551102" calcext:value-type="float">
            <text:p>10551102</text:p>
          </table:table-cell>
          <table:table-cell table:number-columns-repeated="2"/>
          <table:table-cell office:value-type="float" office:value="79765495" calcext:value-type="float">
            <text:p>79765495</text:p>
          </table:table-cell>
          <table:table-cell/>
          <table:table-cell office:value-type="float" office:value="404757" calcext:value-type="float">
            <text:p>404757</text:p>
          </table:table-cell>
          <table:table-cell office:value-type="float" office:value="-73847" calcext:value-type="float">
            <text:p>-73847</text:p>
          </table:table-cell>
          <table:table-cell office:value-type="float" office:value="65920" calcext:value-type="float">
            <text:p>65920</text:p>
          </table:table-cell>
          <table:table-cell office:value-type="float" office:value="6121402" calcext:value-type="float">
            <text:p>6121402</text:p>
          </table:table-cell>
          <table:table-cell office:value-type="float" office:value="1756535" calcext:value-type="float">
            <text:p>1756535</text:p>
          </table:table-cell>
          <table:table-cell office:value-type="float" office:value="1156181" calcext:value-type="float">
            <text:p>1156181</text:p>
          </table:table-cell>
          <table:table-cell office:value-type="float" office:value="2008283" calcext:value-type="float">
            <text:p>2008283</text:p>
          </table:table-cell>
          <table:table-cell office:value-type="float" office:value="69442098" calcext:value-type="float">
            <text:p>69442098</text:p>
          </table:table-cell>
          <table:table-cell office:value-type="float" office:value="61848822" calcext:value-type="float">
            <text:p>61848822</text:p>
          </table:table-cell>
          <table:table-cell office:value-type="float" office:value="435012" calcext:value-type="float">
            <text:p>435012</text:p>
          </table:table-cell>
          <table:table-cell office:value-type="float" office:value="4779168" calcext:value-type="float">
            <text:p>4779168</text:p>
          </table:table-cell>
          <table:table-cell office:value-type="float" office:value="277790" calcext:value-type="float">
            <text:p>277790</text:p>
          </table:table-cell>
          <table:table-cell office:value-type="float" office:value="21772" calcext:value-type="float">
            <text:p>21772</text:p>
          </table:table-cell>
          <table:table-cell office:value-type="float" office:value="497569" calcext:value-type="float">
            <text:p>497569</text:p>
          </table:table-cell>
          <table:table-cell office:value-type="float" office:value="834659" calcext:value-type="float">
            <text:p>834659</text:p>
          </table:table-cell>
          <table:table-cell office:value-type="float" office:value="56429" calcext:value-type="float">
            <text:p>56429</text:p>
          </table:table-cell>
          <table:table-cell office:value-type="float" office:value="2487741" calcext:value-type="float">
            <text:p>2487741</text:p>
          </table:table-cell>
          <table:table-cell office:value-type="float" office:value="1260469" calcext:value-type="float">
            <text:p>1260469</text:p>
          </table:table-cell>
          <table:table-cell office:value-type="float" office:value="1094" calcext:value-type="float">
            <text:p>1094</text:p>
          </table:table-cell>
          <table:table-cell office:value-type="float" office:value="193219" calcext:value-type="float">
            <text:p>193219</text:p>
          </table:table-cell>
          <table:table-cell office:value-type="float" office:value="-24141" calcext:value-type="float">
            <text:p>-24141</text:p>
          </table:table-cell>
          <table:table-cell/>
          <table:table-cell office:value-type="float" office:value="-24578" calcext:value-type="float">
            <text:p>-24578</text:p>
          </table:table-cell>
          <table:table-cell office:value-type="float" office:value="8910601" calcext:value-type="float">
            <text:p>8910601</text:p>
          </table:table-cell>
          <table:table-cell office:value-type="float" office:value="8191673" calcext:value-type="float">
            <text:p>8191673</text:p>
          </table:table-cell>
          <table:table-cell office:value-type="float" office:value="9360560" calcext:value-type="float">
            <text:p>9360560</text:p>
          </table:table-cell>
          <table:table-cell office:value-type="float" office:value="770431" calcext:value-type="float">
            <text:p>770431</text:p>
          </table:table-cell>
          <table:table-cell office:value-type="float" office:value="8873630" calcext:value-type="float">
            <text:p>8873630</text:p>
          </table:table-cell>
          <table:table-cell office:value-type="float" office:value="947620" calcext:value-type="float">
            <text:p>947620</text:p>
          </table:table-cell>
          <table:table-cell office:value-type="float" office:value="15017526" calcext:value-type="float">
            <text:p>15017526</text:p>
          </table:table-cell>
          <table:table-cell office:value-type="float" office:value="-139" calcext:value-type="float">
            <text:p>-139</text:p>
          </table:table-cell>
          <table:table-cell office:value-type="float" office:value="-134" calcext:value-type="float">
            <text:p>-134</text:p>
          </table:table-cell>
          <table:table-cell office:value-type="float" office:value="-137" calcext:value-type="float">
            <text:p>-137</text:p>
          </table:table-cell>
          <table:table-cell office:value-type="float" office:value="32976" calcext:value-type="float">
            <text:p>32976</text:p>
          </table:table-cell>
          <table:table-cell office:value-type="float" office:value="3695533" calcext:value-type="float">
            <text:p>3695533</text:p>
          </table:table-cell>
          <table:table-cell office:value-type="float" office:value="1244579" calcext:value-type="float">
            <text:p>1244579</text:p>
          </table:table-cell>
          <table:table-cell table:style-name="Default"/>
          <table:table-cell office:value-type="float" office:value="67008000" calcext:value-type="float">
            <text:p>67008000</text:p>
          </table:table-cell>
          <table:table-cell office:value-type="float" office:value="1596606" calcext:value-type="float">
            <text:p>1596606</text:p>
          </table:table-cell>
          <table:table-cell office:value-type="float" office:value="11357404" calcext:value-type="float">
            <text:p>11357404</text:p>
          </table:table-cell>
          <table:table-cell office:value-type="float" office:value="1242797" calcext:value-type="float">
            <text:p>1242797</text:p>
          </table:table-cell>
          <table:table-cell office:value-type="float" office:value="957218" calcext:value-type="float">
            <text:p>957218</text:p>
          </table:table-cell>
          <table:table-cell office:value-type="float" office:value="2869646" calcext:value-type="float">
            <text:p>2869646</text:p>
          </table:table-cell>
          <table:table-cell table:style-name="Default"/>
          <table:table-cell office:value-type="float" office:value="1624288" calcext:value-type="float">
            <text:p>1624288</text:p>
          </table:table-cell>
          <table:table-cell office:value-type="float" office:value="12414468" calcext:value-type="float">
            <text:p>12414468</text:p>
          </table:table-cell>
          <table:table-cell office:value-type="float" office:value="1538858" calcext:value-type="float">
            <text:p>1538858</text:p>
          </table:table-cell>
          <table:table-cell office:value-type="float" office:value="866666" calcext:value-type="float">
            <text:p>866666</text:p>
          </table:table-cell>
          <table:table-cell office:value-type="float" office:value="673977" calcext:value-type="float">
            <text:p>673977</text:p>
          </table:table-cell>
          <table:table-cell office:value-type="float" office:value="1171585" calcext:value-type="float">
            <text:p>1171585</text:p>
          </table:table-cell>
          <table:table-cell office:value-type="float" office:value="322058" calcext:value-type="float">
            <text:p>322058</text:p>
          </table:table-cell>
          <table:table-cell office:value-type="float" office:value="2294845" calcext:value-type="float">
            <text:p>2294845</text:p>
          </table:table-cell>
          <table:table-cell office:value-type="float" office:value="508911" calcext:value-type="float">
            <text:p>508911</text:p>
          </table:table-cell>
          <table:table-cell office:value-type="float" office:value="854138" calcext:value-type="float">
            <text:p>854138</text:p>
          </table:table-cell>
          <table:table-cell office:value-type="float" office:value="143378" calcext:value-type="float">
            <text:p>143378</text:p>
          </table:table-cell>
          <table:table-cell office:value-type="float" office:value="307689" calcext:value-type="float">
            <text:p>307689</text:p>
          </table:table-cell>
          <table:table-cell table:style-name="Default"/>
          <table:table-cell office:value-type="float" office:value="12757354" calcext:value-type="float">
            <text:p>12757354</text:p>
          </table:table-cell>
          <table:table-cell office:value-type="float" office:value="542206" calcext:value-type="float">
            <text:p>542206</text:p>
          </table:table-cell>
          <table:table-cell office:value-type="float" office:value="2529691" calcext:value-type="float">
            <text:p>2529691</text:p>
          </table:table-cell>
          <table:table-cell office:value-type="float" office:value="5013884" calcext:value-type="float">
            <text:p>5013884</text:p>
          </table:table-cell>
          <table:table-cell office:value-type="float" office:value="8171197" calcext:value-type="float">
            <text:p>8171197</text:p>
          </table:table-cell>
          <table:table-cell office:value-type="float" office:value="1702883" calcext:value-type="float">
            <text:p>1702883</text:p>
          </table:table-cell>
          <table:table-cell office:value-type="float" office:value="253577" calcext:value-type="float">
            <text:p>253577</text:p>
          </table:table-cell>
          <table:table-cell office:value-type="float" office:value="5149737" calcext:value-type="float">
            <text:p>5149737</text:p>
          </table:table-cell>
          <table:table-cell/>
          <table:table-cell office:value-type="float" office:value="2438352" calcext:value-type="float">
            <text:p>2438352</text:p>
          </table:table-cell>
          <table:table-cell office:value-type="float" office:value="35100" calcext:value-type="float">
            <text:p>35100</text:p>
          </table:table-cell>
          <table:table-cell/>
          <table:table-cell table:style-name="Default"/>
          <table:table-cell office:value-type="float" office:value="11752963" calcext:value-type="float">
            <text:p>11752963</text:p>
          </table:table-cell>
          <table:table-cell/>
          <table:table-cell office:value-type="float" office:value="120369" calcext:value-type="float">
            <text:p>120369</text:p>
          </table:table-cell>
          <table:table-cell office:value-type="float" office:value="104503" calcext:value-type="float">
            <text:p>104503</text:p>
          </table:table-cell>
          <table:table-cell office:value-type="float" office:value="1312746" calcext:value-type="float">
            <text:p>1312746</text:p>
          </table:table-cell>
          <table:table-cell office:value-type="float" office:value="-3136" calcext:value-type="float">
            <text:p>-3136</text:p>
          </table:table-cell>
          <table:table-cell office:value-type="float" office:value="1835725" calcext:value-type="float">
            <text:p>1835725</text:p>
          </table:table-cell>
          <table:table-cell/>
          <table:table-cell table:style-name="Default"/>
          <table:table-cell office:value-type="float" office:value="8289246" calcext:value-type="float">
            <text:p>8289246</text:p>
          </table:table-cell>
          <table:table-cell office:value-type="float" office:value="412243" calcext:value-type="float">
            <text:p>412243</text:p>
          </table:table-cell>
          <table:table-cell office:value-type="float" office:value="157605" calcext:value-type="float">
            <text:p>157605</text:p>
          </table:table-cell>
          <table:table-cell/>
          <table:table-cell office:value-type="float" office:value="6196763" calcext:value-type="float">
            <text:p>6196763</text:p>
          </table:table-cell>
          <table:table-cell office:value-type="float" office:value="2630847" calcext:value-type="float">
            <text:p>2630847</text:p>
          </table:table-cell>
          <table:table-cell office:value-type="float" office:value="242542" calcext:value-type="float">
            <text:p>242542</text:p>
          </table:table-cell>
          <table:table-cell office:value-type="float" office:value="1516770" calcext:value-type="float">
            <text:p>1516770</text:p>
          </table:table-cell>
          <table:table-cell office:value-type="float" office:value="414454" calcext:value-type="float">
            <text:p>414454</text:p>
          </table:table-cell>
          <table:table-cell office:value-type="float" office:value="4360" calcext:value-type="float">
            <text:p>4360</text:p>
          </table:table-cell>
          <table:table-cell office:value-type="float" office:value="4160072" calcext:value-type="float">
            <text:p>4160072</text:p>
          </table:table-cell>
          <table:table-cell/>
          <table:table-cell office:value-type="float" office:value="2230629" calcext:value-type="float">
            <text:p>2230629</text:p>
          </table:table-cell>
          <table:table-cell office:value-type="float" office:value="6468776" calcext:value-type="float">
            <text:p>6468776</text:p>
          </table:table-cell>
          <table:table-cell/>
          <table:table-cell office:value-type="float" office:value="477638" calcext:value-type="float">
            <text:p>477638</text:p>
          </table:table-cell>
          <table:table-cell office:value-type="float" office:value="1949267" calcext:value-type="float">
            <text:p>1949267</text:p>
          </table:table-cell>
          <table:table-cell office:value-type="float" office:value="153962" calcext:value-type="float">
            <text:p>153962</text:p>
          </table:table-cell>
          <table:table-cell office:value-type="float" office:value="1708255" calcext:value-type="float">
            <text:p>1708255</text:p>
          </table:table-cell>
          <table:table-cell office:value-type="float" office:value="662818" calcext:value-type="float">
            <text:p>662818</text:p>
          </table:table-cell>
          <table:table-cell office:value-type="float" office:value="6763071" calcext:value-type="float">
            <text:p>6763071</text:p>
          </table:table-cell>
          <table:table-cell/>
          <table:table-cell office:value-type="float" office:value="243283" calcext:value-type="float">
            <text:p>243283</text:p>
          </table:table-cell>
          <table:table-cell office:value-type="float" office:value="1244643" calcext:value-type="float">
            <text:p>1244643</text:p>
          </table:table-cell>
          <table:table-cell office:value-type="float" office:value="1751011" calcext:value-type="float">
            <text:p>1751011</text:p>
          </table:table-cell>
          <table:table-cell office:value-type="float" office:value="2452347" calcext:value-type="float">
            <text:p>2452347</text:p>
          </table:table-cell>
          <table:table-cell office:value-type="float" office:value="5350699" calcext:value-type="float">
            <text:p>5350699</text:p>
          </table:table-cell>
          <table:table-cell office:value-type="float" office:value="2723190" calcext:value-type="float">
            <text:p>2723190</text:p>
          </table:table-cell>
          <table:table-cell office:value-type="float" office:value="102473" calcext:value-type="float">
            <text:p>102473</text:p>
          </table:table-cell>
          <table:table-cell office:value-type="float" office:value="483114" calcext:value-type="float">
            <text:p>483114</text:p>
          </table:table-cell>
          <table:table-cell office:value-type="float" office:value="2164706" calcext:value-type="float">
            <text:p>2164706</text:p>
          </table:table-cell>
          <table:table-cell office:value-type="float" office:value="11777" calcext:value-type="float">
            <text:p>11777</text:p>
          </table:table-cell>
          <table:table-cell office:value-type="float" office:value="1813985" calcext:value-type="float">
            <text:p>1813985</text:p>
          </table:table-cell>
          <table:table-cell office:value-type="float" office:value="1266037" calcext:value-type="float">
            <text:p>1266037</text:p>
          </table:table-cell>
          <table:table-cell office:value-type="float" office:value="459271" calcext:value-type="float">
            <text:p>459271</text:p>
          </table:table-cell>
          <table:table-cell office:value-type="float" office:value="720607" calcext:value-type="float">
            <text:p>720607</text:p>
          </table:table-cell>
          <table:table-cell office:value-type="float" office:value="1728034" calcext:value-type="float">
            <text:p>1728034</text:p>
          </table:table-cell>
          <table:table-cell/>
          <table:table-cell office:value-type="float" office:value="209866" calcext:value-type="float">
            <text:p>209866</text:p>
          </table:table-cell>
          <table:table-cell office:value-type="float" office:value="374360" calcext:value-type="float">
            <text:p>374360</text:p>
          </table:table-cell>
          <table:table-cell office:value-type="float" office:value="2644543" calcext:value-type="float">
            <text:p>2644543</text:p>
          </table:table-cell>
          <table:table-cell office:value-type="float" office:value="1700" calcext:value-type="float">
            <text:p>1700</text:p>
          </table:table-cell>
          <table:table-cell office:value-type="float" office:value="235609" calcext:value-type="float">
            <text:p>235609</text:p>
          </table:table-cell>
          <table:table-cell office:value-type="float" office:value="28475251" calcext:value-type="float">
            <text:p>28475251</text:p>
          </table:table-cell>
          <table:table-cell office:value-type="float" office:value="671150" calcext:value-type="float">
            <text:p>671150</text:p>
          </table:table-cell>
          <table:table-cell office:value-type="float" office:value="140257" calcext:value-type="float">
            <text:p>140257</text:p>
          </table:table-cell>
          <table:table-cell office:value-type="float" office:value="326038474" calcext:value-type="float">
            <text:p>326038474</text:p>
          </table:table-cell>
          <table:table-cell office:value-type="float" office:value="1925515" calcext:value-type="float">
            <text:p>1925515</text:p>
          </table:table-cell>
          <table:table-cell office:value-type="float" office:value="2557117" calcext:value-type="float">
            <text:p>2557117</text:p>
          </table:table-cell>
          <table:table-cell table:number-columns-repeated="2"/>
          <table:table-cell office:value-type="float" office:value="1513254" calcext:value-type="float">
            <text:p>1513254</text:p>
          </table:table-cell>
          <table:table-cell office:value-type="float" office:value="-391678" calcext:value-type="float">
            <text:p>-391678</text:p>
          </table:table-cell>
          <table:table-cell/>
          <table:table-cell office:value-type="float" office:value="-168084" calcext:value-type="float">
            <text:p>-168084</text:p>
          </table:table-cell>
          <table:table-cell office:value-type="float" office:value="6976083" calcext:value-type="float">
            <text:p>6976083</text:p>
          </table:table-cell>
          <table:table-cell office:value-type="float" office:value="163278" calcext:value-type="float">
            <text:p>163278</text:p>
          </table:table-cell>
          <table:table-cell office:value-type="float" office:value="-64869" calcext:value-type="float">
            <text:p>-64869</text:p>
          </table:table-cell>
          <table:table-cell/>
          <table:table-cell office:value-type="float" office:value="1827316" calcext:value-type="float">
            <text:p>1827316</text:p>
          </table:table-cell>
          <table:table-cell/>
          <table:table-cell office:value-type="float" office:value="625659" calcext:value-type="float">
            <text:p>625659</text:p>
          </table:table-cell>
          <table:table-cell office:value-type="float" office:value="510041" calcext:value-type="float">
            <text:p>510041</text:p>
          </table:table-cell>
          <table:table-cell table:number-columns-repeated="3"/>
          <table:table-cell table:style-name="Default"/>
          <table:table-cell office:value-type="float" office:value="151423" calcext:value-type="float">
            <text:p>151423</text:p>
          </table:table-cell>
          <table:table-cell office:value-type="float" office:value="3846806" calcext:value-type="float">
            <text:p>3846806</text:p>
          </table:table-cell>
          <table:table-cell office:value-type="float" office:value="1085052" calcext:value-type="float">
            <text:p>1085052</text:p>
          </table:table-cell>
          <table:table-cell office:value-type="float" office:value="444777" calcext:value-type="float">
            <text:p>444777</text:p>
          </table:table-cell>
          <table:table-cell/>
          <table:table-cell office:value-type="float" office:value="77177000" calcext:value-type="float">
            <text:p>77177000</text:p>
          </table:table-cell>
          <table:table-cell office:value-type="float" office:value="32770000" calcext:value-type="float">
            <text:p>32770000</text:p>
          </table:table-cell>
          <table:table-cell office:value-type="float" office:value="21728520" calcext:value-type="float">
            <text:p>21728520</text:p>
          </table:table-cell>
          <table:table-cell/>
          <table:table-cell office:value-type="float" office:value="1320920" calcext:value-type="float">
            <text:p>1320920</text:p>
          </table:table-cell>
          <table:table-cell office:value-type="float" office:value="719223" calcext:value-type="float">
            <text:p>719223</text:p>
          </table:table-cell>
          <table:table-cell office:value-type="float" office:value="495851" calcext:value-type="float">
            <text:p>495851</text:p>
          </table:table-cell>
          <table:table-cell office:value-type="float" office:value="979422" calcext:value-type="float">
            <text:p>979422</text:p>
          </table:table-cell>
          <table:table-cell office:value-type="float" office:value="23199" calcext:value-type="float">
            <text:p>23199</text:p>
          </table:table-cell>
          <table:table-cell office:value-type="float" office:value="329563" calcext:value-type="float">
            <text:p>329563</text:p>
          </table:table-cell>
          <table:table-cell office:value-type="float" office:value="5617611" calcext:value-type="float">
            <text:p>5617611</text:p>
          </table:table-cell>
          <table:table-cell office:value-type="float" office:value="3104328" calcext:value-type="float">
            <text:p>3104328</text:p>
          </table:table-cell>
          <table:table-cell office:value-type="float" office:value="554994" calcext:value-type="float">
            <text:p>554994</text:p>
          </table:table-cell>
          <table:table-cell/>
          <table:table-cell office:value-type="float" office:value="28529878" calcext:value-type="float">
            <text:p>28529878</text:p>
          </table:table-cell>
          <table:table-cell office:value-type="float" office:value="1407652" calcext:value-type="float">
            <text:p>1407652</text:p>
          </table:table-cell>
          <table:table-cell table:number-columns-repeated="2"/>
          <table:table-cell office:value-type="float" office:value="552982" calcext:value-type="float">
            <text:p>552982</text:p>
          </table:table-cell>
          <table:table-cell office:value-type="float" office:value="1202989" calcext:value-type="float">
            <text:p>1202989</text:p>
          </table:table-cell>
          <table:table-cell office:value-type="float" office:value="1048345" calcext:value-type="float">
            <text:p>1048345</text:p>
          </table:table-cell>
          <table:table-cell office:value-type="float" office:value="1317146" calcext:value-type="float">
            <text:p>1317146</text:p>
          </table:table-cell>
          <table:table-cell office:value-type="float" office:value="646320" calcext:value-type="float">
            <text:p>646320</text:p>
          </table:table-cell>
          <table:table-cell office:value-type="float" office:value="-258564" calcext:value-type="float">
            <text:p>-258564</text:p>
          </table:table-cell>
          <table:table-cell office:value-type="float" office:value="2518629" calcext:value-type="float">
            <text:p>2518629</text:p>
          </table:table-cell>
          <table:table-cell/>
          <table:table-cell office:value-type="float" office:value="616891" calcext:value-type="float">
            <text:p>616891</text:p>
          </table:table-cell>
          <table:table-cell office:value-type="float" office:value="1390398" calcext:value-type="float">
            <text:p>1390398</text:p>
          </table:table-cell>
          <table:table-cell office:value-type="float" office:value="13032" calcext:value-type="float">
            <text:p>13032</text:p>
          </table:table-cell>
          <table:table-cell office:value-type="float" office:value="-235020" calcext:value-type="float">
            <text:p>-235020</text:p>
          </table:table-cell>
          <table:table-cell office:value-type="float" office:value="1271559" calcext:value-type="float">
            <text:p>1271559</text:p>
          </table:table-cell>
          <table:table-cell office:value-type="float" office:value="4388467" calcext:value-type="float">
            <text:p>4388467</text:p>
          </table:table-cell>
          <table:table-cell office:value-type="float" office:value="3750558" calcext:value-type="float">
            <text:p>3750558</text:p>
          </table:table-cell>
          <table:table-cell office:value-type="float" office:value="154948" calcext:value-type="float">
            <text:p>154948</text:p>
          </table:table-cell>
          <table:table-cell office:value-type="float" office:value="276266" calcext:value-type="float">
            <text:p>276266</text:p>
          </table:table-cell>
          <table:table-cell office:value-type="float" office:value="44436" calcext:value-type="float">
            <text:p>44436</text:p>
          </table:table-cell>
          <table:table-cell office:value-type="float" office:value="26458842" calcext:value-type="float">
            <text:p>26458842</text:p>
          </table:table-cell>
          <table:table-cell/>
          <table:table-cell office:value-type="float" office:value="180517923" calcext:value-type="float">
            <text:p>180517923</text:p>
          </table:table-cell>
          <table:table-cell/>
          <table:table-cell office:value-type="float" office:value="75606" calcext:value-type="float">
            <text:p>75606</text:p>
          </table:table-cell>
          <table:table-cell office:value-type="float" office:value="724026" calcext:value-type="float">
            <text:p>724026</text:p>
          </table:table-cell>
          <table:table-cell office:value-type="float" office:value="-185937" calcext:value-type="float">
            <text:p>-185937</text:p>
          </table:table-cell>
          <table:table-cell office:value-type="float" office:value="3449849" calcext:value-type="float">
            <text:p>3449849</text:p>
          </table:table-cell>
          <table:table-cell office:value-type="float" office:value="1157917" calcext:value-type="float">
            <text:p>1157917</text:p>
          </table:table-cell>
          <table:table-cell table:style-name="Default"/>
          <table:table-cell/>
          <table:table-cell office:value-type="float" office:value="2571827" calcext:value-type="float">
            <text:p>2571827</text:p>
          </table:table-cell>
          <table:table-cell office:value-type="float" office:value="4182203" calcext:value-type="float">
            <text:p>4182203</text:p>
          </table:table-cell>
          <table:table-cell office:value-type="float" office:value="3268125" calcext:value-type="float">
            <text:p>3268125</text:p>
          </table:table-cell>
          <table:table-cell office:value-type="float" office:value="36239" calcext:value-type="float">
            <text:p>36239</text:p>
          </table:table-cell>
          <table:table-cell/>
          <table:table-cell office:value-type="float" office:value="-67643" calcext:value-type="float">
            <text:p>-67643</text:p>
          </table:table-cell>
          <table:table-cell office:value-type="float" office:value="44507" calcext:value-type="float">
            <text:p>44507</text:p>
          </table:table-cell>
          <table:table-cell office:value-type="float" office:value="31240" calcext:value-type="float">
            <text:p>31240</text:p>
          </table:table-cell>
          <table:table-cell office:value-type="float" office:value="735476" calcext:value-type="float">
            <text:p>735476</text:p>
          </table:table-cell>
          <table:table-cell/>
          <table:table-cell office:value-type="float" office:value="10792925" calcext:value-type="float">
            <text:p>10792925</text:p>
          </table:table-cell>
          <table:table-cell table:style-name="Default"/>
          <table:table-cell office:value-type="float" office:value="56" calcext:value-type="float">
            <text:p>56</text:p>
          </table:table-cell>
          <table:table-cell office:value-type="float" office:value="3808163" calcext:value-type="float">
            <text:p>3808163</text:p>
          </table:table-cell>
          <table:table-cell/>
          <table:table-cell office:value-type="float" office:value="163278" calcext:value-type="float">
            <text:p>163278</text:p>
          </table:table-cell>
          <table:table-cell office:value-type="float" office:value="177467" calcext:value-type="float">
            <text:p>177467</text:p>
          </table:table-cell>
          <table:table-cell office:value-type="float" office:value="140796" calcext:value-type="float">
            <text:p>140796</text:p>
          </table:table-cell>
          <table:table-cell office:value-type="float" office:value="5433849" calcext:value-type="float">
            <text:p>5433849</text:p>
          </table:table-cell>
          <table:table-cell office:value-type="float" office:value="3574096" calcext:value-type="float">
            <text:p>3574096</text:p>
          </table:table-cell>
          <table:table-cell/>
          <table:table-cell office:value-type="float" office:value="337664977" calcext:value-type="float">
            <text:p>337664977</text:p>
          </table:table-cell>
          <table:table-cell/>
          <table:table-cell office:value-type="float" office:value="404025" calcext:value-type="float">
            <text:p>404025</text:p>
          </table:table-cell>
          <table:table-cell office:value-type="float" office:value="9323" calcext:value-type="float">
            <text:p>9323</text:p>
          </table:table-cell>
          <table:table-cell office:value-type="float" office:value="27954" calcext:value-type="float">
            <text:p>27954</text:p>
          </table:table-cell>
          <table:table-cell office:value-type="float" office:value="4961505" calcext:value-type="float">
            <text:p>4961505</text:p>
          </table:table-cell>
          <table:table-cell/>
          <table:table-cell office:value-type="float" office:value="649565" calcext:value-type="float">
            <text:p>649565</text:p>
          </table:table-cell>
          <table:table-cell/>
          <table:table-cell table:style-name="ce1" office:value-type="float" office:value="944" calcext:value-type="float">
            <text:p>944</text:p>
          </table:table-cell>
          <table:table-cell office:value-type="float" office:value="578116" calcext:value-type="float">
            <text:p>578116</text:p>
          </table:table-cell>
          <table:table-cell office:value-type="float" office:value="74502" calcext:value-type="float">
            <text:p>74502</text:p>
          </table:table-cell>
          <table:table-cell office:value-type="float" office:value="2012364" calcext:value-type="float">
            <text:p>2012364</text:p>
          </table:table-cell>
          <table:table-cell table:number-columns-repeated="2"/>
          <table:table-cell office:value-type="float" office:value="1915588" calcext:value-type="float">
            <text:p>1915588</text:p>
          </table:table-cell>
          <table:table-cell table:style-name="Default"/>
          <table:table-cell office:value-type="float" office:value="-37415" calcext:value-type="float">
            <text:p>-37415</text:p>
          </table:table-cell>
          <table:table-cell office:value-type="float" office:value="-604096" calcext:value-type="float">
            <text:p>-604096</text:p>
          </table:table-cell>
          <table:table-cell office:value-type="float" office:value="-574644" calcext:value-type="float">
            <text:p>-574644</text:p>
          </table:table-cell>
          <table:table-cell office:value-type="float" office:value="990709" calcext:value-type="float">
            <text:p>990709</text:p>
          </table:table-cell>
          <table:table-cell table:style-name="Default"/>
          <table:table-cell/>
          <table:table-cell office:value-type="float" office:value="921617" calcext:value-type="float">
            <text:p>921617</text:p>
          </table:table-cell>
          <table:table-cell office:value-type="float" office:value="2399744" calcext:value-type="float">
            <text:p>2399744</text:p>
          </table:table-cell>
          <table:table-cell office:value-type="float" office:value="1609186" calcext:value-type="float">
            <text:p>1609186</text:p>
          </table:table-cell>
          <table:table-cell office:value-type="float" office:value="4313199" calcext:value-type="float">
            <text:p>4313199</text:p>
          </table:table-cell>
          <table:table-cell office:value-type="float" office:value="-294119" calcext:value-type="float">
            <text:p>-294119</text:p>
          </table:table-cell>
          <table:table-cell office:value-type="float" office:value="1420484" calcext:value-type="float">
            <text:p>1420484</text:p>
          </table:table-cell>
          <table:table-cell office:value-type="float" office:value="946083" calcext:value-type="float">
            <text:p>946083</text:p>
          </table:table-cell>
          <table:table-cell/>
          <table:table-cell office:value-type="float" office:value="1714763" calcext:value-type="float">
            <text:p>1714763</text:p>
          </table:table-cell>
          <table:table-cell office:value-type="float" office:value="65686" calcext:value-type="float">
            <text:p>65686</text:p>
          </table:table-cell>
          <table:table-cell office:value-type="float" office:value="578864" calcext:value-type="float">
            <text:p>578864</text:p>
          </table:table-cell>
          <table:table-cell office:value-type="float" office:value="327607" calcext:value-type="float">
            <text:p>327607</text:p>
          </table:table-cell>
          <table:table-cell office:value-type="float" office:value="232932" calcext:value-type="float">
            <text:p>232932</text:p>
          </table:table-cell>
          <table:table-cell office:value-type="float" office:value="251322" calcext:value-type="float">
            <text:p>251322</text:p>
          </table:table-cell>
          <table:table-cell office:value-type="float" office:value="2061414" calcext:value-type="float">
            <text:p>2061414</text:p>
          </table:table-cell>
          <table:table-cell table:number-columns-repeated="2"/>
          <table:table-cell office:value-type="float" office:value="138472" calcext:value-type="float">
            <text:p>138472</text:p>
          </table:table-cell>
          <table:table-cell office:value-type="float" office:value="111157" calcext:value-type="float">
            <text:p>111157</text:p>
          </table:table-cell>
          <table:table-cell/>
          <table:table-cell office:value-type="float" office:value="692863" calcext:value-type="float">
            <text:p>692863</text:p>
          </table:table-cell>
          <table:table-cell office:value-type="float" office:value="38730" calcext:value-type="float">
            <text:p>38730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office:value-type="float" office:value="10218790" calcext:value-type="float">
            <text:p>10218790</text:p>
          </table:table-cell>
          <table:table-cell office:value-type="float" office:value="11007801" calcext:value-type="float">
            <text:p>11007801</text:p>
          </table:table-cell>
          <table:table-cell office:value-type="float" office:value="337636" calcext:value-type="float">
            <text:p>337636</text:p>
          </table:table-cell>
          <table:table-cell office:value-type="float" office:value="209866" calcext:value-type="float">
            <text:p>209866</text:p>
          </table:table-cell>
          <table:table-cell office:value-type="float" office:value="405756" calcext:value-type="float">
            <text:p>405756</text:p>
          </table:table-cell>
          <table:table-cell office:value-type="float" office:value="1526470" calcext:value-type="float">
            <text:p>1526470</text:p>
          </table:table-cell>
          <table:table-cell table:style-name="Default"/>
          <table:table-cell office:value-type="float" office:value="416160" calcext:value-type="float">
            <text:p>416160</text:p>
          </table:table-cell>
          <table:table-cell office:value-type="float" office:value="-794015" calcext:value-type="float">
            <text:p>-794015</text:p>
          </table:table-cell>
          <table:table-cell office:value-type="float" office:value="230089" calcext:value-type="float">
            <text:p>230089</text:p>
          </table:table-cell>
          <table:table-cell office:value-type="float" office:value="232918" calcext:value-type="float">
            <text:p>232918</text:p>
          </table:table-cell>
          <table:table-cell office:value-type="float" office:value="43828168" calcext:value-type="float">
            <text:p>43828168</text:p>
          </table:table-cell>
          <table:table-cell office:value-type="float" office:value="127789" calcext:value-type="float">
            <text:p>127789</text:p>
          </table:table-cell>
          <table:table-cell office:value-type="float" office:value="1458718" calcext:value-type="float">
            <text:p>1458718</text:p>
          </table:table-cell>
          <table:table-cell office:value-type="float" office:value="-185839" calcext:value-type="float">
            <text:p>-185839</text:p>
          </table:table-cell>
          <table:table-cell office:value-type="float" office:value="911293" calcext:value-type="float">
            <text:p>911293</text:p>
          </table:table-cell>
          <table:table-cell office:value-type="float" office:value="1978465" calcext:value-type="float">
            <text:p>1978465</text:p>
          </table:table-cell>
          <table:table-cell office:value-type="float" office:value="4268389" calcext:value-type="float">
            <text:p>4268389</text:p>
          </table:table-cell>
          <table:table-cell office:value-type="float" office:value="82597" calcext:value-type="float">
            <text:p>82597</text:p>
          </table:table-cell>
          <table:table-cell office:value-type="float" office:value="597223" calcext:value-type="float">
            <text:p>597223</text:p>
          </table:table-cell>
          <table:table-cell office:value-type="float" office:value="399621" calcext:value-type="float">
            <text:p>399621</text:p>
          </table:table-cell>
          <table:table-cell office:value-type="float" office:value="1191541" calcext:value-type="float">
            <text:p>1191541</text:p>
          </table:table-cell>
          <table:table-cell office:value-type="float" office:value="6081395" calcext:value-type="float">
            <text:p>6081395</text:p>
          </table:table-cell>
          <table:table-cell office:value-type="float" office:value="228355" calcext:value-type="float">
            <text:p>228355</text:p>
          </table:table-cell>
          <table:table-cell/>
          <table:table-cell office:value-type="float" office:value="75830" calcext:value-type="float">
            <text:p>75830</text:p>
          </table:table-cell>
          <table:table-cell office:value-type="float" office:value="18481057" calcext:value-type="float">
            <text:p>18481057</text:p>
          </table:table-cell>
          <table:table-cell office:value-type="float" office:value="156517886" calcext:value-type="float">
            <text:p>156517886</text:p>
          </table:table-cell>
          <table:table-cell office:value-type="float" office:value="523283" calcext:value-type="float">
            <text:p>523283</text:p>
          </table:table-cell>
          <table:table-cell office:value-type="float" office:value="3095170" calcext:value-type="float">
            <text:p>3095170</text:p>
          </table:table-cell>
          <table:table-cell office:value-type="float" office:value="557280" calcext:value-type="float">
            <text:p>557280</text:p>
          </table:table-cell>
          <table:table-cell office:value-type="float" office:value="-35040" calcext:value-type="float">
            <text:p>-35040</text:p>
          </table:table-cell>
          <table:table-cell office:value-type="float" office:value="4115486" calcext:value-type="float">
            <text:p>4115486</text:p>
          </table:table-cell>
          <table:table-cell office:value-type="float" office:value="-12282" calcext:value-type="float">
            <text:p>-12282</text:p>
          </table:table-cell>
          <table:table-cell office:value-type="float" office:value="2281073" calcext:value-type="float">
            <text:p>2281073</text:p>
          </table:table-cell>
          <table:table-cell/>
          <table:table-cell office:value-type="float" office:value="496261" calcext:value-type="float">
            <text:p>496261</text:p>
          </table:table-cell>
          <table:table-cell/>
          <table:table-cell office:value-type="float" office:value="368" calcext:value-type="float">
            <text:p>368</text:p>
          </table:table-cell>
        </table:table-row>
        <table:table-row table:style-name="ro2">
          <table:table-cell office:value-type="string" calcext:value-type="string">
            <text:p>02-2013</text:p>
          </table:table-cell>
          <table:table-cell office:value-type="float" office:value="6491454" calcext:value-type="float">
            <text:p>6491454</text:p>
          </table:table-cell>
          <table:table-cell office:value-type="float" office:value="-33503" calcext:value-type="float">
            <text:p>-33503</text:p>
          </table:table-cell>
          <table:table-cell office:value-type="float" office:value="76786" calcext:value-type="float">
            <text:p>76786</text:p>
          </table:table-cell>
          <table:table-cell office:value-type="float" office:value="25724" calcext:value-type="float">
            <text:p>25724</text:p>
          </table:table-cell>
          <table:table-cell office:value-type="float" office:value="719743" calcext:value-type="float">
            <text:p>719743</text:p>
          </table:table-cell>
          <table:table-cell/>
          <table:table-cell office:value-type="float" office:value="4083516" calcext:value-type="float">
            <text:p>4083516</text:p>
          </table:table-cell>
          <table:table-cell office:value-type="float" office:value="39556681" calcext:value-type="float">
            <text:p>39556681</text:p>
          </table:table-cell>
          <table:table-cell office:value-type="float" office:value="2324099" calcext:value-type="float">
            <text:p>2324099</text:p>
          </table:table-cell>
          <table:table-cell office:value-type="float" office:value="48520" calcext:value-type="float">
            <text:p>48520</text:p>
          </table:table-cell>
          <table:table-cell office:value-type="float" office:value="471889" calcext:value-type="float">
            <text:p>471889</text:p>
          </table:table-cell>
          <table:table-cell table:number-columns-repeated="3"/>
          <table:table-cell office:value-type="float" office:value="859675" calcext:value-type="float">
            <text:p>859675</text:p>
          </table:table-cell>
          <table:table-cell office:value-type="float" office:value="43432" calcext:value-type="float">
            <text:p>43432</text:p>
          </table:table-cell>
          <table:table-cell office:value-type="float" office:value="10977826" calcext:value-type="float">
            <text:p>10977826</text:p>
          </table:table-cell>
          <table:table-cell table:number-columns-repeated="2"/>
          <table:table-cell office:value-type="float" office:value="81037504" calcext:value-type="float">
            <text:p>81037504</text:p>
          </table:table-cell>
          <table:table-cell/>
          <table:table-cell office:value-type="float" office:value="390430" calcext:value-type="float">
            <text:p>390430</text:p>
          </table:table-cell>
          <table:table-cell office:value-type="float" office:value="-63504" calcext:value-type="float">
            <text:p>-63504</text:p>
          </table:table-cell>
          <table:table-cell office:value-type="float" office:value="69688" calcext:value-type="float">
            <text:p>69688</text:p>
          </table:table-cell>
          <table:table-cell office:value-type="float" office:value="6665836" calcext:value-type="float">
            <text:p>6665836</text:p>
          </table:table-cell>
          <table:table-cell office:value-type="float" office:value="1794199" calcext:value-type="float">
            <text:p>1794199</text:p>
          </table:table-cell>
          <table:table-cell office:value-type="float" office:value="1165875" calcext:value-type="float">
            <text:p>1165875</text:p>
          </table:table-cell>
          <table:table-cell office:value-type="float" office:value="1541847" calcext:value-type="float">
            <text:p>1541847</text:p>
          </table:table-cell>
          <table:table-cell office:value-type="float" office:value="66027513" calcext:value-type="float">
            <text:p>66027513</text:p>
          </table:table-cell>
          <table:table-cell office:value-type="float" office:value="62527717" calcext:value-type="float">
            <text:p>62527717</text:p>
          </table:table-cell>
          <table:table-cell office:value-type="float" office:value="456203" calcext:value-type="float">
            <text:p>456203</text:p>
          </table:table-cell>
          <table:table-cell office:value-type="float" office:value="4887747" calcext:value-type="float">
            <text:p>4887747</text:p>
          </table:table-cell>
          <table:table-cell office:value-type="float" office:value="263646" calcext:value-type="float">
            <text:p>263646</text:p>
          </table:table-cell>
          <table:table-cell office:value-type="float" office:value="21680" calcext:value-type="float">
            <text:p>21680</text:p>
          </table:table-cell>
          <table:table-cell office:value-type="float" office:value="568710" calcext:value-type="float">
            <text:p>568710</text:p>
          </table:table-cell>
          <table:table-cell office:value-type="float" office:value="827008" calcext:value-type="float">
            <text:p>827008</text:p>
          </table:table-cell>
          <table:table-cell office:value-type="float" office:value="56563" calcext:value-type="float">
            <text:p>56563</text:p>
          </table:table-cell>
          <table:table-cell office:value-type="float" office:value="2518314" calcext:value-type="float">
            <text:p>2518314</text:p>
          </table:table-cell>
          <table:table-cell office:value-type="float" office:value="1258542" calcext:value-type="float">
            <text:p>1258542</text:p>
          </table:table-cell>
          <table:table-cell office:value-type="float" office:value="1092" calcext:value-type="float">
            <text:p>1092</text:p>
          </table:table-cell>
          <table:table-cell office:value-type="float" office:value="181185" calcext:value-type="float">
            <text:p>181185</text:p>
          </table:table-cell>
          <table:table-cell office:value-type="float" office:value="-28348" calcext:value-type="float">
            <text:p>-28348</text:p>
          </table:table-cell>
          <table:table-cell/>
          <table:table-cell office:value-type="float" office:value="-45029" calcext:value-type="float">
            <text:p>-45029</text:p>
          </table:table-cell>
          <table:table-cell office:value-type="float" office:value="9133580" calcext:value-type="float">
            <text:p>9133580</text:p>
          </table:table-cell>
          <table:table-cell office:value-type="float" office:value="8092338" calcext:value-type="float">
            <text:p>8092338</text:p>
          </table:table-cell>
          <table:table-cell office:value-type="float" office:value="9544063" calcext:value-type="float">
            <text:p>9544063</text:p>
          </table:table-cell>
          <table:table-cell office:value-type="float" office:value="753019" calcext:value-type="float">
            <text:p>753019</text:p>
          </table:table-cell>
          <table:table-cell office:value-type="float" office:value="7890609" calcext:value-type="float">
            <text:p>7890609</text:p>
          </table:table-cell>
          <table:table-cell office:value-type="float" office:value="972881" calcext:value-type="float">
            <text:p>972881</text:p>
          </table:table-cell>
          <table:table-cell office:value-type="float" office:value="14581128" calcext:value-type="float">
            <text:p>14581128</text:p>
          </table:table-cell>
          <table:table-cell office:value-type="float" office:value="45" calcext:value-type="float">
            <text:p>45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31566" calcext:value-type="float">
            <text:p>31566</text:p>
          </table:table-cell>
          <table:table-cell office:value-type="float" office:value="3949601" calcext:value-type="float">
            <text:p>3949601</text:p>
          </table:table-cell>
          <table:table-cell office:value-type="float" office:value="1324146" calcext:value-type="float">
            <text:p>1324146</text:p>
          </table:table-cell>
          <table:table-cell table:style-name="Default"/>
          <table:table-cell office:value-type="float" office:value="66670474" calcext:value-type="float">
            <text:p>66670474</text:p>
          </table:table-cell>
          <table:table-cell office:value-type="float" office:value="1714481" calcext:value-type="float">
            <text:p>1714481</text:p>
          </table:table-cell>
          <table:table-cell office:value-type="float" office:value="11420959" calcext:value-type="float">
            <text:p>11420959</text:p>
          </table:table-cell>
          <table:table-cell office:value-type="float" office:value="1250887" calcext:value-type="float">
            <text:p>1250887</text:p>
          </table:table-cell>
          <table:table-cell office:value-type="float" office:value="828587" calcext:value-type="float">
            <text:p>828587</text:p>
          </table:table-cell>
          <table:table-cell office:value-type="float" office:value="2682071" calcext:value-type="float">
            <text:p>2682071</text:p>
          </table:table-cell>
          <table:table-cell table:style-name="Default"/>
          <table:table-cell office:value-type="float" office:value="1584584" calcext:value-type="float">
            <text:p>1584584</text:p>
          </table:table-cell>
          <table:table-cell office:value-type="float" office:value="12408516" calcext:value-type="float">
            <text:p>12408516</text:p>
          </table:table-cell>
          <table:table-cell office:value-type="float" office:value="1454178" calcext:value-type="float">
            <text:p>1454178</text:p>
          </table:table-cell>
          <table:table-cell office:value-type="float" office:value="833574" calcext:value-type="float">
            <text:p>833574</text:p>
          </table:table-cell>
          <table:table-cell office:value-type="float" office:value="528990" calcext:value-type="float">
            <text:p>528990</text:p>
          </table:table-cell>
          <table:table-cell office:value-type="float" office:value="1188845" calcext:value-type="float">
            <text:p>1188845</text:p>
          </table:table-cell>
          <table:table-cell office:value-type="float" office:value="324843" calcext:value-type="float">
            <text:p>324843</text:p>
          </table:table-cell>
          <table:table-cell office:value-type="float" office:value="2462027" calcext:value-type="float">
            <text:p>2462027</text:p>
          </table:table-cell>
          <table:table-cell office:value-type="float" office:value="497528" calcext:value-type="float">
            <text:p>497528</text:p>
          </table:table-cell>
          <table:table-cell office:value-type="float" office:value="808148" calcext:value-type="float">
            <text:p>808148</text:p>
          </table:table-cell>
          <table:table-cell office:value-type="float" office:value="146373" calcext:value-type="float">
            <text:p>146373</text:p>
          </table:table-cell>
          <table:table-cell office:value-type="float" office:value="314356" calcext:value-type="float">
            <text:p>314356</text:p>
          </table:table-cell>
          <table:table-cell table:style-name="Default"/>
          <table:table-cell office:value-type="float" office:value="12942022" calcext:value-type="float">
            <text:p>12942022</text:p>
          </table:table-cell>
          <table:table-cell office:value-type="float" office:value="513573" calcext:value-type="float">
            <text:p>513573</text:p>
          </table:table-cell>
          <table:table-cell office:value-type="float" office:value="2504236" calcext:value-type="float">
            <text:p>2504236</text:p>
          </table:table-cell>
          <table:table-cell office:value-type="float" office:value="5053720" calcext:value-type="float">
            <text:p>5053720</text:p>
          </table:table-cell>
          <table:table-cell office:value-type="float" office:value="8402621" calcext:value-type="float">
            <text:p>8402621</text:p>
          </table:table-cell>
          <table:table-cell office:value-type="float" office:value="1689010" calcext:value-type="float">
            <text:p>1689010</text:p>
          </table:table-cell>
          <table:table-cell office:value-type="float" office:value="272164" calcext:value-type="float">
            <text:p>272164</text:p>
          </table:table-cell>
          <table:table-cell office:value-type="float" office:value="5197709" calcext:value-type="float">
            <text:p>5197709</text:p>
          </table:table-cell>
          <table:table-cell/>
          <table:table-cell office:value-type="float" office:value="2460132" calcext:value-type="float">
            <text:p>2460132</text:p>
          </table:table-cell>
          <table:table-cell office:value-type="float" office:value="-5359" calcext:value-type="float">
            <text:p>-5359</text:p>
          </table:table-cell>
          <table:table-cell/>
          <table:table-cell table:style-name="Default"/>
          <table:table-cell office:value-type="float" office:value="12034432" calcext:value-type="float">
            <text:p>12034432</text:p>
          </table:table-cell>
          <table:table-cell/>
          <table:table-cell office:value-type="float" office:value="124448" calcext:value-type="float">
            <text:p>124448</text:p>
          </table:table-cell>
          <table:table-cell office:value-type="float" office:value="101040" calcext:value-type="float">
            <text:p>101040</text:p>
          </table:table-cell>
          <table:table-cell office:value-type="float" office:value="1332586" calcext:value-type="float">
            <text:p>1332586</text:p>
          </table:table-cell>
          <table:table-cell office:value-type="float" office:value="-735" calcext:value-type="float">
            <text:p>-735</text:p>
          </table:table-cell>
          <table:table-cell office:value-type="float" office:value="1773473" calcext:value-type="float">
            <text:p>1773473</text:p>
          </table:table-cell>
          <table:table-cell/>
          <table:table-cell table:style-name="Default"/>
          <table:table-cell office:value-type="float" office:value="8199758" calcext:value-type="float">
            <text:p>8199758</text:p>
          </table:table-cell>
          <table:table-cell office:value-type="float" office:value="415785" calcext:value-type="float">
            <text:p>415785</text:p>
          </table:table-cell>
          <table:table-cell office:value-type="float" office:value="156731" calcext:value-type="float">
            <text:p>156731</text:p>
          </table:table-cell>
          <table:table-cell/>
          <table:table-cell office:value-type="float" office:value="6113156" calcext:value-type="float">
            <text:p>6113156</text:p>
          </table:table-cell>
          <table:table-cell office:value-type="float" office:value="2666053" calcext:value-type="float">
            <text:p>2666053</text:p>
          </table:table-cell>
          <table:table-cell office:value-type="float" office:value="255811" calcext:value-type="float">
            <text:p>255811</text:p>
          </table:table-cell>
          <table:table-cell office:value-type="float" office:value="1570878" calcext:value-type="float">
            <text:p>1570878</text:p>
          </table:table-cell>
          <table:table-cell office:value-type="float" office:value="424361" calcext:value-type="float">
            <text:p>424361</text:p>
          </table:table-cell>
          <table:table-cell office:value-type="float" office:value="3931" calcext:value-type="float">
            <text:p>3931</text:p>
          </table:table-cell>
          <table:table-cell office:value-type="float" office:value="4202567" calcext:value-type="float">
            <text:p>4202567</text:p>
          </table:table-cell>
          <table:table-cell/>
          <table:table-cell office:value-type="float" office:value="2062792" calcext:value-type="float">
            <text:p>2062792</text:p>
          </table:table-cell>
          <table:table-cell office:value-type="float" office:value="6038335" calcext:value-type="float">
            <text:p>6038335</text:p>
          </table:table-cell>
          <table:table-cell/>
          <table:table-cell office:value-type="float" office:value="496656" calcext:value-type="float">
            <text:p>496656</text:p>
          </table:table-cell>
          <table:table-cell office:value-type="float" office:value="1968105" calcext:value-type="float">
            <text:p>1968105</text:p>
          </table:table-cell>
          <table:table-cell office:value-type="float" office:value="138030" calcext:value-type="float">
            <text:p>138030</text:p>
          </table:table-cell>
          <table:table-cell office:value-type="float" office:value="2550530" calcext:value-type="float">
            <text:p>2550530</text:p>
          </table:table-cell>
          <table:table-cell office:value-type="float" office:value="674705" calcext:value-type="float">
            <text:p>674705</text:p>
          </table:table-cell>
          <table:table-cell office:value-type="float" office:value="7437116" calcext:value-type="float">
            <text:p>7437116</text:p>
          </table:table-cell>
          <table:table-cell/>
          <table:table-cell office:value-type="float" office:value="232293" calcext:value-type="float">
            <text:p>232293</text:p>
          </table:table-cell>
          <table:table-cell office:value-type="float" office:value="1117161" calcext:value-type="float">
            <text:p>1117161</text:p>
          </table:table-cell>
          <table:table-cell office:value-type="float" office:value="1771191" calcext:value-type="float">
            <text:p>1771191</text:p>
          </table:table-cell>
          <table:table-cell office:value-type="float" office:value="2233505" calcext:value-type="float">
            <text:p>2233505</text:p>
          </table:table-cell>
          <table:table-cell office:value-type="float" office:value="5674713" calcext:value-type="float">
            <text:p>5674713</text:p>
          </table:table-cell>
          <table:table-cell office:value-type="float" office:value="2654769" calcext:value-type="float">
            <text:p>2654769</text:p>
          </table:table-cell>
          <table:table-cell office:value-type="float" office:value="-58522" calcext:value-type="float">
            <text:p>-58522</text:p>
          </table:table-cell>
          <table:table-cell office:value-type="float" office:value="492361" calcext:value-type="float">
            <text:p>492361</text:p>
          </table:table-cell>
          <table:table-cell office:value-type="float" office:value="2214075" calcext:value-type="float">
            <text:p>2214075</text:p>
          </table:table-cell>
          <table:table-cell office:value-type="float" office:value="13410" calcext:value-type="float">
            <text:p>13410</text:p>
          </table:table-cell>
          <table:table-cell office:value-type="float" office:value="1950802" calcext:value-type="float">
            <text:p>1950802</text:p>
          </table:table-cell>
          <table:table-cell office:value-type="float" office:value="1227565" calcext:value-type="float">
            <text:p>1227565</text:p>
          </table:table-cell>
          <table:table-cell office:value-type="float" office:value="395380" calcext:value-type="float">
            <text:p>395380</text:p>
          </table:table-cell>
          <table:table-cell office:value-type="float" office:value="725452" calcext:value-type="float">
            <text:p>725452</text:p>
          </table:table-cell>
          <table:table-cell office:value-type="float" office:value="1751294" calcext:value-type="float">
            <text:p>1751294</text:p>
          </table:table-cell>
          <table:table-cell/>
          <table:table-cell office:value-type="float" office:value="204813" calcext:value-type="float">
            <text:p>204813</text:p>
          </table:table-cell>
          <table:table-cell office:value-type="float" office:value="379847" calcext:value-type="float">
            <text:p>379847</text:p>
          </table:table-cell>
          <table:table-cell office:value-type="float" office:value="2618458" calcext:value-type="float">
            <text:p>2618458</text:p>
          </table:table-cell>
          <table:table-cell office:value-type="float" office:value="1777" calcext:value-type="float">
            <text:p>1777</text:p>
          </table:table-cell>
          <table:table-cell office:value-type="float" office:value="190990" calcext:value-type="float">
            <text:p>190990</text:p>
          </table:table-cell>
          <table:table-cell office:value-type="float" office:value="30464486" calcext:value-type="float">
            <text:p>30464486</text:p>
          </table:table-cell>
          <table:table-cell office:value-type="float" office:value="1358645" calcext:value-type="float">
            <text:p>1358645</text:p>
          </table:table-cell>
          <table:table-cell office:value-type="float" office:value="114651" calcext:value-type="float">
            <text:p>114651</text:p>
          </table:table-cell>
          <table:table-cell office:value-type="float" office:value="340503166" calcext:value-type="float">
            <text:p>340503166</text:p>
          </table:table-cell>
          <table:table-cell office:value-type="float" office:value="1933725" calcext:value-type="float">
            <text:p>1933725</text:p>
          </table:table-cell>
          <table:table-cell office:value-type="float" office:value="2649899" calcext:value-type="float">
            <text:p>2649899</text:p>
          </table:table-cell>
          <table:table-cell table:number-columns-repeated="2"/>
          <table:table-cell office:value-type="float" office:value="1638797" calcext:value-type="float">
            <text:p>1638797</text:p>
          </table:table-cell>
          <table:table-cell office:value-type="float" office:value="-400397" calcext:value-type="float">
            <text:p>-400397</text:p>
          </table:table-cell>
          <table:table-cell/>
          <table:table-cell office:value-type="float" office:value="-157224" calcext:value-type="float">
            <text:p>-157224</text:p>
          </table:table-cell>
          <table:table-cell office:value-type="float" office:value="6934280" calcext:value-type="float">
            <text:p>6934280</text:p>
          </table:table-cell>
          <table:table-cell office:value-type="float" office:value="169575" calcext:value-type="float">
            <text:p>169575</text:p>
          </table:table-cell>
          <table:table-cell office:value-type="float" office:value="-125721" calcext:value-type="float">
            <text:p>-125721</text:p>
          </table:table-cell>
          <table:table-cell/>
          <table:table-cell office:value-type="float" office:value="2226538" calcext:value-type="float">
            <text:p>2226538</text:p>
          </table:table-cell>
          <table:table-cell/>
          <table:table-cell office:value-type="float" office:value="629537" calcext:value-type="float">
            <text:p>629537</text:p>
          </table:table-cell>
          <table:table-cell office:value-type="float" office:value="454460" calcext:value-type="float">
            <text:p>454460</text:p>
          </table:table-cell>
          <table:table-cell table:number-columns-repeated="3"/>
          <table:table-cell table:style-name="Default"/>
          <table:table-cell office:value-type="float" office:value="153219" calcext:value-type="float">
            <text:p>153219</text:p>
          </table:table-cell>
          <table:table-cell office:value-type="float" office:value="3853585" calcext:value-type="float">
            <text:p>3853585</text:p>
          </table:table-cell>
          <table:table-cell office:value-type="float" office:value="1276121" calcext:value-type="float">
            <text:p>1276121</text:p>
          </table:table-cell>
          <table:table-cell office:value-type="float" office:value="452954" calcext:value-type="float">
            <text:p>452954</text:p>
          </table:table-cell>
          <table:table-cell/>
          <table:table-cell office:value-type="float" office:value="78669000" calcext:value-type="float">
            <text:p>78669000</text:p>
          </table:table-cell>
          <table:table-cell office:value-type="float" office:value="34004000" calcext:value-type="float">
            <text:p>34004000</text:p>
          </table:table-cell>
          <table:table-cell office:value-type="float" office:value="22571767" calcext:value-type="float">
            <text:p>22571767</text:p>
          </table:table-cell>
          <table:table-cell/>
          <table:table-cell office:value-type="float" office:value="1315271" calcext:value-type="float">
            <text:p>1315271</text:p>
          </table:table-cell>
          <table:table-cell office:value-type="float" office:value="868144" calcext:value-type="float">
            <text:p>868144</text:p>
          </table:table-cell>
          <table:table-cell office:value-type="float" office:value="501176" calcext:value-type="float">
            <text:p>501176</text:p>
          </table:table-cell>
          <table:table-cell office:value-type="float" office:value="1002505" calcext:value-type="float">
            <text:p>1002505</text:p>
          </table:table-cell>
          <table:table-cell office:value-type="float" office:value="19788" calcext:value-type="float">
            <text:p>19788</text:p>
          </table:table-cell>
          <table:table-cell office:value-type="float" office:value="331972" calcext:value-type="float">
            <text:p>331972</text:p>
          </table:table-cell>
          <table:table-cell office:value-type="float" office:value="5411757" calcext:value-type="float">
            <text:p>5411757</text:p>
          </table:table-cell>
          <table:table-cell office:value-type="float" office:value="3070770" calcext:value-type="float">
            <text:p>3070770</text:p>
          </table:table-cell>
          <table:table-cell office:value-type="float" office:value="564037" calcext:value-type="float">
            <text:p>564037</text:p>
          </table:table-cell>
          <table:table-cell/>
          <table:table-cell office:value-type="float" office:value="29453713" calcext:value-type="float">
            <text:p>29453713</text:p>
          </table:table-cell>
          <table:table-cell office:value-type="float" office:value="1462340" calcext:value-type="float">
            <text:p>1462340</text:p>
          </table:table-cell>
          <table:table-cell table:number-columns-repeated="2"/>
          <table:table-cell office:value-type="float" office:value="527235" calcext:value-type="float">
            <text:p>527235</text:p>
          </table:table-cell>
          <table:table-cell office:value-type="float" office:value="1219559" calcext:value-type="float">
            <text:p>1219559</text:p>
          </table:table-cell>
          <table:table-cell office:value-type="float" office:value="1088772" calcext:value-type="float">
            <text:p>1088772</text:p>
          </table:table-cell>
          <table:table-cell office:value-type="float" office:value="1266367" calcext:value-type="float">
            <text:p>1266367</text:p>
          </table:table-cell>
          <table:table-cell office:value-type="float" office:value="666369" calcext:value-type="float">
            <text:p>666369</text:p>
          </table:table-cell>
          <table:table-cell office:value-type="float" office:value="-336344" calcext:value-type="float">
            <text:p>-336344</text:p>
          </table:table-cell>
          <table:table-cell office:value-type="float" office:value="2612483" calcext:value-type="float">
            <text:p>2612483</text:p>
          </table:table-cell>
          <table:table-cell/>
          <table:table-cell office:value-type="float" office:value="671430" calcext:value-type="float">
            <text:p>671430</text:p>
          </table:table-cell>
          <table:table-cell office:value-type="float" office:value="1372967" calcext:value-type="float">
            <text:p>1372967</text:p>
          </table:table-cell>
          <table:table-cell office:value-type="float" office:value="1113" calcext:value-type="float">
            <text:p>1113</text:p>
          </table:table-cell>
          <table:table-cell office:value-type="float" office:value="-247097" calcext:value-type="float">
            <text:p>-247097</text:p>
          </table:table-cell>
          <table:table-cell office:value-type="float" office:value="1338683" calcext:value-type="float">
            <text:p>1338683</text:p>
          </table:table-cell>
          <table:table-cell office:value-type="float" office:value="4102067" calcext:value-type="float">
            <text:p>4102067</text:p>
          </table:table-cell>
          <table:table-cell office:value-type="float" office:value="3679219" calcext:value-type="float">
            <text:p>3679219</text:p>
          </table:table-cell>
          <table:table-cell office:value-type="float" office:value="158344" calcext:value-type="float">
            <text:p>158344</text:p>
          </table:table-cell>
          <table:table-cell office:value-type="float" office:value="273929" calcext:value-type="float">
            <text:p>273929</text:p>
          </table:table-cell>
          <table:table-cell office:value-type="float" office:value="29230" calcext:value-type="float">
            <text:p>29230</text:p>
          </table:table-cell>
          <table:table-cell office:value-type="float" office:value="28476076" calcext:value-type="float">
            <text:p>28476076</text:p>
          </table:table-cell>
          <table:table-cell/>
          <table:table-cell office:value-type="float" office:value="183624197" calcext:value-type="float">
            <text:p>183624197</text:p>
          </table:table-cell>
          <table:table-cell/>
          <table:table-cell office:value-type="float" office:value="76310" calcext:value-type="float">
            <text:p>76310</text:p>
          </table:table-cell>
          <table:table-cell office:value-type="float" office:value="493368" calcext:value-type="float">
            <text:p>493368</text:p>
          </table:table-cell>
          <table:table-cell office:value-type="float" office:value="-204793" calcext:value-type="float">
            <text:p>-204793</text:p>
          </table:table-cell>
          <table:table-cell office:value-type="float" office:value="2996607" calcext:value-type="float">
            <text:p>2996607</text:p>
          </table:table-cell>
          <table:table-cell office:value-type="float" office:value="1144297" calcext:value-type="float">
            <text:p>1144297</text:p>
          </table:table-cell>
          <table:table-cell table:style-name="Default"/>
          <table:table-cell/>
          <table:table-cell office:value-type="float" office:value="2565565" calcext:value-type="float">
            <text:p>2565565</text:p>
          </table:table-cell>
          <table:table-cell office:value-type="float" office:value="4300730" calcext:value-type="float">
            <text:p>4300730</text:p>
          </table:table-cell>
          <table:table-cell office:value-type="float" office:value="3826173" calcext:value-type="float">
            <text:p>3826173</text:p>
          </table:table-cell>
          <table:table-cell office:value-type="float" office:value="37790" calcext:value-type="float">
            <text:p>37790</text:p>
          </table:table-cell>
          <table:table-cell/>
          <table:table-cell office:value-type="float" office:value="-68096" calcext:value-type="float">
            <text:p>-68096</text:p>
          </table:table-cell>
          <table:table-cell office:value-type="float" office:value="43070" calcext:value-type="float">
            <text:p>43070</text:p>
          </table:table-cell>
          <table:table-cell office:value-type="float" office:value="29011" calcext:value-type="float">
            <text:p>29011</text:p>
          </table:table-cell>
          <table:table-cell office:value-type="float" office:value="677139" calcext:value-type="float">
            <text:p>677139</text:p>
          </table:table-cell>
          <table:table-cell/>
          <table:table-cell office:value-type="float" office:value="10644538" calcext:value-type="float">
            <text:p>10644538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4061509" calcext:value-type="float">
            <text:p>4061509</text:p>
          </table:table-cell>
          <table:table-cell/>
          <table:table-cell office:value-type="float" office:value="169575" calcext:value-type="float">
            <text:p>169575</text:p>
          </table:table-cell>
          <table:table-cell office:value-type="float" office:value="178250" calcext:value-type="float">
            <text:p>178250</text:p>
          </table:table-cell>
          <table:table-cell office:value-type="float" office:value="152954" calcext:value-type="float">
            <text:p>152954</text:p>
          </table:table-cell>
          <table:table-cell office:value-type="float" office:value="5290492" calcext:value-type="float">
            <text:p>5290492</text:p>
          </table:table-cell>
          <table:table-cell office:value-type="float" office:value="3231086" calcext:value-type="float">
            <text:p>3231086</text:p>
          </table:table-cell>
          <table:table-cell/>
          <table:table-cell office:value-type="float" office:value="340025548" calcext:value-type="float">
            <text:p>340025548</text:p>
          </table:table-cell>
          <table:table-cell/>
          <table:table-cell office:value-type="float" office:value="394176" calcext:value-type="float">
            <text:p>394176</text:p>
          </table:table-cell>
          <table:table-cell office:value-type="float" office:value="9823" calcext:value-type="float">
            <text:p>9823</text:p>
          </table:table-cell>
          <table:table-cell office:value-type="float" office:value="24098" calcext:value-type="float">
            <text:p>24098</text:p>
          </table:table-cell>
          <table:table-cell office:value-type="float" office:value="5152471" calcext:value-type="float">
            <text:p>5152471</text:p>
          </table:table-cell>
          <table:table-cell/>
          <table:table-cell office:value-type="float" office:value="643225" calcext:value-type="float">
            <text:p>643225</text:p>
          </table:table-cell>
          <table:table-cell/>
          <table:table-cell table:style-name="ce1" office:value-type="float" office:value="996" calcext:value-type="float">
            <text:p>996</text:p>
          </table:table-cell>
          <table:table-cell office:value-type="float" office:value="586400" calcext:value-type="float">
            <text:p>586400</text:p>
          </table:table-cell>
          <table:table-cell office:value-type="float" office:value="46674" calcext:value-type="float">
            <text:p>46674</text:p>
          </table:table-cell>
          <table:table-cell office:value-type="float" office:value="2029581" calcext:value-type="float">
            <text:p>2029581</text:p>
          </table:table-cell>
          <table:table-cell table:number-columns-repeated="2"/>
          <table:table-cell office:value-type="float" office:value="1896697" calcext:value-type="float">
            <text:p>1896697</text:p>
          </table:table-cell>
          <table:table-cell table:style-name="Default"/>
          <table:table-cell office:value-type="float" office:value="-40925" calcext:value-type="float">
            <text:p>-40925</text:p>
          </table:table-cell>
          <table:table-cell office:value-type="float" office:value="-635972" calcext:value-type="float">
            <text:p>-635972</text:p>
          </table:table-cell>
          <table:table-cell office:value-type="float" office:value="-702587" calcext:value-type="float">
            <text:p>-702587</text:p>
          </table:table-cell>
          <table:table-cell office:value-type="float" office:value="984932" calcext:value-type="float">
            <text:p>984932</text:p>
          </table:table-cell>
          <table:table-cell table:style-name="Default"/>
          <table:table-cell/>
          <table:table-cell office:value-type="float" office:value="944871" calcext:value-type="float">
            <text:p>944871</text:p>
          </table:table-cell>
          <table:table-cell office:value-type="float" office:value="2452605" calcext:value-type="float">
            <text:p>2452605</text:p>
          </table:table-cell>
          <table:table-cell office:value-type="float" office:value="1711793" calcext:value-type="float">
            <text:p>1711793</text:p>
          </table:table-cell>
          <table:table-cell office:value-type="float" office:value="4142177" calcext:value-type="float">
            <text:p>4142177</text:p>
          </table:table-cell>
          <table:table-cell office:value-type="float" office:value="-310921" calcext:value-type="float">
            <text:p>-310921</text:p>
          </table:table-cell>
          <table:table-cell office:value-type="float" office:value="1480173" calcext:value-type="float">
            <text:p>1480173</text:p>
          </table:table-cell>
          <table:table-cell office:value-type="float" office:value="955584" calcext:value-type="float">
            <text:p>955584</text:p>
          </table:table-cell>
          <table:table-cell/>
          <table:table-cell office:value-type="float" office:value="1746271" calcext:value-type="float">
            <text:p>1746271</text:p>
          </table:table-cell>
          <table:table-cell office:value-type="float" office:value="62246" calcext:value-type="float">
            <text:p>62246</text:p>
          </table:table-cell>
          <table:table-cell office:value-type="float" office:value="531737" calcext:value-type="float">
            <text:p>531737</text:p>
          </table:table-cell>
          <table:table-cell office:value-type="float" office:value="339053" calcext:value-type="float">
            <text:p>339053</text:p>
          </table:table-cell>
          <table:table-cell office:value-type="float" office:value="108840" calcext:value-type="float">
            <text:p>108840</text:p>
          </table:table-cell>
          <table:table-cell office:value-type="float" office:value="254124" calcext:value-type="float">
            <text:p>254124</text:p>
          </table:table-cell>
          <table:table-cell office:value-type="float" office:value="2070088" calcext:value-type="float">
            <text:p>2070088</text:p>
          </table:table-cell>
          <table:table-cell table:number-columns-repeated="2"/>
          <table:table-cell office:value-type="float" office:value="84234" calcext:value-type="float">
            <text:p>84234</text:p>
          </table:table-cell>
          <table:table-cell office:value-type="float" office:value="105818" calcext:value-type="float">
            <text:p>105818</text:p>
          </table:table-cell>
          <table:table-cell/>
          <table:table-cell office:value-type="float" office:value="678164" calcext:value-type="float">
            <text:p>678164</text:p>
          </table:table-cell>
          <table:table-cell office:value-type="float" office:value="27547" calcext:value-type="float">
            <text:p>27547</text:p>
          </table:table-cell>
          <table:table-cell office:value-type="float" office:value="13029" calcext:value-type="float">
            <text:p>13029</text:p>
          </table:table-cell>
          <table:table-cell table:style-name="Default"/>
          <table:table-cell office:value-type="float" office:value="10841271" calcext:value-type="float">
            <text:p>10841271</text:p>
          </table:table-cell>
          <table:table-cell office:value-type="float" office:value="10660603" calcext:value-type="float">
            <text:p>10660603</text:p>
          </table:table-cell>
          <table:table-cell office:value-type="float" office:value="346306" calcext:value-type="float">
            <text:p>346306</text:p>
          </table:table-cell>
          <table:table-cell office:value-type="float" office:value="204813" calcext:value-type="float">
            <text:p>204813</text:p>
          </table:table-cell>
          <table:table-cell office:value-type="float" office:value="412546" calcext:value-type="float">
            <text:p>412546</text:p>
          </table:table-cell>
          <table:table-cell table:style-name="Default" office:value-type="float" office:value="1621064" calcext:value-type="float">
            <text:p>1621064</text:p>
          </table:table-cell>
          <table:table-cell table:style-name="Default"/>
          <table:table-cell office:value-type="float" office:value="401606" calcext:value-type="float">
            <text:p>401606</text:p>
          </table:table-cell>
          <table:table-cell office:value-type="float" office:value="-834910" calcext:value-type="float">
            <text:p>-834910</text:p>
          </table:table-cell>
          <table:table-cell office:value-type="float" office:value="220317" calcext:value-type="float">
            <text:p>220317</text:p>
          </table:table-cell>
          <table:table-cell office:value-type="float" office:value="159897" calcext:value-type="float">
            <text:p>159897</text:p>
          </table:table-cell>
          <table:table-cell office:value-type="float" office:value="43310539" calcext:value-type="float">
            <text:p>43310539</text:p>
          </table:table-cell>
          <table:table-cell office:value-type="float" office:value="118620" calcext:value-type="float">
            <text:p>118620</text:p>
          </table:table-cell>
          <table:table-cell office:value-type="float" office:value="1397783" calcext:value-type="float">
            <text:p>1397783</text:p>
          </table:table-cell>
          <table:table-cell office:value-type="float" office:value="-188622" calcext:value-type="float">
            <text:p>-188622</text:p>
          </table:table-cell>
          <table:table-cell office:value-type="float" office:value="965102" calcext:value-type="float">
            <text:p>965102</text:p>
          </table:table-cell>
          <table:table-cell office:value-type="float" office:value="2091095" calcext:value-type="float">
            <text:p>2091095</text:p>
          </table:table-cell>
          <table:table-cell office:value-type="float" office:value="4111150" calcext:value-type="float">
            <text:p>4111150</text:p>
          </table:table-cell>
          <table:table-cell office:value-type="float" office:value="85289" calcext:value-type="float">
            <text:p>85289</text:p>
          </table:table-cell>
          <table:table-cell office:value-type="float" office:value="605361" calcext:value-type="float">
            <text:p>605361</text:p>
          </table:table-cell>
          <table:table-cell office:value-type="float" office:value="392822" calcext:value-type="float">
            <text:p>392822</text:p>
          </table:table-cell>
          <table:table-cell office:value-type="float" office:value="1290720" calcext:value-type="float">
            <text:p>1290720</text:p>
          </table:table-cell>
          <table:table-cell office:value-type="float" office:value="6380796" calcext:value-type="float">
            <text:p>6380796</text:p>
          </table:table-cell>
          <table:table-cell office:value-type="float" office:value="208520" calcext:value-type="float">
            <text:p>208520</text:p>
          </table:table-cell>
          <table:table-cell/>
          <table:table-cell office:value-type="float" office:value="71833" calcext:value-type="float">
            <text:p>71833</text:p>
          </table:table-cell>
          <table:table-cell office:value-type="float" office:value="18413673" calcext:value-type="float">
            <text:p>18413673</text:p>
          </table:table-cell>
          <table:table-cell office:value-type="float" office:value="159881046" calcext:value-type="float">
            <text:p>159881046</text:p>
          </table:table-cell>
          <table:table-cell office:value-type="float" office:value="535404" calcext:value-type="float">
            <text:p>535404</text:p>
          </table:table-cell>
          <table:table-cell office:value-type="float" office:value="3190876" calcext:value-type="float">
            <text:p>3190876</text:p>
          </table:table-cell>
          <table:table-cell office:value-type="float" office:value="508538" calcext:value-type="float">
            <text:p>508538</text:p>
          </table:table-cell>
          <table:table-cell office:value-type="float" office:value="-58117" calcext:value-type="float">
            <text:p>-58117</text:p>
          </table:table-cell>
          <table:table-cell office:value-type="float" office:value="4322080" calcext:value-type="float">
            <text:p>4322080</text:p>
          </table:table-cell>
          <table:table-cell office:value-type="float" office:value="-12145" calcext:value-type="float">
            <text:p>-12145</text:p>
          </table:table-cell>
          <table:table-cell office:value-type="float" office:value="2471337" calcext:value-type="float">
            <text:p>2471337</text:p>
          </table:table-cell>
          <table:table-cell/>
          <table:table-cell office:value-type="float" office:value="485548" calcext:value-type="float">
            <text:p>485548</text:p>
          </table:table-cell>
          <table:table-cell/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string" calcext:value-type="string">
            <text:p>03-2013</text:p>
          </table:table-cell>
          <table:table-cell office:value-type="float" office:value="6309802" calcext:value-type="float">
            <text:p>6309802</text:p>
          </table:table-cell>
          <table:table-cell office:value-type="float" office:value="-41069" calcext:value-type="float">
            <text:p>-41069</text:p>
          </table:table-cell>
          <table:table-cell office:value-type="float" office:value="72786" calcext:value-type="float">
            <text:p>72786</text:p>
          </table:table-cell>
          <table:table-cell office:value-type="float" office:value="18726" calcext:value-type="float">
            <text:p>18726</text:p>
          </table:table-cell>
          <table:table-cell office:value-type="float" office:value="727021" calcext:value-type="float">
            <text:p>727021</text:p>
          </table:table-cell>
          <table:table-cell/>
          <table:table-cell office:value-type="float" office:value="4214405" calcext:value-type="float">
            <text:p>4214405</text:p>
          </table:table-cell>
          <table:table-cell office:value-type="float" office:value="39685599" calcext:value-type="float">
            <text:p>39685599</text:p>
          </table:table-cell>
          <table:table-cell office:value-type="float" office:value="2374534" calcext:value-type="float">
            <text:p>2374534</text:p>
          </table:table-cell>
          <table:table-cell office:value-type="float" office:value="66354" calcext:value-type="float">
            <text:p>66354</text:p>
          </table:table-cell>
          <table:table-cell office:value-type="float" office:value="490719" calcext:value-type="float">
            <text:p>490719</text:p>
          </table:table-cell>
          <table:table-cell table:number-columns-repeated="3"/>
          <table:table-cell office:value-type="float" office:value="832936" calcext:value-type="float">
            <text:p>832936</text:p>
          </table:table-cell>
          <table:table-cell office:value-type="float" office:value="43996" calcext:value-type="float">
            <text:p>43996</text:p>
          </table:table-cell>
          <table:table-cell office:value-type="float" office:value="11596273" calcext:value-type="float">
            <text:p>11596273</text:p>
          </table:table-cell>
          <table:table-cell table:number-columns-repeated="2"/>
          <table:table-cell office:value-type="float" office:value="81618243" calcext:value-type="float">
            <text:p>81618243</text:p>
          </table:table-cell>
          <table:table-cell/>
          <table:table-cell office:value-type="float" office:value="373887" calcext:value-type="float">
            <text:p>373887</text:p>
          </table:table-cell>
          <table:table-cell office:value-type="float" office:value="-68334" calcext:value-type="float">
            <text:p>-68334</text:p>
          </table:table-cell>
          <table:table-cell office:value-type="float" office:value="73407" calcext:value-type="float">
            <text:p>73407</text:p>
          </table:table-cell>
          <table:table-cell office:value-type="float" office:value="6389579" calcext:value-type="float">
            <text:p>6389579</text:p>
          </table:table-cell>
          <table:table-cell office:value-type="float" office:value="1864725" calcext:value-type="float">
            <text:p>1864725</text:p>
          </table:table-cell>
          <table:table-cell office:value-type="float" office:value="1179411" calcext:value-type="float">
            <text:p>1179411</text:p>
          </table:table-cell>
          <table:table-cell office:value-type="float" office:value="1550119" calcext:value-type="float">
            <text:p>1550119</text:p>
          </table:table-cell>
          <table:table-cell office:value-type="float" office:value="67033392" calcext:value-type="float">
            <text:p>67033392</text:p>
          </table:table-cell>
          <table:table-cell office:value-type="float" office:value="63802635" calcext:value-type="float">
            <text:p>63802635</text:p>
          </table:table-cell>
          <table:table-cell office:value-type="float" office:value="484679" calcext:value-type="float">
            <text:p>484679</text:p>
          </table:table-cell>
          <table:table-cell office:value-type="float" office:value="5008604" calcext:value-type="float">
            <text:p>5008604</text:p>
          </table:table-cell>
          <table:table-cell office:value-type="float" office:value="273287" calcext:value-type="float">
            <text:p>273287</text:p>
          </table:table-cell>
          <table:table-cell office:value-type="float" office:value="21684" calcext:value-type="float">
            <text:p>21684</text:p>
          </table:table-cell>
          <table:table-cell office:value-type="float" office:value="573642" calcext:value-type="float">
            <text:p>573642</text:p>
          </table:table-cell>
          <table:table-cell office:value-type="float" office:value="819449" calcext:value-type="float">
            <text:p>819449</text:p>
          </table:table-cell>
          <table:table-cell office:value-type="float" office:value="56483" calcext:value-type="float">
            <text:p>56483</text:p>
          </table:table-cell>
          <table:table-cell office:value-type="float" office:value="2512911" calcext:value-type="float">
            <text:p>2512911</text:p>
          </table:table-cell>
          <table:table-cell office:value-type="float" office:value="1264442" calcext:value-type="float">
            <text:p>1264442</text:p>
          </table:table-cell>
          <table:table-cell office:value-type="float" office:value="1101" calcext:value-type="float">
            <text:p>1101</text:p>
          </table:table-cell>
          <table:table-cell office:value-type="float" office:value="186899" calcext:value-type="float">
            <text:p>186899</text:p>
          </table:table-cell>
          <table:table-cell office:value-type="float" office:value="-30201" calcext:value-type="float">
            <text:p>-30201</text:p>
          </table:table-cell>
          <table:table-cell/>
          <table:table-cell office:value-type="float" office:value="-37030" calcext:value-type="float">
            <text:p>-37030</text:p>
          </table:table-cell>
          <table:table-cell office:value-type="float" office:value="9225904" calcext:value-type="float">
            <text:p>9225904</text:p>
          </table:table-cell>
          <table:table-cell office:value-type="float" office:value="8186538" calcext:value-type="float">
            <text:p>8186538</text:p>
          </table:table-cell>
          <table:table-cell office:value-type="float" office:value="10031194" calcext:value-type="float">
            <text:p>10031194</text:p>
          </table:table-cell>
          <table:table-cell office:value-type="float" office:value="770605" calcext:value-type="float">
            <text:p>770605</text:p>
          </table:table-cell>
          <table:table-cell office:value-type="float" office:value="8174785" calcext:value-type="float">
            <text:p>8174785</text:p>
          </table:table-cell>
          <table:table-cell office:value-type="float" office:value="1002748" calcext:value-type="float">
            <text:p>1002748</text:p>
          </table:table-cell>
          <table:table-cell office:value-type="float" office:value="14864247" calcext:value-type="float">
            <text:p>1486424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29442" calcext:value-type="float">
            <text:p>29442</text:p>
          </table:table-cell>
          <table:table-cell office:value-type="float" office:value="3162747" calcext:value-type="float">
            <text:p>3162747</text:p>
          </table:table-cell>
          <table:table-cell office:value-type="float" office:value="1380983" calcext:value-type="float">
            <text:p>1380983</text:p>
          </table:table-cell>
          <table:table-cell table:style-name="Default"/>
          <table:table-cell office:value-type="float" office:value="65701797" calcext:value-type="float">
            <text:p>65701797</text:p>
          </table:table-cell>
          <table:table-cell office:value-type="float" office:value="1927248" calcext:value-type="float">
            <text:p>1927248</text:p>
          </table:table-cell>
          <table:table-cell office:value-type="float" office:value="11652488" calcext:value-type="float">
            <text:p>11652488</text:p>
          </table:table-cell>
          <table:table-cell office:value-type="float" office:value="1255450" calcext:value-type="float">
            <text:p>1255450</text:p>
          </table:table-cell>
          <table:table-cell office:value-type="float" office:value="922580" calcext:value-type="float">
            <text:p>922580</text:p>
          </table:table-cell>
          <table:table-cell office:value-type="float" office:value="2778571" calcext:value-type="float">
            <text:p>2778571</text:p>
          </table:table-cell>
          <table:table-cell table:style-name="Default"/>
          <table:table-cell office:value-type="float" office:value="1597704" calcext:value-type="float">
            <text:p>1597704</text:p>
          </table:table-cell>
          <table:table-cell office:value-type="float" office:value="13197926" calcext:value-type="float">
            <text:p>13197926</text:p>
          </table:table-cell>
          <table:table-cell office:value-type="float" office:value="1447400" calcext:value-type="float">
            <text:p>1447400</text:p>
          </table:table-cell>
          <table:table-cell office:value-type="float" office:value="884793" calcext:value-type="float">
            <text:p>884793</text:p>
          </table:table-cell>
          <table:table-cell office:value-type="float" office:value="435830" calcext:value-type="float">
            <text:p>435830</text:p>
          </table:table-cell>
          <table:table-cell office:value-type="float" office:value="1211097" calcext:value-type="float">
            <text:p>1211097</text:p>
          </table:table-cell>
          <table:table-cell office:value-type="float" office:value="331861" calcext:value-type="float">
            <text:p>331861</text:p>
          </table:table-cell>
          <table:table-cell office:value-type="float" office:value="2618526" calcext:value-type="float">
            <text:p>2618526</text:p>
          </table:table-cell>
          <table:table-cell office:value-type="float" office:value="500528" calcext:value-type="float">
            <text:p>500528</text:p>
          </table:table-cell>
          <table:table-cell office:value-type="float" office:value="867402" calcext:value-type="float">
            <text:p>867402</text:p>
          </table:table-cell>
          <table:table-cell office:value-type="float" office:value="148039" calcext:value-type="float">
            <text:p>148039</text:p>
          </table:table-cell>
          <table:table-cell office:value-type="float" office:value="314080" calcext:value-type="float">
            <text:p>314080</text:p>
          </table:table-cell>
          <table:table-cell table:style-name="Default"/>
          <table:table-cell office:value-type="float" office:value="13116477" calcext:value-type="float">
            <text:p>13116477</text:p>
          </table:table-cell>
          <table:table-cell office:value-type="float" office:value="526067" calcext:value-type="float">
            <text:p>526067</text:p>
          </table:table-cell>
          <table:table-cell office:value-type="float" office:value="3403126" calcext:value-type="float">
            <text:p>3403126</text:p>
          </table:table-cell>
          <table:table-cell office:value-type="float" office:value="5136809" calcext:value-type="float">
            <text:p>5136809</text:p>
          </table:table-cell>
          <table:table-cell office:value-type="float" office:value="8907114" calcext:value-type="float">
            <text:p>8907114</text:p>
          </table:table-cell>
          <table:table-cell office:value-type="float" office:value="1677598" calcext:value-type="float">
            <text:p>1677598</text:p>
          </table:table-cell>
          <table:table-cell office:value-type="float" office:value="277004" calcext:value-type="float">
            <text:p>277004</text:p>
          </table:table-cell>
          <table:table-cell office:value-type="float" office:value="4953037" calcext:value-type="float">
            <text:p>4953037</text:p>
          </table:table-cell>
          <table:table-cell/>
          <table:table-cell office:value-type="float" office:value="2947112" calcext:value-type="float">
            <text:p>2947112</text:p>
          </table:table-cell>
          <table:table-cell office:value-type="float" office:value="-26669" calcext:value-type="float">
            <text:p>-26669</text:p>
          </table:table-cell>
          <table:table-cell/>
          <table:table-cell table:style-name="Default"/>
          <table:table-cell office:value-type="float" office:value="12509395" calcext:value-type="float">
            <text:p>12509395</text:p>
          </table:table-cell>
          <table:table-cell/>
          <table:table-cell office:value-type="float" office:value="133185" calcext:value-type="float">
            <text:p>133185</text:p>
          </table:table-cell>
          <table:table-cell office:value-type="float" office:value="109532" calcext:value-type="float">
            <text:p>109532</text:p>
          </table:table-cell>
          <table:table-cell office:value-type="float" office:value="1343903" calcext:value-type="float">
            <text:p>1343903</text:p>
          </table:table-cell>
          <table:table-cell office:value-type="float" office:value="4577" calcext:value-type="float">
            <text:p>4577</text:p>
          </table:table-cell>
          <table:table-cell office:value-type="float" office:value="1719653" calcext:value-type="float">
            <text:p>1719653</text:p>
          </table:table-cell>
          <table:table-cell/>
          <table:table-cell table:style-name="Default"/>
          <table:table-cell office:value-type="float" office:value="8519168" calcext:value-type="float">
            <text:p>8519168</text:p>
          </table:table-cell>
          <table:table-cell office:value-type="float" office:value="406826" calcext:value-type="float">
            <text:p>406826</text:p>
          </table:table-cell>
          <table:table-cell office:value-type="float" office:value="154722" calcext:value-type="float">
            <text:p>154722</text:p>
          </table:table-cell>
          <table:table-cell/>
          <table:table-cell office:value-type="float" office:value="6322304" calcext:value-type="float">
            <text:p>6322304</text:p>
          </table:table-cell>
          <table:table-cell office:value-type="float" office:value="2702313" calcext:value-type="float">
            <text:p>2702313</text:p>
          </table:table-cell>
          <table:table-cell office:value-type="float" office:value="269723" calcext:value-type="float">
            <text:p>269723</text:p>
          </table:table-cell>
          <table:table-cell office:value-type="float" office:value="1614685" calcext:value-type="float">
            <text:p>1614685</text:p>
          </table:table-cell>
          <table:table-cell office:value-type="float" office:value="439395" calcext:value-type="float">
            <text:p>439395</text:p>
          </table:table-cell>
          <table:table-cell office:value-type="float" office:value="3294" calcext:value-type="float">
            <text:p>3294</text:p>
          </table:table-cell>
          <table:table-cell office:value-type="float" office:value="4377391" calcext:value-type="float">
            <text:p>4377391</text:p>
          </table:table-cell>
          <table:table-cell/>
          <table:table-cell office:value-type="float" office:value="2169995" calcext:value-type="float">
            <text:p>2169995</text:p>
          </table:table-cell>
          <table:table-cell office:value-type="float" office:value="6277330" calcext:value-type="float">
            <text:p>6277330</text:p>
          </table:table-cell>
          <table:table-cell/>
          <table:table-cell office:value-type="float" office:value="509526" calcext:value-type="float">
            <text:p>509526</text:p>
          </table:table-cell>
          <table:table-cell office:value-type="float" office:value="2125304" calcext:value-type="float">
            <text:p>2125304</text:p>
          </table:table-cell>
          <table:table-cell office:value-type="float" office:value="143016" calcext:value-type="float">
            <text:p>143016</text:p>
          </table:table-cell>
          <table:table-cell office:value-type="float" office:value="2577741" calcext:value-type="float">
            <text:p>2577741</text:p>
          </table:table-cell>
          <table:table-cell office:value-type="float" office:value="672379" calcext:value-type="float">
            <text:p>672379</text:p>
          </table:table-cell>
          <table:table-cell office:value-type="float" office:value="7613521" calcext:value-type="float">
            <text:p>7613521</text:p>
          </table:table-cell>
          <table:table-cell/>
          <table:table-cell office:value-type="float" office:value="231251" calcext:value-type="float">
            <text:p>231251</text:p>
          </table:table-cell>
          <table:table-cell office:value-type="float" office:value="981202" calcext:value-type="float">
            <text:p>981202</text:p>
          </table:table-cell>
          <table:table-cell office:value-type="float" office:value="1825587" calcext:value-type="float">
            <text:p>1825587</text:p>
          </table:table-cell>
          <table:table-cell office:value-type="float" office:value="2833136" calcext:value-type="float">
            <text:p>2833136</text:p>
          </table:table-cell>
          <table:table-cell office:value-type="float" office:value="5308688" calcext:value-type="float">
            <text:p>5308688</text:p>
          </table:table-cell>
          <table:table-cell office:value-type="float" office:value="2881205" calcext:value-type="float">
            <text:p>2881205</text:p>
          </table:table-cell>
          <table:table-cell office:value-type="float" office:value="474823" calcext:value-type="float">
            <text:p>474823</text:p>
          </table:table-cell>
          <table:table-cell office:value-type="float" office:value="502835" calcext:value-type="float">
            <text:p>502835</text:p>
          </table:table-cell>
          <table:table-cell office:value-type="float" office:value="2283032" calcext:value-type="float">
            <text:p>2283032</text:p>
          </table:table-cell>
          <table:table-cell office:value-type="float" office:value="14950" calcext:value-type="float">
            <text:p>14950</text:p>
          </table:table-cell>
          <table:table-cell office:value-type="float" office:value="2090706" calcext:value-type="float">
            <text:p>2090706</text:p>
          </table:table-cell>
          <table:table-cell office:value-type="float" office:value="1228711" calcext:value-type="float">
            <text:p>1228711</text:p>
          </table:table-cell>
          <table:table-cell office:value-type="float" office:value="417901" calcext:value-type="float">
            <text:p>417901</text:p>
          </table:table-cell>
          <table:table-cell office:value-type="float" office:value="735745" calcext:value-type="float">
            <text:p>735745</text:p>
          </table:table-cell>
          <table:table-cell office:value-type="float" office:value="1727199" calcext:value-type="float">
            <text:p>1727199</text:p>
          </table:table-cell>
          <table:table-cell/>
          <table:table-cell office:value-type="float" office:value="206895" calcext:value-type="float">
            <text:p>206895</text:p>
          </table:table-cell>
          <table:table-cell office:value-type="float" office:value="394110" calcext:value-type="float">
            <text:p>394110</text:p>
          </table:table-cell>
          <table:table-cell office:value-type="float" office:value="2267662" calcext:value-type="float">
            <text:p>2267662</text:p>
          </table:table-cell>
          <table:table-cell office:value-type="float" office:value="1880" calcext:value-type="float">
            <text:p>1880</text:p>
          </table:table-cell>
          <table:table-cell office:value-type="float" office:value="172998" calcext:value-type="float">
            <text:p>172998</text:p>
          </table:table-cell>
          <table:table-cell office:value-type="float" office:value="31135737" calcext:value-type="float">
            <text:p>31135737</text:p>
          </table:table-cell>
          <table:table-cell office:value-type="float" office:value="1147318" calcext:value-type="float">
            <text:p>1147318</text:p>
          </table:table-cell>
          <table:table-cell office:value-type="float" office:value="87365" calcext:value-type="float">
            <text:p>87365</text:p>
          </table:table-cell>
          <table:table-cell office:value-type="float" office:value="349991323" calcext:value-type="float">
            <text:p>349991323</text:p>
          </table:table-cell>
          <table:table-cell office:value-type="float" office:value="2013860" calcext:value-type="float">
            <text:p>2013860</text:p>
          </table:table-cell>
          <table:table-cell office:value-type="float" office:value="2739263" calcext:value-type="float">
            <text:p>2739263</text:p>
          </table:table-cell>
          <table:table-cell table:number-columns-repeated="2"/>
          <table:table-cell office:value-type="float" office:value="1710995" calcext:value-type="float">
            <text:p>1710995</text:p>
          </table:table-cell>
          <table:table-cell office:value-type="float" office:value="-407885" calcext:value-type="float">
            <text:p>-407885</text:p>
          </table:table-cell>
          <table:table-cell/>
          <table:table-cell office:value-type="float" office:value="-151656" calcext:value-type="float">
            <text:p>-151656</text:p>
          </table:table-cell>
          <table:table-cell office:value-type="float" office:value="7017182" calcext:value-type="float">
            <text:p>7017182</text:p>
          </table:table-cell>
          <table:table-cell office:value-type="float" office:value="157795" calcext:value-type="float">
            <text:p>157795</text:p>
          </table:table-cell>
          <table:table-cell office:value-type="float" office:value="-145474" calcext:value-type="float">
            <text:p>-145474</text:p>
          </table:table-cell>
          <table:table-cell/>
          <table:table-cell office:value-type="float" office:value="2306667" calcext:value-type="float">
            <text:p>2306667</text:p>
          </table:table-cell>
          <table:table-cell/>
          <table:table-cell office:value-type="float" office:value="627890" calcext:value-type="float">
            <text:p>627890</text:p>
          </table:table-cell>
          <table:table-cell office:value-type="float" office:value="401785" calcext:value-type="float">
            <text:p>401785</text:p>
          </table:table-cell>
          <table:table-cell table:number-columns-repeated="3"/>
          <table:table-cell table:style-name="Default"/>
          <table:table-cell office:value-type="float" office:value="155340" calcext:value-type="float">
            <text:p>155340</text:p>
          </table:table-cell>
          <table:table-cell office:value-type="float" office:value="3887784" calcext:value-type="float">
            <text:p>3887784</text:p>
          </table:table-cell>
          <table:table-cell office:value-type="float" office:value="1342751" calcext:value-type="float">
            <text:p>1342751</text:p>
          </table:table-cell>
          <table:table-cell office:value-type="float" office:value="460231" calcext:value-type="float">
            <text:p>460231</text:p>
          </table:table-cell>
          <table:table-cell/>
          <table:table-cell office:value-type="float" office:value="81300000" calcext:value-type="float">
            <text:p>81300000</text:p>
          </table:table-cell>
          <table:table-cell office:value-type="float" office:value="35055000" calcext:value-type="float">
            <text:p>35055000</text:p>
          </table:table-cell>
          <table:table-cell office:value-type="float" office:value="22978141" calcext:value-type="float">
            <text:p>22978141</text:p>
          </table:table-cell>
          <table:table-cell/>
          <table:table-cell office:value-type="float" office:value="1324142" calcext:value-type="float">
            <text:p>1324142</text:p>
          </table:table-cell>
          <table:table-cell office:value-type="float" office:value="958497" calcext:value-type="float">
            <text:p>958497</text:p>
          </table:table-cell>
          <table:table-cell office:value-type="float" office:value="475243" calcext:value-type="float">
            <text:p>475243</text:p>
          </table:table-cell>
          <table:table-cell office:value-type="float" office:value="1028658" calcext:value-type="float">
            <text:p>1028658</text:p>
          </table:table-cell>
          <table:table-cell office:value-type="float" office:value="3518" calcext:value-type="float">
            <text:p>3518</text:p>
          </table:table-cell>
          <table:table-cell office:value-type="float" office:value="351730" calcext:value-type="float">
            <text:p>351730</text:p>
          </table:table-cell>
          <table:table-cell office:value-type="float" office:value="5466325" calcext:value-type="float">
            <text:p>5466325</text:p>
          </table:table-cell>
          <table:table-cell office:value-type="float" office:value="3392238" calcext:value-type="float">
            <text:p>3392238</text:p>
          </table:table-cell>
          <table:table-cell office:value-type="float" office:value="582947" calcext:value-type="float">
            <text:p>582947</text:p>
          </table:table-cell>
          <table:table-cell/>
          <table:table-cell office:value-type="float" office:value="31099384" calcext:value-type="float">
            <text:p>31099384</text:p>
          </table:table-cell>
          <table:table-cell office:value-type="float" office:value="1554129" calcext:value-type="float">
            <text:p>1554129</text:p>
          </table:table-cell>
          <table:table-cell table:number-columns-repeated="2"/>
          <table:table-cell office:value-type="float" office:value="532429" calcext:value-type="float">
            <text:p>532429</text:p>
          </table:table-cell>
          <table:table-cell office:value-type="float" office:value="1295928" calcext:value-type="float">
            <text:p>1295928</text:p>
          </table:table-cell>
          <table:table-cell office:value-type="float" office:value="1101681" calcext:value-type="float">
            <text:p>1101681</text:p>
          </table:table-cell>
          <table:table-cell office:value-type="float" office:value="1315462" calcext:value-type="float">
            <text:p>1315462</text:p>
          </table:table-cell>
          <table:table-cell office:value-type="float" office:value="696585" calcext:value-type="float">
            <text:p>696585</text:p>
          </table:table-cell>
          <table:table-cell office:value-type="float" office:value="-420045" calcext:value-type="float">
            <text:p>-420045</text:p>
          </table:table-cell>
          <table:table-cell office:value-type="float" office:value="2754410" calcext:value-type="float">
            <text:p>2754410</text:p>
          </table:table-cell>
          <table:table-cell/>
          <table:table-cell office:value-type="float" office:value="697480" calcext:value-type="float">
            <text:p>697480</text:p>
          </table:table-cell>
          <table:table-cell office:value-type="float" office:value="1437656" calcext:value-type="float">
            <text:p>1437656</text:p>
          </table:table-cell>
          <table:table-cell office:value-type="float" office:value="-64885" calcext:value-type="float">
            <text:p>-64885</text:p>
          </table:table-cell>
          <table:table-cell office:value-type="float" office:value="-246948" calcext:value-type="float">
            <text:p>-246948</text:p>
          </table:table-cell>
          <table:table-cell office:value-type="float" office:value="1426540" calcext:value-type="float">
            <text:p>1426540</text:p>
          </table:table-cell>
          <table:table-cell office:value-type="float" office:value="3233294" calcext:value-type="float">
            <text:p>3233294</text:p>
          </table:table-cell>
          <table:table-cell office:value-type="float" office:value="3544023" calcext:value-type="float">
            <text:p>3544023</text:p>
          </table:table-cell>
          <table:table-cell office:value-type="float" office:value="162348" calcext:value-type="float">
            <text:p>162348</text:p>
          </table:table-cell>
          <table:table-cell office:value-type="float" office:value="274756" calcext:value-type="float">
            <text:p>274756</text:p>
          </table:table-cell>
          <table:table-cell office:value-type="float" office:value="26342" calcext:value-type="float">
            <text:p>26342</text:p>
          </table:table-cell>
          <table:table-cell office:value-type="float" office:value="29095828" calcext:value-type="float">
            <text:p>29095828</text:p>
          </table:table-cell>
          <table:table-cell/>
          <table:table-cell office:value-type="float" office:value="187243051" calcext:value-type="float">
            <text:p>187243051</text:p>
          </table:table-cell>
          <table:table-cell/>
          <table:table-cell office:value-type="float" office:value="79352" calcext:value-type="float">
            <text:p>79352</text:p>
          </table:table-cell>
          <table:table-cell office:value-type="float" office:value="537573" calcext:value-type="float">
            <text:p>537573</text:p>
          </table:table-cell>
          <table:table-cell office:value-type="float" office:value="-208762" calcext:value-type="float">
            <text:p>-208762</text:p>
          </table:table-cell>
          <table:table-cell office:value-type="float" office:value="1755929" calcext:value-type="float">
            <text:p>1755929</text:p>
          </table:table-cell>
          <table:table-cell office:value-type="float" office:value="1185190" calcext:value-type="float">
            <text:p>1185190</text:p>
          </table:table-cell>
          <table:table-cell table:style-name="Default"/>
          <table:table-cell/>
          <table:table-cell office:value-type="float" office:value="2721132" calcext:value-type="float">
            <text:p>2721132</text:p>
          </table:table-cell>
          <table:table-cell office:value-type="float" office:value="4409446" calcext:value-type="float">
            <text:p>4409446</text:p>
          </table:table-cell>
          <table:table-cell office:value-type="float" office:value="3824675" calcext:value-type="float">
            <text:p>3824675</text:p>
          </table:table-cell>
          <table:table-cell office:value-type="float" office:value="34857" calcext:value-type="float">
            <text:p>34857</text:p>
          </table:table-cell>
          <table:table-cell/>
          <table:table-cell office:value-type="float" office:value="-71670" calcext:value-type="float">
            <text:p>-71670</text:p>
          </table:table-cell>
          <table:table-cell office:value-type="float" office:value="47937" calcext:value-type="float">
            <text:p>47937</text:p>
          </table:table-cell>
          <table:table-cell office:value-type="float" office:value="30416" calcext:value-type="float">
            <text:p>30416</text:p>
          </table:table-cell>
          <table:table-cell office:value-type="float" office:value="698993" calcext:value-type="float">
            <text:p>698993</text:p>
          </table:table-cell>
          <table:table-cell/>
          <table:table-cell office:value-type="float" office:value="10322490" calcext:value-type="float">
            <text:p>10322490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 office:value-type="float" office:value="2390268" calcext:value-type="float">
            <text:p>2390268</text:p>
          </table:table-cell>
          <table:table-cell/>
          <table:table-cell office:value-type="float" office:value="157795" calcext:value-type="float">
            <text:p>157795</text:p>
          </table:table-cell>
          <table:table-cell office:value-type="float" office:value="241884" calcext:value-type="float">
            <text:p>241884</text:p>
          </table:table-cell>
          <table:table-cell office:value-type="float" office:value="170869" calcext:value-type="float">
            <text:p>170869</text:p>
          </table:table-cell>
          <table:table-cell office:value-type="float" office:value="5208191" calcext:value-type="float">
            <text:p>5208191</text:p>
          </table:table-cell>
          <table:table-cell office:value-type="float" office:value="2364625" calcext:value-type="float">
            <text:p>2364625</text:p>
          </table:table-cell>
          <table:table-cell/>
          <table:table-cell office:value-type="float" office:value="343102187" calcext:value-type="float">
            <text:p>343102187</text:p>
          </table:table-cell>
          <table:table-cell/>
          <table:table-cell office:value-type="float" office:value="368415" calcext:value-type="float">
            <text:p>368415</text:p>
          </table:table-cell>
          <table:table-cell office:value-type="float" office:value="9227" calcext:value-type="float">
            <text:p>9227</text:p>
          </table:table-cell>
          <table:table-cell office:value-type="float" office:value="34621" calcext:value-type="float">
            <text:p>34621</text:p>
          </table:table-cell>
          <table:table-cell office:value-type="float" office:value="5327962" calcext:value-type="float">
            <text:p>5327962</text:p>
          </table:table-cell>
          <table:table-cell/>
          <table:table-cell office:value-type="float" office:value="621764" calcext:value-type="float">
            <text:p>621764</text:p>
          </table:table-cell>
          <table:table-cell table:number-columns-repeated="2"/>
          <table:table-cell office:value-type="float" office:value="576607" calcext:value-type="float">
            <text:p>576607</text:p>
          </table:table-cell>
          <table:table-cell office:value-type="float" office:value="29954" calcext:value-type="float">
            <text:p>29954</text:p>
          </table:table-cell>
          <table:table-cell office:value-type="float" office:value="2048665" calcext:value-type="float">
            <text:p>2048665</text:p>
          </table:table-cell>
          <table:table-cell table:number-columns-repeated="2"/>
          <table:table-cell office:value-type="float" office:value="1557035" calcext:value-type="float">
            <text:p>1557035</text:p>
          </table:table-cell>
          <table:table-cell table:style-name="Default"/>
          <table:table-cell office:value-type="float" office:value="-41996" calcext:value-type="float">
            <text:p>-41996</text:p>
          </table:table-cell>
          <table:table-cell office:value-type="float" office:value="-647775" calcext:value-type="float">
            <text:p>-647775</text:p>
          </table:table-cell>
          <table:table-cell office:value-type="float" office:value="-917882" calcext:value-type="float">
            <text:p>-917882</text:p>
          </table:table-cell>
          <table:table-cell office:value-type="float" office:value="987025" calcext:value-type="float">
            <text:p>987025</text:p>
          </table:table-cell>
          <table:table-cell table:style-name="Default"/>
          <table:table-cell/>
          <table:table-cell office:value-type="float" office:value="958933" calcext:value-type="float">
            <text:p>958933</text:p>
          </table:table-cell>
          <table:table-cell office:value-type="float" office:value="2460464" calcext:value-type="float">
            <text:p>2460464</text:p>
          </table:table-cell>
          <table:table-cell office:value-type="float" office:value="1807753" calcext:value-type="float">
            <text:p>1807753</text:p>
          </table:table-cell>
          <table:table-cell office:value-type="float" office:value="4681002" calcext:value-type="float">
            <text:p>4681002</text:p>
          </table:table-cell>
          <table:table-cell office:value-type="float" office:value="-323664" calcext:value-type="float">
            <text:p>-323664</text:p>
          </table:table-cell>
          <table:table-cell office:value-type="float" office:value="1526844" calcext:value-type="float">
            <text:p>1526844</text:p>
          </table:table-cell>
          <table:table-cell office:value-type="float" office:value="985440" calcext:value-type="float">
            <text:p>985440</text:p>
          </table:table-cell>
          <table:table-cell/>
          <table:table-cell office:value-type="float" office:value="1775139" calcext:value-type="float">
            <text:p>1775139</text:p>
          </table:table-cell>
          <table:table-cell office:value-type="float" office:value="68456" calcext:value-type="float">
            <text:p>68456</text:p>
          </table:table-cell>
          <table:table-cell office:value-type="float" office:value="509516" calcext:value-type="float">
            <text:p>509516</text:p>
          </table:table-cell>
          <table:table-cell office:value-type="float" office:value="354793" calcext:value-type="float">
            <text:p>354793</text:p>
          </table:table-cell>
          <table:table-cell office:value-type="float" office:value="134798" calcext:value-type="float">
            <text:p>134798</text:p>
          </table:table-cell>
          <table:table-cell office:value-type="float" office:value="252492" calcext:value-type="float">
            <text:p>252492</text:p>
          </table:table-cell>
          <table:table-cell office:value-type="float" office:value="2113537" calcext:value-type="float">
            <text:p>2113537</text:p>
          </table:table-cell>
          <table:table-cell table:number-columns-repeated="2"/>
          <table:table-cell office:value-type="float" office:value="89860" calcext:value-type="float">
            <text:p>89860</text:p>
          </table:table-cell>
          <table:table-cell office:value-type="float" office:value="107145" calcext:value-type="float">
            <text:p>107145</text:p>
          </table:table-cell>
          <table:table-cell/>
          <table:table-cell office:value-type="float" office:value="674154" calcext:value-type="float">
            <text:p>674154</text:p>
          </table:table-cell>
          <table:table-cell office:value-type="float" office:value="18901" calcext:value-type="float">
            <text:p>18901</text:p>
          </table:table-cell>
          <table:table-cell office:value-type="float" office:value="13040" calcext:value-type="float">
            <text:p>13040</text:p>
          </table:table-cell>
          <table:table-cell table:style-name="Default"/>
          <table:table-cell office:value-type="float" office:value="10885891" calcext:value-type="float">
            <text:p>10885891</text:p>
          </table:table-cell>
          <table:table-cell office:value-type="float" office:value="10702169" calcext:value-type="float">
            <text:p>10702169</text:p>
          </table:table-cell>
          <table:table-cell office:value-type="float" office:value="343133" calcext:value-type="float">
            <text:p>343133</text:p>
          </table:table-cell>
          <table:table-cell office:value-type="float" office:value="206895" calcext:value-type="float">
            <text:p>206895</text:p>
          </table:table-cell>
          <table:table-cell office:value-type="float" office:value="421009" calcext:value-type="float">
            <text:p>421009</text:p>
          </table:table-cell>
          <table:table-cell office:value-type="float" office:value="1682375" calcext:value-type="float">
            <text:p>1682375</text:p>
          </table:table-cell>
          <table:table-cell table:style-name="Default"/>
          <table:table-cell office:value-type="float" office:value="405129" calcext:value-type="float">
            <text:p>405129</text:p>
          </table:table-cell>
          <table:table-cell office:value-type="float" office:value="-866016" calcext:value-type="float">
            <text:p>-866016</text:p>
          </table:table-cell>
          <table:table-cell office:value-type="float" office:value="223510" calcext:value-type="float">
            <text:p>223510</text:p>
          </table:table-cell>
          <table:table-cell office:value-type="float" office:value="133454" calcext:value-type="float">
            <text:p>133454</text:p>
          </table:table-cell>
          <table:table-cell office:value-type="float" office:value="43631075" calcext:value-type="float">
            <text:p>43631075</text:p>
          </table:table-cell>
          <table:table-cell office:value-type="float" office:value="125961" calcext:value-type="float">
            <text:p>125961</text:p>
          </table:table-cell>
          <table:table-cell office:value-type="float" office:value="1338545" calcext:value-type="float">
            <text:p>1338545</text:p>
          </table:table-cell>
          <table:table-cell office:value-type="float" office:value="-189648" calcext:value-type="float">
            <text:p>-189648</text:p>
          </table:table-cell>
          <table:table-cell office:value-type="float" office:value="1037260" calcext:value-type="float">
            <text:p>1037260</text:p>
          </table:table-cell>
          <table:table-cell office:value-type="float" office:value="2191978" calcext:value-type="float">
            <text:p>2191978</text:p>
          </table:table-cell>
          <table:table-cell office:value-type="float" office:value="4589097" calcext:value-type="float">
            <text:p>4589097</text:p>
          </table:table-cell>
          <table:table-cell office:value-type="float" office:value="87897" calcext:value-type="float">
            <text:p>87897</text:p>
          </table:table-cell>
          <table:table-cell office:value-type="float" office:value="612898" calcext:value-type="float">
            <text:p>612898</text:p>
          </table:table-cell>
          <table:table-cell office:value-type="float" office:value="392415" calcext:value-type="float">
            <text:p>392415</text:p>
          </table:table-cell>
          <table:table-cell office:value-type="float" office:value="1336998" calcext:value-type="float">
            <text:p>1336998</text:p>
          </table:table-cell>
          <table:table-cell office:value-type="float" office:value="6359247" calcext:value-type="float">
            <text:p>6359247</text:p>
          </table:table-cell>
          <table:table-cell office:value-type="float" office:value="211391" calcext:value-type="float">
            <text:p>211391</text:p>
          </table:table-cell>
          <table:table-cell/>
          <table:table-cell office:value-type="float" office:value="74812" calcext:value-type="float">
            <text:p>74812</text:p>
          </table:table-cell>
          <table:table-cell office:value-type="float" office:value="18710558" calcext:value-type="float">
            <text:p>18710558</text:p>
          </table:table-cell>
          <table:table-cell office:value-type="float" office:value="168591728" calcext:value-type="float">
            <text:p>168591728</text:p>
          </table:table-cell>
          <table:table-cell office:value-type="float" office:value="542670" calcext:value-type="float">
            <text:p>542670</text:p>
          </table:table-cell>
          <table:table-cell office:value-type="float" office:value="3163711" calcext:value-type="float">
            <text:p>3163711</text:p>
          </table:table-cell>
          <table:table-cell office:value-type="float" office:value="438090" calcext:value-type="float">
            <text:p>438090</text:p>
          </table:table-cell>
          <table:table-cell office:value-type="float" office:value="-61007" calcext:value-type="float">
            <text:p>-61007</text:p>
          </table:table-cell>
          <table:table-cell office:value-type="float" office:value="4410290" calcext:value-type="float">
            <text:p>4410290</text:p>
          </table:table-cell>
          <table:table-cell office:value-type="float" office:value="-10318" calcext:value-type="float">
            <text:p>-10318</text:p>
          </table:table-cell>
          <table:table-cell office:value-type="float" office:value="2737884" calcext:value-type="float">
            <text:p>2737884</text:p>
          </table:table-cell>
          <table:table-cell/>
          <table:table-cell office:value-type="float" office:value="494534" calcext:value-type="float">
            <text:p>494534</text:p>
          </table:table-cell>
          <table:table-cell/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string" calcext:value-type="string">
            <text:p>04-2013</text:p>
          </table:table-cell>
          <table:table-cell office:value-type="float" office:value="6538341" calcext:value-type="float">
            <text:p>6538341</text:p>
          </table:table-cell>
          <table:table-cell office:value-type="float" office:value="-46542" calcext:value-type="float">
            <text:p>-46542</text:p>
          </table:table-cell>
          <table:table-cell office:value-type="float" office:value="77503" calcext:value-type="float">
            <text:p>77503</text:p>
          </table:table-cell>
          <table:table-cell office:value-type="float" office:value="7476" calcext:value-type="float">
            <text:p>7476</text:p>
          </table:table-cell>
          <table:table-cell office:value-type="float" office:value="742044" calcext:value-type="float">
            <text:p>742044</text:p>
          </table:table-cell>
          <table:table-cell/>
          <table:table-cell office:value-type="float" office:value="4102146" calcext:value-type="float">
            <text:p>4102146</text:p>
          </table:table-cell>
          <table:table-cell office:value-type="float" office:value="44224695" calcext:value-type="float">
            <text:p>44224695</text:p>
          </table:table-cell>
          <table:table-cell office:value-type="float" office:value="2480825" calcext:value-type="float">
            <text:p>2480825</text:p>
          </table:table-cell>
          <table:table-cell office:value-type="float" office:value="477016" calcext:value-type="float">
            <text:p>477016</text:p>
          </table:table-cell>
          <table:table-cell office:value-type="float" office:value="514542" calcext:value-type="float">
            <text:p>514542</text:p>
          </table:table-cell>
          <table:table-cell table:number-columns-repeated="3"/>
          <table:table-cell office:value-type="float" office:value="829673" calcext:value-type="float">
            <text:p>829673</text:p>
          </table:table-cell>
          <table:table-cell office:value-type="float" office:value="40715" calcext:value-type="float">
            <text:p>40715</text:p>
          </table:table-cell>
          <table:table-cell office:value-type="float" office:value="12074449" calcext:value-type="float">
            <text:p>12074449</text:p>
          </table:table-cell>
          <table:table-cell/>
          <table:table-cell table:style-name="ce1" office:value-type="float" office:value="2239209" calcext:value-type="float">
            <text:p>2239209</text:p>
          </table:table-cell>
          <table:table-cell office:value-type="float" office:value="81655302" calcext:value-type="float">
            <text:p>81655302</text:p>
          </table:table-cell>
          <table:table-cell table:style-name="ce1" office:value-type="float" office:value="971991" calcext:value-type="float">
            <text:p>971991</text:p>
          </table:table-cell>
          <table:table-cell office:value-type="float" office:value="359975" calcext:value-type="float">
            <text:p>359975</text:p>
          </table:table-cell>
          <table:table-cell office:value-type="float" office:value="-37208" calcext:value-type="float">
            <text:p>-37208</text:p>
          </table:table-cell>
          <table:table-cell office:value-type="float" office:value="75550" calcext:value-type="float">
            <text:p>75550</text:p>
          </table:table-cell>
          <table:table-cell office:value-type="float" office:value="6941273" calcext:value-type="float">
            <text:p>6941273</text:p>
          </table:table-cell>
          <table:table-cell office:value-type="float" office:value="1902026" calcext:value-type="float">
            <text:p>1902026</text:p>
          </table:table-cell>
          <table:table-cell office:value-type="float" office:value="1193095" calcext:value-type="float">
            <text:p>1193095</text:p>
          </table:table-cell>
          <table:table-cell office:value-type="float" office:value="1624994" calcext:value-type="float">
            <text:p>1624994</text:p>
          </table:table-cell>
          <table:table-cell office:value-type="float" office:value="70939802" calcext:value-type="float">
            <text:p>70939802</text:p>
          </table:table-cell>
          <table:table-cell office:value-type="float" office:value="69859729" calcext:value-type="float">
            <text:p>69859729</text:p>
          </table:table-cell>
          <table:table-cell office:value-type="float" office:value="506133" calcext:value-type="float">
            <text:p>506133</text:p>
          </table:table-cell>
          <table:table-cell office:value-type="float" office:value="5147862" calcext:value-type="float">
            <text:p>5147862</text:p>
          </table:table-cell>
          <table:table-cell office:value-type="float" office:value="279485" calcext:value-type="float">
            <text:p>279485</text:p>
          </table:table-cell>
          <table:table-cell office:value-type="float" office:value="21493" calcext:value-type="float">
            <text:p>21493</text:p>
          </table:table-cell>
          <table:table-cell office:value-type="float" office:value="673346" calcext:value-type="float">
            <text:p>673346</text:p>
          </table:table-cell>
          <table:table-cell office:value-type="float" office:value="847554" calcext:value-type="float">
            <text:p>847554</text:p>
          </table:table-cell>
          <table:table-cell office:value-type="float" office:value="56653" calcext:value-type="float">
            <text:p>56653</text:p>
          </table:table-cell>
          <table:table-cell office:value-type="float" office:value="3039830" calcext:value-type="float">
            <text:p>3039830</text:p>
          </table:table-cell>
          <table:table-cell office:value-type="float" office:value="1272408" calcext:value-type="float">
            <text:p>1272408</text:p>
          </table:table-cell>
          <table:table-cell office:value-type="float" office:value="1116" calcext:value-type="float">
            <text:p>1116</text:p>
          </table:table-cell>
          <table:table-cell office:value-type="float" office:value="183213" calcext:value-type="float">
            <text:p>183213</text:p>
          </table:table-cell>
          <table:table-cell office:value-type="float" office:value="108936" calcext:value-type="float">
            <text:p>108936</text:p>
          </table:table-cell>
          <table:table-cell/>
          <table:table-cell office:value-type="float" office:value="-123868" calcext:value-type="float">
            <text:p>-123868</text:p>
          </table:table-cell>
          <table:table-cell office:value-type="float" office:value="9467256" calcext:value-type="float">
            <text:p>9467256</text:p>
          </table:table-cell>
          <table:table-cell office:value-type="float" office:value="7711165" calcext:value-type="float">
            <text:p>7711165</text:p>
          </table:table-cell>
          <table:table-cell office:value-type="float" office:value="9034225" calcext:value-type="float">
            <text:p>9034225</text:p>
          </table:table-cell>
          <table:table-cell office:value-type="float" office:value="782870" calcext:value-type="float">
            <text:p>782870</text:p>
          </table:table-cell>
          <table:table-cell office:value-type="float" office:value="7681334" calcext:value-type="float">
            <text:p>7681334</text:p>
          </table:table-cell>
          <table:table-cell office:value-type="float" office:value="1066087" calcext:value-type="float">
            <text:p>1066087</text:p>
          </table:table-cell>
          <table:table-cell office:value-type="float" office:value="14696154" calcext:value-type="float">
            <text:p>14696154</text:p>
          </table:table-cell>
          <table:table-cell office:value-type="float" office:value="-2" calcext:value-type="float">
            <text:p>-2</text:p>
          </table:table-cell>
          <table:table-cell office:value-type="float" office:value="-106" calcext:value-type="float">
            <text:p>-106</text:p>
          </table:table-cell>
          <table:table-cell office:value-type="float" office:value="-108" calcext:value-type="float">
            <text:p>-108</text:p>
          </table:table-cell>
          <table:table-cell office:value-type="float" office:value="17785" calcext:value-type="float">
            <text:p>17785</text:p>
          </table:table-cell>
          <table:table-cell office:value-type="float" office:value="3485541" calcext:value-type="float">
            <text:p>3485541</text:p>
          </table:table-cell>
          <table:table-cell office:value-type="float" office:value="1381058" calcext:value-type="float">
            <text:p>1381058</text:p>
          </table:table-cell>
          <table:table-cell office:value-type="float" office:value="-4550" calcext:value-type="float">
            <text:p>-4550</text:p>
          </table:table-cell>
          <table:table-cell office:value-type="float" office:value="61577296" calcext:value-type="float">
            <text:p>61577296</text:p>
          </table:table-cell>
          <table:table-cell office:value-type="float" office:value="2137462" calcext:value-type="float">
            <text:p>2137462</text:p>
          </table:table-cell>
          <table:table-cell office:value-type="float" office:value="12601000" calcext:value-type="float">
            <text:p>12601000</text:p>
          </table:table-cell>
          <table:table-cell office:value-type="float" office:value="1220276" calcext:value-type="float">
            <text:p>1220276</text:p>
          </table:table-cell>
          <table:table-cell office:value-type="float" office:value="951724" calcext:value-type="float">
            <text:p>951724</text:p>
          </table:table-cell>
          <table:table-cell office:value-type="float" office:value="2015220" calcext:value-type="float">
            <text:p>2015220</text:p>
          </table:table-cell>
          <table:table-cell office:value-type="float" office:value="542764" calcext:value-type="float">
            <text:p>542764</text:p>
          </table:table-cell>
          <table:table-cell office:value-type="float" office:value="1566323" calcext:value-type="float">
            <text:p>1566323</text:p>
          </table:table-cell>
          <table:table-cell office:value-type="float" office:value="12638357" calcext:value-type="float">
            <text:p>12638357</text:p>
          </table:table-cell>
          <table:table-cell office:value-type="float" office:value="1385724" calcext:value-type="float">
            <text:p>1385724</text:p>
          </table:table-cell>
          <table:table-cell office:value-type="float" office:value="727073" calcext:value-type="float">
            <text:p>727073</text:p>
          </table:table-cell>
          <table:table-cell office:value-type="float" office:value="511341" calcext:value-type="float">
            <text:p>511341</text:p>
          </table:table-cell>
          <table:table-cell office:value-type="float" office:value="1218149" calcext:value-type="float">
            <text:p>1218149</text:p>
          </table:table-cell>
          <table:table-cell office:value-type="float" office:value="330066" calcext:value-type="float">
            <text:p>330066</text:p>
          </table:table-cell>
          <table:table-cell office:value-type="float" office:value="2656439" calcext:value-type="float">
            <text:p>2656439</text:p>
          </table:table-cell>
          <table:table-cell office:value-type="float" office:value="507808" calcext:value-type="float">
            <text:p>507808</text:p>
          </table:table-cell>
          <table:table-cell office:value-type="float" office:value="907258" calcext:value-type="float">
            <text:p>907258</text:p>
          </table:table-cell>
          <table:table-cell office:value-type="float" office:value="147887" calcext:value-type="float">
            <text:p>147887</text:p>
          </table:table-cell>
          <table:table-cell office:value-type="float" office:value="304196" calcext:value-type="float">
            <text:p>304196</text:p>
          </table:table-cell>
          <table:table-cell office:value-type="float" office:value="826225" calcext:value-type="float">
            <text:p>826225</text:p>
          </table:table-cell>
          <table:table-cell office:value-type="float" office:value="12928752" calcext:value-type="float">
            <text:p>12928752</text:p>
          </table:table-cell>
          <table:table-cell office:value-type="float" office:value="504236" calcext:value-type="float">
            <text:p>504236</text:p>
          </table:table-cell>
          <table:table-cell office:value-type="float" office:value="3566842" calcext:value-type="float">
            <text:p>3566842</text:p>
          </table:table-cell>
          <table:table-cell office:value-type="float" office:value="5337359" calcext:value-type="float">
            <text:p>5337359</text:p>
          </table:table-cell>
          <table:table-cell office:value-type="float" office:value="8069059" calcext:value-type="float">
            <text:p>8069059</text:p>
          </table:table-cell>
          <table:table-cell office:value-type="float" office:value="1671583" calcext:value-type="float">
            <text:p>1671583</text:p>
          </table:table-cell>
          <table:table-cell office:value-type="float" office:value="272420" calcext:value-type="float">
            <text:p>272420</text:p>
          </table:table-cell>
          <table:table-cell office:value-type="float" office:value="4912447" calcext:value-type="float">
            <text:p>4912447</text:p>
          </table:table-cell>
          <table:table-cell table:style-name="ce1" office:value-type="float" office:value="73588" calcext:value-type="float">
            <text:p>73588</text:p>
          </table:table-cell>
          <table:table-cell office:value-type="float" office:value="3319825" calcext:value-type="float">
            <text:p>3319825</text:p>
          </table:table-cell>
          <table:table-cell office:value-type="float" office:value="-54714" calcext:value-type="float">
            <text:p>-54714</text:p>
          </table:table-cell>
          <table:table-cell table:style-name="ce1" office:value-type="float" office:value="3675" calcext:value-type="float">
            <text:p>3675</text:p>
          </table:table-cell>
          <table:table-cell office:value-type="float" office:value="-2104789" calcext:value-type="float">
            <text:p>-2104789</text:p>
          </table:table-cell>
          <table:table-cell office:value-type="float" office:value="12930801" calcext:value-type="float">
            <text:p>12930801</text:p>
          </table:table-cell>
          <table:table-cell/>
          <table:table-cell office:value-type="float" office:value="131549" calcext:value-type="float">
            <text:p>131549</text:p>
          </table:table-cell>
          <table:table-cell office:value-type="float" office:value="108429" calcext:value-type="float">
            <text:p>108429</text:p>
          </table:table-cell>
          <table:table-cell office:value-type="float" office:value="1275027" calcext:value-type="float">
            <text:p>1275027</text:p>
          </table:table-cell>
          <table:table-cell office:value-type="float" office:value="10038" calcext:value-type="float">
            <text:p>10038</text:p>
          </table:table-cell>
          <table:table-cell office:value-type="float" office:value="1217885" calcext:value-type="float">
            <text:p>1217885</text:p>
          </table:table-cell>
          <table:table-cell table:style-name="ce1" office:value-type="float" office:value="7544" calcext:value-type="float">
            <text:p>7544</text:p>
          </table:table-cell>
          <table:table-cell office:value-type="float" office:value="1419096" calcext:value-type="float">
            <text:p>1419096</text:p>
          </table:table-cell>
          <table:table-cell office:value-type="float" office:value="8798718" calcext:value-type="float">
            <text:p>8798718</text:p>
          </table:table-cell>
          <table:table-cell office:value-type="float" office:value="391464" calcext:value-type="float">
            <text:p>391464</text:p>
          </table:table-cell>
          <table:table-cell office:value-type="float" office:value="153543" calcext:value-type="float">
            <text:p>153543</text:p>
          </table:table-cell>
          <table:table-cell table:style-name="ce1" office:value-type="float" office:value="316281" calcext:value-type="float">
            <text:p>316281</text:p>
          </table:table-cell>
          <table:table-cell office:value-type="float" office:value="6194048" calcext:value-type="float">
            <text:p>6194048</text:p>
          </table:table-cell>
          <table:table-cell office:value-type="float" office:value="2708810" calcext:value-type="float">
            <text:p>2708810</text:p>
          </table:table-cell>
          <table:table-cell office:value-type="float" office:value="276897" calcext:value-type="float">
            <text:p>276897</text:p>
          </table:table-cell>
          <table:table-cell office:value-type="float" office:value="1601431" calcext:value-type="float">
            <text:p>1601431</text:p>
          </table:table-cell>
          <table:table-cell office:value-type="float" office:value="440290" calcext:value-type="float">
            <text:p>440290</text:p>
          </table:table-cell>
          <table:table-cell office:value-type="float" office:value="3722" calcext:value-type="float">
            <text:p>3722</text:p>
          </table:table-cell>
          <table:table-cell office:value-type="float" office:value="4365005" calcext:value-type="float">
            <text:p>4365005</text:p>
          </table:table-cell>
          <table:table-cell table:style-name="ce1" office:value-type="float" office:value="1108" calcext:value-type="float">
            <text:p>1108</text:p>
          </table:table-cell>
          <table:table-cell office:value-type="float" office:value="2098029" calcext:value-type="float">
            <text:p>2098029</text:p>
          </table:table-cell>
          <table:table-cell office:value-type="float" office:value="6253173" calcext:value-type="float">
            <text:p>6253173</text:p>
          </table:table-cell>
          <table:table-cell/>
          <table:table-cell office:value-type="float" office:value="504080" calcext:value-type="float">
            <text:p>504080</text:p>
          </table:table-cell>
          <table:table-cell office:value-type="float" office:value="2052755" calcext:value-type="float">
            <text:p>2052755</text:p>
          </table:table-cell>
          <table:table-cell office:value-type="float" office:value="141904" calcext:value-type="float">
            <text:p>141904</text:p>
          </table:table-cell>
          <table:table-cell office:value-type="float" office:value="2829462" calcext:value-type="float">
            <text:p>2829462</text:p>
          </table:table-cell>
          <table:table-cell office:value-type="float" office:value="752671" calcext:value-type="float">
            <text:p>752671</text:p>
          </table:table-cell>
          <table:table-cell office:value-type="float" office:value="8509009" calcext:value-type="float">
            <text:p>8509009</text:p>
          </table:table-cell>
          <table:table-cell table:style-name="ce1" office:value-type="float" office:value="394859" calcext:value-type="float">
            <text:p>394859</text:p>
          </table:table-cell>
          <table:table-cell office:value-type="float" office:value="243242" calcext:value-type="float">
            <text:p>243242</text:p>
          </table:table-cell>
          <table:table-cell office:value-type="float" office:value="816945" calcext:value-type="float">
            <text:p>816945</text:p>
          </table:table-cell>
          <table:table-cell office:value-type="float" office:value="1826516" calcext:value-type="float">
            <text:p>1826516</text:p>
          </table:table-cell>
          <table:table-cell office:value-type="float" office:value="2573873" calcext:value-type="float">
            <text:p>2573873</text:p>
          </table:table-cell>
          <table:table-cell office:value-type="float" office:value="5654949" calcext:value-type="float">
            <text:p>5654949</text:p>
          </table:table-cell>
          <table:table-cell office:value-type="float" office:value="2847647" calcext:value-type="float">
            <text:p>2847647</text:p>
          </table:table-cell>
          <table:table-cell office:value-type="float" office:value="394077" calcext:value-type="float">
            <text:p>394077</text:p>
          </table:table-cell>
          <table:table-cell office:value-type="float" office:value="506129" calcext:value-type="float">
            <text:p>506129</text:p>
          </table:table-cell>
          <table:table-cell office:value-type="float" office:value="2315876" calcext:value-type="float">
            <text:p>2315876</text:p>
          </table:table-cell>
          <table:table-cell office:value-type="float" office:value="16959" calcext:value-type="float">
            <text:p>16959</text:p>
          </table:table-cell>
          <table:table-cell office:value-type="float" office:value="2110466" calcext:value-type="float">
            <text:p>2110466</text:p>
          </table:table-cell>
          <table:table-cell office:value-type="float" office:value="1529173" calcext:value-type="float">
            <text:p>1529173</text:p>
          </table:table-cell>
          <table:table-cell office:value-type="float" office:value="437243" calcext:value-type="float">
            <text:p>437243</text:p>
          </table:table-cell>
          <table:table-cell office:value-type="float" office:value="743185" calcext:value-type="float">
            <text:p>743185</text:p>
          </table:table-cell>
          <table:table-cell office:value-type="float" office:value="1689033" calcext:value-type="float">
            <text:p>1689033</text:p>
          </table:table-cell>
          <table:table-cell/>
          <table:table-cell office:value-type="float" office:value="145993" calcext:value-type="float">
            <text:p>145993</text:p>
          </table:table-cell>
          <table:table-cell office:value-type="float" office:value="395848" calcext:value-type="float">
            <text:p>395848</text:p>
          </table:table-cell>
          <table:table-cell office:value-type="float" office:value="3214483" calcext:value-type="float">
            <text:p>3214483</text:p>
          </table:table-cell>
          <table:table-cell office:value-type="float" office:value="1912" calcext:value-type="float">
            <text:p>1912</text:p>
          </table:table-cell>
          <table:table-cell office:value-type="float" office:value="1522796" calcext:value-type="float">
            <text:p>1522796</text:p>
          </table:table-cell>
          <table:table-cell office:value-type="float" office:value="32020757" calcext:value-type="float">
            <text:p>32020757</text:p>
          </table:table-cell>
          <table:table-cell office:value-type="float" office:value="1218500" calcext:value-type="float">
            <text:p>1218500</text:p>
          </table:table-cell>
          <table:table-cell office:value-type="float" office:value="52757" calcext:value-type="float">
            <text:p>52757</text:p>
          </table:table-cell>
          <table:table-cell office:value-type="float" office:value="356151849" calcext:value-type="float">
            <text:p>356151849</text:p>
          </table:table-cell>
          <table:table-cell office:value-type="float" office:value="2067960" calcext:value-type="float">
            <text:p>2067960</text:p>
          </table:table-cell>
          <table:table-cell office:value-type="float" office:value="2829123" calcext:value-type="float">
            <text:p>2829123</text:p>
          </table:table-cell>
          <table:table-cell table:style-name="ce1" office:value-type="float" office:value="-92969991" calcext:value-type="float">
            <text:p>-92969991</text:p>
          </table:table-cell>
          <table:table-cell/>
          <table:table-cell office:value-type="float" office:value="1713374" calcext:value-type="float">
            <text:p>1713374</text:p>
          </table:table-cell>
          <table:table-cell office:value-type="float" office:value="-414127" calcext:value-type="float">
            <text:p>-414127</text:p>
          </table:table-cell>
          <table:table-cell table:style-name="ce1" office:value-type="float" office:value="513669" calcext:value-type="float">
            <text:p>513669</text:p>
          </table:table-cell>
          <table:table-cell office:value-type="float" office:value="-54693" calcext:value-type="float">
            <text:p>-54693</text:p>
          </table:table-cell>
          <table:table-cell office:value-type="float" office:value="7078577" calcext:value-type="float">
            <text:p>7078577</text:p>
          </table:table-cell>
          <table:table-cell office:value-type="float" office:value="148808" calcext:value-type="float">
            <text:p>148808</text:p>
          </table:table-cell>
          <table:table-cell office:value-type="float" office:value="-615579" calcext:value-type="float">
            <text:p>-615579</text:p>
          </table:table-cell>
          <table:table-cell/>
          <table:table-cell office:value-type="float" office:value="2317533" calcext:value-type="float">
            <text:p>2317533</text:p>
          </table:table-cell>
          <table:table-cell/>
          <table:table-cell office:value-type="float" office:value="649923" calcext:value-type="float">
            <text:p>649923</text:p>
          </table:table-cell>
          <table:table-cell office:value-type="float" office:value="-358240" calcext:value-type="float">
            <text:p>-358240</text:p>
          </table:table-cell>
          <table:table-cell table:number-columns-repeated="3"/>
          <table:table-cell office:value-type="float" office:value="157688" calcext:value-type="float">
            <text:p>157688</text:p>
          </table:table-cell>
          <table:table-cell office:value-type="float" office:value="157239" calcext:value-type="float">
            <text:p>157239</text:p>
          </table:table-cell>
          <table:table-cell office:value-type="float" office:value="4067153" calcext:value-type="float">
            <text:p>4067153</text:p>
          </table:table-cell>
          <table:table-cell office:value-type="float" office:value="1445160" calcext:value-type="float">
            <text:p>1445160</text:p>
          </table:table-cell>
          <table:table-cell office:value-type="float" office:value="488241" calcext:value-type="float">
            <text:p>488241</text:p>
          </table:table-cell>
          <table:table-cell/>
          <table:table-cell office:value-type="float" office:value="84192000" calcext:value-type="float">
            <text:p>84192000</text:p>
          </table:table-cell>
          <table:table-cell office:value-type="float" office:value="35974000" calcext:value-type="float">
            <text:p>35974000</text:p>
          </table:table-cell>
          <table:table-cell table:style-name="Default" office:value-type="float" office:value="23307609" calcext:value-type="float">
            <text:p>23307609</text:p>
          </table:table-cell>
          <table:table-cell/>
          <table:table-cell office:value-type="float" office:value="2216788" calcext:value-type="float">
            <text:p>2216788</text:p>
          </table:table-cell>
          <table:table-cell office:value-type="float" office:value="999109" calcext:value-type="float">
            <text:p>999109</text:p>
          </table:table-cell>
          <table:table-cell office:value-type="float" office:value="478367" calcext:value-type="float">
            <text:p>478367</text:p>
          </table:table-cell>
          <table:table-cell office:value-type="float" office:value="1014659" calcext:value-type="float">
            <text:p>1014659</text:p>
          </table:table-cell>
          <table:table-cell office:value-type="float" office:value="-1348" calcext:value-type="float">
            <text:p>-1348</text:p>
          </table:table-cell>
          <table:table-cell office:value-type="float" office:value="364082" calcext:value-type="float">
            <text:p>364082</text:p>
          </table:table-cell>
          <table:table-cell office:value-type="float" office:value="5392667" calcext:value-type="float">
            <text:p>5392667</text:p>
          </table:table-cell>
          <table:table-cell office:value-type="float" office:value="3477139" calcext:value-type="float">
            <text:p>3477139</text:p>
          </table:table-cell>
          <table:table-cell office:value-type="float" office:value="586370" calcext:value-type="float">
            <text:p>586370</text:p>
          </table:table-cell>
          <table:table-cell/>
          <table:table-cell office:value-type="float" office:value="28056161" calcext:value-type="float">
            <text:p>28056161</text:p>
          </table:table-cell>
          <table:table-cell office:value-type="float" office:value="1341208" calcext:value-type="float">
            <text:p>1341208</text:p>
          </table:table-cell>
          <table:table-cell/>
          <table:table-cell table:style-name="ce1" office:value-type="float" office:value="739985" calcext:value-type="float">
            <text:p>739985</text:p>
          </table:table-cell>
          <table:table-cell office:value-type="float" office:value="556317" calcext:value-type="float">
            <text:p>556317</text:p>
          </table:table-cell>
          <table:table-cell office:value-type="float" office:value="1488484" calcext:value-type="float">
            <text:p>1488484</text:p>
          </table:table-cell>
          <table:table-cell office:value-type="float" office:value="1107738" calcext:value-type="float">
            <text:p>1107738</text:p>
          </table:table-cell>
          <table:table-cell office:value-type="float" office:value="1493253" calcext:value-type="float">
            <text:p>1493253</text:p>
          </table:table-cell>
          <table:table-cell office:value-type="float" office:value="728761" calcext:value-type="float">
            <text:p>728761</text:p>
          </table:table-cell>
          <table:table-cell office:value-type="float" office:value="-563491" calcext:value-type="float">
            <text:p>-563491</text:p>
          </table:table-cell>
          <table:table-cell office:value-type="float" office:value="2820095" calcext:value-type="float">
            <text:p>2820095</text:p>
          </table:table-cell>
          <table:table-cell table:style-name="ce1" office:value-type="float" office:value="22879" calcext:value-type="float">
            <text:p>22879</text:p>
          </table:table-cell>
          <table:table-cell office:value-type="float" office:value="694611" calcext:value-type="float">
            <text:p>694611</text:p>
          </table:table-cell>
          <table:table-cell office:value-type="float" office:value="1374259" calcext:value-type="float">
            <text:p>1374259</text:p>
          </table:table-cell>
          <table:table-cell office:value-type="float" office:value="-110059" calcext:value-type="float">
            <text:p>-110059</text:p>
          </table:table-cell>
          <table:table-cell office:value-type="float" office:value="-259649" calcext:value-type="float">
            <text:p>-259649</text:p>
          </table:table-cell>
          <table:table-cell office:value-type="float" office:value="1533991" calcext:value-type="float">
            <text:p>1533991</text:p>
          </table:table-cell>
          <table:table-cell office:value-type="float" office:value="3119022" calcext:value-type="float">
            <text:p>3119022</text:p>
          </table:table-cell>
          <table:table-cell office:value-type="float" office:value="3485572" calcext:value-type="float">
            <text:p>3485572</text:p>
          </table:table-cell>
          <table:table-cell office:value-type="float" office:value="162452" calcext:value-type="float">
            <text:p>162452</text:p>
          </table:table-cell>
          <table:table-cell office:value-type="float" office:value="268454" calcext:value-type="float">
            <text:p>268454</text:p>
          </table:table-cell>
          <table:table-cell office:value-type="float" office:value="22710" calcext:value-type="float">
            <text:p>22710</text:p>
          </table:table-cell>
          <table:table-cell office:value-type="float" office:value="30169539" calcext:value-type="float">
            <text:p>30169539</text:p>
          </table:table-cell>
          <table:table-cell/>
          <table:table-cell office:value-type="float" office:value="183038398" calcext:value-type="float">
            <text:p>183038398</text:p>
          </table:table-cell>
          <table:table-cell/>
          <table:table-cell office:value-type="float" office:value="80294" calcext:value-type="float">
            <text:p>80294</text:p>
          </table:table-cell>
          <table:table-cell office:value-type="float" office:value="443628" calcext:value-type="float">
            <text:p>443628</text:p>
          </table:table-cell>
          <table:table-cell office:value-type="float" office:value="-249173" calcext:value-type="float">
            <text:p>-249173</text:p>
          </table:table-cell>
          <table:table-cell office:value-type="float" office:value="1397950" calcext:value-type="float">
            <text:p>1397950</text:p>
          </table:table-cell>
          <table:table-cell office:value-type="float" office:value="1177876" calcext:value-type="float">
            <text:p>1177876</text:p>
          </table:table-cell>
          <table:table-cell office:value-type="float" office:value="614145" calcext:value-type="float">
            <text:p>614145</text:p>
          </table:table-cell>
          <table:table-cell/>
          <table:table-cell office:value-type="float" office:value="2668882" calcext:value-type="float">
            <text:p>2668882</text:p>
          </table:table-cell>
          <table:table-cell office:value-type="float" office:value="4365400" calcext:value-type="float">
            <text:p>4365400</text:p>
          </table:table-cell>
          <table:table-cell office:value-type="float" office:value="3819338" calcext:value-type="float">
            <text:p>3819338</text:p>
          </table:table-cell>
          <table:table-cell office:value-type="float" office:value="37402" calcext:value-type="float">
            <text:p>37402</text:p>
          </table:table-cell>
          <table:table-cell/>
          <table:table-cell office:value-type="float" office:value="-75790" calcext:value-type="float">
            <text:p>-75790</text:p>
          </table:table-cell>
          <table:table-cell office:value-type="float" office:value="51511" calcext:value-type="float">
            <text:p>51511</text:p>
          </table:table-cell>
          <table:table-cell office:value-type="float" office:value="30856" calcext:value-type="float">
            <text:p>30856</text:p>
          </table:table-cell>
          <table:table-cell office:value-type="float" office:value="697802" calcext:value-type="float">
            <text:p>697802</text:p>
          </table:table-cell>
          <table:table-cell/>
          <table:table-cell office:value-type="float" office:value="11524138" calcext:value-type="float">
            <text:p>11524138</text:p>
          </table:table-cell>
          <table:table-cell office:value-type="float" office:value="403344" calcext:value-type="float">
            <text:p>403344</text:p>
          </table:table-cell>
          <table:table-cell office:value-type="float" office:value="14" calcext:value-type="float">
            <text:p>14</text:p>
          </table:table-cell>
          <table:table-cell office:value-type="float" office:value="2203555" calcext:value-type="float">
            <text:p>2203555</text:p>
          </table:table-cell>
          <table:table-cell/>
          <table:table-cell office:value-type="float" office:value="148808" calcext:value-type="float">
            <text:p>148808</text:p>
          </table:table-cell>
          <table:table-cell office:value-type="float" office:value="281428" calcext:value-type="float">
            <text:p>281428</text:p>
          </table:table-cell>
          <table:table-cell office:value-type="float" office:value="191857" calcext:value-type="float">
            <text:p>191857</text:p>
          </table:table-cell>
          <table:table-cell office:value-type="float" office:value="5330053" calcext:value-type="float">
            <text:p>5330053</text:p>
          </table:table-cell>
          <table:table-cell office:value-type="float" office:value="1454598" calcext:value-type="float">
            <text:p>1454598</text:p>
          </table:table-cell>
          <table:table-cell/>
          <table:table-cell office:value-type="float" office:value="349334000" calcext:value-type="float">
            <text:p>349334000</text:p>
          </table:table-cell>
          <table:table-cell table:style-name="ce1" office:value-type="float" office:value="124644221" calcext:value-type="float">
            <text:p>124644221</text:p>
          </table:table-cell>
          <table:table-cell office:value-type="float" office:value="319889" calcext:value-type="float">
            <text:p>319889</text:p>
          </table:table-cell>
          <table:table-cell office:value-type="float" office:value="10460" calcext:value-type="float">
            <text:p>10460</text:p>
          </table:table-cell>
          <table:table-cell office:value-type="float" office:value="38771" calcext:value-type="float">
            <text:p>38771</text:p>
          </table:table-cell>
          <table:table-cell office:value-type="float" office:value="5893508" calcext:value-type="float">
            <text:p>5893508</text:p>
          </table:table-cell>
          <table:table-cell/>
          <table:table-cell office:value-type="float" office:value="645728" calcext:value-type="float">
            <text:p>645728</text:p>
          </table:table-cell>
          <table:table-cell table:number-columns-repeated="2"/>
          <table:table-cell office:value-type="float" office:value="571564" calcext:value-type="float">
            <text:p>571564</text:p>
          </table:table-cell>
          <table:table-cell office:value-type="float" office:value="14570" calcext:value-type="float">
            <text:p>14570</text:p>
          </table:table-cell>
          <table:table-cell office:value-type="float" office:value="2019799" calcext:value-type="float">
            <text:p>2019799</text:p>
          </table:table-cell>
          <table:table-cell table:style-name="ce1" office:value-type="float" office:value="3113969" calcext:value-type="float">
            <text:p>3113969</text:p>
          </table:table-cell>
          <table:table-cell table:style-name="ce1" office:value-type="float" office:value="2326983" calcext:value-type="float">
            <text:p>2326983</text:p>
          </table:table-cell>
          <table:table-cell office:value-type="float" office:value="1642808" calcext:value-type="float">
            <text:p>1642808</text:p>
          </table:table-cell>
          <table:table-cell office:value-type="float" office:value="19878" calcext:value-type="float">
            <text:p>19878</text:p>
          </table:table-cell>
          <table:table-cell office:value-type="float" office:value="-43113" calcext:value-type="float">
            <text:p>-43113</text:p>
          </table:table-cell>
          <table:table-cell office:value-type="float" office:value="-654619" calcext:value-type="float">
            <text:p>-654619</text:p>
          </table:table-cell>
          <table:table-cell office:value-type="float" office:value="-921777" calcext:value-type="float">
            <text:p>-921777</text:p>
          </table:table-cell>
          <table:table-cell office:value-type="float" office:value="1000600" calcext:value-type="float">
            <text:p>1000600</text:p>
          </table:table-cell>
          <table:table-cell office:value-type="float" office:value="156121" calcext:value-type="float">
            <text:p>156121</text:p>
          </table:table-cell>
          <table:table-cell/>
          <table:table-cell office:value-type="float" office:value="959377" calcext:value-type="float">
            <text:p>959377</text:p>
          </table:table-cell>
          <table:table-cell office:value-type="float" office:value="2464770" calcext:value-type="float">
            <text:p>2464770</text:p>
          </table:table-cell>
          <table:table-cell office:value-type="float" office:value="1791723" calcext:value-type="float">
            <text:p>1791723</text:p>
          </table:table-cell>
          <table:table-cell office:value-type="float" office:value="4598275" calcext:value-type="float">
            <text:p>4598275</text:p>
          </table:table-cell>
          <table:table-cell office:value-type="float" office:value="-348414" calcext:value-type="float">
            <text:p>-348414</text:p>
          </table:table-cell>
          <table:table-cell office:value-type="float" office:value="1447969" calcext:value-type="float">
            <text:p>1447969</text:p>
          </table:table-cell>
          <table:table-cell office:value-type="float" office:value="1081140" calcext:value-type="float">
            <text:p>1081140</text:p>
          </table:table-cell>
          <table:table-cell/>
          <table:table-cell office:value-type="float" office:value="1834451" calcext:value-type="float">
            <text:p>1834451</text:p>
          </table:table-cell>
          <table:table-cell office:value-type="float" office:value="83314" calcext:value-type="float">
            <text:p>83314</text:p>
          </table:table-cell>
          <table:table-cell office:value-type="float" office:value="515741" calcext:value-type="float">
            <text:p>515741</text:p>
          </table:table-cell>
          <table:table-cell office:value-type="float" office:value="358721" calcext:value-type="float">
            <text:p>358721</text:p>
          </table:table-cell>
          <table:table-cell office:value-type="float" office:value="451366" calcext:value-type="float">
            <text:p>451366</text:p>
          </table:table-cell>
          <table:table-cell office:value-type="float" office:value="266377" calcext:value-type="float">
            <text:p>266377</text:p>
          </table:table-cell>
          <table:table-cell office:value-type="float" office:value="2137012" calcext:value-type="float">
            <text:p>2137012</text:p>
          </table:table-cell>
          <table:table-cell table:number-columns-repeated="2"/>
          <table:table-cell office:value-type="float" office:value="94781" calcext:value-type="float">
            <text:p>94781</text:p>
          </table:table-cell>
          <table:table-cell office:value-type="float" office:value="103323" calcext:value-type="float">
            <text:p>103323</text:p>
          </table:table-cell>
          <table:table-cell/>
          <table:table-cell office:value-type="float" office:value="643020" calcext:value-type="float">
            <text:p>643020</text:p>
          </table:table-cell>
          <table:table-cell office:value-type="float" office:value="11685" calcext:value-type="float">
            <text:p>11685</text:p>
          </table:table-cell>
          <table:table-cell office:value-type="float" office:value="13036" calcext:value-type="float">
            <text:p>13036</text:p>
          </table:table-cell>
          <table:table-cell office:value-type="float" office:value="3574553" calcext:value-type="float">
            <text:p>3574553</text:p>
          </table:table-cell>
          <table:table-cell office:value-type="float" office:value="10537406" calcext:value-type="float">
            <text:p>10537406</text:p>
          </table:table-cell>
          <table:table-cell office:value-type="float" office:value="10687239" calcext:value-type="float">
            <text:p>10687239</text:p>
          </table:table-cell>
          <table:table-cell office:value-type="float" office:value="332766" calcext:value-type="float">
            <text:p>332766</text:p>
          </table:table-cell>
          <table:table-cell office:value-type="float" office:value="145993" calcext:value-type="float">
            <text:p>145993</text:p>
          </table:table-cell>
          <table:table-cell office:value-type="float" office:value="446009" calcext:value-type="float">
            <text:p>446009</text:p>
          </table:table-cell>
          <table:table-cell office:value-type="float" office:value="1579047" calcext:value-type="float">
            <text:p>1579047</text:p>
          </table:table-cell>
          <table:table-cell office:value-type="float" office:value="88441" calcext:value-type="float">
            <text:p>88441</text:p>
          </table:table-cell>
          <table:table-cell office:value-type="float" office:value="401598" calcext:value-type="float">
            <text:p>401598</text:p>
          </table:table-cell>
          <table:table-cell office:value-type="float" office:value="-912632" calcext:value-type="float">
            <text:p>-912632</text:p>
          </table:table-cell>
          <table:table-cell office:value-type="float" office:value="222148" calcext:value-type="float">
            <text:p>222148</text:p>
          </table:table-cell>
          <table:table-cell office:value-type="float" office:value="116583" calcext:value-type="float">
            <text:p>116583</text:p>
          </table:table-cell>
          <table:table-cell office:value-type="float" office:value="42894442" calcext:value-type="float">
            <text:p>42894442</text:p>
          </table:table-cell>
          <table:table-cell office:value-type="float" office:value="125539" calcext:value-type="float">
            <text:p>125539</text:p>
          </table:table-cell>
          <table:table-cell office:value-type="float" office:value="1272374" calcext:value-type="float">
            <text:p>1272374</text:p>
          </table:table-cell>
          <table:table-cell office:value-type="float" office:value="-198001" calcext:value-type="float">
            <text:p>-198001</text:p>
          </table:table-cell>
          <table:table-cell office:value-type="float" office:value="1069838" calcext:value-type="float">
            <text:p>1069838</text:p>
          </table:table-cell>
          <table:table-cell office:value-type="float" office:value="2139588" calcext:value-type="float">
            <text:p>2139588</text:p>
          </table:table-cell>
          <table:table-cell office:value-type="float" office:value="4305064" calcext:value-type="float">
            <text:p>4305064</text:p>
          </table:table-cell>
          <table:table-cell office:value-type="float" office:value="84465" calcext:value-type="float">
            <text:p>84465</text:p>
          </table:table-cell>
          <table:table-cell office:value-type="float" office:value="598914" calcext:value-type="float">
            <text:p>598914</text:p>
          </table:table-cell>
          <table:table-cell office:value-type="float" office:value="421449" calcext:value-type="float">
            <text:p>421449</text:p>
          </table:table-cell>
          <table:table-cell office:value-type="float" office:value="1901901" calcext:value-type="float">
            <text:p>1901901</text:p>
          </table:table-cell>
          <table:table-cell office:value-type="float" office:value="6546886" calcext:value-type="float">
            <text:p>6546886</text:p>
          </table:table-cell>
          <table:table-cell office:value-type="float" office:value="205303" calcext:value-type="float">
            <text:p>205303</text:p>
          </table:table-cell>
          <table:table-cell/>
          <table:table-cell office:value-type="float" office:value="72499" calcext:value-type="float">
            <text:p>72499</text:p>
          </table:table-cell>
          <table:table-cell office:value-type="float" office:value="18833945" calcext:value-type="float">
            <text:p>18833945</text:p>
          </table:table-cell>
          <table:table-cell office:value-type="float" office:value="152122066" calcext:value-type="float">
            <text:p>152122066</text:p>
          </table:table-cell>
          <table:table-cell office:value-type="float" office:value="543470" calcext:value-type="float">
            <text:p>543470</text:p>
          </table:table-cell>
          <table:table-cell office:value-type="float" office:value="3950803" calcext:value-type="float">
            <text:p>3950803</text:p>
          </table:table-cell>
          <table:table-cell office:value-type="float" office:value="315012" calcext:value-type="float">
            <text:p>315012</text:p>
          </table:table-cell>
          <table:table-cell office:value-type="float" office:value="133474" calcext:value-type="float">
            <text:p>133474</text:p>
          </table:table-cell>
          <table:table-cell office:value-type="float" office:value="4642267" calcext:value-type="float">
            <text:p>4642267</text:p>
          </table:table-cell>
          <table:table-cell office:value-type="float" office:value="-9450" calcext:value-type="float">
            <text:p>-9450</text:p>
          </table:table-cell>
          <table:table-cell office:value-type="float" office:value="2464736" calcext:value-type="float">
            <text:p>2464736</text:p>
          </table:table-cell>
          <table:table-cell/>
          <table:table-cell office:value-type="float" office:value="479843" calcext:value-type="float">
            <text:p>479843</text:p>
          </table:table-cell>
          <table:table-cell table:style-name="ce1" office:value-type="float" office:value="82341" calcext:value-type="float">
            <text:p>82341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6538341" calcext:value-type="float">
            <text:p>6538341</text:p>
          </table:table-cell>
          <table:table-cell office:value-type="float" office:value="-46542" calcext:value-type="float">
            <text:p>-46542</text:p>
          </table:table-cell>
          <table:table-cell office:value-type="float" office:value="77503" calcext:value-type="float">
            <text:p>77503</text:p>
          </table:table-cell>
          <table:table-cell office:value-type="float" office:value="7476" calcext:value-type="float">
            <text:p>7476</text:p>
          </table:table-cell>
          <table:table-cell office:value-type="float" office:value="742044" calcext:value-type="float">
            <text:p>742044</text:p>
          </table:table-cell>
          <table:table-cell/>
          <table:table-cell office:value-type="float" office:value="4102146" calcext:value-type="float">
            <text:p>4102146</text:p>
          </table:table-cell>
          <table:table-cell office:value-type="float" office:value="44224695" calcext:value-type="float">
            <text:p>44224695</text:p>
          </table:table-cell>
          <table:table-cell office:value-type="float" office:value="2480825" calcext:value-type="float">
            <text:p>2480825</text:p>
          </table:table-cell>
          <table:table-cell office:value-type="float" office:value="477016" calcext:value-type="float">
            <text:p>477016</text:p>
          </table:table-cell>
          <table:table-cell office:value-type="float" office:value="514542" calcext:value-type="float">
            <text:p>514542</text:p>
          </table:table-cell>
          <table:table-cell table:number-columns-repeated="3"/>
          <table:table-cell office:value-type="float" office:value="829673" calcext:value-type="float">
            <text:p>829673</text:p>
          </table:table-cell>
          <table:table-cell office:value-type="float" office:value="40715" calcext:value-type="float">
            <text:p>40715</text:p>
          </table:table-cell>
          <table:table-cell office:value-type="float" office:value="12074449" calcext:value-type="float">
            <text:p>12074449</text:p>
          </table:table-cell>
          <table:table-cell/>
          <table:table-cell table:style-name="ce1" office:value-type="float" office:value="2239209" calcext:value-type="float">
            <text:p>2239209</text:p>
          </table:table-cell>
          <table:table-cell office:value-type="float" office:value="81655302" calcext:value-type="float">
            <text:p>81655302</text:p>
          </table:table-cell>
          <table:table-cell table:style-name="ce1" office:value-type="float" office:value="971991" calcext:value-type="float">
            <text:p>971991</text:p>
          </table:table-cell>
          <table:table-cell office:value-type="float" office:value="359975" calcext:value-type="float">
            <text:p>359975</text:p>
          </table:table-cell>
          <table:table-cell office:value-type="float" office:value="-37208" calcext:value-type="float">
            <text:p>-37208</text:p>
          </table:table-cell>
          <table:table-cell office:value-type="float" office:value="75550" calcext:value-type="float">
            <text:p>75550</text:p>
          </table:table-cell>
          <table:table-cell office:value-type="float" office:value="6941273" calcext:value-type="float">
            <text:p>6941273</text:p>
          </table:table-cell>
          <table:table-cell office:value-type="float" office:value="1902026" calcext:value-type="float">
            <text:p>1902026</text:p>
          </table:table-cell>
          <table:table-cell office:value-type="float" office:value="1193095" calcext:value-type="float">
            <text:p>1193095</text:p>
          </table:table-cell>
          <table:table-cell office:value-type="float" office:value="1624994" calcext:value-type="float">
            <text:p>1624994</text:p>
          </table:table-cell>
          <table:table-cell office:value-type="float" office:value="70939802" calcext:value-type="float">
            <text:p>70939802</text:p>
          </table:table-cell>
          <table:table-cell office:value-type="float" office:value="69859729" calcext:value-type="float">
            <text:p>69859729</text:p>
          </table:table-cell>
          <table:table-cell office:value-type="float" office:value="506133" calcext:value-type="float">
            <text:p>506133</text:p>
          </table:table-cell>
          <table:table-cell office:value-type="float" office:value="5147862" calcext:value-type="float">
            <text:p>5147862</text:p>
          </table:table-cell>
          <table:table-cell office:value-type="float" office:value="279485" calcext:value-type="float">
            <text:p>279485</text:p>
          </table:table-cell>
          <table:table-cell office:value-type="float" office:value="21493" calcext:value-type="float">
            <text:p>21493</text:p>
          </table:table-cell>
          <table:table-cell office:value-type="float" office:value="673346" calcext:value-type="float">
            <text:p>673346</text:p>
          </table:table-cell>
          <table:table-cell office:value-type="float" office:value="847554" calcext:value-type="float">
            <text:p>847554</text:p>
          </table:table-cell>
          <table:table-cell office:value-type="float" office:value="56653" calcext:value-type="float">
            <text:p>56653</text:p>
          </table:table-cell>
          <table:table-cell office:value-type="float" office:value="3039830" calcext:value-type="float">
            <text:p>3039830</text:p>
          </table:table-cell>
          <table:table-cell office:value-type="float" office:value="1272408" calcext:value-type="float">
            <text:p>1272408</text:p>
          </table:table-cell>
          <table:table-cell office:value-type="float" office:value="1116" calcext:value-type="float">
            <text:p>1116</text:p>
          </table:table-cell>
          <table:table-cell office:value-type="float" office:value="183213" calcext:value-type="float">
            <text:p>183213</text:p>
          </table:table-cell>
          <table:table-cell office:value-type="float" office:value="108936" calcext:value-type="float">
            <text:p>108936</text:p>
          </table:table-cell>
          <table:table-cell/>
          <table:table-cell office:value-type="float" office:value="-123868" calcext:value-type="float">
            <text:p>-123868</text:p>
          </table:table-cell>
          <table:table-cell office:value-type="float" office:value="9467256" calcext:value-type="float">
            <text:p>9467256</text:p>
          </table:table-cell>
          <table:table-cell office:value-type="float" office:value="7711165" calcext:value-type="float">
            <text:p>7711165</text:p>
          </table:table-cell>
          <table:table-cell office:value-type="float" office:value="9034225" calcext:value-type="float">
            <text:p>9034225</text:p>
          </table:table-cell>
          <table:table-cell office:value-type="float" office:value="782870" calcext:value-type="float">
            <text:p>782870</text:p>
          </table:table-cell>
          <table:table-cell office:value-type="float" office:value="7681334" calcext:value-type="float">
            <text:p>7681334</text:p>
          </table:table-cell>
          <table:table-cell office:value-type="float" office:value="1066087" calcext:value-type="float">
            <text:p>1066087</text:p>
          </table:table-cell>
          <table:table-cell office:value-type="float" office:value="14696154" calcext:value-type="float">
            <text:p>14696154</text:p>
          </table:table-cell>
          <table:table-cell office:value-type="float" office:value="-2" calcext:value-type="float">
            <text:p>-2</text:p>
          </table:table-cell>
          <table:table-cell office:value-type="float" office:value="-106" calcext:value-type="float">
            <text:p>-106</text:p>
          </table:table-cell>
          <table:table-cell office:value-type="float" office:value="-108" calcext:value-type="float">
            <text:p>-108</text:p>
          </table:table-cell>
          <table:table-cell office:value-type="float" office:value="17785" calcext:value-type="float">
            <text:p>17785</text:p>
          </table:table-cell>
          <table:table-cell office:value-type="float" office:value="3485541" calcext:value-type="float">
            <text:p>3485541</text:p>
          </table:table-cell>
          <table:table-cell office:value-type="float" office:value="1381058" calcext:value-type="float">
            <text:p>1381058</text:p>
          </table:table-cell>
          <table:table-cell office:value-type="float" office:value="-4550" calcext:value-type="float">
            <text:p>-4550</text:p>
          </table:table-cell>
          <table:table-cell office:value-type="float" office:value="61577296" calcext:value-type="float">
            <text:p>61577296</text:p>
          </table:table-cell>
          <table:table-cell office:value-type="float" office:value="2137462" calcext:value-type="float">
            <text:p>2137462</text:p>
          </table:table-cell>
          <table:table-cell office:value-type="float" office:value="12601000" calcext:value-type="float">
            <text:p>12601000</text:p>
          </table:table-cell>
          <table:table-cell office:value-type="float" office:value="1220276" calcext:value-type="float">
            <text:p>1220276</text:p>
          </table:table-cell>
          <table:table-cell office:value-type="float" office:value="951724" calcext:value-type="float">
            <text:p>951724</text:p>
          </table:table-cell>
          <table:table-cell office:value-type="float" office:value="2015220" calcext:value-type="float">
            <text:p>2015220</text:p>
          </table:table-cell>
          <table:table-cell office:value-type="float" office:value="542764" calcext:value-type="float">
            <text:p>542764</text:p>
          </table:table-cell>
          <table:table-cell office:value-type="float" office:value="1566323" calcext:value-type="float">
            <text:p>1566323</text:p>
          </table:table-cell>
          <table:table-cell office:value-type="float" office:value="12638357" calcext:value-type="float">
            <text:p>12638357</text:p>
          </table:table-cell>
          <table:table-cell office:value-type="float" office:value="1385724" calcext:value-type="float">
            <text:p>1385724</text:p>
          </table:table-cell>
          <table:table-cell office:value-type="float" office:value="727073" calcext:value-type="float">
            <text:p>727073</text:p>
          </table:table-cell>
          <table:table-cell office:value-type="float" office:value="511341" calcext:value-type="float">
            <text:p>511341</text:p>
          </table:table-cell>
          <table:table-cell office:value-type="float" office:value="1218149" calcext:value-type="float">
            <text:p>1218149</text:p>
          </table:table-cell>
          <table:table-cell office:value-type="float" office:value="330066" calcext:value-type="float">
            <text:p>330066</text:p>
          </table:table-cell>
          <table:table-cell office:value-type="float" office:value="2656439" calcext:value-type="float">
            <text:p>2656439</text:p>
          </table:table-cell>
          <table:table-cell office:value-type="float" office:value="507808" calcext:value-type="float">
            <text:p>507808</text:p>
          </table:table-cell>
          <table:table-cell office:value-type="float" office:value="907258" calcext:value-type="float">
            <text:p>907258</text:p>
          </table:table-cell>
          <table:table-cell office:value-type="float" office:value="147887" calcext:value-type="float">
            <text:p>147887</text:p>
          </table:table-cell>
          <table:table-cell office:value-type="float" office:value="304196" calcext:value-type="float">
            <text:p>304196</text:p>
          </table:table-cell>
          <table:table-cell office:value-type="float" office:value="826225" calcext:value-type="float">
            <text:p>826225</text:p>
          </table:table-cell>
          <table:table-cell office:value-type="float" office:value="12928752" calcext:value-type="float">
            <text:p>12928752</text:p>
          </table:table-cell>
          <table:table-cell office:value-type="float" office:value="504236" calcext:value-type="float">
            <text:p>504236</text:p>
          </table:table-cell>
          <table:table-cell office:value-type="float" office:value="3566842" calcext:value-type="float">
            <text:p>3566842</text:p>
          </table:table-cell>
          <table:table-cell office:value-type="float" office:value="5337359" calcext:value-type="float">
            <text:p>5337359</text:p>
          </table:table-cell>
          <table:table-cell office:value-type="float" office:value="8069059" calcext:value-type="float">
            <text:p>8069059</text:p>
          </table:table-cell>
          <table:table-cell office:value-type="float" office:value="1671583" calcext:value-type="float">
            <text:p>1671583</text:p>
          </table:table-cell>
          <table:table-cell office:value-type="float" office:value="272420" calcext:value-type="float">
            <text:p>272420</text:p>
          </table:table-cell>
          <table:table-cell office:value-type="float" office:value="4912447" calcext:value-type="float">
            <text:p>4912447</text:p>
          </table:table-cell>
          <table:table-cell table:style-name="ce1" office:value-type="float" office:value="73588" calcext:value-type="float">
            <text:p>73588</text:p>
          </table:table-cell>
          <table:table-cell office:value-type="float" office:value="3319825" calcext:value-type="float">
            <text:p>3319825</text:p>
          </table:table-cell>
          <table:table-cell office:value-type="float" office:value="-54714" calcext:value-type="float">
            <text:p>-54714</text:p>
          </table:table-cell>
          <table:table-cell table:style-name="ce1" office:value-type="float" office:value="3675" calcext:value-type="float">
            <text:p>3675</text:p>
          </table:table-cell>
          <table:table-cell office:value-type="float" office:value="-2104789" calcext:value-type="float">
            <text:p>-2104789</text:p>
          </table:table-cell>
          <table:table-cell office:value-type="float" office:value="12930801" calcext:value-type="float">
            <text:p>12930801</text:p>
          </table:table-cell>
          <table:table-cell/>
          <table:table-cell office:value-type="float" office:value="131549" calcext:value-type="float">
            <text:p>131549</text:p>
          </table:table-cell>
          <table:table-cell office:value-type="float" office:value="108429" calcext:value-type="float">
            <text:p>108429</text:p>
          </table:table-cell>
          <table:table-cell office:value-type="float" office:value="1275027" calcext:value-type="float">
            <text:p>1275027</text:p>
          </table:table-cell>
          <table:table-cell office:value-type="float" office:value="10038" calcext:value-type="float">
            <text:p>10038</text:p>
          </table:table-cell>
          <table:table-cell office:value-type="float" office:value="1217885" calcext:value-type="float">
            <text:p>1217885</text:p>
          </table:table-cell>
          <table:table-cell table:style-name="ce1" office:value-type="float" office:value="7544" calcext:value-type="float">
            <text:p>7544</text:p>
          </table:table-cell>
          <table:table-cell office:value-type="float" office:value="1419096" calcext:value-type="float">
            <text:p>1419096</text:p>
          </table:table-cell>
          <table:table-cell office:value-type="float" office:value="8798718" calcext:value-type="float">
            <text:p>8798718</text:p>
          </table:table-cell>
          <table:table-cell office:value-type="float" office:value="391464" calcext:value-type="float">
            <text:p>391464</text:p>
          </table:table-cell>
          <table:table-cell office:value-type="float" office:value="153543" calcext:value-type="float">
            <text:p>153543</text:p>
          </table:table-cell>
          <table:table-cell table:style-name="ce1" office:value-type="float" office:value="316281" calcext:value-type="float">
            <text:p>316281</text:p>
          </table:table-cell>
          <table:table-cell office:value-type="float" office:value="6194048" calcext:value-type="float">
            <text:p>6194048</text:p>
          </table:table-cell>
          <table:table-cell office:value-type="float" office:value="2708810" calcext:value-type="float">
            <text:p>2708810</text:p>
          </table:table-cell>
          <table:table-cell office:value-type="float" office:value="276897" calcext:value-type="float">
            <text:p>276897</text:p>
          </table:table-cell>
          <table:table-cell office:value-type="float" office:value="1601431" calcext:value-type="float">
            <text:p>1601431</text:p>
          </table:table-cell>
          <table:table-cell office:value-type="float" office:value="440290" calcext:value-type="float">
            <text:p>440290</text:p>
          </table:table-cell>
          <table:table-cell office:value-type="float" office:value="3722" calcext:value-type="float">
            <text:p>3722</text:p>
          </table:table-cell>
          <table:table-cell office:value-type="float" office:value="4365005" calcext:value-type="float">
            <text:p>4365005</text:p>
          </table:table-cell>
          <table:table-cell table:style-name="ce1" office:value-type="float" office:value="1108" calcext:value-type="float">
            <text:p>1108</text:p>
          </table:table-cell>
          <table:table-cell office:value-type="float" office:value="2098029" calcext:value-type="float">
            <text:p>2098029</text:p>
          </table:table-cell>
          <table:table-cell office:value-type="float" office:value="6253173" calcext:value-type="float">
            <text:p>6253173</text:p>
          </table:table-cell>
          <table:table-cell/>
          <table:table-cell office:value-type="float" office:value="504080" calcext:value-type="float">
            <text:p>504080</text:p>
          </table:table-cell>
          <table:table-cell office:value-type="float" office:value="2052755" calcext:value-type="float">
            <text:p>2052755</text:p>
          </table:table-cell>
          <table:table-cell office:value-type="float" office:value="141904" calcext:value-type="float">
            <text:p>141904</text:p>
          </table:table-cell>
          <table:table-cell office:value-type="float" office:value="2829462" calcext:value-type="float">
            <text:p>2829462</text:p>
          </table:table-cell>
          <table:table-cell office:value-type="float" office:value="752671" calcext:value-type="float">
            <text:p>752671</text:p>
          </table:table-cell>
          <table:table-cell office:value-type="float" office:value="8509009" calcext:value-type="float">
            <text:p>8509009</text:p>
          </table:table-cell>
          <table:table-cell table:style-name="ce1" office:value-type="float" office:value="394859" calcext:value-type="float">
            <text:p>394859</text:p>
          </table:table-cell>
          <table:table-cell office:value-type="float" office:value="243242" calcext:value-type="float">
            <text:p>243242</text:p>
          </table:table-cell>
          <table:table-cell office:value-type="float" office:value="816945" calcext:value-type="float">
            <text:p>816945</text:p>
          </table:table-cell>
          <table:table-cell office:value-type="float" office:value="1826516" calcext:value-type="float">
            <text:p>1826516</text:p>
          </table:table-cell>
          <table:table-cell office:value-type="float" office:value="2573873" calcext:value-type="float">
            <text:p>2573873</text:p>
          </table:table-cell>
          <table:table-cell office:value-type="float" office:value="5654949" calcext:value-type="float">
            <text:p>5654949</text:p>
          </table:table-cell>
          <table:table-cell office:value-type="float" office:value="2847647" calcext:value-type="float">
            <text:p>2847647</text:p>
          </table:table-cell>
          <table:table-cell office:value-type="float" office:value="394077" calcext:value-type="float">
            <text:p>394077</text:p>
          </table:table-cell>
          <table:table-cell office:value-type="float" office:value="506129" calcext:value-type="float">
            <text:p>506129</text:p>
          </table:table-cell>
          <table:table-cell office:value-type="float" office:value="2315876" calcext:value-type="float">
            <text:p>2315876</text:p>
          </table:table-cell>
          <table:table-cell office:value-type="float" office:value="16959" calcext:value-type="float">
            <text:p>16959</text:p>
          </table:table-cell>
          <table:table-cell office:value-type="float" office:value="2110466" calcext:value-type="float">
            <text:p>2110466</text:p>
          </table:table-cell>
          <table:table-cell office:value-type="float" office:value="1529173" calcext:value-type="float">
            <text:p>1529173</text:p>
          </table:table-cell>
          <table:table-cell office:value-type="float" office:value="437243" calcext:value-type="float">
            <text:p>437243</text:p>
          </table:table-cell>
          <table:table-cell office:value-type="float" office:value="743185" calcext:value-type="float">
            <text:p>743185</text:p>
          </table:table-cell>
          <table:table-cell office:value-type="float" office:value="1689033" calcext:value-type="float">
            <text:p>1689033</text:p>
          </table:table-cell>
          <table:table-cell/>
          <table:table-cell office:value-type="float" office:value="145993" calcext:value-type="float">
            <text:p>145993</text:p>
          </table:table-cell>
          <table:table-cell office:value-type="float" office:value="395848" calcext:value-type="float">
            <text:p>395848</text:p>
          </table:table-cell>
          <table:table-cell office:value-type="float" office:value="3214483" calcext:value-type="float">
            <text:p>3214483</text:p>
          </table:table-cell>
          <table:table-cell office:value-type="float" office:value="1912" calcext:value-type="float">
            <text:p>1912</text:p>
          </table:table-cell>
          <table:table-cell office:value-type="float" office:value="1522796" calcext:value-type="float">
            <text:p>1522796</text:p>
          </table:table-cell>
          <table:table-cell office:value-type="float" office:value="32020757" calcext:value-type="float">
            <text:p>32020757</text:p>
          </table:table-cell>
          <table:table-cell office:value-type="float" office:value="1218500" calcext:value-type="float">
            <text:p>1218500</text:p>
          </table:table-cell>
          <table:table-cell office:value-type="float" office:value="52757" calcext:value-type="float">
            <text:p>52757</text:p>
          </table:table-cell>
          <table:table-cell office:value-type="float" office:value="356151849" calcext:value-type="float">
            <text:p>356151849</text:p>
          </table:table-cell>
          <table:table-cell office:value-type="float" office:value="2067960" calcext:value-type="float">
            <text:p>2067960</text:p>
          </table:table-cell>
          <table:table-cell office:value-type="float" office:value="2829123" calcext:value-type="float">
            <text:p>2829123</text:p>
          </table:table-cell>
          <table:table-cell table:style-name="ce1" office:value-type="float" office:value="-92969991" calcext:value-type="float">
            <text:p>-92969991</text:p>
          </table:table-cell>
          <table:table-cell/>
          <table:table-cell office:value-type="float" office:value="1713374" calcext:value-type="float">
            <text:p>1713374</text:p>
          </table:table-cell>
          <table:table-cell office:value-type="float" office:value="-414127" calcext:value-type="float">
            <text:p>-414127</text:p>
          </table:table-cell>
          <table:table-cell table:style-name="ce1" office:value-type="float" office:value="513669" calcext:value-type="float">
            <text:p>513669</text:p>
          </table:table-cell>
          <table:table-cell office:value-type="float" office:value="-54693" calcext:value-type="float">
            <text:p>-54693</text:p>
          </table:table-cell>
          <table:table-cell office:value-type="float" office:value="7078577" calcext:value-type="float">
            <text:p>7078577</text:p>
          </table:table-cell>
          <table:table-cell office:value-type="float" office:value="148808" calcext:value-type="float">
            <text:p>148808</text:p>
          </table:table-cell>
          <table:table-cell office:value-type="float" office:value="-615579" calcext:value-type="float">
            <text:p>-615579</text:p>
          </table:table-cell>
          <table:table-cell/>
          <table:table-cell office:value-type="float" office:value="2317533" calcext:value-type="float">
            <text:p>2317533</text:p>
          </table:table-cell>
          <table:table-cell/>
          <table:table-cell office:value-type="float" office:value="649923" calcext:value-type="float">
            <text:p>649923</text:p>
          </table:table-cell>
          <table:table-cell office:value-type="float" office:value="-358240" calcext:value-type="float">
            <text:p>-358240</text:p>
          </table:table-cell>
          <table:table-cell table:number-columns-repeated="3"/>
          <table:table-cell office:value-type="float" office:value="157688" calcext:value-type="float">
            <text:p>157688</text:p>
          </table:table-cell>
          <table:table-cell office:value-type="float" office:value="157239" calcext:value-type="float">
            <text:p>157239</text:p>
          </table:table-cell>
          <table:table-cell office:value-type="float" office:value="4067153" calcext:value-type="float">
            <text:p>4067153</text:p>
          </table:table-cell>
          <table:table-cell office:value-type="float" office:value="1445160" calcext:value-type="float">
            <text:p>1445160</text:p>
          </table:table-cell>
          <table:table-cell office:value-type="float" office:value="488241" calcext:value-type="float">
            <text:p>488241</text:p>
          </table:table-cell>
          <table:table-cell/>
          <table:table-cell office:value-type="float" office:value="84192000" calcext:value-type="float">
            <text:p>84192000</text:p>
          </table:table-cell>
          <table:table-cell office:value-type="float" office:value="35974000" calcext:value-type="float">
            <text:p>35974000</text:p>
          </table:table-cell>
          <table:table-cell office:value-type="float" office:value="23307609" calcext:value-type="float">
            <text:p>23307609</text:p>
          </table:table-cell>
          <table:table-cell/>
          <table:table-cell office:value-type="float" office:value="2216788" calcext:value-type="float">
            <text:p>2216788</text:p>
          </table:table-cell>
          <table:table-cell office:value-type="float" office:value="999109" calcext:value-type="float">
            <text:p>999109</text:p>
          </table:table-cell>
          <table:table-cell office:value-type="float" office:value="478367" calcext:value-type="float">
            <text:p>478367</text:p>
          </table:table-cell>
          <table:table-cell office:value-type="float" office:value="1014659" calcext:value-type="float">
            <text:p>1014659</text:p>
          </table:table-cell>
          <table:table-cell office:value-type="float" office:value="-1348" calcext:value-type="float">
            <text:p>-1348</text:p>
          </table:table-cell>
          <table:table-cell office:value-type="float" office:value="364082" calcext:value-type="float">
            <text:p>364082</text:p>
          </table:table-cell>
          <table:table-cell office:value-type="float" office:value="5392667" calcext:value-type="float">
            <text:p>5392667</text:p>
          </table:table-cell>
          <table:table-cell office:value-type="float" office:value="3477139" calcext:value-type="float">
            <text:p>3477139</text:p>
          </table:table-cell>
          <table:table-cell office:value-type="float" office:value="586370" calcext:value-type="float">
            <text:p>586370</text:p>
          </table:table-cell>
          <table:table-cell/>
          <table:table-cell office:value-type="float" office:value="28056161" calcext:value-type="float">
            <text:p>28056161</text:p>
          </table:table-cell>
          <table:table-cell office:value-type="float" office:value="1341208" calcext:value-type="float">
            <text:p>1341208</text:p>
          </table:table-cell>
          <table:table-cell/>
          <table:table-cell table:style-name="ce1" office:value-type="float" office:value="739985" calcext:value-type="float">
            <text:p>739985</text:p>
          </table:table-cell>
          <table:table-cell office:value-type="float" office:value="556317" calcext:value-type="float">
            <text:p>556317</text:p>
          </table:table-cell>
          <table:table-cell office:value-type="float" office:value="1488484" calcext:value-type="float">
            <text:p>1488484</text:p>
          </table:table-cell>
          <table:table-cell office:value-type="float" office:value="1107738" calcext:value-type="float">
            <text:p>1107738</text:p>
          </table:table-cell>
          <table:table-cell office:value-type="float" office:value="1493253" calcext:value-type="float">
            <text:p>1493253</text:p>
          </table:table-cell>
          <table:table-cell office:value-type="float" office:value="728761" calcext:value-type="float">
            <text:p>728761</text:p>
          </table:table-cell>
          <table:table-cell office:value-type="float" office:value="-563491" calcext:value-type="float">
            <text:p>-563491</text:p>
          </table:table-cell>
          <table:table-cell office:value-type="float" office:value="2820095" calcext:value-type="float">
            <text:p>2820095</text:p>
          </table:table-cell>
          <table:table-cell table:style-name="ce1" office:value-type="float" office:value="22879" calcext:value-type="float">
            <text:p>22879</text:p>
          </table:table-cell>
          <table:table-cell office:value-type="float" office:value="694611" calcext:value-type="float">
            <text:p>694611</text:p>
          </table:table-cell>
          <table:table-cell office:value-type="float" office:value="1374259" calcext:value-type="float">
            <text:p>1374259</text:p>
          </table:table-cell>
          <table:table-cell office:value-type="float" office:value="-110059" calcext:value-type="float">
            <text:p>-110059</text:p>
          </table:table-cell>
          <table:table-cell office:value-type="float" office:value="-259649" calcext:value-type="float">
            <text:p>-259649</text:p>
          </table:table-cell>
          <table:table-cell office:value-type="float" office:value="1533991" calcext:value-type="float">
            <text:p>1533991</text:p>
          </table:table-cell>
          <table:table-cell office:value-type="float" office:value="3119022" calcext:value-type="float">
            <text:p>3119022</text:p>
          </table:table-cell>
          <table:table-cell office:value-type="float" office:value="3485572" calcext:value-type="float">
            <text:p>3485572</text:p>
          </table:table-cell>
          <table:table-cell office:value-type="float" office:value="162452" calcext:value-type="float">
            <text:p>162452</text:p>
          </table:table-cell>
          <table:table-cell office:value-type="float" office:value="268454" calcext:value-type="float">
            <text:p>268454</text:p>
          </table:table-cell>
          <table:table-cell office:value-type="float" office:value="22710" calcext:value-type="float">
            <text:p>22710</text:p>
          </table:table-cell>
          <table:table-cell office:value-type="float" office:value="30169539" calcext:value-type="float">
            <text:p>30169539</text:p>
          </table:table-cell>
          <table:table-cell/>
          <table:table-cell office:value-type="float" office:value="183038398" calcext:value-type="float">
            <text:p>183038398</text:p>
          </table:table-cell>
          <table:table-cell/>
          <table:table-cell office:value-type="float" office:value="80294" calcext:value-type="float">
            <text:p>80294</text:p>
          </table:table-cell>
          <table:table-cell office:value-type="float" office:value="443628" calcext:value-type="float">
            <text:p>443628</text:p>
          </table:table-cell>
          <table:table-cell office:value-type="float" office:value="-249173" calcext:value-type="float">
            <text:p>-249173</text:p>
          </table:table-cell>
          <table:table-cell office:value-type="float" office:value="1397950" calcext:value-type="float">
            <text:p>1397950</text:p>
          </table:table-cell>
          <table:table-cell office:value-type="float" office:value="1177876" calcext:value-type="float">
            <text:p>1177876</text:p>
          </table:table-cell>
          <table:table-cell office:value-type="float" office:value="614145" calcext:value-type="float">
            <text:p>614145</text:p>
          </table:table-cell>
          <table:table-cell/>
          <table:table-cell office:value-type="float" office:value="2668882" calcext:value-type="float">
            <text:p>2668882</text:p>
          </table:table-cell>
          <table:table-cell office:value-type="float" office:value="4365400" calcext:value-type="float">
            <text:p>4365400</text:p>
          </table:table-cell>
          <table:table-cell office:value-type="float" office:value="3819338" calcext:value-type="float">
            <text:p>3819338</text:p>
          </table:table-cell>
          <table:table-cell office:value-type="float" office:value="37402" calcext:value-type="float">
            <text:p>37402</text:p>
          </table:table-cell>
          <table:table-cell/>
          <table:table-cell office:value-type="float" office:value="-75790" calcext:value-type="float">
            <text:p>-75790</text:p>
          </table:table-cell>
          <table:table-cell office:value-type="float" office:value="51511" calcext:value-type="float">
            <text:p>51511</text:p>
          </table:table-cell>
          <table:table-cell office:value-type="float" office:value="30856" calcext:value-type="float">
            <text:p>30856</text:p>
          </table:table-cell>
          <table:table-cell office:value-type="float" office:value="697802" calcext:value-type="float">
            <text:p>697802</text:p>
          </table:table-cell>
          <table:table-cell/>
          <table:table-cell office:value-type="float" office:value="11524138" calcext:value-type="float">
            <text:p>11524138</text:p>
          </table:table-cell>
          <table:table-cell office:value-type="float" office:value="403344" calcext:value-type="float">
            <text:p>403344</text:p>
          </table:table-cell>
          <table:table-cell office:value-type="float" office:value="14" calcext:value-type="float">
            <text:p>14</text:p>
          </table:table-cell>
          <table:table-cell office:value-type="float" office:value="2203555" calcext:value-type="float">
            <text:p>2203555</text:p>
          </table:table-cell>
          <table:table-cell/>
          <table:table-cell office:value-type="float" office:value="148808" calcext:value-type="float">
            <text:p>148808</text:p>
          </table:table-cell>
          <table:table-cell office:value-type="float" office:value="281428" calcext:value-type="float">
            <text:p>281428</text:p>
          </table:table-cell>
          <table:table-cell office:value-type="float" office:value="191857" calcext:value-type="float">
            <text:p>191857</text:p>
          </table:table-cell>
          <table:table-cell office:value-type="float" office:value="5330053" calcext:value-type="float">
            <text:p>5330053</text:p>
          </table:table-cell>
          <table:table-cell office:value-type="float" office:value="1454598" calcext:value-type="float">
            <text:p>1454598</text:p>
          </table:table-cell>
          <table:table-cell/>
          <table:table-cell office:value-type="float" office:value="349334000" calcext:value-type="float">
            <text:p>349334000</text:p>
          </table:table-cell>
          <table:table-cell table:style-name="ce1" office:value-type="float" office:value="124644221" calcext:value-type="float">
            <text:p>124644221</text:p>
          </table:table-cell>
          <table:table-cell office:value-type="float" office:value="319889" calcext:value-type="float">
            <text:p>319889</text:p>
          </table:table-cell>
          <table:table-cell office:value-type="float" office:value="10460" calcext:value-type="float">
            <text:p>10460</text:p>
          </table:table-cell>
          <table:table-cell office:value-type="float" office:value="38771" calcext:value-type="float">
            <text:p>38771</text:p>
          </table:table-cell>
          <table:table-cell office:value-type="float" office:value="5893508" calcext:value-type="float">
            <text:p>5893508</text:p>
          </table:table-cell>
          <table:table-cell/>
          <table:table-cell office:value-type="float" office:value="645728" calcext:value-type="float">
            <text:p>645728</text:p>
          </table:table-cell>
          <table:table-cell table:number-columns-repeated="2"/>
          <table:table-cell office:value-type="float" office:value="571564" calcext:value-type="float">
            <text:p>571564</text:p>
          </table:table-cell>
          <table:table-cell office:value-type="float" office:value="14570" calcext:value-type="float">
            <text:p>14570</text:p>
          </table:table-cell>
          <table:table-cell office:value-type="float" office:value="2019799" calcext:value-type="float">
            <text:p>2019799</text:p>
          </table:table-cell>
          <table:table-cell table:style-name="ce1" office:value-type="float" office:value="3113969" calcext:value-type="float">
            <text:p>3113969</text:p>
          </table:table-cell>
          <table:table-cell table:style-name="ce1" office:value-type="float" office:value="2326983" calcext:value-type="float">
            <text:p>2326983</text:p>
          </table:table-cell>
          <table:table-cell office:value-type="float" office:value="1642808" calcext:value-type="float">
            <text:p>1642808</text:p>
          </table:table-cell>
          <table:table-cell office:value-type="float" office:value="19878" calcext:value-type="float">
            <text:p>19878</text:p>
          </table:table-cell>
          <table:table-cell office:value-type="float" office:value="-43113" calcext:value-type="float">
            <text:p>-43113</text:p>
          </table:table-cell>
          <table:table-cell office:value-type="float" office:value="-654619" calcext:value-type="float">
            <text:p>-654619</text:p>
          </table:table-cell>
          <table:table-cell office:value-type="float" office:value="-921777" calcext:value-type="float">
            <text:p>-921777</text:p>
          </table:table-cell>
          <table:table-cell office:value-type="float" office:value="1000600" calcext:value-type="float">
            <text:p>1000600</text:p>
          </table:table-cell>
          <table:table-cell office:value-type="float" office:value="156121" calcext:value-type="float">
            <text:p>156121</text:p>
          </table:table-cell>
          <table:table-cell/>
          <table:table-cell office:value-type="float" office:value="959377" calcext:value-type="float">
            <text:p>959377</text:p>
          </table:table-cell>
          <table:table-cell office:value-type="float" office:value="2464770" calcext:value-type="float">
            <text:p>2464770</text:p>
          </table:table-cell>
          <table:table-cell office:value-type="float" office:value="1791723" calcext:value-type="float">
            <text:p>1791723</text:p>
          </table:table-cell>
          <table:table-cell office:value-type="float" office:value="4598275" calcext:value-type="float">
            <text:p>4598275</text:p>
          </table:table-cell>
          <table:table-cell office:value-type="float" office:value="-348414" calcext:value-type="float">
            <text:p>-348414</text:p>
          </table:table-cell>
          <table:table-cell office:value-type="float" office:value="1447969" calcext:value-type="float">
            <text:p>1447969</text:p>
          </table:table-cell>
          <table:table-cell office:value-type="float" office:value="1081140" calcext:value-type="float">
            <text:p>1081140</text:p>
          </table:table-cell>
          <table:table-cell/>
          <table:table-cell office:value-type="float" office:value="1834451" calcext:value-type="float">
            <text:p>1834451</text:p>
          </table:table-cell>
          <table:table-cell office:value-type="float" office:value="83314" calcext:value-type="float">
            <text:p>83314</text:p>
          </table:table-cell>
          <table:table-cell office:value-type="float" office:value="515741" calcext:value-type="float">
            <text:p>515741</text:p>
          </table:table-cell>
          <table:table-cell office:value-type="float" office:value="358721" calcext:value-type="float">
            <text:p>358721</text:p>
          </table:table-cell>
          <table:table-cell office:value-type="float" office:value="451366" calcext:value-type="float">
            <text:p>451366</text:p>
          </table:table-cell>
          <table:table-cell office:value-type="float" office:value="266377" calcext:value-type="float">
            <text:p>266377</text:p>
          </table:table-cell>
          <table:table-cell office:value-type="float" office:value="2137012" calcext:value-type="float">
            <text:p>2137012</text:p>
          </table:table-cell>
          <table:table-cell table:number-columns-repeated="2"/>
          <table:table-cell office:value-type="float" office:value="94781" calcext:value-type="float">
            <text:p>94781</text:p>
          </table:table-cell>
          <table:table-cell office:value-type="float" office:value="103323" calcext:value-type="float">
            <text:p>103323</text:p>
          </table:table-cell>
          <table:table-cell/>
          <table:table-cell office:value-type="float" office:value="643020" calcext:value-type="float">
            <text:p>643020</text:p>
          </table:table-cell>
          <table:table-cell office:value-type="float" office:value="11685" calcext:value-type="float">
            <text:p>11685</text:p>
          </table:table-cell>
          <table:table-cell office:value-type="float" office:value="13036" calcext:value-type="float">
            <text:p>13036</text:p>
          </table:table-cell>
          <table:table-cell office:value-type="float" office:value="3574553" calcext:value-type="float">
            <text:p>3574553</text:p>
          </table:table-cell>
          <table:table-cell office:value-type="float" office:value="10537406" calcext:value-type="float">
            <text:p>10537406</text:p>
          </table:table-cell>
          <table:table-cell office:value-type="float" office:value="10687239" calcext:value-type="float">
            <text:p>10687239</text:p>
          </table:table-cell>
          <table:table-cell office:value-type="float" office:value="332766" calcext:value-type="float">
            <text:p>332766</text:p>
          </table:table-cell>
          <table:table-cell office:value-type="float" office:value="145993" calcext:value-type="float">
            <text:p>145993</text:p>
          </table:table-cell>
          <table:table-cell office:value-type="float" office:value="446009" calcext:value-type="float">
            <text:p>446009</text:p>
          </table:table-cell>
          <table:table-cell office:value-type="float" office:value="1579047" calcext:value-type="float">
            <text:p>1579047</text:p>
          </table:table-cell>
          <table:table-cell office:value-type="float" office:value="88441" calcext:value-type="float">
            <text:p>88441</text:p>
          </table:table-cell>
          <table:table-cell office:value-type="float" office:value="401598" calcext:value-type="float">
            <text:p>401598</text:p>
          </table:table-cell>
          <table:table-cell office:value-type="float" office:value="-912632" calcext:value-type="float">
            <text:p>-912632</text:p>
          </table:table-cell>
          <table:table-cell office:value-type="float" office:value="222148" calcext:value-type="float">
            <text:p>222148</text:p>
          </table:table-cell>
          <table:table-cell office:value-type="float" office:value="116583" calcext:value-type="float">
            <text:p>116583</text:p>
          </table:table-cell>
          <table:table-cell office:value-type="float" office:value="42894442" calcext:value-type="float">
            <text:p>42894442</text:p>
          </table:table-cell>
          <table:table-cell office:value-type="float" office:value="125539" calcext:value-type="float">
            <text:p>125539</text:p>
          </table:table-cell>
          <table:table-cell office:value-type="float" office:value="1272374" calcext:value-type="float">
            <text:p>1272374</text:p>
          </table:table-cell>
          <table:table-cell office:value-type="float" office:value="-198001" calcext:value-type="float">
            <text:p>-198001</text:p>
          </table:table-cell>
          <table:table-cell office:value-type="float" office:value="1069838" calcext:value-type="float">
            <text:p>1069838</text:p>
          </table:table-cell>
          <table:table-cell office:value-type="float" office:value="2139588" calcext:value-type="float">
            <text:p>2139588</text:p>
          </table:table-cell>
          <table:table-cell office:value-type="float" office:value="4305064" calcext:value-type="float">
            <text:p>4305064</text:p>
          </table:table-cell>
          <table:table-cell office:value-type="float" office:value="84465" calcext:value-type="float">
            <text:p>84465</text:p>
          </table:table-cell>
          <table:table-cell office:value-type="float" office:value="598914" calcext:value-type="float">
            <text:p>598914</text:p>
          </table:table-cell>
          <table:table-cell office:value-type="float" office:value="421449" calcext:value-type="float">
            <text:p>421449</text:p>
          </table:table-cell>
          <table:table-cell office:value-type="float" office:value="1901901" calcext:value-type="float">
            <text:p>1901901</text:p>
          </table:table-cell>
          <table:table-cell office:value-type="float" office:value="6546886" calcext:value-type="float">
            <text:p>6546886</text:p>
          </table:table-cell>
          <table:table-cell office:value-type="float" office:value="205303" calcext:value-type="float">
            <text:p>205303</text:p>
          </table:table-cell>
          <table:table-cell/>
          <table:table-cell office:value-type="float" office:value="72499" calcext:value-type="float">
            <text:p>72499</text:p>
          </table:table-cell>
          <table:table-cell office:value-type="float" office:value="18833945" calcext:value-type="float">
            <text:p>18833945</text:p>
          </table:table-cell>
          <table:table-cell office:value-type="float" office:value="152122066" calcext:value-type="float">
            <text:p>152122066</text:p>
          </table:table-cell>
          <table:table-cell office:value-type="float" office:value="543470" calcext:value-type="float">
            <text:p>543470</text:p>
          </table:table-cell>
          <table:table-cell office:value-type="float" office:value="3950803" calcext:value-type="float">
            <text:p>3950803</text:p>
          </table:table-cell>
          <table:table-cell office:value-type="float" office:value="315012" calcext:value-type="float">
            <text:p>315012</text:p>
          </table:table-cell>
          <table:table-cell office:value-type="float" office:value="133474" calcext:value-type="float">
            <text:p>133474</text:p>
          </table:table-cell>
          <table:table-cell office:value-type="float" office:value="4642267" calcext:value-type="float">
            <text:p>4642267</text:p>
          </table:table-cell>
          <table:table-cell office:value-type="float" office:value="-9450" calcext:value-type="float">
            <text:p>-9450</text:p>
          </table:table-cell>
          <table:table-cell office:value-type="float" office:value="2464736" calcext:value-type="float">
            <text:p>2464736</text:p>
          </table:table-cell>
          <table:table-cell/>
          <table:table-cell office:value-type="float" office:value="479843" calcext:value-type="float">
            <text:p>479843</text:p>
          </table:table-cell>
          <table:table-cell table:style-name="ce1" office:value-type="float" office:value="82341" calcext:value-type="float">
            <text:p>82341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table-cell office:value-type="string" calcext:value-type="string">
            <text:p>01-2014</text:p>
          </table:table-cell>
          <table:table-cell office:value-type="float" office:value="6683257" calcext:value-type="float">
            <text:p>6683257</text:p>
          </table:table-cell>
          <table:table-cell office:value-type="float" office:value="-10768" calcext:value-type="float">
            <text:p>-10768</text:p>
          </table:table-cell>
          <table:table-cell office:value-type="float" office:value="81882" calcext:value-type="float">
            <text:p>81882</text:p>
          </table:table-cell>
          <table:table-cell office:value-type="float" office:value="79008" calcext:value-type="float">
            <text:p>79008</text:p>
          </table:table-cell>
          <table:table-cell office:value-type="float" office:value="749456" calcext:value-type="float">
            <text:p>749456</text:p>
          </table:table-cell>
          <table:table-cell/>
          <table:table-cell office:value-type="float" office:value="4279776" calcext:value-type="float">
            <text:p>4279776</text:p>
          </table:table-cell>
          <table:table-cell office:value-type="float" office:value="40105567" calcext:value-type="float">
            <text:p>40105567</text:p>
          </table:table-cell>
          <table:table-cell office:value-type="float" office:value="2625958" calcext:value-type="float">
            <text:p>2625958</text:p>
          </table:table-cell>
          <table:table-cell office:value-type="float" office:value="520125" calcext:value-type="float">
            <text:p>520125</text:p>
          </table:table-cell>
          <table:table-cell office:value-type="float" office:value="533230" calcext:value-type="float">
            <text:p>533230</text:p>
          </table:table-cell>
          <table:table-cell table:number-columns-repeated="3"/>
          <table:table-cell office:value-type="float" office:value="773230" calcext:value-type="float">
            <text:p>773230</text:p>
          </table:table-cell>
          <table:table-cell office:value-type="float" office:value="31334" calcext:value-type="float">
            <text:p>31334</text:p>
          </table:table-cell>
          <table:table-cell office:value-type="float" office:value="13007339" calcext:value-type="float">
            <text:p>13007339</text:p>
          </table:table-cell>
          <table:table-cell table:number-columns-repeated="2"/>
          <table:table-cell office:value-type="float" office:value="76942576" calcext:value-type="float">
            <text:p>76942576</text:p>
          </table:table-cell>
          <table:table-cell/>
          <table:table-cell office:value-type="float" office:value="361514" calcext:value-type="float">
            <text:p>361514</text:p>
          </table:table-cell>
          <table:table-cell office:value-type="float" office:value="-44119" calcext:value-type="float">
            <text:p>-44119</text:p>
          </table:table-cell>
          <table:table-cell office:value-type="float" office:value="79969" calcext:value-type="float">
            <text:p>79969</text:p>
          </table:table-cell>
          <table:table-cell office:value-type="float" office:value="6772285" calcext:value-type="float">
            <text:p>6772285</text:p>
          </table:table-cell>
          <table:table-cell office:value-type="float" office:value="1986350" calcext:value-type="float">
            <text:p>1986350</text:p>
          </table:table-cell>
          <table:table-cell office:value-type="float" office:value="1205400" calcext:value-type="float">
            <text:p>1205400</text:p>
          </table:table-cell>
          <table:table-cell office:value-type="float" office:value="1628187" calcext:value-type="float">
            <text:p>1628187</text:p>
          </table:table-cell>
          <table:table-cell office:value-type="float" office:value="73325996" calcext:value-type="float">
            <text:p>73325996</text:p>
          </table:table-cell>
          <table:table-cell office:value-type="float" office:value="71464555" calcext:value-type="float">
            <text:p>71464555</text:p>
          </table:table-cell>
          <table:table-cell office:value-type="float" office:value="497034" calcext:value-type="float">
            <text:p>497034</text:p>
          </table:table-cell>
          <table:table-cell office:value-type="float" office:value="5159416" calcext:value-type="float">
            <text:p>5159416</text:p>
          </table:table-cell>
          <table:table-cell office:value-type="float" office:value="287517" calcext:value-type="float">
            <text:p>287517</text:p>
          </table:table-cell>
          <table:table-cell office:value-type="float" office:value="21803" calcext:value-type="float">
            <text:p>21803</text:p>
          </table:table-cell>
          <table:table-cell office:value-type="float" office:value="666366" calcext:value-type="float">
            <text:p>666366</text:p>
          </table:table-cell>
          <table:table-cell office:value-type="float" office:value="807704" calcext:value-type="float">
            <text:p>807704</text:p>
          </table:table-cell>
          <table:table-cell office:value-type="float" office:value="57261" calcext:value-type="float">
            <text:p>57261</text:p>
          </table:table-cell>
          <table:table-cell office:value-type="float" office:value="3033885" calcext:value-type="float">
            <text:p>3033885</text:p>
          </table:table-cell>
          <table:table-cell office:value-type="float" office:value="1270802" calcext:value-type="float">
            <text:p>1270802</text:p>
          </table:table-cell>
          <table:table-cell office:value-type="float" office:value="1080" calcext:value-type="float">
            <text:p>1080</text:p>
          </table:table-cell>
          <table:table-cell office:value-type="float" office:value="184255" calcext:value-type="float">
            <text:p>184255</text:p>
          </table:table-cell>
          <table:table-cell table:style-name="Default"/>
          <table:table-cell/>
          <table:table-cell office:value-type="float" office:value="-130325" calcext:value-type="float">
            <text:p>-130325</text:p>
          </table:table-cell>
          <table:table-cell office:value-type="float" office:value="9572846" calcext:value-type="float">
            <text:p>9572846</text:p>
          </table:table-cell>
          <table:table-cell office:value-type="float" office:value="7733562" calcext:value-type="float">
            <text:p>7733562</text:p>
          </table:table-cell>
          <table:table-cell office:value-type="float" office:value="9114735" calcext:value-type="float">
            <text:p>9114735</text:p>
          </table:table-cell>
          <table:table-cell office:value-type="float" office:value="774924" calcext:value-type="float">
            <text:p>774924</text:p>
          </table:table-cell>
          <table:table-cell office:value-type="float" office:value="8379245" calcext:value-type="float">
            <text:p>8379245</text:p>
          </table:table-cell>
          <table:table-cell office:value-type="float" office:value="1101934" calcext:value-type="float">
            <text:p>1101934</text:p>
          </table:table-cell>
          <table:table-cell office:value-type="float" office:value="15164017" calcext:value-type="float">
            <text:p>15164017</text:p>
          </table:table-cell>
          <table:table-cell office:value-type="float" office:value="-25" calcext:value-type="float">
            <text:p>-25</text:p>
          </table:table-cell>
          <table:table-cell office:value-type="float" office:value="-38" calcext:value-type="float">
            <text:p>-38</text:p>
          </table:table-cell>
          <table:table-cell office:value-type="float" office:value="-32" calcext:value-type="float">
            <text:p>-32</text:p>
          </table:table-cell>
          <table:table-cell office:value-type="float" office:value="17854" calcext:value-type="float">
            <text:p>17854</text:p>
          </table:table-cell>
          <table:table-cell office:value-type="float" office:value="3951146" calcext:value-type="float">
            <text:p>3951146</text:p>
          </table:table-cell>
          <table:table-cell office:value-type="float" office:value="1410731" calcext:value-type="float">
            <text:p>1410731</text:p>
          </table:table-cell>
          <table:table-cell office:value-type="float" office:value="-4624" calcext:value-type="float">
            <text:p>-4624</text:p>
          </table:table-cell>
          <table:table-cell office:value-type="float" office:value="61640474" calcext:value-type="float">
            <text:p>61640474</text:p>
          </table:table-cell>
          <table:table-cell office:value-type="float" office:value="2064647" calcext:value-type="float">
            <text:p>2064647</text:p>
          </table:table-cell>
          <table:table-cell office:value-type="float" office:value="13079308" calcext:value-type="float">
            <text:p>13079308</text:p>
          </table:table-cell>
          <table:table-cell office:value-type="float" office:value="1225938" calcext:value-type="float">
            <text:p>1225938</text:p>
          </table:table-cell>
          <table:table-cell office:value-type="float" office:value="1009773" calcext:value-type="float">
            <text:p>1009773</text:p>
          </table:table-cell>
          <table:table-cell office:value-type="float" office:value="2581464" calcext:value-type="float">
            <text:p>2581464</text:p>
          </table:table-cell>
          <table:table-cell table:style-name="Default"/>
          <table:table-cell office:value-type="float" office:value="1631238" calcext:value-type="float">
            <text:p>1631238</text:p>
          </table:table-cell>
          <table:table-cell office:value-type="float" office:value="13887032" calcext:value-type="float">
            <text:p>13887032</text:p>
          </table:table-cell>
          <table:table-cell office:value-type="float" office:value="1532989" calcext:value-type="float">
            <text:p>1532989</text:p>
          </table:table-cell>
          <table:table-cell office:value-type="float" office:value="923957" calcext:value-type="float">
            <text:p>923957</text:p>
          </table:table-cell>
          <table:table-cell office:value-type="float" office:value="441336" calcext:value-type="float">
            <text:p>441336</text:p>
          </table:table-cell>
          <table:table-cell office:value-type="float" office:value="1246408" calcext:value-type="float">
            <text:p>1246408</text:p>
          </table:table-cell>
          <table:table-cell office:value-type="float" office:value="327293" calcext:value-type="float">
            <text:p>327293</text:p>
          </table:table-cell>
          <table:table-cell office:value-type="float" office:value="2784670" calcext:value-type="float">
            <text:p>2784670</text:p>
          </table:table-cell>
          <table:table-cell office:value-type="float" office:value="501163" calcext:value-type="float">
            <text:p>501163</text:p>
          </table:table-cell>
          <table:table-cell office:value-type="float" office:value="966711" calcext:value-type="float">
            <text:p>966711</text:p>
          </table:table-cell>
          <table:table-cell office:value-type="float" office:value="149307" calcext:value-type="float">
            <text:p>149307</text:p>
          </table:table-cell>
          <table:table-cell office:value-type="float" office:value="305627" calcext:value-type="float">
            <text:p>305627</text:p>
          </table:table-cell>
          <table:table-cell office:value-type="float" office:value="768854" calcext:value-type="float">
            <text:p>768854</text:p>
          </table:table-cell>
          <table:table-cell office:value-type="float" office:value="13502862" calcext:value-type="float">
            <text:p>13502862</text:p>
          </table:table-cell>
          <table:table-cell office:value-type="float" office:value="511984" calcext:value-type="float">
            <text:p>511984</text:p>
          </table:table-cell>
          <table:table-cell office:value-type="float" office:value="3686123" calcext:value-type="float">
            <text:p>3686123</text:p>
          </table:table-cell>
          <table:table-cell office:value-type="float" office:value="5415861" calcext:value-type="float">
            <text:p>5415861</text:p>
          </table:table-cell>
          <table:table-cell office:value-type="float" office:value="7225344" calcext:value-type="float">
            <text:p>7225344</text:p>
          </table:table-cell>
          <table:table-cell office:value-type="float" office:value="1673511" calcext:value-type="float">
            <text:p>1673511</text:p>
          </table:table-cell>
          <table:table-cell office:value-type="float" office:value="274509" calcext:value-type="float">
            <text:p>274509</text:p>
          </table:table-cell>
          <table:table-cell office:value-type="float" office:value="4968512" calcext:value-type="float">
            <text:p>4968512</text:p>
          </table:table-cell>
          <table:table-cell/>
          <table:table-cell office:value-type="float" office:value="3457283" calcext:value-type="float">
            <text:p>3457283</text:p>
          </table:table-cell>
          <table:table-cell office:value-type="float" office:value="239843" calcext:value-type="float">
            <text:p>239843</text:p>
          </table:table-cell>
          <table:table-cell/>
          <table:table-cell table:style-name="Default"/>
          <table:table-cell office:value-type="float" office:value="13408387" calcext:value-type="float">
            <text:p>13408387</text:p>
          </table:table-cell>
          <table:table-cell/>
          <table:table-cell office:value-type="float" office:value="143280" calcext:value-type="float">
            <text:p>143280</text:p>
          </table:table-cell>
          <table:table-cell office:value-type="float" office:value="112722" calcext:value-type="float">
            <text:p>112722</text:p>
          </table:table-cell>
          <table:table-cell office:value-type="float" office:value="1284507" calcext:value-type="float">
            <text:p>1284507</text:p>
          </table:table-cell>
          <table:table-cell office:value-type="float" office:value="10224" calcext:value-type="float">
            <text:p>10224</text:p>
          </table:table-cell>
          <table:table-cell office:value-type="float" office:value="1092335" calcext:value-type="float">
            <text:p>1092335</text:p>
          </table:table-cell>
          <table:table-cell/>
          <table:table-cell office:value-type="float" office:value="1440010" calcext:value-type="float">
            <text:p>1440010</text:p>
          </table:table-cell>
          <table:table-cell office:value-type="float" office:value="8958064" calcext:value-type="float">
            <text:p>8958064</text:p>
          </table:table-cell>
          <table:table-cell office:value-type="float" office:value="381912" calcext:value-type="float">
            <text:p>381912</text:p>
          </table:table-cell>
          <table:table-cell office:value-type="float" office:value="153094" calcext:value-type="float">
            <text:p>153094</text:p>
          </table:table-cell>
          <table:table-cell/>
          <table:table-cell office:value-type="float" office:value="6212157" calcext:value-type="float">
            <text:p>6212157</text:p>
          </table:table-cell>
          <table:table-cell office:value-type="float" office:value="2738004" calcext:value-type="float">
            <text:p>2738004</text:p>
          </table:table-cell>
          <table:table-cell office:value-type="float" office:value="283944" calcext:value-type="float">
            <text:p>283944</text:p>
          </table:table-cell>
          <table:table-cell office:value-type="float" office:value="1630310" calcext:value-type="float">
            <text:p>1630310</text:p>
          </table:table-cell>
          <table:table-cell office:value-type="float" office:value="452437" calcext:value-type="float">
            <text:p>452437</text:p>
          </table:table-cell>
          <table:table-cell office:value-type="float" office:value="2902" calcext:value-type="float">
            <text:p>2902</text:p>
          </table:table-cell>
          <table:table-cell office:value-type="float" office:value="4509654" calcext:value-type="float">
            <text:p>4509654</text:p>
          </table:table-cell>
          <table:table-cell/>
          <table:table-cell office:value-type="float" office:value="2374636" calcext:value-type="float">
            <text:p>2374636</text:p>
          </table:table-cell>
          <table:table-cell office:value-type="float" office:value="6381049" calcext:value-type="float">
            <text:p>6381049</text:p>
          </table:table-cell>
          <table:table-cell/>
          <table:table-cell office:value-type="float" office:value="504473" calcext:value-type="float">
            <text:p>504473</text:p>
          </table:table-cell>
          <table:table-cell office:value-type="float" office:value="1925996" calcext:value-type="float">
            <text:p>1925996</text:p>
          </table:table-cell>
          <table:table-cell table:style-name="Default"/>
          <table:table-cell office:value-type="float" office:value="2646202" calcext:value-type="float">
            <text:p>2646202</text:p>
          </table:table-cell>
          <table:table-cell office:value-type="float" office:value="739962" calcext:value-type="float">
            <text:p>739962</text:p>
          </table:table-cell>
          <table:table-cell office:value-type="float" office:value="8460564" calcext:value-type="float">
            <text:p>8460564</text:p>
          </table:table-cell>
          <table:table-cell/>
          <table:table-cell office:value-type="float" office:value="278747" calcext:value-type="float">
            <text:p>278747</text:p>
          </table:table-cell>
          <table:table-cell office:value-type="float" office:value="781194" calcext:value-type="float">
            <text:p>781194</text:p>
          </table:table-cell>
          <table:table-cell office:value-type="float" office:value="1801379" calcext:value-type="float">
            <text:p>1801379</text:p>
          </table:table-cell>
          <table:table-cell office:value-type="float" office:value="2511628" calcext:value-type="float">
            <text:p>2511628</text:p>
          </table:table-cell>
          <table:table-cell office:value-type="float" office:value="5653842" calcext:value-type="float">
            <text:p>5653842</text:p>
          </table:table-cell>
          <table:table-cell office:value-type="float" office:value="2878327" calcext:value-type="float">
            <text:p>2878327</text:p>
          </table:table-cell>
          <table:table-cell office:value-type="float" office:value="363311" calcext:value-type="float">
            <text:p>363311</text:p>
          </table:table-cell>
          <table:table-cell office:value-type="float" office:value="511725" calcext:value-type="float">
            <text:p>511725</text:p>
          </table:table-cell>
          <table:table-cell office:value-type="float" office:value="2330501" calcext:value-type="float">
            <text:p>2330501</text:p>
          </table:table-cell>
          <table:table-cell office:value-type="float" office:value="19845" calcext:value-type="float">
            <text:p>19845</text:p>
          </table:table-cell>
          <table:table-cell office:value-type="float" office:value="2203710" calcext:value-type="float">
            <text:p>2203710</text:p>
          </table:table-cell>
          <table:table-cell office:value-type="float" office:value="1497836" calcext:value-type="float">
            <text:p>1497836</text:p>
          </table:table-cell>
          <table:table-cell office:value-type="float" office:value="469351" calcext:value-type="float">
            <text:p>469351</text:p>
          </table:table-cell>
          <table:table-cell office:value-type="float" office:value="750985" calcext:value-type="float">
            <text:p>750985</text:p>
          </table:table-cell>
          <table:table-cell office:value-type="float" office:value="1715933" calcext:value-type="float">
            <text:p>1715933</text:p>
          </table:table-cell>
          <table:table-cell/>
          <table:table-cell office:value-type="float" office:value="134742" calcext:value-type="float">
            <text:p>134742</text:p>
          </table:table-cell>
          <table:table-cell office:value-type="float" office:value="404999" calcext:value-type="float">
            <text:p>404999</text:p>
          </table:table-cell>
          <table:table-cell office:value-type="float" office:value="3129509" calcext:value-type="float">
            <text:p>3129509</text:p>
          </table:table-cell>
          <table:table-cell office:value-type="float" office:value="1999" calcext:value-type="float">
            <text:p>1999</text:p>
          </table:table-cell>
          <table:table-cell office:value-type="float" office:value="138228" calcext:value-type="float">
            <text:p>138228</text:p>
          </table:table-cell>
          <table:table-cell office:value-type="float" office:value="31643311" calcext:value-type="float">
            <text:p>31643311</text:p>
          </table:table-cell>
          <table:table-cell office:value-type="float" office:value="1206310" calcext:value-type="float">
            <text:p>1206310</text:p>
          </table:table-cell>
          <table:table-cell office:value-type="float" office:value="47751" calcext:value-type="float">
            <text:p>47751</text:p>
          </table:table-cell>
          <table:table-cell office:value-type="float" office:value="365809432" calcext:value-type="float">
            <text:p>365809432</text:p>
          </table:table-cell>
          <table:table-cell office:value-type="float" office:value="2052554" calcext:value-type="float">
            <text:p>2052554</text:p>
          </table:table-cell>
          <table:table-cell office:value-type="float" office:value="2867176" calcext:value-type="float">
            <text:p>2867176</text:p>
          </table:table-cell>
          <table:table-cell table:number-columns-repeated="2"/>
          <table:table-cell office:value-type="float" office:value="1744557" calcext:value-type="float">
            <text:p>1744557</text:p>
          </table:table-cell>
          <table:table-cell office:value-type="float" office:value="-416644" calcext:value-type="float">
            <text:p>-416644</text:p>
          </table:table-cell>
          <table:table-cell/>
          <table:table-cell office:value-type="float" office:value="-51778" calcext:value-type="float">
            <text:p>-51778</text:p>
          </table:table-cell>
          <table:table-cell office:value-type="float" office:value="7154360" calcext:value-type="float">
            <text:p>7154360</text:p>
          </table:table-cell>
          <table:table-cell office:value-type="float" office:value="148039" calcext:value-type="float">
            <text:p>148039</text:p>
          </table:table-cell>
          <table:table-cell table:style-name="Default"/>
          <table:table-cell/>
          <table:table-cell office:value-type="float" office:value="2365190" calcext:value-type="float">
            <text:p>2365190</text:p>
          </table:table-cell>
          <table:table-cell/>
          <table:table-cell office:value-type="float" office:value="650329" calcext:value-type="float">
            <text:p>650329</text:p>
          </table:table-cell>
          <table:table-cell office:value-type="float" office:value="47839" calcext:value-type="float">
            <text:p>47839</text:p>
          </table:table-cell>
          <table:table-cell table:number-columns-repeated="3"/>
          <table:table-cell office:value-type="float" office:value="148420" calcext:value-type="float">
            <text:p>148420</text:p>
          </table:table-cell>
          <table:table-cell table:style-name="Default"/>
          <table:table-cell office:value-type="float" office:value="3916096" calcext:value-type="float">
            <text:p>3916096</text:p>
          </table:table-cell>
          <table:table-cell office:value-type="float" office:value="1354646" calcext:value-type="float">
            <text:p>1354646</text:p>
          </table:table-cell>
          <table:table-cell office:value-type="float" office:value="488920" calcext:value-type="float">
            <text:p>488920</text:p>
          </table:table-cell>
          <table:table-cell/>
          <table:table-cell office:value-type="float" office:value="85487000" calcext:value-type="float">
            <text:p>85487000</text:p>
          </table:table-cell>
          <table:table-cell office:value-type="float" office:value="36677000" calcext:value-type="float">
            <text:p>36677000</text:p>
          </table:table-cell>
          <table:table-cell office:value-type="float" office:value="22943889" calcext:value-type="float">
            <text:p>22943889</text:p>
          </table:table-cell>
          <table:table-cell/>
          <table:table-cell office:value-type="float" office:value="2218216" calcext:value-type="float">
            <text:p>2218216</text:p>
          </table:table-cell>
          <table:table-cell office:value-type="float" office:value="972041" calcext:value-type="float">
            <text:p>972041</text:p>
          </table:table-cell>
          <table:table-cell office:value-type="float" office:value="477961" calcext:value-type="float">
            <text:p>477961</text:p>
          </table:table-cell>
          <table:table-cell office:value-type="float" office:value="1023374" calcext:value-type="float">
            <text:p>1023374</text:p>
          </table:table-cell>
          <table:table-cell office:value-type="float" office:value="-9351" calcext:value-type="float">
            <text:p>-9351</text:p>
          </table:table-cell>
          <table:table-cell office:value-type="float" office:value="387872" calcext:value-type="float">
            <text:p>387872</text:p>
          </table:table-cell>
          <table:table-cell office:value-type="float" office:value="7165502" calcext:value-type="float">
            <text:p>7165502</text:p>
          </table:table-cell>
          <table:table-cell office:value-type="float" office:value="3657654" calcext:value-type="float">
            <text:p>3657654</text:p>
          </table:table-cell>
          <table:table-cell office:value-type="float" office:value="601040" calcext:value-type="float">
            <text:p>601040</text:p>
          </table:table-cell>
          <table:table-cell/>
          <table:table-cell office:value-type="float" office:value="28374095" calcext:value-type="float">
            <text:p>28374095</text:p>
          </table:table-cell>
          <table:table-cell office:value-type="float" office:value="1439556" calcext:value-type="float">
            <text:p>1439556</text:p>
          </table:table-cell>
          <table:table-cell table:number-columns-repeated="2"/>
          <table:table-cell office:value-type="float" office:value="575976" calcext:value-type="float">
            <text:p>575976</text:p>
          </table:table-cell>
          <table:table-cell office:value-type="float" office:value="1495832" calcext:value-type="float">
            <text:p>1495832</text:p>
          </table:table-cell>
          <table:table-cell office:value-type="float" office:value="1122141" calcext:value-type="float">
            <text:p>1122141</text:p>
          </table:table-cell>
          <table:table-cell office:value-type="float" office:value="1518174" calcext:value-type="float">
            <text:p>1518174</text:p>
          </table:table-cell>
          <table:table-cell office:value-type="float" office:value="721106" calcext:value-type="float">
            <text:p>721106</text:p>
          </table:table-cell>
          <table:table-cell office:value-type="float" office:value="-688390" calcext:value-type="float">
            <text:p>-688390</text:p>
          </table:table-cell>
          <table:table-cell office:value-type="float" office:value="2952342" calcext:value-type="float">
            <text:p>2952342</text:p>
          </table:table-cell>
          <table:table-cell/>
          <table:table-cell office:value-type="float" office:value="696635" calcext:value-type="float">
            <text:p>696635</text:p>
          </table:table-cell>
          <table:table-cell office:value-type="float" office:value="1411027" calcext:value-type="float">
            <text:p>1411027</text:p>
          </table:table-cell>
          <table:table-cell office:value-type="float" office:value="-113327" calcext:value-type="float">
            <text:p>-113327</text:p>
          </table:table-cell>
          <table:table-cell office:value-type="float" office:value="-271001" calcext:value-type="float">
            <text:p>-271001</text:p>
          </table:table-cell>
          <table:table-cell office:value-type="float" office:value="1465357" calcext:value-type="float">
            <text:p>1465357</text:p>
          </table:table-cell>
          <table:table-cell office:value-type="float" office:value="3023032" calcext:value-type="float">
            <text:p>3023032</text:p>
          </table:table-cell>
          <table:table-cell office:value-type="float" office:value="3401651" calcext:value-type="float">
            <text:p>3401651</text:p>
          </table:table-cell>
          <table:table-cell office:value-type="float" office:value="213927" calcext:value-type="float">
            <text:p>213927</text:p>
          </table:table-cell>
          <table:table-cell office:value-type="float" office:value="248446" calcext:value-type="float">
            <text:p>248446</text:p>
          </table:table-cell>
          <table:table-cell office:value-type="float" office:value="19348" calcext:value-type="float">
            <text:p>19348</text:p>
          </table:table-cell>
          <table:table-cell office:value-type="float" office:value="29771726" calcext:value-type="float">
            <text:p>29771726</text:p>
          </table:table-cell>
          <table:table-cell/>
          <table:table-cell office:value-type="float" office:value="186565696" calcext:value-type="float">
            <text:p>186565696</text:p>
          </table:table-cell>
          <table:table-cell/>
          <table:table-cell office:value-type="float" office:value="85983" calcext:value-type="float">
            <text:p>85983</text:p>
          </table:table-cell>
          <table:table-cell office:value-type="float" office:value="537558" calcext:value-type="float">
            <text:p>537558</text:p>
          </table:table-cell>
          <table:table-cell office:value-type="float" office:value="-264574" calcext:value-type="float">
            <text:p>-264574</text:p>
          </table:table-cell>
          <table:table-cell office:value-type="float" office:value="1346854" calcext:value-type="float">
            <text:p>1346854</text:p>
          </table:table-cell>
          <table:table-cell office:value-type="float" office:value="1246690" calcext:value-type="float">
            <text:p>1246690</text:p>
          </table:table-cell>
          <table:table-cell table:style-name="Default"/>
          <table:table-cell/>
          <table:table-cell office:value-type="float" office:value="2740829" calcext:value-type="float">
            <text:p>2740829</text:p>
          </table:table-cell>
          <table:table-cell office:value-type="float" office:value="4421196" calcext:value-type="float">
            <text:p>4421196</text:p>
          </table:table-cell>
          <table:table-cell office:value-type="float" office:value="3898775" calcext:value-type="float">
            <text:p>3898775</text:p>
          </table:table-cell>
          <table:table-cell office:value-type="float" office:value="13670" calcext:value-type="float">
            <text:p>13670</text:p>
          </table:table-cell>
          <table:table-cell/>
          <table:table-cell office:value-type="float" office:value="-75806" calcext:value-type="float">
            <text:p>-75806</text:p>
          </table:table-cell>
          <table:table-cell office:value-type="float" office:value="48840" calcext:value-type="float">
            <text:p>48840</text:p>
          </table:table-cell>
          <table:table-cell office:value-type="float" office:value="29913" calcext:value-type="float">
            <text:p>29913</text:p>
          </table:table-cell>
          <table:table-cell office:value-type="float" office:value="749301" calcext:value-type="float">
            <text:p>749301</text:p>
          </table:table-cell>
          <table:table-cell/>
          <table:table-cell table:style-name="Default"/>
          <table:table-cell office:value-type="float" office:value="406008" calcext:value-type="float">
            <text:p>406008</text:p>
          </table:table-cell>
          <table:table-cell office:value-type="float" office:value="-21" calcext:value-type="float">
            <text:p>-21</text:p>
          </table:table-cell>
          <table:table-cell office:value-type="float" office:value="-458386" calcext:value-type="float">
            <text:p>-458386</text:p>
          </table:table-cell>
          <table:table-cell/>
          <table:table-cell office:value-type="float" office:value="148039" calcext:value-type="float">
            <text:p>148039</text:p>
          </table:table-cell>
          <table:table-cell office:value-type="float" office:value="288581" calcext:value-type="float">
            <text:p>288581</text:p>
          </table:table-cell>
          <table:table-cell office:value-type="float" office:value="208032" calcext:value-type="float">
            <text:p>208032</text:p>
          </table:table-cell>
          <table:table-cell office:value-type="float" office:value="5297580" calcext:value-type="float">
            <text:p>5297580</text:p>
          </table:table-cell>
          <table:table-cell office:value-type="float" office:value="1470098" calcext:value-type="float">
            <text:p>1470098</text:p>
          </table:table-cell>
          <table:table-cell/>
          <table:table-cell office:value-type="float" office:value="355769648" calcext:value-type="float">
            <text:p>355769648</text:p>
          </table:table-cell>
          <table:table-cell/>
          <table:table-cell office:value-type="float" office:value="265367" calcext:value-type="float">
            <text:p>265367</text:p>
          </table:table-cell>
          <table:table-cell office:value-type="float" office:value="9722" calcext:value-type="float">
            <text:p>9722</text:p>
          </table:table-cell>
          <table:table-cell office:value-type="float" office:value="35504" calcext:value-type="float">
            <text:p>35504</text:p>
          </table:table-cell>
          <table:table-cell office:value-type="float" office:value="5527478" calcext:value-type="float">
            <text:p>5527478</text:p>
          </table:table-cell>
          <table:table-cell/>
          <table:table-cell office:value-type="float" office:value="636974" calcext:value-type="float">
            <text:p>636974</text:p>
          </table:table-cell>
          <table:table-cell table:number-columns-repeated="2"/>
          <table:table-cell office:value-type="float" office:value="542907" calcext:value-type="float">
            <text:p>542907</text:p>
          </table:table-cell>
          <table:table-cell office:value-type="float" office:value="80567" calcext:value-type="float">
            <text:p>80567</text:p>
          </table:table-cell>
          <table:table-cell office:value-type="float" office:value="2036540" calcext:value-type="float">
            <text:p>2036540</text:p>
          </table:table-cell>
          <table:table-cell table:number-columns-repeated="2"/>
          <table:table-cell office:value-type="float" office:value="1715128" calcext:value-type="float">
            <text:p>1715128</text:p>
          </table:table-cell>
          <table:table-cell table:style-name="Default"/>
          <table:table-cell office:value-type="float" office:value="-47438" calcext:value-type="float">
            <text:p>-47438</text:p>
          </table:table-cell>
          <table:table-cell office:value-type="float" office:value="-717951" calcext:value-type="float">
            <text:p>-717951</text:p>
          </table:table-cell>
          <table:table-cell office:value-type="float" office:value="-927911" calcext:value-type="float">
            <text:p>-927911</text:p>
          </table:table-cell>
          <table:table-cell table:style-name="Default" table:number-columns-repeated="2"/>
          <table:table-cell/>
          <table:table-cell office:value-type="float" office:value="945295" calcext:value-type="float">
            <text:p>945295</text:p>
          </table:table-cell>
          <table:table-cell office:value-type="float" office:value="2480066" calcext:value-type="float">
            <text:p>2480066</text:p>
          </table:table-cell>
          <table:table-cell office:value-type="float" office:value="1892090" calcext:value-type="float">
            <text:p>1892090</text:p>
          </table:table-cell>
          <table:table-cell office:value-type="float" office:value="4647714" calcext:value-type="float">
            <text:p>4647714</text:p>
          </table:table-cell>
          <table:table-cell office:value-type="float" office:value="-371151" calcext:value-type="float">
            <text:p>-371151</text:p>
          </table:table-cell>
          <table:table-cell office:value-type="float" office:value="1429372" calcext:value-type="float">
            <text:p>1429372</text:p>
          </table:table-cell>
          <table:table-cell office:value-type="float" office:value="1105235" calcext:value-type="float">
            <text:p>1105235</text:p>
          </table:table-cell>
          <table:table-cell/>
          <table:table-cell office:value-type="float" office:value="1897958" calcext:value-type="float">
            <text:p>1897958</text:p>
          </table:table-cell>
          <table:table-cell office:value-type="float" office:value="71824" calcext:value-type="float">
            <text:p>71824</text:p>
          </table:table-cell>
          <table:table-cell office:value-type="float" office:value="571854" calcext:value-type="float">
            <text:p>571854</text:p>
          </table:table-cell>
          <table:table-cell office:value-type="float" office:value="368019" calcext:value-type="float">
            <text:p>368019</text:p>
          </table:table-cell>
          <table:table-cell office:value-type="float" office:value="510072" calcext:value-type="float">
            <text:p>510072</text:p>
          </table:table-cell>
          <table:table-cell office:value-type="float" office:value="268297" calcext:value-type="float">
            <text:p>268297</text:p>
          </table:table-cell>
          <table:table-cell office:value-type="float" office:value="2219106" calcext:value-type="float">
            <text:p>2219106</text:p>
          </table:table-cell>
          <table:table-cell table:number-columns-repeated="2"/>
          <table:table-cell office:value-type="float" office:value="96845" calcext:value-type="float">
            <text:p>96845</text:p>
          </table:table-cell>
          <table:table-cell office:value-type="float" office:value="99529" calcext:value-type="float">
            <text:p>99529</text:p>
          </table:table-cell>
          <table:table-cell/>
          <table:table-cell office:value-type="float" office:value="693873" calcext:value-type="float">
            <text:p>693873</text:p>
          </table:table-cell>
          <table:table-cell office:value-type="float" office:value="77997" calcext:value-type="float">
            <text:p>77997</text:p>
          </table:table-cell>
          <table:table-cell office:value-type="float" office:value="13042" calcext:value-type="float">
            <text:p>13042</text:p>
          </table:table-cell>
          <table:table-cell table:style-name="Default"/>
          <table:table-cell office:value-type="float" office:value="11090075" calcext:value-type="float">
            <text:p>11090075</text:p>
          </table:table-cell>
          <table:table-cell office:value-type="float" office:value="10903538" calcext:value-type="float">
            <text:p>10903538</text:p>
          </table:table-cell>
          <table:table-cell office:value-type="float" office:value="304277" calcext:value-type="float">
            <text:p>304277</text:p>
          </table:table-cell>
          <table:table-cell office:value-type="float" office:value="134742" calcext:value-type="float">
            <text:p>134742</text:p>
          </table:table-cell>
          <table:table-cell office:value-type="float" office:value="443275" calcext:value-type="float">
            <text:p>443275</text:p>
          </table:table-cell>
          <table:table-cell office:value-type="float" office:value="1580677" calcext:value-type="float">
            <text:p>1580677</text:p>
          </table:table-cell>
          <table:table-cell office:value-type="float" office:value="13728" calcext:value-type="float">
            <text:p>13728</text:p>
          </table:table-cell>
          <table:table-cell office:value-type="float" office:value="403040" calcext:value-type="float">
            <text:p>403040</text:p>
          </table:table-cell>
          <table:table-cell office:value-type="float" office:value="-952261" calcext:value-type="float">
            <text:p>-952261</text:p>
          </table:table-cell>
          <table:table-cell office:value-type="float" office:value="224123" calcext:value-type="float">
            <text:p>224123</text:p>
          </table:table-cell>
          <table:table-cell office:value-type="float" office:value="69715" calcext:value-type="float">
            <text:p>69715</text:p>
          </table:table-cell>
          <table:table-cell office:value-type="float" office:value="42509935" calcext:value-type="float">
            <text:p>42509935</text:p>
          </table:table-cell>
          <table:table-cell office:value-type="float" office:value="130780717" calcext:value-type="float">
            <text:p>130780717</text:p>
          </table:table-cell>
          <table:table-cell office:value-type="float" office:value="1319369" calcext:value-type="float">
            <text:p>1319369</text:p>
          </table:table-cell>
          <table:table-cell office:value-type="float" office:value="-204754" calcext:value-type="float">
            <text:p>-204754</text:p>
          </table:table-cell>
          <table:table-cell office:value-type="float" office:value="1022052" calcext:value-type="float">
            <text:p>1022052</text:p>
          </table:table-cell>
          <table:table-cell office:value-type="float" office:value="2259160" calcext:value-type="float">
            <text:p>2259160</text:p>
          </table:table-cell>
          <table:table-cell office:value-type="float" office:value="4416570" calcext:value-type="float">
            <text:p>4416570</text:p>
          </table:table-cell>
          <table:table-cell office:value-type="float" office:value="84806" calcext:value-type="float">
            <text:p>84806</text:p>
          </table:table-cell>
          <table:table-cell office:value-type="float" office:value="587563" calcext:value-type="float">
            <text:p>587563</text:p>
          </table:table-cell>
          <table:table-cell office:value-type="float" office:value="432205" calcext:value-type="float">
            <text:p>432205</text:p>
          </table:table-cell>
          <table:table-cell office:value-type="float" office:value="1915539" calcext:value-type="float">
            <text:p>1915539</text:p>
          </table:table-cell>
          <table:table-cell office:value-type="float" office:value="7291912" calcext:value-type="float">
            <text:p>7291912</text:p>
          </table:table-cell>
          <table:table-cell office:value-type="float" office:value="209982" calcext:value-type="float">
            <text:p>209982</text:p>
          </table:table-cell>
          <table:table-cell/>
          <table:table-cell office:value-type="float" office:value="74247" calcext:value-type="float">
            <text:p>74247</text:p>
          </table:table-cell>
          <table:table-cell office:value-type="float" office:value="19026499" calcext:value-type="float">
            <text:p>19026499</text:p>
          </table:table-cell>
          <table:table-cell office:value-type="float" office:value="153655235" calcext:value-type="float">
            <text:p>153655235</text:p>
          </table:table-cell>
          <table:table-cell office:value-type="float" office:value="554235" calcext:value-type="float">
            <text:p>554235</text:p>
          </table:table-cell>
          <table:table-cell office:value-type="float" office:value="4129749" calcext:value-type="float">
            <text:p>4129749</text:p>
          </table:table-cell>
          <table:table-cell office:value-type="float" office:value="279917" calcext:value-type="float">
            <text:p>279917</text:p>
          </table:table-cell>
          <table:table-cell office:value-type="float" office:value="81388" calcext:value-type="float">
            <text:p>81388</text:p>
          </table:table-cell>
          <table:table-cell office:value-type="float" office:value="4569523" calcext:value-type="float">
            <text:p>4569523</text:p>
          </table:table-cell>
          <table:table-cell office:value-type="float" office:value="-10274" calcext:value-type="float">
            <text:p>-10274</text:p>
          </table:table-cell>
          <table:table-cell office:value-type="float" office:value="2608030" calcext:value-type="float">
            <text:p>2608030</text:p>
          </table:table-cell>
          <table:table-cell/>
          <table:table-cell office:value-type="float" office:value="487524" calcext:value-type="float">
            <text:p>48752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02-2014</text:p>
          </table:table-cell>
          <table:table-cell office:value-type="float" office:value="6252898" calcext:value-type="float">
            <text:p>6252898</text:p>
          </table:table-cell>
          <table:table-cell office:value-type="float" office:value="-11599" calcext:value-type="float">
            <text:p>-11599</text:p>
          </table:table-cell>
          <table:table-cell office:value-type="float" office:value="74739" calcext:value-type="float">
            <text:p>74739</text:p>
          </table:table-cell>
          <table:table-cell office:value-type="float" office:value="57842" calcext:value-type="float">
            <text:p>57842</text:p>
          </table:table-cell>
          <table:table-cell office:value-type="float" office:value="754910" calcext:value-type="float">
            <text:p>754910</text:p>
          </table:table-cell>
          <table:table-cell/>
          <table:table-cell office:value-type="float" office:value="4110776" calcext:value-type="float">
            <text:p>4110776</text:p>
          </table:table-cell>
          <table:table-cell office:value-type="float" office:value="41948603" calcext:value-type="float">
            <text:p>41948603</text:p>
          </table:table-cell>
          <table:table-cell office:value-type="float" office:value="2411109" calcext:value-type="float">
            <text:p>2411109</text:p>
          </table:table-cell>
          <table:table-cell office:value-type="float" office:value="547218" calcext:value-type="float">
            <text:p>547218</text:p>
          </table:table-cell>
          <table:table-cell office:value-type="float" office:value="533047" calcext:value-type="float">
            <text:p>533047</text:p>
          </table:table-cell>
          <table:table-cell table:number-columns-repeated="3"/>
          <table:table-cell office:value-type="float" office:value="2191139" calcext:value-type="float">
            <text:p>2191139</text:p>
          </table:table-cell>
          <table:table-cell office:value-type="float" office:value="30052" calcext:value-type="float">
            <text:p>30052</text:p>
          </table:table-cell>
          <table:table-cell office:value-type="float" office:value="13425118" calcext:value-type="float">
            <text:p>13425118</text:p>
          </table:table-cell>
          <table:table-cell table:number-columns-repeated="2"/>
          <table:table-cell office:value-type="float" office:value="78614372" calcext:value-type="float">
            <text:p>78614372</text:p>
          </table:table-cell>
          <table:table-cell/>
          <table:table-cell office:value-type="float" office:value="361992" calcext:value-type="float">
            <text:p>361992</text:p>
          </table:table-cell>
          <table:table-cell office:value-type="float" office:value="-49221" calcext:value-type="float">
            <text:p>-49221</text:p>
          </table:table-cell>
          <table:table-cell office:value-type="float" office:value="81924" calcext:value-type="float">
            <text:p>81924</text:p>
          </table:table-cell>
          <table:table-cell office:value-type="float" office:value="7273608" calcext:value-type="float">
            <text:p>7273608</text:p>
          </table:table-cell>
          <table:table-cell office:value-type="float" office:value="2031400" calcext:value-type="float">
            <text:p>2031400</text:p>
          </table:table-cell>
          <table:table-cell office:value-type="float" office:value="1217518" calcext:value-type="float">
            <text:p>1217518</text:p>
          </table:table-cell>
          <table:table-cell office:value-type="float" office:value="1676243" calcext:value-type="float">
            <text:p>1676243</text:p>
          </table:table-cell>
          <table:table-cell office:value-type="float" office:value="76800278" calcext:value-type="float">
            <text:p>76800278</text:p>
          </table:table-cell>
          <table:table-cell office:value-type="float" office:value="69442420" calcext:value-type="float">
            <text:p>69442420</text:p>
          </table:table-cell>
          <table:table-cell office:value-type="float" office:value="508502" calcext:value-type="float">
            <text:p>508502</text:p>
          </table:table-cell>
          <table:table-cell office:value-type="float" office:value="5271655" calcext:value-type="float">
            <text:p>5271655</text:p>
          </table:table-cell>
          <table:table-cell office:value-type="float" office:value="295807" calcext:value-type="float">
            <text:p>295807</text:p>
          </table:table-cell>
          <table:table-cell office:value-type="float" office:value="22167" calcext:value-type="float">
            <text:p>22167</text:p>
          </table:table-cell>
          <table:table-cell office:value-type="float" office:value="670707" calcext:value-type="float">
            <text:p>670707</text:p>
          </table:table-cell>
          <table:table-cell office:value-type="float" office:value="753509" calcext:value-type="float">
            <text:p>753509</text:p>
          </table:table-cell>
          <table:table-cell office:value-type="float" office:value="57508" calcext:value-type="float">
            <text:p>57508</text:p>
          </table:table-cell>
          <table:table-cell office:value-type="float" office:value="3214222" calcext:value-type="float">
            <text:p>3214222</text:p>
          </table:table-cell>
          <table:table-cell office:value-type="float" office:value="1269929" calcext:value-type="float">
            <text:p>1269929</text:p>
          </table:table-cell>
          <table:table-cell office:value-type="float" office:value="1082" calcext:value-type="float">
            <text:p>1082</text:p>
          </table:table-cell>
          <table:table-cell office:value-type="float" office:value="182499" calcext:value-type="float">
            <text:p>182499</text:p>
          </table:table-cell>
          <table:table-cell table:style-name="Default"/>
          <table:table-cell/>
          <table:table-cell office:value-type="float" office:value="-138060" calcext:value-type="float">
            <text:p>-138060</text:p>
          </table:table-cell>
          <table:table-cell office:value-type="float" office:value="9905166" calcext:value-type="float">
            <text:p>9905166</text:p>
          </table:table-cell>
          <table:table-cell office:value-type="float" office:value="6104458" calcext:value-type="float">
            <text:p>6104458</text:p>
          </table:table-cell>
          <table:table-cell office:value-type="float" office:value="8967375" calcext:value-type="float">
            <text:p>8967375</text:p>
          </table:table-cell>
          <table:table-cell office:value-type="float" office:value="708154" calcext:value-type="float">
            <text:p>708154</text:p>
          </table:table-cell>
          <table:table-cell office:value-type="float" office:value="8361065" calcext:value-type="float">
            <text:p>8361065</text:p>
          </table:table-cell>
          <table:table-cell office:value-type="float" office:value="1126603" calcext:value-type="float">
            <text:p>1126603</text:p>
          </table:table-cell>
          <table:table-cell office:value-type="float" office:value="15135907" calcext:value-type="float">
            <text:p>15135907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office:value-type="float" office:value="15339" calcext:value-type="float">
            <text:p>15339</text:p>
          </table:table-cell>
          <table:table-cell office:value-type="float" office:value="4092043" calcext:value-type="float">
            <text:p>4092043</text:p>
          </table:table-cell>
          <table:table-cell office:value-type="float" office:value="1389876" calcext:value-type="float">
            <text:p>1389876</text:p>
          </table:table-cell>
          <table:table-cell office:value-type="float" office:value="-4660" calcext:value-type="float">
            <text:p>-4660</text:p>
          </table:table-cell>
          <table:table-cell office:value-type="float" office:value="61155220" calcext:value-type="float">
            <text:p>61155220</text:p>
          </table:table-cell>
          <table:table-cell office:value-type="float" office:value="2122900" calcext:value-type="float">
            <text:p>2122900</text:p>
          </table:table-cell>
          <table:table-cell office:value-type="float" office:value="13413460" calcext:value-type="float">
            <text:p>13413460</text:p>
          </table:table-cell>
          <table:table-cell office:value-type="float" office:value="1302144" calcext:value-type="float">
            <text:p>1302144</text:p>
          </table:table-cell>
          <table:table-cell office:value-type="float" office:value="842964" calcext:value-type="float">
            <text:p>842964</text:p>
          </table:table-cell>
          <table:table-cell office:value-type="float" office:value="2600906" calcext:value-type="float">
            <text:p>2600906</text:p>
          </table:table-cell>
          <table:table-cell table:style-name="Default"/>
          <table:table-cell office:value-type="float" office:value="1603804" calcext:value-type="float">
            <text:p>1603804</text:p>
          </table:table-cell>
          <table:table-cell office:value-type="float" office:value="12868243" calcext:value-type="float">
            <text:p>12868243</text:p>
          </table:table-cell>
          <table:table-cell office:value-type="float" office:value="1526631" calcext:value-type="float">
            <text:p>1526631</text:p>
          </table:table-cell>
          <table:table-cell office:value-type="float" office:value="788674" calcext:value-type="float">
            <text:p>788674</text:p>
          </table:table-cell>
          <table:table-cell office:value-type="float" office:value="406171" calcext:value-type="float">
            <text:p>406171</text:p>
          </table:table-cell>
          <table:table-cell office:value-type="float" office:value="1274303" calcext:value-type="float">
            <text:p>1274303</text:p>
          </table:table-cell>
          <table:table-cell office:value-type="float" office:value="328104" calcext:value-type="float">
            <text:p>328104</text:p>
          </table:table-cell>
          <table:table-cell office:value-type="float" office:value="2963768" calcext:value-type="float">
            <text:p>2963768</text:p>
          </table:table-cell>
          <table:table-cell office:value-type="float" office:value="503949" calcext:value-type="float">
            <text:p>503949</text:p>
          </table:table-cell>
          <table:table-cell office:value-type="float" office:value="967487" calcext:value-type="float">
            <text:p>967487</text:p>
          </table:table-cell>
          <table:table-cell office:value-type="float" office:value="150210" calcext:value-type="float">
            <text:p>150210</text:p>
          </table:table-cell>
          <table:table-cell office:value-type="float" office:value="312535" calcext:value-type="float">
            <text:p>312535</text:p>
          </table:table-cell>
          <table:table-cell office:value-type="float" office:value="766194" calcext:value-type="float">
            <text:p>766194</text:p>
          </table:table-cell>
          <table:table-cell office:value-type="float" office:value="13520093" calcext:value-type="float">
            <text:p>13520093</text:p>
          </table:table-cell>
          <table:table-cell office:value-type="float" office:value="490120" calcext:value-type="float">
            <text:p>490120</text:p>
          </table:table-cell>
          <table:table-cell office:value-type="float" office:value="3614121" calcext:value-type="float">
            <text:p>3614121</text:p>
          </table:table-cell>
          <table:table-cell office:value-type="float" office:value="5461563" calcext:value-type="float">
            <text:p>5461563</text:p>
          </table:table-cell>
          <table:table-cell office:value-type="float" office:value="6502107" calcext:value-type="float">
            <text:p>6502107</text:p>
          </table:table-cell>
          <table:table-cell office:value-type="float" office:value="1656582" calcext:value-type="float">
            <text:p>1656582</text:p>
          </table:table-cell>
          <table:table-cell office:value-type="float" office:value="273109" calcext:value-type="float">
            <text:p>273109</text:p>
          </table:table-cell>
          <table:table-cell office:value-type="float" office:value="5059357" calcext:value-type="float">
            <text:p>5059357</text:p>
          </table:table-cell>
          <table:table-cell/>
          <table:table-cell office:value-type="float" office:value="3487560" calcext:value-type="float">
            <text:p>3487560</text:p>
          </table:table-cell>
          <table:table-cell office:value-type="float" office:value="194877" calcext:value-type="float">
            <text:p>194877</text:p>
          </table:table-cell>
          <table:table-cell/>
          <table:table-cell table:style-name="Default"/>
          <table:table-cell office:value-type="float" office:value="13667947" calcext:value-type="float">
            <text:p>13667947</text:p>
          </table:table-cell>
          <table:table-cell/>
          <table:table-cell office:value-type="float" office:value="151499" calcext:value-type="float">
            <text:p>151499</text:p>
          </table:table-cell>
          <table:table-cell office:value-type="float" office:value="119519" calcext:value-type="float">
            <text:p>119519</text:p>
          </table:table-cell>
          <table:table-cell office:value-type="float" office:value="1297841" calcext:value-type="float">
            <text:p>1297841</text:p>
          </table:table-cell>
          <table:table-cell office:value-type="float" office:value="13111" calcext:value-type="float">
            <text:p>13111</text:p>
          </table:table-cell>
          <table:table-cell office:value-type="float" office:value="1074590" calcext:value-type="float">
            <text:p>1074590</text:p>
          </table:table-cell>
          <table:table-cell/>
          <table:table-cell office:value-type="float" office:value="1392414" calcext:value-type="float">
            <text:p>1392414</text:p>
          </table:table-cell>
          <table:table-cell office:value-type="float" office:value="8535891" calcext:value-type="float">
            <text:p>8535891</text:p>
          </table:table-cell>
          <table:table-cell office:value-type="float" office:value="362074" calcext:value-type="float">
            <text:p>362074</text:p>
          </table:table-cell>
          <table:table-cell office:value-type="float" office:value="156033" calcext:value-type="float">
            <text:p>156033</text:p>
          </table:table-cell>
          <table:table-cell table:style-name="ce1" office:value-type="float" office:value="377660" calcext:value-type="float">
            <text:p>377660</text:p>
          </table:table-cell>
          <table:table-cell office:value-type="float" office:value="6320323" calcext:value-type="float">
            <text:p>6320323</text:p>
          </table:table-cell>
          <table:table-cell office:value-type="float" office:value="2769885" calcext:value-type="float">
            <text:p>2769885</text:p>
          </table:table-cell>
          <table:table-cell office:value-type="float" office:value="299103" calcext:value-type="float">
            <text:p>299103</text:p>
          </table:table-cell>
          <table:table-cell office:value-type="float" office:value="1699399" calcext:value-type="float">
            <text:p>1699399</text:p>
          </table:table-cell>
          <table:table-cell office:value-type="float" office:value="461765" calcext:value-type="float">
            <text:p>461765</text:p>
          </table:table-cell>
          <table:table-cell office:value-type="float" office:value="2498" calcext:value-type="float">
            <text:p>2498</text:p>
          </table:table-cell>
          <table:table-cell office:value-type="float" office:value="4503789" calcext:value-type="float">
            <text:p>4503789</text:p>
          </table:table-cell>
          <table:table-cell/>
          <table:table-cell office:value-type="float" office:value="1947544" calcext:value-type="float">
            <text:p>1947544</text:p>
          </table:table-cell>
          <table:table-cell office:value-type="float" office:value="6234915" calcext:value-type="float">
            <text:p>6234915</text:p>
          </table:table-cell>
          <table:table-cell/>
          <table:table-cell office:value-type="float" office:value="494209" calcext:value-type="float">
            <text:p>494209</text:p>
          </table:table-cell>
          <table:table-cell office:value-type="float" office:value="1902484" calcext:value-type="float">
            <text:p>1902484</text:p>
          </table:table-cell>
          <table:table-cell office:value-type="float" office:value="143223" calcext:value-type="float">
            <text:p>143223</text:p>
          </table:table-cell>
          <table:table-cell office:value-type="float" office:value="2292055" calcext:value-type="float">
            <text:p>2292055</text:p>
          </table:table-cell>
          <table:table-cell office:value-type="float" office:value="747574" calcext:value-type="float">
            <text:p>747574</text:p>
          </table:table-cell>
          <table:table-cell office:value-type="float" office:value="8528418" calcext:value-type="float">
            <text:p>8528418</text:p>
          </table:table-cell>
          <table:table-cell/>
          <table:table-cell office:value-type="float" office:value="277532" calcext:value-type="float">
            <text:p>277532</text:p>
          </table:table-cell>
          <table:table-cell office:value-type="float" office:value="1209628" calcext:value-type="float">
            <text:p>1209628</text:p>
          </table:table-cell>
          <table:table-cell office:value-type="float" office:value="3023807" calcext:value-type="float">
            <text:p>3023807</text:p>
          </table:table-cell>
          <table:table-cell office:value-type="float" office:value="2524195" calcext:value-type="float">
            <text:p>2524195</text:p>
          </table:table-cell>
          <table:table-cell office:value-type="float" office:value="5265799" calcext:value-type="float">
            <text:p>5265799</text:p>
          </table:table-cell>
          <table:table-cell office:value-type="float" office:value="2678653" calcext:value-type="float">
            <text:p>2678653</text:p>
          </table:table-cell>
          <table:table-cell office:value-type="float" office:value="167065" calcext:value-type="float">
            <text:p>167065</text:p>
          </table:table-cell>
          <table:table-cell office:value-type="float" office:value="511958" calcext:value-type="float">
            <text:p>511958</text:p>
          </table:table-cell>
          <table:table-cell office:value-type="float" office:value="2352000" calcext:value-type="float">
            <text:p>2352000</text:p>
          </table:table-cell>
          <table:table-cell office:value-type="float" office:value="22268" calcext:value-type="float">
            <text:p>22268</text:p>
          </table:table-cell>
          <table:table-cell office:value-type="float" office:value="2323422" calcext:value-type="float">
            <text:p>2323422</text:p>
          </table:table-cell>
          <table:table-cell office:value-type="float" office:value="1513723" calcext:value-type="float">
            <text:p>1513723</text:p>
          </table:table-cell>
          <table:table-cell office:value-type="float" office:value="466716" calcext:value-type="float">
            <text:p>466716</text:p>
          </table:table-cell>
          <table:table-cell office:value-type="float" office:value="753084" calcext:value-type="float">
            <text:p>753084</text:p>
          </table:table-cell>
          <table:table-cell office:value-type="float" office:value="1633157" calcext:value-type="float">
            <text:p>1633157</text:p>
          </table:table-cell>
          <table:table-cell/>
          <table:table-cell office:value-type="float" office:value="104090" calcext:value-type="float">
            <text:p>104090</text:p>
          </table:table-cell>
          <table:table-cell office:value-type="float" office:value="405999" calcext:value-type="float">
            <text:p>405999</text:p>
          </table:table-cell>
          <table:table-cell office:value-type="float" office:value="3138131" calcext:value-type="float">
            <text:p>3138131</text:p>
          </table:table-cell>
          <table:table-cell office:value-type="float" office:value="2126" calcext:value-type="float">
            <text:p>2126</text:p>
          </table:table-cell>
          <table:table-cell office:value-type="float" office:value="138247" calcext:value-type="float">
            <text:p>138247</text:p>
          </table:table-cell>
          <table:table-cell office:value-type="float" office:value="31706047" calcext:value-type="float">
            <text:p>31706047</text:p>
          </table:table-cell>
          <table:table-cell office:value-type="float" office:value="1092722" calcext:value-type="float">
            <text:p>1092722</text:p>
          </table:table-cell>
          <table:table-cell office:value-type="float" office:value="37738" calcext:value-type="float">
            <text:p>37738</text:p>
          </table:table-cell>
          <table:table-cell office:value-type="float" office:value="385345273" calcext:value-type="float">
            <text:p>385345273</text:p>
          </table:table-cell>
          <table:table-cell office:value-type="float" office:value="2083837" calcext:value-type="float">
            <text:p>2083837</text:p>
          </table:table-cell>
          <table:table-cell office:value-type="float" office:value="2958344" calcext:value-type="float">
            <text:p>2958344</text:p>
          </table:table-cell>
          <table:table-cell table:number-columns-repeated="2"/>
          <table:table-cell office:value-type="float" office:value="1752178" calcext:value-type="float">
            <text:p>1752178</text:p>
          </table:table-cell>
          <table:table-cell office:value-type="float" office:value="-417453" calcext:value-type="float">
            <text:p>-417453</text:p>
          </table:table-cell>
          <table:table-cell/>
          <table:table-cell office:value-type="float" office:value="-44676" calcext:value-type="float">
            <text:p>-44676</text:p>
          </table:table-cell>
          <table:table-cell office:value-type="float" office:value="7286077" calcext:value-type="float">
            <text:p>7286077</text:p>
          </table:table-cell>
          <table:table-cell office:value-type="float" office:value="146031" calcext:value-type="float">
            <text:p>146031</text:p>
          </table:table-cell>
          <table:table-cell table:style-name="Default"/>
          <table:table-cell/>
          <table:table-cell office:value-type="float" office:value="2402226" calcext:value-type="float">
            <text:p>2402226</text:p>
          </table:table-cell>
          <table:table-cell/>
          <table:table-cell office:value-type="float" office:value="647905" calcext:value-type="float">
            <text:p>647905</text:p>
          </table:table-cell>
          <table:table-cell office:value-type="float" office:value="-82205" calcext:value-type="float">
            <text:p>-82205</text:p>
          </table:table-cell>
          <table:table-cell table:number-columns-repeated="3"/>
          <table:table-cell office:value-type="float" office:value="151748" calcext:value-type="float">
            <text:p>151748</text:p>
          </table:table-cell>
          <table:table-cell table:style-name="Default"/>
          <table:table-cell office:value-type="float" office:value="3993391" calcext:value-type="float">
            <text:p>3993391</text:p>
          </table:table-cell>
          <table:table-cell office:value-type="float" office:value="1332004" calcext:value-type="float">
            <text:p>1332004</text:p>
          </table:table-cell>
          <table:table-cell office:value-type="float" office:value="500487" calcext:value-type="float">
            <text:p>500487</text:p>
          </table:table-cell>
          <table:table-cell/>
          <table:table-cell office:value-type="float" office:value="89331000" calcext:value-type="float">
            <text:p>89331000</text:p>
          </table:table-cell>
          <table:table-cell office:value-type="float" office:value="38493000" calcext:value-type="float">
            <text:p>38493000</text:p>
          </table:table-cell>
          <table:table-cell office:value-type="float" office:value="23294322" calcext:value-type="float">
            <text:p>23294322</text:p>
          </table:table-cell>
          <table:table-cell/>
          <table:table-cell office:value-type="float" office:value="2221990" calcext:value-type="float">
            <text:p>2221990</text:p>
          </table:table-cell>
          <table:table-cell office:value-type="float" office:value="840454" calcext:value-type="float">
            <text:p>840454</text:p>
          </table:table-cell>
          <table:table-cell office:value-type="float" office:value="484286" calcext:value-type="float">
            <text:p>484286</text:p>
          </table:table-cell>
          <table:table-cell office:value-type="float" office:value="1026697" calcext:value-type="float">
            <text:p>1026697</text:p>
          </table:table-cell>
          <table:table-cell office:value-type="float" office:value="-19352" calcext:value-type="float">
            <text:p>-19352</text:p>
          </table:table-cell>
          <table:table-cell office:value-type="float" office:value="401945" calcext:value-type="float">
            <text:p>401945</text:p>
          </table:table-cell>
          <table:table-cell office:value-type="float" office:value="7434756" calcext:value-type="float">
            <text:p>7434756</text:p>
          </table:table-cell>
          <table:table-cell office:value-type="float" office:value="3340110" calcext:value-type="float">
            <text:p>3340110</text:p>
          </table:table-cell>
          <table:table-cell office:value-type="float" office:value="606313" calcext:value-type="float">
            <text:p>606313</text:p>
          </table:table-cell>
          <table:table-cell/>
          <table:table-cell office:value-type="float" office:value="27948009" calcext:value-type="float">
            <text:p>27948009</text:p>
          </table:table-cell>
          <table:table-cell office:value-type="float" office:value="1526583" calcext:value-type="float">
            <text:p>1526583</text:p>
          </table:table-cell>
          <table:table-cell table:number-columns-repeated="2"/>
          <table:table-cell office:value-type="float" office:value="583533" calcext:value-type="float">
            <text:p>583533</text:p>
          </table:table-cell>
          <table:table-cell office:value-type="float" office:value="1942979" calcext:value-type="float">
            <text:p>1942979</text:p>
          </table:table-cell>
          <table:table-cell office:value-type="float" office:value="1134372" calcext:value-type="float">
            <text:p>1134372</text:p>
          </table:table-cell>
          <table:table-cell office:value-type="float" office:value="1567884" calcext:value-type="float">
            <text:p>1567884</text:p>
          </table:table-cell>
          <table:table-cell office:value-type="float" office:value="709884" calcext:value-type="float">
            <text:p>709884</text:p>
          </table:table-cell>
          <table:table-cell office:value-type="float" office:value="-805160" calcext:value-type="float">
            <text:p>-805160</text:p>
          </table:table-cell>
          <table:table-cell office:value-type="float" office:value="3047960" calcext:value-type="float">
            <text:p>3047960</text:p>
          </table:table-cell>
          <table:table-cell/>
          <table:table-cell office:value-type="float" office:value="709886" calcext:value-type="float">
            <text:p>709886</text:p>
          </table:table-cell>
          <table:table-cell office:value-type="float" office:value="1358629" calcext:value-type="float">
            <text:p>1358629</text:p>
          </table:table-cell>
          <table:table-cell office:value-type="float" office:value="-120275" calcext:value-type="float">
            <text:p>-120275</text:p>
          </table:table-cell>
          <table:table-cell office:value-type="float" office:value="-294637" calcext:value-type="float">
            <text:p>-294637</text:p>
          </table:table-cell>
          <table:table-cell office:value-type="float" office:value="1500032" calcext:value-type="float">
            <text:p>1500032</text:p>
          </table:table-cell>
          <table:table-cell office:value-type="float" office:value="3024620" calcext:value-type="float">
            <text:p>3024620</text:p>
          </table:table-cell>
          <table:table-cell office:value-type="float" office:value="3337021" calcext:value-type="float">
            <text:p>3337021</text:p>
          </table:table-cell>
          <table:table-cell office:value-type="float" office:value="214342" calcext:value-type="float">
            <text:p>214342</text:p>
          </table:table-cell>
          <table:table-cell office:value-type="float" office:value="256007" calcext:value-type="float">
            <text:p>256007</text:p>
          </table:table-cell>
          <table:table-cell office:value-type="float" office:value="16403" calcext:value-type="float">
            <text:p>16403</text:p>
          </table:table-cell>
          <table:table-cell office:value-type="float" office:value="29787244" calcext:value-type="float">
            <text:p>29787244</text:p>
          </table:table-cell>
          <table:table-cell/>
          <table:table-cell office:value-type="float" office:value="188770215" calcext:value-type="float">
            <text:p>188770215</text:p>
          </table:table-cell>
          <table:table-cell/>
          <table:table-cell office:value-type="float" office:value="90763" calcext:value-type="float">
            <text:p>90763</text:p>
          </table:table-cell>
          <table:table-cell office:value-type="float" office:value="555115" calcext:value-type="float">
            <text:p>555115</text:p>
          </table:table-cell>
          <table:table-cell office:value-type="float" office:value="-268646" calcext:value-type="float">
            <text:p>-268646</text:p>
          </table:table-cell>
          <table:table-cell office:value-type="float" office:value="-563543" calcext:value-type="float">
            <text:p>-563543</text:p>
          </table:table-cell>
          <table:table-cell office:value-type="float" office:value="1279492" calcext:value-type="float">
            <text:p>1279492</text:p>
          </table:table-cell>
          <table:table-cell table:style-name="Default"/>
          <table:table-cell/>
          <table:table-cell office:value-type="float" office:value="2730380" calcext:value-type="float">
            <text:p>2730380</text:p>
          </table:table-cell>
          <table:table-cell office:value-type="float" office:value="4652729" calcext:value-type="float">
            <text:p>4652729</text:p>
          </table:table-cell>
          <table:table-cell office:value-type="float" office:value="3944642" calcext:value-type="float">
            <text:p>3944642</text:p>
          </table:table-cell>
          <table:table-cell office:value-type="float" office:value="5766" calcext:value-type="float">
            <text:p>5766</text:p>
          </table:table-cell>
          <table:table-cell/>
          <table:table-cell office:value-type="float" office:value="-80004" calcext:value-type="float">
            <text:p>-80004</text:p>
          </table:table-cell>
          <table:table-cell office:value-type="float" office:value="56079" calcext:value-type="float">
            <text:p>56079</text:p>
          </table:table-cell>
          <table:table-cell office:value-type="float" office:value="29682" calcext:value-type="float">
            <text:p>29682</text:p>
          </table:table-cell>
          <table:table-cell office:value-type="float" office:value="682220" calcext:value-type="float">
            <text:p>682220</text:p>
          </table:table-cell>
          <table:table-cell/>
          <table:table-cell table:style-name="Default"/>
          <table:table-cell office:value-type="float" office:value="383937" calcext:value-type="float">
            <text:p>383937</text:p>
          </table:table-cell>
          <table:table-cell office:value-type="float" office:value="101" calcext:value-type="float">
            <text:p>101</text:p>
          </table:table-cell>
          <table:table-cell office:value-type="float" office:value="-686092" calcext:value-type="float">
            <text:p>-686092</text:p>
          </table:table-cell>
          <table:table-cell/>
          <table:table-cell office:value-type="float" office:value="146031" calcext:value-type="float">
            <text:p>146031</text:p>
          </table:table-cell>
          <table:table-cell office:value-type="float" office:value="291809" calcext:value-type="float">
            <text:p>291809</text:p>
          </table:table-cell>
          <table:table-cell office:value-type="float" office:value="213264" calcext:value-type="float">
            <text:p>213264</text:p>
          </table:table-cell>
          <table:table-cell office:value-type="float" office:value="5200221" calcext:value-type="float">
            <text:p>5200221</text:p>
          </table:table-cell>
          <table:table-cell office:value-type="float" office:value="1470858" calcext:value-type="float">
            <text:p>1470858</text:p>
          </table:table-cell>
          <table:table-cell/>
          <table:table-cell office:value-type="float" office:value="362240000" calcext:value-type="float">
            <text:p>362240000</text:p>
          </table:table-cell>
          <table:table-cell/>
          <table:table-cell office:value-type="float" office:value="263222" calcext:value-type="float">
            <text:p>263222</text:p>
          </table:table-cell>
          <table:table-cell office:value-type="float" office:value="9852" calcext:value-type="float">
            <text:p>9852</text:p>
          </table:table-cell>
          <table:table-cell office:value-type="float" office:value="34152" calcext:value-type="float">
            <text:p>34152</text:p>
          </table:table-cell>
          <table:table-cell office:value-type="float" office:value="5760894" calcext:value-type="float">
            <text:p>5760894</text:p>
          </table:table-cell>
          <table:table-cell/>
          <table:table-cell office:value-type="float" office:value="637693" calcext:value-type="float">
            <text:p>637693</text:p>
          </table:table-cell>
          <table:table-cell table:number-columns-repeated="2"/>
          <table:table-cell office:value-type="float" office:value="729249" calcext:value-type="float">
            <text:p>729249</text:p>
          </table:table-cell>
          <table:table-cell office:value-type="float" office:value="59368" calcext:value-type="float">
            <text:p>59368</text:p>
          </table:table-cell>
          <table:table-cell office:value-type="float" office:value="2075191" calcext:value-type="float">
            <text:p>2075191</text:p>
          </table:table-cell>
          <table:table-cell table:number-columns-repeated="2"/>
          <table:table-cell office:value-type="float" office:value="1767028" calcext:value-type="float">
            <text:p>1767028</text:p>
          </table:table-cell>
          <table:table-cell table:style-name="Default"/>
          <table:table-cell office:value-type="float" office:value="-51165" calcext:value-type="float">
            <text:p>-51165</text:p>
          </table:table-cell>
          <table:table-cell office:value-type="float" office:value="2718413" calcext:value-type="float">
            <text:p>2718413</text:p>
          </table:table-cell>
          <table:table-cell office:value-type="float" office:value="-978398" calcext:value-type="float">
            <text:p>-978398</text:p>
          </table:table-cell>
          <table:table-cell table:style-name="Default" table:number-columns-repeated="2"/>
          <table:table-cell/>
          <table:table-cell office:value-type="float" office:value="942407" calcext:value-type="float">
            <text:p>942407</text:p>
          </table:table-cell>
          <table:table-cell office:value-type="float" office:value="2467336" calcext:value-type="float">
            <text:p>2467336</text:p>
          </table:table-cell>
          <table:table-cell office:value-type="float" office:value="1995307" calcext:value-type="float">
            <text:p>1995307</text:p>
          </table:table-cell>
          <table:table-cell office:value-type="float" office:value="4756542" calcext:value-type="float">
            <text:p>4756542</text:p>
          </table:table-cell>
          <table:table-cell office:value-type="float" office:value="-398227" calcext:value-type="float">
            <text:p>-398227</text:p>
          </table:table-cell>
          <table:table-cell office:value-type="float" office:value="1454788" calcext:value-type="float">
            <text:p>1454788</text:p>
          </table:table-cell>
          <table:table-cell office:value-type="float" office:value="1135084" calcext:value-type="float">
            <text:p>1135084</text:p>
          </table:table-cell>
          <table:table-cell/>
          <table:table-cell office:value-type="float" office:value="1873788" calcext:value-type="float">
            <text:p>1873788</text:p>
          </table:table-cell>
          <table:table-cell office:value-type="float" office:value="69071" calcext:value-type="float">
            <text:p>69071</text:p>
          </table:table-cell>
          <table:table-cell office:value-type="float" office:value="488956" calcext:value-type="float">
            <text:p>488956</text:p>
          </table:table-cell>
          <table:table-cell office:value-type="float" office:value="379704" calcext:value-type="float">
            <text:p>379704</text:p>
          </table:table-cell>
          <table:table-cell office:value-type="float" office:value="559734" calcext:value-type="float">
            <text:p>559734</text:p>
          </table:table-cell>
          <table:table-cell office:value-type="float" office:value="268764" calcext:value-type="float">
            <text:p>268764</text:p>
          </table:table-cell>
          <table:table-cell office:value-type="float" office:value="2243529" calcext:value-type="float">
            <text:p>2243529</text:p>
          </table:table-cell>
          <table:table-cell table:number-columns-repeated="2"/>
          <table:table-cell office:value-type="float" office:value="70985" calcext:value-type="float">
            <text:p>70985</text:p>
          </table:table-cell>
          <table:table-cell office:value-type="float" office:value="94711" calcext:value-type="float">
            <text:p>94711</text:p>
          </table:table-cell>
          <table:table-cell/>
          <table:table-cell office:value-type="float" office:value="694435" calcext:value-type="float">
            <text:p>694435</text:p>
          </table:table-cell>
          <table:table-cell office:value-type="float" office:value="55545" calcext:value-type="float">
            <text:p>55545</text:p>
          </table:table-cell>
          <table:table-cell office:value-type="float" office:value="13142" calcext:value-type="float">
            <text:p>13142</text:p>
          </table:table-cell>
          <table:table-cell table:style-name="Default"/>
          <table:table-cell office:value-type="float" office:value="11072372" calcext:value-type="float">
            <text:p>11072372</text:p>
          </table:table-cell>
          <table:table-cell office:value-type="float" office:value="10881850" calcext:value-type="float">
            <text:p>10881850</text:p>
          </table:table-cell>
          <table:table-cell office:value-type="float" office:value="301938" calcext:value-type="float">
            <text:p>301938</text:p>
          </table:table-cell>
          <table:table-cell office:value-type="float" office:value="104090" calcext:value-type="float">
            <text:p>104090</text:p>
          </table:table-cell>
          <table:table-cell office:value-type="float" office:value="448315" calcext:value-type="float">
            <text:p>448315</text:p>
          </table:table-cell>
          <table:table-cell office:value-type="float" office:value="1676952" calcext:value-type="float">
            <text:p>1676952</text:p>
          </table:table-cell>
          <table:table-cell office:value-type="float" office:value="17618" calcext:value-type="float">
            <text:p>17618</text:p>
          </table:table-cell>
          <table:table-cell office:value-type="float" office:value="376446" calcext:value-type="float">
            <text:p>376446</text:p>
          </table:table-cell>
          <table:table-cell office:value-type="float" office:value="-995937" calcext:value-type="float">
            <text:p>-995937</text:p>
          </table:table-cell>
          <table:table-cell office:value-type="float" office:value="222092" calcext:value-type="float">
            <text:p>222092</text:p>
          </table:table-cell>
          <table:table-cell office:value-type="float" office:value="35216" calcext:value-type="float">
            <text:p>35216</text:p>
          </table:table-cell>
          <table:table-cell office:value-type="float" office:value="44474751" calcext:value-type="float">
            <text:p>44474751</text:p>
          </table:table-cell>
          <table:table-cell office:value-type="float" office:value="118331831" calcext:value-type="float">
            <text:p>118331831</text:p>
          </table:table-cell>
          <table:table-cell office:value-type="float" office:value="1296805" calcext:value-type="float">
            <text:p>1296805</text:p>
          </table:table-cell>
          <table:table-cell office:value-type="float" office:value="-211681" calcext:value-type="float">
            <text:p>-211681</text:p>
          </table:table-cell>
          <table:table-cell office:value-type="float" office:value="1084340" calcext:value-type="float">
            <text:p>1084340</text:p>
          </table:table-cell>
          <table:table-cell office:value-type="float" office:value="2196693" calcext:value-type="float">
            <text:p>2196693</text:p>
          </table:table-cell>
          <table:table-cell office:value-type="float" office:value="4108374" calcext:value-type="float">
            <text:p>4108374</text:p>
          </table:table-cell>
          <table:table-cell office:value-type="float" office:value="86944" calcext:value-type="float">
            <text:p>86944</text:p>
          </table:table-cell>
          <table:table-cell office:value-type="float" office:value="581647" calcext:value-type="float">
            <text:p>581647</text:p>
          </table:table-cell>
          <table:table-cell office:value-type="float" office:value="407994" calcext:value-type="float">
            <text:p>407994</text:p>
          </table:table-cell>
          <table:table-cell office:value-type="float" office:value="1918902" calcext:value-type="float">
            <text:p>1918902</text:p>
          </table:table-cell>
          <table:table-cell office:value-type="float" office:value="7595686" calcext:value-type="float">
            <text:p>7595686</text:p>
          </table:table-cell>
          <table:table-cell office:value-type="float" office:value="213290" calcext:value-type="float">
            <text:p>213290</text:p>
          </table:table-cell>
          <table:table-cell/>
          <table:table-cell office:value-type="float" office:value="76962" calcext:value-type="float">
            <text:p>76962</text:p>
          </table:table-cell>
          <table:table-cell office:value-type="float" office:value="19061497" calcext:value-type="float">
            <text:p>19061497</text:p>
          </table:table-cell>
          <table:table-cell office:value-type="float" office:value="150545096" calcext:value-type="float">
            <text:p>150545096</text:p>
          </table:table-cell>
          <table:table-cell office:value-type="float" office:value="556715" calcext:value-type="float">
            <text:p>556715</text:p>
          </table:table-cell>
          <table:table-cell office:value-type="float" office:value="4316919" calcext:value-type="float">
            <text:p>4316919</text:p>
          </table:table-cell>
          <table:table-cell office:value-type="float" office:value="174688" calcext:value-type="float">
            <text:p>174688</text:p>
          </table:table-cell>
          <table:table-cell office:value-type="float" office:value="35603" calcext:value-type="float">
            <text:p>35603</text:p>
          </table:table-cell>
          <table:table-cell office:value-type="float" office:value="4707739" calcext:value-type="float">
            <text:p>4707739</text:p>
          </table:table-cell>
          <table:table-cell office:value-type="float" office:value="-15267" calcext:value-type="float">
            <text:p>-15267</text:p>
          </table:table-cell>
          <table:table-cell office:value-type="float" office:value="2169025" calcext:value-type="float">
            <text:p>2169025</text:p>
          </table:table-cell>
          <table:table-cell/>
          <table:table-cell office:value-type="float" office:value="485395" calcext:value-type="float">
            <text:p>485395</text:p>
          </table:table-cell>
          <table:table-cell/>
          <table:table-cell office:value-type="float" office:value="333" calcext:value-type="float">
            <text:p>333</text:p>
          </table:table-cell>
        </table:table-row>
        <table:table-row table:style-name="ro2">
          <table:table-cell office:value-type="string" calcext:value-type="string">
            <text:p>03-2014</text:p>
          </table:table-cell>
          <table:table-cell office:value-type="float" office:value="5879543" calcext:value-type="float">
            <text:p>5879543</text:p>
          </table:table-cell>
          <table:table-cell office:value-type="float" office:value="-13607" calcext:value-type="float">
            <text:p>-13607</text:p>
          </table:table-cell>
          <table:table-cell office:value-type="float" office:value="73910" calcext:value-type="float">
            <text:p>73910</text:p>
          </table:table-cell>
          <table:table-cell office:value-type="float" office:value="38749" calcext:value-type="float">
            <text:p>38749</text:p>
          </table:table-cell>
          <table:table-cell office:value-type="float" office:value="769876" calcext:value-type="float">
            <text:p>769876</text:p>
          </table:table-cell>
          <table:table-cell/>
          <table:table-cell office:value-type="float" office:value="3870873" calcext:value-type="float">
            <text:p>3870873</text:p>
          </table:table-cell>
          <table:table-cell office:value-type="float" office:value="43624100" calcext:value-type="float">
            <text:p>43624100</text:p>
          </table:table-cell>
          <table:table-cell office:value-type="float" office:value="2429332" calcext:value-type="float">
            <text:p>2429332</text:p>
          </table:table-cell>
          <table:table-cell office:value-type="float" office:value="590689" calcext:value-type="float">
            <text:p>590689</text:p>
          </table:table-cell>
          <table:table-cell office:value-type="float" office:value="557348" calcext:value-type="float">
            <text:p>557348</text:p>
          </table:table-cell>
          <table:table-cell table:number-columns-repeated="3"/>
          <table:table-cell office:value-type="float" office:value="3051912" calcext:value-type="float">
            <text:p>3051912</text:p>
          </table:table-cell>
          <table:table-cell table:style-name="Default"/>
          <table:table-cell office:value-type="float" office:value="14220830" calcext:value-type="float">
            <text:p>14220830</text:p>
          </table:table-cell>
          <table:table-cell table:number-columns-repeated="2"/>
          <table:table-cell office:value-type="float" office:value="78973949" calcext:value-type="float">
            <text:p>78973949</text:p>
          </table:table-cell>
          <table:table-cell/>
          <table:table-cell office:value-type="float" office:value="362411" calcext:value-type="float">
            <text:p>362411</text:p>
          </table:table-cell>
          <table:table-cell office:value-type="float" office:value="-52197" calcext:value-type="float">
            <text:p>-52197</text:p>
          </table:table-cell>
          <table:table-cell office:value-type="float" office:value="83676" calcext:value-type="float">
            <text:p>83676</text:p>
          </table:table-cell>
          <table:table-cell office:value-type="float" office:value="7252728" calcext:value-type="float">
            <text:p>7252728</text:p>
          </table:table-cell>
          <table:table-cell office:value-type="float" office:value="2127742" calcext:value-type="float">
            <text:p>2127742</text:p>
          </table:table-cell>
          <table:table-cell office:value-type="float" office:value="1228633" calcext:value-type="float">
            <text:p>1228633</text:p>
          </table:table-cell>
          <table:table-cell office:value-type="float" office:value="1666078" calcext:value-type="float">
            <text:p>1666078</text:p>
          </table:table-cell>
          <table:table-cell office:value-type="float" office:value="79242116" calcext:value-type="float">
            <text:p>79242116</text:p>
          </table:table-cell>
          <table:table-cell office:value-type="float" office:value="78845901" calcext:value-type="float">
            <text:p>78845901</text:p>
          </table:table-cell>
          <table:table-cell office:value-type="float" office:value="517151" calcext:value-type="float">
            <text:p>517151</text:p>
          </table:table-cell>
          <table:table-cell office:value-type="float" office:value="5418651" calcext:value-type="float">
            <text:p>5418651</text:p>
          </table:table-cell>
          <table:table-cell office:value-type="float" office:value="295363" calcext:value-type="float">
            <text:p>295363</text:p>
          </table:table-cell>
          <table:table-cell office:value-type="float" office:value="22227" calcext:value-type="float">
            <text:p>22227</text:p>
          </table:table-cell>
          <table:table-cell office:value-type="float" office:value="672099" calcext:value-type="float">
            <text:p>672099</text:p>
          </table:table-cell>
          <table:table-cell office:value-type="float" office:value="723488" calcext:value-type="float">
            <text:p>723488</text:p>
          </table:table-cell>
          <table:table-cell office:value-type="float" office:value="58058" calcext:value-type="float">
            <text:p>58058</text:p>
          </table:table-cell>
          <table:table-cell office:value-type="float" office:value="3400014" calcext:value-type="float">
            <text:p>3400014</text:p>
          </table:table-cell>
          <table:table-cell office:value-type="float" office:value="1273419" calcext:value-type="float">
            <text:p>1273419</text:p>
          </table:table-cell>
          <table:table-cell office:value-type="float" office:value="1093" calcext:value-type="float">
            <text:p>1093</text:p>
          </table:table-cell>
          <table:table-cell office:value-type="float" office:value="186717" calcext:value-type="float">
            <text:p>186717</text:p>
          </table:table-cell>
          <table:table-cell table:style-name="Default"/>
          <table:table-cell/>
          <table:table-cell office:value-type="float" office:value="-76661" calcext:value-type="float">
            <text:p>-76661</text:p>
          </table:table-cell>
          <table:table-cell office:value-type="float" office:value="9900931" calcext:value-type="float">
            <text:p>9900931</text:p>
          </table:table-cell>
          <table:table-cell office:value-type="float" office:value="6218036" calcext:value-type="float">
            <text:p>6218036</text:p>
          </table:table-cell>
          <table:table-cell office:value-type="float" office:value="9363713" calcext:value-type="float">
            <text:p>9363713</text:p>
          </table:table-cell>
          <table:table-cell office:value-type="float" office:value="717440" calcext:value-type="float">
            <text:p>717440</text:p>
          </table:table-cell>
          <table:table-cell office:value-type="float" office:value="7515211" calcext:value-type="float">
            <text:p>7515211</text:p>
          </table:table-cell>
          <table:table-cell office:value-type="float" office:value="1133961" calcext:value-type="float">
            <text:p>1133961</text:p>
          </table:table-cell>
          <table:table-cell office:value-type="float" office:value="15372549" calcext:value-type="float">
            <text:p>15372549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6407" calcext:value-type="float">
            <text:p>36407</text:p>
          </table:table-cell>
          <table:table-cell office:value-type="float" office:value="3229778" calcext:value-type="float">
            <text:p>3229778</text:p>
          </table:table-cell>
          <table:table-cell office:value-type="float" office:value="1491899" calcext:value-type="float">
            <text:p>1491899</text:p>
          </table:table-cell>
          <table:table-cell office:value-type="float" office:value="-4675" calcext:value-type="float">
            <text:p>-4675</text:p>
          </table:table-cell>
          <table:table-cell office:value-type="float" office:value="58565581" calcext:value-type="float">
            <text:p>58565581</text:p>
          </table:table-cell>
          <table:table-cell office:value-type="float" office:value="2160446" calcext:value-type="float">
            <text:p>2160446</text:p>
          </table:table-cell>
          <table:table-cell office:value-type="float" office:value="13800789" calcext:value-type="float">
            <text:p>13800789</text:p>
          </table:table-cell>
          <table:table-cell office:value-type="float" office:value="1291730" calcext:value-type="float">
            <text:p>1291730</text:p>
          </table:table-cell>
          <table:table-cell office:value-type="float" office:value="928704" calcext:value-type="float">
            <text:p>928704</text:p>
          </table:table-cell>
          <table:table-cell office:value-type="float" office:value="2644252" calcext:value-type="float">
            <text:p>2644252</text:p>
          </table:table-cell>
          <table:table-cell table:style-name="Default"/>
          <table:table-cell office:value-type="float" office:value="1601622" calcext:value-type="float">
            <text:p>1601622</text:p>
          </table:table-cell>
          <table:table-cell office:value-type="float" office:value="12903164" calcext:value-type="float">
            <text:p>12903164</text:p>
          </table:table-cell>
          <table:table-cell office:value-type="float" office:value="1522481" calcext:value-type="float">
            <text:p>1522481</text:p>
          </table:table-cell>
          <table:table-cell office:value-type="float" office:value="756531" calcext:value-type="float">
            <text:p>756531</text:p>
          </table:table-cell>
          <table:table-cell office:value-type="float" office:value="232937" calcext:value-type="float">
            <text:p>232937</text:p>
          </table:table-cell>
          <table:table-cell office:value-type="float" office:value="1276553" calcext:value-type="float">
            <text:p>1276553</text:p>
          </table:table-cell>
          <table:table-cell office:value-type="float" office:value="327736" calcext:value-type="float">
            <text:p>327736</text:p>
          </table:table-cell>
          <table:table-cell office:value-type="float" office:value="3119977" calcext:value-type="float">
            <text:p>3119977</text:p>
          </table:table-cell>
          <table:table-cell office:value-type="float" office:value="493787" calcext:value-type="float">
            <text:p>493787</text:p>
          </table:table-cell>
          <table:table-cell office:value-type="float" office:value="1045336" calcext:value-type="float">
            <text:p>1045336</text:p>
          </table:table-cell>
          <table:table-cell office:value-type="float" office:value="151642" calcext:value-type="float">
            <text:p>151642</text:p>
          </table:table-cell>
          <table:table-cell office:value-type="float" office:value="309354" calcext:value-type="float">
            <text:p>309354</text:p>
          </table:table-cell>
          <table:table-cell office:value-type="float" office:value="752655" calcext:value-type="float">
            <text:p>752655</text:p>
          </table:table-cell>
          <table:table-cell office:value-type="float" office:value="13753348" calcext:value-type="float">
            <text:p>13753348</text:p>
          </table:table-cell>
          <table:table-cell office:value-type="float" office:value="499428" calcext:value-type="float">
            <text:p>499428</text:p>
          </table:table-cell>
          <table:table-cell office:value-type="float" office:value="3692482" calcext:value-type="float">
            <text:p>3692482</text:p>
          </table:table-cell>
          <table:table-cell office:value-type="float" office:value="5523362" calcext:value-type="float">
            <text:p>5523362</text:p>
          </table:table-cell>
          <table:table-cell office:value-type="float" office:value="5922135" calcext:value-type="float">
            <text:p>5922135</text:p>
          </table:table-cell>
          <table:table-cell office:value-type="float" office:value="1639717" calcext:value-type="float">
            <text:p>1639717</text:p>
          </table:table-cell>
          <table:table-cell office:value-type="float" office:value="273654" calcext:value-type="float">
            <text:p>273654</text:p>
          </table:table-cell>
          <table:table-cell office:value-type="float" office:value="5318008" calcext:value-type="float">
            <text:p>5318008</text:p>
          </table:table-cell>
          <table:table-cell/>
          <table:table-cell office:value-type="float" office:value="3950232" calcext:value-type="float">
            <text:p>3950232</text:p>
          </table:table-cell>
          <table:table-cell office:value-type="float" office:value="173728" calcext:value-type="float">
            <text:p>173728</text:p>
          </table:table-cell>
          <table:table-cell/>
          <table:table-cell table:style-name="Default"/>
          <table:table-cell office:value-type="float" office:value="13759448" calcext:value-type="float">
            <text:p>13759448</text:p>
          </table:table-cell>
          <table:table-cell/>
          <table:table-cell office:value-type="float" office:value="151127" calcext:value-type="float">
            <text:p>151127</text:p>
          </table:table-cell>
          <table:table-cell office:value-type="float" office:value="118715" calcext:value-type="float">
            <text:p>118715</text:p>
          </table:table-cell>
          <table:table-cell office:value-type="float" office:value="1325372" calcext:value-type="float">
            <text:p>1325372</text:p>
          </table:table-cell>
          <table:table-cell office:value-type="float" office:value="15816" calcext:value-type="float">
            <text:p>15816</text:p>
          </table:table-cell>
          <table:table-cell office:value-type="float" office:value="1049145" calcext:value-type="float">
            <text:p>1049145</text:p>
          </table:table-cell>
          <table:table-cell/>
          <table:table-cell office:value-type="float" office:value="1337989" calcext:value-type="float">
            <text:p>1337989</text:p>
          </table:table-cell>
          <table:table-cell office:value-type="float" office:value="8206930" calcext:value-type="float">
            <text:p>8206930</text:p>
          </table:table-cell>
          <table:table-cell office:value-type="float" office:value="358612" calcext:value-type="float">
            <text:p>358612</text:p>
          </table:table-cell>
          <table:table-cell office:value-type="float" office:value="159164" calcext:value-type="float">
            <text:p>159164</text:p>
          </table:table-cell>
          <table:table-cell/>
          <table:table-cell office:value-type="float" office:value="6444049" calcext:value-type="float">
            <text:p>6444049</text:p>
          </table:table-cell>
          <table:table-cell office:value-type="float" office:value="2813216" calcext:value-type="float">
            <text:p>2813216</text:p>
          </table:table-cell>
          <table:table-cell office:value-type="float" office:value="304698" calcext:value-type="float">
            <text:p>304698</text:p>
          </table:table-cell>
          <table:table-cell office:value-type="float" office:value="1754924" calcext:value-type="float">
            <text:p>1754924</text:p>
          </table:table-cell>
          <table:table-cell office:value-type="float" office:value="472119" calcext:value-type="float">
            <text:p>472119</text:p>
          </table:table-cell>
          <table:table-cell office:value-type="float" office:value="3447" calcext:value-type="float">
            <text:p>3447</text:p>
          </table:table-cell>
          <table:table-cell office:value-type="float" office:value="4602131" calcext:value-type="float">
            <text:p>4602131</text:p>
          </table:table-cell>
          <table:table-cell/>
          <table:table-cell office:value-type="float" office:value="2026933" calcext:value-type="float">
            <text:p>2026933</text:p>
          </table:table-cell>
          <table:table-cell office:value-type="float" office:value="6384986" calcext:value-type="float">
            <text:p>6384986</text:p>
          </table:table-cell>
          <table:table-cell/>
          <table:table-cell office:value-type="float" office:value="485679" calcext:value-type="float">
            <text:p>485679</text:p>
          </table:table-cell>
          <table:table-cell office:value-type="float" office:value="1893457" calcext:value-type="float">
            <text:p>1893457</text:p>
          </table:table-cell>
          <table:table-cell table:style-name="Default"/>
          <table:table-cell office:value-type="float" office:value="2422855" calcext:value-type="float">
            <text:p>2422855</text:p>
          </table:table-cell>
          <table:table-cell office:value-type="float" office:value="736131" calcext:value-type="float">
            <text:p>736131</text:p>
          </table:table-cell>
          <table:table-cell office:value-type="float" office:value="9377196" calcext:value-type="float">
            <text:p>9377196</text:p>
          </table:table-cell>
          <table:table-cell/>
          <table:table-cell office:value-type="float" office:value="252380" calcext:value-type="float">
            <text:p>252380</text:p>
          </table:table-cell>
          <table:table-cell office:value-type="float" office:value="1224733" calcext:value-type="float">
            <text:p>1224733</text:p>
          </table:table-cell>
          <table:table-cell office:value-type="float" office:value="2915364" calcext:value-type="float">
            <text:p>2915364</text:p>
          </table:table-cell>
          <table:table-cell office:value-type="float" office:value="2600439" calcext:value-type="float">
            <text:p>2600439</text:p>
          </table:table-cell>
          <table:table-cell office:value-type="float" office:value="5423909" calcext:value-type="float">
            <text:p>5423909</text:p>
          </table:table-cell>
          <table:table-cell office:value-type="float" office:value="3012018" calcext:value-type="float">
            <text:p>3012018</text:p>
          </table:table-cell>
          <table:table-cell office:value-type="float" office:value="377915" calcext:value-type="float">
            <text:p>377915</text:p>
          </table:table-cell>
          <table:table-cell office:value-type="float" office:value="514372" calcext:value-type="float">
            <text:p>514372</text:p>
          </table:table-cell>
          <table:table-cell office:value-type="float" office:value="2413063" calcext:value-type="float">
            <text:p>2413063</text:p>
          </table:table-cell>
          <table:table-cell office:value-type="float" office:value="24296" calcext:value-type="float">
            <text:p>24296</text:p>
          </table:table-cell>
          <table:table-cell office:value-type="float" office:value="2447492" calcext:value-type="float">
            <text:p>2447492</text:p>
          </table:table-cell>
          <table:table-cell office:value-type="float" office:value="1529828" calcext:value-type="float">
            <text:p>1529828</text:p>
          </table:table-cell>
          <table:table-cell office:value-type="float" office:value="466940" calcext:value-type="float">
            <text:p>466940</text:p>
          </table:table-cell>
          <table:table-cell office:value-type="float" office:value="761882" calcext:value-type="float">
            <text:p>761882</text:p>
          </table:table-cell>
          <table:table-cell office:value-type="float" office:value="1664161" calcext:value-type="float">
            <text:p>1664161</text:p>
          </table:table-cell>
          <table:table-cell/>
          <table:table-cell office:value-type="float" office:value="96639" calcext:value-type="float">
            <text:p>96639</text:p>
          </table:table-cell>
          <table:table-cell office:value-type="float" office:value="417517" calcext:value-type="float">
            <text:p>417517</text:p>
          </table:table-cell>
          <table:table-cell office:value-type="float" office:value="3129137" calcext:value-type="float">
            <text:p>3129137</text:p>
          </table:table-cell>
          <table:table-cell office:value-type="float" office:value="2265" calcext:value-type="float">
            <text:p>2265</text:p>
          </table:table-cell>
          <table:table-cell office:value-type="float" office:value="160090" calcext:value-type="float">
            <text:p>160090</text:p>
          </table:table-cell>
          <table:table-cell office:value-type="float" office:value="33208206" calcext:value-type="float">
            <text:p>33208206</text:p>
          </table:table-cell>
          <table:table-cell office:value-type="float" office:value="368818" calcext:value-type="float">
            <text:p>368818</text:p>
          </table:table-cell>
          <table:table-cell office:value-type="float" office:value="30475" calcext:value-type="float">
            <text:p>30475</text:p>
          </table:table-cell>
          <table:table-cell office:value-type="float" office:value="395688720" calcext:value-type="float">
            <text:p>395688720</text:p>
          </table:table-cell>
          <table:table-cell office:value-type="float" office:value="2180076" calcext:value-type="float">
            <text:p>2180076</text:p>
          </table:table-cell>
          <table:table-cell office:value-type="float" office:value="3017719" calcext:value-type="float">
            <text:p>3017719</text:p>
          </table:table-cell>
          <table:table-cell table:number-columns-repeated="2"/>
          <table:table-cell office:value-type="float" office:value="1797595" calcext:value-type="float">
            <text:p>1797595</text:p>
          </table:table-cell>
          <table:table-cell office:value-type="float" office:value="-417672" calcext:value-type="float">
            <text:p>-417672</text:p>
          </table:table-cell>
          <table:table-cell/>
          <table:table-cell office:value-type="float" office:value="-45074" calcext:value-type="float">
            <text:p>-45074</text:p>
          </table:table-cell>
          <table:table-cell office:value-type="float" office:value="7405892" calcext:value-type="float">
            <text:p>7405892</text:p>
          </table:table-cell>
          <table:table-cell office:value-type="float" office:value="128546" calcext:value-type="float">
            <text:p>128546</text:p>
          </table:table-cell>
          <table:table-cell table:style-name="Default"/>
          <table:table-cell/>
          <table:table-cell office:value-type="float" office:value="2480866" calcext:value-type="float">
            <text:p>2480866</text:p>
          </table:table-cell>
          <table:table-cell/>
          <table:table-cell office:value-type="float" office:value="645243" calcext:value-type="float">
            <text:p>645243</text:p>
          </table:table-cell>
          <table:table-cell office:value-type="float" office:value="-525999" calcext:value-type="float">
            <text:p>-525999</text:p>
          </table:table-cell>
          <table:table-cell table:number-columns-repeated="3"/>
          <table:table-cell office:value-type="float" office:value="153167" calcext:value-type="float">
            <text:p>153167</text:p>
          </table:table-cell>
          <table:table-cell table:style-name="Default"/>
          <table:table-cell office:value-type="float" office:value="3946156" calcext:value-type="float">
            <text:p>3946156</text:p>
          </table:table-cell>
          <table:table-cell office:value-type="float" office:value="1485678" calcext:value-type="float">
            <text:p>1485678</text:p>
          </table:table-cell>
          <table:table-cell office:value-type="float" office:value="499404" calcext:value-type="float">
            <text:p>499404</text:p>
          </table:table-cell>
          <table:table-cell/>
          <table:table-cell office:value-type="float" office:value="94805000" calcext:value-type="float">
            <text:p>94805000</text:p>
          </table:table-cell>
          <table:table-cell office:value-type="float" office:value="40283000" calcext:value-type="float">
            <text:p>40283000</text:p>
          </table:table-cell>
          <table:table-cell office:value-type="float" office:value="25120539" calcext:value-type="float">
            <text:p>25120539</text:p>
          </table:table-cell>
          <table:table-cell/>
          <table:table-cell office:value-type="float" office:value="2256121" calcext:value-type="float">
            <text:p>2256121</text:p>
          </table:table-cell>
          <table:table-cell office:value-type="float" office:value="768551" calcext:value-type="float">
            <text:p>768551</text:p>
          </table:table-cell>
          <table:table-cell office:value-type="float" office:value="494068" calcext:value-type="float">
            <text:p>494068</text:p>
          </table:table-cell>
          <table:table-cell office:value-type="float" office:value="1048185" calcext:value-type="float">
            <text:p>1048185</text:p>
          </table:table-cell>
          <table:table-cell office:value-type="float" office:value="-37894" calcext:value-type="float">
            <text:p>-37894</text:p>
          </table:table-cell>
          <table:table-cell office:value-type="float" office:value="470248" calcext:value-type="float">
            <text:p>470248</text:p>
          </table:table-cell>
          <table:table-cell office:value-type="float" office:value="7290925" calcext:value-type="float">
            <text:p>7290925</text:p>
          </table:table-cell>
          <table:table-cell office:value-type="float" office:value="3287018" calcext:value-type="float">
            <text:p>3287018</text:p>
          </table:table-cell>
          <table:table-cell office:value-type="float" office:value="619707" calcext:value-type="float">
            <text:p>619707</text:p>
          </table:table-cell>
          <table:table-cell/>
          <table:table-cell office:value-type="float" office:value="28040413" calcext:value-type="float">
            <text:p>28040413</text:p>
          </table:table-cell>
          <table:table-cell office:value-type="float" office:value="1613775" calcext:value-type="float">
            <text:p>1613775</text:p>
          </table:table-cell>
          <table:table-cell table:number-columns-repeated="2"/>
          <table:table-cell office:value-type="float" office:value="536246" calcext:value-type="float">
            <text:p>536246</text:p>
          </table:table-cell>
          <table:table-cell office:value-type="float" office:value="2856100" calcext:value-type="float">
            <text:p>2856100</text:p>
          </table:table-cell>
          <table:table-cell office:value-type="float" office:value="1118966" calcext:value-type="float">
            <text:p>1118966</text:p>
          </table:table-cell>
          <table:table-cell office:value-type="float" office:value="1668362" calcext:value-type="float">
            <text:p>1668362</text:p>
          </table:table-cell>
          <table:table-cell office:value-type="float" office:value="688133" calcext:value-type="float">
            <text:p>688133</text:p>
          </table:table-cell>
          <table:table-cell office:value-type="float" office:value="213985" calcext:value-type="float">
            <text:p>213985</text:p>
          </table:table-cell>
          <table:table-cell office:value-type="float" office:value="3196181" calcext:value-type="float">
            <text:p>3196181</text:p>
          </table:table-cell>
          <table:table-cell/>
          <table:table-cell office:value-type="float" office:value="741159" calcext:value-type="float">
            <text:p>741159</text:p>
          </table:table-cell>
          <table:table-cell office:value-type="float" office:value="1424011" calcext:value-type="float">
            <text:p>1424011</text:p>
          </table:table-cell>
          <table:table-cell office:value-type="float" office:value="-151374" calcext:value-type="float">
            <text:p>-151374</text:p>
          </table:table-cell>
          <table:table-cell office:value-type="float" office:value="-275742" calcext:value-type="float">
            <text:p>-275742</text:p>
          </table:table-cell>
          <table:table-cell office:value-type="float" office:value="1583435" calcext:value-type="float">
            <text:p>1583435</text:p>
          </table:table-cell>
          <table:table-cell office:value-type="float" office:value="2554114" calcext:value-type="float">
            <text:p>2554114</text:p>
          </table:table-cell>
          <table:table-cell office:value-type="float" office:value="3279484" calcext:value-type="float">
            <text:p>3279484</text:p>
          </table:table-cell>
          <table:table-cell office:value-type="float" office:value="212990" calcext:value-type="float">
            <text:p>212990</text:p>
          </table:table-cell>
          <table:table-cell office:value-type="float" office:value="217416" calcext:value-type="float">
            <text:p>217416</text:p>
          </table:table-cell>
          <table:table-cell office:value-type="float" office:value="17966" calcext:value-type="float">
            <text:p>17966</text:p>
          </table:table-cell>
          <table:table-cell office:value-type="float" office:value="31265254" calcext:value-type="float">
            <text:p>31265254</text:p>
          </table:table-cell>
          <table:table-cell/>
          <table:table-cell office:value-type="float" office:value="194835948" calcext:value-type="float">
            <text:p>194835948</text:p>
          </table:table-cell>
          <table:table-cell/>
          <table:table-cell office:value-type="float" office:value="94063" calcext:value-type="float">
            <text:p>94063</text:p>
          </table:table-cell>
          <table:table-cell office:value-type="float" office:value="390815" calcext:value-type="float">
            <text:p>390815</text:p>
          </table:table-cell>
          <table:table-cell office:value-type="float" office:value="-239730" calcext:value-type="float">
            <text:p>-239730</text:p>
          </table:table-cell>
          <table:table-cell office:value-type="float" office:value="-652135" calcext:value-type="float">
            <text:p>-652135</text:p>
          </table:table-cell>
          <table:table-cell office:value-type="float" office:value="1281587" calcext:value-type="float">
            <text:p>1281587</text:p>
          </table:table-cell>
          <table:table-cell table:style-name="Default"/>
          <table:table-cell/>
          <table:table-cell office:value-type="float" office:value="2803218" calcext:value-type="float">
            <text:p>2803218</text:p>
          </table:table-cell>
          <table:table-cell office:value-type="float" office:value="4761269" calcext:value-type="float">
            <text:p>4761269</text:p>
          </table:table-cell>
          <table:table-cell office:value-type="float" office:value="4038792" calcext:value-type="float">
            <text:p>4038792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float" office:value="-85990" calcext:value-type="float">
            <text:p>-85990</text:p>
          </table:table-cell>
          <table:table-cell office:value-type="float" office:value="59288" calcext:value-type="float">
            <text:p>59288</text:p>
          </table:table-cell>
          <table:table-cell office:value-type="float" office:value="27941" calcext:value-type="float">
            <text:p>27941</text:p>
          </table:table-cell>
          <table:table-cell office:value-type="float" office:value="659086" calcext:value-type="float">
            <text:p>659086</text:p>
          </table:table-cell>
          <table:table-cell/>
          <table:table-cell table:style-name="Default"/>
          <table:table-cell office:value-type="float" office:value="378632" calcext:value-type="float">
            <text:p>378632</text:p>
          </table:table-cell>
          <table:table-cell office:value-type="float" office:value="84" calcext:value-type="float">
            <text:p>84</text:p>
          </table:table-cell>
          <table:table-cell office:value-type="float" office:value="-715678" calcext:value-type="float">
            <text:p>-715678</text:p>
          </table:table-cell>
          <table:table-cell/>
          <table:table-cell office:value-type="float" office:value="128546" calcext:value-type="float">
            <text:p>128546</text:p>
          </table:table-cell>
          <table:table-cell office:value-type="float" office:value="303505" calcext:value-type="float">
            <text:p>303505</text:p>
          </table:table-cell>
          <table:table-cell office:value-type="float" office:value="221815" calcext:value-type="float">
            <text:p>221815</text:p>
          </table:table-cell>
          <table:table-cell office:value-type="float" office:value="5031777" calcext:value-type="float">
            <text:p>5031777</text:p>
          </table:table-cell>
          <table:table-cell office:value-type="float" office:value="1515186" calcext:value-type="float">
            <text:p>1515186</text:p>
          </table:table-cell>
          <table:table-cell/>
          <table:table-cell office:value-type="float" office:value="342396000" calcext:value-type="float">
            <text:p>342396000</text:p>
          </table:table-cell>
          <table:table-cell/>
          <table:table-cell office:value-type="float" office:value="260227" calcext:value-type="float">
            <text:p>260227</text:p>
          </table:table-cell>
          <table:table-cell office:value-type="float" office:value="11228" calcext:value-type="float">
            <text:p>11228</text:p>
          </table:table-cell>
          <table:table-cell office:value-type="float" office:value="32823" calcext:value-type="float">
            <text:p>32823</text:p>
          </table:table-cell>
          <table:table-cell office:value-type="float" office:value="5986228" calcext:value-type="float">
            <text:p>5986228</text:p>
          </table:table-cell>
          <table:table-cell/>
          <table:table-cell office:value-type="float" office:value="653374" calcext:value-type="float">
            <text:p>653374</text:p>
          </table:table-cell>
          <table:table-cell table:number-columns-repeated="2"/>
          <table:table-cell office:value-type="float" office:value="708845" calcext:value-type="float">
            <text:p>708845</text:p>
          </table:table-cell>
          <table:table-cell office:value-type="float" office:value="42660" calcext:value-type="float">
            <text:p>42660</text:p>
          </table:table-cell>
          <table:table-cell office:value-type="float" office:value="2354879" calcext:value-type="float">
            <text:p>2354879</text:p>
          </table:table-cell>
          <table:table-cell table:number-columns-repeated="2"/>
          <table:table-cell office:value-type="float" office:value="1787007" calcext:value-type="float">
            <text:p>1787007</text:p>
          </table:table-cell>
          <table:table-cell table:style-name="Default"/>
          <table:table-cell office:value-type="float" office:value="-53066" calcext:value-type="float">
            <text:p>-53066</text:p>
          </table:table-cell>
          <table:table-cell office:value-type="float" office:value="3103949" calcext:value-type="float">
            <text:p>3103949</text:p>
          </table:table-cell>
          <table:table-cell office:value-type="float" office:value="-1005102" calcext:value-type="float">
            <text:p>-1005102</text:p>
          </table:table-cell>
          <table:table-cell table:style-name="Default" table:number-columns-repeated="2"/>
          <table:table-cell/>
          <table:table-cell office:value-type="float" office:value="941954" calcext:value-type="float">
            <text:p>941954</text:p>
          </table:table-cell>
          <table:table-cell office:value-type="float" office:value="2203769" calcext:value-type="float">
            <text:p>2203769</text:p>
          </table:table-cell>
          <table:table-cell office:value-type="float" office:value="2072024" calcext:value-type="float">
            <text:p>2072024</text:p>
          </table:table-cell>
          <table:table-cell office:value-type="float" office:value="4727647" calcext:value-type="float">
            <text:p>4727647</text:p>
          </table:table-cell>
          <table:table-cell office:value-type="float" office:value="-421635" calcext:value-type="float">
            <text:p>-421635</text:p>
          </table:table-cell>
          <table:table-cell office:value-type="float" office:value="1472590" calcext:value-type="float">
            <text:p>1472590</text:p>
          </table:table-cell>
          <table:table-cell office:value-type="float" office:value="1158429" calcext:value-type="float">
            <text:p>1158429</text:p>
          </table:table-cell>
          <table:table-cell/>
          <table:table-cell office:value-type="float" office:value="1903252" calcext:value-type="float">
            <text:p>1903252</text:p>
          </table:table-cell>
          <table:table-cell office:value-type="float" office:value="72856" calcext:value-type="float">
            <text:p>72856</text:p>
          </table:table-cell>
          <table:table-cell office:value-type="float" office:value="458623" calcext:value-type="float">
            <text:p>458623</text:p>
          </table:table-cell>
          <table:table-cell office:value-type="float" office:value="389817" calcext:value-type="float">
            <text:p>389817</text:p>
          </table:table-cell>
          <table:table-cell office:value-type="float" office:value="592146" calcext:value-type="float">
            <text:p>592146</text:p>
          </table:table-cell>
          <table:table-cell office:value-type="float" office:value="270899" calcext:value-type="float">
            <text:p>270899</text:p>
          </table:table-cell>
          <table:table-cell office:value-type="float" office:value="2197350" calcext:value-type="float">
            <text:p>2197350</text:p>
          </table:table-cell>
          <table:table-cell table:number-columns-repeated="2"/>
          <table:table-cell office:value-type="float" office:value="69106" calcext:value-type="float">
            <text:p>69106</text:p>
          </table:table-cell>
          <table:table-cell office:value-type="float" office:value="95351" calcext:value-type="float">
            <text:p>95351</text:p>
          </table:table-cell>
          <table:table-cell/>
          <table:table-cell office:value-type="float" office:value="688362" calcext:value-type="float">
            <text:p>688362</text:p>
          </table:table-cell>
          <table:table-cell office:value-type="float" office:value="38361" calcext:value-type="float">
            <text:p>38361</text:p>
          </table:table-cell>
          <table:table-cell office:value-type="float" office:value="15980" calcext:value-type="float">
            <text:p>15980</text:p>
          </table:table-cell>
          <table:table-cell table:style-name="Default"/>
          <table:table-cell office:value-type="float" office:value="10719108" calcext:value-type="float">
            <text:p>10719108</text:p>
          </table:table-cell>
          <table:table-cell office:value-type="float" office:value="10517699" calcext:value-type="float">
            <text:p>10517699</text:p>
          </table:table-cell>
          <table:table-cell office:value-type="float" office:value="297502" calcext:value-type="float">
            <text:p>297502</text:p>
          </table:table-cell>
          <table:table-cell office:value-type="float" office:value="96639" calcext:value-type="float">
            <text:p>96639</text:p>
          </table:table-cell>
          <table:table-cell office:value-type="float" office:value="456401" calcext:value-type="float">
            <text:p>456401</text:p>
          </table:table-cell>
          <table:table-cell office:value-type="float" office:value="1721384" calcext:value-type="float">
            <text:p>1721384</text:p>
          </table:table-cell>
          <table:table-cell office:value-type="float" office:value="18351" calcext:value-type="float">
            <text:p>18351</text:p>
          </table:table-cell>
          <table:table-cell office:value-type="float" office:value="348621" calcext:value-type="float">
            <text:p>348621</text:p>
          </table:table-cell>
          <table:table-cell office:value-type="float" office:value="-1033897" calcext:value-type="float">
            <text:p>-1033897</text:p>
          </table:table-cell>
          <table:table-cell office:value-type="float" office:value="221498" calcext:value-type="float">
            <text:p>221498</text:p>
          </table:table-cell>
          <table:table-cell office:value-type="float" office:value="71762" calcext:value-type="float">
            <text:p>71762</text:p>
          </table:table-cell>
          <table:table-cell office:value-type="float" office:value="44680974" calcext:value-type="float">
            <text:p>44680974</text:p>
          </table:table-cell>
          <table:table-cell office:value-type="float" office:value="113507669" calcext:value-type="float">
            <text:p>113507669</text:p>
          </table:table-cell>
          <table:table-cell office:value-type="float" office:value="1203418" calcext:value-type="float">
            <text:p>1203418</text:p>
          </table:table-cell>
          <table:table-cell office:value-type="float" office:value="-180441" calcext:value-type="float">
            <text:p>-180441</text:p>
          </table:table-cell>
          <table:table-cell office:value-type="float" office:value="1122023" calcext:value-type="float">
            <text:p>1122023</text:p>
          </table:table-cell>
          <table:table-cell office:value-type="float" office:value="1913817" calcext:value-type="float">
            <text:p>1913817</text:p>
          </table:table-cell>
          <table:table-cell office:value-type="float" office:value="4605995" calcext:value-type="float">
            <text:p>4605995</text:p>
          </table:table-cell>
          <table:table-cell office:value-type="float" office:value="89121" calcext:value-type="float">
            <text:p>89121</text:p>
          </table:table-cell>
          <table:table-cell office:value-type="float" office:value="575381" calcext:value-type="float">
            <text:p>575381</text:p>
          </table:table-cell>
          <table:table-cell office:value-type="float" office:value="390058" calcext:value-type="float">
            <text:p>390058</text:p>
          </table:table-cell>
          <table:table-cell office:value-type="float" office:value="1997509" calcext:value-type="float">
            <text:p>1997509</text:p>
          </table:table-cell>
          <table:table-cell office:value-type="float" office:value="7502556" calcext:value-type="float">
            <text:p>7502556</text:p>
          </table:table-cell>
          <table:table-cell office:value-type="float" office:value="215608" calcext:value-type="float">
            <text:p>215608</text:p>
          </table:table-cell>
          <table:table-cell/>
          <table:table-cell office:value-type="float" office:value="78394" calcext:value-type="float">
            <text:p>78394</text:p>
          </table:table-cell>
          <table:table-cell office:value-type="float" office:value="19034486" calcext:value-type="float">
            <text:p>19034486</text:p>
          </table:table-cell>
          <table:table-cell office:value-type="float" office:value="155355595" calcext:value-type="float">
            <text:p>155355595</text:p>
          </table:table-cell>
          <table:table-cell office:value-type="float" office:value="590547" calcext:value-type="float">
            <text:p>590547</text:p>
          </table:table-cell>
          <table:table-cell office:value-type="float" office:value="4528256" calcext:value-type="float">
            <text:p>4528256</text:p>
          </table:table-cell>
          <table:table-cell office:value-type="float" office:value="145936" calcext:value-type="float">
            <text:p>145936</text:p>
          </table:table-cell>
          <table:table-cell office:value-type="float" office:value="44330" calcext:value-type="float">
            <text:p>44330</text:p>
          </table:table-cell>
          <table:table-cell office:value-type="float" office:value="4877092" calcext:value-type="float">
            <text:p>4877092</text:p>
          </table:table-cell>
          <table:table-cell office:value-type="float" office:value="-19906" calcext:value-type="float">
            <text:p>-19906</text:p>
          </table:table-cell>
          <table:table-cell office:value-type="float" office:value="2389270" calcext:value-type="float">
            <text:p>2389270</text:p>
          </table:table-cell>
          <table:table-cell/>
          <table:table-cell office:value-type="float" office:value="493405" calcext:value-type="float">
            <text:p>493405</text:p>
          </table:table-cell>
          <table:table-cell/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string" calcext:value-type="string">
            <text:p>04-2014</text:p>
          </table:table-cell>
          <table:table-cell office:value-type="float" office:value="5902875" calcext:value-type="float">
            <text:p>5902875</text:p>
          </table:table-cell>
          <table:table-cell office:value-type="float" office:value="-20788" calcext:value-type="float">
            <text:p>-20788</text:p>
          </table:table-cell>
          <table:table-cell office:value-type="float" office:value="76650" calcext:value-type="float">
            <text:p>76650</text:p>
          </table:table-cell>
          <table:table-cell office:value-type="float" office:value="19337" calcext:value-type="float">
            <text:p>19337</text:p>
          </table:table-cell>
          <table:table-cell office:value-type="float" office:value="777600" calcext:value-type="float">
            <text:p>777600</text:p>
          </table:table-cell>
          <table:table-cell/>
          <table:table-cell office:value-type="float" office:value="3878309" calcext:value-type="float">
            <text:p>3878309</text:p>
          </table:table-cell>
          <table:table-cell office:value-type="float" office:value="43644669" calcext:value-type="float">
            <text:p>43644669</text:p>
          </table:table-cell>
          <table:table-cell office:value-type="float" office:value="2593172" calcext:value-type="float">
            <text:p>2593172</text:p>
          </table:table-cell>
          <table:table-cell office:value-type="float" office:value="596302" calcext:value-type="float">
            <text:p>596302</text:p>
          </table:table-cell>
          <table:table-cell office:value-type="float" office:value="576293" calcext:value-type="float">
            <text:p>576293</text:p>
          </table:table-cell>
          <table:table-cell table:style-name="ce1" office:value-type="float" office:value="2128777" calcext:value-type="float">
            <text:p>2128777</text:p>
          </table:table-cell>
          <table:table-cell table:number-columns-repeated="2"/>
          <table:table-cell office:value-type="float" office:value="3079457" calcext:value-type="float">
            <text:p>3079457</text:p>
          </table:table-cell>
          <table:table-cell table:style-name="Default"/>
          <table:table-cell office:value-type="float" office:value="14678862" calcext:value-type="float">
            <text:p>14678862</text:p>
          </table:table-cell>
          <table:table-cell/>
          <table:table-cell table:style-name="ce1" office:value-type="float" office:value="3643526" calcext:value-type="float">
            <text:p>3643526</text:p>
          </table:table-cell>
          <table:table-cell office:value-type="float" office:value="78683293" calcext:value-type="float">
            <text:p>78683293</text:p>
          </table:table-cell>
          <table:table-cell table:style-name="ce1" office:value-type="float" office:value="1075185" calcext:value-type="float">
            <text:p>1075185</text:p>
          </table:table-cell>
          <table:table-cell office:value-type="float" office:value="337133" calcext:value-type="float">
            <text:p>337133</text:p>
          </table:table-cell>
          <table:table-cell office:value-type="float" office:value="-64810" calcext:value-type="float">
            <text:p>-64810</text:p>
          </table:table-cell>
          <table:table-cell office:value-type="float" office:value="82039" calcext:value-type="float">
            <text:p>82039</text:p>
          </table:table-cell>
          <table:table-cell office:value-type="float" office:value="7923984" calcext:value-type="float">
            <text:p>7923984</text:p>
          </table:table-cell>
          <table:table-cell office:value-type="float" office:value="2188545" calcext:value-type="float">
            <text:p>2188545</text:p>
          </table:table-cell>
          <table:table-cell office:value-type="float" office:value="1239711" calcext:value-type="float">
            <text:p>1239711</text:p>
          </table:table-cell>
          <table:table-cell office:value-type="float" office:value="1711592" calcext:value-type="float">
            <text:p>1711592</text:p>
          </table:table-cell>
          <table:table-cell office:value-type="float" office:value="81508250" calcext:value-type="float">
            <text:p>81508250</text:p>
          </table:table-cell>
          <table:table-cell office:value-type="float" office:value="69820212" calcext:value-type="float">
            <text:p>69820212</text:p>
          </table:table-cell>
          <table:table-cell office:value-type="float" office:value="569316" calcext:value-type="float">
            <text:p>569316</text:p>
          </table:table-cell>
          <table:table-cell office:value-type="float" office:value="5669248" calcext:value-type="float">
            <text:p>5669248</text:p>
          </table:table-cell>
          <table:table-cell office:value-type="float" office:value="278661" calcext:value-type="float">
            <text:p>278661</text:p>
          </table:table-cell>
          <table:table-cell office:value-type="float" office:value="22111" calcext:value-type="float">
            <text:p>22111</text:p>
          </table:table-cell>
          <table:table-cell office:value-type="float" office:value="675935" calcext:value-type="float">
            <text:p>675935</text:p>
          </table:table-cell>
          <table:table-cell office:value-type="float" office:value="664884" calcext:value-type="float">
            <text:p>664884</text:p>
          </table:table-cell>
          <table:table-cell office:value-type="float" office:value="58563" calcext:value-type="float">
            <text:p>58563</text:p>
          </table:table-cell>
          <table:table-cell office:value-type="float" office:value="3367809" calcext:value-type="float">
            <text:p>3367809</text:p>
          </table:table-cell>
          <table:table-cell office:value-type="float" office:value="1255937" calcext:value-type="float">
            <text:p>1255937</text:p>
          </table:table-cell>
          <table:table-cell office:value-type="float" office:value="1108" calcext:value-type="float">
            <text:p>1108</text:p>
          </table:table-cell>
          <table:table-cell office:value-type="float" office:value="179978" calcext:value-type="float">
            <text:p>179978</text:p>
          </table:table-cell>
          <table:table-cell office:value-type="float" office:value="107101" calcext:value-type="float">
            <text:p>107101</text:p>
          </table:table-cell>
          <table:table-cell/>
          <table:table-cell office:value-type="float" office:value="-60268" calcext:value-type="float">
            <text:p>-60268</text:p>
          </table:table-cell>
          <table:table-cell office:value-type="float" office:value="9812923" calcext:value-type="float">
            <text:p>9812923</text:p>
          </table:table-cell>
          <table:table-cell office:value-type="float" office:value="6068146" calcext:value-type="float">
            <text:p>6068146</text:p>
          </table:table-cell>
          <table:table-cell office:value-type="float" office:value="8937995" calcext:value-type="float">
            <text:p>8937995</text:p>
          </table:table-cell>
          <table:table-cell office:value-type="float" office:value="558795" calcext:value-type="float">
            <text:p>558795</text:p>
          </table:table-cell>
          <table:table-cell office:value-type="float" office:value="5597058" calcext:value-type="float">
            <text:p>5597058</text:p>
          </table:table-cell>
          <table:table-cell office:value-type="float" office:value="1165306" calcext:value-type="float">
            <text:p>1165306</text:p>
          </table:table-cell>
          <table:table-cell office:value-type="float" office:value="15689943" calcext:value-type="float">
            <text:p>15689943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0735" calcext:value-type="float">
            <text:p>30735</text:p>
          </table:table-cell>
          <table:table-cell office:value-type="float" office:value="3670213" calcext:value-type="float">
            <text:p>3670213</text:p>
          </table:table-cell>
          <table:table-cell office:value-type="float" office:value="1653551" calcext:value-type="float">
            <text:p>1653551</text:p>
          </table:table-cell>
          <table:table-cell office:value-type="float" office:value="-4688" calcext:value-type="float">
            <text:p>-4688</text:p>
          </table:table-cell>
          <table:table-cell office:value-type="float" office:value="56848500" calcext:value-type="float">
            <text:p>56848500</text:p>
          </table:table-cell>
          <table:table-cell office:value-type="float" office:value="2343458" calcext:value-type="float">
            <text:p>2343458</text:p>
          </table:table-cell>
          <table:table-cell office:value-type="float" office:value="14194000" calcext:value-type="float">
            <text:p>14194000</text:p>
          </table:table-cell>
          <table:table-cell office:value-type="float" office:value="1278376" calcext:value-type="float">
            <text:p>1278376</text:p>
          </table:table-cell>
          <table:table-cell office:value-type="float" office:value="943805" calcext:value-type="float">
            <text:p>943805</text:p>
          </table:table-cell>
          <table:table-cell office:value-type="float" office:value="2762425" calcext:value-type="float">
            <text:p>2762425</text:p>
          </table:table-cell>
          <table:table-cell office:value-type="float" office:value="348382" calcext:value-type="float">
            <text:p>348382</text:p>
          </table:table-cell>
          <table:table-cell office:value-type="float" office:value="1715844" calcext:value-type="float">
            <text:p>1715844</text:p>
          </table:table-cell>
          <table:table-cell office:value-type="float" office:value="11284952" calcext:value-type="float">
            <text:p>11284952</text:p>
          </table:table-cell>
          <table:table-cell office:value-type="float" office:value="1628290" calcext:value-type="float">
            <text:p>1628290</text:p>
          </table:table-cell>
          <table:table-cell office:value-type="float" office:value="841916" calcext:value-type="float">
            <text:p>841916</text:p>
          </table:table-cell>
          <table:table-cell office:value-type="float" office:value="88009" calcext:value-type="float">
            <text:p>88009</text:p>
          </table:table-cell>
          <table:table-cell office:value-type="float" office:value="1277882" calcext:value-type="float">
            <text:p>1277882</text:p>
          </table:table-cell>
          <table:table-cell office:value-type="float" office:value="317672" calcext:value-type="float">
            <text:p>317672</text:p>
          </table:table-cell>
          <table:table-cell office:value-type="float" office:value="3108862" calcext:value-type="float">
            <text:p>3108862</text:p>
          </table:table-cell>
          <table:table-cell office:value-type="float" office:value="483129" calcext:value-type="float">
            <text:p>483129</text:p>
          </table:table-cell>
          <table:table-cell office:value-type="float" office:value="1076077" calcext:value-type="float">
            <text:p>1076077</text:p>
          </table:table-cell>
          <table:table-cell office:value-type="float" office:value="151460" calcext:value-type="float">
            <text:p>151460</text:p>
          </table:table-cell>
          <table:table-cell office:value-type="float" office:value="307946" calcext:value-type="float">
            <text:p>307946</text:p>
          </table:table-cell>
          <table:table-cell office:value-type="float" office:value="820268" calcext:value-type="float">
            <text:p>820268</text:p>
          </table:table-cell>
          <table:table-cell office:value-type="float" office:value="13682780" calcext:value-type="float">
            <text:p>13682780</text:p>
          </table:table-cell>
          <table:table-cell office:value-type="float" office:value="464174" calcext:value-type="float">
            <text:p>464174</text:p>
          </table:table-cell>
          <table:table-cell office:value-type="float" office:value="3801085" calcext:value-type="float">
            <text:p>3801085</text:p>
          </table:table-cell>
          <table:table-cell office:value-type="float" office:value="5536564" calcext:value-type="float">
            <text:p>5536564</text:p>
          </table:table-cell>
          <table:table-cell office:value-type="float" office:value="5734975" calcext:value-type="float">
            <text:p>5734975</text:p>
          </table:table-cell>
          <table:table-cell office:value-type="float" office:value="1600754" calcext:value-type="float">
            <text:p>1600754</text:p>
          </table:table-cell>
          <table:table-cell office:value-type="float" office:value="271591" calcext:value-type="float">
            <text:p>271591</text:p>
          </table:table-cell>
          <table:table-cell office:value-type="float" office:value="5228612" calcext:value-type="float">
            <text:p>5228612</text:p>
          </table:table-cell>
          <table:table-cell table:style-name="ce1" office:value-type="float" office:value="73813" calcext:value-type="float">
            <text:p>73813</text:p>
          </table:table-cell>
          <table:table-cell office:value-type="float" office:value="4309110" calcext:value-type="float">
            <text:p>4309110</text:p>
          </table:table-cell>
          <table:table-cell office:value-type="float" office:value="149968" calcext:value-type="float">
            <text:p>149968</text:p>
          </table:table-cell>
          <table:table-cell table:style-name="ce1" office:value-type="float" office:value="28874" calcext:value-type="float">
            <text:p>28874</text:p>
          </table:table-cell>
          <table:table-cell office:value-type="float" office:value="-2727272" calcext:value-type="float">
            <text:p>-2727272</text:p>
          </table:table-cell>
          <table:table-cell office:value-type="float" office:value="13304403" calcext:value-type="float">
            <text:p>13304403</text:p>
          </table:table-cell>
          <table:table-cell table:style-name="ce1" office:value-type="float" office:value="1449879" calcext:value-type="float">
            <text:p>1449879</text:p>
          </table:table-cell>
          <table:table-cell office:value-type="float" office:value="156347" calcext:value-type="float">
            <text:p>156347</text:p>
          </table:table-cell>
          <table:table-cell office:value-type="float" office:value="111167" calcext:value-type="float">
            <text:p>111167</text:p>
          </table:table-cell>
          <table:table-cell office:value-type="float" office:value="1346943" calcext:value-type="float">
            <text:p>1346943</text:p>
          </table:table-cell>
          <table:table-cell office:value-type="float" office:value="15747" calcext:value-type="float">
            <text:p>15747</text:p>
          </table:table-cell>
          <table:table-cell office:value-type="float" office:value="1082346" calcext:value-type="float">
            <text:p>1082346</text:p>
          </table:table-cell>
          <table:table-cell table:style-name="ce1" office:value-type="float" office:value="8823" calcext:value-type="float">
            <text:p>8823</text:p>
          </table:table-cell>
          <table:table-cell office:value-type="float" office:value="1328250" calcext:value-type="float">
            <text:p>1328250</text:p>
          </table:table-cell>
          <table:table-cell office:value-type="float" office:value="9397328" calcext:value-type="float">
            <text:p>9397328</text:p>
          </table:table-cell>
          <table:table-cell office:value-type="float" office:value="343913" calcext:value-type="float">
            <text:p>343913</text:p>
          </table:table-cell>
          <table:table-cell office:value-type="float" office:value="159146" calcext:value-type="float">
            <text:p>159146</text:p>
          </table:table-cell>
          <table:table-cell table:style-name="ce1" office:value-type="float" office:value="458826" calcext:value-type="float">
            <text:p>458826</text:p>
          </table:table-cell>
          <table:table-cell office:value-type="float" office:value="6367845" calcext:value-type="float">
            <text:p>6367845</text:p>
          </table:table-cell>
          <table:table-cell office:value-type="float" office:value="2772166" calcext:value-type="float">
            <text:p>2772166</text:p>
          </table:table-cell>
          <table:table-cell office:value-type="float" office:value="311302" calcext:value-type="float">
            <text:p>311302</text:p>
          </table:table-cell>
          <table:table-cell office:value-type="float" office:value="1735531" calcext:value-type="float">
            <text:p>1735531</text:p>
          </table:table-cell>
          <table:table-cell office:value-type="float" office:value="471083" calcext:value-type="float">
            <text:p>471083</text:p>
          </table:table-cell>
          <table:table-cell office:value-type="float" office:value="2786" calcext:value-type="float">
            <text:p>2786</text:p>
          </table:table-cell>
          <table:table-cell office:value-type="float" office:value="4608900" calcext:value-type="float">
            <text:p>4608900</text:p>
          </table:table-cell>
          <table:table-cell table:style-name="ce1" office:value-type="float" office:value="1200" calcext:value-type="float">
            <text:p>1200</text:p>
          </table:table-cell>
          <table:table-cell office:value-type="float" office:value="1784186" calcext:value-type="float">
            <text:p>1784186</text:p>
          </table:table-cell>
          <table:table-cell office:value-type="float" office:value="6566803" calcext:value-type="float">
            <text:p>6566803</text:p>
          </table:table-cell>
          <table:table-cell/>
          <table:table-cell office:value-type="float" office:value="465116" calcext:value-type="float">
            <text:p>465116</text:p>
          </table:table-cell>
          <table:table-cell office:value-type="float" office:value="2220259" calcext:value-type="float">
            <text:p>2220259</text:p>
          </table:table-cell>
          <table:table-cell office:value-type="float" office:value="140902" calcext:value-type="float">
            <text:p>140902</text:p>
          </table:table-cell>
          <table:table-cell office:value-type="float" office:value="2567808" calcext:value-type="float">
            <text:p>2567808</text:p>
          </table:table-cell>
          <table:table-cell office:value-type="float" office:value="680554" calcext:value-type="float">
            <text:p>680554</text:p>
          </table:table-cell>
          <table:table-cell office:value-type="float" office:value="10265486" calcext:value-type="float">
            <text:p>10265486</text:p>
          </table:table-cell>
          <table:table-cell table:style-name="ce1" office:value-type="float" office:value="464098" calcext:value-type="float">
            <text:p>464098</text:p>
          </table:table-cell>
          <table:table-cell office:value-type="float" office:value="237224" calcext:value-type="float">
            <text:p>237224</text:p>
          </table:table-cell>
          <table:table-cell office:value-type="float" office:value="1317096" calcext:value-type="float">
            <text:p>1317096</text:p>
          </table:table-cell>
          <table:table-cell office:value-type="float" office:value="2998860" calcext:value-type="float">
            <text:p>2998860</text:p>
          </table:table-cell>
          <table:table-cell office:value-type="float" office:value="1217712" calcext:value-type="float">
            <text:p>1217712</text:p>
          </table:table-cell>
          <table:table-cell office:value-type="float" office:value="6642136" calcext:value-type="float">
            <text:p>6642136</text:p>
          </table:table-cell>
          <table:table-cell office:value-type="float" office:value="3445525" calcext:value-type="float">
            <text:p>3445525</text:p>
          </table:table-cell>
          <table:table-cell office:value-type="float" office:value="728437" calcext:value-type="float">
            <text:p>728437</text:p>
          </table:table-cell>
          <table:table-cell office:value-type="float" office:value="514808" calcext:value-type="float">
            <text:p>514808</text:p>
          </table:table-cell>
          <table:table-cell office:value-type="float" office:value="2419495" calcext:value-type="float">
            <text:p>2419495</text:p>
          </table:table-cell>
          <table:table-cell office:value-type="float" office:value="24228" calcext:value-type="float">
            <text:p>24228</text:p>
          </table:table-cell>
          <table:table-cell office:value-type="float" office:value="2416809" calcext:value-type="float">
            <text:p>2416809</text:p>
          </table:table-cell>
          <table:table-cell office:value-type="float" office:value="1567147" calcext:value-type="float">
            <text:p>1567147</text:p>
          </table:table-cell>
          <table:table-cell office:value-type="float" office:value="445210" calcext:value-type="float">
            <text:p>445210</text:p>
          </table:table-cell>
          <table:table-cell office:value-type="float" office:value="765926" calcext:value-type="float">
            <text:p>765926</text:p>
          </table:table-cell>
          <table:table-cell office:value-type="float" office:value="1572964" calcext:value-type="float">
            <text:p>1572964</text:p>
          </table:table-cell>
          <table:table-cell table:style-name="ce1" office:value-type="float" office:value="30869" calcext:value-type="float">
            <text:p>30869</text:p>
          </table:table-cell>
          <table:table-cell office:value-type="float" office:value="52115" calcext:value-type="float">
            <text:p>52115</text:p>
          </table:table-cell>
          <table:table-cell office:value-type="float" office:value="408967" calcext:value-type="float">
            <text:p>408967</text:p>
          </table:table-cell>
          <table:table-cell office:value-type="float" office:value="3058403" calcext:value-type="float">
            <text:p>3058403</text:p>
          </table:table-cell>
          <table:table-cell office:value-type="float" office:value="2291" calcext:value-type="float">
            <text:p>2291</text:p>
          </table:table-cell>
          <table:table-cell office:value-type="float" office:value="1276457" calcext:value-type="float">
            <text:p>1276457</text:p>
          </table:table-cell>
          <table:table-cell office:value-type="float" office:value="33254534" calcext:value-type="float">
            <text:p>33254534</text:p>
          </table:table-cell>
          <table:table-cell office:value-type="float" office:value="-332974" calcext:value-type="float">
            <text:p>-332974</text:p>
          </table:table-cell>
          <table:table-cell office:value-type="float" office:value="22836" calcext:value-type="float">
            <text:p>22836</text:p>
          </table:table-cell>
          <table:table-cell office:value-type="float" office:value="400201505" calcext:value-type="float">
            <text:p>400201505</text:p>
          </table:table-cell>
          <table:table-cell office:value-type="float" office:value="2327934" calcext:value-type="float">
            <text:p>2327934</text:p>
          </table:table-cell>
          <table:table-cell office:value-type="float" office:value="3175773" calcext:value-type="float">
            <text:p>3175773</text:p>
          </table:table-cell>
          <table:table-cell table:style-name="ce1" office:value-type="float" office:value="-87989205" calcext:value-type="float">
            <text:p>-87989205</text:p>
          </table:table-cell>
          <table:table-cell/>
          <table:table-cell office:value-type="float" office:value="1779016" calcext:value-type="float">
            <text:p>1779016</text:p>
          </table:table-cell>
          <table:table-cell office:value-type="float" office:value="-334022" calcext:value-type="float">
            <text:p>-334022</text:p>
          </table:table-cell>
          <table:table-cell table:style-name="ce1" office:value-type="float" office:value="729369" calcext:value-type="float">
            <text:p>729369</text:p>
          </table:table-cell>
          <table:table-cell office:value-type="float" office:value="-57205" calcext:value-type="float">
            <text:p>-57205</text:p>
          </table:table-cell>
          <table:table-cell office:value-type="float" office:value="7475963" calcext:value-type="float">
            <text:p>7475963</text:p>
          </table:table-cell>
          <table:table-cell office:value-type="float" office:value="82156" calcext:value-type="float">
            <text:p>82156</text:p>
          </table:table-cell>
          <table:table-cell office:value-type="float" office:value="-636265" calcext:value-type="float">
            <text:p>-636265</text:p>
          </table:table-cell>
          <table:table-cell/>
          <table:table-cell office:value-type="float" office:value="2493805" calcext:value-type="float">
            <text:p>2493805</text:p>
          </table:table-cell>
          <table:table-cell table:style-name="ce1" office:value-type="float" office:value="40290" calcext:value-type="float">
            <text:p>40290</text:p>
          </table:table-cell>
          <table:table-cell office:value-type="float" office:value="644161" calcext:value-type="float">
            <text:p>644161</text:p>
          </table:table-cell>
          <table:table-cell office:value-type="float" office:value="-1503127" calcext:value-type="float">
            <text:p>-1503127</text:p>
          </table:table-cell>
          <table:table-cell table:number-columns-repeated="3"/>
          <table:table-cell office:value-type="float" office:value="911072" calcext:value-type="float">
            <text:p>911072</text:p>
          </table:table-cell>
          <table:table-cell office:value-type="float" office:value="167935" calcext:value-type="float">
            <text:p>167935</text:p>
          </table:table-cell>
          <table:table-cell office:value-type="float" office:value="3887494" calcext:value-type="float">
            <text:p>3887494</text:p>
          </table:table-cell>
          <table:table-cell office:value-type="float" office:value="1604503" calcext:value-type="float">
            <text:p>1604503</text:p>
          </table:table-cell>
          <table:table-cell office:value-type="float" office:value="497625" calcext:value-type="float">
            <text:p>497625</text:p>
          </table:table-cell>
          <table:table-cell table:style-name="ce1" office:value-type="float" office:value="2953932" calcext:value-type="float">
            <text:p>2953932</text:p>
          </table:table-cell>
          <table:table-cell office:value-type="float" office:value="100617000" calcext:value-type="float">
            <text:p>100617000</text:p>
          </table:table-cell>
          <table:table-cell office:value-type="float" office:value="42239000" calcext:value-type="float">
            <text:p>42239000</text:p>
          </table:table-cell>
          <table:table-cell office:value-type="float" office:value="25873030" calcext:value-type="float">
            <text:p>25873030</text:p>
          </table:table-cell>
          <table:table-cell/>
          <table:table-cell office:value-type="float" office:value="2289655" calcext:value-type="float">
            <text:p>2289655</text:p>
          </table:table-cell>
          <table:table-cell office:value-type="float" office:value="868287" calcext:value-type="float">
            <text:p>868287</text:p>
          </table:table-cell>
          <table:table-cell office:value-type="float" office:value="573265" calcext:value-type="float">
            <text:p>573265</text:p>
          </table:table-cell>
          <table:table-cell office:value-type="float" office:value="1044879" calcext:value-type="float">
            <text:p>1044879</text:p>
          </table:table-cell>
          <table:table-cell office:value-type="float" office:value="-69354" calcext:value-type="float">
            <text:p>-69354</text:p>
          </table:table-cell>
          <table:table-cell office:value-type="float" office:value="508814" calcext:value-type="float">
            <text:p>508814</text:p>
          </table:table-cell>
          <table:table-cell table:style-name="Default" office:value-type="float" office:value="7058324" calcext:value-type="float">
            <text:p>7058324</text:p>
          </table:table-cell>
          <table:table-cell office:value-type="float" office:value="3628625" calcext:value-type="float">
            <text:p>3628625</text:p>
          </table:table-cell>
          <table:table-cell office:value-type="float" office:value="634178" calcext:value-type="float">
            <text:p>634178</text:p>
          </table:table-cell>
          <table:table-cell/>
          <table:table-cell office:value-type="float" office:value="27161161" calcext:value-type="float">
            <text:p>27161161</text:p>
          </table:table-cell>
          <table:table-cell office:value-type="float" office:value="1655504" calcext:value-type="float">
            <text:p>1655504</text:p>
          </table:table-cell>
          <table:table-cell/>
          <table:table-cell table:style-name="ce1" office:value-type="float" office:value="1454215" calcext:value-type="float">
            <text:p>1454215</text:p>
          </table:table-cell>
          <table:table-cell office:value-type="float" office:value="471914" calcext:value-type="float">
            <text:p>471914</text:p>
          </table:table-cell>
          <table:table-cell office:value-type="float" office:value="3048280" calcext:value-type="float">
            <text:p>3048280</text:p>
          </table:table-cell>
          <table:table-cell office:value-type="float" office:value="1155878" calcext:value-type="float">
            <text:p>1155878</text:p>
          </table:table-cell>
          <table:table-cell office:value-type="float" office:value="1855268" calcext:value-type="float">
            <text:p>1855268</text:p>
          </table:table-cell>
          <table:table-cell office:value-type="float" office:value="663356" calcext:value-type="float">
            <text:p>663356</text:p>
          </table:table-cell>
          <table:table-cell office:value-type="float" office:value="95358" calcext:value-type="float">
            <text:p>95358</text:p>
          </table:table-cell>
          <table:table-cell office:value-type="float" office:value="3285643" calcext:value-type="float">
            <text:p>3285643</text:p>
          </table:table-cell>
          <table:table-cell table:style-name="ce1" office:value-type="float" office:value="45380" calcext:value-type="float">
            <text:p>45380</text:p>
          </table:table-cell>
          <table:table-cell office:value-type="float" office:value="667911" calcext:value-type="float">
            <text:p>667911</text:p>
          </table:table-cell>
          <table:table-cell office:value-type="float" office:value="1345280" calcext:value-type="float">
            <text:p>1345280</text:p>
          </table:table-cell>
          <table:table-cell office:value-type="float" office:value="-154388" calcext:value-type="float">
            <text:p>-154388</text:p>
          </table:table-cell>
          <table:table-cell office:value-type="float" office:value="-285042" calcext:value-type="float">
            <text:p>-285042</text:p>
          </table:table-cell>
          <table:table-cell office:value-type="float" office:value="1671011" calcext:value-type="float">
            <text:p>1671011</text:p>
          </table:table-cell>
          <table:table-cell office:value-type="float" office:value="2071725" calcext:value-type="float">
            <text:p>2071725</text:p>
          </table:table-cell>
          <table:table-cell office:value-type="float" office:value="-6323240" calcext:value-type="float">
            <text:p>-6323240</text:p>
          </table:table-cell>
          <table:table-cell office:value-type="float" office:value="209550" calcext:value-type="float">
            <text:p>209550</text:p>
          </table:table-cell>
          <table:table-cell office:value-type="float" office:value="180611" calcext:value-type="float">
            <text:p>180611</text:p>
          </table:table-cell>
          <table:table-cell office:value-type="float" office:value="17885" calcext:value-type="float">
            <text:p>17885</text:p>
          </table:table-cell>
          <table:table-cell office:value-type="float" office:value="31240657" calcext:value-type="float">
            <text:p>31240657</text:p>
          </table:table-cell>
          <table:table-cell/>
          <table:table-cell office:value-type="float" office:value="192281408" calcext:value-type="float">
            <text:p>192281408</text:p>
          </table:table-cell>
          <table:table-cell/>
          <table:table-cell office:value-type="float" office:value="94326" calcext:value-type="float">
            <text:p>94326</text:p>
          </table:table-cell>
          <table:table-cell office:value-type="float" office:value="480553" calcext:value-type="float">
            <text:p>480553</text:p>
          </table:table-cell>
          <table:table-cell office:value-type="float" office:value="-242924" calcext:value-type="float">
            <text:p>-242924</text:p>
          </table:table-cell>
          <table:table-cell office:value-type="float" office:value="-828291" calcext:value-type="float">
            <text:p>-828291</text:p>
          </table:table-cell>
          <table:table-cell office:value-type="float" office:value="1288983" calcext:value-type="float">
            <text:p>1288983</text:p>
          </table:table-cell>
          <table:table-cell office:value-type="float" office:value="499941" calcext:value-type="float">
            <text:p>499941</text:p>
          </table:table-cell>
          <table:table-cell table:style-name="ce1" office:value-type="float" office:value="627884" calcext:value-type="float">
            <text:p>627884</text:p>
          </table:table-cell>
          <table:table-cell office:value-type="float" office:value="2847730" calcext:value-type="float">
            <text:p>2847730</text:p>
          </table:table-cell>
          <table:table-cell office:value-type="float" office:value="4672918" calcext:value-type="float">
            <text:p>4672918</text:p>
          </table:table-cell>
          <table:table-cell office:value-type="float" office:value="4069654" calcext:value-type="float">
            <text:p>4069654</text:p>
          </table:table-cell>
          <table:table-cell office:value-type="float" office:value="8646" calcext:value-type="float">
            <text:p>8646</text:p>
          </table:table-cell>
          <table:table-cell table:style-name="ce1" office:value-type="float" office:value="9933271" calcext:value-type="float">
            <text:p>9933271</text:p>
          </table:table-cell>
          <table:table-cell office:value-type="float" office:value="-90247" calcext:value-type="float">
            <text:p>-90247</text:p>
          </table:table-cell>
          <table:table-cell office:value-type="float" office:value="62997" calcext:value-type="float">
            <text:p>62997</text:p>
          </table:table-cell>
          <table:table-cell office:value-type="float" office:value="25971" calcext:value-type="float">
            <text:p>25971</text:p>
          </table:table-cell>
          <table:table-cell office:value-type="float" office:value="644248" calcext:value-type="float">
            <text:p>644248</text:p>
          </table:table-cell>
          <table:table-cell/>
          <table:table-cell office:value-type="float" office:value="19311489" calcext:value-type="float">
            <text:p>19311489</text:p>
          </table:table-cell>
          <table:table-cell office:value-type="float" office:value="384029" calcext:value-type="float">
            <text:p>384029</text:p>
          </table:table-cell>
          <table:table-cell office:value-type="float" office:value="68" calcext:value-type="float">
            <text:p>68</text:p>
          </table:table-cell>
          <table:table-cell office:value-type="float" office:value="-1866627" calcext:value-type="float">
            <text:p>-1866627</text:p>
          </table:table-cell>
          <table:table-cell table:style-name="ce1" office:value-type="float" office:value="330157" calcext:value-type="float">
            <text:p>330157</text:p>
          </table:table-cell>
          <table:table-cell office:value-type="float" office:value="82156" calcext:value-type="float">
            <text:p>82156</text:p>
          </table:table-cell>
          <table:table-cell office:value-type="float" office:value="305832" calcext:value-type="float">
            <text:p>305832</text:p>
          </table:table-cell>
          <table:table-cell office:value-type="float" office:value="237280" calcext:value-type="float">
            <text:p>237280</text:p>
          </table:table-cell>
          <table:table-cell office:value-type="float" office:value="5061749" calcext:value-type="float">
            <text:p>5061749</text:p>
          </table:table-cell>
          <table:table-cell office:value-type="float" office:value="621733" calcext:value-type="float">
            <text:p>621733</text:p>
          </table:table-cell>
          <table:table-cell table:style-name="ce1" office:value-type="float" office:value="12121000" calcext:value-type="float">
            <text:p>12121000</text:p>
          </table:table-cell>
          <table:table-cell office:value-type="float" office:value="310722000" calcext:value-type="float">
            <text:p>310722000</text:p>
          </table:table-cell>
          <table:table-cell table:style-name="ce1" office:value-type="float" office:value="130002611" calcext:value-type="float">
            <text:p>130002611</text:p>
          </table:table-cell>
          <table:table-cell office:value-type="float" office:value="260214" calcext:value-type="float">
            <text:p>260214</text:p>
          </table:table-cell>
          <table:table-cell office:value-type="float" office:value="12507" calcext:value-type="float">
            <text:p>12507</text:p>
          </table:table-cell>
          <table:table-cell office:value-type="float" office:value="30407" calcext:value-type="float">
            <text:p>30407</text:p>
          </table:table-cell>
          <table:table-cell office:value-type="float" office:value="5999448" calcext:value-type="float">
            <text:p>5999448</text:p>
          </table:table-cell>
          <table:table-cell/>
          <table:table-cell office:value-type="float" office:value="660756" calcext:value-type="float">
            <text:p>660756</text:p>
          </table:table-cell>
          <table:table-cell/>
          <table:table-cell table:style-name="ce1" office:value-type="float" office:value="1087" calcext:value-type="float">
            <text:p>1087</text:p>
          </table:table-cell>
          <table:table-cell office:value-type="float" office:value="688851" calcext:value-type="float">
            <text:p>688851</text:p>
          </table:table-cell>
          <table:table-cell office:value-type="float" office:value="21066" calcext:value-type="float">
            <text:p>21066</text:p>
          </table:table-cell>
          <table:table-cell office:value-type="float" office:value="2356834" calcext:value-type="float">
            <text:p>2356834</text:p>
          </table:table-cell>
          <table:table-cell table:style-name="ce1" office:value-type="float" office:value="10621150" calcext:value-type="float">
            <text:p>10621150</text:p>
          </table:table-cell>
          <table:table-cell/>
          <table:table-cell office:value-type="float" office:value="1743344" calcext:value-type="float">
            <text:p>1743344</text:p>
          </table:table-cell>
          <table:table-cell office:value-type="float" office:value="19214" calcext:value-type="float">
            <text:p>19214</text:p>
          </table:table-cell>
          <table:table-cell office:value-type="float" office:value="-86682" calcext:value-type="float">
            <text:p>-86682</text:p>
          </table:table-cell>
          <table:table-cell office:value-type="float" office:value="2964826" calcext:value-type="float">
            <text:p>2964826</text:p>
          </table:table-cell>
          <table:table-cell office:value-type="float" office:value="-1107593" calcext:value-type="float">
            <text:p>-1107593</text:p>
          </table:table-cell>
          <table:table-cell office:value-type="float" office:value="2509641" calcext:value-type="float">
            <text:p>2509641</text:p>
          </table:table-cell>
          <table:table-cell office:value-type="float" office:value="1803791" calcext:value-type="float">
            <text:p>1803791</text:p>
          </table:table-cell>
          <table:table-cell/>
          <table:table-cell office:value-type="float" office:value="917941" calcext:value-type="float">
            <text:p>917941</text:p>
          </table:table-cell>
          <table:table-cell office:value-type="float" office:value="1841769" calcext:value-type="float">
            <text:p>1841769</text:p>
          </table:table-cell>
          <table:table-cell office:value-type="float" office:value="1897695" calcext:value-type="float">
            <text:p>1897695</text:p>
          </table:table-cell>
          <table:table-cell office:value-type="float" office:value="2150280" calcext:value-type="float">
            <text:p>2150280</text:p>
          </table:table-cell>
          <table:table-cell office:value-type="float" office:value="-454100" calcext:value-type="float">
            <text:p>-454100</text:p>
          </table:table-cell>
          <table:table-cell office:value-type="float" office:value="1429161" calcext:value-type="float">
            <text:p>1429161</text:p>
          </table:table-cell>
          <table:table-cell office:value-type="float" office:value="1146692" calcext:value-type="float">
            <text:p>1146692</text:p>
          </table:table-cell>
          <table:table-cell table:style-name="ce1" office:value-type="float" office:value="2075952" calcext:value-type="float">
            <text:p>2075952</text:p>
          </table:table-cell>
          <table:table-cell office:value-type="float" office:value="2100904" calcext:value-type="float">
            <text:p>2100904</text:p>
          </table:table-cell>
          <table:table-cell office:value-type="float" office:value="88459" calcext:value-type="float">
            <text:p>88459</text:p>
          </table:table-cell>
          <table:table-cell office:value-type="float" office:value="472518" calcext:value-type="float">
            <text:p>472518</text:p>
          </table:table-cell>
          <table:table-cell office:value-type="float" office:value="398813" calcext:value-type="float">
            <text:p>398813</text:p>
          </table:table-cell>
          <table:table-cell office:value-type="float" office:value="626652" calcext:value-type="float">
            <text:p>626652</text:p>
          </table:table-cell>
          <table:table-cell office:value-type="float" office:value="268770" calcext:value-type="float">
            <text:p>268770</text:p>
          </table:table-cell>
          <table:table-cell office:value-type="float" office:value="2393008" calcext:value-type="float">
            <text:p>2393008</text:p>
          </table:table-cell>
          <table:table-cell table:style-name="ce1" office:value-type="float" office:value="224878" calcext:value-type="float">
            <text:p>224878</text:p>
          </table:table-cell>
          <table:table-cell/>
          <table:table-cell office:value-type="float" office:value="72804" calcext:value-type="float">
            <text:p>72804</text:p>
          </table:table-cell>
          <table:table-cell office:value-type="float" office:value="86973" calcext:value-type="float">
            <text:p>86973</text:p>
          </table:table-cell>
          <table:table-cell table:style-name="ce1" office:value-type="float" office:value="211874" calcext:value-type="float">
            <text:p>211874</text:p>
          </table:table-cell>
          <table:table-cell office:value-type="float" office:value="682098" calcext:value-type="float">
            <text:p>682098</text:p>
          </table:table-cell>
          <table:table-cell office:value-type="float" office:value="19780" calcext:value-type="float">
            <text:p>19780</text:p>
          </table:table-cell>
          <table:table-cell office:value-type="float" office:value="12267" calcext:value-type="float">
            <text:p>12267</text:p>
          </table:table-cell>
          <table:table-cell office:value-type="float" office:value="3965574" calcext:value-type="float">
            <text:p>3965574</text:p>
          </table:table-cell>
          <table:table-cell office:value-type="float" office:value="9400403" calcext:value-type="float">
            <text:p>9400403</text:p>
          </table:table-cell>
          <table:table-cell office:value-type="float" office:value="10315132" calcext:value-type="float">
            <text:p>10315132</text:p>
          </table:table-cell>
          <table:table-cell office:value-type="float" office:value="256399" calcext:value-type="float">
            <text:p>256399</text:p>
          </table:table-cell>
          <table:table-cell office:value-type="float" office:value="52115" calcext:value-type="float">
            <text:p>52115</text:p>
          </table:table-cell>
          <table:table-cell office:value-type="float" office:value="465594" calcext:value-type="float">
            <text:p>465594</text:p>
          </table:table-cell>
          <table:table-cell office:value-type="float" office:value="1700318" calcext:value-type="float">
            <text:p>1700318</text:p>
          </table:table-cell>
          <table:table-cell office:value-type="float" office:value="16929" calcext:value-type="float">
            <text:p>16929</text:p>
          </table:table-cell>
          <table:table-cell office:value-type="float" office:value="362172" calcext:value-type="float">
            <text:p>362172</text:p>
          </table:table-cell>
          <table:table-cell office:value-type="float" office:value="-1046177" calcext:value-type="float">
            <text:p>-1046177</text:p>
          </table:table-cell>
          <table:table-cell office:value-type="float" office:value="216064" calcext:value-type="float">
            <text:p>216064</text:p>
          </table:table-cell>
          <table:table-cell office:value-type="float" office:value="1846" calcext:value-type="float">
            <text:p>1846</text:p>
          </table:table-cell>
          <table:table-cell office:value-type="float" office:value="44950095" calcext:value-type="float">
            <text:p>44950095</text:p>
          </table:table-cell>
          <table:table-cell office:value-type="float" office:value="117956" calcext:value-type="float">
            <text:p>117956</text:p>
          </table:table-cell>
          <table:table-cell office:value-type="float" office:value="1246445" calcext:value-type="float">
            <text:p>1246445</text:p>
          </table:table-cell>
          <table:table-cell office:value-type="float" office:value="-231483" calcext:value-type="float">
            <text:p>-231483</text:p>
          </table:table-cell>
          <table:table-cell office:value-type="float" office:value="1118062" calcext:value-type="float">
            <text:p>1118062</text:p>
          </table:table-cell>
          <table:table-cell office:value-type="float" office:value="1433816" calcext:value-type="float">
            <text:p>1433816</text:p>
          </table:table-cell>
          <table:table-cell office:value-type="float" office:value="4224632" calcext:value-type="float">
            <text:p>4224632</text:p>
          </table:table-cell>
          <table:table-cell office:value-type="float" office:value="86302" calcext:value-type="float">
            <text:p>86302</text:p>
          </table:table-cell>
          <table:table-cell office:value-type="float" office:value="570226" calcext:value-type="float">
            <text:p>570226</text:p>
          </table:table-cell>
          <table:table-cell office:value-type="float" office:value="362820" calcext:value-type="float">
            <text:p>362820</text:p>
          </table:table-cell>
          <table:table-cell office:value-type="float" office:value="2032374" calcext:value-type="float">
            <text:p>2032374</text:p>
          </table:table-cell>
          <table:table-cell office:value-type="float" office:value="7726595" calcext:value-type="float">
            <text:p>7726595</text:p>
          </table:table-cell>
          <table:table-cell office:value-type="float" office:value="192889" calcext:value-type="float">
            <text:p>192889</text:p>
          </table:table-cell>
          <table:table-cell/>
          <table:table-cell office:value-type="float" office:value="68801" calcext:value-type="float">
            <text:p>68801</text:p>
          </table:table-cell>
          <table:table-cell office:value-type="float" office:value="18761615" calcext:value-type="float">
            <text:p>18761615</text:p>
          </table:table-cell>
          <table:table-cell office:value-type="float" office:value="149601623" calcext:value-type="float">
            <text:p>149601623</text:p>
          </table:table-cell>
          <table:table-cell office:value-type="float" office:value="590561" calcext:value-type="float">
            <text:p>590561</text:p>
          </table:table-cell>
          <table:table-cell office:value-type="float" office:value="4293000" calcext:value-type="float">
            <text:p>4293000</text:p>
          </table:table-cell>
          <table:table-cell office:value-type="float" office:value="81513" calcext:value-type="float">
            <text:p>81513</text:p>
          </table:table-cell>
          <table:table-cell office:value-type="float" office:value="61009" calcext:value-type="float">
            <text:p>61009</text:p>
          </table:table-cell>
          <table:table-cell office:value-type="float" office:value="5139263" calcext:value-type="float">
            <text:p>5139263</text:p>
          </table:table-cell>
          <table:table-cell office:value-type="float" office:value="-50740" calcext:value-type="float">
            <text:p>-50740</text:p>
          </table:table-cell>
          <table:table-cell office:value-type="float" office:value="2133208" calcext:value-type="float">
            <text:p>2133208</text:p>
          </table:table-cell>
          <table:table-cell table:style-name="ce1" office:value-type="float" office:value="98927" calcext:value-type="float">
            <text:p>98927</text:p>
          </table:table-cell>
          <table:table-cell office:value-type="float" office:value="484437" calcext:value-type="float">
            <text:p>484437</text:p>
          </table:table-cell>
          <table:table-cell table:style-name="ce1" office:value-type="float" office:value="87474" calcext:value-type="float">
            <text:p>87474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5902875" calcext:value-type="float">
            <text:p>5902875</text:p>
          </table:table-cell>
          <table:table-cell office:value-type="float" office:value="-20788" calcext:value-type="float">
            <text:p>-20788</text:p>
          </table:table-cell>
          <table:table-cell office:value-type="float" office:value="76650" calcext:value-type="float">
            <text:p>76650</text:p>
          </table:table-cell>
          <table:table-cell office:value-type="float" office:value="19337" calcext:value-type="float">
            <text:p>19337</text:p>
          </table:table-cell>
          <table:table-cell office:value-type="float" office:value="777600" calcext:value-type="float">
            <text:p>777600</text:p>
          </table:table-cell>
          <table:table-cell/>
          <table:table-cell office:value-type="float" office:value="3878309" calcext:value-type="float">
            <text:p>3878309</text:p>
          </table:table-cell>
          <table:table-cell office:value-type="float" office:value="43644669" calcext:value-type="float">
            <text:p>43644669</text:p>
          </table:table-cell>
          <table:table-cell office:value-type="float" office:value="2593172" calcext:value-type="float">
            <text:p>2593172</text:p>
          </table:table-cell>
          <table:table-cell office:value-type="float" office:value="596302" calcext:value-type="float">
            <text:p>596302</text:p>
          </table:table-cell>
          <table:table-cell office:value-type="float" office:value="576293" calcext:value-type="float">
            <text:p>576293</text:p>
          </table:table-cell>
          <table:table-cell table:style-name="ce1" office:value-type="float" office:value="2128777" calcext:value-type="float">
            <text:p>2128777</text:p>
          </table:table-cell>
          <table:table-cell table:number-columns-repeated="2"/>
          <table:table-cell office:value-type="float" office:value="3079457" calcext:value-type="float">
            <text:p>3079457</text:p>
          </table:table-cell>
          <table:table-cell table:style-name="Default"/>
          <table:table-cell office:value-type="float" office:value="14678862" calcext:value-type="float">
            <text:p>14678862</text:p>
          </table:table-cell>
          <table:table-cell/>
          <table:table-cell table:style-name="ce1" office:value-type="float" office:value="3643526" calcext:value-type="float">
            <text:p>3643526</text:p>
          </table:table-cell>
          <table:table-cell office:value-type="float" office:value="78683293" calcext:value-type="float">
            <text:p>78683293</text:p>
          </table:table-cell>
          <table:table-cell table:style-name="ce1" office:value-type="float" office:value="1075185" calcext:value-type="float">
            <text:p>1075185</text:p>
          </table:table-cell>
          <table:table-cell office:value-type="float" office:value="337133" calcext:value-type="float">
            <text:p>337133</text:p>
          </table:table-cell>
          <table:table-cell office:value-type="float" office:value="-64810" calcext:value-type="float">
            <text:p>-64810</text:p>
          </table:table-cell>
          <table:table-cell office:value-type="float" office:value="82039" calcext:value-type="float">
            <text:p>82039</text:p>
          </table:table-cell>
          <table:table-cell office:value-type="float" office:value="7923984" calcext:value-type="float">
            <text:p>7923984</text:p>
          </table:table-cell>
          <table:table-cell office:value-type="float" office:value="2188545" calcext:value-type="float">
            <text:p>2188545</text:p>
          </table:table-cell>
          <table:table-cell office:value-type="float" office:value="1239711" calcext:value-type="float">
            <text:p>1239711</text:p>
          </table:table-cell>
          <table:table-cell office:value-type="float" office:value="1711592" calcext:value-type="float">
            <text:p>1711592</text:p>
          </table:table-cell>
          <table:table-cell office:value-type="float" office:value="81508250" calcext:value-type="float">
            <text:p>81508250</text:p>
          </table:table-cell>
          <table:table-cell office:value-type="float" office:value="69820212" calcext:value-type="float">
            <text:p>69820212</text:p>
          </table:table-cell>
          <table:table-cell office:value-type="float" office:value="569316" calcext:value-type="float">
            <text:p>569316</text:p>
          </table:table-cell>
          <table:table-cell office:value-type="float" office:value="5669248" calcext:value-type="float">
            <text:p>5669248</text:p>
          </table:table-cell>
          <table:table-cell office:value-type="float" office:value="278661" calcext:value-type="float">
            <text:p>278661</text:p>
          </table:table-cell>
          <table:table-cell office:value-type="float" office:value="22111" calcext:value-type="float">
            <text:p>22111</text:p>
          </table:table-cell>
          <table:table-cell office:value-type="float" office:value="675935" calcext:value-type="float">
            <text:p>675935</text:p>
          </table:table-cell>
          <table:table-cell office:value-type="float" office:value="664884" calcext:value-type="float">
            <text:p>664884</text:p>
          </table:table-cell>
          <table:table-cell office:value-type="float" office:value="58563" calcext:value-type="float">
            <text:p>58563</text:p>
          </table:table-cell>
          <table:table-cell office:value-type="float" office:value="3367809" calcext:value-type="float">
            <text:p>3367809</text:p>
          </table:table-cell>
          <table:table-cell office:value-type="float" office:value="1255937" calcext:value-type="float">
            <text:p>1255937</text:p>
          </table:table-cell>
          <table:table-cell office:value-type="float" office:value="1108" calcext:value-type="float">
            <text:p>1108</text:p>
          </table:table-cell>
          <table:table-cell office:value-type="float" office:value="179978" calcext:value-type="float">
            <text:p>179978</text:p>
          </table:table-cell>
          <table:table-cell office:value-type="float" office:value="107101" calcext:value-type="float">
            <text:p>107101</text:p>
          </table:table-cell>
          <table:table-cell/>
          <table:table-cell office:value-type="float" office:value="-60268" calcext:value-type="float">
            <text:p>-60268</text:p>
          </table:table-cell>
          <table:table-cell office:value-type="float" office:value="9812923" calcext:value-type="float">
            <text:p>9812923</text:p>
          </table:table-cell>
          <table:table-cell office:value-type="float" office:value="6068146" calcext:value-type="float">
            <text:p>6068146</text:p>
          </table:table-cell>
          <table:table-cell office:value-type="float" office:value="8937995" calcext:value-type="float">
            <text:p>8937995</text:p>
          </table:table-cell>
          <table:table-cell office:value-type="float" office:value="558795" calcext:value-type="float">
            <text:p>558795</text:p>
          </table:table-cell>
          <table:table-cell office:value-type="float" office:value="5597058" calcext:value-type="float">
            <text:p>5597058</text:p>
          </table:table-cell>
          <table:table-cell office:value-type="float" office:value="1165306" calcext:value-type="float">
            <text:p>1165306</text:p>
          </table:table-cell>
          <table:table-cell office:value-type="float" office:value="15689943" calcext:value-type="float">
            <text:p>15689943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0735" calcext:value-type="float">
            <text:p>30735</text:p>
          </table:table-cell>
          <table:table-cell office:value-type="float" office:value="3670213" calcext:value-type="float">
            <text:p>3670213</text:p>
          </table:table-cell>
          <table:table-cell office:value-type="float" office:value="1653551" calcext:value-type="float">
            <text:p>1653551</text:p>
          </table:table-cell>
          <table:table-cell office:value-type="float" office:value="-4688" calcext:value-type="float">
            <text:p>-4688</text:p>
          </table:table-cell>
          <table:table-cell office:value-type="float" office:value="56848500" calcext:value-type="float">
            <text:p>56848500</text:p>
          </table:table-cell>
          <table:table-cell office:value-type="float" office:value="2343458" calcext:value-type="float">
            <text:p>2343458</text:p>
          </table:table-cell>
          <table:table-cell office:value-type="float" office:value="14194000" calcext:value-type="float">
            <text:p>14194000</text:p>
          </table:table-cell>
          <table:table-cell office:value-type="float" office:value="1278376" calcext:value-type="float">
            <text:p>1278376</text:p>
          </table:table-cell>
          <table:table-cell office:value-type="float" office:value="943805" calcext:value-type="float">
            <text:p>943805</text:p>
          </table:table-cell>
          <table:table-cell office:value-type="float" office:value="2762425" calcext:value-type="float">
            <text:p>2762425</text:p>
          </table:table-cell>
          <table:table-cell office:value-type="float" office:value="348382" calcext:value-type="float">
            <text:p>348382</text:p>
          </table:table-cell>
          <table:table-cell office:value-type="float" office:value="1715844" calcext:value-type="float">
            <text:p>1715844</text:p>
          </table:table-cell>
          <table:table-cell office:value-type="float" office:value="11284952" calcext:value-type="float">
            <text:p>11284952</text:p>
          </table:table-cell>
          <table:table-cell office:value-type="float" office:value="1628290" calcext:value-type="float">
            <text:p>1628290</text:p>
          </table:table-cell>
          <table:table-cell office:value-type="float" office:value="841916" calcext:value-type="float">
            <text:p>841916</text:p>
          </table:table-cell>
          <table:table-cell office:value-type="float" office:value="88009" calcext:value-type="float">
            <text:p>88009</text:p>
          </table:table-cell>
          <table:table-cell office:value-type="float" office:value="1277882" calcext:value-type="float">
            <text:p>1277882</text:p>
          </table:table-cell>
          <table:table-cell office:value-type="float" office:value="317672" calcext:value-type="float">
            <text:p>317672</text:p>
          </table:table-cell>
          <table:table-cell office:value-type="float" office:value="3108862" calcext:value-type="float">
            <text:p>3108862</text:p>
          </table:table-cell>
          <table:table-cell office:value-type="float" office:value="483129" calcext:value-type="float">
            <text:p>483129</text:p>
          </table:table-cell>
          <table:table-cell office:value-type="float" office:value="1076077" calcext:value-type="float">
            <text:p>1076077</text:p>
          </table:table-cell>
          <table:table-cell office:value-type="float" office:value="151460" calcext:value-type="float">
            <text:p>151460</text:p>
          </table:table-cell>
          <table:table-cell office:value-type="float" office:value="307946" calcext:value-type="float">
            <text:p>307946</text:p>
          </table:table-cell>
          <table:table-cell office:value-type="float" office:value="820268" calcext:value-type="float">
            <text:p>820268</text:p>
          </table:table-cell>
          <table:table-cell office:value-type="float" office:value="13682780" calcext:value-type="float">
            <text:p>13682780</text:p>
          </table:table-cell>
          <table:table-cell office:value-type="float" office:value="464174" calcext:value-type="float">
            <text:p>464174</text:p>
          </table:table-cell>
          <table:table-cell office:value-type="float" office:value="3801085" calcext:value-type="float">
            <text:p>3801085</text:p>
          </table:table-cell>
          <table:table-cell office:value-type="float" office:value="5536564" calcext:value-type="float">
            <text:p>5536564</text:p>
          </table:table-cell>
          <table:table-cell office:value-type="float" office:value="5734975" calcext:value-type="float">
            <text:p>5734975</text:p>
          </table:table-cell>
          <table:table-cell office:value-type="float" office:value="1600754" calcext:value-type="float">
            <text:p>1600754</text:p>
          </table:table-cell>
          <table:table-cell office:value-type="float" office:value="271591" calcext:value-type="float">
            <text:p>271591</text:p>
          </table:table-cell>
          <table:table-cell office:value-type="float" office:value="5228612" calcext:value-type="float">
            <text:p>5228612</text:p>
          </table:table-cell>
          <table:table-cell table:style-name="ce1" office:value-type="float" office:value="73813" calcext:value-type="float">
            <text:p>73813</text:p>
          </table:table-cell>
          <table:table-cell office:value-type="float" office:value="4309110" calcext:value-type="float">
            <text:p>4309110</text:p>
          </table:table-cell>
          <table:table-cell office:value-type="float" office:value="149968" calcext:value-type="float">
            <text:p>149968</text:p>
          </table:table-cell>
          <table:table-cell table:style-name="ce1" office:value-type="float" office:value="28874" calcext:value-type="float">
            <text:p>28874</text:p>
          </table:table-cell>
          <table:table-cell office:value-type="float" office:value="-2727272" calcext:value-type="float">
            <text:p>-2727272</text:p>
          </table:table-cell>
          <table:table-cell office:value-type="float" office:value="13304403" calcext:value-type="float">
            <text:p>13304403</text:p>
          </table:table-cell>
          <table:table-cell table:style-name="ce1" office:value-type="float" office:value="1449879" calcext:value-type="float">
            <text:p>1449879</text:p>
          </table:table-cell>
          <table:table-cell office:value-type="float" office:value="156347" calcext:value-type="float">
            <text:p>156347</text:p>
          </table:table-cell>
          <table:table-cell office:value-type="float" office:value="111167" calcext:value-type="float">
            <text:p>111167</text:p>
          </table:table-cell>
          <table:table-cell office:value-type="float" office:value="1346943" calcext:value-type="float">
            <text:p>1346943</text:p>
          </table:table-cell>
          <table:table-cell office:value-type="float" office:value="15747" calcext:value-type="float">
            <text:p>15747</text:p>
          </table:table-cell>
          <table:table-cell office:value-type="float" office:value="1082346" calcext:value-type="float">
            <text:p>1082346</text:p>
          </table:table-cell>
          <table:table-cell table:style-name="ce1" office:value-type="float" office:value="8823" calcext:value-type="float">
            <text:p>8823</text:p>
          </table:table-cell>
          <table:table-cell office:value-type="float" office:value="1328250" calcext:value-type="float">
            <text:p>1328250</text:p>
          </table:table-cell>
          <table:table-cell office:value-type="float" office:value="9397328" calcext:value-type="float">
            <text:p>9397328</text:p>
          </table:table-cell>
          <table:table-cell office:value-type="float" office:value="343913" calcext:value-type="float">
            <text:p>343913</text:p>
          </table:table-cell>
          <table:table-cell office:value-type="float" office:value="159146" calcext:value-type="float">
            <text:p>159146</text:p>
          </table:table-cell>
          <table:table-cell table:style-name="ce1" office:value-type="float" office:value="458826" calcext:value-type="float">
            <text:p>458826</text:p>
          </table:table-cell>
          <table:table-cell office:value-type="float" office:value="6367845" calcext:value-type="float">
            <text:p>6367845</text:p>
          </table:table-cell>
          <table:table-cell office:value-type="float" office:value="2772166" calcext:value-type="float">
            <text:p>2772166</text:p>
          </table:table-cell>
          <table:table-cell office:value-type="float" office:value="311302" calcext:value-type="float">
            <text:p>311302</text:p>
          </table:table-cell>
          <table:table-cell office:value-type="float" office:value="1735531" calcext:value-type="float">
            <text:p>1735531</text:p>
          </table:table-cell>
          <table:table-cell office:value-type="float" office:value="471083" calcext:value-type="float">
            <text:p>471083</text:p>
          </table:table-cell>
          <table:table-cell office:value-type="float" office:value="2786" calcext:value-type="float">
            <text:p>2786</text:p>
          </table:table-cell>
          <table:table-cell office:value-type="float" office:value="4608900" calcext:value-type="float">
            <text:p>4608900</text:p>
          </table:table-cell>
          <table:table-cell table:style-name="ce1" office:value-type="float" office:value="1200" calcext:value-type="float">
            <text:p>1200</text:p>
          </table:table-cell>
          <table:table-cell office:value-type="float" office:value="1784186" calcext:value-type="float">
            <text:p>1784186</text:p>
          </table:table-cell>
          <table:table-cell office:value-type="float" office:value="6566803" calcext:value-type="float">
            <text:p>6566803</text:p>
          </table:table-cell>
          <table:table-cell/>
          <table:table-cell office:value-type="float" office:value="465116" calcext:value-type="float">
            <text:p>465116</text:p>
          </table:table-cell>
          <table:table-cell office:value-type="float" office:value="2220259" calcext:value-type="float">
            <text:p>2220259</text:p>
          </table:table-cell>
          <table:table-cell office:value-type="float" office:value="140902" calcext:value-type="float">
            <text:p>140902</text:p>
          </table:table-cell>
          <table:table-cell office:value-type="float" office:value="2567808" calcext:value-type="float">
            <text:p>2567808</text:p>
          </table:table-cell>
          <table:table-cell office:value-type="float" office:value="680554" calcext:value-type="float">
            <text:p>680554</text:p>
          </table:table-cell>
          <table:table-cell office:value-type="float" office:value="10265486" calcext:value-type="float">
            <text:p>10265486</text:p>
          </table:table-cell>
          <table:table-cell table:style-name="ce1" office:value-type="float" office:value="464098" calcext:value-type="float">
            <text:p>464098</text:p>
          </table:table-cell>
          <table:table-cell office:value-type="float" office:value="237224" calcext:value-type="float">
            <text:p>237224</text:p>
          </table:table-cell>
          <table:table-cell office:value-type="float" office:value="1317096" calcext:value-type="float">
            <text:p>1317096</text:p>
          </table:table-cell>
          <table:table-cell office:value-type="float" office:value="2998860" calcext:value-type="float">
            <text:p>2998860</text:p>
          </table:table-cell>
          <table:table-cell office:value-type="float" office:value="1217712" calcext:value-type="float">
            <text:p>1217712</text:p>
          </table:table-cell>
          <table:table-cell office:value-type="float" office:value="6642136" calcext:value-type="float">
            <text:p>6642136</text:p>
          </table:table-cell>
          <table:table-cell office:value-type="float" office:value="3445525" calcext:value-type="float">
            <text:p>3445525</text:p>
          </table:table-cell>
          <table:table-cell office:value-type="float" office:value="728437" calcext:value-type="float">
            <text:p>728437</text:p>
          </table:table-cell>
          <table:table-cell office:value-type="float" office:value="514808" calcext:value-type="float">
            <text:p>514808</text:p>
          </table:table-cell>
          <table:table-cell office:value-type="float" office:value="2419495" calcext:value-type="float">
            <text:p>2419495</text:p>
          </table:table-cell>
          <table:table-cell office:value-type="float" office:value="24228" calcext:value-type="float">
            <text:p>24228</text:p>
          </table:table-cell>
          <table:table-cell office:value-type="float" office:value="2416809" calcext:value-type="float">
            <text:p>2416809</text:p>
          </table:table-cell>
          <table:table-cell office:value-type="float" office:value="1567147" calcext:value-type="float">
            <text:p>1567147</text:p>
          </table:table-cell>
          <table:table-cell office:value-type="float" office:value="445210" calcext:value-type="float">
            <text:p>445210</text:p>
          </table:table-cell>
          <table:table-cell office:value-type="float" office:value="765926" calcext:value-type="float">
            <text:p>765926</text:p>
          </table:table-cell>
          <table:table-cell office:value-type="float" office:value="1572964" calcext:value-type="float">
            <text:p>1572964</text:p>
          </table:table-cell>
          <table:table-cell table:style-name="ce1" office:value-type="float" office:value="30869" calcext:value-type="float">
            <text:p>30869</text:p>
          </table:table-cell>
          <table:table-cell office:value-type="float" office:value="52115" calcext:value-type="float">
            <text:p>52115</text:p>
          </table:table-cell>
          <table:table-cell office:value-type="float" office:value="408967" calcext:value-type="float">
            <text:p>408967</text:p>
          </table:table-cell>
          <table:table-cell office:value-type="float" office:value="3058403" calcext:value-type="float">
            <text:p>3058403</text:p>
          </table:table-cell>
          <table:table-cell office:value-type="float" office:value="2291" calcext:value-type="float">
            <text:p>2291</text:p>
          </table:table-cell>
          <table:table-cell office:value-type="float" office:value="1276457" calcext:value-type="float">
            <text:p>1276457</text:p>
          </table:table-cell>
          <table:table-cell office:value-type="float" office:value="33254534" calcext:value-type="float">
            <text:p>33254534</text:p>
          </table:table-cell>
          <table:table-cell office:value-type="float" office:value="-332974" calcext:value-type="float">
            <text:p>-332974</text:p>
          </table:table-cell>
          <table:table-cell office:value-type="float" office:value="22836" calcext:value-type="float">
            <text:p>22836</text:p>
          </table:table-cell>
          <table:table-cell office:value-type="float" office:value="400201505" calcext:value-type="float">
            <text:p>400201505</text:p>
          </table:table-cell>
          <table:table-cell office:value-type="float" office:value="2327934" calcext:value-type="float">
            <text:p>2327934</text:p>
          </table:table-cell>
          <table:table-cell office:value-type="float" office:value="3175773" calcext:value-type="float">
            <text:p>3175773</text:p>
          </table:table-cell>
          <table:table-cell table:style-name="ce1" office:value-type="float" office:value="-87989205" calcext:value-type="float">
            <text:p>-87989205</text:p>
          </table:table-cell>
          <table:table-cell/>
          <table:table-cell office:value-type="float" office:value="1779016" calcext:value-type="float">
            <text:p>1779016</text:p>
          </table:table-cell>
          <table:table-cell office:value-type="float" office:value="-334022" calcext:value-type="float">
            <text:p>-334022</text:p>
          </table:table-cell>
          <table:table-cell table:style-name="ce1" office:value-type="float" office:value="729369" calcext:value-type="float">
            <text:p>729369</text:p>
          </table:table-cell>
          <table:table-cell office:value-type="float" office:value="-57205" calcext:value-type="float">
            <text:p>-57205</text:p>
          </table:table-cell>
          <table:table-cell office:value-type="float" office:value="7475963" calcext:value-type="float">
            <text:p>7475963</text:p>
          </table:table-cell>
          <table:table-cell office:value-type="float" office:value="82156" calcext:value-type="float">
            <text:p>82156</text:p>
          </table:table-cell>
          <table:table-cell office:value-type="float" office:value="-636265" calcext:value-type="float">
            <text:p>-636265</text:p>
          </table:table-cell>
          <table:table-cell/>
          <table:table-cell office:value-type="float" office:value="2493805" calcext:value-type="float">
            <text:p>2493805</text:p>
          </table:table-cell>
          <table:table-cell table:style-name="ce1" office:value-type="float" office:value="40290" calcext:value-type="float">
            <text:p>40290</text:p>
          </table:table-cell>
          <table:table-cell office:value-type="float" office:value="644161" calcext:value-type="float">
            <text:p>644161</text:p>
          </table:table-cell>
          <table:table-cell office:value-type="float" office:value="-1503127" calcext:value-type="float">
            <text:p>-1503127</text:p>
          </table:table-cell>
          <table:table-cell table:number-columns-repeated="3"/>
          <table:table-cell office:value-type="float" office:value="911072" calcext:value-type="float">
            <text:p>911072</text:p>
          </table:table-cell>
          <table:table-cell office:value-type="float" office:value="167935" calcext:value-type="float">
            <text:p>167935</text:p>
          </table:table-cell>
          <table:table-cell office:value-type="float" office:value="3887494" calcext:value-type="float">
            <text:p>3887494</text:p>
          </table:table-cell>
          <table:table-cell office:value-type="float" office:value="1604503" calcext:value-type="float">
            <text:p>1604503</text:p>
          </table:table-cell>
          <table:table-cell office:value-type="float" office:value="497625" calcext:value-type="float">
            <text:p>497625</text:p>
          </table:table-cell>
          <table:table-cell table:style-name="ce1" office:value-type="float" office:value="2953932" calcext:value-type="float">
            <text:p>2953932</text:p>
          </table:table-cell>
          <table:table-cell office:value-type="float" office:value="100617000" calcext:value-type="float">
            <text:p>100617000</text:p>
          </table:table-cell>
          <table:table-cell office:value-type="float" office:value="42239000" calcext:value-type="float">
            <text:p>42239000</text:p>
          </table:table-cell>
          <table:table-cell office:value-type="float" office:value="25873030" calcext:value-type="float">
            <text:p>25873030</text:p>
          </table:table-cell>
          <table:table-cell/>
          <table:table-cell office:value-type="float" office:value="2289655" calcext:value-type="float">
            <text:p>2289655</text:p>
          </table:table-cell>
          <table:table-cell office:value-type="float" office:value="868287" calcext:value-type="float">
            <text:p>868287</text:p>
          </table:table-cell>
          <table:table-cell office:value-type="float" office:value="573265" calcext:value-type="float">
            <text:p>573265</text:p>
          </table:table-cell>
          <table:table-cell office:value-type="float" office:value="1044879" calcext:value-type="float">
            <text:p>1044879</text:p>
          </table:table-cell>
          <table:table-cell office:value-type="float" office:value="-69354" calcext:value-type="float">
            <text:p>-69354</text:p>
          </table:table-cell>
          <table:table-cell office:value-type="float" office:value="508814" calcext:value-type="float">
            <text:p>508814</text:p>
          </table:table-cell>
          <table:table-cell office:value-type="float" office:value="7058324" calcext:value-type="float">
            <text:p>7058324</text:p>
          </table:table-cell>
          <table:table-cell office:value-type="float" office:value="3628625" calcext:value-type="float">
            <text:p>3628625</text:p>
          </table:table-cell>
          <table:table-cell office:value-type="float" office:value="634178" calcext:value-type="float">
            <text:p>634178</text:p>
          </table:table-cell>
          <table:table-cell/>
          <table:table-cell office:value-type="float" office:value="27161161" calcext:value-type="float">
            <text:p>27161161</text:p>
          </table:table-cell>
          <table:table-cell office:value-type="float" office:value="1655504" calcext:value-type="float">
            <text:p>1655504</text:p>
          </table:table-cell>
          <table:table-cell/>
          <table:table-cell table:style-name="ce1" office:value-type="float" office:value="1454215" calcext:value-type="float">
            <text:p>1454215</text:p>
          </table:table-cell>
          <table:table-cell office:value-type="float" office:value="471914" calcext:value-type="float">
            <text:p>471914</text:p>
          </table:table-cell>
          <table:table-cell office:value-type="float" office:value="3048280" calcext:value-type="float">
            <text:p>3048280</text:p>
          </table:table-cell>
          <table:table-cell office:value-type="float" office:value="1155878" calcext:value-type="float">
            <text:p>1155878</text:p>
          </table:table-cell>
          <table:table-cell office:value-type="float" office:value="1855268" calcext:value-type="float">
            <text:p>1855268</text:p>
          </table:table-cell>
          <table:table-cell office:value-type="float" office:value="663356" calcext:value-type="float">
            <text:p>663356</text:p>
          </table:table-cell>
          <table:table-cell office:value-type="float" office:value="95358" calcext:value-type="float">
            <text:p>95358</text:p>
          </table:table-cell>
          <table:table-cell office:value-type="float" office:value="3285643" calcext:value-type="float">
            <text:p>3285643</text:p>
          </table:table-cell>
          <table:table-cell table:style-name="ce1" office:value-type="float" office:value="45380" calcext:value-type="float">
            <text:p>45380</text:p>
          </table:table-cell>
          <table:table-cell office:value-type="float" office:value="667911" calcext:value-type="float">
            <text:p>667911</text:p>
          </table:table-cell>
          <table:table-cell office:value-type="float" office:value="1345280" calcext:value-type="float">
            <text:p>1345280</text:p>
          </table:table-cell>
          <table:table-cell office:value-type="float" office:value="-154388" calcext:value-type="float">
            <text:p>-154388</text:p>
          </table:table-cell>
          <table:table-cell office:value-type="float" office:value="-285042" calcext:value-type="float">
            <text:p>-285042</text:p>
          </table:table-cell>
          <table:table-cell office:value-type="float" office:value="1671011" calcext:value-type="float">
            <text:p>1671011</text:p>
          </table:table-cell>
          <table:table-cell office:value-type="float" office:value="2071725" calcext:value-type="float">
            <text:p>2071725</text:p>
          </table:table-cell>
          <table:table-cell office:value-type="float" office:value="-6323240" calcext:value-type="float">
            <text:p>-6323240</text:p>
          </table:table-cell>
          <table:table-cell office:value-type="float" office:value="209550" calcext:value-type="float">
            <text:p>209550</text:p>
          </table:table-cell>
          <table:table-cell office:value-type="float" office:value="180611" calcext:value-type="float">
            <text:p>180611</text:p>
          </table:table-cell>
          <table:table-cell office:value-type="float" office:value="17885" calcext:value-type="float">
            <text:p>17885</text:p>
          </table:table-cell>
          <table:table-cell office:value-type="float" office:value="31240657" calcext:value-type="float">
            <text:p>31240657</text:p>
          </table:table-cell>
          <table:table-cell/>
          <table:table-cell office:value-type="float" office:value="192281408" calcext:value-type="float">
            <text:p>192281408</text:p>
          </table:table-cell>
          <table:table-cell/>
          <table:table-cell office:value-type="float" office:value="94326" calcext:value-type="float">
            <text:p>94326</text:p>
          </table:table-cell>
          <table:table-cell office:value-type="float" office:value="480553" calcext:value-type="float">
            <text:p>480553</text:p>
          </table:table-cell>
          <table:table-cell office:value-type="float" office:value="-242924" calcext:value-type="float">
            <text:p>-242924</text:p>
          </table:table-cell>
          <table:table-cell office:value-type="float" office:value="-828291" calcext:value-type="float">
            <text:p>-828291</text:p>
          </table:table-cell>
          <table:table-cell office:value-type="float" office:value="1288983" calcext:value-type="float">
            <text:p>1288983</text:p>
          </table:table-cell>
          <table:table-cell office:value-type="float" office:value="499941" calcext:value-type="float">
            <text:p>499941</text:p>
          </table:table-cell>
          <table:table-cell table:style-name="ce1" office:value-type="float" office:value="627884" calcext:value-type="float">
            <text:p>627884</text:p>
          </table:table-cell>
          <table:table-cell office:value-type="float" office:value="2847730" calcext:value-type="float">
            <text:p>2847730</text:p>
          </table:table-cell>
          <table:table-cell office:value-type="float" office:value="4672918" calcext:value-type="float">
            <text:p>4672918</text:p>
          </table:table-cell>
          <table:table-cell office:value-type="float" office:value="4069654" calcext:value-type="float">
            <text:p>4069654</text:p>
          </table:table-cell>
          <table:table-cell office:value-type="float" office:value="8646" calcext:value-type="float">
            <text:p>8646</text:p>
          </table:table-cell>
          <table:table-cell table:style-name="ce1" office:value-type="float" office:value="9933271" calcext:value-type="float">
            <text:p>9933271</text:p>
          </table:table-cell>
          <table:table-cell office:value-type="float" office:value="-90247" calcext:value-type="float">
            <text:p>-90247</text:p>
          </table:table-cell>
          <table:table-cell office:value-type="float" office:value="62997" calcext:value-type="float">
            <text:p>62997</text:p>
          </table:table-cell>
          <table:table-cell office:value-type="float" office:value="25971" calcext:value-type="float">
            <text:p>25971</text:p>
          </table:table-cell>
          <table:table-cell office:value-type="float" office:value="644248" calcext:value-type="float">
            <text:p>644248</text:p>
          </table:table-cell>
          <table:table-cell/>
          <table:table-cell office:value-type="float" office:value="19311489" calcext:value-type="float">
            <text:p>19311489</text:p>
          </table:table-cell>
          <table:table-cell office:value-type="float" office:value="384029" calcext:value-type="float">
            <text:p>384029</text:p>
          </table:table-cell>
          <table:table-cell office:value-type="float" office:value="68" calcext:value-type="float">
            <text:p>68</text:p>
          </table:table-cell>
          <table:table-cell office:value-type="float" office:value="-1866627" calcext:value-type="float">
            <text:p>-1866627</text:p>
          </table:table-cell>
          <table:table-cell table:style-name="ce1" office:value-type="float" office:value="330157" calcext:value-type="float">
            <text:p>330157</text:p>
          </table:table-cell>
          <table:table-cell office:value-type="float" office:value="82156" calcext:value-type="float">
            <text:p>82156</text:p>
          </table:table-cell>
          <table:table-cell office:value-type="float" office:value="305832" calcext:value-type="float">
            <text:p>305832</text:p>
          </table:table-cell>
          <table:table-cell office:value-type="float" office:value="237280" calcext:value-type="float">
            <text:p>237280</text:p>
          </table:table-cell>
          <table:table-cell office:value-type="float" office:value="5061749" calcext:value-type="float">
            <text:p>5061749</text:p>
          </table:table-cell>
          <table:table-cell office:value-type="float" office:value="621733" calcext:value-type="float">
            <text:p>621733</text:p>
          </table:table-cell>
          <table:table-cell table:style-name="ce1" office:value-type="float" office:value="12121000" calcext:value-type="float">
            <text:p>12121000</text:p>
          </table:table-cell>
          <table:table-cell office:value-type="float" office:value="310722000" calcext:value-type="float">
            <text:p>310722000</text:p>
          </table:table-cell>
          <table:table-cell table:style-name="ce1" office:value-type="float" office:value="130002611" calcext:value-type="float">
            <text:p>130002611</text:p>
          </table:table-cell>
          <table:table-cell office:value-type="float" office:value="260214" calcext:value-type="float">
            <text:p>260214</text:p>
          </table:table-cell>
          <table:table-cell office:value-type="float" office:value="12507" calcext:value-type="float">
            <text:p>12507</text:p>
          </table:table-cell>
          <table:table-cell office:value-type="float" office:value="30407" calcext:value-type="float">
            <text:p>30407</text:p>
          </table:table-cell>
          <table:table-cell office:value-type="float" office:value="5999448" calcext:value-type="float">
            <text:p>5999448</text:p>
          </table:table-cell>
          <table:table-cell/>
          <table:table-cell office:value-type="float" office:value="660756" calcext:value-type="float">
            <text:p>660756</text:p>
          </table:table-cell>
          <table:table-cell/>
          <table:table-cell table:style-name="ce1" office:value-type="float" office:value="1087" calcext:value-type="float">
            <text:p>1087</text:p>
          </table:table-cell>
          <table:table-cell office:value-type="float" office:value="688851" calcext:value-type="float">
            <text:p>688851</text:p>
          </table:table-cell>
          <table:table-cell office:value-type="float" office:value="21066" calcext:value-type="float">
            <text:p>21066</text:p>
          </table:table-cell>
          <table:table-cell office:value-type="float" office:value="2356834" calcext:value-type="float">
            <text:p>2356834</text:p>
          </table:table-cell>
          <table:table-cell table:style-name="ce1" office:value-type="float" office:value="10621150" calcext:value-type="float">
            <text:p>10621150</text:p>
          </table:table-cell>
          <table:table-cell/>
          <table:table-cell office:value-type="float" office:value="1743344" calcext:value-type="float">
            <text:p>1743344</text:p>
          </table:table-cell>
          <table:table-cell office:value-type="float" office:value="19214" calcext:value-type="float">
            <text:p>19214</text:p>
          </table:table-cell>
          <table:table-cell office:value-type="float" office:value="-86682" calcext:value-type="float">
            <text:p>-86682</text:p>
          </table:table-cell>
          <table:table-cell office:value-type="float" office:value="2964826" calcext:value-type="float">
            <text:p>2964826</text:p>
          </table:table-cell>
          <table:table-cell office:value-type="float" office:value="-1107593" calcext:value-type="float">
            <text:p>-1107593</text:p>
          </table:table-cell>
          <table:table-cell office:value-type="float" office:value="2509641" calcext:value-type="float">
            <text:p>2509641</text:p>
          </table:table-cell>
          <table:table-cell office:value-type="float" office:value="1803791" calcext:value-type="float">
            <text:p>1803791</text:p>
          </table:table-cell>
          <table:table-cell/>
          <table:table-cell office:value-type="float" office:value="917941" calcext:value-type="float">
            <text:p>917941</text:p>
          </table:table-cell>
          <table:table-cell office:value-type="float" office:value="1841769" calcext:value-type="float">
            <text:p>1841769</text:p>
          </table:table-cell>
          <table:table-cell office:value-type="float" office:value="1897695" calcext:value-type="float">
            <text:p>1897695</text:p>
          </table:table-cell>
          <table:table-cell office:value-type="float" office:value="2150280" calcext:value-type="float">
            <text:p>2150280</text:p>
          </table:table-cell>
          <table:table-cell office:value-type="float" office:value="-454100" calcext:value-type="float">
            <text:p>-454100</text:p>
          </table:table-cell>
          <table:table-cell office:value-type="float" office:value="1429161" calcext:value-type="float">
            <text:p>1429161</text:p>
          </table:table-cell>
          <table:table-cell office:value-type="float" office:value="1146692" calcext:value-type="float">
            <text:p>1146692</text:p>
          </table:table-cell>
          <table:table-cell table:style-name="ce1" office:value-type="float" office:value="2075952" calcext:value-type="float">
            <text:p>2075952</text:p>
          </table:table-cell>
          <table:table-cell office:value-type="float" office:value="2100904" calcext:value-type="float">
            <text:p>2100904</text:p>
          </table:table-cell>
          <table:table-cell office:value-type="float" office:value="88459" calcext:value-type="float">
            <text:p>88459</text:p>
          </table:table-cell>
          <table:table-cell office:value-type="float" office:value="472518" calcext:value-type="float">
            <text:p>472518</text:p>
          </table:table-cell>
          <table:table-cell office:value-type="float" office:value="398813" calcext:value-type="float">
            <text:p>398813</text:p>
          </table:table-cell>
          <table:table-cell office:value-type="float" office:value="626652" calcext:value-type="float">
            <text:p>626652</text:p>
          </table:table-cell>
          <table:table-cell office:value-type="float" office:value="268770" calcext:value-type="float">
            <text:p>268770</text:p>
          </table:table-cell>
          <table:table-cell office:value-type="float" office:value="2393008" calcext:value-type="float">
            <text:p>2393008</text:p>
          </table:table-cell>
          <table:table-cell table:style-name="ce1" office:value-type="float" office:value="224878" calcext:value-type="float">
            <text:p>224878</text:p>
          </table:table-cell>
          <table:table-cell/>
          <table:table-cell office:value-type="float" office:value="72804" calcext:value-type="float">
            <text:p>72804</text:p>
          </table:table-cell>
          <table:table-cell office:value-type="float" office:value="86973" calcext:value-type="float">
            <text:p>86973</text:p>
          </table:table-cell>
          <table:table-cell table:style-name="ce1" office:value-type="float" office:value="211874" calcext:value-type="float">
            <text:p>211874</text:p>
          </table:table-cell>
          <table:table-cell office:value-type="float" office:value="682098" calcext:value-type="float">
            <text:p>682098</text:p>
          </table:table-cell>
          <table:table-cell office:value-type="float" office:value="19780" calcext:value-type="float">
            <text:p>19780</text:p>
          </table:table-cell>
          <table:table-cell office:value-type="float" office:value="12267" calcext:value-type="float">
            <text:p>12267</text:p>
          </table:table-cell>
          <table:table-cell office:value-type="float" office:value="3965574" calcext:value-type="float">
            <text:p>3965574</text:p>
          </table:table-cell>
          <table:table-cell office:value-type="float" office:value="9400403" calcext:value-type="float">
            <text:p>9400403</text:p>
          </table:table-cell>
          <table:table-cell office:value-type="float" office:value="10315132" calcext:value-type="float">
            <text:p>10315132</text:p>
          </table:table-cell>
          <table:table-cell office:value-type="float" office:value="256399" calcext:value-type="float">
            <text:p>256399</text:p>
          </table:table-cell>
          <table:table-cell office:value-type="float" office:value="52115" calcext:value-type="float">
            <text:p>52115</text:p>
          </table:table-cell>
          <table:table-cell office:value-type="float" office:value="465594" calcext:value-type="float">
            <text:p>465594</text:p>
          </table:table-cell>
          <table:table-cell office:value-type="float" office:value="1700318" calcext:value-type="float">
            <text:p>1700318</text:p>
          </table:table-cell>
          <table:table-cell office:value-type="float" office:value="16929" calcext:value-type="float">
            <text:p>16929</text:p>
          </table:table-cell>
          <table:table-cell office:value-type="float" office:value="362172" calcext:value-type="float">
            <text:p>362172</text:p>
          </table:table-cell>
          <table:table-cell office:value-type="float" office:value="-1046177" calcext:value-type="float">
            <text:p>-1046177</text:p>
          </table:table-cell>
          <table:table-cell office:value-type="float" office:value="216064" calcext:value-type="float">
            <text:p>216064</text:p>
          </table:table-cell>
          <table:table-cell office:value-type="float" office:value="1846" calcext:value-type="float">
            <text:p>1846</text:p>
          </table:table-cell>
          <table:table-cell office:value-type="float" office:value="44950095" calcext:value-type="float">
            <text:p>44950095</text:p>
          </table:table-cell>
          <table:table-cell office:value-type="float" office:value="117956" calcext:value-type="float">
            <text:p>117956</text:p>
          </table:table-cell>
          <table:table-cell office:value-type="float" office:value="1246445" calcext:value-type="float">
            <text:p>1246445</text:p>
          </table:table-cell>
          <table:table-cell office:value-type="float" office:value="-231483" calcext:value-type="float">
            <text:p>-231483</text:p>
          </table:table-cell>
          <table:table-cell office:value-type="float" office:value="1118062" calcext:value-type="float">
            <text:p>1118062</text:p>
          </table:table-cell>
          <table:table-cell office:value-type="float" office:value="1433816" calcext:value-type="float">
            <text:p>1433816</text:p>
          </table:table-cell>
          <table:table-cell office:value-type="float" office:value="4224632" calcext:value-type="float">
            <text:p>4224632</text:p>
          </table:table-cell>
          <table:table-cell office:value-type="float" office:value="86302" calcext:value-type="float">
            <text:p>86302</text:p>
          </table:table-cell>
          <table:table-cell office:value-type="float" office:value="570226" calcext:value-type="float">
            <text:p>570226</text:p>
          </table:table-cell>
          <table:table-cell office:value-type="float" office:value="362820" calcext:value-type="float">
            <text:p>362820</text:p>
          </table:table-cell>
          <table:table-cell office:value-type="float" office:value="2032374" calcext:value-type="float">
            <text:p>2032374</text:p>
          </table:table-cell>
          <table:table-cell office:value-type="float" office:value="7726595" calcext:value-type="float">
            <text:p>7726595</text:p>
          </table:table-cell>
          <table:table-cell office:value-type="float" office:value="192889" calcext:value-type="float">
            <text:p>192889</text:p>
          </table:table-cell>
          <table:table-cell/>
          <table:table-cell office:value-type="float" office:value="68801" calcext:value-type="float">
            <text:p>68801</text:p>
          </table:table-cell>
          <table:table-cell office:value-type="float" office:value="18761615" calcext:value-type="float">
            <text:p>18761615</text:p>
          </table:table-cell>
          <table:table-cell office:value-type="float" office:value="149601623" calcext:value-type="float">
            <text:p>149601623</text:p>
          </table:table-cell>
          <table:table-cell office:value-type="float" office:value="590561" calcext:value-type="float">
            <text:p>590561</text:p>
          </table:table-cell>
          <table:table-cell office:value-type="float" office:value="4293000" calcext:value-type="float">
            <text:p>4293000</text:p>
          </table:table-cell>
          <table:table-cell office:value-type="float" office:value="81513" calcext:value-type="float">
            <text:p>81513</text:p>
          </table:table-cell>
          <table:table-cell office:value-type="float" office:value="61009" calcext:value-type="float">
            <text:p>61009</text:p>
          </table:table-cell>
          <table:table-cell office:value-type="float" office:value="5139263" calcext:value-type="float">
            <text:p>5139263</text:p>
          </table:table-cell>
          <table:table-cell office:value-type="float" office:value="-50740" calcext:value-type="float">
            <text:p>-50740</text:p>
          </table:table-cell>
          <table:table-cell office:value-type="float" office:value="2133208" calcext:value-type="float">
            <text:p>2133208</text:p>
          </table:table-cell>
          <table:table-cell table:style-name="ce1" office:value-type="float" office:value="98927" calcext:value-type="float">
            <text:p>98927</text:p>
          </table:table-cell>
          <table:table-cell office:value-type="float" office:value="484437" calcext:value-type="float">
            <text:p>484437</text:p>
          </table:table-cell>
          <table:table-cell table:style-name="ce1" office:value-type="float" office:value="87474" calcext:value-type="float">
            <text:p>87474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string" calcext:value-type="string">
            <text:p>01-2015</text:p>
          </table:table-cell>
          <table:table-cell office:value-type="float" office:value="6138304" calcext:value-type="float">
            <text:p>6138304</text:p>
          </table:table-cell>
          <table:table-cell office:value-type="float" office:value="-22758" calcext:value-type="float">
            <text:p>-22758</text:p>
          </table:table-cell>
          <table:table-cell office:value-type="float" office:value="80865" calcext:value-type="float">
            <text:p>80865</text:p>
          </table:table-cell>
          <table:table-cell office:value-type="float" office:value="76071" calcext:value-type="float">
            <text:p>76071</text:p>
          </table:table-cell>
          <table:table-cell office:value-type="float" office:value="801082" calcext:value-type="float">
            <text:p>801082</text:p>
          </table:table-cell>
          <table:table-cell/>
          <table:table-cell office:value-type="float" office:value="3984394" calcext:value-type="float">
            <text:p>3984394</text:p>
          </table:table-cell>
          <table:table-cell office:value-type="float" office:value="46112384" calcext:value-type="float">
            <text:p>46112384</text:p>
          </table:table-cell>
          <table:table-cell office:value-type="float" office:value="2609322" calcext:value-type="float">
            <text:p>2609322</text:p>
          </table:table-cell>
          <table:table-cell office:value-type="float" office:value="660138" calcext:value-type="float">
            <text:p>660138</text:p>
          </table:table-cell>
          <table:table-cell office:value-type="float" office:value="593631" calcext:value-type="float">
            <text:p>593631</text:p>
          </table:table-cell>
          <table:table-cell table:number-columns-repeated="3"/>
          <table:table-cell office:value-type="float" office:value="3031378" calcext:value-type="float">
            <text:p>3031378</text:p>
          </table:table-cell>
          <table:table-cell table:style-name="Default"/>
          <table:table-cell office:value-type="float" office:value="15467816" calcext:value-type="float">
            <text:p>15467816</text:p>
          </table:table-cell>
          <table:table-cell table:number-columns-repeated="2"/>
          <table:table-cell office:value-type="float" office:value="79750403" calcext:value-type="float">
            <text:p>79750403</text:p>
          </table:table-cell>
          <table:table-cell/>
          <table:table-cell office:value-type="float" office:value="336646" calcext:value-type="float">
            <text:p>336646</text:p>
          </table:table-cell>
          <table:table-cell office:value-type="float" office:value="-85915" calcext:value-type="float">
            <text:p>-85915</text:p>
          </table:table-cell>
          <table:table-cell office:value-type="float" office:value="87231" calcext:value-type="float">
            <text:p>87231</text:p>
          </table:table-cell>
          <table:table-cell office:value-type="float" office:value="7758935" calcext:value-type="float">
            <text:p>7758935</text:p>
          </table:table-cell>
          <table:table-cell office:value-type="float" office:value="2275896" calcext:value-type="float">
            <text:p>2275896</text:p>
          </table:table-cell>
          <table:table-cell office:value-type="float" office:value="1259487" calcext:value-type="float">
            <text:p>1259487</text:p>
          </table:table-cell>
          <table:table-cell office:value-type="float" office:value="1776662" calcext:value-type="float">
            <text:p>1776662</text:p>
          </table:table-cell>
          <table:table-cell office:value-type="float" office:value="83937476" calcext:value-type="float">
            <text:p>83937476</text:p>
          </table:table-cell>
          <table:table-cell office:value-type="float" office:value="72600519" calcext:value-type="float">
            <text:p>72600519</text:p>
          </table:table-cell>
          <table:table-cell office:value-type="float" office:value="588810" calcext:value-type="float">
            <text:p>588810</text:p>
          </table:table-cell>
          <table:table-cell office:value-type="float" office:value="5739956" calcext:value-type="float">
            <text:p>5739956</text:p>
          </table:table-cell>
          <table:table-cell office:value-type="float" office:value="281639" calcext:value-type="float">
            <text:p>281639</text:p>
          </table:table-cell>
          <table:table-cell office:value-type="float" office:value="21921" calcext:value-type="float">
            <text:p>21921</text:p>
          </table:table-cell>
          <table:table-cell office:value-type="float" office:value="670797" calcext:value-type="float">
            <text:p>670797</text:p>
          </table:table-cell>
          <table:table-cell office:value-type="float" office:value="670913" calcext:value-type="float">
            <text:p>670913</text:p>
          </table:table-cell>
          <table:table-cell office:value-type="float" office:value="59902" calcext:value-type="float">
            <text:p>59902</text:p>
          </table:table-cell>
          <table:table-cell office:value-type="float" office:value="3037410" calcext:value-type="float">
            <text:p>3037410</text:p>
          </table:table-cell>
          <table:table-cell office:value-type="float" office:value="1243783" calcext:value-type="float">
            <text:p>1243783</text:p>
          </table:table-cell>
          <table:table-cell office:value-type="float" office:value="1108" calcext:value-type="float">
            <text:p>1108</text:p>
          </table:table-cell>
          <table:table-cell office:value-type="float" office:value="182373" calcext:value-type="float">
            <text:p>182373</text:p>
          </table:table-cell>
          <table:table-cell office:value-type="float" office:value="109090" calcext:value-type="float">
            <text:p>109090</text:p>
          </table:table-cell>
          <table:table-cell/>
          <table:table-cell office:value-type="float" office:value="-51368" calcext:value-type="float">
            <text:p>-51368</text:p>
          </table:table-cell>
          <table:table-cell office:value-type="float" office:value="9718467" calcext:value-type="float">
            <text:p>9718467</text:p>
          </table:table-cell>
          <table:table-cell office:value-type="float" office:value="6101127" calcext:value-type="float">
            <text:p>6101127</text:p>
          </table:table-cell>
          <table:table-cell office:value-type="float" office:value="9297776" calcext:value-type="float">
            <text:p>9297776</text:p>
          </table:table-cell>
          <table:table-cell office:value-type="float" office:value="547913" calcext:value-type="float">
            <text:p>547913</text:p>
          </table:table-cell>
          <table:table-cell office:value-type="float" office:value="3499186" calcext:value-type="float">
            <text:p>3499186</text:p>
          </table:table-cell>
          <table:table-cell office:value-type="float" office:value="1181380" calcext:value-type="float">
            <text:p>1181380</text:p>
          </table:table-cell>
          <table:table-cell office:value-type="float" office:value="14924634" calcext:value-type="float">
            <text:p>14924634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4459" calcext:value-type="float">
            <text:p>34459</text:p>
          </table:table-cell>
          <table:table-cell office:value-type="float" office:value="4070933" calcext:value-type="float">
            <text:p>4070933</text:p>
          </table:table-cell>
          <table:table-cell office:value-type="float" office:value="1712470" calcext:value-type="float">
            <text:p>1712470</text:p>
          </table:table-cell>
          <table:table-cell office:value-type="float" office:value="-4750" calcext:value-type="float">
            <text:p>-4750</text:p>
          </table:table-cell>
          <table:table-cell office:value-type="float" office:value="57996422" calcext:value-type="float">
            <text:p>57996422</text:p>
          </table:table-cell>
          <table:table-cell office:value-type="float" office:value="2399230" calcext:value-type="float">
            <text:p>2399230</text:p>
          </table:table-cell>
          <table:table-cell office:value-type="float" office:value="14429000" calcext:value-type="float">
            <text:p>14429000</text:p>
          </table:table-cell>
          <table:table-cell office:value-type="float" office:value="1286280" calcext:value-type="float">
            <text:p>1286280</text:p>
          </table:table-cell>
          <table:table-cell office:value-type="float" office:value="1003438" calcext:value-type="float">
            <text:p>1003438</text:p>
          </table:table-cell>
          <table:table-cell office:value-type="float" office:value="2889571" calcext:value-type="float">
            <text:p>2889571</text:p>
          </table:table-cell>
          <table:table-cell table:style-name="Default"/>
          <table:table-cell office:value-type="float" office:value="1847675" calcext:value-type="float">
            <text:p>1847675</text:p>
          </table:table-cell>
          <table:table-cell office:value-type="float" office:value="12783003" calcext:value-type="float">
            <text:p>12783003</text:p>
          </table:table-cell>
          <table:table-cell office:value-type="float" office:value="1609356" calcext:value-type="float">
            <text:p>1609356</text:p>
          </table:table-cell>
          <table:table-cell office:value-type="float" office:value="867745" calcext:value-type="float">
            <text:p>867745</text:p>
          </table:table-cell>
          <table:table-cell office:value-type="float" office:value="8952" calcext:value-type="float">
            <text:p>8952</text:p>
          </table:table-cell>
          <table:table-cell office:value-type="float" office:value="1294434" calcext:value-type="float">
            <text:p>1294434</text:p>
          </table:table-cell>
          <table:table-cell office:value-type="float" office:value="312853" calcext:value-type="float">
            <text:p>312853</text:p>
          </table:table-cell>
          <table:table-cell office:value-type="float" office:value="3159370" calcext:value-type="float">
            <text:p>3159370</text:p>
          </table:table-cell>
          <table:table-cell office:value-type="float" office:value="457864" calcext:value-type="float">
            <text:p>457864</text:p>
          </table:table-cell>
          <table:table-cell office:value-type="float" office:value="1105343" calcext:value-type="float">
            <text:p>1105343</text:p>
          </table:table-cell>
          <table:table-cell office:value-type="float" office:value="146801" calcext:value-type="float">
            <text:p>146801</text:p>
          </table:table-cell>
          <table:table-cell table:style-name="Default"/>
          <table:table-cell office:value-type="float" office:value="800677" calcext:value-type="float">
            <text:p>800677</text:p>
          </table:table-cell>
          <table:table-cell office:value-type="float" office:value="14131518" calcext:value-type="float">
            <text:p>14131518</text:p>
          </table:table-cell>
          <table:table-cell office:value-type="float" office:value="476090" calcext:value-type="float">
            <text:p>476090</text:p>
          </table:table-cell>
          <table:table-cell office:value-type="float" office:value="3887202" calcext:value-type="float">
            <text:p>3887202</text:p>
          </table:table-cell>
          <table:table-cell office:value-type="float" office:value="5544834" calcext:value-type="float">
            <text:p>5544834</text:p>
          </table:table-cell>
          <table:table-cell office:value-type="float" office:value="6205400" calcext:value-type="float">
            <text:p>6205400</text:p>
          </table:table-cell>
          <table:table-cell office:value-type="float" office:value="1596788" calcext:value-type="float">
            <text:p>1596788</text:p>
          </table:table-cell>
          <table:table-cell office:value-type="float" office:value="271041" calcext:value-type="float">
            <text:p>271041</text:p>
          </table:table-cell>
          <table:table-cell office:value-type="float" office:value="5341565" calcext:value-type="float">
            <text:p>5341565</text:p>
          </table:table-cell>
          <table:table-cell/>
          <table:table-cell office:value-type="float" office:value="4894415" calcext:value-type="float">
            <text:p>4894415</text:p>
          </table:table-cell>
          <table:table-cell office:value-type="float" office:value="106102" calcext:value-type="float">
            <text:p>106102</text:p>
          </table:table-cell>
          <table:table-cell/>
          <table:table-cell table:style-name="Default"/>
          <table:table-cell office:value-type="float" office:value="13622581" calcext:value-type="float">
            <text:p>13622581</text:p>
          </table:table-cell>
          <table:table-cell table:style-name="ce1" office:value-type="float" office:value="1443702" calcext:value-type="float">
            <text:p>1443702</text:p>
          </table:table-cell>
          <table:table-cell office:value-type="float" office:value="167322" calcext:value-type="float">
            <text:p>167322</text:p>
          </table:table-cell>
          <table:table-cell office:value-type="float" office:value="100273" calcext:value-type="float">
            <text:p>100273</text:p>
          </table:table-cell>
          <table:table-cell office:value-type="float" office:value="1385878" calcext:value-type="float">
            <text:p>1385878</text:p>
          </table:table-cell>
          <table:table-cell office:value-type="float" office:value="18128" calcext:value-type="float">
            <text:p>18128</text:p>
          </table:table-cell>
          <table:table-cell office:value-type="float" office:value="1106584" calcext:value-type="float">
            <text:p>1106584</text:p>
          </table:table-cell>
          <table:table-cell/>
          <table:table-cell office:value-type="float" office:value="1262637" calcext:value-type="float">
            <text:p>1262637</text:p>
          </table:table-cell>
          <table:table-cell office:value-type="float" office:value="9526523" calcext:value-type="float">
            <text:p>9526523</text:p>
          </table:table-cell>
          <table:table-cell office:value-type="float" office:value="339770" calcext:value-type="float">
            <text:p>339770</text:p>
          </table:table-cell>
          <table:table-cell office:value-type="float" office:value="162852" calcext:value-type="float">
            <text:p>162852</text:p>
          </table:table-cell>
          <table:table-cell table:style-name="ce1" office:value-type="float" office:value="523157" calcext:value-type="float">
            <text:p>523157</text:p>
          </table:table-cell>
          <table:table-cell office:value-type="float" office:value="6416604" calcext:value-type="float">
            <text:p>6416604</text:p>
          </table:table-cell>
          <table:table-cell office:value-type="float" office:value="2772203" calcext:value-type="float">
            <text:p>2772203</text:p>
          </table:table-cell>
          <table:table-cell office:value-type="float" office:value="316841" calcext:value-type="float">
            <text:p>316841</text:p>
          </table:table-cell>
          <table:table-cell office:value-type="float" office:value="1765626" calcext:value-type="float">
            <text:p>1765626</text:p>
          </table:table-cell>
          <table:table-cell office:value-type="float" office:value="482719" calcext:value-type="float">
            <text:p>482719</text:p>
          </table:table-cell>
          <table:table-cell office:value-type="float" office:value="1754" calcext:value-type="float">
            <text:p>1754</text:p>
          </table:table-cell>
          <table:table-cell office:value-type="float" office:value="4676562" calcext:value-type="float">
            <text:p>4676562</text:p>
          </table:table-cell>
          <table:table-cell/>
          <table:table-cell office:value-type="float" office:value="1814480" calcext:value-type="float">
            <text:p>1814480</text:p>
          </table:table-cell>
          <table:table-cell office:value-type="float" office:value="6675486" calcext:value-type="float">
            <text:p>6675486</text:p>
          </table:table-cell>
          <table:table-cell/>
          <table:table-cell office:value-type="float" office:value="461209" calcext:value-type="float">
            <text:p>461209</text:p>
          </table:table-cell>
          <table:table-cell office:value-type="float" office:value="2337457" calcext:value-type="float">
            <text:p>2337457</text:p>
          </table:table-cell>
          <table:table-cell office:value-type="float" office:value="148129" calcext:value-type="float">
            <text:p>148129</text:p>
          </table:table-cell>
          <table:table-cell office:value-type="float" office:value="2614907" calcext:value-type="float">
            <text:p>2614907</text:p>
          </table:table-cell>
          <table:table-cell office:value-type="float" office:value="703913" calcext:value-type="float">
            <text:p>703913</text:p>
          </table:table-cell>
          <table:table-cell office:value-type="float" office:value="12099871" calcext:value-type="float">
            <text:p>12099871</text:p>
          </table:table-cell>
          <table:table-cell/>
          <table:table-cell office:value-type="float" office:value="210708" calcext:value-type="float">
            <text:p>210708</text:p>
          </table:table-cell>
          <table:table-cell office:value-type="float" office:value="1314821" calcext:value-type="float">
            <text:p>1314821</text:p>
          </table:table-cell>
          <table:table-cell office:value-type="float" office:value="3263103" calcext:value-type="float">
            <text:p>3263103</text:p>
          </table:table-cell>
          <table:table-cell office:value-type="float" office:value="1088048" calcext:value-type="float">
            <text:p>1088048</text:p>
          </table:table-cell>
          <table:table-cell office:value-type="float" office:value="6114596" calcext:value-type="float">
            <text:p>6114596</text:p>
          </table:table-cell>
          <table:table-cell office:value-type="float" office:value="3563368" calcext:value-type="float">
            <text:p>3563368</text:p>
          </table:table-cell>
          <table:table-cell office:value-type="float" office:value="764349" calcext:value-type="float">
            <text:p>764349</text:p>
          </table:table-cell>
          <table:table-cell office:value-type="float" office:value="517070" calcext:value-type="float">
            <text:p>517070</text:p>
          </table:table-cell>
          <table:table-cell office:value-type="float" office:value="2434551" calcext:value-type="float">
            <text:p>2434551</text:p>
          </table:table-cell>
          <table:table-cell office:value-type="float" office:value="25966" calcext:value-type="float">
            <text:p>25966</text:p>
          </table:table-cell>
          <table:table-cell office:value-type="float" office:value="2549872" calcext:value-type="float">
            <text:p>2549872</text:p>
          </table:table-cell>
          <table:table-cell office:value-type="float" office:value="1563815" calcext:value-type="float">
            <text:p>1563815</text:p>
          </table:table-cell>
          <table:table-cell office:value-type="float" office:value="439079" calcext:value-type="float">
            <text:p>439079</text:p>
          </table:table-cell>
          <table:table-cell office:value-type="float" office:value="773920" calcext:value-type="float">
            <text:p>773920</text:p>
          </table:table-cell>
          <table:table-cell office:value-type="float" office:value="1587070" calcext:value-type="float">
            <text:p>1587070</text:p>
          </table:table-cell>
          <table:table-cell/>
          <table:table-cell office:value-type="float" office:value="-56383" calcext:value-type="float">
            <text:p>-56383</text:p>
          </table:table-cell>
          <table:table-cell office:value-type="float" office:value="421279" calcext:value-type="float">
            <text:p>421279</text:p>
          </table:table-cell>
          <table:table-cell office:value-type="float" office:value="3070891" calcext:value-type="float">
            <text:p>3070891</text:p>
          </table:table-cell>
          <table:table-cell office:value-type="float" office:value="2412" calcext:value-type="float">
            <text:p>2412</text:p>
          </table:table-cell>
          <table:table-cell office:value-type="float" office:value="1083253" calcext:value-type="float">
            <text:p>1083253</text:p>
          </table:table-cell>
          <table:table-cell office:value-type="float" office:value="36439577" calcext:value-type="float">
            <text:p>36439577</text:p>
          </table:table-cell>
          <table:table-cell office:value-type="float" office:value="-1037489" calcext:value-type="float">
            <text:p>-1037489</text:p>
          </table:table-cell>
          <table:table-cell office:value-type="float" office:value="14117" calcext:value-type="float">
            <text:p>14117</text:p>
          </table:table-cell>
          <table:table-cell office:value-type="float" office:value="406502068" calcext:value-type="float">
            <text:p>406502068</text:p>
          </table:table-cell>
          <table:table-cell office:value-type="float" office:value="2382957" calcext:value-type="float">
            <text:p>2382957</text:p>
          </table:table-cell>
          <table:table-cell office:value-type="float" office:value="3219180" calcext:value-type="float">
            <text:p>3219180</text:p>
          </table:table-cell>
          <table:table-cell table:number-columns-repeated="2"/>
          <table:table-cell office:value-type="float" office:value="1811784" calcext:value-type="float">
            <text:p>1811784</text:p>
          </table:table-cell>
          <table:table-cell office:value-type="float" office:value="-335000" calcext:value-type="float">
            <text:p>-335000</text:p>
          </table:table-cell>
          <table:table-cell/>
          <table:table-cell office:value-type="float" office:value="-56162" calcext:value-type="float">
            <text:p>-56162</text:p>
          </table:table-cell>
          <table:table-cell office:value-type="float" office:value="7567866" calcext:value-type="float">
            <text:p>7567866</text:p>
          </table:table-cell>
          <table:table-cell office:value-type="float" office:value="47692" calcext:value-type="float">
            <text:p>47692</text:p>
          </table:table-cell>
          <table:table-cell table:style-name="Default"/>
          <table:table-cell/>
          <table:table-cell office:value-type="float" office:value="2541185" calcext:value-type="float">
            <text:p>2541185</text:p>
          </table:table-cell>
          <table:table-cell/>
          <table:table-cell office:value-type="float" office:value="645962" calcext:value-type="float">
            <text:p>645962</text:p>
          </table:table-cell>
          <table:table-cell office:value-type="float" office:value="-1141811" calcext:value-type="float">
            <text:p>-1141811</text:p>
          </table:table-cell>
          <table:table-cell table:number-columns-repeated="3"/>
          <table:table-cell office:value-type="float" office:value="962131" calcext:value-type="float">
            <text:p>962131</text:p>
          </table:table-cell>
          <table:table-cell office:value-type="float" office:value="170970" calcext:value-type="float">
            <text:p>170970</text:p>
          </table:table-cell>
          <table:table-cell office:value-type="float" office:value="3916271" calcext:value-type="float">
            <text:p>3916271</text:p>
          </table:table-cell>
          <table:table-cell office:value-type="float" office:value="1885698" calcext:value-type="float">
            <text:p>1885698</text:p>
          </table:table-cell>
          <table:table-cell office:value-type="float" office:value="456835" calcext:value-type="float">
            <text:p>456835</text:p>
          </table:table-cell>
          <table:table-cell/>
          <table:table-cell office:value-type="float" office:value="102060000" calcext:value-type="float">
            <text:p>102060000</text:p>
          </table:table-cell>
          <table:table-cell office:value-type="float" office:value="43047000" calcext:value-type="float">
            <text:p>43047000</text:p>
          </table:table-cell>
          <table:table-cell office:value-type="float" office:value="27539945" calcext:value-type="float">
            <text:p>27539945</text:p>
          </table:table-cell>
          <table:table-cell/>
          <table:table-cell office:value-type="float" office:value="2362500" calcext:value-type="float">
            <text:p>2362500</text:p>
          </table:table-cell>
          <table:table-cell office:value-type="float" office:value="913430" calcext:value-type="float">
            <text:p>913430</text:p>
          </table:table-cell>
          <table:table-cell office:value-type="float" office:value="576529" calcext:value-type="float">
            <text:p>576529</text:p>
          </table:table-cell>
          <table:table-cell office:value-type="float" office:value="1055271" calcext:value-type="float">
            <text:p>1055271</text:p>
          </table:table-cell>
          <table:table-cell office:value-type="float" office:value="-79601" calcext:value-type="float">
            <text:p>-79601</text:p>
          </table:table-cell>
          <table:table-cell office:value-type="float" office:value="494690" calcext:value-type="float">
            <text:p>494690</text:p>
          </table:table-cell>
          <table:table-cell office:value-type="float" office:value="6232945" calcext:value-type="float">
            <text:p>6232945</text:p>
          </table:table-cell>
          <table:table-cell office:value-type="float" office:value="3757165" calcext:value-type="float">
            <text:p>3757165</text:p>
          </table:table-cell>
          <table:table-cell office:value-type="float" office:value="636827" calcext:value-type="float">
            <text:p>636827</text:p>
          </table:table-cell>
          <table:table-cell/>
          <table:table-cell office:value-type="float" office:value="28070161" calcext:value-type="float">
            <text:p>28070161</text:p>
          </table:table-cell>
          <table:table-cell office:value-type="float" office:value="1734753" calcext:value-type="float">
            <text:p>1734753</text:p>
          </table:table-cell>
          <table:table-cell table:number-columns-repeated="2"/>
          <table:table-cell office:value-type="float" office:value="341290" calcext:value-type="float">
            <text:p>341290</text:p>
          </table:table-cell>
          <table:table-cell office:value-type="float" office:value="3045301" calcext:value-type="float">
            <text:p>3045301</text:p>
          </table:table-cell>
          <table:table-cell office:value-type="float" office:value="1179539" calcext:value-type="float">
            <text:p>1179539</text:p>
          </table:table-cell>
          <table:table-cell office:value-type="float" office:value="1944684" calcext:value-type="float">
            <text:p>1944684</text:p>
          </table:table-cell>
          <table:table-cell office:value-type="float" office:value="642470" calcext:value-type="float">
            <text:p>642470</text:p>
          </table:table-cell>
          <table:table-cell office:value-type="float" office:value="72003" calcext:value-type="float">
            <text:p>72003</text:p>
          </table:table-cell>
          <table:table-cell office:value-type="float" office:value="3411095" calcext:value-type="float">
            <text:p>3411095</text:p>
          </table:table-cell>
          <table:table-cell table:style-name="ce1" office:value-type="float" office:value="46195" calcext:value-type="float">
            <text:p>46195</text:p>
          </table:table-cell>
          <table:table-cell office:value-type="float" office:value="754305" calcext:value-type="float">
            <text:p>754305</text:p>
          </table:table-cell>
          <table:table-cell office:value-type="float" office:value="1389445" calcext:value-type="float">
            <text:p>1389445</text:p>
          </table:table-cell>
          <table:table-cell office:value-type="float" office:value="-214861" calcext:value-type="float">
            <text:p>-214861</text:p>
          </table:table-cell>
          <table:table-cell office:value-type="float" office:value="-298948" calcext:value-type="float">
            <text:p>-298948</text:p>
          </table:table-cell>
          <table:table-cell office:value-type="float" office:value="1739240" calcext:value-type="float">
            <text:p>1739240</text:p>
          </table:table-cell>
          <table:table-cell office:value-type="float" office:value="813084" calcext:value-type="float">
            <text:p>813084</text:p>
          </table:table-cell>
          <table:table-cell office:value-type="float" office:value="3160304" calcext:value-type="float">
            <text:p>3160304</text:p>
          </table:table-cell>
          <table:table-cell office:value-type="float" office:value="202030" calcext:value-type="float">
            <text:p>202030</text:p>
          </table:table-cell>
          <table:table-cell office:value-type="float" office:value="156605" calcext:value-type="float">
            <text:p>156605</text:p>
          </table:table-cell>
          <table:table-cell office:value-type="float" office:value="15015" calcext:value-type="float">
            <text:p>15015</text:p>
          </table:table-cell>
          <table:table-cell office:value-type="float" office:value="34312804" calcext:value-type="float">
            <text:p>34312804</text:p>
          </table:table-cell>
          <table:table-cell/>
          <table:table-cell office:value-type="float" office:value="197033548" calcext:value-type="float">
            <text:p>197033548</text:p>
          </table:table-cell>
          <table:table-cell/>
          <table:table-cell office:value-type="float" office:value="96616" calcext:value-type="float">
            <text:p>96616</text:p>
          </table:table-cell>
          <table:table-cell office:value-type="float" office:value="-28912" calcext:value-type="float">
            <text:p>-28912</text:p>
          </table:table-cell>
          <table:table-cell office:value-type="float" office:value="-244600" calcext:value-type="float">
            <text:p>-244600</text:p>
          </table:table-cell>
          <table:table-cell office:value-type="float" office:value="-1091981" calcext:value-type="float">
            <text:p>-1091981</text:p>
          </table:table-cell>
          <table:table-cell office:value-type="float" office:value="1265955" calcext:value-type="float">
            <text:p>1265955</text:p>
          </table:table-cell>
          <table:table-cell table:style-name="Default"/>
          <table:table-cell table:style-name="ce1" office:value-type="float" office:value="717236" calcext:value-type="float">
            <text:p>717236</text:p>
          </table:table-cell>
          <table:table-cell office:value-type="float" office:value="2902704" calcext:value-type="float">
            <text:p>2902704</text:p>
          </table:table-cell>
          <table:table-cell office:value-type="float" office:value="4731927" calcext:value-type="float">
            <text:p>4731927</text:p>
          </table:table-cell>
          <table:table-cell office:value-type="float" office:value="4157361" calcext:value-type="float">
            <text:p>4157361</text:p>
          </table:table-cell>
          <table:table-cell office:value-type="float" office:value="1524" calcext:value-type="float">
            <text:p>1524</text:p>
          </table:table-cell>
          <table:table-cell/>
          <table:table-cell office:value-type="float" office:value="-90486" calcext:value-type="float">
            <text:p>-90486</text:p>
          </table:table-cell>
          <table:table-cell office:value-type="float" office:value="69045" calcext:value-type="float">
            <text:p>69045</text:p>
          </table:table-cell>
          <table:table-cell office:value-type="float" office:value="18752" calcext:value-type="float">
            <text:p>18752</text:p>
          </table:table-cell>
          <table:table-cell office:value-type="float" office:value="706169" calcext:value-type="float">
            <text:p>706169</text:p>
          </table:table-cell>
          <table:table-cell/>
          <table:table-cell office:value-type="float" office:value="19389555" calcext:value-type="float">
            <text:p>19389555</text:p>
          </table:table-cell>
          <table:table-cell office:value-type="float" office:value="392308" calcext:value-type="float">
            <text:p>392308</text:p>
          </table:table-cell>
          <table:table-cell office:value-type="float" office:value="3140" calcext:value-type="float">
            <text:p>3140</text:p>
          </table:table-cell>
          <table:table-cell office:value-type="float" office:value="-1693702" calcext:value-type="float">
            <text:p>-1693702</text:p>
          </table:table-cell>
          <table:table-cell table:style-name="ce1" office:value-type="float" office:value="338373" calcext:value-type="float">
            <text:p>338373</text:p>
          </table:table-cell>
          <table:table-cell office:value-type="float" office:value="47692" calcext:value-type="float">
            <text:p>47692</text:p>
          </table:table-cell>
          <table:table-cell office:value-type="float" office:value="309667" calcext:value-type="float">
            <text:p>309667</text:p>
          </table:table-cell>
          <table:table-cell office:value-type="float" office:value="236821" calcext:value-type="float">
            <text:p>236821</text:p>
          </table:table-cell>
          <table:table-cell office:value-type="float" office:value="4969363" calcext:value-type="float">
            <text:p>4969363</text:p>
          </table:table-cell>
          <table:table-cell office:value-type="float" office:value="627568" calcext:value-type="float">
            <text:p>627568</text:p>
          </table:table-cell>
          <table:table-cell/>
          <table:table-cell office:value-type="float" office:value="305712000" calcext:value-type="float">
            <text:p>305712000</text:p>
          </table:table-cell>
          <table:table-cell table:style-name="ce1" office:value-type="float" office:value="188977866" calcext:value-type="float">
            <text:p>188977866</text:p>
          </table:table-cell>
          <table:table-cell office:value-type="float" office:value="242385" calcext:value-type="float">
            <text:p>242385</text:p>
          </table:table-cell>
          <table:table-cell office:value-type="float" office:value="15780" calcext:value-type="float">
            <text:p>15780</text:p>
          </table:table-cell>
          <table:table-cell office:value-type="float" office:value="20038" calcext:value-type="float">
            <text:p>20038</text:p>
          </table:table-cell>
          <table:table-cell office:value-type="float" office:value="5994946" calcext:value-type="float">
            <text:p>5994946</text:p>
          </table:table-cell>
          <table:table-cell/>
          <table:table-cell office:value-type="float" office:value="674070" calcext:value-type="float">
            <text:p>674070</text:p>
          </table:table-cell>
          <table:table-cell table:number-columns-repeated="2"/>
          <table:table-cell office:value-type="float" office:value="681318" calcext:value-type="float">
            <text:p>681318</text:p>
          </table:table-cell>
          <table:table-cell office:value-type="float" office:value="87298" calcext:value-type="float">
            <text:p>87298</text:p>
          </table:table-cell>
          <table:table-cell office:value-type="float" office:value="2412305" calcext:value-type="float">
            <text:p>2412305</text:p>
          </table:table-cell>
          <table:table-cell table:number-columns-repeated="2"/>
          <table:table-cell office:value-type="float" office:value="1707138" calcext:value-type="float">
            <text:p>1707138</text:p>
          </table:table-cell>
          <table:table-cell table:style-name="Default"/>
          <table:table-cell office:value-type="float" office:value="-91535" calcext:value-type="float">
            <text:p>-91535</text:p>
          </table:table-cell>
          <table:table-cell office:value-type="float" office:value="2995663" calcext:value-type="float">
            <text:p>2995663</text:p>
          </table:table-cell>
          <table:table-cell office:value-type="float" office:value="-1190993" calcext:value-type="float">
            <text:p>-1190993</text:p>
          </table:table-cell>
          <table:table-cell office:value-type="float" office:value="2480846" calcext:value-type="float">
            <text:p>2480846</text:p>
          </table:table-cell>
          <table:table-cell office:value-type="float" office:value="1822074" calcext:value-type="float">
            <text:p>1822074</text:p>
          </table:table-cell>
          <table:table-cell/>
          <table:table-cell office:value-type="float" office:value="889688" calcext:value-type="float">
            <text:p>889688</text:p>
          </table:table-cell>
          <table:table-cell office:value-type="float" office:value="1716445" calcext:value-type="float">
            <text:p>1716445</text:p>
          </table:table-cell>
          <table:table-cell office:value-type="float" office:value="1833273" calcext:value-type="float">
            <text:p>1833273</text:p>
          </table:table-cell>
          <table:table-cell office:value-type="float" office:value="2070752" calcext:value-type="float">
            <text:p>2070752</text:p>
          </table:table-cell>
          <table:table-cell office:value-type="float" office:value="-487606" calcext:value-type="float">
            <text:p>-487606</text:p>
          </table:table-cell>
          <table:table-cell office:value-type="float" office:value="1437196" calcext:value-type="float">
            <text:p>1437196</text:p>
          </table:table-cell>
          <table:table-cell office:value-type="float" office:value="1207432" calcext:value-type="float">
            <text:p>1207432</text:p>
          </table:table-cell>
          <table:table-cell/>
          <table:table-cell office:value-type="float" office:value="2053080" calcext:value-type="float">
            <text:p>2053080</text:p>
          </table:table-cell>
          <table:table-cell office:value-type="float" office:value="84322" calcext:value-type="float">
            <text:p>84322</text:p>
          </table:table-cell>
          <table:table-cell office:value-type="float" office:value="497729" calcext:value-type="float">
            <text:p>497729</text:p>
          </table:table-cell>
          <table:table-cell office:value-type="float" office:value="410689" calcext:value-type="float">
            <text:p>410689</text:p>
          </table:table-cell>
          <table:table-cell office:value-type="float" office:value="703279" calcext:value-type="float">
            <text:p>703279</text:p>
          </table:table-cell>
          <table:table-cell office:value-type="float" office:value="268975" calcext:value-type="float">
            <text:p>268975</text:p>
          </table:table-cell>
          <table:table-cell office:value-type="float" office:value="2330942" calcext:value-type="float">
            <text:p>2330942</text:p>
          </table:table-cell>
          <table:table-cell table:number-columns-repeated="2"/>
          <table:table-cell office:value-type="float" office:value="76276" calcext:value-type="float">
            <text:p>76276</text:p>
          </table:table-cell>
          <table:table-cell office:value-type="float" office:value="80500" calcext:value-type="float">
            <text:p>80500</text:p>
          </table:table-cell>
          <table:table-cell/>
          <table:table-cell office:value-type="float" office:value="675524" calcext:value-type="float">
            <text:p>675524</text:p>
          </table:table-cell>
          <table:table-cell office:value-type="float" office:value="78720" calcext:value-type="float">
            <text:p>78720</text:p>
          </table:table-cell>
          <table:table-cell office:value-type="float" office:value="12430" calcext:value-type="float">
            <text:p>12430</text:p>
          </table:table-cell>
          <table:table-cell office:value-type="float" office:value="4032918" calcext:value-type="float">
            <text:p>4032918</text:p>
          </table:table-cell>
          <table:table-cell office:value-type="float" office:value="9812578" calcext:value-type="float">
            <text:p>9812578</text:p>
          </table:table-cell>
          <table:table-cell office:value-type="float" office:value="9555401" calcext:value-type="float">
            <text:p>9555401</text:p>
          </table:table-cell>
          <table:table-cell office:value-type="float" office:value="254780" calcext:value-type="float">
            <text:p>254780</text:p>
          </table:table-cell>
          <table:table-cell office:value-type="float" office:value="-56383" calcext:value-type="float">
            <text:p>-56383</text:p>
          </table:table-cell>
          <table:table-cell office:value-type="float" office:value="465777" calcext:value-type="float">
            <text:p>465777</text:p>
          </table:table-cell>
          <table:table-cell office:value-type="float" office:value="1756011" calcext:value-type="float">
            <text:p>1756011</text:p>
          </table:table-cell>
          <table:table-cell office:value-type="float" office:value="25145" calcext:value-type="float">
            <text:p>25145</text:p>
          </table:table-cell>
          <table:table-cell office:value-type="float" office:value="369830" calcext:value-type="float">
            <text:p>369830</text:p>
          </table:table-cell>
          <table:table-cell office:value-type="float" office:value="-1082200" calcext:value-type="float">
            <text:p>-1082200</text:p>
          </table:table-cell>
          <table:table-cell office:value-type="float" office:value="217028" calcext:value-type="float">
            <text:p>217028</text:p>
          </table:table-cell>
          <table:table-cell office:value-type="float" office:value="-61867" calcext:value-type="float">
            <text:p>-61867</text:p>
          </table:table-cell>
          <table:table-cell office:value-type="float" office:value="43183600" calcext:value-type="float">
            <text:p>43183600</text:p>
          </table:table-cell>
          <table:table-cell office:value-type="float" office:value="111176153" calcext:value-type="float">
            <text:p>111176153</text:p>
          </table:table-cell>
          <table:table-cell office:value-type="float" office:value="1225093" calcext:value-type="float">
            <text:p>1225093</text:p>
          </table:table-cell>
          <table:table-cell office:value-type="float" office:value="-238410" calcext:value-type="float">
            <text:p>-238410</text:p>
          </table:table-cell>
          <table:table-cell office:value-type="float" office:value="1106235" calcext:value-type="float">
            <text:p>1106235</text:p>
          </table:table-cell>
          <table:table-cell office:value-type="float" office:value="1562928" calcext:value-type="float">
            <text:p>1562928</text:p>
          </table:table-cell>
          <table:table-cell office:value-type="float" office:value="4426565" calcext:value-type="float">
            <text:p>4426565</text:p>
          </table:table-cell>
          <table:table-cell office:value-type="float" office:value="86643" calcext:value-type="float">
            <text:p>86643</text:p>
          </table:table-cell>
          <table:table-cell office:value-type="float" office:value="569491" calcext:value-type="float">
            <text:p>569491</text:p>
          </table:table-cell>
          <table:table-cell office:value-type="float" office:value="359773" calcext:value-type="float">
            <text:p>359773</text:p>
          </table:table-cell>
          <table:table-cell office:value-type="float" office:value="2207463" calcext:value-type="float">
            <text:p>2207463</text:p>
          </table:table-cell>
          <table:table-cell office:value-type="float" office:value="7886843" calcext:value-type="float">
            <text:p>7886843</text:p>
          </table:table-cell>
          <table:table-cell office:value-type="float" office:value="197894" calcext:value-type="float">
            <text:p>197894</text:p>
          </table:table-cell>
          <table:table-cell/>
          <table:table-cell office:value-type="float" office:value="70502" calcext:value-type="float">
            <text:p>70502</text:p>
          </table:table-cell>
          <table:table-cell office:value-type="float" office:value="18490090" calcext:value-type="float">
            <text:p>18490090</text:p>
          </table:table-cell>
          <table:table-cell office:value-type="float" office:value="155002081" calcext:value-type="float">
            <text:p>155002081</text:p>
          </table:table-cell>
          <table:table-cell office:value-type="float" office:value="640780" calcext:value-type="float">
            <text:p>640780</text:p>
          </table:table-cell>
          <table:table-cell office:value-type="float" office:value="4527000" calcext:value-type="float">
            <text:p>4527000</text:p>
          </table:table-cell>
          <table:table-cell office:value-type="float" office:value="37742" calcext:value-type="float">
            <text:p>37742</text:p>
          </table:table-cell>
          <table:table-cell table:style-name="Default"/>
          <table:table-cell office:value-type="float" office:value="5398030" calcext:value-type="float">
            <text:p>5398030</text:p>
          </table:table-cell>
          <table:table-cell office:value-type="float" office:value="-58314" calcext:value-type="float">
            <text:p>-58314</text:p>
          </table:table-cell>
          <table:table-cell office:value-type="float" office:value="2358118" calcext:value-type="float">
            <text:p>2358118</text:p>
          </table:table-cell>
          <table:table-cell table:style-name="ce1" office:value-type="float" office:value="114139" calcext:value-type="float">
            <text:p>114139</text:p>
          </table:table-cell>
          <table:table-cell office:value-type="float" office:value="482696" calcext:value-type="float">
            <text:p>482696</text:p>
          </table:table-cell>
          <table:table-cell/>
          <table:table-cell office:value-type="float" office:value="274" calcext:value-type="float">
            <text:p>274</text:p>
          </table:table-cell>
        </table:table-row>
        <table:table-row table:style-name="ro2">
          <table:table-cell office:value-type="string" calcext:value-type="string">
            <text:p>02-2015</text:p>
          </table:table-cell>
          <table:table-cell office:value-type="float" office:value="6169617" calcext:value-type="float">
            <text:p>6169617</text:p>
          </table:table-cell>
          <table:table-cell office:value-type="float" office:value="-26034" calcext:value-type="float">
            <text:p>-26034</text:p>
          </table:table-cell>
          <table:table-cell office:value-type="float" office:value="77812" calcext:value-type="float">
            <text:p>77812</text:p>
          </table:table-cell>
          <table:table-cell office:value-type="float" office:value="53238" calcext:value-type="float">
            <text:p>53238</text:p>
          </table:table-cell>
          <table:table-cell office:value-type="float" office:value="807193" calcext:value-type="float">
            <text:p>807193</text:p>
          </table:table-cell>
          <table:table-cell/>
          <table:table-cell office:value-type="float" office:value="4030330" calcext:value-type="float">
            <text:p>4030330</text:p>
          </table:table-cell>
          <table:table-cell office:value-type="float" office:value="45925788" calcext:value-type="float">
            <text:p>45925788</text:p>
          </table:table-cell>
          <table:table-cell office:value-type="float" office:value="2573067" calcext:value-type="float">
            <text:p>2573067</text:p>
          </table:table-cell>
          <table:table-cell office:value-type="float" office:value="635986" calcext:value-type="float">
            <text:p>635986</text:p>
          </table:table-cell>
          <table:table-cell office:value-type="float" office:value="576367" calcext:value-type="float">
            <text:p>576367</text:p>
          </table:table-cell>
          <table:table-cell table:number-columns-repeated="3"/>
          <table:table-cell office:value-type="float" office:value="2971480" calcext:value-type="float">
            <text:p>2971480</text:p>
          </table:table-cell>
          <table:table-cell table:style-name="Default"/>
          <table:table-cell office:value-type="float" office:value="16279048" calcext:value-type="float">
            <text:p>16279048</text:p>
          </table:table-cell>
          <table:table-cell table:number-columns-repeated="2"/>
          <table:table-cell office:value-type="float" office:value="85063880" calcext:value-type="float">
            <text:p>85063880</text:p>
          </table:table-cell>
          <table:table-cell/>
          <table:table-cell office:value-type="float" office:value="338320" calcext:value-type="float">
            <text:p>338320</text:p>
          </table:table-cell>
          <table:table-cell office:value-type="float" office:value="-103691" calcext:value-type="float">
            <text:p>-103691</text:p>
          </table:table-cell>
          <table:table-cell office:value-type="float" office:value="90898" calcext:value-type="float">
            <text:p>90898</text:p>
          </table:table-cell>
          <table:table-cell office:value-type="float" office:value="7244375" calcext:value-type="float">
            <text:p>7244375</text:p>
          </table:table-cell>
          <table:table-cell office:value-type="float" office:value="2335202" calcext:value-type="float">
            <text:p>2335202</text:p>
          </table:table-cell>
          <table:table-cell office:value-type="float" office:value="1267271" calcext:value-type="float">
            <text:p>1267271</text:p>
          </table:table-cell>
          <table:table-cell office:value-type="float" office:value="1794844" calcext:value-type="float">
            <text:p>1794844</text:p>
          </table:table-cell>
          <table:table-cell office:value-type="float" office:value="86971566" calcext:value-type="float">
            <text:p>86971566</text:p>
          </table:table-cell>
          <table:table-cell office:value-type="float" office:value="71944144" calcext:value-type="float">
            <text:p>71944144</text:p>
          </table:table-cell>
          <table:table-cell office:value-type="float" office:value="607778" calcext:value-type="float">
            <text:p>607778</text:p>
          </table:table-cell>
          <table:table-cell office:value-type="float" office:value="5848976" calcext:value-type="float">
            <text:p>5848976</text:p>
          </table:table-cell>
          <table:table-cell office:value-type="float" office:value="295307" calcext:value-type="float">
            <text:p>295307</text:p>
          </table:table-cell>
          <table:table-cell office:value-type="float" office:value="20497" calcext:value-type="float">
            <text:p>20497</text:p>
          </table:table-cell>
          <table:table-cell office:value-type="float" office:value="537645" calcext:value-type="float">
            <text:p>537645</text:p>
          </table:table-cell>
          <table:table-cell office:value-type="float" office:value="700445" calcext:value-type="float">
            <text:p>700445</text:p>
          </table:table-cell>
          <table:table-cell office:value-type="float" office:value="60113" calcext:value-type="float">
            <text:p>60113</text:p>
          </table:table-cell>
          <table:table-cell office:value-type="float" office:value="2866708" calcext:value-type="float">
            <text:p>2866708</text:p>
          </table:table-cell>
          <table:table-cell office:value-type="float" office:value="1207892" calcext:value-type="float">
            <text:p>1207892</text:p>
          </table:table-cell>
          <table:table-cell office:value-type="float" office:value="1095" calcext:value-type="float">
            <text:p>1095</text:p>
          </table:table-cell>
          <table:table-cell office:value-type="float" office:value="177383" calcext:value-type="float">
            <text:p>177383</text:p>
          </table:table-cell>
          <table:table-cell office:value-type="float" office:value="103015" calcext:value-type="float">
            <text:p>103015</text:p>
          </table:table-cell>
          <table:table-cell/>
          <table:table-cell office:value-type="float" office:value="-77560" calcext:value-type="float">
            <text:p>-77560</text:p>
          </table:table-cell>
          <table:table-cell office:value-type="float" office:value="10076708" calcext:value-type="float">
            <text:p>10076708</text:p>
          </table:table-cell>
          <table:table-cell office:value-type="float" office:value="6138571" calcext:value-type="float">
            <text:p>6138571</text:p>
          </table:table-cell>
          <table:table-cell office:value-type="float" office:value="9193794" calcext:value-type="float">
            <text:p>9193794</text:p>
          </table:table-cell>
          <table:table-cell office:value-type="float" office:value="541091" calcext:value-type="float">
            <text:p>541091</text:p>
          </table:table-cell>
          <table:table-cell office:value-type="float" office:value="4616245" calcext:value-type="float">
            <text:p>4616245</text:p>
          </table:table-cell>
          <table:table-cell office:value-type="float" office:value="1186144" calcext:value-type="float">
            <text:p>1186144</text:p>
          </table:table-cell>
          <table:table-cell office:value-type="float" office:value="14797255" calcext:value-type="float">
            <text:p>1479725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2053" calcext:value-type="float">
            <text:p>22053</text:p>
          </table:table-cell>
          <table:table-cell office:value-type="float" office:value="4092037" calcext:value-type="float">
            <text:p>4092037</text:p>
          </table:table-cell>
          <table:table-cell office:value-type="float" office:value="1794843" calcext:value-type="float">
            <text:p>1794843</text:p>
          </table:table-cell>
          <table:table-cell office:value-type="float" office:value="-4812" calcext:value-type="float">
            <text:p>-4812</text:p>
          </table:table-cell>
          <table:table-cell office:value-type="float" office:value="56547509" calcext:value-type="float">
            <text:p>56547509</text:p>
          </table:table-cell>
          <table:table-cell office:value-type="float" office:value="2405507" calcext:value-type="float">
            <text:p>2405507</text:p>
          </table:table-cell>
          <table:table-cell office:value-type="float" office:value="14386000" calcext:value-type="float">
            <text:p>14386000</text:p>
          </table:table-cell>
          <table:table-cell office:value-type="float" office:value="1295811" calcext:value-type="float">
            <text:p>1295811</text:p>
          </table:table-cell>
          <table:table-cell office:value-type="float" office:value="989841" calcext:value-type="float">
            <text:p>989841</text:p>
          </table:table-cell>
          <table:table-cell office:value-type="float" office:value="2940179" calcext:value-type="float">
            <text:p>2940179</text:p>
          </table:table-cell>
          <table:table-cell table:style-name="Default"/>
          <table:table-cell office:value-type="float" office:value="1936226" calcext:value-type="float">
            <text:p>1936226</text:p>
          </table:table-cell>
          <table:table-cell office:value-type="float" office:value="14112416" calcext:value-type="float">
            <text:p>14112416</text:p>
          </table:table-cell>
          <table:table-cell office:value-type="float" office:value="1603582" calcext:value-type="float">
            <text:p>1603582</text:p>
          </table:table-cell>
          <table:table-cell office:value-type="float" office:value="844208" calcext:value-type="float">
            <text:p>844208</text:p>
          </table:table-cell>
          <table:table-cell office:value-type="float" office:value="-10250" calcext:value-type="float">
            <text:p>-10250</text:p>
          </table:table-cell>
          <table:table-cell office:value-type="float" office:value="1376444" calcext:value-type="float">
            <text:p>1376444</text:p>
          </table:table-cell>
          <table:table-cell office:value-type="float" office:value="294258" calcext:value-type="float">
            <text:p>294258</text:p>
          </table:table-cell>
          <table:table-cell office:value-type="float" office:value="3065749" calcext:value-type="float">
            <text:p>3065749</text:p>
          </table:table-cell>
          <table:table-cell office:value-type="float" office:value="464103" calcext:value-type="float">
            <text:p>464103</text:p>
          </table:table-cell>
          <table:table-cell office:value-type="float" office:value="1052062" calcext:value-type="float">
            <text:p>1052062</text:p>
          </table:table-cell>
          <table:table-cell office:value-type="float" office:value="145050" calcext:value-type="float">
            <text:p>145050</text:p>
          </table:table-cell>
          <table:table-cell table:style-name="Default"/>
          <table:table-cell office:value-type="float" office:value="785593" calcext:value-type="float">
            <text:p>785593</text:p>
          </table:table-cell>
          <table:table-cell office:value-type="float" office:value="14156143" calcext:value-type="float">
            <text:p>14156143</text:p>
          </table:table-cell>
          <table:table-cell office:value-type="float" office:value="455573" calcext:value-type="float">
            <text:p>455573</text:p>
          </table:table-cell>
          <table:table-cell office:value-type="float" office:value="3803359" calcext:value-type="float">
            <text:p>3803359</text:p>
          </table:table-cell>
          <table:table-cell office:value-type="float" office:value="5600071" calcext:value-type="float">
            <text:p>5600071</text:p>
          </table:table-cell>
          <table:table-cell office:value-type="float" office:value="5213795" calcext:value-type="float">
            <text:p>5213795</text:p>
          </table:table-cell>
          <table:table-cell office:value-type="float" office:value="1572992" calcext:value-type="float">
            <text:p>1572992</text:p>
          </table:table-cell>
          <table:table-cell office:value-type="float" office:value="267671" calcext:value-type="float">
            <text:p>267671</text:p>
          </table:table-cell>
          <table:table-cell office:value-type="float" office:value="5316467" calcext:value-type="float">
            <text:p>5316467</text:p>
          </table:table-cell>
          <table:table-cell/>
          <table:table-cell office:value-type="float" office:value="5298231" calcext:value-type="float">
            <text:p>5298231</text:p>
          </table:table-cell>
          <table:table-cell office:value-type="float" office:value="61283" calcext:value-type="float">
            <text:p>61283</text:p>
          </table:table-cell>
          <table:table-cell/>
          <table:table-cell office:value-type="float" office:value="-2962360" calcext:value-type="float">
            <text:p>-2962360</text:p>
          </table:table-cell>
          <table:table-cell office:value-type="float" office:value="13937894" calcext:value-type="float">
            <text:p>13937894</text:p>
          </table:table-cell>
          <table:table-cell table:style-name="ce1" office:value-type="float" office:value="1485034" calcext:value-type="float">
            <text:p>1485034</text:p>
          </table:table-cell>
          <table:table-cell office:value-type="float" office:value="164385" calcext:value-type="float">
            <text:p>164385</text:p>
          </table:table-cell>
          <table:table-cell office:value-type="float" office:value="115167" calcext:value-type="float">
            <text:p>115167</text:p>
          </table:table-cell>
          <table:table-cell office:value-type="float" office:value="1394430" calcext:value-type="float">
            <text:p>1394430</text:p>
          </table:table-cell>
          <table:table-cell office:value-type="float" office:value="22426" calcext:value-type="float">
            <text:p>22426</text:p>
          </table:table-cell>
          <table:table-cell office:value-type="float" office:value="1124996" calcext:value-type="float">
            <text:p>1124996</text:p>
          </table:table-cell>
          <table:table-cell/>
          <table:table-cell office:value-type="float" office:value="4222558" calcext:value-type="float">
            <text:p>4222558</text:p>
          </table:table-cell>
          <table:table-cell office:value-type="float" office:value="9622258" calcext:value-type="float">
            <text:p>9622258</text:p>
          </table:table-cell>
          <table:table-cell office:value-type="float" office:value="289823" calcext:value-type="float">
            <text:p>289823</text:p>
          </table:table-cell>
          <table:table-cell office:value-type="float" office:value="166672" calcext:value-type="float">
            <text:p>166672</text:p>
          </table:table-cell>
          <table:table-cell table:style-name="ce1" office:value-type="float" office:value="483762" calcext:value-type="float">
            <text:p>483762</text:p>
          </table:table-cell>
          <table:table-cell office:value-type="float" office:value="6634852" calcext:value-type="float">
            <text:p>6634852</text:p>
          </table:table-cell>
          <table:table-cell office:value-type="float" office:value="2781725" calcext:value-type="float">
            <text:p>2781725</text:p>
          </table:table-cell>
          <table:table-cell office:value-type="float" office:value="328304" calcext:value-type="float">
            <text:p>328304</text:p>
          </table:table-cell>
          <table:table-cell office:value-type="float" office:value="1763919" calcext:value-type="float">
            <text:p>1763919</text:p>
          </table:table-cell>
          <table:table-cell office:value-type="float" office:value="487818" calcext:value-type="float">
            <text:p>487818</text:p>
          </table:table-cell>
          <table:table-cell office:value-type="float" office:value="1264" calcext:value-type="float">
            <text:p>1264</text:p>
          </table:table-cell>
          <table:table-cell office:value-type="float" office:value="4687469" calcext:value-type="float">
            <text:p>4687469</text:p>
          </table:table-cell>
          <table:table-cell table:style-name="ce1" office:value-type="float" office:value="220" calcext:value-type="float">
            <text:p>220</text:p>
          </table:table-cell>
          <table:table-cell office:value-type="float" office:value="1601082" calcext:value-type="float">
            <text:p>1601082</text:p>
          </table:table-cell>
          <table:table-cell office:value-type="float" office:value="7438367" calcext:value-type="float">
            <text:p>7438367</text:p>
          </table:table-cell>
          <table:table-cell/>
          <table:table-cell office:value-type="float" office:value="452774" calcext:value-type="float">
            <text:p>452774</text:p>
          </table:table-cell>
          <table:table-cell office:value-type="float" office:value="2074320" calcext:value-type="float">
            <text:p>2074320</text:p>
          </table:table-cell>
          <table:table-cell office:value-type="float" office:value="163645" calcext:value-type="float">
            <text:p>163645</text:p>
          </table:table-cell>
          <table:table-cell office:value-type="float" office:value="2663682" calcext:value-type="float">
            <text:p>2663682</text:p>
          </table:table-cell>
          <table:table-cell office:value-type="float" office:value="696563" calcext:value-type="float">
            <text:p>696563</text:p>
          </table:table-cell>
          <table:table-cell office:value-type="float" office:value="12115386" calcext:value-type="float">
            <text:p>12115386</text:p>
          </table:table-cell>
          <table:table-cell table:style-name="ce1" office:value-type="float" office:value="507396" calcext:value-type="float">
            <text:p>507396</text:p>
          </table:table-cell>
          <table:table-cell office:value-type="float" office:value="201692" calcext:value-type="float">
            <text:p>201692</text:p>
          </table:table-cell>
          <table:table-cell office:value-type="float" office:value="1369046" calcext:value-type="float">
            <text:p>1369046</text:p>
          </table:table-cell>
          <table:table-cell office:value-type="float" office:value="3134793" calcext:value-type="float">
            <text:p>3134793</text:p>
          </table:table-cell>
          <table:table-cell office:value-type="float" office:value="1499085" calcext:value-type="float">
            <text:p>1499085</text:p>
          </table:table-cell>
          <table:table-cell office:value-type="float" office:value="6121726" calcext:value-type="float">
            <text:p>6121726</text:p>
          </table:table-cell>
          <table:table-cell office:value-type="float" office:value="4139687" calcext:value-type="float">
            <text:p>4139687</text:p>
          </table:table-cell>
          <table:table-cell office:value-type="float" office:value="1812692" calcext:value-type="float">
            <text:p>1812692</text:p>
          </table:table-cell>
          <table:table-cell office:value-type="float" office:value="526522" calcext:value-type="float">
            <text:p>526522</text:p>
          </table:table-cell>
          <table:table-cell office:value-type="float" office:value="2472364" calcext:value-type="float">
            <text:p>2472364</text:p>
          </table:table-cell>
          <table:table-cell office:value-type="float" office:value="26993" calcext:value-type="float">
            <text:p>26993</text:p>
          </table:table-cell>
          <table:table-cell office:value-type="float" office:value="2602012" calcext:value-type="float">
            <text:p>2602012</text:p>
          </table:table-cell>
          <table:table-cell office:value-type="float" office:value="1582944" calcext:value-type="float">
            <text:p>1582944</text:p>
          </table:table-cell>
          <table:table-cell office:value-type="float" office:value="401787" calcext:value-type="float">
            <text:p>401787</text:p>
          </table:table-cell>
          <table:table-cell office:value-type="float" office:value="777658" calcext:value-type="float">
            <text:p>777658</text:p>
          </table:table-cell>
          <table:table-cell office:value-type="float" office:value="1614093" calcext:value-type="float">
            <text:p>1614093</text:p>
          </table:table-cell>
          <table:table-cell/>
          <table:table-cell office:value-type="float" office:value="-57077" calcext:value-type="float">
            <text:p>-57077</text:p>
          </table:table-cell>
          <table:table-cell office:value-type="float" office:value="425248" calcext:value-type="float">
            <text:p>425248</text:p>
          </table:table-cell>
          <table:table-cell office:value-type="float" office:value="3099492" calcext:value-type="float">
            <text:p>3099492</text:p>
          </table:table-cell>
          <table:table-cell office:value-type="float" office:value="2575" calcext:value-type="float">
            <text:p>2575</text:p>
          </table:table-cell>
          <table:table-cell office:value-type="float" office:value="1040317" calcext:value-type="float">
            <text:p>1040317</text:p>
          </table:table-cell>
          <table:table-cell office:value-type="float" office:value="35461935" calcext:value-type="float">
            <text:p>35461935</text:p>
          </table:table-cell>
          <table:table-cell office:value-type="float" office:value="-1445064" calcext:value-type="float">
            <text:p>-1445064</text:p>
          </table:table-cell>
          <table:table-cell office:value-type="float" office:value="4072" calcext:value-type="float">
            <text:p>4072</text:p>
          </table:table-cell>
          <table:table-cell office:value-type="float" office:value="421396372" calcext:value-type="float">
            <text:p>421396372</text:p>
          </table:table-cell>
          <table:table-cell office:value-type="float" office:value="2398029" calcext:value-type="float">
            <text:p>2398029</text:p>
          </table:table-cell>
          <table:table-cell office:value-type="float" office:value="3248518" calcext:value-type="float">
            <text:p>3248518</text:p>
          </table:table-cell>
          <table:table-cell table:style-name="ce1" office:value-type="float" office:value="-82874126" calcext:value-type="float">
            <text:p>-82874126</text:p>
          </table:table-cell>
          <table:table-cell/>
          <table:table-cell office:value-type="float" office:value="1811972" calcext:value-type="float">
            <text:p>1811972</text:p>
          </table:table-cell>
          <table:table-cell office:value-type="float" office:value="-334437" calcext:value-type="float">
            <text:p>-334437</text:p>
          </table:table-cell>
          <table:table-cell/>
          <table:table-cell office:value-type="float" office:value="-63172" calcext:value-type="float">
            <text:p>-63172</text:p>
          </table:table-cell>
          <table:table-cell office:value-type="float" office:value="7680034" calcext:value-type="float">
            <text:p>7680034</text:p>
          </table:table-cell>
          <table:table-cell office:value-type="float" office:value="-57547" calcext:value-type="float">
            <text:p>-57547</text:p>
          </table:table-cell>
          <table:table-cell table:style-name="Default"/>
          <table:table-cell/>
          <table:table-cell office:value-type="float" office:value="2577989" calcext:value-type="float">
            <text:p>2577989</text:p>
          </table:table-cell>
          <table:table-cell/>
          <table:table-cell office:value-type="float" office:value="633458" calcext:value-type="float">
            <text:p>633458</text:p>
          </table:table-cell>
          <table:table-cell office:value-type="float" office:value="-1052097" calcext:value-type="float">
            <text:p>-1052097</text:p>
          </table:table-cell>
          <table:table-cell table:number-columns-repeated="3"/>
          <table:table-cell office:value-type="float" office:value="928611" calcext:value-type="float">
            <text:p>928611</text:p>
          </table:table-cell>
          <table:table-cell office:value-type="float" office:value="174331" calcext:value-type="float">
            <text:p>174331</text:p>
          </table:table-cell>
          <table:table-cell office:value-type="float" office:value="3605830" calcext:value-type="float">
            <text:p>3605830</text:p>
          </table:table-cell>
          <table:table-cell office:value-type="float" office:value="1907094" calcext:value-type="float">
            <text:p>1907094</text:p>
          </table:table-cell>
          <table:table-cell office:value-type="float" office:value="475994" calcext:value-type="float">
            <text:p>475994</text:p>
          </table:table-cell>
          <table:table-cell/>
          <table:table-cell office:value-type="float" office:value="105735000" calcext:value-type="float">
            <text:p>105735000</text:p>
          </table:table-cell>
          <table:table-cell office:value-type="float" office:value="44635000" calcext:value-type="float">
            <text:p>44635000</text:p>
          </table:table-cell>
          <table:table-cell office:value-type="float" office:value="27519073" calcext:value-type="float">
            <text:p>27519073</text:p>
          </table:table-cell>
          <table:table-cell/>
          <table:table-cell office:value-type="float" office:value="2513045" calcext:value-type="float">
            <text:p>2513045</text:p>
          </table:table-cell>
          <table:table-cell office:value-type="float" office:value="1100325" calcext:value-type="float">
            <text:p>1100325</text:p>
          </table:table-cell>
          <table:table-cell office:value-type="float" office:value="569842" calcext:value-type="float">
            <text:p>569842</text:p>
          </table:table-cell>
          <table:table-cell office:value-type="float" office:value="1059806" calcext:value-type="float">
            <text:p>1059806</text:p>
          </table:table-cell>
          <table:table-cell office:value-type="float" office:value="-88202" calcext:value-type="float">
            <text:p>-88202</text:p>
          </table:table-cell>
          <table:table-cell office:value-type="float" office:value="472280" calcext:value-type="float">
            <text:p>472280</text:p>
          </table:table-cell>
          <table:table-cell office:value-type="float" office:value="6510960" calcext:value-type="float">
            <text:p>6510960</text:p>
          </table:table-cell>
          <table:table-cell office:value-type="float" office:value="3699867" calcext:value-type="float">
            <text:p>3699867</text:p>
          </table:table-cell>
          <table:table-cell office:value-type="float" office:value="653103" calcext:value-type="float">
            <text:p>653103</text:p>
          </table:table-cell>
          <table:table-cell/>
          <table:table-cell office:value-type="float" office:value="28016625" calcext:value-type="float">
            <text:p>28016625</text:p>
          </table:table-cell>
          <table:table-cell office:value-type="float" office:value="1812190" calcext:value-type="float">
            <text:p>1812190</text:p>
          </table:table-cell>
          <table:table-cell table:number-columns-repeated="2"/>
          <table:table-cell office:value-type="float" office:value="341437" calcext:value-type="float">
            <text:p>341437</text:p>
          </table:table-cell>
          <table:table-cell office:value-type="float" office:value="2987741" calcext:value-type="float">
            <text:p>2987741</text:p>
          </table:table-cell>
          <table:table-cell office:value-type="float" office:value="1139053" calcext:value-type="float">
            <text:p>1139053</text:p>
          </table:table-cell>
          <table:table-cell office:value-type="float" office:value="2003513" calcext:value-type="float">
            <text:p>2003513</text:p>
          </table:table-cell>
          <table:table-cell office:value-type="float" office:value="619708" calcext:value-type="float">
            <text:p>619708</text:p>
          </table:table-cell>
          <table:table-cell office:value-type="float" office:value="-56010" calcext:value-type="float">
            <text:p>-56010</text:p>
          </table:table-cell>
          <table:table-cell office:value-type="float" office:value="3507372" calcext:value-type="float">
            <text:p>3507372</text:p>
          </table:table-cell>
          <table:table-cell table:style-name="ce1" office:value-type="float" office:value="43713" calcext:value-type="float">
            <text:p>43713</text:p>
          </table:table-cell>
          <table:table-cell office:value-type="float" office:value="736331" calcext:value-type="float">
            <text:p>736331</text:p>
          </table:table-cell>
          <table:table-cell office:value-type="float" office:value="1374450" calcext:value-type="float">
            <text:p>1374450</text:p>
          </table:table-cell>
          <table:table-cell office:value-type="float" office:value="-210491" calcext:value-type="float">
            <text:p>-210491</text:p>
          </table:table-cell>
          <table:table-cell office:value-type="float" office:value="-308847" calcext:value-type="float">
            <text:p>-308847</text:p>
          </table:table-cell>
          <table:table-cell office:value-type="float" office:value="1731710" calcext:value-type="float">
            <text:p>1731710</text:p>
          </table:table-cell>
          <table:table-cell office:value-type="float" office:value="884252" calcext:value-type="float">
            <text:p>884252</text:p>
          </table:table-cell>
          <table:table-cell office:value-type="float" office:value="3093142" calcext:value-type="float">
            <text:p>3093142</text:p>
          </table:table-cell>
          <table:table-cell office:value-type="float" office:value="204147" calcext:value-type="float">
            <text:p>204147</text:p>
          </table:table-cell>
          <table:table-cell office:value-type="float" office:value="168243" calcext:value-type="float">
            <text:p>168243</text:p>
          </table:table-cell>
          <table:table-cell office:value-type="float" office:value="12280" calcext:value-type="float">
            <text:p>12280</text:p>
          </table:table-cell>
          <table:table-cell office:value-type="float" office:value="33294202" calcext:value-type="float">
            <text:p>33294202</text:p>
          </table:table-cell>
          <table:table-cell/>
          <table:table-cell office:value-type="float" office:value="200971645" calcext:value-type="float">
            <text:p>200971645</text:p>
          </table:table-cell>
          <table:table-cell/>
          <table:table-cell office:value-type="float" office:value="98897" calcext:value-type="float">
            <text:p>98897</text:p>
          </table:table-cell>
          <table:table-cell office:value-type="float" office:value="228295" calcext:value-type="float">
            <text:p>228295</text:p>
          </table:table-cell>
          <table:table-cell office:value-type="float" office:value="-246572" calcext:value-type="float">
            <text:p>-246572</text:p>
          </table:table-cell>
          <table:table-cell office:value-type="float" office:value="-1143311" calcext:value-type="float">
            <text:p>-1143311</text:p>
          </table:table-cell>
          <table:table-cell office:value-type="float" office:value="1247956" calcext:value-type="float">
            <text:p>1247956</text:p>
          </table:table-cell>
          <table:table-cell table:style-name="Default"/>
          <table:table-cell table:style-name="ce1" office:value-type="float" office:value="784441" calcext:value-type="float">
            <text:p>784441</text:p>
          </table:table-cell>
          <table:table-cell office:value-type="float" office:value="2940939" calcext:value-type="float">
            <text:p>2940939</text:p>
          </table:table-cell>
          <table:table-cell office:value-type="float" office:value="4905531" calcext:value-type="float">
            <text:p>4905531</text:p>
          </table:table-cell>
          <table:table-cell office:value-type="float" office:value="4154350" calcext:value-type="float">
            <text:p>4154350</text:p>
          </table:table-cell>
          <table:table-cell office:value-type="float" office:value="8744" calcext:value-type="float">
            <text:p>8744</text:p>
          </table:table-cell>
          <table:table-cell/>
          <table:table-cell office:value-type="float" office:value="-90907" calcext:value-type="float">
            <text:p>-90907</text:p>
          </table:table-cell>
          <table:table-cell office:value-type="float" office:value="78326" calcext:value-type="float">
            <text:p>78326</text:p>
          </table:table-cell>
          <table:table-cell office:value-type="float" office:value="18557" calcext:value-type="float">
            <text:p>18557</text:p>
          </table:table-cell>
          <table:table-cell office:value-type="float" office:value="633082" calcext:value-type="float">
            <text:p>633082</text:p>
          </table:table-cell>
          <table:table-cell/>
          <table:table-cell office:value-type="float" office:value="18465772" calcext:value-type="float">
            <text:p>18465772</text:p>
          </table:table-cell>
          <table:table-cell office:value-type="float" office:value="383899" calcext:value-type="float">
            <text:p>383899</text:p>
          </table:table-cell>
          <table:table-cell office:value-type="float" office:value="4144" calcext:value-type="float">
            <text:p>4144</text:p>
          </table:table-cell>
          <table:table-cell office:value-type="float" office:value="-1796029" calcext:value-type="float">
            <text:p>-1796029</text:p>
          </table:table-cell>
          <table:table-cell table:style-name="ce1" office:value-type="float" office:value="353496" calcext:value-type="float">
            <text:p>353496</text:p>
          </table:table-cell>
          <table:table-cell office:value-type="float" office:value="-57547" calcext:value-type="float">
            <text:p>-57547</text:p>
          </table:table-cell>
          <table:table-cell office:value-type="float" office:value="311824" calcext:value-type="float">
            <text:p>311824</text:p>
          </table:table-cell>
          <table:table-cell office:value-type="float" office:value="231006" calcext:value-type="float">
            <text:p>231006</text:p>
          </table:table-cell>
          <table:table-cell office:value-type="float" office:value="5185258" calcext:value-type="float">
            <text:p>5185258</text:p>
          </table:table-cell>
          <table:table-cell office:value-type="float" office:value="606134" calcext:value-type="float">
            <text:p>606134</text:p>
          </table:table-cell>
          <table:table-cell/>
          <table:table-cell office:value-type="float" office:value="309403000" calcext:value-type="float">
            <text:p>309403000</text:p>
          </table:table-cell>
          <table:table-cell table:style-name="ce1" office:value-type="float" office:value="186943873" calcext:value-type="float">
            <text:p>186943873</text:p>
          </table:table-cell>
          <table:table-cell office:value-type="float" office:value="208303" calcext:value-type="float">
            <text:p>208303</text:p>
          </table:table-cell>
          <table:table-cell office:value-type="float" office:value="17487" calcext:value-type="float">
            <text:p>17487</text:p>
          </table:table-cell>
          <table:table-cell office:value-type="float" office:value="16546" calcext:value-type="float">
            <text:p>16546</text:p>
          </table:table-cell>
          <table:table-cell office:value-type="float" office:value="6260495" calcext:value-type="float">
            <text:p>6260495</text:p>
          </table:table-cell>
          <table:table-cell/>
          <table:table-cell office:value-type="float" office:value="632013" calcext:value-type="float">
            <text:p>632013</text:p>
          </table:table-cell>
          <table:table-cell table:number-columns-repeated="2"/>
          <table:table-cell office:value-type="float" office:value="681549" calcext:value-type="float">
            <text:p>681549</text:p>
          </table:table-cell>
          <table:table-cell office:value-type="float" office:value="71480" calcext:value-type="float">
            <text:p>71480</text:p>
          </table:table-cell>
          <table:table-cell office:value-type="float" office:value="2377030" calcext:value-type="float">
            <text:p>2377030</text:p>
          </table:table-cell>
          <table:table-cell table:style-name="ce1" office:value-type="float" office:value="9643989" calcext:value-type="float">
            <text:p>9643989</text:p>
          </table:table-cell>
          <table:table-cell/>
          <table:table-cell office:value-type="float" office:value="1718264" calcext:value-type="float">
            <text:p>1718264</text:p>
          </table:table-cell>
          <table:table-cell table:style-name="Default"/>
          <table:table-cell office:value-type="float" office:value="-95604" calcext:value-type="float">
            <text:p>-95604</text:p>
          </table:table-cell>
          <table:table-cell office:value-type="float" office:value="3254906" calcext:value-type="float">
            <text:p>3254906</text:p>
          </table:table-cell>
          <table:table-cell office:value-type="float" office:value="-1279814" calcext:value-type="float">
            <text:p>-1279814</text:p>
          </table:table-cell>
          <table:table-cell office:value-type="float" office:value="2453896" calcext:value-type="float">
            <text:p>2453896</text:p>
          </table:table-cell>
          <table:table-cell office:value-type="float" office:value="1776351" calcext:value-type="float">
            <text:p>1776351</text:p>
          </table:table-cell>
          <table:table-cell table:style-name="ce1" office:value-type="float" office:value="1916751" calcext:value-type="float">
            <text:p>1916751</text:p>
          </table:table-cell>
          <table:table-cell office:value-type="float" office:value="890745" calcext:value-type="float">
            <text:p>890745</text:p>
          </table:table-cell>
          <table:table-cell office:value-type="float" office:value="1640571" calcext:value-type="float">
            <text:p>1640571</text:p>
          </table:table-cell>
          <table:table-cell office:value-type="float" office:value="1989525" calcext:value-type="float">
            <text:p>1989525</text:p>
          </table:table-cell>
          <table:table-cell office:value-type="float" office:value="2765306" calcext:value-type="float">
            <text:p>2765306</text:p>
          </table:table-cell>
          <table:table-cell office:value-type="float" office:value="-515096" calcext:value-type="float">
            <text:p>-515096</text:p>
          </table:table-cell>
          <table:table-cell office:value-type="float" office:value="1443999" calcext:value-type="float">
            <text:p>1443999</text:p>
          </table:table-cell>
          <table:table-cell office:value-type="float" office:value="1258684" calcext:value-type="float">
            <text:p>1258684</text:p>
          </table:table-cell>
          <table:table-cell table:style-name="ce1" office:value-type="float" office:value="2178354" calcext:value-type="float">
            <text:p>2178354</text:p>
          </table:table-cell>
          <table:table-cell office:value-type="float" office:value="2049021" calcext:value-type="float">
            <text:p>2049021</text:p>
          </table:table-cell>
          <table:table-cell office:value-type="float" office:value="123253" calcext:value-type="float">
            <text:p>123253</text:p>
          </table:table-cell>
          <table:table-cell office:value-type="float" office:value="418237" calcext:value-type="float">
            <text:p>418237</text:p>
          </table:table-cell>
          <table:table-cell office:value-type="float" office:value="421223" calcext:value-type="float">
            <text:p>421223</text:p>
          </table:table-cell>
          <table:table-cell office:value-type="float" office:value="748325" calcext:value-type="float">
            <text:p>748325</text:p>
          </table:table-cell>
          <table:table-cell office:value-type="float" office:value="271138" calcext:value-type="float">
            <text:p>271138</text:p>
          </table:table-cell>
          <table:table-cell office:value-type="float" office:value="2425574" calcext:value-type="float">
            <text:p>2425574</text:p>
          </table:table-cell>
          <table:table-cell table:number-columns-repeated="2"/>
          <table:table-cell office:value-type="float" office:value="71841" calcext:value-type="float">
            <text:p>71841</text:p>
          </table:table-cell>
          <table:table-cell office:value-type="float" office:value="78117" calcext:value-type="float">
            <text:p>78117</text:p>
          </table:table-cell>
          <table:table-cell/>
          <table:table-cell office:value-type="float" office:value="696273" calcext:value-type="float">
            <text:p>696273</text:p>
          </table:table-cell>
          <table:table-cell office:value-type="float" office:value="55782" calcext:value-type="float">
            <text:p>55782</text:p>
          </table:table-cell>
          <table:table-cell office:value-type="float" office:value="12168" calcext:value-type="float">
            <text:p>12168</text:p>
          </table:table-cell>
          <table:table-cell office:value-type="float" office:value="4153427" calcext:value-type="float">
            <text:p>4153427</text:p>
          </table:table-cell>
          <table:table-cell office:value-type="float" office:value="10103779" calcext:value-type="float">
            <text:p>10103779</text:p>
          </table:table-cell>
          <table:table-cell office:value-type="float" office:value="9860170" calcext:value-type="float">
            <text:p>9860170</text:p>
          </table:table-cell>
          <table:table-cell office:value-type="float" office:value="255836" calcext:value-type="float">
            <text:p>255836</text:p>
          </table:table-cell>
          <table:table-cell office:value-type="float" office:value="-57077" calcext:value-type="float">
            <text:p>-57077</text:p>
          </table:table-cell>
          <table:table-cell office:value-type="float" office:value="478407" calcext:value-type="float">
            <text:p>478407</text:p>
          </table:table-cell>
          <table:table-cell office:value-type="float" office:value="1721707" calcext:value-type="float">
            <text:p>1721707</text:p>
          </table:table-cell>
          <table:table-cell office:value-type="float" office:value="21423" calcext:value-type="float">
            <text:p>21423</text:p>
          </table:table-cell>
          <table:table-cell office:value-type="float" office:value="371095" calcext:value-type="float">
            <text:p>371095</text:p>
          </table:table-cell>
          <table:table-cell office:value-type="float" office:value="-1119033" calcext:value-type="float">
            <text:p>-1119033</text:p>
          </table:table-cell>
          <table:table-cell office:value-type="float" office:value="212008" calcext:value-type="float">
            <text:p>212008</text:p>
          </table:table-cell>
          <table:table-cell office:value-type="float" office:value="-144653" calcext:value-type="float">
            <text:p>-144653</text:p>
          </table:table-cell>
          <table:table-cell office:value-type="float" office:value="67118227" calcext:value-type="float">
            <text:p>67118227</text:p>
          </table:table-cell>
          <table:table-cell office:value-type="float" office:value="116646" calcext:value-type="float">
            <text:p>116646</text:p>
          </table:table-cell>
          <table:table-cell office:value-type="float" office:value="1252893" calcext:value-type="float">
            <text:p>1252893</text:p>
          </table:table-cell>
          <table:table-cell office:value-type="float" office:value="-246559" calcext:value-type="float">
            <text:p>-246559</text:p>
          </table:table-cell>
          <table:table-cell office:value-type="float" office:value="1183330" calcext:value-type="float">
            <text:p>1183330</text:p>
          </table:table-cell>
          <table:table-cell office:value-type="float" office:value="1439840" calcext:value-type="float">
            <text:p>1439840</text:p>
          </table:table-cell>
          <table:table-cell office:value-type="float" office:value="4412329" calcext:value-type="float">
            <text:p>4412329</text:p>
          </table:table-cell>
          <table:table-cell office:value-type="float" office:value="90443" calcext:value-type="float">
            <text:p>90443</text:p>
          </table:table-cell>
          <table:table-cell office:value-type="float" office:value="564588" calcext:value-type="float">
            <text:p>564588</text:p>
          </table:table-cell>
          <table:table-cell office:value-type="float" office:value="356853" calcext:value-type="float">
            <text:p>356853</text:p>
          </table:table-cell>
          <table:table-cell office:value-type="float" office:value="2239060" calcext:value-type="float">
            <text:p>2239060</text:p>
          </table:table-cell>
          <table:table-cell office:value-type="float" office:value="8105680" calcext:value-type="float">
            <text:p>8105680</text:p>
          </table:table-cell>
          <table:table-cell office:value-type="float" office:value="201942" calcext:value-type="float">
            <text:p>201942</text:p>
          </table:table-cell>
          <table:table-cell/>
          <table:table-cell office:value-type="float" office:value="74275" calcext:value-type="float">
            <text:p>74275</text:p>
          </table:table-cell>
          <table:table-cell office:value-type="float" office:value="17678366" calcext:value-type="float">
            <text:p>17678366</text:p>
          </table:table-cell>
          <table:table-cell office:value-type="float" office:value="154729064" calcext:value-type="float">
            <text:p>154729064</text:p>
          </table:table-cell>
          <table:table-cell office:value-type="float" office:value="643508" calcext:value-type="float">
            <text:p>643508</text:p>
          </table:table-cell>
          <table:table-cell office:value-type="float" office:value="4518000" calcext:value-type="float">
            <text:p>4518000</text:p>
          </table:table-cell>
          <table:table-cell office:value-type="float" office:value="-29908" calcext:value-type="float">
            <text:p>-29908</text:p>
          </table:table-cell>
          <table:table-cell table:style-name="Default"/>
          <table:table-cell office:value-type="float" office:value="5539679" calcext:value-type="float">
            <text:p>5539679</text:p>
          </table:table-cell>
          <table:table-cell office:value-type="float" office:value="-67790" calcext:value-type="float">
            <text:p>-67790</text:p>
          </table:table-cell>
          <table:table-cell office:value-type="float" office:value="2471385" calcext:value-type="float">
            <text:p>2471385</text:p>
          </table:table-cell>
          <table:table-cell table:style-name="ce1" office:value-type="float" office:value="91817" calcext:value-type="float">
            <text:p>91817</text:p>
          </table:table-cell>
          <table:table-cell office:value-type="float" office:value="478958" calcext:value-type="float">
            <text:p>478958</text:p>
          </table:table-cell>
          <table:table-cell/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string" calcext:value-type="string">
            <text:p>03-2015</text:p>
          </table:table-cell>
          <table:table-cell office:value-type="float" office:value="6157779" calcext:value-type="float">
            <text:p>6157779</text:p>
          </table:table-cell>
          <table:table-cell office:value-type="float" office:value="-34876" calcext:value-type="float">
            <text:p>-34876</text:p>
          </table:table-cell>
          <table:table-cell office:value-type="float" office:value="79332" calcext:value-type="float">
            <text:p>79332</text:p>
          </table:table-cell>
          <table:table-cell office:value-type="float" office:value="35143" calcext:value-type="float">
            <text:p>35143</text:p>
          </table:table-cell>
          <table:table-cell office:value-type="float" office:value="836492" calcext:value-type="float">
            <text:p>836492</text:p>
          </table:table-cell>
          <table:table-cell/>
          <table:table-cell office:value-type="float" office:value="4059363" calcext:value-type="float">
            <text:p>4059363</text:p>
          </table:table-cell>
          <table:table-cell office:value-type="float" office:value="50302723" calcext:value-type="float">
            <text:p>50302723</text:p>
          </table:table-cell>
          <table:table-cell office:value-type="float" office:value="2534194" calcext:value-type="float">
            <text:p>2534194</text:p>
          </table:table-cell>
          <table:table-cell office:value-type="float" office:value="666137" calcext:value-type="float">
            <text:p>666137</text:p>
          </table:table-cell>
          <table:table-cell office:value-type="float" office:value="600816" calcext:value-type="float">
            <text:p>600816</text:p>
          </table:table-cell>
          <table:table-cell table:style-name="ce1" office:value-type="float" office:value="2290112" calcext:value-type="float">
            <text:p>2290112</text:p>
          </table:table-cell>
          <table:table-cell table:number-columns-repeated="2"/>
          <table:table-cell office:value-type="float" office:value="2861193" calcext:value-type="float">
            <text:p>2861193</text:p>
          </table:table-cell>
          <table:table-cell table:style-name="Default"/>
          <table:table-cell office:value-type="float" office:value="18864839" calcext:value-type="float">
            <text:p>18864839</text:p>
          </table:table-cell>
          <table:table-cell table:number-columns-repeated="2"/>
          <table:table-cell office:value-type="float" office:value="82164940" calcext:value-type="float">
            <text:p>82164940</text:p>
          </table:table-cell>
          <table:table-cell/>
          <table:table-cell office:value-type="float" office:value="331982" calcext:value-type="float">
            <text:p>331982</text:p>
          </table:table-cell>
          <table:table-cell office:value-type="float" office:value="-85775" calcext:value-type="float">
            <text:p>-85775</text:p>
          </table:table-cell>
          <table:table-cell office:value-type="float" office:value="95246" calcext:value-type="float">
            <text:p>95246</text:p>
          </table:table-cell>
          <table:table-cell office:value-type="float" office:value="8247197" calcext:value-type="float">
            <text:p>8247197</text:p>
          </table:table-cell>
          <table:table-cell office:value-type="float" office:value="2440814" calcext:value-type="float">
            <text:p>2440814</text:p>
          </table:table-cell>
          <table:table-cell office:value-type="float" office:value="1277009" calcext:value-type="float">
            <text:p>1277009</text:p>
          </table:table-cell>
          <table:table-cell office:value-type="float" office:value="1895593" calcext:value-type="float">
            <text:p>1895593</text:p>
          </table:table-cell>
          <table:table-cell office:value-type="float" office:value="86232739" calcext:value-type="float">
            <text:p>86232739</text:p>
          </table:table-cell>
          <table:table-cell office:value-type="float" office:value="72411410" calcext:value-type="float">
            <text:p>72411410</text:p>
          </table:table-cell>
          <table:table-cell office:value-type="float" office:value="634163" calcext:value-type="float">
            <text:p>634163</text:p>
          </table:table-cell>
          <table:table-cell office:value-type="float" office:value="6112686" calcext:value-type="float">
            <text:p>6112686</text:p>
          </table:table-cell>
          <table:table-cell office:value-type="float" office:value="310949" calcext:value-type="float">
            <text:p>310949</text:p>
          </table:table-cell>
          <table:table-cell office:value-type="float" office:value="18395" calcext:value-type="float">
            <text:p>18395</text:p>
          </table:table-cell>
          <table:table-cell office:value-type="float" office:value="526953" calcext:value-type="float">
            <text:p>526953</text:p>
          </table:table-cell>
          <table:table-cell office:value-type="float" office:value="715002" calcext:value-type="float">
            <text:p>715002</text:p>
          </table:table-cell>
          <table:table-cell office:value-type="float" office:value="60602" calcext:value-type="float">
            <text:p>60602</text:p>
          </table:table-cell>
          <table:table-cell office:value-type="float" office:value="2742527" calcext:value-type="float">
            <text:p>2742527</text:p>
          </table:table-cell>
          <table:table-cell office:value-type="float" office:value="1180818" calcext:value-type="float">
            <text:p>1180818</text:p>
          </table:table-cell>
          <table:table-cell office:value-type="float" office:value="1114" calcext:value-type="float">
            <text:p>1114</text:p>
          </table:table-cell>
          <table:table-cell office:value-type="float" office:value="176235" calcext:value-type="float">
            <text:p>176235</text:p>
          </table:table-cell>
          <table:table-cell office:value-type="float" office:value="112267" calcext:value-type="float">
            <text:p>112267</text:p>
          </table:table-cell>
          <table:table-cell/>
          <table:table-cell office:value-type="float" office:value="-101594" calcext:value-type="float">
            <text:p>-101594</text:p>
          </table:table-cell>
          <table:table-cell office:value-type="float" office:value="9871306" calcext:value-type="float">
            <text:p>9871306</text:p>
          </table:table-cell>
          <table:table-cell office:value-type="float" office:value="5662706" calcext:value-type="float">
            <text:p>5662706</text:p>
          </table:table-cell>
          <table:table-cell office:value-type="float" office:value="10123657" calcext:value-type="float">
            <text:p>10123657</text:p>
          </table:table-cell>
          <table:table-cell office:value-type="float" office:value="529483" calcext:value-type="float">
            <text:p>529483</text:p>
          </table:table-cell>
          <table:table-cell office:value-type="float" office:value="1643749" calcext:value-type="float">
            <text:p>1643749</text:p>
          </table:table-cell>
          <table:table-cell office:value-type="float" office:value="1206854" calcext:value-type="float">
            <text:p>1206854</text:p>
          </table:table-cell>
          <table:table-cell office:value-type="float" office:value="14233045" calcext:value-type="float">
            <text:p>1423304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185" calcext:value-type="float">
            <text:p>5185</text:p>
          </table:table-cell>
          <table:table-cell office:value-type="float" office:value="4692994" calcext:value-type="float">
            <text:p>4692994</text:p>
          </table:table-cell>
          <table:table-cell office:value-type="float" office:value="1893482" calcext:value-type="float">
            <text:p>1893482</text:p>
          </table:table-cell>
          <table:table-cell office:value-type="float" office:value="-4828" calcext:value-type="float">
            <text:p>-4828</text:p>
          </table:table-cell>
          <table:table-cell office:value-type="float" office:value="52252927" calcext:value-type="float">
            <text:p>52252927</text:p>
          </table:table-cell>
          <table:table-cell office:value-type="float" office:value="2348266" calcext:value-type="float">
            <text:p>2348266</text:p>
          </table:table-cell>
          <table:table-cell office:value-type="float" office:value="13793000" calcext:value-type="float">
            <text:p>13793000</text:p>
          </table:table-cell>
          <table:table-cell office:value-type="float" office:value="1292719" calcext:value-type="float">
            <text:p>1292719</text:p>
          </table:table-cell>
          <table:table-cell office:value-type="float" office:value="1066876" calcext:value-type="float">
            <text:p>1066876</text:p>
          </table:table-cell>
          <table:table-cell office:value-type="float" office:value="2969854" calcext:value-type="float">
            <text:p>2969854</text:p>
          </table:table-cell>
          <table:table-cell office:value-type="float" office:value="439238" calcext:value-type="float">
            <text:p>439238</text:p>
          </table:table-cell>
          <table:table-cell office:value-type="float" office:value="2030628" calcext:value-type="float">
            <text:p>2030628</text:p>
          </table:table-cell>
          <table:table-cell office:value-type="float" office:value="14302849" calcext:value-type="float">
            <text:p>14302849</text:p>
          </table:table-cell>
          <table:table-cell office:value-type="float" office:value="1570914" calcext:value-type="float">
            <text:p>1570914</text:p>
          </table:table-cell>
          <table:table-cell office:value-type="float" office:value="786802" calcext:value-type="float">
            <text:p>786802</text:p>
          </table:table-cell>
          <table:table-cell office:value-type="float" office:value="-106467" calcext:value-type="float">
            <text:p>-106467</text:p>
          </table:table-cell>
          <table:table-cell office:value-type="float" office:value="1307655" calcext:value-type="float">
            <text:p>1307655</text:p>
          </table:table-cell>
          <table:table-cell office:value-type="float" office:value="258938" calcext:value-type="float">
            <text:p>258938</text:p>
          </table:table-cell>
          <table:table-cell office:value-type="float" office:value="3258088" calcext:value-type="float">
            <text:p>3258088</text:p>
          </table:table-cell>
          <table:table-cell office:value-type="float" office:value="429480" calcext:value-type="float">
            <text:p>429480</text:p>
          </table:table-cell>
          <table:table-cell office:value-type="float" office:value="1157277" calcext:value-type="float">
            <text:p>1157277</text:p>
          </table:table-cell>
          <table:table-cell office:value-type="float" office:value="143919" calcext:value-type="float">
            <text:p>143919</text:p>
          </table:table-cell>
          <table:table-cell table:style-name="Default"/>
          <table:table-cell office:value-type="float" office:value="713543" calcext:value-type="float">
            <text:p>713543</text:p>
          </table:table-cell>
          <table:table-cell office:value-type="float" office:value="14262309" calcext:value-type="float">
            <text:p>14262309</text:p>
          </table:table-cell>
          <table:table-cell office:value-type="float" office:value="447535" calcext:value-type="float">
            <text:p>447535</text:p>
          </table:table-cell>
          <table:table-cell office:value-type="float" office:value="4013352" calcext:value-type="float">
            <text:p>4013352</text:p>
          </table:table-cell>
          <table:table-cell office:value-type="float" office:value="5665483" calcext:value-type="float">
            <text:p>5665483</text:p>
          </table:table-cell>
          <table:table-cell office:value-type="float" office:value="3654253" calcext:value-type="float">
            <text:p>3654253</text:p>
          </table:table-cell>
          <table:table-cell office:value-type="float" office:value="1577873" calcext:value-type="float">
            <text:p>1577873</text:p>
          </table:table-cell>
          <table:table-cell office:value-type="float" office:value="259942" calcext:value-type="float">
            <text:p>259942</text:p>
          </table:table-cell>
          <table:table-cell office:value-type="float" office:value="5591683" calcext:value-type="float">
            <text:p>5591683</text:p>
          </table:table-cell>
          <table:table-cell/>
          <table:table-cell office:value-type="float" office:value="6135002" calcext:value-type="float">
            <text:p>6135002</text:p>
          </table:table-cell>
          <table:table-cell office:value-type="float" office:value="37218" calcext:value-type="float">
            <text:p>37218</text:p>
          </table:table-cell>
          <table:table-cell/>
          <table:table-cell office:value-type="float" office:value="-3240428" calcext:value-type="float">
            <text:p>-3240428</text:p>
          </table:table-cell>
          <table:table-cell office:value-type="float" office:value="13357750" calcext:value-type="float">
            <text:p>13357750</text:p>
          </table:table-cell>
          <table:table-cell table:style-name="ce1" office:value-type="float" office:value="1444098" calcext:value-type="float">
            <text:p>1444098</text:p>
          </table:table-cell>
          <table:table-cell office:value-type="float" office:value="168780" calcext:value-type="float">
            <text:p>168780</text:p>
          </table:table-cell>
          <table:table-cell office:value-type="float" office:value="100762" calcext:value-type="float">
            <text:p>100762</text:p>
          </table:table-cell>
          <table:table-cell office:value-type="float" office:value="1455379" calcext:value-type="float">
            <text:p>1455379</text:p>
          </table:table-cell>
          <table:table-cell office:value-type="float" office:value="26977" calcext:value-type="float">
            <text:p>26977</text:p>
          </table:table-cell>
          <table:table-cell office:value-type="float" office:value="1137742" calcext:value-type="float">
            <text:p>1137742</text:p>
          </table:table-cell>
          <table:table-cell table:style-name="ce1" office:value-type="float" office:value="6607" calcext:value-type="float">
            <text:p>6607</text:p>
          </table:table-cell>
          <table:table-cell office:value-type="float" office:value="4174882" calcext:value-type="float">
            <text:p>4174882</text:p>
          </table:table-cell>
          <table:table-cell office:value-type="float" office:value="10036096" calcext:value-type="float">
            <text:p>10036096</text:p>
          </table:table-cell>
          <table:table-cell office:value-type="float" office:value="268309" calcext:value-type="float">
            <text:p>268309</text:p>
          </table:table-cell>
          <table:table-cell office:value-type="float" office:value="170742" calcext:value-type="float">
            <text:p>170742</text:p>
          </table:table-cell>
          <table:table-cell table:style-name="ce1" office:value-type="float" office:value="563967" calcext:value-type="float">
            <text:p>563967</text:p>
          </table:table-cell>
          <table:table-cell office:value-type="float" office:value="6802767" calcext:value-type="float">
            <text:p>6802767</text:p>
          </table:table-cell>
          <table:table-cell office:value-type="float" office:value="2791373" calcext:value-type="float">
            <text:p>2791373</text:p>
          </table:table-cell>
          <table:table-cell office:value-type="float" office:value="334992" calcext:value-type="float">
            <text:p>334992</text:p>
          </table:table-cell>
          <table:table-cell office:value-type="float" office:value="1753454" calcext:value-type="float">
            <text:p>1753454</text:p>
          </table:table-cell>
          <table:table-cell office:value-type="float" office:value="497337" calcext:value-type="float">
            <text:p>497337</text:p>
          </table:table-cell>
          <table:table-cell office:value-type="float" office:value="608" calcext:value-type="float">
            <text:p>608</text:p>
          </table:table-cell>
          <table:table-cell office:value-type="float" office:value="4758553" calcext:value-type="float">
            <text:p>4758553</text:p>
          </table:table-cell>
          <table:table-cell table:style-name="ce1" office:value-type="float" office:value="424" calcext:value-type="float">
            <text:p>424</text:p>
          </table:table-cell>
          <table:table-cell office:value-type="float" office:value="1618553" calcext:value-type="float">
            <text:p>1618553</text:p>
          </table:table-cell>
          <table:table-cell office:value-type="float" office:value="7527890" calcext:value-type="float">
            <text:p>7527890</text:p>
          </table:table-cell>
          <table:table-cell/>
          <table:table-cell office:value-type="float" office:value="465550" calcext:value-type="float">
            <text:p>465550</text:p>
          </table:table-cell>
          <table:table-cell office:value-type="float" office:value="1975682" calcext:value-type="float">
            <text:p>1975682</text:p>
          </table:table-cell>
          <table:table-cell office:value-type="float" office:value="148947" calcext:value-type="float">
            <text:p>148947</text:p>
          </table:table-cell>
          <table:table-cell office:value-type="float" office:value="2658787" calcext:value-type="float">
            <text:p>2658787</text:p>
          </table:table-cell>
          <table:table-cell office:value-type="float" office:value="730353" calcext:value-type="float">
            <text:p>730353</text:p>
          </table:table-cell>
          <table:table-cell office:value-type="float" office:value="14976682" calcext:value-type="float">
            <text:p>14976682</text:p>
          </table:table-cell>
          <table:table-cell table:style-name="ce1" office:value-type="float" office:value="526172" calcext:value-type="float">
            <text:p>526172</text:p>
          </table:table-cell>
          <table:table-cell office:value-type="float" office:value="191308" calcext:value-type="float">
            <text:p>191308</text:p>
          </table:table-cell>
          <table:table-cell office:value-type="float" office:value="1332032" calcext:value-type="float">
            <text:p>1332032</text:p>
          </table:table-cell>
          <table:table-cell office:value-type="float" office:value="2925330" calcext:value-type="float">
            <text:p>2925330</text:p>
          </table:table-cell>
          <table:table-cell office:value-type="float" office:value="1384949" calcext:value-type="float">
            <text:p>1384949</text:p>
          </table:table-cell>
          <table:table-cell office:value-type="float" office:value="6348122" calcext:value-type="float">
            <text:p>6348122</text:p>
          </table:table-cell>
          <table:table-cell office:value-type="float" office:value="4245695" calcext:value-type="float">
            <text:p>4245695</text:p>
          </table:table-cell>
          <table:table-cell office:value-type="float" office:value="1814518" calcext:value-type="float">
            <text:p>1814518</text:p>
          </table:table-cell>
          <table:table-cell office:value-type="float" office:value="521892" calcext:value-type="float">
            <text:p>521892</text:p>
          </table:table-cell>
          <table:table-cell office:value-type="float" office:value="2514204" calcext:value-type="float">
            <text:p>2514204</text:p>
          </table:table-cell>
          <table:table-cell office:value-type="float" office:value="28575" calcext:value-type="float">
            <text:p>28575</text:p>
          </table:table-cell>
          <table:table-cell office:value-type="float" office:value="2706894" calcext:value-type="float">
            <text:p>2706894</text:p>
          </table:table-cell>
          <table:table-cell office:value-type="float" office:value="1608759" calcext:value-type="float">
            <text:p>1608759</text:p>
          </table:table-cell>
          <table:table-cell office:value-type="float" office:value="192234" calcext:value-type="float">
            <text:p>192234</text:p>
          </table:table-cell>
          <table:table-cell office:value-type="float" office:value="778749" calcext:value-type="float">
            <text:p>778749</text:p>
          </table:table-cell>
          <table:table-cell office:value-type="float" office:value="1640472" calcext:value-type="float">
            <text:p>1640472</text:p>
          </table:table-cell>
          <table:table-cell/>
          <table:table-cell office:value-type="float" office:value="-62286" calcext:value-type="float">
            <text:p>-62286</text:p>
          </table:table-cell>
          <table:table-cell office:value-type="float" office:value="442407" calcext:value-type="float">
            <text:p>442407</text:p>
          </table:table-cell>
          <table:table-cell office:value-type="float" office:value="3112609" calcext:value-type="float">
            <text:p>3112609</text:p>
          </table:table-cell>
          <table:table-cell office:value-type="float" office:value="2748" calcext:value-type="float">
            <text:p>2748</text:p>
          </table:table-cell>
          <table:table-cell office:value-type="float" office:value="681352" calcext:value-type="float">
            <text:p>681352</text:p>
          </table:table-cell>
          <table:table-cell office:value-type="float" office:value="36012381" calcext:value-type="float">
            <text:p>36012381</text:p>
          </table:table-cell>
          <table:table-cell office:value-type="float" office:value="-3188389" calcext:value-type="float">
            <text:p>-3188389</text:p>
          </table:table-cell>
          <table:table-cell office:value-type="float" office:value="-18310" calcext:value-type="float">
            <text:p>-18310</text:p>
          </table:table-cell>
          <table:table-cell office:value-type="float" office:value="430172524" calcext:value-type="float">
            <text:p>430172524</text:p>
          </table:table-cell>
          <table:table-cell office:value-type="float" office:value="2494821" calcext:value-type="float">
            <text:p>2494821</text:p>
          </table:table-cell>
          <table:table-cell office:value-type="float" office:value="3231474" calcext:value-type="float">
            <text:p>3231474</text:p>
          </table:table-cell>
          <table:table-cell table:style-name="ce1" office:value-type="float" office:value="-81869853" calcext:value-type="float">
            <text:p>-81869853</text:p>
          </table:table-cell>
          <table:table-cell/>
          <table:table-cell office:value-type="float" office:value="1871391" calcext:value-type="float">
            <text:p>1871391</text:p>
          </table:table-cell>
          <table:table-cell office:value-type="float" office:value="-336568" calcext:value-type="float">
            <text:p>-336568</text:p>
          </table:table-cell>
          <table:table-cell/>
          <table:table-cell office:value-type="float" office:value="-68310" calcext:value-type="float">
            <text:p>-68310</text:p>
          </table:table-cell>
          <table:table-cell office:value-type="float" office:value="7750151" calcext:value-type="float">
            <text:p>7750151</text:p>
          </table:table-cell>
          <table:table-cell office:value-type="float" office:value="-57547" calcext:value-type="float">
            <text:p>-57547</text:p>
          </table:table-cell>
          <table:table-cell table:style-name="Default"/>
          <table:table-cell/>
          <table:table-cell office:value-type="float" office:value="2636918" calcext:value-type="float">
            <text:p>2636918</text:p>
          </table:table-cell>
          <table:table-cell/>
          <table:table-cell office:value-type="float" office:value="657706" calcext:value-type="float">
            <text:p>657706</text:p>
          </table:table-cell>
          <table:table-cell office:value-type="float" office:value="-1408759" calcext:value-type="float">
            <text:p>-1408759</text:p>
          </table:table-cell>
          <table:table-cell table:number-columns-repeated="3"/>
          <table:table-cell office:value-type="float" office:value="991305" calcext:value-type="float">
            <text:p>991305</text:p>
          </table:table-cell>
          <table:table-cell office:value-type="float" office:value="178160" calcext:value-type="float">
            <text:p>178160</text:p>
          </table:table-cell>
          <table:table-cell office:value-type="float" office:value="3868921" calcext:value-type="float">
            <text:p>3868921</text:p>
          </table:table-cell>
          <table:table-cell office:value-type="float" office:value="2527824" calcext:value-type="float">
            <text:p>2527824</text:p>
          </table:table-cell>
          <table:table-cell office:value-type="float" office:value="407983" calcext:value-type="float">
            <text:p>407983</text:p>
          </table:table-cell>
          <table:table-cell/>
          <table:table-cell office:value-type="float" office:value="111613000" calcext:value-type="float">
            <text:p>111613000</text:p>
          </table:table-cell>
          <table:table-cell office:value-type="float" office:value="46860000" calcext:value-type="float">
            <text:p>46860000</text:p>
          </table:table-cell>
          <table:table-cell office:value-type="float" office:value="32947854" calcext:value-type="float">
            <text:p>32947854</text:p>
          </table:table-cell>
          <table:table-cell/>
          <table:table-cell office:value-type="float" office:value="2579157" calcext:value-type="float">
            <text:p>2579157</text:p>
          </table:table-cell>
          <table:table-cell office:value-type="float" office:value="1061640" calcext:value-type="float">
            <text:p>1061640</text:p>
          </table:table-cell>
          <table:table-cell office:value-type="float" office:value="585568" calcext:value-type="float">
            <text:p>585568</text:p>
          </table:table-cell>
          <table:table-cell office:value-type="float" office:value="1030368" calcext:value-type="float">
            <text:p>1030368</text:p>
          </table:table-cell>
          <table:table-cell office:value-type="float" office:value="-105406" calcext:value-type="float">
            <text:p>-105406</text:p>
          </table:table-cell>
          <table:table-cell office:value-type="float" office:value="479341" calcext:value-type="float">
            <text:p>479341</text:p>
          </table:table-cell>
          <table:table-cell office:value-type="float" office:value="4991741" calcext:value-type="float">
            <text:p>4991741</text:p>
          </table:table-cell>
          <table:table-cell office:value-type="float" office:value="3737472" calcext:value-type="float">
            <text:p>3737472</text:p>
          </table:table-cell>
          <table:table-cell office:value-type="float" office:value="657899" calcext:value-type="float">
            <text:p>657899</text:p>
          </table:table-cell>
          <table:table-cell/>
          <table:table-cell office:value-type="float" office:value="31729752" calcext:value-type="float">
            <text:p>31729752</text:p>
          </table:table-cell>
          <table:table-cell office:value-type="float" office:value="1868454" calcext:value-type="float">
            <text:p>1868454</text:p>
          </table:table-cell>
          <table:table-cell table:number-columns-repeated="2"/>
          <table:table-cell office:value-type="float" office:value="136649" calcext:value-type="float">
            <text:p>136649</text:p>
          </table:table-cell>
          <table:table-cell office:value-type="float" office:value="2858654" calcext:value-type="float">
            <text:p>2858654</text:p>
          </table:table-cell>
          <table:table-cell office:value-type="float" office:value="1129520" calcext:value-type="float">
            <text:p>1129520</text:p>
          </table:table-cell>
          <table:table-cell office:value-type="float" office:value="2173684" calcext:value-type="float">
            <text:p>2173684</text:p>
          </table:table-cell>
          <table:table-cell office:value-type="float" office:value="606976" calcext:value-type="float">
            <text:p>606976</text:p>
          </table:table-cell>
          <table:table-cell office:value-type="float" office:value="-228051" calcext:value-type="float">
            <text:p>-228051</text:p>
          </table:table-cell>
          <table:table-cell office:value-type="float" office:value="3615937" calcext:value-type="float">
            <text:p>3615937</text:p>
          </table:table-cell>
          <table:table-cell table:style-name="ce1" office:value-type="float" office:value="41198" calcext:value-type="float">
            <text:p>41198</text:p>
          </table:table-cell>
          <table:table-cell office:value-type="float" office:value="713897" calcext:value-type="float">
            <text:p>713897</text:p>
          </table:table-cell>
          <table:table-cell office:value-type="float" office:value="1410756" calcext:value-type="float">
            <text:p>1410756</text:p>
          </table:table-cell>
          <table:table-cell office:value-type="float" office:value="-293237" calcext:value-type="float">
            <text:p>-293237</text:p>
          </table:table-cell>
          <table:table-cell office:value-type="float" office:value="-303700" calcext:value-type="float">
            <text:p>-303700</text:p>
          </table:table-cell>
          <table:table-cell office:value-type="float" office:value="1894705" calcext:value-type="float">
            <text:p>1894705</text:p>
          </table:table-cell>
          <table:table-cell office:value-type="float" office:value="1036701" calcext:value-type="float">
            <text:p>1036701</text:p>
          </table:table-cell>
          <table:table-cell office:value-type="float" office:value="3018944" calcext:value-type="float">
            <text:p>3018944</text:p>
          </table:table-cell>
          <table:table-cell office:value-type="float" office:value="200605" calcext:value-type="float">
            <text:p>200605</text:p>
          </table:table-cell>
          <table:table-cell office:value-type="float" office:value="41034" calcext:value-type="float">
            <text:p>41034</text:p>
          </table:table-cell>
          <table:table-cell office:value-type="float" office:value="9368" calcext:value-type="float">
            <text:p>9368</text:p>
          </table:table-cell>
          <table:table-cell office:value-type="float" office:value="33676252" calcext:value-type="float">
            <text:p>33676252</text:p>
          </table:table-cell>
          <table:table-cell/>
          <table:table-cell office:value-type="float" office:value="203839825" calcext:value-type="float">
            <text:p>203839825</text:p>
          </table:table-cell>
          <table:table-cell/>
          <table:table-cell office:value-type="float" office:value="100770" calcext:value-type="float">
            <text:p>100770</text:p>
          </table:table-cell>
          <table:table-cell office:value-type="float" office:value="-465559" calcext:value-type="float">
            <text:p>-465559</text:p>
          </table:table-cell>
          <table:table-cell office:value-type="float" office:value="-250401" calcext:value-type="float">
            <text:p>-250401</text:p>
          </table:table-cell>
          <table:table-cell office:value-type="float" office:value="-847547" calcext:value-type="float">
            <text:p>-847547</text:p>
          </table:table-cell>
          <table:table-cell office:value-type="float" office:value="1174328" calcext:value-type="float">
            <text:p>1174328</text:p>
          </table:table-cell>
          <table:table-cell table:style-name="Default"/>
          <table:table-cell table:style-name="ce1" office:value-type="float" office:value="796701" calcext:value-type="float">
            <text:p>796701</text:p>
          </table:table-cell>
          <table:table-cell office:value-type="float" office:value="2997443" calcext:value-type="float">
            <text:p>2997443</text:p>
          </table:table-cell>
          <table:table-cell office:value-type="float" office:value="5046728" calcext:value-type="float">
            <text:p>5046728</text:p>
          </table:table-cell>
          <table:table-cell office:value-type="float" office:value="4182227" calcext:value-type="float">
            <text:p>4182227</text:p>
          </table:table-cell>
          <table:table-cell office:value-type="float" office:value="-5601" calcext:value-type="float">
            <text:p>-5601</text:p>
          </table:table-cell>
          <table:table-cell/>
          <table:table-cell office:value-type="float" office:value="-91515" calcext:value-type="float">
            <text:p>-91515</text:p>
          </table:table-cell>
          <table:table-cell office:value-type="float" office:value="83666" calcext:value-type="float">
            <text:p>83666</text:p>
          </table:table-cell>
          <table:table-cell office:value-type="float" office:value="8565" calcext:value-type="float">
            <text:p>8565</text:p>
          </table:table-cell>
          <table:table-cell office:value-type="float" office:value="632020" calcext:value-type="float">
            <text:p>632020</text:p>
          </table:table-cell>
          <table:table-cell/>
          <table:table-cell office:value-type="float" office:value="19857570" calcext:value-type="float">
            <text:p>19857570</text:p>
          </table:table-cell>
          <table:table-cell office:value-type="float" office:value="381335" calcext:value-type="float">
            <text:p>381335</text:p>
          </table:table-cell>
          <table:table-cell office:value-type="float" office:value="-52738" calcext:value-type="float">
            <text:p>-52738</text:p>
          </table:table-cell>
          <table:table-cell office:value-type="float" office:value="-1412238" calcext:value-type="float">
            <text:p>-1412238</text:p>
          </table:table-cell>
          <table:table-cell table:style-name="ce1" office:value-type="float" office:value="373350" calcext:value-type="float">
            <text:p>373350</text:p>
          </table:table-cell>
          <table:table-cell office:value-type="float" office:value="-57547" calcext:value-type="float">
            <text:p>-57547</text:p>
          </table:table-cell>
          <table:table-cell office:value-type="float" office:value="315624" calcext:value-type="float">
            <text:p>315624</text:p>
          </table:table-cell>
          <table:table-cell office:value-type="float" office:value="222628" calcext:value-type="float">
            <text:p>222628</text:p>
          </table:table-cell>
          <table:table-cell office:value-type="float" office:value="4687772" calcext:value-type="float">
            <text:p>4687772</text:p>
          </table:table-cell>
          <table:table-cell office:value-type="float" office:value="678864" calcext:value-type="float">
            <text:p>678864</text:p>
          </table:table-cell>
          <table:table-cell/>
          <table:table-cell office:value-type="float" office:value="290982000" calcext:value-type="float">
            <text:p>290982000</text:p>
          </table:table-cell>
          <table:table-cell table:style-name="ce1" office:value-type="float" office:value="188977866" calcext:value-type="float">
            <text:p>188977866</text:p>
          </table:table-cell>
          <table:table-cell office:value-type="float" office:value="174416" calcext:value-type="float">
            <text:p>174416</text:p>
          </table:table-cell>
          <table:table-cell office:value-type="float" office:value="20164" calcext:value-type="float">
            <text:p>20164</text:p>
          </table:table-cell>
          <table:table-cell office:value-type="float" office:value="8283" calcext:value-type="float">
            <text:p>8283</text:p>
          </table:table-cell>
          <table:table-cell office:value-type="float" office:value="6448369" calcext:value-type="float">
            <text:p>6448369</text:p>
          </table:table-cell>
          <table:table-cell/>
          <table:table-cell office:value-type="float" office:value="640903" calcext:value-type="float">
            <text:p>640903</text:p>
          </table:table-cell>
          <table:table-cell table:number-columns-repeated="2"/>
          <table:table-cell office:value-type="float" office:value="675237" calcext:value-type="float">
            <text:p>675237</text:p>
          </table:table-cell>
          <table:table-cell office:value-type="float" office:value="53985" calcext:value-type="float">
            <text:p>53985</text:p>
          </table:table-cell>
          <table:table-cell office:value-type="float" office:value="1994222" calcext:value-type="float">
            <text:p>1994222</text:p>
          </table:table-cell>
          <table:table-cell table:style-name="ce1" office:value-type="float" office:value="13999421" calcext:value-type="float">
            <text:p>13999421</text:p>
          </table:table-cell>
          <table:table-cell/>
          <table:table-cell office:value-type="float" office:value="1630780" calcext:value-type="float">
            <text:p>1630780</text:p>
          </table:table-cell>
          <table:table-cell table:style-name="Default"/>
          <table:table-cell office:value-type="float" office:value="-97679" calcext:value-type="float">
            <text:p>-97679</text:p>
          </table:table-cell>
          <table:table-cell office:value-type="float" office:value="3248395" calcext:value-type="float">
            <text:p>3248395</text:p>
          </table:table-cell>
          <table:table-cell office:value-type="float" office:value="-1420264" calcext:value-type="float">
            <text:p>-1420264</text:p>
          </table:table-cell>
          <table:table-cell office:value-type="float" office:value="2985510" calcext:value-type="float">
            <text:p>2985510</text:p>
          </table:table-cell>
          <table:table-cell office:value-type="float" office:value="1753698" calcext:value-type="float">
            <text:p>1753698</text:p>
          </table:table-cell>
          <table:table-cell/>
          <table:table-cell office:value-type="float" office:value="891240" calcext:value-type="float">
            <text:p>891240</text:p>
          </table:table-cell>
          <table:table-cell office:value-type="float" office:value="1468240" calcext:value-type="float">
            <text:p>1468240</text:p>
          </table:table-cell>
          <table:table-cell office:value-type="float" office:value="2056329" calcext:value-type="float">
            <text:p>2056329</text:p>
          </table:table-cell>
          <table:table-cell office:value-type="float" office:value="2592221" calcext:value-type="float">
            <text:p>2592221</text:p>
          </table:table-cell>
          <table:table-cell office:value-type="float" office:value="-553662" calcext:value-type="float">
            <text:p>-553662</text:p>
          </table:table-cell>
          <table:table-cell office:value-type="float" office:value="1434932" calcext:value-type="float">
            <text:p>1434932</text:p>
          </table:table-cell>
          <table:table-cell office:value-type="float" office:value="1262959" calcext:value-type="float">
            <text:p>1262959</text:p>
          </table:table-cell>
          <table:table-cell table:style-name="ce1" office:value-type="float" office:value="2485795" calcext:value-type="float">
            <text:p>2485795</text:p>
          </table:table-cell>
          <table:table-cell office:value-type="float" office:value="2014131" calcext:value-type="float">
            <text:p>2014131</text:p>
          </table:table-cell>
          <table:table-cell office:value-type="float" office:value="123181" calcext:value-type="float">
            <text:p>123181</text:p>
          </table:table-cell>
          <table:table-cell office:value-type="float" office:value="375309" calcext:value-type="float">
            <text:p>375309</text:p>
          </table:table-cell>
          <table:table-cell office:value-type="float" office:value="438263" calcext:value-type="float">
            <text:p>438263</text:p>
          </table:table-cell>
          <table:table-cell office:value-type="float" office:value="772481" calcext:value-type="float">
            <text:p>772481</text:p>
          </table:table-cell>
          <table:table-cell office:value-type="float" office:value="271042" calcext:value-type="float">
            <text:p>271042</text:p>
          </table:table-cell>
          <table:table-cell office:value-type="float" office:value="2290368" calcext:value-type="float">
            <text:p>2290368</text:p>
          </table:table-cell>
          <table:table-cell table:number-columns-repeated="2"/>
          <table:table-cell office:value-type="float" office:value="74108" calcext:value-type="float">
            <text:p>74108</text:p>
          </table:table-cell>
          <table:table-cell office:value-type="float" office:value="77814" calcext:value-type="float">
            <text:p>77814</text:p>
          </table:table-cell>
          <table:table-cell/>
          <table:table-cell office:value-type="float" office:value="791851" calcext:value-type="float">
            <text:p>791851</text:p>
          </table:table-cell>
          <table:table-cell office:value-type="float" office:value="37776" calcext:value-type="float">
            <text:p>37776</text:p>
          </table:table-cell>
          <table:table-cell office:value-type="float" office:value="12310" calcext:value-type="float">
            <text:p>12310</text:p>
          </table:table-cell>
          <table:table-cell office:value-type="float" office:value="4303477" calcext:value-type="float">
            <text:p>4303477</text:p>
          </table:table-cell>
          <table:table-cell office:value-type="float" office:value="9165610" calcext:value-type="float">
            <text:p>9165610</text:p>
          </table:table-cell>
          <table:table-cell office:value-type="float" office:value="8896507" calcext:value-type="float">
            <text:p>8896507</text:p>
          </table:table-cell>
          <table:table-cell office:value-type="float" office:value="264485" calcext:value-type="float">
            <text:p>264485</text:p>
          </table:table-cell>
          <table:table-cell office:value-type="float" office:value="-62286" calcext:value-type="float">
            <text:p>-62286</text:p>
          </table:table-cell>
          <table:table-cell office:value-type="float" office:value="462381" calcext:value-type="float">
            <text:p>462381</text:p>
          </table:table-cell>
          <table:table-cell office:value-type="float" office:value="1732396" calcext:value-type="float">
            <text:p>1732396</text:p>
          </table:table-cell>
          <table:table-cell office:value-type="float" office:value="20686" calcext:value-type="float">
            <text:p>20686</text:p>
          </table:table-cell>
          <table:table-cell office:value-type="float" office:value="370984" calcext:value-type="float">
            <text:p>370984</text:p>
          </table:table-cell>
          <table:table-cell office:value-type="float" office:value="-1164392" calcext:value-type="float">
            <text:p>-1164392</text:p>
          </table:table-cell>
          <table:table-cell office:value-type="float" office:value="209275" calcext:value-type="float">
            <text:p>209275</text:p>
          </table:table-cell>
          <table:table-cell office:value-type="float" office:value="-207207" calcext:value-type="float">
            <text:p>-207207</text:p>
          </table:table-cell>
          <table:table-cell office:value-type="float" office:value="67403199" calcext:value-type="float">
            <text:p>67403199</text:p>
          </table:table-cell>
          <table:table-cell office:value-type="float" office:value="113086" calcext:value-type="float">
            <text:p>113086</text:p>
          </table:table-cell>
          <table:table-cell office:value-type="float" office:value="1045131" calcext:value-type="float">
            <text:p>1045131</text:p>
          </table:table-cell>
          <table:table-cell office:value-type="float" office:value="-259761" calcext:value-type="float">
            <text:p>-259761</text:p>
          </table:table-cell>
          <table:table-cell office:value-type="float" office:value="1193627" calcext:value-type="float">
            <text:p>1193627</text:p>
          </table:table-cell>
          <table:table-cell office:value-type="float" office:value="1411099" calcext:value-type="float">
            <text:p>1411099</text:p>
          </table:table-cell>
          <table:table-cell office:value-type="float" office:value="4261280" calcext:value-type="float">
            <text:p>4261280</text:p>
          </table:table-cell>
          <table:table-cell office:value-type="float" office:value="94227" calcext:value-type="float">
            <text:p>94227</text:p>
          </table:table-cell>
          <table:table-cell office:value-type="float" office:value="553452" calcext:value-type="float">
            <text:p>553452</text:p>
          </table:table-cell>
          <table:table-cell office:value-type="float" office:value="351231" calcext:value-type="float">
            <text:p>351231</text:p>
          </table:table-cell>
          <table:table-cell office:value-type="float" office:value="2395270" calcext:value-type="float">
            <text:p>2395270</text:p>
          </table:table-cell>
          <table:table-cell office:value-type="float" office:value="7978186" calcext:value-type="float">
            <text:p>7978186</text:p>
          </table:table-cell>
          <table:table-cell office:value-type="float" office:value="204827" calcext:value-type="float">
            <text:p>204827</text:p>
          </table:table-cell>
          <table:table-cell/>
          <table:table-cell office:value-type="float" office:value="75683" calcext:value-type="float">
            <text:p>75683</text:p>
          </table:table-cell>
          <table:table-cell office:value-type="float" office:value="16602814" calcext:value-type="float">
            <text:p>16602814</text:p>
          </table:table-cell>
          <table:table-cell office:value-type="float" office:value="176797244" calcext:value-type="float">
            <text:p>176797244</text:p>
          </table:table-cell>
          <table:table-cell office:value-type="float" office:value="1106677" calcext:value-type="float">
            <text:p>1106677</text:p>
          </table:table-cell>
          <table:table-cell office:value-type="float" office:value="4428000" calcext:value-type="float">
            <text:p>4428000</text:p>
          </table:table-cell>
          <table:table-cell office:value-type="float" office:value="-87056" calcext:value-type="float">
            <text:p>-87056</text:p>
          </table:table-cell>
          <table:table-cell table:style-name="Default"/>
          <table:table-cell office:value-type="float" office:value="5989948" calcext:value-type="float">
            <text:p>5989948</text:p>
          </table:table-cell>
          <table:table-cell office:value-type="float" office:value="-80378" calcext:value-type="float">
            <text:p>-80378</text:p>
          </table:table-cell>
          <table:table-cell office:value-type="float" office:value="2666643" calcext:value-type="float">
            <text:p>2666643</text:p>
          </table:table-cell>
          <table:table-cell table:style-name="ce1" office:value-type="float" office:value="118739" calcext:value-type="float">
            <text:p>118739</text:p>
          </table:table-cell>
          <table:table-cell office:value-type="float" office:value="444496" calcext:value-type="float">
            <text:p>444496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string" calcext:value-type="string">
            <text:p>04-2015</text:p>
          </table:table-cell>
          <table:table-cell office:value-type="float" office:value="2018466" calcext:value-type="float">
            <text:p>2018466</text:p>
          </table:table-cell>
          <table:table-cell office:value-type="float" office:value="-35587" calcext:value-type="float">
            <text:p>-35587</text:p>
          </table:table-cell>
          <table:table-cell office:value-type="float" office:value="78418" calcext:value-type="float">
            <text:p>78418</text:p>
          </table:table-cell>
          <table:table-cell office:value-type="float" office:value="13319" calcext:value-type="float">
            <text:p>13319</text:p>
          </table:table-cell>
          <table:table-cell office:value-type="float" office:value="851427" calcext:value-type="float">
            <text:p>851427</text:p>
          </table:table-cell>
          <table:table-cell/>
          <table:table-cell office:value-type="float" office:value="4067046" calcext:value-type="float">
            <text:p>4067046</text:p>
          </table:table-cell>
          <table:table-cell office:value-type="float" office:value="50333633" calcext:value-type="float">
            <text:p>50333633</text:p>
          </table:table-cell>
          <table:table-cell office:value-type="float" office:value="2513420" calcext:value-type="float">
            <text:p>2513420</text:p>
          </table:table-cell>
          <table:table-cell office:value-type="float" office:value="642118" calcext:value-type="float">
            <text:p>642118</text:p>
          </table:table-cell>
          <table:table-cell office:value-type="float" office:value="617905" calcext:value-type="float">
            <text:p>617905</text:p>
          </table:table-cell>
          <table:table-cell table:style-name="ce1" office:value-type="float" office:value="2244849" calcext:value-type="float">
            <text:p>2244849</text:p>
          </table:table-cell>
          <table:table-cell/>
          <table:table-cell table:style-name="ce1" office:value-type="float" office:value="-392169" calcext:value-type="float">
            <text:p>-392169</text:p>
          </table:table-cell>
          <table:table-cell office:value-type="float" office:value="2706133" calcext:value-type="float">
            <text:p>2706133</text:p>
          </table:table-cell>
          <table:table-cell office:value-type="float" office:value="58852" calcext:value-type="float">
            <text:p>58852</text:p>
          </table:table-cell>
          <table:table-cell office:value-type="float" office:value="19658799" calcext:value-type="float">
            <text:p>19658799</text:p>
          </table:table-cell>
          <table:table-cell table:style-name="ce1" office:value-type="float" office:value="15586" calcext:value-type="float">
            <text:p>15586</text:p>
          </table:table-cell>
          <table:table-cell table:style-name="ce1" office:value-type="float" office:value="3790891" calcext:value-type="float">
            <text:p>3790891</text:p>
          </table:table-cell>
          <table:table-cell office:value-type="float" office:value="79835284" calcext:value-type="float">
            <text:p>79835284</text:p>
          </table:table-cell>
          <table:table-cell table:style-name="ce1" office:value-type="float" office:value="1178606" calcext:value-type="float">
            <text:p>1178606</text:p>
          </table:table-cell>
          <table:table-cell office:value-type="float" office:value="325091" calcext:value-type="float">
            <text:p>325091</text:p>
          </table:table-cell>
          <table:table-cell office:value-type="float" office:value="31892" calcext:value-type="float">
            <text:p>31892</text:p>
          </table:table-cell>
          <table:table-cell office:value-type="float" office:value="94923" calcext:value-type="float">
            <text:p>94923</text:p>
          </table:table-cell>
          <table:table-cell office:value-type="float" office:value="7580768" calcext:value-type="float">
            <text:p>7580768</text:p>
          </table:table-cell>
          <table:table-cell office:value-type="float" office:value="2509659" calcext:value-type="float">
            <text:p>2509659</text:p>
          </table:table-cell>
          <table:table-cell office:value-type="float" office:value="1288327" calcext:value-type="float">
            <text:p>1288327</text:p>
          </table:table-cell>
          <table:table-cell office:value-type="float" office:value="1924158" calcext:value-type="float">
            <text:p>1924158</text:p>
          </table:table-cell>
          <table:table-cell office:value-type="float" office:value="88906644" calcext:value-type="float">
            <text:p>88906644</text:p>
          </table:table-cell>
          <table:table-cell office:value-type="float" office:value="70673370" calcext:value-type="float">
            <text:p>70673370</text:p>
          </table:table-cell>
          <table:table-cell office:value-type="float" office:value="691762" calcext:value-type="float">
            <text:p>691762</text:p>
          </table:table-cell>
          <table:table-cell office:value-type="float" office:value="6206106" calcext:value-type="float">
            <text:p>6206106</text:p>
          </table:table-cell>
          <table:table-cell office:value-type="float" office:value="288633" calcext:value-type="float">
            <text:p>288633</text:p>
          </table:table-cell>
          <table:table-cell office:value-type="float" office:value="17362" calcext:value-type="float">
            <text:p>17362</text:p>
          </table:table-cell>
          <table:table-cell office:value-type="float" office:value="590638" calcext:value-type="float">
            <text:p>590638</text:p>
          </table:table-cell>
          <table:table-cell office:value-type="float" office:value="708029" calcext:value-type="float">
            <text:p>708029</text:p>
          </table:table-cell>
          <table:table-cell office:value-type="float" office:value="60854" calcext:value-type="float">
            <text:p>60854</text:p>
          </table:table-cell>
          <table:table-cell office:value-type="float" office:value="2843186" calcext:value-type="float">
            <text:p>2843186</text:p>
          </table:table-cell>
          <table:table-cell office:value-type="float" office:value="1162858" calcext:value-type="float">
            <text:p>1162858</text:p>
          </table:table-cell>
          <table:table-cell office:value-type="float" office:value="1124" calcext:value-type="float">
            <text:p>1124</text:p>
          </table:table-cell>
          <table:table-cell office:value-type="float" office:value="175106" calcext:value-type="float">
            <text:p>175106</text:p>
          </table:table-cell>
          <table:table-cell office:value-type="float" office:value="115128" calcext:value-type="float">
            <text:p>115128</text:p>
          </table:table-cell>
          <table:table-cell table:style-name="ce1" office:value-type="float" office:value="438435" calcext:value-type="float">
            <text:p>438435</text:p>
          </table:table-cell>
          <table:table-cell office:value-type="float" office:value="-246634" calcext:value-type="float">
            <text:p>-246634</text:p>
          </table:table-cell>
          <table:table-cell office:value-type="float" office:value="9499960" calcext:value-type="float">
            <text:p>9499960</text:p>
          </table:table-cell>
          <table:table-cell office:value-type="float" office:value="4702952" calcext:value-type="float">
            <text:p>4702952</text:p>
          </table:table-cell>
          <table:table-cell office:value-type="float" office:value="7917193" calcext:value-type="float">
            <text:p>7917193</text:p>
          </table:table-cell>
          <table:table-cell office:value-type="float" office:value="435521" calcext:value-type="float">
            <text:p>435521</text:p>
          </table:table-cell>
          <table:table-cell office:value-type="float" office:value="945489" calcext:value-type="float">
            <text:p>945489</text:p>
          </table:table-cell>
          <table:table-cell office:value-type="float" office:value="1099899" calcext:value-type="float">
            <text:p>1099899</text:p>
          </table:table-cell>
          <table:table-cell office:value-type="float" office:value="13835853" calcext:value-type="float">
            <text:p>138358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-366" calcext:value-type="float">
            <text:p>-366</text:p>
          </table:table-cell>
          <table:table-cell office:value-type="float" office:value="3904312" calcext:value-type="float">
            <text:p>3904312</text:p>
          </table:table-cell>
          <table:table-cell office:value-type="float" office:value="1948274" calcext:value-type="float">
            <text:p>1948274</text:p>
          </table:table-cell>
          <table:table-cell office:value-type="float" office:value="-4897" calcext:value-type="float">
            <text:p>-4897</text:p>
          </table:table-cell>
          <table:table-cell office:value-type="float" office:value="41739222" calcext:value-type="float">
            <text:p>41739222</text:p>
          </table:table-cell>
          <table:table-cell office:value-type="float" office:value="2224728" calcext:value-type="float">
            <text:p>2224728</text:p>
          </table:table-cell>
          <table:table-cell office:value-type="float" office:value="13352000" calcext:value-type="float">
            <text:p>13352000</text:p>
          </table:table-cell>
          <table:table-cell office:value-type="float" office:value="1278823" calcext:value-type="float">
            <text:p>1278823</text:p>
          </table:table-cell>
          <table:table-cell office:value-type="float" office:value="1073910" calcext:value-type="float">
            <text:p>1073910</text:p>
          </table:table-cell>
          <table:table-cell office:value-type="float" office:value="2955708" calcext:value-type="float">
            <text:p>2955708</text:p>
          </table:table-cell>
          <table:table-cell office:value-type="float" office:value="770178" calcext:value-type="float">
            <text:p>770178</text:p>
          </table:table-cell>
          <table:table-cell office:value-type="float" office:value="2005047" calcext:value-type="float">
            <text:p>2005047</text:p>
          </table:table-cell>
          <table:table-cell office:value-type="float" office:value="12987676" calcext:value-type="float">
            <text:p>12987676</text:p>
          </table:table-cell>
          <table:table-cell office:value-type="float" office:value="1655970" calcext:value-type="float">
            <text:p>1655970</text:p>
          </table:table-cell>
          <table:table-cell office:value-type="float" office:value="852888" calcext:value-type="float">
            <text:p>852888</text:p>
          </table:table-cell>
          <table:table-cell office:value-type="float" office:value="-483596" calcext:value-type="float">
            <text:p>-483596</text:p>
          </table:table-cell>
          <table:table-cell office:value-type="float" office:value="1336271" calcext:value-type="float">
            <text:p>1336271</text:p>
          </table:table-cell>
          <table:table-cell office:value-type="float" office:value="220151" calcext:value-type="float">
            <text:p>220151</text:p>
          </table:table-cell>
          <table:table-cell office:value-type="float" office:value="3181402" calcext:value-type="float">
            <text:p>3181402</text:p>
          </table:table-cell>
          <table:table-cell office:value-type="float" office:value="437733" calcext:value-type="float">
            <text:p>437733</text:p>
          </table:table-cell>
          <table:table-cell office:value-type="float" office:value="1173964" calcext:value-type="float">
            <text:p>1173964</text:p>
          </table:table-cell>
          <table:table-cell office:value-type="float" office:value="144882" calcext:value-type="float">
            <text:p>144882</text:p>
          </table:table-cell>
          <table:table-cell office:value-type="float" office:value="483281" calcext:value-type="float">
            <text:p>483281</text:p>
          </table:table-cell>
          <table:table-cell office:value-type="float" office:value="712376" calcext:value-type="float">
            <text:p>712376</text:p>
          </table:table-cell>
          <table:table-cell office:value-type="float" office:value="14480492" calcext:value-type="float">
            <text:p>14480492</text:p>
          </table:table-cell>
          <table:table-cell office:value-type="float" office:value="445631" calcext:value-type="float">
            <text:p>445631</text:p>
          </table:table-cell>
          <table:table-cell office:value-type="float" office:value="4180307" calcext:value-type="float">
            <text:p>4180307</text:p>
          </table:table-cell>
          <table:table-cell office:value-type="float" office:value="5646850" calcext:value-type="float">
            <text:p>5646850</text:p>
          </table:table-cell>
          <table:table-cell office:value-type="float" office:value="7384521" calcext:value-type="float">
            <text:p>7384521</text:p>
          </table:table-cell>
          <table:table-cell office:value-type="float" office:value="1499652" calcext:value-type="float">
            <text:p>1499652</text:p>
          </table:table-cell>
          <table:table-cell office:value-type="float" office:value="250550" calcext:value-type="float">
            <text:p>250550</text:p>
          </table:table-cell>
          <table:table-cell office:value-type="float" office:value="5515001" calcext:value-type="float">
            <text:p>5515001</text:p>
          </table:table-cell>
          <table:table-cell table:style-name="ce1" office:value-type="float" office:value="74094" calcext:value-type="float">
            <text:p>74094</text:p>
          </table:table-cell>
          <table:table-cell office:value-type="float" office:value="6520677" calcext:value-type="float">
            <text:p>6520677</text:p>
          </table:table-cell>
          <table:table-cell office:value-type="float" office:value="7404" calcext:value-type="float">
            <text:p>7404</text:p>
          </table:table-cell>
          <table:table-cell table:style-name="ce1" office:value-type="float" office:value="28180" calcext:value-type="float">
            <text:p>28180</text:p>
          </table:table-cell>
          <table:table-cell office:value-type="float" office:value="-3344483" calcext:value-type="float">
            <text:p>-3344483</text:p>
          </table:table-cell>
          <table:table-cell office:value-type="float" office:value="15419211" calcext:value-type="float">
            <text:p>15419211</text:p>
          </table:table-cell>
          <table:table-cell table:style-name="ce1" office:value-type="float" office:value="1487850" calcext:value-type="float">
            <text:p>1487850</text:p>
          </table:table-cell>
          <table:table-cell office:value-type="float" office:value="162492" calcext:value-type="float">
            <text:p>162492</text:p>
          </table:table-cell>
          <table:table-cell office:value-type="float" office:value="110306" calcext:value-type="float">
            <text:p>110306</text:p>
          </table:table-cell>
          <table:table-cell office:value-type="float" office:value="1483938" calcext:value-type="float">
            <text:p>1483938</text:p>
          </table:table-cell>
          <table:table-cell office:value-type="float" office:value="26869" calcext:value-type="float">
            <text:p>26869</text:p>
          </table:table-cell>
          <table:table-cell office:value-type="float" office:value="1126814" calcext:value-type="float">
            <text:p>1126814</text:p>
          </table:table-cell>
          <table:table-cell table:style-name="ce1" office:value-type="float" office:value="6048" calcext:value-type="float">
            <text:p>6048</text:p>
          </table:table-cell>
          <table:table-cell office:value-type="float" office:value="4016357" calcext:value-type="float">
            <text:p>4016357</text:p>
          </table:table-cell>
          <table:table-cell office:value-type="float" office:value="10130138" calcext:value-type="float">
            <text:p>10130138</text:p>
          </table:table-cell>
          <table:table-cell office:value-type="float" office:value="254077" calcext:value-type="float">
            <text:p>254077</text:p>
          </table:table-cell>
          <table:table-cell office:value-type="float" office:value="171176" calcext:value-type="float">
            <text:p>171176</text:p>
          </table:table-cell>
          <table:table-cell table:style-name="ce1" office:value-type="float" office:value="661347" calcext:value-type="float">
            <text:p>661347</text:p>
          </table:table-cell>
          <table:table-cell office:value-type="float" office:value="6678887" calcext:value-type="float">
            <text:p>6678887</text:p>
          </table:table-cell>
          <table:table-cell office:value-type="float" office:value="2789950" calcext:value-type="float">
            <text:p>2789950</text:p>
          </table:table-cell>
          <table:table-cell office:value-type="float" office:value="344142" calcext:value-type="float">
            <text:p>344142</text:p>
          </table:table-cell>
          <table:table-cell office:value-type="float" office:value="1777485" calcext:value-type="float">
            <text:p>1777485</text:p>
          </table:table-cell>
          <table:table-cell office:value-type="float" office:value="493647" calcext:value-type="float">
            <text:p>493647</text:p>
          </table:table-cell>
          <table:table-cell office:value-type="float" office:value="2515" calcext:value-type="float">
            <text:p>2515</text:p>
          </table:table-cell>
          <table:table-cell office:value-type="float" office:value="4616476" calcext:value-type="float">
            <text:p>4616476</text:p>
          </table:table-cell>
          <table:table-cell table:style-name="ce1" office:value-type="float" office:value="886" calcext:value-type="float">
            <text:p>886</text:p>
          </table:table-cell>
          <table:table-cell office:value-type="float" office:value="1638454" calcext:value-type="float">
            <text:p>1638454</text:p>
          </table:table-cell>
          <table:table-cell office:value-type="float" office:value="7488447" calcext:value-type="float">
            <text:p>7488447</text:p>
          </table:table-cell>
          <table:table-cell/>
          <table:table-cell office:value-type="float" office:value="455065" calcext:value-type="float">
            <text:p>455065</text:p>
          </table:table-cell>
          <table:table-cell office:value-type="float" office:value="1962445" calcext:value-type="float">
            <text:p>1962445</text:p>
          </table:table-cell>
          <table:table-cell office:value-type="float" office:value="145007" calcext:value-type="float">
            <text:p>145007</text:p>
          </table:table-cell>
          <table:table-cell office:value-type="float" office:value="2839145" calcext:value-type="float">
            <text:p>2839145</text:p>
          </table:table-cell>
          <table:table-cell office:value-type="float" office:value="760707" calcext:value-type="float">
            <text:p>760707</text:p>
          </table:table-cell>
          <table:table-cell office:value-type="float" office:value="15008670" calcext:value-type="float">
            <text:p>15008670</text:p>
          </table:table-cell>
          <table:table-cell table:style-name="ce1" office:value-type="float" office:value="882990" calcext:value-type="float">
            <text:p>882990</text:p>
          </table:table-cell>
          <table:table-cell office:value-type="float" office:value="169197" calcext:value-type="float">
            <text:p>169197</text:p>
          </table:table-cell>
          <table:table-cell office:value-type="float" office:value="1359886" calcext:value-type="float">
            <text:p>1359886</text:p>
          </table:table-cell>
          <table:table-cell office:value-type="float" office:value="3318170" calcext:value-type="float">
            <text:p>3318170</text:p>
          </table:table-cell>
          <table:table-cell office:value-type="float" office:value="3577179" calcext:value-type="float">
            <text:p>3577179</text:p>
          </table:table-cell>
          <table:table-cell office:value-type="float" office:value="6614394" calcext:value-type="float">
            <text:p>6614394</text:p>
          </table:table-cell>
          <table:table-cell office:value-type="float" office:value="4229239" calcext:value-type="float">
            <text:p>4229239</text:p>
          </table:table-cell>
          <table:table-cell office:value-type="float" office:value="1844970" calcext:value-type="float">
            <text:p>1844970</text:p>
          </table:table-cell>
          <table:table-cell office:value-type="float" office:value="500116" calcext:value-type="float">
            <text:p>500116</text:p>
          </table:table-cell>
          <table:table-cell office:value-type="float" office:value="2466162" calcext:value-type="float">
            <text:p>2466162</text:p>
          </table:table-cell>
          <table:table-cell office:value-type="float" office:value="28437" calcext:value-type="float">
            <text:p>28437</text:p>
          </table:table-cell>
          <table:table-cell office:value-type="float" office:value="2705554" calcext:value-type="float">
            <text:p>2705554</text:p>
          </table:table-cell>
          <table:table-cell office:value-type="float" office:value="1571220" calcext:value-type="float">
            <text:p>1571220</text:p>
          </table:table-cell>
          <table:table-cell office:value-type="float" office:value="246014" calcext:value-type="float">
            <text:p>246014</text:p>
          </table:table-cell>
          <table:table-cell office:value-type="float" office:value="781749" calcext:value-type="float">
            <text:p>781749</text:p>
          </table:table-cell>
          <table:table-cell office:value-type="float" office:value="1655439" calcext:value-type="float">
            <text:p>1655439</text:p>
          </table:table-cell>
          <table:table-cell table:style-name="ce1" office:value-type="float" office:value="46735" calcext:value-type="float">
            <text:p>46735</text:p>
          </table:table-cell>
          <table:table-cell office:value-type="float" office:value="-60116" calcext:value-type="float">
            <text:p>-60116</text:p>
          </table:table-cell>
          <table:table-cell office:value-type="float" office:value="433253" calcext:value-type="float">
            <text:p>433253</text:p>
          </table:table-cell>
          <table:table-cell office:value-type="float" office:value="3097236" calcext:value-type="float">
            <text:p>3097236</text:p>
          </table:table-cell>
          <table:table-cell office:value-type="float" office:value="2771" calcext:value-type="float">
            <text:p>2771</text:p>
          </table:table-cell>
          <table:table-cell office:value-type="float" office:value="780300" calcext:value-type="float">
            <text:p>780300</text:p>
          </table:table-cell>
          <table:table-cell office:value-type="float" office:value="31970383" calcext:value-type="float">
            <text:p>31970383</text:p>
          </table:table-cell>
          <table:table-cell office:value-type="float" office:value="-4322440" calcext:value-type="float">
            <text:p>-4322440</text:p>
          </table:table-cell>
          <table:table-cell office:value-type="float" office:value="-33283" calcext:value-type="float">
            <text:p>-33283</text:p>
          </table:table-cell>
          <table:table-cell office:value-type="float" office:value="431803336" calcext:value-type="float">
            <text:p>431803336</text:p>
          </table:table-cell>
          <table:table-cell office:value-type="float" office:value="2616760" calcext:value-type="float">
            <text:p>2616760</text:p>
          </table:table-cell>
          <table:table-cell office:value-type="float" office:value="3390108" calcext:value-type="float">
            <text:p>3390108</text:p>
          </table:table-cell>
          <table:table-cell table:style-name="ce1" office:value-type="float" office:value="-84842745" calcext:value-type="float">
            <text:p>-84842745</text:p>
          </table:table-cell>
          <table:table-cell table:style-name="ce1" office:value-type="float" office:value="332070" calcext:value-type="float">
            <text:p>332070</text:p>
          </table:table-cell>
          <table:table-cell office:value-type="float" office:value="1870312" calcext:value-type="float">
            <text:p>1870312</text:p>
          </table:table-cell>
          <table:table-cell office:value-type="float" office:value="-338325" calcext:value-type="float">
            <text:p>-338325</text:p>
          </table:table-cell>
          <table:table-cell table:style-name="ce1" office:value-type="float" office:value="1115190" calcext:value-type="float">
            <text:p>1115190</text:p>
          </table:table-cell>
          <table:table-cell office:value-type="float" office:value="-83226" calcext:value-type="float">
            <text:p>-83226</text:p>
          </table:table-cell>
          <table:table-cell office:value-type="float" office:value="7925150" calcext:value-type="float">
            <text:p>7925150</text:p>
          </table:table-cell>
          <table:table-cell office:value-type="float" office:value="-133192" calcext:value-type="float">
            <text:p>-133192</text:p>
          </table:table-cell>
          <table:table-cell office:value-type="float" office:value="-713670" calcext:value-type="float">
            <text:p>-713670</text:p>
          </table:table-cell>
          <table:table-cell table:style-name="ce1" office:value-type="float" office:value="204540" calcext:value-type="float">
            <text:p>204540</text:p>
          </table:table-cell>
          <table:table-cell office:value-type="float" office:value="2633980" calcext:value-type="float">
            <text:p>2633980</text:p>
          </table:table-cell>
          <table:table-cell table:style-name="ce1" office:value-type="float" office:value="36069" calcext:value-type="float">
            <text:p>36069</text:p>
          </table:table-cell>
          <table:table-cell office:value-type="float" office:value="672995" calcext:value-type="float">
            <text:p>672995</text:p>
          </table:table-cell>
          <table:table-cell office:value-type="float" office:value="-349448" calcext:value-type="float">
            <text:p>-349448</text:p>
          </table:table-cell>
          <table:table-cell table:style-name="ce1" office:value-type="float" office:value="417082" calcext:value-type="float">
            <text:p>417082</text:p>
          </table:table-cell>
          <table:table-cell/>
          <table:table-cell table:style-name="ce1" office:value-type="float" office:value="986187" calcext:value-type="float">
            <text:p>986187</text:p>
          </table:table-cell>
          <table:table-cell office:value-type="float" office:value="1204128" calcext:value-type="float">
            <text:p>1204128</text:p>
          </table:table-cell>
          <table:table-cell office:value-type="float" office:value="182041" calcext:value-type="float">
            <text:p>182041</text:p>
          </table:table-cell>
          <table:table-cell office:value-type="float" office:value="3471043" calcext:value-type="float">
            <text:p>3471043</text:p>
          </table:table-cell>
          <table:table-cell office:value-type="float" office:value="2456490" calcext:value-type="float">
            <text:p>2456490</text:p>
          </table:table-cell>
          <table:table-cell office:value-type="float" office:value="396628" calcext:value-type="float">
            <text:p>396628</text:p>
          </table:table-cell>
          <table:table-cell table:style-name="ce1" office:value-type="float" office:value="3174595" calcext:value-type="float">
            <text:p>3174595</text:p>
          </table:table-cell>
          <table:table-cell office:value-type="float" office:value="114059000" calcext:value-type="float">
            <text:p>114059000</text:p>
          </table:table-cell>
          <table:table-cell office:value-type="float" office:value="47871000" calcext:value-type="float">
            <text:p>47871000</text:p>
          </table:table-cell>
          <table:table-cell office:value-type="float" office:value="28366413" calcext:value-type="float">
            <text:p>28366413</text:p>
          </table:table-cell>
          <table:table-cell table:style-name="ce1" office:value-type="float" office:value="2745378" calcext:value-type="float">
            <text:p>2745378</text:p>
          </table:table-cell>
          <table:table-cell office:value-type="float" office:value="2621276" calcext:value-type="float">
            <text:p>2621276</text:p>
          </table:table-cell>
          <table:table-cell office:value-type="float" office:value="972089" calcext:value-type="float">
            <text:p>972089</text:p>
          </table:table-cell>
          <table:table-cell office:value-type="float" office:value="595601" calcext:value-type="float">
            <text:p>595601</text:p>
          </table:table-cell>
          <table:table-cell office:value-type="float" office:value="1019873" calcext:value-type="float">
            <text:p>1019873</text:p>
          </table:table-cell>
          <table:table-cell office:value-type="float" office:value="-115831" calcext:value-type="float">
            <text:p>-115831</text:p>
          </table:table-cell>
          <table:table-cell office:value-type="float" office:value="491362" calcext:value-type="float">
            <text:p>491362</text:p>
          </table:table-cell>
          <table:table-cell office:value-type="float" office:value="5352340" calcext:value-type="float">
            <text:p>5352340</text:p>
          </table:table-cell>
          <table:table-cell office:value-type="float" office:value="3665063" calcext:value-type="float">
            <text:p>3665063</text:p>
          </table:table-cell>
          <table:table-cell office:value-type="float" office:value="665239" calcext:value-type="float">
            <text:p>665239</text:p>
          </table:table-cell>
          <table:table-cell table:style-name="ce1" office:value-type="float" office:value="126920" calcext:value-type="float">
            <text:p>126920</text:p>
          </table:table-cell>
          <table:table-cell office:value-type="float" office:value="24932660" calcext:value-type="float">
            <text:p>24932660</text:p>
          </table:table-cell>
          <table:table-cell office:value-type="float" office:value="1941577" calcext:value-type="float">
            <text:p>1941577</text:p>
          </table:table-cell>
          <table:table-cell/>
          <table:table-cell table:style-name="ce1" office:value-type="float" office:value="1483621" calcext:value-type="float">
            <text:p>1483621</text:p>
          </table:table-cell>
          <table:table-cell office:value-type="float" office:value="96707" calcext:value-type="float">
            <text:p>96707</text:p>
          </table:table-cell>
          <table:table-cell office:value-type="float" office:value="2943605" calcext:value-type="float">
            <text:p>2943605</text:p>
          </table:table-cell>
          <table:table-cell office:value-type="float" office:value="1118845" calcext:value-type="float">
            <text:p>1118845</text:p>
          </table:table-cell>
          <table:table-cell office:value-type="float" office:value="2310896" calcext:value-type="float">
            <text:p>2310896</text:p>
          </table:table-cell>
          <table:table-cell office:value-type="float" office:value="146960" calcext:value-type="float">
            <text:p>146960</text:p>
          </table:table-cell>
          <table:table-cell office:value-type="float" office:value="113453" calcext:value-type="float">
            <text:p>113453</text:p>
          </table:table-cell>
          <table:table-cell office:value-type="float" office:value="3716945" calcext:value-type="float">
            <text:p>3716945</text:p>
          </table:table-cell>
          <table:table-cell table:style-name="ce1" office:value-type="float" office:value="36696" calcext:value-type="float">
            <text:p>36696</text:p>
          </table:table-cell>
          <table:table-cell office:value-type="float" office:value="575656" calcext:value-type="float">
            <text:p>575656</text:p>
          </table:table-cell>
          <table:table-cell office:value-type="float" office:value="1290762" calcext:value-type="float">
            <text:p>1290762</text:p>
          </table:table-cell>
          <table:table-cell office:value-type="float" office:value="-298026" calcext:value-type="float">
            <text:p>-298026</text:p>
          </table:table-cell>
          <table:table-cell office:value-type="float" office:value="-329938" calcext:value-type="float">
            <text:p>-329938</text:p>
          </table:table-cell>
          <table:table-cell office:value-type="float" office:value="1862183" calcext:value-type="float">
            <text:p>1862183</text:p>
          </table:table-cell>
          <table:table-cell office:value-type="float" office:value="843632" calcext:value-type="float">
            <text:p>843632</text:p>
          </table:table-cell>
          <table:table-cell office:value-type="float" office:value="-7107614" calcext:value-type="float">
            <text:p>-7107614</text:p>
          </table:table-cell>
          <table:table-cell office:value-type="float" office:value="193076" calcext:value-type="float">
            <text:p>193076</text:p>
          </table:table-cell>
          <table:table-cell office:value-type="float" office:value="37406" calcext:value-type="float">
            <text:p>37406</text:p>
          </table:table-cell>
          <table:table-cell office:value-type="float" office:value="7649" calcext:value-type="float">
            <text:p>7649</text:p>
          </table:table-cell>
          <table:table-cell office:value-type="float" office:value="30472262" calcext:value-type="float">
            <text:p>30472262</text:p>
          </table:table-cell>
          <table:table-cell/>
          <table:table-cell office:value-type="float" office:value="202686772" calcext:value-type="float">
            <text:p>202686772</text:p>
          </table:table-cell>
          <table:table-cell/>
          <table:table-cell office:value-type="float" office:value="101590" calcext:value-type="float">
            <text:p>101590</text:p>
          </table:table-cell>
          <table:table-cell office:value-type="float" office:value="-382747" calcext:value-type="float">
            <text:p>-382747</text:p>
          </table:table-cell>
          <table:table-cell office:value-type="float" office:value="-254268" calcext:value-type="float">
            <text:p>-254268</text:p>
          </table:table-cell>
          <table:table-cell office:value-type="float" office:value="-734161" calcext:value-type="float">
            <text:p>-734161</text:p>
          </table:table-cell>
          <table:table-cell office:value-type="float" office:value="1187999" calcext:value-type="float">
            <text:p>1187999</text:p>
          </table:table-cell>
          <table:table-cell office:value-type="float" office:value="527685" calcext:value-type="float">
            <text:p>527685</text:p>
          </table:table-cell>
          <table:table-cell table:style-name="ce1" office:value-type="float" office:value="794489" calcext:value-type="float">
            <text:p>794489</text:p>
          </table:table-cell>
          <table:table-cell office:value-type="float" office:value="2984124" calcext:value-type="float">
            <text:p>2984124</text:p>
          </table:table-cell>
          <table:table-cell office:value-type="float" office:value="5049873" calcext:value-type="float">
            <text:p>5049873</text:p>
          </table:table-cell>
          <table:table-cell office:value-type="float" office:value="4187401" calcext:value-type="float">
            <text:p>4187401</text:p>
          </table:table-cell>
          <table:table-cell office:value-type="float" office:value="-19429" calcext:value-type="float">
            <text:p>-19429</text:p>
          </table:table-cell>
          <table:table-cell table:style-name="ce1" office:value-type="float" office:value="9314882" calcext:value-type="float">
            <text:p>9314882</text:p>
          </table:table-cell>
          <table:table-cell office:value-type="float" office:value="-119011" calcext:value-type="float">
            <text:p>-119011</text:p>
          </table:table-cell>
          <table:table-cell office:value-type="float" office:value="82379" calcext:value-type="float">
            <text:p>82379</text:p>
          </table:table-cell>
          <table:table-cell office:value-type="float" office:value="3469" calcext:value-type="float">
            <text:p>3469</text:p>
          </table:table-cell>
          <table:table-cell office:value-type="float" office:value="653791" calcext:value-type="float">
            <text:p>653791</text:p>
          </table:table-cell>
          <table:table-cell table:style-name="ce1" office:value-type="float" office:value="-678938" calcext:value-type="float">
            <text:p>-678938</text:p>
          </table:table-cell>
          <table:table-cell office:value-type="float" office:value="20399005" calcext:value-type="float">
            <text:p>20399005</text:p>
          </table:table-cell>
          <table:table-cell office:value-type="float" office:value="368682" calcext:value-type="float">
            <text:p>368682</text:p>
          </table:table-cell>
          <table:table-cell office:value-type="float" office:value="-49229" calcext:value-type="float">
            <text:p>-49229</text:p>
          </table:table-cell>
          <table:table-cell office:value-type="float" office:value="-2343246" calcext:value-type="float">
            <text:p>-2343246</text:p>
          </table:table-cell>
          <table:table-cell table:style-name="ce1" office:value-type="float" office:value="380309" calcext:value-type="float">
            <text:p>380309</text:p>
          </table:table-cell>
          <table:table-cell office:value-type="float" office:value="-133192" calcext:value-type="float">
            <text:p>-133192</text:p>
          </table:table-cell>
          <table:table-cell office:value-type="float" office:value="316901" calcext:value-type="float">
            <text:p>316901</text:p>
          </table:table-cell>
          <table:table-cell office:value-type="float" office:value="231856" calcext:value-type="float">
            <text:p>231856</text:p>
          </table:table-cell>
          <table:table-cell office:value-type="float" office:value="2384565" calcext:value-type="float">
            <text:p>2384565</text:p>
          </table:table-cell>
          <table:table-cell office:value-type="float" office:value="914105" calcext:value-type="float">
            <text:p>914105</text:p>
          </table:table-cell>
          <table:table-cell table:style-name="ce1" office:value-type="float" office:value="9925000" calcext:value-type="float">
            <text:p>9925000</text:p>
          </table:table-cell>
          <table:table-cell office:value-type="float" office:value="257930000" calcext:value-type="float">
            <text:p>257930000</text:p>
          </table:table-cell>
          <table:table-cell table:style-name="ce1" office:value-type="float" office:value="161110140" calcext:value-type="float">
            <text:p>161110140</text:p>
          </table:table-cell>
          <table:table-cell office:value-type="float" office:value="66813" calcext:value-type="float">
            <text:p>66813</text:p>
          </table:table-cell>
          <table:table-cell office:value-type="float" office:value="19090" calcext:value-type="float">
            <text:p>19090</text:p>
          </table:table-cell>
          <table:table-cell office:value-type="float" office:value="2067" calcext:value-type="float">
            <text:p>2067</text:p>
          </table:table-cell>
          <table:table-cell office:value-type="float" office:value="6435844" calcext:value-type="float">
            <text:p>6435844</text:p>
          </table:table-cell>
          <table:table-cell/>
          <table:table-cell office:value-type="float" office:value="576395" calcext:value-type="float">
            <text:p>576395</text:p>
          </table:table-cell>
          <table:table-cell/>
          <table:table-cell table:style-name="ce1" office:value-type="float" office:value="1100" calcext:value-type="float">
            <text:p>1100</text:p>
          </table:table-cell>
          <table:table-cell office:value-type="float" office:value="667946" calcext:value-type="float">
            <text:p>667946</text:p>
          </table:table-cell>
          <table:table-cell office:value-type="float" office:value="32733" calcext:value-type="float">
            <text:p>32733</text:p>
          </table:table-cell>
          <table:table-cell office:value-type="float" office:value="1993883" calcext:value-type="float">
            <text:p>1993883</text:p>
          </table:table-cell>
          <table:table-cell table:style-name="ce1" office:value-type="float" office:value="12708736" calcext:value-type="float">
            <text:p>12708736</text:p>
          </table:table-cell>
          <table:table-cell table:style-name="ce1" office:value-type="float" office:value="2656798" calcext:value-type="float">
            <text:p>2656798</text:p>
          </table:table-cell>
          <table:table-cell office:value-type="float" office:value="1587668" calcext:value-type="float">
            <text:p>1587668</text:p>
          </table:table-cell>
          <table:table-cell office:value-type="float" office:value="19884" calcext:value-type="float">
            <text:p>19884</text:p>
          </table:table-cell>
          <table:table-cell office:value-type="float" office:value="-104147" calcext:value-type="float">
            <text:p>-104147</text:p>
          </table:table-cell>
          <table:table-cell office:value-type="float" office:value="3353016" calcext:value-type="float">
            <text:p>3353016</text:p>
          </table:table-cell>
          <table:table-cell office:value-type="float" office:value="-1573988" calcext:value-type="float">
            <text:p>-1573988</text:p>
          </table:table-cell>
          <table:table-cell office:value-type="float" office:value="2627916" calcext:value-type="float">
            <text:p>2627916</text:p>
          </table:table-cell>
          <table:table-cell office:value-type="float" office:value="1742917" calcext:value-type="float">
            <text:p>1742917</text:p>
          </table:table-cell>
          <table:table-cell table:style-name="ce1" office:value-type="float" office:value="1813883" calcext:value-type="float">
            <text:p>1813883</text:p>
          </table:table-cell>
          <table:table-cell office:value-type="float" office:value="852304" calcext:value-type="float">
            <text:p>852304</text:p>
          </table:table-cell>
          <table:table-cell office:value-type="float" office:value="1268795" calcext:value-type="float">
            <text:p>1268795</text:p>
          </table:table-cell>
          <table:table-cell office:value-type="float" office:value="2038761" calcext:value-type="float">
            <text:p>2038761</text:p>
          </table:table-cell>
          <table:table-cell office:value-type="float" office:value="2248773" calcext:value-type="float">
            <text:p>2248773</text:p>
          </table:table-cell>
          <table:table-cell office:value-type="float" office:value="-593297" calcext:value-type="float">
            <text:p>-593297</text:p>
          </table:table-cell>
          <table:table-cell office:value-type="float" office:value="1362688" calcext:value-type="float">
            <text:p>1362688</text:p>
          </table:table-cell>
          <table:table-cell office:value-type="float" office:value="1261276" calcext:value-type="float">
            <text:p>1261276</text:p>
          </table:table-cell>
          <table:table-cell table:style-name="ce1" office:value-type="float" office:value="2601702" calcext:value-type="float">
            <text:p>2601702</text:p>
          </table:table-cell>
          <table:table-cell office:value-type="float" office:value="1931236" calcext:value-type="float">
            <text:p>1931236</text:p>
          </table:table-cell>
          <table:table-cell office:value-type="float" office:value="116138" calcext:value-type="float">
            <text:p>116138</text:p>
          </table:table-cell>
          <table:table-cell office:value-type="float" office:value="524552" calcext:value-type="float">
            <text:p>524552</text:p>
          </table:table-cell>
          <table:table-cell office:value-type="float" office:value="437847" calcext:value-type="float">
            <text:p>437847</text:p>
          </table:table-cell>
          <table:table-cell office:value-type="float" office:value="757233" calcext:value-type="float">
            <text:p>757233</text:p>
          </table:table-cell>
          <table:table-cell office:value-type="float" office:value="278044" calcext:value-type="float">
            <text:p>278044</text:p>
          </table:table-cell>
          <table:table-cell office:value-type="float" office:value="2392263" calcext:value-type="float">
            <text:p>2392263</text:p>
          </table:table-cell>
          <table:table-cell table:style-name="ce1" office:value-type="float" office:value="261873" calcext:value-type="float">
            <text:p>261873</text:p>
          </table:table-cell>
          <table:table-cell/>
          <table:table-cell office:value-type="float" office:value="62222" calcext:value-type="float">
            <text:p>62222</text:p>
          </table:table-cell>
          <table:table-cell office:value-type="float" office:value="69614" calcext:value-type="float">
            <text:p>69614</text:p>
          </table:table-cell>
          <table:table-cell table:style-name="ce1" office:value-type="float" office:value="314673" calcext:value-type="float">
            <text:p>314673</text:p>
          </table:table-cell>
          <table:table-cell office:value-type="float" office:value="775135" calcext:value-type="float">
            <text:p>775135</text:p>
          </table:table-cell>
          <table:table-cell office:value-type="float" office:value="16034" calcext:value-type="float">
            <text:p>16034</text:p>
          </table:table-cell>
          <table:table-cell office:value-type="float" office:value="11534" calcext:value-type="float">
            <text:p>11534</text:p>
          </table:table-cell>
          <table:table-cell office:value-type="float" office:value="4430871" calcext:value-type="float">
            <text:p>4430871</text:p>
          </table:table-cell>
          <table:table-cell office:value-type="float" office:value="10190949" calcext:value-type="float">
            <text:p>10190949</text:p>
          </table:table-cell>
          <table:table-cell office:value-type="float" office:value="10143494" calcext:value-type="float">
            <text:p>10143494</text:p>
          </table:table-cell>
          <table:table-cell office:value-type="float" office:value="272091" calcext:value-type="float">
            <text:p>272091</text:p>
          </table:table-cell>
          <table:table-cell office:value-type="float" office:value="-60116" calcext:value-type="float">
            <text:p>-60116</text:p>
          </table:table-cell>
          <table:table-cell office:value-type="float" office:value="462706" calcext:value-type="float">
            <text:p>462706</text:p>
          </table:table-cell>
          <table:table-cell office:value-type="float" office:value="1712013" calcext:value-type="float">
            <text:p>1712013</text:p>
          </table:table-cell>
          <table:table-cell office:value-type="float" office:value="17508" calcext:value-type="float">
            <text:p>17508</text:p>
          </table:table-cell>
          <table:table-cell office:value-type="float" office:value="365363" calcext:value-type="float">
            <text:p>365363</text:p>
          </table:table-cell>
          <table:table-cell office:value-type="float" office:value="-1174815" calcext:value-type="float">
            <text:p>-1174815</text:p>
          </table:table-cell>
          <table:table-cell office:value-type="float" office:value="204786" calcext:value-type="float">
            <text:p>204786</text:p>
          </table:table-cell>
          <table:table-cell office:value-type="float" office:value="-218760" calcext:value-type="float">
            <text:p>-218760</text:p>
          </table:table-cell>
          <table:table-cell office:value-type="float" office:value="68567242" calcext:value-type="float">
            <text:p>68567242</text:p>
          </table:table-cell>
          <table:table-cell office:value-type="float" office:value="118724" calcext:value-type="float">
            <text:p>118724</text:p>
          </table:table-cell>
          <table:table-cell office:value-type="float" office:value="1022039" calcext:value-type="float">
            <text:p>1022039</text:p>
          </table:table-cell>
          <table:table-cell office:value-type="float" office:value="-380223" calcext:value-type="float">
            <text:p>-380223</text:p>
          </table:table-cell>
          <table:table-cell office:value-type="float" office:value="1237732" calcext:value-type="float">
            <text:p>1237732</text:p>
          </table:table-cell>
          <table:table-cell office:value-type="float" office:value="1467135" calcext:value-type="float">
            <text:p>1467135</text:p>
          </table:table-cell>
          <table:table-cell office:value-type="float" office:value="4377065" calcext:value-type="float">
            <text:p>4377065</text:p>
          </table:table-cell>
          <table:table-cell office:value-type="float" office:value="92558" calcext:value-type="float">
            <text:p>92558</text:p>
          </table:table-cell>
          <table:table-cell office:value-type="float" office:value="546365" calcext:value-type="float">
            <text:p>546365</text:p>
          </table:table-cell>
          <table:table-cell office:value-type="float" office:value="341905" calcext:value-type="float">
            <text:p>341905</text:p>
          </table:table-cell>
          <table:table-cell office:value-type="float" office:value="2409665" calcext:value-type="float">
            <text:p>2409665</text:p>
          </table:table-cell>
          <table:table-cell office:value-type="float" office:value="7974129" calcext:value-type="float">
            <text:p>7974129</text:p>
          </table:table-cell>
          <table:table-cell office:value-type="float" office:value="198493" calcext:value-type="float">
            <text:p>198493</text:p>
          </table:table-cell>
          <table:table-cell table:style-name="ce1" office:value-type="float" office:value="1286159" calcext:value-type="float">
            <text:p>1286159</text:p>
          </table:table-cell>
          <table:table-cell office:value-type="float" office:value="77053" calcext:value-type="float">
            <text:p>77053</text:p>
          </table:table-cell>
          <table:table-cell office:value-type="float" office:value="14993857" calcext:value-type="float">
            <text:p>14993857</text:p>
          </table:table-cell>
          <table:table-cell office:value-type="float" office:value="139419590" calcext:value-type="float">
            <text:p>139419590</text:p>
          </table:table-cell>
          <table:table-cell office:value-type="float" office:value="1078226" calcext:value-type="float">
            <text:p>1078226</text:p>
          </table:table-cell>
          <table:table-cell office:value-type="float" office:value="4246000" calcext:value-type="float">
            <text:p>4246000</text:p>
          </table:table-cell>
          <table:table-cell office:value-type="float" office:value="-184712" calcext:value-type="float">
            <text:p>-184712</text:p>
          </table:table-cell>
          <table:table-cell office:value-type="float" office:value="35754" calcext:value-type="float">
            <text:p>35754</text:p>
          </table:table-cell>
          <table:table-cell office:value-type="float" office:value="6156060" calcext:value-type="float">
            <text:p>6156060</text:p>
          </table:table-cell>
          <table:table-cell office:value-type="float" office:value="-123301" calcext:value-type="float">
            <text:p>-123301</text:p>
          </table:table-cell>
          <table:table-cell office:value-type="float" office:value="2509249" calcext:value-type="float">
            <text:p>2509249</text:p>
          </table:table-cell>
          <table:table-cell table:style-name="ce1" office:value-type="float" office:value="116622" calcext:value-type="float">
            <text:p>116622</text:p>
          </table:table-cell>
          <table:table-cell office:value-type="float" office:value="443689" calcext:value-type="float">
            <text:p>443689</text:p>
          </table:table-cell>
          <table:table-cell table:style-name="ce1" office:value-type="float" office:value="93752" calcext:value-type="float">
            <text:p>93752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2018466" calcext:value-type="float">
            <text:p>2018466</text:p>
          </table:table-cell>
          <table:table-cell office:value-type="float" office:value="-35587" calcext:value-type="float">
            <text:p>-35587</text:p>
          </table:table-cell>
          <table:table-cell office:value-type="float" office:value="78418" calcext:value-type="float">
            <text:p>78418</text:p>
          </table:table-cell>
          <table:table-cell office:value-type="float" office:value="13319" calcext:value-type="float">
            <text:p>13319</text:p>
          </table:table-cell>
          <table:table-cell office:value-type="float" office:value="851427" calcext:value-type="float">
            <text:p>851427</text:p>
          </table:table-cell>
          <table:table-cell/>
          <table:table-cell office:value-type="float" office:value="4067046" calcext:value-type="float">
            <text:p>4067046</text:p>
          </table:table-cell>
          <table:table-cell office:value-type="float" office:value="50333633" calcext:value-type="float">
            <text:p>50333633</text:p>
          </table:table-cell>
          <table:table-cell office:value-type="float" office:value="2513420" calcext:value-type="float">
            <text:p>2513420</text:p>
          </table:table-cell>
          <table:table-cell office:value-type="float" office:value="642118" calcext:value-type="float">
            <text:p>642118</text:p>
          </table:table-cell>
          <table:table-cell office:value-type="float" office:value="617905" calcext:value-type="float">
            <text:p>617905</text:p>
          </table:table-cell>
          <table:table-cell table:style-name="ce1" office:value-type="float" office:value="2244849" calcext:value-type="float">
            <text:p>2244849</text:p>
          </table:table-cell>
          <table:table-cell/>
          <table:table-cell table:style-name="ce1" office:value-type="float" office:value="-392169" calcext:value-type="float">
            <text:p>-392169</text:p>
          </table:table-cell>
          <table:table-cell office:value-type="float" office:value="2706133" calcext:value-type="float">
            <text:p>2706133</text:p>
          </table:table-cell>
          <table:table-cell office:value-type="float" office:value="58852" calcext:value-type="float">
            <text:p>58852</text:p>
          </table:table-cell>
          <table:table-cell office:value-type="float" office:value="19658799" calcext:value-type="float">
            <text:p>19658799</text:p>
          </table:table-cell>
          <table:table-cell table:style-name="ce1" office:value-type="float" office:value="15586" calcext:value-type="float">
            <text:p>15586</text:p>
          </table:table-cell>
          <table:table-cell table:style-name="ce1" office:value-type="float" office:value="3790891" calcext:value-type="float">
            <text:p>3790891</text:p>
          </table:table-cell>
          <table:table-cell office:value-type="float" office:value="79835284" calcext:value-type="float">
            <text:p>79835284</text:p>
          </table:table-cell>
          <table:table-cell table:style-name="ce1" office:value-type="float" office:value="1178606" calcext:value-type="float">
            <text:p>1178606</text:p>
          </table:table-cell>
          <table:table-cell office:value-type="float" office:value="325091" calcext:value-type="float">
            <text:p>325091</text:p>
          </table:table-cell>
          <table:table-cell office:value-type="float" office:value="31892" calcext:value-type="float">
            <text:p>31892</text:p>
          </table:table-cell>
          <table:table-cell office:value-type="float" office:value="94923" calcext:value-type="float">
            <text:p>94923</text:p>
          </table:table-cell>
          <table:table-cell office:value-type="float" office:value="7580768" calcext:value-type="float">
            <text:p>7580768</text:p>
          </table:table-cell>
          <table:table-cell office:value-type="float" office:value="2509659" calcext:value-type="float">
            <text:p>2509659</text:p>
          </table:table-cell>
          <table:table-cell office:value-type="float" office:value="1288327" calcext:value-type="float">
            <text:p>1288327</text:p>
          </table:table-cell>
          <table:table-cell office:value-type="float" office:value="1924158" calcext:value-type="float">
            <text:p>1924158</text:p>
          </table:table-cell>
          <table:table-cell office:value-type="float" office:value="88906644" calcext:value-type="float">
            <text:p>88906644</text:p>
          </table:table-cell>
          <table:table-cell office:value-type="float" office:value="70673370" calcext:value-type="float">
            <text:p>70673370</text:p>
          </table:table-cell>
          <table:table-cell office:value-type="float" office:value="691762" calcext:value-type="float">
            <text:p>691762</text:p>
          </table:table-cell>
          <table:table-cell office:value-type="float" office:value="6206106" calcext:value-type="float">
            <text:p>6206106</text:p>
          </table:table-cell>
          <table:table-cell office:value-type="float" office:value="288633" calcext:value-type="float">
            <text:p>288633</text:p>
          </table:table-cell>
          <table:table-cell office:value-type="float" office:value="17362" calcext:value-type="float">
            <text:p>17362</text:p>
          </table:table-cell>
          <table:table-cell office:value-type="float" office:value="590638" calcext:value-type="float">
            <text:p>590638</text:p>
          </table:table-cell>
          <table:table-cell office:value-type="float" office:value="708029" calcext:value-type="float">
            <text:p>708029</text:p>
          </table:table-cell>
          <table:table-cell office:value-type="float" office:value="60854" calcext:value-type="float">
            <text:p>60854</text:p>
          </table:table-cell>
          <table:table-cell office:value-type="float" office:value="2843186" calcext:value-type="float">
            <text:p>2843186</text:p>
          </table:table-cell>
          <table:table-cell office:value-type="float" office:value="1162858" calcext:value-type="float">
            <text:p>1162858</text:p>
          </table:table-cell>
          <table:table-cell office:value-type="float" office:value="1124" calcext:value-type="float">
            <text:p>1124</text:p>
          </table:table-cell>
          <table:table-cell office:value-type="float" office:value="175106" calcext:value-type="float">
            <text:p>175106</text:p>
          </table:table-cell>
          <table:table-cell office:value-type="float" office:value="115128" calcext:value-type="float">
            <text:p>115128</text:p>
          </table:table-cell>
          <table:table-cell table:style-name="ce1" office:value-type="float" office:value="438435" calcext:value-type="float">
            <text:p>438435</text:p>
          </table:table-cell>
          <table:table-cell office:value-type="float" office:value="-246634" calcext:value-type="float">
            <text:p>-246634</text:p>
          </table:table-cell>
          <table:table-cell office:value-type="float" office:value="9499960" calcext:value-type="float">
            <text:p>9499960</text:p>
          </table:table-cell>
          <table:table-cell office:value-type="float" office:value="4702952" calcext:value-type="float">
            <text:p>4702952</text:p>
          </table:table-cell>
          <table:table-cell office:value-type="float" office:value="7917193" calcext:value-type="float">
            <text:p>7917193</text:p>
          </table:table-cell>
          <table:table-cell office:value-type="float" office:value="435521" calcext:value-type="float">
            <text:p>435521</text:p>
          </table:table-cell>
          <table:table-cell office:value-type="float" office:value="945489" calcext:value-type="float">
            <text:p>945489</text:p>
          </table:table-cell>
          <table:table-cell office:value-type="float" office:value="1099899" calcext:value-type="float">
            <text:p>1099899</text:p>
          </table:table-cell>
          <table:table-cell office:value-type="float" office:value="13844369" calcext:value-type="float">
            <text:p>1384436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-366" calcext:value-type="float">
            <text:p>-366</text:p>
          </table:table-cell>
          <table:table-cell office:value-type="float" office:value="3904312" calcext:value-type="float">
            <text:p>3904312</text:p>
          </table:table-cell>
          <table:table-cell office:value-type="float" office:value="1948274" calcext:value-type="float">
            <text:p>1948274</text:p>
          </table:table-cell>
          <table:table-cell office:value-type="float" office:value="-4897" calcext:value-type="float">
            <text:p>-4897</text:p>
          </table:table-cell>
          <table:table-cell office:value-type="float" office:value="41739222" calcext:value-type="float">
            <text:p>41739222</text:p>
          </table:table-cell>
          <table:table-cell office:value-type="float" office:value="2224728" calcext:value-type="float">
            <text:p>2224728</text:p>
          </table:table-cell>
          <table:table-cell office:value-type="float" office:value="13352000" calcext:value-type="float">
            <text:p>13352000</text:p>
          </table:table-cell>
          <table:table-cell office:value-type="float" office:value="1278823" calcext:value-type="float">
            <text:p>1278823</text:p>
          </table:table-cell>
          <table:table-cell office:value-type="float" office:value="1073910" calcext:value-type="float">
            <text:p>1073910</text:p>
          </table:table-cell>
          <table:table-cell office:value-type="float" office:value="2955708" calcext:value-type="float">
            <text:p>2955708</text:p>
          </table:table-cell>
          <table:table-cell office:value-type="float" office:value="770178" calcext:value-type="float">
            <text:p>770178</text:p>
          </table:table-cell>
          <table:table-cell office:value-type="float" office:value="2005047" calcext:value-type="float">
            <text:p>2005047</text:p>
          </table:table-cell>
          <table:table-cell office:value-type="float" office:value="12987676" calcext:value-type="float">
            <text:p>12987676</text:p>
          </table:table-cell>
          <table:table-cell office:value-type="float" office:value="1655970" calcext:value-type="float">
            <text:p>1655970</text:p>
          </table:table-cell>
          <table:table-cell office:value-type="float" office:value="852888" calcext:value-type="float">
            <text:p>852888</text:p>
          </table:table-cell>
          <table:table-cell office:value-type="float" office:value="-483596" calcext:value-type="float">
            <text:p>-483596</text:p>
          </table:table-cell>
          <table:table-cell office:value-type="float" office:value="1336271" calcext:value-type="float">
            <text:p>1336271</text:p>
          </table:table-cell>
          <table:table-cell office:value-type="float" office:value="220151" calcext:value-type="float">
            <text:p>220151</text:p>
          </table:table-cell>
          <table:table-cell office:value-type="float" office:value="3181402" calcext:value-type="float">
            <text:p>3181402</text:p>
          </table:table-cell>
          <table:table-cell office:value-type="float" office:value="437733" calcext:value-type="float">
            <text:p>437733</text:p>
          </table:table-cell>
          <table:table-cell office:value-type="float" office:value="1173964" calcext:value-type="float">
            <text:p>1173964</text:p>
          </table:table-cell>
          <table:table-cell office:value-type="float" office:value="144882" calcext:value-type="float">
            <text:p>144882</text:p>
          </table:table-cell>
          <table:table-cell office:value-type="float" office:value="483281" calcext:value-type="float">
            <text:p>483281</text:p>
          </table:table-cell>
          <table:table-cell office:value-type="float" office:value="712376" calcext:value-type="float">
            <text:p>712376</text:p>
          </table:table-cell>
          <table:table-cell office:value-type="float" office:value="14480492" calcext:value-type="float">
            <text:p>14480492</text:p>
          </table:table-cell>
          <table:table-cell office:value-type="float" office:value="445631" calcext:value-type="float">
            <text:p>445631</text:p>
          </table:table-cell>
          <table:table-cell office:value-type="float" office:value="4180307" calcext:value-type="float">
            <text:p>4180307</text:p>
          </table:table-cell>
          <table:table-cell office:value-type="float" office:value="5646850" calcext:value-type="float">
            <text:p>5646850</text:p>
          </table:table-cell>
          <table:table-cell office:value-type="float" office:value="7384521" calcext:value-type="float">
            <text:p>7384521</text:p>
          </table:table-cell>
          <table:table-cell office:value-type="float" office:value="1499652" calcext:value-type="float">
            <text:p>1499652</text:p>
          </table:table-cell>
          <table:table-cell office:value-type="float" office:value="250550" calcext:value-type="float">
            <text:p>250550</text:p>
          </table:table-cell>
          <table:table-cell office:value-type="float" office:value="5515001" calcext:value-type="float">
            <text:p>5515001</text:p>
          </table:table-cell>
          <table:table-cell table:style-name="ce1" office:value-type="float" office:value="74094" calcext:value-type="float">
            <text:p>74094</text:p>
          </table:table-cell>
          <table:table-cell office:value-type="float" office:value="6520677" calcext:value-type="float">
            <text:p>6520677</text:p>
          </table:table-cell>
          <table:table-cell office:value-type="float" office:value="7404" calcext:value-type="float">
            <text:p>7404</text:p>
          </table:table-cell>
          <table:table-cell table:style-name="ce1" office:value-type="float" office:value="28180" calcext:value-type="float">
            <text:p>28180</text:p>
          </table:table-cell>
          <table:table-cell office:value-type="float" office:value="-3344483" calcext:value-type="float">
            <text:p>-3344483</text:p>
          </table:table-cell>
          <table:table-cell office:value-type="float" office:value="15419211" calcext:value-type="float">
            <text:p>15419211</text:p>
          </table:table-cell>
          <table:table-cell table:style-name="ce1" office:value-type="float" office:value="1487850" calcext:value-type="float">
            <text:p>1487850</text:p>
          </table:table-cell>
          <table:table-cell office:value-type="float" office:value="162492" calcext:value-type="float">
            <text:p>162492</text:p>
          </table:table-cell>
          <table:table-cell office:value-type="float" office:value="110306" calcext:value-type="float">
            <text:p>110306</text:p>
          </table:table-cell>
          <table:table-cell office:value-type="float" office:value="1483938" calcext:value-type="float">
            <text:p>1483938</text:p>
          </table:table-cell>
          <table:table-cell office:value-type="float" office:value="26869" calcext:value-type="float">
            <text:p>26869</text:p>
          </table:table-cell>
          <table:table-cell office:value-type="float" office:value="1126814" calcext:value-type="float">
            <text:p>1126814</text:p>
          </table:table-cell>
          <table:table-cell table:style-name="ce1" office:value-type="float" office:value="6048" calcext:value-type="float">
            <text:p>6048</text:p>
          </table:table-cell>
          <table:table-cell office:value-type="float" office:value="4016357" calcext:value-type="float">
            <text:p>4016357</text:p>
          </table:table-cell>
          <table:table-cell office:value-type="float" office:value="10130138" calcext:value-type="float">
            <text:p>10130138</text:p>
          </table:table-cell>
          <table:table-cell office:value-type="float" office:value="254077" calcext:value-type="float">
            <text:p>254077</text:p>
          </table:table-cell>
          <table:table-cell office:value-type="float" office:value="171176" calcext:value-type="float">
            <text:p>171176</text:p>
          </table:table-cell>
          <table:table-cell table:style-name="ce1" office:value-type="float" office:value="661347" calcext:value-type="float">
            <text:p>661347</text:p>
          </table:table-cell>
          <table:table-cell office:value-type="float" office:value="6678887" calcext:value-type="float">
            <text:p>6678887</text:p>
          </table:table-cell>
          <table:table-cell office:value-type="float" office:value="2789950" calcext:value-type="float">
            <text:p>2789950</text:p>
          </table:table-cell>
          <table:table-cell office:value-type="float" office:value="344142" calcext:value-type="float">
            <text:p>344142</text:p>
          </table:table-cell>
          <table:table-cell office:value-type="float" office:value="1777485" calcext:value-type="float">
            <text:p>1777485</text:p>
          </table:table-cell>
          <table:table-cell office:value-type="float" office:value="493647" calcext:value-type="float">
            <text:p>493647</text:p>
          </table:table-cell>
          <table:table-cell office:value-type="float" office:value="2515" calcext:value-type="float">
            <text:p>2515</text:p>
          </table:table-cell>
          <table:table-cell office:value-type="float" office:value="4616476" calcext:value-type="float">
            <text:p>4616476</text:p>
          </table:table-cell>
          <table:table-cell table:style-name="ce1" office:value-type="float" office:value="886" calcext:value-type="float">
            <text:p>886</text:p>
          </table:table-cell>
          <table:table-cell office:value-type="float" office:value="1638454" calcext:value-type="float">
            <text:p>1638454</text:p>
          </table:table-cell>
          <table:table-cell office:value-type="float" office:value="7488447" calcext:value-type="float">
            <text:p>7488447</text:p>
          </table:table-cell>
          <table:table-cell/>
          <table:table-cell office:value-type="float" office:value="455065" calcext:value-type="float">
            <text:p>455065</text:p>
          </table:table-cell>
          <table:table-cell office:value-type="float" office:value="1962445" calcext:value-type="float">
            <text:p>1962445</text:p>
          </table:table-cell>
          <table:table-cell office:value-type="float" office:value="145007" calcext:value-type="float">
            <text:p>145007</text:p>
          </table:table-cell>
          <table:table-cell office:value-type="float" office:value="2839145" calcext:value-type="float">
            <text:p>2839145</text:p>
          </table:table-cell>
          <table:table-cell office:value-type="float" office:value="760707" calcext:value-type="float">
            <text:p>760707</text:p>
          </table:table-cell>
          <table:table-cell office:value-type="float" office:value="15008670" calcext:value-type="float">
            <text:p>15008670</text:p>
          </table:table-cell>
          <table:table-cell table:style-name="ce1" office:value-type="float" office:value="882990" calcext:value-type="float">
            <text:p>882990</text:p>
          </table:table-cell>
          <table:table-cell office:value-type="float" office:value="169197" calcext:value-type="float">
            <text:p>169197</text:p>
          </table:table-cell>
          <table:table-cell office:value-type="float" office:value="1359886" calcext:value-type="float">
            <text:p>1359886</text:p>
          </table:table-cell>
          <table:table-cell office:value-type="float" office:value="3318170" calcext:value-type="float">
            <text:p>3318170</text:p>
          </table:table-cell>
          <table:table-cell office:value-type="float" office:value="3577179" calcext:value-type="float">
            <text:p>3577179</text:p>
          </table:table-cell>
          <table:table-cell office:value-type="float" office:value="6614394" calcext:value-type="float">
            <text:p>6614394</text:p>
          </table:table-cell>
          <table:table-cell office:value-type="float" office:value="4229239" calcext:value-type="float">
            <text:p>4229239</text:p>
          </table:table-cell>
          <table:table-cell office:value-type="float" office:value="1844970" calcext:value-type="float">
            <text:p>1844970</text:p>
          </table:table-cell>
          <table:table-cell office:value-type="float" office:value="500116" calcext:value-type="float">
            <text:p>500116</text:p>
          </table:table-cell>
          <table:table-cell office:value-type="float" office:value="2466162" calcext:value-type="float">
            <text:p>2466162</text:p>
          </table:table-cell>
          <table:table-cell office:value-type="float" office:value="28437" calcext:value-type="float">
            <text:p>28437</text:p>
          </table:table-cell>
          <table:table-cell office:value-type="float" office:value="2705554" calcext:value-type="float">
            <text:p>2705554</text:p>
          </table:table-cell>
          <table:table-cell office:value-type="float" office:value="1571220" calcext:value-type="float">
            <text:p>1571220</text:p>
          </table:table-cell>
          <table:table-cell office:value-type="float" office:value="246014" calcext:value-type="float">
            <text:p>246014</text:p>
          </table:table-cell>
          <table:table-cell office:value-type="float" office:value="781749" calcext:value-type="float">
            <text:p>781749</text:p>
          </table:table-cell>
          <table:table-cell office:value-type="float" office:value="1655439" calcext:value-type="float">
            <text:p>1655439</text:p>
          </table:table-cell>
          <table:table-cell table:style-name="ce1" office:value-type="float" office:value="46735" calcext:value-type="float">
            <text:p>46735</text:p>
          </table:table-cell>
          <table:table-cell office:value-type="float" office:value="-60116" calcext:value-type="float">
            <text:p>-60116</text:p>
          </table:table-cell>
          <table:table-cell office:value-type="float" office:value="433253" calcext:value-type="float">
            <text:p>433253</text:p>
          </table:table-cell>
          <table:table-cell office:value-type="float" office:value="3097236" calcext:value-type="float">
            <text:p>3097236</text:p>
          </table:table-cell>
          <table:table-cell office:value-type="float" office:value="2771" calcext:value-type="float">
            <text:p>2771</text:p>
          </table:table-cell>
          <table:table-cell office:value-type="float" office:value="780300" calcext:value-type="float">
            <text:p>780300</text:p>
          </table:table-cell>
          <table:table-cell office:value-type="float" office:value="31970383" calcext:value-type="float">
            <text:p>31970383</text:p>
          </table:table-cell>
          <table:table-cell office:value-type="float" office:value="-4322440" calcext:value-type="float">
            <text:p>-4322440</text:p>
          </table:table-cell>
          <table:table-cell office:value-type="float" office:value="-33283" calcext:value-type="float">
            <text:p>-33283</text:p>
          </table:table-cell>
          <table:table-cell office:value-type="float" office:value="431803336" calcext:value-type="float">
            <text:p>431803336</text:p>
          </table:table-cell>
          <table:table-cell office:value-type="float" office:value="2616760" calcext:value-type="float">
            <text:p>2616760</text:p>
          </table:table-cell>
          <table:table-cell office:value-type="float" office:value="3390108" calcext:value-type="float">
            <text:p>3390108</text:p>
          </table:table-cell>
          <table:table-cell table:style-name="ce1" office:value-type="float" office:value="-84842745" calcext:value-type="float">
            <text:p>-84842745</text:p>
          </table:table-cell>
          <table:table-cell table:style-name="ce1" office:value-type="float" office:value="332070" calcext:value-type="float">
            <text:p>332070</text:p>
          </table:table-cell>
          <table:table-cell office:value-type="float" office:value="1870312" calcext:value-type="float">
            <text:p>1870312</text:p>
          </table:table-cell>
          <table:table-cell office:value-type="float" office:value="-338325" calcext:value-type="float">
            <text:p>-338325</text:p>
          </table:table-cell>
          <table:table-cell table:style-name="ce1" office:value-type="float" office:value="1115190" calcext:value-type="float">
            <text:p>1115190</text:p>
          </table:table-cell>
          <table:table-cell office:value-type="float" office:value="-83226" calcext:value-type="float">
            <text:p>-83226</text:p>
          </table:table-cell>
          <table:table-cell office:value-type="float" office:value="7925150" calcext:value-type="float">
            <text:p>7925150</text:p>
          </table:table-cell>
          <table:table-cell office:value-type="float" office:value="-133192" calcext:value-type="float">
            <text:p>-133192</text:p>
          </table:table-cell>
          <table:table-cell office:value-type="float" office:value="-713670" calcext:value-type="float">
            <text:p>-713670</text:p>
          </table:table-cell>
          <table:table-cell table:style-name="ce1" office:value-type="float" office:value="204540" calcext:value-type="float">
            <text:p>204540</text:p>
          </table:table-cell>
          <table:table-cell office:value-type="float" office:value="2633980" calcext:value-type="float">
            <text:p>2633980</text:p>
          </table:table-cell>
          <table:table-cell table:style-name="ce1" office:value-type="float" office:value="36069" calcext:value-type="float">
            <text:p>36069</text:p>
          </table:table-cell>
          <table:table-cell office:value-type="float" office:value="672995" calcext:value-type="float">
            <text:p>672995</text:p>
          </table:table-cell>
          <table:table-cell office:value-type="float" office:value="-349448" calcext:value-type="float">
            <text:p>-349448</text:p>
          </table:table-cell>
          <table:table-cell table:style-name="ce1" office:value-type="float" office:value="417082" calcext:value-type="float">
            <text:p>417082</text:p>
          </table:table-cell>
          <table:table-cell/>
          <table:table-cell table:style-name="ce1" office:value-type="float" office:value="986187" calcext:value-type="float">
            <text:p>986187</text:p>
          </table:table-cell>
          <table:table-cell office:value-type="float" office:value="1204128" calcext:value-type="float">
            <text:p>1204128</text:p>
          </table:table-cell>
          <table:table-cell office:value-type="float" office:value="182041" calcext:value-type="float">
            <text:p>182041</text:p>
          </table:table-cell>
          <table:table-cell office:value-type="float" office:value="3471043" calcext:value-type="float">
            <text:p>3471043</text:p>
          </table:table-cell>
          <table:table-cell office:value-type="float" office:value="2456490" calcext:value-type="float">
            <text:p>2456490</text:p>
          </table:table-cell>
          <table:table-cell office:value-type="float" office:value="396628" calcext:value-type="float">
            <text:p>396628</text:p>
          </table:table-cell>
          <table:table-cell table:style-name="ce1" office:value-type="float" office:value="3174595" calcext:value-type="float">
            <text:p>3174595</text:p>
          </table:table-cell>
          <table:table-cell office:value-type="float" office:value="114059000" calcext:value-type="float">
            <text:p>114059000</text:p>
          </table:table-cell>
          <table:table-cell office:value-type="float" office:value="47871000" calcext:value-type="float">
            <text:p>47871000</text:p>
          </table:table-cell>
          <table:table-cell office:value-type="float" office:value="28366413" calcext:value-type="float">
            <text:p>28366413</text:p>
          </table:table-cell>
          <table:table-cell table:style-name="ce1" office:value-type="float" office:value="2745378" calcext:value-type="float">
            <text:p>2745378</text:p>
          </table:table-cell>
          <table:table-cell office:value-type="float" office:value="2621276" calcext:value-type="float">
            <text:p>2621276</text:p>
          </table:table-cell>
          <table:table-cell office:value-type="float" office:value="972089" calcext:value-type="float">
            <text:p>972089</text:p>
          </table:table-cell>
          <table:table-cell office:value-type="float" office:value="595601" calcext:value-type="float">
            <text:p>595601</text:p>
          </table:table-cell>
          <table:table-cell office:value-type="float" office:value="1019873" calcext:value-type="float">
            <text:p>1019873</text:p>
          </table:table-cell>
          <table:table-cell office:value-type="float" office:value="-115831" calcext:value-type="float">
            <text:p>-115831</text:p>
          </table:table-cell>
          <table:table-cell office:value-type="float" office:value="491362" calcext:value-type="float">
            <text:p>491362</text:p>
          </table:table-cell>
          <table:table-cell office:value-type="float" office:value="5352340" calcext:value-type="float">
            <text:p>5352340</text:p>
          </table:table-cell>
          <table:table-cell office:value-type="float" office:value="3665063" calcext:value-type="float">
            <text:p>3665063</text:p>
          </table:table-cell>
          <table:table-cell office:value-type="float" office:value="665239" calcext:value-type="float">
            <text:p>665239</text:p>
          </table:table-cell>
          <table:table-cell table:style-name="ce1" office:value-type="float" office:value="126920" calcext:value-type="float">
            <text:p>126920</text:p>
          </table:table-cell>
          <table:table-cell office:value-type="float" office:value="24932660" calcext:value-type="float">
            <text:p>24932660</text:p>
          </table:table-cell>
          <table:table-cell office:value-type="float" office:value="1941577" calcext:value-type="float">
            <text:p>1941577</text:p>
          </table:table-cell>
          <table:table-cell/>
          <table:table-cell table:style-name="ce1" office:value-type="float" office:value="1483621" calcext:value-type="float">
            <text:p>1483621</text:p>
          </table:table-cell>
          <table:table-cell office:value-type="float" office:value="96707" calcext:value-type="float">
            <text:p>96707</text:p>
          </table:table-cell>
          <table:table-cell office:value-type="float" office:value="2943605" calcext:value-type="float">
            <text:p>2943605</text:p>
          </table:table-cell>
          <table:table-cell office:value-type="float" office:value="1118845" calcext:value-type="float">
            <text:p>1118845</text:p>
          </table:table-cell>
          <table:table-cell office:value-type="float" office:value="2310896" calcext:value-type="float">
            <text:p>2310896</text:p>
          </table:table-cell>
          <table:table-cell office:value-type="float" office:value="146960" calcext:value-type="float">
            <text:p>146960</text:p>
          </table:table-cell>
          <table:table-cell office:value-type="float" office:value="113453" calcext:value-type="float">
            <text:p>113453</text:p>
          </table:table-cell>
          <table:table-cell office:value-type="float" office:value="3716945" calcext:value-type="float">
            <text:p>3716945</text:p>
          </table:table-cell>
          <table:table-cell table:style-name="ce1" office:value-type="float" office:value="36696" calcext:value-type="float">
            <text:p>36696</text:p>
          </table:table-cell>
          <table:table-cell office:value-type="float" office:value="575656" calcext:value-type="float">
            <text:p>575656</text:p>
          </table:table-cell>
          <table:table-cell office:value-type="float" office:value="1290762" calcext:value-type="float">
            <text:p>1290762</text:p>
          </table:table-cell>
          <table:table-cell office:value-type="float" office:value="-298026" calcext:value-type="float">
            <text:p>-298026</text:p>
          </table:table-cell>
          <table:table-cell office:value-type="float" office:value="-329938" calcext:value-type="float">
            <text:p>-329938</text:p>
          </table:table-cell>
          <table:table-cell office:value-type="float" office:value="1862183" calcext:value-type="float">
            <text:p>1862183</text:p>
          </table:table-cell>
          <table:table-cell office:value-type="float" office:value="843632" calcext:value-type="float">
            <text:p>843632</text:p>
          </table:table-cell>
          <table:table-cell office:value-type="float" office:value="-7107614" calcext:value-type="float">
            <text:p>-7107614</text:p>
          </table:table-cell>
          <table:table-cell office:value-type="float" office:value="193076" calcext:value-type="float">
            <text:p>193076</text:p>
          </table:table-cell>
          <table:table-cell office:value-type="float" office:value="37406" calcext:value-type="float">
            <text:p>37406</text:p>
          </table:table-cell>
          <table:table-cell office:value-type="float" office:value="7649" calcext:value-type="float">
            <text:p>7649</text:p>
          </table:table-cell>
          <table:table-cell office:value-type="float" office:value="30472262" calcext:value-type="float">
            <text:p>30472262</text:p>
          </table:table-cell>
          <table:table-cell/>
          <table:table-cell office:value-type="float" office:value="202686772" calcext:value-type="float">
            <text:p>202686772</text:p>
          </table:table-cell>
          <table:table-cell/>
          <table:table-cell office:value-type="float" office:value="101590" calcext:value-type="float">
            <text:p>101590</text:p>
          </table:table-cell>
          <table:table-cell office:value-type="float" office:value="-382747" calcext:value-type="float">
            <text:p>-382747</text:p>
          </table:table-cell>
          <table:table-cell office:value-type="float" office:value="-254268" calcext:value-type="float">
            <text:p>-254268</text:p>
          </table:table-cell>
          <table:table-cell office:value-type="float" office:value="-734161" calcext:value-type="float">
            <text:p>-734161</text:p>
          </table:table-cell>
          <table:table-cell office:value-type="float" office:value="1187999" calcext:value-type="float">
            <text:p>1187999</text:p>
          </table:table-cell>
          <table:table-cell office:value-type="float" office:value="527685" calcext:value-type="float">
            <text:p>527685</text:p>
          </table:table-cell>
          <table:table-cell table:style-name="ce1" office:value-type="float" office:value="794489" calcext:value-type="float">
            <text:p>794489</text:p>
          </table:table-cell>
          <table:table-cell office:value-type="float" office:value="2984124" calcext:value-type="float">
            <text:p>2984124</text:p>
          </table:table-cell>
          <table:table-cell office:value-type="float" office:value="5049873" calcext:value-type="float">
            <text:p>5049873</text:p>
          </table:table-cell>
          <table:table-cell office:value-type="float" office:value="4187401" calcext:value-type="float">
            <text:p>4187401</text:p>
          </table:table-cell>
          <table:table-cell office:value-type="float" office:value="-19429" calcext:value-type="float">
            <text:p>-19429</text:p>
          </table:table-cell>
          <table:table-cell table:style-name="ce1" office:value-type="float" office:value="9314882" calcext:value-type="float">
            <text:p>9314882</text:p>
          </table:table-cell>
          <table:table-cell office:value-type="float" office:value="-119011" calcext:value-type="float">
            <text:p>-119011</text:p>
          </table:table-cell>
          <table:table-cell office:value-type="float" office:value="82379" calcext:value-type="float">
            <text:p>82379</text:p>
          </table:table-cell>
          <table:table-cell office:value-type="float" office:value="3469" calcext:value-type="float">
            <text:p>3469</text:p>
          </table:table-cell>
          <table:table-cell office:value-type="float" office:value="653791" calcext:value-type="float">
            <text:p>653791</text:p>
          </table:table-cell>
          <table:table-cell table:style-name="ce1" office:value-type="float" office:value="-678938" calcext:value-type="float">
            <text:p>-678938</text:p>
          </table:table-cell>
          <table:table-cell office:value-type="float" office:value="20399005" calcext:value-type="float">
            <text:p>20399005</text:p>
          </table:table-cell>
          <table:table-cell office:value-type="float" office:value="368682" calcext:value-type="float">
            <text:p>368682</text:p>
          </table:table-cell>
          <table:table-cell office:value-type="float" office:value="-49229" calcext:value-type="float">
            <text:p>-49229</text:p>
          </table:table-cell>
          <table:table-cell office:value-type="float" office:value="-2343246" calcext:value-type="float">
            <text:p>-2343246</text:p>
          </table:table-cell>
          <table:table-cell table:style-name="ce1" office:value-type="float" office:value="380309" calcext:value-type="float">
            <text:p>380309</text:p>
          </table:table-cell>
          <table:table-cell office:value-type="float" office:value="-133192" calcext:value-type="float">
            <text:p>-133192</text:p>
          </table:table-cell>
          <table:table-cell office:value-type="float" office:value="316901" calcext:value-type="float">
            <text:p>316901</text:p>
          </table:table-cell>
          <table:table-cell office:value-type="float" office:value="231856" calcext:value-type="float">
            <text:p>231856</text:p>
          </table:table-cell>
          <table:table-cell office:value-type="float" office:value="2384565" calcext:value-type="float">
            <text:p>2384565</text:p>
          </table:table-cell>
          <table:table-cell office:value-type="float" office:value="914105" calcext:value-type="float">
            <text:p>914105</text:p>
          </table:table-cell>
          <table:table-cell table:style-name="ce1" office:value-type="float" office:value="9925000" calcext:value-type="float">
            <text:p>9925000</text:p>
          </table:table-cell>
          <table:table-cell office:value-type="float" office:value="257930000" calcext:value-type="float">
            <text:p>257930000</text:p>
          </table:table-cell>
          <table:table-cell table:style-name="ce1" office:value-type="float" office:value="161110140" calcext:value-type="float">
            <text:p>161110140</text:p>
          </table:table-cell>
          <table:table-cell office:value-type="float" office:value="66813" calcext:value-type="float">
            <text:p>66813</text:p>
          </table:table-cell>
          <table:table-cell office:value-type="float" office:value="19090" calcext:value-type="float">
            <text:p>19090</text:p>
          </table:table-cell>
          <table:table-cell office:value-type="float" office:value="2067" calcext:value-type="float">
            <text:p>2067</text:p>
          </table:table-cell>
          <table:table-cell office:value-type="float" office:value="6435844" calcext:value-type="float">
            <text:p>6435844</text:p>
          </table:table-cell>
          <table:table-cell/>
          <table:table-cell office:value-type="float" office:value="576395" calcext:value-type="float">
            <text:p>576395</text:p>
          </table:table-cell>
          <table:table-cell/>
          <table:table-cell table:style-name="ce1" office:value-type="float" office:value="1100" calcext:value-type="float">
            <text:p>1100</text:p>
          </table:table-cell>
          <table:table-cell office:value-type="float" office:value="667946" calcext:value-type="float">
            <text:p>667946</text:p>
          </table:table-cell>
          <table:table-cell office:value-type="float" office:value="32733" calcext:value-type="float">
            <text:p>32733</text:p>
          </table:table-cell>
          <table:table-cell office:value-type="float" office:value="1993883" calcext:value-type="float">
            <text:p>1993883</text:p>
          </table:table-cell>
          <table:table-cell table:style-name="ce1" office:value-type="float" office:value="12708736" calcext:value-type="float">
            <text:p>12708736</text:p>
          </table:table-cell>
          <table:table-cell table:style-name="ce1" office:value-type="float" office:value="2656798" calcext:value-type="float">
            <text:p>2656798</text:p>
          </table:table-cell>
          <table:table-cell office:value-type="float" office:value="1587668" calcext:value-type="float">
            <text:p>1587668</text:p>
          </table:table-cell>
          <table:table-cell office:value-type="float" office:value="19884" calcext:value-type="float">
            <text:p>19884</text:p>
          </table:table-cell>
          <table:table-cell office:value-type="float" office:value="-104147" calcext:value-type="float">
            <text:p>-104147</text:p>
          </table:table-cell>
          <table:table-cell office:value-type="float" office:value="3353016" calcext:value-type="float">
            <text:p>3353016</text:p>
          </table:table-cell>
          <table:table-cell office:value-type="float" office:value="-1573988" calcext:value-type="float">
            <text:p>-1573988</text:p>
          </table:table-cell>
          <table:table-cell office:value-type="float" office:value="2627916" calcext:value-type="float">
            <text:p>2627916</text:p>
          </table:table-cell>
          <table:table-cell office:value-type="float" office:value="1742917" calcext:value-type="float">
            <text:p>1742917</text:p>
          </table:table-cell>
          <table:table-cell table:style-name="ce1" office:value-type="float" office:value="1813883" calcext:value-type="float">
            <text:p>1813883</text:p>
          </table:table-cell>
          <table:table-cell office:value-type="float" office:value="852304" calcext:value-type="float">
            <text:p>852304</text:p>
          </table:table-cell>
          <table:table-cell office:value-type="float" office:value="1268795" calcext:value-type="float">
            <text:p>1268795</text:p>
          </table:table-cell>
          <table:table-cell office:value-type="float" office:value="2038761" calcext:value-type="float">
            <text:p>2038761</text:p>
          </table:table-cell>
          <table:table-cell office:value-type="float" office:value="2248773" calcext:value-type="float">
            <text:p>2248773</text:p>
          </table:table-cell>
          <table:table-cell office:value-type="float" office:value="-593297" calcext:value-type="float">
            <text:p>-593297</text:p>
          </table:table-cell>
          <table:table-cell office:value-type="float" office:value="1362688" calcext:value-type="float">
            <text:p>1362688</text:p>
          </table:table-cell>
          <table:table-cell office:value-type="float" office:value="1261276" calcext:value-type="float">
            <text:p>1261276</text:p>
          </table:table-cell>
          <table:table-cell table:style-name="ce1" office:value-type="float" office:value="2601702" calcext:value-type="float">
            <text:p>2601702</text:p>
          </table:table-cell>
          <table:table-cell office:value-type="float" office:value="1931236" calcext:value-type="float">
            <text:p>1931236</text:p>
          </table:table-cell>
          <table:table-cell office:value-type="float" office:value="116138" calcext:value-type="float">
            <text:p>116138</text:p>
          </table:table-cell>
          <table:table-cell office:value-type="float" office:value="524552" calcext:value-type="float">
            <text:p>524552</text:p>
          </table:table-cell>
          <table:table-cell office:value-type="float" office:value="437847" calcext:value-type="float">
            <text:p>437847</text:p>
          </table:table-cell>
          <table:table-cell office:value-type="float" office:value="757233" calcext:value-type="float">
            <text:p>757233</text:p>
          </table:table-cell>
          <table:table-cell office:value-type="float" office:value="278044" calcext:value-type="float">
            <text:p>278044</text:p>
          </table:table-cell>
          <table:table-cell office:value-type="float" office:value="2392263" calcext:value-type="float">
            <text:p>2392263</text:p>
          </table:table-cell>
          <table:table-cell table:style-name="ce1" office:value-type="float" office:value="261873" calcext:value-type="float">
            <text:p>261873</text:p>
          </table:table-cell>
          <table:table-cell/>
          <table:table-cell office:value-type="float" office:value="62222" calcext:value-type="float">
            <text:p>62222</text:p>
          </table:table-cell>
          <table:table-cell office:value-type="float" office:value="69614" calcext:value-type="float">
            <text:p>69614</text:p>
          </table:table-cell>
          <table:table-cell table:style-name="ce1" office:value-type="float" office:value="314673" calcext:value-type="float">
            <text:p>314673</text:p>
          </table:table-cell>
          <table:table-cell office:value-type="float" office:value="775135" calcext:value-type="float">
            <text:p>775135</text:p>
          </table:table-cell>
          <table:table-cell office:value-type="float" office:value="16034" calcext:value-type="float">
            <text:p>16034</text:p>
          </table:table-cell>
          <table:table-cell office:value-type="float" office:value="11534" calcext:value-type="float">
            <text:p>11534</text:p>
          </table:table-cell>
          <table:table-cell office:value-type="float" office:value="4430871" calcext:value-type="float">
            <text:p>4430871</text:p>
          </table:table-cell>
          <table:table-cell office:value-type="float" office:value="10190949" calcext:value-type="float">
            <text:p>10190949</text:p>
          </table:table-cell>
          <table:table-cell office:value-type="float" office:value="10143494" calcext:value-type="float">
            <text:p>10143494</text:p>
          </table:table-cell>
          <table:table-cell office:value-type="float" office:value="272091" calcext:value-type="float">
            <text:p>272091</text:p>
          </table:table-cell>
          <table:table-cell office:value-type="float" office:value="-60116" calcext:value-type="float">
            <text:p>-60116</text:p>
          </table:table-cell>
          <table:table-cell office:value-type="float" office:value="462706" calcext:value-type="float">
            <text:p>462706</text:p>
          </table:table-cell>
          <table:table-cell office:value-type="float" office:value="1712013" calcext:value-type="float">
            <text:p>1712013</text:p>
          </table:table-cell>
          <table:table-cell office:value-type="float" office:value="17508" calcext:value-type="float">
            <text:p>17508</text:p>
          </table:table-cell>
          <table:table-cell office:value-type="float" office:value="365363" calcext:value-type="float">
            <text:p>365363</text:p>
          </table:table-cell>
          <table:table-cell office:value-type="float" office:value="-1174815" calcext:value-type="float">
            <text:p>-1174815</text:p>
          </table:table-cell>
          <table:table-cell office:value-type="float" office:value="204786" calcext:value-type="float">
            <text:p>204786</text:p>
          </table:table-cell>
          <table:table-cell office:value-type="float" office:value="-218760" calcext:value-type="float">
            <text:p>-218760</text:p>
          </table:table-cell>
          <table:table-cell office:value-type="float" office:value="68567242" calcext:value-type="float">
            <text:p>68567242</text:p>
          </table:table-cell>
          <table:table-cell office:value-type="float" office:value="118724" calcext:value-type="float">
            <text:p>118724</text:p>
          </table:table-cell>
          <table:table-cell office:value-type="float" office:value="1022039" calcext:value-type="float">
            <text:p>1022039</text:p>
          </table:table-cell>
          <table:table-cell office:value-type="float" office:value="-380223" calcext:value-type="float">
            <text:p>-380223</text:p>
          </table:table-cell>
          <table:table-cell office:value-type="float" office:value="1237732" calcext:value-type="float">
            <text:p>1237732</text:p>
          </table:table-cell>
          <table:table-cell office:value-type="float" office:value="1467135" calcext:value-type="float">
            <text:p>1467135</text:p>
          </table:table-cell>
          <table:table-cell office:value-type="float" office:value="4377065" calcext:value-type="float">
            <text:p>4377065</text:p>
          </table:table-cell>
          <table:table-cell office:value-type="float" office:value="92558" calcext:value-type="float">
            <text:p>92558</text:p>
          </table:table-cell>
          <table:table-cell office:value-type="float" office:value="546365" calcext:value-type="float">
            <text:p>546365</text:p>
          </table:table-cell>
          <table:table-cell office:value-type="float" office:value="341905" calcext:value-type="float">
            <text:p>341905</text:p>
          </table:table-cell>
          <table:table-cell office:value-type="float" office:value="2409665" calcext:value-type="float">
            <text:p>2409665</text:p>
          </table:table-cell>
          <table:table-cell office:value-type="float" office:value="7974129" calcext:value-type="float">
            <text:p>7974129</text:p>
          </table:table-cell>
          <table:table-cell office:value-type="float" office:value="198493" calcext:value-type="float">
            <text:p>198493</text:p>
          </table:table-cell>
          <table:table-cell table:style-name="ce1" office:value-type="float" office:value="1286159" calcext:value-type="float">
            <text:p>1286159</text:p>
          </table:table-cell>
          <table:table-cell office:value-type="float" office:value="77053" calcext:value-type="float">
            <text:p>77053</text:p>
          </table:table-cell>
          <table:table-cell office:value-type="float" office:value="14993857" calcext:value-type="float">
            <text:p>14993857</text:p>
          </table:table-cell>
          <table:table-cell office:value-type="float" office:value="139419590" calcext:value-type="float">
            <text:p>139419590</text:p>
          </table:table-cell>
          <table:table-cell office:value-type="float" office:value="1078226" calcext:value-type="float">
            <text:p>1078226</text:p>
          </table:table-cell>
          <table:table-cell office:value-type="float" office:value="4246000" calcext:value-type="float">
            <text:p>4246000</text:p>
          </table:table-cell>
          <table:table-cell office:value-type="float" office:value="-184712" calcext:value-type="float">
            <text:p>-184712</text:p>
          </table:table-cell>
          <table:table-cell office:value-type="float" office:value="35754" calcext:value-type="float">
            <text:p>35754</text:p>
          </table:table-cell>
          <table:table-cell office:value-type="float" office:value="6156060" calcext:value-type="float">
            <text:p>6156060</text:p>
          </table:table-cell>
          <table:table-cell office:value-type="float" office:value="-123301" calcext:value-type="float">
            <text:p>-123301</text:p>
          </table:table-cell>
          <table:table-cell office:value-type="float" office:value="2509249" calcext:value-type="float">
            <text:p>2509249</text:p>
          </table:table-cell>
          <table:table-cell table:style-name="ce1" office:value-type="float" office:value="116622" calcext:value-type="float">
            <text:p>116622</text:p>
          </table:table-cell>
          <table:table-cell office:value-type="float" office:value="443689" calcext:value-type="float">
            <text:p>443689</text:p>
          </table:table-cell>
          <table:table-cell table:style-name="ce1" office:value-type="float" office:value="93752" calcext:value-type="float">
            <text:p>93752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01-2016</text:p>
          </table:table-cell>
          <table:table-cell office:value-type="float" office:value="2092971" calcext:value-type="float">
            <text:p>2092971</text:p>
          </table:table-cell>
          <table:table-cell office:value-type="float" office:value="-35005" calcext:value-type="float">
            <text:p>-35005</text:p>
          </table:table-cell>
          <table:table-cell office:value-type="float" office:value="81827" calcext:value-type="float">
            <text:p>81827</text:p>
          </table:table-cell>
          <table:table-cell office:value-type="float" office:value="84938" calcext:value-type="float">
            <text:p>84938</text:p>
          </table:table-cell>
          <table:table-cell office:value-type="float" office:value="859600" calcext:value-type="float">
            <text:p>859600</text:p>
          </table:table-cell>
          <table:table-cell/>
          <table:table-cell office:value-type="float" office:value="4152375" calcext:value-type="float">
            <text:p>4152375</text:p>
          </table:table-cell>
          <table:table-cell office:value-type="float" office:value="49020106" calcext:value-type="float">
            <text:p>49020106</text:p>
          </table:table-cell>
          <table:table-cell office:value-type="float" office:value="2492828" calcext:value-type="float">
            <text:p>2492828</text:p>
          </table:table-cell>
          <table:table-cell office:value-type="float" office:value="686454" calcext:value-type="float">
            <text:p>686454</text:p>
          </table:table-cell>
          <table:table-cell office:value-type="float" office:value="635867" calcext:value-type="float">
            <text:p>635867</text:p>
          </table:table-cell>
          <table:table-cell table:style-name="ce1" office:value-type="float" office:value="2259512" calcext:value-type="float">
            <text:p>2259512</text:p>
          </table:table-cell>
          <table:table-cell table:number-columns-repeated="2"/>
          <table:table-cell office:value-type="float" office:value="2575714" calcext:value-type="float">
            <text:p>2575714</text:p>
          </table:table-cell>
          <table:table-cell table:style-name="Default"/>
          <table:table-cell office:value-type="float" office:value="20346762" calcext:value-type="float">
            <text:p>20346762</text:p>
          </table:table-cell>
          <table:table-cell table:number-columns-repeated="2"/>
          <table:table-cell office:value-type="float" office:value="83382881" calcext:value-type="float">
            <text:p>83382881</text:p>
          </table:table-cell>
          <table:table-cell/>
          <table:table-cell office:value-type="float" office:value="310567" calcext:value-type="float">
            <text:p>310567</text:p>
          </table:table-cell>
          <table:table-cell office:value-type="float" office:value="-25703" calcext:value-type="float">
            <text:p>-25703</text:p>
          </table:table-cell>
          <table:table-cell office:value-type="float" office:value="94456" calcext:value-type="float">
            <text:p>94456</text:p>
          </table:table-cell>
          <table:table-cell office:value-type="float" office:value="8526389" calcext:value-type="float">
            <text:p>8526389</text:p>
          </table:table-cell>
          <table:table-cell office:value-type="float" office:value="2629864" calcext:value-type="float">
            <text:p>2629864</text:p>
          </table:table-cell>
          <table:table-cell office:value-type="float" office:value="1308032" calcext:value-type="float">
            <text:p>1308032</text:p>
          </table:table-cell>
          <table:table-cell office:value-type="float" office:value="1898289" calcext:value-type="float">
            <text:p>1898289</text:p>
          </table:table-cell>
          <table:table-cell office:value-type="float" office:value="93330128" calcext:value-type="float">
            <text:p>93330128</text:p>
          </table:table-cell>
          <table:table-cell office:value-type="float" office:value="73078482" calcext:value-type="float">
            <text:p>73078482</text:p>
          </table:table-cell>
          <table:table-cell office:value-type="float" office:value="724394" calcext:value-type="float">
            <text:p>724394</text:p>
          </table:table-cell>
          <table:table-cell office:value-type="float" office:value="6320247" calcext:value-type="float">
            <text:p>6320247</text:p>
          </table:table-cell>
          <table:table-cell office:value-type="float" office:value="299404" calcext:value-type="float">
            <text:p>299404</text:p>
          </table:table-cell>
          <table:table-cell office:value-type="float" office:value="17290" calcext:value-type="float">
            <text:p>17290</text:p>
          </table:table-cell>
          <table:table-cell office:value-type="float" office:value="568029" calcext:value-type="float">
            <text:p>568029</text:p>
          </table:table-cell>
          <table:table-cell office:value-type="float" office:value="717413" calcext:value-type="float">
            <text:p>717413</text:p>
          </table:table-cell>
          <table:table-cell office:value-type="float" office:value="251372" calcext:value-type="float">
            <text:p>251372</text:p>
          </table:table-cell>
          <table:table-cell office:value-type="float" office:value="2969770" calcext:value-type="float">
            <text:p>2969770</text:p>
          </table:table-cell>
          <table:table-cell office:value-type="float" office:value="1174423" calcext:value-type="float">
            <text:p>1174423</text:p>
          </table:table-cell>
          <table:table-cell office:value-type="float" office:value="1119" calcext:value-type="float">
            <text:p>1119</text:p>
          </table:table-cell>
          <table:table-cell office:value-type="float" office:value="179376" calcext:value-type="float">
            <text:p>179376</text:p>
          </table:table-cell>
          <table:table-cell office:value-type="float" office:value="103640" calcext:value-type="float">
            <text:p>103640</text:p>
          </table:table-cell>
          <table:table-cell/>
          <table:table-cell office:value-type="float" office:value="-270477" calcext:value-type="float">
            <text:p>-270477</text:p>
          </table:table-cell>
          <table:table-cell office:value-type="float" office:value="10063594" calcext:value-type="float">
            <text:p>10063594</text:p>
          </table:table-cell>
          <table:table-cell office:value-type="float" office:value="4810964" calcext:value-type="float">
            <text:p>4810964</text:p>
          </table:table-cell>
          <table:table-cell office:value-type="float" office:value="8009033" calcext:value-type="float">
            <text:p>8009033</text:p>
          </table:table-cell>
          <table:table-cell office:value-type="float" office:value="421873" calcext:value-type="float">
            <text:p>421873</text:p>
          </table:table-cell>
          <table:table-cell office:value-type="float" office:value="3642062" calcext:value-type="float">
            <text:p>3642062</text:p>
          </table:table-cell>
          <table:table-cell office:value-type="float" office:value="1207857" calcext:value-type="float">
            <text:p>1207857</text:p>
          </table:table-cell>
          <table:table-cell office:value-type="float" office:value="13844369" calcext:value-type="float">
            <text:p>1384436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-15959" calcext:value-type="float">
            <text:p>-15959</text:p>
          </table:table-cell>
          <table:table-cell office:value-type="float" office:value="3478954" calcext:value-type="float">
            <text:p>3478954</text:p>
          </table:table-cell>
          <table:table-cell office:value-type="float" office:value="2024250" calcext:value-type="float">
            <text:p>2024250</text:p>
          </table:table-cell>
          <table:table-cell office:value-type="float" office:value="-4978" calcext:value-type="float">
            <text:p>-4978</text:p>
          </table:table-cell>
          <table:table-cell office:value-type="float" office:value="37796932" calcext:value-type="float">
            <text:p>37796932</text:p>
          </table:table-cell>
          <table:table-cell office:value-type="float" office:value="2250682" calcext:value-type="float">
            <text:p>2250682</text:p>
          </table:table-cell>
          <table:table-cell office:value-type="float" office:value="13276000" calcext:value-type="float">
            <text:p>13276000</text:p>
          </table:table-cell>
          <table:table-cell office:value-type="float" office:value="1274968" calcext:value-type="float">
            <text:p>1274968</text:p>
          </table:table-cell>
          <table:table-cell office:value-type="float" office:value="1120232" calcext:value-type="float">
            <text:p>1120232</text:p>
          </table:table-cell>
          <table:table-cell office:value-type="float" office:value="3136731" calcext:value-type="float">
            <text:p>3136731</text:p>
          </table:table-cell>
          <table:table-cell office:value-type="float" office:value="769197" calcext:value-type="float">
            <text:p>769197</text:p>
          </table:table-cell>
          <table:table-cell office:value-type="float" office:value="2086022" calcext:value-type="float">
            <text:p>2086022</text:p>
          </table:table-cell>
          <table:table-cell office:value-type="float" office:value="12966339" calcext:value-type="float">
            <text:p>12966339</text:p>
          </table:table-cell>
          <table:table-cell office:value-type="float" office:value="1672323" calcext:value-type="float">
            <text:p>1672323</text:p>
          </table:table-cell>
          <table:table-cell office:value-type="float" office:value="900800" calcext:value-type="float">
            <text:p>900800</text:p>
          </table:table-cell>
          <table:table-cell office:value-type="float" office:value="-287858" calcext:value-type="float">
            <text:p>-287858</text:p>
          </table:table-cell>
          <table:table-cell office:value-type="float" office:value="1375028" calcext:value-type="float">
            <text:p>1375028</text:p>
          </table:table-cell>
          <table:table-cell office:value-type="float" office:value="195229" calcext:value-type="float">
            <text:p>195229</text:p>
          </table:table-cell>
          <table:table-cell office:value-type="float" office:value="2202374" calcext:value-type="float">
            <text:p>2202374</text:p>
          </table:table-cell>
          <table:table-cell office:value-type="float" office:value="451744" calcext:value-type="float">
            <text:p>451744</text:p>
          </table:table-cell>
          <table:table-cell office:value-type="float" office:value="1200120" calcext:value-type="float">
            <text:p>1200120</text:p>
          </table:table-cell>
          <table:table-cell office:value-type="float" office:value="145130" calcext:value-type="float">
            <text:p>145130</text:p>
          </table:table-cell>
          <table:table-cell table:style-name="Default"/>
          <table:table-cell office:value-type="float" office:value="1020752" calcext:value-type="float">
            <text:p>1020752</text:p>
          </table:table-cell>
          <table:table-cell office:value-type="float" office:value="14710154" calcext:value-type="float">
            <text:p>14710154</text:p>
          </table:table-cell>
          <table:table-cell office:value-type="float" office:value="457636" calcext:value-type="float">
            <text:p>457636</text:p>
          </table:table-cell>
          <table:table-cell office:value-type="float" office:value="4318302" calcext:value-type="float">
            <text:p>4318302</text:p>
          </table:table-cell>
          <table:table-cell office:value-type="float" office:value="5707994" calcext:value-type="float">
            <text:p>5707994</text:p>
          </table:table-cell>
          <table:table-cell office:value-type="float" office:value="6731293" calcext:value-type="float">
            <text:p>6731293</text:p>
          </table:table-cell>
          <table:table-cell office:value-type="float" office:value="1432805" calcext:value-type="float">
            <text:p>1432805</text:p>
          </table:table-cell>
          <table:table-cell office:value-type="float" office:value="249659" calcext:value-type="float">
            <text:p>249659</text:p>
          </table:table-cell>
          <table:table-cell office:value-type="float" office:value="5527033" calcext:value-type="float">
            <text:p>5527033</text:p>
          </table:table-cell>
          <table:table-cell table:style-name="ce1" office:value-type="float" office:value="74819" calcext:value-type="float">
            <text:p>74819</text:p>
          </table:table-cell>
          <table:table-cell office:value-type="float" office:value="7419056" calcext:value-type="float">
            <text:p>7419056</text:p>
          </table:table-cell>
          <table:table-cell office:value-type="float" office:value="83022" calcext:value-type="float">
            <text:p>83022</text:p>
          </table:table-cell>
          <table:table-cell/>
          <table:table-cell office:value-type="float" office:value="-3393565" calcext:value-type="float">
            <text:p>-3393565</text:p>
          </table:table-cell>
          <table:table-cell office:value-type="float" office:value="14345395" calcext:value-type="float">
            <text:p>14345395</text:p>
          </table:table-cell>
          <table:table-cell table:style-name="ce1" office:value-type="float" office:value="1538729" calcext:value-type="float">
            <text:p>1538729</text:p>
          </table:table-cell>
          <table:table-cell office:value-type="float" office:value="173168" calcext:value-type="float">
            <text:p>173168</text:p>
          </table:table-cell>
          <table:table-cell office:value-type="float" office:value="121538" calcext:value-type="float">
            <text:p>121538</text:p>
          </table:table-cell>
          <table:table-cell office:value-type="float" office:value="1495721" calcext:value-type="float">
            <text:p>1495721</text:p>
          </table:table-cell>
          <table:table-cell office:value-type="float" office:value="25365" calcext:value-type="float">
            <text:p>25365</text:p>
          </table:table-cell>
          <table:table-cell office:value-type="float" office:value="1132212" calcext:value-type="float">
            <text:p>1132212</text:p>
          </table:table-cell>
          <table:table-cell table:style-name="ce1" office:value-type="float" office:value="5538" calcext:value-type="float">
            <text:p>5538</text:p>
          </table:table-cell>
          <table:table-cell office:value-type="float" office:value="3836095" calcext:value-type="float">
            <text:p>3836095</text:p>
          </table:table-cell>
          <table:table-cell office:value-type="float" office:value="10357881" calcext:value-type="float">
            <text:p>10357881</text:p>
          </table:table-cell>
          <table:table-cell office:value-type="float" office:value="251346" calcext:value-type="float">
            <text:p>251346</text:p>
          </table:table-cell>
          <table:table-cell office:value-type="float" office:value="179346" calcext:value-type="float">
            <text:p>179346</text:p>
          </table:table-cell>
          <table:table-cell table:style-name="ce1" office:value-type="float" office:value="703605" calcext:value-type="float">
            <text:p>703605</text:p>
          </table:table-cell>
          <table:table-cell office:value-type="float" office:value="6733083" calcext:value-type="float">
            <text:p>6733083</text:p>
          </table:table-cell>
          <table:table-cell office:value-type="float" office:value="2793818" calcext:value-type="float">
            <text:p>2793818</text:p>
          </table:table-cell>
          <table:table-cell office:value-type="float" office:value="354360" calcext:value-type="float">
            <text:p>354360</text:p>
          </table:table-cell>
          <table:table-cell office:value-type="float" office:value="1810880" calcext:value-type="float">
            <text:p>1810880</text:p>
          </table:table-cell>
          <table:table-cell office:value-type="float" office:value="495424" calcext:value-type="float">
            <text:p>495424</text:p>
          </table:table-cell>
          <table:table-cell office:value-type="float" office:value="2302" calcext:value-type="float">
            <text:p>2302</text:p>
          </table:table-cell>
          <table:table-cell office:value-type="float" office:value="4501382" calcext:value-type="float">
            <text:p>4501382</text:p>
          </table:table-cell>
          <table:table-cell table:style-name="ce1" office:value-type="float" office:value="776" calcext:value-type="float">
            <text:p>776</text:p>
          </table:table-cell>
          <table:table-cell office:value-type="float" office:value="1701976" calcext:value-type="float">
            <text:p>1701976</text:p>
          </table:table-cell>
          <table:table-cell office:value-type="float" office:value="7803904" calcext:value-type="float">
            <text:p>7803904</text:p>
          </table:table-cell>
          <table:table-cell/>
          <table:table-cell office:value-type="float" office:value="438999" calcext:value-type="float">
            <text:p>438999</text:p>
          </table:table-cell>
          <table:table-cell office:value-type="float" office:value="2027861" calcext:value-type="float">
            <text:p>2027861</text:p>
          </table:table-cell>
          <table:table-cell office:value-type="float" office:value="152088" calcext:value-type="float">
            <text:p>152088</text:p>
          </table:table-cell>
          <table:table-cell office:value-type="float" office:value="2822215" calcext:value-type="float">
            <text:p>2822215</text:p>
          </table:table-cell>
          <table:table-cell office:value-type="float" office:value="763743" calcext:value-type="float">
            <text:p>763743</text:p>
          </table:table-cell>
          <table:table-cell office:value-type="float" office:value="14042563" calcext:value-type="float">
            <text:p>14042563</text:p>
          </table:table-cell>
          <table:table-cell table:style-name="ce1" office:value-type="float" office:value="886718" calcext:value-type="float">
            <text:p>886718</text:p>
          </table:table-cell>
          <table:table-cell office:value-type="float" office:value="150142" calcext:value-type="float">
            <text:p>150142</text:p>
          </table:table-cell>
          <table:table-cell office:value-type="float" office:value="1371004" calcext:value-type="float">
            <text:p>1371004</text:p>
          </table:table-cell>
          <table:table-cell office:value-type="float" office:value="3334117" calcext:value-type="float">
            <text:p>3334117</text:p>
          </table:table-cell>
          <table:table-cell office:value-type="float" office:value="3483135" calcext:value-type="float">
            <text:p>3483135</text:p>
          </table:table-cell>
          <table:table-cell office:value-type="float" office:value="6866558" calcext:value-type="float">
            <text:p>6866558</text:p>
          </table:table-cell>
          <table:table-cell office:value-type="float" office:value="4400156" calcext:value-type="float">
            <text:p>4400156</text:p>
          </table:table-cell>
          <table:table-cell office:value-type="float" office:value="1888117" calcext:value-type="float">
            <text:p>1888117</text:p>
          </table:table-cell>
          <table:table-cell office:value-type="float" office:value="508426" calcext:value-type="float">
            <text:p>508426</text:p>
          </table:table-cell>
          <table:table-cell office:value-type="float" office:value="2480708" calcext:value-type="float">
            <text:p>2480708</text:p>
          </table:table-cell>
          <table:table-cell office:value-type="float" office:value="30041" calcext:value-type="float">
            <text:p>30041</text:p>
          </table:table-cell>
          <table:table-cell office:value-type="float" office:value="2779025" calcext:value-type="float">
            <text:p>2779025</text:p>
          </table:table-cell>
          <table:table-cell office:value-type="float" office:value="1564068" calcext:value-type="float">
            <text:p>1564068</text:p>
          </table:table-cell>
          <table:table-cell office:value-type="float" office:value="247556" calcext:value-type="float">
            <text:p>247556</text:p>
          </table:table-cell>
          <table:table-cell office:value-type="float" office:value="790300" calcext:value-type="float">
            <text:p>790300</text:p>
          </table:table-cell>
          <table:table-cell office:value-type="float" office:value="1700497" calcext:value-type="float">
            <text:p>1700497</text:p>
          </table:table-cell>
          <table:table-cell/>
          <table:table-cell office:value-type="float" office:value="-86510" calcext:value-type="float">
            <text:p>-86510</text:p>
          </table:table-cell>
          <table:table-cell office:value-type="float" office:value="447140" calcext:value-type="float">
            <text:p>447140</text:p>
          </table:table-cell>
          <table:table-cell office:value-type="float" office:value="3046284" calcext:value-type="float">
            <text:p>3046284</text:p>
          </table:table-cell>
          <table:table-cell office:value-type="float" office:value="2925" calcext:value-type="float">
            <text:p>2925</text:p>
          </table:table-cell>
          <table:table-cell office:value-type="float" office:value="850302" calcext:value-type="float">
            <text:p>850302</text:p>
          </table:table-cell>
          <table:table-cell office:value-type="float" office:value="30286182" calcext:value-type="float">
            <text:p>30286182</text:p>
          </table:table-cell>
          <table:table-cell office:value-type="float" office:value="-3572000" calcext:value-type="float">
            <text:p>-3572000</text:p>
          </table:table-cell>
          <table:table-cell office:value-type="float" office:value="-32968" calcext:value-type="float">
            <text:p>-32968</text:p>
          </table:table-cell>
          <table:table-cell office:value-type="float" office:value="438302880" calcext:value-type="float">
            <text:p>438302880</text:p>
          </table:table-cell>
          <table:table-cell office:value-type="float" office:value="2649741" calcext:value-type="float">
            <text:p>2649741</text:p>
          </table:table-cell>
          <table:table-cell office:value-type="float" office:value="3340393" calcext:value-type="float">
            <text:p>3340393</text:p>
          </table:table-cell>
          <table:table-cell table:style-name="ce1" office:value-type="float" office:value="-84014458" calcext:value-type="float">
            <text:p>-84014458</text:p>
          </table:table-cell>
          <table:table-cell/>
          <table:table-cell office:value-type="float" office:value="1910645" calcext:value-type="float">
            <text:p>1910645</text:p>
          </table:table-cell>
          <table:table-cell office:value-type="float" office:value="-334844" calcext:value-type="float">
            <text:p>-334844</text:p>
          </table:table-cell>
          <table:table-cell table:style-name="ce1" office:value-type="float" office:value="1048690" calcext:value-type="float">
            <text:p>1048690</text:p>
          </table:table-cell>
          <table:table-cell office:value-type="float" office:value="-87310" calcext:value-type="float">
            <text:p>-87310</text:p>
          </table:table-cell>
          <table:table-cell office:value-type="float" office:value="9040799" calcext:value-type="float">
            <text:p>9040799</text:p>
          </table:table-cell>
          <table:table-cell office:value-type="float" office:value="-129657" calcext:value-type="float">
            <text:p>-129657</text:p>
          </table:table-cell>
          <table:table-cell office:value-type="float" office:value="-779886" calcext:value-type="float">
            <text:p>-779886</text:p>
          </table:table-cell>
          <table:table-cell/>
          <table:table-cell office:value-type="float" office:value="2672326" calcext:value-type="float">
            <text:p>2672326</text:p>
          </table:table-cell>
          <table:table-cell table:style-name="ce1" office:value-type="float" office:value="35672" calcext:value-type="float">
            <text:p>35672</text:p>
          </table:table-cell>
          <table:table-cell office:value-type="float" office:value="654692" calcext:value-type="float">
            <text:p>654692</text:p>
          </table:table-cell>
          <table:table-cell office:value-type="float" office:value="-413568" calcext:value-type="float">
            <text:p>-413568</text:p>
          </table:table-cell>
          <table:table-cell table:style-name="ce1" office:value-type="float" office:value="437769" calcext:value-type="float">
            <text:p>437769</text:p>
          </table:table-cell>
          <table:table-cell table:number-columns-repeated="2"/>
          <table:table-cell office:value-type="float" office:value="1140177" calcext:value-type="float">
            <text:p>1140177</text:p>
          </table:table-cell>
          <table:table-cell office:value-type="float" office:value="185722" calcext:value-type="float">
            <text:p>185722</text:p>
          </table:table-cell>
          <table:table-cell office:value-type="float" office:value="3004975" calcext:value-type="float">
            <text:p>3004975</text:p>
          </table:table-cell>
          <table:table-cell office:value-type="float" office:value="2196513" calcext:value-type="float">
            <text:p>2196513</text:p>
          </table:table-cell>
          <table:table-cell office:value-type="float" office:value="425143" calcext:value-type="float">
            <text:p>425143</text:p>
          </table:table-cell>
          <table:table-cell/>
          <table:table-cell office:value-type="float" office:value="114860000" calcext:value-type="float">
            <text:p>114860000</text:p>
          </table:table-cell>
          <table:table-cell office:value-type="float" office:value="48033000" calcext:value-type="float">
            <text:p>48033000</text:p>
          </table:table-cell>
          <table:table-cell office:value-type="float" office:value="24913562" calcext:value-type="float">
            <text:p>24913562</text:p>
          </table:table-cell>
          <table:table-cell/>
          <table:table-cell office:value-type="float" office:value="2611420" calcext:value-type="float">
            <text:p>2611420</text:p>
          </table:table-cell>
          <table:table-cell office:value-type="float" office:value="911469" calcext:value-type="float">
            <text:p>911469</text:p>
          </table:table-cell>
          <table:table-cell office:value-type="float" office:value="599328" calcext:value-type="float">
            <text:p>599328</text:p>
          </table:table-cell>
          <table:table-cell office:value-type="float" office:value="814493" calcext:value-type="float">
            <text:p>814493</text:p>
          </table:table-cell>
          <table:table-cell office:value-type="float" office:value="-129816" calcext:value-type="float">
            <text:p>-129816</text:p>
          </table:table-cell>
          <table:table-cell office:value-type="float" office:value="485874" calcext:value-type="float">
            <text:p>485874</text:p>
          </table:table-cell>
          <table:table-cell office:value-type="float" office:value="6281508" calcext:value-type="float">
            <text:p>6281508</text:p>
          </table:table-cell>
          <table:table-cell office:value-type="float" office:value="3654040" calcext:value-type="float">
            <text:p>3654040</text:p>
          </table:table-cell>
          <table:table-cell office:value-type="float" office:value="686787" calcext:value-type="float">
            <text:p>686787</text:p>
          </table:table-cell>
          <table:table-cell/>
          <table:table-cell office:value-type="float" office:value="24855215" calcext:value-type="float">
            <text:p>24855215</text:p>
          </table:table-cell>
          <table:table-cell office:value-type="float" office:value="2010955" calcext:value-type="float">
            <text:p>2010955</text:p>
          </table:table-cell>
          <table:table-cell table:number-columns-repeated="2"/>
          <table:table-cell office:value-type="float" office:value="125036" calcext:value-type="float">
            <text:p>125036</text:p>
          </table:table-cell>
          <table:table-cell office:value-type="float" office:value="2855350" calcext:value-type="float">
            <text:p>2855350</text:p>
          </table:table-cell>
          <table:table-cell office:value-type="float" office:value="1094014" calcext:value-type="float">
            <text:p>1094014</text:p>
          </table:table-cell>
          <table:table-cell office:value-type="float" office:value="2260818" calcext:value-type="float">
            <text:p>2260818</text:p>
          </table:table-cell>
          <table:table-cell office:value-type="float" office:value="146722" calcext:value-type="float">
            <text:p>146722</text:p>
          </table:table-cell>
          <table:table-cell office:value-type="float" office:value="37802" calcext:value-type="float">
            <text:p>37802</text:p>
          </table:table-cell>
          <table:table-cell office:value-type="float" office:value="3811502" calcext:value-type="float">
            <text:p>3811502</text:p>
          </table:table-cell>
          <table:table-cell table:style-name="ce1" office:value-type="float" office:value="35398" calcext:value-type="float">
            <text:p>35398</text:p>
          </table:table-cell>
          <table:table-cell office:value-type="float" office:value="663585" calcext:value-type="float">
            <text:p>663585</text:p>
          </table:table-cell>
          <table:table-cell office:value-type="float" office:value="1363201" calcext:value-type="float">
            <text:p>1363201</text:p>
          </table:table-cell>
          <table:table-cell office:value-type="float" office:value="-278156" calcext:value-type="float">
            <text:p>-278156</text:p>
          </table:table-cell>
          <table:table-cell office:value-type="float" office:value="-346629" calcext:value-type="float">
            <text:p>-346629</text:p>
          </table:table-cell>
          <table:table-cell office:value-type="float" office:value="1801416" calcext:value-type="float">
            <text:p>1801416</text:p>
          </table:table-cell>
          <table:table-cell office:value-type="float" office:value="1021060" calcext:value-type="float">
            <text:p>1021060</text:p>
          </table:table-cell>
          <table:table-cell office:value-type="float" office:value="2671049" calcext:value-type="float">
            <text:p>2671049</text:p>
          </table:table-cell>
          <table:table-cell office:value-type="float" office:value="190949" calcext:value-type="float">
            <text:p>190949</text:p>
          </table:table-cell>
          <table:table-cell office:value-type="float" office:value="46028" calcext:value-type="float">
            <text:p>46028</text:p>
          </table:table-cell>
          <table:table-cell office:value-type="float" office:value="5606809" calcext:value-type="float">
            <text:p>5606809</text:p>
          </table:table-cell>
          <table:table-cell office:value-type="float" office:value="28719651" calcext:value-type="float">
            <text:p>28719651</text:p>
          </table:table-cell>
          <table:table-cell/>
          <table:table-cell office:value-type="float" office:value="205043502" calcext:value-type="float">
            <text:p>205043502</text:p>
          </table:table-cell>
          <table:table-cell/>
          <table:table-cell office:value-type="float" office:value="105724" calcext:value-type="float">
            <text:p>105724</text:p>
          </table:table-cell>
          <table:table-cell office:value-type="float" office:value="464564" calcext:value-type="float">
            <text:p>464564</text:p>
          </table:table-cell>
          <table:table-cell office:value-type="float" office:value="-254508" calcext:value-type="float">
            <text:p>-254508</text:p>
          </table:table-cell>
          <table:table-cell office:value-type="float" office:value="-892420" calcext:value-type="float">
            <text:p>-892420</text:p>
          </table:table-cell>
          <table:table-cell office:value-type="float" office:value="1215450" calcext:value-type="float">
            <text:p>1215450</text:p>
          </table:table-cell>
          <table:table-cell office:value-type="float" office:value="541512" calcext:value-type="float">
            <text:p>541512</text:p>
          </table:table-cell>
          <table:table-cell table:style-name="ce1" office:value-type="float" office:value="761087" calcext:value-type="float">
            <text:p>761087</text:p>
          </table:table-cell>
          <table:table-cell office:value-type="float" office:value="3148261" calcext:value-type="float">
            <text:p>3148261</text:p>
          </table:table-cell>
          <table:table-cell office:value-type="float" office:value="5165262" calcext:value-type="float">
            <text:p>5165262</text:p>
          </table:table-cell>
          <table:table-cell office:value-type="float" office:value="4265727" calcext:value-type="float">
            <text:p>4265727</text:p>
          </table:table-cell>
          <table:table-cell office:value-type="float" office:value="-49083" calcext:value-type="float">
            <text:p>-49083</text:p>
          </table:table-cell>
          <table:table-cell/>
          <table:table-cell office:value-type="float" office:value="-120437" calcext:value-type="float">
            <text:p>-120437</text:p>
          </table:table-cell>
          <table:table-cell office:value-type="float" office:value="89626" calcext:value-type="float">
            <text:p>89626</text:p>
          </table:table-cell>
          <table:table-cell office:value-type="float" office:value="2766" calcext:value-type="float">
            <text:p>2766</text:p>
          </table:table-cell>
          <table:table-cell office:value-type="float" office:value="713255" calcext:value-type="float">
            <text:p>713255</text:p>
          </table:table-cell>
          <table:table-cell/>
          <table:table-cell office:value-type="float" office:value="18473183" calcext:value-type="float">
            <text:p>18473183</text:p>
          </table:table-cell>
          <table:table-cell office:value-type="float" office:value="372276" calcext:value-type="float">
            <text:p>372276</text:p>
          </table:table-cell>
          <table:table-cell office:value-type="float" office:value="-27785" calcext:value-type="float">
            <text:p>-27785</text:p>
          </table:table-cell>
          <table:table-cell office:value-type="float" office:value="-3642281" calcext:value-type="float">
            <text:p>-3642281</text:p>
          </table:table-cell>
          <table:table-cell table:style-name="ce1" office:value-type="float" office:value="377211" calcext:value-type="float">
            <text:p>377211</text:p>
          </table:table-cell>
          <table:table-cell office:value-type="float" office:value="-129657" calcext:value-type="float">
            <text:p>-129657</text:p>
          </table:table-cell>
          <table:table-cell office:value-type="float" office:value="320430" calcext:value-type="float">
            <text:p>320430</text:p>
          </table:table-cell>
          <table:table-cell office:value-type="float" office:value="232699" calcext:value-type="float">
            <text:p>232699</text:p>
          </table:table-cell>
          <table:table-cell office:value-type="float" office:value="1938918" calcext:value-type="float">
            <text:p>1938918</text:p>
          </table:table-cell>
          <table:table-cell office:value-type="float" office:value="834993" calcext:value-type="float">
            <text:p>834993</text:p>
          </table:table-cell>
          <table:table-cell/>
          <table:table-cell office:value-type="float" office:value="266383000" calcext:value-type="float">
            <text:p>266383000</text:p>
          </table:table-cell>
          <table:table-cell table:style-name="ce1" office:value-type="float" office:value="177558201" calcext:value-type="float">
            <text:p>177558201</text:p>
          </table:table-cell>
          <table:table-cell office:value-type="float" office:value="7011" calcext:value-type="float">
            <text:p>7011</text:p>
          </table:table-cell>
          <table:table-cell office:value-type="float" office:value="14340" calcext:value-type="float">
            <text:p>14340</text:p>
          </table:table-cell>
          <table:table-cell office:value-type="float" office:value="-1468" calcext:value-type="float">
            <text:p>-1468</text:p>
          </table:table-cell>
          <table:table-cell office:value-type="float" office:value="6599149" calcext:value-type="float">
            <text:p>6599149</text:p>
          </table:table-cell>
          <table:table-cell/>
          <table:table-cell office:value-type="float" office:value="558802" calcext:value-type="float">
            <text:p>558802</text:p>
          </table:table-cell>
          <table:table-cell table:number-columns-repeated="2"/>
          <table:table-cell office:value-type="float" office:value="708695" calcext:value-type="float">
            <text:p>708695</text:p>
          </table:table-cell>
          <table:table-cell office:value-type="float" office:value="431" calcext:value-type="float">
            <text:p>431</text:p>
          </table:table-cell>
          <table:table-cell office:value-type="float" office:value="2183665" calcext:value-type="float">
            <text:p>2183665</text:p>
          </table:table-cell>
          <table:table-cell table:style-name="ce1" office:value-type="float" office:value="21050124" calcext:value-type="float">
            <text:p>21050124</text:p>
          </table:table-cell>
          <table:table-cell table:style-name="ce1" office:value-type="float" office:value="2655480" calcext:value-type="float">
            <text:p>2655480</text:p>
          </table:table-cell>
          <table:table-cell office:value-type="float" office:value="1654551" calcext:value-type="float">
            <text:p>1654551</text:p>
          </table:table-cell>
          <table:table-cell office:value-type="float" office:value="18026" calcext:value-type="float">
            <text:p>18026</text:p>
          </table:table-cell>
          <table:table-cell office:value-type="float" office:value="-108231" calcext:value-type="float">
            <text:p>-108231</text:p>
          </table:table-cell>
          <table:table-cell office:value-type="float" office:value="3389189" calcext:value-type="float">
            <text:p>3389189</text:p>
          </table:table-cell>
          <table:table-cell office:value-type="float" office:value="-1695707" calcext:value-type="float">
            <text:p>-1695707</text:p>
          </table:table-cell>
          <table:table-cell office:value-type="float" office:value="2357979" calcext:value-type="float">
            <text:p>2357979</text:p>
          </table:table-cell>
          <table:table-cell office:value-type="float" office:value="1718411" calcext:value-type="float">
            <text:p>1718411</text:p>
          </table:table-cell>
          <table:table-cell table:style-name="ce1" office:value-type="float" office:value="1901242" calcext:value-type="float">
            <text:p>1901242</text:p>
          </table:table-cell>
          <table:table-cell office:value-type="float" office:value="812229" calcext:value-type="float">
            <text:p>812229</text:p>
          </table:table-cell>
          <table:table-cell office:value-type="float" office:value="1123975" calcext:value-type="float">
            <text:p>1123975</text:p>
          </table:table-cell>
          <table:table-cell office:value-type="float" office:value="2101331" calcext:value-type="float">
            <text:p>2101331</text:p>
          </table:table-cell>
          <table:table-cell office:value-type="float" office:value="2043819" calcext:value-type="float">
            <text:p>2043819</text:p>
          </table:table-cell>
          <table:table-cell office:value-type="float" office:value="-630780" calcext:value-type="float">
            <text:p>-630780</text:p>
          </table:table-cell>
          <table:table-cell office:value-type="float" office:value="1395756" calcext:value-type="float">
            <text:p>1395756</text:p>
          </table:table-cell>
          <table:table-cell office:value-type="float" office:value="1263187" calcext:value-type="float">
            <text:p>1263187</text:p>
          </table:table-cell>
          <table:table-cell table:style-name="ce1" office:value-type="float" office:value="2802798" calcext:value-type="float">
            <text:p>2802798</text:p>
          </table:table-cell>
          <table:table-cell office:value-type="float" office:value="1990529" calcext:value-type="float">
            <text:p>1990529</text:p>
          </table:table-cell>
          <table:table-cell office:value-type="float" office:value="101588" calcext:value-type="float">
            <text:p>101588</text:p>
          </table:table-cell>
          <table:table-cell office:value-type="float" office:value="547310" calcext:value-type="float">
            <text:p>547310</text:p>
          </table:table-cell>
          <table:table-cell office:value-type="float" office:value="443823" calcext:value-type="float">
            <text:p>443823</text:p>
          </table:table-cell>
          <table:table-cell office:value-type="float" office:value="843146" calcext:value-type="float">
            <text:p>843146</text:p>
          </table:table-cell>
          <table:table-cell office:value-type="float" office:value="272219" calcext:value-type="float">
            <text:p>272219</text:p>
          </table:table-cell>
          <table:table-cell office:value-type="float" office:value="2526564" calcext:value-type="float">
            <text:p>2526564</text:p>
          </table:table-cell>
          <table:table-cell table:number-columns-repeated="2"/>
          <table:table-cell office:value-type="float" office:value="60062" calcext:value-type="float">
            <text:p>60062</text:p>
          </table:table-cell>
          <table:table-cell office:value-type="float" office:value="72476" calcext:value-type="float">
            <text:p>72476</text:p>
          </table:table-cell>
          <table:table-cell/>
          <table:table-cell office:value-type="float" office:value="788893" calcext:value-type="float">
            <text:p>788893</text:p>
          </table:table-cell>
          <table:table-cell office:value-type="float" office:value="86949" calcext:value-type="float">
            <text:p>86949</text:p>
          </table:table-cell>
          <table:table-cell office:value-type="float" office:value="11645" calcext:value-type="float">
            <text:p>11645</text:p>
          </table:table-cell>
          <table:table-cell office:value-type="float" office:value="4575997" calcext:value-type="float">
            <text:p>4575997</text:p>
          </table:table-cell>
          <table:table-cell office:value-type="float" office:value="10357446" calcext:value-type="float">
            <text:p>10357446</text:p>
          </table:table-cell>
          <table:table-cell office:value-type="float" office:value="10314733" calcext:value-type="float">
            <text:p>10314733</text:p>
          </table:table-cell>
          <table:table-cell office:value-type="float" office:value="281474" calcext:value-type="float">
            <text:p>281474</text:p>
          </table:table-cell>
          <table:table-cell office:value-type="float" office:value="-86510" calcext:value-type="float">
            <text:p>-86510</text:p>
          </table:table-cell>
          <table:table-cell office:value-type="float" office:value="451752" calcext:value-type="float">
            <text:p>451752</text:p>
          </table:table-cell>
          <table:table-cell office:value-type="float" office:value="1716926" calcext:value-type="float">
            <text:p>1716926</text:p>
          </table:table-cell>
          <table:table-cell office:value-type="float" office:value="17693" calcext:value-type="float">
            <text:p>17693</text:p>
          </table:table-cell>
          <table:table-cell office:value-type="float" office:value="362782" calcext:value-type="float">
            <text:p>362782</text:p>
          </table:table-cell>
          <table:table-cell office:value-type="float" office:value="-1213557" calcext:value-type="float">
            <text:p>-1213557</text:p>
          </table:table-cell>
          <table:table-cell office:value-type="float" office:value="200388" calcext:value-type="float">
            <text:p>200388</text:p>
          </table:table-cell>
          <table:table-cell office:value-type="float" office:value="-300398" calcext:value-type="float">
            <text:p>-300398</text:p>
          </table:table-cell>
          <table:table-cell office:value-type="float" office:value="69294708" calcext:value-type="float">
            <text:p>69294708</text:p>
          </table:table-cell>
          <table:table-cell office:value-type="float" office:value="109766" calcext:value-type="float">
            <text:p>109766</text:p>
          </table:table-cell>
          <table:table-cell office:value-type="float" office:value="1076303" calcext:value-type="float">
            <text:p>1076303</text:p>
          </table:table-cell>
          <table:table-cell office:value-type="float" office:value="-404558" calcext:value-type="float">
            <text:p>-404558</text:p>
          </table:table-cell>
          <table:table-cell office:value-type="float" office:value="1273589" calcext:value-type="float">
            <text:p>1273589</text:p>
          </table:table-cell>
          <table:table-cell office:value-type="float" office:value="1445816" calcext:value-type="float">
            <text:p>1445816</text:p>
          </table:table-cell>
          <table:table-cell office:value-type="float" office:value="4630750" calcext:value-type="float">
            <text:p>4630750</text:p>
          </table:table-cell>
          <table:table-cell office:value-type="float" office:value="94271" calcext:value-type="float">
            <text:p>94271</text:p>
          </table:table-cell>
          <table:table-cell office:value-type="float" office:value="543213" calcext:value-type="float">
            <text:p>543213</text:p>
          </table:table-cell>
          <table:table-cell office:value-type="float" office:value="345661" calcext:value-type="float">
            <text:p>345661</text:p>
          </table:table-cell>
          <table:table-cell office:value-type="float" office:value="2368124" calcext:value-type="float">
            <text:p>2368124</text:p>
          </table:table-cell>
          <table:table-cell office:value-type="float" office:value="8105742" calcext:value-type="float">
            <text:p>8105742</text:p>
          </table:table-cell>
          <table:table-cell office:value-type="float" office:value="202100" calcext:value-type="float">
            <text:p>202100</text:p>
          </table:table-cell>
          <table:table-cell/>
          <table:table-cell office:value-type="float" office:value="76635" calcext:value-type="float">
            <text:p>76635</text:p>
          </table:table-cell>
          <table:table-cell office:value-type="float" office:value="14811265" calcext:value-type="float">
            <text:p>14811265</text:p>
          </table:table-cell>
          <table:table-cell office:value-type="float" office:value="137982240" calcext:value-type="float">
            <text:p>137982240</text:p>
          </table:table-cell>
          <table:table-cell office:value-type="float" office:value="1045380" calcext:value-type="float">
            <text:p>1045380</text:p>
          </table:table-cell>
          <table:table-cell office:value-type="float" office:value="4267000" calcext:value-type="float">
            <text:p>4267000</text:p>
          </table:table-cell>
          <table:table-cell office:value-type="float" office:value="-274053" calcext:value-type="float">
            <text:p>-274053</text:p>
          </table:table-cell>
          <table:table-cell office:value-type="float" office:value="24428" calcext:value-type="float">
            <text:p>24428</text:p>
          </table:table-cell>
          <table:table-cell office:value-type="float" office:value="6007038" calcext:value-type="float">
            <text:p>6007038</text:p>
          </table:table-cell>
          <table:table-cell office:value-type="float" office:value="-134571" calcext:value-type="float">
            <text:p>-134571</text:p>
          </table:table-cell>
          <table:table-cell office:value-type="float" office:value="2463309" calcext:value-type="float">
            <text:p>2463309</text:p>
          </table:table-cell>
          <table:table-cell table:style-name="ce1" office:value-type="float" office:value="150569" calcext:value-type="float">
            <text:p>150569</text:p>
          </table:table-cell>
          <table:table-cell office:value-type="float" office:value="439121" calcext:value-type="float">
            <text:p>439121</text:p>
          </table:table-cell>
          <table:table-cell table:style-name="ce1" office:value-type="float" office:value="96018" calcext:value-type="float">
            <text:p>96018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02-2016</text:p>
          </table:table-cell>
          <table:table-cell office:value-type="float" office:value="1678351" calcext:value-type="float">
            <text:p>1678351</text:p>
          </table:table-cell>
          <table:table-cell office:value-type="float" office:value="-552" calcext:value-type="float">
            <text:p>-552</text:p>
          </table:table-cell>
          <table:table-cell office:value-type="float" office:value="76917" calcext:value-type="float">
            <text:p>76917</text:p>
          </table:table-cell>
          <table:table-cell office:value-type="float" office:value="51060" calcext:value-type="float">
            <text:p>51060</text:p>
          </table:table-cell>
          <table:table-cell office:value-type="float" office:value="860365" calcext:value-type="float">
            <text:p>860365</text:p>
          </table:table-cell>
          <table:table-cell/>
          <table:table-cell office:value-type="float" office:value="4257879" calcext:value-type="float">
            <text:p>4257879</text:p>
          </table:table-cell>
          <table:table-cell office:value-type="float" office:value="46062619" calcext:value-type="float">
            <text:p>46062619</text:p>
          </table:table-cell>
          <table:table-cell office:value-type="float" office:value="2371052" calcext:value-type="float">
            <text:p>2371052</text:p>
          </table:table-cell>
          <table:table-cell office:value-type="float" office:value="671003" calcext:value-type="float">
            <text:p>671003</text:p>
          </table:table-cell>
          <table:table-cell office:value-type="float" office:value="629273" calcext:value-type="float">
            <text:p>629273</text:p>
          </table:table-cell>
          <table:table-cell table:style-name="ce1" office:value-type="float" office:value="2872700" calcext:value-type="float">
            <text:p>2872700</text:p>
          </table:table-cell>
          <table:table-cell table:number-columns-repeated="2"/>
          <table:table-cell office:value-type="float" office:value="3023229" calcext:value-type="float">
            <text:p>3023229</text:p>
          </table:table-cell>
          <table:table-cell table:style-name="Default"/>
          <table:table-cell office:value-type="float" office:value="20827700" calcext:value-type="float">
            <text:p>20827700</text:p>
          </table:table-cell>
          <table:table-cell table:number-columns-repeated="2"/>
          <table:table-cell office:value-type="float" office:value="85770313" calcext:value-type="float">
            <text:p>85770313</text:p>
          </table:table-cell>
          <table:table-cell/>
          <table:table-cell office:value-type="float" office:value="298964" calcext:value-type="float">
            <text:p>298964</text:p>
          </table:table-cell>
          <table:table-cell office:value-type="float" office:value="37551" calcext:value-type="float">
            <text:p>37551</text:p>
          </table:table-cell>
          <table:table-cell office:value-type="float" office:value="95519" calcext:value-type="float">
            <text:p>95519</text:p>
          </table:table-cell>
          <table:table-cell office:value-type="float" office:value="7985981" calcext:value-type="float">
            <text:p>7985981</text:p>
          </table:table-cell>
          <table:table-cell office:value-type="float" office:value="2688820" calcext:value-type="float">
            <text:p>2688820</text:p>
          </table:table-cell>
          <table:table-cell office:value-type="float" office:value="1319681" calcext:value-type="float">
            <text:p>1319681</text:p>
          </table:table-cell>
          <table:table-cell office:value-type="float" office:value="1967774" calcext:value-type="float">
            <text:p>1967774</text:p>
          </table:table-cell>
          <table:table-cell office:value-type="float" office:value="96357886" calcext:value-type="float">
            <text:p>96357886</text:p>
          </table:table-cell>
          <table:table-cell office:value-type="float" office:value="72586421" calcext:value-type="float">
            <text:p>72586421</text:p>
          </table:table-cell>
          <table:table-cell office:value-type="float" office:value="753191" calcext:value-type="float">
            <text:p>753191</text:p>
          </table:table-cell>
          <table:table-cell office:value-type="float" office:value="6442847" calcext:value-type="float">
            <text:p>6442847</text:p>
          </table:table-cell>
          <table:table-cell office:value-type="float" office:value="299404" calcext:value-type="float">
            <text:p>299404</text:p>
          </table:table-cell>
          <table:table-cell office:value-type="float" office:value="17386" calcext:value-type="float">
            <text:p>17386</text:p>
          </table:table-cell>
          <table:table-cell office:value-type="float" office:value="549554" calcext:value-type="float">
            <text:p>549554</text:p>
          </table:table-cell>
          <table:table-cell office:value-type="float" office:value="711020" calcext:value-type="float">
            <text:p>711020</text:p>
          </table:table-cell>
          <table:table-cell office:value-type="float" office:value="255217" calcext:value-type="float">
            <text:p>255217</text:p>
          </table:table-cell>
          <table:table-cell office:value-type="float" office:value="3035195" calcext:value-type="float">
            <text:p>3035195</text:p>
          </table:table-cell>
          <table:table-cell office:value-type="float" office:value="1165342" calcext:value-type="float">
            <text:p>1165342</text:p>
          </table:table-cell>
          <table:table-cell office:value-type="float" office:value="1104" calcext:value-type="float">
            <text:p>1104</text:p>
          </table:table-cell>
          <table:table-cell office:value-type="float" office:value="181173" calcext:value-type="float">
            <text:p>181173</text:p>
          </table:table-cell>
          <table:table-cell office:value-type="float" office:value="88077" calcext:value-type="float">
            <text:p>88077</text:p>
          </table:table-cell>
          <table:table-cell/>
          <table:table-cell office:value-type="float" office:value="-297215" calcext:value-type="float">
            <text:p>-297215</text:p>
          </table:table-cell>
          <table:table-cell office:value-type="float" office:value="10245141" calcext:value-type="float">
            <text:p>10245141</text:p>
          </table:table-cell>
          <table:table-cell office:value-type="float" office:value="4785810" calcext:value-type="float">
            <text:p>4785810</text:p>
          </table:table-cell>
          <table:table-cell office:value-type="float" office:value="7773895" calcext:value-type="float">
            <text:p>7773895</text:p>
          </table:table-cell>
          <table:table-cell office:value-type="float" office:value="409266" calcext:value-type="float">
            <text:p>409266</text:p>
          </table:table-cell>
          <table:table-cell office:value-type="float" office:value="4873836" calcext:value-type="float">
            <text:p>4873836</text:p>
          </table:table-cell>
          <table:table-cell office:value-type="float" office:value="1092968" calcext:value-type="float">
            <text:p>1092968</text:p>
          </table:table-cell>
          <table:table-cell office:value-type="float" office:value="12861252" calcext:value-type="float">
            <text:p>12861252</text:p>
          </table:table-cell>
          <table:table-cell office:value-type="float" office:value="-4" calcext:value-type="float">
            <text:p>-4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-18440" calcext:value-type="float">
            <text:p>-18440</text:p>
          </table:table-cell>
          <table:table-cell office:value-type="float" office:value="3593804" calcext:value-type="float">
            <text:p>3593804</text:p>
          </table:table-cell>
          <table:table-cell office:value-type="float" office:value="2039655" calcext:value-type="float">
            <text:p>2039655</text:p>
          </table:table-cell>
          <table:table-cell office:value-type="float" office:value="-5007" calcext:value-type="float">
            <text:p>-5007</text:p>
          </table:table-cell>
          <table:table-cell office:value-type="float" office:value="50780397" calcext:value-type="float">
            <text:p>50780397</text:p>
          </table:table-cell>
          <table:table-cell office:value-type="float" office:value="2067576" calcext:value-type="float">
            <text:p>2067576</text:p>
          </table:table-cell>
          <table:table-cell office:value-type="float" office:value="12883000" calcext:value-type="float">
            <text:p>12883000</text:p>
          </table:table-cell>
          <table:table-cell office:value-type="float" office:value="1311834" calcext:value-type="float">
            <text:p>1311834</text:p>
          </table:table-cell>
          <table:table-cell office:value-type="float" office:value="1171511" calcext:value-type="float">
            <text:p>1171511</text:p>
          </table:table-cell>
          <table:table-cell office:value-type="float" office:value="3242804" calcext:value-type="float">
            <text:p>3242804</text:p>
          </table:table-cell>
          <table:table-cell office:value-type="float" office:value="817106" calcext:value-type="float">
            <text:p>817106</text:p>
          </table:table-cell>
          <table:table-cell office:value-type="float" office:value="2207569" calcext:value-type="float">
            <text:p>2207569</text:p>
          </table:table-cell>
          <table:table-cell office:value-type="float" office:value="13798167" calcext:value-type="float">
            <text:p>13798167</text:p>
          </table:table-cell>
          <table:table-cell office:value-type="float" office:value="1635479" calcext:value-type="float">
            <text:p>1635479</text:p>
          </table:table-cell>
          <table:table-cell office:value-type="float" office:value="835066" calcext:value-type="float">
            <text:p>835066</text:p>
          </table:table-cell>
          <table:table-cell office:value-type="float" office:value="-434532" calcext:value-type="float">
            <text:p>-434532</text:p>
          </table:table-cell>
          <table:table-cell office:value-type="float" office:value="1371294" calcext:value-type="float">
            <text:p>1371294</text:p>
          </table:table-cell>
          <table:table-cell office:value-type="float" office:value="168706" calcext:value-type="float">
            <text:p>168706</text:p>
          </table:table-cell>
          <table:table-cell office:value-type="float" office:value="2532806" calcext:value-type="float">
            <text:p>2532806</text:p>
          </table:table-cell>
          <table:table-cell office:value-type="float" office:value="466533" calcext:value-type="float">
            <text:p>466533</text:p>
          </table:table-cell>
          <table:table-cell office:value-type="float" office:value="1176026" calcext:value-type="float">
            <text:p>1176026</text:p>
          </table:table-cell>
          <table:table-cell office:value-type="float" office:value="144999" calcext:value-type="float">
            <text:p>144999</text:p>
          </table:table-cell>
          <table:table-cell table:style-name="Default"/>
          <table:table-cell office:value-type="float" office:value="1001848" calcext:value-type="float">
            <text:p>1001848</text:p>
          </table:table-cell>
          <table:table-cell office:value-type="float" office:value="15683988" calcext:value-type="float">
            <text:p>15683988</text:p>
          </table:table-cell>
          <table:table-cell office:value-type="float" office:value="456650" calcext:value-type="float">
            <text:p>456650</text:p>
          </table:table-cell>
          <table:table-cell office:value-type="float" office:value="4280119" calcext:value-type="float">
            <text:p>4280119</text:p>
          </table:table-cell>
          <table:table-cell office:value-type="float" office:value="5778487" calcext:value-type="float">
            <text:p>5778487</text:p>
          </table:table-cell>
          <table:table-cell office:value-type="float" office:value="7190037" calcext:value-type="float">
            <text:p>7190037</text:p>
          </table:table-cell>
          <table:table-cell office:value-type="float" office:value="1384256" calcext:value-type="float">
            <text:p>1384256</text:p>
          </table:table-cell>
          <table:table-cell office:value-type="float" office:value="246843" calcext:value-type="float">
            <text:p>246843</text:p>
          </table:table-cell>
          <table:table-cell office:value-type="float" office:value="5645284" calcext:value-type="float">
            <text:p>5645284</text:p>
          </table:table-cell>
          <table:table-cell table:style-name="ce1" office:value-type="float" office:value="75476" calcext:value-type="float">
            <text:p>75476</text:p>
          </table:table-cell>
          <table:table-cell office:value-type="float" office:value="7895127" calcext:value-type="float">
            <text:p>7895127</text:p>
          </table:table-cell>
          <table:table-cell office:value-type="float" office:value="23493" calcext:value-type="float">
            <text:p>23493</text:p>
          </table:table-cell>
          <table:table-cell/>
          <table:table-cell office:value-type="float" office:value="-3282670" calcext:value-type="float">
            <text:p>-3282670</text:p>
          </table:table-cell>
          <table:table-cell office:value-type="float" office:value="15131473" calcext:value-type="float">
            <text:p>15131473</text:p>
          </table:table-cell>
          <table:table-cell table:style-name="ce1" office:value-type="float" office:value="2210494" calcext:value-type="float">
            <text:p>2210494</text:p>
          </table:table-cell>
          <table:table-cell office:value-type="float" office:value="178450" calcext:value-type="float">
            <text:p>178450</text:p>
          </table:table-cell>
          <table:table-cell office:value-type="float" office:value="142173" calcext:value-type="float">
            <text:p>142173</text:p>
          </table:table-cell>
          <table:table-cell office:value-type="float" office:value="1499490" calcext:value-type="float">
            <text:p>1499490</text:p>
          </table:table-cell>
          <table:table-cell office:value-type="float" office:value="27876" calcext:value-type="float">
            <text:p>27876</text:p>
          </table:table-cell>
          <table:table-cell office:value-type="float" office:value="1141642" calcext:value-type="float">
            <text:p>1141642</text:p>
          </table:table-cell>
          <table:table-cell table:style-name="ce1" office:value-type="float" office:value="4864" calcext:value-type="float">
            <text:p>4864</text:p>
          </table:table-cell>
          <table:table-cell office:value-type="float" office:value="6169237" calcext:value-type="float">
            <text:p>6169237</text:p>
          </table:table-cell>
          <table:table-cell office:value-type="float" office:value="10183966" calcext:value-type="float">
            <text:p>10183966</text:p>
          </table:table-cell>
          <table:table-cell office:value-type="float" office:value="250029" calcext:value-type="float">
            <text:p>250029</text:p>
          </table:table-cell>
          <table:table-cell office:value-type="float" office:value="187711" calcext:value-type="float">
            <text:p>187711</text:p>
          </table:table-cell>
          <table:table-cell table:style-name="ce1" office:value-type="float" office:value="640453" calcext:value-type="float">
            <text:p>640453</text:p>
          </table:table-cell>
          <table:table-cell office:value-type="float" office:value="6759697" calcext:value-type="float">
            <text:p>6759697</text:p>
          </table:table-cell>
          <table:table-cell office:value-type="float" office:value="2814561" calcext:value-type="float">
            <text:p>2814561</text:p>
          </table:table-cell>
          <table:table-cell office:value-type="float" office:value="363744" calcext:value-type="float">
            <text:p>363744</text:p>
          </table:table-cell>
          <table:table-cell office:value-type="float" office:value="1834904" calcext:value-type="float">
            <text:p>1834904</text:p>
          </table:table-cell>
          <table:table-cell office:value-type="float" office:value="498971" calcext:value-type="float">
            <text:p>498971</text:p>
          </table:table-cell>
          <table:table-cell office:value-type="float" office:value="1344" calcext:value-type="float">
            <text:p>1344</text:p>
          </table:table-cell>
          <table:table-cell office:value-type="float" office:value="4559862" calcext:value-type="float">
            <text:p>4559862</text:p>
          </table:table-cell>
          <table:table-cell table:style-name="ce1" office:value-type="float" office:value="296" calcext:value-type="float">
            <text:p>296</text:p>
          </table:table-cell>
          <table:table-cell office:value-type="float" office:value="449744" calcext:value-type="float">
            <text:p>449744</text:p>
          </table:table-cell>
          <table:table-cell office:value-type="float" office:value="9369694" calcext:value-type="float">
            <text:p>9369694</text:p>
          </table:table-cell>
          <table:table-cell/>
          <table:table-cell office:value-type="float" office:value="427070" calcext:value-type="float">
            <text:p>427070</text:p>
          </table:table-cell>
          <table:table-cell office:value-type="float" office:value="1994194" calcext:value-type="float">
            <text:p>1994194</text:p>
          </table:table-cell>
          <table:table-cell office:value-type="float" office:value="154312" calcext:value-type="float">
            <text:p>154312</text:p>
          </table:table-cell>
          <table:table-cell office:value-type="float" office:value="2167106" calcext:value-type="float">
            <text:p>2167106</text:p>
          </table:table-cell>
          <table:table-cell office:value-type="float" office:value="784446" calcext:value-type="float">
            <text:p>784446</text:p>
          </table:table-cell>
          <table:table-cell office:value-type="float" office:value="12257549" calcext:value-type="float">
            <text:p>12257549</text:p>
          </table:table-cell>
          <table:table-cell table:style-name="ce1" office:value-type="float" office:value="896546" calcext:value-type="float">
            <text:p>896546</text:p>
          </table:table-cell>
          <table:table-cell office:value-type="float" office:value="132861" calcext:value-type="float">
            <text:p>132861</text:p>
          </table:table-cell>
          <table:table-cell office:value-type="float" office:value="1403560" calcext:value-type="float">
            <text:p>1403560</text:p>
          </table:table-cell>
          <table:table-cell office:value-type="float" office:value="3313761" calcext:value-type="float">
            <text:p>3313761</text:p>
          </table:table-cell>
          <table:table-cell office:value-type="float" office:value="3392170" calcext:value-type="float">
            <text:p>3392170</text:p>
          </table:table-cell>
          <table:table-cell office:value-type="float" office:value="6849472" calcext:value-type="float">
            <text:p>6849472</text:p>
          </table:table-cell>
          <table:table-cell office:value-type="float" office:value="4593240" calcext:value-type="float">
            <text:p>4593240</text:p>
          </table:table-cell>
          <table:table-cell office:value-type="float" office:value="1979395" calcext:value-type="float">
            <text:p>1979395</text:p>
          </table:table-cell>
          <table:table-cell office:value-type="float" office:value="499462" calcext:value-type="float">
            <text:p>499462</text:p>
          </table:table-cell>
          <table:table-cell office:value-type="float" office:value="2450250" calcext:value-type="float">
            <text:p>2450250</text:p>
          </table:table-cell>
          <table:table-cell office:value-type="float" office:value="31728" calcext:value-type="float">
            <text:p>31728</text:p>
          </table:table-cell>
          <table:table-cell office:value-type="float" office:value="2767905" calcext:value-type="float">
            <text:p>2767905</text:p>
          </table:table-cell>
          <table:table-cell office:value-type="float" office:value="1599845" calcext:value-type="float">
            <text:p>1599845</text:p>
          </table:table-cell>
          <table:table-cell office:value-type="float" office:value="214277" calcext:value-type="float">
            <text:p>214277</text:p>
          </table:table-cell>
          <table:table-cell office:value-type="float" office:value="793160" calcext:value-type="float">
            <text:p>793160</text:p>
          </table:table-cell>
          <table:table-cell office:value-type="float" office:value="1736156" calcext:value-type="float">
            <text:p>1736156</text:p>
          </table:table-cell>
          <table:table-cell/>
          <table:table-cell office:value-type="float" office:value="-80747" calcext:value-type="float">
            <text:p>-80747</text:p>
          </table:table-cell>
          <table:table-cell office:value-type="float" office:value="756466" calcext:value-type="float">
            <text:p>756466</text:p>
          </table:table-cell>
          <table:table-cell office:value-type="float" office:value="3001290" calcext:value-type="float">
            <text:p>3001290</text:p>
          </table:table-cell>
          <table:table-cell office:value-type="float" office:value="3084" calcext:value-type="float">
            <text:p>3084</text:p>
          </table:table-cell>
          <table:table-cell office:value-type="float" office:value="914265" calcext:value-type="float">
            <text:p>914265</text:p>
          </table:table-cell>
          <table:table-cell office:value-type="float" office:value="27760998" calcext:value-type="float">
            <text:p>27760998</text:p>
          </table:table-cell>
          <table:table-cell office:value-type="float" office:value="-3387000" calcext:value-type="float">
            <text:p>-3387000</text:p>
          </table:table-cell>
          <table:table-cell office:value-type="float" office:value="-33783" calcext:value-type="float">
            <text:p>-33783</text:p>
          </table:table-cell>
          <table:table-cell office:value-type="float" office:value="466267884" calcext:value-type="float">
            <text:p>466267884</text:p>
          </table:table-cell>
          <table:table-cell office:value-type="float" office:value="2665778" calcext:value-type="float">
            <text:p>2665778</text:p>
          </table:table-cell>
          <table:table-cell office:value-type="float" office:value="3346299" calcext:value-type="float">
            <text:p>3346299</text:p>
          </table:table-cell>
          <table:table-cell table:style-name="ce1" office:value-type="float" office:value="-83381201" calcext:value-type="float">
            <text:p>-83381201</text:p>
          </table:table-cell>
          <table:table-cell/>
          <table:table-cell office:value-type="float" office:value="1896099" calcext:value-type="float">
            <text:p>1896099</text:p>
          </table:table-cell>
          <table:table-cell office:value-type="float" office:value="-335167" calcext:value-type="float">
            <text:p>-335167</text:p>
          </table:table-cell>
          <table:table-cell table:style-name="ce1" office:value-type="float" office:value="978870" calcext:value-type="float">
            <text:p>978870</text:p>
          </table:table-cell>
          <table:table-cell office:value-type="float" office:value="-97953" calcext:value-type="float">
            <text:p>-97953</text:p>
          </table:table-cell>
          <table:table-cell office:value-type="float" office:value="9067727" calcext:value-type="float">
            <text:p>9067727</text:p>
          </table:table-cell>
          <table:table-cell office:value-type="float" office:value="-140467" calcext:value-type="float">
            <text:p>-140467</text:p>
          </table:table-cell>
          <table:table-cell office:value-type="float" office:value="-759097" calcext:value-type="float">
            <text:p>-759097</text:p>
          </table:table-cell>
          <table:table-cell/>
          <table:table-cell office:value-type="float" office:value="2689337" calcext:value-type="float">
            <text:p>2689337</text:p>
          </table:table-cell>
          <table:table-cell table:style-name="ce1" office:value-type="float" office:value="35376" calcext:value-type="float">
            <text:p>35376</text:p>
          </table:table-cell>
          <table:table-cell office:value-type="float" office:value="629033" calcext:value-type="float">
            <text:p>629033</text:p>
          </table:table-cell>
          <table:table-cell office:value-type="float" office:value="-462745" calcext:value-type="float">
            <text:p>-462745</text:p>
          </table:table-cell>
          <table:table-cell table:style-name="ce1" office:value-type="float" office:value="468685" calcext:value-type="float">
            <text:p>468685</text:p>
          </table:table-cell>
          <table:table-cell table:number-columns-repeated="2"/>
          <table:table-cell office:value-type="float" office:value="1102889" calcext:value-type="float">
            <text:p>1102889</text:p>
          </table:table-cell>
          <table:table-cell office:value-type="float" office:value="189623" calcext:value-type="float">
            <text:p>189623</text:p>
          </table:table-cell>
          <table:table-cell office:value-type="float" office:value="2500504" calcext:value-type="float">
            <text:p>2500504</text:p>
          </table:table-cell>
          <table:table-cell office:value-type="float" office:value="2001482" calcext:value-type="float">
            <text:p>2001482</text:p>
          </table:table-cell>
          <table:table-cell office:value-type="float" office:value="457490" calcext:value-type="float">
            <text:p>457490</text:p>
          </table:table-cell>
          <table:table-cell/>
          <table:table-cell office:value-type="float" office:value="131120000" calcext:value-type="float">
            <text:p>131120000</text:p>
          </table:table-cell>
          <table:table-cell office:value-type="float" office:value="49584000" calcext:value-type="float">
            <text:p>49584000</text:p>
          </table:table-cell>
          <table:table-cell office:value-type="float" office:value="24141195" calcext:value-type="float">
            <text:p>24141195</text:p>
          </table:table-cell>
          <table:table-cell/>
          <table:table-cell office:value-type="float" office:value="2553423" calcext:value-type="float">
            <text:p>2553423</text:p>
          </table:table-cell>
          <table:table-cell office:value-type="float" office:value="834842" calcext:value-type="float">
            <text:p>834842</text:p>
          </table:table-cell>
          <table:table-cell office:value-type="float" office:value="621289" calcext:value-type="float">
            <text:p>621289</text:p>
          </table:table-cell>
          <table:table-cell office:value-type="float" office:value="784539" calcext:value-type="float">
            <text:p>784539</text:p>
          </table:table-cell>
          <table:table-cell office:value-type="float" office:value="-160428" calcext:value-type="float">
            <text:p>-160428</text:p>
          </table:table-cell>
          <table:table-cell office:value-type="float" office:value="477245" calcext:value-type="float">
            <text:p>477245</text:p>
          </table:table-cell>
          <table:table-cell office:value-type="float" office:value="7421199" calcext:value-type="float">
            <text:p>7421199</text:p>
          </table:table-cell>
          <table:table-cell office:value-type="float" office:value="3602022" calcext:value-type="float">
            <text:p>3602022</text:p>
          </table:table-cell>
          <table:table-cell office:value-type="float" office:value="697117" calcext:value-type="float">
            <text:p>697117</text:p>
          </table:table-cell>
          <table:table-cell/>
          <table:table-cell office:value-type="float" office:value="23998525" calcext:value-type="float">
            <text:p>23998525</text:p>
          </table:table-cell>
          <table:table-cell office:value-type="float" office:value="2074211" calcext:value-type="float">
            <text:p>2074211</text:p>
          </table:table-cell>
          <table:table-cell table:number-columns-repeated="2"/>
          <table:table-cell office:value-type="float" office:value="154989" calcext:value-type="float">
            <text:p>154989</text:p>
          </table:table-cell>
          <table:table-cell office:value-type="float" office:value="2901245" calcext:value-type="float">
            <text:p>2901245</text:p>
          </table:table-cell>
          <table:table-cell office:value-type="float" office:value="1069897" calcext:value-type="float">
            <text:p>1069897</text:p>
          </table:table-cell>
          <table:table-cell office:value-type="float" office:value="2297204" calcext:value-type="float">
            <text:p>2297204</text:p>
          </table:table-cell>
          <table:table-cell office:value-type="float" office:value="137520" calcext:value-type="float">
            <text:p>137520</text:p>
          </table:table-cell>
          <table:table-cell office:value-type="float" office:value="-388964" calcext:value-type="float">
            <text:p>-388964</text:p>
          </table:table-cell>
          <table:table-cell office:value-type="float" office:value="3935878" calcext:value-type="float">
            <text:p>3935878</text:p>
          </table:table-cell>
          <table:table-cell table:style-name="ce1" office:value-type="float" office:value="34517" calcext:value-type="float">
            <text:p>34517</text:p>
          </table:table-cell>
          <table:table-cell office:value-type="float" office:value="674735" calcext:value-type="float">
            <text:p>674735</text:p>
          </table:table-cell>
          <table:table-cell office:value-type="float" office:value="1351107" calcext:value-type="float">
            <text:p>1351107</text:p>
          </table:table-cell>
          <table:table-cell office:value-type="float" office:value="-265106" calcext:value-type="float">
            <text:p>-265106</text:p>
          </table:table-cell>
          <table:table-cell office:value-type="float" office:value="-363641" calcext:value-type="float">
            <text:p>-363641</text:p>
          </table:table-cell>
          <table:table-cell office:value-type="float" office:value="1744488" calcext:value-type="float">
            <text:p>1744488</text:p>
          </table:table-cell>
          <table:table-cell office:value-type="float" office:value="1716678" calcext:value-type="float">
            <text:p>1716678</text:p>
          </table:table-cell>
          <table:table-cell office:value-type="float" office:value="2671049" calcext:value-type="float">
            <text:p>2671049</text:p>
          </table:table-cell>
          <table:table-cell office:value-type="float" office:value="190187" calcext:value-type="float">
            <text:p>190187</text:p>
          </table:table-cell>
          <table:table-cell office:value-type="float" office:value="41719" calcext:value-type="float">
            <text:p>41719</text:p>
          </table:table-cell>
          <table:table-cell office:value-type="float" office:value="3644383" calcext:value-type="float">
            <text:p>3644383</text:p>
          </table:table-cell>
          <table:table-cell office:value-type="float" office:value="26128591" calcext:value-type="float">
            <text:p>26128591</text:p>
          </table:table-cell>
          <table:table-cell/>
          <table:table-cell office:value-type="float" office:value="207757223" calcext:value-type="float">
            <text:p>207757223</text:p>
          </table:table-cell>
          <table:table-cell/>
          <table:table-cell office:value-type="float" office:value="108246" calcext:value-type="float">
            <text:p>108246</text:p>
          </table:table-cell>
          <table:table-cell office:value-type="float" office:value="613387" calcext:value-type="float">
            <text:p>613387</text:p>
          </table:table-cell>
          <table:table-cell office:value-type="float" office:value="-259715" calcext:value-type="float">
            <text:p>-259715</text:p>
          </table:table-cell>
          <table:table-cell office:value-type="float" office:value="-887287" calcext:value-type="float">
            <text:p>-887287</text:p>
          </table:table-cell>
          <table:table-cell office:value-type="float" office:value="1269301" calcext:value-type="float">
            <text:p>1269301</text:p>
          </table:table-cell>
          <table:table-cell office:value-type="float" office:value="552523" calcext:value-type="float">
            <text:p>552523</text:p>
          </table:table-cell>
          <table:table-cell table:style-name="ce1" office:value-type="float" office:value="775785" calcext:value-type="float">
            <text:p>775785</text:p>
          </table:table-cell>
          <table:table-cell office:value-type="float" office:value="3233928" calcext:value-type="float">
            <text:p>3233928</text:p>
          </table:table-cell>
          <table:table-cell office:value-type="float" office:value="5285079" calcext:value-type="float">
            <text:p>5285079</text:p>
          </table:table-cell>
          <table:table-cell office:value-type="float" office:value="4282506" calcext:value-type="float">
            <text:p>4282506</text:p>
          </table:table-cell>
          <table:table-cell office:value-type="float" office:value="-73238" calcext:value-type="float">
            <text:p>-73238</text:p>
          </table:table-cell>
          <table:table-cell/>
          <table:table-cell office:value-type="float" office:value="-121349" calcext:value-type="float">
            <text:p>-121349</text:p>
          </table:table-cell>
          <table:table-cell office:value-type="float" office:value="95986" calcext:value-type="float">
            <text:p>95986</text:p>
          </table:table-cell>
          <table:table-cell office:value-type="float" office:value="2274" calcext:value-type="float">
            <text:p>2274</text:p>
          </table:table-cell>
          <table:table-cell office:value-type="float" office:value="639352" calcext:value-type="float">
            <text:p>639352</text:p>
          </table:table-cell>
          <table:table-cell/>
          <table:table-cell office:value-type="float" office:value="11255211" calcext:value-type="float">
            <text:p>11255211</text:p>
          </table:table-cell>
          <table:table-cell office:value-type="float" office:value="375415" calcext:value-type="float">
            <text:p>375415</text:p>
          </table:table-cell>
          <table:table-cell office:value-type="float" office:value="-5961" calcext:value-type="float">
            <text:p>-5961</text:p>
          </table:table-cell>
          <table:table-cell office:value-type="float" office:value="-2892838" calcext:value-type="float">
            <text:p>-2892838</text:p>
          </table:table-cell>
          <table:table-cell table:style-name="ce1" office:value-type="float" office:value="381737" calcext:value-type="float">
            <text:p>381737</text:p>
          </table:table-cell>
          <table:table-cell office:value-type="float" office:value="-140467" calcext:value-type="float">
            <text:p>-140467</text:p>
          </table:table-cell>
          <table:table-cell office:value-type="float" office:value="324334" calcext:value-type="float">
            <text:p>324334</text:p>
          </table:table-cell>
          <table:table-cell office:value-type="float" office:value="242991" calcext:value-type="float">
            <text:p>242991</text:p>
          </table:table-cell>
          <table:table-cell office:value-type="float" office:value="1056739" calcext:value-type="float">
            <text:p>1056739</text:p>
          </table:table-cell>
          <table:table-cell office:value-type="float" office:value="774526" calcext:value-type="float">
            <text:p>774526</text:p>
          </table:table-cell>
          <table:table-cell/>
          <table:table-cell office:value-type="float" office:value="275292000" calcext:value-type="float">
            <text:p>275292000</text:p>
          </table:table-cell>
          <table:table-cell table:style-name="ce1" office:value-type="float" office:value="180953576" calcext:value-type="float">
            <text:p>180953576</text:p>
          </table:table-cell>
          <table:table-cell office:value-type="float" office:value="-67178" calcext:value-type="float">
            <text:p>-67178</text:p>
          </table:table-cell>
          <table:table-cell office:value-type="float" office:value="12798" calcext:value-type="float">
            <text:p>12798</text:p>
          </table:table-cell>
          <table:table-cell office:value-type="float" office:value="2346" calcext:value-type="float">
            <text:p>2346</text:p>
          </table:table-cell>
          <table:table-cell office:value-type="float" office:value="6761465" calcext:value-type="float">
            <text:p>6761465</text:p>
          </table:table-cell>
          <table:table-cell/>
          <table:table-cell office:value-type="float" office:value="560310" calcext:value-type="float">
            <text:p>560310</text:p>
          </table:table-cell>
          <table:table-cell table:number-columns-repeated="2"/>
          <table:table-cell office:value-type="float" office:value="807131" calcext:value-type="float">
            <text:p>807131</text:p>
          </table:table-cell>
          <table:table-cell office:value-type="float" office:value="71019" calcext:value-type="float">
            <text:p>71019</text:p>
          </table:table-cell>
          <table:table-cell office:value-type="float" office:value="2088150" calcext:value-type="float">
            <text:p>2088150</text:p>
          </table:table-cell>
          <table:table-cell table:style-name="ce1" office:value-type="float" office:value="22268738" calcext:value-type="float">
            <text:p>22268738</text:p>
          </table:table-cell>
          <table:table-cell table:style-name="ce1" office:value-type="float" office:value="2767763" calcext:value-type="float">
            <text:p>2767763</text:p>
          </table:table-cell>
          <table:table-cell office:value-type="float" office:value="1951192" calcext:value-type="float">
            <text:p>1951192</text:p>
          </table:table-cell>
          <table:table-cell office:value-type="float" office:value="19091" calcext:value-type="float">
            <text:p>19091</text:p>
          </table:table-cell>
          <table:table-cell office:value-type="float" office:value="-112437" calcext:value-type="float">
            <text:p>-112437</text:p>
          </table:table-cell>
          <table:table-cell office:value-type="float" office:value="3305363" calcext:value-type="float">
            <text:p>3305363</text:p>
          </table:table-cell>
          <table:table-cell office:value-type="float" office:value="-1791871" calcext:value-type="float">
            <text:p>-1791871</text:p>
          </table:table-cell>
          <table:table-cell office:value-type="float" office:value="2357979" calcext:value-type="float">
            <text:p>2357979</text:p>
          </table:table-cell>
          <table:table-cell office:value-type="float" office:value="1706006" calcext:value-type="float">
            <text:p>1706006</text:p>
          </table:table-cell>
          <table:table-cell table:style-name="ce1" office:value-type="float" office:value="1979146" calcext:value-type="float">
            <text:p>1979146</text:p>
          </table:table-cell>
          <table:table-cell office:value-type="float" office:value="829287" calcext:value-type="float">
            <text:p>829287</text:p>
          </table:table-cell>
          <table:table-cell office:value-type="float" office:value="1006633" calcext:value-type="float">
            <text:p>1006633</text:p>
          </table:table-cell>
          <table:table-cell office:value-type="float" office:value="2134192" calcext:value-type="float">
            <text:p>2134192</text:p>
          </table:table-cell>
          <table:table-cell office:value-type="float" office:value="2618599" calcext:value-type="float">
            <text:p>2618599</text:p>
          </table:table-cell>
          <table:table-cell office:value-type="float" office:value="-661966" calcext:value-type="float">
            <text:p>-661966</text:p>
          </table:table-cell>
          <table:table-cell office:value-type="float" office:value="1391527" calcext:value-type="float">
            <text:p>1391527</text:p>
          </table:table-cell>
          <table:table-cell office:value-type="float" office:value="1264242" calcext:value-type="float">
            <text:p>1264242</text:p>
          </table:table-cell>
          <table:table-cell table:style-name="ce1" office:value-type="float" office:value="2857696" calcext:value-type="float">
            <text:p>2857696</text:p>
          </table:table-cell>
          <table:table-cell office:value-type="float" office:value="1984523" calcext:value-type="float">
            <text:p>1984523</text:p>
          </table:table-cell>
          <table:table-cell office:value-type="float" office:value="119640" calcext:value-type="float">
            <text:p>119640</text:p>
          </table:table-cell>
          <table:table-cell office:value-type="float" office:value="527262" calcext:value-type="float">
            <text:p>527262</text:p>
          </table:table-cell>
          <table:table-cell office:value-type="float" office:value="452252" calcext:value-type="float">
            <text:p>452252</text:p>
          </table:table-cell>
          <table:table-cell office:value-type="float" office:value="903858" calcext:value-type="float">
            <text:p>903858</text:p>
          </table:table-cell>
          <table:table-cell office:value-type="float" office:value="264602" calcext:value-type="float">
            <text:p>264602</text:p>
          </table:table-cell>
          <table:table-cell office:value-type="float" office:value="2526564" calcext:value-type="float">
            <text:p>2526564</text:p>
          </table:table-cell>
          <table:table-cell table:number-columns-repeated="2"/>
          <table:table-cell office:value-type="float" office:value="57884" calcext:value-type="float">
            <text:p>57884</text:p>
          </table:table-cell>
          <table:table-cell office:value-type="float" office:value="72020" calcext:value-type="float">
            <text:p>72020</text:p>
          </table:table-cell>
          <table:table-cell/>
          <table:table-cell office:value-type="float" office:value="807416" calcext:value-type="float">
            <text:p>807416</text:p>
          </table:table-cell>
          <table:table-cell office:value-type="float" office:value="53266" calcext:value-type="float">
            <text:p>53266</text:p>
          </table:table-cell>
          <table:table-cell office:value-type="float" office:value="11639" calcext:value-type="float">
            <text:p>11639</text:p>
          </table:table-cell>
          <table:table-cell office:value-type="float" office:value="4729092" calcext:value-type="float">
            <text:p>4729092</text:p>
          </table:table-cell>
          <table:table-cell office:value-type="float" office:value="11023732" calcext:value-type="float">
            <text:p>11023732</text:p>
          </table:table-cell>
          <table:table-cell office:value-type="float" office:value="10964376" calcext:value-type="float">
            <text:p>10964376</text:p>
          </table:table-cell>
          <table:table-cell office:value-type="float" office:value="281320" calcext:value-type="float">
            <text:p>281320</text:p>
          </table:table-cell>
          <table:table-cell office:value-type="float" office:value="-80747" calcext:value-type="float">
            <text:p>-80747</text:p>
          </table:table-cell>
          <table:table-cell office:value-type="float" office:value="447458" calcext:value-type="float">
            <text:p>447458</text:p>
          </table:table-cell>
          <table:table-cell office:value-type="float" office:value="1620943" calcext:value-type="float">
            <text:p>1620943</text:p>
          </table:table-cell>
          <table:table-cell office:value-type="float" office:value="13968" calcext:value-type="float">
            <text:p>13968</text:p>
          </table:table-cell>
          <table:table-cell office:value-type="float" office:value="362054" calcext:value-type="float">
            <text:p>362054</text:p>
          </table:table-cell>
          <table:table-cell office:value-type="float" office:value="-1251089" calcext:value-type="float">
            <text:p>-1251089</text:p>
          </table:table-cell>
          <table:table-cell office:value-type="float" office:value="195662" calcext:value-type="float">
            <text:p>195662</text:p>
          </table:table-cell>
          <table:table-cell office:value-type="float" office:value="-382064" calcext:value-type="float">
            <text:p>-382064</text:p>
          </table:table-cell>
          <table:table-cell office:value-type="float" office:value="68319766" calcext:value-type="float">
            <text:p>68319766</text:p>
          </table:table-cell>
          <table:table-cell office:value-type="float" office:value="114945" calcext:value-type="float">
            <text:p>114945</text:p>
          </table:table-cell>
          <table:table-cell office:value-type="float" office:value="1092260" calcext:value-type="float">
            <text:p>1092260</text:p>
          </table:table-cell>
          <table:table-cell office:value-type="float" office:value="-426449" calcext:value-type="float">
            <text:p>-426449</text:p>
          </table:table-cell>
          <table:table-cell office:value-type="float" office:value="1232207" calcext:value-type="float">
            <text:p>1232207</text:p>
          </table:table-cell>
          <table:table-cell office:value-type="float" office:value="1363168" calcext:value-type="float">
            <text:p>1363168</text:p>
          </table:table-cell>
          <table:table-cell office:value-type="float" office:value="4293745" calcext:value-type="float">
            <text:p>4293745</text:p>
          </table:table-cell>
          <table:table-cell office:value-type="float" office:value="97070" calcext:value-type="float">
            <text:p>97070</text:p>
          </table:table-cell>
          <table:table-cell office:value-type="float" office:value="524156" calcext:value-type="float">
            <text:p>524156</text:p>
          </table:table-cell>
          <table:table-cell office:value-type="float" office:value="363357" calcext:value-type="float">
            <text:p>363357</text:p>
          </table:table-cell>
          <table:table-cell office:value-type="float" office:value="2271575" calcext:value-type="float">
            <text:p>2271575</text:p>
          </table:table-cell>
          <table:table-cell office:value-type="float" office:value="8407005" calcext:value-type="float">
            <text:p>8407005</text:p>
          </table:table-cell>
          <table:table-cell office:value-type="float" office:value="202643" calcext:value-type="float">
            <text:p>202643</text:p>
          </table:table-cell>
          <table:table-cell/>
          <table:table-cell office:value-type="float" office:value="78322" calcext:value-type="float">
            <text:p>78322</text:p>
          </table:table-cell>
          <table:table-cell office:value-type="float" office:value="14709649" calcext:value-type="float">
            <text:p>14709649</text:p>
          </table:table-cell>
          <table:table-cell office:value-type="float" office:value="133150852" calcext:value-type="float">
            <text:p>133150852</text:p>
          </table:table-cell>
          <table:table-cell office:value-type="float" office:value="962632" calcext:value-type="float">
            <text:p>962632</text:p>
          </table:table-cell>
          <table:table-cell office:value-type="float" office:value="4216000" calcext:value-type="float">
            <text:p>4216000</text:p>
          </table:table-cell>
          <table:table-cell office:value-type="float" office:value="-348091" calcext:value-type="float">
            <text:p>-348091</text:p>
          </table:table-cell>
          <table:table-cell office:value-type="float" office:value="24428" calcext:value-type="float">
            <text:p>24428</text:p>
          </table:table-cell>
          <table:table-cell office:value-type="float" office:value="5805533" calcext:value-type="float">
            <text:p>5805533</text:p>
          </table:table-cell>
          <table:table-cell office:value-type="float" office:value="-138155" calcext:value-type="float">
            <text:p>-138155</text:p>
          </table:table-cell>
          <table:table-cell office:value-type="float" office:value="2436299" calcext:value-type="float">
            <text:p>2436299</text:p>
          </table:table-cell>
          <table:table-cell table:style-name="ce1" office:value-type="float" office:value="126659" calcext:value-type="float">
            <text:p>126659</text:p>
          </table:table-cell>
          <table:table-cell office:value-type="float" office:value="431376" calcext:value-type="float">
            <text:p>431376</text:p>
          </table:table-cell>
          <table:table-cell table:style-name="ce1" office:value-type="float" office:value="122408" calcext:value-type="float">
            <text:p>122408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03-2016</text:p>
          </table:table-cell>
          <table:table-cell office:value-type="float" office:value="1657571" calcext:value-type="float">
            <text:p>1657571</text:p>
          </table:table-cell>
          <table:table-cell office:value-type="float" office:value="-3025" calcext:value-type="float">
            <text:p>-3025</text:p>
          </table:table-cell>
          <table:table-cell office:value-type="float" office:value="74743" calcext:value-type="float">
            <text:p>74743</text:p>
          </table:table-cell>
          <table:table-cell office:value-type="float" office:value="39416" calcext:value-type="float">
            <text:p>39416</text:p>
          </table:table-cell>
          <table:table-cell office:value-type="float" office:value="877228" calcext:value-type="float">
            <text:p>877228</text:p>
          </table:table-cell>
          <table:table-cell/>
          <table:table-cell office:value-type="float" office:value="4578391" calcext:value-type="float">
            <text:p>4578391</text:p>
          </table:table-cell>
          <table:table-cell office:value-type="float" office:value="49163920" calcext:value-type="float">
            <text:p>49163920</text:p>
          </table:table-cell>
          <table:table-cell office:value-type="float" office:value="2298257" calcext:value-type="float">
            <text:p>2298257</text:p>
          </table:table-cell>
          <table:table-cell office:value-type="float" office:value="676571" calcext:value-type="float">
            <text:p>676571</text:p>
          </table:table-cell>
          <table:table-cell office:value-type="float" office:value="654960" calcext:value-type="float">
            <text:p>654960</text:p>
          </table:table-cell>
          <table:table-cell table:style-name="ce1" office:value-type="float" office:value="3754527" calcext:value-type="float">
            <text:p>3754527</text:p>
          </table:table-cell>
          <table:table-cell table:number-columns-repeated="2"/>
          <table:table-cell office:value-type="float" office:value="3171512" calcext:value-type="float">
            <text:p>3171512</text:p>
          </table:table-cell>
          <table:table-cell table:style-name="Default"/>
          <table:table-cell office:value-type="float" office:value="21260014" calcext:value-type="float">
            <text:p>21260014</text:p>
          </table:table-cell>
          <table:table-cell table:number-columns-repeated="2"/>
          <table:table-cell office:value-type="float" office:value="88543122" calcext:value-type="float">
            <text:p>88543122</text:p>
          </table:table-cell>
          <table:table-cell/>
          <table:table-cell office:value-type="float" office:value="272077" calcext:value-type="float">
            <text:p>272077</text:p>
          </table:table-cell>
          <table:table-cell office:value-type="float" office:value="9749" calcext:value-type="float">
            <text:p>9749</text:p>
          </table:table-cell>
          <table:table-cell office:value-type="float" office:value="100060" calcext:value-type="float">
            <text:p>100060</text:p>
          </table:table-cell>
          <table:table-cell office:value-type="float" office:value="8980686" calcext:value-type="float">
            <text:p>8980686</text:p>
          </table:table-cell>
          <table:table-cell office:value-type="float" office:value="2831307" calcext:value-type="float">
            <text:p>2831307</text:p>
          </table:table-cell>
          <table:table-cell office:value-type="float" office:value="1339877" calcext:value-type="float">
            <text:p>1339877</text:p>
          </table:table-cell>
          <table:table-cell office:value-type="float" office:value="1900869" calcext:value-type="float">
            <text:p>1900869</text:p>
          </table:table-cell>
          <table:table-cell office:value-type="float" office:value="98549887" calcext:value-type="float">
            <text:p>98549887</text:p>
          </table:table-cell>
          <table:table-cell office:value-type="float" office:value="74597333" calcext:value-type="float">
            <text:p>74597333</text:p>
          </table:table-cell>
          <table:table-cell office:value-type="float" office:value="774903" calcext:value-type="float">
            <text:p>774903</text:p>
          </table:table-cell>
          <table:table-cell office:value-type="float" office:value="6469209" calcext:value-type="float">
            <text:p>6469209</text:p>
          </table:table-cell>
          <table:table-cell office:value-type="float" office:value="317531" calcext:value-type="float">
            <text:p>317531</text:p>
          </table:table-cell>
          <table:table-cell office:value-type="float" office:value="17298" calcext:value-type="float">
            <text:p>17298</text:p>
          </table:table-cell>
          <table:table-cell office:value-type="float" office:value="522729" calcext:value-type="float">
            <text:p>522729</text:p>
          </table:table-cell>
          <table:table-cell office:value-type="float" office:value="712192" calcext:value-type="float">
            <text:p>712192</text:p>
          </table:table-cell>
          <table:table-cell office:value-type="float" office:value="259450" calcext:value-type="float">
            <text:p>259450</text:p>
          </table:table-cell>
          <table:table-cell office:value-type="float" office:value="3025878" calcext:value-type="float">
            <text:p>3025878</text:p>
          </table:table-cell>
          <table:table-cell office:value-type="float" office:value="1151977" calcext:value-type="float">
            <text:p>1151977</text:p>
          </table:table-cell>
          <table:table-cell office:value-type="float" office:value="1119" calcext:value-type="float">
            <text:p>1119</text:p>
          </table:table-cell>
          <table:table-cell office:value-type="float" office:value="187657" calcext:value-type="float">
            <text:p>187657</text:p>
          </table:table-cell>
          <table:table-cell office:value-type="float" office:value="78420" calcext:value-type="float">
            <text:p>78420</text:p>
          </table:table-cell>
          <table:table-cell/>
          <table:table-cell office:value-type="float" office:value="-329103" calcext:value-type="float">
            <text:p>-329103</text:p>
          </table:table-cell>
          <table:table-cell office:value-type="float" office:value="10285617" calcext:value-type="float">
            <text:p>10285617</text:p>
          </table:table-cell>
          <table:table-cell office:value-type="float" office:value="4801810" calcext:value-type="float">
            <text:p>4801810</text:p>
          </table:table-cell>
          <table:table-cell office:value-type="float" office:value="8003538" calcext:value-type="float">
            <text:p>8003538</text:p>
          </table:table-cell>
          <table:table-cell office:value-type="float" office:value="400979" calcext:value-type="float">
            <text:p>400979</text:p>
          </table:table-cell>
          <table:table-cell office:value-type="float" office:value="4393852" calcext:value-type="float">
            <text:p>4393852</text:p>
          </table:table-cell>
          <table:table-cell office:value-type="float" office:value="1204870" calcext:value-type="float">
            <text:p>1204870</text:p>
          </table:table-cell>
          <table:table-cell office:value-type="float" office:value="12694760" calcext:value-type="float">
            <text:p>1269476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-19308" calcext:value-type="float">
            <text:p>-19308</text:p>
          </table:table-cell>
          <table:table-cell office:value-type="float" office:value="4726071" calcext:value-type="float">
            <text:p>4726071</text:p>
          </table:table-cell>
          <table:table-cell office:value-type="float" office:value="2165778" calcext:value-type="float">
            <text:p>2165778</text:p>
          </table:table-cell>
          <table:table-cell office:value-type="float" office:value="-5045" calcext:value-type="float">
            <text:p>-5045</text:p>
          </table:table-cell>
          <table:table-cell office:value-type="float" office:value="51318820" calcext:value-type="float">
            <text:p>51318820</text:p>
          </table:table-cell>
          <table:table-cell office:value-type="float" office:value="2189230" calcext:value-type="float">
            <text:p>2189230</text:p>
          </table:table-cell>
          <table:table-cell office:value-type="float" office:value="12636000" calcext:value-type="float">
            <text:p>12636000</text:p>
          </table:table-cell>
          <table:table-cell office:value-type="float" office:value="1350540" calcext:value-type="float">
            <text:p>1350540</text:p>
          </table:table-cell>
          <table:table-cell office:value-type="float" office:value="1257488" calcext:value-type="float">
            <text:p>1257488</text:p>
          </table:table-cell>
          <table:table-cell office:value-type="float" office:value="3151003" calcext:value-type="float">
            <text:p>3151003</text:p>
          </table:table-cell>
          <table:table-cell office:value-type="float" office:value="804582" calcext:value-type="float">
            <text:p>804582</text:p>
          </table:table-cell>
          <table:table-cell office:value-type="float" office:value="2266908" calcext:value-type="float">
            <text:p>2266908</text:p>
          </table:table-cell>
          <table:table-cell office:value-type="float" office:value="14255888" calcext:value-type="float">
            <text:p>14255888</text:p>
          </table:table-cell>
          <table:table-cell office:value-type="float" office:value="1603960" calcext:value-type="float">
            <text:p>1603960</text:p>
          </table:table-cell>
          <table:table-cell office:value-type="float" office:value="816486" calcext:value-type="float">
            <text:p>816486</text:p>
          </table:table-cell>
          <table:table-cell office:value-type="float" office:value="-720443" calcext:value-type="float">
            <text:p>-720443</text:p>
          </table:table-cell>
          <table:table-cell office:value-type="float" office:value="1373574" calcext:value-type="float">
            <text:p>1373574</text:p>
          </table:table-cell>
          <table:table-cell office:value-type="float" office:value="151517" calcext:value-type="float">
            <text:p>151517</text:p>
          </table:table-cell>
          <table:table-cell office:value-type="float" office:value="2748788" calcext:value-type="float">
            <text:p>2748788</text:p>
          </table:table-cell>
          <table:table-cell office:value-type="float" office:value="456796" calcext:value-type="float">
            <text:p>456796</text:p>
          </table:table-cell>
          <table:table-cell office:value-type="float" office:value="1236522" calcext:value-type="float">
            <text:p>1236522</text:p>
          </table:table-cell>
          <table:table-cell office:value-type="float" office:value="149345" calcext:value-type="float">
            <text:p>149345</text:p>
          </table:table-cell>
          <table:table-cell table:style-name="Default"/>
          <table:table-cell office:value-type="float" office:value="997193" calcext:value-type="float">
            <text:p>997193</text:p>
          </table:table-cell>
          <table:table-cell office:value-type="float" office:value="15609198" calcext:value-type="float">
            <text:p>15609198</text:p>
          </table:table-cell>
          <table:table-cell office:value-type="float" office:value="481344" calcext:value-type="float">
            <text:p>481344</text:p>
          </table:table-cell>
          <table:table-cell office:value-type="float" office:value="4394681" calcext:value-type="float">
            <text:p>4394681</text:p>
          </table:table-cell>
          <table:table-cell office:value-type="float" office:value="5865432" calcext:value-type="float">
            <text:p>5865432</text:p>
          </table:table-cell>
          <table:table-cell office:value-type="float" office:value="7784917" calcext:value-type="float">
            <text:p>7784917</text:p>
          </table:table-cell>
          <table:table-cell office:value-type="float" office:value="1362049" calcext:value-type="float">
            <text:p>1362049</text:p>
          </table:table-cell>
          <table:table-cell office:value-type="float" office:value="245404" calcext:value-type="float">
            <text:p>245404</text:p>
          </table:table-cell>
          <table:table-cell office:value-type="float" office:value="10211531" calcext:value-type="float">
            <text:p>10211531</text:p>
          </table:table-cell>
          <table:table-cell table:style-name="ce1" office:value-type="float" office:value="76265" calcext:value-type="float">
            <text:p>76265</text:p>
          </table:table-cell>
          <table:table-cell office:value-type="float" office:value="8721220" calcext:value-type="float">
            <text:p>8721220</text:p>
          </table:table-cell>
          <table:table-cell office:value-type="float" office:value="193811" calcext:value-type="float">
            <text:p>193811</text:p>
          </table:table-cell>
          <table:table-cell/>
          <table:table-cell office:value-type="float" office:value="-3095055" calcext:value-type="float">
            <text:p>-3095055</text:p>
          </table:table-cell>
          <table:table-cell office:value-type="float" office:value="15524287" calcext:value-type="float">
            <text:p>15524287</text:p>
          </table:table-cell>
          <table:table-cell table:style-name="ce1" office:value-type="float" office:value="2256090" calcext:value-type="float">
            <text:p>2256090</text:p>
          </table:table-cell>
          <table:table-cell office:value-type="float" office:value="178811" calcext:value-type="float">
            <text:p>178811</text:p>
          </table:table-cell>
          <table:table-cell office:value-type="float" office:value="146086" calcext:value-type="float">
            <text:p>146086</text:p>
          </table:table-cell>
          <table:table-cell office:value-type="float" office:value="1529574" calcext:value-type="float">
            <text:p>1529574</text:p>
          </table:table-cell>
          <table:table-cell office:value-type="float" office:value="25619" calcext:value-type="float">
            <text:p>25619</text:p>
          </table:table-cell>
          <table:table-cell office:value-type="float" office:value="1158067" calcext:value-type="float">
            <text:p>1158067</text:p>
          </table:table-cell>
          <table:table-cell table:style-name="ce1" office:value-type="float" office:value="4380" calcext:value-type="float">
            <text:p>4380</text:p>
          </table:table-cell>
          <table:table-cell office:value-type="float" office:value="6113420" calcext:value-type="float">
            <text:p>6113420</text:p>
          </table:table-cell>
          <table:table-cell office:value-type="float" office:value="10453670" calcext:value-type="float">
            <text:p>10453670</text:p>
          </table:table-cell>
          <table:table-cell office:value-type="float" office:value="250896" calcext:value-type="float">
            <text:p>250896</text:p>
          </table:table-cell>
          <table:table-cell office:value-type="float" office:value="195202" calcext:value-type="float">
            <text:p>195202</text:p>
          </table:table-cell>
          <table:table-cell table:style-name="ce1" office:value-type="float" office:value="708807" calcext:value-type="float">
            <text:p>708807</text:p>
          </table:table-cell>
          <table:table-cell office:value-type="float" office:value="6756531" calcext:value-type="float">
            <text:p>6756531</text:p>
          </table:table-cell>
          <table:table-cell office:value-type="float" office:value="2876749" calcext:value-type="float">
            <text:p>2876749</text:p>
          </table:table-cell>
          <table:table-cell office:value-type="float" office:value="372042" calcext:value-type="float">
            <text:p>372042</text:p>
          </table:table-cell>
          <table:table-cell office:value-type="float" office:value="1809401" calcext:value-type="float">
            <text:p>1809401</text:p>
          </table:table-cell>
          <table:table-cell office:value-type="float" office:value="506298" calcext:value-type="float">
            <text:p>506298</text:p>
          </table:table-cell>
          <table:table-cell office:value-type="float" office:value="459" calcext:value-type="float">
            <text:p>459</text:p>
          </table:table-cell>
          <table:table-cell office:value-type="float" office:value="4570829" calcext:value-type="float">
            <text:p>4570829</text:p>
          </table:table-cell>
          <table:table-cell table:style-name="ce1" office:value-type="float" office:value="769" calcext:value-type="float">
            <text:p>769</text:p>
          </table:table-cell>
          <table:table-cell office:value-type="float" office:value="519630" calcext:value-type="float">
            <text:p>519630</text:p>
          </table:table-cell>
          <table:table-cell office:value-type="float" office:value="9564042" calcext:value-type="float">
            <text:p>9564042</text:p>
          </table:table-cell>
          <table:table-cell/>
          <table:table-cell office:value-type="float" office:value="414746" calcext:value-type="float">
            <text:p>414746</text:p>
          </table:table-cell>
          <table:table-cell office:value-type="float" office:value="1950113" calcext:value-type="float">
            <text:p>1950113</text:p>
          </table:table-cell>
          <table:table-cell office:value-type="float" office:value="194438" calcext:value-type="float">
            <text:p>194438</text:p>
          </table:table-cell>
          <table:table-cell office:value-type="float" office:value="2134795" calcext:value-type="float">
            <text:p>2134795</text:p>
          </table:table-cell>
          <table:table-cell office:value-type="float" office:value="806875" calcext:value-type="float">
            <text:p>806875</text:p>
          </table:table-cell>
          <table:table-cell office:value-type="float" office:value="12282560" calcext:value-type="float">
            <text:p>12282560</text:p>
          </table:table-cell>
          <table:table-cell table:style-name="ce1" office:value-type="float" office:value="893395" calcext:value-type="float">
            <text:p>893395</text:p>
          </table:table-cell>
          <table:table-cell office:value-type="float" office:value="121848" calcext:value-type="float">
            <text:p>121848</text:p>
          </table:table-cell>
          <table:table-cell office:value-type="float" office:value="1445029" calcext:value-type="float">
            <text:p>1445029</text:p>
          </table:table-cell>
          <table:table-cell office:value-type="float" office:value="4814231" calcext:value-type="float">
            <text:p>4814231</text:p>
          </table:table-cell>
          <table:table-cell office:value-type="float" office:value="3372659" calcext:value-type="float">
            <text:p>3372659</text:p>
          </table:table-cell>
          <table:table-cell office:value-type="float" office:value="6587190" calcext:value-type="float">
            <text:p>6587190</text:p>
          </table:table-cell>
          <table:table-cell office:value-type="float" office:value="4832390" calcext:value-type="float">
            <text:p>4832390</text:p>
          </table:table-cell>
          <table:table-cell office:value-type="float" office:value="2073172" calcext:value-type="float">
            <text:p>2073172</text:p>
          </table:table-cell>
          <table:table-cell office:value-type="float" office:value="492183" calcext:value-type="float">
            <text:p>492183</text:p>
          </table:table-cell>
          <table:table-cell office:value-type="float" office:value="2434776" calcext:value-type="float">
            <text:p>2434776</text:p>
          </table:table-cell>
          <table:table-cell office:value-type="float" office:value="33672" calcext:value-type="float">
            <text:p>33672</text:p>
          </table:table-cell>
          <table:table-cell office:value-type="float" office:value="2814221" calcext:value-type="float">
            <text:p>2814221</text:p>
          </table:table-cell>
          <table:table-cell office:value-type="float" office:value="1626857" calcext:value-type="float">
            <text:p>1626857</text:p>
          </table:table-cell>
          <table:table-cell office:value-type="float" office:value="236760" calcext:value-type="float">
            <text:p>236760</text:p>
          </table:table-cell>
          <table:table-cell office:value-type="float" office:value="801741" calcext:value-type="float">
            <text:p>801741</text:p>
          </table:table-cell>
          <table:table-cell office:value-type="float" office:value="1769125" calcext:value-type="float">
            <text:p>1769125</text:p>
          </table:table-cell>
          <table:table-cell/>
          <table:table-cell office:value-type="float" office:value="-133234" calcext:value-type="float">
            <text:p>-133234</text:p>
          </table:table-cell>
          <table:table-cell office:value-type="float" office:value="771733" calcext:value-type="float">
            <text:p>771733</text:p>
          </table:table-cell>
          <table:table-cell office:value-type="float" office:value="2928749" calcext:value-type="float">
            <text:p>2928749</text:p>
          </table:table-cell>
          <table:table-cell office:value-type="float" office:value="3285" calcext:value-type="float">
            <text:p>3285</text:p>
          </table:table-cell>
          <table:table-cell office:value-type="float" office:value="964381" calcext:value-type="float">
            <text:p>964381</text:p>
          </table:table-cell>
          <table:table-cell office:value-type="float" office:value="27840946" calcext:value-type="float">
            <text:p>27840946</text:p>
          </table:table-cell>
          <table:table-cell office:value-type="float" office:value="-3237014" calcext:value-type="float">
            <text:p>-3237014</text:p>
          </table:table-cell>
          <table:table-cell office:value-type="float" office:value="-45655" calcext:value-type="float">
            <text:p>-45655</text:p>
          </table:table-cell>
          <table:table-cell office:value-type="float" office:value="476231468" calcext:value-type="float">
            <text:p>476231468</text:p>
          </table:table-cell>
          <table:table-cell office:value-type="float" office:value="2772729" calcext:value-type="float">
            <text:p>2772729</text:p>
          </table:table-cell>
          <table:table-cell office:value-type="float" office:value="3364046" calcext:value-type="float">
            <text:p>3364046</text:p>
          </table:table-cell>
          <table:table-cell table:style-name="ce1" office:value-type="float" office:value="-82293526" calcext:value-type="float">
            <text:p>-82293526</text:p>
          </table:table-cell>
          <table:table-cell/>
          <table:table-cell office:value-type="float" office:value="1854256" calcext:value-type="float">
            <text:p>1854256</text:p>
          </table:table-cell>
          <table:table-cell office:value-type="float" office:value="-335137" calcext:value-type="float">
            <text:p>-335137</text:p>
          </table:table-cell>
          <table:table-cell table:style-name="ce1" office:value-type="float" office:value="967467" calcext:value-type="float">
            <text:p>967467</text:p>
          </table:table-cell>
          <table:table-cell office:value-type="float" office:value="-93986" calcext:value-type="float">
            <text:p>-93986</text:p>
          </table:table-cell>
          <table:table-cell office:value-type="float" office:value="9033275" calcext:value-type="float">
            <text:p>9033275</text:p>
          </table:table-cell>
          <table:table-cell office:value-type="float" office:value="-30894" calcext:value-type="float">
            <text:p>-30894</text:p>
          </table:table-cell>
          <table:table-cell office:value-type="float" office:value="-779886" calcext:value-type="float">
            <text:p>-779886</text:p>
          </table:table-cell>
          <table:table-cell/>
          <table:table-cell office:value-type="float" office:value="2732699" calcext:value-type="float">
            <text:p>2732699</text:p>
          </table:table-cell>
          <table:table-cell table:style-name="ce1" office:value-type="float" office:value="-1943" calcext:value-type="float">
            <text:p>-1943</text:p>
          </table:table-cell>
          <table:table-cell office:value-type="float" office:value="629033" calcext:value-type="float">
            <text:p>629033</text:p>
          </table:table-cell>
          <table:table-cell office:value-type="float" office:value="-596562" calcext:value-type="float">
            <text:p>-596562</text:p>
          </table:table-cell>
          <table:table-cell table:style-name="ce1" office:value-type="float" office:value="501020" calcext:value-type="float">
            <text:p>501020</text:p>
          </table:table-cell>
          <table:table-cell table:number-columns-repeated="2"/>
          <table:table-cell office:value-type="float" office:value="1118698" calcext:value-type="float">
            <text:p>1118698</text:p>
          </table:table-cell>
          <table:table-cell office:value-type="float" office:value="193774" calcext:value-type="float">
            <text:p>193774</text:p>
          </table:table-cell>
          <table:table-cell office:value-type="float" office:value="2181756" calcext:value-type="float">
            <text:p>2181756</text:p>
          </table:table-cell>
          <table:table-cell office:value-type="float" office:value="2053673" calcext:value-type="float">
            <text:p>2053673</text:p>
          </table:table-cell>
          <table:table-cell office:value-type="float" office:value="452280" calcext:value-type="float">
            <text:p>452280</text:p>
          </table:table-cell>
          <table:table-cell/>
          <table:table-cell office:value-type="float" office:value="135565000" calcext:value-type="float">
            <text:p>135565000</text:p>
          </table:table-cell>
          <table:table-cell office:value-type="float" office:value="50894000" calcext:value-type="float">
            <text:p>50894000</text:p>
          </table:table-cell>
          <table:table-cell office:value-type="float" office:value="25252071" calcext:value-type="float">
            <text:p>25252071</text:p>
          </table:table-cell>
          <table:table-cell/>
          <table:table-cell office:value-type="float" office:value="2483638" calcext:value-type="float">
            <text:p>2483638</text:p>
          </table:table-cell>
          <table:table-cell office:value-type="float" office:value="711370" calcext:value-type="float">
            <text:p>711370</text:p>
          </table:table-cell>
          <table:table-cell office:value-type="float" office:value="629679" calcext:value-type="float">
            <text:p>629679</text:p>
          </table:table-cell>
          <table:table-cell office:value-type="float" office:value="753350" calcext:value-type="float">
            <text:p>753350</text:p>
          </table:table-cell>
          <table:table-cell office:value-type="float" office:value="-184502" calcext:value-type="float">
            <text:p>-184502</text:p>
          </table:table-cell>
          <table:table-cell office:value-type="float" office:value="479811" calcext:value-type="float">
            <text:p>479811</text:p>
          </table:table-cell>
          <table:table-cell office:value-type="float" office:value="7329342" calcext:value-type="float">
            <text:p>7329342</text:p>
          </table:table-cell>
          <table:table-cell office:value-type="float" office:value="3548370" calcext:value-type="float">
            <text:p>3548370</text:p>
          </table:table-cell>
          <table:table-cell office:value-type="float" office:value="1149721" calcext:value-type="float">
            <text:p>1149721</text:p>
          </table:table-cell>
          <table:table-cell/>
          <table:table-cell office:value-type="float" office:value="24502640" calcext:value-type="float">
            <text:p>24502640</text:p>
          </table:table-cell>
          <table:table-cell office:value-type="float" office:value="2146151" calcext:value-type="float">
            <text:p>2146151</text:p>
          </table:table-cell>
          <table:table-cell table:number-columns-repeated="2"/>
          <table:table-cell office:value-type="float" office:value="125045" calcext:value-type="float">
            <text:p>125045</text:p>
          </table:table-cell>
          <table:table-cell office:value-type="float" office:value="2827199" calcext:value-type="float">
            <text:p>2827199</text:p>
          </table:table-cell>
          <table:table-cell office:value-type="float" office:value="1025169" calcext:value-type="float">
            <text:p>1025169</text:p>
          </table:table-cell>
          <table:table-cell office:value-type="float" office:value="2366123" calcext:value-type="float">
            <text:p>2366123</text:p>
          </table:table-cell>
          <table:table-cell office:value-type="float" office:value="118895" calcext:value-type="float">
            <text:p>118895</text:p>
          </table:table-cell>
          <table:table-cell office:value-type="float" office:value="-438248" calcext:value-type="float">
            <text:p>-438248</text:p>
          </table:table-cell>
          <table:table-cell office:value-type="float" office:value="4149053" calcext:value-type="float">
            <text:p>4149053</text:p>
          </table:table-cell>
          <table:table-cell table:style-name="ce1" office:value-type="float" office:value="33545" calcext:value-type="float">
            <text:p>33545</text:p>
          </table:table-cell>
          <table:table-cell office:value-type="float" office:value="696308" calcext:value-type="float">
            <text:p>696308</text:p>
          </table:table-cell>
          <table:table-cell office:value-type="float" office:value="1362233" calcext:value-type="float">
            <text:p>1362233</text:p>
          </table:table-cell>
          <table:table-cell office:value-type="float" office:value="-275082" calcext:value-type="float">
            <text:p>-275082</text:p>
          </table:table-cell>
          <table:table-cell office:value-type="float" office:value="-375244" calcext:value-type="float">
            <text:p>-375244</text:p>
          </table:table-cell>
          <table:table-cell office:value-type="float" office:value="1942725" calcext:value-type="float">
            <text:p>1942725</text:p>
          </table:table-cell>
          <table:table-cell office:value-type="float" office:value="1535104" calcext:value-type="float">
            <text:p>1535104</text:p>
          </table:table-cell>
          <table:table-cell office:value-type="float" office:value="2463196" calcext:value-type="float">
            <text:p>2463196</text:p>
          </table:table-cell>
          <table:table-cell office:value-type="float" office:value="190450" calcext:value-type="float">
            <text:p>190450</text:p>
          </table:table-cell>
          <table:table-cell office:value-type="float" office:value="150395" calcext:value-type="float">
            <text:p>150395</text:p>
          </table:table-cell>
          <table:table-cell office:value-type="float" office:value="-230992" calcext:value-type="float">
            <text:p>-230992</text:p>
          </table:table-cell>
          <table:table-cell office:value-type="float" office:value="26204086" calcext:value-type="float">
            <text:p>26204086</text:p>
          </table:table-cell>
          <table:table-cell/>
          <table:table-cell office:value-type="float" office:value="212697263" calcext:value-type="float">
            <text:p>212697263</text:p>
          </table:table-cell>
          <table:table-cell/>
          <table:table-cell office:value-type="float" office:value="110658" calcext:value-type="float">
            <text:p>110658</text:p>
          </table:table-cell>
          <table:table-cell office:value-type="float" office:value="634785" calcext:value-type="float">
            <text:p>634785</text:p>
          </table:table-cell>
          <table:table-cell office:value-type="float" office:value="-264326" calcext:value-type="float">
            <text:p>-264326</text:p>
          </table:table-cell>
          <table:table-cell office:value-type="float" office:value="-917998" calcext:value-type="float">
            <text:p>-917998</text:p>
          </table:table-cell>
          <table:table-cell office:value-type="float" office:value="1281433" calcext:value-type="float">
            <text:p>1281433</text:p>
          </table:table-cell>
          <table:table-cell office:value-type="float" office:value="559250" calcext:value-type="float">
            <text:p>559250</text:p>
          </table:table-cell>
          <table:table-cell table:style-name="ce1" office:value-type="float" office:value="759316" calcext:value-type="float">
            <text:p>759316</text:p>
          </table:table-cell>
          <table:table-cell office:value-type="float" office:value="3347891" calcext:value-type="float">
            <text:p>3347891</text:p>
          </table:table-cell>
          <table:table-cell office:value-type="float" office:value="5436961" calcext:value-type="float">
            <text:p>5436961</text:p>
          </table:table-cell>
          <table:table-cell office:value-type="float" office:value="4368823" calcext:value-type="float">
            <text:p>4368823</text:p>
          </table:table-cell>
          <table:table-cell office:value-type="float" office:value="-54029" calcext:value-type="float">
            <text:p>-54029</text:p>
          </table:table-cell>
          <table:table-cell/>
          <table:table-cell office:value-type="float" office:value="-123031" calcext:value-type="float">
            <text:p>-123031</text:p>
          </table:table-cell>
          <table:table-cell office:value-type="float" office:value="98506" calcext:value-type="float">
            <text:p>98506</text:p>
          </table:table-cell>
          <table:table-cell office:value-type="float" office:value="1134" calcext:value-type="float">
            <text:p>1134</text:p>
          </table:table-cell>
          <table:table-cell office:value-type="float" office:value="670437" calcext:value-type="float">
            <text:p>670437</text:p>
          </table:table-cell>
          <table:table-cell/>
          <table:table-cell office:value-type="float" office:value="10415026" calcext:value-type="float">
            <text:p>10415026</text:p>
          </table:table-cell>
          <table:table-cell office:value-type="float" office:value="375049" calcext:value-type="float">
            <text:p>375049</text:p>
          </table:table-cell>
          <table:table-cell office:value-type="float" office:value="-9375" calcext:value-type="float">
            <text:p>-9375</text:p>
          </table:table-cell>
          <table:table-cell office:value-type="float" office:value="-2696230" calcext:value-type="float">
            <text:p>-2696230</text:p>
          </table:table-cell>
          <table:table-cell table:style-name="ce1" office:value-type="float" office:value="388053" calcext:value-type="float">
            <text:p>388053</text:p>
          </table:table-cell>
          <table:table-cell office:value-type="float" office:value="-30894" calcext:value-type="float">
            <text:p>-30894</text:p>
          </table:table-cell>
          <table:table-cell office:value-type="float" office:value="329637" calcext:value-type="float">
            <text:p>329637</text:p>
          </table:table-cell>
          <table:table-cell office:value-type="float" office:value="241326" calcext:value-type="float">
            <text:p>241326</text:p>
          </table:table-cell>
          <table:table-cell office:value-type="float" office:value="-838446" calcext:value-type="float">
            <text:p>-838446</text:p>
          </table:table-cell>
          <table:table-cell office:value-type="float" office:value="847552" calcext:value-type="float">
            <text:p>847552</text:p>
          </table:table-cell>
          <table:table-cell/>
          <table:table-cell office:value-type="float" office:value="262016000" calcext:value-type="float">
            <text:p>262016000</text:p>
          </table:table-cell>
          <table:table-cell table:style-name="ce1" office:value-type="float" office:value="176258081" calcext:value-type="float">
            <text:p>176258081</text:p>
          </table:table-cell>
          <table:table-cell office:value-type="float" office:value="-123319" calcext:value-type="float">
            <text:p>-123319</text:p>
          </table:table-cell>
          <table:table-cell office:value-type="float" office:value="12044" calcext:value-type="float">
            <text:p>12044</text:p>
          </table:table-cell>
          <table:table-cell office:value-type="float" office:value="-3163" calcext:value-type="float">
            <text:p>-3163</text:p>
          </table:table-cell>
          <table:table-cell office:value-type="float" office:value="6983846" calcext:value-type="float">
            <text:p>6983846</text:p>
          </table:table-cell>
          <table:table-cell/>
          <table:table-cell office:value-type="float" office:value="565593" calcext:value-type="float">
            <text:p>565593</text:p>
          </table:table-cell>
          <table:table-cell table:number-columns-repeated="2"/>
          <table:table-cell office:value-type="float" office:value="797602" calcext:value-type="float">
            <text:p>797602</text:p>
          </table:table-cell>
          <table:table-cell office:value-type="float" office:value="59908" calcext:value-type="float">
            <text:p>59908</text:p>
          </table:table-cell>
          <table:table-cell office:value-type="float" office:value="2233945" calcext:value-type="float">
            <text:p>2233945</text:p>
          </table:table-cell>
          <table:table-cell table:style-name="ce1" office:value-type="float" office:value="26393477" calcext:value-type="float">
            <text:p>26393477</text:p>
          </table:table-cell>
          <table:table-cell table:style-name="ce1" office:value-type="float" office:value="2838416" calcext:value-type="float">
            <text:p>2838416</text:p>
          </table:table-cell>
          <table:table-cell office:value-type="float" office:value="1943422" calcext:value-type="float">
            <text:p>1943422</text:p>
          </table:table-cell>
          <table:table-cell office:value-type="float" office:value="21670" calcext:value-type="float">
            <text:p>21670</text:p>
          </table:table-cell>
          <table:table-cell office:value-type="float" office:value="-78964" calcext:value-type="float">
            <text:p>-78964</text:p>
          </table:table-cell>
          <table:table-cell office:value-type="float" office:value="3518714" calcext:value-type="float">
            <text:p>3518714</text:p>
          </table:table-cell>
          <table:table-cell office:value-type="float" office:value="-1946440" calcext:value-type="float">
            <text:p>-1946440</text:p>
          </table:table-cell>
          <table:table-cell office:value-type="float" office:value="2330193" calcext:value-type="float">
            <text:p>2330193</text:p>
          </table:table-cell>
          <table:table-cell office:value-type="float" office:value="1697427" calcext:value-type="float">
            <text:p>1697427</text:p>
          </table:table-cell>
          <table:table-cell table:style-name="ce1" office:value-type="float" office:value="2063170" calcext:value-type="float">
            <text:p>2063170</text:p>
          </table:table-cell>
          <table:table-cell office:value-type="float" office:value="812229" calcext:value-type="float">
            <text:p>812229</text:p>
          </table:table-cell>
          <table:table-cell office:value-type="float" office:value="843957" calcext:value-type="float">
            <text:p>843957</text:p>
          </table:table-cell>
          <table:table-cell office:value-type="float" office:value="2166844" calcext:value-type="float">
            <text:p>2166844</text:p>
          </table:table-cell>
          <table:table-cell office:value-type="float" office:value="2435154" calcext:value-type="float">
            <text:p>2435154</text:p>
          </table:table-cell>
          <table:table-cell office:value-type="float" office:value="-696591" calcext:value-type="float">
            <text:p>-696591</text:p>
          </table:table-cell>
          <table:table-cell office:value-type="float" office:value="1391951" calcext:value-type="float">
            <text:p>1391951</text:p>
          </table:table-cell>
          <table:table-cell office:value-type="float" office:value="1336936" calcext:value-type="float">
            <text:p>1336936</text:p>
          </table:table-cell>
          <table:table-cell table:style-name="ce1" office:value-type="float" office:value="3020877" calcext:value-type="float">
            <text:p>3020877</text:p>
          </table:table-cell>
          <table:table-cell office:value-type="float" office:value="2041055" calcext:value-type="float">
            <text:p>2041055</text:p>
          </table:table-cell>
          <table:table-cell office:value-type="float" office:value="103777" calcext:value-type="float">
            <text:p>103777</text:p>
          </table:table-cell>
          <table:table-cell office:value-type="float" office:value="518954" calcext:value-type="float">
            <text:p>518954</text:p>
          </table:table-cell>
          <table:table-cell office:value-type="float" office:value="457008" calcext:value-type="float">
            <text:p>457008</text:p>
          </table:table-cell>
          <table:table-cell office:value-type="float" office:value="952479" calcext:value-type="float">
            <text:p>952479</text:p>
          </table:table-cell>
          <table:table-cell office:value-type="float" office:value="259283" calcext:value-type="float">
            <text:p>259283</text:p>
          </table:table-cell>
          <table:table-cell office:value-type="float" office:value="2502553" calcext:value-type="float">
            <text:p>2502553</text:p>
          </table:table-cell>
          <table:table-cell table:number-columns-repeated="2"/>
          <table:table-cell office:value-type="float" office:value="60212" calcext:value-type="float">
            <text:p>60212</text:p>
          </table:table-cell>
          <table:table-cell office:value-type="float" office:value="70163" calcext:value-type="float">
            <text:p>70163</text:p>
          </table:table-cell>
          <table:table-cell/>
          <table:table-cell office:value-type="float" office:value="788574" calcext:value-type="float">
            <text:p>788574</text:p>
          </table:table-cell>
          <table:table-cell office:value-type="float" office:value="41590" calcext:value-type="float">
            <text:p>41590</text:p>
          </table:table-cell>
          <table:table-cell office:value-type="float" office:value="11759" calcext:value-type="float">
            <text:p>11759</text:p>
          </table:table-cell>
          <table:table-cell office:value-type="float" office:value="4897128" calcext:value-type="float">
            <text:p>4897128</text:p>
          </table:table-cell>
          <table:table-cell office:value-type="float" office:value="11067647" calcext:value-type="float">
            <text:p>11067647</text:p>
          </table:table-cell>
          <table:table-cell office:value-type="float" office:value="11007165" calcext:value-type="float">
            <text:p>11007165</text:p>
          </table:table-cell>
          <table:table-cell office:value-type="float" office:value="288299" calcext:value-type="float">
            <text:p>288299</text:p>
          </table:table-cell>
          <table:table-cell office:value-type="float" office:value="-133234" calcext:value-type="float">
            <text:p>-133234</text:p>
          </table:table-cell>
          <table:table-cell office:value-type="float" office:value="442289" calcext:value-type="float">
            <text:p>442289</text:p>
          </table:table-cell>
          <table:table-cell office:value-type="float" office:value="1699055" calcext:value-type="float">
            <text:p>1699055</text:p>
          </table:table-cell>
          <table:table-cell office:value-type="float" office:value="14607" calcext:value-type="float">
            <text:p>14607</text:p>
          </table:table-cell>
          <table:table-cell office:value-type="float" office:value="365895" calcext:value-type="float">
            <text:p>365895</text:p>
          </table:table-cell>
          <table:table-cell office:value-type="float" office:value="-1296801" calcext:value-type="float">
            <text:p>-1296801</text:p>
          </table:table-cell>
          <table:table-cell office:value-type="float" office:value="195187" calcext:value-type="float">
            <text:p>195187</text:p>
          </table:table-cell>
          <table:table-cell office:value-type="float" office:value="-450158" calcext:value-type="float">
            <text:p>-450158</text:p>
          </table:table-cell>
          <table:table-cell office:value-type="float" office:value="68663711" calcext:value-type="float">
            <text:p>68663711</text:p>
          </table:table-cell>
          <table:table-cell office:value-type="float" office:value="117021" calcext:value-type="float">
            <text:p>117021</text:p>
          </table:table-cell>
          <table:table-cell office:value-type="float" office:value="997144" calcext:value-type="float">
            <text:p>997144</text:p>
          </table:table-cell>
          <table:table-cell office:value-type="float" office:value="-444892" calcext:value-type="float">
            <text:p>-444892</text:p>
          </table:table-cell>
          <table:table-cell office:value-type="float" office:value="1229927" calcext:value-type="float">
            <text:p>1229927</text:p>
          </table:table-cell>
          <table:table-cell office:value-type="float" office:value="1309237" calcext:value-type="float">
            <text:p>1309237</text:p>
          </table:table-cell>
          <table:table-cell office:value-type="float" office:value="4312764" calcext:value-type="float">
            <text:p>4312764</text:p>
          </table:table-cell>
          <table:table-cell office:value-type="float" office:value="100761" calcext:value-type="float">
            <text:p>100761</text:p>
          </table:table-cell>
          <table:table-cell office:value-type="float" office:value="522905" calcext:value-type="float">
            <text:p>522905</text:p>
          </table:table-cell>
          <table:table-cell office:value-type="float" office:value="371684" calcext:value-type="float">
            <text:p>371684</text:p>
          </table:table-cell>
          <table:table-cell office:value-type="float" office:value="2246590" calcext:value-type="float">
            <text:p>2246590</text:p>
          </table:table-cell>
          <table:table-cell office:value-type="float" office:value="8425754" calcext:value-type="float">
            <text:p>8425754</text:p>
          </table:table-cell>
          <table:table-cell office:value-type="float" office:value="198350" calcext:value-type="float">
            <text:p>198350</text:p>
          </table:table-cell>
          <table:table-cell/>
          <table:table-cell office:value-type="float" office:value="80629" calcext:value-type="float">
            <text:p>80629</text:p>
          </table:table-cell>
          <table:table-cell office:value-type="float" office:value="15591629" calcext:value-type="float">
            <text:p>15591629</text:p>
          </table:table-cell>
          <table:table-cell office:value-type="float" office:value="135790063" calcext:value-type="float">
            <text:p>135790063</text:p>
          </table:table-cell>
          <table:table-cell office:value-type="float" office:value="1005964" calcext:value-type="float">
            <text:p>1005964</text:p>
          </table:table-cell>
          <table:table-cell office:value-type="float" office:value="4141000" calcext:value-type="float">
            <text:p>4141000</text:p>
          </table:table-cell>
          <table:table-cell office:value-type="float" office:value="-428732" calcext:value-type="float">
            <text:p>-428732</text:p>
          </table:table-cell>
          <table:table-cell office:value-type="float" office:value="37875" calcext:value-type="float">
            <text:p>37875</text:p>
          </table:table-cell>
          <table:table-cell office:value-type="float" office:value="5963354" calcext:value-type="float">
            <text:p>5963354</text:p>
          </table:table-cell>
          <table:table-cell office:value-type="float" office:value="-144939" calcext:value-type="float">
            <text:p>-144939</text:p>
          </table:table-cell>
          <table:table-cell office:value-type="float" office:value="2519381" calcext:value-type="float">
            <text:p>2519381</text:p>
          </table:table-cell>
          <table:table-cell table:style-name="ce1" office:value-type="float" office:value="124275" calcext:value-type="float">
            <text:p>124275</text:p>
          </table:table-cell>
          <table:table-cell office:value-type="float" office:value="427222" calcext:value-type="float">
            <text:p>427222</text:p>
          </table:table-cell>
          <table:table-cell table:style-name="ce1" office:value-type="float" office:value="126732" calcext:value-type="float">
            <text:p>126732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string" calcext:value-type="string">
            <text:p>04-2016</text:p>
          </table:table-cell>
          <table:table-cell office:value-type="float" office:value="1578099" calcext:value-type="float">
            <text:p>1578099</text:p>
          </table:table-cell>
          <table:table-cell office:value-type="float" office:value="-4232" calcext:value-type="float">
            <text:p>-4232</text:p>
          </table:table-cell>
          <table:table-cell office:value-type="float" office:value="44935" calcext:value-type="float">
            <text:p>44935</text:p>
          </table:table-cell>
          <table:table-cell office:value-type="float" office:value="17785" calcext:value-type="float">
            <text:p>17785</text:p>
          </table:table-cell>
          <table:table-cell office:value-type="float" office:value="882902" calcext:value-type="float">
            <text:p>882902</text:p>
          </table:table-cell>
          <table:table-cell/>
          <table:table-cell office:value-type="float" office:value="4557811" calcext:value-type="float">
            <text:p>4557811</text:p>
          </table:table-cell>
          <table:table-cell office:value-type="float" office:value="46651273" calcext:value-type="float">
            <text:p>46651273</text:p>
          </table:table-cell>
          <table:table-cell office:value-type="float" office:value="2269847" calcext:value-type="float">
            <text:p>2269847</text:p>
          </table:table-cell>
          <table:table-cell office:value-type="float" office:value="635692" calcext:value-type="float">
            <text:p>635692</text:p>
          </table:table-cell>
          <table:table-cell office:value-type="float" office:value="669699" calcext:value-type="float">
            <text:p>669699</text:p>
          </table:table-cell>
          <table:table-cell table:style-name="ce1" office:value-type="float" office:value="4528623" calcext:value-type="float">
            <text:p>4528623</text:p>
          </table:table-cell>
          <table:table-cell table:style-name="ce1" office:value-type="float" office:value="-8131" calcext:value-type="float">
            <text:p>-8131</text:p>
          </table:table-cell>
          <table:table-cell table:style-name="ce1" office:value-type="float" office:value="1001987" calcext:value-type="float">
            <text:p>1001987</text:p>
          </table:table-cell>
          <table:table-cell office:value-type="float" office:value="3078002" calcext:value-type="float">
            <text:p>3078002</text:p>
          </table:table-cell>
          <table:table-cell office:value-type="float" office:value="62129" calcext:value-type="float">
            <text:p>62129</text:p>
          </table:table-cell>
          <table:table-cell office:value-type="float" office:value="17672754" calcext:value-type="float">
            <text:p>17672754</text:p>
          </table:table-cell>
          <table:table-cell table:style-name="ce1" office:value-type="float" office:value="10333" calcext:value-type="float">
            <text:p>10333</text:p>
          </table:table-cell>
          <table:table-cell table:style-name="ce1" office:value-type="float" office:value="3687358" calcext:value-type="float">
            <text:p>3687358</text:p>
          </table:table-cell>
          <table:table-cell office:value-type="float" office:value="84812559" calcext:value-type="float">
            <text:p>84812559</text:p>
          </table:table-cell>
          <table:table-cell table:style-name="ce1" office:value-type="float" office:value="1265355" calcext:value-type="float">
            <text:p>1265355</text:p>
          </table:table-cell>
          <table:table-cell office:value-type="float" office:value="321011" calcext:value-type="float">
            <text:p>321011</text:p>
          </table:table-cell>
          <table:table-cell office:value-type="float" office:value="133993" calcext:value-type="float">
            <text:p>133993</text:p>
          </table:table-cell>
          <table:table-cell office:value-type="float" office:value="98148" calcext:value-type="float">
            <text:p>98148</text:p>
          </table:table-cell>
          <table:table-cell office:value-type="float" office:value="8289065" calcext:value-type="float">
            <text:p>8289065</text:p>
          </table:table-cell>
          <table:table-cell office:value-type="float" office:value="2893218" calcext:value-type="float">
            <text:p>2893218</text:p>
          </table:table-cell>
          <table:table-cell office:value-type="float" office:value="1355696" calcext:value-type="float">
            <text:p>1355696</text:p>
          </table:table-cell>
          <table:table-cell office:value-type="float" office:value="1959689" calcext:value-type="float">
            <text:p>1959689</text:p>
          </table:table-cell>
          <table:table-cell office:value-type="float" office:value="100442413" calcext:value-type="float">
            <text:p>100442413</text:p>
          </table:table-cell>
          <table:table-cell office:value-type="float" office:value="76218169" calcext:value-type="float">
            <text:p>76218169</text:p>
          </table:table-cell>
          <table:table-cell office:value-type="float" office:value="1024904" calcext:value-type="float">
            <text:p>1024904</text:p>
          </table:table-cell>
          <table:table-cell office:value-type="float" office:value="6440523" calcext:value-type="float">
            <text:p>6440523</text:p>
          </table:table-cell>
          <table:table-cell office:value-type="float" office:value="334466" calcext:value-type="float">
            <text:p>334466</text:p>
          </table:table-cell>
          <table:table-cell office:value-type="float" office:value="16837" calcext:value-type="float">
            <text:p>16837</text:p>
          </table:table-cell>
          <table:table-cell office:value-type="float" office:value="493828" calcext:value-type="float">
            <text:p>493828</text:p>
          </table:table-cell>
          <table:table-cell office:value-type="float" office:value="700340" calcext:value-type="float">
            <text:p>700340</text:p>
          </table:table-cell>
          <table:table-cell office:value-type="float" office:value="260241" calcext:value-type="float">
            <text:p>260241</text:p>
          </table:table-cell>
          <table:table-cell office:value-type="float" office:value="3362495" calcext:value-type="float">
            <text:p>3362495</text:p>
          </table:table-cell>
          <table:table-cell office:value-type="float" office:value="1148200" calcext:value-type="float">
            <text:p>1148200</text:p>
          </table:table-cell>
          <table:table-cell office:value-type="float" office:value="1127" calcext:value-type="float">
            <text:p>1127</text:p>
          </table:table-cell>
          <table:table-cell office:value-type="float" office:value="185980" calcext:value-type="float">
            <text:p>185980</text:p>
          </table:table-cell>
          <table:table-cell office:value-type="float" office:value="65929" calcext:value-type="float">
            <text:p>65929</text:p>
          </table:table-cell>
          <table:table-cell table:style-name="ce1" office:value-type="float" office:value="540320" calcext:value-type="float">
            <text:p>540320</text:p>
          </table:table-cell>
          <table:table-cell office:value-type="float" office:value="-273409" calcext:value-type="float">
            <text:p>-273409</text:p>
          </table:table-cell>
          <table:table-cell office:value-type="float" office:value="9669042" calcext:value-type="float">
            <text:p>9669042</text:p>
          </table:table-cell>
          <table:table-cell office:value-type="float" office:value="4729143" calcext:value-type="float">
            <text:p>4729143</text:p>
          </table:table-cell>
          <table:table-cell office:value-type="float" office:value="7910913" calcext:value-type="float">
            <text:p>7910913</text:p>
          </table:table-cell>
          <table:table-cell office:value-type="float" office:value="301324" calcext:value-type="float">
            <text:p>301324</text:p>
          </table:table-cell>
          <table:table-cell office:value-type="float" office:value="1720710" calcext:value-type="float">
            <text:p>1720710</text:p>
          </table:table-cell>
          <table:table-cell office:value-type="float" office:value="1174156" calcext:value-type="float">
            <text:p>1174156</text:p>
          </table:table-cell>
          <table:table-cell office:value-type="float" office:value="12219353" calcext:value-type="float">
            <text:p>1221935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36339" calcext:value-type="float">
            <text:p>-36339</text:p>
          </table:table-cell>
          <table:table-cell office:value-type="float" office:value="4144489" calcext:value-type="float">
            <text:p>4144489</text:p>
          </table:table-cell>
          <table:table-cell office:value-type="float" office:value="2176199" calcext:value-type="float">
            <text:p>2176199</text:p>
          </table:table-cell>
          <table:table-cell office:value-type="float" office:value="-5097" calcext:value-type="float">
            <text:p>-5097</text:p>
          </table:table-cell>
          <table:table-cell office:value-type="float" office:value="44064925" calcext:value-type="float">
            <text:p>44064925</text:p>
          </table:table-cell>
          <table:table-cell office:value-type="float" office:value="2075843" calcext:value-type="float">
            <text:p>2075843</text:p>
          </table:table-cell>
          <table:table-cell office:value-type="float" office:value="12597000" calcext:value-type="float">
            <text:p>12597000</text:p>
          </table:table-cell>
          <table:table-cell office:value-type="float" office:value="1339061" calcext:value-type="float">
            <text:p>1339061</text:p>
          </table:table-cell>
          <table:table-cell office:value-type="float" office:value="1257864" calcext:value-type="float">
            <text:p>1257864</text:p>
          </table:table-cell>
          <table:table-cell office:value-type="float" office:value="2955708" calcext:value-type="float">
            <text:p>2955708</text:p>
          </table:table-cell>
          <table:table-cell office:value-type="float" office:value="762741" calcext:value-type="float">
            <text:p>762741</text:p>
          </table:table-cell>
          <table:table-cell office:value-type="float" office:value="2313456" calcext:value-type="float">
            <text:p>2313456</text:p>
          </table:table-cell>
          <table:table-cell office:value-type="float" office:value="12934371" calcext:value-type="float">
            <text:p>12934371</text:p>
          </table:table-cell>
          <table:table-cell office:value-type="float" office:value="1574332" calcext:value-type="float">
            <text:p>1574332</text:p>
          </table:table-cell>
          <table:table-cell office:value-type="float" office:value="845143" calcext:value-type="float">
            <text:p>845143</text:p>
          </table:table-cell>
          <table:table-cell office:value-type="float" office:value="-1236010" calcext:value-type="float">
            <text:p>-1236010</text:p>
          </table:table-cell>
          <table:table-cell office:value-type="float" office:value="1357444" calcext:value-type="float">
            <text:p>1357444</text:p>
          </table:table-cell>
          <table:table-cell office:value-type="float" office:value="77524" calcext:value-type="float">
            <text:p>77524</text:p>
          </table:table-cell>
          <table:table-cell office:value-type="float" office:value="2590749" calcext:value-type="float">
            <text:p>2590749</text:p>
          </table:table-cell>
          <table:table-cell office:value-type="float" office:value="463513" calcext:value-type="float">
            <text:p>463513</text:p>
          </table:table-cell>
          <table:table-cell office:value-type="float" office:value="1209407" calcext:value-type="float">
            <text:p>1209407</text:p>
          </table:table-cell>
          <table:table-cell office:value-type="float" office:value="145283" calcext:value-type="float">
            <text:p>145283</text:p>
          </table:table-cell>
          <table:table-cell office:value-type="float" office:value="483281" calcext:value-type="float">
            <text:p>483281</text:p>
          </table:table-cell>
          <table:table-cell office:value-type="float" office:value="895626" calcext:value-type="float">
            <text:p>895626</text:p>
          </table:table-cell>
          <table:table-cell office:value-type="float" office:value="15510503" calcext:value-type="float">
            <text:p>15510503</text:p>
          </table:table-cell>
          <table:table-cell office:value-type="float" office:value="509987" calcext:value-type="float">
            <text:p>509987</text:p>
          </table:table-cell>
          <table:table-cell office:value-type="float" office:value="4808673" calcext:value-type="float">
            <text:p>4808673</text:p>
          </table:table-cell>
          <table:table-cell office:value-type="float" office:value="5939687" calcext:value-type="float">
            <text:p>5939687</text:p>
          </table:table-cell>
          <table:table-cell office:value-type="float" office:value="8288229" calcext:value-type="float">
            <text:p>8288229</text:p>
          </table:table-cell>
          <table:table-cell office:value-type="float" office:value="1313626" calcext:value-type="float">
            <text:p>1313626</text:p>
          </table:table-cell>
          <table:table-cell office:value-type="float" office:value="247420" calcext:value-type="float">
            <text:p>247420</text:p>
          </table:table-cell>
          <table:table-cell office:value-type="float" office:value="10297123" calcext:value-type="float">
            <text:p>10297123</text:p>
          </table:table-cell>
          <table:table-cell table:style-name="ce1" office:value-type="float" office:value="74439" calcext:value-type="float">
            <text:p>74439</text:p>
          </table:table-cell>
          <table:table-cell office:value-type="float" office:value="9243401" calcext:value-type="float">
            <text:p>9243401</text:p>
          </table:table-cell>
          <table:table-cell office:value-type="float" office:value="135719" calcext:value-type="float">
            <text:p>135719</text:p>
          </table:table-cell>
          <table:table-cell table:style-name="ce1" office:value-type="float" office:value="29697" calcext:value-type="float">
            <text:p>29697</text:p>
          </table:table-cell>
          <table:table-cell office:value-type="float" office:value="-1900626" calcext:value-type="float">
            <text:p>-1900626</text:p>
          </table:table-cell>
          <table:table-cell office:value-type="float" office:value="17513009" calcext:value-type="float">
            <text:p>17513009</text:p>
          </table:table-cell>
          <table:table-cell table:style-name="ce1" office:value-type="float" office:value="2070124" calcext:value-type="float">
            <text:p>2070124</text:p>
          </table:table-cell>
          <table:table-cell office:value-type="float" office:value="175109" calcext:value-type="float">
            <text:p>175109</text:p>
          </table:table-cell>
          <table:table-cell office:value-type="float" office:value="147933" calcext:value-type="float">
            <text:p>147933</text:p>
          </table:table-cell>
          <table:table-cell office:value-type="float" office:value="1542020" calcext:value-type="float">
            <text:p>1542020</text:p>
          </table:table-cell>
          <table:table-cell office:value-type="float" office:value="22346" calcext:value-type="float">
            <text:p>22346</text:p>
          </table:table-cell>
          <table:table-cell office:value-type="float" office:value="1075622" calcext:value-type="float">
            <text:p>1075622</text:p>
          </table:table-cell>
          <table:table-cell table:style-name="ce1" office:value-type="float" office:value="4481" calcext:value-type="float">
            <text:p>4481</text:p>
          </table:table-cell>
          <table:table-cell office:value-type="float" office:value="5682276" calcext:value-type="float">
            <text:p>5682276</text:p>
          </table:table-cell>
          <table:table-cell office:value-type="float" office:value="11186344" calcext:value-type="float">
            <text:p>11186344</text:p>
          </table:table-cell>
          <table:table-cell office:value-type="float" office:value="203003" calcext:value-type="float">
            <text:p>203003</text:p>
          </table:table-cell>
          <table:table-cell office:value-type="float" office:value="193430" calcext:value-type="float">
            <text:p>193430</text:p>
          </table:table-cell>
          <table:table-cell table:style-name="ce1" office:value-type="float" office:value="717223" calcext:value-type="float">
            <text:p>717223</text:p>
          </table:table-cell>
          <table:table-cell office:value-type="float" office:value="6766743" calcext:value-type="float">
            <text:p>6766743</text:p>
          </table:table-cell>
          <table:table-cell office:value-type="float" office:value="2861044" calcext:value-type="float">
            <text:p>2861044</text:p>
          </table:table-cell>
          <table:table-cell office:value-type="float" office:value="381650" calcext:value-type="float">
            <text:p>381650</text:p>
          </table:table-cell>
          <table:table-cell office:value-type="float" office:value="1747418" calcext:value-type="float">
            <text:p>1747418</text:p>
          </table:table-cell>
          <table:table-cell office:value-type="float" office:value="511070" calcext:value-type="float">
            <text:p>511070</text:p>
          </table:table-cell>
          <table:table-cell office:value-type="float" office:value="2561" calcext:value-type="float">
            <text:p>2561</text:p>
          </table:table-cell>
          <table:table-cell office:value-type="float" office:value="4570652" calcext:value-type="float">
            <text:p>4570652</text:p>
          </table:table-cell>
          <table:table-cell table:style-name="ce1" office:value-type="float" office:value="1390" calcext:value-type="float">
            <text:p>1390</text:p>
          </table:table-cell>
          <table:table-cell office:value-type="float" office:value="572547" calcext:value-type="float">
            <text:p>572547</text:p>
          </table:table-cell>
          <table:table-cell office:value-type="float" office:value="8985058" calcext:value-type="float">
            <text:p>8985058</text:p>
          </table:table-cell>
          <table:table-cell table:style-name="ce1" office:value-type="float" office:value="69205" calcext:value-type="float">
            <text:p>69205</text:p>
          </table:table-cell>
          <table:table-cell office:value-type="float" office:value="111383" calcext:value-type="float">
            <text:p>111383</text:p>
          </table:table-cell>
          <table:table-cell office:value-type="float" office:value="2030301" calcext:value-type="float">
            <text:p>2030301</text:p>
          </table:table-cell>
          <table:table-cell office:value-type="float" office:value="188624" calcext:value-type="float">
            <text:p>188624</text:p>
          </table:table-cell>
          <table:table-cell office:value-type="float" office:value="2670350" calcext:value-type="float">
            <text:p>2670350</text:p>
          </table:table-cell>
          <table:table-cell office:value-type="float" office:value="722939" calcext:value-type="float">
            <text:p>722939</text:p>
          </table:table-cell>
          <table:table-cell office:value-type="float" office:value="12829468" calcext:value-type="float">
            <text:p>12829468</text:p>
          </table:table-cell>
          <table:table-cell table:style-name="ce1" office:value-type="float" office:value="877829" calcext:value-type="float">
            <text:p>877829</text:p>
          </table:table-cell>
          <table:table-cell office:value-type="float" office:value="83863" calcext:value-type="float">
            <text:p>83863</text:p>
          </table:table-cell>
          <table:table-cell office:value-type="float" office:value="1814255" calcext:value-type="float">
            <text:p>1814255</text:p>
          </table:table-cell>
          <table:table-cell office:value-type="float" office:value="4773041" calcext:value-type="float">
            <text:p>4773041</text:p>
          </table:table-cell>
          <table:table-cell office:value-type="float" office:value="4480808" calcext:value-type="float">
            <text:p>4480808</text:p>
          </table:table-cell>
          <table:table-cell office:value-type="float" office:value="6614394" calcext:value-type="float">
            <text:p>6614394</text:p>
          </table:table-cell>
          <table:table-cell office:value-type="float" office:value="4871687" calcext:value-type="float">
            <text:p>4871687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459649" calcext:value-type="float">
            <text:p>459649</text:p>
          </table:table-cell>
          <table:table-cell office:value-type="float" office:value="2355492" calcext:value-type="float">
            <text:p>2355492</text:p>
          </table:table-cell>
          <table:table-cell office:value-type="float" office:value="34300" calcext:value-type="float">
            <text:p>34300</text:p>
          </table:table-cell>
          <table:table-cell office:value-type="float" office:value="2844413" calcext:value-type="float">
            <text:p>2844413</text:p>
          </table:table-cell>
          <table:table-cell office:value-type="float" office:value="4381499" calcext:value-type="float">
            <text:p>4381499</text:p>
          </table:table-cell>
          <table:table-cell office:value-type="float" office:value="289207" calcext:value-type="float">
            <text:p>289207</text:p>
          </table:table-cell>
          <table:table-cell office:value-type="float" office:value="804759" calcext:value-type="float">
            <text:p>804759</text:p>
          </table:table-cell>
          <table:table-cell office:value-type="float" office:value="1535725" calcext:value-type="float">
            <text:p>1535725</text:p>
          </table:table-cell>
          <table:table-cell table:style-name="ce1" office:value-type="float" office:value="61724" calcext:value-type="float">
            <text:p>61724</text:p>
          </table:table-cell>
          <table:table-cell office:value-type="float" office:value="-171901" calcext:value-type="float">
            <text:p>-171901</text:p>
          </table:table-cell>
          <table:table-cell office:value-type="float" office:value="773042" calcext:value-type="float">
            <text:p>773042</text:p>
          </table:table-cell>
          <table:table-cell office:value-type="float" office:value="1796502" calcext:value-type="float">
            <text:p>1796502</text:p>
          </table:table-cell>
          <table:table-cell office:value-type="float" office:value="3204" calcext:value-type="float">
            <text:p>3204</text:p>
          </table:table-cell>
          <table:table-cell office:value-type="float" office:value="973225" calcext:value-type="float">
            <text:p>973225</text:p>
          </table:table-cell>
          <table:table-cell office:value-type="float" office:value="24274653" calcext:value-type="float">
            <text:p>24274653</text:p>
          </table:table-cell>
          <table:table-cell office:value-type="float" office:value="-3356751" calcext:value-type="float">
            <text:p>-3356751</text:p>
          </table:table-cell>
          <table:table-cell office:value-type="float" office:value="13188" calcext:value-type="float">
            <text:p>13188</text:p>
          </table:table-cell>
          <table:table-cell office:value-type="float" office:value="459292034" calcext:value-type="float">
            <text:p>459292034</text:p>
          </table:table-cell>
          <table:table-cell office:value-type="float" office:value="2922070" calcext:value-type="float">
            <text:p>2922070</text:p>
          </table:table-cell>
          <table:table-cell office:value-type="float" office:value="3574631" calcext:value-type="float">
            <text:p>3574631</text:p>
          </table:table-cell>
          <table:table-cell table:style-name="ce1" office:value-type="float" office:value="-81572277" calcext:value-type="float">
            <text:p>-81572277</text:p>
          </table:table-cell>
          <table:table-cell table:style-name="ce1" office:value-type="float" office:value="510595" calcext:value-type="float">
            <text:p>510595</text:p>
          </table:table-cell>
          <table:table-cell office:value-type="float" office:value="1875644" calcext:value-type="float">
            <text:p>1875644</text:p>
          </table:table-cell>
          <table:table-cell office:value-type="float" office:value="-335244" calcext:value-type="float">
            <text:p>-335244</text:p>
          </table:table-cell>
          <table:table-cell table:style-name="ce1" office:value-type="float" office:value="1180830" calcext:value-type="float">
            <text:p>1180830</text:p>
          </table:table-cell>
          <table:table-cell office:value-type="float" office:value="-89363" calcext:value-type="float">
            <text:p>-89363</text:p>
          </table:table-cell>
          <table:table-cell office:value-type="float" office:value="8708471" calcext:value-type="float">
            <text:p>8708471</text:p>
          </table:table-cell>
          <table:table-cell office:value-type="float" office:value="-14847" calcext:value-type="float">
            <text:p>-14847</text:p>
          </table:table-cell>
          <table:table-cell office:value-type="float" office:value="-811126" calcext:value-type="float">
            <text:p>-811126</text:p>
          </table:table-cell>
          <table:table-cell table:style-name="ce1" office:value-type="float" office:value="130018" calcext:value-type="float">
            <text:p>130018</text:p>
          </table:table-cell>
          <table:table-cell office:value-type="float" office:value="2685014" calcext:value-type="float">
            <text:p>2685014</text:p>
          </table:table-cell>
          <table:table-cell table:style-name="ce1" office:value-type="float" office:value="-8290" calcext:value-type="float">
            <text:p>-8290</text:p>
          </table:table-cell>
          <table:table-cell office:value-type="float" office:value="601532" calcext:value-type="float">
            <text:p>601532</text:p>
          </table:table-cell>
          <table:table-cell office:value-type="float" office:value="-967463" calcext:value-type="float">
            <text:p>-967463</text:p>
          </table:table-cell>
          <table:table-cell table:style-name="ce1" office:value-type="float" office:value="407236" calcext:value-type="float">
            <text:p>407236</text:p>
          </table:table-cell>
          <table:table-cell table:style-name="ce1" office:value-type="float" office:value="12371" calcext:value-type="float">
            <text:p>12371</text:p>
          </table:table-cell>
          <table:table-cell table:style-name="ce1" office:value-type="float" office:value="1101835" calcext:value-type="float">
            <text:p>1101835</text:p>
          </table:table-cell>
          <table:table-cell office:value-type="float" office:value="1003965" calcext:value-type="float">
            <text:p>1003965</text:p>
          </table:table-cell>
          <table:table-cell office:value-type="float" office:value="197607" calcext:value-type="float">
            <text:p>197607</text:p>
          </table:table-cell>
          <table:table-cell office:value-type="float" office:value="3136200" calcext:value-type="float">
            <text:p>3136200</text:p>
          </table:table-cell>
          <table:table-cell office:value-type="float" office:value="2017077" calcext:value-type="float">
            <text:p>2017077</text:p>
          </table:table-cell>
          <table:table-cell office:value-type="float" office:value="445201" calcext:value-type="float">
            <text:p>445201</text:p>
          </table:table-cell>
          <table:table-cell table:style-name="ce1" office:value-type="float" office:value="3328217" calcext:value-type="float">
            <text:p>3328217</text:p>
          </table:table-cell>
          <table:table-cell office:value-type="float" office:value="132384000" calcext:value-type="float">
            <text:p>132384000</text:p>
          </table:table-cell>
          <table:table-cell office:value-type="float" office:value="49750000" calcext:value-type="float">
            <text:p>49750000</text:p>
          </table:table-cell>
          <table:table-cell office:value-type="float" office:value="23517252" calcext:value-type="float">
            <text:p>23517252</text:p>
          </table:table-cell>
          <table:table-cell table:style-name="ce1" office:value-type="float" office:value="2727460" calcext:value-type="float">
            <text:p>2727460</text:p>
          </table:table-cell>
          <table:table-cell office:value-type="float" office:value="2176788" calcext:value-type="float">
            <text:p>2176788</text:p>
          </table:table-cell>
          <table:table-cell office:value-type="float" office:value="507992" calcext:value-type="float">
            <text:p>507992</text:p>
          </table:table-cell>
          <table:table-cell office:value-type="float" office:value="621469" calcext:value-type="float">
            <text:p>621469</text:p>
          </table:table-cell>
          <table:table-cell office:value-type="float" office:value="1189320" calcext:value-type="float">
            <text:p>1189320</text:p>
          </table:table-cell>
          <table:table-cell office:value-type="float" office:value="-209315" calcext:value-type="float">
            <text:p>-209315</text:p>
          </table:table-cell>
          <table:table-cell office:value-type="float" office:value="468852" calcext:value-type="float">
            <text:p>468852</text:p>
          </table:table-cell>
          <table:table-cell office:value-type="float" office:value="7100336" calcext:value-type="float">
            <text:p>7100336</text:p>
          </table:table-cell>
          <table:table-cell office:value-type="float" office:value="3432473" calcext:value-type="float">
            <text:p>3432473</text:p>
          </table:table-cell>
          <table:table-cell office:value-type="float" office:value="1153278" calcext:value-type="float">
            <text:p>1153278</text:p>
          </table:table-cell>
          <table:table-cell table:style-name="ce1" office:value-type="float" office:value="-43929" calcext:value-type="float">
            <text:p>-43929</text:p>
          </table:table-cell>
          <table:table-cell office:value-type="float" office:value="24172348" calcext:value-type="float">
            <text:p>24172348</text:p>
          </table:table-cell>
          <table:table-cell office:value-type="float" office:value="2196990" calcext:value-type="float">
            <text:p>2196990</text:p>
          </table:table-cell>
          <table:table-cell table:style-name="ce1" office:value-type="float" office:value="41321" calcext:value-type="float">
            <text:p>41321</text:p>
          </table:table-cell>
          <table:table-cell table:style-name="ce1" office:value-type="float" office:value="1774284" calcext:value-type="float">
            <text:p>1774284</text:p>
          </table:table-cell>
          <table:table-cell office:value-type="float" office:value="189975" calcext:value-type="float">
            <text:p>189975</text:p>
          </table:table-cell>
          <table:table-cell office:value-type="float" office:value="3155132" calcext:value-type="float">
            <text:p>3155132</text:p>
          </table:table-cell>
          <table:table-cell office:value-type="float" office:value="1011636" calcext:value-type="float">
            <text:p>1011636</text:p>
          </table:table-cell>
          <table:table-cell office:value-type="float" office:value="2636796" calcext:value-type="float">
            <text:p>2636796</text:p>
          </table:table-cell>
          <table:table-cell office:value-type="float" office:value="145813" calcext:value-type="float">
            <text:p>145813</text:p>
          </table:table-cell>
          <table:table-cell office:value-type="float" office:value="115081" calcext:value-type="float">
            <text:p>115081</text:p>
          </table:table-cell>
          <table:table-cell office:value-type="float" office:value="4333606" calcext:value-type="float">
            <text:p>4333606</text:p>
          </table:table-cell>
          <table:table-cell table:style-name="ce1" office:value-type="float" office:value="49520" calcext:value-type="float">
            <text:p>49520</text:p>
          </table:table-cell>
          <table:table-cell office:value-type="float" office:value="621586" calcext:value-type="float">
            <text:p>621586</text:p>
          </table:table-cell>
          <table:table-cell office:value-type="float" office:value="1350220" calcext:value-type="float">
            <text:p>1350220</text:p>
          </table:table-cell>
          <table:table-cell office:value-type="float" office:value="-293428" calcext:value-type="float">
            <text:p>-293428</text:p>
          </table:table-cell>
          <table:table-cell office:value-type="float" office:value="-392417" calcext:value-type="float">
            <text:p>-392417</text:p>
          </table:table-cell>
          <table:table-cell office:value-type="float" office:value="1868517" calcext:value-type="float">
            <text:p>1868517</text:p>
          </table:table-cell>
          <table:table-cell office:value-type="float" office:value="1100802" calcext:value-type="float">
            <text:p>1100802</text:p>
          </table:table-cell>
          <table:table-cell office:value-type="float" office:value="-8046299" calcext:value-type="float">
            <text:p>-8046299</text:p>
          </table:table-cell>
          <table:table-cell office:value-type="float" office:value="189734" calcext:value-type="float">
            <text:p>189734</text:p>
          </table:table-cell>
          <table:table-cell office:value-type="float" office:value="121814" calcext:value-type="float">
            <text:p>121814</text:p>
          </table:table-cell>
          <table:table-cell office:value-type="float" office:value="23123396" calcext:value-type="float">
            <text:p>23123396</text:p>
          </table:table-cell>
          <table:table-cell office:value-type="float" office:value="23354348" calcext:value-type="float">
            <text:p>23354348</text:p>
          </table:table-cell>
          <table:table-cell/>
          <table:table-cell office:value-type="float" office:value="211494127" calcext:value-type="float">
            <text:p>211494127</text:p>
          </table:table-cell>
          <table:table-cell/>
          <table:table-cell office:value-type="float" office:value="111536" calcext:value-type="float">
            <text:p>111536</text:p>
          </table:table-cell>
          <table:table-cell office:value-type="float" office:value="522067" calcext:value-type="float">
            <text:p>522067</text:p>
          </table:table-cell>
          <table:table-cell office:value-type="float" office:value="-267600" calcext:value-type="float">
            <text:p>-267600</text:p>
          </table:table-cell>
          <table:table-cell office:value-type="float" office:value="-473432" calcext:value-type="float">
            <text:p>-473432</text:p>
          </table:table-cell>
          <table:table-cell office:value-type="float" office:value="1304190" calcext:value-type="float">
            <text:p>1304190</text:p>
          </table:table-cell>
          <table:table-cell office:value-type="float" office:value="415617" calcext:value-type="float">
            <text:p>415617</text:p>
          </table:table-cell>
          <table:table-cell table:style-name="ce1" office:value-type="float" office:value="721765" calcext:value-type="float">
            <text:p>721765</text:p>
          </table:table-cell>
          <table:table-cell office:value-type="float" office:value="3302808" calcext:value-type="float">
            <text:p>3302808</text:p>
          </table:table-cell>
          <table:table-cell office:value-type="float" office:value="5797121" calcext:value-type="float">
            <text:p>5797121</text:p>
          </table:table-cell>
          <table:table-cell office:value-type="float" office:value="4456360" calcext:value-type="float">
            <text:p>4456360</text:p>
          </table:table-cell>
          <table:table-cell office:value-type="float" office:value="-60470" calcext:value-type="float">
            <text:p>-60470</text:p>
          </table:table-cell>
          <table:table-cell table:style-name="ce1" office:value-type="float" office:value="9219765" calcext:value-type="float">
            <text:p>9219765</text:p>
          </table:table-cell>
          <table:table-cell office:value-type="float" office:value="-130046" calcext:value-type="float">
            <text:p>-130046</text:p>
          </table:table-cell>
          <table:table-cell office:value-type="float" office:value="94228" calcext:value-type="float">
            <text:p>94228</text:p>
          </table:table-cell>
          <table:table-cell office:value-type="float" office:value="-11248" calcext:value-type="float">
            <text:p>-11248</text:p>
          </table:table-cell>
          <table:table-cell office:value-type="float" office:value="697709" calcext:value-type="float">
            <text:p>697709</text:p>
          </table:table-cell>
          <table:table-cell table:style-name="ce1" office:value-type="float" office:value="-931287" calcext:value-type="float">
            <text:p>-931287</text:p>
          </table:table-cell>
          <table:table-cell office:value-type="float" office:value="2361978" calcext:value-type="float">
            <text:p>2361978</text:p>
          </table:table-cell>
          <table:table-cell office:value-type="float" office:value="369747" calcext:value-type="float">
            <text:p>369747</text:p>
          </table:table-cell>
          <table:table-cell office:value-type="float" office:value="-11340" calcext:value-type="float">
            <text:p>-11340</text:p>
          </table:table-cell>
          <table:table-cell office:value-type="float" office:value="-3058932" calcext:value-type="float">
            <text:p>-3058932</text:p>
          </table:table-cell>
          <table:table-cell table:style-name="ce1" office:value-type="float" office:value="376295" calcext:value-type="float">
            <text:p>376295</text:p>
          </table:table-cell>
          <table:table-cell office:value-type="float" office:value="-14847" calcext:value-type="float">
            <text:p>-14847</text:p>
          </table:table-cell>
          <table:table-cell office:value-type="float" office:value="332568" calcext:value-type="float">
            <text:p>332568</text:p>
          </table:table-cell>
          <table:table-cell office:value-type="float" office:value="238459" calcext:value-type="float">
            <text:p>238459</text:p>
          </table:table-cell>
          <table:table-cell office:value-type="float" office:value="-3414500" calcext:value-type="float">
            <text:p>-3414500</text:p>
          </table:table-cell>
          <table:table-cell office:value-type="float" office:value="834152" calcext:value-type="float">
            <text:p>834152</text:p>
          </table:table-cell>
          <table:table-cell table:style-name="ce1" office:value-type="float" office:value="7410000" calcext:value-type="float">
            <text:p>7410000</text:p>
          </table:table-cell>
          <table:table-cell office:value-type="float" office:value="252743000" calcext:value-type="float">
            <text:p>252743000</text:p>
          </table:table-cell>
          <table:table-cell table:style-name="ce1" office:value-type="float" office:value="169495454" calcext:value-type="float">
            <text:p>169495454</text:p>
          </table:table-cell>
          <table:table-cell office:value-type="float" office:value="-185299" calcext:value-type="float">
            <text:p>-185299</text:p>
          </table:table-cell>
          <table:table-cell office:value-type="float" office:value="15725" calcext:value-type="float">
            <text:p>15725</text:p>
          </table:table-cell>
          <table:table-cell office:value-type="float" office:value="-41681" calcext:value-type="float">
            <text:p>-41681</text:p>
          </table:table-cell>
          <table:table-cell office:value-type="float" office:value="7716099" calcext:value-type="float">
            <text:p>7716099</text:p>
          </table:table-cell>
          <table:table-cell table:style-name="ce1" office:value-type="float" office:value="-12359" calcext:value-type="float">
            <text:p>-12359</text:p>
          </table:table-cell>
          <table:table-cell office:value-type="float" office:value="559245" calcext:value-type="float">
            <text:p>559245</text:p>
          </table:table-cell>
          <table:table-cell table:style-name="ce1" office:value-type="float" office:value="55790" calcext:value-type="float">
            <text:p>55790</text:p>
          </table:table-cell>
          <table:table-cell table:style-name="ce1" office:value-type="float" office:value="1100" calcext:value-type="float">
            <text:p>1100</text:p>
          </table:table-cell>
          <table:table-cell office:value-type="float" office:value="758956" calcext:value-type="float">
            <text:p>758956</text:p>
          </table:table-cell>
          <table:table-cell office:value-type="float" office:value="38810" calcext:value-type="float">
            <text:p>38810</text:p>
          </table:table-cell>
          <table:table-cell office:value-type="float" office:value="2067776" calcext:value-type="float">
            <text:p>2067776</text:p>
          </table:table-cell>
          <table:table-cell table:style-name="ce1" office:value-type="float" office:value="25155499" calcext:value-type="float">
            <text:p>25155499</text:p>
          </table:table-cell>
          <table:table-cell table:style-name="ce1" office:value-type="float" office:value="2935955" calcext:value-type="float">
            <text:p>2935955</text:p>
          </table:table-cell>
          <table:table-cell office:value-type="float" office:value="1890284" calcext:value-type="float">
            <text:p>1890284</text:p>
          </table:table-cell>
          <table:table-cell office:value-type="float" office:value="17217" calcext:value-type="float">
            <text:p>17217</text:p>
          </table:table-cell>
          <table:table-cell office:value-type="float" office:value="-81818" calcext:value-type="float">
            <text:p>-81818</text:p>
          </table:table-cell>
          <table:table-cell office:value-type="float" office:value="4093465" calcext:value-type="float">
            <text:p>4093465</text:p>
          </table:table-cell>
          <table:table-cell office:value-type="float" office:value="-2139203" calcext:value-type="float">
            <text:p>-2139203</text:p>
          </table:table-cell>
          <table:table-cell office:value-type="float" office:value="1955598" calcext:value-type="float">
            <text:p>1955598</text:p>
          </table:table-cell>
          <table:table-cell office:value-type="float" office:value="1681063" calcext:value-type="float">
            <text:p>1681063</text:p>
          </table:table-cell>
          <table:table-cell table:style-name="ce1" office:value-type="float" office:value="1771988" calcext:value-type="float">
            <text:p>1771988</text:p>
          </table:table-cell>
          <table:table-cell office:value-type="float" office:value="754110" calcext:value-type="float">
            <text:p>754110</text:p>
          </table:table-cell>
          <table:table-cell office:value-type="float" office:value="733575" calcext:value-type="float">
            <text:p>733575</text:p>
          </table:table-cell>
          <table:table-cell office:value-type="float" office:value="2986615" calcext:value-type="float">
            <text:p>2986615</text:p>
          </table:table-cell>
          <table:table-cell office:value-type="float" office:value="5675287" calcext:value-type="float">
            <text:p>5675287</text:p>
          </table:table-cell>
          <table:table-cell office:value-type="float" office:value="-734199" calcext:value-type="float">
            <text:p>-734199</text:p>
          </table:table-cell>
          <table:table-cell office:value-type="float" office:value="1336595" calcext:value-type="float">
            <text:p>1336595</text:p>
          </table:table-cell>
          <table:table-cell office:value-type="float" office:value="1326423" calcext:value-type="float">
            <text:p>1326423</text:p>
          </table:table-cell>
          <table:table-cell table:style-name="ce1" office:value-type="float" office:value="2646597" calcext:value-type="float">
            <text:p>2646597</text:p>
          </table:table-cell>
          <table:table-cell office:value-type="float" office:value="2264389" calcext:value-type="float">
            <text:p>2264389</text:p>
          </table:table-cell>
          <table:table-cell office:value-type="float" office:value="54015" calcext:value-type="float">
            <text:p>54015</text:p>
          </table:table-cell>
          <table:table-cell office:value-type="float" office:value="491861" calcext:value-type="float">
            <text:p>491861</text:p>
          </table:table-cell>
          <table:table-cell office:value-type="float" office:value="456788" calcext:value-type="float">
            <text:p>456788</text:p>
          </table:table-cell>
          <table:table-cell office:value-type="float" office:value="950400" calcext:value-type="float">
            <text:p>950400</text:p>
          </table:table-cell>
          <table:table-cell office:value-type="float" office:value="277211" calcext:value-type="float">
            <text:p>277211</text:p>
          </table:table-cell>
          <table:table-cell office:value-type="float" office:value="2628886" calcext:value-type="float">
            <text:p>2628886</text:p>
          </table:table-cell>
          <table:table-cell table:style-name="ce1" office:value-type="float" office:value="443301" calcext:value-type="float">
            <text:p>443301</text:p>
          </table:table-cell>
          <table:table-cell table:style-name="ce1" office:value-type="float" office:value="871719" calcext:value-type="float">
            <text:p>871719</text:p>
          </table:table-cell>
          <table:table-cell office:value-type="float" office:value="54817" calcext:value-type="float">
            <text:p>54817</text:p>
          </table:table-cell>
          <table:table-cell office:value-type="float" office:value="64187" calcext:value-type="float">
            <text:p>64187</text:p>
          </table:table-cell>
          <table:table-cell table:style-name="ce1" office:value-type="float" office:value="332800" calcext:value-type="float">
            <text:p>332800</text:p>
          </table:table-cell>
          <table:table-cell office:value-type="float" office:value="771997" calcext:value-type="float">
            <text:p>771997</text:p>
          </table:table-cell>
          <table:table-cell office:value-type="float" office:value="20109" calcext:value-type="float">
            <text:p>20109</text:p>
          </table:table-cell>
          <table:table-cell office:value-type="float" office:value="11838" calcext:value-type="float">
            <text:p>11838</text:p>
          </table:table-cell>
          <table:table-cell office:value-type="float" office:value="5040908" calcext:value-type="float">
            <text:p>5040908</text:p>
          </table:table-cell>
          <table:table-cell office:value-type="float" office:value="11629758" calcext:value-type="float">
            <text:p>11629758</text:p>
          </table:table-cell>
          <table:table-cell office:value-type="float" office:value="11621554" calcext:value-type="float">
            <text:p>11621554</text:p>
          </table:table-cell>
          <table:table-cell office:value-type="float" office:value="287590" calcext:value-type="float">
            <text:p>287590</text:p>
          </table:table-cell>
          <table:table-cell office:value-type="float" office:value="-171901" calcext:value-type="float">
            <text:p>-171901</text:p>
          </table:table-cell>
          <table:table-cell office:value-type="float" office:value="463773" calcext:value-type="float">
            <text:p>463773</text:p>
          </table:table-cell>
          <table:table-cell office:value-type="float" office:value="1448085" calcext:value-type="float">
            <text:p>1448085</text:p>
          </table:table-cell>
          <table:table-cell office:value-type="float" office:value="16873" calcext:value-type="float">
            <text:p>16873</text:p>
          </table:table-cell>
          <table:table-cell office:value-type="float" office:value="448806" calcext:value-type="float">
            <text:p>448806</text:p>
          </table:table-cell>
          <table:table-cell office:value-type="float" office:value="-1309688" calcext:value-type="float">
            <text:p>-1309688</text:p>
          </table:table-cell>
          <table:table-cell office:value-type="float" office:value="188071" calcext:value-type="float">
            <text:p>188071</text:p>
          </table:table-cell>
          <table:table-cell office:value-type="float" office:value="-500103" calcext:value-type="float">
            <text:p>-500103</text:p>
          </table:table-cell>
          <table:table-cell office:value-type="float" office:value="69244419" calcext:value-type="float">
            <text:p>69244419</text:p>
          </table:table-cell>
          <table:table-cell office:value-type="float" office:value="119066" calcext:value-type="float">
            <text:p>119066</text:p>
          </table:table-cell>
          <table:table-cell office:value-type="float" office:value="977636" calcext:value-type="float">
            <text:p>977636</text:p>
          </table:table-cell>
          <table:table-cell office:value-type="float" office:value="-464809" calcext:value-type="float">
            <text:p>-464809</text:p>
          </table:table-cell>
          <table:table-cell office:value-type="float" office:value="1220916" calcext:value-type="float">
            <text:p>1220916</text:p>
          </table:table-cell>
          <table:table-cell office:value-type="float" office:value="1111301" calcext:value-type="float">
            <text:p>1111301</text:p>
          </table:table-cell>
          <table:table-cell office:value-type="float" office:value="4307588" calcext:value-type="float">
            <text:p>4307588</text:p>
          </table:table-cell>
          <table:table-cell office:value-type="float" office:value="99172" calcext:value-type="float">
            <text:p>99172</text:p>
          </table:table-cell>
          <table:table-cell office:value-type="float" office:value="523991" calcext:value-type="float">
            <text:p>523991</text:p>
          </table:table-cell>
          <table:table-cell office:value-type="float" office:value="421779" calcext:value-type="float">
            <text:p>421779</text:p>
          </table:table-cell>
          <table:table-cell office:value-type="float" office:value="2007132" calcext:value-type="float">
            <text:p>2007132</text:p>
          </table:table-cell>
          <table:table-cell office:value-type="float" office:value="8476051" calcext:value-type="float">
            <text:p>8476051</text:p>
          </table:table-cell>
          <table:table-cell office:value-type="float" office:value="174229" calcext:value-type="float">
            <text:p>174229</text:p>
          </table:table-cell>
          <table:table-cell table:style-name="ce1" office:value-type="float" office:value="1286159" calcext:value-type="float">
            <text:p>1286159</text:p>
          </table:table-cell>
          <table:table-cell office:value-type="float" office:value="80366" calcext:value-type="float">
            <text:p>80366</text:p>
          </table:table-cell>
          <table:table-cell office:value-type="float" office:value="15191634" calcext:value-type="float">
            <text:p>15191634</text:p>
          </table:table-cell>
          <table:table-cell office:value-type="float" office:value="133701739" calcext:value-type="float">
            <text:p>133701739</text:p>
          </table:table-cell>
          <table:table-cell office:value-type="float" office:value="992150" calcext:value-type="float">
            <text:p>992150</text:p>
          </table:table-cell>
          <table:table-cell office:value-type="float" office:value="2808000" calcext:value-type="float">
            <text:p>2808000</text:p>
          </table:table-cell>
          <table:table-cell office:value-type="float" office:value="-509494" calcext:value-type="float">
            <text:p>-509494</text:p>
          </table:table-cell>
          <table:table-cell office:value-type="float" office:value="51862" calcext:value-type="float">
            <text:p>51862</text:p>
          </table:table-cell>
          <table:table-cell office:value-type="float" office:value="6042908" calcext:value-type="float">
            <text:p>6042908</text:p>
          </table:table-cell>
          <table:table-cell office:value-type="float" office:value="-144775" calcext:value-type="float">
            <text:p>-144775</text:p>
          </table:table-cell>
          <table:table-cell office:value-type="float" office:value="2544790" calcext:value-type="float">
            <text:p>2544790</text:p>
          </table:table-cell>
          <table:table-cell table:style-name="ce1" office:value-type="float" office:value="122119" calcext:value-type="float">
            <text:p>122119</text:p>
          </table:table-cell>
          <table:table-cell office:value-type="float" office:value="379587" calcext:value-type="float">
            <text:p>379587</text:p>
          </table:table-cell>
          <table:table-cell table:style-name="ce1" office:value-type="float" office:value="106308" calcext:value-type="float">
            <text:p>10630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578099" calcext:value-type="float">
            <text:p>1578099</text:p>
          </table:table-cell>
          <table:table-cell office:value-type="float" office:value="-4232" calcext:value-type="float">
            <text:p>-4232</text:p>
          </table:table-cell>
          <table:table-cell office:value-type="float" office:value="44935" calcext:value-type="float">
            <text:p>44935</text:p>
          </table:table-cell>
          <table:table-cell office:value-type="float" office:value="17785" calcext:value-type="float">
            <text:p>17785</text:p>
          </table:table-cell>
          <table:table-cell office:value-type="float" office:value="882902" calcext:value-type="float">
            <text:p>882902</text:p>
          </table:table-cell>
          <table:table-cell/>
          <table:table-cell office:value-type="float" office:value="4557811" calcext:value-type="float">
            <text:p>4557811</text:p>
          </table:table-cell>
          <table:table-cell office:value-type="float" office:value="46651273" calcext:value-type="float">
            <text:p>46651273</text:p>
          </table:table-cell>
          <table:table-cell office:value-type="float" office:value="2269847" calcext:value-type="float">
            <text:p>2269847</text:p>
          </table:table-cell>
          <table:table-cell office:value-type="float" office:value="635692" calcext:value-type="float">
            <text:p>635692</text:p>
          </table:table-cell>
          <table:table-cell office:value-type="float" office:value="669699" calcext:value-type="float">
            <text:p>669699</text:p>
          </table:table-cell>
          <table:table-cell table:style-name="ce1" office:value-type="float" office:value="4528623" calcext:value-type="float">
            <text:p>4528623</text:p>
          </table:table-cell>
          <table:table-cell table:style-name="ce1" office:value-type="float" office:value="-8131" calcext:value-type="float">
            <text:p>-8131</text:p>
          </table:table-cell>
          <table:table-cell table:style-name="ce1" office:value-type="float" office:value="1001987" calcext:value-type="float">
            <text:p>1001987</text:p>
          </table:table-cell>
          <table:table-cell office:value-type="float" office:value="3078002" calcext:value-type="float">
            <text:p>3078002</text:p>
          </table:table-cell>
          <table:table-cell office:value-type="float" office:value="62129" calcext:value-type="float">
            <text:p>62129</text:p>
          </table:table-cell>
          <table:table-cell office:value-type="float" office:value="17672754" calcext:value-type="float">
            <text:p>17672754</text:p>
          </table:table-cell>
          <table:table-cell table:style-name="ce1" office:value-type="float" office:value="10333" calcext:value-type="float">
            <text:p>10333</text:p>
          </table:table-cell>
          <table:table-cell table:style-name="ce1" office:value-type="float" office:value="3687358" calcext:value-type="float">
            <text:p>3687358</text:p>
          </table:table-cell>
          <table:table-cell office:value-type="float" office:value="84812559" calcext:value-type="float">
            <text:p>84812559</text:p>
          </table:table-cell>
          <table:table-cell table:style-name="ce1" office:value-type="float" office:value="1265355" calcext:value-type="float">
            <text:p>1265355</text:p>
          </table:table-cell>
          <table:table-cell office:value-type="float" office:value="321011" calcext:value-type="float">
            <text:p>321011</text:p>
          </table:table-cell>
          <table:table-cell office:value-type="float" office:value="133993" calcext:value-type="float">
            <text:p>133993</text:p>
          </table:table-cell>
          <table:table-cell office:value-type="float" office:value="98148" calcext:value-type="float">
            <text:p>98148</text:p>
          </table:table-cell>
          <table:table-cell office:value-type="float" office:value="8289065" calcext:value-type="float">
            <text:p>8289065</text:p>
          </table:table-cell>
          <table:table-cell office:value-type="float" office:value="2893218" calcext:value-type="float">
            <text:p>2893218</text:p>
          </table:table-cell>
          <table:table-cell office:value-type="float" office:value="1355696" calcext:value-type="float">
            <text:p>1355696</text:p>
          </table:table-cell>
          <table:table-cell office:value-type="float" office:value="1959689" calcext:value-type="float">
            <text:p>1959689</text:p>
          </table:table-cell>
          <table:table-cell office:value-type="float" office:value="100442413" calcext:value-type="float">
            <text:p>100442413</text:p>
          </table:table-cell>
          <table:table-cell office:value-type="float" office:value="76218169" calcext:value-type="float">
            <text:p>76218169</text:p>
          </table:table-cell>
          <table:table-cell office:value-type="float" office:value="1024904" calcext:value-type="float">
            <text:p>1024904</text:p>
          </table:table-cell>
          <table:table-cell office:value-type="float" office:value="6440523" calcext:value-type="float">
            <text:p>6440523</text:p>
          </table:table-cell>
          <table:table-cell office:value-type="float" office:value="334466" calcext:value-type="float">
            <text:p>334466</text:p>
          </table:table-cell>
          <table:table-cell office:value-type="float" office:value="16837" calcext:value-type="float">
            <text:p>16837</text:p>
          </table:table-cell>
          <table:table-cell office:value-type="float" office:value="493828" calcext:value-type="float">
            <text:p>493828</text:p>
          </table:table-cell>
          <table:table-cell office:value-type="float" office:value="700340" calcext:value-type="float">
            <text:p>700340</text:p>
          </table:table-cell>
          <table:table-cell office:value-type="float" office:value="260241" calcext:value-type="float">
            <text:p>260241</text:p>
          </table:table-cell>
          <table:table-cell office:value-type="float" office:value="3362495" calcext:value-type="float">
            <text:p>3362495</text:p>
          </table:table-cell>
          <table:table-cell office:value-type="float" office:value="1148200" calcext:value-type="float">
            <text:p>1148200</text:p>
          </table:table-cell>
          <table:table-cell office:value-type="float" office:value="1127" calcext:value-type="float">
            <text:p>1127</text:p>
          </table:table-cell>
          <table:table-cell office:value-type="float" office:value="185980" calcext:value-type="float">
            <text:p>185980</text:p>
          </table:table-cell>
          <table:table-cell office:value-type="float" office:value="65929" calcext:value-type="float">
            <text:p>65929</text:p>
          </table:table-cell>
          <table:table-cell table:style-name="ce1" office:value-type="float" office:value="540320" calcext:value-type="float">
            <text:p>540320</text:p>
          </table:table-cell>
          <table:table-cell office:value-type="float" office:value="-273409" calcext:value-type="float">
            <text:p>-273409</text:p>
          </table:table-cell>
          <table:table-cell office:value-type="float" office:value="9669042" calcext:value-type="float">
            <text:p>9669042</text:p>
          </table:table-cell>
          <table:table-cell office:value-type="float" office:value="4729143" calcext:value-type="float">
            <text:p>4729143</text:p>
          </table:table-cell>
          <table:table-cell office:value-type="float" office:value="7910913" calcext:value-type="float">
            <text:p>7910913</text:p>
          </table:table-cell>
          <table:table-cell office:value-type="float" office:value="301324" calcext:value-type="float">
            <text:p>301324</text:p>
          </table:table-cell>
          <table:table-cell office:value-type="float" office:value="1720710" calcext:value-type="float">
            <text:p>1720710</text:p>
          </table:table-cell>
          <table:table-cell office:value-type="float" office:value="1174156" calcext:value-type="float">
            <text:p>1174156</text:p>
          </table:table-cell>
          <table:table-cell office:value-type="float" office:value="12219353" calcext:value-type="float">
            <text:p>1221935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36339" calcext:value-type="float">
            <text:p>-36339</text:p>
          </table:table-cell>
          <table:table-cell office:value-type="float" office:value="4144489" calcext:value-type="float">
            <text:p>4144489</text:p>
          </table:table-cell>
          <table:table-cell office:value-type="float" office:value="2176199" calcext:value-type="float">
            <text:p>2176199</text:p>
          </table:table-cell>
          <table:table-cell office:value-type="float" office:value="-5097" calcext:value-type="float">
            <text:p>-5097</text:p>
          </table:table-cell>
          <table:table-cell office:value-type="float" office:value="44064925" calcext:value-type="float">
            <text:p>44064925</text:p>
          </table:table-cell>
          <table:table-cell office:value-type="float" office:value="2075843" calcext:value-type="float">
            <text:p>2075843</text:p>
          </table:table-cell>
          <table:table-cell office:value-type="float" office:value="12597000" calcext:value-type="float">
            <text:p>12597000</text:p>
          </table:table-cell>
          <table:table-cell office:value-type="float" office:value="1339061" calcext:value-type="float">
            <text:p>1339061</text:p>
          </table:table-cell>
          <table:table-cell office:value-type="float" office:value="1257864" calcext:value-type="float">
            <text:p>1257864</text:p>
          </table:table-cell>
          <table:table-cell office:value-type="float" office:value="2955708" calcext:value-type="float">
            <text:p>2955708</text:p>
          </table:table-cell>
          <table:table-cell office:value-type="float" office:value="762741" calcext:value-type="float">
            <text:p>762741</text:p>
          </table:table-cell>
          <table:table-cell office:value-type="float" office:value="2313456" calcext:value-type="float">
            <text:p>2313456</text:p>
          </table:table-cell>
          <table:table-cell office:value-type="float" office:value="12934371" calcext:value-type="float">
            <text:p>12934371</text:p>
          </table:table-cell>
          <table:table-cell office:value-type="float" office:value="1574332" calcext:value-type="float">
            <text:p>1574332</text:p>
          </table:table-cell>
          <table:table-cell office:value-type="float" office:value="845143" calcext:value-type="float">
            <text:p>845143</text:p>
          </table:table-cell>
          <table:table-cell office:value-type="float" office:value="-1236010" calcext:value-type="float">
            <text:p>-1236010</text:p>
          </table:table-cell>
          <table:table-cell office:value-type="float" office:value="1357444" calcext:value-type="float">
            <text:p>1357444</text:p>
          </table:table-cell>
          <table:table-cell office:value-type="float" office:value="77524" calcext:value-type="float">
            <text:p>77524</text:p>
          </table:table-cell>
          <table:table-cell office:value-type="float" office:value="2590749" calcext:value-type="float">
            <text:p>2590749</text:p>
          </table:table-cell>
          <table:table-cell office:value-type="float" office:value="463513" calcext:value-type="float">
            <text:p>463513</text:p>
          </table:table-cell>
          <table:table-cell office:value-type="float" office:value="1209407" calcext:value-type="float">
            <text:p>1209407</text:p>
          </table:table-cell>
          <table:table-cell office:value-type="float" office:value="145283" calcext:value-type="float">
            <text:p>145283</text:p>
          </table:table-cell>
          <table:table-cell office:value-type="float" office:value="483281" calcext:value-type="float">
            <text:p>483281</text:p>
          </table:table-cell>
          <table:table-cell office:value-type="float" office:value="895626" calcext:value-type="float">
            <text:p>895626</text:p>
          </table:table-cell>
          <table:table-cell office:value-type="float" office:value="15510503" calcext:value-type="float">
            <text:p>15510503</text:p>
          </table:table-cell>
          <table:table-cell office:value-type="float" office:value="509987" calcext:value-type="float">
            <text:p>509987</text:p>
          </table:table-cell>
          <table:table-cell office:value-type="float" office:value="4808673" calcext:value-type="float">
            <text:p>4808673</text:p>
          </table:table-cell>
          <table:table-cell office:value-type="float" office:value="5939687" calcext:value-type="float">
            <text:p>5939687</text:p>
          </table:table-cell>
          <table:table-cell office:value-type="float" office:value="8288229" calcext:value-type="float">
            <text:p>8288229</text:p>
          </table:table-cell>
          <table:table-cell office:value-type="float" office:value="1313626" calcext:value-type="float">
            <text:p>1313626</text:p>
          </table:table-cell>
          <table:table-cell office:value-type="float" office:value="247420" calcext:value-type="float">
            <text:p>247420</text:p>
          </table:table-cell>
          <table:table-cell office:value-type="float" office:value="10297123" calcext:value-type="float">
            <text:p>10297123</text:p>
          </table:table-cell>
          <table:table-cell table:style-name="ce1" office:value-type="float" office:value="74439" calcext:value-type="float">
            <text:p>74439</text:p>
          </table:table-cell>
          <table:table-cell office:value-type="float" office:value="9243401" calcext:value-type="float">
            <text:p>9243401</text:p>
          </table:table-cell>
          <table:table-cell office:value-type="float" office:value="135719" calcext:value-type="float">
            <text:p>135719</text:p>
          </table:table-cell>
          <table:table-cell table:style-name="ce1" office:value-type="float" office:value="29697" calcext:value-type="float">
            <text:p>29697</text:p>
          </table:table-cell>
          <table:table-cell office:value-type="float" office:value="-1900626" calcext:value-type="float">
            <text:p>-1900626</text:p>
          </table:table-cell>
          <table:table-cell office:value-type="float" office:value="17513009" calcext:value-type="float">
            <text:p>17513009</text:p>
          </table:table-cell>
          <table:table-cell table:style-name="ce1" office:value-type="float" office:value="2070124" calcext:value-type="float">
            <text:p>2070124</text:p>
          </table:table-cell>
          <table:table-cell office:value-type="float" office:value="175109" calcext:value-type="float">
            <text:p>175109</text:p>
          </table:table-cell>
          <table:table-cell office:value-type="float" office:value="147933" calcext:value-type="float">
            <text:p>147933</text:p>
          </table:table-cell>
          <table:table-cell office:value-type="float" office:value="1542020" calcext:value-type="float">
            <text:p>1542020</text:p>
          </table:table-cell>
          <table:table-cell office:value-type="float" office:value="22346" calcext:value-type="float">
            <text:p>22346</text:p>
          </table:table-cell>
          <table:table-cell office:value-type="float" office:value="1075622" calcext:value-type="float">
            <text:p>1075622</text:p>
          </table:table-cell>
          <table:table-cell table:style-name="ce1" office:value-type="float" office:value="4481" calcext:value-type="float">
            <text:p>4481</text:p>
          </table:table-cell>
          <table:table-cell office:value-type="float" office:value="5682276" calcext:value-type="float">
            <text:p>5682276</text:p>
          </table:table-cell>
          <table:table-cell office:value-type="float" office:value="11186344" calcext:value-type="float">
            <text:p>11186344</text:p>
          </table:table-cell>
          <table:table-cell office:value-type="float" office:value="203003" calcext:value-type="float">
            <text:p>203003</text:p>
          </table:table-cell>
          <table:table-cell office:value-type="float" office:value="193430" calcext:value-type="float">
            <text:p>193430</text:p>
          </table:table-cell>
          <table:table-cell table:style-name="ce1" office:value-type="float" office:value="717223" calcext:value-type="float">
            <text:p>717223</text:p>
          </table:table-cell>
          <table:table-cell office:value-type="float" office:value="6766743" calcext:value-type="float">
            <text:p>6766743</text:p>
          </table:table-cell>
          <table:table-cell office:value-type="float" office:value="2861044" calcext:value-type="float">
            <text:p>2861044</text:p>
          </table:table-cell>
          <table:table-cell office:value-type="float" office:value="381650" calcext:value-type="float">
            <text:p>381650</text:p>
          </table:table-cell>
          <table:table-cell office:value-type="float" office:value="1747418" calcext:value-type="float">
            <text:p>1747418</text:p>
          </table:table-cell>
          <table:table-cell office:value-type="float" office:value="511070" calcext:value-type="float">
            <text:p>511070</text:p>
          </table:table-cell>
          <table:table-cell office:value-type="float" office:value="2561" calcext:value-type="float">
            <text:p>2561</text:p>
          </table:table-cell>
          <table:table-cell office:value-type="float" office:value="4570652" calcext:value-type="float">
            <text:p>4570652</text:p>
          </table:table-cell>
          <table:table-cell table:style-name="ce1" office:value-type="float" office:value="1390" calcext:value-type="float">
            <text:p>1390</text:p>
          </table:table-cell>
          <table:table-cell office:value-type="float" office:value="572547" calcext:value-type="float">
            <text:p>572547</text:p>
          </table:table-cell>
          <table:table-cell office:value-type="float" office:value="8985058" calcext:value-type="float">
            <text:p>8985058</text:p>
          </table:table-cell>
          <table:table-cell table:style-name="ce1" office:value-type="float" office:value="69205" calcext:value-type="float">
            <text:p>69205</text:p>
          </table:table-cell>
          <table:table-cell office:value-type="float" office:value="111383" calcext:value-type="float">
            <text:p>111383</text:p>
          </table:table-cell>
          <table:table-cell office:value-type="float" office:value="2030301" calcext:value-type="float">
            <text:p>2030301</text:p>
          </table:table-cell>
          <table:table-cell office:value-type="float" office:value="188624" calcext:value-type="float">
            <text:p>188624</text:p>
          </table:table-cell>
          <table:table-cell office:value-type="float" office:value="2670350" calcext:value-type="float">
            <text:p>2670350</text:p>
          </table:table-cell>
          <table:table-cell office:value-type="float" office:value="722939" calcext:value-type="float">
            <text:p>722939</text:p>
          </table:table-cell>
          <table:table-cell office:value-type="float" office:value="12829468" calcext:value-type="float">
            <text:p>12829468</text:p>
          </table:table-cell>
          <table:table-cell table:style-name="ce1" office:value-type="float" office:value="877829" calcext:value-type="float">
            <text:p>877829</text:p>
          </table:table-cell>
          <table:table-cell office:value-type="float" office:value="83863" calcext:value-type="float">
            <text:p>83863</text:p>
          </table:table-cell>
          <table:table-cell office:value-type="float" office:value="1814255" calcext:value-type="float">
            <text:p>1814255</text:p>
          </table:table-cell>
          <table:table-cell office:value-type="float" office:value="4773041" calcext:value-type="float">
            <text:p>4773041</text:p>
          </table:table-cell>
          <table:table-cell office:value-type="float" office:value="4480808" calcext:value-type="float">
            <text:p>4480808</text:p>
          </table:table-cell>
          <table:table-cell office:value-type="float" office:value="6614394" calcext:value-type="float">
            <text:p>6614394</text:p>
          </table:table-cell>
          <table:table-cell office:value-type="float" office:value="4871687" calcext:value-type="float">
            <text:p>4871687</text:p>
          </table:table-cell>
          <table:table-cell office:value-type="float" office:value="2118012" calcext:value-type="float">
            <text:p>2118012</text:p>
          </table:table-cell>
          <table:table-cell office:value-type="float" office:value="459649" calcext:value-type="float">
            <text:p>459649</text:p>
          </table:table-cell>
          <table:table-cell office:value-type="float" office:value="2355492" calcext:value-type="float">
            <text:p>2355492</text:p>
          </table:table-cell>
          <table:table-cell office:value-type="float" office:value="34300" calcext:value-type="float">
            <text:p>34300</text:p>
          </table:table-cell>
          <table:table-cell office:value-type="float" office:value="2844413" calcext:value-type="float">
            <text:p>2844413</text:p>
          </table:table-cell>
          <table:table-cell office:value-type="float" office:value="4381499" calcext:value-type="float">
            <text:p>4381499</text:p>
          </table:table-cell>
          <table:table-cell office:value-type="float" office:value="289207" calcext:value-type="float">
            <text:p>289207</text:p>
          </table:table-cell>
          <table:table-cell office:value-type="float" office:value="804759" calcext:value-type="float">
            <text:p>804759</text:p>
          </table:table-cell>
          <table:table-cell office:value-type="float" office:value="1535725" calcext:value-type="float">
            <text:p>1535725</text:p>
          </table:table-cell>
          <table:table-cell table:style-name="ce1" office:value-type="float" office:value="61724" calcext:value-type="float">
            <text:p>61724</text:p>
          </table:table-cell>
          <table:table-cell office:value-type="float" office:value="-171901" calcext:value-type="float">
            <text:p>-171901</text:p>
          </table:table-cell>
          <table:table-cell office:value-type="float" office:value="773042" calcext:value-type="float">
            <text:p>773042</text:p>
          </table:table-cell>
          <table:table-cell office:value-type="float" office:value="1796502" calcext:value-type="float">
            <text:p>1796502</text:p>
          </table:table-cell>
          <table:table-cell office:value-type="float" office:value="3204" calcext:value-type="float">
            <text:p>3204</text:p>
          </table:table-cell>
          <table:table-cell office:value-type="float" office:value="973225" calcext:value-type="float">
            <text:p>973225</text:p>
          </table:table-cell>
          <table:table-cell office:value-type="float" office:value="24274653" calcext:value-type="float">
            <text:p>24274653</text:p>
          </table:table-cell>
          <table:table-cell office:value-type="float" office:value="-3356751" calcext:value-type="float">
            <text:p>-3356751</text:p>
          </table:table-cell>
          <table:table-cell office:value-type="float" office:value="13188" calcext:value-type="float">
            <text:p>13188</text:p>
          </table:table-cell>
          <table:table-cell office:value-type="float" office:value="459292034" calcext:value-type="float">
            <text:p>459292034</text:p>
          </table:table-cell>
          <table:table-cell office:value-type="float" office:value="2922070" calcext:value-type="float">
            <text:p>2922070</text:p>
          </table:table-cell>
          <table:table-cell office:value-type="float" office:value="3574631" calcext:value-type="float">
            <text:p>3574631</text:p>
          </table:table-cell>
          <table:table-cell table:style-name="ce1" office:value-type="float" office:value="-81572277" calcext:value-type="float">
            <text:p>-81572277</text:p>
          </table:table-cell>
          <table:table-cell table:style-name="ce1" office:value-type="float" office:value="510595" calcext:value-type="float">
            <text:p>510595</text:p>
          </table:table-cell>
          <table:table-cell office:value-type="float" office:value="1875644" calcext:value-type="float">
            <text:p>1875644</text:p>
          </table:table-cell>
          <table:table-cell office:value-type="float" office:value="-335244" calcext:value-type="float">
            <text:p>-335244</text:p>
          </table:table-cell>
          <table:table-cell table:style-name="ce1" office:value-type="float" office:value="1180830" calcext:value-type="float">
            <text:p>1180830</text:p>
          </table:table-cell>
          <table:table-cell office:value-type="float" office:value="-89363" calcext:value-type="float">
            <text:p>-89363</text:p>
          </table:table-cell>
          <table:table-cell office:value-type="float" office:value="8708471" calcext:value-type="float">
            <text:p>8708471</text:p>
          </table:table-cell>
          <table:table-cell office:value-type="float" office:value="-14847" calcext:value-type="float">
            <text:p>-14847</text:p>
          </table:table-cell>
          <table:table-cell office:value-type="float" office:value="-811126" calcext:value-type="float">
            <text:p>-811126</text:p>
          </table:table-cell>
          <table:table-cell table:style-name="ce1" office:value-type="float" office:value="130018" calcext:value-type="float">
            <text:p>130018</text:p>
          </table:table-cell>
          <table:table-cell office:value-type="float" office:value="2685014" calcext:value-type="float">
            <text:p>2685014</text:p>
          </table:table-cell>
          <table:table-cell table:style-name="ce1" office:value-type="float" office:value="-8290" calcext:value-type="float">
            <text:p>-8290</text:p>
          </table:table-cell>
          <table:table-cell office:value-type="float" office:value="601532" calcext:value-type="float">
            <text:p>601532</text:p>
          </table:table-cell>
          <table:table-cell office:value-type="float" office:value="-967463" calcext:value-type="float">
            <text:p>-967463</text:p>
          </table:table-cell>
          <table:table-cell table:style-name="ce1" office:value-type="float" office:value="407236" calcext:value-type="float">
            <text:p>407236</text:p>
          </table:table-cell>
          <table:table-cell table:style-name="ce1" office:value-type="float" office:value="12371" calcext:value-type="float">
            <text:p>12371</text:p>
          </table:table-cell>
          <table:table-cell table:style-name="ce1" office:value-type="float" office:value="1101835" calcext:value-type="float">
            <text:p>1101835</text:p>
          </table:table-cell>
          <table:table-cell office:value-type="float" office:value="1003965" calcext:value-type="float">
            <text:p>1003965</text:p>
          </table:table-cell>
          <table:table-cell office:value-type="float" office:value="197607" calcext:value-type="float">
            <text:p>197607</text:p>
          </table:table-cell>
          <table:table-cell office:value-type="float" office:value="3136200" calcext:value-type="float">
            <text:p>3136200</text:p>
          </table:table-cell>
          <table:table-cell office:value-type="float" office:value="2017077" calcext:value-type="float">
            <text:p>2017077</text:p>
          </table:table-cell>
          <table:table-cell office:value-type="float" office:value="445201" calcext:value-type="float">
            <text:p>445201</text:p>
          </table:table-cell>
          <table:table-cell table:style-name="ce1" office:value-type="float" office:value="3328217" calcext:value-type="float">
            <text:p>3328217</text:p>
          </table:table-cell>
          <table:table-cell office:value-type="float" office:value="132384000" calcext:value-type="float">
            <text:p>132384000</text:p>
          </table:table-cell>
          <table:table-cell office:value-type="float" office:value="49750000" calcext:value-type="float">
            <text:p>49750000</text:p>
          </table:table-cell>
          <table:table-cell office:value-type="float" office:value="23517252" calcext:value-type="float">
            <text:p>23517252</text:p>
          </table:table-cell>
          <table:table-cell table:style-name="ce1" office:value-type="float" office:value="2727460" calcext:value-type="float">
            <text:p>2727460</text:p>
          </table:table-cell>
          <table:table-cell office:value-type="float" office:value="2176788" calcext:value-type="float">
            <text:p>2176788</text:p>
          </table:table-cell>
          <table:table-cell office:value-type="float" office:value="507992" calcext:value-type="float">
            <text:p>507992</text:p>
          </table:table-cell>
          <table:table-cell office:value-type="float" office:value="621469" calcext:value-type="float">
            <text:p>621469</text:p>
          </table:table-cell>
          <table:table-cell office:value-type="float" office:value="1189320" calcext:value-type="float">
            <text:p>1189320</text:p>
          </table:table-cell>
          <table:table-cell office:value-type="float" office:value="-209315" calcext:value-type="float">
            <text:p>-209315</text:p>
          </table:table-cell>
          <table:table-cell office:value-type="float" office:value="468852" calcext:value-type="float">
            <text:p>468852</text:p>
          </table:table-cell>
          <table:table-cell office:value-type="float" office:value="7100336" calcext:value-type="float">
            <text:p>7100336</text:p>
          </table:table-cell>
          <table:table-cell office:value-type="float" office:value="3432473" calcext:value-type="float">
            <text:p>3432473</text:p>
          </table:table-cell>
          <table:table-cell office:value-type="float" office:value="1153278" calcext:value-type="float">
            <text:p>1153278</text:p>
          </table:table-cell>
          <table:table-cell table:style-name="ce1" office:value-type="float" office:value="-43929" calcext:value-type="float">
            <text:p>-43929</text:p>
          </table:table-cell>
          <table:table-cell office:value-type="float" office:value="24172348" calcext:value-type="float">
            <text:p>24172348</text:p>
          </table:table-cell>
          <table:table-cell office:value-type="float" office:value="2196990" calcext:value-type="float">
            <text:p>2196990</text:p>
          </table:table-cell>
          <table:table-cell table:style-name="ce1" office:value-type="float" office:value="41321" calcext:value-type="float">
            <text:p>41321</text:p>
          </table:table-cell>
          <table:table-cell table:style-name="ce1" office:value-type="float" office:value="1774284" calcext:value-type="float">
            <text:p>1774284</text:p>
          </table:table-cell>
          <table:table-cell office:value-type="float" office:value="189975" calcext:value-type="float">
            <text:p>189975</text:p>
          </table:table-cell>
          <table:table-cell office:value-type="float" office:value="3155132" calcext:value-type="float">
            <text:p>3155132</text:p>
          </table:table-cell>
          <table:table-cell office:value-type="float" office:value="1011636" calcext:value-type="float">
            <text:p>1011636</text:p>
          </table:table-cell>
          <table:table-cell office:value-type="float" office:value="2636796" calcext:value-type="float">
            <text:p>2636796</text:p>
          </table:table-cell>
          <table:table-cell office:value-type="float" office:value="145813" calcext:value-type="float">
            <text:p>145813</text:p>
          </table:table-cell>
          <table:table-cell office:value-type="float" office:value="115081" calcext:value-type="float">
            <text:p>115081</text:p>
          </table:table-cell>
          <table:table-cell office:value-type="float" office:value="4333606" calcext:value-type="float">
            <text:p>4333606</text:p>
          </table:table-cell>
          <table:table-cell table:style-name="ce1" office:value-type="float" office:value="49520" calcext:value-type="float">
            <text:p>49520</text:p>
          </table:table-cell>
          <table:table-cell office:value-type="float" office:value="621586" calcext:value-type="float">
            <text:p>621586</text:p>
          </table:table-cell>
          <table:table-cell office:value-type="float" office:value="1350220" calcext:value-type="float">
            <text:p>1350220</text:p>
          </table:table-cell>
          <table:table-cell office:value-type="float" office:value="-293428" calcext:value-type="float">
            <text:p>-293428</text:p>
          </table:table-cell>
          <table:table-cell office:value-type="float" office:value="-392417" calcext:value-type="float">
            <text:p>-392417</text:p>
          </table:table-cell>
          <table:table-cell office:value-type="float" office:value="1868517" calcext:value-type="float">
            <text:p>1868517</text:p>
          </table:table-cell>
          <table:table-cell office:value-type="float" office:value="1100802" calcext:value-type="float">
            <text:p>1100802</text:p>
          </table:table-cell>
          <table:table-cell office:value-type="float" office:value="-8046299" calcext:value-type="float">
            <text:p>-8046299</text:p>
          </table:table-cell>
          <table:table-cell office:value-type="float" office:value="189734" calcext:value-type="float">
            <text:p>189734</text:p>
          </table:table-cell>
          <table:table-cell office:value-type="float" office:value="121814" calcext:value-type="float">
            <text:p>121814</text:p>
          </table:table-cell>
          <table:table-cell office:value-type="float" office:value="23123396" calcext:value-type="float">
            <text:p>23123396</text:p>
          </table:table-cell>
          <table:table-cell office:value-type="float" office:value="23354348" calcext:value-type="float">
            <text:p>23354348</text:p>
          </table:table-cell>
          <table:table-cell/>
          <table:table-cell office:value-type="float" office:value="211494127" calcext:value-type="float">
            <text:p>211494127</text:p>
          </table:table-cell>
          <table:table-cell/>
          <table:table-cell office:value-type="float" office:value="111536" calcext:value-type="float">
            <text:p>111536</text:p>
          </table:table-cell>
          <table:table-cell office:value-type="float" office:value="522067" calcext:value-type="float">
            <text:p>522067</text:p>
          </table:table-cell>
          <table:table-cell office:value-type="float" office:value="-267600" calcext:value-type="float">
            <text:p>-267600</text:p>
          </table:table-cell>
          <table:table-cell office:value-type="float" office:value="-473432" calcext:value-type="float">
            <text:p>-473432</text:p>
          </table:table-cell>
          <table:table-cell office:value-type="float" office:value="1304190" calcext:value-type="float">
            <text:p>1304190</text:p>
          </table:table-cell>
          <table:table-cell office:value-type="float" office:value="415617" calcext:value-type="float">
            <text:p>415617</text:p>
          </table:table-cell>
          <table:table-cell table:style-name="ce1" office:value-type="float" office:value="721765" calcext:value-type="float">
            <text:p>721765</text:p>
          </table:table-cell>
          <table:table-cell office:value-type="float" office:value="3302808" calcext:value-type="float">
            <text:p>3302808</text:p>
          </table:table-cell>
          <table:table-cell office:value-type="float" office:value="5797121" calcext:value-type="float">
            <text:p>5797121</text:p>
          </table:table-cell>
          <table:table-cell office:value-type="float" office:value="4456360" calcext:value-type="float">
            <text:p>4456360</text:p>
          </table:table-cell>
          <table:table-cell office:value-type="float" office:value="-60470" calcext:value-type="float">
            <text:p>-60470</text:p>
          </table:table-cell>
          <table:table-cell table:style-name="ce1" office:value-type="float" office:value="9219765" calcext:value-type="float">
            <text:p>9219765</text:p>
          </table:table-cell>
          <table:table-cell office:value-type="float" office:value="-130046" calcext:value-type="float">
            <text:p>-130046</text:p>
          </table:table-cell>
          <table:table-cell office:value-type="float" office:value="94228" calcext:value-type="float">
            <text:p>94228</text:p>
          </table:table-cell>
          <table:table-cell office:value-type="float" office:value="-11248" calcext:value-type="float">
            <text:p>-11248</text:p>
          </table:table-cell>
          <table:table-cell office:value-type="float" office:value="697709" calcext:value-type="float">
            <text:p>697709</text:p>
          </table:table-cell>
          <table:table-cell table:style-name="ce1" office:value-type="float" office:value="-931287" calcext:value-type="float">
            <text:p>-931287</text:p>
          </table:table-cell>
          <table:table-cell office:value-type="float" office:value="2361978" calcext:value-type="float">
            <text:p>2361978</text:p>
          </table:table-cell>
          <table:table-cell office:value-type="float" office:value="369747" calcext:value-type="float">
            <text:p>369747</text:p>
          </table:table-cell>
          <table:table-cell office:value-type="float" office:value="-11340" calcext:value-type="float">
            <text:p>-11340</text:p>
          </table:table-cell>
          <table:table-cell office:value-type="float" office:value="-3058932" calcext:value-type="float">
            <text:p>-3058932</text:p>
          </table:table-cell>
          <table:table-cell table:style-name="ce1" office:value-type="float" office:value="376295" calcext:value-type="float">
            <text:p>376295</text:p>
          </table:table-cell>
          <table:table-cell office:value-type="float" office:value="-14847" calcext:value-type="float">
            <text:p>-14847</text:p>
          </table:table-cell>
          <table:table-cell office:value-type="float" office:value="332568" calcext:value-type="float">
            <text:p>332568</text:p>
          </table:table-cell>
          <table:table-cell office:value-type="float" office:value="238459" calcext:value-type="float">
            <text:p>238459</text:p>
          </table:table-cell>
          <table:table-cell office:value-type="float" office:value="-3414500" calcext:value-type="float">
            <text:p>-3414500</text:p>
          </table:table-cell>
          <table:table-cell office:value-type="float" office:value="834152" calcext:value-type="float">
            <text:p>834152</text:p>
          </table:table-cell>
          <table:table-cell table:style-name="ce1" office:value-type="float" office:value="7410000" calcext:value-type="float">
            <text:p>7410000</text:p>
          </table:table-cell>
          <table:table-cell office:value-type="float" office:value="252743000" calcext:value-type="float">
            <text:p>252743000</text:p>
          </table:table-cell>
          <table:table-cell table:style-name="ce1" office:value-type="float" office:value="169495454" calcext:value-type="float">
            <text:p>169495454</text:p>
          </table:table-cell>
          <table:table-cell office:value-type="float" office:value="-185299" calcext:value-type="float">
            <text:p>-185299</text:p>
          </table:table-cell>
          <table:table-cell office:value-type="float" office:value="15725" calcext:value-type="float">
            <text:p>15725</text:p>
          </table:table-cell>
          <table:table-cell office:value-type="float" office:value="-41681" calcext:value-type="float">
            <text:p>-41681</text:p>
          </table:table-cell>
          <table:table-cell office:value-type="float" office:value="7716099" calcext:value-type="float">
            <text:p>7716099</text:p>
          </table:table-cell>
          <table:table-cell table:style-name="ce1" office:value-type="float" office:value="-12359" calcext:value-type="float">
            <text:p>-12359</text:p>
          </table:table-cell>
          <table:table-cell office:value-type="float" office:value="559245" calcext:value-type="float">
            <text:p>559245</text:p>
          </table:table-cell>
          <table:table-cell table:style-name="ce1" office:value-type="float" office:value="55790" calcext:value-type="float">
            <text:p>55790</text:p>
          </table:table-cell>
          <table:table-cell table:style-name="ce1" office:value-type="float" office:value="1100" calcext:value-type="float">
            <text:p>1100</text:p>
          </table:table-cell>
          <table:table-cell office:value-type="float" office:value="758956" calcext:value-type="float">
            <text:p>758956</text:p>
          </table:table-cell>
          <table:table-cell office:value-type="float" office:value="38810" calcext:value-type="float">
            <text:p>38810</text:p>
          </table:table-cell>
          <table:table-cell office:value-type="float" office:value="2067776" calcext:value-type="float">
            <text:p>2067776</text:p>
          </table:table-cell>
          <table:table-cell table:style-name="ce1" office:value-type="float" office:value="25155499" calcext:value-type="float">
            <text:p>25155499</text:p>
          </table:table-cell>
          <table:table-cell table:style-name="ce1" office:value-type="float" office:value="2935955" calcext:value-type="float">
            <text:p>2935955</text:p>
          </table:table-cell>
          <table:table-cell office:value-type="float" office:value="1890284" calcext:value-type="float">
            <text:p>1890284</text:p>
          </table:table-cell>
          <table:table-cell office:value-type="float" office:value="17217" calcext:value-type="float">
            <text:p>17217</text:p>
          </table:table-cell>
          <table:table-cell office:value-type="float" office:value="-81818" calcext:value-type="float">
            <text:p>-81818</text:p>
          </table:table-cell>
          <table:table-cell office:value-type="float" office:value="4093465" calcext:value-type="float">
            <text:p>4093465</text:p>
          </table:table-cell>
          <table:table-cell office:value-type="float" office:value="-2139203" calcext:value-type="float">
            <text:p>-2139203</text:p>
          </table:table-cell>
          <table:table-cell office:value-type="float" office:value="1955598" calcext:value-type="float">
            <text:p>1955598</text:p>
          </table:table-cell>
          <table:table-cell office:value-type="float" office:value="1681063" calcext:value-type="float">
            <text:p>1681063</text:p>
          </table:table-cell>
          <table:table-cell table:style-name="ce1" office:value-type="float" office:value="1771988" calcext:value-type="float">
            <text:p>1771988</text:p>
          </table:table-cell>
          <table:table-cell office:value-type="float" office:value="754110" calcext:value-type="float">
            <text:p>754110</text:p>
          </table:table-cell>
          <table:table-cell office:value-type="float" office:value="733575" calcext:value-type="float">
            <text:p>733575</text:p>
          </table:table-cell>
          <table:table-cell office:value-type="float" office:value="2986615" calcext:value-type="float">
            <text:p>2986615</text:p>
          </table:table-cell>
          <table:table-cell office:value-type="float" office:value="5675287" calcext:value-type="float">
            <text:p>5675287</text:p>
          </table:table-cell>
          <table:table-cell office:value-type="float" office:value="-734199" calcext:value-type="float">
            <text:p>-734199</text:p>
          </table:table-cell>
          <table:table-cell office:value-type="float" office:value="1336595" calcext:value-type="float">
            <text:p>1336595</text:p>
          </table:table-cell>
          <table:table-cell office:value-type="float" office:value="1326423" calcext:value-type="float">
            <text:p>1326423</text:p>
          </table:table-cell>
          <table:table-cell table:style-name="ce1" office:value-type="float" office:value="2646597" calcext:value-type="float">
            <text:p>2646597</text:p>
          </table:table-cell>
          <table:table-cell office:value-type="float" office:value="2264389" calcext:value-type="float">
            <text:p>2264389</text:p>
          </table:table-cell>
          <table:table-cell office:value-type="float" office:value="54015" calcext:value-type="float">
            <text:p>54015</text:p>
          </table:table-cell>
          <table:table-cell office:value-type="float" office:value="491861" calcext:value-type="float">
            <text:p>491861</text:p>
          </table:table-cell>
          <table:table-cell office:value-type="float" office:value="456788" calcext:value-type="float">
            <text:p>456788</text:p>
          </table:table-cell>
          <table:table-cell office:value-type="float" office:value="950400" calcext:value-type="float">
            <text:p>950400</text:p>
          </table:table-cell>
          <table:table-cell office:value-type="float" office:value="277211" calcext:value-type="float">
            <text:p>277211</text:p>
          </table:table-cell>
          <table:table-cell office:value-type="float" office:value="2628886" calcext:value-type="float">
            <text:p>2628886</text:p>
          </table:table-cell>
          <table:table-cell table:style-name="ce1" office:value-type="float" office:value="443301" calcext:value-type="float">
            <text:p>443301</text:p>
          </table:table-cell>
          <table:table-cell table:style-name="ce1" office:value-type="float" office:value="871719" calcext:value-type="float">
            <text:p>871719</text:p>
          </table:table-cell>
          <table:table-cell office:value-type="float" office:value="54817" calcext:value-type="float">
            <text:p>54817</text:p>
          </table:table-cell>
          <table:table-cell office:value-type="float" office:value="64187" calcext:value-type="float">
            <text:p>64187</text:p>
          </table:table-cell>
          <table:table-cell table:style-name="ce1" office:value-type="float" office:value="332800" calcext:value-type="float">
            <text:p>332800</text:p>
          </table:table-cell>
          <table:table-cell office:value-type="float" office:value="771997" calcext:value-type="float">
            <text:p>771997</text:p>
          </table:table-cell>
          <table:table-cell office:value-type="float" office:value="20109" calcext:value-type="float">
            <text:p>20109</text:p>
          </table:table-cell>
          <table:table-cell office:value-type="float" office:value="11838" calcext:value-type="float">
            <text:p>11838</text:p>
          </table:table-cell>
          <table:table-cell office:value-type="float" office:value="5040908" calcext:value-type="float">
            <text:p>5040908</text:p>
          </table:table-cell>
          <table:table-cell office:value-type="float" office:value="11629758" calcext:value-type="float">
            <text:p>11629758</text:p>
          </table:table-cell>
          <table:table-cell office:value-type="float" office:value="11621554" calcext:value-type="float">
            <text:p>11621554</text:p>
          </table:table-cell>
          <table:table-cell office:value-type="float" office:value="287590" calcext:value-type="float">
            <text:p>287590</text:p>
          </table:table-cell>
          <table:table-cell office:value-type="float" office:value="-171901" calcext:value-type="float">
            <text:p>-171901</text:p>
          </table:table-cell>
          <table:table-cell office:value-type="float" office:value="463773" calcext:value-type="float">
            <text:p>463773</text:p>
          </table:table-cell>
          <table:table-cell office:value-type="float" office:value="1448085" calcext:value-type="float">
            <text:p>1448085</text:p>
          </table:table-cell>
          <table:table-cell office:value-type="float" office:value="16873" calcext:value-type="float">
            <text:p>16873</text:p>
          </table:table-cell>
          <table:table-cell office:value-type="float" office:value="448806" calcext:value-type="float">
            <text:p>448806</text:p>
          </table:table-cell>
          <table:table-cell office:value-type="float" office:value="-1309688" calcext:value-type="float">
            <text:p>-1309688</text:p>
          </table:table-cell>
          <table:table-cell office:value-type="float" office:value="188071" calcext:value-type="float">
            <text:p>188071</text:p>
          </table:table-cell>
          <table:table-cell office:value-type="float" office:value="-500103" calcext:value-type="float">
            <text:p>-500103</text:p>
          </table:table-cell>
          <table:table-cell office:value-type="float" office:value="69244419" calcext:value-type="float">
            <text:p>69244419</text:p>
          </table:table-cell>
          <table:table-cell office:value-type="float" office:value="119066" calcext:value-type="float">
            <text:p>119066</text:p>
          </table:table-cell>
          <table:table-cell office:value-type="float" office:value="977636" calcext:value-type="float">
            <text:p>977636</text:p>
          </table:table-cell>
          <table:table-cell office:value-type="float" office:value="-464809" calcext:value-type="float">
            <text:p>-464809</text:p>
          </table:table-cell>
          <table:table-cell office:value-type="float" office:value="1220916" calcext:value-type="float">
            <text:p>1220916</text:p>
          </table:table-cell>
          <table:table-cell office:value-type="float" office:value="1111301" calcext:value-type="float">
            <text:p>1111301</text:p>
          </table:table-cell>
          <table:table-cell office:value-type="float" office:value="4307588" calcext:value-type="float">
            <text:p>4307588</text:p>
          </table:table-cell>
          <table:table-cell office:value-type="float" office:value="99172" calcext:value-type="float">
            <text:p>99172</text:p>
          </table:table-cell>
          <table:table-cell office:value-type="float" office:value="523991" calcext:value-type="float">
            <text:p>523991</text:p>
          </table:table-cell>
          <table:table-cell office:value-type="float" office:value="421779" calcext:value-type="float">
            <text:p>421779</text:p>
          </table:table-cell>
          <table:table-cell office:value-type="float" office:value="2007132" calcext:value-type="float">
            <text:p>2007132</text:p>
          </table:table-cell>
          <table:table-cell office:value-type="float" office:value="8476051" calcext:value-type="float">
            <text:p>8476051</text:p>
          </table:table-cell>
          <table:table-cell office:value-type="float" office:value="174229" calcext:value-type="float">
            <text:p>174229</text:p>
          </table:table-cell>
          <table:table-cell table:style-name="ce1" office:value-type="float" office:value="1286159" calcext:value-type="float">
            <text:p>1286159</text:p>
          </table:table-cell>
          <table:table-cell office:value-type="float" office:value="80366" calcext:value-type="float">
            <text:p>80366</text:p>
          </table:table-cell>
          <table:table-cell office:value-type="float" office:value="15191634" calcext:value-type="float">
            <text:p>15191634</text:p>
          </table:table-cell>
          <table:table-cell office:value-type="float" office:value="133701739" calcext:value-type="float">
            <text:p>133701739</text:p>
          </table:table-cell>
          <table:table-cell office:value-type="float" office:value="992150" calcext:value-type="float">
            <text:p>992150</text:p>
          </table:table-cell>
          <table:table-cell office:value-type="float" office:value="2808000" calcext:value-type="float">
            <text:p>2808000</text:p>
          </table:table-cell>
          <table:table-cell office:value-type="float" office:value="-509494" calcext:value-type="float">
            <text:p>-509494</text:p>
          </table:table-cell>
          <table:table-cell office:value-type="float" office:value="51862" calcext:value-type="float">
            <text:p>51862</text:p>
          </table:table-cell>
          <table:table-cell office:value-type="float" office:value="6042908" calcext:value-type="float">
            <text:p>6042908</text:p>
          </table:table-cell>
          <table:table-cell office:value-type="float" office:value="-144775" calcext:value-type="float">
            <text:p>-144775</text:p>
          </table:table-cell>
          <table:table-cell office:value-type="float" office:value="2544790" calcext:value-type="float">
            <text:p>2544790</text:p>
          </table:table-cell>
          <table:table-cell table:style-name="ce1" office:value-type="float" office:value="122119" calcext:value-type="float">
            <text:p>122119</text:p>
          </table:table-cell>
          <table:table-cell office:value-type="float" office:value="379587" calcext:value-type="float">
            <text:p>379587</text:p>
          </table:table-cell>
          <table:table-cell table:style-name="ce1" office:value-type="float" office:value="106308" calcext:value-type="float">
            <text:p>10630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01-2017</text:p>
          </table:table-cell>
          <table:table-cell office:value-type="float" office:value="1705810" calcext:value-type="float">
            <text:p>1705810</text:p>
          </table:table-cell>
          <table:table-cell office:value-type="float" office:value="-6126" calcext:value-type="float">
            <text:p>-6126</text:p>
          </table:table-cell>
          <table:table-cell office:value-type="float" office:value="52058" calcext:value-type="float">
            <text:p>52058</text:p>
          </table:table-cell>
          <table:table-cell office:value-type="float" office:value="99532" calcext:value-type="float">
            <text:p>99532</text:p>
          </table:table-cell>
          <table:table-cell office:value-type="float" office:value="888930" calcext:value-type="float">
            <text:p>888930</text:p>
          </table:table-cell>
          <table:table-cell/>
          <table:table-cell office:value-type="float" office:value="4624340" calcext:value-type="float">
            <text:p>4624340</text:p>
          </table:table-cell>
          <table:table-cell office:value-type="float" office:value="48680873" calcext:value-type="float">
            <text:p>48680873</text:p>
          </table:table-cell>
          <table:table-cell office:value-type="float" office:value="2190362" calcext:value-type="float">
            <text:p>2190362</text:p>
          </table:table-cell>
          <table:table-cell office:value-type="float" office:value="688610" calcext:value-type="float">
            <text:p>688610</text:p>
          </table:table-cell>
          <table:table-cell office:value-type="float" office:value="693658" calcext:value-type="float">
            <text:p>693658</text:p>
          </table:table-cell>
          <table:table-cell table:style-name="ce1" office:value-type="float" office:value="4839914" calcext:value-type="float">
            <text:p>4839914</text:p>
          </table:table-cell>
          <table:table-cell/>
          <table:table-cell table:style-name="ce1" office:value-type="float" office:value="1059102" calcext:value-type="float">
            <text:p>1059102</text:p>
          </table:table-cell>
          <table:table-cell office:value-type="float" office:value="3662134" calcext:value-type="float">
            <text:p>3662134</text:p>
          </table:table-cell>
          <table:table-cell office:value-type="float" office:value="35855" calcext:value-type="float">
            <text:p>35855</text:p>
          </table:table-cell>
          <table:table-cell office:value-type="float" office:value="18283366" calcext:value-type="float">
            <text:p>18283366</text:p>
          </table:table-cell>
          <table:table-cell table:number-columns-repeated="2"/>
          <table:table-cell office:value-type="float" office:value="87953092" calcext:value-type="float">
            <text:p>87953092</text:p>
          </table:table-cell>
          <table:table-cell/>
          <table:table-cell office:value-type="float" office:value="292479" calcext:value-type="float">
            <text:p>292479</text:p>
          </table:table-cell>
          <table:table-cell office:value-type="float" office:value="142844" calcext:value-type="float">
            <text:p>142844</text:p>
          </table:table-cell>
          <table:table-cell office:value-type="float" office:value="99346" calcext:value-type="float">
            <text:p>99346</text:p>
          </table:table-cell>
          <table:table-cell office:value-type="float" office:value="9289279" calcext:value-type="float">
            <text:p>9289279</text:p>
          </table:table-cell>
          <table:table-cell office:value-type="float" office:value="3031927" calcext:value-type="float">
            <text:p>3031927</text:p>
          </table:table-cell>
          <table:table-cell office:value-type="float" office:value="1371926" calcext:value-type="float">
            <text:p>1371926</text:p>
          </table:table-cell>
          <table:table-cell office:value-type="float" office:value="1892754" calcext:value-type="float">
            <text:p>1892754</text:p>
          </table:table-cell>
          <table:table-cell office:value-type="float" office:value="104558450" calcext:value-type="float">
            <text:p>104558450</text:p>
          </table:table-cell>
          <table:table-cell office:value-type="float" office:value="78452639" calcext:value-type="float">
            <text:p>78452639</text:p>
          </table:table-cell>
          <table:table-cell office:value-type="float" office:value="865245" calcext:value-type="float">
            <text:p>865245</text:p>
          </table:table-cell>
          <table:table-cell office:value-type="float" office:value="6481909" calcext:value-type="float">
            <text:p>6481909</text:p>
          </table:table-cell>
          <table:table-cell office:value-type="float" office:value="343751" calcext:value-type="float">
            <text:p>343751</text:p>
          </table:table-cell>
          <table:table-cell office:value-type="float" office:value="16743" calcext:value-type="float">
            <text:p>16743</text:p>
          </table:table-cell>
          <table:table-cell office:value-type="float" office:value="462192" calcext:value-type="float">
            <text:p>462192</text:p>
          </table:table-cell>
          <table:table-cell office:value-type="float" office:value="700063" calcext:value-type="float">
            <text:p>700063</text:p>
          </table:table-cell>
          <table:table-cell office:value-type="float" office:value="263013" calcext:value-type="float">
            <text:p>263013</text:p>
          </table:table-cell>
          <table:table-cell office:value-type="float" office:value="3430793" calcext:value-type="float">
            <text:p>3430793</text:p>
          </table:table-cell>
          <table:table-cell office:value-type="float" office:value="1153945" calcext:value-type="float">
            <text:p>1153945</text:p>
          </table:table-cell>
          <table:table-cell office:value-type="float" office:value="1125" calcext:value-type="float">
            <text:p>1125</text:p>
          </table:table-cell>
          <table:table-cell office:value-type="float" office:value="188682" calcext:value-type="float">
            <text:p>188682</text:p>
          </table:table-cell>
          <table:table-cell office:value-type="float" office:value="55578" calcext:value-type="float">
            <text:p>55578</text:p>
          </table:table-cell>
          <table:table-cell table:style-name="ce1" office:value-type="float" office:value="520324" calcext:value-type="float">
            <text:p>520324</text:p>
          </table:table-cell>
          <table:table-cell office:value-type="float" office:value="-238704" calcext:value-type="float">
            <text:p>-238704</text:p>
          </table:table-cell>
          <table:table-cell office:value-type="float" office:value="10246669" calcext:value-type="float">
            <text:p>10246669</text:p>
          </table:table-cell>
          <table:table-cell office:value-type="float" office:value="4914195" calcext:value-type="float">
            <text:p>4914195</text:p>
          </table:table-cell>
          <table:table-cell office:value-type="float" office:value="8246583" calcext:value-type="float">
            <text:p>8246583</text:p>
          </table:table-cell>
          <table:table-cell office:value-type="float" office:value="288279" calcext:value-type="float">
            <text:p>288279</text:p>
          </table:table-cell>
          <table:table-cell office:value-type="float" office:value="4533998" calcext:value-type="float">
            <text:p>4533998</text:p>
          </table:table-cell>
          <table:table-cell office:value-type="float" office:value="1190691" calcext:value-type="float">
            <text:p>1190691</text:p>
          </table:table-cell>
          <table:table-cell office:value-type="float" office:value="11923137" calcext:value-type="float">
            <text:p>1192313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-34875" calcext:value-type="float">
            <text:p>-34875</text:p>
          </table:table-cell>
          <table:table-cell office:value-type="float" office:value="8426516" calcext:value-type="float">
            <text:p>8426516</text:p>
          </table:table-cell>
          <table:table-cell office:value-type="float" office:value="2212766" calcext:value-type="float">
            <text:p>2212766</text:p>
          </table:table-cell>
          <table:table-cell office:value-type="float" office:value="-5172" calcext:value-type="float">
            <text:p>-5172</text:p>
          </table:table-cell>
          <table:table-cell office:value-type="float" office:value="45866265" calcext:value-type="float">
            <text:p>45866265</text:p>
          </table:table-cell>
          <table:table-cell office:value-type="float" office:value="2177499" calcext:value-type="float">
            <text:p>2177499</text:p>
          </table:table-cell>
          <table:table-cell office:value-type="float" office:value="12821000" calcext:value-type="float">
            <text:p>12821000</text:p>
          </table:table-cell>
          <table:table-cell office:value-type="float" office:value="1362045" calcext:value-type="float">
            <text:p>1362045</text:p>
          </table:table-cell>
          <table:table-cell office:value-type="float" office:value="1301067" calcext:value-type="float">
            <text:p>1301067</text:p>
          </table:table-cell>
          <table:table-cell office:value-type="float" office:value="3035376" calcext:value-type="float">
            <text:p>3035376</text:p>
          </table:table-cell>
          <table:table-cell office:value-type="float" office:value="784453" calcext:value-type="float">
            <text:p>784453</text:p>
          </table:table-cell>
          <table:table-cell office:value-type="float" office:value="2414600" calcext:value-type="float">
            <text:p>2414600</text:p>
          </table:table-cell>
          <table:table-cell office:value-type="float" office:value="13292997" calcext:value-type="float">
            <text:p>13292997</text:p>
          </table:table-cell>
          <table:table-cell office:value-type="float" office:value="1587569" calcext:value-type="float">
            <text:p>1587569</text:p>
          </table:table-cell>
          <table:table-cell office:value-type="float" office:value="812341" calcext:value-type="float">
            <text:p>812341</text:p>
          </table:table-cell>
          <table:table-cell office:value-type="float" office:value="-1113461" calcext:value-type="float">
            <text:p>-1113461</text:p>
          </table:table-cell>
          <table:table-cell office:value-type="float" office:value="1433423" calcext:value-type="float">
            <text:p>1433423</text:p>
          </table:table-cell>
          <table:table-cell office:value-type="float" office:value="63026" calcext:value-type="float">
            <text:p>63026</text:p>
          </table:table-cell>
          <table:table-cell office:value-type="float" office:value="2364533" calcext:value-type="float">
            <text:p>2364533</text:p>
          </table:table-cell>
          <table:table-cell office:value-type="float" office:value="457990" calcext:value-type="float">
            <text:p>457990</text:p>
          </table:table-cell>
          <table:table-cell office:value-type="float" office:value="1250198" calcext:value-type="float">
            <text:p>1250198</text:p>
          </table:table-cell>
          <table:table-cell office:value-type="float" office:value="144251" calcext:value-type="float">
            <text:p>144251</text:p>
          </table:table-cell>
          <table:table-cell table:style-name="Default"/>
          <table:table-cell office:value-type="float" office:value="901296" calcext:value-type="float">
            <text:p>901296</text:p>
          </table:table-cell>
          <table:table-cell office:value-type="float" office:value="15390433" calcext:value-type="float">
            <text:p>15390433</text:p>
          </table:table-cell>
          <table:table-cell office:value-type="float" office:value="518487" calcext:value-type="float">
            <text:p>518487</text:p>
          </table:table-cell>
          <table:table-cell office:value-type="float" office:value="4968727" calcext:value-type="float">
            <text:p>4968727</text:p>
          </table:table-cell>
          <table:table-cell office:value-type="float" office:value="6052575" calcext:value-type="float">
            <text:p>6052575</text:p>
          </table:table-cell>
          <table:table-cell office:value-type="float" office:value="7669937" calcext:value-type="float">
            <text:p>7669937</text:p>
          </table:table-cell>
          <table:table-cell office:value-type="float" office:value="1288730" calcext:value-type="float">
            <text:p>1288730</text:p>
          </table:table-cell>
          <table:table-cell office:value-type="float" office:value="248509" calcext:value-type="float">
            <text:p>248509</text:p>
          </table:table-cell>
          <table:table-cell office:value-type="float" office:value="10586948" calcext:value-type="float">
            <text:p>10586948</text:p>
          </table:table-cell>
          <table:table-cell table:style-name="ce1" office:value-type="float" office:value="74632" calcext:value-type="float">
            <text:p>74632</text:p>
          </table:table-cell>
          <table:table-cell office:value-type="float" office:value="10090802" calcext:value-type="float">
            <text:p>10090802</text:p>
          </table:table-cell>
          <table:table-cell office:value-type="float" office:value="69829" calcext:value-type="float">
            <text:p>69829</text:p>
          </table:table-cell>
          <table:table-cell table:style-name="ce1" office:value-type="float" office:value="32093" calcext:value-type="float">
            <text:p>32093</text:p>
          </table:table-cell>
          <table:table-cell office:value-type="float" office:value="-1858710" calcext:value-type="float">
            <text:p>-1858710</text:p>
          </table:table-cell>
          <table:table-cell office:value-type="float" office:value="16093573" calcext:value-type="float">
            <text:p>16093573</text:p>
          </table:table-cell>
          <table:table-cell table:style-name="ce1" office:value-type="float" office:value="2263821" calcext:value-type="float">
            <text:p>2263821</text:p>
          </table:table-cell>
          <table:table-cell office:value-type="float" office:value="189822" calcext:value-type="float">
            <text:p>189822</text:p>
          </table:table-cell>
          <table:table-cell office:value-type="float" office:value="149166" calcext:value-type="float">
            <text:p>149166</text:p>
          </table:table-cell>
          <table:table-cell office:value-type="float" office:value="1553494" calcext:value-type="float">
            <text:p>1553494</text:p>
          </table:table-cell>
          <table:table-cell office:value-type="float" office:value="24760" calcext:value-type="float">
            <text:p>24760</text:p>
          </table:table-cell>
          <table:table-cell office:value-type="float" office:value="1100854" calcext:value-type="float">
            <text:p>1100854</text:p>
          </table:table-cell>
          <table:table-cell table:style-name="ce1" office:value-type="float" office:value="4343" calcext:value-type="float">
            <text:p>4343</text:p>
          </table:table-cell>
          <table:table-cell office:value-type="float" office:value="5433743" calcext:value-type="float">
            <text:p>5433743</text:p>
          </table:table-cell>
          <table:table-cell office:value-type="float" office:value="10593224" calcext:value-type="float">
            <text:p>10593224</text:p>
          </table:table-cell>
          <table:table-cell office:value-type="float" office:value="199961" calcext:value-type="float">
            <text:p>199961</text:p>
          </table:table-cell>
          <table:table-cell office:value-type="float" office:value="201766" calcext:value-type="float">
            <text:p>201766</text:p>
          </table:table-cell>
          <table:table-cell table:style-name="ce1" office:value-type="float" office:value="802143" calcext:value-type="float">
            <text:p>802143</text:p>
          </table:table-cell>
          <table:table-cell office:value-type="float" office:value="6779635" calcext:value-type="float">
            <text:p>6779635</text:p>
          </table:table-cell>
          <table:table-cell office:value-type="float" office:value="2940016" calcext:value-type="float">
            <text:p>2940016</text:p>
          </table:table-cell>
          <table:table-cell office:value-type="float" office:value="395404" calcext:value-type="float">
            <text:p>395404</text:p>
          </table:table-cell>
          <table:table-cell office:value-type="float" office:value="1706594" calcext:value-type="float">
            <text:p>1706594</text:p>
          </table:table-cell>
          <table:table-cell office:value-type="float" office:value="516914" calcext:value-type="float">
            <text:p>516914</text:p>
          </table:table-cell>
          <table:table-cell office:value-type="float" office:value="2939" calcext:value-type="float">
            <text:p>2939</text:p>
          </table:table-cell>
          <table:table-cell office:value-type="float" office:value="4567498" calcext:value-type="float">
            <text:p>4567498</text:p>
          </table:table-cell>
          <table:table-cell table:style-name="ce1" office:value-type="float" office:value="1449" calcext:value-type="float">
            <text:p>1449</text:p>
          </table:table-cell>
          <table:table-cell office:value-type="float" office:value="564794" calcext:value-type="float">
            <text:p>564794</text:p>
          </table:table-cell>
          <table:table-cell office:value-type="float" office:value="9130246" calcext:value-type="float">
            <text:p>9130246</text:p>
          </table:table-cell>
          <table:table-cell/>
          <table:table-cell office:value-type="float" office:value="110237" calcext:value-type="float">
            <text:p>110237</text:p>
          </table:table-cell>
          <table:table-cell office:value-type="float" office:value="2086733" calcext:value-type="float">
            <text:p>2086733</text:p>
          </table:table-cell>
          <table:table-cell office:value-type="float" office:value="197352" calcext:value-type="float">
            <text:p>197352</text:p>
          </table:table-cell>
          <table:table-cell office:value-type="float" office:value="2707636" calcext:value-type="float">
            <text:p>2707636</text:p>
          </table:table-cell>
          <table:table-cell office:value-type="float" office:value="730426" calcext:value-type="float">
            <text:p>730426</text:p>
          </table:table-cell>
          <table:table-cell office:value-type="float" office:value="12662473" calcext:value-type="float">
            <text:p>12662473</text:p>
          </table:table-cell>
          <table:table-cell table:style-name="ce1" office:value-type="float" office:value="884782" calcext:value-type="float">
            <text:p>884782</text:p>
          </table:table-cell>
          <table:table-cell office:value-type="float" office:value="79567" calcext:value-type="float">
            <text:p>79567</text:p>
          </table:table-cell>
          <table:table-cell office:value-type="float" office:value="1831628" calcext:value-type="float">
            <text:p>1831628</text:p>
          </table:table-cell>
          <table:table-cell office:value-type="float" office:value="4819232" calcext:value-type="float">
            <text:p>4819232</text:p>
          </table:table-cell>
          <table:table-cell office:value-type="float" office:value="4466654" calcext:value-type="float">
            <text:p>4466654</text:p>
          </table:table-cell>
          <table:table-cell office:value-type="float" office:value="7058929" calcext:value-type="float">
            <text:p>7058929</text:p>
          </table:table-cell>
          <table:table-cell office:value-type="float" office:value="4933457" calcext:value-type="float">
            <text:p>4933457</text:p>
          </table:table-cell>
          <table:table-cell office:value-type="float" office:value="2134875" calcext:value-type="float">
            <text:p>2134875</text:p>
          </table:table-cell>
          <table:table-cell office:value-type="float" office:value="456695" calcext:value-type="float">
            <text:p>456695</text:p>
          </table:table-cell>
          <table:table-cell office:value-type="float" office:value="2376063" calcext:value-type="float">
            <text:p>2376063</text:p>
          </table:table-cell>
          <table:table-cell office:value-type="float" office:value="36045" calcext:value-type="float">
            <text:p>36045</text:p>
          </table:table-cell>
          <table:table-cell office:value-type="float" office:value="2874184" calcext:value-type="float">
            <text:p>2874184</text:p>
          </table:table-cell>
          <table:table-cell office:value-type="float" office:value="4387924" calcext:value-type="float">
            <text:p>4387924</text:p>
          </table:table-cell>
          <table:table-cell office:value-type="float" office:value="296197" calcext:value-type="float">
            <text:p>296197</text:p>
          </table:table-cell>
          <table:table-cell office:value-type="float" office:value="815057" calcext:value-type="float">
            <text:p>815057</text:p>
          </table:table-cell>
          <table:table-cell office:value-type="float" office:value="1548384" calcext:value-type="float">
            <text:p>1548384</text:p>
          </table:table-cell>
          <table:table-cell table:style-name="ce1" office:value-type="float" office:value="64473" calcext:value-type="float">
            <text:p>64473</text:p>
          </table:table-cell>
          <table:table-cell office:value-type="float" office:value="-174949" calcext:value-type="float">
            <text:p>-174949</text:p>
          </table:table-cell>
          <table:table-cell office:value-type="float" office:value="789542" calcext:value-type="float">
            <text:p>789542</text:p>
          </table:table-cell>
          <table:table-cell office:value-type="float" office:value="1562141" calcext:value-type="float">
            <text:p>1562141</text:p>
          </table:table-cell>
          <table:table-cell office:value-type="float" office:value="3250" calcext:value-type="float">
            <text:p>3250</text:p>
          </table:table-cell>
          <table:table-cell office:value-type="float" office:value="977618" calcext:value-type="float">
            <text:p>977618</text:p>
          </table:table-cell>
          <table:table-cell office:value-type="float" office:value="24916345" calcext:value-type="float">
            <text:p>24916345</text:p>
          </table:table-cell>
          <table:table-cell office:value-type="float" office:value="-3286178" calcext:value-type="float">
            <text:p>-3286178</text:p>
          </table:table-cell>
          <table:table-cell office:value-type="float" office:value="62386" calcext:value-type="float">
            <text:p>62386</text:p>
          </table:table-cell>
          <table:table-cell office:value-type="float" office:value="467478545" calcext:value-type="float">
            <text:p>467478545</text:p>
          </table:table-cell>
          <table:table-cell office:value-type="float" office:value="2964357" calcext:value-type="float">
            <text:p>2964357</text:p>
          </table:table-cell>
          <table:table-cell office:value-type="float" office:value="3661683" calcext:value-type="float">
            <text:p>3661683</text:p>
          </table:table-cell>
          <table:table-cell table:style-name="ce1" office:value-type="float" office:value="-82244173" calcext:value-type="float">
            <text:p>-82244173</text:p>
          </table:table-cell>
          <table:table-cell/>
          <table:table-cell office:value-type="float" office:value="1829313" calcext:value-type="float">
            <text:p>1829313</text:p>
          </table:table-cell>
          <table:table-cell office:value-type="float" office:value="-335006" calcext:value-type="float">
            <text:p>-335006</text:p>
          </table:table-cell>
          <table:table-cell table:style-name="ce1" office:value-type="float" office:value="1137961" calcext:value-type="float">
            <text:p>1137961</text:p>
          </table:table-cell>
          <table:table-cell office:value-type="float" office:value="-91091" calcext:value-type="float">
            <text:p>-91091</text:p>
          </table:table-cell>
          <table:table-cell office:value-type="float" office:value="8521683" calcext:value-type="float">
            <text:p>8521683</text:p>
          </table:table-cell>
          <table:table-cell office:value-type="float" office:value="-8224" calcext:value-type="float">
            <text:p>-8224</text:p>
          </table:table-cell>
          <table:table-cell office:value-type="float" office:value="-834005" calcext:value-type="float">
            <text:p>-834005</text:p>
          </table:table-cell>
          <table:table-cell table:style-name="ce1" office:value-type="float" office:value="128519" calcext:value-type="float">
            <text:p>128519</text:p>
          </table:table-cell>
          <table:table-cell office:value-type="float" office:value="2776980" calcext:value-type="float">
            <text:p>2776980</text:p>
          </table:table-cell>
          <table:table-cell table:style-name="ce1" office:value-type="float" office:value="-8352" calcext:value-type="float">
            <text:p>-8352</text:p>
          </table:table-cell>
          <table:table-cell office:value-type="float" office:value="601931" calcext:value-type="float">
            <text:p>601931</text:p>
          </table:table-cell>
          <table:table-cell office:value-type="float" office:value="-1010506" calcext:value-type="float">
            <text:p>-1010506</text:p>
          </table:table-cell>
          <table:table-cell table:style-name="ce1" office:value-type="float" office:value="616877" calcext:value-type="float">
            <text:p>616877</text:p>
          </table:table-cell>
          <table:table-cell table:number-columns-repeated="2"/>
          <table:table-cell office:value-type="float" office:value="1020478" calcext:value-type="float">
            <text:p>1020478</text:p>
          </table:table-cell>
          <table:table-cell office:value-type="float" office:value="201230" calcext:value-type="float">
            <text:p>201230</text:p>
          </table:table-cell>
          <table:table-cell office:value-type="float" office:value="2935029" calcext:value-type="float">
            <text:p>2935029</text:p>
          </table:table-cell>
          <table:table-cell office:value-type="float" office:value="2490325" calcext:value-type="float">
            <text:p>2490325</text:p>
          </table:table-cell>
          <table:table-cell office:value-type="float" office:value="441514" calcext:value-type="float">
            <text:p>441514</text:p>
          </table:table-cell>
          <table:table-cell table:style-name="ce1" office:value-type="float" office:value="3091059" calcext:value-type="float">
            <text:p>3091059</text:p>
          </table:table-cell>
          <table:table-cell office:value-type="float" office:value="134159000" calcext:value-type="float">
            <text:p>134159000</text:p>
          </table:table-cell>
          <table:table-cell office:value-type="float" office:value="50754000" calcext:value-type="float">
            <text:p>50754000</text:p>
          </table:table-cell>
          <table:table-cell office:value-type="float" office:value="23986531" calcext:value-type="float">
            <text:p>23986531</text:p>
          </table:table-cell>
          <table:table-cell table:style-name="ce1" office:value-type="float" office:value="2810726" calcext:value-type="float">
            <text:p>2810726</text:p>
          </table:table-cell>
          <table:table-cell office:value-type="float" office:value="2204423" calcext:value-type="float">
            <text:p>2204423</text:p>
          </table:table-cell>
          <table:table-cell office:value-type="float" office:value="627660" calcext:value-type="float">
            <text:p>627660</text:p>
          </table:table-cell>
          <table:table-cell office:value-type="float" office:value="624367" calcext:value-type="float">
            <text:p>624367</text:p>
          </table:table-cell>
          <table:table-cell office:value-type="float" office:value="1153381" calcext:value-type="float">
            <text:p>1153381</text:p>
          </table:table-cell>
          <table:table-cell office:value-type="float" office:value="-184698" calcext:value-type="float">
            <text:p>-184698</text:p>
          </table:table-cell>
          <table:table-cell office:value-type="float" office:value="463289" calcext:value-type="float">
            <text:p>463289</text:p>
          </table:table-cell>
          <table:table-cell office:value-type="float" office:value="7682108" calcext:value-type="float">
            <text:p>7682108</text:p>
          </table:table-cell>
          <table:table-cell office:value-type="float" office:value="3385181" calcext:value-type="float">
            <text:p>3385181</text:p>
          </table:table-cell>
          <table:table-cell office:value-type="float" office:value="1178209" calcext:value-type="float">
            <text:p>1178209</text:p>
          </table:table-cell>
          <table:table-cell table:style-name="ce1" office:value-type="float" office:value="-65187" calcext:value-type="float">
            <text:p>-65187</text:p>
          </table:table-cell>
          <table:table-cell office:value-type="float" office:value="25335250" calcext:value-type="float">
            <text:p>25335250</text:p>
          </table:table-cell>
          <table:table-cell office:value-type="float" office:value="2303190" calcext:value-type="float">
            <text:p>2303190</text:p>
          </table:table-cell>
          <table:table-cell/>
          <table:table-cell table:style-name="ce1" office:value-type="float" office:value="1781263" calcext:value-type="float">
            <text:p>1781263</text:p>
          </table:table-cell>
          <table:table-cell office:value-type="float" office:value="199052" calcext:value-type="float">
            <text:p>199052</text:p>
          </table:table-cell>
          <table:table-cell office:value-type="float" office:value="5281816" calcext:value-type="float">
            <text:p>5281816</text:p>
          </table:table-cell>
          <table:table-cell office:value-type="float" office:value="1026748" calcext:value-type="float">
            <text:p>1026748</text:p>
          </table:table-cell>
          <table:table-cell office:value-type="float" office:value="2670814" calcext:value-type="float">
            <text:p>2670814</text:p>
          </table:table-cell>
          <table:table-cell office:value-type="float" office:value="143747" calcext:value-type="float">
            <text:p>143747</text:p>
          </table:table-cell>
          <table:table-cell office:value-type="float" office:value="38092" calcext:value-type="float">
            <text:p>38092</text:p>
          </table:table-cell>
          <table:table-cell office:value-type="float" office:value="4523011" calcext:value-type="float">
            <text:p>4523011</text:p>
          </table:table-cell>
          <table:table-cell table:style-name="ce1" office:value-type="float" office:value="49901" calcext:value-type="float">
            <text:p>49901</text:p>
          </table:table-cell>
          <table:table-cell office:value-type="float" office:value="682380" calcext:value-type="float">
            <text:p>682380</text:p>
          </table:table-cell>
          <table:table-cell office:value-type="float" office:value="1255480" calcext:value-type="float">
            <text:p>1255480</text:p>
          </table:table-cell>
          <table:table-cell office:value-type="float" office:value="-294465" calcext:value-type="float">
            <text:p>-294465</text:p>
          </table:table-cell>
          <table:table-cell office:value-type="float" office:value="-407888" calcext:value-type="float">
            <text:p>-407888</text:p>
          </table:table-cell>
          <table:table-cell office:value-type="float" office:value="1865131" calcext:value-type="float">
            <text:p>1865131</text:p>
          </table:table-cell>
          <table:table-cell office:value-type="float" office:value="2999486" calcext:value-type="float">
            <text:p>2999486</text:p>
          </table:table-cell>
          <table:table-cell office:value-type="float" office:value="-8272434" calcext:value-type="float">
            <text:p>-8272434</text:p>
          </table:table-cell>
          <table:table-cell office:value-type="float" office:value="194505" calcext:value-type="float">
            <text:p>194505</text:p>
          </table:table-cell>
          <table:table-cell office:value-type="float" office:value="139841" calcext:value-type="float">
            <text:p>139841</text:p>
          </table:table-cell>
          <table:table-cell office:value-type="float" office:value="14075936" calcext:value-type="float">
            <text:p>14075936</text:p>
          </table:table-cell>
          <table:table-cell office:value-type="float" office:value="24386762" calcext:value-type="float">
            <text:p>24386762</text:p>
          </table:table-cell>
          <table:table-cell/>
          <table:table-cell office:value-type="float" office:value="212733279" calcext:value-type="float">
            <text:p>212733279</text:p>
          </table:table-cell>
          <table:table-cell/>
          <table:table-cell office:value-type="float" office:value="113232" calcext:value-type="float">
            <text:p>113232</text:p>
          </table:table-cell>
          <table:table-cell office:value-type="float" office:value="444227" calcext:value-type="float">
            <text:p>444227</text:p>
          </table:table-cell>
          <table:table-cell office:value-type="float" office:value="-271057" calcext:value-type="float">
            <text:p>-271057</text:p>
          </table:table-cell>
          <table:table-cell office:value-type="float" office:value="-461227" calcext:value-type="float">
            <text:p>-461227</text:p>
          </table:table-cell>
          <table:table-cell office:value-type="float" office:value="1340137" calcext:value-type="float">
            <text:p>1340137</text:p>
          </table:table-cell>
          <table:table-cell office:value-type="float" office:value="741120" calcext:value-type="float">
            <text:p>741120</text:p>
          </table:table-cell>
          <table:table-cell table:style-name="ce1" office:value-type="float" office:value="1248896" calcext:value-type="float">
            <text:p>1248896</text:p>
          </table:table-cell>
          <table:table-cell office:value-type="float" office:value="3406321" calcext:value-type="float">
            <text:p>3406321</text:p>
          </table:table-cell>
          <table:table-cell office:value-type="float" office:value="5413535" calcext:value-type="float">
            <text:p>5413535</text:p>
          </table:table-cell>
          <table:table-cell office:value-type="float" office:value="5114371" calcext:value-type="float">
            <text:p>5114371</text:p>
          </table:table-cell>
          <table:table-cell office:value-type="float" office:value="-69499" calcext:value-type="float">
            <text:p>-69499</text:p>
          </table:table-cell>
          <table:table-cell table:style-name="ce1" office:value-type="float" office:value="9325016" calcext:value-type="float">
            <text:p>9325016</text:p>
          </table:table-cell>
          <table:table-cell office:value-type="float" office:value="-130066" calcext:value-type="float">
            <text:p>-130066</text:p>
          </table:table-cell>
          <table:table-cell office:value-type="float" office:value="97225" calcext:value-type="float">
            <text:p>97225</text:p>
          </table:table-cell>
          <table:table-cell office:value-type="float" office:value="-11382" calcext:value-type="float">
            <text:p>-11382</text:p>
          </table:table-cell>
          <table:table-cell office:value-type="float" office:value="718664" calcext:value-type="float">
            <text:p>718664</text:p>
          </table:table-cell>
          <table:table-cell table:style-name="ce1" office:value-type="float" office:value="-968952" calcext:value-type="float">
            <text:p>-968952</text:p>
          </table:table-cell>
          <table:table-cell office:value-type="float" office:value="11692436" calcext:value-type="float">
            <text:p>11692436</text:p>
          </table:table-cell>
          <table:table-cell office:value-type="float" office:value="383512" calcext:value-type="float">
            <text:p>383512</text:p>
          </table:table-cell>
          <table:table-cell office:value-type="float" office:value="-6521" calcext:value-type="float">
            <text:p>-6521</text:p>
          </table:table-cell>
          <table:table-cell office:value-type="float" office:value="-3140947" calcext:value-type="float">
            <text:p>-3140947</text:p>
          </table:table-cell>
          <table:table-cell table:style-name="ce1" office:value-type="float" office:value="369622" calcext:value-type="float">
            <text:p>369622</text:p>
          </table:table-cell>
          <table:table-cell office:value-type="float" office:value="-8224" calcext:value-type="float">
            <text:p>-8224</text:p>
          </table:table-cell>
          <table:table-cell office:value-type="float" office:value="336330" calcext:value-type="float">
            <text:p>336330</text:p>
          </table:table-cell>
          <table:table-cell office:value-type="float" office:value="260185" calcext:value-type="float">
            <text:p>260185</text:p>
          </table:table-cell>
          <table:table-cell office:value-type="float" office:value="-3669601" calcext:value-type="float">
            <text:p>-3669601</text:p>
          </table:table-cell>
          <table:table-cell office:value-type="float" office:value="904659" calcext:value-type="float">
            <text:p>904659</text:p>
          </table:table-cell>
          <table:table-cell table:style-name="ce1" office:value-type="float" office:value="7566000" calcext:value-type="float">
            <text:p>7566000</text:p>
          </table:table-cell>
          <table:table-cell office:value-type="float" office:value="260516000" calcext:value-type="float">
            <text:p>260516000</text:p>
          </table:table-cell>
          <table:table-cell table:style-name="ce1" office:value-type="float" office:value="198858624" calcext:value-type="float">
            <text:p>198858624</text:p>
          </table:table-cell>
          <table:table-cell office:value-type="float" office:value="-231067" calcext:value-type="float">
            <text:p>-231067</text:p>
          </table:table-cell>
          <table:table-cell office:value-type="float" office:value="14907" calcext:value-type="float">
            <text:p>14907</text:p>
          </table:table-cell>
          <table:table-cell office:value-type="float" office:value="-42092" calcext:value-type="float">
            <text:p>-42092</text:p>
          </table:table-cell>
          <table:table-cell office:value-type="float" office:value="7112198" calcext:value-type="float">
            <text:p>7112198</text:p>
          </table:table-cell>
          <table:table-cell/>
          <table:table-cell office:value-type="float" office:value="550340" calcext:value-type="float">
            <text:p>550340</text:p>
          </table:table-cell>
          <table:table-cell table:style-name="ce1" office:value-type="float" office:value="58177" calcext:value-type="float">
            <text:p>58177</text:p>
          </table:table-cell>
          <table:table-cell/>
          <table:table-cell office:value-type="float" office:value="831523" calcext:value-type="float">
            <text:p>831523</text:p>
          </table:table-cell>
          <table:table-cell office:value-type="float" office:value="8216" calcext:value-type="float">
            <text:p>8216</text:p>
          </table:table-cell>
          <table:table-cell office:value-type="float" office:value="2186321" calcext:value-type="float">
            <text:p>2186321</text:p>
          </table:table-cell>
          <table:table-cell table:style-name="ce1" office:value-type="float" office:value="36802884" calcext:value-type="float">
            <text:p>36802884</text:p>
          </table:table-cell>
          <table:table-cell table:style-name="ce1" office:value-type="float" office:value="2930398" calcext:value-type="float">
            <text:p>2930398</text:p>
          </table:table-cell>
          <table:table-cell office:value-type="float" office:value="1920279" calcext:value-type="float">
            <text:p>1920279</text:p>
          </table:table-cell>
          <table:table-cell office:value-type="float" office:value="21226" calcext:value-type="float">
            <text:p>21226</text:p>
          </table:table-cell>
          <table:table-cell office:value-type="float" office:value="-88168" calcext:value-type="float">
            <text:p>-88168</text:p>
          </table:table-cell>
          <table:table-cell office:value-type="float" office:value="4167116" calcext:value-type="float">
            <text:p>4167116</text:p>
          </table:table-cell>
          <table:table-cell office:value-type="float" office:value="-2175605" calcext:value-type="float">
            <text:p>-2175605</text:p>
          </table:table-cell>
          <table:table-cell office:value-type="float" office:value="1925357" calcext:value-type="float">
            <text:p>1925357</text:p>
          </table:table-cell>
          <table:table-cell office:value-type="float" office:value="1671073" calcext:value-type="float">
            <text:p>1671073</text:p>
          </table:table-cell>
          <table:table-cell table:style-name="ce1" office:value-type="float" office:value="1900233" calcext:value-type="float">
            <text:p>1900233</text:p>
          </table:table-cell>
          <table:table-cell office:value-type="float" office:value="684991" calcext:value-type="float">
            <text:p>684991</text:p>
          </table:table-cell>
          <table:table-cell office:value-type="float" office:value="561826" calcext:value-type="float">
            <text:p>561826</text:p>
          </table:table-cell>
          <table:table-cell office:value-type="float" office:value="3063284" calcext:value-type="float">
            <text:p>3063284</text:p>
          </table:table-cell>
          <table:table-cell office:value-type="float" office:value="5425201" calcext:value-type="float">
            <text:p>5425201</text:p>
          </table:table-cell>
          <table:table-cell office:value-type="float" office:value="-777413" calcext:value-type="float">
            <text:p>-777413</text:p>
          </table:table-cell>
          <table:table-cell office:value-type="float" office:value="1391822" calcext:value-type="float">
            <text:p>1391822</text:p>
          </table:table-cell>
          <table:table-cell office:value-type="float" office:value="1332240" calcext:value-type="float">
            <text:p>1332240</text:p>
          </table:table-cell>
          <table:table-cell table:style-name="ce1" office:value-type="float" office:value="3214610" calcext:value-type="float">
            <text:p>3214610</text:p>
          </table:table-cell>
          <table:table-cell office:value-type="float" office:value="2209271" calcext:value-type="float">
            <text:p>2209271</text:p>
          </table:table-cell>
          <table:table-cell office:value-type="float" office:value="38831" calcext:value-type="float">
            <text:p>38831</text:p>
          </table:table-cell>
          <table:table-cell office:value-type="float" office:value="491690" calcext:value-type="float">
            <text:p>491690</text:p>
          </table:table-cell>
          <table:table-cell office:value-type="float" office:value="473384" calcext:value-type="float">
            <text:p>473384</text:p>
          </table:table-cell>
          <table:table-cell office:value-type="float" office:value="1030625" calcext:value-type="float">
            <text:p>1030625</text:p>
          </table:table-cell>
          <table:table-cell office:value-type="float" office:value="269254" calcext:value-type="float">
            <text:p>269254</text:p>
          </table:table-cell>
          <table:table-cell office:value-type="float" office:value="2796508" calcext:value-type="float">
            <text:p>2796508</text:p>
          </table:table-cell>
          <table:table-cell table:style-name="ce1" office:value-type="float" office:value="450209" calcext:value-type="float">
            <text:p>450209</text:p>
          </table:table-cell>
          <table:table-cell/>
          <table:table-cell office:value-type="float" office:value="52614" calcext:value-type="float">
            <text:p>52614</text:p>
          </table:table-cell>
          <table:table-cell office:value-type="float" office:value="59777" calcext:value-type="float">
            <text:p>59777</text:p>
          </table:table-cell>
          <table:table-cell table:style-name="ce1" office:value-type="float" office:value="336428" calcext:value-type="float">
            <text:p>336428</text:p>
          </table:table-cell>
          <table:table-cell office:value-type="float" office:value="802503" calcext:value-type="float">
            <text:p>802503</text:p>
          </table:table-cell>
          <table:table-cell office:value-type="float" office:value="99118" calcext:value-type="float">
            <text:p>99118</text:p>
          </table:table-cell>
          <table:table-cell office:value-type="float" office:value="11854" calcext:value-type="float">
            <text:p>11854</text:p>
          </table:table-cell>
          <table:table-cell office:value-type="float" office:value="5199258" calcext:value-type="float">
            <text:p>5199258</text:p>
          </table:table-cell>
          <table:table-cell office:value-type="float" office:value="10649427" calcext:value-type="float">
            <text:p>10649427</text:p>
          </table:table-cell>
          <table:table-cell office:value-type="float" office:value="10601369" calcext:value-type="float">
            <text:p>10601369</text:p>
          </table:table-cell>
          <table:table-cell office:value-type="float" office:value="292894" calcext:value-type="float">
            <text:p>292894</text:p>
          </table:table-cell>
          <table:table-cell office:value-type="float" office:value="-174949" calcext:value-type="float">
            <text:p>-174949</text:p>
          </table:table-cell>
          <table:table-cell office:value-type="float" office:value="450970" calcext:value-type="float">
            <text:p>450970</text:p>
          </table:table-cell>
          <table:table-cell office:value-type="float" office:value="1443031" calcext:value-type="float">
            <text:p>1443031</text:p>
          </table:table-cell>
          <table:table-cell office:value-type="float" office:value="17390" calcext:value-type="float">
            <text:p>17390</text:p>
          </table:table-cell>
          <table:table-cell office:value-type="float" office:value="380528" calcext:value-type="float">
            <text:p>380528</text:p>
          </table:table-cell>
          <table:table-cell office:value-type="float" office:value="-1356091" calcext:value-type="float">
            <text:p>-1356091</text:p>
          </table:table-cell>
          <table:table-cell office:value-type="float" office:value="183776" calcext:value-type="float">
            <text:p>183776</text:p>
          </table:table-cell>
          <table:table-cell office:value-type="float" office:value="-563010" calcext:value-type="float">
            <text:p>-563010</text:p>
          </table:table-cell>
          <table:table-cell office:value-type="float" office:value="69781459" calcext:value-type="float">
            <text:p>69781459</text:p>
          </table:table-cell>
          <table:table-cell office:value-type="float" office:value="107821" calcext:value-type="float">
            <text:p>107821</text:p>
          </table:table-cell>
          <table:table-cell office:value-type="float" office:value="1021246" calcext:value-type="float">
            <text:p>1021246</text:p>
          </table:table-cell>
          <table:table-cell office:value-type="float" office:value="-486584" calcext:value-type="float">
            <text:p>-486584</text:p>
          </table:table-cell>
          <table:table-cell office:value-type="float" office:value="1249085" calcext:value-type="float">
            <text:p>1249085</text:p>
          </table:table-cell>
          <table:table-cell office:value-type="float" office:value="1005099" calcext:value-type="float">
            <text:p>1005099</text:p>
          </table:table-cell>
          <table:table-cell office:value-type="float" office:value="4508955" calcext:value-type="float">
            <text:p>4508955</text:p>
          </table:table-cell>
          <table:table-cell office:value-type="float" office:value="100245" calcext:value-type="float">
            <text:p>100245</text:p>
          </table:table-cell>
          <table:table-cell office:value-type="float" office:value="521593" calcext:value-type="float">
            <text:p>521593</text:p>
          </table:table-cell>
          <table:table-cell office:value-type="float" office:value="441465" calcext:value-type="float">
            <text:p>441465</text:p>
          </table:table-cell>
          <table:table-cell office:value-type="float" office:value="2040479" calcext:value-type="float">
            <text:p>2040479</text:p>
          </table:table-cell>
          <table:table-cell office:value-type="float" office:value="8820330" calcext:value-type="float">
            <text:p>8820330</text:p>
          </table:table-cell>
          <table:table-cell office:value-type="float" office:value="175382" calcext:value-type="float">
            <text:p>175382</text:p>
          </table:table-cell>
          <table:table-cell table:style-name="ce1" office:value-type="float" office:value="1286263" calcext:value-type="float">
            <text:p>1286263</text:p>
          </table:table-cell>
          <table:table-cell office:value-type="float" office:value="82437" calcext:value-type="float">
            <text:p>82437</text:p>
          </table:table-cell>
          <table:table-cell office:value-type="float" office:value="15399740" calcext:value-type="float">
            <text:p>15399740</text:p>
          </table:table-cell>
          <table:table-cell office:value-type="float" office:value="138050456" calcext:value-type="float">
            <text:p>138050456</text:p>
          </table:table-cell>
          <table:table-cell office:value-type="float" office:value="984251" calcext:value-type="float">
            <text:p>984251</text:p>
          </table:table-cell>
          <table:table-cell office:value-type="float" office:value="2907000" calcext:value-type="float">
            <text:p>2907000</text:p>
          </table:table-cell>
          <table:table-cell office:value-type="float" office:value="-537930" calcext:value-type="float">
            <text:p>-537930</text:p>
          </table:table-cell>
          <table:table-cell office:value-type="float" office:value="77209" calcext:value-type="float">
            <text:p>77209</text:p>
          </table:table-cell>
          <table:table-cell office:value-type="float" office:value="6104252" calcext:value-type="float">
            <text:p>6104252</text:p>
          </table:table-cell>
          <table:table-cell office:value-type="float" office:value="-154861" calcext:value-type="float">
            <text:p>-154861</text:p>
          </table:table-cell>
          <table:table-cell office:value-type="float" office:value="2635211" calcext:value-type="float">
            <text:p>2635211</text:p>
          </table:table-cell>
          <table:table-cell table:style-name="ce1" office:value-type="float" office:value="169604" calcext:value-type="float">
            <text:p>169604</text:p>
          </table:table-cell>
          <table:table-cell office:value-type="float" office:value="422475" calcext:value-type="float">
            <text:p>422475</text:p>
          </table:table-cell>
          <table:table-cell table:style-name="ce1" office:value-type="float" office:value="112830" calcext:value-type="float">
            <text:p>11283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02-2017</text:p>
          </table:table-cell>
          <table:table-cell office:value-type="float" office:value="1628360" calcext:value-type="float">
            <text:p>1628360</text:p>
          </table:table-cell>
          <table:table-cell office:value-type="float" office:value="-6784" calcext:value-type="float">
            <text:p>-6784</text:p>
          </table:table-cell>
          <table:table-cell office:value-type="float" office:value="47846" calcext:value-type="float">
            <text:p>47846</text:p>
          </table:table-cell>
          <table:table-cell office:value-type="float" office:value="75895" calcext:value-type="float">
            <text:p>75895</text:p>
          </table:table-cell>
          <table:table-cell office:value-type="float" office:value="899011" calcext:value-type="float">
            <text:p>899011</text:p>
          </table:table-cell>
          <table:table-cell/>
          <table:table-cell office:value-type="float" office:value="5562617" calcext:value-type="float">
            <text:p>5562617</text:p>
          </table:table-cell>
          <table:table-cell office:value-type="float" office:value="49732062" calcext:value-type="float">
            <text:p>49732062</text:p>
          </table:table-cell>
          <table:table-cell office:value-type="float" office:value="2103888" calcext:value-type="float">
            <text:p>2103888</text:p>
          </table:table-cell>
          <table:table-cell office:value-type="float" office:value="696282" calcext:value-type="float">
            <text:p>696282</text:p>
          </table:table-cell>
          <table:table-cell office:value-type="float" office:value="678652" calcext:value-type="float">
            <text:p>678652</text:p>
          </table:table-cell>
          <table:table-cell table:style-name="ce1" office:value-type="float" office:value="5377900" calcext:value-type="float">
            <text:p>5377900</text:p>
          </table:table-cell>
          <table:table-cell/>
          <table:table-cell table:style-name="ce1" office:value-type="float" office:value="2288174" calcext:value-type="float">
            <text:p>2288174</text:p>
          </table:table-cell>
          <table:table-cell office:value-type="float" office:value="4012926" calcext:value-type="float">
            <text:p>4012926</text:p>
          </table:table-cell>
          <table:table-cell office:value-type="float" office:value="34949" calcext:value-type="float">
            <text:p>34949</text:p>
          </table:table-cell>
          <table:table-cell office:value-type="float" office:value="18024844" calcext:value-type="float">
            <text:p>18024844</text:p>
          </table:table-cell>
          <table:table-cell table:number-columns-repeated="2"/>
          <table:table-cell office:value-type="float" office:value="88540741" calcext:value-type="float">
            <text:p>88540741</text:p>
          </table:table-cell>
          <table:table-cell/>
          <table:table-cell office:value-type="float" office:value="268919" calcext:value-type="float">
            <text:p>268919</text:p>
          </table:table-cell>
          <table:table-cell office:value-type="float" office:value="147555" calcext:value-type="float">
            <text:p>147555</text:p>
          </table:table-cell>
          <table:table-cell office:value-type="float" office:value="101339" calcext:value-type="float">
            <text:p>101339</text:p>
          </table:table-cell>
          <table:table-cell office:value-type="float" office:value="8682860" calcext:value-type="float">
            <text:p>8682860</text:p>
          </table:table-cell>
          <table:table-cell office:value-type="float" office:value="3089924" calcext:value-type="float">
            <text:p>3089924</text:p>
          </table:table-cell>
          <table:table-cell office:value-type="float" office:value="1381423" calcext:value-type="float">
            <text:p>1381423</text:p>
          </table:table-cell>
          <table:table-cell office:value-type="float" office:value="1977392" calcext:value-type="float">
            <text:p>1977392</text:p>
          </table:table-cell>
          <table:table-cell office:value-type="float" office:value="106807513" calcext:value-type="float">
            <text:p>106807513</text:p>
          </table:table-cell>
          <table:table-cell office:value-type="float" office:value="79741790" calcext:value-type="float">
            <text:p>79741790</text:p>
          </table:table-cell>
          <table:table-cell office:value-type="float" office:value="909286" calcext:value-type="float">
            <text:p>909286</text:p>
          </table:table-cell>
          <table:table-cell office:value-type="float" office:value="6599874" calcext:value-type="float">
            <text:p>6599874</text:p>
          </table:table-cell>
          <table:table-cell office:value-type="float" office:value="333968" calcext:value-type="float">
            <text:p>333968</text:p>
          </table:table-cell>
          <table:table-cell office:value-type="float" office:value="16370" calcext:value-type="float">
            <text:p>16370</text:p>
          </table:table-cell>
          <table:table-cell office:value-type="float" office:value="407089" calcext:value-type="float">
            <text:p>407089</text:p>
          </table:table-cell>
          <table:table-cell office:value-type="float" office:value="705851" calcext:value-type="float">
            <text:p>705851</text:p>
          </table:table-cell>
          <table:table-cell office:value-type="float" office:value="57937" calcext:value-type="float">
            <text:p>57937</text:p>
          </table:table-cell>
          <table:table-cell office:value-type="float" office:value="3288522" calcext:value-type="float">
            <text:p>3288522</text:p>
          </table:table-cell>
          <table:table-cell office:value-type="float" office:value="1126706" calcext:value-type="float">
            <text:p>1126706</text:p>
          </table:table-cell>
          <table:table-cell office:value-type="float" office:value="1120" calcext:value-type="float">
            <text:p>1120</text:p>
          </table:table-cell>
          <table:table-cell office:value-type="float" office:value="177191" calcext:value-type="float">
            <text:p>177191</text:p>
          </table:table-cell>
          <table:table-cell office:value-type="float" office:value="76172" calcext:value-type="float">
            <text:p>76172</text:p>
          </table:table-cell>
          <table:table-cell table:style-name="ce1" office:value-type="float" office:value="527220" calcext:value-type="float">
            <text:p>527220</text:p>
          </table:table-cell>
          <table:table-cell office:value-type="float" office:value="-216557" calcext:value-type="float">
            <text:p>-216557</text:p>
          </table:table-cell>
          <table:table-cell office:value-type="float" office:value="11702539" calcext:value-type="float">
            <text:p>11702539</text:p>
          </table:table-cell>
          <table:table-cell office:value-type="float" office:value="4896193" calcext:value-type="float">
            <text:p>4896193</text:p>
          </table:table-cell>
          <table:table-cell office:value-type="float" office:value="8312099" calcext:value-type="float">
            <text:p>8312099</text:p>
          </table:table-cell>
          <table:table-cell office:value-type="float" office:value="271905" calcext:value-type="float">
            <text:p>271905</text:p>
          </table:table-cell>
          <table:table-cell office:value-type="float" office:value="5740015" calcext:value-type="float">
            <text:p>5740015</text:p>
          </table:table-cell>
          <table:table-cell office:value-type="float" office:value="1208885" calcext:value-type="float">
            <text:p>1208885</text:p>
          </table:table-cell>
          <table:table-cell office:value-type="float" office:value="11742212" calcext:value-type="float">
            <text:p>11742212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-40947" calcext:value-type="float">
            <text:p>-40947</text:p>
          </table:table-cell>
          <table:table-cell office:value-type="float" office:value="8894433" calcext:value-type="float">
            <text:p>8894433</text:p>
          </table:table-cell>
          <table:table-cell office:value-type="float" office:value="2201209" calcext:value-type="float">
            <text:p>2201209</text:p>
          </table:table-cell>
          <table:table-cell office:value-type="float" office:value="-5203" calcext:value-type="float">
            <text:p>-5203</text:p>
          </table:table-cell>
          <table:table-cell office:value-type="float" office:value="46226803" calcext:value-type="float">
            <text:p>46226803</text:p>
          </table:table-cell>
          <table:table-cell office:value-type="float" office:value="2078057" calcext:value-type="float">
            <text:p>2078057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385155" calcext:value-type="float">
            <text:p>1385155</text:p>
          </table:table-cell>
          <table:table-cell office:value-type="float" office:value="1260857" calcext:value-type="float">
            <text:p>1260857</text:p>
          </table:table-cell>
          <table:table-cell office:value-type="float" office:value="2982525" calcext:value-type="float">
            <text:p>2982525</text:p>
          </table:table-cell>
          <table:table-cell office:value-type="float" office:value="773237" calcext:value-type="float">
            <text:p>773237</text:p>
          </table:table-cell>
          <table:table-cell office:value-type="float" office:value="2450779" calcext:value-type="float">
            <text:p>2450779</text:p>
          </table:table-cell>
          <table:table-cell office:value-type="float" office:value="13370874" calcext:value-type="float">
            <text:p>13370874</text:p>
          </table:table-cell>
          <table:table-cell office:value-type="float" office:value="1594943" calcext:value-type="float">
            <text:p>1594943</text:p>
          </table:table-cell>
          <table:table-cell office:value-type="float" office:value="845192" calcext:value-type="float">
            <text:p>845192</text:p>
          </table:table-cell>
          <table:table-cell office:value-type="float" office:value="-1328507" calcext:value-type="float">
            <text:p>-1328507</text:p>
          </table:table-cell>
          <table:table-cell office:value-type="float" office:value="1489575" calcext:value-type="float">
            <text:p>1489575</text:p>
          </table:table-cell>
          <table:table-cell office:value-type="float" office:value="89878" calcext:value-type="float">
            <text:p>89878</text:p>
          </table:table-cell>
          <table:table-cell office:value-type="float" office:value="2510863" calcext:value-type="float">
            <text:p>2510863</text:p>
          </table:table-cell>
          <table:table-cell office:value-type="float" office:value="446429" calcext:value-type="float">
            <text:p>446429</text:p>
          </table:table-cell>
          <table:table-cell office:value-type="float" office:value="1227391" calcext:value-type="float">
            <text:p>1227391</text:p>
          </table:table-cell>
          <table:table-cell office:value-type="float" office:value="142161" calcext:value-type="float">
            <text:p>142161</text:p>
          </table:table-cell>
          <table:table-cell office:value-type="float" office:value="454232" calcext:value-type="float">
            <text:p>454232</text:p>
          </table:table-cell>
          <table:table-cell office:value-type="float" office:value="941540" calcext:value-type="float">
            <text:p>941540</text:p>
          </table:table-cell>
          <table:table-cell office:value-type="float" office:value="15315591" calcext:value-type="float">
            <text:p>15315591</text:p>
          </table:table-cell>
          <table:table-cell office:value-type="float" office:value="501843" calcext:value-type="float">
            <text:p>501843</text:p>
          </table:table-cell>
          <table:table-cell office:value-type="float" office:value="4857285" calcext:value-type="float">
            <text:p>4857285</text:p>
          </table:table-cell>
          <table:table-cell office:value-type="float" office:value="6131782" calcext:value-type="float">
            <text:p>6131782</text:p>
          </table:table-cell>
          <table:table-cell office:value-type="float" office:value="7042965" calcext:value-type="float">
            <text:p>7042965</text:p>
          </table:table-cell>
          <table:table-cell office:value-type="float" office:value="1295896" calcext:value-type="float">
            <text:p>1295896</text:p>
          </table:table-cell>
          <table:table-cell office:value-type="float" office:value="250886" calcext:value-type="float">
            <text:p>250886</text:p>
          </table:table-cell>
          <table:table-cell office:value-type="float" office:value="10929228" calcext:value-type="float">
            <text:p>10929228</text:p>
          </table:table-cell>
          <table:table-cell table:style-name="ce1" office:value-type="float" office:value="75642" calcext:value-type="float">
            <text:p>75642</text:p>
          </table:table-cell>
          <table:table-cell office:value-type="float" office:value="10673227" calcext:value-type="float">
            <text:p>10673227</text:p>
          </table:table-cell>
          <table:table-cell office:value-type="float" office:value="28459" calcext:value-type="float">
            <text:p>28459</text:p>
          </table:table-cell>
          <table:table-cell table:style-name="ce1" office:value-type="float" office:value="32093" calcext:value-type="float">
            <text:p>32093</text:p>
          </table:table-cell>
          <table:table-cell office:value-type="float" office:value="-1823062" calcext:value-type="float">
            <text:p>-1823062</text:p>
          </table:table-cell>
          <table:table-cell office:value-type="float" office:value="16362662" calcext:value-type="float">
            <text:p>16362662</text:p>
          </table:table-cell>
          <table:table-cell table:style-name="ce1" office:value-type="float" office:value="2312590" calcext:value-type="float">
            <text:p>2312590</text:p>
          </table:table-cell>
          <table:table-cell office:value-type="float" office:value="177793" calcext:value-type="float">
            <text:p>177793</text:p>
          </table:table-cell>
          <table:table-cell office:value-type="float" office:value="159970" calcext:value-type="float">
            <text:p>159970</text:p>
          </table:table-cell>
          <table:table-cell office:value-type="float" office:value="1575943" calcext:value-type="float">
            <text:p>1575943</text:p>
          </table:table-cell>
          <table:table-cell office:value-type="float" office:value="24226" calcext:value-type="float">
            <text:p>24226</text:p>
          </table:table-cell>
          <table:table-cell office:value-type="float" office:value="1094645" calcext:value-type="float">
            <text:p>1094645</text:p>
          </table:table-cell>
          <table:table-cell table:style-name="ce1" office:value-type="float" office:value="3997" calcext:value-type="float">
            <text:p>3997</text:p>
          </table:table-cell>
          <table:table-cell office:value-type="float" office:value="5483203" calcext:value-type="float">
            <text:p>5483203</text:p>
          </table:table-cell>
          <table:table-cell office:value-type="float" office:value="10710506" calcext:value-type="float">
            <text:p>10710506</text:p>
          </table:table-cell>
          <table:table-cell office:value-type="float" office:value="198843" calcext:value-type="float">
            <text:p>198843</text:p>
          </table:table-cell>
          <table:table-cell office:value-type="float" office:value="209704" calcext:value-type="float">
            <text:p>209704</text:p>
          </table:table-cell>
          <table:table-cell table:style-name="ce1" office:value-type="float" office:value="546678" calcext:value-type="float">
            <text:p>546678</text:p>
          </table:table-cell>
          <table:table-cell office:value-type="float" office:value="6314901" calcext:value-type="float">
            <text:p>6314901</text:p>
          </table:table-cell>
          <table:table-cell office:value-type="float" office:value="2946377" calcext:value-type="float">
            <text:p>2946377</text:p>
          </table:table-cell>
          <table:table-cell office:value-type="float" office:value="406203" calcext:value-type="float">
            <text:p>406203</text:p>
          </table:table-cell>
          <table:table-cell office:value-type="float" office:value="1682327" calcext:value-type="float">
            <text:p>1682327</text:p>
          </table:table-cell>
          <table:table-cell office:value-type="float" office:value="523653" calcext:value-type="float">
            <text:p>523653</text:p>
          </table:table-cell>
          <table:table-cell office:value-type="float" office:value="2321" calcext:value-type="float">
            <text:p>2321</text:p>
          </table:table-cell>
          <table:table-cell office:value-type="float" office:value="4597386" calcext:value-type="float">
            <text:p>4597386</text:p>
          </table:table-cell>
          <table:table-cell table:style-name="ce1" office:value-type="float" office:value="-64" calcext:value-type="float">
            <text:p>-64</text:p>
          </table:table-cell>
          <table:table-cell office:value-type="float" office:value="648621" calcext:value-type="float">
            <text:p>648621</text:p>
          </table:table-cell>
          <table:table-cell office:value-type="float" office:value="9281447" calcext:value-type="float">
            <text:p>9281447</text:p>
          </table:table-cell>
          <table:table-cell/>
          <table:table-cell office:value-type="float" office:value="134711" calcext:value-type="float">
            <text:p>134711</text:p>
          </table:table-cell>
          <table:table-cell office:value-type="float" office:value="2029353" calcext:value-type="float">
            <text:p>2029353</text:p>
          </table:table-cell>
          <table:table-cell office:value-type="float" office:value="198686" calcext:value-type="float">
            <text:p>198686</text:p>
          </table:table-cell>
          <table:table-cell office:value-type="float" office:value="2739214" calcext:value-type="float">
            <text:p>2739214</text:p>
          </table:table-cell>
          <table:table-cell office:value-type="float" office:value="727558" calcext:value-type="float">
            <text:p>727558</text:p>
          </table:table-cell>
          <table:table-cell office:value-type="float" office:value="13411858" calcext:value-type="float">
            <text:p>13411858</text:p>
          </table:table-cell>
          <table:table-cell table:style-name="ce1" office:value-type="float" office:value="908640" calcext:value-type="float">
            <text:p>908640</text:p>
          </table:table-cell>
          <table:table-cell office:value-type="float" office:value="80464" calcext:value-type="float">
            <text:p>80464</text:p>
          </table:table-cell>
          <table:table-cell office:value-type="float" office:value="1880889" calcext:value-type="float">
            <text:p>1880889</text:p>
          </table:table-cell>
          <table:table-cell office:value-type="float" office:value="4866707" calcext:value-type="float">
            <text:p>4866707</text:p>
          </table:table-cell>
          <table:table-cell office:value-type="float" office:value="4430193" calcext:value-type="float">
            <text:p>4430193</text:p>
          </table:table-cell>
          <table:table-cell office:value-type="float" office:value="7151474" calcext:value-type="float">
            <text:p>7151474</text:p>
          </table:table-cell>
          <table:table-cell office:value-type="float" office:value="5059459" calcext:value-type="float">
            <text:p>5059459</text:p>
          </table:table-cell>
          <table:table-cell office:value-type="float" office:value="2155263" calcext:value-type="float">
            <text:p>2155263</text:p>
          </table:table-cell>
          <table:table-cell office:value-type="float" office:value="433687" calcext:value-type="float">
            <text:p>433687</text:p>
          </table:table-cell>
          <table:table-cell office:value-type="float" office:value="2287687" calcext:value-type="float">
            <text:p>2287687</text:p>
          </table:table-cell>
          <table:table-cell office:value-type="float" office:value="40102" calcext:value-type="float">
            <text:p>40102</text:p>
          </table:table-cell>
          <table:table-cell office:value-type="float" office:value="2768854" calcext:value-type="float">
            <text:p>2768854</text:p>
          </table:table-cell>
          <table:table-cell office:value-type="float" office:value="4403905" calcext:value-type="float">
            <text:p>4403905</text:p>
          </table:table-cell>
          <table:table-cell office:value-type="float" office:value="196655" calcext:value-type="float">
            <text:p>196655</text:p>
          </table:table-cell>
          <table:table-cell office:value-type="float" office:value="820101" calcext:value-type="float">
            <text:p>820101</text:p>
          </table:table-cell>
          <table:table-cell office:value-type="float" office:value="1646459" calcext:value-type="float">
            <text:p>1646459</text:p>
          </table:table-cell>
          <table:table-cell table:style-name="ce1" office:value-type="float" office:value="70265" calcext:value-type="float">
            <text:p>70265</text:p>
          </table:table-cell>
          <table:table-cell office:value-type="float" office:value="-190216" calcext:value-type="float">
            <text:p>-190216</text:p>
          </table:table-cell>
          <table:table-cell office:value-type="float" office:value="780876" calcext:value-type="float">
            <text:p>780876</text:p>
          </table:table-cell>
          <table:table-cell office:value-type="float" office:value="1378424" calcext:value-type="float">
            <text:p>1378424</text:p>
          </table:table-cell>
          <table:table-cell office:value-type="float" office:value="3291" calcext:value-type="float">
            <text:p>3291</text:p>
          </table:table-cell>
          <table:table-cell office:value-type="float" office:value="904663" calcext:value-type="float">
            <text:p>904663</text:p>
          </table:table-cell>
          <table:table-cell office:value-type="float" office:value="25345777" calcext:value-type="float">
            <text:p>25345777</text:p>
          </table:table-cell>
          <table:table-cell office:value-type="float" office:value="-3628636" calcext:value-type="float">
            <text:p>-3628636</text:p>
          </table:table-cell>
          <table:table-cell office:value-type="float" office:value="48751" calcext:value-type="float">
            <text:p>48751</text:p>
          </table:table-cell>
          <table:table-cell office:value-type="float" office:value="487864382" calcext:value-type="float">
            <text:p>487864382</text:p>
          </table:table-cell>
          <table:table-cell office:value-type="float" office:value="2964978" calcext:value-type="float">
            <text:p>2964978</text:p>
          </table:table-cell>
          <table:table-cell office:value-type="float" office:value="3716050" calcext:value-type="float">
            <text:p>3716050</text:p>
          </table:table-cell>
          <table:table-cell table:style-name="ce1" office:value-type="float" office:value="-82503404" calcext:value-type="float">
            <text:p>-82503404</text:p>
          </table:table-cell>
          <table:table-cell/>
          <table:table-cell office:value-type="float" office:value="1744827" calcext:value-type="float">
            <text:p>1744827</text:p>
          </table:table-cell>
          <table:table-cell office:value-type="float" office:value="-335003" calcext:value-type="float">
            <text:p>-335003</text:p>
          </table:table-cell>
          <table:table-cell table:style-name="ce1" office:value-type="float" office:value="1149418" calcext:value-type="float">
            <text:p>1149418</text:p>
          </table:table-cell>
          <table:table-cell office:value-type="float" office:value="-104667" calcext:value-type="float">
            <text:p>-104667</text:p>
          </table:table-cell>
          <table:table-cell office:value-type="float" office:value="7849399" calcext:value-type="float">
            <text:p>7849399</text:p>
          </table:table-cell>
          <table:table-cell office:value-type="float" office:value="7747" calcext:value-type="float">
            <text:p>7747</text:p>
          </table:table-cell>
          <table:table-cell office:value-type="float" office:value="-848323" calcext:value-type="float">
            <text:p>-848323</text:p>
          </table:table-cell>
          <table:table-cell table:style-name="ce1" office:value-type="float" office:value="129934" calcext:value-type="float">
            <text:p>129934</text:p>
          </table:table-cell>
          <table:table-cell office:value-type="float" office:value="2750482" calcext:value-type="float">
            <text:p>2750482</text:p>
          </table:table-cell>
          <table:table-cell table:style-name="ce1" office:value-type="float" office:value="-9406" calcext:value-type="float">
            <text:p>-9406</text:p>
          </table:table-cell>
          <table:table-cell office:value-type="float" office:value="623628" calcext:value-type="float">
            <text:p>623628</text:p>
          </table:table-cell>
          <table:table-cell office:value-type="float" office:value="-1058957" calcext:value-type="float">
            <text:p>-1058957</text:p>
          </table:table-cell>
          <table:table-cell table:style-name="ce1" office:value-type="float" office:value="514340" calcext:value-type="float">
            <text:p>514340</text:p>
          </table:table-cell>
          <table:table-cell table:number-columns-repeated="2"/>
          <table:table-cell office:value-type="float" office:value="1038944" calcext:value-type="float">
            <text:p>1038944</text:p>
          </table:table-cell>
          <table:table-cell office:value-type="float" office:value="204500" calcext:value-type="float">
            <text:p>204500</text:p>
          </table:table-cell>
          <table:table-cell office:value-type="float" office:value="2997623" calcext:value-type="float">
            <text:p>2997623</text:p>
          </table:table-cell>
          <table:table-cell office:value-type="float" office:value="2592092" calcext:value-type="float">
            <text:p>2592092</text:p>
          </table:table-cell>
          <table:table-cell office:value-type="float" office:value="435942" calcext:value-type="float">
            <text:p>435942</text:p>
          </table:table-cell>
          <table:table-cell table:style-name="ce1" office:value-type="float" office:value="3271516" calcext:value-type="float">
            <text:p>3271516</text:p>
          </table:table-cell>
          <table:table-cell office:value-type="float" office:value="138492000" calcext:value-type="float">
            <text:p>138492000</text:p>
          </table:table-cell>
          <table:table-cell office:value-type="float" office:value="52611000" calcext:value-type="float">
            <text:p>52611000</text:p>
          </table:table-cell>
          <table:table-cell office:value-type="float" office:value="25034280" calcext:value-type="float">
            <text:p>25034280</text:p>
          </table:table-cell>
          <table:table-cell table:style-name="ce1" office:value-type="float" office:value="2771037" calcext:value-type="float">
            <text:p>2771037</text:p>
          </table:table-cell>
          <table:table-cell office:value-type="float" office:value="2193778" calcext:value-type="float">
            <text:p>2193778</text:p>
          </table:table-cell>
          <table:table-cell office:value-type="float" office:value="508765" calcext:value-type="float">
            <text:p>508765</text:p>
          </table:table-cell>
          <table:table-cell office:value-type="float" office:value="631987" calcext:value-type="float">
            <text:p>631987</text:p>
          </table:table-cell>
          <table:table-cell office:value-type="float" office:value="1109238" calcext:value-type="float">
            <text:p>1109238</text:p>
          </table:table-cell>
          <table:table-cell office:value-type="float" office:value="-207295" calcext:value-type="float">
            <text:p>-207295</text:p>
          </table:table-cell>
          <table:table-cell office:value-type="float" office:value="458308" calcext:value-type="float">
            <text:p>458308</text:p>
          </table:table-cell>
          <table:table-cell office:value-type="float" office:value="7128936" calcext:value-type="float">
            <text:p>7128936</text:p>
          </table:table-cell>
          <table:table-cell office:value-type="float" office:value="3311592" calcext:value-type="float">
            <text:p>3311592</text:p>
          </table:table-cell>
          <table:table-cell office:value-type="float" office:value="1159400" calcext:value-type="float">
            <text:p>1159400</text:p>
          </table:table-cell>
          <table:table-cell table:style-name="ce1" office:value-type="float" office:value="-165358" calcext:value-type="float">
            <text:p>-165358</text:p>
          </table:table-cell>
          <table:table-cell office:value-type="float" office:value="25235036" calcext:value-type="float">
            <text:p>25235036</text:p>
          </table:table-cell>
          <table:table-cell office:value-type="float" office:value="2405664" calcext:value-type="float">
            <text:p>2405664</text:p>
          </table:table-cell>
          <table:table-cell/>
          <table:table-cell table:style-name="ce1" office:value-type="float" office:value="1787853" calcext:value-type="float">
            <text:p>1787853</text:p>
          </table:table-cell>
          <table:table-cell office:value-type="float" office:value="-360169" calcext:value-type="float">
            <text:p>-360169</text:p>
          </table:table-cell>
          <table:table-cell office:value-type="float" office:value="5776349" calcext:value-type="float">
            <text:p>5776349</text:p>
          </table:table-cell>
          <table:table-cell office:value-type="float" office:value="1006702" calcext:value-type="float">
            <text:p>1006702</text:p>
          </table:table-cell>
          <table:table-cell office:value-type="float" office:value="2814012" calcext:value-type="float">
            <text:p>2814012</text:p>
          </table:table-cell>
          <table:table-cell office:value-type="float" office:value="115419" calcext:value-type="float">
            <text:p>115419</text:p>
          </table:table-cell>
          <table:table-cell office:value-type="float" office:value="22892" calcext:value-type="float">
            <text:p>22892</text:p>
          </table:table-cell>
          <table:table-cell office:value-type="float" office:value="4655596" calcext:value-type="float">
            <text:p>4655596</text:p>
          </table:table-cell>
          <table:table-cell table:style-name="ce1" office:value-type="float" office:value="50006" calcext:value-type="float">
            <text:p>50006</text:p>
          </table:table-cell>
          <table:table-cell office:value-type="float" office:value="747018" calcext:value-type="float">
            <text:p>747018</text:p>
          </table:table-cell>
          <table:table-cell office:value-type="float" office:value="1313435" calcext:value-type="float">
            <text:p>1313435</text:p>
          </table:table-cell>
          <table:table-cell office:value-type="float" office:value="-311774" calcext:value-type="float">
            <text:p>-311774</text:p>
          </table:table-cell>
          <table:table-cell office:value-type="float" office:value="-421476" calcext:value-type="float">
            <text:p>-421476</text:p>
          </table:table-cell>
          <table:table-cell office:value-type="float" office:value="1902129" calcext:value-type="float">
            <text:p>1902129</text:p>
          </table:table-cell>
          <table:table-cell office:value-type="float" office:value="2707435" calcext:value-type="float">
            <text:p>2707435</text:p>
          </table:table-cell>
          <table:table-cell office:value-type="float" office:value="-8417472" calcext:value-type="float">
            <text:p>-8417472</text:p>
          </table:table-cell>
          <table:table-cell office:value-type="float" office:value="204422" calcext:value-type="float">
            <text:p>204422</text:p>
          </table:table-cell>
          <table:table-cell office:value-type="float" office:value="115981" calcext:value-type="float">
            <text:p>115981</text:p>
          </table:table-cell>
          <table:table-cell office:value-type="float" office:value="24872309" calcext:value-type="float">
            <text:p>24872309</text:p>
          </table:table-cell>
          <table:table-cell office:value-type="float" office:value="24807487" calcext:value-type="float">
            <text:p>24807487</text:p>
          </table:table-cell>
          <table:table-cell/>
          <table:table-cell office:value-type="float" office:value="215440027" calcext:value-type="float">
            <text:p>215440027</text:p>
          </table:table-cell>
          <table:table-cell/>
          <table:table-cell office:value-type="float" office:value="114807" calcext:value-type="float">
            <text:p>114807</text:p>
          </table:table-cell>
          <table:table-cell office:value-type="float" office:value="363296" calcext:value-type="float">
            <text:p>363296</text:p>
          </table:table-cell>
          <table:table-cell office:value-type="float" office:value="-272647" calcext:value-type="float">
            <text:p>-272647</text:p>
          </table:table-cell>
          <table:table-cell office:value-type="float" office:value="-479727" calcext:value-type="float">
            <text:p>-479727</text:p>
          </table:table-cell>
          <table:table-cell office:value-type="float" office:value="1332850" calcext:value-type="float">
            <text:p>1332850</text:p>
          </table:table-cell>
          <table:table-cell office:value-type="float" office:value="418599" calcext:value-type="float">
            <text:p>418599</text:p>
          </table:table-cell>
          <table:table-cell table:style-name="ce1" office:value-type="float" office:value="1254168" calcext:value-type="float">
            <text:p>1254168</text:p>
          </table:table-cell>
          <table:table-cell office:value-type="float" office:value="3451723" calcext:value-type="float">
            <text:p>3451723</text:p>
          </table:table-cell>
          <table:table-cell office:value-type="float" office:value="5574451" calcext:value-type="float">
            <text:p>5574451</text:p>
          </table:table-cell>
          <table:table-cell office:value-type="float" office:value="5120666" calcext:value-type="float">
            <text:p>5120666</text:p>
          </table:table-cell>
          <table:table-cell office:value-type="float" office:value="-86492" calcext:value-type="float">
            <text:p>-86492</text:p>
          </table:table-cell>
          <table:table-cell table:style-name="ce1" office:value-type="float" office:value="9262521" calcext:value-type="float">
            <text:p>9262521</text:p>
          </table:table-cell>
          <table:table-cell office:value-type="float" office:value="-130787" calcext:value-type="float">
            <text:p>-130787</text:p>
          </table:table-cell>
          <table:table-cell office:value-type="float" office:value="98984" calcext:value-type="float">
            <text:p>98984</text:p>
          </table:table-cell>
          <table:table-cell office:value-type="float" office:value="-13604" calcext:value-type="float">
            <text:p>-13604</text:p>
          </table:table-cell>
          <table:table-cell office:value-type="float" office:value="917100" calcext:value-type="float">
            <text:p>917100</text:p>
          </table:table-cell>
          <table:table-cell table:style-name="ce1" office:value-type="float" office:value="-1178402" calcext:value-type="float">
            <text:p>-1178402</text:p>
          </table:table-cell>
          <table:table-cell office:value-type="float" office:value="8784159" calcext:value-type="float">
            <text:p>8784159</text:p>
          </table:table-cell>
          <table:table-cell office:value-type="float" office:value="506222" calcext:value-type="float">
            <text:p>506222</text:p>
          </table:table-cell>
          <table:table-cell office:value-type="float" office:value="-9725" calcext:value-type="float">
            <text:p>-9725</text:p>
          </table:table-cell>
          <table:table-cell office:value-type="float" office:value="-3252425" calcext:value-type="float">
            <text:p>-3252425</text:p>
          </table:table-cell>
          <table:table-cell table:style-name="ce1" office:value-type="float" office:value="382769" calcext:value-type="float">
            <text:p>382769</text:p>
          </table:table-cell>
          <table:table-cell office:value-type="float" office:value="7747" calcext:value-type="float">
            <text:p>7747</text:p>
          </table:table-cell>
          <table:table-cell office:value-type="float" office:value="340460" calcext:value-type="float">
            <text:p>340460</text:p>
          </table:table-cell>
          <table:table-cell office:value-type="float" office:value="279201" calcext:value-type="float">
            <text:p>279201</text:p>
          </table:table-cell>
          <table:table-cell office:value-type="float" office:value="-4184321" calcext:value-type="float">
            <text:p>-4184321</text:p>
          </table:table-cell>
          <table:table-cell office:value-type="float" office:value="930824" calcext:value-type="float">
            <text:p>930824</text:p>
          </table:table-cell>
          <table:table-cell table:style-name="ce1" office:value-type="float" office:value="7636000" calcext:value-type="float">
            <text:p>7636000</text:p>
          </table:table-cell>
          <table:table-cell office:value-type="float" office:value="261144000" calcext:value-type="float">
            <text:p>261144000</text:p>
          </table:table-cell>
          <table:table-cell table:style-name="ce1" office:value-type="float" office:value="206315848" calcext:value-type="float">
            <text:p>206315848</text:p>
          </table:table-cell>
          <table:table-cell office:value-type="float" office:value="-268551" calcext:value-type="float">
            <text:p>-268551</text:p>
          </table:table-cell>
          <table:table-cell office:value-type="float" office:value="16157" calcext:value-type="float">
            <text:p>16157</text:p>
          </table:table-cell>
          <table:table-cell office:value-type="float" office:value="-45659" calcext:value-type="float">
            <text:p>-45659</text:p>
          </table:table-cell>
          <table:table-cell office:value-type="float" office:value="7106503" calcext:value-type="float">
            <text:p>7106503</text:p>
          </table:table-cell>
          <table:table-cell/>
          <table:table-cell office:value-type="float" office:value="555979" calcext:value-type="float">
            <text:p>555979</text:p>
          </table:table-cell>
          <table:table-cell table:style-name="ce1" office:value-type="float" office:value="57004" calcext:value-type="float">
            <text:p>57004</text:p>
          </table:table-cell>
          <table:table-cell/>
          <table:table-cell office:value-type="float" office:value="806688" calcext:value-type="float">
            <text:p>806688</text:p>
          </table:table-cell>
          <table:table-cell office:value-type="float" office:value="82615" calcext:value-type="float">
            <text:p>82615</text:p>
          </table:table-cell>
          <table:table-cell office:value-type="float" office:value="2224513" calcext:value-type="float">
            <text:p>2224513</text:p>
          </table:table-cell>
          <table:table-cell table:style-name="ce1" office:value-type="float" office:value="39142129" calcext:value-type="float">
            <text:p>39142129</text:p>
          </table:table-cell>
          <table:table-cell table:style-name="ce1" office:value-type="float" office:value="3023250" calcext:value-type="float">
            <text:p>3023250</text:p>
          </table:table-cell>
          <table:table-cell office:value-type="float" office:value="1923084" calcext:value-type="float">
            <text:p>1923084</text:p>
          </table:table-cell>
          <table:table-cell office:value-type="float" office:value="16405" calcext:value-type="float">
            <text:p>16405</text:p>
          </table:table-cell>
          <table:table-cell office:value-type="float" office:value="-91906" calcext:value-type="float">
            <text:p>-91906</text:p>
          </table:table-cell>
          <table:table-cell office:value-type="float" office:value="4172955" calcext:value-type="float">
            <text:p>4172955</text:p>
          </table:table-cell>
          <table:table-cell office:value-type="float" office:value="-2238991" calcext:value-type="float">
            <text:p>-2238991</text:p>
          </table:table-cell>
          <table:table-cell office:value-type="float" office:value="1957842" calcext:value-type="float">
            <text:p>1957842</text:p>
          </table:table-cell>
          <table:table-cell office:value-type="float" office:value="1679714" calcext:value-type="float">
            <text:p>1679714</text:p>
          </table:table-cell>
          <table:table-cell table:style-name="ce1" office:value-type="float" office:value="2009912" calcext:value-type="float">
            <text:p>2009912</text:p>
          </table:table-cell>
          <table:table-cell office:value-type="float" office:value="684991" calcext:value-type="float">
            <text:p>684991</text:p>
          </table:table-cell>
          <table:table-cell office:value-type="float" office:value="393336" calcext:value-type="float">
            <text:p>393336</text:p>
          </table:table-cell>
          <table:table-cell office:value-type="float" office:value="3222872" calcext:value-type="float">
            <text:p>3222872</text:p>
          </table:table-cell>
          <table:table-cell office:value-type="float" office:value="5396539" calcext:value-type="float">
            <text:p>5396539</text:p>
          </table:table-cell>
          <table:table-cell office:value-type="float" office:value="-821874" calcext:value-type="float">
            <text:p>-821874</text:p>
          </table:table-cell>
          <table:table-cell office:value-type="float" office:value="1371474" calcext:value-type="float">
            <text:p>1371474</text:p>
          </table:table-cell>
          <table:table-cell office:value-type="float" office:value="1346954" calcext:value-type="float">
            <text:p>1346954</text:p>
          </table:table-cell>
          <table:table-cell table:style-name="ce1" office:value-type="float" office:value="3331032" calcext:value-type="float">
            <text:p>3331032</text:p>
          </table:table-cell>
          <table:table-cell office:value-type="float" office:value="2240513" calcext:value-type="float">
            <text:p>2240513</text:p>
          </table:table-cell>
          <table:table-cell office:value-type="float" office:value="40067" calcext:value-type="float">
            <text:p>40067</text:p>
          </table:table-cell>
          <table:table-cell office:value-type="float" office:value="474950" calcext:value-type="float">
            <text:p>474950</text:p>
          </table:table-cell>
          <table:table-cell office:value-type="float" office:value="473384" calcext:value-type="float">
            <text:p>473384</text:p>
          </table:table-cell>
          <table:table-cell office:value-type="float" office:value="1095520" calcext:value-type="float">
            <text:p>1095520</text:p>
          </table:table-cell>
          <table:table-cell office:value-type="float" office:value="262902" calcext:value-type="float">
            <text:p>262902</text:p>
          </table:table-cell>
          <table:table-cell office:value-type="float" office:value="2854628" calcext:value-type="float">
            <text:p>2854628</text:p>
          </table:table-cell>
          <table:table-cell table:style-name="ce1" office:value-type="float" office:value="447102" calcext:value-type="float">
            <text:p>447102</text:p>
          </table:table-cell>
          <table:table-cell table:style-name="ce1" office:value-type="float" office:value="393103" calcext:value-type="float">
            <text:p>393103</text:p>
          </table:table-cell>
          <table:table-cell office:value-type="float" office:value="53727" calcext:value-type="float">
            <text:p>53727</text:p>
          </table:table-cell>
          <table:table-cell office:value-type="float" office:value="56846" calcext:value-type="float">
            <text:p>56846</text:p>
          </table:table-cell>
          <table:table-cell table:style-name="ce1" office:value-type="float" office:value="351050" calcext:value-type="float">
            <text:p>351050</text:p>
          </table:table-cell>
          <table:table-cell office:value-type="float" office:value="754568" calcext:value-type="float">
            <text:p>754568</text:p>
          </table:table-cell>
          <table:table-cell office:value-type="float" office:value="75444" calcext:value-type="float">
            <text:p>75444</text:p>
          </table:table-cell>
          <table:table-cell office:value-type="float" office:value="11836" calcext:value-type="float">
            <text:p>11836</text:p>
          </table:table-cell>
          <table:table-cell office:value-type="float" office:value="5264414" calcext:value-type="float">
            <text:p>5264414</text:p>
          </table:table-cell>
          <table:table-cell office:value-type="float" office:value="10875439" calcext:value-type="float">
            <text:p>10875439</text:p>
          </table:table-cell>
          <table:table-cell office:value-type="float" office:value="10827492" calcext:value-type="float">
            <text:p>10827492</text:p>
          </table:table-cell>
          <table:table-cell office:value-type="float" office:value="302012" calcext:value-type="float">
            <text:p>302012</text:p>
          </table:table-cell>
          <table:table-cell office:value-type="float" office:value="-190216" calcext:value-type="float">
            <text:p>-190216</text:p>
          </table:table-cell>
          <table:table-cell office:value-type="float" office:value="455541" calcext:value-type="float">
            <text:p>455541</text:p>
          </table:table-cell>
          <table:table-cell office:value-type="float" office:value="1388679" calcext:value-type="float">
            <text:p>1388679</text:p>
          </table:table-cell>
          <table:table-cell office:value-type="float" office:value="17832" calcext:value-type="float">
            <text:p>17832</text:p>
          </table:table-cell>
          <table:table-cell office:value-type="float" office:value="400073" calcext:value-type="float">
            <text:p>400073</text:p>
          </table:table-cell>
          <table:table-cell office:value-type="float" office:value="-1399120" calcext:value-type="float">
            <text:p>-1399120</text:p>
          </table:table-cell>
          <table:table-cell office:value-type="float" office:value="180352" calcext:value-type="float">
            <text:p>180352</text:p>
          </table:table-cell>
          <table:table-cell office:value-type="float" office:value="-583751" calcext:value-type="float">
            <text:p>-583751</text:p>
          </table:table-cell>
          <table:table-cell office:value-type="float" office:value="68657360" calcext:value-type="float">
            <text:p>68657360</text:p>
          </table:table-cell>
          <table:table-cell office:value-type="float" office:value="110312" calcext:value-type="float">
            <text:p>110312</text:p>
          </table:table-cell>
          <table:table-cell office:value-type="float" office:value="1025010" calcext:value-type="float">
            <text:p>1025010</text:p>
          </table:table-cell>
          <table:table-cell office:value-type="float" office:value="-508129" calcext:value-type="float">
            <text:p>-508129</text:p>
          </table:table-cell>
          <table:table-cell office:value-type="float" office:value="1279108" calcext:value-type="float">
            <text:p>1279108</text:p>
          </table:table-cell>
          <table:table-cell office:value-type="float" office:value="536237" calcext:value-type="float">
            <text:p>536237</text:p>
          </table:table-cell>
          <table:table-cell office:value-type="float" office:value="4228113" calcext:value-type="float">
            <text:p>4228113</text:p>
          </table:table-cell>
          <table:table-cell office:value-type="float" office:value="103045" calcext:value-type="float">
            <text:p>103045</text:p>
          </table:table-cell>
          <table:table-cell office:value-type="float" office:value="522861" calcext:value-type="float">
            <text:p>522861</text:p>
          </table:table-cell>
          <table:table-cell office:value-type="float" office:value="441465" calcext:value-type="float">
            <text:p>441465</text:p>
          </table:table-cell>
          <table:table-cell office:value-type="float" office:value="2036180" calcext:value-type="float">
            <text:p>2036180</text:p>
          </table:table-cell>
          <table:table-cell office:value-type="float" office:value="9012326" calcext:value-type="float">
            <text:p>9012326</text:p>
          </table:table-cell>
          <table:table-cell office:value-type="float" office:value="172242" calcext:value-type="float">
            <text:p>172242</text:p>
          </table:table-cell>
          <table:table-cell table:style-name="ce1" office:value-type="float" office:value="1320725" calcext:value-type="float">
            <text:p>1320725</text:p>
          </table:table-cell>
          <table:table-cell office:value-type="float" office:value="79112" calcext:value-type="float">
            <text:p>79112</text:p>
          </table:table-cell>
          <table:table-cell office:value-type="float" office:value="15271062" calcext:value-type="float">
            <text:p>15271062</text:p>
          </table:table-cell>
          <table:table-cell office:value-type="float" office:value="138613908" calcext:value-type="float">
            <text:p>138613908</text:p>
          </table:table-cell>
          <table:table-cell office:value-type="float" office:value="997439" calcext:value-type="float">
            <text:p>997439</text:p>
          </table:table-cell>
          <table:table-cell office:value-type="float" office:value="2864000" calcext:value-type="float">
            <text:p>2864000</text:p>
          </table:table-cell>
          <table:table-cell office:value-type="float" office:value="-623559" calcext:value-type="float">
            <text:p>-623559</text:p>
          </table:table-cell>
          <table:table-cell office:value-type="float" office:value="129622" calcext:value-type="float">
            <text:p>129622</text:p>
          </table:table-cell>
          <table:table-cell office:value-type="float" office:value="6464564" calcext:value-type="float">
            <text:p>6464564</text:p>
          </table:table-cell>
          <table:table-cell office:value-type="float" office:value="-159606" calcext:value-type="float">
            <text:p>-159606</text:p>
          </table:table-cell>
          <table:table-cell office:value-type="float" office:value="2760321" calcext:value-type="float">
            <text:p>2760321</text:p>
          </table:table-cell>
          <table:table-cell table:style-name="ce1" office:value-type="float" office:value="132312" calcext:value-type="float">
            <text:p>132312</text:p>
          </table:table-cell>
          <table:table-cell office:value-type="float" office:value="421769" calcext:value-type="float">
            <text:p>421769</text:p>
          </table:table-cell>
          <table:table-cell table:style-name="ce1" office:value-type="float" office:value="118110" calcext:value-type="float">
            <text:p>118110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03-2017</text:p>
          </table:table-cell>
          <table:table-cell office:value-type="float" office:value="1563474" calcext:value-type="float">
            <text:p>1563474</text:p>
          </table:table-cell>
          <table:table-cell office:value-type="float" office:value="-7737" calcext:value-type="float">
            <text:p>-7737</text:p>
          </table:table-cell>
          <table:table-cell office:value-type="float" office:value="42744" calcext:value-type="float">
            <text:p>42744</text:p>
          </table:table-cell>
          <table:table-cell office:value-type="float" office:value="45730" calcext:value-type="float">
            <text:p>45730</text:p>
          </table:table-cell>
          <table:table-cell office:value-type="float" office:value="908682" calcext:value-type="float">
            <text:p>908682</text:p>
          </table:table-cell>
          <table:table-cell/>
          <table:table-cell office:value-type="float" office:value="5664563" calcext:value-type="float">
            <text:p>5664563</text:p>
          </table:table-cell>
          <table:table-cell office:value-type="float" office:value="48939678" calcext:value-type="float">
            <text:p>48939678</text:p>
          </table:table-cell>
          <table:table-cell office:value-type="float" office:value="2021931" calcext:value-type="float">
            <text:p>2021931</text:p>
          </table:table-cell>
          <table:table-cell office:value-type="float" office:value="705834" calcext:value-type="float">
            <text:p>705834</text:p>
          </table:table-cell>
          <table:table-cell office:value-type="float" office:value="630239" calcext:value-type="float">
            <text:p>630239</text:p>
          </table:table-cell>
          <table:table-cell table:style-name="ce1" office:value-type="float" office:value="5435607" calcext:value-type="float">
            <text:p>5435607</text:p>
          </table:table-cell>
          <table:table-cell/>
          <table:table-cell table:style-name="ce1" office:value-type="float" office:value="2517566" calcext:value-type="float">
            <text:p>2517566</text:p>
          </table:table-cell>
          <table:table-cell office:value-type="float" office:value="3934140" calcext:value-type="float">
            <text:p>3934140</text:p>
          </table:table-cell>
          <table:table-cell office:value-type="float" office:value="63912" calcext:value-type="float">
            <text:p>63912</text:p>
          </table:table-cell>
          <table:table-cell office:value-type="float" office:value="18554831" calcext:value-type="float">
            <text:p>18554831</text:p>
          </table:table-cell>
          <table:table-cell table:number-columns-repeated="2"/>
          <table:table-cell office:value-type="float" office:value="90658370" calcext:value-type="float">
            <text:p>90658370</text:p>
          </table:table-cell>
          <table:table-cell/>
          <table:table-cell office:value-type="float" office:value="242864" calcext:value-type="float">
            <text:p>242864</text:p>
          </table:table-cell>
          <table:table-cell office:value-type="float" office:value="144544" calcext:value-type="float">
            <text:p>144544</text:p>
          </table:table-cell>
          <table:table-cell office:value-type="float" office:value="102774" calcext:value-type="float">
            <text:p>102774</text:p>
          </table:table-cell>
          <table:table-cell office:value-type="float" office:value="9889841" calcext:value-type="float">
            <text:p>9889841</text:p>
          </table:table-cell>
          <table:table-cell office:value-type="float" office:value="3228438" calcext:value-type="float">
            <text:p>3228438</text:p>
          </table:table-cell>
          <table:table-cell office:value-type="float" office:value="1395712" calcext:value-type="float">
            <text:p>1395712</text:p>
          </table:table-cell>
          <table:table-cell office:value-type="float" office:value="1964815" calcext:value-type="float">
            <text:p>1964815</text:p>
          </table:table-cell>
          <table:table-cell office:value-type="float" office:value="110300602" calcext:value-type="float">
            <text:p>110300602</text:p>
          </table:table-cell>
          <table:table-cell office:value-type="float" office:value="82118819" calcext:value-type="float">
            <text:p>82118819</text:p>
          </table:table-cell>
          <table:table-cell office:value-type="float" office:value="955383" calcext:value-type="float">
            <text:p>955383</text:p>
          </table:table-cell>
          <table:table-cell office:value-type="float" office:value="6727778" calcext:value-type="float">
            <text:p>6727778</text:p>
          </table:table-cell>
          <table:table-cell office:value-type="float" office:value="346875" calcext:value-type="float">
            <text:p>346875</text:p>
          </table:table-cell>
          <table:table-cell office:value-type="float" office:value="16583" calcext:value-type="float">
            <text:p>16583</text:p>
          </table:table-cell>
          <table:table-cell office:value-type="float" office:value="332406" calcext:value-type="float">
            <text:p>332406</text:p>
          </table:table-cell>
          <table:table-cell office:value-type="float" office:value="762516" calcext:value-type="float">
            <text:p>762516</text:p>
          </table:table-cell>
          <table:table-cell office:value-type="float" office:value="57617" calcext:value-type="float">
            <text:p>57617</text:p>
          </table:table-cell>
          <table:table-cell office:value-type="float" office:value="3487187" calcext:value-type="float">
            <text:p>3487187</text:p>
          </table:table-cell>
          <table:table-cell office:value-type="float" office:value="915345" calcext:value-type="float">
            <text:p>915345</text:p>
          </table:table-cell>
          <table:table-cell office:value-type="float" office:value="1110" calcext:value-type="float">
            <text:p>1110</text:p>
          </table:table-cell>
          <table:table-cell office:value-type="float" office:value="182719" calcext:value-type="float">
            <text:p>182719</text:p>
          </table:table-cell>
          <table:table-cell office:value-type="float" office:value="66771" calcext:value-type="float">
            <text:p>66771</text:p>
          </table:table-cell>
          <table:table-cell table:style-name="ce1" office:value-type="float" office:value="674905" calcext:value-type="float">
            <text:p>674905</text:p>
          </table:table-cell>
          <table:table-cell office:value-type="float" office:value="-177243" calcext:value-type="float">
            <text:p>-177243</text:p>
          </table:table-cell>
          <table:table-cell office:value-type="float" office:value="11203943" calcext:value-type="float">
            <text:p>11203943</text:p>
          </table:table-cell>
          <table:table-cell office:value-type="float" office:value="5851146" calcext:value-type="float">
            <text:p>5851146</text:p>
          </table:table-cell>
          <table:table-cell office:value-type="float" office:value="8915948" calcext:value-type="float">
            <text:p>8915948</text:p>
          </table:table-cell>
          <table:table-cell office:value-type="float" office:value="327992" calcext:value-type="float">
            <text:p>327992</text:p>
          </table:table-cell>
          <table:table-cell office:value-type="float" office:value="7002440" calcext:value-type="float">
            <text:p>7002440</text:p>
          </table:table-cell>
          <table:table-cell office:value-type="float" office:value="1256381" calcext:value-type="float">
            <text:p>1256381</text:p>
          </table:table-cell>
          <table:table-cell office:value-type="float" office:value="12541575" calcext:value-type="float">
            <text:p>12541575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-43250" calcext:value-type="float">
            <text:p>-43250</text:p>
          </table:table-cell>
          <table:table-cell office:value-type="float" office:value="9325161" calcext:value-type="float">
            <text:p>9325161</text:p>
          </table:table-cell>
          <table:table-cell office:value-type="float" office:value="2385001" calcext:value-type="float">
            <text:p>2385001</text:p>
          </table:table-cell>
          <table:table-cell office:value-type="float" office:value="-5221" calcext:value-type="float">
            <text:p>-5221</text:p>
          </table:table-cell>
          <table:table-cell office:value-type="float" office:value="46831978" calcext:value-type="float">
            <text:p>46831978</text:p>
          </table:table-cell>
          <table:table-cell office:value-type="float" office:value="2137383" calcext:value-type="float">
            <text:p>2137383</text:p>
          </table:table-cell>
          <table:table-cell office:value-type="float" office:value="13072000" calcext:value-type="float">
            <text:p>13072000</text:p>
          </table:table-cell>
          <table:table-cell office:value-type="float" office:value="1417714" calcext:value-type="float">
            <text:p>1417714</text:p>
          </table:table-cell>
          <table:table-cell office:value-type="float" office:value="1359011" calcext:value-type="float">
            <text:p>1359011</text:p>
          </table:table-cell>
          <table:table-cell office:value-type="float" office:value="3067192" calcext:value-type="float">
            <text:p>3067192</text:p>
          </table:table-cell>
          <table:table-cell office:value-type="float" office:value="790365" calcext:value-type="float">
            <text:p>790365</text:p>
          </table:table-cell>
          <table:table-cell office:value-type="float" office:value="2564460" calcext:value-type="float">
            <text:p>2564460</text:p>
          </table:table-cell>
          <table:table-cell office:value-type="float" office:value="13287207" calcext:value-type="float">
            <text:p>13287207</text:p>
          </table:table-cell>
          <table:table-cell office:value-type="float" office:value="1538443" calcext:value-type="float">
            <text:p>1538443</text:p>
          </table:table-cell>
          <table:table-cell office:value-type="float" office:value="798186" calcext:value-type="float">
            <text:p>798186</text:p>
          </table:table-cell>
          <table:table-cell office:value-type="float" office:value="-1312230" calcext:value-type="float">
            <text:p>-1312230</text:p>
          </table:table-cell>
          <table:table-cell office:value-type="float" office:value="1508140" calcext:value-type="float">
            <text:p>1508140</text:p>
          </table:table-cell>
          <table:table-cell office:value-type="float" office:value="105653" calcext:value-type="float">
            <text:p>105653</text:p>
          </table:table-cell>
          <table:table-cell office:value-type="float" office:value="2719410" calcext:value-type="float">
            <text:p>2719410</text:p>
          </table:table-cell>
          <table:table-cell office:value-type="float" office:value="443419" calcext:value-type="float">
            <text:p>443419</text:p>
          </table:table-cell>
          <table:table-cell office:value-type="float" office:value="1188449" calcext:value-type="float">
            <text:p>1188449</text:p>
          </table:table-cell>
          <table:table-cell office:value-type="float" office:value="140330" calcext:value-type="float">
            <text:p>140330</text:p>
          </table:table-cell>
          <table:table-cell office:value-type="float" office:value="461596" calcext:value-type="float">
            <text:p>461596</text:p>
          </table:table-cell>
          <table:table-cell office:value-type="float" office:value="945333" calcext:value-type="float">
            <text:p>945333</text:p>
          </table:table-cell>
          <table:table-cell office:value-type="float" office:value="15717885" calcext:value-type="float">
            <text:p>15717885</text:p>
          </table:table-cell>
          <table:table-cell office:value-type="float" office:value="522380" calcext:value-type="float">
            <text:p>522380</text:p>
          </table:table-cell>
          <table:table-cell office:value-type="float" office:value="5032351" calcext:value-type="float">
            <text:p>5032351</text:p>
          </table:table-cell>
          <table:table-cell office:value-type="float" office:value="6238391" calcext:value-type="float">
            <text:p>6238391</text:p>
          </table:table-cell>
          <table:table-cell office:value-type="float" office:value="7966648" calcext:value-type="float">
            <text:p>7966648</text:p>
          </table:table-cell>
          <table:table-cell office:value-type="float" office:value="1302476" calcext:value-type="float">
            <text:p>1302476</text:p>
          </table:table-cell>
          <table:table-cell office:value-type="float" office:value="260451" calcext:value-type="float">
            <text:p>260451</text:p>
          </table:table-cell>
          <table:table-cell office:value-type="float" office:value="11390832" calcext:value-type="float">
            <text:p>11390832</text:p>
          </table:table-cell>
          <table:table-cell table:style-name="ce1" office:value-type="float" office:value="76641" calcext:value-type="float">
            <text:p>76641</text:p>
          </table:table-cell>
          <table:table-cell office:value-type="float" office:value="10809424" calcext:value-type="float">
            <text:p>10809424</text:p>
          </table:table-cell>
          <table:table-cell office:value-type="float" office:value="204736" calcext:value-type="float">
            <text:p>204736</text:p>
          </table:table-cell>
          <table:table-cell/>
          <table:table-cell office:value-type="float" office:value="-1791671" calcext:value-type="float">
            <text:p>-1791671</text:p>
          </table:table-cell>
          <table:table-cell office:value-type="float" office:value="17263187" calcext:value-type="float">
            <text:p>17263187</text:p>
          </table:table-cell>
          <table:table-cell table:style-name="ce1" office:value-type="float" office:value="2450045" calcext:value-type="float">
            <text:p>2450045</text:p>
          </table:table-cell>
          <table:table-cell office:value-type="float" office:value="180104" calcext:value-type="float">
            <text:p>180104</text:p>
          </table:table-cell>
          <table:table-cell office:value-type="float" office:value="166315" calcext:value-type="float">
            <text:p>166315</text:p>
          </table:table-cell>
          <table:table-cell office:value-type="float" office:value="1595170" calcext:value-type="float">
            <text:p>1595170</text:p>
          </table:table-cell>
          <table:table-cell office:value-type="float" office:value="23036" calcext:value-type="float">
            <text:p>23036</text:p>
          </table:table-cell>
          <table:table-cell office:value-type="float" office:value="1126789" calcext:value-type="float">
            <text:p>1126789</text:p>
          </table:table-cell>
          <table:table-cell table:style-name="ce1" office:value-type="float" office:value="3517" calcext:value-type="float">
            <text:p>3517</text:p>
          </table:table-cell>
          <table:table-cell office:value-type="float" office:value="5483203" calcext:value-type="float">
            <text:p>5483203</text:p>
          </table:table-cell>
          <table:table-cell office:value-type="float" office:value="11094960" calcext:value-type="float">
            <text:p>11094960</text:p>
          </table:table-cell>
          <table:table-cell office:value-type="float" office:value="196809" calcext:value-type="float">
            <text:p>196809</text:p>
          </table:table-cell>
          <table:table-cell office:value-type="float" office:value="220538" calcext:value-type="float">
            <text:p>220538</text:p>
          </table:table-cell>
          <table:table-cell table:style-name="ce1" office:value-type="float" office:value="627570" calcext:value-type="float">
            <text:p>627570</text:p>
          </table:table-cell>
          <table:table-cell office:value-type="float" office:value="6319779" calcext:value-type="float">
            <text:p>6319779</text:p>
          </table:table-cell>
          <table:table-cell office:value-type="float" office:value="3018082" calcext:value-type="float">
            <text:p>3018082</text:p>
          </table:table-cell>
          <table:table-cell office:value-type="float" office:value="414115" calcext:value-type="float">
            <text:p>414115</text:p>
          </table:table-cell>
          <table:table-cell office:value-type="float" office:value="1665007" calcext:value-type="float">
            <text:p>1665007</text:p>
          </table:table-cell>
          <table:table-cell office:value-type="float" office:value="533660" calcext:value-type="float">
            <text:p>533660</text:p>
          </table:table-cell>
          <table:table-cell office:value-type="float" office:value="-891" calcext:value-type="float">
            <text:p>-891</text:p>
          </table:table-cell>
          <table:table-cell office:value-type="float" office:value="4678099" calcext:value-type="float">
            <text:p>4678099</text:p>
          </table:table-cell>
          <table:table-cell table:style-name="ce1" office:value-type="float" office:value="745" calcext:value-type="float">
            <text:p>745</text:p>
          </table:table-cell>
          <table:table-cell office:value-type="float" office:value="787489" calcext:value-type="float">
            <text:p>787489</text:p>
          </table:table-cell>
          <table:table-cell office:value-type="float" office:value="9404242" calcext:value-type="float">
            <text:p>9404242</text:p>
          </table:table-cell>
          <table:table-cell/>
          <table:table-cell office:value-type="float" office:value="192172" calcext:value-type="float">
            <text:p>192172</text:p>
          </table:table-cell>
          <table:table-cell office:value-type="float" office:value="1950342" calcext:value-type="float">
            <text:p>1950342</text:p>
          </table:table-cell>
          <table:table-cell office:value-type="float" office:value="203942" calcext:value-type="float">
            <text:p>203942</text:p>
          </table:table-cell>
          <table:table-cell office:value-type="float" office:value="2813734" calcext:value-type="float">
            <text:p>2813734</text:p>
          </table:table-cell>
          <table:table-cell office:value-type="float" office:value="739104" calcext:value-type="float">
            <text:p>739104</text:p>
          </table:table-cell>
          <table:table-cell office:value-type="float" office:value="13219714" calcext:value-type="float">
            <text:p>13219714</text:p>
          </table:table-cell>
          <table:table-cell table:style-name="ce1" office:value-type="float" office:value="939893" calcext:value-type="float">
            <text:p>939893</text:p>
          </table:table-cell>
          <table:table-cell office:value-type="float" office:value="94566" calcext:value-type="float">
            <text:p>94566</text:p>
          </table:table-cell>
          <table:table-cell office:value-type="float" office:value="1928865" calcext:value-type="float">
            <text:p>1928865</text:p>
          </table:table-cell>
          <table:table-cell office:value-type="float" office:value="4878004" calcext:value-type="float">
            <text:p>4878004</text:p>
          </table:table-cell>
          <table:table-cell office:value-type="float" office:value="4486151" calcext:value-type="float">
            <text:p>4486151</text:p>
          </table:table-cell>
          <table:table-cell office:value-type="float" office:value="6556922" calcext:value-type="float">
            <text:p>6556922</text:p>
          </table:table-cell>
          <table:table-cell office:value-type="float" office:value="5445249" calcext:value-type="float">
            <text:p>5445249</text:p>
          </table:table-cell>
          <table:table-cell office:value-type="float" office:value="2346089" calcext:value-type="float">
            <text:p>2346089</text:p>
          </table:table-cell>
          <table:table-cell office:value-type="float" office:value="413129" calcext:value-type="float">
            <text:p>413129</text:p>
          </table:table-cell>
          <table:table-cell office:value-type="float" office:value="2277792" calcext:value-type="float">
            <text:p>2277792</text:p>
          </table:table-cell>
          <table:table-cell office:value-type="float" office:value="41652" calcext:value-type="float">
            <text:p>41652</text:p>
          </table:table-cell>
          <table:table-cell office:value-type="float" office:value="3048102" calcext:value-type="float">
            <text:p>3048102</text:p>
          </table:table-cell>
          <table:table-cell office:value-type="float" office:value="4417078" calcext:value-type="float">
            <text:p>4417078</text:p>
          </table:table-cell>
          <table:table-cell office:value-type="float" office:value="186779" calcext:value-type="float">
            <text:p>186779</text:p>
          </table:table-cell>
          <table:table-cell office:value-type="float" office:value="841618" calcext:value-type="float">
            <text:p>841618</text:p>
          </table:table-cell>
          <table:table-cell office:value-type="float" office:value="1676256" calcext:value-type="float">
            <text:p>1676256</text:p>
          </table:table-cell>
          <table:table-cell/>
          <table:table-cell office:value-type="float" office:value="-218692" calcext:value-type="float">
            <text:p>-218692</text:p>
          </table:table-cell>
          <table:table-cell office:value-type="float" office:value="798846" calcext:value-type="float">
            <text:p>798846</text:p>
          </table:table-cell>
          <table:table-cell office:value-type="float" office:value="1221093" calcext:value-type="float">
            <text:p>1221093</text:p>
          </table:table-cell>
          <table:table-cell office:value-type="float" office:value="3306" calcext:value-type="float">
            <text:p>3306</text:p>
          </table:table-cell>
          <table:table-cell office:value-type="float" office:value="932082" calcext:value-type="float">
            <text:p>932082</text:p>
          </table:table-cell>
          <table:table-cell office:value-type="float" office:value="24902616" calcext:value-type="float">
            <text:p>24902616</text:p>
          </table:table-cell>
          <table:table-cell office:value-type="float" office:value="-3135328" calcext:value-type="float">
            <text:p>-3135328</text:p>
          </table:table-cell>
          <table:table-cell office:value-type="float" office:value="53092" calcext:value-type="float">
            <text:p>53092</text:p>
          </table:table-cell>
          <table:table-cell office:value-type="float" office:value="487211495" calcext:value-type="float">
            <text:p>487211495</text:p>
          </table:table-cell>
          <table:table-cell office:value-type="float" office:value="3056467" calcext:value-type="float">
            <text:p>3056467</text:p>
          </table:table-cell>
          <table:table-cell office:value-type="float" office:value="3741063" calcext:value-type="float">
            <text:p>3741063</text:p>
          </table:table-cell>
          <table:table-cell table:style-name="ce1" office:value-type="float" office:value="-82282298" calcext:value-type="float">
            <text:p>-82282298</text:p>
          </table:table-cell>
          <table:table-cell/>
          <table:table-cell office:value-type="float" office:value="1639303" calcext:value-type="float">
            <text:p>1639303</text:p>
          </table:table-cell>
          <table:table-cell office:value-type="float" office:value="-334874" calcext:value-type="float">
            <text:p>-334874</text:p>
          </table:table-cell>
          <table:table-cell table:style-name="ce1" office:value-type="float" office:value="1176115" calcext:value-type="float">
            <text:p>1176115</text:p>
          </table:table-cell>
          <table:table-cell office:value-type="float" office:value="-117079" calcext:value-type="float">
            <text:p>-117079</text:p>
          </table:table-cell>
          <table:table-cell office:value-type="float" office:value="8035469" calcext:value-type="float">
            <text:p>8035469</text:p>
          </table:table-cell>
          <table:table-cell table:style-name="Default"/>
          <table:table-cell office:value-type="float" office:value="-877720" calcext:value-type="float">
            <text:p>-877720</text:p>
          </table:table-cell>
          <table:table-cell/>
          <table:table-cell office:value-type="float" office:value="2797924" calcext:value-type="float">
            <text:p>2797924</text:p>
          </table:table-cell>
          <table:table-cell table:style-name="ce1" office:value-type="float" office:value="-1922" calcext:value-type="float">
            <text:p>-1922</text:p>
          </table:table-cell>
          <table:table-cell office:value-type="float" office:value="631352" calcext:value-type="float">
            <text:p>631352</text:p>
          </table:table-cell>
          <table:table-cell office:value-type="float" office:value="-1115207" calcext:value-type="float">
            <text:p>-1115207</text:p>
          </table:table-cell>
          <table:table-cell table:style-name="ce1" office:value-type="float" office:value="544725" calcext:value-type="float">
            <text:p>544725</text:p>
          </table:table-cell>
          <table:table-cell table:number-columns-repeated="2"/>
          <table:table-cell office:value-type="float" office:value="1000504" calcext:value-type="float">
            <text:p>1000504</text:p>
          </table:table-cell>
          <table:table-cell office:value-type="float" office:value="207447" calcext:value-type="float">
            <text:p>207447</text:p>
          </table:table-cell>
          <table:table-cell office:value-type="float" office:value="2897325" calcext:value-type="float">
            <text:p>2897325</text:p>
          </table:table-cell>
          <table:table-cell office:value-type="float" office:value="2515816" calcext:value-type="float">
            <text:p>2515816</text:p>
          </table:table-cell>
          <table:table-cell office:value-type="float" office:value="448029" calcext:value-type="float">
            <text:p>448029</text:p>
          </table:table-cell>
          <table:table-cell table:style-name="ce1" office:value-type="float" office:value="3439168" calcext:value-type="float">
            <text:p>3439168</text:p>
          </table:table-cell>
          <table:table-cell office:value-type="float" office:value="143691000" calcext:value-type="float">
            <text:p>143691000</text:p>
          </table:table-cell>
          <table:table-cell office:value-type="float" office:value="54642000" calcext:value-type="float">
            <text:p>54642000</text:p>
          </table:table-cell>
          <table:table-cell office:value-type="float" office:value="25797793" calcext:value-type="float">
            <text:p>25797793</text:p>
          </table:table-cell>
          <table:table-cell table:style-name="ce1" office:value-type="float" office:value="2811553" calcext:value-type="float">
            <text:p>2811553</text:p>
          </table:table-cell>
          <table:table-cell office:value-type="float" office:value="2160304" calcext:value-type="float">
            <text:p>2160304</text:p>
          </table:table-cell>
          <table:table-cell office:value-type="float" office:value="457075" calcext:value-type="float">
            <text:p>457075</text:p>
          </table:table-cell>
          <table:table-cell office:value-type="float" office:value="635500" calcext:value-type="float">
            <text:p>635500</text:p>
          </table:table-cell>
          <table:table-cell office:value-type="float" office:value="1123161" calcext:value-type="float">
            <text:p>1123161</text:p>
          </table:table-cell>
          <table:table-cell office:value-type="float" office:value="-202529" calcext:value-type="float">
            <text:p>-202529</text:p>
          </table:table-cell>
          <table:table-cell office:value-type="float" office:value="454611" calcext:value-type="float">
            <text:p>454611</text:p>
          </table:table-cell>
          <table:table-cell office:value-type="float" office:value="7497398" calcext:value-type="float">
            <text:p>7497398</text:p>
          </table:table-cell>
          <table:table-cell office:value-type="float" office:value="3371024" calcext:value-type="float">
            <text:p>3371024</text:p>
          </table:table-cell>
          <table:table-cell office:value-type="float" office:value="1164601" calcext:value-type="float">
            <text:p>1164601</text:p>
          </table:table-cell>
          <table:table-cell/>
          <table:table-cell office:value-type="float" office:value="26236965" calcext:value-type="float">
            <text:p>26236965</text:p>
          </table:table-cell>
          <table:table-cell office:value-type="float" office:value="2511759" calcext:value-type="float">
            <text:p>2511759</text:p>
          </table:table-cell>
          <table:table-cell/>
          <table:table-cell table:style-name="ce1" office:value-type="float" office:value="1906178" calcext:value-type="float">
            <text:p>1906178</text:p>
          </table:table-cell>
          <table:table-cell office:value-type="float" office:value="-375485" calcext:value-type="float">
            <text:p>-375485</text:p>
          </table:table-cell>
          <table:table-cell office:value-type="float" office:value="5934832" calcext:value-type="float">
            <text:p>5934832</text:p>
          </table:table-cell>
          <table:table-cell office:value-type="float" office:value="958105" calcext:value-type="float">
            <text:p>958105</text:p>
          </table:table-cell>
          <table:table-cell office:value-type="float" office:value="2918668" calcext:value-type="float">
            <text:p>2918668</text:p>
          </table:table-cell>
          <table:table-cell office:value-type="float" office:value="102738" calcext:value-type="float">
            <text:p>102738</text:p>
          </table:table-cell>
          <table:table-cell office:value-type="float" office:value="70773" calcext:value-type="float">
            <text:p>70773</text:p>
          </table:table-cell>
          <table:table-cell office:value-type="float" office:value="4852148" calcext:value-type="float">
            <text:p>4852148</text:p>
          </table:table-cell>
          <table:table-cell table:style-name="ce1" office:value-type="float" office:value="50138" calcext:value-type="float">
            <text:p>50138</text:p>
          </table:table-cell>
          <table:table-cell office:value-type="float" office:value="861782" calcext:value-type="float">
            <text:p>861782</text:p>
          </table:table-cell>
          <table:table-cell office:value-type="float" office:value="1347243" calcext:value-type="float">
            <text:p>1347243</text:p>
          </table:table-cell>
          <table:table-cell office:value-type="float" office:value="-303066" calcext:value-type="float">
            <text:p>-303066</text:p>
          </table:table-cell>
          <table:table-cell office:value-type="float" office:value="-420600" calcext:value-type="float">
            <text:p>-420600</text:p>
          </table:table-cell>
          <table:table-cell office:value-type="float" office:value="1887633" calcext:value-type="float">
            <text:p>1887633</text:p>
          </table:table-cell>
          <table:table-cell office:value-type="float" office:value="2816991" calcext:value-type="float">
            <text:p>2816991</text:p>
          </table:table-cell>
          <table:table-cell office:value-type="float" office:value="-8623405" calcext:value-type="float">
            <text:p>-8623405</text:p>
          </table:table-cell>
          <table:table-cell office:value-type="float" office:value="219025" calcext:value-type="float">
            <text:p>219025</text:p>
          </table:table-cell>
          <table:table-cell office:value-type="float" office:value="126075" calcext:value-type="float">
            <text:p>126075</text:p>
          </table:table-cell>
          <table:table-cell office:value-type="float" office:value="25031727" calcext:value-type="float">
            <text:p>25031727</text:p>
          </table:table-cell>
          <table:table-cell office:value-type="float" office:value="24362028" calcext:value-type="float">
            <text:p>24362028</text:p>
          </table:table-cell>
          <table:table-cell/>
          <table:table-cell office:value-type="float" office:value="220227936" calcext:value-type="float">
            <text:p>220227936</text:p>
          </table:table-cell>
          <table:table-cell/>
          <table:table-cell office:value-type="float" office:value="118738" calcext:value-type="float">
            <text:p>118738</text:p>
          </table:table-cell>
          <table:table-cell office:value-type="float" office:value="395843" calcext:value-type="float">
            <text:p>395843</text:p>
          </table:table-cell>
          <table:table-cell office:value-type="float" office:value="-272866" calcext:value-type="float">
            <text:p>-272866</text:p>
          </table:table-cell>
          <table:table-cell office:value-type="float" office:value="-481007" calcext:value-type="float">
            <text:p>-481007</text:p>
          </table:table-cell>
          <table:table-cell office:value-type="float" office:value="1368505" calcext:value-type="float">
            <text:p>1368505</text:p>
          </table:table-cell>
          <table:table-cell office:value-type="float" office:value="396122" calcext:value-type="float">
            <text:p>396122</text:p>
          </table:table-cell>
          <table:table-cell table:style-name="ce1" office:value-type="float" office:value="1268784" calcext:value-type="float">
            <text:p>1268784</text:p>
          </table:table-cell>
          <table:table-cell office:value-type="float" office:value="3597200" calcext:value-type="float">
            <text:p>3597200</text:p>
          </table:table-cell>
          <table:table-cell office:value-type="float" office:value="5767997" calcext:value-type="float">
            <text:p>5767997</text:p>
          </table:table-cell>
          <table:table-cell office:value-type="float" office:value="5138908" calcext:value-type="float">
            <text:p>5138908</text:p>
          </table:table-cell>
          <table:table-cell office:value-type="float" office:value="-94388" calcext:value-type="float">
            <text:p>-94388</text:p>
          </table:table-cell>
          <table:table-cell table:style-name="ce1" office:value-type="float" office:value="13530421" calcext:value-type="float">
            <text:p>13530421</text:p>
          </table:table-cell>
          <table:table-cell office:value-type="float" office:value="-132571" calcext:value-type="float">
            <text:p>-132571</text:p>
          </table:table-cell>
          <table:table-cell office:value-type="float" office:value="102148" calcext:value-type="float">
            <text:p>102148</text:p>
          </table:table-cell>
          <table:table-cell office:value-type="float" office:value="-19975" calcext:value-type="float">
            <text:p>-19975</text:p>
          </table:table-cell>
          <table:table-cell office:value-type="float" office:value="875198" calcext:value-type="float">
            <text:p>875198</text:p>
          </table:table-cell>
          <table:table-cell table:style-name="ce1" office:value-type="float" office:value="404876" calcext:value-type="float">
            <text:p>404876</text:p>
          </table:table-cell>
          <table:table-cell office:value-type="float" office:value="8636793" calcext:value-type="float">
            <text:p>8636793</text:p>
          </table:table-cell>
          <table:table-cell office:value-type="float" office:value="1028718" calcext:value-type="float">
            <text:p>1028718</text:p>
          </table:table-cell>
          <table:table-cell office:value-type="float" office:value="-1765" calcext:value-type="float">
            <text:p>-1765</text:p>
          </table:table-cell>
          <table:table-cell office:value-type="float" office:value="-3345059" calcext:value-type="float">
            <text:p>-3345059</text:p>
          </table:table-cell>
          <table:table-cell table:style-name="ce1" office:value-type="float" office:value="392338" calcext:value-type="float">
            <text:p>392338</text:p>
          </table:table-cell>
          <table:table-cell table:style-name="Default" office:value-type="float" office:value="5000" calcext:value-type="float">
            <text:p>5000</text:p>
          </table:table-cell>
          <table:table-cell office:value-type="float" office:value="344551" calcext:value-type="float">
            <text:p>344551</text:p>
          </table:table-cell>
          <table:table-cell office:value-type="float" office:value="288567" calcext:value-type="float">
            <text:p>288567</text:p>
          </table:table-cell>
          <table:table-cell office:value-type="float" office:value="-4486341" calcext:value-type="float">
            <text:p>-4486341</text:p>
          </table:table-cell>
          <table:table-cell office:value-type="float" office:value="970108" calcext:value-type="float">
            <text:p>970108</text:p>
          </table:table-cell>
          <table:table-cell table:style-name="ce1" office:value-type="float" office:value="8004000" calcext:value-type="float">
            <text:p>8004000</text:p>
          </table:table-cell>
          <table:table-cell office:value-type="float" office:value="264519000" calcext:value-type="float">
            <text:p>264519000</text:p>
          </table:table-cell>
          <table:table-cell table:style-name="ce1" office:value-type="float" office:value="183301131" calcext:value-type="float">
            <text:p>183301131</text:p>
          </table:table-cell>
          <table:table-cell office:value-type="float" office:value="-303697" calcext:value-type="float">
            <text:p>-303697</text:p>
          </table:table-cell>
          <table:table-cell office:value-type="float" office:value="19558" calcext:value-type="float">
            <text:p>19558</text:p>
          </table:table-cell>
          <table:table-cell office:value-type="float" office:value="-56062" calcext:value-type="float">
            <text:p>-56062</text:p>
          </table:table-cell>
          <table:table-cell office:value-type="float" office:value="7561905" calcext:value-type="float">
            <text:p>7561905</text:p>
          </table:table-cell>
          <table:table-cell/>
          <table:table-cell office:value-type="float" office:value="555542" calcext:value-type="float">
            <text:p>555542</text:p>
          </table:table-cell>
          <table:table-cell table:style-name="ce1" office:value-type="float" office:value="62809" calcext:value-type="float">
            <text:p>62809</text:p>
          </table:table-cell>
          <table:table-cell/>
          <table:table-cell office:value-type="float" office:value="771398" calcext:value-type="float">
            <text:p>771398</text:p>
          </table:table-cell>
          <table:table-cell office:value-type="float" office:value="51344" calcext:value-type="float">
            <text:p>51344</text:p>
          </table:table-cell>
          <table:table-cell office:value-type="float" office:value="2279625" calcext:value-type="float">
            <text:p>2279625</text:p>
          </table:table-cell>
          <table:table-cell table:style-name="ce1" office:value-type="float" office:value="38866136" calcext:value-type="float">
            <text:p>38866136</text:p>
          </table:table-cell>
          <table:table-cell table:style-name="ce1" office:value-type="float" office:value="3112051" calcext:value-type="float">
            <text:p>3112051</text:p>
          </table:table-cell>
          <table:table-cell office:value-type="float" office:value="1961837" calcext:value-type="float">
            <text:p>1961837</text:p>
          </table:table-cell>
          <table:table-cell office:value-type="float" office:value="17938" calcext:value-type="float">
            <text:p>17938</text:p>
          </table:table-cell>
          <table:table-cell office:value-type="float" office:value="-112539" calcext:value-type="float">
            <text:p>-112539</text:p>
          </table:table-cell>
          <table:table-cell office:value-type="float" office:value="4222428" calcext:value-type="float">
            <text:p>4222428</text:p>
          </table:table-cell>
          <table:table-cell office:value-type="float" office:value="-2331162" calcext:value-type="float">
            <text:p>-2331162</text:p>
          </table:table-cell>
          <table:table-cell office:value-type="float" office:value="1718811" calcext:value-type="float">
            <text:p>1718811</text:p>
          </table:table-cell>
          <table:table-cell office:value-type="float" office:value="1673540" calcext:value-type="float">
            <text:p>1673540</text:p>
          </table:table-cell>
          <table:table-cell table:style-name="ce1" office:value-type="float" office:value="1981628" calcext:value-type="float">
            <text:p>1981628</text:p>
          </table:table-cell>
          <table:table-cell office:value-type="float" office:value="669922" calcext:value-type="float">
            <text:p>669922</text:p>
          </table:table-cell>
          <table:table-cell office:value-type="float" office:value="240417" calcext:value-type="float">
            <text:p>240417</text:p>
          </table:table-cell>
          <table:table-cell table:style-name="Default" table:number-columns-repeated="2"/>
          <table:table-cell office:value-type="float" office:value="-858685" calcext:value-type="float">
            <text:p>-858685</text:p>
          </table:table-cell>
          <table:table-cell office:value-type="float" office:value="1375812" calcext:value-type="float">
            <text:p>1375812</text:p>
          </table:table-cell>
          <table:table-cell office:value-type="float" office:value="1348523" calcext:value-type="float">
            <text:p>1348523</text:p>
          </table:table-cell>
          <table:table-cell table:style-name="ce1" office:value-type="float" office:value="3375083" calcext:value-type="float">
            <text:p>3375083</text:p>
          </table:table-cell>
          <table:table-cell office:value-type="float" office:value="2256780" calcext:value-type="float">
            <text:p>2256780</text:p>
          </table:table-cell>
          <table:table-cell office:value-type="float" office:value="47868" calcext:value-type="float">
            <text:p>47868</text:p>
          </table:table-cell>
          <table:table-cell office:value-type="float" office:value="442258" calcext:value-type="float">
            <text:p>442258</text:p>
          </table:table-cell>
          <table:table-cell office:value-type="float" office:value="484436" calcext:value-type="float">
            <text:p>484436</text:p>
          </table:table-cell>
          <table:table-cell office:value-type="float" office:value="1143553" calcext:value-type="float">
            <text:p>1143553</text:p>
          </table:table-cell>
          <table:table-cell office:value-type="float" office:value="247692" calcext:value-type="float">
            <text:p>247692</text:p>
          </table:table-cell>
          <table:table-cell office:value-type="float" office:value="2742417" calcext:value-type="float">
            <text:p>2742417</text:p>
          </table:table-cell>
          <table:table-cell table:style-name="ce1" office:value-type="float" office:value="420730" calcext:value-type="float">
            <text:p>420730</text:p>
          </table:table-cell>
          <table:table-cell table:style-name="ce1" office:value-type="float" office:value="853802" calcext:value-type="float">
            <text:p>853802</text:p>
          </table:table-cell>
          <table:table-cell office:value-type="float" office:value="51196" calcext:value-type="float">
            <text:p>51196</text:p>
          </table:table-cell>
          <table:table-cell office:value-type="float" office:value="45383" calcext:value-type="float">
            <text:p>45383</text:p>
          </table:table-cell>
          <table:table-cell table:style-name="ce1" office:value-type="float" office:value="376190" calcext:value-type="float">
            <text:p>376190</text:p>
          </table:table-cell>
          <table:table-cell table:style-name="Default"/>
          <table:table-cell office:value-type="float" office:value="45244" calcext:value-type="float">
            <text:p>45244</text:p>
          </table:table-cell>
          <table:table-cell office:value-type="float" office:value="11868" calcext:value-type="float">
            <text:p>11868</text:p>
          </table:table-cell>
          <table:table-cell office:value-type="float" office:value="5445371" calcext:value-type="float">
            <text:p>5445371</text:p>
          </table:table-cell>
          <table:table-cell office:value-type="float" office:value="11654089" calcext:value-type="float">
            <text:p>11654089</text:p>
          </table:table-cell>
          <table:table-cell office:value-type="float" office:value="11606074" calcext:value-type="float">
            <text:p>11606074</text:p>
          </table:table-cell>
          <table:table-cell office:value-type="float" office:value="314682" calcext:value-type="float">
            <text:p>314682</text:p>
          </table:table-cell>
          <table:table-cell office:value-type="float" office:value="-218692" calcext:value-type="float">
            <text:p>-218692</text:p>
          </table:table-cell>
          <table:table-cell office:value-type="float" office:value="449002" calcext:value-type="float">
            <text:p>449002</text:p>
          </table:table-cell>
          <table:table-cell office:value-type="float" office:value="1244255" calcext:value-type="float">
            <text:p>1244255</text:p>
          </table:table-cell>
          <table:table-cell office:value-type="float" office:value="15508" calcext:value-type="float">
            <text:p>15508</text:p>
          </table:table-cell>
          <table:table-cell office:value-type="float" office:value="400609" calcext:value-type="float">
            <text:p>400609</text:p>
          </table:table-cell>
          <table:table-cell office:value-type="float" office:value="-1447608" calcext:value-type="float">
            <text:p>-1447608</text:p>
          </table:table-cell>
          <table:table-cell office:value-type="float" office:value="177037" calcext:value-type="float">
            <text:p>177037</text:p>
          </table:table-cell>
          <table:table-cell office:value-type="float" office:value="690608" calcext:value-type="float">
            <text:p>690608</text:p>
          </table:table-cell>
          <table:table-cell office:value-type="float" office:value="69512082" calcext:value-type="float">
            <text:p>69512082</text:p>
          </table:table-cell>
          <table:table-cell office:value-type="float" office:value="112766" calcext:value-type="float">
            <text:p>112766</text:p>
          </table:table-cell>
          <table:table-cell office:value-type="float" office:value="982223" calcext:value-type="float">
            <text:p>982223</text:p>
          </table:table-cell>
          <table:table-cell office:value-type="float" office:value="-323630" calcext:value-type="float">
            <text:p>-323630</text:p>
          </table:table-cell>
          <table:table-cell office:value-type="float" office:value="1265341" calcext:value-type="float">
            <text:p>1265341</text:p>
          </table:table-cell>
          <table:table-cell office:value-type="float" office:value="581523" calcext:value-type="float">
            <text:p>581523</text:p>
          </table:table-cell>
          <table:table-cell office:value-type="float" office:value="4255551" calcext:value-type="float">
            <text:p>4255551</text:p>
          </table:table-cell>
          <table:table-cell office:value-type="float" office:value="104781" calcext:value-type="float">
            <text:p>104781</text:p>
          </table:table-cell>
          <table:table-cell office:value-type="float" office:value="531506" calcext:value-type="float">
            <text:p>531506</text:p>
          </table:table-cell>
          <table:table-cell office:value-type="float" office:value="466674" calcext:value-type="float">
            <text:p>466674</text:p>
          </table:table-cell>
          <table:table-cell office:value-type="float" office:value="2042630" calcext:value-type="float">
            <text:p>2042630</text:p>
          </table:table-cell>
          <table:table-cell office:value-type="float" office:value="9155778" calcext:value-type="float">
            <text:p>9155778</text:p>
          </table:table-cell>
          <table:table-cell office:value-type="float" office:value="172472" calcext:value-type="float">
            <text:p>172472</text:p>
          </table:table-cell>
          <table:table-cell table:style-name="ce1" office:value-type="float" office:value="1078932" calcext:value-type="float">
            <text:p>1078932</text:p>
          </table:table-cell>
          <table:table-cell office:value-type="float" office:value="80170" calcext:value-type="float">
            <text:p>80170</text:p>
          </table:table-cell>
          <table:table-cell office:value-type="float" office:value="15326649" calcext:value-type="float">
            <text:p>15326649</text:p>
          </table:table-cell>
          <table:table-cell office:value-type="float" office:value="147231266" calcext:value-type="float">
            <text:p>147231266</text:p>
          </table:table-cell>
          <table:table-cell office:value-type="float" office:value="984176" calcext:value-type="float">
            <text:p>984176</text:p>
          </table:table-cell>
          <table:table-cell office:value-type="float" office:value="2879000" calcext:value-type="float">
            <text:p>2879000</text:p>
          </table:table-cell>
          <table:table-cell office:value-type="float" office:value="-605738" calcext:value-type="float">
            <text:p>-605738</text:p>
          </table:table-cell>
          <table:table-cell office:value-type="float" office:value="194896" calcext:value-type="float">
            <text:p>194896</text:p>
          </table:table-cell>
          <table:table-cell office:value-type="float" office:value="6513271" calcext:value-type="float">
            <text:p>6513271</text:p>
          </table:table-cell>
          <table:table-cell office:value-type="float" office:value="-150871" calcext:value-type="float">
            <text:p>-150871</text:p>
          </table:table-cell>
          <table:table-cell office:value-type="float" office:value="2429784" calcext:value-type="float">
            <text:p>2429784</text:p>
          </table:table-cell>
          <table:table-cell table:style-name="ce1" office:value-type="float" office:value="138022" calcext:value-type="float">
            <text:p>138022</text:p>
          </table:table-cell>
          <table:table-cell office:value-type="float" office:value="423967" calcext:value-type="float">
            <text:p>423967</text:p>
          </table:table-cell>
          <table:table-cell table:style-name="ce1" office:value-type="float" office:value="122049" calcext:value-type="float">
            <text:p>12204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4-2017</text:p>
          </table:table-cell>
          <table:table-cell office:value-type="float" office:value="1557690" calcext:value-type="float">
            <text:p>1557690</text:p>
          </table:table-cell>
          <table:table-cell office:value-type="float" office:value="-9328" calcext:value-type="float">
            <text:p>-9328</text:p>
          </table:table-cell>
          <table:table-cell office:value-type="float" office:value="44935" calcext:value-type="float">
            <text:p>44935</text:p>
          </table:table-cell>
          <table:table-cell office:value-type="float" office:value="21648" calcext:value-type="float">
            <text:p>21648</text:p>
          </table:table-cell>
          <table:table-cell office:value-type="float" office:value="918365" calcext:value-type="float">
            <text:p>918365</text:p>
          </table:table-cell>
          <table:table-cell/>
          <table:table-cell office:value-type="float" office:value="5606797" calcext:value-type="float">
            <text:p>5606797</text:p>
          </table:table-cell>
          <table:table-cell office:value-type="float" office:value="47919743" calcext:value-type="float">
            <text:p>47919743</text:p>
          </table:table-cell>
          <table:table-cell office:value-type="float" office:value="3356968" calcext:value-type="float">
            <text:p>3356968</text:p>
          </table:table-cell>
          <table:table-cell office:value-type="float" office:value="696441" calcext:value-type="float">
            <text:p>696441</text:p>
          </table:table-cell>
          <table:table-cell office:value-type="float" office:value="664960" calcext:value-type="float">
            <text:p>664960</text:p>
          </table:table-cell>
          <table:table-cell table:style-name="ce1" office:value-type="float" office:value="6590843" calcext:value-type="float">
            <text:p>6590843</text:p>
          </table:table-cell>
          <table:table-cell table:style-name="ce1" office:value-type="float" office:value="-4066" calcext:value-type="float">
            <text:p>-4066</text:p>
          </table:table-cell>
          <table:table-cell table:style-name="ce1" office:value-type="float" office:value="-390971" calcext:value-type="float">
            <text:p>-390971</text:p>
          </table:table-cell>
          <table:table-cell office:value-type="float" office:value="3905713" calcext:value-type="float">
            <text:p>3905713</text:p>
          </table:table-cell>
          <table:table-cell office:value-type="float" office:value="63118" calcext:value-type="float">
            <text:p>63118</text:p>
          </table:table-cell>
          <table:table-cell office:value-type="float" office:value="18469227" calcext:value-type="float">
            <text:p>18469227</text:p>
          </table:table-cell>
          <table:table-cell table:style-name="ce1" office:value-type="float" office:value="10334" calcext:value-type="float">
            <text:p>10334</text:p>
          </table:table-cell>
          <table:table-cell table:style-name="ce1" office:value-type="float" office:value="3728513" calcext:value-type="float">
            <text:p>3728513</text:p>
          </table:table-cell>
          <table:table-cell office:value-type="float" office:value="87087601" calcext:value-type="float">
            <text:p>87087601</text:p>
          </table:table-cell>
          <table:table-cell table:style-name="ce1" office:value-type="float" office:value="1387856" calcext:value-type="float">
            <text:p>1387856</text:p>
          </table:table-cell>
          <table:table-cell office:value-type="float" office:value="211966" calcext:value-type="float">
            <text:p>211966</text:p>
          </table:table-cell>
          <table:table-cell office:value-type="float" office:value="10771" calcext:value-type="float">
            <text:p>10771</text:p>
          </table:table-cell>
          <table:table-cell office:value-type="float" office:value="100540" calcext:value-type="float">
            <text:p>100540</text:p>
          </table:table-cell>
          <table:table-cell office:value-type="float" office:value="8898470" calcext:value-type="float">
            <text:p>8898470</text:p>
          </table:table-cell>
          <table:table-cell office:value-type="float" office:value="3284332" calcext:value-type="float">
            <text:p>3284332</text:p>
          </table:table-cell>
          <table:table-cell office:value-type="float" office:value="1405468" calcext:value-type="float">
            <text:p>1405468</text:p>
          </table:table-cell>
          <table:table-cell office:value-type="float" office:value="1885309" calcext:value-type="float">
            <text:p>1885309</text:p>
          </table:table-cell>
          <table:table-cell office:value-type="float" office:value="110457476" calcext:value-type="float">
            <text:p>110457476</text:p>
          </table:table-cell>
          <table:table-cell office:value-type="float" office:value="87530779" calcext:value-type="float">
            <text:p>87530779</text:p>
          </table:table-cell>
          <table:table-cell office:value-type="float" office:value="1024904" calcext:value-type="float">
            <text:p>1024904</text:p>
          </table:table-cell>
          <table:table-cell office:value-type="float" office:value="7031749" calcext:value-type="float">
            <text:p>7031749</text:p>
          </table:table-cell>
          <table:table-cell office:value-type="float" office:value="361066" calcext:value-type="float">
            <text:p>361066</text:p>
          </table:table-cell>
          <table:table-cell office:value-type="float" office:value="16147" calcext:value-type="float">
            <text:p>16147</text:p>
          </table:table-cell>
          <table:table-cell office:value-type="float" office:value="270860" calcext:value-type="float">
            <text:p>270860</text:p>
          </table:table-cell>
          <table:table-cell office:value-type="float" office:value="766290" calcext:value-type="float">
            <text:p>766290</text:p>
          </table:table-cell>
          <table:table-cell office:value-type="float" office:value="56152" calcext:value-type="float">
            <text:p>56152</text:p>
          </table:table-cell>
          <table:table-cell office:value-type="float" office:value="3750711" calcext:value-type="float">
            <text:p>3750711</text:p>
          </table:table-cell>
          <table:table-cell office:value-type="float" office:value="908451" calcext:value-type="float">
            <text:p>908451</text:p>
          </table:table-cell>
          <table:table-cell office:value-type="float" office:value="1094" calcext:value-type="float">
            <text:p>1094</text:p>
          </table:table-cell>
          <table:table-cell office:value-type="float" office:value="182499" calcext:value-type="float">
            <text:p>182499</text:p>
          </table:table-cell>
          <table:table-cell office:value-type="float" office:value="59301" calcext:value-type="float">
            <text:p>59301</text:p>
          </table:table-cell>
          <table:table-cell table:style-name="ce1" office:value-type="float" office:value="1617194" calcext:value-type="float">
            <text:p>1617194</text:p>
          </table:table-cell>
          <table:table-cell office:value-type="float" office:value="-146628" calcext:value-type="float">
            <text:p>-146628</text:p>
          </table:table-cell>
          <table:table-cell office:value-type="float" office:value="10476808" calcext:value-type="float">
            <text:p>10476808</text:p>
          </table:table-cell>
          <table:table-cell office:value-type="float" office:value="5876090" calcext:value-type="float">
            <text:p>5876090</text:p>
          </table:table-cell>
          <table:table-cell office:value-type="float" office:value="8806008" calcext:value-type="float">
            <text:p>8806008</text:p>
          </table:table-cell>
          <table:table-cell office:value-type="float" office:value="252784" calcext:value-type="float">
            <text:p>252784</text:p>
          </table:table-cell>
          <table:table-cell office:value-type="float" office:value="5690350" calcext:value-type="float">
            <text:p>5690350</text:p>
          </table:table-cell>
          <table:table-cell office:value-type="float" office:value="1263549" calcext:value-type="float">
            <text:p>1263549</text:p>
          </table:table-cell>
          <table:table-cell office:value-type="float" office:value="7531777" calcext:value-type="float">
            <text:p>753177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6719" calcext:value-type="float">
            <text:p>6719</text:p>
          </table:table-cell>
          <table:table-cell office:value-type="float" office:value="8492447" calcext:value-type="float">
            <text:p>8492447</text:p>
          </table:table-cell>
          <table:table-cell office:value-type="float" office:value="2447799" calcext:value-type="float">
            <text:p>2447799</text:p>
          </table:table-cell>
          <table:table-cell office:value-type="float" office:value="-5238" calcext:value-type="float">
            <text:p>-5238</text:p>
          </table:table-cell>
          <table:table-cell office:value-type="float" office:value="42752532" calcext:value-type="float">
            <text:p>42752532</text:p>
          </table:table-cell>
          <table:table-cell office:value-type="float" office:value="1842238" calcext:value-type="float">
            <text:p>1842238</text:p>
          </table:table-cell>
          <table:table-cell office:value-type="float" office:value="12156000" calcext:value-type="float">
            <text:p>12156000</text:p>
          </table:table-cell>
          <table:table-cell office:value-type="float" office:value="1306667" calcext:value-type="float">
            <text:p>1306667</text:p>
          </table:table-cell>
          <table:table-cell office:value-type="float" office:value="1343913" calcext:value-type="float">
            <text:p>1343913</text:p>
          </table:table-cell>
          <table:table-cell office:value-type="float" office:value="3165688" calcext:value-type="float">
            <text:p>3165688</text:p>
          </table:table-cell>
          <table:table-cell office:value-type="float" office:value="858482" calcext:value-type="float">
            <text:p>858482</text:p>
          </table:table-cell>
          <table:table-cell office:value-type="float" office:value="2582914" calcext:value-type="float">
            <text:p>2582914</text:p>
          </table:table-cell>
          <table:table-cell office:value-type="float" office:value="14330136" calcext:value-type="float">
            <text:p>14330136</text:p>
          </table:table-cell>
          <table:table-cell office:value-type="float" office:value="1537356" calcext:value-type="float">
            <text:p>1537356</text:p>
          </table:table-cell>
          <table:table-cell office:value-type="float" office:value="852438" calcext:value-type="float">
            <text:p>852438</text:p>
          </table:table-cell>
          <table:table-cell office:value-type="float" office:value="-1240478" calcext:value-type="float">
            <text:p>-1240478</text:p>
          </table:table-cell>
          <table:table-cell office:value-type="float" office:value="1522558" calcext:value-type="float">
            <text:p>1522558</text:p>
          </table:table-cell>
          <table:table-cell office:value-type="float" office:value="162959" calcext:value-type="float">
            <text:p>162959</text:p>
          </table:table-cell>
          <table:table-cell office:value-type="float" office:value="2017083" calcext:value-type="float">
            <text:p>2017083</text:p>
          </table:table-cell>
          <table:table-cell office:value-type="float" office:value="350603" calcext:value-type="float">
            <text:p>350603</text:p>
          </table:table-cell>
          <table:table-cell office:value-type="float" office:value="1232912" calcext:value-type="float">
            <text:p>1232912</text:p>
          </table:table-cell>
          <table:table-cell office:value-type="float" office:value="134145" calcext:value-type="float">
            <text:p>134145</text:p>
          </table:table-cell>
          <table:table-cell office:value-type="float" office:value="483281" calcext:value-type="float">
            <text:p>483281</text:p>
          </table:table-cell>
          <table:table-cell office:value-type="float" office:value="932907" calcext:value-type="float">
            <text:p>932907</text:p>
          </table:table-cell>
          <table:table-cell office:value-type="float" office:value="16336214" calcext:value-type="float">
            <text:p>16336214</text:p>
          </table:table-cell>
          <table:table-cell office:value-type="float" office:value="521688" calcext:value-type="float">
            <text:p>521688</text:p>
          </table:table-cell>
          <table:table-cell office:value-type="float" office:value="5152654" calcext:value-type="float">
            <text:p>5152654</text:p>
          </table:table-cell>
          <table:table-cell office:value-type="float" office:value="6244343" calcext:value-type="float">
            <text:p>6244343</text:p>
          </table:table-cell>
          <table:table-cell office:value-type="float" office:value="8288229" calcext:value-type="float">
            <text:p>8288229</text:p>
          </table:table-cell>
          <table:table-cell office:value-type="float" office:value="1481996" calcext:value-type="float">
            <text:p>1481996</text:p>
          </table:table-cell>
          <table:table-cell office:value-type="float" office:value="262641" calcext:value-type="float">
            <text:p>262641</text:p>
          </table:table-cell>
          <table:table-cell office:value-type="float" office:value="11199656" calcext:value-type="float">
            <text:p>11199656</text:p>
          </table:table-cell>
          <table:table-cell table:style-name="ce1" office:value-type="float" office:value="74516" calcext:value-type="float">
            <text:p>74516</text:p>
          </table:table-cell>
          <table:table-cell office:value-type="float" office:value="10150867" calcext:value-type="float">
            <text:p>10150867</text:p>
          </table:table-cell>
          <table:table-cell office:value-type="float" office:value="178248" calcext:value-type="float">
            <text:p>178248</text:p>
          </table:table-cell>
          <table:table-cell table:style-name="ce1" office:value-type="float" office:value="32093" calcext:value-type="float">
            <text:p>32093</text:p>
          </table:table-cell>
          <table:table-cell office:value-type="float" office:value="-1777582" calcext:value-type="float">
            <text:p>-1777582</text:p>
          </table:table-cell>
          <table:table-cell office:value-type="float" office:value="19551688" calcext:value-type="float">
            <text:p>19551688</text:p>
          </table:table-cell>
          <table:table-cell table:style-name="ce1" office:value-type="float" office:value="2338614" calcext:value-type="float">
            <text:p>2338614</text:p>
          </table:table-cell>
          <table:table-cell office:value-type="float" office:value="160341" calcext:value-type="float">
            <text:p>160341</text:p>
          </table:table-cell>
          <table:table-cell office:value-type="float" office:value="160871" calcext:value-type="float">
            <text:p>160871</text:p>
          </table:table-cell>
          <table:table-cell office:value-type="float" office:value="1597239" calcext:value-type="float">
            <text:p>1597239</text:p>
          </table:table-cell>
          <table:table-cell office:value-type="float" office:value="24218" calcext:value-type="float">
            <text:p>24218</text:p>
          </table:table-cell>
          <table:table-cell office:value-type="float" office:value="1163739" calcext:value-type="float">
            <text:p>1163739</text:p>
          </table:table-cell>
          <table:table-cell table:style-name="ce1" office:value-type="float" office:value="2671" calcext:value-type="float">
            <text:p>2671</text:p>
          </table:table-cell>
          <table:table-cell office:value-type="float" office:value="8023590" calcext:value-type="float">
            <text:p>8023590</text:p>
          </table:table-cell>
          <table:table-cell office:value-type="float" office:value="12532383" calcext:value-type="float">
            <text:p>12532383</text:p>
          </table:table-cell>
          <table:table-cell office:value-type="float" office:value="197789" calcext:value-type="float">
            <text:p>197789</text:p>
          </table:table-cell>
          <table:table-cell office:value-type="float" office:value="223877" calcext:value-type="float">
            <text:p>223877</text:p>
          </table:table-cell>
          <table:table-cell table:style-name="ce1" office:value-type="float" office:value="677225" calcext:value-type="float">
            <text:p>677225</text:p>
          </table:table-cell>
          <table:table-cell office:value-type="float" office:value="6365498" calcext:value-type="float">
            <text:p>6365498</text:p>
          </table:table-cell>
          <table:table-cell office:value-type="float" office:value="3319948" calcext:value-type="float">
            <text:p>3319948</text:p>
          </table:table-cell>
          <table:table-cell office:value-type="float" office:value="426747" calcext:value-type="float">
            <text:p>426747</text:p>
          </table:table-cell>
          <table:table-cell office:value-type="float" office:value="1604315" calcext:value-type="float">
            <text:p>1604315</text:p>
          </table:table-cell>
          <table:table-cell office:value-type="float" office:value="534011" calcext:value-type="float">
            <text:p>534011</text:p>
          </table:table-cell>
          <table:table-cell office:value-type="float" office:value="177" calcext:value-type="float">
            <text:p>177</text:p>
          </table:table-cell>
          <table:table-cell office:value-type="float" office:value="4716319" calcext:value-type="float">
            <text:p>4716319</text:p>
          </table:table-cell>
          <table:table-cell table:style-name="ce1" office:value-type="float" office:value="993" calcext:value-type="float">
            <text:p>993</text:p>
          </table:table-cell>
          <table:table-cell office:value-type="float" office:value="756570" calcext:value-type="float">
            <text:p>756570</text:p>
          </table:table-cell>
          <table:table-cell office:value-type="float" office:value="9037597" calcext:value-type="float">
            <text:p>9037597</text:p>
          </table:table-cell>
          <table:table-cell table:style-name="ce1" office:value-type="float" office:value="97996" calcext:value-type="float">
            <text:p>97996</text:p>
          </table:table-cell>
          <table:table-cell office:value-type="float" office:value="151278" calcext:value-type="float">
            <text:p>151278</text:p>
          </table:table-cell>
          <table:table-cell office:value-type="float" office:value="2030301" calcext:value-type="float">
            <text:p>2030301</text:p>
          </table:table-cell>
          <table:table-cell office:value-type="float" office:value="201037" calcext:value-type="float">
            <text:p>201037</text:p>
          </table:table-cell>
          <table:table-cell office:value-type="float" office:value="1751838" calcext:value-type="float">
            <text:p>1751838</text:p>
          </table:table-cell>
          <table:table-cell office:value-type="float" office:value="819875" calcext:value-type="float">
            <text:p>819875</text:p>
          </table:table-cell>
          <table:table-cell office:value-type="float" office:value="15266994" calcext:value-type="float">
            <text:p>15266994</text:p>
          </table:table-cell>
          <table:table-cell table:style-name="ce1" office:value-type="float" office:value="941267" calcext:value-type="float">
            <text:p>941267</text:p>
          </table:table-cell>
          <table:table-cell office:value-type="float" office:value="129721" calcext:value-type="float">
            <text:p>129721</text:p>
          </table:table-cell>
          <table:table-cell office:value-type="float" office:value="1798848" calcext:value-type="float">
            <text:p>1798848</text:p>
          </table:table-cell>
          <table:table-cell office:value-type="float" office:value="4784522" calcext:value-type="float">
            <text:p>4784522</text:p>
          </table:table-cell>
          <table:table-cell office:value-type="float" office:value="5375935" calcext:value-type="float">
            <text:p>5375935</text:p>
          </table:table-cell>
          <table:table-cell office:value-type="float" office:value="6834725" calcext:value-type="float">
            <text:p>6834725</text:p>
          </table:table-cell>
          <table:table-cell office:value-type="float" office:value="5748104" calcext:value-type="float">
            <text:p>5748104</text:p>
          </table:table-cell>
          <table:table-cell office:value-type="float" office:value="2582714" calcext:value-type="float">
            <text:p>2582714</text:p>
          </table:table-cell>
          <table:table-cell office:value-type="float" office:value="170510" calcext:value-type="float">
            <text:p>170510</text:p>
          </table:table-cell>
          <table:table-cell office:value-type="float" office:value="1986927" calcext:value-type="float">
            <text:p>1986927</text:p>
          </table:table-cell>
          <table:table-cell office:value-type="float" office:value="41483" calcext:value-type="float">
            <text:p>41483</text:p>
          </table:table-cell>
          <table:table-cell office:value-type="float" office:value="2564402" calcext:value-type="float">
            <text:p>2564402</text:p>
          </table:table-cell>
          <table:table-cell office:value-type="float" office:value="4261605" calcext:value-type="float">
            <text:p>4261605</text:p>
          </table:table-cell>
          <table:table-cell office:value-type="float" office:value="163603" calcext:value-type="float">
            <text:p>163603</text:p>
          </table:table-cell>
          <table:table-cell office:value-type="float" office:value="851004" calcext:value-type="float">
            <text:p>851004</text:p>
          </table:table-cell>
          <table:table-cell office:value-type="float" office:value="1706528" calcext:value-type="float">
            <text:p>1706528</text:p>
          </table:table-cell>
          <table:table-cell table:style-name="ce1" office:value-type="float" office:value="75357" calcext:value-type="float">
            <text:p>75357</text:p>
          </table:table-cell>
          <table:table-cell office:value-type="float" office:value="-445233" calcext:value-type="float">
            <text:p>-445233</text:p>
          </table:table-cell>
          <table:table-cell office:value-type="float" office:value="783021" calcext:value-type="float">
            <text:p>783021</text:p>
          </table:table-cell>
          <table:table-cell office:value-type="float" office:value="715069" calcext:value-type="float">
            <text:p>715069</text:p>
          </table:table-cell>
          <table:table-cell office:value-type="float" office:value="3298" calcext:value-type="float">
            <text:p>3298</text:p>
          </table:table-cell>
          <table:table-cell office:value-type="float" office:value="1224686" calcext:value-type="float">
            <text:p>1224686</text:p>
          </table:table-cell>
          <table:table-cell office:value-type="float" office:value="23893941" calcext:value-type="float">
            <text:p>23893941</text:p>
          </table:table-cell>
          <table:table-cell office:value-type="float" office:value="-3088521" calcext:value-type="float">
            <text:p>-3088521</text:p>
          </table:table-cell>
          <table:table-cell office:value-type="float" office:value="182770" calcext:value-type="float">
            <text:p>182770</text:p>
          </table:table-cell>
          <table:table-cell table:style-name="Default" office:value-type="float" office:value="478290170" calcext:value-type="float">
            <text:p>478290170</text:p>
          </table:table-cell>
          <table:table-cell office:value-type="float" office:value="3217609" calcext:value-type="float">
            <text:p>3217609</text:p>
          </table:table-cell>
          <table:table-cell office:value-type="float" office:value="3971163" calcext:value-type="float">
            <text:p>3971163</text:p>
          </table:table-cell>
          <table:table-cell table:style-name="ce1" office:value-type="float" office:value="-82977953" calcext:value-type="float">
            <text:p>-82977953</text:p>
          </table:table-cell>
          <table:table-cell table:style-name="ce1" office:value-type="float" office:value="472003" calcext:value-type="float">
            <text:p>472003</text:p>
          </table:table-cell>
          <table:table-cell office:value-type="float" office:value="1795323" calcext:value-type="float">
            <text:p>1795323</text:p>
          </table:table-cell>
          <table:table-cell office:value-type="float" office:value="-387752" calcext:value-type="float">
            <text:p>-387752</text:p>
          </table:table-cell>
          <table:table-cell table:style-name="ce1" office:value-type="float" office:value="1319431" calcext:value-type="float">
            <text:p>1319431</text:p>
          </table:table-cell>
          <table:table-cell office:value-type="float" office:value="-131797" calcext:value-type="float">
            <text:p>-131797</text:p>
          </table:table-cell>
          <table:table-cell office:value-type="float" office:value="7737759" calcext:value-type="float">
            <text:p>7737759</text:p>
          </table:table-cell>
          <table:table-cell office:value-type="float" office:value="2402" calcext:value-type="float">
            <text:p>2402</text:p>
          </table:table-cell>
          <table:table-cell office:value-type="float" office:value="-767123" calcext:value-type="float">
            <text:p>-767123</text:p>
          </table:table-cell>
          <table:table-cell table:style-name="ce1" office:value-type="float" office:value="449591" calcext:value-type="float">
            <text:p>449591</text:p>
          </table:table-cell>
          <table:table-cell office:value-type="float" office:value="2752541" calcext:value-type="float">
            <text:p>2752541</text:p>
          </table:table-cell>
          <table:table-cell table:style-name="ce1" office:value-type="float" office:value="-2133" calcext:value-type="float">
            <text:p>-2133</text:p>
          </table:table-cell>
          <table:table-cell office:value-type="float" office:value="643500" calcext:value-type="float">
            <text:p>643500</text:p>
          </table:table-cell>
          <table:table-cell office:value-type="float" office:value="-1283850" calcext:value-type="float">
            <text:p>-1283850</text:p>
          </table:table-cell>
          <table:table-cell table:style-name="ce1" office:value-type="float" office:value="537596" calcext:value-type="float">
            <text:p>537596</text:p>
          </table:table-cell>
          <table:table-cell table:style-name="ce1" office:value-type="float" office:value="8509" calcext:value-type="float">
            <text:p>8509</text:p>
          </table:table-cell>
          <table:table-cell table:style-name="ce1" office:value-type="float" office:value="1351157" calcext:value-type="float">
            <text:p>1351157</text:p>
          </table:table-cell>
          <table:table-cell office:value-type="float" office:value="1003965" calcext:value-type="float">
            <text:p>1003965</text:p>
          </table:table-cell>
          <table:table-cell office:value-type="float" office:value="209584" calcext:value-type="float">
            <text:p>209584</text:p>
          </table:table-cell>
          <table:table-cell office:value-type="float" office:value="2653570" calcext:value-type="float">
            <text:p>2653570</text:p>
          </table:table-cell>
          <table:table-cell office:value-type="float" office:value="2630505" calcext:value-type="float">
            <text:p>2630505</text:p>
          </table:table-cell>
          <table:table-cell office:value-type="float" office:value="343955" calcext:value-type="float">
            <text:p>343955</text:p>
          </table:table-cell>
          <table:table-cell table:style-name="ce1" office:value-type="float" office:value="3581183" calcext:value-type="float">
            <text:p>3581183</text:p>
          </table:table-cell>
          <table:table-cell office:value-type="float" office:value="144356000" calcext:value-type="float">
            <text:p>144356000</text:p>
          </table:table-cell>
          <table:table-cell office:value-type="float" office:value="54919000" calcext:value-type="float">
            <text:p>54919000</text:p>
          </table:table-cell>
          <table:table-cell office:value-type="float" office:value="26140668" calcext:value-type="float">
            <text:p>26140668</text:p>
          </table:table-cell>
          <table:table-cell table:style-name="ce1" office:value-type="float" office:value="2762591" calcext:value-type="float">
            <text:p>2762591</text:p>
          </table:table-cell>
          <table:table-cell office:value-type="float" office:value="2147780" calcext:value-type="float">
            <text:p>2147780</text:p>
          </table:table-cell>
          <table:table-cell office:value-type="float" office:value="510035" calcext:value-type="float">
            <text:p>510035</text:p>
          </table:table-cell>
          <table:table-cell office:value-type="float" office:value="639999" calcext:value-type="float">
            <text:p>639999</text:p>
          </table:table-cell>
          <table:table-cell office:value-type="float" office:value="1189320" calcext:value-type="float">
            <text:p>1189320</text:p>
          </table:table-cell>
          <table:table-cell office:value-type="float" office:value="-208188" calcext:value-type="float">
            <text:p>-208188</text:p>
          </table:table-cell>
          <table:table-cell office:value-type="float" office:value="435349" calcext:value-type="float">
            <text:p>435349</text:p>
          </table:table-cell>
          <table:table-cell office:value-type="float" office:value="7234151" calcext:value-type="float">
            <text:p>7234151</text:p>
          </table:table-cell>
          <table:table-cell office:value-type="float" office:value="3389492" calcext:value-type="float">
            <text:p>3389492</text:p>
          </table:table-cell>
          <table:table-cell office:value-type="float" office:value="1170520" calcext:value-type="float">
            <text:p>1170520</text:p>
          </table:table-cell>
          <table:table-cell table:style-name="ce1" office:value-type="float" office:value="-431906" calcext:value-type="float">
            <text:p>-431906</text:p>
          </table:table-cell>
          <table:table-cell office:value-type="float" office:value="27209089" calcext:value-type="float">
            <text:p>27209089</text:p>
          </table:table-cell>
          <table:table-cell office:value-type="float" office:value="2600725" calcext:value-type="float">
            <text:p>2600725</text:p>
          </table:table-cell>
          <table:table-cell table:style-name="ce1" office:value-type="float" office:value="50590" calcext:value-type="float">
            <text:p>50590</text:p>
          </table:table-cell>
          <table:table-cell table:style-name="ce1" office:value-type="float" office:value="2019952" calcext:value-type="float">
            <text:p>2019952</text:p>
          </table:table-cell>
          <table:table-cell office:value-type="float" office:value="-393227" calcext:value-type="float">
            <text:p>-393227</text:p>
          </table:table-cell>
          <table:table-cell office:value-type="float" office:value="6106261" calcext:value-type="float">
            <text:p>6106261</text:p>
          </table:table-cell>
          <table:table-cell office:value-type="float" office:value="959640" calcext:value-type="float">
            <text:p>959640</text:p>
          </table:table-cell>
          <table:table-cell office:value-type="float" office:value="3223446" calcext:value-type="float">
            <text:p>3223446</text:p>
          </table:table-cell>
          <table:table-cell office:value-type="float" office:value="77909" calcext:value-type="float">
            <text:p>77909</text:p>
          </table:table-cell>
          <table:table-cell office:value-type="float" office:value="139913" calcext:value-type="float">
            <text:p>139913</text:p>
          </table:table-cell>
          <table:table-cell office:value-type="float" office:value="4991911" calcext:value-type="float">
            <text:p>4991911</text:p>
          </table:table-cell>
          <table:table-cell table:style-name="ce1" office:value-type="float" office:value="49902" calcext:value-type="float">
            <text:p>49902</text:p>
          </table:table-cell>
          <table:table-cell office:value-type="float" office:value="2073977" calcext:value-type="float">
            <text:p>2073977</text:p>
          </table:table-cell>
          <table:table-cell office:value-type="float" office:value="1352941" calcext:value-type="float">
            <text:p>1352941</text:p>
          </table:table-cell>
          <table:table-cell office:value-type="float" office:value="-317747" calcext:value-type="float">
            <text:p>-317747</text:p>
          </table:table-cell>
          <table:table-cell office:value-type="float" office:value="-435998" calcext:value-type="float">
            <text:p>-435998</text:p>
          </table:table-cell>
          <table:table-cell office:value-type="float" office:value="1928612" calcext:value-type="float">
            <text:p>1928612</text:p>
          </table:table-cell>
          <table:table-cell office:value-type="float" office:value="2634710" calcext:value-type="float">
            <text:p>2634710</text:p>
          </table:table-cell>
          <table:table-cell office:value-type="float" office:value="-9591645" calcext:value-type="float">
            <text:p>-9591645</text:p>
          </table:table-cell>
          <table:table-cell office:value-type="float" office:value="211768" calcext:value-type="float">
            <text:p>211768</text:p>
          </table:table-cell>
          <table:table-cell office:value-type="float" office:value="97881" calcext:value-type="float">
            <text:p>97881</text:p>
          </table:table-cell>
          <table:table-cell office:value-type="float" office:value="24240462" calcext:value-type="float">
            <text:p>24240462</text:p>
          </table:table-cell>
          <table:table-cell office:value-type="float" office:value="23342353" calcext:value-type="float">
            <text:p>23342353</text:p>
          </table:table-cell>
          <table:table-cell table:style-name="ce1" office:value-type="float" office:value="-31747" calcext:value-type="float">
            <text:p>-31747</text:p>
          </table:table-cell>
          <table:table-cell office:value-type="float" office:value="220227936" calcext:value-type="float">
            <text:p>220227936</text:p>
          </table:table-cell>
          <table:table-cell/>
          <table:table-cell office:value-type="float" office:value="120852" calcext:value-type="float">
            <text:p>120852</text:p>
          </table:table-cell>
          <table:table-cell office:value-type="float" office:value="71077" calcext:value-type="float">
            <text:p>71077</text:p>
          </table:table-cell>
          <table:table-cell office:value-type="float" office:value="-292963" calcext:value-type="float">
            <text:p>-292963</text:p>
          </table:table-cell>
          <table:table-cell office:value-type="float" office:value="-501230" calcext:value-type="float">
            <text:p>-501230</text:p>
          </table:table-cell>
          <table:table-cell office:value-type="float" office:value="1322128" calcext:value-type="float">
            <text:p>1322128</text:p>
          </table:table-cell>
          <table:table-cell office:value-type="float" office:value="408848" calcext:value-type="float">
            <text:p>408848</text:p>
          </table:table-cell>
          <table:table-cell table:style-name="ce1" office:value-type="float" office:value="1284840" calcext:value-type="float">
            <text:p>1284840</text:p>
          </table:table-cell>
          <table:table-cell office:value-type="float" office:value="3555281" calcext:value-type="float">
            <text:p>3555281</text:p>
          </table:table-cell>
          <table:table-cell office:value-type="float" office:value="5797121" calcext:value-type="float">
            <text:p>5797121</text:p>
          </table:table-cell>
          <table:table-cell office:value-type="float" office:value="5200313" calcext:value-type="float">
            <text:p>5200313</text:p>
          </table:table-cell>
          <table:table-cell office:value-type="float" office:value="-139209" calcext:value-type="float">
            <text:p>-139209</text:p>
          </table:table-cell>
          <table:table-cell table:style-name="ce1" office:value-type="float" office:value="15608354" calcext:value-type="float">
            <text:p>15608354</text:p>
          </table:table-cell>
          <table:table-cell office:value-type="float" office:value="-133878" calcext:value-type="float">
            <text:p>-133878</text:p>
          </table:table-cell>
          <table:table-cell office:value-type="float" office:value="104705" calcext:value-type="float">
            <text:p>104705</text:p>
          </table:table-cell>
          <table:table-cell office:value-type="float" office:value="-20734" calcext:value-type="float">
            <text:p>-20734</text:p>
          </table:table-cell>
          <table:table-cell office:value-type="float" office:value="926609" calcext:value-type="float">
            <text:p>926609</text:p>
          </table:table-cell>
          <table:table-cell table:style-name="ce1" office:value-type="float" office:value="392412" calcext:value-type="float">
            <text:p>392412</text:p>
          </table:table-cell>
          <table:table-cell office:value-type="float" office:value="-13512523" calcext:value-type="float">
            <text:p>-13512523</text:p>
          </table:table-cell>
          <table:table-cell office:value-type="float" office:value="1810516" calcext:value-type="float">
            <text:p>1810516</text:p>
          </table:table-cell>
          <table:table-cell office:value-type="float" office:value="76146" calcext:value-type="float">
            <text:p>76146</text:p>
          </table:table-cell>
          <table:table-cell table:style-name="Default" office:value-type="float" office:value="-3584724" calcext:value-type="float">
            <text:p>-3584724</text:p>
          </table:table-cell>
          <table:table-cell table:style-name="ce1" office:value-type="float" office:value="405636" calcext:value-type="float">
            <text:p>405636</text:p>
          </table:table-cell>
          <table:table-cell office:value-type="float" office:value="2402" calcext:value-type="float">
            <text:p>2402</text:p>
          </table:table-cell>
          <table:table-cell office:value-type="float" office:value="349634" calcext:value-type="float">
            <text:p>349634</text:p>
          </table:table-cell>
          <table:table-cell office:value-type="float" office:value="285060" calcext:value-type="float">
            <text:p>285060</text:p>
          </table:table-cell>
          <table:table-cell office:value-type="float" office:value="-3228359" calcext:value-type="float">
            <text:p>-3228359</text:p>
          </table:table-cell>
          <table:table-cell office:value-type="float" office:value="860483" calcext:value-type="float">
            <text:p>860483</text:p>
          </table:table-cell>
          <table:table-cell table:style-name="ce1" office:value-type="float" office:value="8826000" calcext:value-type="float">
            <text:p>8826000</text:p>
          </table:table-cell>
          <table:table-cell office:value-type="float" office:value="269609000" calcext:value-type="float">
            <text:p>269609000</text:p>
          </table:table-cell>
          <table:table-cell table:style-name="ce1" office:value-type="float" office:value="196094942" calcext:value-type="float">
            <text:p>196094942</text:p>
          </table:table-cell>
          <table:table-cell office:value-type="float" office:value="-257324" calcext:value-type="float">
            <text:p>-257324</text:p>
          </table:table-cell>
          <table:table-cell office:value-type="float" office:value="19870" calcext:value-type="float">
            <text:p>19870</text:p>
          </table:table-cell>
          <table:table-cell office:value-type="float" office:value="-61733" calcext:value-type="float">
            <text:p>-61733</text:p>
          </table:table-cell>
          <table:table-cell office:value-type="float" office:value="7716099" calcext:value-type="float">
            <text:p>7716099</text:p>
          </table:table-cell>
          <table:table-cell table:style-name="ce1" office:value-type="float" office:value="108288" calcext:value-type="float">
            <text:p>108288</text:p>
          </table:table-cell>
          <table:table-cell office:value-type="float" office:value="506375" calcext:value-type="float">
            <text:p>506375</text:p>
          </table:table-cell>
          <table:table-cell table:style-name="ce1" office:value-type="float" office:value="54774" calcext:value-type="float">
            <text:p>54774</text:p>
          </table:table-cell>
          <table:table-cell table:style-name="ce1" office:value-type="float" office:value="1100" calcext:value-type="float">
            <text:p>1100</text:p>
          </table:table-cell>
          <table:table-cell office:value-type="float" office:value="745932" calcext:value-type="float">
            <text:p>745932</text:p>
          </table:table-cell>
          <table:table-cell office:value-type="float" office:value="27180" calcext:value-type="float">
            <text:p>27180</text:p>
          </table:table-cell>
          <table:table-cell office:value-type="float" office:value="2366895" calcext:value-type="float">
            <text:p>2366895</text:p>
          </table:table-cell>
          <table:table-cell table:style-name="ce1" office:value-type="float" office:value="34699924" calcext:value-type="float">
            <text:p>34699924</text:p>
          </table:table-cell>
          <table:table-cell table:style-name="ce1" office:value-type="float" office:value="3250372" calcext:value-type="float">
            <text:p>3250372</text:p>
          </table:table-cell>
          <table:table-cell office:value-type="float" office:value="1908059" calcext:value-type="float">
            <text:p>1908059</text:p>
          </table:table-cell>
          <table:table-cell office:value-type="float" office:value="23229" calcext:value-type="float">
            <text:p>23229</text:p>
          </table:table-cell>
          <table:table-cell office:value-type="float" office:value="-116299" calcext:value-type="float">
            <text:p>-116299</text:p>
          </table:table-cell>
          <table:table-cell office:value-type="float" office:value="4135453" calcext:value-type="float">
            <text:p>4135453</text:p>
          </table:table-cell>
          <table:table-cell office:value-type="float" office:value="-2375342" calcext:value-type="float">
            <text:p>-2375342</text:p>
          </table:table-cell>
          <table:table-cell office:value-type="float" office:value="779808" calcext:value-type="float">
            <text:p>779808</text:p>
          </table:table-cell>
          <table:table-cell office:value-type="float" office:value="2146495" calcext:value-type="float">
            <text:p>2146495</text:p>
          </table:table-cell>
          <table:table-cell table:style-name="ce1" office:value-type="float" office:value="1693669" calcext:value-type="float">
            <text:p>1693669</text:p>
          </table:table-cell>
          <table:table-cell office:value-type="float" office:value="650031" calcext:value-type="float">
            <text:p>650031</text:p>
          </table:table-cell>
          <table:table-cell office:value-type="float" office:value="369945" calcext:value-type="float">
            <text:p>369945</text:p>
          </table:table-cell>
          <table:table-cell office:value-type="float" office:value="3227655" calcext:value-type="float">
            <text:p>3227655</text:p>
          </table:table-cell>
          <table:table-cell office:value-type="float" office:value="8019381" calcext:value-type="float">
            <text:p>8019381</text:p>
          </table:table-cell>
          <table:table-cell office:value-type="float" office:value="-897831" calcext:value-type="float">
            <text:p>-897831</text:p>
          </table:table-cell>
          <table:table-cell office:value-type="float" office:value="1330820" calcext:value-type="float">
            <text:p>1330820</text:p>
          </table:table-cell>
          <table:table-cell office:value-type="float" office:value="1406088" calcext:value-type="float">
            <text:p>1406088</text:p>
          </table:table-cell>
          <table:table-cell table:style-name="ce1" office:value-type="float" office:value="3403320" calcext:value-type="float">
            <text:p>3403320</text:p>
          </table:table-cell>
          <table:table-cell office:value-type="float" office:value="2264389" calcext:value-type="float">
            <text:p>2264389</text:p>
          </table:table-cell>
          <table:table-cell office:value-type="float" office:value="87562" calcext:value-type="float">
            <text:p>87562</text:p>
          </table:table-cell>
          <table:table-cell office:value-type="float" office:value="422058" calcext:value-type="float">
            <text:p>422058</text:p>
          </table:table-cell>
          <table:table-cell office:value-type="float" office:value="487196" calcext:value-type="float">
            <text:p>487196</text:p>
          </table:table-cell>
          <table:table-cell office:value-type="float" office:value="1508390" calcext:value-type="float">
            <text:p>1508390</text:p>
          </table:table-cell>
          <table:table-cell office:value-type="float" office:value="244919" calcext:value-type="float">
            <text:p>244919</text:p>
          </table:table-cell>
          <table:table-cell office:value-type="float" office:value="2701827" calcext:value-type="float">
            <text:p>2701827</text:p>
          </table:table-cell>
          <table:table-cell table:style-name="ce1" office:value-type="float" office:value="411941" calcext:value-type="float">
            <text:p>411941</text:p>
          </table:table-cell>
          <table:table-cell table:style-name="ce1" office:value-type="float" office:value="871719" calcext:value-type="float">
            <text:p>871719</text:p>
          </table:table-cell>
          <table:table-cell office:value-type="float" office:value="56831" calcext:value-type="float">
            <text:p>56831</text:p>
          </table:table-cell>
          <table:table-cell office:value-type="float" office:value="43400" calcext:value-type="float">
            <text:p>43400</text:p>
          </table:table-cell>
          <table:table-cell table:style-name="ce1" office:value-type="float" office:value="373687" calcext:value-type="float">
            <text:p>373687</text:p>
          </table:table-cell>
          <table:table-cell office:value-type="float" office:value="779390" calcext:value-type="float">
            <text:p>779390</text:p>
          </table:table-cell>
          <table:table-cell office:value-type="float" office:value="21129" calcext:value-type="float">
            <text:p>21129</text:p>
          </table:table-cell>
          <table:table-cell office:value-type="float" office:value="11854" calcext:value-type="float">
            <text:p>11854</text:p>
          </table:table-cell>
          <table:table-cell office:value-type="float" office:value="5640391" calcext:value-type="float">
            <text:p>5640391</text:p>
          </table:table-cell>
          <table:table-cell office:value-type="float" office:value="12056391" calcext:value-type="float">
            <text:p>12056391</text:p>
          </table:table-cell>
          <table:table-cell office:value-type="float" office:value="12025935" calcext:value-type="float">
            <text:p>12025935</text:p>
          </table:table-cell>
          <table:table-cell office:value-type="float" office:value="326785" calcext:value-type="float">
            <text:p>326785</text:p>
          </table:table-cell>
          <table:table-cell office:value-type="float" office:value="-445233" calcext:value-type="float">
            <text:p>-445233</text:p>
          </table:table-cell>
          <table:table-cell office:value-type="float" office:value="453785" calcext:value-type="float">
            <text:p>453785</text:p>
          </table:table-cell>
          <table:table-cell office:value-type="float" office:value="1065594" calcext:value-type="float">
            <text:p>1065594</text:p>
          </table:table-cell>
          <table:table-cell office:value-type="float" office:value="2310" calcext:value-type="float">
            <text:p>2310</text:p>
          </table:table-cell>
          <table:table-cell office:value-type="float" office:value="484372" calcext:value-type="float">
            <text:p>484372</text:p>
          </table:table-cell>
          <table:table-cell office:value-type="float" office:value="-1313213" calcext:value-type="float">
            <text:p>-1313213</text:p>
          </table:table-cell>
          <table:table-cell office:value-type="float" office:value="172999" calcext:value-type="float">
            <text:p>172999</text:p>
          </table:table-cell>
          <table:table-cell office:value-type="float" office:value="589821" calcext:value-type="float">
            <text:p>589821</text:p>
          </table:table-cell>
          <table:table-cell office:value-type="float" office:value="69461358" calcext:value-type="float">
            <text:p>69461358</text:p>
          </table:table-cell>
          <table:table-cell office:value-type="float" office:value="117586" calcext:value-type="float">
            <text:p>117586</text:p>
          </table:table-cell>
          <table:table-cell office:value-type="float" office:value="991920" calcext:value-type="float">
            <text:p>991920</text:p>
          </table:table-cell>
          <table:table-cell office:value-type="float" office:value="-303497" calcext:value-type="float">
            <text:p>-303497</text:p>
          </table:table-cell>
          <table:table-cell office:value-type="float" office:value="1261577" calcext:value-type="float">
            <text:p>1261577</text:p>
          </table:table-cell>
          <table:table-cell office:value-type="float" office:value="1344147" calcext:value-type="float">
            <text:p>1344147</text:p>
          </table:table-cell>
          <table:table-cell office:value-type="float" office:value="4347552" calcext:value-type="float">
            <text:p>4347552</text:p>
          </table:table-cell>
          <table:table-cell office:value-type="float" office:value="101138" calcext:value-type="float">
            <text:p>101138</text:p>
          </table:table-cell>
          <table:table-cell office:value-type="float" office:value="547867" calcext:value-type="float">
            <text:p>547867</text:p>
          </table:table-cell>
          <table:table-cell office:value-type="float" office:value="439481" calcext:value-type="float">
            <text:p>439481</text:p>
          </table:table-cell>
          <table:table-cell office:value-type="float" office:value="1983318" calcext:value-type="float">
            <text:p>1983318</text:p>
          </table:table-cell>
          <table:table-cell office:value-type="float" office:value="9624038" calcext:value-type="float">
            <text:p>9624038</text:p>
          </table:table-cell>
          <table:table-cell office:value-type="float" office:value="167872" calcext:value-type="float">
            <text:p>167872</text:p>
          </table:table-cell>
          <table:table-cell table:style-name="ce1" office:value-type="float" office:value="1072831" calcext:value-type="float">
            <text:p>1072831</text:p>
          </table:table-cell>
          <table:table-cell office:value-type="float" office:value="79114" calcext:value-type="float">
            <text:p>79114</text:p>
          </table:table-cell>
          <table:table-cell office:value-type="float" office:value="15183964" calcext:value-type="float">
            <text:p>15183964</text:p>
          </table:table-cell>
          <table:table-cell office:value-type="float" office:value="148105642" calcext:value-type="float">
            <text:p>148105642</text:p>
          </table:table-cell>
          <table:table-cell office:value-type="float" office:value="990695" calcext:value-type="float">
            <text:p>990695</text:p>
          </table:table-cell>
          <table:table-cell office:value-type="float" office:value="2657000" calcext:value-type="float">
            <text:p>2657000</text:p>
          </table:table-cell>
          <table:table-cell office:value-type="float" office:value="-65964" calcext:value-type="float">
            <text:p>-65964</text:p>
          </table:table-cell>
          <table:table-cell office:value-type="float" office:value="784573" calcext:value-type="float">
            <text:p>784573</text:p>
          </table:table-cell>
          <table:table-cell office:value-type="float" office:value="6838462" calcext:value-type="float">
            <text:p>6838462</text:p>
          </table:table-cell>
          <table:table-cell office:value-type="float" office:value="-138377" calcext:value-type="float">
            <text:p>-138377</text:p>
          </table:table-cell>
          <table:table-cell office:value-type="float" office:value="2374681" calcext:value-type="float">
            <text:p>2374681</text:p>
          </table:table-cell>
          <table:table-cell table:style-name="ce1" office:value-type="float" office:value="167094" calcext:value-type="float">
            <text:p>167094</text:p>
          </table:table-cell>
          <table:table-cell office:value-type="float" office:value="375177" calcext:value-type="float">
            <text:p>375177</text:p>
          </table:table-cell>
          <table:table-cell table:style-name="ce1" office:value-type="float" office:value="122476" calcext:value-type="float">
            <text:p>1224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557690" calcext:value-type="float">
            <text:p>1557690</text:p>
          </table:table-cell>
          <table:table-cell office:value-type="float" office:value="-9328" calcext:value-type="float">
            <text:p>-9328</text:p>
          </table:table-cell>
          <table:table-cell office:value-type="float" office:value="44935" calcext:value-type="float">
            <text:p>44935</text:p>
          </table:table-cell>
          <table:table-cell office:value-type="float" office:value="21648" calcext:value-type="float">
            <text:p>21648</text:p>
          </table:table-cell>
          <table:table-cell office:value-type="float" office:value="918365" calcext:value-type="float">
            <text:p>918365</text:p>
          </table:table-cell>
          <table:table-cell/>
          <table:table-cell office:value-type="float" office:value="5606797" calcext:value-type="float">
            <text:p>5606797</text:p>
          </table:table-cell>
          <table:table-cell office:value-type="float" office:value="47919743" calcext:value-type="float">
            <text:p>47919743</text:p>
          </table:table-cell>
          <table:table-cell office:value-type="float" office:value="3356968" calcext:value-type="float">
            <text:p>3356968</text:p>
          </table:table-cell>
          <table:table-cell office:value-type="float" office:value="696441" calcext:value-type="float">
            <text:p>696441</text:p>
          </table:table-cell>
          <table:table-cell office:value-type="float" office:value="664960" calcext:value-type="float">
            <text:p>664960</text:p>
          </table:table-cell>
          <table:table-cell table:style-name="ce1" office:value-type="float" office:value="6590843" calcext:value-type="float">
            <text:p>6590843</text:p>
          </table:table-cell>
          <table:table-cell table:style-name="ce1" office:value-type="float" office:value="-4066" calcext:value-type="float">
            <text:p>-4066</text:p>
          </table:table-cell>
          <table:table-cell table:style-name="ce1" office:value-type="float" office:value="-390971" calcext:value-type="float">
            <text:p>-390971</text:p>
          </table:table-cell>
          <table:table-cell office:value-type="float" office:value="3905713" calcext:value-type="float">
            <text:p>3905713</text:p>
          </table:table-cell>
          <table:table-cell office:value-type="float" office:value="63118" calcext:value-type="float">
            <text:p>63118</text:p>
          </table:table-cell>
          <table:table-cell office:value-type="float" office:value="18469227" calcext:value-type="float">
            <text:p>18469227</text:p>
          </table:table-cell>
          <table:table-cell table:style-name="ce1" office:value-type="float" office:value="10334" calcext:value-type="float">
            <text:p>10334</text:p>
          </table:table-cell>
          <table:table-cell table:style-name="ce1" office:value-type="float" office:value="3728513" calcext:value-type="float">
            <text:p>3728513</text:p>
          </table:table-cell>
          <table:table-cell office:value-type="float" office:value="87087601" calcext:value-type="float">
            <text:p>87087601</text:p>
          </table:table-cell>
          <table:table-cell table:style-name="ce1" office:value-type="float" office:value="1387856" calcext:value-type="float">
            <text:p>1387856</text:p>
          </table:table-cell>
          <table:table-cell office:value-type="float" office:value="211966" calcext:value-type="float">
            <text:p>211966</text:p>
          </table:table-cell>
          <table:table-cell office:value-type="float" office:value="10771" calcext:value-type="float">
            <text:p>10771</text:p>
          </table:table-cell>
          <table:table-cell office:value-type="float" office:value="100540" calcext:value-type="float">
            <text:p>100540</text:p>
          </table:table-cell>
          <table:table-cell office:value-type="float" office:value="8898470" calcext:value-type="float">
            <text:p>8898470</text:p>
          </table:table-cell>
          <table:table-cell office:value-type="float" office:value="3284332" calcext:value-type="float">
            <text:p>3284332</text:p>
          </table:table-cell>
          <table:table-cell office:value-type="float" office:value="1405468" calcext:value-type="float">
            <text:p>1405468</text:p>
          </table:table-cell>
          <table:table-cell office:value-type="float" office:value="1885309" calcext:value-type="float">
            <text:p>1885309</text:p>
          </table:table-cell>
          <table:table-cell office:value-type="float" office:value="110457476" calcext:value-type="float">
            <text:p>110457476</text:p>
          </table:table-cell>
          <table:table-cell office:value-type="float" office:value="87530779" calcext:value-type="float">
            <text:p>87530779</text:p>
          </table:table-cell>
          <table:table-cell office:value-type="float" office:value="1024904" calcext:value-type="float">
            <text:p>1024904</text:p>
          </table:table-cell>
          <table:table-cell office:value-type="float" office:value="7031749" calcext:value-type="float">
            <text:p>7031749</text:p>
          </table:table-cell>
          <table:table-cell office:value-type="float" office:value="361066" calcext:value-type="float">
            <text:p>361066</text:p>
          </table:table-cell>
          <table:table-cell office:value-type="float" office:value="16147" calcext:value-type="float">
            <text:p>16147</text:p>
          </table:table-cell>
          <table:table-cell office:value-type="float" office:value="270860" calcext:value-type="float">
            <text:p>270860</text:p>
          </table:table-cell>
          <table:table-cell office:value-type="float" office:value="766290" calcext:value-type="float">
            <text:p>766290</text:p>
          </table:table-cell>
          <table:table-cell office:value-type="float" office:value="56152" calcext:value-type="float">
            <text:p>56152</text:p>
          </table:table-cell>
          <table:table-cell office:value-type="float" office:value="3750711" calcext:value-type="float">
            <text:p>3750711</text:p>
          </table:table-cell>
          <table:table-cell office:value-type="float" office:value="908451" calcext:value-type="float">
            <text:p>908451</text:p>
          </table:table-cell>
          <table:table-cell office:value-type="float" office:value="1094" calcext:value-type="float">
            <text:p>1094</text:p>
          </table:table-cell>
          <table:table-cell office:value-type="float" office:value="182499" calcext:value-type="float">
            <text:p>182499</text:p>
          </table:table-cell>
          <table:table-cell office:value-type="float" office:value="59301" calcext:value-type="float">
            <text:p>59301</text:p>
          </table:table-cell>
          <table:table-cell table:style-name="ce1" office:value-type="float" office:value="1617194" calcext:value-type="float">
            <text:p>1617194</text:p>
          </table:table-cell>
          <table:table-cell office:value-type="float" office:value="-146628" calcext:value-type="float">
            <text:p>-146628</text:p>
          </table:table-cell>
          <table:table-cell office:value-type="float" office:value="10476808" calcext:value-type="float">
            <text:p>10476808</text:p>
          </table:table-cell>
          <table:table-cell office:value-type="float" office:value="5876090" calcext:value-type="float">
            <text:p>5876090</text:p>
          </table:table-cell>
          <table:table-cell office:value-type="float" office:value="8806008" calcext:value-type="float">
            <text:p>8806008</text:p>
          </table:table-cell>
          <table:table-cell office:value-type="float" office:value="252784" calcext:value-type="float">
            <text:p>252784</text:p>
          </table:table-cell>
          <table:table-cell office:value-type="float" office:value="5690350" calcext:value-type="float">
            <text:p>5690350</text:p>
          </table:table-cell>
          <table:table-cell office:value-type="float" office:value="1263549" calcext:value-type="float">
            <text:p>1263549</text:p>
          </table:table-cell>
          <table:table-cell office:value-type="float" office:value="7531777" calcext:value-type="float">
            <text:p>753177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6719" calcext:value-type="float">
            <text:p>6719</text:p>
          </table:table-cell>
          <table:table-cell office:value-type="float" office:value="8492447" calcext:value-type="float">
            <text:p>8492447</text:p>
          </table:table-cell>
          <table:table-cell office:value-type="float" office:value="2447799" calcext:value-type="float">
            <text:p>2447799</text:p>
          </table:table-cell>
          <table:table-cell office:value-type="float" office:value="-5238" calcext:value-type="float">
            <text:p>-5238</text:p>
          </table:table-cell>
          <table:table-cell office:value-type="float" office:value="42752532" calcext:value-type="float">
            <text:p>42752532</text:p>
          </table:table-cell>
          <table:table-cell office:value-type="float" office:value="1842238" calcext:value-type="float">
            <text:p>1842238</text:p>
          </table:table-cell>
          <table:table-cell office:value-type="float" office:value="12156000" calcext:value-type="float">
            <text:p>12156000</text:p>
          </table:table-cell>
          <table:table-cell office:value-type="float" office:value="1306667" calcext:value-type="float">
            <text:p>1306667</text:p>
          </table:table-cell>
          <table:table-cell office:value-type="float" office:value="1343913" calcext:value-type="float">
            <text:p>1343913</text:p>
          </table:table-cell>
          <table:table-cell office:value-type="float" office:value="3165688" calcext:value-type="float">
            <text:p>3165688</text:p>
          </table:table-cell>
          <table:table-cell office:value-type="float" office:value="858482" calcext:value-type="float">
            <text:p>858482</text:p>
          </table:table-cell>
          <table:table-cell office:value-type="float" office:value="2582914" calcext:value-type="float">
            <text:p>2582914</text:p>
          </table:table-cell>
          <table:table-cell office:value-type="float" office:value="14330136" calcext:value-type="float">
            <text:p>14330136</text:p>
          </table:table-cell>
          <table:table-cell office:value-type="float" office:value="1537356" calcext:value-type="float">
            <text:p>1537356</text:p>
          </table:table-cell>
          <table:table-cell office:value-type="float" office:value="852438" calcext:value-type="float">
            <text:p>852438</text:p>
          </table:table-cell>
          <table:table-cell office:value-type="float" office:value="-1240478" calcext:value-type="float">
            <text:p>-1240478</text:p>
          </table:table-cell>
          <table:table-cell office:value-type="float" office:value="1522558" calcext:value-type="float">
            <text:p>1522558</text:p>
          </table:table-cell>
          <table:table-cell office:value-type="float" office:value="162959" calcext:value-type="float">
            <text:p>162959</text:p>
          </table:table-cell>
          <table:table-cell office:value-type="float" office:value="2017083" calcext:value-type="float">
            <text:p>2017083</text:p>
          </table:table-cell>
          <table:table-cell office:value-type="float" office:value="350603" calcext:value-type="float">
            <text:p>350603</text:p>
          </table:table-cell>
          <table:table-cell office:value-type="float" office:value="1232912" calcext:value-type="float">
            <text:p>1232912</text:p>
          </table:table-cell>
          <table:table-cell office:value-type="float" office:value="134145" calcext:value-type="float">
            <text:p>134145</text:p>
          </table:table-cell>
          <table:table-cell office:value-type="float" office:value="483281" calcext:value-type="float">
            <text:p>483281</text:p>
          </table:table-cell>
          <table:table-cell office:value-type="float" office:value="932907" calcext:value-type="float">
            <text:p>932907</text:p>
          </table:table-cell>
          <table:table-cell office:value-type="float" office:value="16336214" calcext:value-type="float">
            <text:p>16336214</text:p>
          </table:table-cell>
          <table:table-cell office:value-type="float" office:value="521688" calcext:value-type="float">
            <text:p>521688</text:p>
          </table:table-cell>
          <table:table-cell office:value-type="float" office:value="5152654" calcext:value-type="float">
            <text:p>5152654</text:p>
          </table:table-cell>
          <table:table-cell office:value-type="float" office:value="6244343" calcext:value-type="float">
            <text:p>6244343</text:p>
          </table:table-cell>
          <table:table-cell office:value-type="float" office:value="8288229" calcext:value-type="float">
            <text:p>8288229</text:p>
          </table:table-cell>
          <table:table-cell office:value-type="float" office:value="1481996" calcext:value-type="float">
            <text:p>1481996</text:p>
          </table:table-cell>
          <table:table-cell office:value-type="float" office:value="262641" calcext:value-type="float">
            <text:p>262641</text:p>
          </table:table-cell>
          <table:table-cell office:value-type="float" office:value="11199656" calcext:value-type="float">
            <text:p>11199656</text:p>
          </table:table-cell>
          <table:table-cell table:style-name="ce1" office:value-type="float" office:value="74516" calcext:value-type="float">
            <text:p>74516</text:p>
          </table:table-cell>
          <table:table-cell office:value-type="float" office:value="10150867" calcext:value-type="float">
            <text:p>10150867</text:p>
          </table:table-cell>
          <table:table-cell office:value-type="float" office:value="178248" calcext:value-type="float">
            <text:p>178248</text:p>
          </table:table-cell>
          <table:table-cell table:style-name="ce1" office:value-type="float" office:value="32093" calcext:value-type="float">
            <text:p>32093</text:p>
          </table:table-cell>
          <table:table-cell office:value-type="float" office:value="-1777582" calcext:value-type="float">
            <text:p>-1777582</text:p>
          </table:table-cell>
          <table:table-cell office:value-type="float" office:value="19551688" calcext:value-type="float">
            <text:p>19551688</text:p>
          </table:table-cell>
          <table:table-cell table:style-name="ce1" office:value-type="float" office:value="2338614" calcext:value-type="float">
            <text:p>2338614</text:p>
          </table:table-cell>
          <table:table-cell office:value-type="float" office:value="160341" calcext:value-type="float">
            <text:p>160341</text:p>
          </table:table-cell>
          <table:table-cell office:value-type="float" office:value="160871" calcext:value-type="float">
            <text:p>160871</text:p>
          </table:table-cell>
          <table:table-cell office:value-type="float" office:value="1597239" calcext:value-type="float">
            <text:p>1597239</text:p>
          </table:table-cell>
          <table:table-cell office:value-type="float" office:value="24218" calcext:value-type="float">
            <text:p>24218</text:p>
          </table:table-cell>
          <table:table-cell office:value-type="float" office:value="1163739" calcext:value-type="float">
            <text:p>1163739</text:p>
          </table:table-cell>
          <table:table-cell table:style-name="ce1" office:value-type="float" office:value="2671" calcext:value-type="float">
            <text:p>2671</text:p>
          </table:table-cell>
          <table:table-cell office:value-type="float" office:value="8023590" calcext:value-type="float">
            <text:p>8023590</text:p>
          </table:table-cell>
          <table:table-cell office:value-type="float" office:value="12532383" calcext:value-type="float">
            <text:p>12532383</text:p>
          </table:table-cell>
          <table:table-cell office:value-type="float" office:value="197789" calcext:value-type="float">
            <text:p>197789</text:p>
          </table:table-cell>
          <table:table-cell office:value-type="float" office:value="223877" calcext:value-type="float">
            <text:p>223877</text:p>
          </table:table-cell>
          <table:table-cell table:style-name="ce1" office:value-type="float" office:value="677225" calcext:value-type="float">
            <text:p>677225</text:p>
          </table:table-cell>
          <table:table-cell office:value-type="float" office:value="6365498" calcext:value-type="float">
            <text:p>6365498</text:p>
          </table:table-cell>
          <table:table-cell office:value-type="float" office:value="3319948" calcext:value-type="float">
            <text:p>3319948</text:p>
          </table:table-cell>
          <table:table-cell office:value-type="float" office:value="426747" calcext:value-type="float">
            <text:p>426747</text:p>
          </table:table-cell>
          <table:table-cell office:value-type="float" office:value="1604315" calcext:value-type="float">
            <text:p>1604315</text:p>
          </table:table-cell>
          <table:table-cell office:value-type="float" office:value="534011" calcext:value-type="float">
            <text:p>534011</text:p>
          </table:table-cell>
          <table:table-cell office:value-type="float" office:value="177" calcext:value-type="float">
            <text:p>177</text:p>
          </table:table-cell>
          <table:table-cell office:value-type="float" office:value="4716319" calcext:value-type="float">
            <text:p>4716319</text:p>
          </table:table-cell>
          <table:table-cell table:style-name="ce1" office:value-type="float" office:value="993" calcext:value-type="float">
            <text:p>993</text:p>
          </table:table-cell>
          <table:table-cell office:value-type="float" office:value="756570" calcext:value-type="float">
            <text:p>756570</text:p>
          </table:table-cell>
          <table:table-cell office:value-type="float" office:value="9037597" calcext:value-type="float">
            <text:p>9037597</text:p>
          </table:table-cell>
          <table:table-cell table:style-name="ce1" office:value-type="float" office:value="97996" calcext:value-type="float">
            <text:p>97996</text:p>
          </table:table-cell>
          <table:table-cell office:value-type="float" office:value="151278" calcext:value-type="float">
            <text:p>151278</text:p>
          </table:table-cell>
          <table:table-cell office:value-type="float" office:value="2030301" calcext:value-type="float">
            <text:p>2030301</text:p>
          </table:table-cell>
          <table:table-cell office:value-type="float" office:value="201037" calcext:value-type="float">
            <text:p>201037</text:p>
          </table:table-cell>
          <table:table-cell office:value-type="float" office:value="1751838" calcext:value-type="float">
            <text:p>1751838</text:p>
          </table:table-cell>
          <table:table-cell office:value-type="float" office:value="819875" calcext:value-type="float">
            <text:p>819875</text:p>
          </table:table-cell>
          <table:table-cell office:value-type="float" office:value="15266994" calcext:value-type="float">
            <text:p>15266994</text:p>
          </table:table-cell>
          <table:table-cell table:style-name="ce1" office:value-type="float" office:value="941267" calcext:value-type="float">
            <text:p>941267</text:p>
          </table:table-cell>
          <table:table-cell office:value-type="float" office:value="129721" calcext:value-type="float">
            <text:p>129721</text:p>
          </table:table-cell>
          <table:table-cell office:value-type="float" office:value="1798848" calcext:value-type="float">
            <text:p>1798848</text:p>
          </table:table-cell>
          <table:table-cell office:value-type="float" office:value="4784522" calcext:value-type="float">
            <text:p>4784522</text:p>
          </table:table-cell>
          <table:table-cell office:value-type="float" office:value="5375935" calcext:value-type="float">
            <text:p>5375935</text:p>
          </table:table-cell>
          <table:table-cell office:value-type="float" office:value="6834725" calcext:value-type="float">
            <text:p>6834725</text:p>
          </table:table-cell>
          <table:table-cell office:value-type="float" office:value="5748104" calcext:value-type="float">
            <text:p>5748104</text:p>
          </table:table-cell>
          <table:table-cell office:value-type="float" office:value="2582714" calcext:value-type="float">
            <text:p>2582714</text:p>
          </table:table-cell>
          <table:table-cell office:value-type="float" office:value="170510" calcext:value-type="float">
            <text:p>170510</text:p>
          </table:table-cell>
          <table:table-cell office:value-type="float" office:value="1986927" calcext:value-type="float">
            <text:p>1986927</text:p>
          </table:table-cell>
          <table:table-cell office:value-type="float" office:value="41483" calcext:value-type="float">
            <text:p>41483</text:p>
          </table:table-cell>
          <table:table-cell office:value-type="float" office:value="2564402" calcext:value-type="float">
            <text:p>2564402</text:p>
          </table:table-cell>
          <table:table-cell office:value-type="float" office:value="4261605" calcext:value-type="float">
            <text:p>4261605</text:p>
          </table:table-cell>
          <table:table-cell office:value-type="float" office:value="163603" calcext:value-type="float">
            <text:p>163603</text:p>
          </table:table-cell>
          <table:table-cell office:value-type="float" office:value="851004" calcext:value-type="float">
            <text:p>851004</text:p>
          </table:table-cell>
          <table:table-cell office:value-type="float" office:value="1706528" calcext:value-type="float">
            <text:p>1706528</text:p>
          </table:table-cell>
          <table:table-cell table:style-name="ce1" office:value-type="float" office:value="75357" calcext:value-type="float">
            <text:p>75357</text:p>
          </table:table-cell>
          <table:table-cell office:value-type="float" office:value="-445233" calcext:value-type="float">
            <text:p>-445233</text:p>
          </table:table-cell>
          <table:table-cell office:value-type="float" office:value="783021" calcext:value-type="float">
            <text:p>783021</text:p>
          </table:table-cell>
          <table:table-cell office:value-type="float" office:value="715069" calcext:value-type="float">
            <text:p>715069</text:p>
          </table:table-cell>
          <table:table-cell office:value-type="float" office:value="3298" calcext:value-type="float">
            <text:p>3298</text:p>
          </table:table-cell>
          <table:table-cell office:value-type="float" office:value="1224686" calcext:value-type="float">
            <text:p>1224686</text:p>
          </table:table-cell>
          <table:table-cell office:value-type="float" office:value="23893941" calcext:value-type="float">
            <text:p>23893941</text:p>
          </table:table-cell>
          <table:table-cell office:value-type="float" office:value="-3088521" calcext:value-type="float">
            <text:p>-3088521</text:p>
          </table:table-cell>
          <table:table-cell office:value-type="float" office:value="182770" calcext:value-type="float">
            <text:p>182770</text:p>
          </table:table-cell>
          <table:table-cell office:value-type="float" office:value="478290170" calcext:value-type="float">
            <text:p>478290170</text:p>
          </table:table-cell>
          <table:table-cell office:value-type="float" office:value="3217609" calcext:value-type="float">
            <text:p>3217609</text:p>
          </table:table-cell>
          <table:table-cell office:value-type="float" office:value="3971163" calcext:value-type="float">
            <text:p>3971163</text:p>
          </table:table-cell>
          <table:table-cell table:style-name="ce1" office:value-type="float" office:value="-82977953" calcext:value-type="float">
            <text:p>-82977953</text:p>
          </table:table-cell>
          <table:table-cell table:style-name="ce1" office:value-type="float" office:value="472003" calcext:value-type="float">
            <text:p>472003</text:p>
          </table:table-cell>
          <table:table-cell office:value-type="float" office:value="1795323" calcext:value-type="float">
            <text:p>1795323</text:p>
          </table:table-cell>
          <table:table-cell office:value-type="float" office:value="-387752" calcext:value-type="float">
            <text:p>-387752</text:p>
          </table:table-cell>
          <table:table-cell table:style-name="ce1" office:value-type="float" office:value="1319431" calcext:value-type="float">
            <text:p>1319431</text:p>
          </table:table-cell>
          <table:table-cell office:value-type="float" office:value="-131797" calcext:value-type="float">
            <text:p>-131797</text:p>
          </table:table-cell>
          <table:table-cell office:value-type="float" office:value="7737759" calcext:value-type="float">
            <text:p>7737759</text:p>
          </table:table-cell>
          <table:table-cell office:value-type="float" office:value="2402" calcext:value-type="float">
            <text:p>2402</text:p>
          </table:table-cell>
          <table:table-cell office:value-type="float" office:value="-767123" calcext:value-type="float">
            <text:p>-767123</text:p>
          </table:table-cell>
          <table:table-cell table:style-name="ce1" office:value-type="float" office:value="449591" calcext:value-type="float">
            <text:p>449591</text:p>
          </table:table-cell>
          <table:table-cell office:value-type="float" office:value="2752541" calcext:value-type="float">
            <text:p>2752541</text:p>
          </table:table-cell>
          <table:table-cell table:style-name="ce1" office:value-type="float" office:value="-2133" calcext:value-type="float">
            <text:p>-2133</text:p>
          </table:table-cell>
          <table:table-cell office:value-type="float" office:value="643500" calcext:value-type="float">
            <text:p>643500</text:p>
          </table:table-cell>
          <table:table-cell office:value-type="float" office:value="-1283850" calcext:value-type="float">
            <text:p>-1283850</text:p>
          </table:table-cell>
          <table:table-cell table:style-name="ce1" office:value-type="float" office:value="537596" calcext:value-type="float">
            <text:p>537596</text:p>
          </table:table-cell>
          <table:table-cell table:style-name="ce1" office:value-type="float" office:value="8509" calcext:value-type="float">
            <text:p>8509</text:p>
          </table:table-cell>
          <table:table-cell table:style-name="ce1" office:value-type="float" office:value="1351157" calcext:value-type="float">
            <text:p>1351157</text:p>
          </table:table-cell>
          <table:table-cell office:value-type="float" office:value="1003965" calcext:value-type="float">
            <text:p>1003965</text:p>
          </table:table-cell>
          <table:table-cell office:value-type="float" office:value="209584" calcext:value-type="float">
            <text:p>209584</text:p>
          </table:table-cell>
          <table:table-cell office:value-type="float" office:value="2653570" calcext:value-type="float">
            <text:p>2653570</text:p>
          </table:table-cell>
          <table:table-cell office:value-type="float" office:value="2630505" calcext:value-type="float">
            <text:p>2630505</text:p>
          </table:table-cell>
          <table:table-cell office:value-type="float" office:value="343955" calcext:value-type="float">
            <text:p>343955</text:p>
          </table:table-cell>
          <table:table-cell table:style-name="ce1" office:value-type="float" office:value="3581183" calcext:value-type="float">
            <text:p>3581183</text:p>
          </table:table-cell>
          <table:table-cell office:value-type="float" office:value="144356000" calcext:value-type="float">
            <text:p>144356000</text:p>
          </table:table-cell>
          <table:table-cell office:value-type="float" office:value="54919000" calcext:value-type="float">
            <text:p>54919000</text:p>
          </table:table-cell>
          <table:table-cell office:value-type="float" office:value="26140668" calcext:value-type="float">
            <text:p>26140668</text:p>
          </table:table-cell>
          <table:table-cell table:style-name="ce1" office:value-type="float" office:value="2762591" calcext:value-type="float">
            <text:p>2762591</text:p>
          </table:table-cell>
          <table:table-cell office:value-type="float" office:value="2147780" calcext:value-type="float">
            <text:p>2147780</text:p>
          </table:table-cell>
          <table:table-cell office:value-type="float" office:value="510035" calcext:value-type="float">
            <text:p>510035</text:p>
          </table:table-cell>
          <table:table-cell office:value-type="float" office:value="639999" calcext:value-type="float">
            <text:p>639999</text:p>
          </table:table-cell>
          <table:table-cell office:value-type="float" office:value="1189320" calcext:value-type="float">
            <text:p>1189320</text:p>
          </table:table-cell>
          <table:table-cell office:value-type="float" office:value="-208188" calcext:value-type="float">
            <text:p>-208188</text:p>
          </table:table-cell>
          <table:table-cell office:value-type="float" office:value="435349" calcext:value-type="float">
            <text:p>435349</text:p>
          </table:table-cell>
          <table:table-cell office:value-type="float" office:value="7234151" calcext:value-type="float">
            <text:p>7234151</text:p>
          </table:table-cell>
          <table:table-cell office:value-type="float" office:value="3389492" calcext:value-type="float">
            <text:p>3389492</text:p>
          </table:table-cell>
          <table:table-cell office:value-type="float" office:value="1170520" calcext:value-type="float">
            <text:p>1170520</text:p>
          </table:table-cell>
          <table:table-cell table:style-name="ce1" office:value-type="float" office:value="-431906" calcext:value-type="float">
            <text:p>-431906</text:p>
          </table:table-cell>
          <table:table-cell office:value-type="float" office:value="27209089" calcext:value-type="float">
            <text:p>27209089</text:p>
          </table:table-cell>
          <table:table-cell office:value-type="float" office:value="2600725" calcext:value-type="float">
            <text:p>2600725</text:p>
          </table:table-cell>
          <table:table-cell table:style-name="ce1" office:value-type="float" office:value="50590" calcext:value-type="float">
            <text:p>50590</text:p>
          </table:table-cell>
          <table:table-cell table:style-name="ce1" office:value-type="float" office:value="2019952" calcext:value-type="float">
            <text:p>2019952</text:p>
          </table:table-cell>
          <table:table-cell office:value-type="float" office:value="-393227" calcext:value-type="float">
            <text:p>-393227</text:p>
          </table:table-cell>
          <table:table-cell office:value-type="float" office:value="6106261" calcext:value-type="float">
            <text:p>6106261</text:p>
          </table:table-cell>
          <table:table-cell office:value-type="float" office:value="959640" calcext:value-type="float">
            <text:p>959640</text:p>
          </table:table-cell>
          <table:table-cell office:value-type="float" office:value="3223446" calcext:value-type="float">
            <text:p>3223446</text:p>
          </table:table-cell>
          <table:table-cell office:value-type="float" office:value="77909" calcext:value-type="float">
            <text:p>77909</text:p>
          </table:table-cell>
          <table:table-cell office:value-type="float" office:value="139913" calcext:value-type="float">
            <text:p>139913</text:p>
          </table:table-cell>
          <table:table-cell office:value-type="float" office:value="4991911" calcext:value-type="float">
            <text:p>4991911</text:p>
          </table:table-cell>
          <table:table-cell table:style-name="ce1" office:value-type="float" office:value="49902" calcext:value-type="float">
            <text:p>49902</text:p>
          </table:table-cell>
          <table:table-cell office:value-type="float" office:value="2073977" calcext:value-type="float">
            <text:p>2073977</text:p>
          </table:table-cell>
          <table:table-cell office:value-type="float" office:value="1352941" calcext:value-type="float">
            <text:p>1352941</text:p>
          </table:table-cell>
          <table:table-cell office:value-type="float" office:value="-317747" calcext:value-type="float">
            <text:p>-317747</text:p>
          </table:table-cell>
          <table:table-cell office:value-type="float" office:value="-435998" calcext:value-type="float">
            <text:p>-435998</text:p>
          </table:table-cell>
          <table:table-cell office:value-type="float" office:value="1928612" calcext:value-type="float">
            <text:p>1928612</text:p>
          </table:table-cell>
          <table:table-cell office:value-type="float" office:value="2634710" calcext:value-type="float">
            <text:p>2634710</text:p>
          </table:table-cell>
          <table:table-cell office:value-type="float" office:value="-9591645" calcext:value-type="float">
            <text:p>-9591645</text:p>
          </table:table-cell>
          <table:table-cell office:value-type="float" office:value="211768" calcext:value-type="float">
            <text:p>211768</text:p>
          </table:table-cell>
          <table:table-cell office:value-type="float" office:value="97881" calcext:value-type="float">
            <text:p>97881</text:p>
          </table:table-cell>
          <table:table-cell office:value-type="float" office:value="24240462" calcext:value-type="float">
            <text:p>24240462</text:p>
          </table:table-cell>
          <table:table-cell office:value-type="float" office:value="23342353" calcext:value-type="float">
            <text:p>23342353</text:p>
          </table:table-cell>
          <table:table-cell table:style-name="ce1" office:value-type="float" office:value="-31747" calcext:value-type="float">
            <text:p>-31747</text:p>
          </table:table-cell>
          <table:table-cell office:value-type="float" office:value="220227936" calcext:value-type="float">
            <text:p>220227936</text:p>
          </table:table-cell>
          <table:table-cell/>
          <table:table-cell office:value-type="float" office:value="120852" calcext:value-type="float">
            <text:p>120852</text:p>
          </table:table-cell>
          <table:table-cell office:value-type="float" office:value="71077" calcext:value-type="float">
            <text:p>71077</text:p>
          </table:table-cell>
          <table:table-cell office:value-type="float" office:value="-292963" calcext:value-type="float">
            <text:p>-292963</text:p>
          </table:table-cell>
          <table:table-cell office:value-type="float" office:value="-501230" calcext:value-type="float">
            <text:p>-501230</text:p>
          </table:table-cell>
          <table:table-cell office:value-type="float" office:value="1322128" calcext:value-type="float">
            <text:p>1322128</text:p>
          </table:table-cell>
          <table:table-cell office:value-type="float" office:value="408848" calcext:value-type="float">
            <text:p>408848</text:p>
          </table:table-cell>
          <table:table-cell table:style-name="ce1" office:value-type="float" office:value="1284840" calcext:value-type="float">
            <text:p>1284840</text:p>
          </table:table-cell>
          <table:table-cell office:value-type="float" office:value="3555281" calcext:value-type="float">
            <text:p>3555281</text:p>
          </table:table-cell>
          <table:table-cell office:value-type="float" office:value="5797121" calcext:value-type="float">
            <text:p>5797121</text:p>
          </table:table-cell>
          <table:table-cell office:value-type="float" office:value="5200313" calcext:value-type="float">
            <text:p>5200313</text:p>
          </table:table-cell>
          <table:table-cell office:value-type="float" office:value="-139209" calcext:value-type="float">
            <text:p>-139209</text:p>
          </table:table-cell>
          <table:table-cell table:style-name="ce1" office:value-type="float" office:value="15608354" calcext:value-type="float">
            <text:p>15608354</text:p>
          </table:table-cell>
          <table:table-cell office:value-type="float" office:value="-133878" calcext:value-type="float">
            <text:p>-133878</text:p>
          </table:table-cell>
          <table:table-cell office:value-type="float" office:value="104705" calcext:value-type="float">
            <text:p>104705</text:p>
          </table:table-cell>
          <table:table-cell office:value-type="float" office:value="-20734" calcext:value-type="float">
            <text:p>-20734</text:p>
          </table:table-cell>
          <table:table-cell office:value-type="float" office:value="926609" calcext:value-type="float">
            <text:p>926609</text:p>
          </table:table-cell>
          <table:table-cell table:style-name="ce1" office:value-type="float" office:value="392412" calcext:value-type="float">
            <text:p>392412</text:p>
          </table:table-cell>
          <table:table-cell office:value-type="float" office:value="-13512523" calcext:value-type="float">
            <text:p>-13512523</text:p>
          </table:table-cell>
          <table:table-cell office:value-type="float" office:value="1810516" calcext:value-type="float">
            <text:p>1810516</text:p>
          </table:table-cell>
          <table:table-cell office:value-type="float" office:value="76146" calcext:value-type="float">
            <text:p>76146</text:p>
          </table:table-cell>
          <table:table-cell office:value-type="float" office:value="-3584724" calcext:value-type="float">
            <text:p>-3584724</text:p>
          </table:table-cell>
          <table:table-cell table:style-name="ce1" office:value-type="float" office:value="405636" calcext:value-type="float">
            <text:p>405636</text:p>
          </table:table-cell>
          <table:table-cell office:value-type="float" office:value="2402" calcext:value-type="float">
            <text:p>2402</text:p>
          </table:table-cell>
          <table:table-cell office:value-type="float" office:value="349634" calcext:value-type="float">
            <text:p>349634</text:p>
          </table:table-cell>
          <table:table-cell office:value-type="float" office:value="285060" calcext:value-type="float">
            <text:p>285060</text:p>
          </table:table-cell>
          <table:table-cell office:value-type="float" office:value="-3228359" calcext:value-type="float">
            <text:p>-3228359</text:p>
          </table:table-cell>
          <table:table-cell office:value-type="float" office:value="860483" calcext:value-type="float">
            <text:p>860483</text:p>
          </table:table-cell>
          <table:table-cell table:style-name="ce1" office:value-type="float" office:value="8826000" calcext:value-type="float">
            <text:p>8826000</text:p>
          </table:table-cell>
          <table:table-cell office:value-type="float" office:value="269609000" calcext:value-type="float">
            <text:p>269609000</text:p>
          </table:table-cell>
          <table:table-cell table:style-name="ce1" office:value-type="float" office:value="196094942" calcext:value-type="float">
            <text:p>196094942</text:p>
          </table:table-cell>
          <table:table-cell office:value-type="float" office:value="-257324" calcext:value-type="float">
            <text:p>-257324</text:p>
          </table:table-cell>
          <table:table-cell office:value-type="float" office:value="19870" calcext:value-type="float">
            <text:p>19870</text:p>
          </table:table-cell>
          <table:table-cell office:value-type="float" office:value="-61733" calcext:value-type="float">
            <text:p>-61733</text:p>
          </table:table-cell>
          <table:table-cell office:value-type="float" office:value="7716099" calcext:value-type="float">
            <text:p>7716099</text:p>
          </table:table-cell>
          <table:table-cell table:style-name="ce1" office:value-type="float" office:value="108288" calcext:value-type="float">
            <text:p>108288</text:p>
          </table:table-cell>
          <table:table-cell office:value-type="float" office:value="506375" calcext:value-type="float">
            <text:p>506375</text:p>
          </table:table-cell>
          <table:table-cell table:style-name="ce1" office:value-type="float" office:value="54774" calcext:value-type="float">
            <text:p>54774</text:p>
          </table:table-cell>
          <table:table-cell table:style-name="ce1" office:value-type="float" office:value="1100" calcext:value-type="float">
            <text:p>1100</text:p>
          </table:table-cell>
          <table:table-cell office:value-type="float" office:value="745932" calcext:value-type="float">
            <text:p>745932</text:p>
          </table:table-cell>
          <table:table-cell office:value-type="float" office:value="27180" calcext:value-type="float">
            <text:p>27180</text:p>
          </table:table-cell>
          <table:table-cell office:value-type="float" office:value="2366895" calcext:value-type="float">
            <text:p>2366895</text:p>
          </table:table-cell>
          <table:table-cell table:style-name="ce1" office:value-type="float" office:value="34699924" calcext:value-type="float">
            <text:p>34699924</text:p>
          </table:table-cell>
          <table:table-cell table:style-name="ce1" office:value-type="float" office:value="3250372" calcext:value-type="float">
            <text:p>3250372</text:p>
          </table:table-cell>
          <table:table-cell office:value-type="float" office:value="1908059" calcext:value-type="float">
            <text:p>1908059</text:p>
          </table:table-cell>
          <table:table-cell office:value-type="float" office:value="23229" calcext:value-type="float">
            <text:p>23229</text:p>
          </table:table-cell>
          <table:table-cell office:value-type="float" office:value="-116299" calcext:value-type="float">
            <text:p>-116299</text:p>
          </table:table-cell>
          <table:table-cell office:value-type="float" office:value="4135453" calcext:value-type="float">
            <text:p>4135453</text:p>
          </table:table-cell>
          <table:table-cell office:value-type="float" office:value="-2375342" calcext:value-type="float">
            <text:p>-2375342</text:p>
          </table:table-cell>
          <table:table-cell table:style-name="Default" office:value-type="float" office:value="779808" calcext:value-type="float">
            <text:p>779808</text:p>
          </table:table-cell>
          <table:table-cell office:value-type="float" office:value="2146495" calcext:value-type="float">
            <text:p>2146495</text:p>
          </table:table-cell>
          <table:table-cell table:style-name="ce1" office:value-type="float" office:value="1693669" calcext:value-type="float">
            <text:p>1693669</text:p>
          </table:table-cell>
          <table:table-cell office:value-type="float" office:value="650031" calcext:value-type="float">
            <text:p>650031</text:p>
          </table:table-cell>
          <table:table-cell office:value-type="float" office:value="369945" calcext:value-type="float">
            <text:p>369945</text:p>
          </table:table-cell>
          <table:table-cell office:value-type="float" office:value="3227655" calcext:value-type="float">
            <text:p>3227655</text:p>
          </table:table-cell>
          <table:table-cell office:value-type="float" office:value="8019381" calcext:value-type="float">
            <text:p>8019381</text:p>
          </table:table-cell>
          <table:table-cell office:value-type="float" office:value="-897831" calcext:value-type="float">
            <text:p>-897831</text:p>
          </table:table-cell>
          <table:table-cell office:value-type="float" office:value="1330820" calcext:value-type="float">
            <text:p>1330820</text:p>
          </table:table-cell>
          <table:table-cell office:value-type="float" office:value="1406088" calcext:value-type="float">
            <text:p>1406088</text:p>
          </table:table-cell>
          <table:table-cell table:style-name="ce1" office:value-type="float" office:value="3403320" calcext:value-type="float">
            <text:p>3403320</text:p>
          </table:table-cell>
          <table:table-cell office:value-type="float" office:value="2264389" calcext:value-type="float">
            <text:p>2264389</text:p>
          </table:table-cell>
          <table:table-cell office:value-type="float" office:value="87562" calcext:value-type="float">
            <text:p>87562</text:p>
          </table:table-cell>
          <table:table-cell office:value-type="float" office:value="422058" calcext:value-type="float">
            <text:p>422058</text:p>
          </table:table-cell>
          <table:table-cell office:value-type="float" office:value="487196" calcext:value-type="float">
            <text:p>487196</text:p>
          </table:table-cell>
          <table:table-cell office:value-type="float" office:value="1508390" calcext:value-type="float">
            <text:p>1508390</text:p>
          </table:table-cell>
          <table:table-cell office:value-type="float" office:value="244919" calcext:value-type="float">
            <text:p>244919</text:p>
          </table:table-cell>
          <table:table-cell office:value-type="float" office:value="2701827" calcext:value-type="float">
            <text:p>2701827</text:p>
          </table:table-cell>
          <table:table-cell office:value-type="float" office:value="411941" calcext:value-type="float">
            <text:p>411941</text:p>
          </table:table-cell>
          <table:table-cell table:style-name="ce1" office:value-type="float" office:value="871719" calcext:value-type="float">
            <text:p>871719</text:p>
          </table:table-cell>
          <table:table-cell office:value-type="float" office:value="56831" calcext:value-type="float">
            <text:p>56831</text:p>
          </table:table-cell>
          <table:table-cell office:value-type="float" office:value="43400" calcext:value-type="float">
            <text:p>43400</text:p>
          </table:table-cell>
          <table:table-cell table:style-name="ce1" office:value-type="float" office:value="373687" calcext:value-type="float">
            <text:p>373687</text:p>
          </table:table-cell>
          <table:table-cell office:value-type="float" office:value="779390" calcext:value-type="float">
            <text:p>779390</text:p>
          </table:table-cell>
          <table:table-cell office:value-type="float" office:value="21129" calcext:value-type="float">
            <text:p>21129</text:p>
          </table:table-cell>
          <table:table-cell office:value-type="float" office:value="11854" calcext:value-type="float">
            <text:p>11854</text:p>
          </table:table-cell>
          <table:table-cell office:value-type="float" office:value="5640391" calcext:value-type="float">
            <text:p>5640391</text:p>
          </table:table-cell>
          <table:table-cell office:value-type="float" office:value="12056391" calcext:value-type="float">
            <text:p>12056391</text:p>
          </table:table-cell>
          <table:table-cell office:value-type="float" office:value="12025935" calcext:value-type="float">
            <text:p>12025935</text:p>
          </table:table-cell>
          <table:table-cell office:value-type="float" office:value="326785" calcext:value-type="float">
            <text:p>326785</text:p>
          </table:table-cell>
          <table:table-cell office:value-type="float" office:value="-445233" calcext:value-type="float">
            <text:p>-445233</text:p>
          </table:table-cell>
          <table:table-cell office:value-type="float" office:value="453785" calcext:value-type="float">
            <text:p>453785</text:p>
          </table:table-cell>
          <table:table-cell office:value-type="float" office:value="1065594" calcext:value-type="float">
            <text:p>1065594</text:p>
          </table:table-cell>
          <table:table-cell office:value-type="float" office:value="2310" calcext:value-type="float">
            <text:p>2310</text:p>
          </table:table-cell>
          <table:table-cell office:value-type="float" office:value="484372" calcext:value-type="float">
            <text:p>484372</text:p>
          </table:table-cell>
          <table:table-cell office:value-type="float" office:value="-1313213" calcext:value-type="float">
            <text:p>-1313213</text:p>
          </table:table-cell>
          <table:table-cell office:value-type="float" office:value="172999" calcext:value-type="float">
            <text:p>172999</text:p>
          </table:table-cell>
          <table:table-cell office:value-type="float" office:value="589821" calcext:value-type="float">
            <text:p>589821</text:p>
          </table:table-cell>
          <table:table-cell office:value-type="float" office:value="69461358" calcext:value-type="float">
            <text:p>69461358</text:p>
          </table:table-cell>
          <table:table-cell office:value-type="float" office:value="117586" calcext:value-type="float">
            <text:p>117586</text:p>
          </table:table-cell>
          <table:table-cell office:value-type="float" office:value="991920" calcext:value-type="float">
            <text:p>991920</text:p>
          </table:table-cell>
          <table:table-cell office:value-type="float" office:value="-303497" calcext:value-type="float">
            <text:p>-303497</text:p>
          </table:table-cell>
          <table:table-cell office:value-type="float" office:value="1261577" calcext:value-type="float">
            <text:p>1261577</text:p>
          </table:table-cell>
          <table:table-cell office:value-type="float" office:value="1344147" calcext:value-type="float">
            <text:p>1344147</text:p>
          </table:table-cell>
          <table:table-cell office:value-type="float" office:value="4347552" calcext:value-type="float">
            <text:p>4347552</text:p>
          </table:table-cell>
          <table:table-cell office:value-type="float" office:value="101138" calcext:value-type="float">
            <text:p>101138</text:p>
          </table:table-cell>
          <table:table-cell office:value-type="float" office:value="547867" calcext:value-type="float">
            <text:p>547867</text:p>
          </table:table-cell>
          <table:table-cell office:value-type="float" office:value="439481" calcext:value-type="float">
            <text:p>439481</text:p>
          </table:table-cell>
          <table:table-cell office:value-type="float" office:value="1983318" calcext:value-type="float">
            <text:p>1983318</text:p>
          </table:table-cell>
          <table:table-cell office:value-type="float" office:value="9624038" calcext:value-type="float">
            <text:p>9624038</text:p>
          </table:table-cell>
          <table:table-cell office:value-type="float" office:value="167872" calcext:value-type="float">
            <text:p>167872</text:p>
          </table:table-cell>
          <table:table-cell table:style-name="ce1" office:value-type="float" office:value="1072831" calcext:value-type="float">
            <text:p>1072831</text:p>
          </table:table-cell>
          <table:table-cell office:value-type="float" office:value="79114" calcext:value-type="float">
            <text:p>79114</text:p>
          </table:table-cell>
          <table:table-cell office:value-type="float" office:value="15183964" calcext:value-type="float">
            <text:p>15183964</text:p>
          </table:table-cell>
          <table:table-cell office:value-type="float" office:value="148105642" calcext:value-type="float">
            <text:p>148105642</text:p>
          </table:table-cell>
          <table:table-cell office:value-type="float" office:value="990695" calcext:value-type="float">
            <text:p>990695</text:p>
          </table:table-cell>
          <table:table-cell office:value-type="float" office:value="2657000" calcext:value-type="float">
            <text:p>2657000</text:p>
          </table:table-cell>
          <table:table-cell office:value-type="float" office:value="-65964" calcext:value-type="float">
            <text:p>-65964</text:p>
          </table:table-cell>
          <table:table-cell office:value-type="float" office:value="784573" calcext:value-type="float">
            <text:p>784573</text:p>
          </table:table-cell>
          <table:table-cell office:value-type="float" office:value="6838462" calcext:value-type="float">
            <text:p>6838462</text:p>
          </table:table-cell>
          <table:table-cell office:value-type="float" office:value="-138377" calcext:value-type="float">
            <text:p>-138377</text:p>
          </table:table-cell>
          <table:table-cell office:value-type="float" office:value="2374681" calcext:value-type="float">
            <text:p>2374681</text:p>
          </table:table-cell>
          <table:table-cell table:style-name="ce1" office:value-type="float" office:value="167094" calcext:value-type="float">
            <text:p>167094</text:p>
          </table:table-cell>
          <table:table-cell office:value-type="float" office:value="375177" calcext:value-type="float">
            <text:p>375177</text:p>
          </table:table-cell>
          <table:table-cell table:style-name="ce1" office:value-type="float" office:value="122476" calcext:value-type="float">
            <text:p>1224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01-2018</text:p>
          </table:table-cell>
          <table:table-cell office:value-type="float" office:value="1612175" calcext:value-type="float">
            <text:p>1612175</text:p>
          </table:table-cell>
          <table:table-cell office:value-type="float" office:value="-9737" calcext:value-type="float">
            <text:p>-9737</text:p>
          </table:table-cell>
          <table:table-cell office:value-type="float" office:value="43022" calcext:value-type="float">
            <text:p>43022</text:p>
          </table:table-cell>
          <table:table-cell office:value-type="float" office:value="80829" calcext:value-type="float">
            <text:p>80829</text:p>
          </table:table-cell>
          <table:table-cell office:value-type="float" office:value="930137" calcext:value-type="float">
            <text:p>930137</text:p>
          </table:table-cell>
          <table:table-cell/>
          <table:table-cell office:value-type="float" office:value="5676825" calcext:value-type="float">
            <text:p>5676825</text:p>
          </table:table-cell>
          <table:table-cell office:value-type="float" office:value="49768248" calcext:value-type="float">
            <text:p>49768248</text:p>
          </table:table-cell>
          <table:table-cell office:value-type="float" office:value="3382201" calcext:value-type="float">
            <text:p>3382201</text:p>
          </table:table-cell>
          <table:table-cell office:value-type="float" office:value="736388" calcext:value-type="float">
            <text:p>736388</text:p>
          </table:table-cell>
          <table:table-cell office:value-type="float" office:value="690628" calcext:value-type="float">
            <text:p>690628</text:p>
          </table:table-cell>
          <table:table-cell table:style-name="ce1" office:value-type="float" office:value="6585776" calcext:value-type="float">
            <text:p>6585776</text:p>
          </table:table-cell>
          <table:table-cell table:style-name="ce1" office:value-type="float" office:value="-2616" calcext:value-type="float">
            <text:p>-2616</text:p>
          </table:table-cell>
          <table:table-cell table:style-name="ce1" office:value-type="float" office:value="3018717" calcext:value-type="float">
            <text:p>3018717</text:p>
          </table:table-cell>
          <table:table-cell office:value-type="float" office:value="3794567" calcext:value-type="float">
            <text:p>3794567</text:p>
          </table:table-cell>
          <table:table-cell office:value-type="float" office:value="57055" calcext:value-type="float">
            <text:p>57055</text:p>
          </table:table-cell>
          <table:table-cell office:value-type="float" office:value="18648026" calcext:value-type="float">
            <text:p>18648026</text:p>
          </table:table-cell>
          <table:table-cell table:style-name="ce1" office:value-type="float" office:value="14207" calcext:value-type="float">
            <text:p>14207</text:p>
          </table:table-cell>
          <table:table-cell/>
          <table:table-cell office:value-type="float" office:value="88332277" calcext:value-type="float">
            <text:p>88332277</text:p>
          </table:table-cell>
          <table:table-cell/>
          <table:table-cell office:value-type="float" office:value="180348" calcext:value-type="float">
            <text:p>180348</text:p>
          </table:table-cell>
          <table:table-cell office:value-type="float" office:value="6422" calcext:value-type="float">
            <text:p>6422</text:p>
          </table:table-cell>
          <table:table-cell office:value-type="float" office:value="101956" calcext:value-type="float">
            <text:p>101956</text:p>
          </table:table-cell>
          <table:table-cell office:value-type="float" office:value="9795411" calcext:value-type="float">
            <text:p>9795411</text:p>
          </table:table-cell>
          <table:table-cell office:value-type="float" office:value="3419863" calcext:value-type="float">
            <text:p>3419863</text:p>
          </table:table-cell>
          <table:table-cell office:value-type="float" office:value="1418098" calcext:value-type="float">
            <text:p>1418098</text:p>
          </table:table-cell>
          <table:table-cell office:value-type="float" office:value="1804414" calcext:value-type="float">
            <text:p>1804414</text:p>
          </table:table-cell>
          <table:table-cell office:value-type="float" office:value="113775893" calcext:value-type="float">
            <text:p>113775893</text:p>
          </table:table-cell>
          <table:table-cell office:value-type="float" office:value="89772628" calcext:value-type="float">
            <text:p>89772628</text:p>
          </table:table-cell>
          <table:table-cell office:value-type="float" office:value="1076243" calcext:value-type="float">
            <text:p>1076243</text:p>
          </table:table-cell>
          <table:table-cell office:value-type="float" office:value="7194798" calcext:value-type="float">
            <text:p>7194798</text:p>
          </table:table-cell>
          <table:table-cell office:value-type="float" office:value="381146" calcext:value-type="float">
            <text:p>381146</text:p>
          </table:table-cell>
          <table:table-cell office:value-type="float" office:value="16027" calcext:value-type="float">
            <text:p>16027</text:p>
          </table:table-cell>
          <table:table-cell office:value-type="float" office:value="201747" calcext:value-type="float">
            <text:p>201747</text:p>
          </table:table-cell>
          <table:table-cell office:value-type="float" office:value="785915" calcext:value-type="float">
            <text:p>785915</text:p>
          </table:table-cell>
          <table:table-cell office:value-type="float" office:value="117274" calcext:value-type="float">
            <text:p>117274</text:p>
          </table:table-cell>
          <table:table-cell office:value-type="float" office:value="3642120" calcext:value-type="float">
            <text:p>3642120</text:p>
          </table:table-cell>
          <table:table-cell office:value-type="float" office:value="928300" calcext:value-type="float">
            <text:p>928300</text:p>
          </table:table-cell>
          <table:table-cell office:value-type="float" office:value="1038" calcext:value-type="float">
            <text:p>1038</text:p>
          </table:table-cell>
          <table:table-cell office:value-type="float" office:value="187352" calcext:value-type="float">
            <text:p>187352</text:p>
          </table:table-cell>
          <table:table-cell office:value-type="float" office:value="48903" calcext:value-type="float">
            <text:p>48903</text:p>
          </table:table-cell>
          <table:table-cell table:style-name="ce1" office:value-type="float" office:value="1625170" calcext:value-type="float">
            <text:p>1625170</text:p>
          </table:table-cell>
          <table:table-cell office:value-type="float" office:value="-162380" calcext:value-type="float">
            <text:p>-162380</text:p>
          </table:table-cell>
          <table:table-cell office:value-type="float" office:value="10561941" calcext:value-type="float">
            <text:p>10561941</text:p>
          </table:table-cell>
          <table:table-cell office:value-type="float" office:value="5850158" calcext:value-type="float">
            <text:p>5850158</text:p>
          </table:table-cell>
          <table:table-cell office:value-type="float" office:value="8502766" calcext:value-type="float">
            <text:p>8502766</text:p>
          </table:table-cell>
          <table:table-cell office:value-type="float" office:value="239726" calcext:value-type="float">
            <text:p>239726</text:p>
          </table:table-cell>
          <table:table-cell office:value-type="float" office:value="7336107" calcext:value-type="float">
            <text:p>7336107</text:p>
          </table:table-cell>
          <table:table-cell office:value-type="float" office:value="1346033" calcext:value-type="float">
            <text:p>1346033</text:p>
          </table:table-cell>
          <table:table-cell office:value-type="float" office:value="11612063" calcext:value-type="float">
            <text:p>1161206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666" calcext:value-type="float">
            <text:p>10666</text:p>
          </table:table-cell>
          <table:table-cell office:value-type="float" office:value="8940941" calcext:value-type="float">
            <text:p>8940941</text:p>
          </table:table-cell>
          <table:table-cell office:value-type="float" office:value="2532879" calcext:value-type="float">
            <text:p>2532879</text:p>
          </table:table-cell>
          <table:table-cell office:value-type="float" office:value="-5313" calcext:value-type="float">
            <text:p>-5313</text:p>
          </table:table-cell>
          <table:table-cell office:value-type="float" office:value="42675420" calcext:value-type="float">
            <text:p>42675420</text:p>
          </table:table-cell>
          <table:table-cell office:value-type="float" office:value="1896448" calcext:value-type="float">
            <text:p>1896448</text:p>
          </table:table-cell>
          <table:table-cell office:value-type="float" office:value="13270000" calcext:value-type="float">
            <text:p>13270000</text:p>
          </table:table-cell>
          <table:table-cell office:value-type="float" office:value="1159555" calcext:value-type="float">
            <text:p>1159555</text:p>
          </table:table-cell>
          <table:table-cell office:value-type="float" office:value="1376923" calcext:value-type="float">
            <text:p>1376923</text:p>
          </table:table-cell>
          <table:table-cell office:value-type="float" office:value="4090243" calcext:value-type="float">
            <text:p>4090243</text:p>
          </table:table-cell>
          <table:table-cell office:value-type="float" office:value="739954" calcext:value-type="float">
            <text:p>739954</text:p>
          </table:table-cell>
          <table:table-cell office:value-type="float" office:value="2673648" calcext:value-type="float">
            <text:p>2673648</text:p>
          </table:table-cell>
          <table:table-cell office:value-type="float" office:value="14739441" calcext:value-type="float">
            <text:p>14739441</text:p>
          </table:table-cell>
          <table:table-cell office:value-type="float" office:value="1544141" calcext:value-type="float">
            <text:p>1544141</text:p>
          </table:table-cell>
          <table:table-cell office:value-type="float" office:value="832606" calcext:value-type="float">
            <text:p>832606</text:p>
          </table:table-cell>
          <table:table-cell office:value-type="float" office:value="-1251219" calcext:value-type="float">
            <text:p>-1251219</text:p>
          </table:table-cell>
          <table:table-cell office:value-type="float" office:value="1586479" calcext:value-type="float">
            <text:p>1586479</text:p>
          </table:table-cell>
          <table:table-cell office:value-type="float" office:value="163167" calcext:value-type="float">
            <text:p>163167</text:p>
          </table:table-cell>
          <table:table-cell office:value-type="float" office:value="2190129" calcext:value-type="float">
            <text:p>2190129</text:p>
          </table:table-cell>
          <table:table-cell office:value-type="float" office:value="334002" calcext:value-type="float">
            <text:p>334002</text:p>
          </table:table-cell>
          <table:table-cell office:value-type="float" office:value="1239041" calcext:value-type="float">
            <text:p>1239041</text:p>
          </table:table-cell>
          <table:table-cell office:value-type="float" office:value="131961" calcext:value-type="float">
            <text:p>131961</text:p>
          </table:table-cell>
          <table:table-cell office:value-type="float" office:value="1527376" calcext:value-type="float">
            <text:p>1527376</text:p>
          </table:table-cell>
          <table:table-cell office:value-type="float" office:value="932938" calcext:value-type="float">
            <text:p>932938</text:p>
          </table:table-cell>
          <table:table-cell office:value-type="float" office:value="15833907" calcext:value-type="float">
            <text:p>15833907</text:p>
          </table:table-cell>
          <table:table-cell office:value-type="float" office:value="542217" calcext:value-type="float">
            <text:p>542217</text:p>
          </table:table-cell>
          <table:table-cell office:value-type="float" office:value="5339565" calcext:value-type="float">
            <text:p>5339565</text:p>
          </table:table-cell>
          <table:table-cell office:value-type="float" office:value="6326461" calcext:value-type="float">
            <text:p>6326461</text:p>
          </table:table-cell>
          <table:table-cell office:value-type="float" office:value="8223620" calcext:value-type="float">
            <text:p>8223620</text:p>
          </table:table-cell>
          <table:table-cell office:value-type="float" office:value="1473689" calcext:value-type="float">
            <text:p>1473689</text:p>
          </table:table-cell>
          <table:table-cell office:value-type="float" office:value="270479" calcext:value-type="float">
            <text:p>270479</text:p>
          </table:table-cell>
          <table:table-cell office:value-type="float" office:value="11423096" calcext:value-type="float">
            <text:p>11423096</text:p>
          </table:table-cell>
          <table:table-cell table:style-name="ce1" office:value-type="float" office:value="75446" calcext:value-type="float">
            <text:p>75446</text:p>
          </table:table-cell>
          <table:table-cell office:value-type="float" office:value="11502001" calcext:value-type="float">
            <text:p>11502001</text:p>
          </table:table-cell>
          <table:table-cell office:value-type="float" office:value="117646" calcext:value-type="float">
            <text:p>117646</text:p>
          </table:table-cell>
          <table:table-cell table:style-name="ce1" office:value-type="float" office:value="31491" calcext:value-type="float">
            <text:p>31491</text:p>
          </table:table-cell>
          <table:table-cell office:value-type="float" office:value="-1763936" calcext:value-type="float">
            <text:p>-1763936</text:p>
          </table:table-cell>
          <table:table-cell office:value-type="float" office:value="18093440" calcext:value-type="float">
            <text:p>18093440</text:p>
          </table:table-cell>
          <table:table-cell table:style-name="ce1" office:value-type="float" office:value="2397734" calcext:value-type="float">
            <text:p>2397734</text:p>
          </table:table-cell>
          <table:table-cell office:value-type="float" office:value="163895" calcext:value-type="float">
            <text:p>163895</text:p>
          </table:table-cell>
          <table:table-cell office:value-type="float" office:value="167152" calcext:value-type="float">
            <text:p>167152</text:p>
          </table:table-cell>
          <table:table-cell office:value-type="float" office:value="1619166" calcext:value-type="float">
            <text:p>1619166</text:p>
          </table:table-cell>
          <table:table-cell office:value-type="float" office:value="22813" calcext:value-type="float">
            <text:p>22813</text:p>
          </table:table-cell>
          <table:table-cell office:value-type="float" office:value="1209843" calcext:value-type="float">
            <text:p>1209843</text:p>
          </table:table-cell>
          <table:table-cell table:style-name="ce1" office:value-type="float" office:value="2028" calcext:value-type="float">
            <text:p>2028</text:p>
          </table:table-cell>
          <table:table-cell office:value-type="float" office:value="7969745" calcext:value-type="float">
            <text:p>7969745</text:p>
          </table:table-cell>
          <table:table-cell office:value-type="float" office:value="11539223" calcext:value-type="float">
            <text:p>11539223</text:p>
          </table:table-cell>
          <table:table-cell office:value-type="float" office:value="188447" calcext:value-type="float">
            <text:p>188447</text:p>
          </table:table-cell>
          <table:table-cell office:value-type="float" office:value="232081" calcext:value-type="float">
            <text:p>232081</text:p>
          </table:table-cell>
          <table:table-cell table:style-name="ce1" office:value-type="float" office:value="906766" calcext:value-type="float">
            <text:p>906766</text:p>
          </table:table-cell>
          <table:table-cell office:value-type="float" office:value="6035143" calcext:value-type="float">
            <text:p>6035143</text:p>
          </table:table-cell>
          <table:table-cell office:value-type="float" office:value="3403073" calcext:value-type="float">
            <text:p>3403073</text:p>
          </table:table-cell>
          <table:table-cell office:value-type="float" office:value="437887" calcext:value-type="float">
            <text:p>437887</text:p>
          </table:table-cell>
          <table:table-cell office:value-type="float" office:value="1601642" calcext:value-type="float">
            <text:p>1601642</text:p>
          </table:table-cell>
          <table:table-cell office:value-type="float" office:value="543592" calcext:value-type="float">
            <text:p>543592</text:p>
          </table:table-cell>
          <table:table-cell office:value-type="float" office:value="-1176" calcext:value-type="float">
            <text:p>-1176</text:p>
          </table:table-cell>
          <table:table-cell office:value-type="float" office:value="4771411" calcext:value-type="float">
            <text:p>4771411</text:p>
          </table:table-cell>
          <table:table-cell table:style-name="ce1" office:value-type="float" office:value="754" calcext:value-type="float">
            <text:p>754</text:p>
          </table:table-cell>
          <table:table-cell office:value-type="float" office:value="844259" calcext:value-type="float">
            <text:p>844259</text:p>
          </table:table-cell>
          <table:table-cell office:value-type="float" office:value="9259602" calcext:value-type="float">
            <text:p>9259602</text:p>
          </table:table-cell>
          <table:table-cell/>
          <table:table-cell office:value-type="float" office:value="165259" calcext:value-type="float">
            <text:p>165259</text:p>
          </table:table-cell>
          <table:table-cell office:value-type="float" office:value="2099040" calcext:value-type="float">
            <text:p>2099040</text:p>
          </table:table-cell>
          <table:table-cell office:value-type="float" office:value="199443" calcext:value-type="float">
            <text:p>199443</text:p>
          </table:table-cell>
          <table:table-cell office:value-type="float" office:value="1746586" calcext:value-type="float">
            <text:p>1746586</text:p>
          </table:table-cell>
          <table:table-cell office:value-type="float" office:value="835814" calcext:value-type="float">
            <text:p>835814</text:p>
          </table:table-cell>
          <table:table-cell office:value-type="float" office:value="13906542" calcext:value-type="float">
            <text:p>13906542</text:p>
          </table:table-cell>
          <table:table-cell table:style-name="ce1" office:value-type="float" office:value="1081390" calcext:value-type="float">
            <text:p>1081390</text:p>
          </table:table-cell>
          <table:table-cell office:value-type="float" office:value="127142" calcext:value-type="float">
            <text:p>127142</text:p>
          </table:table-cell>
          <table:table-cell office:value-type="float" office:value="1923881" calcext:value-type="float">
            <text:p>1923881</text:p>
          </table:table-cell>
          <table:table-cell office:value-type="float" office:value="4288993" calcext:value-type="float">
            <text:p>4288993</text:p>
          </table:table-cell>
          <table:table-cell office:value-type="float" office:value="5414166" calcext:value-type="float">
            <text:p>5414166</text:p>
          </table:table-cell>
          <table:table-cell office:value-type="float" office:value="7323186" calcext:value-type="float">
            <text:p>7323186</text:p>
          </table:table-cell>
          <table:table-cell office:value-type="float" office:value="5836341" calcext:value-type="float">
            <text:p>5836341</text:p>
          </table:table-cell>
          <table:table-cell office:value-type="float" office:value="2583146" calcext:value-type="float">
            <text:p>2583146</text:p>
          </table:table-cell>
          <table:table-cell office:value-type="float" office:value="159371" calcext:value-type="float">
            <text:p>159371</text:p>
          </table:table-cell>
          <table:table-cell office:value-type="float" office:value="1970213" calcext:value-type="float">
            <text:p>1970213</text:p>
          </table:table-cell>
          <table:table-cell office:value-type="float" office:value="43860" calcext:value-type="float">
            <text:p>43860</text:p>
          </table:table-cell>
          <table:table-cell office:value-type="float" office:value="2570967" calcext:value-type="float">
            <text:p>2570967</text:p>
          </table:table-cell>
          <table:table-cell office:value-type="float" office:value="4324664" calcext:value-type="float">
            <text:p>4324664</text:p>
          </table:table-cell>
          <table:table-cell office:value-type="float" office:value="111025" calcext:value-type="float">
            <text:p>111025</text:p>
          </table:table-cell>
          <table:table-cell office:value-type="float" office:value="865996" calcext:value-type="float">
            <text:p>865996</text:p>
          </table:table-cell>
          <table:table-cell office:value-type="float" office:value="1600873" calcext:value-type="float">
            <text:p>1600873</text:p>
          </table:table-cell>
          <table:table-cell table:style-name="ce1" office:value-type="float" office:value="75520" calcext:value-type="float">
            <text:p>75520</text:p>
          </table:table-cell>
          <table:table-cell office:value-type="float" office:value="-444808" calcext:value-type="float">
            <text:p>-444808</text:p>
          </table:table-cell>
          <table:table-cell office:value-type="float" office:value="850561" calcext:value-type="float">
            <text:p>850561</text:p>
          </table:table-cell>
          <table:table-cell office:value-type="float" office:value="936904" calcext:value-type="float">
            <text:p>936904</text:p>
          </table:table-cell>
          <table:table-cell office:value-type="float" office:value="3273" calcext:value-type="float">
            <text:p>3273</text:p>
          </table:table-cell>
          <table:table-cell office:value-type="float" office:value="1160034" calcext:value-type="float">
            <text:p>1160034</text:p>
          </table:table-cell>
          <table:table-cell office:value-type="float" office:value="24134531" calcext:value-type="float">
            <text:p>24134531</text:p>
          </table:table-cell>
          <table:table-cell office:value-type="float" office:value="-2859373" calcext:value-type="float">
            <text:p>-2859373</text:p>
          </table:table-cell>
          <table:table-cell office:value-type="float" office:value="191815" calcext:value-type="float">
            <text:p>191815</text:p>
          </table:table-cell>
          <table:table-cell office:value-type="float" office:value="483316685" calcext:value-type="float">
            <text:p>483316685</text:p>
          </table:table-cell>
          <table:table-cell office:value-type="float" office:value="3232160" calcext:value-type="float">
            <text:p>3232160</text:p>
          </table:table-cell>
          <table:table-cell office:value-type="float" office:value="4048623" calcext:value-type="float">
            <text:p>4048623</text:p>
          </table:table-cell>
          <table:table-cell table:style-name="ce1" office:value-type="float" office:value="-83959487" calcext:value-type="float">
            <text:p>-83959487</text:p>
          </table:table-cell>
          <table:table-cell table:style-name="ce1" office:value-type="float" office:value="685655" calcext:value-type="float">
            <text:p>685655</text:p>
          </table:table-cell>
          <table:table-cell office:value-type="float" office:value="1702434" calcext:value-type="float">
            <text:p>1702434</text:p>
          </table:table-cell>
          <table:table-cell office:value-type="float" office:value="-383972" calcext:value-type="float">
            <text:p>-383972</text:p>
          </table:table-cell>
          <table:table-cell table:style-name="ce1" office:value-type="float" office:value="1426707" calcext:value-type="float">
            <text:p>1426707</text:p>
          </table:table-cell>
          <table:table-cell office:value-type="float" office:value="-147941" calcext:value-type="float">
            <text:p>-147941</text:p>
          </table:table-cell>
          <table:table-cell office:value-type="float" office:value="7910987" calcext:value-type="float">
            <text:p>7910987</text:p>
          </table:table-cell>
          <table:table-cell office:value-type="float" office:value="562" calcext:value-type="float">
            <text:p>562</text:p>
          </table:table-cell>
          <table:table-cell office:value-type="float" office:value="-806214" calcext:value-type="float">
            <text:p>-806214</text:p>
          </table:table-cell>
          <table:table-cell table:style-name="ce1" office:value-type="float" office:value="387445" calcext:value-type="float">
            <text:p>387445</text:p>
          </table:table-cell>
          <table:table-cell office:value-type="float" office:value="2807108" calcext:value-type="float">
            <text:p>2807108</text:p>
          </table:table-cell>
          <table:table-cell table:style-name="ce1" office:value-type="float" office:value="31387" calcext:value-type="float">
            <text:p>31387</text:p>
          </table:table-cell>
          <table:table-cell office:value-type="float" office:value="648313" calcext:value-type="float">
            <text:p>648313</text:p>
          </table:table-cell>
          <table:table-cell office:value-type="float" office:value="-1338981" calcext:value-type="float">
            <text:p>-1338981</text:p>
          </table:table-cell>
          <table:table-cell table:style-name="ce1" office:value-type="float" office:value="563234" calcext:value-type="float">
            <text:p>563234</text:p>
          </table:table-cell>
          <table:table-cell/>
          <table:table-cell table:style-name="ce1" office:value-type="float" office:value="1409972" calcext:value-type="float">
            <text:p>1409972</text:p>
          </table:table-cell>
          <table:table-cell office:value-type="float" office:value="1005775" calcext:value-type="float">
            <text:p>1005775</text:p>
          </table:table-cell>
          <table:table-cell office:value-type="float" office:value="211634" calcext:value-type="float">
            <text:p>211634</text:p>
          </table:table-cell>
          <table:table-cell office:value-type="float" office:value="2563937" calcext:value-type="float">
            <text:p>2563937</text:p>
          </table:table-cell>
          <table:table-cell office:value-type="float" office:value="2776273" calcext:value-type="float">
            <text:p>2776273</text:p>
          </table:table-cell>
          <table:table-cell office:value-type="float" office:value="334463" calcext:value-type="float">
            <text:p>334463</text:p>
          </table:table-cell>
          <table:table-cell table:style-name="ce1" office:value-type="float" office:value="3338759" calcext:value-type="float">
            <text:p>3338759</text:p>
          </table:table-cell>
          <table:table-cell office:value-type="float" office:value="136389000" calcext:value-type="float">
            <text:p>136389000</text:p>
          </table:table-cell>
          <table:table-cell office:value-type="float" office:value="51528000" calcext:value-type="float">
            <text:p>51528000</text:p>
          </table:table-cell>
          <table:table-cell office:value-type="float" office:value="27002769" calcext:value-type="float">
            <text:p>27002769</text:p>
          </table:table-cell>
          <table:table-cell table:style-name="ce1" office:value-type="float" office:value="2815123" calcext:value-type="float">
            <text:p>2815123</text:p>
          </table:table-cell>
          <table:table-cell office:value-type="float" office:value="2139204" calcext:value-type="float">
            <text:p>2139204</text:p>
          </table:table-cell>
          <table:table-cell office:value-type="float" office:value="411048" calcext:value-type="float">
            <text:p>411048</text:p>
          </table:table-cell>
          <table:table-cell office:value-type="float" office:value="642206" calcext:value-type="float">
            <text:p>642206</text:p>
          </table:table-cell>
          <table:table-cell office:value-type="float" office:value="1159173" calcext:value-type="float">
            <text:p>1159173</text:p>
          </table:table-cell>
          <table:table-cell office:value-type="float" office:value="-228018" calcext:value-type="float">
            <text:p>-228018</text:p>
          </table:table-cell>
          <table:table-cell office:value-type="float" office:value="424193" calcext:value-type="float">
            <text:p>424193</text:p>
          </table:table-cell>
          <table:table-cell office:value-type="float" office:value="7201131" calcext:value-type="float">
            <text:p>7201131</text:p>
          </table:table-cell>
          <table:table-cell office:value-type="float" office:value="3355834" calcext:value-type="float">
            <text:p>3355834</text:p>
          </table:table-cell>
          <table:table-cell office:value-type="float" office:value="1160963" calcext:value-type="float">
            <text:p>1160963</text:p>
          </table:table-cell>
          <table:table-cell table:style-name="ce1" office:value-type="float" office:value="122843" calcext:value-type="float">
            <text:p>122843</text:p>
          </table:table-cell>
          <table:table-cell office:value-type="float" office:value="27531033" calcext:value-type="float">
            <text:p>27531033</text:p>
          </table:table-cell>
          <table:table-cell office:value-type="float" office:value="2722587" calcext:value-type="float">
            <text:p>2722587</text:p>
          </table:table-cell>
          <table:table-cell/>
          <table:table-cell table:style-name="ce1" office:value-type="float" office:value="2120700" calcext:value-type="float">
            <text:p>2120700</text:p>
          </table:table-cell>
          <table:table-cell office:value-type="float" office:value="-351640" calcext:value-type="float">
            <text:p>-351640</text:p>
          </table:table-cell>
          <table:table-cell office:value-type="float" office:value="6096165" calcext:value-type="float">
            <text:p>6096165</text:p>
          </table:table-cell>
          <table:table-cell office:value-type="float" office:value="913341" calcext:value-type="float">
            <text:p>913341</text:p>
          </table:table-cell>
          <table:table-cell office:value-type="float" office:value="3268398" calcext:value-type="float">
            <text:p>3268398</text:p>
          </table:table-cell>
          <table:table-cell office:value-type="float" office:value="92202" calcext:value-type="float">
            <text:p>92202</text:p>
          </table:table-cell>
          <table:table-cell office:value-type="float" office:value="110127" calcext:value-type="float">
            <text:p>110127</text:p>
          </table:table-cell>
          <table:table-cell office:value-type="float" office:value="5132284" calcext:value-type="float">
            <text:p>5132284</text:p>
          </table:table-cell>
          <table:table-cell table:style-name="ce1" office:value-type="float" office:value="50629" calcext:value-type="float">
            <text:p>50629</text:p>
          </table:table-cell>
          <table:table-cell office:value-type="float" office:value="2047570" calcext:value-type="float">
            <text:p>2047570</text:p>
          </table:table-cell>
          <table:table-cell office:value-type="float" office:value="1410215" calcext:value-type="float">
            <text:p>1410215</text:p>
          </table:table-cell>
          <table:table-cell office:value-type="float" office:value="-318976" calcext:value-type="float">
            <text:p>-318976</text:p>
          </table:table-cell>
          <table:table-cell office:value-type="float" office:value="-451736" calcext:value-type="float">
            <text:p>-451736</text:p>
          </table:table-cell>
          <table:table-cell office:value-type="float" office:value="1949955" calcext:value-type="float">
            <text:p>1949955</text:p>
          </table:table-cell>
          <table:table-cell office:value-type="float" office:value="2434355" calcext:value-type="float">
            <text:p>2434355</text:p>
          </table:table-cell>
          <table:table-cell office:value-type="float" office:value="-9836727" calcext:value-type="float">
            <text:p>-9836727</text:p>
          </table:table-cell>
          <table:table-cell office:value-type="float" office:value="215871" calcext:value-type="float">
            <text:p>215871</text:p>
          </table:table-cell>
          <table:table-cell office:value-type="float" office:value="84768" calcext:value-type="float">
            <text:p>84768</text:p>
          </table:table-cell>
          <table:table-cell office:value-type="float" office:value="18784996" calcext:value-type="float">
            <text:p>18784996</text:p>
          </table:table-cell>
          <table:table-cell office:value-type="float" office:value="23581128" calcext:value-type="float">
            <text:p>23581128</text:p>
          </table:table-cell>
          <table:table-cell/>
          <table:table-cell office:value-type="float" office:value="222869811" calcext:value-type="float">
            <text:p>222869811</text:p>
          </table:table-cell>
          <table:table-cell/>
          <table:table-cell office:value-type="float" office:value="124995" calcext:value-type="float">
            <text:p>124995</text:p>
          </table:table-cell>
          <table:table-cell office:value-type="float" office:value="-63819" calcext:value-type="float">
            <text:p>-63819</text:p>
          </table:table-cell>
          <table:table-cell office:value-type="float" office:value="-294655" calcext:value-type="float">
            <text:p>-294655</text:p>
          </table:table-cell>
          <table:table-cell office:value-type="float" office:value="-509209" calcext:value-type="float">
            <text:p>-509209</text:p>
          </table:table-cell>
          <table:table-cell office:value-type="float" office:value="1255937" calcext:value-type="float">
            <text:p>1255937</text:p>
          </table:table-cell>
          <table:table-cell office:value-type="float" office:value="387043" calcext:value-type="float">
            <text:p>387043</text:p>
          </table:table-cell>
          <table:table-cell table:style-name="ce1" office:value-type="float" office:value="1516360" calcext:value-type="float">
            <text:p>1516360</text:p>
          </table:table-cell>
          <table:table-cell office:value-type="float" office:value="3643788" calcext:value-type="float">
            <text:p>3643788</text:p>
          </table:table-cell>
          <table:table-cell office:value-type="float" office:value="5803503" calcext:value-type="float">
            <text:p>5803503</text:p>
          </table:table-cell>
          <table:table-cell office:value-type="float" office:value="5290841" calcext:value-type="float">
            <text:p>5290841</text:p>
          </table:table-cell>
          <table:table-cell office:value-type="float" office:value="-138370" calcext:value-type="float">
            <text:p>-138370</text:p>
          </table:table-cell>
          <table:table-cell table:style-name="ce1" office:value-type="float" office:value="16649721" calcext:value-type="float">
            <text:p>16649721</text:p>
          </table:table-cell>
          <table:table-cell office:value-type="float" office:value="-134091" calcext:value-type="float">
            <text:p>-134091</text:p>
          </table:table-cell>
          <table:table-cell office:value-type="float" office:value="111000" calcext:value-type="float">
            <text:p>111000</text:p>
          </table:table-cell>
          <table:table-cell office:value-type="float" office:value="-20768" calcext:value-type="float">
            <text:p>-20768</text:p>
          </table:table-cell>
          <table:table-cell office:value-type="float" office:value="955957" calcext:value-type="float">
            <text:p>955957</text:p>
          </table:table-cell>
          <table:table-cell table:style-name="ce1" office:value-type="float" office:value="456867" calcext:value-type="float">
            <text:p>456867</text:p>
          </table:table-cell>
          <table:table-cell office:value-type="float" office:value="28908026" calcext:value-type="float">
            <text:p>28908026</text:p>
          </table:table-cell>
          <table:table-cell office:value-type="float" office:value="1797038" calcext:value-type="float">
            <text:p>1797038</text:p>
          </table:table-cell>
          <table:table-cell office:value-type="float" office:value="73673" calcext:value-type="float">
            <text:p>73673</text:p>
          </table:table-cell>
          <table:table-cell office:value-type="float" office:value="-3636920" calcext:value-type="float">
            <text:p>-3636920</text:p>
          </table:table-cell>
          <table:table-cell table:style-name="ce1" office:value-type="float" office:value="409205" calcext:value-type="float">
            <text:p>409205</text:p>
          </table:table-cell>
          <table:table-cell office:value-type="float" office:value="562" calcext:value-type="float">
            <text:p>562</text:p>
          </table:table-cell>
          <table:table-cell office:value-type="float" office:value="358092" calcext:value-type="float">
            <text:p>358092</text:p>
          </table:table-cell>
          <table:table-cell office:value-type="float" office:value="361960" calcext:value-type="float">
            <text:p>361960</text:p>
          </table:table-cell>
          <table:table-cell office:value-type="float" office:value="-3492669" calcext:value-type="float">
            <text:p>-3492669</text:p>
          </table:table-cell>
          <table:table-cell office:value-type="float" office:value="881116" calcext:value-type="float">
            <text:p>881116</text:p>
          </table:table-cell>
          <table:table-cell table:style-name="ce1" office:value-type="float" office:value="8510000" calcext:value-type="float">
            <text:p>8510000</text:p>
          </table:table-cell>
          <table:table-cell office:value-type="float" office:value="277753000" calcext:value-type="float">
            <text:p>277753000</text:p>
          </table:table-cell>
          <table:table-cell table:style-name="ce1" office:value-type="float" office:value="249799041" calcext:value-type="float">
            <text:p>249799041</text:p>
          </table:table-cell>
          <table:table-cell office:value-type="float" office:value="-296799" calcext:value-type="float">
            <text:p>-296799</text:p>
          </table:table-cell>
          <table:table-cell office:value-type="float" office:value="31629" calcext:value-type="float">
            <text:p>31629</text:p>
          </table:table-cell>
          <table:table-cell office:value-type="float" office:value="-63130" calcext:value-type="float">
            <text:p>-63130</text:p>
          </table:table-cell>
          <table:table-cell office:value-type="float" office:value="7805734" calcext:value-type="float">
            <text:p>7805734</text:p>
          </table:table-cell>
          <table:table-cell table:style-name="ce1" office:value-type="float" office:value="-10075" calcext:value-type="float">
            <text:p>-10075</text:p>
          </table:table-cell>
          <table:table-cell office:value-type="float" office:value="507947" calcext:value-type="float">
            <text:p>507947</text:p>
          </table:table-cell>
          <table:table-cell table:style-name="ce1" office:value-type="float" office:value="55229" calcext:value-type="float">
            <text:p>55229</text:p>
          </table:table-cell>
          <table:table-cell table:style-name="ce1" office:value-type="float" office:value="943" calcext:value-type="float">
            <text:p>943</text:p>
          </table:table-cell>
          <table:table-cell office:value-type="float" office:value="1029078" calcext:value-type="float">
            <text:p>1029078</text:p>
          </table:table-cell>
          <table:table-cell office:value-type="float" office:value="67723" calcext:value-type="float">
            <text:p>67723</text:p>
          </table:table-cell>
          <table:table-cell office:value-type="float" office:value="2288744" calcext:value-type="float">
            <text:p>2288744</text:p>
          </table:table-cell>
          <table:table-cell table:style-name="ce1" office:value-type="float" office:value="35441413" calcext:value-type="float">
            <text:p>35441413</text:p>
          </table:table-cell>
          <table:table-cell table:style-name="ce1" office:value-type="float" office:value="3224392" calcext:value-type="float">
            <text:p>3224392</text:p>
          </table:table-cell>
          <table:table-cell office:value-type="float" office:value="1992414" calcext:value-type="float">
            <text:p>1992414</text:p>
          </table:table-cell>
          <table:table-cell office:value-type="float" office:value="26419" calcext:value-type="float">
            <text:p>26419</text:p>
          </table:table-cell>
          <table:table-cell office:value-type="float" office:value="-120470" calcext:value-type="float">
            <text:p>-120470</text:p>
          </table:table-cell>
          <table:table-cell office:value-type="float" office:value="4293710" calcext:value-type="float">
            <text:p>4293710</text:p>
          </table:table-cell>
          <table:table-cell office:value-type="float" office:value="-2451313" calcext:value-type="float">
            <text:p>-2451313</text:p>
          </table:table-cell>
          <table:table-cell office:value-type="float" office:value="659265" calcext:value-type="float">
            <text:p>659265</text:p>
          </table:table-cell>
          <table:table-cell office:value-type="float" office:value="2166982" calcext:value-type="float">
            <text:p>2166982</text:p>
          </table:table-cell>
          <table:table-cell table:style-name="ce1" office:value-type="float" office:value="1779550" calcext:value-type="float">
            <text:p>1779550</text:p>
          </table:table-cell>
          <table:table-cell office:value-type="float" office:value="638791" calcext:value-type="float">
            <text:p>638791</text:p>
          </table:table-cell>
          <table:table-cell office:value-type="float" office:value="225997" calcext:value-type="float">
            <text:p>225997</text:p>
          </table:table-cell>
          <table:table-cell office:value-type="float" office:value="3366308" calcext:value-type="float">
            <text:p>3366308</text:p>
          </table:table-cell>
          <table:table-cell office:value-type="float" office:value="7963300" calcext:value-type="float">
            <text:p>7963300</text:p>
          </table:table-cell>
          <table:table-cell office:value-type="float" office:value="-936807" calcext:value-type="float">
            <text:p>-936807</text:p>
          </table:table-cell>
          <table:table-cell office:value-type="float" office:value="1331031" calcext:value-type="float">
            <text:p>1331031</text:p>
          </table:table-cell>
          <table:table-cell office:value-type="float" office:value="1421932" calcext:value-type="float">
            <text:p>1421932</text:p>
          </table:table-cell>
          <table:table-cell table:style-name="ce1" office:value-type="float" office:value="3233527" calcext:value-type="float">
            <text:p>3233527</text:p>
          </table:table-cell>
          <table:table-cell office:value-type="float" office:value="2236317" calcext:value-type="float">
            <text:p>2236317</text:p>
          </table:table-cell>
          <table:table-cell office:value-type="float" office:value="71833" calcext:value-type="float">
            <text:p>71833</text:p>
          </table:table-cell>
          <table:table-cell office:value-type="float" office:value="423237" calcext:value-type="float">
            <text:p>423237</text:p>
          </table:table-cell>
          <table:table-cell office:value-type="float" office:value="498385" calcext:value-type="float">
            <text:p>498385</text:p>
          </table:table-cell>
          <table:table-cell office:value-type="float" office:value="1540853" calcext:value-type="float">
            <text:p>1540853</text:p>
          </table:table-cell>
          <table:table-cell office:value-type="float" office:value="240230" calcext:value-type="float">
            <text:p>240230</text:p>
          </table:table-cell>
          <table:table-cell office:value-type="float" office:value="2818812" calcext:value-type="float">
            <text:p>2818812</text:p>
          </table:table-cell>
          <table:table-cell table:style-name="ce1" office:value-type="float" office:value="578460" calcext:value-type="float">
            <text:p>578460</text:p>
          </table:table-cell>
          <table:table-cell table:style-name="ce1" office:value-type="float" office:value="1013938" calcext:value-type="float">
            <text:p>1013938</text:p>
          </table:table-cell>
          <table:table-cell office:value-type="float" office:value="55119" calcext:value-type="float">
            <text:p>55119</text:p>
          </table:table-cell>
          <table:table-cell office:value-type="float" office:value="40568" calcext:value-type="float">
            <text:p>40568</text:p>
          </table:table-cell>
          <table:table-cell table:style-name="ce1" office:value-type="float" office:value="382756" calcext:value-type="float">
            <text:p>382756</text:p>
          </table:table-cell>
          <table:table-cell office:value-type="float" office:value="792387" calcext:value-type="float">
            <text:p>792387</text:p>
          </table:table-cell>
          <table:table-cell office:value-type="float" office:value="71712" calcext:value-type="float">
            <text:p>71712</text:p>
          </table:table-cell>
          <table:table-cell office:value-type="float" office:value="11787" calcext:value-type="float">
            <text:p>11787</text:p>
          </table:table-cell>
          <table:table-cell office:value-type="float" office:value="5792899" calcext:value-type="float">
            <text:p>5792899</text:p>
          </table:table-cell>
          <table:table-cell office:value-type="float" office:value="12473477" calcext:value-type="float">
            <text:p>12473477</text:p>
          </table:table-cell>
          <table:table-cell office:value-type="float" office:value="12466313" calcext:value-type="float">
            <text:p>12466313</text:p>
          </table:table-cell>
          <table:table-cell office:value-type="float" office:value="320657" calcext:value-type="float">
            <text:p>320657</text:p>
          </table:table-cell>
          <table:table-cell office:value-type="float" office:value="-444808" calcext:value-type="float">
            <text:p>-444808</text:p>
          </table:table-cell>
          <table:table-cell office:value-type="float" office:value="449345" calcext:value-type="float">
            <text:p>449345</text:p>
          </table:table-cell>
          <table:table-cell office:value-type="float" office:value="1010290" calcext:value-type="float">
            <text:p>1010290</text:p>
          </table:table-cell>
          <table:table-cell office:value-type="float" office:value="3439" calcext:value-type="float">
            <text:p>3439</text:p>
          </table:table-cell>
          <table:table-cell office:value-type="float" office:value="462802" calcext:value-type="float">
            <text:p>462802</text:p>
          </table:table-cell>
          <table:table-cell office:value-type="float" office:value="-1536584" calcext:value-type="float">
            <text:p>-1536584</text:p>
          </table:table-cell>
          <table:table-cell office:value-type="float" office:value="170817" calcext:value-type="float">
            <text:p>170817</text:p>
          </table:table-cell>
          <table:table-cell office:value-type="float" office:value="527121" calcext:value-type="float">
            <text:p>527121</text:p>
          </table:table-cell>
          <table:table-cell office:value-type="float" office:value="70422898" calcext:value-type="float">
            <text:p>70422898</text:p>
          </table:table-cell>
          <table:table-cell office:value-type="float" office:value="119238" calcext:value-type="float">
            <text:p>119238</text:p>
          </table:table-cell>
          <table:table-cell office:value-type="float" office:value="1027375" calcext:value-type="float">
            <text:p>1027375</text:p>
          </table:table-cell>
          <table:table-cell office:value-type="float" office:value="-308075" calcext:value-type="float">
            <text:p>-308075</text:p>
          </table:table-cell>
          <table:table-cell office:value-type="float" office:value="1284829" calcext:value-type="float">
            <text:p>1284829</text:p>
          </table:table-cell>
          <table:table-cell office:value-type="float" office:value="1354812" calcext:value-type="float">
            <text:p>1354812</text:p>
          </table:table-cell>
          <table:table-cell office:value-type="float" office:value="4564829" calcext:value-type="float">
            <text:p>4564829</text:p>
          </table:table-cell>
          <table:table-cell office:value-type="float" office:value="100553" calcext:value-type="float">
            <text:p>100553</text:p>
          </table:table-cell>
          <table:table-cell office:value-type="float" office:value="561720" calcext:value-type="float">
            <text:p>561720</text:p>
          </table:table-cell>
          <table:table-cell office:value-type="float" office:value="474855" calcext:value-type="float">
            <text:p>474855</text:p>
          </table:table-cell>
          <table:table-cell office:value-type="float" office:value="2047819" calcext:value-type="float">
            <text:p>2047819</text:p>
          </table:table-cell>
          <table:table-cell office:value-type="float" office:value="9465459" calcext:value-type="float">
            <text:p>9465459</text:p>
          </table:table-cell>
          <table:table-cell office:value-type="float" office:value="167504" calcext:value-type="float">
            <text:p>167504</text:p>
          </table:table-cell>
          <table:table-cell table:style-name="ce1" office:value-type="float" office:value="1218808" calcext:value-type="float">
            <text:p>1218808</text:p>
          </table:table-cell>
          <table:table-cell office:value-type="float" office:value="81578" calcext:value-type="float">
            <text:p>81578</text:p>
          </table:table-cell>
          <table:table-cell office:value-type="float" office:value="15295593" calcext:value-type="float">
            <text:p>15295593</text:p>
          </table:table-cell>
          <table:table-cell office:value-type="float" office:value="152226457" calcext:value-type="float">
            <text:p>152226457</text:p>
          </table:table-cell>
          <table:table-cell office:value-type="float" office:value="997958" calcext:value-type="float">
            <text:p>997958</text:p>
          </table:table-cell>
          <table:table-cell office:value-type="float" office:value="2847000" calcext:value-type="float">
            <text:p>2847000</text:p>
          </table:table-cell>
          <table:table-cell office:value-type="float" office:value="-84622" calcext:value-type="float">
            <text:p>-84622</text:p>
          </table:table-cell>
          <table:table-cell office:value-type="float" office:value="818414" calcext:value-type="float">
            <text:p>818414</text:p>
          </table:table-cell>
          <table:table-cell office:value-type="float" office:value="6967138" calcext:value-type="float">
            <text:p>6967138</text:p>
          </table:table-cell>
          <table:table-cell office:value-type="float" office:value="-142978" calcext:value-type="float">
            <text:p>-142978</text:p>
          </table:table-cell>
          <table:table-cell office:value-type="float" office:value="2457523" calcext:value-type="float">
            <text:p>2457523</text:p>
          </table:table-cell>
          <table:table-cell table:style-name="ce1" office:value-type="float" office:value="199123" calcext:value-type="float">
            <text:p>199123</text:p>
          </table:table-cell>
          <table:table-cell office:value-type="float" office:value="380786" calcext:value-type="float">
            <text:p>380786</text:p>
          </table:table-cell>
          <table:table-cell table:style-name="ce1" office:value-type="float" office:value="125172" calcext:value-type="float">
            <text:p>1251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02-2018</text:p>
          </table:table-cell>
          <table:table-cell office:value-type="float" office:value="1587015" calcext:value-type="float">
            <text:p>1587015</text:p>
          </table:table-cell>
          <table:table-cell office:value-type="float" office:value="-8825" calcext:value-type="float">
            <text:p>-8825</text:p>
          </table:table-cell>
          <table:table-cell office:value-type="float" office:value="46671" calcext:value-type="float">
            <text:p>46671</text:p>
          </table:table-cell>
          <table:table-cell office:value-type="float" office:value="57364" calcext:value-type="float">
            <text:p>57364</text:p>
          </table:table-cell>
          <table:table-cell office:value-type="float" office:value="942067" calcext:value-type="float">
            <text:p>942067</text:p>
          </table:table-cell>
          <table:table-cell/>
          <table:table-cell office:value-type="float" office:value="6230483" calcext:value-type="float">
            <text:p>6230483</text:p>
          </table:table-cell>
          <table:table-cell office:value-type="float" office:value="53439541" calcext:value-type="float">
            <text:p>53439541</text:p>
          </table:table-cell>
          <table:table-cell office:value-type="float" office:value="3407228" calcext:value-type="float">
            <text:p>3407228</text:p>
          </table:table-cell>
          <table:table-cell office:value-type="float" office:value="721290" calcext:value-type="float">
            <text:p>721290</text:p>
          </table:table-cell>
          <table:table-cell office:value-type="float" office:value="671556" calcext:value-type="float">
            <text:p>671556</text:p>
          </table:table-cell>
          <table:table-cell table:style-name="ce1" office:value-type="float" office:value="6574857" calcext:value-type="float">
            <text:p>6574857</text:p>
          </table:table-cell>
          <table:table-cell table:style-name="ce1" office:value-type="float" office:value="-1499" calcext:value-type="float">
            <text:p>-1499</text:p>
          </table:table-cell>
          <table:table-cell table:style-name="ce1" office:value-type="float" office:value="2865365" calcext:value-type="float">
            <text:p>2865365</text:p>
          </table:table-cell>
          <table:table-cell office:value-type="float" office:value="3689926" calcext:value-type="float">
            <text:p>3689926</text:p>
          </table:table-cell>
          <table:table-cell office:value-type="float" office:value="58770" calcext:value-type="float">
            <text:p>58770</text:p>
          </table:table-cell>
          <table:table-cell office:value-type="float" office:value="19164516" calcext:value-type="float">
            <text:p>19164516</text:p>
          </table:table-cell>
          <table:table-cell table:style-name="ce1" office:value-type="float" office:value="12917" calcext:value-type="float">
            <text:p>12917</text:p>
          </table:table-cell>
          <table:table-cell/>
          <table:table-cell office:value-type="float" office:value="89273563" calcext:value-type="float">
            <text:p>89273563</text:p>
          </table:table-cell>
          <table:table-cell/>
          <table:table-cell office:value-type="float" office:value="150127" calcext:value-type="float">
            <text:p>150127</text:p>
          </table:table-cell>
          <table:table-cell office:value-type="float" office:value="10266" calcext:value-type="float">
            <text:p>10266</text:p>
          </table:table-cell>
          <table:table-cell office:value-type="float" office:value="105584" calcext:value-type="float">
            <text:p>105584</text:p>
          </table:table-cell>
          <table:table-cell office:value-type="float" office:value="9266096" calcext:value-type="float">
            <text:p>9266096</text:p>
          </table:table-cell>
          <table:table-cell office:value-type="float" office:value="3445961" calcext:value-type="float">
            <text:p>3445961</text:p>
          </table:table-cell>
          <table:table-cell office:value-type="float" office:value="1411850" calcext:value-type="float">
            <text:p>1411850</text:p>
          </table:table-cell>
          <table:table-cell office:value-type="float" office:value="1882486" calcext:value-type="float">
            <text:p>1882486</text:p>
          </table:table-cell>
          <table:table-cell office:value-type="float" office:value="113038723" calcext:value-type="float">
            <text:p>113038723</text:p>
          </table:table-cell>
          <table:table-cell office:value-type="float" office:value="91567645" calcext:value-type="float">
            <text:p>91567645</text:p>
          </table:table-cell>
          <table:table-cell office:value-type="float" office:value="1100236" calcext:value-type="float">
            <text:p>1100236</text:p>
          </table:table-cell>
          <table:table-cell office:value-type="float" office:value="7031331" calcext:value-type="float">
            <text:p>7031331</text:p>
          </table:table-cell>
          <table:table-cell office:value-type="float" office:value="388279" calcext:value-type="float">
            <text:p>388279</text:p>
          </table:table-cell>
          <table:table-cell office:value-type="float" office:value="13883" calcext:value-type="float">
            <text:p>13883</text:p>
          </table:table-cell>
          <table:table-cell office:value-type="float" office:value="150021" calcext:value-type="float">
            <text:p>150021</text:p>
          </table:table-cell>
          <table:table-cell office:value-type="float" office:value="793257" calcext:value-type="float">
            <text:p>793257</text:p>
          </table:table-cell>
          <table:table-cell office:value-type="float" office:value="118456" calcext:value-type="float">
            <text:p>118456</text:p>
          </table:table-cell>
          <table:table-cell office:value-type="float" office:value="3772385" calcext:value-type="float">
            <text:p>3772385</text:p>
          </table:table-cell>
          <table:table-cell office:value-type="float" office:value="924016" calcext:value-type="float">
            <text:p>924016</text:p>
          </table:table-cell>
          <table:table-cell office:value-type="float" office:value="1023" calcext:value-type="float">
            <text:p>1023</text:p>
          </table:table-cell>
          <table:table-cell office:value-type="float" office:value="178123" calcext:value-type="float">
            <text:p>178123</text:p>
          </table:table-cell>
          <table:table-cell office:value-type="float" office:value="125747" calcext:value-type="float">
            <text:p>125747</text:p>
          </table:table-cell>
          <table:table-cell table:style-name="ce1" office:value-type="float" office:value="1632322" calcext:value-type="float">
            <text:p>1632322</text:p>
          </table:table-cell>
          <table:table-cell office:value-type="float" office:value="-168617" calcext:value-type="float">
            <text:p>-168617</text:p>
          </table:table-cell>
          <table:table-cell office:value-type="float" office:value="10363458" calcext:value-type="float">
            <text:p>10363458</text:p>
          </table:table-cell>
          <table:table-cell office:value-type="float" office:value="5780232" calcext:value-type="float">
            <text:p>5780232</text:p>
          </table:table-cell>
          <table:table-cell office:value-type="float" office:value="8693644" calcext:value-type="float">
            <text:p>8693644</text:p>
          </table:table-cell>
          <table:table-cell office:value-type="float" office:value="250711" calcext:value-type="float">
            <text:p>250711</text:p>
          </table:table-cell>
          <table:table-cell office:value-type="float" office:value="4848522" calcext:value-type="float">
            <text:p>4848522</text:p>
          </table:table-cell>
          <table:table-cell office:value-type="float" office:value="1385853" calcext:value-type="float">
            <text:p>1385853</text:p>
          </table:table-cell>
          <table:table-cell office:value-type="float" office:value="9616671" calcext:value-type="float">
            <text:p>9616671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3057" calcext:value-type="float">
            <text:p>13057</text:p>
          </table:table-cell>
          <table:table-cell office:value-type="float" office:value="9365661" calcext:value-type="float">
            <text:p>9365661</text:p>
          </table:table-cell>
          <table:table-cell office:value-type="float" office:value="2478412" calcext:value-type="float">
            <text:p>2478412</text:p>
          </table:table-cell>
          <table:table-cell office:value-type="float" office:value="-5365" calcext:value-type="float">
            <text:p>-5365</text:p>
          </table:table-cell>
          <table:table-cell office:value-type="float" office:value="45428586" calcext:value-type="float">
            <text:p>45428586</text:p>
          </table:table-cell>
          <table:table-cell office:value-type="float" office:value="1968319" calcext:value-type="float">
            <text:p>1968319</text:p>
          </table:table-cell>
          <table:table-cell office:value-type="float" office:value="13740000" calcext:value-type="float">
            <text:p>13740000</text:p>
          </table:table-cell>
          <table:table-cell office:value-type="float" office:value="1159555" calcext:value-type="float">
            <text:p>1159555</text:p>
          </table:table-cell>
          <table:table-cell office:value-type="float" office:value="1338512" calcext:value-type="float">
            <text:p>1338512</text:p>
          </table:table-cell>
          <table:table-cell office:value-type="float" office:value="4148699" calcext:value-type="float">
            <text:p>4148699</text:p>
          </table:table-cell>
          <table:table-cell office:value-type="float" office:value="916015" calcext:value-type="float">
            <text:p>916015</text:p>
          </table:table-cell>
          <table:table-cell office:value-type="float" office:value="2752819" calcext:value-type="float">
            <text:p>2752819</text:p>
          </table:table-cell>
          <table:table-cell office:value-type="float" office:value="14728303" calcext:value-type="float">
            <text:p>14728303</text:p>
          </table:table-cell>
          <table:table-cell office:value-type="float" office:value="1567065" calcext:value-type="float">
            <text:p>1567065</text:p>
          </table:table-cell>
          <table:table-cell office:value-type="float" office:value="872672" calcext:value-type="float">
            <text:p>872672</text:p>
          </table:table-cell>
          <table:table-cell office:value-type="float" office:value="-1724543" calcext:value-type="float">
            <text:p>-1724543</text:p>
          </table:table-cell>
          <table:table-cell office:value-type="float" office:value="1625818" calcext:value-type="float">
            <text:p>1625818</text:p>
          </table:table-cell>
          <table:table-cell office:value-type="float" office:value="163539" calcext:value-type="float">
            <text:p>163539</text:p>
          </table:table-cell>
          <table:table-cell office:value-type="float" office:value="2304481" calcext:value-type="float">
            <text:p>2304481</text:p>
          </table:table-cell>
          <table:table-cell office:value-type="float" office:value="296819" calcext:value-type="float">
            <text:p>296819</text:p>
          </table:table-cell>
          <table:table-cell office:value-type="float" office:value="1260496" calcext:value-type="float">
            <text:p>1260496</text:p>
          </table:table-cell>
          <table:table-cell office:value-type="float" office:value="128292" calcext:value-type="float">
            <text:p>128292</text:p>
          </table:table-cell>
          <table:table-cell office:value-type="float" office:value="1563843" calcext:value-type="float">
            <text:p>1563843</text:p>
          </table:table-cell>
          <table:table-cell office:value-type="float" office:value="929313" calcext:value-type="float">
            <text:p>929313</text:p>
          </table:table-cell>
          <table:table-cell office:value-type="float" office:value="16180850" calcext:value-type="float">
            <text:p>16180850</text:p>
          </table:table-cell>
          <table:table-cell office:value-type="float" office:value="511456" calcext:value-type="float">
            <text:p>511456</text:p>
          </table:table-cell>
          <table:table-cell office:value-type="float" office:value="5271021" calcext:value-type="float">
            <text:p>5271021</text:p>
          </table:table-cell>
          <table:table-cell office:value-type="float" office:value="6109644" calcext:value-type="float">
            <text:p>6109644</text:p>
          </table:table-cell>
          <table:table-cell office:value-type="float" office:value="8221328" calcext:value-type="float">
            <text:p>8221328</text:p>
          </table:table-cell>
          <table:table-cell office:value-type="float" office:value="1488769" calcext:value-type="float">
            <text:p>1488769</text:p>
          </table:table-cell>
          <table:table-cell office:value-type="float" office:value="199630" calcext:value-type="float">
            <text:p>199630</text:p>
          </table:table-cell>
          <table:table-cell office:value-type="float" office:value="10834546" calcext:value-type="float">
            <text:p>10834546</text:p>
          </table:table-cell>
          <table:table-cell table:style-name="ce1" office:value-type="float" office:value="75772" calcext:value-type="float">
            <text:p>75772</text:p>
          </table:table-cell>
          <table:table-cell office:value-type="float" office:value="11944014" calcext:value-type="float">
            <text:p>11944014</text:p>
          </table:table-cell>
          <table:table-cell office:value-type="float" office:value="73012" calcext:value-type="float">
            <text:p>73012</text:p>
          </table:table-cell>
          <table:table-cell table:style-name="ce1" office:value-type="float" office:value="28955" calcext:value-type="float">
            <text:p>28955</text:p>
          </table:table-cell>
          <table:table-cell office:value-type="float" office:value="-1748458" calcext:value-type="float">
            <text:p>-1748458</text:p>
          </table:table-cell>
          <table:table-cell office:value-type="float" office:value="18221787" calcext:value-type="float">
            <text:p>18221787</text:p>
          </table:table-cell>
          <table:table-cell table:style-name="ce1" office:value-type="float" office:value="2378752" calcext:value-type="float">
            <text:p>2378752</text:p>
          </table:table-cell>
          <table:table-cell office:value-type="float" office:value="155571" calcext:value-type="float">
            <text:p>155571</text:p>
          </table:table-cell>
          <table:table-cell office:value-type="float" office:value="164981" calcext:value-type="float">
            <text:p>164981</text:p>
          </table:table-cell>
          <table:table-cell office:value-type="float" office:value="1648746" calcext:value-type="float">
            <text:p>1648746</text:p>
          </table:table-cell>
          <table:table-cell office:value-type="float" office:value="24433" calcext:value-type="float">
            <text:p>24433</text:p>
          </table:table-cell>
          <table:table-cell office:value-type="float" office:value="1190373" calcext:value-type="float">
            <text:p>1190373</text:p>
          </table:table-cell>
          <table:table-cell table:style-name="ce1" office:value-type="float" office:value="1509" calcext:value-type="float">
            <text:p>1509</text:p>
          </table:table-cell>
          <table:table-cell office:value-type="float" office:value="7941393" calcext:value-type="float">
            <text:p>7941393</text:p>
          </table:table-cell>
          <table:table-cell office:value-type="float" office:value="11940745" calcext:value-type="float">
            <text:p>11940745</text:p>
          </table:table-cell>
          <table:table-cell office:value-type="float" office:value="186771" calcext:value-type="float">
            <text:p>186771</text:p>
          </table:table-cell>
          <table:table-cell office:value-type="float" office:value="234676" calcext:value-type="float">
            <text:p>234676</text:p>
          </table:table-cell>
          <table:table-cell table:style-name="ce1" office:value-type="float" office:value="934694" calcext:value-type="float">
            <text:p>934694</text:p>
          </table:table-cell>
          <table:table-cell office:value-type="float" office:value="5781601" calcext:value-type="float">
            <text:p>5781601</text:p>
          </table:table-cell>
          <table:table-cell office:value-type="float" office:value="3451321" calcext:value-type="float">
            <text:p>3451321</text:p>
          </table:table-cell>
          <table:table-cell office:value-type="float" office:value="441622" calcext:value-type="float">
            <text:p>441622</text:p>
          </table:table-cell>
          <table:table-cell office:value-type="float" office:value="1570123" calcext:value-type="float">
            <text:p>1570123</text:p>
          </table:table-cell>
          <table:table-cell office:value-type="float" office:value="550842" calcext:value-type="float">
            <text:p>550842</text:p>
          </table:table-cell>
          <table:table-cell office:value-type="float" office:value="-1623" calcext:value-type="float">
            <text:p>-1623</text:p>
          </table:table-cell>
          <table:table-cell office:value-type="float" office:value="4997010" calcext:value-type="float">
            <text:p>4997010</text:p>
          </table:table-cell>
          <table:table-cell table:style-name="ce1" office:value-type="float" office:value="840" calcext:value-type="float">
            <text:p>840</text:p>
          </table:table-cell>
          <table:table-cell office:value-type="float" office:value="716891" calcext:value-type="float">
            <text:p>716891</text:p>
          </table:table-cell>
          <table:table-cell office:value-type="float" office:value="9284883" calcext:value-type="float">
            <text:p>9284883</text:p>
          </table:table-cell>
          <table:table-cell table:style-name="ce1" office:value-type="float" office:value="94980" calcext:value-type="float">
            <text:p>94980</text:p>
          </table:table-cell>
          <table:table-cell office:value-type="float" office:value="192172" calcext:value-type="float">
            <text:p>192172</text:p>
          </table:table-cell>
          <table:table-cell office:value-type="float" office:value="2172849" calcext:value-type="float">
            <text:p>2172849</text:p>
          </table:table-cell>
          <table:table-cell office:value-type="float" office:value="205032" calcext:value-type="float">
            <text:p>205032</text:p>
          </table:table-cell>
          <table:table-cell office:value-type="float" office:value="2488919" calcext:value-type="float">
            <text:p>2488919</text:p>
          </table:table-cell>
          <table:table-cell office:value-type="float" office:value="852180" calcext:value-type="float">
            <text:p>852180</text:p>
          </table:table-cell>
          <table:table-cell office:value-type="float" office:value="15384921" calcext:value-type="float">
            <text:p>15384921</text:p>
          </table:table-cell>
          <table:table-cell table:style-name="ce1" office:value-type="float" office:value="1086725" calcext:value-type="float">
            <text:p>1086725</text:p>
          </table:table-cell>
          <table:table-cell office:value-type="float" office:value="127355" calcext:value-type="float">
            <text:p>127355</text:p>
          </table:table-cell>
          <table:table-cell office:value-type="float" office:value="1755099" calcext:value-type="float">
            <text:p>1755099</text:p>
          </table:table-cell>
          <table:table-cell office:value-type="float" office:value="4341213" calcext:value-type="float">
            <text:p>4341213</text:p>
          </table:table-cell>
          <table:table-cell office:value-type="float" office:value="5621651" calcext:value-type="float">
            <text:p>5621651</text:p>
          </table:table-cell>
          <table:table-cell office:value-type="float" office:value="7287242" calcext:value-type="float">
            <text:p>7287242</text:p>
          </table:table-cell>
          <table:table-cell office:value-type="float" office:value="5942565" calcext:value-type="float">
            <text:p>5942565</text:p>
          </table:table-cell>
          <table:table-cell office:value-type="float" office:value="2626896" calcext:value-type="float">
            <text:p>2626896</text:p>
          </table:table-cell>
          <table:table-cell office:value-type="float" office:value="124699" calcext:value-type="float">
            <text:p>124699</text:p>
          </table:table-cell>
          <table:table-cell office:value-type="float" office:value="1915506" calcext:value-type="float">
            <text:p>1915506</text:p>
          </table:table-cell>
          <table:table-cell office:value-type="float" office:value="45531" calcext:value-type="float">
            <text:p>45531</text:p>
          </table:table-cell>
          <table:table-cell office:value-type="float" office:value="2582945" calcext:value-type="float">
            <text:p>2582945</text:p>
          </table:table-cell>
          <table:table-cell office:value-type="float" office:value="4401156" calcext:value-type="float">
            <text:p>4401156</text:p>
          </table:table-cell>
          <table:table-cell office:value-type="float" office:value="-166292" calcext:value-type="float">
            <text:p>-166292</text:p>
          </table:table-cell>
          <table:table-cell office:value-type="float" office:value="874335" calcext:value-type="float">
            <text:p>874335</text:p>
          </table:table-cell>
          <table:table-cell office:value-type="float" office:value="1689537" calcext:value-type="float">
            <text:p>1689537</text:p>
          </table:table-cell>
          <table:table-cell table:style-name="ce1" office:value-type="float" office:value="72755" calcext:value-type="float">
            <text:p>72755</text:p>
          </table:table-cell>
          <table:table-cell office:value-type="float" office:value="-510127" calcext:value-type="float">
            <text:p>-510127</text:p>
          </table:table-cell>
          <table:table-cell office:value-type="float" office:value="839919" calcext:value-type="float">
            <text:p>839919</text:p>
          </table:table-cell>
          <table:table-cell office:value-type="float" office:value="908570" calcext:value-type="float">
            <text:p>908570</text:p>
          </table:table-cell>
          <table:table-cell office:value-type="float" office:value="3294" calcext:value-type="float">
            <text:p>3294</text:p>
          </table:table-cell>
          <table:table-cell office:value-type="float" office:value="936816" calcext:value-type="float">
            <text:p>936816</text:p>
          </table:table-cell>
          <table:table-cell office:value-type="float" office:value="25678206" calcext:value-type="float">
            <text:p>25678206</text:p>
          </table:table-cell>
          <table:table-cell office:value-type="float" office:value="-4291266" calcext:value-type="float">
            <text:p>-4291266</text:p>
          </table:table-cell>
          <table:table-cell office:value-type="float" office:value="180277" calcext:value-type="float">
            <text:p>180277</text:p>
          </table:table-cell>
          <table:table-cell office:value-type="float" office:value="501504595" calcext:value-type="float">
            <text:p>501504595</text:p>
          </table:table-cell>
          <table:table-cell office:value-type="float" office:value="3198233" calcext:value-type="float">
            <text:p>3198233</text:p>
          </table:table-cell>
          <table:table-cell office:value-type="float" office:value="4058130" calcext:value-type="float">
            <text:p>4058130</text:p>
          </table:table-cell>
          <table:table-cell table:style-name="ce1" office:value-type="float" office:value="-81565248" calcext:value-type="float">
            <text:p>-81565248</text:p>
          </table:table-cell>
          <table:table-cell table:style-name="ce1" office:value-type="float" office:value="3365422" calcext:value-type="float">
            <text:p>3365422</text:p>
          </table:table-cell>
          <table:table-cell office:value-type="float" office:value="1602798" calcext:value-type="float">
            <text:p>1602798</text:p>
          </table:table-cell>
          <table:table-cell office:value-type="float" office:value="-384205" calcext:value-type="float">
            <text:p>-384205</text:p>
          </table:table-cell>
          <table:table-cell table:style-name="ce1" office:value-type="float" office:value="1426460" calcext:value-type="float">
            <text:p>1426460</text:p>
          </table:table-cell>
          <table:table-cell office:value-type="float" office:value="-166714" calcext:value-type="float">
            <text:p>-166714</text:p>
          </table:table-cell>
          <table:table-cell office:value-type="float" office:value="8062496" calcext:value-type="float">
            <text:p>8062496</text:p>
          </table:table-cell>
          <table:table-cell office:value-type="float" office:value="5194" calcext:value-type="float">
            <text:p>5194</text:p>
          </table:table-cell>
          <table:table-cell office:value-type="float" office:value="-814387" calcext:value-type="float">
            <text:p>-814387</text:p>
          </table:table-cell>
          <table:table-cell table:style-name="ce1" office:value-type="float" office:value="395186" calcext:value-type="float">
            <text:p>395186</text:p>
          </table:table-cell>
          <table:table-cell office:value-type="float" office:value="2790184" calcext:value-type="float">
            <text:p>2790184</text:p>
          </table:table-cell>
          <table:table-cell table:style-name="ce1" office:value-type="float" office:value="25771" calcext:value-type="float">
            <text:p>25771</text:p>
          </table:table-cell>
          <table:table-cell office:value-type="float" office:value="678206" calcext:value-type="float">
            <text:p>678206</text:p>
          </table:table-cell>
          <table:table-cell office:value-type="float" office:value="-1389537" calcext:value-type="float">
            <text:p>-1389537</text:p>
          </table:table-cell>
          <table:table-cell table:style-name="ce1" office:value-type="float" office:value="560037" calcext:value-type="float">
            <text:p>560037</text:p>
          </table:table-cell>
          <table:table-cell/>
          <table:table-cell table:style-name="ce1" office:value-type="float" office:value="1800139" calcext:value-type="float">
            <text:p>1800139</text:p>
          </table:table-cell>
          <table:table-cell office:value-type="float" office:value="1042851" calcext:value-type="float">
            <text:p>1042851</text:p>
          </table:table-cell>
          <table:table-cell office:value-type="float" office:value="213643" calcext:value-type="float">
            <text:p>213643</text:p>
          </table:table-cell>
          <table:table-cell office:value-type="float" office:value="2371825" calcext:value-type="float">
            <text:p>2371825</text:p>
          </table:table-cell>
          <table:table-cell office:value-type="float" office:value="3038275" calcext:value-type="float">
            <text:p>3038275</text:p>
          </table:table-cell>
          <table:table-cell office:value-type="float" office:value="305971" calcext:value-type="float">
            <text:p>305971</text:p>
          </table:table-cell>
          <table:table-cell table:style-name="ce1" office:value-type="float" office:value="3521256" calcext:value-type="float">
            <text:p>3521256</text:p>
          </table:table-cell>
          <table:table-cell office:value-type="float" office:value="140775000" calcext:value-type="float">
            <text:p>140775000</text:p>
          </table:table-cell>
          <table:table-cell office:value-type="float" office:value="54246000" calcext:value-type="float">
            <text:p>54246000</text:p>
          </table:table-cell>
          <table:table-cell office:value-type="float" office:value="28472145" calcext:value-type="float">
            <text:p>28472145</text:p>
          </table:table-cell>
          <table:table-cell table:style-name="ce1" office:value-type="float" office:value="2800581" calcext:value-type="float">
            <text:p>2800581</text:p>
          </table:table-cell>
          <table:table-cell office:value-type="float" office:value="2130609" calcext:value-type="float">
            <text:p>2130609</text:p>
          </table:table-cell>
          <table:table-cell office:value-type="float" office:value="387555" calcext:value-type="float">
            <text:p>387555</text:p>
          </table:table-cell>
          <table:table-cell office:value-type="float" office:value="656360" calcext:value-type="float">
            <text:p>656360</text:p>
          </table:table-cell>
          <table:table-cell office:value-type="float" office:value="1015070" calcext:value-type="float">
            <text:p>1015070</text:p>
          </table:table-cell>
          <table:table-cell office:value-type="float" office:value="-236761" calcext:value-type="float">
            <text:p>-236761</text:p>
          </table:table-cell>
          <table:table-cell office:value-type="float" office:value="410762" calcext:value-type="float">
            <text:p>410762</text:p>
          </table:table-cell>
          <table:table-cell office:value-type="float" office:value="6092665" calcext:value-type="float">
            <text:p>6092665</text:p>
          </table:table-cell>
          <table:table-cell office:value-type="float" office:value="3330383" calcext:value-type="float">
            <text:p>3330383</text:p>
          </table:table-cell>
          <table:table-cell office:value-type="float" office:value="1156636" calcext:value-type="float">
            <text:p>1156636</text:p>
          </table:table-cell>
          <table:table-cell table:style-name="ce1" office:value-type="float" office:value="82604" calcext:value-type="float">
            <text:p>82604</text:p>
          </table:table-cell>
          <table:table-cell office:value-type="float" office:value="29922898" calcext:value-type="float">
            <text:p>29922898</text:p>
          </table:table-cell>
          <table:table-cell office:value-type="float" office:value="2841307" calcext:value-type="float">
            <text:p>2841307</text:p>
          </table:table-cell>
          <table:table-cell/>
          <table:table-cell table:style-name="ce1" office:value-type="float" office:value="2133520" calcext:value-type="float">
            <text:p>2133520</text:p>
          </table:table-cell>
          <table:table-cell office:value-type="float" office:value="-377749" calcext:value-type="float">
            <text:p>-377749</text:p>
          </table:table-cell>
          <table:table-cell office:value-type="float" office:value="6111504" calcext:value-type="float">
            <text:p>6111504</text:p>
          </table:table-cell>
          <table:table-cell office:value-type="float" office:value="880740" calcext:value-type="float">
            <text:p>880740</text:p>
          </table:table-cell>
          <table:table-cell office:value-type="float" office:value="3461783" calcext:value-type="float">
            <text:p>3461783</text:p>
          </table:table-cell>
          <table:table-cell office:value-type="float" office:value="80414" calcext:value-type="float">
            <text:p>80414</text:p>
          </table:table-cell>
          <table:table-cell office:value-type="float" office:value="135417" calcext:value-type="float">
            <text:p>135417</text:p>
          </table:table-cell>
          <table:table-cell office:value-type="float" office:value="5273015" calcext:value-type="float">
            <text:p>5273015</text:p>
          </table:table-cell>
          <table:table-cell table:style-name="ce1" office:value-type="float" office:value="49893" calcext:value-type="float">
            <text:p>49893</text:p>
          </table:table-cell>
          <table:table-cell office:value-type="float" office:value="2188569" calcext:value-type="float">
            <text:p>2188569</text:p>
          </table:table-cell>
          <table:table-cell office:value-type="float" office:value="1352962" calcext:value-type="float">
            <text:p>1352962</text:p>
          </table:table-cell>
          <table:table-cell office:value-type="float" office:value="-360589" calcext:value-type="float">
            <text:p>-360589</text:p>
          </table:table-cell>
          <table:table-cell office:value-type="float" office:value="-462577" calcext:value-type="float">
            <text:p>-462577</text:p>
          </table:table-cell>
          <table:table-cell office:value-type="float" office:value="2041514" calcext:value-type="float">
            <text:p>2041514</text:p>
          </table:table-cell>
          <table:table-cell office:value-type="float" office:value="2447423" calcext:value-type="float">
            <text:p>2447423</text:p>
          </table:table-cell>
          <table:table-cell office:value-type="float" office:value="-10147547" calcext:value-type="float">
            <text:p>-10147547</text:p>
          </table:table-cell>
          <table:table-cell office:value-type="float" office:value="222153" calcext:value-type="float">
            <text:p>222153</text:p>
          </table:table-cell>
          <table:table-cell office:value-type="float" office:value="70622" calcext:value-type="float">
            <text:p>70622</text:p>
          </table:table-cell>
          <table:table-cell office:value-type="float" office:value="18344391" calcext:value-type="float">
            <text:p>18344391</text:p>
          </table:table-cell>
          <table:table-cell office:value-type="float" office:value="25121361" calcext:value-type="float">
            <text:p>25121361</text:p>
          </table:table-cell>
          <table:table-cell/>
          <table:table-cell office:value-type="float" office:value="227454909" calcext:value-type="float">
            <text:p>227454909</text:p>
          </table:table-cell>
          <table:table-cell/>
          <table:table-cell office:value-type="float" office:value="126138" calcext:value-type="float">
            <text:p>126138</text:p>
          </table:table-cell>
          <table:table-cell office:value-type="float" office:value="-1073697" calcext:value-type="float">
            <text:p>-1073697</text:p>
          </table:table-cell>
          <table:table-cell office:value-type="float" office:value="-301012" calcext:value-type="float">
            <text:p>-301012</text:p>
          </table:table-cell>
          <table:table-cell office:value-type="float" office:value="-546578" calcext:value-type="float">
            <text:p>-546578</text:p>
          </table:table-cell>
          <table:table-cell office:value-type="float" office:value="1184597" calcext:value-type="float">
            <text:p>1184597</text:p>
          </table:table-cell>
          <table:table-cell office:value-type="float" office:value="415531" calcext:value-type="float">
            <text:p>415531</text:p>
          </table:table-cell>
          <table:table-cell table:style-name="ce1" office:value-type="float" office:value="1516360" calcext:value-type="float">
            <text:p>1516360</text:p>
          </table:table-cell>
          <table:table-cell office:value-type="float" office:value="3658383" calcext:value-type="float">
            <text:p>3658383</text:p>
          </table:table-cell>
          <table:table-cell office:value-type="float" office:value="5834908" calcext:value-type="float">
            <text:p>5834908</text:p>
          </table:table-cell>
          <table:table-cell office:value-type="float" office:value="5296392" calcext:value-type="float">
            <text:p>5296392</text:p>
          </table:table-cell>
          <table:table-cell office:value-type="float" office:value="-137585" calcext:value-type="float">
            <text:p>-137585</text:p>
          </table:table-cell>
          <table:table-cell table:style-name="ce1" office:value-type="float" office:value="16959096" calcext:value-type="float">
            <text:p>16959096</text:p>
          </table:table-cell>
          <table:table-cell office:value-type="float" office:value="-135194" calcext:value-type="float">
            <text:p>-135194</text:p>
          </table:table-cell>
          <table:table-cell office:value-type="float" office:value="115433" calcext:value-type="float">
            <text:p>115433</text:p>
          </table:table-cell>
          <table:table-cell office:value-type="float" office:value="-23298" calcext:value-type="float">
            <text:p>-23298</text:p>
          </table:table-cell>
          <table:table-cell office:value-type="float" office:value="991280" calcext:value-type="float">
            <text:p>991280</text:p>
          </table:table-cell>
          <table:table-cell table:style-name="ce1" office:value-type="float" office:value="409713" calcext:value-type="float">
            <text:p>409713</text:p>
          </table:table-cell>
          <table:table-cell office:value-type="float" office:value="27624678" calcext:value-type="float">
            <text:p>27624678</text:p>
          </table:table-cell>
          <table:table-cell office:value-type="float" office:value="1781538" calcext:value-type="float">
            <text:p>1781538</text:p>
          </table:table-cell>
          <table:table-cell office:value-type="float" office:value="38437" calcext:value-type="float">
            <text:p>38437</text:p>
          </table:table-cell>
          <table:table-cell office:value-type="float" office:value="-3820778" calcext:value-type="float">
            <text:p>-3820778</text:p>
          </table:table-cell>
          <table:table-cell table:style-name="ce1" office:value-type="float" office:value="432065" calcext:value-type="float">
            <text:p>432065</text:p>
          </table:table-cell>
          <table:table-cell office:value-type="float" office:value="5194" calcext:value-type="float">
            <text:p>5194</text:p>
          </table:table-cell>
          <table:table-cell office:value-type="float" office:value="398166" calcext:value-type="float">
            <text:p>398166</text:p>
          </table:table-cell>
          <table:table-cell office:value-type="float" office:value="361960" calcext:value-type="float">
            <text:p>361960</text:p>
          </table:table-cell>
          <table:table-cell office:value-type="float" office:value="-3762696" calcext:value-type="float">
            <text:p>-3762696</text:p>
          </table:table-cell>
          <table:table-cell office:value-type="float" office:value="941004" calcext:value-type="float">
            <text:p>941004</text:p>
          </table:table-cell>
          <table:table-cell table:style-name="ce1" office:value-type="float" office:value="8340000" calcext:value-type="float">
            <text:p>8340000</text:p>
          </table:table-cell>
          <table:table-cell office:value-type="float" office:value="287448000" calcext:value-type="float">
            <text:p>287448000</text:p>
          </table:table-cell>
          <table:table-cell table:style-name="ce1" office:value-type="float" office:value="235809085" calcext:value-type="float">
            <text:p>235809085</text:p>
          </table:table-cell>
          <table:table-cell office:value-type="float" office:value="-333083" calcext:value-type="float">
            <text:p>-333083</text:p>
          </table:table-cell>
          <table:table-cell office:value-type="float" office:value="41164" calcext:value-type="float">
            <text:p>41164</text:p>
          </table:table-cell>
          <table:table-cell office:value-type="float" office:value="-67288" calcext:value-type="float">
            <text:p>-67288</text:p>
          </table:table-cell>
          <table:table-cell office:value-type="float" office:value="7342571" calcext:value-type="float">
            <text:p>7342571</text:p>
          </table:table-cell>
          <table:table-cell table:style-name="ce1" office:value-type="float" office:value="-50870" calcext:value-type="float">
            <text:p>-50870</text:p>
          </table:table-cell>
          <table:table-cell office:value-type="float" office:value="494449" calcext:value-type="float">
            <text:p>494449</text:p>
          </table:table-cell>
          <table:table-cell table:style-name="ce1" office:value-type="float" office:value="61867" calcext:value-type="float">
            <text:p>61867</text:p>
          </table:table-cell>
          <table:table-cell table:style-name="ce1" office:value-type="float" office:value="1100" calcext:value-type="float">
            <text:p>1100</text:p>
          </table:table-cell>
          <table:table-cell office:value-type="float" office:value="1026416" calcext:value-type="float">
            <text:p>1026416</text:p>
          </table:table-cell>
          <table:table-cell office:value-type="float" office:value="44418" calcext:value-type="float">
            <text:p>44418</text:p>
          </table:table-cell>
          <table:table-cell office:value-type="float" office:value="2178709" calcext:value-type="float">
            <text:p>2178709</text:p>
          </table:table-cell>
          <table:table-cell table:style-name="ce1" office:value-type="float" office:value="35389319" calcext:value-type="float">
            <text:p>35389319</text:p>
          </table:table-cell>
          <table:table-cell table:style-name="ce1" office:value-type="float" office:value="3314660" calcext:value-type="float">
            <text:p>3314660</text:p>
          </table:table-cell>
          <table:table-cell office:value-type="float" office:value="1982489" calcext:value-type="float">
            <text:p>1982489</text:p>
          </table:table-cell>
          <table:table-cell office:value-type="float" office:value="21808" calcext:value-type="float">
            <text:p>21808</text:p>
          </table:table-cell>
          <table:table-cell office:value-type="float" office:value="-123948" calcext:value-type="float">
            <text:p>-123948</text:p>
          </table:table-cell>
          <table:table-cell office:value-type="float" office:value="4288477" calcext:value-type="float">
            <text:p>4288477</text:p>
          </table:table-cell>
          <table:table-cell office:value-type="float" office:value="-2443213" calcext:value-type="float">
            <text:p>-2443213</text:p>
          </table:table-cell>
          <table:table-cell office:value-type="float" office:value="534119" calcext:value-type="float">
            <text:p>534119</text:p>
          </table:table-cell>
          <table:table-cell office:value-type="float" office:value="2197347" calcext:value-type="float">
            <text:p>2197347</text:p>
          </table:table-cell>
          <table:table-cell table:style-name="ce1" office:value-type="float" office:value="1828462" calcext:value-type="float">
            <text:p>1828462</text:p>
          </table:table-cell>
          <table:table-cell office:value-type="float" office:value="630878" calcext:value-type="float">
            <text:p>630878</text:p>
          </table:table-cell>
          <table:table-cell office:value-type="float" office:value="130307" calcext:value-type="float">
            <text:p>130307</text:p>
          </table:table-cell>
          <table:table-cell office:value-type="float" office:value="3136006" calcext:value-type="float">
            <text:p>3136006</text:p>
          </table:table-cell>
          <table:table-cell office:value-type="float" office:value="7935091" calcext:value-type="float">
            <text:p>7935091</text:p>
          </table:table-cell>
          <table:table-cell office:value-type="float" office:value="-976139" calcext:value-type="float">
            <text:p>-976139</text:p>
          </table:table-cell>
          <table:table-cell office:value-type="float" office:value="1326465" calcext:value-type="float">
            <text:p>1326465</text:p>
          </table:table-cell>
          <table:table-cell office:value-type="float" office:value="1417768" calcext:value-type="float">
            <text:p>1417768</text:p>
          </table:table-cell>
          <table:table-cell table:style-name="ce1" office:value-type="float" office:value="3257083" calcext:value-type="float">
            <text:p>3257083</text:p>
          </table:table-cell>
          <table:table-cell office:value-type="float" office:value="2201721" calcext:value-type="float">
            <text:p>2201721</text:p>
          </table:table-cell>
          <table:table-cell office:value-type="float" office:value="57349" calcext:value-type="float">
            <text:p>57349</text:p>
          </table:table-cell>
          <table:table-cell office:value-type="float" office:value="385323" calcext:value-type="float">
            <text:p>385323</text:p>
          </table:table-cell>
          <table:table-cell office:value-type="float" office:value="512946" calcext:value-type="float">
            <text:p>512946</text:p>
          </table:table-cell>
          <table:table-cell office:value-type="float" office:value="1572856" calcext:value-type="float">
            <text:p>1572856</text:p>
          </table:table-cell>
          <table:table-cell office:value-type="float" office:value="235991" calcext:value-type="float">
            <text:p>235991</text:p>
          </table:table-cell>
          <table:table-cell office:value-type="float" office:value="2702679" calcext:value-type="float">
            <text:p>2702679</text:p>
          </table:table-cell>
          <table:table-cell table:style-name="ce1" office:value-type="float" office:value="896885" calcext:value-type="float">
            <text:p>896885</text:p>
          </table:table-cell>
          <table:table-cell table:style-name="ce1" office:value-type="float" office:value="778397" calcext:value-type="float">
            <text:p>778397</text:p>
          </table:table-cell>
          <table:table-cell office:value-type="float" office:value="56488" calcext:value-type="float">
            <text:p>56488</text:p>
          </table:table-cell>
          <table:table-cell office:value-type="float" office:value="41236" calcext:value-type="float">
            <text:p>41236</text:p>
          </table:table-cell>
          <table:table-cell table:style-name="ce1" office:value-type="float" office:value="409362" calcext:value-type="float">
            <text:p>409362</text:p>
          </table:table-cell>
          <table:table-cell office:value-type="float" office:value="781521" calcext:value-type="float">
            <text:p>781521</text:p>
          </table:table-cell>
          <table:table-cell office:value-type="float" office:value="48667" calcext:value-type="float">
            <text:p>48667</text:p>
          </table:table-cell>
          <table:table-cell office:value-type="float" office:value="11676" calcext:value-type="float">
            <text:p>11676</text:p>
          </table:table-cell>
          <table:table-cell office:value-type="float" office:value="5864048" calcext:value-type="float">
            <text:p>5864048</text:p>
          </table:table-cell>
          <table:table-cell office:value-type="float" office:value="10744696" calcext:value-type="float">
            <text:p>10744696</text:p>
          </table:table-cell>
          <table:table-cell office:value-type="float" office:value="10711453" calcext:value-type="float">
            <text:p>10711453</text:p>
          </table:table-cell>
          <table:table-cell office:value-type="float" office:value="326163" calcext:value-type="float">
            <text:p>326163</text:p>
          </table:table-cell>
          <table:table-cell office:value-type="float" office:value="-510127" calcext:value-type="float">
            <text:p>-510127</text:p>
          </table:table-cell>
          <table:table-cell office:value-type="float" office:value="457224" calcext:value-type="float">
            <text:p>457224</text:p>
          </table:table-cell>
          <table:table-cell office:value-type="float" office:value="923638" calcext:value-type="float">
            <text:p>923638</text:p>
          </table:table-cell>
          <table:table-cell office:value-type="float" office:value="4145" calcext:value-type="float">
            <text:p>4145</text:p>
          </table:table-cell>
          <table:table-cell office:value-type="float" office:value="455259" calcext:value-type="float">
            <text:p>455259</text:p>
          </table:table-cell>
          <table:table-cell office:value-type="float" office:value="-1582517" calcext:value-type="float">
            <text:p>-1582517</text:p>
          </table:table-cell>
          <table:table-cell office:value-type="float" office:value="165530" calcext:value-type="float">
            <text:p>165530</text:p>
          </table:table-cell>
          <table:table-cell office:value-type="float" office:value="471169" calcext:value-type="float">
            <text:p>471169</text:p>
          </table:table-cell>
          <table:table-cell office:value-type="float" office:value="71081698" calcext:value-type="float">
            <text:p>71081698</text:p>
          </table:table-cell>
          <table:table-cell office:value-type="float" office:value="116576" calcext:value-type="float">
            <text:p>116576</text:p>
          </table:table-cell>
          <table:table-cell office:value-type="float" office:value="946912" calcext:value-type="float">
            <text:p>946912</text:p>
          </table:table-cell>
          <table:table-cell office:value-type="float" office:value="-308506" calcext:value-type="float">
            <text:p>-308506</text:p>
          </table:table-cell>
          <table:table-cell office:value-type="float" office:value="1322257" calcext:value-type="float">
            <text:p>1322257</text:p>
          </table:table-cell>
          <table:table-cell office:value-type="float" office:value="1337452" calcext:value-type="float">
            <text:p>1337452</text:p>
          </table:table-cell>
          <table:table-cell office:value-type="float" office:value="4410910" calcext:value-type="float">
            <text:p>4410910</text:p>
          </table:table-cell>
          <table:table-cell office:value-type="float" office:value="106550" calcext:value-type="float">
            <text:p>106550</text:p>
          </table:table-cell>
          <table:table-cell office:value-type="float" office:value="579270" calcext:value-type="float">
            <text:p>579270</text:p>
          </table:table-cell>
          <table:table-cell office:value-type="float" office:value="472197" calcext:value-type="float">
            <text:p>472197</text:p>
          </table:table-cell>
          <table:table-cell office:value-type="float" office:value="2159903" calcext:value-type="float">
            <text:p>2159903</text:p>
          </table:table-cell>
          <table:table-cell office:value-type="float" office:value="9567709" calcext:value-type="float">
            <text:p>9567709</text:p>
          </table:table-cell>
          <table:table-cell office:value-type="float" office:value="167518" calcext:value-type="float">
            <text:p>167518</text:p>
          </table:table-cell>
          <table:table-cell table:style-name="ce1" office:value-type="float" office:value="1228517" calcext:value-type="float">
            <text:p>1228517</text:p>
          </table:table-cell>
          <table:table-cell office:value-type="float" office:value="78101" calcext:value-type="float">
            <text:p>78101</text:p>
          </table:table-cell>
          <table:table-cell office:value-type="float" office:value="15255126" calcext:value-type="float">
            <text:p>15255126</text:p>
          </table:table-cell>
          <table:table-cell office:value-type="float" office:value="165337855" calcext:value-type="float">
            <text:p>165337855</text:p>
          </table:table-cell>
          <table:table-cell office:value-type="float" office:value="1072480" calcext:value-type="float">
            <text:p>1072480</text:p>
          </table:table-cell>
          <table:table-cell office:value-type="float" office:value="2882000" calcext:value-type="float">
            <text:p>2882000</text:p>
          </table:table-cell>
          <table:table-cell office:value-type="float" office:value="-104892" calcext:value-type="float">
            <text:p>-104892</text:p>
          </table:table-cell>
          <table:table-cell office:value-type="float" office:value="854400" calcext:value-type="float">
            <text:p>854400</text:p>
          </table:table-cell>
          <table:table-cell office:value-type="float" office:value="7545784" calcext:value-type="float">
            <text:p>7545784</text:p>
          </table:table-cell>
          <table:table-cell office:value-type="float" office:value="-149949" calcext:value-type="float">
            <text:p>-149949</text:p>
          </table:table-cell>
          <table:table-cell office:value-type="float" office:value="2318669" calcext:value-type="float">
            <text:p>2318669</text:p>
          </table:table-cell>
          <table:table-cell table:style-name="ce1" office:value-type="float" office:value="165276" calcext:value-type="float">
            <text:p>165276</text:p>
          </table:table-cell>
          <table:table-cell office:value-type="float" office:value="380750" calcext:value-type="float">
            <text:p>380750</text:p>
          </table:table-cell>
          <table:table-cell table:style-name="ce1" office:value-type="float" office:value="136435" calcext:value-type="float">
            <text:p>136435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03-2018</text:p>
          </table:table-cell>
          <table:table-cell office:value-type="float" office:value="1520014" calcext:value-type="float">
            <text:p>1520014</text:p>
          </table:table-cell>
          <table:table-cell office:value-type="float" office:value="-13551" calcext:value-type="float">
            <text:p>-13551</text:p>
          </table:table-cell>
          <table:table-cell office:value-type="float" office:value="51844" calcext:value-type="float">
            <text:p>51844</text:p>
          </table:table-cell>
          <table:table-cell office:value-type="float" office:value="40951" calcext:value-type="float">
            <text:p>40951</text:p>
          </table:table-cell>
          <table:table-cell office:value-type="float" office:value="952546" calcext:value-type="float">
            <text:p>952546</text:p>
          </table:table-cell>
          <table:table-cell/>
          <table:table-cell office:value-type="float" office:value="6474211" calcext:value-type="float">
            <text:p>6474211</text:p>
          </table:table-cell>
          <table:table-cell office:value-type="float" office:value="60022355" calcext:value-type="float">
            <text:p>60022355</text:p>
          </table:table-cell>
          <table:table-cell office:value-type="float" office:value="3423516" calcext:value-type="float">
            <text:p>3423516</text:p>
          </table:table-cell>
          <table:table-cell office:value-type="float" office:value="684497" calcext:value-type="float">
            <text:p>684497</text:p>
          </table:table-cell>
          <table:table-cell office:value-type="float" office:value="713018" calcext:value-type="float">
            <text:p>713018</text:p>
          </table:table-cell>
          <table:table-cell table:style-name="ce1" office:value-type="float" office:value="6524864" calcext:value-type="float">
            <text:p>6524864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2949751" calcext:value-type="float">
            <text:p>2949751</text:p>
          </table:table-cell>
          <table:table-cell office:value-type="float" office:value="3598418" calcext:value-type="float">
            <text:p>3598418</text:p>
          </table:table-cell>
          <table:table-cell office:value-type="float" office:value="61940" calcext:value-type="float">
            <text:p>61940</text:p>
          </table:table-cell>
          <table:table-cell office:value-type="float" office:value="19125725" calcext:value-type="float">
            <text:p>19125725</text:p>
          </table:table-cell>
          <table:table-cell table:style-name="ce1" office:value-type="float" office:value="11625" calcext:value-type="float">
            <text:p>11625</text:p>
          </table:table-cell>
          <table:table-cell/>
          <table:table-cell office:value-type="float" office:value="91680636" calcext:value-type="float">
            <text:p>91680636</text:p>
          </table:table-cell>
          <table:table-cell/>
          <table:table-cell office:value-type="float" office:value="126617" calcext:value-type="float">
            <text:p>126617</text:p>
          </table:table-cell>
          <table:table-cell office:value-type="float" office:value="13041" calcext:value-type="float">
            <text:p>13041</text:p>
          </table:table-cell>
          <table:table-cell office:value-type="float" office:value="107752" calcext:value-type="float">
            <text:p>107752</text:p>
          </table:table-cell>
          <table:table-cell office:value-type="float" office:value="10135481" calcext:value-type="float">
            <text:p>10135481</text:p>
          </table:table-cell>
          <table:table-cell office:value-type="float" office:value="3618852" calcext:value-type="float">
            <text:p>3618852</text:p>
          </table:table-cell>
          <table:table-cell office:value-type="float" office:value="1422523" calcext:value-type="float">
            <text:p>1422523</text:p>
          </table:table-cell>
          <table:table-cell office:value-type="float" office:value="1906041" calcext:value-type="float">
            <text:p>1906041</text:p>
          </table:table-cell>
          <table:table-cell office:value-type="float" office:value="115669579" calcext:value-type="float">
            <text:p>115669579</text:p>
          </table:table-cell>
          <table:table-cell office:value-type="float" office:value="92759223" calcext:value-type="float">
            <text:p>92759223</text:p>
          </table:table-cell>
          <table:table-cell office:value-type="float" office:value="1163983" calcext:value-type="float">
            <text:p>1163983</text:p>
          </table:table-cell>
          <table:table-cell office:value-type="float" office:value="7248057" calcext:value-type="float">
            <text:p>7248057</text:p>
          </table:table-cell>
          <table:table-cell office:value-type="float" office:value="400665" calcext:value-type="float">
            <text:p>400665</text:p>
          </table:table-cell>
          <table:table-cell office:value-type="float" office:value="13916" calcext:value-type="float">
            <text:p>13916</text:p>
          </table:table-cell>
          <table:table-cell office:value-type="float" office:value="91155" calcext:value-type="float">
            <text:p>91155</text:p>
          </table:table-cell>
          <table:table-cell office:value-type="float" office:value="805100" calcext:value-type="float">
            <text:p>805100</text:p>
          </table:table-cell>
          <table:table-cell office:value-type="float" office:value="119146" calcext:value-type="float">
            <text:p>119146</text:p>
          </table:table-cell>
          <table:table-cell office:value-type="float" office:value="3875169" calcext:value-type="float">
            <text:p>3875169</text:p>
          </table:table-cell>
          <table:table-cell office:value-type="float" office:value="934398" calcext:value-type="float">
            <text:p>934398</text:p>
          </table:table-cell>
          <table:table-cell office:value-type="float" office:value="1018" calcext:value-type="float">
            <text:p>1018</text:p>
          </table:table-cell>
          <table:table-cell office:value-type="float" office:value="182600" calcext:value-type="float">
            <text:p>182600</text:p>
          </table:table-cell>
          <table:table-cell office:value-type="float" office:value="115865" calcext:value-type="float">
            <text:p>115865</text:p>
          </table:table-cell>
          <table:table-cell table:style-name="ce1" office:value-type="float" office:value="1662913" calcext:value-type="float">
            <text:p>1662913</text:p>
          </table:table-cell>
          <table:table-cell office:value-type="float" office:value="-195332" calcext:value-type="float">
            <text:p>-195332</text:p>
          </table:table-cell>
          <table:table-cell office:value-type="float" office:value="10357408" calcext:value-type="float">
            <text:p>10357408</text:p>
          </table:table-cell>
          <table:table-cell office:value-type="float" office:value="5744681" calcext:value-type="float">
            <text:p>5744681</text:p>
          </table:table-cell>
          <table:table-cell office:value-type="float" office:value="9158589" calcext:value-type="float">
            <text:p>9158589</text:p>
          </table:table-cell>
          <table:table-cell office:value-type="float" office:value="266484" calcext:value-type="float">
            <text:p>266484</text:p>
          </table:table-cell>
          <table:table-cell office:value-type="float" office:value="6411662" calcext:value-type="float">
            <text:p>6411662</text:p>
          </table:table-cell>
          <table:table-cell office:value-type="float" office:value="1439394" calcext:value-type="float">
            <text:p>1439394</text:p>
          </table:table-cell>
          <table:table-cell office:value-type="float" office:value="9240291" calcext:value-type="float">
            <text:p>9240291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6907" calcext:value-type="float">
            <text:p>16907</text:p>
          </table:table-cell>
          <table:table-cell office:value-type="float" office:value="9763690" calcext:value-type="float">
            <text:p>9763690</text:p>
          </table:table-cell>
          <table:table-cell office:value-type="float" office:value="2636235" calcext:value-type="float">
            <text:p>2636235</text:p>
          </table:table-cell>
          <table:table-cell office:value-type="float" office:value="-5391" calcext:value-type="float">
            <text:p>-5391</text:p>
          </table:table-cell>
          <table:table-cell office:value-type="float" office:value="43729566" calcext:value-type="float">
            <text:p>43729566</text:p>
          </table:table-cell>
          <table:table-cell office:value-type="float" office:value="2010402" calcext:value-type="float">
            <text:p>2010402</text:p>
          </table:table-cell>
          <table:table-cell office:value-type="float" office:value="13762000" calcext:value-type="float">
            <text:p>13762000</text:p>
          </table:table-cell>
          <table:table-cell office:value-type="float" office:value="1155913" calcext:value-type="float">
            <text:p>1155913</text:p>
          </table:table-cell>
          <table:table-cell office:value-type="float" office:value="1432859" calcext:value-type="float">
            <text:p>1432859</text:p>
          </table:table-cell>
          <table:table-cell office:value-type="float" office:value="5203217" calcext:value-type="float">
            <text:p>5203217</text:p>
          </table:table-cell>
          <table:table-cell office:value-type="float" office:value="847636" calcext:value-type="float">
            <text:p>847636</text:p>
          </table:table-cell>
          <table:table-cell office:value-type="float" office:value="2821630" calcext:value-type="float">
            <text:p>2821630</text:p>
          </table:table-cell>
          <table:table-cell office:value-type="float" office:value="14972851" calcext:value-type="float">
            <text:p>14972851</text:p>
          </table:table-cell>
          <table:table-cell office:value-type="float" office:value="1565478" calcext:value-type="float">
            <text:p>1565478</text:p>
          </table:table-cell>
          <table:table-cell office:value-type="float" office:value="960917" calcext:value-type="float">
            <text:p>960917</text:p>
          </table:table-cell>
          <table:table-cell office:value-type="float" office:value="-2093182" calcext:value-type="float">
            <text:p>-2093182</text:p>
          </table:table-cell>
          <table:table-cell office:value-type="float" office:value="1748877" calcext:value-type="float">
            <text:p>1748877</text:p>
          </table:table-cell>
          <table:table-cell office:value-type="float" office:value="153987" calcext:value-type="float">
            <text:p>153987</text:p>
          </table:table-cell>
          <table:table-cell office:value-type="float" office:value="2492458" calcext:value-type="float">
            <text:p>2492458</text:p>
          </table:table-cell>
          <table:table-cell office:value-type="float" office:value="252752" calcext:value-type="float">
            <text:p>252752</text:p>
          </table:table-cell>
          <table:table-cell office:value-type="float" office:value="1305210" calcext:value-type="float">
            <text:p>1305210</text:p>
          </table:table-cell>
          <table:table-cell office:value-type="float" office:value="130042" calcext:value-type="float">
            <text:p>130042</text:p>
          </table:table-cell>
          <table:table-cell office:value-type="float" office:value="1600663" calcext:value-type="float">
            <text:p>1600663</text:p>
          </table:table-cell>
          <table:table-cell office:value-type="float" office:value="924692" calcext:value-type="float">
            <text:p>924692</text:p>
          </table:table-cell>
          <table:table-cell office:value-type="float" office:value="16533006" calcext:value-type="float">
            <text:p>16533006</text:p>
          </table:table-cell>
          <table:table-cell office:value-type="float" office:value="527677" calcext:value-type="float">
            <text:p>527677</text:p>
          </table:table-cell>
          <table:table-cell office:value-type="float" office:value="5403020" calcext:value-type="float">
            <text:p>5403020</text:p>
          </table:table-cell>
          <table:table-cell office:value-type="float" office:value="6181174" calcext:value-type="float">
            <text:p>6181174</text:p>
          </table:table-cell>
          <table:table-cell office:value-type="float" office:value="8747258" calcext:value-type="float">
            <text:p>8747258</text:p>
          </table:table-cell>
          <table:table-cell office:value-type="float" office:value="1512748" calcext:value-type="float">
            <text:p>1512748</text:p>
          </table:table-cell>
          <table:table-cell office:value-type="float" office:value="205432" calcext:value-type="float">
            <text:p>205432</text:p>
          </table:table-cell>
          <table:table-cell office:value-type="float" office:value="11539927" calcext:value-type="float">
            <text:p>11539927</text:p>
          </table:table-cell>
          <table:table-cell table:style-name="ce1" office:value-type="float" office:value="75969" calcext:value-type="float">
            <text:p>75969</text:p>
          </table:table-cell>
          <table:table-cell office:value-type="float" office:value="11360145" calcext:value-type="float">
            <text:p>11360145</text:p>
          </table:table-cell>
          <table:table-cell office:value-type="float" office:value="48365" calcext:value-type="float">
            <text:p>48365</text:p>
          </table:table-cell>
          <table:table-cell/>
          <table:table-cell office:value-type="float" office:value="-1729334" calcext:value-type="float">
            <text:p>-1729334</text:p>
          </table:table-cell>
          <table:table-cell office:value-type="float" office:value="18786951" calcext:value-type="float">
            <text:p>18786951</text:p>
          </table:table-cell>
          <table:table-cell table:style-name="ce1" office:value-type="float" office:value="2442136" calcext:value-type="float">
            <text:p>2442136</text:p>
          </table:table-cell>
          <table:table-cell office:value-type="float" office:value="153468" calcext:value-type="float">
            <text:p>153468</text:p>
          </table:table-cell>
          <table:table-cell office:value-type="float" office:value="170267" calcext:value-type="float">
            <text:p>170267</text:p>
          </table:table-cell>
          <table:table-cell office:value-type="float" office:value="1669239" calcext:value-type="float">
            <text:p>1669239</text:p>
          </table:table-cell>
          <table:table-cell office:value-type="float" office:value="20396" calcext:value-type="float">
            <text:p>20396</text:p>
          </table:table-cell>
          <table:table-cell office:value-type="float" office:value="1218079" calcext:value-type="float">
            <text:p>1218079</text:p>
          </table:table-cell>
          <table:table-cell table:style-name="ce1" office:value-type="float" office:value="951" calcext:value-type="float">
            <text:p>951</text:p>
          </table:table-cell>
          <table:table-cell office:value-type="float" office:value="8176200" calcext:value-type="float">
            <text:p>8176200</text:p>
          </table:table-cell>
          <table:table-cell office:value-type="float" office:value="12586057" calcext:value-type="float">
            <text:p>12586057</text:p>
          </table:table-cell>
          <table:table-cell office:value-type="float" office:value="183652" calcext:value-type="float">
            <text:p>183652</text:p>
          </table:table-cell>
          <table:table-cell office:value-type="float" office:value="241803" calcext:value-type="float">
            <text:p>241803</text:p>
          </table:table-cell>
          <table:table-cell table:style-name="ce1" office:value-type="float" office:value="1062359" calcext:value-type="float">
            <text:p>1062359</text:p>
          </table:table-cell>
          <table:table-cell office:value-type="float" office:value="5648645" calcext:value-type="float">
            <text:p>5648645</text:p>
          </table:table-cell>
          <table:table-cell office:value-type="float" office:value="3526317" calcext:value-type="float">
            <text:p>3526317</text:p>
          </table:table-cell>
          <table:table-cell office:value-type="float" office:value="452750" calcext:value-type="float">
            <text:p>452750</text:p>
          </table:table-cell>
          <table:table-cell office:value-type="float" office:value="1377061" calcext:value-type="float">
            <text:p>1377061</text:p>
          </table:table-cell>
          <table:table-cell office:value-type="float" office:value="577036" calcext:value-type="float">
            <text:p>577036</text:p>
          </table:table-cell>
          <table:table-cell office:value-type="float" office:value="-3361" calcext:value-type="float">
            <text:p>-3361</text:p>
          </table:table-cell>
          <table:table-cell office:value-type="float" office:value="5390726" calcext:value-type="float">
            <text:p>5390726</text:p>
          </table:table-cell>
          <table:table-cell table:style-name="ce1" office:value-type="float" office:value="1174" calcext:value-type="float">
            <text:p>1174</text:p>
          </table:table-cell>
          <table:table-cell office:value-type="float" office:value="778113" calcext:value-type="float">
            <text:p>778113</text:p>
          </table:table-cell>
          <table:table-cell office:value-type="float" office:value="9587969" calcext:value-type="float">
            <text:p>9587969</text:p>
          </table:table-cell>
          <table:table-cell table:style-name="ce1" office:value-type="float" office:value="98526" calcext:value-type="float">
            <text:p>98526</text:p>
          </table:table-cell>
          <table:table-cell office:value-type="float" office:value="191764" calcext:value-type="float">
            <text:p>191764</text:p>
          </table:table-cell>
          <table:table-cell office:value-type="float" office:value="2266820" calcext:value-type="float">
            <text:p>2266820</text:p>
          </table:table-cell>
          <table:table-cell office:value-type="float" office:value="174507" calcext:value-type="float">
            <text:p>174507</text:p>
          </table:table-cell>
          <table:table-cell office:value-type="float" office:value="3091710" calcext:value-type="float">
            <text:p>3091710</text:p>
          </table:table-cell>
          <table:table-cell office:value-type="float" office:value="858462" calcext:value-type="float">
            <text:p>858462</text:p>
          </table:table-cell>
          <table:table-cell office:value-type="float" office:value="15894521" calcext:value-type="float">
            <text:p>15894521</text:p>
          </table:table-cell>
          <table:table-cell table:style-name="ce1" office:value-type="float" office:value="1097847" calcext:value-type="float">
            <text:p>1097847</text:p>
          </table:table-cell>
          <table:table-cell office:value-type="float" office:value="131139" calcext:value-type="float">
            <text:p>131139</text:p>
          </table:table-cell>
          <table:table-cell office:value-type="float" office:value="1772262" calcext:value-type="float">
            <text:p>1772262</text:p>
          </table:table-cell>
          <table:table-cell office:value-type="float" office:value="4490532" calcext:value-type="float">
            <text:p>4490532</text:p>
          </table:table-cell>
          <table:table-cell office:value-type="float" office:value="5799527" calcext:value-type="float">
            <text:p>5799527</text:p>
          </table:table-cell>
          <table:table-cell office:value-type="float" office:value="6619022" calcext:value-type="float">
            <text:p>6619022</text:p>
          </table:table-cell>
          <table:table-cell office:value-type="float" office:value="6252810" calcext:value-type="float">
            <text:p>6252810</text:p>
          </table:table-cell>
          <table:table-cell office:value-type="float" office:value="2760678" calcext:value-type="float">
            <text:p>2760678</text:p>
          </table:table-cell>
          <table:table-cell office:value-type="float" office:value="81586" calcext:value-type="float">
            <text:p>81586</text:p>
          </table:table-cell>
          <table:table-cell office:value-type="float" office:value="1930466" calcext:value-type="float">
            <text:p>1930466</text:p>
          </table:table-cell>
          <table:table-cell office:value-type="float" office:value="49509" calcext:value-type="float">
            <text:p>49509</text:p>
          </table:table-cell>
          <table:table-cell office:value-type="float" office:value="2615604" calcext:value-type="float">
            <text:p>2615604</text:p>
          </table:table-cell>
          <table:table-cell office:value-type="float" office:value="4506005" calcext:value-type="float">
            <text:p>4506005</text:p>
          </table:table-cell>
          <table:table-cell office:value-type="float" office:value="-283677" calcext:value-type="float">
            <text:p>-283677</text:p>
          </table:table-cell>
          <table:table-cell office:value-type="float" office:value="886362" calcext:value-type="float">
            <text:p>886362</text:p>
          </table:table-cell>
          <table:table-cell office:value-type="float" office:value="1727197" calcext:value-type="float">
            <text:p>1727197</text:p>
          </table:table-cell>
          <table:table-cell/>
          <table:table-cell office:value-type="float" office:value="-456056" calcext:value-type="float">
            <text:p>-456056</text:p>
          </table:table-cell>
          <table:table-cell office:value-type="float" office:value="848708" calcext:value-type="float">
            <text:p>848708</text:p>
          </table:table-cell>
          <table:table-cell office:value-type="float" office:value="871955" calcext:value-type="float">
            <text:p>871955</text:p>
          </table:table-cell>
          <table:table-cell office:value-type="float" office:value="1329" calcext:value-type="float">
            <text:p>1329</text:p>
          </table:table-cell>
          <table:table-cell office:value-type="float" office:value="875544" calcext:value-type="float">
            <text:p>875544</text:p>
          </table:table-cell>
          <table:table-cell office:value-type="float" office:value="26762233" calcext:value-type="float">
            <text:p>26762233</text:p>
          </table:table-cell>
          <table:table-cell office:value-type="float" office:value="-4500895" calcext:value-type="float">
            <text:p>-4500895</text:p>
          </table:table-cell>
          <table:table-cell office:value-type="float" office:value="184808" calcext:value-type="float">
            <text:p>184808</text:p>
          </table:table-cell>
          <table:table-cell office:value-type="float" office:value="511335167" calcext:value-type="float">
            <text:p>511335167</text:p>
          </table:table-cell>
          <table:table-cell office:value-type="float" office:value="3279854" calcext:value-type="float">
            <text:p>3279854</text:p>
          </table:table-cell>
          <table:table-cell office:value-type="float" office:value="4110681" calcext:value-type="float">
            <text:p>4110681</text:p>
          </table:table-cell>
          <table:table-cell table:style-name="ce1" office:value-type="float" office:value="-81843136" calcext:value-type="float">
            <text:p>-81843136</text:p>
          </table:table-cell>
          <table:table-cell table:style-name="ce1" office:value-type="float" office:value="3555851" calcext:value-type="float">
            <text:p>3555851</text:p>
          </table:table-cell>
          <table:table-cell office:value-type="float" office:value="1407736" calcext:value-type="float">
            <text:p>1407736</text:p>
          </table:table-cell>
          <table:table-cell office:value-type="float" office:value="-387392" calcext:value-type="float">
            <text:p>-387392</text:p>
          </table:table-cell>
          <table:table-cell table:style-name="ce1" office:value-type="float" office:value="1426707" calcext:value-type="float">
            <text:p>1426707</text:p>
          </table:table-cell>
          <table:table-cell office:value-type="float" office:value="-188491" calcext:value-type="float">
            <text:p>-188491</text:p>
          </table:table-cell>
          <table:table-cell office:value-type="float" office:value="8172464" calcext:value-type="float">
            <text:p>8172464</text:p>
          </table:table-cell>
          <table:table-cell office:value-type="float" office:value="4228" calcext:value-type="float">
            <text:p>4228</text:p>
          </table:table-cell>
          <table:table-cell office:value-type="float" office:value="-828338" calcext:value-type="float">
            <text:p>-828338</text:p>
          </table:table-cell>
          <table:table-cell/>
          <table:table-cell office:value-type="float" office:value="2827829" calcext:value-type="float">
            <text:p>2827829</text:p>
          </table:table-cell>
          <table:table-cell table:style-name="ce1" office:value-type="float" office:value="25539" calcext:value-type="float">
            <text:p>25539</text:p>
          </table:table-cell>
          <table:table-cell office:value-type="float" office:value="682294" calcext:value-type="float">
            <text:p>682294</text:p>
          </table:table-cell>
          <table:table-cell office:value-type="float" office:value="-1382430" calcext:value-type="float">
            <text:p>-1382430</text:p>
          </table:table-cell>
          <table:table-cell table:style-name="ce1" office:value-type="float" office:value="591118" calcext:value-type="float">
            <text:p>591118</text:p>
          </table:table-cell>
          <table:table-cell/>
          <table:table-cell table:style-name="ce1" office:value-type="float" office:value="1902670" calcext:value-type="float">
            <text:p>1902670</text:p>
          </table:table-cell>
          <table:table-cell office:value-type="float" office:value="1039147" calcext:value-type="float">
            <text:p>1039147</text:p>
          </table:table-cell>
          <table:table-cell office:value-type="float" office:value="215724" calcext:value-type="float">
            <text:p>215724</text:p>
          </table:table-cell>
          <table:table-cell office:value-type="float" office:value="2290515" calcext:value-type="float">
            <text:p>2290515</text:p>
          </table:table-cell>
          <table:table-cell office:value-type="float" office:value="3190245" calcext:value-type="float">
            <text:p>3190245</text:p>
          </table:table-cell>
          <table:table-cell office:value-type="float" office:value="319948" calcext:value-type="float">
            <text:p>319948</text:p>
          </table:table-cell>
          <table:table-cell table:style-name="ce1" office:value-type="float" office:value="3762166" calcext:value-type="float">
            <text:p>3762166</text:p>
          </table:table-cell>
          <table:table-cell office:value-type="float" office:value="144907000" calcext:value-type="float">
            <text:p>144907000</text:p>
          </table:table-cell>
          <table:table-cell office:value-type="float" office:value="56106000" calcext:value-type="float">
            <text:p>56106000</text:p>
          </table:table-cell>
          <table:table-cell office:value-type="float" office:value="28988243" calcext:value-type="float">
            <text:p>28988243</text:p>
          </table:table-cell>
          <table:table-cell table:style-name="ce1" office:value-type="float" office:value="2838961" calcext:value-type="float">
            <text:p>2838961</text:p>
          </table:table-cell>
          <table:table-cell office:value-type="float" office:value="2247670" calcext:value-type="float">
            <text:p>2247670</text:p>
          </table:table-cell>
          <table:table-cell office:value-type="float" office:value="331653" calcext:value-type="float">
            <text:p>331653</text:p>
          </table:table-cell>
          <table:table-cell office:value-type="float" office:value="668755" calcext:value-type="float">
            <text:p>668755</text:p>
          </table:table-cell>
          <table:table-cell office:value-type="float" office:value="1094672" calcext:value-type="float">
            <text:p>1094672</text:p>
          </table:table-cell>
          <table:table-cell office:value-type="float" office:value="-255575" calcext:value-type="float">
            <text:p>-255575</text:p>
          </table:table-cell>
          <table:table-cell office:value-type="float" office:value="414867" calcext:value-type="float">
            <text:p>414867</text:p>
          </table:table-cell>
          <table:table-cell office:value-type="float" office:value="6019922" calcext:value-type="float">
            <text:p>6019922</text:p>
          </table:table-cell>
          <table:table-cell office:value-type="float" office:value="3336514" calcext:value-type="float">
            <text:p>3336514</text:p>
          </table:table-cell>
          <table:table-cell office:value-type="float" office:value="1116848" calcext:value-type="float">
            <text:p>1116848</text:p>
          </table:table-cell>
          <table:table-cell table:style-name="ce1" office:value-type="float" office:value="101039" calcext:value-type="float">
            <text:p>101039</text:p>
          </table:table-cell>
          <table:table-cell office:value-type="float" office:value="30944726" calcext:value-type="float">
            <text:p>30944726</text:p>
          </table:table-cell>
          <table:table-cell office:value-type="float" office:value="2959256" calcext:value-type="float">
            <text:p>2959256</text:p>
          </table:table-cell>
          <table:table-cell/>
          <table:table-cell table:style-name="ce1" office:value-type="float" office:value="2147999" calcext:value-type="float">
            <text:p>2147999</text:p>
          </table:table-cell>
          <table:table-cell office:value-type="float" office:value="-373851" calcext:value-type="float">
            <text:p>-373851</text:p>
          </table:table-cell>
          <table:table-cell office:value-type="float" office:value="6162934" calcext:value-type="float">
            <text:p>6162934</text:p>
          </table:table-cell>
          <table:table-cell office:value-type="float" office:value="823518" calcext:value-type="float">
            <text:p>823518</text:p>
          </table:table-cell>
          <table:table-cell office:value-type="float" office:value="3607482" calcext:value-type="float">
            <text:p>3607482</text:p>
          </table:table-cell>
          <table:table-cell office:value-type="float" office:value="67271" calcext:value-type="float">
            <text:p>67271</text:p>
          </table:table-cell>
          <table:table-cell office:value-type="float" office:value="139573" calcext:value-type="float">
            <text:p>139573</text:p>
          </table:table-cell>
          <table:table-cell office:value-type="float" office:value="5508334" calcext:value-type="float">
            <text:p>5508334</text:p>
          </table:table-cell>
          <table:table-cell table:style-name="ce1" office:value-type="float" office:value="49426" calcext:value-type="float">
            <text:p>49426</text:p>
          </table:table-cell>
          <table:table-cell office:value-type="float" office:value="2312324" calcext:value-type="float">
            <text:p>2312324</text:p>
          </table:table-cell>
          <table:table-cell office:value-type="float" office:value="1352962" calcext:value-type="float">
            <text:p>1352962</text:p>
          </table:table-cell>
          <table:table-cell office:value-type="float" office:value="-370422" calcext:value-type="float">
            <text:p>-370422</text:p>
          </table:table-cell>
          <table:table-cell office:value-type="float" office:value="-450425" calcext:value-type="float">
            <text:p>-450425</text:p>
          </table:table-cell>
          <table:table-cell office:value-type="float" office:value="2121709" calcext:value-type="float">
            <text:p>2121709</text:p>
          </table:table-cell>
          <table:table-cell office:value-type="float" office:value="2250889" calcext:value-type="float">
            <text:p>2250889</text:p>
          </table:table-cell>
          <table:table-cell office:value-type="float" office:value="-10447582" calcext:value-type="float">
            <text:p>-10447582</text:p>
          </table:table-cell>
          <table:table-cell office:value-type="float" office:value="226476" calcext:value-type="float">
            <text:p>226476</text:p>
          </table:table-cell>
          <table:table-cell office:value-type="float" office:value="64453" calcext:value-type="float">
            <text:p>64453</text:p>
          </table:table-cell>
          <table:table-cell office:value-type="float" office:value="23638211" calcext:value-type="float">
            <text:p>23638211</text:p>
          </table:table-cell>
          <table:table-cell office:value-type="float" office:value="26209146" calcext:value-type="float">
            <text:p>26209146</text:p>
          </table:table-cell>
          <table:table-cell/>
          <table:table-cell office:value-type="float" office:value="233498927" calcext:value-type="float">
            <text:p>233498927</text:p>
          </table:table-cell>
          <table:table-cell/>
          <table:table-cell office:value-type="float" office:value="131899" calcext:value-type="float">
            <text:p>131899</text:p>
          </table:table-cell>
          <table:table-cell office:value-type="float" office:value="-1365753" calcext:value-type="float">
            <text:p>-1365753</text:p>
          </table:table-cell>
          <table:table-cell office:value-type="float" office:value="-298799" calcext:value-type="float">
            <text:p>-298799</text:p>
          </table:table-cell>
          <table:table-cell office:value-type="float" office:value="-562011" calcext:value-type="float">
            <text:p>-562011</text:p>
          </table:table-cell>
          <table:table-cell office:value-type="float" office:value="1124183" calcext:value-type="float">
            <text:p>1124183</text:p>
          </table:table-cell>
          <table:table-cell office:value-type="float" office:value="296276" calcext:value-type="float">
            <text:p>296276</text:p>
          </table:table-cell>
          <table:table-cell table:style-name="ce1" office:value-type="float" office:value="1637670" calcext:value-type="float">
            <text:p>1637670</text:p>
          </table:table-cell>
          <table:table-cell office:value-type="float" office:value="3823047" calcext:value-type="float">
            <text:p>3823047</text:p>
          </table:table-cell>
          <table:table-cell office:value-type="float" office:value="6000940" calcext:value-type="float">
            <text:p>6000940</text:p>
          </table:table-cell>
          <table:table-cell office:value-type="float" office:value="5306682" calcext:value-type="float">
            <text:p>5306682</text:p>
          </table:table-cell>
          <table:table-cell office:value-type="float" office:value="-138083" calcext:value-type="float">
            <text:p>-138083</text:p>
          </table:table-cell>
          <table:table-cell table:style-name="ce1" office:value-type="float" office:value="17512967" calcext:value-type="float">
            <text:p>17512967</text:p>
          </table:table-cell>
          <table:table-cell office:value-type="float" office:value="-135765" calcext:value-type="float">
            <text:p>-135765</text:p>
          </table:table-cell>
          <table:table-cell office:value-type="float" office:value="124690" calcext:value-type="float">
            <text:p>124690</text:p>
          </table:table-cell>
          <table:table-cell office:value-type="float" office:value="-22253" calcext:value-type="float">
            <text:p>-22253</text:p>
          </table:table-cell>
          <table:table-cell office:value-type="float" office:value="1013574" calcext:value-type="float">
            <text:p>1013574</text:p>
          </table:table-cell>
          <table:table-cell table:style-name="ce1" office:value-type="float" office:value="89270" calcext:value-type="float">
            <text:p>89270</text:p>
          </table:table-cell>
          <table:table-cell office:value-type="float" office:value="26262712" calcext:value-type="float">
            <text:p>26262712</text:p>
          </table:table-cell>
          <table:table-cell office:value-type="float" office:value="1805758" calcext:value-type="float">
            <text:p>1805758</text:p>
          </table:table-cell>
          <table:table-cell office:value-type="float" office:value="26558" calcext:value-type="float">
            <text:p>26558</text:p>
          </table:table-cell>
          <table:table-cell office:value-type="float" office:value="-3924315" calcext:value-type="float">
            <text:p>-3924315</text:p>
          </table:table-cell>
          <table:table-cell table:style-name="ce1" office:value-type="float" office:value="454610" calcext:value-type="float">
            <text:p>454610</text:p>
          </table:table-cell>
          <table:table-cell office:value-type="float" office:value="4228" calcext:value-type="float">
            <text:p>4228</text:p>
          </table:table-cell>
          <table:table-cell office:value-type="float" office:value="403456" calcext:value-type="float">
            <text:p>403456</text:p>
          </table:table-cell>
          <table:table-cell office:value-type="float" office:value="351819" calcext:value-type="float">
            <text:p>351819</text:p>
          </table:table-cell>
          <table:table-cell office:value-type="float" office:value="-3877739" calcext:value-type="float">
            <text:p>-3877739</text:p>
          </table:table-cell>
          <table:table-cell office:value-type="float" office:value="959645" calcext:value-type="float">
            <text:p>959645</text:p>
          </table:table-cell>
          <table:table-cell table:style-name="ce1" office:value-type="float" office:value="9418000" calcext:value-type="float">
            <text:p>9418000</text:p>
          </table:table-cell>
          <table:table-cell office:value-type="float" office:value="296175000" calcext:value-type="float">
            <text:p>296175000</text:p>
          </table:table-cell>
          <table:table-cell table:style-name="ce1" office:value-type="float" office:value="207794306" calcext:value-type="float">
            <text:p>207794306</text:p>
          </table:table-cell>
          <table:table-cell office:value-type="float" office:value="-398936" calcext:value-type="float">
            <text:p>-398936</text:p>
          </table:table-cell>
          <table:table-cell office:value-type="float" office:value="43736" calcext:value-type="float">
            <text:p>43736</text:p>
          </table:table-cell>
          <table:table-cell office:value-type="float" office:value="-65189" calcext:value-type="float">
            <text:p>-65189</text:p>
          </table:table-cell>
          <table:table-cell office:value-type="float" office:value="7645239" calcext:value-type="float">
            <text:p>7645239</text:p>
          </table:table-cell>
          <table:table-cell table:style-name="ce1" office:value-type="float" office:value="190023" calcext:value-type="float">
            <text:p>190023</text:p>
          </table:table-cell>
          <table:table-cell office:value-type="float" office:value="520068" calcext:value-type="float">
            <text:p>520068</text:p>
          </table:table-cell>
          <table:table-cell table:style-name="ce1" office:value-type="float" office:value="60675" calcext:value-type="float">
            <text:p>60675</text:p>
          </table:table-cell>
          <table:table-cell/>
          <table:table-cell office:value-type="float" office:value="1018987" calcext:value-type="float">
            <text:p>1018987</text:p>
          </table:table-cell>
          <table:table-cell office:value-type="float" office:value="25523" calcext:value-type="float">
            <text:p>25523</text:p>
          </table:table-cell>
          <table:table-cell office:value-type="float" office:value="2288744" calcext:value-type="float">
            <text:p>2288744</text:p>
          </table:table-cell>
          <table:table-cell table:style-name="ce1" office:value-type="float" office:value="35830769" calcext:value-type="float">
            <text:p>35830769</text:p>
          </table:table-cell>
          <table:table-cell table:style-name="ce1" office:value-type="float" office:value="3394855" calcext:value-type="float">
            <text:p>3394855</text:p>
          </table:table-cell>
          <table:table-cell office:value-type="float" office:value="2039424" calcext:value-type="float">
            <text:p>2039424</text:p>
          </table:table-cell>
          <table:table-cell office:value-type="float" office:value="23868" calcext:value-type="float">
            <text:p>23868</text:p>
          </table:table-cell>
          <table:table-cell office:value-type="float" office:value="-127025" calcext:value-type="float">
            <text:p>-127025</text:p>
          </table:table-cell>
          <table:table-cell office:value-type="float" office:value="4449182" calcext:value-type="float">
            <text:p>4449182</text:p>
          </table:table-cell>
          <table:table-cell office:value-type="float" office:value="-2466350" calcext:value-type="float">
            <text:p>-2466350</text:p>
          </table:table-cell>
          <table:table-cell office:value-type="float" office:value="292852" calcext:value-type="float">
            <text:p>292852</text:p>
          </table:table-cell>
          <table:table-cell office:value-type="float" office:value="2205261" calcext:value-type="float">
            <text:p>2205261</text:p>
          </table:table-cell>
          <table:table-cell table:style-name="ce1" office:value-type="float" office:value="1821542" calcext:value-type="float">
            <text:p>1821542</text:p>
          </table:table-cell>
          <table:table-cell office:value-type="float" office:value="635187" calcext:value-type="float">
            <text:p>635187</text:p>
          </table:table-cell>
          <table:table-cell office:value-type="float" office:value="-33853" calcext:value-type="float">
            <text:p>-33853</text:p>
          </table:table-cell>
          <table:table-cell office:value-type="float" office:value="3217501" calcext:value-type="float">
            <text:p>3217501</text:p>
          </table:table-cell>
          <table:table-cell table:style-name="Default"/>
          <table:table-cell office:value-type="float" office:value="-1013643" calcext:value-type="float">
            <text:p>-1013643</text:p>
          </table:table-cell>
          <table:table-cell office:value-type="float" office:value="1336436" calcext:value-type="float">
            <text:p>1336436</text:p>
          </table:table-cell>
          <table:table-cell office:value-type="float" office:value="1411256" calcext:value-type="float">
            <text:p>1411256</text:p>
          </table:table-cell>
          <table:table-cell table:style-name="ce1" office:value-type="float" office:value="3344615" calcext:value-type="float">
            <text:p>3344615</text:p>
          </table:table-cell>
          <table:table-cell office:value-type="float" office:value="2318783" calcext:value-type="float">
            <text:p>2318783</text:p>
          </table:table-cell>
          <table:table-cell office:value-type="float" office:value="70732" calcext:value-type="float">
            <text:p>70732</text:p>
          </table:table-cell>
          <table:table-cell office:value-type="float" office:value="319713" calcext:value-type="float">
            <text:p>319713</text:p>
          </table:table-cell>
          <table:table-cell office:value-type="float" office:value="535685" calcext:value-type="float">
            <text:p>535685</text:p>
          </table:table-cell>
          <table:table-cell office:value-type="float" office:value="1545057" calcext:value-type="float">
            <text:p>1545057</text:p>
          </table:table-cell>
          <table:table-cell office:value-type="float" office:value="231066" calcext:value-type="float">
            <text:p>231066</text:p>
          </table:table-cell>
          <table:table-cell office:value-type="float" office:value="2725227" calcext:value-type="float">
            <text:p>2725227</text:p>
          </table:table-cell>
          <table:table-cell table:style-name="ce1" office:value-type="float" office:value="901197" calcext:value-type="float">
            <text:p>901197</text:p>
          </table:table-cell>
          <table:table-cell table:style-name="ce1" office:value-type="float" office:value="991057" calcext:value-type="float">
            <text:p>991057</text:p>
          </table:table-cell>
          <table:table-cell office:value-type="float" office:value="56402" calcext:value-type="float">
            <text:p>56402</text:p>
          </table:table-cell>
          <table:table-cell office:value-type="float" office:value="39416" calcext:value-type="float">
            <text:p>39416</text:p>
          </table:table-cell>
          <table:table-cell table:style-name="ce1" office:value-type="float" office:value="446882" calcext:value-type="float">
            <text:p>446882</text:p>
          </table:table-cell>
          <table:table-cell table:style-name="Default"/>
          <table:table-cell office:value-type="float" office:value="29634" calcext:value-type="float">
            <text:p>29634</text:p>
          </table:table-cell>
          <table:table-cell office:value-type="float" office:value="11666" calcext:value-type="float">
            <text:p>11666</text:p>
          </table:table-cell>
          <table:table-cell office:value-type="float" office:value="6076383" calcext:value-type="float">
            <text:p>6076383</text:p>
          </table:table-cell>
          <table:table-cell office:value-type="float" office:value="10679587" calcext:value-type="float">
            <text:p>10679587</text:p>
          </table:table-cell>
          <table:table-cell office:value-type="float" office:value="10647240" calcext:value-type="float">
            <text:p>10647240</text:p>
          </table:table-cell>
          <table:table-cell office:value-type="float" office:value="340861" calcext:value-type="float">
            <text:p>340861</text:p>
          </table:table-cell>
          <table:table-cell office:value-type="float" office:value="-456056" calcext:value-type="float">
            <text:p>-456056</text:p>
          </table:table-cell>
          <table:table-cell office:value-type="float" office:value="453869" calcext:value-type="float">
            <text:p>453869</text:p>
          </table:table-cell>
          <table:table-cell office:value-type="float" office:value="848702" calcext:value-type="float">
            <text:p>848702</text:p>
          </table:table-cell>
          <table:table-cell office:value-type="float" office:value="2748" calcext:value-type="float">
            <text:p>2748</text:p>
          </table:table-cell>
          <table:table-cell office:value-type="float" office:value="465415" calcext:value-type="float">
            <text:p>465415</text:p>
          </table:table-cell>
          <table:table-cell office:value-type="float" office:value="-1628594" calcext:value-type="float">
            <text:p>-1628594</text:p>
          </table:table-cell>
          <table:table-cell office:value-type="float" office:value="164638" calcext:value-type="float">
            <text:p>164638</text:p>
          </table:table-cell>
          <table:table-cell office:value-type="float" office:value="368556" calcext:value-type="float">
            <text:p>368556</text:p>
          </table:table-cell>
          <table:table-cell office:value-type="float" office:value="71461496" calcext:value-type="float">
            <text:p>71461496</text:p>
          </table:table-cell>
          <table:table-cell office:value-type="float" office:value="118878" calcext:value-type="float">
            <text:p>118878</text:p>
          </table:table-cell>
          <table:table-cell office:value-type="float" office:value="892668" calcext:value-type="float">
            <text:p>892668</text:p>
          </table:table-cell>
          <table:table-cell office:value-type="float" office:value="-312847" calcext:value-type="float">
            <text:p>-312847</text:p>
          </table:table-cell>
          <table:table-cell office:value-type="float" office:value="1331011" calcext:value-type="float">
            <text:p>1331011</text:p>
          </table:table-cell>
          <table:table-cell office:value-type="float" office:value="1279139" calcext:value-type="float">
            <text:p>1279139</text:p>
          </table:table-cell>
          <table:table-cell office:value-type="float" office:value="4514280" calcext:value-type="float">
            <text:p>4514280</text:p>
          </table:table-cell>
          <table:table-cell office:value-type="float" office:value="112337" calcext:value-type="float">
            <text:p>112337</text:p>
          </table:table-cell>
          <table:table-cell office:value-type="float" office:value="599785" calcext:value-type="float">
            <text:p>599785</text:p>
          </table:table-cell>
          <table:table-cell office:value-type="float" office:value="483008" calcext:value-type="float">
            <text:p>483008</text:p>
          </table:table-cell>
          <table:table-cell office:value-type="float" office:value="2241018" calcext:value-type="float">
            <text:p>2241018</text:p>
          </table:table-cell>
          <table:table-cell office:value-type="float" office:value="9563710" calcext:value-type="float">
            <text:p>9563710</text:p>
          </table:table-cell>
          <table:table-cell office:value-type="float" office:value="169458" calcext:value-type="float">
            <text:p>169458</text:p>
          </table:table-cell>
          <table:table-cell table:style-name="ce1" office:value-type="float" office:value="1373512" calcext:value-type="float">
            <text:p>1373512</text:p>
          </table:table-cell>
          <table:table-cell office:value-type="float" office:value="83259" calcext:value-type="float">
            <text:p>83259</text:p>
          </table:table-cell>
          <table:table-cell office:value-type="float" office:value="15514445" calcext:value-type="float">
            <text:p>15514445</text:p>
          </table:table-cell>
          <table:table-cell office:value-type="float" office:value="166693545" calcext:value-type="float">
            <text:p>166693545</text:p>
          </table:table-cell>
          <table:table-cell office:value-type="float" office:value="1100718" calcext:value-type="float">
            <text:p>1100718</text:p>
          </table:table-cell>
          <table:table-cell office:value-type="float" office:value="2811000" calcext:value-type="float">
            <text:p>2811000</text:p>
          </table:table-cell>
          <table:table-cell office:value-type="float" office:value="-176874" calcext:value-type="float">
            <text:p>-176874</text:p>
          </table:table-cell>
          <table:table-cell office:value-type="float" office:value="896058" calcext:value-type="float">
            <text:p>896058</text:p>
          </table:table-cell>
          <table:table-cell office:value-type="float" office:value="7772119" calcext:value-type="float">
            <text:p>7772119</text:p>
          </table:table-cell>
          <table:table-cell office:value-type="float" office:value="-152420" calcext:value-type="float">
            <text:p>-152420</text:p>
          </table:table-cell>
          <table:table-cell office:value-type="float" office:value="2353875" calcext:value-type="float">
            <text:p>2353875</text:p>
          </table:table-cell>
          <table:table-cell table:style-name="ce1" office:value-type="float" office:value="218130" calcext:value-type="float">
            <text:p>218130</text:p>
          </table:table-cell>
          <table:table-cell office:value-type="float" office:value="387593" calcext:value-type="float">
            <text:p>387593</text:p>
          </table:table-cell>
          <table:table-cell table:style-name="ce1" office:value-type="float" office:value="138719" calcext:value-type="float">
            <text:p>138719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04-2018</text:p>
          </table:table-cell>
          <table:table-cell office:value-type="float" office:value="1451170" calcext:value-type="float">
            <text:p>1451170</text:p>
          </table:table-cell>
          <table:table-cell office:value-type="float" office:value="-14585" calcext:value-type="float">
            <text:p>-14585</text:p>
          </table:table-cell>
          <table:table-cell office:value-type="float" office:value="195754" calcext:value-type="float">
            <text:p>195754</text:p>
          </table:table-cell>
          <table:table-cell office:value-type="float" office:value="17683" calcext:value-type="float">
            <text:p>17683</text:p>
          </table:table-cell>
          <table:table-cell office:value-type="float" office:value="959741" calcext:value-type="float">
            <text:p>959741</text:p>
          </table:table-cell>
          <table:table-cell table:style-name="ce1" office:value-type="float" office:value="609330" calcext:value-type="float">
            <text:p>609330</text:p>
          </table:table-cell>
          <table:table-cell office:value-type="float" office:value="6261709" calcext:value-type="float">
            <text:p>6261709</text:p>
          </table:table-cell>
          <table:table-cell office:value-type="float" office:value="57454808" calcext:value-type="float">
            <text:p>57454808</text:p>
          </table:table-cell>
          <table:table-cell office:value-type="float" office:value="3495551" calcext:value-type="float">
            <text:p>3495551</text:p>
          </table:table-cell>
          <table:table-cell office:value-type="float" office:value="665249" calcext:value-type="float">
            <text:p>665249</text:p>
          </table:table-cell>
          <table:table-cell office:value-type="float" office:value="711342" calcext:value-type="float">
            <text:p>711342</text:p>
          </table:table-cell>
          <table:table-cell table:style-name="ce1" office:value-type="float" office:value="6458081" calcext:value-type="float">
            <text:p>6458081</text:p>
          </table:table-cell>
          <table:table-cell table:style-name="ce1" office:value-type="float" office:value="3014" calcext:value-type="float">
            <text:p>3014</text:p>
          </table:table-cell>
          <table:table-cell table:style-name="ce1" office:value-type="float" office:value="-1150038" calcext:value-type="float">
            <text:p>-1150038</text:p>
          </table:table-cell>
          <table:table-cell office:value-type="float" office:value="3537115" calcext:value-type="float">
            <text:p>3537115</text:p>
          </table:table-cell>
          <table:table-cell office:value-type="float" office:value="58105" calcext:value-type="float">
            <text:p>58105</text:p>
          </table:table-cell>
          <table:table-cell office:value-type="float" office:value="18790467" calcext:value-type="float">
            <text:p>18790467</text:p>
          </table:table-cell>
          <table:table-cell table:style-name="ce1" office:value-type="float" office:value="10333" calcext:value-type="float">
            <text:p>10333</text:p>
          </table:table-cell>
          <table:table-cell table:style-name="ce1" office:value-type="float" office:value="4245036" calcext:value-type="float">
            <text:p>4245036</text:p>
          </table:table-cell>
          <table:table-cell office:value-type="float" office:value="91595460" calcext:value-type="float">
            <text:p>91595460</text:p>
          </table:table-cell>
          <table:table-cell table:style-name="ce1" office:value-type="float" office:value="1473103" calcext:value-type="float">
            <text:p>1473103</text:p>
          </table:table-cell>
          <table:table-cell office:value-type="float" office:value="106730" calcext:value-type="float">
            <text:p>106730</text:p>
          </table:table-cell>
          <table:table-cell office:value-type="float" office:value="418" calcext:value-type="float">
            <text:p>418</text:p>
          </table:table-cell>
          <table:table-cell office:value-type="float" office:value="104169" calcext:value-type="float">
            <text:p>104169</text:p>
          </table:table-cell>
          <table:table-cell office:value-type="float" office:value="6830385" calcext:value-type="float">
            <text:p>6830385</text:p>
          </table:table-cell>
          <table:table-cell office:value-type="float" office:value="3556683" calcext:value-type="float">
            <text:p>3556683</text:p>
          </table:table-cell>
          <table:table-cell office:value-type="float" office:value="173029" calcext:value-type="float">
            <text:p>173029</text:p>
          </table:table-cell>
          <table:table-cell office:value-type="float" office:value="1938608" calcext:value-type="float">
            <text:p>1938608</text:p>
          </table:table-cell>
          <table:table-cell office:value-type="float" office:value="14491750" calcext:value-type="float">
            <text:p>14491750</text:p>
          </table:table-cell>
          <table:table-cell office:value-type="float" office:value="25386660" calcext:value-type="float">
            <text:p>25386660</text:p>
          </table:table-cell>
          <table:table-cell office:value-type="float" office:value="1217292" calcext:value-type="float">
            <text:p>1217292</text:p>
          </table:table-cell>
          <table:table-cell office:value-type="float" office:value="1559612" calcext:value-type="float">
            <text:p>1559612</text:p>
          </table:table-cell>
          <table:table-cell office:value-type="float" office:value="405940" calcext:value-type="float">
            <text:p>405940</text:p>
          </table:table-cell>
          <table:table-cell office:value-type="float" office:value="13932" calcext:value-type="float">
            <text:p>13932</text:p>
          </table:table-cell>
          <table:table-cell office:value-type="float" office:value="145520" calcext:value-type="float">
            <text:p>145520</text:p>
          </table:table-cell>
          <table:table-cell office:value-type="float" office:value="800102" calcext:value-type="float">
            <text:p>800102</text:p>
          </table:table-cell>
          <table:table-cell office:value-type="float" office:value="119039" calcext:value-type="float">
            <text:p>119039</text:p>
          </table:table-cell>
          <table:table-cell office:value-type="float" office:value="1256181" calcext:value-type="float">
            <text:p>1256181</text:p>
          </table:table-cell>
          <table:table-cell office:value-type="float" office:value="868740" calcext:value-type="float">
            <text:p>868740</text:p>
          </table:table-cell>
          <table:table-cell office:value-type="float" office:value="1016" calcext:value-type="float">
            <text:p>1016</text:p>
          </table:table-cell>
          <table:table-cell office:value-type="float" office:value="184474" calcext:value-type="float">
            <text:p>184474</text:p>
          </table:table-cell>
          <table:table-cell office:value-type="float" office:value="106089" calcext:value-type="float">
            <text:p>106089</text:p>
          </table:table-cell>
          <table:table-cell table:style-name="ce1" office:value-type="float" office:value="1716960" calcext:value-type="float">
            <text:p>1716960</text:p>
          </table:table-cell>
          <table:table-cell office:value-type="float" office:value="-241389" calcext:value-type="float">
            <text:p>-241389</text:p>
          </table:table-cell>
          <table:table-cell office:value-type="float" office:value="10925857" calcext:value-type="float">
            <text:p>10925857</text:p>
          </table:table-cell>
          <table:table-cell office:value-type="float" office:value="5870366" calcext:value-type="float">
            <text:p>5870366</text:p>
          </table:table-cell>
          <table:table-cell office:value-type="float" office:value="9959844" calcext:value-type="float">
            <text:p>9959844</text:p>
          </table:table-cell>
          <table:table-cell office:value-type="float" office:value="225357" calcext:value-type="float">
            <text:p>225357</text:p>
          </table:table-cell>
          <table:table-cell office:value-type="float" office:value="5911245" calcext:value-type="float">
            <text:p>5911245</text:p>
          </table:table-cell>
          <table:table-cell office:value-type="float" office:value="900000" calcext:value-type="float">
            <text:p>900000</text:p>
          </table:table-cell>
          <table:table-cell office:value-type="float" office:value="8148349" calcext:value-type="float">
            <text:p>814834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4102" calcext:value-type="float">
            <text:p>24102</text:p>
          </table:table-cell>
          <table:table-cell office:value-type="float" office:value="8432734" calcext:value-type="float">
            <text:p>8432734</text:p>
          </table:table-cell>
          <table:table-cell office:value-type="float" office:value="2852515" calcext:value-type="float">
            <text:p>2852515</text:p>
          </table:table-cell>
          <table:table-cell office:value-type="float" office:value="-5414" calcext:value-type="float">
            <text:p>-5414</text:p>
          </table:table-cell>
          <table:table-cell office:value-type="float" office:value="56008948" calcext:value-type="float">
            <text:p>56008948</text:p>
          </table:table-cell>
          <table:table-cell office:value-type="float" office:value="1800856" calcext:value-type="float">
            <text:p>1800856</text:p>
          </table:table-cell>
          <table:table-cell office:value-type="float" office:value="13159000" calcext:value-type="float">
            <text:p>13159000</text:p>
          </table:table-cell>
          <table:table-cell office:value-type="float" office:value="1246082" calcext:value-type="float">
            <text:p>1246082</text:p>
          </table:table-cell>
          <table:table-cell office:value-type="float" office:value="1293337" calcext:value-type="float">
            <text:p>1293337</text:p>
          </table:table-cell>
          <table:table-cell office:value-type="float" office:value="5205001" calcext:value-type="float">
            <text:p>5205001</text:p>
          </table:table-cell>
          <table:table-cell office:value-type="float" office:value="934839" calcext:value-type="float">
            <text:p>934839</text:p>
          </table:table-cell>
          <table:table-cell office:value-type="float" office:value="2862640" calcext:value-type="float">
            <text:p>2862640</text:p>
          </table:table-cell>
          <table:table-cell office:value-type="float" office:value="15939327" calcext:value-type="float">
            <text:p>15939327</text:p>
          </table:table-cell>
          <table:table-cell office:value-type="float" office:value="1593470" calcext:value-type="float">
            <text:p>1593470</text:p>
          </table:table-cell>
          <table:table-cell office:value-type="float" office:value="966768" calcext:value-type="float">
            <text:p>966768</text:p>
          </table:table-cell>
          <table:table-cell office:value-type="float" office:value="-2352441" calcext:value-type="float">
            <text:p>-2352441</text:p>
          </table:table-cell>
          <table:table-cell office:value-type="float" office:value="1749115" calcext:value-type="float">
            <text:p>1749115</text:p>
          </table:table-cell>
          <table:table-cell office:value-type="float" office:value="208701" calcext:value-type="float">
            <text:p>208701</text:p>
          </table:table-cell>
          <table:table-cell office:value-type="float" office:value="2721324" calcext:value-type="float">
            <text:p>2721324</text:p>
          </table:table-cell>
          <table:table-cell office:value-type="float" office:value="280392" calcext:value-type="float">
            <text:p>280392</text:p>
          </table:table-cell>
          <table:table-cell office:value-type="float" office:value="1320076" calcext:value-type="float">
            <text:p>1320076</text:p>
          </table:table-cell>
          <table:table-cell office:value-type="float" office:value="130109" calcext:value-type="float">
            <text:p>130109</text:p>
          </table:table-cell>
          <table:table-cell office:value-type="float" office:value="2565546" calcext:value-type="float">
            <text:p>2565546</text:p>
          </table:table-cell>
          <table:table-cell office:value-type="float" office:value="919782" calcext:value-type="float">
            <text:p>919782</text:p>
          </table:table-cell>
          <table:table-cell office:value-type="float" office:value="16336214" calcext:value-type="float">
            <text:p>16336214</text:p>
          </table:table-cell>
          <table:table-cell office:value-type="float" office:value="525809" calcext:value-type="float">
            <text:p>525809</text:p>
          </table:table-cell>
          <table:table-cell office:value-type="float" office:value="5717188" calcext:value-type="float">
            <text:p>5717188</text:p>
          </table:table-cell>
          <table:table-cell office:value-type="float" office:value="6226633" calcext:value-type="float">
            <text:p>6226633</text:p>
          </table:table-cell>
          <table:table-cell office:value-type="float" office:value="11361932" calcext:value-type="float">
            <text:p>11361932</text:p>
          </table:table-cell>
          <table:table-cell office:value-type="float" office:value="1801179" calcext:value-type="float">
            <text:p>1801179</text:p>
          </table:table-cell>
          <table:table-cell office:value-type="float" office:value="277613" calcext:value-type="float">
            <text:p>277613</text:p>
          </table:table-cell>
          <table:table-cell office:value-type="float" office:value="11299525" calcext:value-type="float">
            <text:p>11299525</text:p>
          </table:table-cell>
          <table:table-cell table:style-name="ce1" office:value-type="float" office:value="74961" calcext:value-type="float">
            <text:p>74961</text:p>
          </table:table-cell>
          <table:table-cell office:value-type="float" office:value="9364270" calcext:value-type="float">
            <text:p>9364270</text:p>
          </table:table-cell>
          <table:table-cell office:value-type="float" office:value="16018" calcext:value-type="float">
            <text:p>16018</text:p>
          </table:table-cell>
          <table:table-cell table:style-name="ce1" office:value-type="float" office:value="40881" calcext:value-type="float">
            <text:p>40881</text:p>
          </table:table-cell>
          <table:table-cell office:value-type="float" office:value="-1726494" calcext:value-type="float">
            <text:p>-1726494</text:p>
          </table:table-cell>
          <table:table-cell office:value-type="float" office:value="19551688" calcext:value-type="float">
            <text:p>19551688</text:p>
          </table:table-cell>
          <table:table-cell table:style-name="ce1" office:value-type="float" office:value="2388818" calcext:value-type="float">
            <text:p>2388818</text:p>
          </table:table-cell>
          <table:table-cell office:value-type="float" office:value="141083" calcext:value-type="float">
            <text:p>141083</text:p>
          </table:table-cell>
          <table:table-cell office:value-type="float" office:value="174754" calcext:value-type="float">
            <text:p>174754</text:p>
          </table:table-cell>
          <table:table-cell office:value-type="float" office:value="1687317" calcext:value-type="float">
            <text:p>1687317</text:p>
          </table:table-cell>
          <table:table-cell office:value-type="float" office:value="26025" calcext:value-type="float">
            <text:p>26025</text:p>
          </table:table-cell>
          <table:table-cell office:value-type="float" office:value="1203774" calcext:value-type="float">
            <text:p>1203774</text:p>
          </table:table-cell>
          <table:table-cell table:style-name="ce1" office:value-type="float" office:value="951" calcext:value-type="float">
            <text:p>951</text:p>
          </table:table-cell>
          <table:table-cell office:value-type="float" office:value="8300883" calcext:value-type="float">
            <text:p>8300883</text:p>
          </table:table-cell>
          <table:table-cell office:value-type="float" office:value="12532383" calcext:value-type="float">
            <text:p>12532383</text:p>
          </table:table-cell>
          <table:table-cell office:value-type="float" office:value="167546" calcext:value-type="float">
            <text:p>167546</text:p>
          </table:table-cell>
          <table:table-cell office:value-type="float" office:value="240835" calcext:value-type="float">
            <text:p>240835</text:p>
          </table:table-cell>
          <table:table-cell table:style-name="ce1" office:value-type="float" office:value="742986" calcext:value-type="float">
            <text:p>742986</text:p>
          </table:table-cell>
          <table:table-cell office:value-type="float" office:value="5537811" calcext:value-type="float">
            <text:p>5537811</text:p>
          </table:table-cell>
          <table:table-cell office:value-type="float" office:value="3321417" calcext:value-type="float">
            <text:p>3321417</text:p>
          </table:table-cell>
          <table:table-cell office:value-type="float" office:value="463912" calcext:value-type="float">
            <text:p>463912</text:p>
          </table:table-cell>
          <table:table-cell office:value-type="float" office:value="1393276" calcext:value-type="float">
            <text:p>1393276</text:p>
          </table:table-cell>
          <table:table-cell office:value-type="float" office:value="570992" calcext:value-type="float">
            <text:p>570992</text:p>
          </table:table-cell>
          <table:table-cell office:value-type="float" office:value="6433" calcext:value-type="float">
            <text:p>6433</text:p>
          </table:table-cell>
          <table:table-cell office:value-type="float" office:value="4634867" calcext:value-type="float">
            <text:p>4634867</text:p>
          </table:table-cell>
          <table:table-cell table:style-name="ce1" office:value-type="float" office:value="1086" calcext:value-type="float">
            <text:p>1086</text:p>
          </table:table-cell>
          <table:table-cell office:value-type="float" office:value="640319" calcext:value-type="float">
            <text:p>640319</text:p>
          </table:table-cell>
          <table:table-cell office:value-type="float" office:value="9674581" calcext:value-type="float">
            <text:p>9674581</text:p>
          </table:table-cell>
          <table:table-cell table:style-name="ce1" office:value-type="float" office:value="153023" calcext:value-type="float">
            <text:p>153023</text:p>
          </table:table-cell>
          <table:table-cell office:value-type="float" office:value="185793" calcext:value-type="float">
            <text:p>185793</text:p>
          </table:table-cell>
          <table:table-cell office:value-type="float" office:value="2293827" calcext:value-type="float">
            <text:p>2293827</text:p>
          </table:table-cell>
          <table:table-cell office:value-type="float" office:value="187432" calcext:value-type="float">
            <text:p>187432</text:p>
          </table:table-cell>
          <table:table-cell office:value-type="float" office:value="2880980" calcext:value-type="float">
            <text:p>2880980</text:p>
          </table:table-cell>
          <table:table-cell office:value-type="float" office:value="868855" calcext:value-type="float">
            <text:p>868855</text:p>
          </table:table-cell>
          <table:table-cell office:value-type="float" office:value="14569552" calcext:value-type="float">
            <text:p>14569552</text:p>
          </table:table-cell>
          <table:table-cell table:style-name="ce1" office:value-type="float" office:value="1031295" calcext:value-type="float">
            <text:p>1031295</text:p>
          </table:table-cell>
          <table:table-cell office:value-type="float" office:value="198322" calcext:value-type="float">
            <text:p>198322</text:p>
          </table:table-cell>
          <table:table-cell office:value-type="float" office:value="1745952" calcext:value-type="float">
            <text:p>1745952</text:p>
          </table:table-cell>
          <table:table-cell office:value-type="float" office:value="6047528" calcext:value-type="float">
            <text:p>6047528</text:p>
          </table:table-cell>
          <table:table-cell office:value-type="float" office:value="6283880" calcext:value-type="float">
            <text:p>6283880</text:p>
          </table:table-cell>
          <table:table-cell office:value-type="float" office:value="6320577" calcext:value-type="float">
            <text:p>6320577</text:p>
          </table:table-cell>
          <table:table-cell office:value-type="float" office:value="6552871" calcext:value-type="float">
            <text:p>6552871</text:p>
          </table:table-cell>
          <table:table-cell office:value-type="float" office:value="3006081" calcext:value-type="float">
            <text:p>3006081</text:p>
          </table:table-cell>
          <table:table-cell office:value-type="float" office:value="12250" calcext:value-type="float">
            <text:p>12250</text:p>
          </table:table-cell>
          <table:table-cell office:value-type="float" office:value="1807499" calcext:value-type="float">
            <text:p>1807499</text:p>
          </table:table-cell>
          <table:table-cell office:value-type="float" office:value="49147" calcext:value-type="float">
            <text:p>49147</text:p>
          </table:table-cell>
          <table:table-cell office:value-type="float" office:value="2637012" calcext:value-type="float">
            <text:p>2637012</text:p>
          </table:table-cell>
          <table:table-cell office:value-type="float" office:value="4381414" calcext:value-type="float">
            <text:p>4381414</text:p>
          </table:table-cell>
          <table:table-cell office:value-type="float" office:value="-621836" calcext:value-type="float">
            <text:p>-621836</text:p>
          </table:table-cell>
          <table:table-cell office:value-type="float" office:value="83602" calcext:value-type="float">
            <text:p>83602</text:p>
          </table:table-cell>
          <table:table-cell office:value-type="float" office:value="1749961" calcext:value-type="float">
            <text:p>1749961</text:p>
          </table:table-cell>
          <table:table-cell table:style-name="ce1" office:value-type="float" office:value="71626" calcext:value-type="float">
            <text:p>71626</text:p>
          </table:table-cell>
          <table:table-cell office:value-type="float" office:value="-406963" calcext:value-type="float">
            <text:p>-406963</text:p>
          </table:table-cell>
          <table:table-cell office:value-type="float" office:value="826560" calcext:value-type="float">
            <text:p>826560</text:p>
          </table:table-cell>
          <table:table-cell office:value-type="float" office:value="493191" calcext:value-type="float">
            <text:p>493191</text:p>
          </table:table-cell>
          <table:table-cell office:value-type="float" office:value="1331" calcext:value-type="float">
            <text:p>1331</text:p>
          </table:table-cell>
          <table:table-cell office:value-type="float" office:value="38683" calcext:value-type="float">
            <text:p>38683</text:p>
          </table:table-cell>
          <table:table-cell office:value-type="float" office:value="25938571" calcext:value-type="float">
            <text:p>25938571</text:p>
          </table:table-cell>
          <table:table-cell office:value-type="float" office:value="-4505351" calcext:value-type="float">
            <text:p>-4505351</text:p>
          </table:table-cell>
          <table:table-cell office:value-type="float" office:value="187645" calcext:value-type="float">
            <text:p>187645</text:p>
          </table:table-cell>
          <table:table-cell office:value-type="float" office:value="497946367" calcext:value-type="float">
            <text:p>497946367</text:p>
          </table:table-cell>
          <table:table-cell office:value-type="float" office:value="3465042" calcext:value-type="float">
            <text:p>3465042</text:p>
          </table:table-cell>
          <table:table-cell office:value-type="float" office:value="4929147" calcext:value-type="float">
            <text:p>4929147</text:p>
          </table:table-cell>
          <table:table-cell table:style-name="ce1" office:value-type="float" office:value="-78010755" calcext:value-type="float">
            <text:p>-78010755</text:p>
          </table:table-cell>
          <table:table-cell table:style-name="ce1" office:value-type="float" office:value="3605855" calcext:value-type="float">
            <text:p>3605855</text:p>
          </table:table-cell>
          <table:table-cell office:value-type="float" office:value="1149055" calcext:value-type="float">
            <text:p>1149055</text:p>
          </table:table-cell>
          <table:table-cell office:value-type="float" office:value="-386408" calcext:value-type="float">
            <text:p>-386408</text:p>
          </table:table-cell>
          <table:table-cell table:style-name="ce1" office:value-type="float" office:value="1614394" calcext:value-type="float">
            <text:p>1614394</text:p>
          </table:table-cell>
          <table:table-cell office:value-type="float" office:value="-245702" calcext:value-type="float">
            <text:p>-245702</text:p>
          </table:table-cell>
          <table:table-cell office:value-type="float" office:value="8267673" calcext:value-type="float">
            <text:p>8267673</text:p>
          </table:table-cell>
          <table:table-cell office:value-type="float" office:value="13295" calcext:value-type="float">
            <text:p>13295</text:p>
          </table:table-cell>
          <table:table-cell office:value-type="float" office:value="-839236" calcext:value-type="float">
            <text:p>-839236</text:p>
          </table:table-cell>
          <table:table-cell table:style-name="ce1" office:value-type="float" office:value="637663" calcext:value-type="float">
            <text:p>637663</text:p>
          </table:table-cell>
          <table:table-cell office:value-type="float" office:value="2846334" calcext:value-type="float">
            <text:p>2846334</text:p>
          </table:table-cell>
          <table:table-cell table:style-name="ce1" office:value-type="float" office:value="14496" calcext:value-type="float">
            <text:p>14496</text:p>
          </table:table-cell>
          <table:table-cell office:value-type="float" office:value="697603" calcext:value-type="float">
            <text:p>697603</text:p>
          </table:table-cell>
          <table:table-cell office:value-type="float" office:value="-1587478" calcext:value-type="float">
            <text:p>-1587478</text:p>
          </table:table-cell>
          <table:table-cell table:style-name="ce1" office:value-type="float" office:value="606817" calcext:value-type="float">
            <text:p>606817</text:p>
          </table:table-cell>
          <table:table-cell table:style-name="ce1" office:value-type="float" office:value="24502" calcext:value-type="float">
            <text:p>24502</text:p>
          </table:table-cell>
          <table:table-cell table:style-name="ce1" office:value-type="float" office:value="2340065" calcext:value-type="float">
            <text:p>2340065</text:p>
          </table:table-cell>
          <table:table-cell office:value-type="float" office:value="1015218" calcext:value-type="float">
            <text:p>1015218</text:p>
          </table:table-cell>
          <table:table-cell office:value-type="float" office:value="220026" calcext:value-type="float">
            <text:p>220026</text:p>
          </table:table-cell>
          <table:table-cell office:value-type="float" office:value="2329615" calcext:value-type="float">
            <text:p>2329615</text:p>
          </table:table-cell>
          <table:table-cell office:value-type="float" office:value="3198527" calcext:value-type="float">
            <text:p>3198527</text:p>
          </table:table-cell>
          <table:table-cell office:value-type="float" office:value="307394" calcext:value-type="float">
            <text:p>307394</text:p>
          </table:table-cell>
          <table:table-cell table:style-name="ce1" office:value-type="float" office:value="3631648" calcext:value-type="float">
            <text:p>3631648</text:p>
          </table:table-cell>
          <table:table-cell office:value-type="float" office:value="150466000" calcext:value-type="float">
            <text:p>150466000</text:p>
          </table:table-cell>
          <table:table-cell office:value-type="float" office:value="58079000" calcext:value-type="float">
            <text:p>58079000</text:p>
          </table:table-cell>
          <table:table-cell office:value-type="float" office:value="27946209" calcext:value-type="float">
            <text:p>27946209</text:p>
          </table:table-cell>
          <table:table-cell table:style-name="ce1" office:value-type="float" office:value="2855040" calcext:value-type="float">
            <text:p>2855040</text:p>
          </table:table-cell>
          <table:table-cell office:value-type="float" office:value="2267248" calcext:value-type="float">
            <text:p>2267248</text:p>
          </table:table-cell>
          <table:table-cell office:value-type="float" office:value="99209" calcext:value-type="float">
            <text:p>99209</text:p>
          </table:table-cell>
          <table:table-cell office:value-type="float" office:value="660581" calcext:value-type="float">
            <text:p>660581</text:p>
          </table:table-cell>
          <table:table-cell office:value-type="float" office:value="1248499" calcext:value-type="float">
            <text:p>1248499</text:p>
          </table:table-cell>
          <table:table-cell office:value-type="float" office:value="-260167" calcext:value-type="float">
            <text:p>-260167</text:p>
          </table:table-cell>
          <table:table-cell office:value-type="float" office:value="441025" calcext:value-type="float">
            <text:p>441025</text:p>
          </table:table-cell>
          <table:table-cell office:value-type="float" office:value="6533230" calcext:value-type="float">
            <text:p>6533230</text:p>
          </table:table-cell>
          <table:table-cell office:value-type="float" office:value="3389492" calcext:value-type="float">
            <text:p>3389492</text:p>
          </table:table-cell>
          <table:table-cell office:value-type="float" office:value="1057209" calcext:value-type="float">
            <text:p>1057209</text:p>
          </table:table-cell>
          <table:table-cell table:style-name="ce1" office:value-type="float" office:value="83433" calcext:value-type="float">
            <text:p>83433</text:p>
          </table:table-cell>
          <table:table-cell office:value-type="float" office:value="32523657" calcext:value-type="float">
            <text:p>32523657</text:p>
          </table:table-cell>
          <table:table-cell office:value-type="float" office:value="3094502" calcext:value-type="float">
            <text:p>3094502</text:p>
          </table:table-cell>
          <table:table-cell table:style-name="ce1" office:value-type="float" office:value="61087" calcext:value-type="float">
            <text:p>61087</text:p>
          </table:table-cell>
          <table:table-cell table:style-name="ce1" office:value-type="float" office:value="2159623" calcext:value-type="float">
            <text:p>2159623</text:p>
          </table:table-cell>
          <table:table-cell office:value-type="float" office:value="-354627" calcext:value-type="float">
            <text:p>-354627</text:p>
          </table:table-cell>
          <table:table-cell office:value-type="float" office:value="6286125" calcext:value-type="float">
            <text:p>6286125</text:p>
          </table:table-cell>
          <table:table-cell office:value-type="float" office:value="973651" calcext:value-type="float">
            <text:p>973651</text:p>
          </table:table-cell>
          <table:table-cell office:value-type="float" office:value="3954512" calcext:value-type="float">
            <text:p>3954512</text:p>
          </table:table-cell>
          <table:table-cell office:value-type="float" office:value="21938" calcext:value-type="float">
            <text:p>21938</text:p>
          </table:table-cell>
          <table:table-cell office:value-type="float" office:value="133195" calcext:value-type="float">
            <text:p>133195</text:p>
          </table:table-cell>
          <table:table-cell office:value-type="float" office:value="5561843" calcext:value-type="float">
            <text:p>5561843</text:p>
          </table:table-cell>
          <table:table-cell table:style-name="ce1" office:value-type="float" office:value="48742" calcext:value-type="float">
            <text:p>48742</text:p>
          </table:table-cell>
          <table:table-cell office:value-type="float" office:value="2302872" calcext:value-type="float">
            <text:p>2302872</text:p>
          </table:table-cell>
          <table:table-cell office:value-type="float" office:value="1296954" calcext:value-type="float">
            <text:p>1296954</text:p>
          </table:table-cell>
          <table:table-cell office:value-type="float" office:value="-364125" calcext:value-type="float">
            <text:p>-364125</text:p>
          </table:table-cell>
          <table:table-cell office:value-type="float" office:value="-437551" calcext:value-type="float">
            <text:p>-437551</text:p>
          </table:table-cell>
          <table:table-cell office:value-type="float" office:value="2134631" calcext:value-type="float">
            <text:p>2134631</text:p>
          </table:table-cell>
          <table:table-cell office:value-type="float" office:value="4011557" calcext:value-type="float">
            <text:p>4011557</text:p>
          </table:table-cell>
          <table:table-cell office:value-type="float" office:value="-10716598" calcext:value-type="float">
            <text:p>-10716598</text:p>
          </table:table-cell>
          <table:table-cell office:value-type="float" office:value="229921" calcext:value-type="float">
            <text:p>229921</text:p>
          </table:table-cell>
          <table:table-cell office:value-type="float" office:value="87447" calcext:value-type="float">
            <text:p>87447</text:p>
          </table:table-cell>
          <table:table-cell office:value-type="float" office:value="24663058" calcext:value-type="float">
            <text:p>24663058</text:p>
          </table:table-cell>
          <table:table-cell office:value-type="float" office:value="25372471" calcext:value-type="float">
            <text:p>25372471</text:p>
          </table:table-cell>
          <table:table-cell table:style-name="ce1" office:value-type="float" office:value="-19918" calcext:value-type="float">
            <text:p>-19918</text:p>
          </table:table-cell>
          <table:table-cell office:value-type="float" office:value="230640157" calcext:value-type="float">
            <text:p>230640157</text:p>
          </table:table-cell>
          <table:table-cell table:style-name="ce1" office:value-type="float" office:value="750309" calcext:value-type="float">
            <text:p>750309</text:p>
          </table:table-cell>
          <table:table-cell table:style-name="Default" office:value-type="float" office:value="133295" calcext:value-type="float">
            <text:p>133295</text:p>
          </table:table-cell>
          <table:table-cell office:value-type="float" office:value="-301114" calcext:value-type="float">
            <text:p>-301114</text:p>
          </table:table-cell>
          <table:table-cell office:value-type="float" office:value="-359992" calcext:value-type="float">
            <text:p>-359992</text:p>
          </table:table-cell>
          <table:table-cell office:value-type="float" office:value="-612811" calcext:value-type="float">
            <text:p>-612811</text:p>
          </table:table-cell>
          <table:table-cell office:value-type="float" office:value="1137732" calcext:value-type="float">
            <text:p>1137732</text:p>
          </table:table-cell>
          <table:table-cell office:value-type="float" office:value="187037" calcext:value-type="float">
            <text:p>187037</text:p>
          </table:table-cell>
          <table:table-cell table:style-name="ce1" office:value-type="float" office:value="1658842" calcext:value-type="float">
            <text:p>1658842</text:p>
          </table:table-cell>
          <table:table-cell office:value-type="float" office:value="3844207" calcext:value-type="float">
            <text:p>3844207</text:p>
          </table:table-cell>
          <table:table-cell office:value-type="float" office:value="4874586" calcext:value-type="float">
            <text:p>4874586</text:p>
          </table:table-cell>
          <table:table-cell office:value-type="float" office:value="5352187" calcext:value-type="float">
            <text:p>5352187</text:p>
          </table:table-cell>
          <table:table-cell office:value-type="float" office:value="-134675" calcext:value-type="float">
            <text:p>-134675</text:p>
          </table:table-cell>
          <table:table-cell table:style-name="ce1" office:value-type="float" office:value="17576795" calcext:value-type="float">
            <text:p>17576795</text:p>
          </table:table-cell>
          <table:table-cell office:value-type="float" office:value="-138966" calcext:value-type="float">
            <text:p>-138966</text:p>
          </table:table-cell>
          <table:table-cell office:value-type="float" office:value="122198" calcext:value-type="float">
            <text:p>122198</text:p>
          </table:table-cell>
          <table:table-cell office:value-type="float" office:value="-21626" calcext:value-type="float">
            <text:p>-21626</text:p>
          </table:table-cell>
          <table:table-cell office:value-type="float" office:value="1031688" calcext:value-type="float">
            <text:p>1031688</text:p>
          </table:table-cell>
          <table:table-cell table:style-name="ce1" office:value-type="float" office:value="-376350" calcext:value-type="float">
            <text:p>-376350</text:p>
          </table:table-cell>
          <table:table-cell office:value-type="float" office:value="22895811" calcext:value-type="float">
            <text:p>22895811</text:p>
          </table:table-cell>
          <table:table-cell office:value-type="float" office:value="1870367" calcext:value-type="float">
            <text:p>1870367</text:p>
          </table:table-cell>
          <table:table-cell office:value-type="float" office:value="30776" calcext:value-type="float">
            <text:p>30776</text:p>
          </table:table-cell>
          <table:table-cell office:value-type="float" office:value="-4014370" calcext:value-type="float">
            <text:p>-4014370</text:p>
          </table:table-cell>
          <table:table-cell table:style-name="ce1" office:value-type="float" office:value="455967" calcext:value-type="float">
            <text:p>455967</text:p>
          </table:table-cell>
          <table:table-cell office:value-type="float" office:value="13295" calcext:value-type="float">
            <text:p>13295</text:p>
          </table:table-cell>
          <table:table-cell office:value-type="float" office:value="413798" calcext:value-type="float">
            <text:p>413798</text:p>
          </table:table-cell>
          <table:table-cell office:value-type="float" office:value="362120" calcext:value-type="float">
            <text:p>362120</text:p>
          </table:table-cell>
          <table:table-cell office:value-type="float" office:value="-3999480" calcext:value-type="float">
            <text:p>-3999480</text:p>
          </table:table-cell>
          <table:table-cell office:value-type="float" office:value="982174" calcext:value-type="float">
            <text:p>982174</text:p>
          </table:table-cell>
          <table:table-cell table:style-name="ce1" office:value-type="float" office:value="9686000" calcext:value-type="float">
            <text:p>9686000</text:p>
          </table:table-cell>
          <table:table-cell office:value-type="float" office:value="283543000" calcext:value-type="float">
            <text:p>283543000</text:p>
          </table:table-cell>
          <table:table-cell table:style-name="ce1" office:value-type="float" office:value="231557697" calcext:value-type="float">
            <text:p>231557697</text:p>
          </table:table-cell>
          <table:table-cell office:value-type="float" office:value="-514861" calcext:value-type="float">
            <text:p>-514861</text:p>
          </table:table-cell>
          <table:table-cell office:value-type="float" office:value="37315" calcext:value-type="float">
            <text:p>37315</text:p>
          </table:table-cell>
          <table:table-cell office:value-type="float" office:value="-68564" calcext:value-type="float">
            <text:p>-68564</text:p>
          </table:table-cell>
          <table:table-cell office:value-type="float" office:value="7643721" calcext:value-type="float">
            <text:p>7643721</text:p>
          </table:table-cell>
          <table:table-cell table:style-name="ce1" office:value-type="float" office:value="215173" calcext:value-type="float">
            <text:p>215173</text:p>
          </table:table-cell>
          <table:table-cell office:value-type="float" office:value="509908" calcext:value-type="float">
            <text:p>509908</text:p>
          </table:table-cell>
          <table:table-cell table:style-name="ce1" office:value-type="float" office:value="66129" calcext:value-type="float">
            <text:p>66129</text:p>
          </table:table-cell>
          <table:table-cell table:style-name="ce1" office:value-type="float" office:value="1100" calcext:value-type="float">
            <text:p>1100</text:p>
          </table:table-cell>
          <table:table-cell office:value-type="float" office:value="1021211" calcext:value-type="float">
            <text:p>1021211</text:p>
          </table:table-cell>
          <table:table-cell office:value-type="float" office:value="9575" calcext:value-type="float">
            <text:p>9575</text:p>
          </table:table-cell>
          <table:table-cell office:value-type="float" office:value="2354493" calcext:value-type="float">
            <text:p>2354493</text:p>
          </table:table-cell>
          <table:table-cell table:style-name="ce1" office:value-type="float" office:value="37905878" calcext:value-type="float">
            <text:p>37905878</text:p>
          </table:table-cell>
          <table:table-cell table:style-name="ce1" office:value-type="float" office:value="3534767" calcext:value-type="float">
            <text:p>3534767</text:p>
          </table:table-cell>
          <table:table-cell office:value-type="float" office:value="2044961" calcext:value-type="float">
            <text:p>2044961</text:p>
          </table:table-cell>
          <table:table-cell office:value-type="float" office:value="22273" calcext:value-type="float">
            <text:p>22273</text:p>
          </table:table-cell>
          <table:table-cell office:value-type="float" office:value="-63929" calcext:value-type="float">
            <text:p>-63929</text:p>
          </table:table-cell>
          <table:table-cell office:value-type="float" office:value="4350976" calcext:value-type="float">
            <text:p>4350976</text:p>
          </table:table-cell>
          <table:table-cell office:value-type="float" office:value="-2552423" calcext:value-type="float">
            <text:p>-2552423</text:p>
          </table:table-cell>
          <table:table-cell office:value-type="float" office:value="-99956" calcext:value-type="float">
            <text:p>-99956</text:p>
          </table:table-cell>
          <table:table-cell office:value-type="float" office:value="2225873" calcext:value-type="float">
            <text:p>2225873</text:p>
          </table:table-cell>
          <table:table-cell table:style-name="ce1" office:value-type="float" office:value="1635421" calcext:value-type="float">
            <text:p>1635421</text:p>
          </table:table-cell>
          <table:table-cell office:value-type="float" office:value="626303" calcext:value-type="float">
            <text:p>626303</text:p>
          </table:table-cell>
          <table:table-cell office:value-type="float" office:value="-245309" calcext:value-type="float">
            <text:p>-245309</text:p>
          </table:table-cell>
          <table:table-cell office:value-type="float" office:value="3514574" calcext:value-type="float">
            <text:p>3514574</text:p>
          </table:table-cell>
          <table:table-cell office:value-type="float" office:value="8294623" calcext:value-type="float">
            <text:p>8294623</text:p>
          </table:table-cell>
          <table:table-cell office:value-type="float" office:value="-1053733" calcext:value-type="float">
            <text:p>-1053733</text:p>
          </table:table-cell>
          <table:table-cell office:value-type="float" office:value="1341127" calcext:value-type="float">
            <text:p>1341127</text:p>
          </table:table-cell>
          <table:table-cell office:value-type="float" office:value="1403707" calcext:value-type="float">
            <text:p>1403707</text:p>
          </table:table-cell>
          <table:table-cell table:style-name="ce1" office:value-type="float" office:value="3289775" calcext:value-type="float">
            <text:p>3289775</text:p>
          </table:table-cell>
          <table:table-cell office:value-type="float" office:value="2469838" calcext:value-type="float">
            <text:p>2469838</text:p>
          </table:table-cell>
          <table:table-cell office:value-type="float" office:value="40049" calcext:value-type="float">
            <text:p>40049</text:p>
          </table:table-cell>
          <table:table-cell office:value-type="float" office:value="120918" calcext:value-type="float">
            <text:p>120918</text:p>
          </table:table-cell>
          <table:table-cell office:value-type="float" office:value="540706" calcext:value-type="float">
            <text:p>540706</text:p>
          </table:table-cell>
          <table:table-cell office:value-type="float" office:value="1470543" calcext:value-type="float">
            <text:p>1470543</text:p>
          </table:table-cell>
          <table:table-cell office:value-type="float" office:value="232043" calcext:value-type="float">
            <text:p>232043</text:p>
          </table:table-cell>
          <table:table-cell office:value-type="float" office:value="2794753" calcext:value-type="float">
            <text:p>2794753</text:p>
          </table:table-cell>
          <table:table-cell table:style-name="ce1" office:value-type="float" office:value="1206526" calcext:value-type="float">
            <text:p>1206526</text:p>
          </table:table-cell>
          <table:table-cell table:style-name="ce1" office:value-type="float" office:value="1014230" calcext:value-type="float">
            <text:p>1014230</text:p>
          </table:table-cell>
          <table:table-cell office:value-type="float" office:value="60645" calcext:value-type="float">
            <text:p>60645</text:p>
          </table:table-cell>
          <table:table-cell office:value-type="float" office:value="40442" calcext:value-type="float">
            <text:p>40442</text:p>
          </table:table-cell>
          <table:table-cell table:style-name="ce1" office:value-type="float" office:value="437267" calcext:value-type="float">
            <text:p>437267</text:p>
          </table:table-cell>
          <table:table-cell table:style-name="Default"/>
          <table:table-cell office:value-type="float" office:value="13413" calcext:value-type="float">
            <text:p>13413</text:p>
          </table:table-cell>
          <table:table-cell office:value-type="float" office:value="10955" calcext:value-type="float">
            <text:p>10955</text:p>
          </table:table-cell>
          <table:table-cell office:value-type="float" office:value="6287513" calcext:value-type="float">
            <text:p>6287513</text:p>
          </table:table-cell>
          <table:table-cell office:value-type="float" office:value="18164024" calcext:value-type="float">
            <text:p>18164024</text:p>
          </table:table-cell>
          <table:table-cell office:value-type="float" office:value="18087969" calcext:value-type="float">
            <text:p>18087969</text:p>
          </table:table-cell>
          <table:table-cell office:value-type="float" office:value="334480" calcext:value-type="float">
            <text:p>334480</text:p>
          </table:table-cell>
          <table:table-cell office:value-type="float" office:value="-406963" calcext:value-type="float">
            <text:p>-406963</text:p>
          </table:table-cell>
          <table:table-cell office:value-type="float" office:value="465688" calcext:value-type="float">
            <text:p>465688</text:p>
          </table:table-cell>
          <table:table-cell office:value-type="float" office:value="782508" calcext:value-type="float">
            <text:p>782508</text:p>
          </table:table-cell>
          <table:table-cell office:value-type="float" office:value="1135" calcext:value-type="float">
            <text:p>1135</text:p>
          </table:table-cell>
          <table:table-cell office:value-type="float" office:value="575079" calcext:value-type="float">
            <text:p>575079</text:p>
          </table:table-cell>
          <table:table-cell office:value-type="float" office:value="-1435160" calcext:value-type="float">
            <text:p>-1435160</text:p>
          </table:table-cell>
          <table:table-cell office:value-type="float" office:value="173375" calcext:value-type="float">
            <text:p>173375</text:p>
          </table:table-cell>
          <table:table-cell office:value-type="float" office:value="370434" calcext:value-type="float">
            <text:p>370434</text:p>
          </table:table-cell>
          <table:table-cell office:value-type="float" office:value="71607027" calcext:value-type="float">
            <text:p>71607027</text:p>
          </table:table-cell>
          <table:table-cell office:value-type="float" office:value="118449" calcext:value-type="float">
            <text:p>118449</text:p>
          </table:table-cell>
          <table:table-cell office:value-type="float" office:value="940005" calcext:value-type="float">
            <text:p>940005</text:p>
          </table:table-cell>
          <table:table-cell office:value-type="float" office:value="-312806" calcext:value-type="float">
            <text:p>-312806</text:p>
          </table:table-cell>
          <table:table-cell office:value-type="float" office:value="1288220" calcext:value-type="float">
            <text:p>1288220</text:p>
          </table:table-cell>
          <table:table-cell office:value-type="float" office:value="977909" calcext:value-type="float">
            <text:p>977909</text:p>
          </table:table-cell>
          <table:table-cell office:value-type="float" office:value="4531832" calcext:value-type="float">
            <text:p>4531832</text:p>
          </table:table-cell>
          <table:table-cell office:value-type="float" office:value="105113" calcext:value-type="float">
            <text:p>105113</text:p>
          </table:table-cell>
          <table:table-cell office:value-type="float" office:value="600491" calcext:value-type="float">
            <text:p>600491</text:p>
          </table:table-cell>
          <table:table-cell office:value-type="float" office:value="498006" calcext:value-type="float">
            <text:p>498006</text:p>
          </table:table-cell>
          <table:table-cell office:value-type="float" office:value="2199963" calcext:value-type="float">
            <text:p>2199963</text:p>
          </table:table-cell>
          <table:table-cell office:value-type="float" office:value="9800029" calcext:value-type="float">
            <text:p>9800029</text:p>
          </table:table-cell>
          <table:table-cell office:value-type="float" office:value="171266" calcext:value-type="float">
            <text:p>171266</text:p>
          </table:table-cell>
          <table:table-cell table:style-name="ce1" office:value-type="float" office:value="1445942" calcext:value-type="float">
            <text:p>1445942</text:p>
          </table:table-cell>
          <table:table-cell office:value-type="float" office:value="82120" calcext:value-type="float">
            <text:p>82120</text:p>
          </table:table-cell>
          <table:table-cell office:value-type="float" office:value="15697391" calcext:value-type="float">
            <text:p>15697391</text:p>
          </table:table-cell>
          <table:table-cell office:value-type="float" office:value="173682178" calcext:value-type="float">
            <text:p>173682178</text:p>
          </table:table-cell>
          <table:table-cell office:value-type="float" office:value="1088443" calcext:value-type="float">
            <text:p>1088443</text:p>
          </table:table-cell>
          <table:table-cell office:value-type="float" office:value="2273000" calcext:value-type="float">
            <text:p>2273000</text:p>
          </table:table-cell>
          <table:table-cell office:value-type="float" office:value="46112" calcext:value-type="float">
            <text:p>46112</text:p>
          </table:table-cell>
          <table:table-cell office:value-type="float" office:value="941462" calcext:value-type="float">
            <text:p>941462</text:p>
          </table:table-cell>
          <table:table-cell office:value-type="float" office:value="7853257" calcext:value-type="float">
            <text:p>7853257</text:p>
          </table:table-cell>
          <table:table-cell office:value-type="float" office:value="-170801" calcext:value-type="float">
            <text:p>-170801</text:p>
          </table:table-cell>
          <table:table-cell office:value-type="float" office:value="2190366" calcext:value-type="float">
            <text:p>2190366</text:p>
          </table:table-cell>
          <table:table-cell table:style-name="ce1" office:value-type="float" office:value="176868" calcext:value-type="float">
            <text:p>176868</text:p>
          </table:table-cell>
          <table:table-cell office:value-type="float" office:value="388548" calcext:value-type="float">
            <text:p>388548</text:p>
          </table:table-cell>
          <table:table-cell table:style-name="ce1" office:value-type="float" office:value="152304" calcext:value-type="float">
            <text:p>152304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1451170" calcext:value-type="float">
            <text:p>1451170</text:p>
          </table:table-cell>
          <table:table-cell office:value-type="float" office:value="-14585" calcext:value-type="float">
            <text:p>-14585</text:p>
          </table:table-cell>
          <table:table-cell office:value-type="float" office:value="195754" calcext:value-type="float">
            <text:p>195754</text:p>
          </table:table-cell>
          <table:table-cell office:value-type="float" office:value="17683" calcext:value-type="float">
            <text:p>17683</text:p>
          </table:table-cell>
          <table:table-cell office:value-type="float" office:value="959741" calcext:value-type="float">
            <text:p>959741</text:p>
          </table:table-cell>
          <table:table-cell/>
          <table:table-cell office:value-type="float" office:value="6261709" calcext:value-type="float">
            <text:p>6261709</text:p>
          </table:table-cell>
          <table:table-cell office:value-type="float" office:value="57454808" calcext:value-type="float">
            <text:p>57454808</text:p>
          </table:table-cell>
          <table:table-cell office:value-type="float" office:value="3495551" calcext:value-type="float">
            <text:p>3495551</text:p>
          </table:table-cell>
          <table:table-cell office:value-type="float" office:value="665249" calcext:value-type="float">
            <text:p>665249</text:p>
          </table:table-cell>
          <table:table-cell office:value-type="float" office:value="711342" calcext:value-type="float">
            <text:p>711342</text:p>
          </table:table-cell>
          <table:table-cell table:style-name="ce1" office:value-type="float" office:value="6458081" calcext:value-type="float">
            <text:p>6458081</text:p>
          </table:table-cell>
          <table:table-cell table:style-name="ce1" office:value-type="float" office:value="3014" calcext:value-type="float">
            <text:p>3014</text:p>
          </table:table-cell>
          <table:table-cell table:style-name="ce1" office:value-type="float" office:value="-1150038" calcext:value-type="float">
            <text:p>-1150038</text:p>
          </table:table-cell>
          <table:table-cell office:value-type="float" office:value="3537115" calcext:value-type="float">
            <text:p>3537115</text:p>
          </table:table-cell>
          <table:table-cell office:value-type="float" office:value="58105" calcext:value-type="float">
            <text:p>58105</text:p>
          </table:table-cell>
          <table:table-cell office:value-type="float" office:value="18790467" calcext:value-type="float">
            <text:p>18790467</text:p>
          </table:table-cell>
          <table:table-cell table:style-name="ce1" office:value-type="float" office:value="10333" calcext:value-type="float">
            <text:p>10333</text:p>
          </table:table-cell>
          <table:table-cell table:style-name="ce1" office:value-type="float" office:value="4245036" calcext:value-type="float">
            <text:p>4245036</text:p>
          </table:table-cell>
          <table:table-cell office:value-type="float" office:value="91595460" calcext:value-type="float">
            <text:p>91595460</text:p>
          </table:table-cell>
          <table:table-cell table:style-name="ce1" office:value-type="float" office:value="1473103" calcext:value-type="float">
            <text:p>1473103</text:p>
          </table:table-cell>
          <table:table-cell office:value-type="float" office:value="106730" calcext:value-type="float">
            <text:p>106730</text:p>
          </table:table-cell>
          <table:table-cell office:value-type="float" office:value="418" calcext:value-type="float">
            <text:p>418</text:p>
          </table:table-cell>
          <table:table-cell office:value-type="float" office:value="104169" calcext:value-type="float">
            <text:p>104169</text:p>
          </table:table-cell>
          <table:table-cell office:value-type="float" office:value="6830385" calcext:value-type="float">
            <text:p>6830385</text:p>
          </table:table-cell>
          <table:table-cell office:value-type="float" office:value="3556683" calcext:value-type="float">
            <text:p>3556683</text:p>
          </table:table-cell>
          <table:table-cell office:value-type="float" office:value="173029" calcext:value-type="float">
            <text:p>173029</text:p>
          </table:table-cell>
          <table:table-cell office:value-type="float" office:value="1938608" calcext:value-type="float">
            <text:p>1938608</text:p>
          </table:table-cell>
          <table:table-cell office:value-type="float" office:value="14491750" calcext:value-type="float">
            <text:p>14491750</text:p>
          </table:table-cell>
          <table:table-cell office:value-type="float" office:value="25386660" calcext:value-type="float">
            <text:p>25386660</text:p>
          </table:table-cell>
          <table:table-cell office:value-type="float" office:value="1217292" calcext:value-type="float">
            <text:p>1217292</text:p>
          </table:table-cell>
          <table:table-cell office:value-type="float" office:value="1559612" calcext:value-type="float">
            <text:p>1559612</text:p>
          </table:table-cell>
          <table:table-cell office:value-type="float" office:value="405940" calcext:value-type="float">
            <text:p>405940</text:p>
          </table:table-cell>
          <table:table-cell office:value-type="float" office:value="13932" calcext:value-type="float">
            <text:p>13932</text:p>
          </table:table-cell>
          <table:table-cell office:value-type="float" office:value="145520" calcext:value-type="float">
            <text:p>145520</text:p>
          </table:table-cell>
          <table:table-cell office:value-type="float" office:value="800102" calcext:value-type="float">
            <text:p>800102</text:p>
          </table:table-cell>
          <table:table-cell office:value-type="float" office:value="119039" calcext:value-type="float">
            <text:p>119039</text:p>
          </table:table-cell>
          <table:table-cell office:value-type="float" office:value="1256181" calcext:value-type="float">
            <text:p>1256181</text:p>
          </table:table-cell>
          <table:table-cell office:value-type="float" office:value="868740" calcext:value-type="float">
            <text:p>868740</text:p>
          </table:table-cell>
          <table:table-cell office:value-type="float" office:value="1016" calcext:value-type="float">
            <text:p>1016</text:p>
          </table:table-cell>
          <table:table-cell office:value-type="float" office:value="184474" calcext:value-type="float">
            <text:p>184474</text:p>
          </table:table-cell>
          <table:table-cell office:value-type="float" office:value="106089" calcext:value-type="float">
            <text:p>106089</text:p>
          </table:table-cell>
          <table:table-cell table:style-name="ce1" office:value-type="float" office:value="1716960" calcext:value-type="float">
            <text:p>1716960</text:p>
          </table:table-cell>
          <table:table-cell office:value-type="float" office:value="-241389" calcext:value-type="float">
            <text:p>-241389</text:p>
          </table:table-cell>
          <table:table-cell office:value-type="float" office:value="10925857" calcext:value-type="float">
            <text:p>10925857</text:p>
          </table:table-cell>
          <table:table-cell office:value-type="float" office:value="5870366" calcext:value-type="float">
            <text:p>5870366</text:p>
          </table:table-cell>
          <table:table-cell office:value-type="float" office:value="9959844" calcext:value-type="float">
            <text:p>9959844</text:p>
          </table:table-cell>
          <table:table-cell office:value-type="float" office:value="225357" calcext:value-type="float">
            <text:p>225357</text:p>
          </table:table-cell>
          <table:table-cell office:value-type="float" office:value="5911245" calcext:value-type="float">
            <text:p>5911245</text:p>
          </table:table-cell>
          <table:table-cell office:value-type="float" office:value="900000" calcext:value-type="float">
            <text:p>900000</text:p>
          </table:table-cell>
          <table:table-cell office:value-type="float" office:value="8148349" calcext:value-type="float">
            <text:p>814834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4102" calcext:value-type="float">
            <text:p>24102</text:p>
          </table:table-cell>
          <table:table-cell office:value-type="float" office:value="8432734" calcext:value-type="float">
            <text:p>8432734</text:p>
          </table:table-cell>
          <table:table-cell office:value-type="float" office:value="2852515" calcext:value-type="float">
            <text:p>2852515</text:p>
          </table:table-cell>
          <table:table-cell office:value-type="float" office:value="-5414" calcext:value-type="float">
            <text:p>-5414</text:p>
          </table:table-cell>
          <table:table-cell office:value-type="float" office:value="56008948" calcext:value-type="float">
            <text:p>56008948</text:p>
          </table:table-cell>
          <table:table-cell office:value-type="float" office:value="1800856" calcext:value-type="float">
            <text:p>1800856</text:p>
          </table:table-cell>
          <table:table-cell office:value-type="float" office:value="13159000" calcext:value-type="float">
            <text:p>13159000</text:p>
          </table:table-cell>
          <table:table-cell office:value-type="float" office:value="1246082" calcext:value-type="float">
            <text:p>1246082</text:p>
          </table:table-cell>
          <table:table-cell office:value-type="float" office:value="1293337" calcext:value-type="float">
            <text:p>1293337</text:p>
          </table:table-cell>
          <table:table-cell office:value-type="float" office:value="5205001" calcext:value-type="float">
            <text:p>5205001</text:p>
          </table:table-cell>
          <table:table-cell office:value-type="float" office:value="934839" calcext:value-type="float">
            <text:p>934839</text:p>
          </table:table-cell>
          <table:table-cell office:value-type="float" office:value="2862640" calcext:value-type="float">
            <text:p>2862640</text:p>
          </table:table-cell>
          <table:table-cell office:value-type="float" office:value="15939327" calcext:value-type="float">
            <text:p>15939327</text:p>
          </table:table-cell>
          <table:table-cell office:value-type="float" office:value="1593470" calcext:value-type="float">
            <text:p>1593470</text:p>
          </table:table-cell>
          <table:table-cell office:value-type="float" office:value="966768" calcext:value-type="float">
            <text:p>966768</text:p>
          </table:table-cell>
          <table:table-cell office:value-type="float" office:value="-2352441" calcext:value-type="float">
            <text:p>-2352441</text:p>
          </table:table-cell>
          <table:table-cell office:value-type="float" office:value="1749115" calcext:value-type="float">
            <text:p>1749115</text:p>
          </table:table-cell>
          <table:table-cell office:value-type="float" office:value="208701" calcext:value-type="float">
            <text:p>208701</text:p>
          </table:table-cell>
          <table:table-cell office:value-type="float" office:value="2721324" calcext:value-type="float">
            <text:p>2721324</text:p>
          </table:table-cell>
          <table:table-cell office:value-type="float" office:value="280392" calcext:value-type="float">
            <text:p>280392</text:p>
          </table:table-cell>
          <table:table-cell office:value-type="float" office:value="1320076" calcext:value-type="float">
            <text:p>1320076</text:p>
          </table:table-cell>
          <table:table-cell office:value-type="float" office:value="130109" calcext:value-type="float">
            <text:p>130109</text:p>
          </table:table-cell>
          <table:table-cell office:value-type="float" office:value="2565546" calcext:value-type="float">
            <text:p>2565546</text:p>
          </table:table-cell>
          <table:table-cell office:value-type="float" office:value="919782" calcext:value-type="float">
            <text:p>919782</text:p>
          </table:table-cell>
          <table:table-cell office:value-type="float" office:value="16336214" calcext:value-type="float">
            <text:p>16336214</text:p>
          </table:table-cell>
          <table:table-cell office:value-type="float" office:value="525809" calcext:value-type="float">
            <text:p>525809</text:p>
          </table:table-cell>
          <table:table-cell office:value-type="float" office:value="5717188" calcext:value-type="float">
            <text:p>5717188</text:p>
          </table:table-cell>
          <table:table-cell office:value-type="float" office:value="6226633" calcext:value-type="float">
            <text:p>6226633</text:p>
          </table:table-cell>
          <table:table-cell office:value-type="float" office:value="11361932" calcext:value-type="float">
            <text:p>11361932</text:p>
          </table:table-cell>
          <table:table-cell office:value-type="float" office:value="1801179" calcext:value-type="float">
            <text:p>1801179</text:p>
          </table:table-cell>
          <table:table-cell office:value-type="float" office:value="277613" calcext:value-type="float">
            <text:p>277613</text:p>
          </table:table-cell>
          <table:table-cell office:value-type="float" office:value="11299525" calcext:value-type="float">
            <text:p>11299525</text:p>
          </table:table-cell>
          <table:table-cell table:style-name="ce1" office:value-type="float" office:value="74961" calcext:value-type="float">
            <text:p>74961</text:p>
          </table:table-cell>
          <table:table-cell office:value-type="float" office:value="9364270" calcext:value-type="float">
            <text:p>9364270</text:p>
          </table:table-cell>
          <table:table-cell office:value-type="float" office:value="16018" calcext:value-type="float">
            <text:p>16018</text:p>
          </table:table-cell>
          <table:table-cell table:style-name="ce1" office:value-type="float" office:value="40881" calcext:value-type="float">
            <text:p>40881</text:p>
          </table:table-cell>
          <table:table-cell office:value-type="float" office:value="-1726494" calcext:value-type="float">
            <text:p>-1726494</text:p>
          </table:table-cell>
          <table:table-cell office:value-type="float" office:value="19551688" calcext:value-type="float">
            <text:p>19551688</text:p>
          </table:table-cell>
          <table:table-cell table:style-name="ce1" office:value-type="float" office:value="2388818" calcext:value-type="float">
            <text:p>2388818</text:p>
          </table:table-cell>
          <table:table-cell office:value-type="float" office:value="141083" calcext:value-type="float">
            <text:p>141083</text:p>
          </table:table-cell>
          <table:table-cell office:value-type="float" office:value="174754" calcext:value-type="float">
            <text:p>174754</text:p>
          </table:table-cell>
          <table:table-cell office:value-type="float" office:value="1687317" calcext:value-type="float">
            <text:p>1687317</text:p>
          </table:table-cell>
          <table:table-cell office:value-type="float" office:value="26025" calcext:value-type="float">
            <text:p>26025</text:p>
          </table:table-cell>
          <table:table-cell office:value-type="float" office:value="1203774" calcext:value-type="float">
            <text:p>1203774</text:p>
          </table:table-cell>
          <table:table-cell office:value-type="float" office:value="951" calcext:value-type="float">
            <text:p>951</text:p>
          </table:table-cell>
          <table:table-cell office:value-type="float" office:value="8300883" calcext:value-type="float">
            <text:p>8300883</text:p>
          </table:table-cell>
          <table:table-cell office:value-type="float" office:value="12532383" calcext:value-type="float">
            <text:p>12532383</text:p>
          </table:table-cell>
          <table:table-cell office:value-type="float" office:value="167546" calcext:value-type="float">
            <text:p>167546</text:p>
          </table:table-cell>
          <table:table-cell office:value-type="float" office:value="240835" calcext:value-type="float">
            <text:p>240835</text:p>
          </table:table-cell>
          <table:table-cell table:style-name="ce1" office:value-type="float" office:value="742986" calcext:value-type="float">
            <text:p>742986</text:p>
          </table:table-cell>
          <table:table-cell office:value-type="float" office:value="5537811" calcext:value-type="float">
            <text:p>5537811</text:p>
          </table:table-cell>
          <table:table-cell office:value-type="float" office:value="3321417" calcext:value-type="float">
            <text:p>3321417</text:p>
          </table:table-cell>
          <table:table-cell office:value-type="float" office:value="463912" calcext:value-type="float">
            <text:p>463912</text:p>
          </table:table-cell>
          <table:table-cell office:value-type="float" office:value="1393276" calcext:value-type="float">
            <text:p>1393276</text:p>
          </table:table-cell>
          <table:table-cell office:value-type="float" office:value="570992" calcext:value-type="float">
            <text:p>570992</text:p>
          </table:table-cell>
          <table:table-cell office:value-type="float" office:value="6433" calcext:value-type="float">
            <text:p>6433</text:p>
          </table:table-cell>
          <table:table-cell office:value-type="float" office:value="4634867" calcext:value-type="float">
            <text:p>4634867</text:p>
          </table:table-cell>
          <table:table-cell table:style-name="ce1" office:value-type="float" office:value="1086" calcext:value-type="float">
            <text:p>1086</text:p>
          </table:table-cell>
          <table:table-cell office:value-type="float" office:value="640319" calcext:value-type="float">
            <text:p>640319</text:p>
          </table:table-cell>
          <table:table-cell office:value-type="float" office:value="9674581" calcext:value-type="float">
            <text:p>9674581</text:p>
          </table:table-cell>
          <table:table-cell table:style-name="ce1" office:value-type="float" office:value="153023" calcext:value-type="float">
            <text:p>153023</text:p>
          </table:table-cell>
          <table:table-cell office:value-type="float" office:value="185793" calcext:value-type="float">
            <text:p>185793</text:p>
          </table:table-cell>
          <table:table-cell office:value-type="float" office:value="2293827" calcext:value-type="float">
            <text:p>2293827</text:p>
          </table:table-cell>
          <table:table-cell office:value-type="float" office:value="187432" calcext:value-type="float">
            <text:p>187432</text:p>
          </table:table-cell>
          <table:table-cell office:value-type="float" office:value="2880980" calcext:value-type="float">
            <text:p>2880980</text:p>
          </table:table-cell>
          <table:table-cell office:value-type="float" office:value="868855" calcext:value-type="float">
            <text:p>868855</text:p>
          </table:table-cell>
          <table:table-cell office:value-type="float" office:value="14569552" calcext:value-type="float">
            <text:p>14569552</text:p>
          </table:table-cell>
          <table:table-cell table:style-name="ce1" office:value-type="float" office:value="1031295" calcext:value-type="float">
            <text:p>1031295</text:p>
          </table:table-cell>
          <table:table-cell office:value-type="float" office:value="198322" calcext:value-type="float">
            <text:p>198322</text:p>
          </table:table-cell>
          <table:table-cell office:value-type="float" office:value="1745952" calcext:value-type="float">
            <text:p>1745952</text:p>
          </table:table-cell>
          <table:table-cell office:value-type="float" office:value="6047528" calcext:value-type="float">
            <text:p>6047528</text:p>
          </table:table-cell>
          <table:table-cell office:value-type="float" office:value="6283880" calcext:value-type="float">
            <text:p>6283880</text:p>
          </table:table-cell>
          <table:table-cell office:value-type="float" office:value="6320577" calcext:value-type="float">
            <text:p>6320577</text:p>
          </table:table-cell>
          <table:table-cell office:value-type="float" office:value="6552871" calcext:value-type="float">
            <text:p>6552871</text:p>
          </table:table-cell>
          <table:table-cell office:value-type="float" office:value="3006081" calcext:value-type="float">
            <text:p>3006081</text:p>
          </table:table-cell>
          <table:table-cell office:value-type="float" office:value="12250" calcext:value-type="float">
            <text:p>12250</text:p>
          </table:table-cell>
          <table:table-cell office:value-type="float" office:value="1807499" calcext:value-type="float">
            <text:p>1807499</text:p>
          </table:table-cell>
          <table:table-cell office:value-type="float" office:value="49147" calcext:value-type="float">
            <text:p>49147</text:p>
          </table:table-cell>
          <table:table-cell office:value-type="float" office:value="2637012" calcext:value-type="float">
            <text:p>2637012</text:p>
          </table:table-cell>
          <table:table-cell office:value-type="float" office:value="4381414" calcext:value-type="float">
            <text:p>4381414</text:p>
          </table:table-cell>
          <table:table-cell office:value-type="float" office:value="-621836" calcext:value-type="float">
            <text:p>-621836</text:p>
          </table:table-cell>
          <table:table-cell office:value-type="float" office:value="83602" calcext:value-type="float">
            <text:p>83602</text:p>
          </table:table-cell>
          <table:table-cell office:value-type="float" office:value="1749961" calcext:value-type="float">
            <text:p>1749961</text:p>
          </table:table-cell>
          <table:table-cell table:style-name="ce1" office:value-type="float" office:value="71626" calcext:value-type="float">
            <text:p>71626</text:p>
          </table:table-cell>
          <table:table-cell office:value-type="float" office:value="-406963" calcext:value-type="float">
            <text:p>-406963</text:p>
          </table:table-cell>
          <table:table-cell office:value-type="float" office:value="826560" calcext:value-type="float">
            <text:p>826560</text:p>
          </table:table-cell>
          <table:table-cell office:value-type="float" office:value="493191" calcext:value-type="float">
            <text:p>493191</text:p>
          </table:table-cell>
          <table:table-cell office:value-type="float" office:value="1331" calcext:value-type="float">
            <text:p>1331</text:p>
          </table:table-cell>
          <table:table-cell office:value-type="float" office:value="38683" calcext:value-type="float">
            <text:p>38683</text:p>
          </table:table-cell>
          <table:table-cell office:value-type="float" office:value="25938571" calcext:value-type="float">
            <text:p>25938571</text:p>
          </table:table-cell>
          <table:table-cell office:value-type="float" office:value="-4505351" calcext:value-type="float">
            <text:p>-4505351</text:p>
          </table:table-cell>
          <table:table-cell office:value-type="float" office:value="187645" calcext:value-type="float">
            <text:p>187645</text:p>
          </table:table-cell>
          <table:table-cell office:value-type="float" office:value="497946367" calcext:value-type="float">
            <text:p>497946367</text:p>
          </table:table-cell>
          <table:table-cell office:value-type="float" office:value="3465042" calcext:value-type="float">
            <text:p>3465042</text:p>
          </table:table-cell>
          <table:table-cell office:value-type="float" office:value="4929147" calcext:value-type="float">
            <text:p>4929147</text:p>
          </table:table-cell>
          <table:table-cell table:style-name="ce1" office:value-type="float" office:value="-78010755" calcext:value-type="float">
            <text:p>-78010755</text:p>
          </table:table-cell>
          <table:table-cell table:style-name="ce1" office:value-type="float" office:value="3605855" calcext:value-type="float">
            <text:p>3605855</text:p>
          </table:table-cell>
          <table:table-cell office:value-type="float" office:value="1149055" calcext:value-type="float">
            <text:p>1149055</text:p>
          </table:table-cell>
          <table:table-cell office:value-type="float" office:value="-386408" calcext:value-type="float">
            <text:p>-386408</text:p>
          </table:table-cell>
          <table:table-cell table:style-name="ce1" office:value-type="float" office:value="1614394" calcext:value-type="float">
            <text:p>1614394</text:p>
          </table:table-cell>
          <table:table-cell office:value-type="float" office:value="-245702" calcext:value-type="float">
            <text:p>-245702</text:p>
          </table:table-cell>
          <table:table-cell office:value-type="float" office:value="8267673" calcext:value-type="float">
            <text:p>8267673</text:p>
          </table:table-cell>
          <table:table-cell office:value-type="float" office:value="13295" calcext:value-type="float">
            <text:p>13295</text:p>
          </table:table-cell>
          <table:table-cell office:value-type="float" office:value="-839236" calcext:value-type="float">
            <text:p>-839236</text:p>
          </table:table-cell>
          <table:table-cell table:style-name="ce1" office:value-type="float" office:value="637663" calcext:value-type="float">
            <text:p>637663</text:p>
          </table:table-cell>
          <table:table-cell office:value-type="float" office:value="2846334" calcext:value-type="float">
            <text:p>2846334</text:p>
          </table:table-cell>
          <table:table-cell table:style-name="ce1" office:value-type="float" office:value="14496" calcext:value-type="float">
            <text:p>14496</text:p>
          </table:table-cell>
          <table:table-cell office:value-type="float" office:value="697603" calcext:value-type="float">
            <text:p>697603</text:p>
          </table:table-cell>
          <table:table-cell office:value-type="float" office:value="-1587478" calcext:value-type="float">
            <text:p>-1587478</text:p>
          </table:table-cell>
          <table:table-cell table:style-name="ce1" office:value-type="float" office:value="606817" calcext:value-type="float">
            <text:p>606817</text:p>
          </table:table-cell>
          <table:table-cell table:style-name="ce1" office:value-type="float" office:value="24502" calcext:value-type="float">
            <text:p>24502</text:p>
          </table:table-cell>
          <table:table-cell table:style-name="ce1" office:value-type="float" office:value="2340065" calcext:value-type="float">
            <text:p>2340065</text:p>
          </table:table-cell>
          <table:table-cell office:value-type="float" office:value="1015218" calcext:value-type="float">
            <text:p>1015218</text:p>
          </table:table-cell>
          <table:table-cell office:value-type="float" office:value="220026" calcext:value-type="float">
            <text:p>220026</text:p>
          </table:table-cell>
          <table:table-cell office:value-type="float" office:value="2329615" calcext:value-type="float">
            <text:p>2329615</text:p>
          </table:table-cell>
          <table:table-cell office:value-type="float" office:value="3198527" calcext:value-type="float">
            <text:p>3198527</text:p>
          </table:table-cell>
          <table:table-cell office:value-type="float" office:value="307394" calcext:value-type="float">
            <text:p>307394</text:p>
          </table:table-cell>
          <table:table-cell table:style-name="ce1" office:value-type="float" office:value="3631648" calcext:value-type="float">
            <text:p>3631648</text:p>
          </table:table-cell>
          <table:table-cell office:value-type="float" office:value="150466000" calcext:value-type="float">
            <text:p>150466000</text:p>
          </table:table-cell>
          <table:table-cell office:value-type="float" office:value="58079000" calcext:value-type="float">
            <text:p>58079000</text:p>
          </table:table-cell>
          <table:table-cell office:value-type="float" office:value="27946209" calcext:value-type="float">
            <text:p>27946209</text:p>
          </table:table-cell>
          <table:table-cell table:style-name="ce1" office:value-type="float" office:value="2855040" calcext:value-type="float">
            <text:p>2855040</text:p>
          </table:table-cell>
          <table:table-cell office:value-type="float" office:value="2267248" calcext:value-type="float">
            <text:p>2267248</text:p>
          </table:table-cell>
          <table:table-cell office:value-type="float" office:value="99209" calcext:value-type="float">
            <text:p>99209</text:p>
          </table:table-cell>
          <table:table-cell office:value-type="float" office:value="660581" calcext:value-type="float">
            <text:p>660581</text:p>
          </table:table-cell>
          <table:table-cell office:value-type="float" office:value="1248499" calcext:value-type="float">
            <text:p>1248499</text:p>
          </table:table-cell>
          <table:table-cell office:value-type="float" office:value="-260167" calcext:value-type="float">
            <text:p>-260167</text:p>
          </table:table-cell>
          <table:table-cell office:value-type="float" office:value="441025" calcext:value-type="float">
            <text:p>441025</text:p>
          </table:table-cell>
          <table:table-cell office:value-type="float" office:value="6533230" calcext:value-type="float">
            <text:p>6533230</text:p>
          </table:table-cell>
          <table:table-cell office:value-type="float" office:value="3389492" calcext:value-type="float">
            <text:p>3389492</text:p>
          </table:table-cell>
          <table:table-cell office:value-type="float" office:value="1057209" calcext:value-type="float">
            <text:p>1057209</text:p>
          </table:table-cell>
          <table:table-cell table:style-name="ce1" office:value-type="float" office:value="83433" calcext:value-type="float">
            <text:p>83433</text:p>
          </table:table-cell>
          <table:table-cell office:value-type="float" office:value="32523657" calcext:value-type="float">
            <text:p>32523657</text:p>
          </table:table-cell>
          <table:table-cell office:value-type="float" office:value="3094502" calcext:value-type="float">
            <text:p>3094502</text:p>
          </table:table-cell>
          <table:table-cell table:style-name="ce1" office:value-type="float" office:value="61087" calcext:value-type="float">
            <text:p>61087</text:p>
          </table:table-cell>
          <table:table-cell table:style-name="ce1" office:value-type="float" office:value="2159623" calcext:value-type="float">
            <text:p>2159623</text:p>
          </table:table-cell>
          <table:table-cell office:value-type="float" office:value="-354627" calcext:value-type="float">
            <text:p>-354627</text:p>
          </table:table-cell>
          <table:table-cell office:value-type="float" office:value="6286125" calcext:value-type="float">
            <text:p>6286125</text:p>
          </table:table-cell>
          <table:table-cell office:value-type="float" office:value="973651" calcext:value-type="float">
            <text:p>973651</text:p>
          </table:table-cell>
          <table:table-cell office:value-type="float" office:value="3954512" calcext:value-type="float">
            <text:p>3954512</text:p>
          </table:table-cell>
          <table:table-cell office:value-type="float" office:value="21938" calcext:value-type="float">
            <text:p>21938</text:p>
          </table:table-cell>
          <table:table-cell office:value-type="float" office:value="133195" calcext:value-type="float">
            <text:p>133195</text:p>
          </table:table-cell>
          <table:table-cell office:value-type="float" office:value="5561843" calcext:value-type="float">
            <text:p>5561843</text:p>
          </table:table-cell>
          <table:table-cell table:style-name="ce1" office:value-type="float" office:value="48742" calcext:value-type="float">
            <text:p>48742</text:p>
          </table:table-cell>
          <table:table-cell office:value-type="float" office:value="2302872" calcext:value-type="float">
            <text:p>2302872</text:p>
          </table:table-cell>
          <table:table-cell office:value-type="float" office:value="1296954" calcext:value-type="float">
            <text:p>1296954</text:p>
          </table:table-cell>
          <table:table-cell office:value-type="float" office:value="-364125" calcext:value-type="float">
            <text:p>-364125</text:p>
          </table:table-cell>
          <table:table-cell office:value-type="float" office:value="-437551" calcext:value-type="float">
            <text:p>-437551</text:p>
          </table:table-cell>
          <table:table-cell office:value-type="float" office:value="2134631" calcext:value-type="float">
            <text:p>2134631</text:p>
          </table:table-cell>
          <table:table-cell office:value-type="float" office:value="4011557" calcext:value-type="float">
            <text:p>4011557</text:p>
          </table:table-cell>
          <table:table-cell office:value-type="float" office:value="-10716598" calcext:value-type="float">
            <text:p>-10716598</text:p>
          </table:table-cell>
          <table:table-cell office:value-type="float" office:value="229921" calcext:value-type="float">
            <text:p>229921</text:p>
          </table:table-cell>
          <table:table-cell office:value-type="float" office:value="87447" calcext:value-type="float">
            <text:p>87447</text:p>
          </table:table-cell>
          <table:table-cell office:value-type="float" office:value="24663058" calcext:value-type="float">
            <text:p>24663058</text:p>
          </table:table-cell>
          <table:table-cell office:value-type="float" office:value="25372471" calcext:value-type="float">
            <text:p>25372471</text:p>
          </table:table-cell>
          <table:table-cell table:style-name="ce1" office:value-type="float" office:value="-19918" calcext:value-type="float">
            <text:p>-19918</text:p>
          </table:table-cell>
          <table:table-cell office:value-type="float" office:value="230640157" calcext:value-type="float">
            <text:p>230640157</text:p>
          </table:table-cell>
          <table:table-cell table:style-name="ce1" office:value-type="float" office:value="750309" calcext:value-type="float">
            <text:p>750309</text:p>
          </table:table-cell>
          <table:table-cell office:value-type="float" office:value="133295" calcext:value-type="float">
            <text:p>133295</text:p>
          </table:table-cell>
          <table:table-cell office:value-type="float" office:value="-301114" calcext:value-type="float">
            <text:p>-301114</text:p>
          </table:table-cell>
          <table:table-cell office:value-type="float" office:value="-359992" calcext:value-type="float">
            <text:p>-359992</text:p>
          </table:table-cell>
          <table:table-cell office:value-type="float" office:value="-612811" calcext:value-type="float">
            <text:p>-612811</text:p>
          </table:table-cell>
          <table:table-cell office:value-type="float" office:value="1137732" calcext:value-type="float">
            <text:p>1137732</text:p>
          </table:table-cell>
          <table:table-cell office:value-type="float" office:value="187037" calcext:value-type="float">
            <text:p>187037</text:p>
          </table:table-cell>
          <table:table-cell table:style-name="ce1" office:value-type="float" office:value="1658842" calcext:value-type="float">
            <text:p>1658842</text:p>
          </table:table-cell>
          <table:table-cell office:value-type="float" office:value="3844207" calcext:value-type="float">
            <text:p>3844207</text:p>
          </table:table-cell>
          <table:table-cell office:value-type="float" office:value="4874586" calcext:value-type="float">
            <text:p>4874586</text:p>
          </table:table-cell>
          <table:table-cell office:value-type="float" office:value="5352187" calcext:value-type="float">
            <text:p>5352187</text:p>
          </table:table-cell>
          <table:table-cell office:value-type="float" office:value="-134675" calcext:value-type="float">
            <text:p>-134675</text:p>
          </table:table-cell>
          <table:table-cell table:style-name="ce1" office:value-type="float" office:value="17576795" calcext:value-type="float">
            <text:p>17576795</text:p>
          </table:table-cell>
          <table:table-cell office:value-type="float" office:value="-138966" calcext:value-type="float">
            <text:p>-138966</text:p>
          </table:table-cell>
          <table:table-cell office:value-type="float" office:value="122198" calcext:value-type="float">
            <text:p>122198</text:p>
          </table:table-cell>
          <table:table-cell office:value-type="float" office:value="-21626" calcext:value-type="float">
            <text:p>-21626</text:p>
          </table:table-cell>
          <table:table-cell office:value-type="float" office:value="1031688" calcext:value-type="float">
            <text:p>1031688</text:p>
          </table:table-cell>
          <table:table-cell table:style-name="ce1" office:value-type="float" office:value="-376350" calcext:value-type="float">
            <text:p>-376350</text:p>
          </table:table-cell>
          <table:table-cell office:value-type="float" office:value="22895811" calcext:value-type="float">
            <text:p>22895811</text:p>
          </table:table-cell>
          <table:table-cell office:value-type="float" office:value="1870367" calcext:value-type="float">
            <text:p>1870367</text:p>
          </table:table-cell>
          <table:table-cell office:value-type="float" office:value="30776" calcext:value-type="float">
            <text:p>30776</text:p>
          </table:table-cell>
          <table:table-cell office:value-type="float" office:value="-4014370" calcext:value-type="float">
            <text:p>-4014370</text:p>
          </table:table-cell>
          <table:table-cell table:style-name="ce1" office:value-type="float" office:value="455967" calcext:value-type="float">
            <text:p>455967</text:p>
          </table:table-cell>
          <table:table-cell office:value-type="float" office:value="13295" calcext:value-type="float">
            <text:p>13295</text:p>
          </table:table-cell>
          <table:table-cell office:value-type="float" office:value="413798" calcext:value-type="float">
            <text:p>413798</text:p>
          </table:table-cell>
          <table:table-cell office:value-type="float" office:value="362120" calcext:value-type="float">
            <text:p>362120</text:p>
          </table:table-cell>
          <table:table-cell office:value-type="float" office:value="-3999480" calcext:value-type="float">
            <text:p>-3999480</text:p>
          </table:table-cell>
          <table:table-cell office:value-type="float" office:value="982174" calcext:value-type="float">
            <text:p>982174</text:p>
          </table:table-cell>
          <table:table-cell table:style-name="ce1" office:value-type="float" office:value="9686000" calcext:value-type="float">
            <text:p>9686000</text:p>
          </table:table-cell>
          <table:table-cell office:value-type="float" office:value="283543000" calcext:value-type="float">
            <text:p>283543000</text:p>
          </table:table-cell>
          <table:table-cell table:style-name="ce1" office:value-type="float" office:value="231557697" calcext:value-type="float">
            <text:p>231557697</text:p>
          </table:table-cell>
          <table:table-cell office:value-type="float" office:value="-514861" calcext:value-type="float">
            <text:p>-514861</text:p>
          </table:table-cell>
          <table:table-cell office:value-type="float" office:value="37315" calcext:value-type="float">
            <text:p>37315</text:p>
          </table:table-cell>
          <table:table-cell office:value-type="float" office:value="-68564" calcext:value-type="float">
            <text:p>-68564</text:p>
          </table:table-cell>
          <table:table-cell office:value-type="float" office:value="7643721" calcext:value-type="float">
            <text:p>7643721</text:p>
          </table:table-cell>
          <table:table-cell table:style-name="ce1" office:value-type="float" office:value="215173" calcext:value-type="float">
            <text:p>215173</text:p>
          </table:table-cell>
          <table:table-cell office:value-type="float" office:value="509908" calcext:value-type="float">
            <text:p>509908</text:p>
          </table:table-cell>
          <table:table-cell table:style-name="ce1" office:value-type="float" office:value="66129" calcext:value-type="float">
            <text:p>66129</text:p>
          </table:table-cell>
          <table:table-cell table:style-name="ce1" office:value-type="float" office:value="1100" calcext:value-type="float">
            <text:p>1100</text:p>
          </table:table-cell>
          <table:table-cell office:value-type="float" office:value="1021211" calcext:value-type="float">
            <text:p>1021211</text:p>
          </table:table-cell>
          <table:table-cell office:value-type="float" office:value="9575" calcext:value-type="float">
            <text:p>9575</text:p>
          </table:table-cell>
          <table:table-cell office:value-type="float" office:value="2354493" calcext:value-type="float">
            <text:p>2354493</text:p>
          </table:table-cell>
          <table:table-cell table:style-name="ce1" office:value-type="float" office:value="37905878" calcext:value-type="float">
            <text:p>37905878</text:p>
          </table:table-cell>
          <table:table-cell table:style-name="ce1" office:value-type="float" office:value="3534767" calcext:value-type="float">
            <text:p>3534767</text:p>
          </table:table-cell>
          <table:table-cell office:value-type="float" office:value="2044961" calcext:value-type="float">
            <text:p>2044961</text:p>
          </table:table-cell>
          <table:table-cell office:value-type="float" office:value="22273" calcext:value-type="float">
            <text:p>22273</text:p>
          </table:table-cell>
          <table:table-cell office:value-type="float" office:value="-63929" calcext:value-type="float">
            <text:p>-63929</text:p>
          </table:table-cell>
          <table:table-cell office:value-type="float" office:value="4350976" calcext:value-type="float">
            <text:p>4350976</text:p>
          </table:table-cell>
          <table:table-cell office:value-type="float" office:value="-2552423" calcext:value-type="float">
            <text:p>-2552423</text:p>
          </table:table-cell>
          <table:table-cell office:value-type="float" office:value="-99956" calcext:value-type="float">
            <text:p>-99956</text:p>
          </table:table-cell>
          <table:table-cell office:value-type="float" office:value="2225873" calcext:value-type="float">
            <text:p>2225873</text:p>
          </table:table-cell>
          <table:table-cell table:style-name="ce1" office:value-type="float" office:value="1635421" calcext:value-type="float">
            <text:p>1635421</text:p>
          </table:table-cell>
          <table:table-cell office:value-type="float" office:value="626303" calcext:value-type="float">
            <text:p>626303</text:p>
          </table:table-cell>
          <table:table-cell office:value-type="float" office:value="-245309" calcext:value-type="float">
            <text:p>-245309</text:p>
          </table:table-cell>
          <table:table-cell office:value-type="float" office:value="3514574" calcext:value-type="float">
            <text:p>3514574</text:p>
          </table:table-cell>
          <table:table-cell office:value-type="float" office:value="8294623" calcext:value-type="float">
            <text:p>8294623</text:p>
          </table:table-cell>
          <table:table-cell office:value-type="float" office:value="-1053733" calcext:value-type="float">
            <text:p>-1053733</text:p>
          </table:table-cell>
          <table:table-cell office:value-type="float" office:value="1341127" calcext:value-type="float">
            <text:p>1341127</text:p>
          </table:table-cell>
          <table:table-cell office:value-type="float" office:value="1403707" calcext:value-type="float">
            <text:p>1403707</text:p>
          </table:table-cell>
          <table:table-cell table:style-name="ce1" office:value-type="float" office:value="3289775" calcext:value-type="float">
            <text:p>3289775</text:p>
          </table:table-cell>
          <table:table-cell office:value-type="float" office:value="2469838" calcext:value-type="float">
            <text:p>2469838</text:p>
          </table:table-cell>
          <table:table-cell office:value-type="float" office:value="40049" calcext:value-type="float">
            <text:p>40049</text:p>
          </table:table-cell>
          <table:table-cell office:value-type="float" office:value="120918" calcext:value-type="float">
            <text:p>120918</text:p>
          </table:table-cell>
          <table:table-cell office:value-type="float" office:value="540706" calcext:value-type="float">
            <text:p>540706</text:p>
          </table:table-cell>
          <table:table-cell office:value-type="float" office:value="1470543" calcext:value-type="float">
            <text:p>1470543</text:p>
          </table:table-cell>
          <table:table-cell office:value-type="float" office:value="232043" calcext:value-type="float">
            <text:p>232043</text:p>
          </table:table-cell>
          <table:table-cell office:value-type="float" office:value="2794753" calcext:value-type="float">
            <text:p>2794753</text:p>
          </table:table-cell>
          <table:table-cell table:style-name="ce1" office:value-type="float" office:value="1206526" calcext:value-type="float">
            <text:p>1206526</text:p>
          </table:table-cell>
          <table:table-cell table:style-name="ce1" office:value-type="float" office:value="1014230" calcext:value-type="float">
            <text:p>1014230</text:p>
          </table:table-cell>
          <table:table-cell office:value-type="float" office:value="60645" calcext:value-type="float">
            <text:p>60645</text:p>
          </table:table-cell>
          <table:table-cell office:value-type="float" office:value="40442" calcext:value-type="float">
            <text:p>40442</text:p>
          </table:table-cell>
          <table:table-cell table:style-name="ce1" office:value-type="float" office:value="437267" calcext:value-type="float">
            <text:p>437267</text:p>
          </table:table-cell>
          <table:table-cell table:style-name="Default"/>
          <table:table-cell office:value-type="float" office:value="13413" calcext:value-type="float">
            <text:p>13413</text:p>
          </table:table-cell>
          <table:table-cell office:value-type="float" office:value="10955" calcext:value-type="float">
            <text:p>10955</text:p>
          </table:table-cell>
          <table:table-cell office:value-type="float" office:value="6287513" calcext:value-type="float">
            <text:p>6287513</text:p>
          </table:table-cell>
          <table:table-cell office:value-type="float" office:value="18164024" calcext:value-type="float">
            <text:p>18164024</text:p>
          </table:table-cell>
          <table:table-cell office:value-type="float" office:value="18087969" calcext:value-type="float">
            <text:p>18087969</text:p>
          </table:table-cell>
          <table:table-cell office:value-type="float" office:value="334480" calcext:value-type="float">
            <text:p>334480</text:p>
          </table:table-cell>
          <table:table-cell office:value-type="float" office:value="-406963" calcext:value-type="float">
            <text:p>-406963</text:p>
          </table:table-cell>
          <table:table-cell office:value-type="float" office:value="465688" calcext:value-type="float">
            <text:p>465688</text:p>
          </table:table-cell>
          <table:table-cell office:value-type="float" office:value="782508" calcext:value-type="float">
            <text:p>782508</text:p>
          </table:table-cell>
          <table:table-cell office:value-type="float" office:value="1135" calcext:value-type="float">
            <text:p>1135</text:p>
          </table:table-cell>
          <table:table-cell office:value-type="float" office:value="575079" calcext:value-type="float">
            <text:p>575079</text:p>
          </table:table-cell>
          <table:table-cell office:value-type="float" office:value="-1435160" calcext:value-type="float">
            <text:p>-1435160</text:p>
          </table:table-cell>
          <table:table-cell office:value-type="float" office:value="173375" calcext:value-type="float">
            <text:p>173375</text:p>
          </table:table-cell>
          <table:table-cell office:value-type="float" office:value="370434" calcext:value-type="float">
            <text:p>370434</text:p>
          </table:table-cell>
          <table:table-cell office:value-type="float" office:value="71607027" calcext:value-type="float">
            <text:p>71607027</text:p>
          </table:table-cell>
          <table:table-cell office:value-type="float" office:value="118449" calcext:value-type="float">
            <text:p>118449</text:p>
          </table:table-cell>
          <table:table-cell office:value-type="float" office:value="940005" calcext:value-type="float">
            <text:p>940005</text:p>
          </table:table-cell>
          <table:table-cell office:value-type="float" office:value="-312806" calcext:value-type="float">
            <text:p>-312806</text:p>
          </table:table-cell>
          <table:table-cell office:value-type="float" office:value="1288220" calcext:value-type="float">
            <text:p>1288220</text:p>
          </table:table-cell>
          <table:table-cell office:value-type="float" office:value="977909" calcext:value-type="float">
            <text:p>977909</text:p>
          </table:table-cell>
          <table:table-cell office:value-type="float" office:value="4531832" calcext:value-type="float">
            <text:p>4531832</text:p>
          </table:table-cell>
          <table:table-cell office:value-type="float" office:value="105113" calcext:value-type="float">
            <text:p>105113</text:p>
          </table:table-cell>
          <table:table-cell office:value-type="float" office:value="600491" calcext:value-type="float">
            <text:p>600491</text:p>
          </table:table-cell>
          <table:table-cell office:value-type="float" office:value="498006" calcext:value-type="float">
            <text:p>498006</text:p>
          </table:table-cell>
          <table:table-cell office:value-type="float" office:value="2199963" calcext:value-type="float">
            <text:p>2199963</text:p>
          </table:table-cell>
          <table:table-cell office:value-type="float" office:value="9800029" calcext:value-type="float">
            <text:p>9800029</text:p>
          </table:table-cell>
          <table:table-cell office:value-type="float" office:value="171266" calcext:value-type="float">
            <text:p>171266</text:p>
          </table:table-cell>
          <table:table-cell table:style-name="ce1" office:value-type="float" office:value="1445942" calcext:value-type="float">
            <text:p>1445942</text:p>
          </table:table-cell>
          <table:table-cell office:value-type="float" office:value="82120" calcext:value-type="float">
            <text:p>82120</text:p>
          </table:table-cell>
          <table:table-cell office:value-type="float" office:value="15697391" calcext:value-type="float">
            <text:p>15697391</text:p>
          </table:table-cell>
          <table:table-cell office:value-type="float" office:value="173682178" calcext:value-type="float">
            <text:p>173682178</text:p>
          </table:table-cell>
          <table:table-cell office:value-type="float" office:value="1088443" calcext:value-type="float">
            <text:p>1088443</text:p>
          </table:table-cell>
          <table:table-cell office:value-type="float" office:value="2273000" calcext:value-type="float">
            <text:p>2273000</text:p>
          </table:table-cell>
          <table:table-cell office:value-type="float" office:value="46112" calcext:value-type="float">
            <text:p>46112</text:p>
          </table:table-cell>
          <table:table-cell office:value-type="float" office:value="941462" calcext:value-type="float">
            <text:p>941462</text:p>
          </table:table-cell>
          <table:table-cell office:value-type="float" office:value="7853257" calcext:value-type="float">
            <text:p>7853257</text:p>
          </table:table-cell>
          <table:table-cell office:value-type="float" office:value="-170801" calcext:value-type="float">
            <text:p>-170801</text:p>
          </table:table-cell>
          <table:table-cell office:value-type="float" office:value="2190366" calcext:value-type="float">
            <text:p>2190366</text:p>
          </table:table-cell>
          <table:table-cell table:style-name="ce1" office:value-type="float" office:value="176868" calcext:value-type="float">
            <text:p>176868</text:p>
          </table:table-cell>
          <table:table-cell office:value-type="float" office:value="388548" calcext:value-type="float">
            <text:p>388548</text:p>
          </table:table-cell>
          <table:table-cell table:style-name="ce1" office:value-type="float" office:value="152304" calcext:value-type="float">
            <text:p>152304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01-2019</text:p>
          </table:table-cell>
          <table:table-cell table:style-name="Default"/>
          <table:table-cell office:value-type="float" office:value="-16742" calcext:value-type="float">
            <text:p>-16742</text:p>
          </table:table-cell>
          <table:table-cell office:value-type="float" office:value="202191" calcext:value-type="float">
            <text:p>202191</text:p>
          </table:table-cell>
          <table:table-cell office:value-type="float" office:value="142604" calcext:value-type="float">
            <text:p>142604</text:p>
          </table:table-cell>
          <table:table-cell office:value-type="float" office:value="970278" calcext:value-type="float">
            <text:p>970278</text:p>
          </table:table-cell>
          <table:table-cell/>
          <table:table-cell office:value-type="float" office:value="6917133" calcext:value-type="float">
            <text:p>6917133</text:p>
          </table:table-cell>
          <table:table-cell office:value-type="float" office:value="60490637" calcext:value-type="float">
            <text:p>60490637</text:p>
          </table:table-cell>
          <table:table-cell office:value-type="float" office:value="3505871" calcext:value-type="float">
            <text:p>3505871</text:p>
          </table:table-cell>
          <table:table-cell office:value-type="float" office:value="703368" calcext:value-type="float">
            <text:p>703368</text:p>
          </table:table-cell>
          <table:table-cell office:value-type="float" office:value="644114" calcext:value-type="float">
            <text:p>644114</text:p>
          </table:table-cell>
          <table:table-cell table:style-name="ce1" office:value-type="float" office:value="6417929" calcext:value-type="float">
            <text:p>6417929</text:p>
          </table:table-cell>
          <table:table-cell/>
          <table:table-cell table:style-name="ce1" office:value-type="float" office:value="-471886" calcext:value-type="float">
            <text:p>-471886</text:p>
          </table:table-cell>
          <table:table-cell office:value-type="float" office:value="3379922" calcext:value-type="float">
            <text:p>3379922</text:p>
          </table:table-cell>
          <table:table-cell office:value-type="float" office:value="57287" calcext:value-type="float">
            <text:p>57287</text:p>
          </table:table-cell>
          <table:table-cell office:value-type="float" office:value="19394620" calcext:value-type="float">
            <text:p>19394620</text:p>
          </table:table-cell>
          <table:table-cell table:style-name="ce1" office:value-type="float" office:value="9042" calcext:value-type="float">
            <text:p>9042</text:p>
          </table:table-cell>
          <table:table-cell/>
          <table:table-cell office:value-type="float" office:value="94207683" calcext:value-type="float">
            <text:p>94207683</text:p>
          </table:table-cell>
          <table:table-cell/>
          <table:table-cell office:value-type="float" office:value="82368" calcext:value-type="float">
            <text:p>82368</text:p>
          </table:table-cell>
          <table:table-cell office:value-type="float" office:value="1380" calcext:value-type="float">
            <text:p>1380</text:p>
          </table:table-cell>
          <table:table-cell office:value-type="float" office:value="107514" calcext:value-type="float">
            <text:p>107514</text:p>
          </table:table-cell>
          <table:table-cell office:value-type="float" office:value="7792055" calcext:value-type="float">
            <text:p>7792055</text:p>
          </table:table-cell>
          <table:table-cell office:value-type="float" office:value="3824364" calcext:value-type="float">
            <text:p>3824364</text:p>
          </table:table-cell>
          <table:table-cell office:value-type="float" office:value="1456953" calcext:value-type="float">
            <text:p>1456953</text:p>
          </table:table-cell>
          <table:table-cell office:value-type="float" office:value="1987202" calcext:value-type="float">
            <text:p>1987202</text:p>
          </table:table-cell>
          <table:table-cell office:value-type="float" office:value="126674052" calcext:value-type="float">
            <text:p>126674052</text:p>
          </table:table-cell>
          <table:table-cell office:value-type="float" office:value="94521969" calcext:value-type="float">
            <text:p>94521969</text:p>
          </table:table-cell>
          <table:table-cell office:value-type="float" office:value="1283503" calcext:value-type="float">
            <text:p>1283503</text:p>
          </table:table-cell>
          <table:table-cell office:value-type="float" office:value="7364946" calcext:value-type="float">
            <text:p>7364946</text:p>
          </table:table-cell>
          <table:table-cell office:value-type="float" office:value="424975" calcext:value-type="float">
            <text:p>424975</text:p>
          </table:table-cell>
          <table:table-cell table:style-name="Default"/>
          <table:table-cell office:value-type="float" office:value="108177" calcext:value-type="float">
            <text:p>108177</text:p>
          </table:table-cell>
          <table:table-cell office:value-type="float" office:value="820955" calcext:value-type="float">
            <text:p>820955</text:p>
          </table:table-cell>
          <table:table-cell office:value-type="float" office:value="118931" calcext:value-type="float">
            <text:p>118931</text:p>
          </table:table-cell>
          <table:table-cell office:value-type="float" office:value="4498732" calcext:value-type="float">
            <text:p>4498732</text:p>
          </table:table-cell>
          <table:table-cell office:value-type="float" office:value="830161" calcext:value-type="float">
            <text:p>830161</text:p>
          </table:table-cell>
          <table:table-cell office:value-type="float" office:value="953" calcext:value-type="float">
            <text:p>953</text:p>
          </table:table-cell>
          <table:table-cell office:value-type="float" office:value="189150" calcext:value-type="float">
            <text:p>189150</text:p>
          </table:table-cell>
          <table:table-cell office:value-type="float" office:value="92090" calcext:value-type="float">
            <text:p>92090</text:p>
          </table:table-cell>
          <table:table-cell table:style-name="ce1" office:value-type="float" office:value="1762908" calcext:value-type="float">
            <text:p>1762908</text:p>
          </table:table-cell>
          <table:table-cell office:value-type="float" office:value="-246898" calcext:value-type="float">
            <text:p>-246898</text:p>
          </table:table-cell>
          <table:table-cell office:value-type="float" office:value="11527918" calcext:value-type="float">
            <text:p>11527918</text:p>
          </table:table-cell>
          <table:table-cell office:value-type="float" office:value="5703996" calcext:value-type="float">
            <text:p>5703996</text:p>
          </table:table-cell>
          <table:table-cell office:value-type="float" office:value="9661845" calcext:value-type="float">
            <text:p>9661845</text:p>
          </table:table-cell>
          <table:table-cell office:value-type="float" office:value="215588" calcext:value-type="float">
            <text:p>215588</text:p>
          </table:table-cell>
          <table:table-cell office:value-type="float" office:value="7529525" calcext:value-type="float">
            <text:p>7529525</text:p>
          </table:table-cell>
          <table:table-cell office:value-type="float" office:value="1430620" calcext:value-type="float">
            <text:p>1430620</text:p>
          </table:table-cell>
          <table:table-cell office:value-type="float" office:value="7299159" calcext:value-type="float">
            <text:p>729915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37333" calcext:value-type="float">
            <text:p>37333</text:p>
          </table:table-cell>
          <table:table-cell office:value-type="float" office:value="8815460" calcext:value-type="float">
            <text:p>8815460</text:p>
          </table:table-cell>
          <table:table-cell office:value-type="float" office:value="2979104" calcext:value-type="float">
            <text:p>2979104</text:p>
          </table:table-cell>
          <table:table-cell office:value-type="float" office:value="-5473" calcext:value-type="float">
            <text:p>-5473</text:p>
          </table:table-cell>
          <table:table-cell office:value-type="float" office:value="57439567" calcext:value-type="float">
            <text:p>57439567</text:p>
          </table:table-cell>
          <table:table-cell office:value-type="float" office:value="1879785" calcext:value-type="float">
            <text:p>1879785</text:p>
          </table:table-cell>
          <table:table-cell office:value-type="float" office:value="13680000" calcext:value-type="float">
            <text:p>13680000</text:p>
          </table:table-cell>
          <table:table-cell office:value-type="float" office:value="1321253" calcext:value-type="float">
            <text:p>1321253</text:p>
          </table:table-cell>
          <table:table-cell office:value-type="float" office:value="1359676" calcext:value-type="float">
            <text:p>1359676</text:p>
          </table:table-cell>
          <table:table-cell office:value-type="float" office:value="4942255" calcext:value-type="float">
            <text:p>4942255</text:p>
          </table:table-cell>
          <table:table-cell office:value-type="float" office:value="668030" calcext:value-type="float">
            <text:p>668030</text:p>
          </table:table-cell>
          <table:table-cell office:value-type="float" office:value="2869606" calcext:value-type="float">
            <text:p>2869606</text:p>
          </table:table-cell>
          <table:table-cell office:value-type="float" office:value="16735702" calcext:value-type="float">
            <text:p>16735702</text:p>
          </table:table-cell>
          <table:table-cell office:value-type="float" office:value="1635716" calcext:value-type="float">
            <text:p>1635716</text:p>
          </table:table-cell>
          <table:table-cell office:value-type="float" office:value="1028727" calcext:value-type="float">
            <text:p>1028727</text:p>
          </table:table-cell>
          <table:table-cell office:value-type="float" office:value="-2589949" calcext:value-type="float">
            <text:p>-2589949</text:p>
          </table:table-cell>
          <table:table-cell office:value-type="float" office:value="1789602" calcext:value-type="float">
            <text:p>1789602</text:p>
          </table:table-cell>
          <table:table-cell office:value-type="float" office:value="188250" calcext:value-type="float">
            <text:p>188250</text:p>
          </table:table-cell>
          <table:table-cell office:value-type="float" office:value="2921935" calcext:value-type="float">
            <text:p>2921935</text:p>
          </table:table-cell>
          <table:table-cell office:value-type="float" office:value="264143" calcext:value-type="float">
            <text:p>264143</text:p>
          </table:table-cell>
          <table:table-cell office:value-type="float" office:value="1348337" calcext:value-type="float">
            <text:p>1348337</text:p>
          </table:table-cell>
          <table:table-cell office:value-type="float" office:value="124756" calcext:value-type="float">
            <text:p>124756</text:p>
          </table:table-cell>
          <table:table-cell office:value-type="float" office:value="2619927" calcext:value-type="float">
            <text:p>2619927</text:p>
          </table:table-cell>
          <table:table-cell office:value-type="float" office:value="913111" calcext:value-type="float">
            <text:p>913111</text:p>
          </table:table-cell>
          <table:table-cell office:value-type="float" office:value="16838841" calcext:value-type="float">
            <text:p>16838841</text:p>
          </table:table-cell>
          <table:table-cell office:value-type="float" office:value="542283" calcext:value-type="float">
            <text:p>542283</text:p>
          </table:table-cell>
          <table:table-cell office:value-type="float" office:value="5934736" calcext:value-type="float">
            <text:p>5934736</text:p>
          </table:table-cell>
          <table:table-cell office:value-type="float" office:value="6360379" calcext:value-type="float">
            <text:p>6360379</text:p>
          </table:table-cell>
          <table:table-cell office:value-type="float" office:value="10250388" calcext:value-type="float">
            <text:p>10250388</text:p>
          </table:table-cell>
          <table:table-cell office:value-type="float" office:value="1942439" calcext:value-type="float">
            <text:p>1942439</text:p>
          </table:table-cell>
          <table:table-cell office:value-type="float" office:value="276321" calcext:value-type="float">
            <text:p>276321</text:p>
          </table:table-cell>
          <table:table-cell office:value-type="float" office:value="11705069" calcext:value-type="float">
            <text:p>11705069</text:p>
          </table:table-cell>
          <table:table-cell table:style-name="ce1" office:value-type="float" office:value="75542" calcext:value-type="float">
            <text:p>75542</text:p>
          </table:table-cell>
          <table:table-cell office:value-type="float" office:value="9040130" calcext:value-type="float">
            <text:p>9040130</text:p>
          </table:table-cell>
          <table:table-cell office:value-type="float" office:value="150970" calcext:value-type="float">
            <text:p>150970</text:p>
          </table:table-cell>
          <table:table-cell/>
          <table:table-cell office:value-type="float" office:value="-1712767" calcext:value-type="float">
            <text:p>-1712767</text:p>
          </table:table-cell>
          <table:table-cell office:value-type="float" office:value="20198979" calcext:value-type="float">
            <text:p>20198979</text:p>
          </table:table-cell>
          <table:table-cell table:style-name="ce1" office:value-type="float" office:value="2489123" calcext:value-type="float">
            <text:p>2489123</text:p>
          </table:table-cell>
          <table:table-cell office:value-type="float" office:value="146964" calcext:value-type="float">
            <text:p>146964</text:p>
          </table:table-cell>
          <table:table-cell office:value-type="float" office:value="182842" calcext:value-type="float">
            <text:p>182842</text:p>
          </table:table-cell>
          <table:table-cell office:value-type="float" office:value="1706906" calcext:value-type="float">
            <text:p>1706906</text:p>
          </table:table-cell>
          <table:table-cell office:value-type="float" office:value="18244" calcext:value-type="float">
            <text:p>18244</text:p>
          </table:table-cell>
          <table:table-cell office:value-type="float" office:value="1201012" calcext:value-type="float">
            <text:p>1201012</text:p>
          </table:table-cell>
          <table:table-cell table:style-name="ce1" office:value-type="float" office:value="-3471" calcext:value-type="float">
            <text:p>-3471</text:p>
          </table:table-cell>
          <table:table-cell office:value-type="float" office:value="7796069" calcext:value-type="float">
            <text:p>7796069</text:p>
          </table:table-cell>
          <table:table-cell office:value-type="float" office:value="13100743" calcext:value-type="float">
            <text:p>13100743</text:p>
          </table:table-cell>
          <table:table-cell office:value-type="float" office:value="161493" calcext:value-type="float">
            <text:p>161493</text:p>
          </table:table-cell>
          <table:table-cell office:value-type="float" office:value="245532" calcext:value-type="float">
            <text:p>245532</text:p>
          </table:table-cell>
          <table:table-cell table:style-name="ce1" office:value-type="float" office:value="1331642" calcext:value-type="float">
            <text:p>1331642</text:p>
          </table:table-cell>
          <table:table-cell office:value-type="float" office:value="5567989" calcext:value-type="float">
            <text:p>5567989</text:p>
          </table:table-cell>
          <table:table-cell office:value-type="float" office:value="3472967" calcext:value-type="float">
            <text:p>3472967</text:p>
          </table:table-cell>
          <table:table-cell office:value-type="float" office:value="477291" calcext:value-type="float">
            <text:p>477291</text:p>
          </table:table-cell>
          <table:table-cell office:value-type="float" office:value="1366647" calcext:value-type="float">
            <text:p>1366647</text:p>
          </table:table-cell>
          <table:table-cell office:value-type="float" office:value="573740" calcext:value-type="float">
            <text:p>573740</text:p>
          </table:table-cell>
          <table:table-cell office:value-type="float" office:value="4203" calcext:value-type="float">
            <text:p>4203</text:p>
          </table:table-cell>
          <table:table-cell office:value-type="float" office:value="4670893" calcext:value-type="float">
            <text:p>4670893</text:p>
          </table:table-cell>
          <table:table-cell table:style-name="ce1" office:value-type="float" office:value="694" calcext:value-type="float">
            <text:p>694</text:p>
          </table:table-cell>
          <table:table-cell office:value-type="float" office:value="726388" calcext:value-type="float">
            <text:p>726388</text:p>
          </table:table-cell>
          <table:table-cell office:value-type="float" office:value="9908718" calcext:value-type="float">
            <text:p>9908718</text:p>
          </table:table-cell>
          <table:table-cell table:style-name="ce1" office:value-type="float" office:value="160374" calcext:value-type="float">
            <text:p>160374</text:p>
          </table:table-cell>
          <table:table-cell office:value-type="float" office:value="215256" calcext:value-type="float">
            <text:p>215256</text:p>
          </table:table-cell>
          <table:table-cell office:value-type="float" office:value="2414974" calcext:value-type="float">
            <text:p>2414974</text:p>
          </table:table-cell>
          <table:table-cell office:value-type="float" office:value="188637" calcext:value-type="float">
            <text:p>188637</text:p>
          </table:table-cell>
          <table:table-cell office:value-type="float" office:value="2950031" calcext:value-type="float">
            <text:p>2950031</text:p>
          </table:table-cell>
          <table:table-cell office:value-type="float" office:value="889625" calcext:value-type="float">
            <text:p>889625</text:p>
          </table:table-cell>
          <table:table-cell office:value-type="float" office:value="15165180" calcext:value-type="float">
            <text:p>15165180</text:p>
          </table:table-cell>
          <table:table-cell table:style-name="ce1" office:value-type="float" office:value="994267" calcext:value-type="float">
            <text:p>994267</text:p>
          </table:table-cell>
          <table:table-cell office:value-type="float" office:value="215110" calcext:value-type="float">
            <text:p>215110</text:p>
          </table:table-cell>
          <table:table-cell office:value-type="float" office:value="1865047" calcext:value-type="float">
            <text:p>1865047</text:p>
          </table:table-cell>
          <table:table-cell office:value-type="float" office:value="6312856" calcext:value-type="float">
            <text:p>6312856</text:p>
          </table:table-cell>
          <table:table-cell office:value-type="float" office:value="6427807" calcext:value-type="float">
            <text:p>6427807</text:p>
          </table:table-cell>
          <table:table-cell office:value-type="float" office:value="6888325" calcext:value-type="float">
            <text:p>6888325</text:p>
          </table:table-cell>
          <table:table-cell office:value-type="float" office:value="6735408" calcext:value-type="float">
            <text:p>6735408</text:p>
          </table:table-cell>
          <table:table-cell office:value-type="float" office:value="3057231" calcext:value-type="float">
            <text:p>3057231</text:p>
          </table:table-cell>
          <table:table-cell office:value-type="float" office:value="-2302" calcext:value-type="float">
            <text:p>-2302</text:p>
          </table:table-cell>
          <table:table-cell office:value-type="float" office:value="1859098" calcext:value-type="float">
            <text:p>1859098</text:p>
          </table:table-cell>
          <table:table-cell office:value-type="float" office:value="65533" calcext:value-type="float">
            <text:p>65533</text:p>
          </table:table-cell>
          <table:table-cell office:value-type="float" office:value="2655143" calcext:value-type="float">
            <text:p>2655143</text:p>
          </table:table-cell>
          <table:table-cell office:value-type="float" office:value="4523421" calcext:value-type="float">
            <text:p>4523421</text:p>
          </table:table-cell>
          <table:table-cell office:value-type="float" office:value="-713389" calcext:value-type="float">
            <text:p>-713389</text:p>
          </table:table-cell>
          <table:table-cell office:value-type="float" office:value="910359" calcext:value-type="float">
            <text:p>910359</text:p>
          </table:table-cell>
          <table:table-cell office:value-type="float" office:value="1628523" calcext:value-type="float">
            <text:p>1628523</text:p>
          </table:table-cell>
          <table:table-cell/>
          <table:table-cell office:value-type="float" office:value="-359933" calcext:value-type="float">
            <text:p>-359933</text:p>
          </table:table-cell>
          <table:table-cell office:value-type="float" office:value="821987" calcext:value-type="float">
            <text:p>821987</text:p>
          </table:table-cell>
          <table:table-cell office:value-type="float" office:value="449455" calcext:value-type="float">
            <text:p>449455</text:p>
          </table:table-cell>
          <table:table-cell office:value-type="float" office:value="1288" calcext:value-type="float">
            <text:p>1288</text:p>
          </table:table-cell>
          <table:table-cell office:value-type="float" office:value="10953" calcext:value-type="float">
            <text:p>10953</text:p>
          </table:table-cell>
          <table:table-cell office:value-type="float" office:value="26446351" calcext:value-type="float">
            <text:p>26446351</text:p>
          </table:table-cell>
          <table:table-cell office:value-type="float" office:value="-6651579" calcext:value-type="float">
            <text:p>-6651579</text:p>
          </table:table-cell>
          <table:table-cell office:value-type="float" office:value="193266" calcext:value-type="float">
            <text:p>193266</text:p>
          </table:table-cell>
          <table:table-cell office:value-type="float" office:value="505067067" calcext:value-type="float">
            <text:p>505067067</text:p>
          </table:table-cell>
          <table:table-cell office:value-type="float" office:value="3425862" calcext:value-type="float">
            <text:p>3425862</text:p>
          </table:table-cell>
          <table:table-cell office:value-type="float" office:value="4930652" calcext:value-type="float">
            <text:p>4930652</text:p>
          </table:table-cell>
          <table:table-cell table:style-name="ce1" office:value-type="float" office:value="-78493030" calcext:value-type="float">
            <text:p>-78493030</text:p>
          </table:table-cell>
          <table:table-cell table:style-name="ce1" office:value-type="float" office:value="3820249" calcext:value-type="float">
            <text:p>3820249</text:p>
          </table:table-cell>
          <table:table-cell office:value-type="float" office:value="1125453" calcext:value-type="float">
            <text:p>1125453</text:p>
          </table:table-cell>
          <table:table-cell office:value-type="float" office:value="-386457" calcext:value-type="float">
            <text:p>-386457</text:p>
          </table:table-cell>
          <table:table-cell table:style-name="ce1" office:value-type="float" office:value="1614368" calcext:value-type="float">
            <text:p>1614368</text:p>
          </table:table-cell>
          <table:table-cell office:value-type="float" office:value="-249277" calcext:value-type="float">
            <text:p>-249277</text:p>
          </table:table-cell>
          <table:table-cell office:value-type="float" office:value="8425759" calcext:value-type="float">
            <text:p>8425759</text:p>
          </table:table-cell>
          <table:table-cell office:value-type="float" office:value="14012" calcext:value-type="float">
            <text:p>14012</text:p>
          </table:table-cell>
          <table:table-cell office:value-type="float" office:value="-849061" calcext:value-type="float">
            <text:p>-849061</text:p>
          </table:table-cell>
          <table:table-cell/>
          <table:table-cell office:value-type="float" office:value="2900283" calcext:value-type="float">
            <text:p>2900283</text:p>
          </table:table-cell>
          <table:table-cell table:style-name="ce1" office:value-type="float" office:value="68536" calcext:value-type="float">
            <text:p>68536</text:p>
          </table:table-cell>
          <table:table-cell office:value-type="float" office:value="753628" calcext:value-type="float">
            <text:p>753628</text:p>
          </table:table-cell>
          <table:table-cell office:value-type="float" office:value="-1619895" calcext:value-type="float">
            <text:p>-1619895</text:p>
          </table:table-cell>
          <table:table-cell table:style-name="ce1" office:value-type="float" office:value="624985" calcext:value-type="float">
            <text:p>624985</text:p>
          </table:table-cell>
          <table:table-cell table:style-name="ce1" office:value-type="float" office:value="51967" calcext:value-type="float">
            <text:p>51967</text:p>
          </table:table-cell>
          <table:table-cell table:style-name="ce1" office:value-type="float" office:value="2449914" calcext:value-type="float">
            <text:p>2449914</text:p>
          </table:table-cell>
          <table:table-cell office:value-type="float" office:value="954646" calcext:value-type="float">
            <text:p>954646</text:p>
          </table:table-cell>
          <table:table-cell office:value-type="float" office:value="222172" calcext:value-type="float">
            <text:p>222172</text:p>
          </table:table-cell>
          <table:table-cell office:value-type="float" office:value="2140248" calcext:value-type="float">
            <text:p>2140248</text:p>
          </table:table-cell>
          <table:table-cell office:value-type="float" office:value="3214234" calcext:value-type="float">
            <text:p>3214234</text:p>
          </table:table-cell>
          <table:table-cell office:value-type="float" office:value="309696" calcext:value-type="float">
            <text:p>309696</text:p>
          </table:table-cell>
          <table:table-cell table:style-name="ce1" office:value-type="float" office:value="3661170" calcext:value-type="float">
            <text:p>3661170</text:p>
          </table:table-cell>
          <table:table-cell office:value-type="float" office:value="138659000" calcext:value-type="float">
            <text:p>138659000</text:p>
          </table:table-cell>
          <table:table-cell office:value-type="float" office:value="53361000" calcext:value-type="float">
            <text:p>53361000</text:p>
          </table:table-cell>
          <table:table-cell office:value-type="float" office:value="29446094" calcext:value-type="float">
            <text:p>29446094</text:p>
          </table:table-cell>
          <table:table-cell table:style-name="ce1" office:value-type="float" office:value="2900836" calcext:value-type="float">
            <text:p>2900836</text:p>
          </table:table-cell>
          <table:table-cell office:value-type="float" office:value="2286225" calcext:value-type="float">
            <text:p>2286225</text:p>
          </table:table-cell>
          <table:table-cell table:style-name="Default"/>
          <table:table-cell office:value-type="float" office:value="663032" calcext:value-type="float">
            <text:p>663032</text:p>
          </table:table-cell>
          <table:table-cell office:value-type="float" office:value="1326475" calcext:value-type="float">
            <text:p>1326475</text:p>
          </table:table-cell>
          <table:table-cell office:value-type="float" office:value="-280082" calcext:value-type="float">
            <text:p>-280082</text:p>
          </table:table-cell>
          <table:table-cell office:value-type="float" office:value="445107" calcext:value-type="float">
            <text:p>445107</text:p>
          </table:table-cell>
          <table:table-cell office:value-type="float" office:value="6334688" calcext:value-type="float">
            <text:p>6334688</text:p>
          </table:table-cell>
          <table:table-cell office:value-type="float" office:value="3553715" calcext:value-type="float">
            <text:p>3553715</text:p>
          </table:table-cell>
          <table:table-cell office:value-type="float" office:value="1076515" calcext:value-type="float">
            <text:p>1076515</text:p>
          </table:table-cell>
          <table:table-cell/>
          <table:table-cell office:value-type="float" office:value="31396825" calcext:value-type="float">
            <text:p>31396825</text:p>
          </table:table-cell>
          <table:table-cell office:value-type="float" office:value="5018286" calcext:value-type="float">
            <text:p>5018286</text:p>
          </table:table-cell>
          <table:table-cell table:style-name="ce1" office:value-type="float" office:value="63074" calcext:value-type="float">
            <text:p>63074</text:p>
          </table:table-cell>
          <table:table-cell table:style-name="ce1" office:value-type="float" office:value="2271097" calcext:value-type="float">
            <text:p>2271097</text:p>
          </table:table-cell>
          <table:table-cell office:value-type="float" office:value="-349252" calcext:value-type="float">
            <text:p>-349252</text:p>
          </table:table-cell>
          <table:table-cell office:value-type="float" office:value="5963585" calcext:value-type="float">
            <text:p>5963585</text:p>
          </table:table-cell>
          <table:table-cell office:value-type="float" office:value="933576" calcext:value-type="float">
            <text:p>933576</text:p>
          </table:table-cell>
          <table:table-cell office:value-type="float" office:value="4112250" calcext:value-type="float">
            <text:p>4112250</text:p>
          </table:table-cell>
          <table:table-cell office:value-type="float" office:value="15413" calcext:value-type="float">
            <text:p>15413</text:p>
          </table:table-cell>
          <table:table-cell office:value-type="float" office:value="115171" calcext:value-type="float">
            <text:p>115171</text:p>
          </table:table-cell>
          <table:table-cell office:value-type="float" office:value="5619792" calcext:value-type="float">
            <text:p>5619792</text:p>
          </table:table-cell>
          <table:table-cell table:style-name="ce1" office:value-type="float" office:value="49533" calcext:value-type="float">
            <text:p>49533</text:p>
          </table:table-cell>
          <table:table-cell office:value-type="float" office:value="2433043" calcext:value-type="float">
            <text:p>2433043</text:p>
          </table:table-cell>
          <table:table-cell office:value-type="float" office:value="1404016" calcext:value-type="float">
            <text:p>1404016</text:p>
          </table:table-cell>
          <table:table-cell office:value-type="float" office:value="-365718" calcext:value-type="float">
            <text:p>-365718</text:p>
          </table:table-cell>
          <table:table-cell office:value-type="float" office:value="-452044" calcext:value-type="float">
            <text:p>-452044</text:p>
          </table:table-cell>
          <table:table-cell office:value-type="float" office:value="2182177" calcext:value-type="float">
            <text:p>2182177</text:p>
          </table:table-cell>
          <table:table-cell office:value-type="float" office:value="4132467" calcext:value-type="float">
            <text:p>4132467</text:p>
          </table:table-cell>
          <table:table-cell office:value-type="float" office:value="-10788329" calcext:value-type="float">
            <text:p>-10788329</text:p>
          </table:table-cell>
          <table:table-cell office:value-type="float" office:value="239228" calcext:value-type="float">
            <text:p>239228</text:p>
          </table:table-cell>
          <table:table-cell office:value-type="float" office:value="98302" calcext:value-type="float">
            <text:p>98302</text:p>
          </table:table-cell>
          <table:table-cell office:value-type="float" office:value="21640057" calcext:value-type="float">
            <text:p>21640057</text:p>
          </table:table-cell>
          <table:table-cell office:value-type="float" office:value="26258323" calcext:value-type="float">
            <text:p>26258323</text:p>
          </table:table-cell>
          <table:table-cell table:style-name="ce1" office:value-type="float" office:value="-16203" calcext:value-type="float">
            <text:p>-16203</text:p>
          </table:table-cell>
          <table:table-cell office:value-type="float" office:value="234667110" calcext:value-type="float">
            <text:p>234667110</text:p>
          </table:table-cell>
          <table:table-cell table:style-name="ce1" office:value-type="float" office:value="1129155" calcext:value-type="float">
            <text:p>1129155</text:p>
          </table:table-cell>
          <table:table-cell office:value-type="float" office:value="140519" calcext:value-type="float">
            <text:p>140519</text:p>
          </table:table-cell>
          <table:table-cell office:value-type="float" office:value="-373645" calcext:value-type="float">
            <text:p>-373645</text:p>
          </table:table-cell>
          <table:table-cell office:value-type="float" office:value="-357540" calcext:value-type="float">
            <text:p>-357540</text:p>
          </table:table-cell>
          <table:table-cell office:value-type="float" office:value="-620111" calcext:value-type="float">
            <text:p>-620111</text:p>
          </table:table-cell>
          <table:table-cell office:value-type="float" office:value="1100252" calcext:value-type="float">
            <text:p>1100252</text:p>
          </table:table-cell>
          <table:table-cell office:value-type="float" office:value="198983" calcext:value-type="float">
            <text:p>198983</text:p>
          </table:table-cell>
          <table:table-cell table:style-name="ce1" office:value-type="float" office:value="1680825" calcext:value-type="float">
            <text:p>1680825</text:p>
          </table:table-cell>
          <table:table-cell office:value-type="float" office:value="3960170" calcext:value-type="float">
            <text:p>3960170</text:p>
          </table:table-cell>
          <table:table-cell office:value-type="float" office:value="5067551" calcext:value-type="float">
            <text:p>5067551</text:p>
          </table:table-cell>
          <table:table-cell office:value-type="float" office:value="5450583" calcext:value-type="float">
            <text:p>5450583</text:p>
          </table:table-cell>
          <table:table-cell office:value-type="float" office:value="-134210" calcext:value-type="float">
            <text:p>-134210</text:p>
          </table:table-cell>
          <table:table-cell table:style-name="ce1" office:value-type="float" office:value="18102630" calcext:value-type="float">
            <text:p>18102630</text:p>
          </table:table-cell>
          <table:table-cell office:value-type="float" office:value="-139339" calcext:value-type="float">
            <text:p>-139339</text:p>
          </table:table-cell>
          <table:table-cell office:value-type="float" office:value="123935" calcext:value-type="float">
            <text:p>123935</text:p>
          </table:table-cell>
          <table:table-cell office:value-type="float" office:value="-23023" calcext:value-type="float">
            <text:p>-23023</text:p>
          </table:table-cell>
          <table:table-cell office:value-type="float" office:value="1117812" calcext:value-type="float">
            <text:p>1117812</text:p>
          </table:table-cell>
          <table:table-cell table:style-name="ce1" office:value-type="float" office:value="-397491" calcext:value-type="float">
            <text:p>-397491</text:p>
          </table:table-cell>
          <table:table-cell office:value-type="float" office:value="27430093" calcext:value-type="float">
            <text:p>27430093</text:p>
          </table:table-cell>
          <table:table-cell office:value-type="float" office:value="1981520" calcext:value-type="float">
            <text:p>1981520</text:p>
          </table:table-cell>
          <table:table-cell office:value-type="float" office:value="25623" calcext:value-type="float">
            <text:p>25623</text:p>
          </table:table-cell>
          <table:table-cell office:value-type="float" office:value="-4118418" calcext:value-type="float">
            <text:p>-4118418</text:p>
          </table:table-cell>
          <table:table-cell table:style-name="ce1" office:value-type="float" office:value="450956" calcext:value-type="float">
            <text:p>450956</text:p>
          </table:table-cell>
          <table:table-cell office:value-type="float" office:value="14012" calcext:value-type="float">
            <text:p>14012</text:p>
          </table:table-cell>
          <table:table-cell office:value-type="float" office:value="420237" calcext:value-type="float">
            <text:p>420237</text:p>
          </table:table-cell>
          <table:table-cell office:value-type="float" office:value="344310" calcext:value-type="float">
            <text:p>344310</text:p>
          </table:table-cell>
          <table:table-cell office:value-type="float" office:value="-4249010" calcext:value-type="float">
            <text:p>-4249010</text:p>
          </table:table-cell>
          <table:table-cell office:value-type="float" office:value="1032595" calcext:value-type="float">
            <text:p>1032595</text:p>
          </table:table-cell>
          <table:table-cell table:style-name="ce1" office:value-type="float" office:value="10163000" calcext:value-type="float">
            <text:p>10163000</text:p>
          </table:table-cell>
          <table:table-cell office:value-type="float" office:value="289031000" calcext:value-type="float">
            <text:p>289031000</text:p>
          </table:table-cell>
          <table:table-cell table:style-name="ce1" office:value-type="float" office:value="271276886" calcext:value-type="float">
            <text:p>271276886</text:p>
          </table:table-cell>
          <table:table-cell office:value-type="float" office:value="-123048" calcext:value-type="float">
            <text:p>-123048</text:p>
          </table:table-cell>
          <table:table-cell office:value-type="float" office:value="42419" calcext:value-type="float">
            <text:p>42419</text:p>
          </table:table-cell>
          <table:table-cell office:value-type="float" office:value="-68246" calcext:value-type="float">
            <text:p>-68246</text:p>
          </table:table-cell>
          <table:table-cell office:value-type="float" office:value="7540460" calcext:value-type="float">
            <text:p>7540460</text:p>
          </table:table-cell>
          <table:table-cell/>
          <table:table-cell office:value-type="float" office:value="509219" calcext:value-type="float">
            <text:p>509219</text:p>
          </table:table-cell>
          <table:table-cell table:style-name="ce1" office:value-type="float" office:value="65624" calcext:value-type="float">
            <text:p>65624</text:p>
          </table:table-cell>
          <table:table-cell/>
          <table:table-cell office:value-type="float" office:value="983149" calcext:value-type="float">
            <text:p>983149</text:p>
          </table:table-cell>
          <table:table-cell office:value-type="float" office:value="72824" calcext:value-type="float">
            <text:p>72824</text:p>
          </table:table-cell>
          <table:table-cell office:value-type="float" office:value="2451556" calcext:value-type="float">
            <text:p>2451556</text:p>
          </table:table-cell>
          <table:table-cell table:style-name="ce1" office:value-type="float" office:value="38417831" calcext:value-type="float">
            <text:p>38417831</text:p>
          </table:table-cell>
          <table:table-cell table:style-name="ce1" office:value-type="float" office:value="3571437" calcext:value-type="float">
            <text:p>3571437</text:p>
          </table:table-cell>
          <table:table-cell office:value-type="float" office:value="2060900" calcext:value-type="float">
            <text:p>2060900</text:p>
          </table:table-cell>
          <table:table-cell office:value-type="float" office:value="23997" calcext:value-type="float">
            <text:p>23997</text:p>
          </table:table-cell>
          <table:table-cell office:value-type="float" office:value="-65240" calcext:value-type="float">
            <text:p>-65240</text:p>
          </table:table-cell>
          <table:table-cell office:value-type="float" office:value="5209388" calcext:value-type="float">
            <text:p>5209388</text:p>
          </table:table-cell>
          <table:table-cell office:value-type="float" office:value="-2602643" calcext:value-type="float">
            <text:p>-2602643</text:p>
          </table:table-cell>
          <table:table-cell office:value-type="float" office:value="-258775" calcext:value-type="float">
            <text:p>-258775</text:p>
          </table:table-cell>
          <table:table-cell office:value-type="float" office:value="2213074" calcext:value-type="float">
            <text:p>2213074</text:p>
          </table:table-cell>
          <table:table-cell table:style-name="ce1" office:value-type="float" office:value="1724633" calcext:value-type="float">
            <text:p>1724633</text:p>
          </table:table-cell>
          <table:table-cell office:value-type="float" office:value="615709" calcext:value-type="float">
            <text:p>615709</text:p>
          </table:table-cell>
          <table:table-cell office:value-type="float" office:value="-330213" calcext:value-type="float">
            <text:p>-330213</text:p>
          </table:table-cell>
          <table:table-cell office:value-type="float" office:value="3677890" calcext:value-type="float">
            <text:p>3677890</text:p>
          </table:table-cell>
          <table:table-cell table:style-name="Default"/>
          <table:table-cell office:value-type="float" office:value="-1102007" calcext:value-type="float">
            <text:p>-1102007</text:p>
          </table:table-cell>
          <table:table-cell office:value-type="float" office:value="1337187" calcext:value-type="float">
            <text:p>1337187</text:p>
          </table:table-cell>
          <table:table-cell office:value-type="float" office:value="1414168" calcext:value-type="float">
            <text:p>1414168</text:p>
          </table:table-cell>
          <table:table-cell table:style-name="ce1" office:value-type="float" office:value="3518535" calcext:value-type="float">
            <text:p>3518535</text:p>
          </table:table-cell>
          <table:table-cell office:value-type="float" office:value="2499637" calcext:value-type="float">
            <text:p>2499637</text:p>
          </table:table-cell>
          <table:table-cell office:value-type="float" office:value="17342" calcext:value-type="float">
            <text:p>17342</text:p>
          </table:table-cell>
          <table:table-cell office:value-type="float" office:value="57088" calcext:value-type="float">
            <text:p>57088</text:p>
          </table:table-cell>
          <table:table-cell office:value-type="float" office:value="559067" calcext:value-type="float">
            <text:p>559067</text:p>
          </table:table-cell>
          <table:table-cell office:value-type="float" office:value="1526635" calcext:value-type="float">
            <text:p>1526635</text:p>
          </table:table-cell>
          <table:table-cell office:value-type="float" office:value="229220" calcext:value-type="float">
            <text:p>229220</text:p>
          </table:table-cell>
          <table:table-cell office:value-type="float" office:value="2896615" calcext:value-type="float">
            <text:p>2896615</text:p>
          </table:table-cell>
          <table:table-cell table:style-name="ce1" office:value-type="float" office:value="1219667" calcext:value-type="float">
            <text:p>1219667</text:p>
          </table:table-cell>
          <table:table-cell table:style-name="ce1" office:value-type="float" office:value="1139849" calcext:value-type="float">
            <text:p>1139849</text:p>
          </table:table-cell>
          <table:table-cell office:value-type="float" office:value="61014" calcext:value-type="float">
            <text:p>61014</text:p>
          </table:table-cell>
          <table:table-cell office:value-type="float" office:value="38251" calcext:value-type="float">
            <text:p>38251</text:p>
          </table:table-cell>
          <table:table-cell table:style-name="ce1" office:value-type="float" office:value="448345" calcext:value-type="float">
            <text:p>448345</text:p>
          </table:table-cell>
          <table:table-cell table:style-name="Default"/>
          <table:table-cell office:value-type="float" office:value="66923" calcext:value-type="float">
            <text:p>66923</text:p>
          </table:table-cell>
          <table:table-cell office:value-type="float" office:value="10861" calcext:value-type="float">
            <text:p>10861</text:p>
          </table:table-cell>
          <table:table-cell office:value-type="float" office:value="6508110" calcext:value-type="float">
            <text:p>6508110</text:p>
          </table:table-cell>
          <table:table-cell office:value-type="float" office:value="20382296" calcext:value-type="float">
            <text:p>20382296</text:p>
          </table:table-cell>
          <table:table-cell office:value-type="float" office:value="20353352" calcext:value-type="float">
            <text:p>20353352</text:p>
          </table:table-cell>
          <table:table-cell office:value-type="float" office:value="311331" calcext:value-type="float">
            <text:p>311331</text:p>
          </table:table-cell>
          <table:table-cell office:value-type="float" office:value="-359933" calcext:value-type="float">
            <text:p>-359933</text:p>
          </table:table-cell>
          <table:table-cell office:value-type="float" office:value="456157" calcext:value-type="float">
            <text:p>456157</text:p>
          </table:table-cell>
          <table:table-cell office:value-type="float" office:value="780881" calcext:value-type="float">
            <text:p>780881</text:p>
          </table:table-cell>
          <table:table-cell office:value-type="float" office:value="553" calcext:value-type="float">
            <text:p>553</text:p>
          </table:table-cell>
          <table:table-cell office:value-type="float" office:value="511005" calcext:value-type="float">
            <text:p>511005</text:p>
          </table:table-cell>
          <table:table-cell office:value-type="float" office:value="-1470970" calcext:value-type="float">
            <text:p>-1470970</text:p>
          </table:table-cell>
          <table:table-cell office:value-type="float" office:value="172108" calcext:value-type="float">
            <text:p>172108</text:p>
          </table:table-cell>
          <table:table-cell office:value-type="float" office:value="252900" calcext:value-type="float">
            <text:p>252900</text:p>
          </table:table-cell>
          <table:table-cell office:value-type="float" office:value="72247696" calcext:value-type="float">
            <text:p>72247696</text:p>
          </table:table-cell>
          <table:table-cell office:value-type="float" office:value="119567" calcext:value-type="float">
            <text:p>119567</text:p>
          </table:table-cell>
          <table:table-cell office:value-type="float" office:value="956644" calcext:value-type="float">
            <text:p>956644</text:p>
          </table:table-cell>
          <table:table-cell office:value-type="float" office:value="-302078" calcext:value-type="float">
            <text:p>-302078</text:p>
          </table:table-cell>
          <table:table-cell office:value-type="float" office:value="1307010" calcext:value-type="float">
            <text:p>1307010</text:p>
          </table:table-cell>
          <table:table-cell office:value-type="float" office:value="918089" calcext:value-type="float">
            <text:p>918089</text:p>
          </table:table-cell>
          <table:table-cell office:value-type="float" office:value="4731634" calcext:value-type="float">
            <text:p>4731634</text:p>
          </table:table-cell>
          <table:table-cell office:value-type="float" office:value="106875" calcext:value-type="float">
            <text:p>106875</text:p>
          </table:table-cell>
          <table:table-cell office:value-type="float" office:value="634000" calcext:value-type="float">
            <text:p>634000</text:p>
          </table:table-cell>
          <table:table-cell office:value-type="float" office:value="513456" calcext:value-type="float">
            <text:p>513456</text:p>
          </table:table-cell>
          <table:table-cell office:value-type="float" office:value="2182970" calcext:value-type="float">
            <text:p>2182970</text:p>
          </table:table-cell>
          <table:table-cell office:value-type="float" office:value="9929929" calcext:value-type="float">
            <text:p>9929929</text:p>
          </table:table-cell>
          <table:table-cell office:value-type="float" office:value="174239" calcext:value-type="float">
            <text:p>174239</text:p>
          </table:table-cell>
          <table:table-cell table:style-name="ce1" office:value-type="float" office:value="1463524" calcext:value-type="float">
            <text:p>1463524</text:p>
          </table:table-cell>
          <table:table-cell office:value-type="float" office:value="85704" calcext:value-type="float">
            <text:p>85704</text:p>
          </table:table-cell>
          <table:table-cell office:value-type="float" office:value="15766722" calcext:value-type="float">
            <text:p>15766722</text:p>
          </table:table-cell>
          <table:table-cell office:value-type="float" office:value="168260063" calcext:value-type="float">
            <text:p>168260063</text:p>
          </table:table-cell>
          <table:table-cell office:value-type="float" office:value="1101802" calcext:value-type="float">
            <text:p>1101802</text:p>
          </table:table-cell>
          <table:table-cell office:value-type="float" office:value="1994000" calcext:value-type="float">
            <text:p>1994000</text:p>
          </table:table-cell>
          <table:table-cell office:value-type="float" office:value="66512" calcext:value-type="float">
            <text:p>66512</text:p>
          </table:table-cell>
          <table:table-cell office:value-type="float" office:value="967995" calcext:value-type="float">
            <text:p>967995</text:p>
          </table:table-cell>
          <table:table-cell office:value-type="float" office:value="7923152" calcext:value-type="float">
            <text:p>7923152</text:p>
          </table:table-cell>
          <table:table-cell office:value-type="float" office:value="-177945" calcext:value-type="float">
            <text:p>-177945</text:p>
          </table:table-cell>
          <table:table-cell office:value-type="float" office:value="2550754" calcext:value-type="float">
            <text:p>2550754</text:p>
          </table:table-cell>
          <table:table-cell table:style-name="ce1" office:value-type="float" office:value="233498" calcext:value-type="float">
            <text:p>233498</text:p>
          </table:table-cell>
          <table:table-cell office:value-type="float" office:value="395292" calcext:value-type="float">
            <text:p>395292</text:p>
          </table:table-cell>
          <table:table-cell table:style-name="ce1" office:value-type="float" office:value="163002" calcext:value-type="float">
            <text:p>16300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02-2019</text:p>
          </table:table-cell>
          <table:table-cell table:style-name="Default" table:number-columns-repeated="2"/>
          <table:table-cell office:value-type="float" office:value="208222" calcext:value-type="float">
            <text:p>208222</text:p>
          </table:table-cell>
          <table:table-cell office:value-type="float" office:value="114009" calcext:value-type="float">
            <text:p>114009</text:p>
          </table:table-cell>
          <table:table-cell office:value-type="float" office:value="975533" calcext:value-type="float">
            <text:p>975533</text:p>
          </table:table-cell>
          <table:table-cell/>
          <table:table-cell office:value-type="float" office:value="7063486" calcext:value-type="float">
            <text:p>7063486</text:p>
          </table:table-cell>
          <table:table-cell office:value-type="float" office:value="62928776" calcext:value-type="float">
            <text:p>62928776</text:p>
          </table:table-cell>
          <table:table-cell office:value-type="float" office:value="3550902" calcext:value-type="float">
            <text:p>3550902</text:p>
          </table:table-cell>
          <table:table-cell office:value-type="float" office:value="686449" calcext:value-type="float">
            <text:p>686449</text:p>
          </table:table-cell>
          <table:table-cell office:value-type="float" office:value="678848" calcext:value-type="float">
            <text:p>678848</text:p>
          </table:table-cell>
          <table:table-cell table:style-name="ce1" office:value-type="float" office:value="6374014" calcext:value-type="float">
            <text:p>6374014</text:p>
          </table:table-cell>
          <table:table-cell/>
          <table:table-cell table:style-name="ce1" office:value-type="float" office:value="-88430" calcext:value-type="float">
            <text:p>-88430</text:p>
          </table:table-cell>
          <table:table-cell office:value-type="float" office:value="3257816" calcext:value-type="float">
            <text:p>3257816</text:p>
          </table:table-cell>
          <table:table-cell office:value-type="float" office:value="53855" calcext:value-type="float">
            <text:p>53855</text:p>
          </table:table-cell>
          <table:table-cell office:value-type="float" office:value="20379252" calcext:value-type="float">
            <text:p>20379252</text:p>
          </table:table-cell>
          <table:table-cell table:style-name="ce1" office:value-type="float" office:value="7750" calcext:value-type="float">
            <text:p>7750</text:p>
          </table:table-cell>
          <table:table-cell/>
          <table:table-cell office:value-type="float" office:value="96580373" calcext:value-type="float">
            <text:p>96580373</text:p>
          </table:table-cell>
          <table:table-cell/>
          <table:table-cell office:value-type="float" office:value="48681" calcext:value-type="float">
            <text:p>48681</text:p>
          </table:table-cell>
          <table:table-cell office:value-type="float" office:value="4832" calcext:value-type="float">
            <text:p>4832</text:p>
          </table:table-cell>
          <table:table-cell office:value-type="float" office:value="108062" calcext:value-type="float">
            <text:p>108062</text:p>
          </table:table-cell>
          <table:table-cell office:value-type="float" office:value="7119372" calcext:value-type="float">
            <text:p>7119372</text:p>
          </table:table-cell>
          <table:table-cell office:value-type="float" office:value="3882219" calcext:value-type="float">
            <text:p>3882219</text:p>
          </table:table-cell>
          <table:table-cell office:value-type="float" office:value="1463448" calcext:value-type="float">
            <text:p>1463448</text:p>
          </table:table-cell>
          <table:table-cell office:value-type="float" office:value="2008888" calcext:value-type="float">
            <text:p>2008888</text:p>
          </table:table-cell>
          <table:table-cell office:value-type="float" office:value="133636476" calcext:value-type="float">
            <text:p>133636476</text:p>
          </table:table-cell>
          <table:table-cell office:value-type="float" office:value="91685951" calcext:value-type="float">
            <text:p>91685951</text:p>
          </table:table-cell>
          <table:table-cell office:value-type="float" office:value="1280963" calcext:value-type="float">
            <text:p>1280963</text:p>
          </table:table-cell>
          <table:table-cell office:value-type="float" office:value="7518309" calcext:value-type="float">
            <text:p>7518309</text:p>
          </table:table-cell>
          <table:table-cell office:value-type="float" office:value="364551" calcext:value-type="float">
            <text:p>364551</text:p>
          </table:table-cell>
          <table:table-cell table:style-name="Default"/>
          <table:table-cell office:value-type="float" office:value="318706" calcext:value-type="float">
            <text:p>318706</text:p>
          </table:table-cell>
          <table:table-cell office:value-type="float" office:value="850253" calcext:value-type="float">
            <text:p>850253</text:p>
          </table:table-cell>
          <table:table-cell office:value-type="float" office:value="119372" calcext:value-type="float">
            <text:p>119372</text:p>
          </table:table-cell>
          <table:table-cell office:value-type="float" office:value="4727782" calcext:value-type="float">
            <text:p>4727782</text:p>
          </table:table-cell>
          <table:table-cell office:value-type="float" office:value="807638" calcext:value-type="float">
            <text:p>807638</text:p>
          </table:table-cell>
          <table:table-cell office:value-type="float" office:value="921" calcext:value-type="float">
            <text:p>921</text:p>
          </table:table-cell>
          <table:table-cell office:value-type="float" office:value="186953" calcext:value-type="float">
            <text:p>186953</text:p>
          </table:table-cell>
          <table:table-cell office:value-type="float" office:value="79133" calcext:value-type="float">
            <text:p>79133</text:p>
          </table:table-cell>
          <table:table-cell table:style-name="ce1" office:value-type="float" office:value="1764909" calcext:value-type="float">
            <text:p>1764909</text:p>
          </table:table-cell>
          <table:table-cell office:value-type="float" office:value="-265638" calcext:value-type="float">
            <text:p>-265638</text:p>
          </table:table-cell>
          <table:table-cell office:value-type="float" office:value="11527918" calcext:value-type="float">
            <text:p>11527918</text:p>
          </table:table-cell>
          <table:table-cell office:value-type="float" office:value="5763987" calcext:value-type="float">
            <text:p>5763987</text:p>
          </table:table-cell>
          <table:table-cell office:value-type="float" office:value="9553065" calcext:value-type="float">
            <text:p>9553065</text:p>
          </table:table-cell>
          <table:table-cell office:value-type="float" office:value="204070" calcext:value-type="float">
            <text:p>204070</text:p>
          </table:table-cell>
          <table:table-cell office:value-type="float" office:value="7562121" calcext:value-type="float">
            <text:p>7562121</text:p>
          </table:table-cell>
          <table:table-cell office:value-type="float" office:value="1499912" calcext:value-type="float">
            <text:p>1499912</text:p>
          </table:table-cell>
          <table:table-cell office:value-type="float" office:value="7444886" calcext:value-type="float">
            <text:p>744488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41480" calcext:value-type="float">
            <text:p>41480</text:p>
          </table:table-cell>
          <table:table-cell office:value-type="float" office:value="8521333" calcext:value-type="float">
            <text:p>8521333</text:p>
          </table:table-cell>
          <table:table-cell office:value-type="float" office:value="2921513" calcext:value-type="float">
            <text:p>2921513</text:p>
          </table:table-cell>
          <table:table-cell office:value-type="float" office:value="-5525" calcext:value-type="float">
            <text:p>-5525</text:p>
          </table:table-cell>
          <table:table-cell office:value-type="float" office:value="62790108" calcext:value-type="float">
            <text:p>62790108</text:p>
          </table:table-cell>
          <table:table-cell office:value-type="float" office:value="1926266" calcext:value-type="float">
            <text:p>1926266</text:p>
          </table:table-cell>
          <table:table-cell office:value-type="float" office:value="10728000" calcext:value-type="float">
            <text:p>10728000</text:p>
          </table:table-cell>
          <table:table-cell office:value-type="float" office:value="1306803" calcext:value-type="float">
            <text:p>1306803</text:p>
          </table:table-cell>
          <table:table-cell office:value-type="float" office:value="1178831" calcext:value-type="float">
            <text:p>1178831</text:p>
          </table:table-cell>
          <table:table-cell office:value-type="float" office:value="4815555" calcext:value-type="float">
            <text:p>4815555</text:p>
          </table:table-cell>
          <table:table-cell office:value-type="float" office:value="602989" calcext:value-type="float">
            <text:p>602989</text:p>
          </table:table-cell>
          <table:table-cell office:value-type="float" office:value="2919701" calcext:value-type="float">
            <text:p>2919701</text:p>
          </table:table-cell>
          <table:table-cell office:value-type="float" office:value="18860292" calcext:value-type="float">
            <text:p>18860292</text:p>
          </table:table-cell>
          <table:table-cell office:value-type="float" office:value="1591111" calcext:value-type="float">
            <text:p>1591111</text:p>
          </table:table-cell>
          <table:table-cell office:value-type="float" office:value="931570" calcext:value-type="float">
            <text:p>931570</text:p>
          </table:table-cell>
          <table:table-cell office:value-type="float" office:value="-2816969" calcext:value-type="float">
            <text:p>-2816969</text:p>
          </table:table-cell>
          <table:table-cell office:value-type="float" office:value="1782229" calcext:value-type="float">
            <text:p>1782229</text:p>
          </table:table-cell>
          <table:table-cell office:value-type="float" office:value="218262" calcext:value-type="float">
            <text:p>218262</text:p>
          </table:table-cell>
          <table:table-cell office:value-type="float" office:value="3284578" calcext:value-type="float">
            <text:p>3284578</text:p>
          </table:table-cell>
          <table:table-cell office:value-type="float" office:value="251541" calcext:value-type="float">
            <text:p>251541</text:p>
          </table:table-cell>
          <table:table-cell office:value-type="float" office:value="1375136" calcext:value-type="float">
            <text:p>1375136</text:p>
          </table:table-cell>
          <table:table-cell office:value-type="float" office:value="112982" calcext:value-type="float">
            <text:p>112982</text:p>
          </table:table-cell>
          <table:table-cell office:value-type="float" office:value="2657554" calcext:value-type="float">
            <text:p>2657554</text:p>
          </table:table-cell>
          <table:table-cell office:value-type="float" office:value="907454" calcext:value-type="float">
            <text:p>907454</text:p>
          </table:table-cell>
          <table:table-cell office:value-type="float" office:value="17181691" calcext:value-type="float">
            <text:p>17181691</text:p>
          </table:table-cell>
          <table:table-cell office:value-type="float" office:value="527690" calcext:value-type="float">
            <text:p>527690</text:p>
          </table:table-cell>
          <table:table-cell office:value-type="float" office:value="5781189" calcext:value-type="float">
            <text:p>5781189</text:p>
          </table:table-cell>
          <table:table-cell office:value-type="float" office:value="6468057" calcext:value-type="float">
            <text:p>6468057</text:p>
          </table:table-cell>
          <table:table-cell office:value-type="float" office:value="12368948" calcext:value-type="float">
            <text:p>12368948</text:p>
          </table:table-cell>
          <table:table-cell office:value-type="float" office:value="1892568" calcext:value-type="float">
            <text:p>1892568</text:p>
          </table:table-cell>
          <table:table-cell office:value-type="float" office:value="282221" calcext:value-type="float">
            <text:p>282221</text:p>
          </table:table-cell>
          <table:table-cell office:value-type="float" office:value="12164827" calcext:value-type="float">
            <text:p>12164827</text:p>
          </table:table-cell>
          <table:table-cell table:style-name="ce1" office:value-type="float" office:value="72205" calcext:value-type="float">
            <text:p>72205</text:p>
          </table:table-cell>
          <table:table-cell office:value-type="float" office:value="9132032" calcext:value-type="float">
            <text:p>9132032</text:p>
          </table:table-cell>
          <table:table-cell office:value-type="float" office:value="106976" calcext:value-type="float">
            <text:p>106976</text:p>
          </table:table-cell>
          <table:table-cell/>
          <table:table-cell office:value-type="float" office:value="-1701383" calcext:value-type="float">
            <text:p>-1701383</text:p>
          </table:table-cell>
          <table:table-cell office:value-type="float" office:value="20593023" calcext:value-type="float">
            <text:p>20593023</text:p>
          </table:table-cell>
          <table:table-cell table:style-name="ce1" office:value-type="float" office:value="2582793" calcext:value-type="float">
            <text:p>2582793</text:p>
          </table:table-cell>
          <table:table-cell office:value-type="float" office:value="138628" calcext:value-type="float">
            <text:p>138628</text:p>
          </table:table-cell>
          <table:table-cell office:value-type="float" office:value="188881" calcext:value-type="float">
            <text:p>188881</text:p>
          </table:table-cell>
          <table:table-cell office:value-type="float" office:value="1717271" calcext:value-type="float">
            <text:p>1717271</text:p>
          </table:table-cell>
          <table:table-cell office:value-type="float" office:value="15049" calcext:value-type="float">
            <text:p>15049</text:p>
          </table:table-cell>
          <table:table-cell office:value-type="float" office:value="1252379" calcext:value-type="float">
            <text:p>1252379</text:p>
          </table:table-cell>
          <table:table-cell table:style-name="ce1" office:value-type="float" office:value="-4137" calcext:value-type="float">
            <text:p>-4137</text:p>
          </table:table-cell>
          <table:table-cell office:value-type="float" office:value="8038370" calcext:value-type="float">
            <text:p>8038370</text:p>
          </table:table-cell>
          <table:table-cell office:value-type="float" office:value="17301036" calcext:value-type="float">
            <text:p>17301036</text:p>
          </table:table-cell>
          <table:table-cell office:value-type="float" office:value="160435" calcext:value-type="float">
            <text:p>160435</text:p>
          </table:table-cell>
          <table:table-cell office:value-type="float" office:value="245935" calcext:value-type="float">
            <text:p>245935</text:p>
          </table:table-cell>
          <table:table-cell table:style-name="ce1" office:value-type="float" office:value="1331642" calcext:value-type="float">
            <text:p>1331642</text:p>
          </table:table-cell>
          <table:table-cell office:value-type="float" office:value="5680594" calcext:value-type="float">
            <text:p>5680594</text:p>
          </table:table-cell>
          <table:table-cell office:value-type="float" office:value="3515961" calcext:value-type="float">
            <text:p>3515961</text:p>
          </table:table-cell>
          <table:table-cell office:value-type="float" office:value="481821" calcext:value-type="float">
            <text:p>481821</text:p>
          </table:table-cell>
          <table:table-cell office:value-type="float" office:value="1387828" calcext:value-type="float">
            <text:p>1387828</text:p>
          </table:table-cell>
          <table:table-cell office:value-type="float" office:value="571397" calcext:value-type="float">
            <text:p>571397</text:p>
          </table:table-cell>
          <table:table-cell office:value-type="float" office:value="892" calcext:value-type="float">
            <text:p>892</text:p>
          </table:table-cell>
          <table:table-cell office:value-type="float" office:value="4728964" calcext:value-type="float">
            <text:p>4728964</text:p>
          </table:table-cell>
          <table:table-cell table:style-name="ce1" office:value-type="float" office:value="1627" calcext:value-type="float">
            <text:p>1627</text:p>
          </table:table-cell>
          <table:table-cell office:value-type="float" office:value="787268" calcext:value-type="float">
            <text:p>787268</text:p>
          </table:table-cell>
          <table:table-cell office:value-type="float" office:value="10044747" calcext:value-type="float">
            <text:p>10044747</text:p>
          </table:table-cell>
          <table:table-cell table:style-name="ce1" office:value-type="float" office:value="160878" calcext:value-type="float">
            <text:p>160878</text:p>
          </table:table-cell>
          <table:table-cell office:value-type="float" office:value="227862" calcext:value-type="float">
            <text:p>227862</text:p>
          </table:table-cell>
          <table:table-cell office:value-type="float" office:value="2436803" calcext:value-type="float">
            <text:p>2436803</text:p>
          </table:table-cell>
          <table:table-cell office:value-type="float" office:value="169607" calcext:value-type="float">
            <text:p>169607</text:p>
          </table:table-cell>
          <table:table-cell office:value-type="float" office:value="3084547" calcext:value-type="float">
            <text:p>3084547</text:p>
          </table:table-cell>
          <table:table-cell office:value-type="float" office:value="902735" calcext:value-type="float">
            <text:p>902735</text:p>
          </table:table-cell>
          <table:table-cell office:value-type="float" office:value="14984326" calcext:value-type="float">
            <text:p>14984326</text:p>
          </table:table-cell>
          <table:table-cell table:style-name="ce1" office:value-type="float" office:value="978766" calcext:value-type="float">
            <text:p>978766</text:p>
          </table:table-cell>
          <table:table-cell office:value-type="float" office:value="205333" calcext:value-type="float">
            <text:p>205333</text:p>
          </table:table-cell>
          <table:table-cell office:value-type="float" office:value="1808049" calcext:value-type="float">
            <text:p>1808049</text:p>
          </table:table-cell>
          <table:table-cell office:value-type="float" office:value="6284978" calcext:value-type="float">
            <text:p>6284978</text:p>
          </table:table-cell>
          <table:table-cell office:value-type="float" office:value="6436436" calcext:value-type="float">
            <text:p>6436436</text:p>
          </table:table-cell>
          <table:table-cell office:value-type="float" office:value="7194673" calcext:value-type="float">
            <text:p>7194673</text:p>
          </table:table-cell>
          <table:table-cell office:value-type="float" office:value="7709226" calcext:value-type="float">
            <text:p>7709226</text:p>
          </table:table-cell>
          <table:table-cell office:value-type="float" office:value="3280993" calcext:value-type="float">
            <text:p>3280993</text:p>
          </table:table-cell>
          <table:table-cell office:value-type="float" office:value="-42749" calcext:value-type="float">
            <text:p>-42749</text:p>
          </table:table-cell>
          <table:table-cell office:value-type="float" office:value="1886945" calcext:value-type="float">
            <text:p>1886945</text:p>
          </table:table-cell>
          <table:table-cell office:value-type="float" office:value="69559" calcext:value-type="float">
            <text:p>69559</text:p>
          </table:table-cell>
          <table:table-cell office:value-type="float" office:value="2751313" calcext:value-type="float">
            <text:p>2751313</text:p>
          </table:table-cell>
          <table:table-cell office:value-type="float" office:value="5002277" calcext:value-type="float">
            <text:p>5002277</text:p>
          </table:table-cell>
          <table:table-cell office:value-type="float" office:value="-732408" calcext:value-type="float">
            <text:p>-732408</text:p>
          </table:table-cell>
          <table:table-cell office:value-type="float" office:value="923271" calcext:value-type="float">
            <text:p>923271</text:p>
          </table:table-cell>
          <table:table-cell office:value-type="float" office:value="1702584" calcext:value-type="float">
            <text:p>1702584</text:p>
          </table:table-cell>
          <table:table-cell/>
          <table:table-cell office:value-type="float" office:value="-305716" calcext:value-type="float">
            <text:p>-305716</text:p>
          </table:table-cell>
          <table:table-cell office:value-type="float" office:value="814282" calcext:value-type="float">
            <text:p>814282</text:p>
          </table:table-cell>
          <table:table-cell office:value-type="float" office:value="575353" calcext:value-type="float">
            <text:p>575353</text:p>
          </table:table-cell>
          <table:table-cell office:value-type="float" office:value="1258" calcext:value-type="float">
            <text:p>1258</text:p>
          </table:table-cell>
          <table:table-cell office:value-type="float" office:value="7532" calcext:value-type="float">
            <text:p>7532</text:p>
          </table:table-cell>
          <table:table-cell office:value-type="float" office:value="26568445" calcext:value-type="float">
            <text:p>26568445</text:p>
          </table:table-cell>
          <table:table-cell office:value-type="float" office:value="-6997512" calcext:value-type="float">
            <text:p>-6997512</text:p>
          </table:table-cell>
          <table:table-cell office:value-type="float" office:value="189579" calcext:value-type="float">
            <text:p>189579</text:p>
          </table:table-cell>
          <table:table-cell office:value-type="float" office:value="519373475" calcext:value-type="float">
            <text:p>519373475</text:p>
          </table:table-cell>
          <table:table-cell office:value-type="float" office:value="3430816" calcext:value-type="float">
            <text:p>3430816</text:p>
          </table:table-cell>
          <table:table-cell office:value-type="float" office:value="4969287" calcext:value-type="float">
            <text:p>4969287</text:p>
          </table:table-cell>
          <table:table-cell table:style-name="ce1" office:value-type="float" office:value="-80991930" calcext:value-type="float">
            <text:p>-80991930</text:p>
          </table:table-cell>
          <table:table-cell table:style-name="ce1" office:value-type="float" office:value="3929183" calcext:value-type="float">
            <text:p>3929183</text:p>
          </table:table-cell>
          <table:table-cell office:value-type="float" office:value="1120446" calcext:value-type="float">
            <text:p>1120446</text:p>
          </table:table-cell>
          <table:table-cell office:value-type="float" office:value="-386358" calcext:value-type="float">
            <text:p>-386358</text:p>
          </table:table-cell>
          <table:table-cell table:style-name="ce1" office:value-type="float" office:value="1542425" calcext:value-type="float">
            <text:p>1542425</text:p>
          </table:table-cell>
          <table:table-cell office:value-type="float" office:value="-258683" calcext:value-type="float">
            <text:p>-258683</text:p>
          </table:table-cell>
          <table:table-cell office:value-type="float" office:value="8557617" calcext:value-type="float">
            <text:p>8557617</text:p>
          </table:table-cell>
          <table:table-cell office:value-type="float" office:value="15080" calcext:value-type="float">
            <text:p>15080</text:p>
          </table:table-cell>
          <table:table-cell office:value-type="float" office:value="-861333" calcext:value-type="float">
            <text:p>-861333</text:p>
          </table:table-cell>
          <table:table-cell/>
          <table:table-cell office:value-type="float" office:value="2872547" calcext:value-type="float">
            <text:p>2872547</text:p>
          </table:table-cell>
          <table:table-cell table:style-name="ce1" office:value-type="float" office:value="68322" calcext:value-type="float">
            <text:p>68322</text:p>
          </table:table-cell>
          <table:table-cell office:value-type="float" office:value="748548" calcext:value-type="float">
            <text:p>748548</text:p>
          </table:table-cell>
          <table:table-cell office:value-type="float" office:value="-1682972" calcext:value-type="float">
            <text:p>-1682972</text:p>
          </table:table-cell>
          <table:table-cell table:style-name="ce1" office:value-type="float" office:value="636670" calcext:value-type="float">
            <text:p>636670</text:p>
          </table:table-cell>
          <table:table-cell table:style-name="ce1" office:value-type="float" office:value="58356783" calcext:value-type="float">
            <text:p>58356783</text:p>
          </table:table-cell>
          <table:table-cell table:style-name="ce1" office:value-type="float" office:value="2551877" calcext:value-type="float">
            <text:p>2551877</text:p>
          </table:table-cell>
          <table:table-cell office:value-type="float" office:value="912500" calcext:value-type="float">
            <text:p>912500</text:p>
          </table:table-cell>
          <table:table-cell office:value-type="float" office:value="224159" calcext:value-type="float">
            <text:p>224159</text:p>
          </table:table-cell>
          <table:table-cell office:value-type="float" office:value="1791860" calcext:value-type="float">
            <text:p>1791860</text:p>
          </table:table-cell>
          <table:table-cell office:value-type="float" office:value="3330064" calcext:value-type="float">
            <text:p>3330064</text:p>
          </table:table-cell>
          <table:table-cell office:value-type="float" office:value="305009" calcext:value-type="float">
            <text:p>305009</text:p>
          </table:table-cell>
          <table:table-cell table:style-name="ce1" office:value-type="float" office:value="3982188" calcext:value-type="float">
            <text:p>3982188</text:p>
          </table:table-cell>
          <table:table-cell office:value-type="float" office:value="143813000" calcext:value-type="float">
            <text:p>143813000</text:p>
          </table:table-cell>
          <table:table-cell office:value-type="float" office:value="55357000" calcext:value-type="float">
            <text:p>55357000</text:p>
          </table:table-cell>
          <table:table-cell office:value-type="float" office:value="31118771" calcext:value-type="float">
            <text:p>31118771</text:p>
          </table:table-cell>
          <table:table-cell table:style-name="ce1" office:value-type="float" office:value="2903266" calcext:value-type="float">
            <text:p>2903266</text:p>
          </table:table-cell>
          <table:table-cell office:value-type="float" office:value="2280376" calcext:value-type="float">
            <text:p>2280376</text:p>
          </table:table-cell>
          <table:table-cell office:value-type="float" office:value="-174531" calcext:value-type="float">
            <text:p>-174531</text:p>
          </table:table-cell>
          <table:table-cell office:value-type="float" office:value="666168" calcext:value-type="float">
            <text:p>666168</text:p>
          </table:table-cell>
          <table:table-cell office:value-type="float" office:value="1499172" calcext:value-type="float">
            <text:p>1499172</text:p>
          </table:table-cell>
          <table:table-cell office:value-type="float" office:value="-307127" calcext:value-type="float">
            <text:p>-307127</text:p>
          </table:table-cell>
          <table:table-cell office:value-type="float" office:value="441589" calcext:value-type="float">
            <text:p>441589</text:p>
          </table:table-cell>
          <table:table-cell office:value-type="float" office:value="6203440" calcext:value-type="float">
            <text:p>6203440</text:p>
          </table:table-cell>
          <table:table-cell office:value-type="float" office:value="3564521" calcext:value-type="float">
            <text:p>3564521</text:p>
          </table:table-cell>
          <table:table-cell office:value-type="float" office:value="1875324" calcext:value-type="float">
            <text:p>1875324</text:p>
          </table:table-cell>
          <table:table-cell/>
          <table:table-cell office:value-type="float" office:value="31300951" calcext:value-type="float">
            <text:p>31300951</text:p>
          </table:table-cell>
          <table:table-cell office:value-type="float" office:value="5150576" calcext:value-type="float">
            <text:p>5150576</text:p>
          </table:table-cell>
          <table:table-cell table:style-name="ce1" office:value-type="float" office:value="75268" calcext:value-type="float">
            <text:p>75268</text:p>
          </table:table-cell>
          <table:table-cell table:style-name="ce1" office:value-type="float" office:value="2287570" calcext:value-type="float">
            <text:p>2287570</text:p>
          </table:table-cell>
          <table:table-cell office:value-type="float" office:value="-336930" calcext:value-type="float">
            <text:p>-336930</text:p>
          </table:table-cell>
          <table:table-cell office:value-type="float" office:value="6039922" calcext:value-type="float">
            <text:p>6039922</text:p>
          </table:table-cell>
          <table:table-cell office:value-type="float" office:value="905227" calcext:value-type="float">
            <text:p>905227</text:p>
          </table:table-cell>
          <table:table-cell office:value-type="float" office:value="4112250" calcext:value-type="float">
            <text:p>4112250</text:p>
          </table:table-cell>
          <table:table-cell office:value-type="float" office:value="32208" calcext:value-type="float">
            <text:p>32208</text:p>
          </table:table-cell>
          <table:table-cell office:value-type="float" office:value="101497" calcext:value-type="float">
            <text:p>101497</text:p>
          </table:table-cell>
          <table:table-cell office:value-type="float" office:value="5670178" calcext:value-type="float">
            <text:p>5670178</text:p>
          </table:table-cell>
          <table:table-cell table:style-name="ce1" office:value-type="float" office:value="49433" calcext:value-type="float">
            <text:p>49433</text:p>
          </table:table-cell>
          <table:table-cell office:value-type="float" office:value="3110946" calcext:value-type="float">
            <text:p>3110946</text:p>
          </table:table-cell>
          <table:table-cell office:value-type="float" office:value="1275575" calcext:value-type="float">
            <text:p>1275575</text:p>
          </table:table-cell>
          <table:table-cell office:value-type="float" office:value="-356711" calcext:value-type="float">
            <text:p>-356711</text:p>
          </table:table-cell>
          <table:table-cell office:value-type="float" office:value="-462560" calcext:value-type="float">
            <text:p>-462560</text:p>
          </table:table-cell>
          <table:table-cell office:value-type="float" office:value="2229511" calcext:value-type="float">
            <text:p>2229511</text:p>
          </table:table-cell>
          <table:table-cell office:value-type="float" office:value="4209277" calcext:value-type="float">
            <text:p>4209277</text:p>
          </table:table-cell>
          <table:table-cell office:value-type="float" office:value="-10862575" calcext:value-type="float">
            <text:p>-10862575</text:p>
          </table:table-cell>
          <table:table-cell office:value-type="float" office:value="241218" calcext:value-type="float">
            <text:p>241218</text:p>
          </table:table-cell>
          <table:table-cell office:value-type="float" office:value="108222" calcext:value-type="float">
            <text:p>108222</text:p>
          </table:table-cell>
          <table:table-cell office:value-type="float" office:value="19822010" calcext:value-type="float">
            <text:p>19822010</text:p>
          </table:table-cell>
          <table:table-cell office:value-type="float" office:value="26380817" calcext:value-type="float">
            <text:p>26380817</text:p>
          </table:table-cell>
          <table:table-cell table:style-name="ce1" office:value-type="float" office:value="-12254" calcext:value-type="float">
            <text:p>-12254</text:p>
          </table:table-cell>
          <table:table-cell office:value-type="float" office:value="235232587" calcext:value-type="float">
            <text:p>235232587</text:p>
          </table:table-cell>
          <table:table-cell table:style-name="ce1" office:value-type="float" office:value="1129155" calcext:value-type="float">
            <text:p>1129155</text:p>
          </table:table-cell>
          <table:table-cell office:value-type="float" office:value="142767" calcext:value-type="float">
            <text:p>142767</text:p>
          </table:table-cell>
          <table:table-cell office:value-type="float" office:value="-390322" calcext:value-type="float">
            <text:p>-390322</text:p>
          </table:table-cell>
          <table:table-cell office:value-type="float" office:value="-352216" calcext:value-type="float">
            <text:p>-352216</text:p>
          </table:table-cell>
          <table:table-cell office:value-type="float" office:value="-693158" calcext:value-type="float">
            <text:p>-693158</text:p>
          </table:table-cell>
          <table:table-cell office:value-type="float" office:value="1066074" calcext:value-type="float">
            <text:p>1066074</text:p>
          </table:table-cell>
          <table:table-cell office:value-type="float" office:value="142735" calcext:value-type="float">
            <text:p>142735</text:p>
          </table:table-cell>
          <table:table-cell table:style-name="ce1" office:value-type="float" office:value="1701417" calcext:value-type="float">
            <text:p>1701417</text:p>
          </table:table-cell>
          <table:table-cell office:value-type="float" office:value="4079619" calcext:value-type="float">
            <text:p>4079619</text:p>
          </table:table-cell>
          <table:table-cell office:value-type="float" office:value="4966065" calcext:value-type="float">
            <text:p>4966065</text:p>
          </table:table-cell>
          <table:table-cell office:value-type="float" office:value="5488442" calcext:value-type="float">
            <text:p>5488442</text:p>
          </table:table-cell>
          <table:table-cell office:value-type="float" office:value="-139070" calcext:value-type="float">
            <text:p>-139070</text:p>
          </table:table-cell>
          <table:table-cell table:style-name="ce1" office:value-type="float" office:value="18284890" calcext:value-type="float">
            <text:p>18284890</text:p>
          </table:table-cell>
          <table:table-cell office:value-type="float" office:value="-139789" calcext:value-type="float">
            <text:p>-139789</text:p>
          </table:table-cell>
          <table:table-cell office:value-type="float" office:value="127795" calcext:value-type="float">
            <text:p>127795</text:p>
          </table:table-cell>
          <table:table-cell office:value-type="float" office:value="-22997" calcext:value-type="float">
            <text:p>-22997</text:p>
          </table:table-cell>
          <table:table-cell office:value-type="float" office:value="1071465" calcext:value-type="float">
            <text:p>1071465</text:p>
          </table:table-cell>
          <table:table-cell table:style-name="ce1" office:value-type="float" office:value="-378799" calcext:value-type="float">
            <text:p>-378799</text:p>
          </table:table-cell>
          <table:table-cell office:value-type="float" office:value="25859489" calcext:value-type="float">
            <text:p>25859489</text:p>
          </table:table-cell>
          <table:table-cell office:value-type="float" office:value="1971728" calcext:value-type="float">
            <text:p>1971728</text:p>
          </table:table-cell>
          <table:table-cell office:value-type="float" office:value="21741" calcext:value-type="float">
            <text:p>21741</text:p>
          </table:table-cell>
          <table:table-cell office:value-type="float" office:value="-4214210" calcext:value-type="float">
            <text:p>-4214210</text:p>
          </table:table-cell>
          <table:table-cell table:style-name="ce1" office:value-type="float" office:value="465041" calcext:value-type="float">
            <text:p>465041</text:p>
          </table:table-cell>
          <table:table-cell office:value-type="float" office:value="15080" calcext:value-type="float">
            <text:p>15080</text:p>
          </table:table-cell>
          <table:table-cell office:value-type="float" office:value="425358" calcext:value-type="float">
            <text:p>425358</text:p>
          </table:table-cell>
          <table:table-cell office:value-type="float" office:value="369500" calcext:value-type="float">
            <text:p>369500</text:p>
          </table:table-cell>
          <table:table-cell office:value-type="float" office:value="-4503035" calcext:value-type="float">
            <text:p>-4503035</text:p>
          </table:table-cell>
          <table:table-cell office:value-type="float" office:value="1199843" calcext:value-type="float">
            <text:p>1199843</text:p>
          </table:table-cell>
          <table:table-cell table:style-name="ce1" office:value-type="float" office:value="8266000" calcext:value-type="float">
            <text:p>8266000</text:p>
          </table:table-cell>
          <table:table-cell office:value-type="float" office:value="309418000" calcext:value-type="float">
            <text:p>309418000</text:p>
          </table:table-cell>
          <table:table-cell table:style-name="ce1" office:value-type="float" office:value="266314914" calcext:value-type="float">
            <text:p>266314914</text:p>
          </table:table-cell>
          <table:table-cell office:value-type="float" office:value="-167991" calcext:value-type="float">
            <text:p>-167991</text:p>
          </table:table-cell>
          <table:table-cell office:value-type="float" office:value="31922" calcext:value-type="float">
            <text:p>31922</text:p>
          </table:table-cell>
          <table:table-cell office:value-type="float" office:value="-69329" calcext:value-type="float">
            <text:p>-69329</text:p>
          </table:table-cell>
          <table:table-cell office:value-type="float" office:value="7725534" calcext:value-type="float">
            <text:p>7725534</text:p>
          </table:table-cell>
          <table:table-cell table:style-name="ce1" office:value-type="float" office:value="43845" calcext:value-type="float">
            <text:p>43845</text:p>
          </table:table-cell>
          <table:table-cell office:value-type="float" office:value="518975" calcext:value-type="float">
            <text:p>518975</text:p>
          </table:table-cell>
          <table:table-cell table:style-name="ce1" office:value-type="float" office:value="62916" calcext:value-type="float">
            <text:p>62916</text:p>
          </table:table-cell>
          <table:table-cell/>
          <table:table-cell office:value-type="float" office:value="984326" calcext:value-type="float">
            <text:p>984326</text:p>
          </table:table-cell>
          <table:table-cell office:value-type="float" office:value="43122" calcext:value-type="float">
            <text:p>43122</text:p>
          </table:table-cell>
          <table:table-cell office:value-type="float" office:value="2378408" calcext:value-type="float">
            <text:p>2378408</text:p>
          </table:table-cell>
          <table:table-cell table:style-name="ce1" office:value-type="float" office:value="38447393" calcext:value-type="float">
            <text:p>38447393</text:p>
          </table:table-cell>
          <table:table-cell table:style-name="ce1" office:value-type="float" office:value="3591225" calcext:value-type="float">
            <text:p>3591225</text:p>
          </table:table-cell>
          <table:table-cell office:value-type="float" office:value="2145674" calcext:value-type="float">
            <text:p>2145674</text:p>
          </table:table-cell>
          <table:table-cell office:value-type="float" office:value="24805" calcext:value-type="float">
            <text:p>24805</text:p>
          </table:table-cell>
          <table:table-cell office:value-type="float" office:value="-65802" calcext:value-type="float">
            <text:p>-65802</text:p>
          </table:table-cell>
          <table:table-cell office:value-type="float" office:value="4633217" calcext:value-type="float">
            <text:p>4633217</text:p>
          </table:table-cell>
          <table:table-cell office:value-type="float" office:value="-2728199" calcext:value-type="float">
            <text:p>-2728199</text:p>
          </table:table-cell>
          <table:table-cell office:value-type="float" office:value="-685314" calcext:value-type="float">
            <text:p>-685314</text:p>
          </table:table-cell>
          <table:table-cell office:value-type="float" office:value="2253942" calcext:value-type="float">
            <text:p>2253942</text:p>
          </table:table-cell>
          <table:table-cell table:style-name="ce1" office:value-type="float" office:value="1799806" calcext:value-type="float">
            <text:p>1799806</text:p>
          </table:table-cell>
          <table:table-cell office:value-type="float" office:value="616649" calcext:value-type="float">
            <text:p>616649</text:p>
          </table:table-cell>
          <table:table-cell office:value-type="float" office:value="-438601" calcext:value-type="float">
            <text:p>-438601</text:p>
          </table:table-cell>
          <table:table-cell office:value-type="float" office:value="3474940" calcext:value-type="float">
            <text:p>3474940</text:p>
          </table:table-cell>
          <table:table-cell table:style-name="Default"/>
          <table:table-cell office:value-type="float" office:value="-1145232" calcext:value-type="float">
            <text:p>-1145232</text:p>
          </table:table-cell>
          <table:table-cell office:value-type="float" office:value="1342811" calcext:value-type="float">
            <text:p>1342811</text:p>
          </table:table-cell>
          <table:table-cell office:value-type="float" office:value="1477549" calcext:value-type="float">
            <text:p>1477549</text:p>
          </table:table-cell>
          <table:table-cell table:style-name="ce1" office:value-type="float" office:value="3426766" calcext:value-type="float">
            <text:p>3426766</text:p>
          </table:table-cell>
          <table:table-cell office:value-type="float" office:value="2528955" calcext:value-type="float">
            <text:p>2528955</text:p>
          </table:table-cell>
          <table:table-cell office:value-type="float" office:value="16266" calcext:value-type="float">
            <text:p>16266</text:p>
          </table:table-cell>
          <table:table-cell office:value-type="float" office:value="-14597" calcext:value-type="float">
            <text:p>-14597</text:p>
          </table:table-cell>
          <table:table-cell office:value-type="float" office:value="579374" calcext:value-type="float">
            <text:p>579374</text:p>
          </table:table-cell>
          <table:table-cell office:value-type="float" office:value="1326080" calcext:value-type="float">
            <text:p>1326080</text:p>
          </table:table-cell>
          <table:table-cell office:value-type="float" office:value="227898" calcext:value-type="float">
            <text:p>227898</text:p>
          </table:table-cell>
          <table:table-cell office:value-type="float" office:value="3080439" calcext:value-type="float">
            <text:p>3080439</text:p>
          </table:table-cell>
          <table:table-cell table:style-name="ce1" office:value-type="float" office:value="1171831" calcext:value-type="float">
            <text:p>1171831</text:p>
          </table:table-cell>
          <table:table-cell table:style-name="ce1" office:value-type="float" office:value="1011870" calcext:value-type="float">
            <text:p>1011870</text:p>
          </table:table-cell>
          <table:table-cell office:value-type="float" office:value="48630" calcext:value-type="float">
            <text:p>48630</text:p>
          </table:table-cell>
          <table:table-cell office:value-type="float" office:value="38946" calcext:value-type="float">
            <text:p>38946</text:p>
          </table:table-cell>
          <table:table-cell table:style-name="ce1" office:value-type="float" office:value="484556" calcext:value-type="float">
            <text:p>484556</text:p>
          </table:table-cell>
          <table:table-cell table:style-name="Default"/>
          <table:table-cell office:value-type="float" office:value="37285" calcext:value-type="float">
            <text:p>37285</text:p>
          </table:table-cell>
          <table:table-cell office:value-type="float" office:value="9980" calcext:value-type="float">
            <text:p>9980</text:p>
          </table:table-cell>
          <table:table-cell office:value-type="float" office:value="6773826" calcext:value-type="float">
            <text:p>6773826</text:p>
          </table:table-cell>
          <table:table-cell office:value-type="float" office:value="20506370" calcext:value-type="float">
            <text:p>20506370</text:p>
          </table:table-cell>
          <table:table-cell office:value-type="float" office:value="20429480" calcext:value-type="float">
            <text:p>20429480</text:p>
          </table:table-cell>
          <table:table-cell office:value-type="float" office:value="290510" calcext:value-type="float">
            <text:p>290510</text:p>
          </table:table-cell>
          <table:table-cell office:value-type="float" office:value="-305716" calcext:value-type="float">
            <text:p>-305716</text:p>
          </table:table-cell>
          <table:table-cell office:value-type="float" office:value="420060" calcext:value-type="float">
            <text:p>420060</text:p>
          </table:table-cell>
          <table:table-cell office:value-type="float" office:value="636162" calcext:value-type="float">
            <text:p>636162</text:p>
          </table:table-cell>
          <table:table-cell office:value-type="float" office:value="365" calcext:value-type="float">
            <text:p>365</text:p>
          </table:table-cell>
          <table:table-cell office:value-type="float" office:value="515840" calcext:value-type="float">
            <text:p>515840</text:p>
          </table:table-cell>
          <table:table-cell office:value-type="float" office:value="-1510445" calcext:value-type="float">
            <text:p>-1510445</text:p>
          </table:table-cell>
          <table:table-cell office:value-type="float" office:value="171955" calcext:value-type="float">
            <text:p>171955</text:p>
          </table:table-cell>
          <table:table-cell office:value-type="float" office:value="138178" calcext:value-type="float">
            <text:p>138178</text:p>
          </table:table-cell>
          <table:table-cell office:value-type="float" office:value="69666124" calcext:value-type="float">
            <text:p>69666124</text:p>
          </table:table-cell>
          <table:table-cell office:value-type="float" office:value="114007" calcext:value-type="float">
            <text:p>114007</text:p>
          </table:table-cell>
          <table:table-cell office:value-type="float" office:value="1030876" calcext:value-type="float">
            <text:p>1030876</text:p>
          </table:table-cell>
          <table:table-cell office:value-type="float" office:value="-305523" calcext:value-type="float">
            <text:p>-305523</text:p>
          </table:table-cell>
          <table:table-cell office:value-type="float" office:value="2405720" calcext:value-type="float">
            <text:p>2405720</text:p>
          </table:table-cell>
          <table:table-cell office:value-type="float" office:value="804301" calcext:value-type="float">
            <text:p>804301</text:p>
          </table:table-cell>
          <table:table-cell office:value-type="float" office:value="4906045" calcext:value-type="float">
            <text:p>4906045</text:p>
          </table:table-cell>
          <table:table-cell office:value-type="float" office:value="110258" calcext:value-type="float">
            <text:p>110258</text:p>
          </table:table-cell>
          <table:table-cell office:value-type="float" office:value="666276" calcext:value-type="float">
            <text:p>666276</text:p>
          </table:table-cell>
          <table:table-cell office:value-type="float" office:value="530778" calcext:value-type="float">
            <text:p>530778</text:p>
          </table:table-cell>
          <table:table-cell office:value-type="float" office:value="2205327" calcext:value-type="float">
            <text:p>2205327</text:p>
          </table:table-cell>
          <table:table-cell office:value-type="float" office:value="10068130" calcext:value-type="float">
            <text:p>10068130</text:p>
          </table:table-cell>
          <table:table-cell office:value-type="float" office:value="178292" calcext:value-type="float">
            <text:p>178292</text:p>
          </table:table-cell>
          <table:table-cell table:style-name="ce1" office:value-type="float" office:value="1453417" calcext:value-type="float">
            <text:p>1453417</text:p>
          </table:table-cell>
          <table:table-cell office:value-type="float" office:value="87303" calcext:value-type="float">
            <text:p>87303</text:p>
          </table:table-cell>
          <table:table-cell office:value-type="float" office:value="15917202" calcext:value-type="float">
            <text:p>15917202</text:p>
          </table:table-cell>
          <table:table-cell office:value-type="float" office:value="165982310" calcext:value-type="float">
            <text:p>165982310</text:p>
          </table:table-cell>
          <table:table-cell office:value-type="float" office:value="1103928" calcext:value-type="float">
            <text:p>1103928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-12568" calcext:value-type="float">
            <text:p>-12568</text:p>
          </table:table-cell>
          <table:table-cell office:value-type="float" office:value="997967" calcext:value-type="float">
            <text:p>997967</text:p>
          </table:table-cell>
          <table:table-cell office:value-type="float" office:value="8168446" calcext:value-type="float">
            <text:p>8168446</text:p>
          </table:table-cell>
          <table:table-cell office:value-type="float" office:value="-190336" calcext:value-type="float">
            <text:p>-190336</text:p>
          </table:table-cell>
          <table:table-cell office:value-type="float" office:value="2551517" calcext:value-type="float">
            <text:p>2551517</text:p>
          </table:table-cell>
          <table:table-cell table:style-name="ce1" office:value-type="float" office:value="194894" calcext:value-type="float">
            <text:p>194894</text:p>
          </table:table-cell>
          <table:table-cell office:value-type="float" office:value="400923" calcext:value-type="float">
            <text:p>400923</text:p>
          </table:table-cell>
          <table:table-cell table:style-name="ce1" office:value-type="float" office:value="9394" calcext:value-type="float">
            <text:p>9394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03-2019</text:p>
          </table:table-cell>
          <table:table-cell office:value-type="float" office:value="1529330" calcext:value-type="float">
            <text:p>1529330</text:p>
          </table:table-cell>
          <table:table-cell table:style-name="Default"/>
          <table:table-cell office:value-type="float" office:value="216847" calcext:value-type="float">
            <text:p>216847</text:p>
          </table:table-cell>
          <table:table-cell office:value-type="float" office:value="97412" calcext:value-type="float">
            <text:p>97412</text:p>
          </table:table-cell>
          <table:table-cell office:value-type="float" office:value="989509" calcext:value-type="float">
            <text:p>989509</text:p>
          </table:table-cell>
          <table:table-cell/>
          <table:table-cell office:value-type="float" office:value="7498177" calcext:value-type="float">
            <text:p>7498177</text:p>
          </table:table-cell>
          <table:table-cell office:value-type="float" office:value="67021452" calcext:value-type="float">
            <text:p>67021452</text:p>
          </table:table-cell>
          <table:table-cell office:value-type="float" office:value="3665091" calcext:value-type="float">
            <text:p>3665091</text:p>
          </table:table-cell>
          <table:table-cell office:value-type="float" office:value="683761" calcext:value-type="float">
            <text:p>683761</text:p>
          </table:table-cell>
          <table:table-cell office:value-type="float" office:value="710655" calcext:value-type="float">
            <text:p>710655</text:p>
          </table:table-cell>
          <table:table-cell table:style-name="ce1" office:value-type="float" office:value="6393445" calcext:value-type="float">
            <text:p>6393445</text:p>
          </table:table-cell>
          <table:table-cell/>
          <table:table-cell table:style-name="ce1" office:value-type="float" office:value="-644791" calcext:value-type="float">
            <text:p>-644791</text:p>
          </table:table-cell>
          <table:table-cell office:value-type="float" office:value="5637459" calcext:value-type="float">
            <text:p>5637459</text:p>
          </table:table-cell>
          <table:table-cell office:value-type="float" office:value="56675" calcext:value-type="float">
            <text:p>56675</text:p>
          </table:table-cell>
          <table:table-cell office:value-type="float" office:value="20766630" calcext:value-type="float">
            <text:p>20766630</text:p>
          </table:table-cell>
          <table:table-cell table:style-name="ce1" office:value-type="float" office:value="6458" calcext:value-type="float">
            <text:p>6458</text:p>
          </table:table-cell>
          <table:table-cell/>
          <table:table-cell office:value-type="float" office:value="100221532" calcext:value-type="float">
            <text:p>100221532</text:p>
          </table:table-cell>
          <table:table-cell/>
          <table:table-cell office:value-type="float" office:value="12589" calcext:value-type="float">
            <text:p>12589</text:p>
          </table:table-cell>
          <table:table-cell office:value-type="float" office:value="8541" calcext:value-type="float">
            <text:p>8541</text:p>
          </table:table-cell>
          <table:table-cell office:value-type="float" office:value="111050" calcext:value-type="float">
            <text:p>111050</text:p>
          </table:table-cell>
          <table:table-cell office:value-type="float" office:value="10570241" calcext:value-type="float">
            <text:p>10570241</text:p>
          </table:table-cell>
          <table:table-cell office:value-type="float" office:value="3956287" calcext:value-type="float">
            <text:p>3956287</text:p>
          </table:table-cell>
          <table:table-cell office:value-type="float" office:value="1478472" calcext:value-type="float">
            <text:p>1478472</text:p>
          </table:table-cell>
          <table:table-cell office:value-type="float" office:value="2041969" calcext:value-type="float">
            <text:p>2041969</text:p>
          </table:table-cell>
          <table:table-cell office:value-type="float" office:value="138312786" calcext:value-type="float">
            <text:p>138312786</text:p>
          </table:table-cell>
          <table:table-cell office:value-type="float" office:value="94496214" calcext:value-type="float">
            <text:p>94496214</text:p>
          </table:table-cell>
          <table:table-cell office:value-type="float" office:value="1366874" calcext:value-type="float">
            <text:p>1366874</text:p>
          </table:table-cell>
          <table:table-cell office:value-type="float" office:value="7732903" calcext:value-type="float">
            <text:p>7732903</text:p>
          </table:table-cell>
          <table:table-cell office:value-type="float" office:value="380893" calcext:value-type="float">
            <text:p>380893</text:p>
          </table:table-cell>
          <table:table-cell table:style-name="Default"/>
          <table:table-cell office:value-type="float" office:value="399193" calcext:value-type="float">
            <text:p>399193</text:p>
          </table:table-cell>
          <table:table-cell office:value-type="float" office:value="878333" calcext:value-type="float">
            <text:p>878333</text:p>
          </table:table-cell>
          <table:table-cell office:value-type="float" office:value="120283" calcext:value-type="float">
            <text:p>120283</text:p>
          </table:table-cell>
          <table:table-cell office:value-type="float" office:value="5075035" calcext:value-type="float">
            <text:p>5075035</text:p>
          </table:table-cell>
          <table:table-cell office:value-type="float" office:value="782844" calcext:value-type="float">
            <text:p>782844</text:p>
          </table:table-cell>
          <table:table-cell office:value-type="float" office:value="916" calcext:value-type="float">
            <text:p>916</text:p>
          </table:table-cell>
          <table:table-cell office:value-type="float" office:value="188600" calcext:value-type="float">
            <text:p>188600</text:p>
          </table:table-cell>
          <table:table-cell office:value-type="float" office:value="65021" calcext:value-type="float">
            <text:p>65021</text:p>
          </table:table-cell>
          <table:table-cell table:style-name="ce1" office:value-type="float" office:value="1755119" calcext:value-type="float">
            <text:p>1755119</text:p>
          </table:table-cell>
          <table:table-cell office:value-type="float" office:value="-279734" calcext:value-type="float">
            <text:p>-279734</text:p>
          </table:table-cell>
          <table:table-cell office:value-type="float" office:value="11094043" calcext:value-type="float">
            <text:p>11094043</text:p>
          </table:table-cell>
          <table:table-cell office:value-type="float" office:value="5791026" calcext:value-type="float">
            <text:p>5791026</text:p>
          </table:table-cell>
          <table:table-cell office:value-type="float" office:value="10204588" calcext:value-type="float">
            <text:p>10204588</text:p>
          </table:table-cell>
          <table:table-cell office:value-type="float" office:value="192468" calcext:value-type="float">
            <text:p>192468</text:p>
          </table:table-cell>
          <table:table-cell office:value-type="float" office:value="6205026" calcext:value-type="float">
            <text:p>6205026</text:p>
          </table:table-cell>
          <table:table-cell office:value-type="float" office:value="1544671" calcext:value-type="float">
            <text:p>1544671</text:p>
          </table:table-cell>
          <table:table-cell office:value-type="float" office:value="7419544" calcext:value-type="float">
            <text:p>7419544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office:value-type="float" office:value="70512" calcext:value-type="float">
            <text:p>70512</text:p>
          </table:table-cell>
          <table:table-cell office:value-type="float" office:value="8961651" calcext:value-type="float">
            <text:p>8961651</text:p>
          </table:table-cell>
          <table:table-cell office:value-type="float" office:value="3075232" calcext:value-type="float">
            <text:p>3075232</text:p>
          </table:table-cell>
          <table:table-cell office:value-type="float" office:value="-5552" calcext:value-type="float">
            <text:p>-5552</text:p>
          </table:table-cell>
          <table:table-cell office:value-type="float" office:value="63538176" calcext:value-type="float">
            <text:p>63538176</text:p>
          </table:table-cell>
          <table:table-cell office:value-type="float" office:value="2025407" calcext:value-type="float">
            <text:p>2025407</text:p>
          </table:table-cell>
          <table:table-cell office:value-type="float" office:value="10860000" calcext:value-type="float">
            <text:p>10860000</text:p>
          </table:table-cell>
          <table:table-cell office:value-type="float" office:value="1321253" calcext:value-type="float">
            <text:p>1321253</text:p>
          </table:table-cell>
          <table:table-cell office:value-type="float" office:value="1267850" calcext:value-type="float">
            <text:p>1267850</text:p>
          </table:table-cell>
          <table:table-cell office:value-type="float" office:value="5021363" calcext:value-type="float">
            <text:p>5021363</text:p>
          </table:table-cell>
          <table:table-cell office:value-type="float" office:value="668030" calcext:value-type="float">
            <text:p>668030</text:p>
          </table:table-cell>
          <table:table-cell office:value-type="float" office:value="2988961" calcext:value-type="float">
            <text:p>2988961</text:p>
          </table:table-cell>
          <table:table-cell office:value-type="float" office:value="17211635" calcext:value-type="float">
            <text:p>17211635</text:p>
          </table:table-cell>
          <table:table-cell office:value-type="float" office:value="1618098" calcext:value-type="float">
            <text:p>1618098</text:p>
          </table:table-cell>
          <table:table-cell office:value-type="float" office:value="1002439" calcext:value-type="float">
            <text:p>1002439</text:p>
          </table:table-cell>
          <table:table-cell office:value-type="float" office:value="-3352113" calcext:value-type="float">
            <text:p>-3352113</text:p>
          </table:table-cell>
          <table:table-cell office:value-type="float" office:value="1864912" calcext:value-type="float">
            <text:p>1864912</text:p>
          </table:table-cell>
          <table:table-cell office:value-type="float" office:value="208215" calcext:value-type="float">
            <text:p>208215</text:p>
          </table:table-cell>
          <table:table-cell office:value-type="float" office:value="3722814" calcext:value-type="float">
            <text:p>3722814</text:p>
          </table:table-cell>
          <table:table-cell office:value-type="float" office:value="228298" calcext:value-type="float">
            <text:p>228298</text:p>
          </table:table-cell>
          <table:table-cell office:value-type="float" office:value="1382520" calcext:value-type="float">
            <text:p>1382520</text:p>
          </table:table-cell>
          <table:table-cell office:value-type="float" office:value="109278" calcext:value-type="float">
            <text:p>109278</text:p>
          </table:table-cell>
          <table:table-cell office:value-type="float" office:value="2712689" calcext:value-type="float">
            <text:p>2712689</text:p>
          </table:table-cell>
          <table:table-cell office:value-type="float" office:value="899497" calcext:value-type="float">
            <text:p>899497</text:p>
          </table:table-cell>
          <table:table-cell office:value-type="float" office:value="17793634" calcext:value-type="float">
            <text:p>17793634</text:p>
          </table:table-cell>
          <table:table-cell office:value-type="float" office:value="521732" calcext:value-type="float">
            <text:p>521732</text:p>
          </table:table-cell>
          <table:table-cell office:value-type="float" office:value="6024829" calcext:value-type="float">
            <text:p>6024829</text:p>
          </table:table-cell>
          <table:table-cell office:value-type="float" office:value="6609220" calcext:value-type="float">
            <text:p>6609220</text:p>
          </table:table-cell>
          <table:table-cell office:value-type="float" office:value="10036069" calcext:value-type="float">
            <text:p>10036069</text:p>
          </table:table-cell>
          <table:table-cell office:value-type="float" office:value="1839000" calcext:value-type="float">
            <text:p>1839000</text:p>
          </table:table-cell>
          <table:table-cell office:value-type="float" office:value="286680" calcext:value-type="float">
            <text:p>286680</text:p>
          </table:table-cell>
          <table:table-cell office:value-type="float" office:value="12223102" calcext:value-type="float">
            <text:p>12223102</text:p>
          </table:table-cell>
          <table:table-cell table:style-name="ce1" office:value-type="float" office:value="29620" calcext:value-type="float">
            <text:p>29620</text:p>
          </table:table-cell>
          <table:table-cell office:value-type="float" office:value="9297954" calcext:value-type="float">
            <text:p>9297954</text:p>
          </table:table-cell>
          <table:table-cell office:value-type="float" office:value="82811" calcext:value-type="float">
            <text:p>82811</text:p>
          </table:table-cell>
          <table:table-cell/>
          <table:table-cell office:value-type="float" office:value="-1681284" calcext:value-type="float">
            <text:p>-1681284</text:p>
          </table:table-cell>
          <table:table-cell office:value-type="float" office:value="21801883" calcext:value-type="float">
            <text:p>21801883</text:p>
          </table:table-cell>
          <table:table-cell table:style-name="ce1" office:value-type="float" office:value="2677278" calcext:value-type="float">
            <text:p>2677278</text:p>
          </table:table-cell>
          <table:table-cell office:value-type="float" office:value="141472" calcext:value-type="float">
            <text:p>141472</text:p>
          </table:table-cell>
          <table:table-cell office:value-type="float" office:value="187266" calcext:value-type="float">
            <text:p>187266</text:p>
          </table:table-cell>
          <table:table-cell office:value-type="float" office:value="1742272" calcext:value-type="float">
            <text:p>1742272</text:p>
          </table:table-cell>
          <table:table-cell office:value-type="float" office:value="9116" calcext:value-type="float">
            <text:p>9116</text:p>
          </table:table-cell>
          <table:table-cell office:value-type="float" office:value="1304364" calcext:value-type="float">
            <text:p>1304364</text:p>
          </table:table-cell>
          <table:table-cell table:style-name="ce1" office:value-type="float" office:value="-4251" calcext:value-type="float">
            <text:p>-4251</text:p>
          </table:table-cell>
          <table:table-cell office:value-type="float" office:value="8411749" calcext:value-type="float">
            <text:p>8411749</text:p>
          </table:table-cell>
          <table:table-cell office:value-type="float" office:value="13936627" calcext:value-type="float">
            <text:p>13936627</text:p>
          </table:table-cell>
          <table:table-cell office:value-type="float" office:value="158675" calcext:value-type="float">
            <text:p>158675</text:p>
          </table:table-cell>
          <table:table-cell office:value-type="float" office:value="251518" calcext:value-type="float">
            <text:p>251518</text:p>
          </table:table-cell>
          <table:table-cell table:style-name="ce1" office:value-type="float" office:value="1388752" calcext:value-type="float">
            <text:p>1388752</text:p>
          </table:table-cell>
          <table:table-cell office:value-type="float" office:value="5480540" calcext:value-type="float">
            <text:p>5480540</text:p>
          </table:table-cell>
          <table:table-cell office:value-type="float" office:value="3559203" calcext:value-type="float">
            <text:p>3559203</text:p>
          </table:table-cell>
          <table:table-cell office:value-type="float" office:value="498578" calcext:value-type="float">
            <text:p>498578</text:p>
          </table:table-cell>
          <table:table-cell office:value-type="float" office:value="1408242" calcext:value-type="float">
            <text:p>1408242</text:p>
          </table:table-cell>
          <table:table-cell office:value-type="float" office:value="575310" calcext:value-type="float">
            <text:p>575310</text:p>
          </table:table-cell>
          <table:table-cell office:value-type="float" office:value="-882" calcext:value-type="float">
            <text:p>-882</text:p>
          </table:table-cell>
          <table:table-cell office:value-type="float" office:value="4766336" calcext:value-type="float">
            <text:p>4766336</text:p>
          </table:table-cell>
          <table:table-cell table:style-name="ce1" office:value-type="float" office:value="1324" calcext:value-type="float">
            <text:p>1324</text:p>
          </table:table-cell>
          <table:table-cell office:value-type="float" office:value="375633" calcext:value-type="float">
            <text:p>375633</text:p>
          </table:table-cell>
          <table:table-cell office:value-type="float" office:value="10413110" calcext:value-type="float">
            <text:p>10413110</text:p>
          </table:table-cell>
          <table:table-cell table:style-name="ce1" office:value-type="float" office:value="165525" calcext:value-type="float">
            <text:p>165525</text:p>
          </table:table-cell>
          <table:table-cell office:value-type="float" office:value="233503" calcext:value-type="float">
            <text:p>233503</text:p>
          </table:table-cell>
          <table:table-cell office:value-type="float" office:value="2614101" calcext:value-type="float">
            <text:p>2614101</text:p>
          </table:table-cell>
          <table:table-cell office:value-type="float" office:value="171511" calcext:value-type="float">
            <text:p>171511</text:p>
          </table:table-cell>
          <table:table-cell office:value-type="float" office:value="3445115" calcext:value-type="float">
            <text:p>3445115</text:p>
          </table:table-cell>
          <table:table-cell office:value-type="float" office:value="918883" calcext:value-type="float">
            <text:p>918883</text:p>
          </table:table-cell>
          <table:table-cell office:value-type="float" office:value="15834324" calcext:value-type="float">
            <text:p>15834324</text:p>
          </table:table-cell>
          <table:table-cell table:style-name="ce1" office:value-type="float" office:value="1018054" calcext:value-type="float">
            <text:p>1018054</text:p>
          </table:table-cell>
          <table:table-cell office:value-type="float" office:value="195042" calcext:value-type="float">
            <text:p>195042</text:p>
          </table:table-cell>
          <table:table-cell office:value-type="float" office:value="2044865" calcext:value-type="float">
            <text:p>2044865</text:p>
          </table:table-cell>
          <table:table-cell office:value-type="float" office:value="6174916" calcext:value-type="float">
            <text:p>6174916</text:p>
          </table:table-cell>
          <table:table-cell office:value-type="float" office:value="6532611" calcext:value-type="float">
            <text:p>6532611</text:p>
          </table:table-cell>
          <table:table-cell office:value-type="float" office:value="7571250" calcext:value-type="float">
            <text:p>7571250</text:p>
          </table:table-cell>
          <table:table-cell office:value-type="float" office:value="7709226" calcext:value-type="float">
            <text:p>7709226</text:p>
          </table:table-cell>
          <table:table-cell office:value-type="float" office:value="3280993" calcext:value-type="float">
            <text:p>3280993</text:p>
          </table:table-cell>
          <table:table-cell office:value-type="float" office:value="-2302" calcext:value-type="float">
            <text:p>-2302</text:p>
          </table:table-cell>
          <table:table-cell office:value-type="float" office:value="1864161" calcext:value-type="float">
            <text:p>1864161</text:p>
          </table:table-cell>
          <table:table-cell office:value-type="float" office:value="72604" calcext:value-type="float">
            <text:p>72604</text:p>
          </table:table-cell>
          <table:table-cell office:value-type="float" office:value="3777726" calcext:value-type="float">
            <text:p>3777726</text:p>
          </table:table-cell>
          <table:table-cell office:value-type="float" office:value="5023359" calcext:value-type="float">
            <text:p>5023359</text:p>
          </table:table-cell>
          <table:table-cell office:value-type="float" office:value="-868315" calcext:value-type="float">
            <text:p>-868315</text:p>
          </table:table-cell>
          <table:table-cell office:value-type="float" office:value="942527" calcext:value-type="float">
            <text:p>942527</text:p>
          </table:table-cell>
          <table:table-cell office:value-type="float" office:value="1737098" calcext:value-type="float">
            <text:p>1737098</text:p>
          </table:table-cell>
          <table:table-cell/>
          <table:table-cell office:value-type="float" office:value="-320169" calcext:value-type="float">
            <text:p>-320169</text:p>
          </table:table-cell>
          <table:table-cell office:value-type="float" office:value="802054" calcext:value-type="float">
            <text:p>802054</text:p>
          </table:table-cell>
          <table:table-cell office:value-type="float" office:value="782074" calcext:value-type="float">
            <text:p>782074</text:p>
          </table:table-cell>
          <table:table-cell office:value-type="float" office:value="1257" calcext:value-type="float">
            <text:p>1257</text:p>
          </table:table-cell>
          <table:table-cell office:value-type="float" office:value="-46424" calcext:value-type="float">
            <text:p>-46424</text:p>
          </table:table-cell>
          <table:table-cell office:value-type="float" office:value="27498320" calcext:value-type="float">
            <text:p>27498320</text:p>
          </table:table-cell>
          <table:table-cell office:value-type="float" office:value="-7586347" calcext:value-type="float">
            <text:p>-7586347</text:p>
          </table:table-cell>
          <table:table-cell office:value-type="float" office:value="202706" calcext:value-type="float">
            <text:p>202706</text:p>
          </table:table-cell>
          <table:table-cell office:value-type="float" office:value="530643230" calcext:value-type="float">
            <text:p>530643230</text:p>
          </table:table-cell>
          <table:table-cell office:value-type="float" office:value="3584887" calcext:value-type="float">
            <text:p>3584887</text:p>
          </table:table-cell>
          <table:table-cell office:value-type="float" office:value="5022210" calcext:value-type="float">
            <text:p>5022210</text:p>
          </table:table-cell>
          <table:table-cell table:style-name="ce1" office:value-type="float" office:value="-81209145" calcext:value-type="float">
            <text:p>-81209145</text:p>
          </table:table-cell>
          <table:table-cell table:style-name="ce1" office:value-type="float" office:value="6707533" calcext:value-type="float">
            <text:p>6707533</text:p>
          </table:table-cell>
          <table:table-cell office:value-type="float" office:value="1061715" calcext:value-type="float">
            <text:p>1061715</text:p>
          </table:table-cell>
          <table:table-cell office:value-type="float" office:value="-383060" calcext:value-type="float">
            <text:p>-383060</text:p>
          </table:table-cell>
          <table:table-cell table:style-name="ce1" office:value-type="float" office:value="1547499" calcext:value-type="float">
            <text:p>1547499</text:p>
          </table:table-cell>
          <table:table-cell office:value-type="float" office:value="-270924" calcext:value-type="float">
            <text:p>-270924</text:p>
          </table:table-cell>
          <table:table-cell office:value-type="float" office:value="8641615" calcext:value-type="float">
            <text:p>8641615</text:p>
          </table:table-cell>
          <table:table-cell office:value-type="float" office:value="20705" calcext:value-type="float">
            <text:p>20705</text:p>
          </table:table-cell>
          <table:table-cell office:value-type="float" office:value="-872450" calcext:value-type="float">
            <text:p>-872450</text:p>
          </table:table-cell>
          <table:table-cell/>
          <table:table-cell office:value-type="float" office:value="2960702" calcext:value-type="float">
            <text:p>2960702</text:p>
          </table:table-cell>
          <table:table-cell table:style-name="ce1" office:value-type="float" office:value="68038" calcext:value-type="float">
            <text:p>68038</text:p>
          </table:table-cell>
          <table:table-cell office:value-type="float" office:value="755730" calcext:value-type="float">
            <text:p>755730</text:p>
          </table:table-cell>
          <table:table-cell office:value-type="float" office:value="-1703919" calcext:value-type="float">
            <text:p>-1703919</text:p>
          </table:table-cell>
          <table:table-cell table:style-name="ce1" office:value-type="float" office:value="670175" calcext:value-type="float">
            <text:p>670175</text:p>
          </table:table-cell>
          <table:table-cell table:style-name="ce1" office:value-type="float" office:value="51967" calcext:value-type="float">
            <text:p>51967</text:p>
          </table:table-cell>
          <table:table-cell table:style-name="ce1" office:value-type="float" office:value="2665065" calcext:value-type="float">
            <text:p>2665065</text:p>
          </table:table-cell>
          <table:table-cell office:value-type="float" office:value="954646" calcext:value-type="float">
            <text:p>954646</text:p>
          </table:table-cell>
          <table:table-cell office:value-type="float" office:value="226080" calcext:value-type="float">
            <text:p>226080</text:p>
          </table:table-cell>
          <table:table-cell office:value-type="float" office:value="1715256" calcext:value-type="float">
            <text:p>1715256</text:p>
          </table:table-cell>
          <table:table-cell office:value-type="float" office:value="3626370" calcext:value-type="float">
            <text:p>3626370</text:p>
          </table:table-cell>
          <table:table-cell office:value-type="float" office:value="299201" calcext:value-type="float">
            <text:p>299201</text:p>
          </table:table-cell>
          <table:table-cell table:style-name="ce1" office:value-type="float" office:value="4262220" calcext:value-type="float">
            <text:p>4262220</text:p>
          </table:table-cell>
          <table:table-cell office:value-type="float" office:value="143862000" calcext:value-type="float">
            <text:p>143862000</text:p>
          </table:table-cell>
          <table:table-cell office:value-type="float" office:value="55149000" calcext:value-type="float">
            <text:p>55149000</text:p>
          </table:table-cell>
          <table:table-cell office:value-type="float" office:value="33447436" calcext:value-type="float">
            <text:p>33447436</text:p>
          </table:table-cell>
          <table:table-cell table:style-name="ce1" office:value-type="float" office:value="2986044" calcext:value-type="float">
            <text:p>2986044</text:p>
          </table:table-cell>
          <table:table-cell office:value-type="float" office:value="2351435" calcext:value-type="float">
            <text:p>2351435</text:p>
          </table:table-cell>
          <table:table-cell office:value-type="float" office:value="-243779" calcext:value-type="float">
            <text:p>-243779</text:p>
          </table:table-cell>
          <table:table-cell office:value-type="float" office:value="671169" calcext:value-type="float">
            <text:p>671169</text:p>
          </table:table-cell>
          <table:table-cell office:value-type="float" office:value="2299571" calcext:value-type="float">
            <text:p>2299571</text:p>
          </table:table-cell>
          <table:table-cell office:value-type="float" office:value="-335439" calcext:value-type="float">
            <text:p>-335439</text:p>
          </table:table-cell>
          <table:table-cell office:value-type="float" office:value="456590" calcext:value-type="float">
            <text:p>456590</text:p>
          </table:table-cell>
          <table:table-cell office:value-type="float" office:value="6213581" calcext:value-type="float">
            <text:p>6213581</text:p>
          </table:table-cell>
          <table:table-cell office:value-type="float" office:value="6910673" calcext:value-type="float">
            <text:p>6910673</text:p>
          </table:table-cell>
          <table:table-cell office:value-type="float" office:value="1825340" calcext:value-type="float">
            <text:p>1825340</text:p>
          </table:table-cell>
          <table:table-cell/>
          <table:table-cell table:style-name="Default"/>
          <table:table-cell office:value-type="float" office:value="5287408" calcext:value-type="float">
            <text:p>5287408</text:p>
          </table:table-cell>
          <table:table-cell table:style-name="ce1" office:value-type="float" office:value="83366" calcext:value-type="float">
            <text:p>83366</text:p>
          </table:table-cell>
          <table:table-cell table:style-name="ce1" office:value-type="float" office:value="2310860" calcext:value-type="float">
            <text:p>2310860</text:p>
          </table:table-cell>
          <table:table-cell office:value-type="float" office:value="-330492" calcext:value-type="float">
            <text:p>-330492</text:p>
          </table:table-cell>
          <table:table-cell office:value-type="float" office:value="7032295" calcext:value-type="float">
            <text:p>7032295</text:p>
          </table:table-cell>
          <table:table-cell office:value-type="float" office:value="840223" calcext:value-type="float">
            <text:p>840223</text:p>
          </table:table-cell>
          <table:table-cell office:value-type="float" office:value="4273031" calcext:value-type="float">
            <text:p>4273031</text:p>
          </table:table-cell>
          <table:table-cell office:value-type="float" office:value="40240" calcext:value-type="float">
            <text:p>40240</text:p>
          </table:table-cell>
          <table:table-cell office:value-type="float" office:value="84636" calcext:value-type="float">
            <text:p>84636</text:p>
          </table:table-cell>
          <table:table-cell office:value-type="float" office:value="5805246" calcext:value-type="float">
            <text:p>5805246</text:p>
          </table:table-cell>
          <table:table-cell table:style-name="ce1" office:value-type="float" office:value="49985" calcext:value-type="float">
            <text:p>49985</text:p>
          </table:table-cell>
          <table:table-cell office:value-type="float" office:value="3193623" calcext:value-type="float">
            <text:p>3193623</text:p>
          </table:table-cell>
          <table:table-cell office:value-type="float" office:value="1314669" calcext:value-type="float">
            <text:p>1314669</text:p>
          </table:table-cell>
          <table:table-cell office:value-type="float" office:value="-381306" calcext:value-type="float">
            <text:p>-381306</text:p>
          </table:table-cell>
          <table:table-cell office:value-type="float" office:value="-462674" calcext:value-type="float">
            <text:p>-462674</text:p>
          </table:table-cell>
          <table:table-cell office:value-type="float" office:value="2279741" calcext:value-type="float">
            <text:p>2279741</text:p>
          </table:table-cell>
          <table:table-cell office:value-type="float" office:value="4252522" calcext:value-type="float">
            <text:p>4252522</text:p>
          </table:table-cell>
          <table:table-cell office:value-type="float" office:value="-10872147" calcext:value-type="float">
            <text:p>-10872147</text:p>
          </table:table-cell>
          <table:table-cell office:value-type="float" office:value="243892" calcext:value-type="float">
            <text:p>243892</text:p>
          </table:table-cell>
          <table:table-cell office:value-type="float" office:value="122845" calcext:value-type="float">
            <text:p>122845</text:p>
          </table:table-cell>
          <table:table-cell office:value-type="float" office:value="15993355" calcext:value-type="float">
            <text:p>15993355</text:p>
          </table:table-cell>
          <table:table-cell office:value-type="float" office:value="27552383" calcext:value-type="float">
            <text:p>27552383</text:p>
          </table:table-cell>
          <table:table-cell table:style-name="ce1" office:value-type="float" office:value="-6384" calcext:value-type="float">
            <text:p>-6384</text:p>
          </table:table-cell>
          <table:table-cell office:value-type="float" office:value="239897356" calcext:value-type="float">
            <text:p>239897356</text:p>
          </table:table-cell>
          <table:table-cell table:style-name="ce1" office:value-type="float" office:value="1111302" calcext:value-type="float">
            <text:p>1111302</text:p>
          </table:table-cell>
          <table:table-cell office:value-type="float" office:value="146084" calcext:value-type="float">
            <text:p>146084</text:p>
          </table:table-cell>
          <table:table-cell office:value-type="float" office:value="-767223" calcext:value-type="float">
            <text:p>-767223</text:p>
          </table:table-cell>
          <table:table-cell office:value-type="float" office:value="-354480" calcext:value-type="float">
            <text:p>-354480</text:p>
          </table:table-cell>
          <table:table-cell office:value-type="float" office:value="-720687" calcext:value-type="float">
            <text:p>-720687</text:p>
          </table:table-cell>
          <table:table-cell office:value-type="float" office:value="1060840" calcext:value-type="float">
            <text:p>1060840</text:p>
          </table:table-cell>
          <table:table-cell office:value-type="float" office:value="121614" calcext:value-type="float">
            <text:p>121614</text:p>
          </table:table-cell>
          <table:table-cell table:style-name="ce1" office:value-type="float" office:value="2247812" calcext:value-type="float">
            <text:p>2247812</text:p>
          </table:table-cell>
          <table:table-cell office:value-type="float" office:value="4260693" calcext:value-type="float">
            <text:p>4260693</text:p>
          </table:table-cell>
          <table:table-cell office:value-type="float" office:value="5116965" calcext:value-type="float">
            <text:p>5116965</text:p>
          </table:table-cell>
          <table:table-cell office:value-type="float" office:value="5540638" calcext:value-type="float">
            <text:p>5540638</text:p>
          </table:table-cell>
          <table:table-cell office:value-type="float" office:value="-142261" calcext:value-type="float">
            <text:p>-142261</text:p>
          </table:table-cell>
          <table:table-cell table:style-name="ce1" office:value-type="float" office:value="18927538" calcext:value-type="float">
            <text:p>18927538</text:p>
          </table:table-cell>
          <table:table-cell office:value-type="float" office:value="-140228" calcext:value-type="float">
            <text:p>-140228</text:p>
          </table:table-cell>
          <table:table-cell office:value-type="float" office:value="131293" calcext:value-type="float">
            <text:p>131293</text:p>
          </table:table-cell>
          <table:table-cell office:value-type="float" office:value="-25238" calcext:value-type="float">
            <text:p>-25238</text:p>
          </table:table-cell>
          <table:table-cell office:value-type="float" office:value="1079040" calcext:value-type="float">
            <text:p>1079040</text:p>
          </table:table-cell>
          <table:table-cell table:style-name="ce1" office:value-type="float" office:value="-474698" calcext:value-type="float">
            <text:p>-474698</text:p>
          </table:table-cell>
          <table:table-cell office:value-type="float" office:value="20080995" calcext:value-type="float">
            <text:p>20080995</text:p>
          </table:table-cell>
          <table:table-cell office:value-type="float" office:value="2812072" calcext:value-type="float">
            <text:p>2812072</text:p>
          </table:table-cell>
          <table:table-cell office:value-type="float" office:value="11970" calcext:value-type="float">
            <text:p>11970</text:p>
          </table:table-cell>
          <table:table-cell office:value-type="float" office:value="-4316598" calcext:value-type="float">
            <text:p>-4316598</text:p>
          </table:table-cell>
          <table:table-cell table:style-name="ce1" office:value-type="float" office:value="478289" calcext:value-type="float">
            <text:p>478289</text:p>
          </table:table-cell>
          <table:table-cell office:value-type="float" office:value="20705" calcext:value-type="float">
            <text:p>20705</text:p>
          </table:table-cell>
          <table:table-cell office:value-type="float" office:value="425541" calcext:value-type="float">
            <text:p>425541</text:p>
          </table:table-cell>
          <table:table-cell office:value-type="float" office:value="362423" calcext:value-type="float">
            <text:p>362423</text:p>
          </table:table-cell>
          <table:table-cell office:value-type="float" office:value="-4622411" calcext:value-type="float">
            <text:p>-4622411</text:p>
          </table:table-cell>
          <table:table-cell office:value-type="float" office:value="1315232" calcext:value-type="float">
            <text:p>1315232</text:p>
          </table:table-cell>
          <table:table-cell table:style-name="ce1" office:value-type="float" office:value="9602000" calcext:value-type="float">
            <text:p>9602000</text:p>
          </table:table-cell>
          <table:table-cell office:value-type="float" office:value="309753000" calcext:value-type="float">
            <text:p>309753000</text:p>
          </table:table-cell>
          <table:table-cell table:style-name="ce1" office:value-type="float" office:value="240264504" calcext:value-type="float">
            <text:p>240264504</text:p>
          </table:table-cell>
          <table:table-cell office:value-type="float" office:value="-192059" calcext:value-type="float">
            <text:p>-192059</text:p>
          </table:table-cell>
          <table:table-cell office:value-type="float" office:value="32584" calcext:value-type="float">
            <text:p>32584</text:p>
          </table:table-cell>
          <table:table-cell office:value-type="float" office:value="-68253" calcext:value-type="float">
            <text:p>-68253</text:p>
          </table:table-cell>
          <table:table-cell office:value-type="float" office:value="8040944" calcext:value-type="float">
            <text:p>8040944</text:p>
          </table:table-cell>
          <table:table-cell table:style-name="ce1" office:value-type="float" office:value="213073" calcext:value-type="float">
            <text:p>213073</text:p>
          </table:table-cell>
          <table:table-cell office:value-type="float" office:value="528580" calcext:value-type="float">
            <text:p>528580</text:p>
          </table:table-cell>
          <table:table-cell table:style-name="ce1" office:value-type="float" office:value="59973" calcext:value-type="float">
            <text:p>59973</text:p>
          </table:table-cell>
          <table:table-cell table:style-name="ce1" office:value-type="float" office:value="1100" calcext:value-type="float">
            <text:p>1100</text:p>
          </table:table-cell>
          <table:table-cell office:value-type="float" office:value="984289" calcext:value-type="float">
            <text:p>984289</text:p>
          </table:table-cell>
          <table:table-cell office:value-type="float" office:value="25623" calcext:value-type="float">
            <text:p>25623</text:p>
          </table:table-cell>
          <table:table-cell office:value-type="float" office:value="2324349" calcext:value-type="float">
            <text:p>2324349</text:p>
          </table:table-cell>
          <table:table-cell table:style-name="ce1" office:value-type="float" office:value="39416241" calcext:value-type="float">
            <text:p>39416241</text:p>
          </table:table-cell>
          <table:table-cell table:style-name="ce1" office:value-type="float" office:value="4005550" calcext:value-type="float">
            <text:p>4005550</text:p>
          </table:table-cell>
          <table:table-cell office:value-type="float" office:value="2180382" calcext:value-type="float">
            <text:p>2180382</text:p>
          </table:table-cell>
          <table:table-cell office:value-type="float" office:value="20803" calcext:value-type="float">
            <text:p>20803</text:p>
          </table:table-cell>
          <table:table-cell office:value-type="float" office:value="-66271" calcext:value-type="float">
            <text:p>-66271</text:p>
          </table:table-cell>
          <table:table-cell office:value-type="float" office:value="4776187" calcext:value-type="float">
            <text:p>4776187</text:p>
          </table:table-cell>
          <table:table-cell office:value-type="float" office:value="-2728199" calcext:value-type="float">
            <text:p>-2728199</text:p>
          </table:table-cell>
          <table:table-cell office:value-type="float" office:value="-851318" calcext:value-type="float">
            <text:p>-851318</text:p>
          </table:table-cell>
          <table:table-cell office:value-type="float" office:value="2202917" calcext:value-type="float">
            <text:p>2202917</text:p>
          </table:table-cell>
          <table:table-cell table:style-name="ce1" office:value-type="float" office:value="1853852" calcext:value-type="float">
            <text:p>1853852</text:p>
          </table:table-cell>
          <table:table-cell office:value-type="float" office:value="619401" calcext:value-type="float">
            <text:p>619401</text:p>
          </table:table-cell>
          <table:table-cell office:value-type="float" office:value="-581242" calcext:value-type="float">
            <text:p>-581242</text:p>
          </table:table-cell>
          <table:table-cell office:value-type="float" office:value="3484768" calcext:value-type="float">
            <text:p>3484768</text:p>
          </table:table-cell>
          <table:table-cell table:style-name="Default"/>
          <table:table-cell office:value-type="float" office:value="-1201218" calcext:value-type="float">
            <text:p>-1201218</text:p>
          </table:table-cell>
          <table:table-cell office:value-type="float" office:value="1357503" calcext:value-type="float">
            <text:p>1357503</text:p>
          </table:table-cell>
          <table:table-cell office:value-type="float" office:value="1484646" calcext:value-type="float">
            <text:p>1484646</text:p>
          </table:table-cell>
          <table:table-cell table:style-name="ce1" office:value-type="float" office:value="3695000" calcext:value-type="float">
            <text:p>3695000</text:p>
          </table:table-cell>
          <table:table-cell office:value-type="float" office:value="2602416" calcext:value-type="float">
            <text:p>2602416</text:p>
          </table:table-cell>
          <table:table-cell office:value-type="float" office:value="14707" calcext:value-type="float">
            <text:p>14707</text:p>
          </table:table-cell>
          <table:table-cell office:value-type="float" office:value="18580" calcext:value-type="float">
            <text:p>18580</text:p>
          </table:table-cell>
          <table:table-cell office:value-type="float" office:value="599667" calcext:value-type="float">
            <text:p>599667</text:p>
          </table:table-cell>
          <table:table-cell office:value-type="float" office:value="1317114" calcext:value-type="float">
            <text:p>1317114</text:p>
          </table:table-cell>
          <table:table-cell office:value-type="float" office:value="221036" calcext:value-type="float">
            <text:p>221036</text:p>
          </table:table-cell>
          <table:table-cell office:value-type="float" office:value="2930264" calcext:value-type="float">
            <text:p>2930264</text:p>
          </table:table-cell>
          <table:table-cell table:style-name="ce1" office:value-type="float" office:value="1287968" calcext:value-type="float">
            <text:p>1287968</text:p>
          </table:table-cell>
          <table:table-cell table:style-name="ce1" office:value-type="float" office:value="1161932" calcext:value-type="float">
            <text:p>1161932</text:p>
          </table:table-cell>
          <table:table-cell office:value-type="float" office:value="52064" calcext:value-type="float">
            <text:p>52064</text:p>
          </table:table-cell>
          <table:table-cell office:value-type="float" office:value="39160" calcext:value-type="float">
            <text:p>39160</text:p>
          </table:table-cell>
          <table:table-cell table:style-name="ce1" office:value-type="float" office:value="537252" calcext:value-type="float">
            <text:p>537252</text:p>
          </table:table-cell>
          <table:table-cell table:style-name="Default"/>
          <table:table-cell office:value-type="float" office:value="19591" calcext:value-type="float">
            <text:p>19591</text:p>
          </table:table-cell>
          <table:table-cell office:value-type="float" office:value="8960" calcext:value-type="float">
            <text:p>8960</text:p>
          </table:table-cell>
          <table:table-cell office:value-type="float" office:value="6959873" calcext:value-type="float">
            <text:p>6959873</text:p>
          </table:table-cell>
          <table:table-cell office:value-type="float" office:value="17113377" calcext:value-type="float">
            <text:p>17113377</text:p>
          </table:table-cell>
          <table:table-cell office:value-type="float" office:value="17036259" calcext:value-type="float">
            <text:p>17036259</text:p>
          </table:table-cell>
          <table:table-cell office:value-type="float" office:value="279071" calcext:value-type="float">
            <text:p>279071</text:p>
          </table:table-cell>
          <table:table-cell office:value-type="float" office:value="-320169" calcext:value-type="float">
            <text:p>-320169</text:p>
          </table:table-cell>
          <table:table-cell office:value-type="float" office:value="417917" calcext:value-type="float">
            <text:p>417917</text:p>
          </table:table-cell>
          <table:table-cell office:value-type="float" office:value="1008128" calcext:value-type="float">
            <text:p>1008128</text:p>
          </table:table-cell>
          <table:table-cell office:value-type="float" office:value="1497" calcext:value-type="float">
            <text:p>1497</text:p>
          </table:table-cell>
          <table:table-cell office:value-type="float" office:value="577735" calcext:value-type="float">
            <text:p>577735</text:p>
          </table:table-cell>
          <table:table-cell office:value-type="float" office:value="-1543584" calcext:value-type="float">
            <text:p>-1543584</text:p>
          </table:table-cell>
          <table:table-cell office:value-type="float" office:value="180387" calcext:value-type="float">
            <text:p>180387</text:p>
          </table:table-cell>
          <table:table-cell office:value-type="float" office:value="34044" calcext:value-type="float">
            <text:p>34044</text:p>
          </table:table-cell>
          <table:table-cell office:value-type="float" office:value="70612262" calcext:value-type="float">
            <text:p>70612262</text:p>
          </table:table-cell>
          <table:table-cell office:value-type="float" office:value="115492" calcext:value-type="float">
            <text:p>115492</text:p>
          </table:table-cell>
          <table:table-cell office:value-type="float" office:value="962097" calcext:value-type="float">
            <text:p>962097</text:p>
          </table:table-cell>
          <table:table-cell office:value-type="float" office:value="-306654" calcext:value-type="float">
            <text:p>-306654</text:p>
          </table:table-cell>
          <table:table-cell office:value-type="float" office:value="2466904" calcext:value-type="float">
            <text:p>2466904</text:p>
          </table:table-cell>
          <table:table-cell office:value-type="float" office:value="727717" calcext:value-type="float">
            <text:p>727717</text:p>
          </table:table-cell>
          <table:table-cell office:value-type="float" office:value="4997130" calcext:value-type="float">
            <text:p>4997130</text:p>
          </table:table-cell>
          <table:table-cell office:value-type="float" office:value="115330" calcext:value-type="float">
            <text:p>115330</text:p>
          </table:table-cell>
          <table:table-cell office:value-type="float" office:value="1089552" calcext:value-type="float">
            <text:p>1089552</text:p>
          </table:table-cell>
          <table:table-cell office:value-type="float" office:value="582094" calcext:value-type="float">
            <text:p>582094</text:p>
          </table:table-cell>
          <table:table-cell office:value-type="float" office:value="2338994" calcext:value-type="float">
            <text:p>2338994</text:p>
          </table:table-cell>
          <table:table-cell office:value-type="float" office:value="10073167" calcext:value-type="float">
            <text:p>10073167</text:p>
          </table:table-cell>
          <table:table-cell office:value-type="float" office:value="182761" calcext:value-type="float">
            <text:p>182761</text:p>
          </table:table-cell>
          <table:table-cell table:style-name="ce1" office:value-type="float" office:value="1385826" calcext:value-type="float">
            <text:p>1385826</text:p>
          </table:table-cell>
          <table:table-cell office:value-type="float" office:value="91475" calcext:value-type="float">
            <text:p>91475</text:p>
          </table:table-cell>
          <table:table-cell office:value-type="float" office:value="15761278" calcext:value-type="float">
            <text:p>15761278</text:p>
          </table:table-cell>
          <table:table-cell office:value-type="float" office:value="177706044" calcext:value-type="float">
            <text:p>177706044</text:p>
          </table:table-cell>
          <table:table-cell office:value-type="float" office:value="1180563" calcext:value-type="float">
            <text:p>1180563</text:p>
          </table:table-cell>
          <table:table-cell office:value-type="float" office:value="1474000" calcext:value-type="float">
            <text:p>1474000</text:p>
          </table:table-cell>
          <table:table-cell office:value-type="float" office:value="-92585" calcext:value-type="float">
            <text:p>-92585</text:p>
          </table:table-cell>
          <table:table-cell office:value-type="float" office:value="1042902" calcext:value-type="float">
            <text:p>1042902</text:p>
          </table:table-cell>
          <table:table-cell office:value-type="float" office:value="8490281" calcext:value-type="float">
            <text:p>8490281</text:p>
          </table:table-cell>
          <table:table-cell office:value-type="float" office:value="-200020" calcext:value-type="float">
            <text:p>-200020</text:p>
          </table:table-cell>
          <table:table-cell office:value-type="float" office:value="2847118" calcext:value-type="float">
            <text:p>2847118</text:p>
          </table:table-cell>
          <table:table-cell table:style-name="ce1" office:value-type="float" office:value="257178" calcext:value-type="float">
            <text:p>257178</text:p>
          </table:table-cell>
          <table:table-cell office:value-type="float" office:value="415044" calcext:value-type="float">
            <text:p>415044</text:p>
          </table:table-cell>
          <table:table-cell table:style-name="ce1" office:value-type="float" office:value="9077" calcext:value-type="float">
            <text:p>9077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04-2019</text:p>
          </table:table-cell>
          <table:table-cell office:value-type="float" office:value="1451170" calcext:value-type="float">
            <text:p>1451170</text:p>
          </table:table-cell>
          <table:table-cell table:style-name="Default"/>
          <table:table-cell office:value-type="float" office:value="214346" calcext:value-type="float">
            <text:p>214346</text:p>
          </table:table-cell>
          <table:table-cell office:value-type="float" office:value="81320" calcext:value-type="float">
            <text:p>81320</text:p>
          </table:table-cell>
          <table:table-cell office:value-type="float" office:value="993802" calcext:value-type="float">
            <text:p>993802</text:p>
          </table:table-cell>
          <table:table-cell table:style-name="ce1" office:value-type="float" office:value="581115" calcext:value-type="float">
            <text:p>581115</text:p>
          </table:table-cell>
          <table:table-cell office:value-type="float" office:value="7540065" calcext:value-type="float">
            <text:p>7540065</text:p>
          </table:table-cell>
          <table:table-cell office:value-type="float" office:value="62556005" calcext:value-type="float">
            <text:p>62556005</text:p>
          </table:table-cell>
          <table:table-cell office:value-type="float" office:value="3660976" calcext:value-type="float">
            <text:p>3660976</text:p>
          </table:table-cell>
          <table:table-cell office:value-type="float" office:value="690435" calcext:value-type="float">
            <text:p>690435</text:p>
          </table:table-cell>
          <table:table-cell office:value-type="float" office:value="746071" calcext:value-type="float">
            <text:p>746071</text:p>
          </table:table-cell>
          <table:table-cell table:style-name="ce1" office:value-type="float" office:value="6421142" calcext:value-type="float">
            <text:p>6421142</text:p>
          </table:table-cell>
          <table:table-cell table:style-name="ce1" office:value-type="float" office:value="5127" calcext:value-type="float">
            <text:p>5127</text:p>
          </table:table-cell>
          <table:table-cell table:style-name="ce1" office:value-type="float" office:value="-3519174" calcext:value-type="float">
            <text:p>-3519174</text:p>
          </table:table-cell>
          <table:table-cell office:value-type="float" office:value="5734432" calcext:value-type="float">
            <text:p>5734432</text:p>
          </table:table-cell>
          <table:table-cell office:value-type="float" office:value="125066" calcext:value-type="float">
            <text:p>125066</text:p>
          </table:table-cell>
          <table:table-cell office:value-type="float" office:value="21316738" calcext:value-type="float">
            <text:p>21316738</text:p>
          </table:table-cell>
          <table:table-cell table:style-name="ce1" office:value-type="float" office:value="5167" calcext:value-type="float">
            <text:p>5167</text:p>
          </table:table-cell>
          <table:table-cell table:style-name="ce1" office:value-type="float" office:value="212093" calcext:value-type="float">
            <text:p>212093</text:p>
          </table:table-cell>
          <table:table-cell office:value-type="float" office:value="97209161" calcext:value-type="float">
            <text:p>97209161</text:p>
          </table:table-cell>
          <table:table-cell table:style-name="ce1" office:value-type="float" office:value="1589630" calcext:value-type="float">
            <text:p>1589630</text:p>
          </table:table-cell>
          <table:table-cell office:value-type="float" office:value="-97690" calcext:value-type="float">
            <text:p>-97690</text:p>
          </table:table-cell>
          <table:table-cell office:value-type="float" office:value="10087" calcext:value-type="float">
            <text:p>10087</text:p>
          </table:table-cell>
          <table:table-cell office:value-type="float" office:value="108127" calcext:value-type="float">
            <text:p>108127</text:p>
          </table:table-cell>
          <table:table-cell office:value-type="float" office:value="5248754" calcext:value-type="float">
            <text:p>5248754</text:p>
          </table:table-cell>
          <table:table-cell office:value-type="float" office:value="4807656" calcext:value-type="float">
            <text:p>4807656</text:p>
          </table:table-cell>
          <table:table-cell office:value-type="float" office:value="139793" calcext:value-type="float">
            <text:p>139793</text:p>
          </table:table-cell>
          <table:table-cell office:value-type="float" office:value="3814653" calcext:value-type="float">
            <text:p>3814653</text:p>
          </table:table-cell>
          <table:table-cell office:value-type="float" office:value="13561528" calcext:value-type="float">
            <text:p>13561528</text:p>
          </table:table-cell>
          <table:table-cell office:value-type="float" office:value="98895999" calcext:value-type="float">
            <text:p>98895999</text:p>
          </table:table-cell>
          <table:table-cell office:value-type="float" office:value="308097" calcext:value-type="float">
            <text:p>308097</text:p>
          </table:table-cell>
          <table:table-cell office:value-type="float" office:value="1827463" calcext:value-type="float">
            <text:p>1827463</text:p>
          </table:table-cell>
          <table:table-cell office:value-type="float" office:value="433857" calcext:value-type="float">
            <text:p>433857</text:p>
          </table:table-cell>
          <table:table-cell office:value-type="float" office:value="13094" calcext:value-type="float">
            <text:p>13094</text:p>
          </table:table-cell>
          <table:table-cell office:value-type="float" office:value="384430" calcext:value-type="float">
            <text:p>384430</text:p>
          </table:table-cell>
          <table:table-cell office:value-type="float" office:value="887499" calcext:value-type="float">
            <text:p>887499</text:p>
          </table:table-cell>
          <table:table-cell office:value-type="float" office:value="123076" calcext:value-type="float">
            <text:p>123076</text:p>
          </table:table-cell>
          <table:table-cell office:value-type="float" office:value="1455960" calcext:value-type="float">
            <text:p>1455960</text:p>
          </table:table-cell>
          <table:table-cell office:value-type="float" office:value="841055" calcext:value-type="float">
            <text:p>841055</text:p>
          </table:table-cell>
          <table:table-cell office:value-type="float" office:value="904" calcext:value-type="float">
            <text:p>904</text:p>
          </table:table-cell>
          <table:table-cell office:value-type="float" office:value="190312" calcext:value-type="float">
            <text:p>190312</text:p>
          </table:table-cell>
          <table:table-cell office:value-type="float" office:value="153557" calcext:value-type="float">
            <text:p>153557</text:p>
          </table:table-cell>
          <table:table-cell table:style-name="ce1" office:value-type="float" office:value="1786629" calcext:value-type="float">
            <text:p>1786629</text:p>
          </table:table-cell>
          <table:table-cell office:value-type="float" office:value="-285117" calcext:value-type="float">
            <text:p>-285117</text:p>
          </table:table-cell>
          <table:table-cell office:value-type="float" office:value="11586342" calcext:value-type="float">
            <text:p>11586342</text:p>
          </table:table-cell>
          <table:table-cell office:value-type="float" office:value="7204073" calcext:value-type="float">
            <text:p>7204073</text:p>
          </table:table-cell>
          <table:table-cell office:value-type="float" office:value="9560855" calcext:value-type="float">
            <text:p>9560855</text:p>
          </table:table-cell>
          <table:table-cell office:value-type="float" office:value="146003" calcext:value-type="float">
            <text:p>146003</text:p>
          </table:table-cell>
          <table:table-cell office:value-type="float" office:value="3944706" calcext:value-type="float">
            <text:p>3944706</text:p>
          </table:table-cell>
          <table:table-cell office:value-type="float" office:value="574716" calcext:value-type="float">
            <text:p>574716</text:p>
          </table:table-cell>
          <table:table-cell office:value-type="float" office:value="8148349" calcext:value-type="float">
            <text:p>8148349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73974" calcext:value-type="float">
            <text:p>73974</text:p>
          </table:table-cell>
          <table:table-cell office:value-type="float" office:value="8439694" calcext:value-type="float">
            <text:p>8439694</text:p>
          </table:table-cell>
          <table:table-cell office:value-type="float" office:value="2794244" calcext:value-type="float">
            <text:p>2794244</text:p>
          </table:table-cell>
          <table:table-cell office:value-type="float" office:value="-5577" calcext:value-type="float">
            <text:p>-5577</text:p>
          </table:table-cell>
          <table:table-cell office:value-type="float" office:value="71394146" calcext:value-type="float">
            <text:p>71394146</text:p>
          </table:table-cell>
          <table:table-cell office:value-type="float" office:value="1407124" calcext:value-type="float">
            <text:p>1407124</text:p>
          </table:table-cell>
          <table:table-cell office:value-type="float" office:value="13548000" calcext:value-type="float">
            <text:p>13548000</text:p>
          </table:table-cell>
          <table:table-cell office:value-type="float" office:value="1257038" calcext:value-type="float">
            <text:p>1257038</text:p>
          </table:table-cell>
          <table:table-cell office:value-type="float" office:value="913036" calcext:value-type="float">
            <text:p>913036</text:p>
          </table:table-cell>
          <table:table-cell office:value-type="float" office:value="5219000" calcext:value-type="float">
            <text:p>5219000</text:p>
          </table:table-cell>
          <table:table-cell office:value-type="float" office:value="980078" calcext:value-type="float">
            <text:p>980078</text:p>
          </table:table-cell>
          <table:table-cell office:value-type="float" office:value="3114051" calcext:value-type="float">
            <text:p>3114051</text:p>
          </table:table-cell>
          <table:table-cell office:value-type="float" office:value="15890865" calcext:value-type="float">
            <text:p>15890865</text:p>
          </table:table-cell>
          <table:table-cell office:value-type="float" office:value="1629000" calcext:value-type="float">
            <text:p>1629000</text:p>
          </table:table-cell>
          <table:table-cell office:value-type="float" office:value="1052000" calcext:value-type="float">
            <text:p>1052000</text:p>
          </table:table-cell>
          <table:table-cell office:value-type="float" office:value="-3690282" calcext:value-type="float">
            <text:p>-3690282</text:p>
          </table:table-cell>
          <table:table-cell office:value-type="float" office:value="1838173" calcext:value-type="float">
            <text:p>1838173</text:p>
          </table:table-cell>
          <table:table-cell office:value-type="float" office:value="194775" calcext:value-type="float">
            <text:p>194775</text:p>
          </table:table-cell>
          <table:table-cell office:value-type="float" office:value="519508" calcext:value-type="float">
            <text:p>519508</text:p>
          </table:table-cell>
          <table:table-cell office:value-type="float" office:value="233164" calcext:value-type="float">
            <text:p>233164</text:p>
          </table:table-cell>
          <table:table-cell office:value-type="float" office:value="1426397" calcext:value-type="float">
            <text:p>1426397</text:p>
          </table:table-cell>
          <table:table-cell office:value-type="float" office:value="137108" calcext:value-type="float">
            <text:p>137108</text:p>
          </table:table-cell>
          <table:table-cell office:value-type="float" office:value="3904411" calcext:value-type="float">
            <text:p>3904411</text:p>
          </table:table-cell>
          <table:table-cell office:value-type="float" office:value="883397" calcext:value-type="float">
            <text:p>883397</text:p>
          </table:table-cell>
          <table:table-cell office:value-type="float" office:value="17598212" calcext:value-type="float">
            <text:p>17598212</text:p>
          </table:table-cell>
          <table:table-cell office:value-type="float" office:value="532367" calcext:value-type="float">
            <text:p>532367</text:p>
          </table:table-cell>
          <table:table-cell office:value-type="float" office:value="6173914" calcext:value-type="float">
            <text:p>6173914</text:p>
          </table:table-cell>
          <table:table-cell office:value-type="float" office:value="6743713" calcext:value-type="float">
            <text:p>6743713</text:p>
          </table:table-cell>
          <table:table-cell office:value-type="float" office:value="11361932" calcext:value-type="float">
            <text:p>11361932</text:p>
          </table:table-cell>
          <table:table-cell office:value-type="float" office:value="1789280" calcext:value-type="float">
            <text:p>1789280</text:p>
          </table:table-cell>
          <table:table-cell office:value-type="float" office:value="288242" calcext:value-type="float">
            <text:p>288242</text:p>
          </table:table-cell>
          <table:table-cell office:value-type="float" office:value="13761607" calcext:value-type="float">
            <text:p>13761607</text:p>
          </table:table-cell>
          <table:table-cell table:style-name="ce1" office:value-type="float" office:value="29923" calcext:value-type="float">
            <text:p>29923</text:p>
          </table:table-cell>
          <table:table-cell office:value-type="float" office:value="9430255" calcext:value-type="float">
            <text:p>9430255</text:p>
          </table:table-cell>
          <table:table-cell office:value-type="float" office:value="52183" calcext:value-type="float">
            <text:p>52183</text:p>
          </table:table-cell>
          <table:table-cell table:style-name="ce1" office:value-type="float" office:value="43581" calcext:value-type="float">
            <text:p>43581</text:p>
          </table:table-cell>
          <table:table-cell office:value-type="float" office:value="-1659979" calcext:value-type="float">
            <text:p>-1659979</text:p>
          </table:table-cell>
          <table:table-cell office:value-type="float" office:value="21635783" calcext:value-type="float">
            <text:p>21635783</text:p>
          </table:table-cell>
          <table:table-cell table:style-name="ce1" office:value-type="float" office:value="2447109" calcext:value-type="float">
            <text:p>2447109</text:p>
          </table:table-cell>
          <table:table-cell office:value-type="float" office:value="137021" calcext:value-type="float">
            <text:p>137021</text:p>
          </table:table-cell>
          <table:table-cell office:value-type="float" office:value="190876" calcext:value-type="float">
            <text:p>190876</text:p>
          </table:table-cell>
          <table:table-cell office:value-type="float" office:value="1760093" calcext:value-type="float">
            <text:p>1760093</text:p>
          </table:table-cell>
          <table:table-cell office:value-type="float" office:value="1359" calcext:value-type="float">
            <text:p>1359</text:p>
          </table:table-cell>
          <table:table-cell office:value-type="float" office:value="1351709" calcext:value-type="float">
            <text:p>1351709</text:p>
          </table:table-cell>
          <table:table-cell table:style-name="ce1" office:value-type="float" office:value="-3965" calcext:value-type="float">
            <text:p>-3965</text:p>
          </table:table-cell>
          <table:table-cell office:value-type="float" office:value="8615570" calcext:value-type="float">
            <text:p>8615570</text:p>
          </table:table-cell>
          <table:table-cell office:value-type="float" office:value="13283238" calcext:value-type="float">
            <text:p>13283238</text:p>
          </table:table-cell>
          <table:table-cell office:value-type="float" office:value="157677" calcext:value-type="float">
            <text:p>157677</text:p>
          </table:table-cell>
          <table:table-cell office:value-type="float" office:value="257266" calcext:value-type="float">
            <text:p>257266</text:p>
          </table:table-cell>
          <table:table-cell table:style-name="ce1" office:value-type="float" office:value="799196" calcext:value-type="float">
            <text:p>799196</text:p>
          </table:table-cell>
          <table:table-cell office:value-type="float" office:value="5175443" calcext:value-type="float">
            <text:p>5175443</text:p>
          </table:table-cell>
          <table:table-cell office:value-type="float" office:value="3263382" calcext:value-type="float">
            <text:p>3263382</text:p>
          </table:table-cell>
          <table:table-cell office:value-type="float" office:value="524176" calcext:value-type="float">
            <text:p>524176</text:p>
          </table:table-cell>
          <table:table-cell office:value-type="float" office:value="1369344" calcext:value-type="float">
            <text:p>1369344</text:p>
          </table:table-cell>
          <table:table-cell office:value-type="float" office:value="594565" calcext:value-type="float">
            <text:p>594565</text:p>
          </table:table-cell>
          <table:table-cell office:value-type="float" office:value="4661" calcext:value-type="float">
            <text:p>4661</text:p>
          </table:table-cell>
          <table:table-cell office:value-type="float" office:value="4932168" calcext:value-type="float">
            <text:p>4932168</text:p>
          </table:table-cell>
          <table:table-cell table:style-name="ce1" office:value-type="float" office:value="1406" calcext:value-type="float">
            <text:p>1406</text:p>
          </table:table-cell>
          <table:table-cell office:value-type="float" office:value="455351" calcext:value-type="float">
            <text:p>455351</text:p>
          </table:table-cell>
          <table:table-cell office:value-type="float" office:value="10331597" calcext:value-type="float">
            <text:p>10331597</text:p>
          </table:table-cell>
          <table:table-cell table:style-name="ce1" office:value-type="float" office:value="162751" calcext:value-type="float">
            <text:p>162751</text:p>
          </table:table-cell>
          <table:table-cell office:value-type="float" office:value="233127" calcext:value-type="float">
            <text:p>233127</text:p>
          </table:table-cell>
          <table:table-cell office:value-type="float" office:value="2667000" calcext:value-type="float">
            <text:p>2667000</text:p>
          </table:table-cell>
          <table:table-cell office:value-type="float" office:value="176409" calcext:value-type="float">
            <text:p>176409</text:p>
          </table:table-cell>
          <table:table-cell office:value-type="float" office:value="3969216" calcext:value-type="float">
            <text:p>3969216</text:p>
          </table:table-cell>
          <table:table-cell office:value-type="float" office:value="990225" calcext:value-type="float">
            <text:p>990225</text:p>
          </table:table-cell>
          <table:table-cell office:value-type="float" office:value="14569552" calcext:value-type="float">
            <text:p>14569552</text:p>
          </table:table-cell>
          <table:table-cell table:style-name="ce1" office:value-type="float" office:value="1024520" calcext:value-type="float">
            <text:p>1024520</text:p>
          </table:table-cell>
          <table:table-cell office:value-type="float" office:value="187644" calcext:value-type="float">
            <text:p>187644</text:p>
          </table:table-cell>
          <table:table-cell office:value-type="float" office:value="2218571" calcext:value-type="float">
            <text:p>2218571</text:p>
          </table:table-cell>
          <table:table-cell office:value-type="float" office:value="6462220" calcext:value-type="float">
            <text:p>6462220</text:p>
          </table:table-cell>
          <table:table-cell office:value-type="float" office:value="6900081" calcext:value-type="float">
            <text:p>6900081</text:p>
          </table:table-cell>
          <table:table-cell office:value-type="float" office:value="6998820" calcext:value-type="float">
            <text:p>6998820</text:p>
          </table:table-cell>
          <table:table-cell office:value-type="float" office:value="9773372" calcext:value-type="float">
            <text:p>9773372</text:p>
          </table:table-cell>
          <table:table-cell office:value-type="float" office:value="3301874" calcext:value-type="float">
            <text:p>3301874</text:p>
          </table:table-cell>
          <table:table-cell office:value-type="float" office:value="-2778" calcext:value-type="float">
            <text:p>-2778</text:p>
          </table:table-cell>
          <table:table-cell office:value-type="float" office:value="1877442" calcext:value-type="float">
            <text:p>1877442</text:p>
          </table:table-cell>
          <table:table-cell office:value-type="float" office:value="71747" calcext:value-type="float">
            <text:p>71747</text:p>
          </table:table-cell>
          <table:table-cell office:value-type="float" office:value="3809544" calcext:value-type="float">
            <text:p>3809544</text:p>
          </table:table-cell>
          <table:table-cell office:value-type="float" office:value="4832761" calcext:value-type="float">
            <text:p>4832761</text:p>
          </table:table-cell>
          <table:table-cell office:value-type="float" office:value="39953" calcext:value-type="float">
            <text:p>39953</text:p>
          </table:table-cell>
          <table:table-cell office:value-type="float" office:value="88311" calcext:value-type="float">
            <text:p>88311</text:p>
          </table:table-cell>
          <table:table-cell office:value-type="float" office:value="1758976" calcext:value-type="float">
            <text:p>1758976</text:p>
          </table:table-cell>
          <table:table-cell table:style-name="ce1" office:value-type="float" office:value="52602" calcext:value-type="float">
            <text:p>52602</text:p>
          </table:table-cell>
          <table:table-cell office:value-type="float" office:value="-304621" calcext:value-type="float">
            <text:p>-304621</text:p>
          </table:table-cell>
          <table:table-cell office:value-type="float" office:value="779328" calcext:value-type="float">
            <text:p>779328</text:p>
          </table:table-cell>
          <table:table-cell office:value-type="float" office:value="895143" calcext:value-type="float">
            <text:p>895143</text:p>
          </table:table-cell>
          <table:table-cell office:value-type="float" office:value="1253" calcext:value-type="float">
            <text:p>1253</text:p>
          </table:table-cell>
          <table:table-cell office:value-type="float" office:value="4371" calcext:value-type="float">
            <text:p>4371</text:p>
          </table:table-cell>
          <table:table-cell office:value-type="float" office:value="27173127" calcext:value-type="float">
            <text:p>27173127</text:p>
          </table:table-cell>
          <table:table-cell office:value-type="float" office:value="-7105417" calcext:value-type="float">
            <text:p>-7105417</text:p>
          </table:table-cell>
          <table:table-cell office:value-type="float" office:value="200719" calcext:value-type="float">
            <text:p>200719</text:p>
          </table:table-cell>
          <table:table-cell office:value-type="float" office:value="586027302" calcext:value-type="float">
            <text:p>586027302</text:p>
          </table:table-cell>
          <table:table-cell office:value-type="float" office:value="4006699" calcext:value-type="float">
            <text:p>4006699</text:p>
          </table:table-cell>
          <table:table-cell office:value-type="float" office:value="5224591" calcext:value-type="float">
            <text:p>5224591</text:p>
          </table:table-cell>
          <table:table-cell table:style-name="ce1" office:value-type="float" office:value="-75506510" calcext:value-type="float">
            <text:p>-75506510</text:p>
          </table:table-cell>
          <table:table-cell table:style-name="ce1" office:value-type="float" office:value="7261885" calcext:value-type="float">
            <text:p>7261885</text:p>
          </table:table-cell>
          <table:table-cell office:value-type="float" office:value="1603482" calcext:value-type="float">
            <text:p>1603482</text:p>
          </table:table-cell>
          <table:table-cell office:value-type="float" office:value="-382972" calcext:value-type="float">
            <text:p>-382972</text:p>
          </table:table-cell>
          <table:table-cell table:style-name="ce1" office:value-type="float" office:value="1543571" calcext:value-type="float">
            <text:p>1543571</text:p>
          </table:table-cell>
          <table:table-cell office:value-type="float" office:value="-383862" calcext:value-type="float">
            <text:p>-383862</text:p>
          </table:table-cell>
          <table:table-cell office:value-type="float" office:value="8710100" calcext:value-type="float">
            <text:p>8710100</text:p>
          </table:table-cell>
          <table:table-cell office:value-type="float" office:value="18348" calcext:value-type="float">
            <text:p>18348</text:p>
          </table:table-cell>
          <table:table-cell office:value-type="float" office:value="-903745" calcext:value-type="float">
            <text:p>-903745</text:p>
          </table:table-cell>
          <table:table-cell table:style-name="ce1" office:value-type="float" office:value="827747" calcext:value-type="float">
            <text:p>827747</text:p>
          </table:table-cell>
          <table:table-cell office:value-type="float" office:value="3000063" calcext:value-type="float">
            <text:p>3000063</text:p>
          </table:table-cell>
          <table:table-cell table:style-name="ce1" office:value-type="float" office:value="67653" calcext:value-type="float">
            <text:p>67653</text:p>
          </table:table-cell>
          <table:table-cell office:value-type="float" office:value="758882" calcext:value-type="float">
            <text:p>758882</text:p>
          </table:table-cell>
          <table:table-cell office:value-type="float" office:value="-2015998" calcext:value-type="float">
            <text:p>-2015998</text:p>
          </table:table-cell>
          <table:table-cell table:style-name="ce1" office:value-type="float" office:value="696456" calcext:value-type="float">
            <text:p>696456</text:p>
          </table:table-cell>
          <table:table-cell table:style-name="ce1" office:value-type="float" office:value="51783" calcext:value-type="float">
            <text:p>51783</text:p>
          </table:table-cell>
          <table:table-cell table:style-name="ce1" office:value-type="float" office:value="6370396" calcext:value-type="float">
            <text:p>6370396</text:p>
          </table:table-cell>
          <table:table-cell office:value-type="float" office:value="1145106" calcext:value-type="float">
            <text:p>1145106</text:p>
          </table:table-cell>
          <table:table-cell office:value-type="float" office:value="227717" calcext:value-type="float">
            <text:p>227717</text:p>
          </table:table-cell>
          <table:table-cell office:value-type="float" office:value="776829" calcext:value-type="float">
            <text:p>776829</text:p>
          </table:table-cell>
          <table:table-cell office:value-type="float" office:value="3496976" calcext:value-type="float">
            <text:p>3496976</text:p>
          </table:table-cell>
          <table:table-cell office:value-type="float" office:value="336491" calcext:value-type="float">
            <text:p>336491</text:p>
          </table:table-cell>
          <table:table-cell table:style-name="ce1" office:value-type="float" office:value="3945150" calcext:value-type="float">
            <text:p>3945150</text:p>
          </table:table-cell>
          <table:table-cell office:value-type="float" office:value="149465000" calcext:value-type="float">
            <text:p>149465000</text:p>
          </table:table-cell>
          <table:table-cell office:value-type="float" office:value="58357000" calcext:value-type="float">
            <text:p>58357000</text:p>
          </table:table-cell>
          <table:table-cell office:value-type="float" office:value="32482049" calcext:value-type="float">
            <text:p>32482049</text:p>
          </table:table-cell>
          <table:table-cell table:style-name="ce1" office:value-type="float" office:value="3023770" calcext:value-type="float">
            <text:p>3023770</text:p>
          </table:table-cell>
          <table:table-cell office:value-type="float" office:value="3056788" calcext:value-type="float">
            <text:p>3056788</text:p>
          </table:table-cell>
          <table:table-cell office:value-type="float" office:value="-289626" calcext:value-type="float">
            <text:p>-289626</text:p>
          </table:table-cell>
          <table:table-cell office:value-type="float" office:value="670282" calcext:value-type="float">
            <text:p>670282</text:p>
          </table:table-cell>
          <table:table-cell office:value-type="float" office:value="2379963" calcext:value-type="float">
            <text:p>2379963</text:p>
          </table:table-cell>
          <table:table-cell table:style-name="Default" office:value-type="float" office:value="-272598" calcext:value-type="float">
            <text:p>-272598</text:p>
          </table:table-cell>
          <table:table-cell office:value-type="float" office:value="467384" calcext:value-type="float">
            <text:p>467384</text:p>
          </table:table-cell>
          <table:table-cell office:value-type="float" office:value="6501273" calcext:value-type="float">
            <text:p>6501273</text:p>
          </table:table-cell>
          <table:table-cell office:value-type="float" office:value="6230544" calcext:value-type="float">
            <text:p>6230544</text:p>
          </table:table-cell>
          <table:table-cell office:value-type="float" office:value="1789844" calcext:value-type="float">
            <text:p>1789844</text:p>
          </table:table-cell>
          <table:table-cell table:style-name="ce1" office:value-type="float" office:value="-165543" calcext:value-type="float">
            <text:p>-165543</text:p>
          </table:table-cell>
          <table:table-cell office:value-type="float" office:value="2226589" calcext:value-type="float">
            <text:p>2226589</text:p>
          </table:table-cell>
          <table:table-cell office:value-type="float" office:value="5447532" calcext:value-type="float">
            <text:p>5447532</text:p>
          </table:table-cell>
          <table:table-cell table:style-name="ce1" office:value-type="float" office:value="88333" calcext:value-type="float">
            <text:p>88333</text:p>
          </table:table-cell>
          <table:table-cell table:style-name="ce1" office:value-type="float" office:value="2954223" calcext:value-type="float">
            <text:p>2954223</text:p>
          </table:table-cell>
          <table:table-cell office:value-type="float" office:value="317047" calcext:value-type="float">
            <text:p>317047</text:p>
          </table:table-cell>
          <table:table-cell office:value-type="float" office:value="7379873" calcext:value-type="float">
            <text:p>7379873</text:p>
          </table:table-cell>
          <table:table-cell office:value-type="float" office:value="1420006" calcext:value-type="float">
            <text:p>1420006</text:p>
          </table:table-cell>
          <table:table-cell office:value-type="float" office:value="4691019" calcext:value-type="float">
            <text:p>4691019</text:p>
          </table:table-cell>
          <table:table-cell office:value-type="float" office:value="177501" calcext:value-type="float">
            <text:p>177501</text:p>
          </table:table-cell>
          <table:table-cell office:value-type="float" office:value="99565" calcext:value-type="float">
            <text:p>99565</text:p>
          </table:table-cell>
          <table:table-cell office:value-type="float" office:value="6034953" calcext:value-type="float">
            <text:p>6034953</text:p>
          </table:table-cell>
          <table:table-cell table:style-name="ce1" office:value-type="float" office:value="49658" calcext:value-type="float">
            <text:p>49658</text:p>
          </table:table-cell>
          <table:table-cell office:value-type="float" office:value="7564937" calcext:value-type="float">
            <text:p>7564937</text:p>
          </table:table-cell>
          <table:table-cell office:value-type="float" office:value="1296954" calcext:value-type="float">
            <text:p>1296954</text:p>
          </table:table-cell>
          <table:table-cell office:value-type="float" office:value="-370634" calcext:value-type="float">
            <text:p>-370634</text:p>
          </table:table-cell>
          <table:table-cell office:value-type="float" office:value="-478535" calcext:value-type="float">
            <text:p>-478535</text:p>
          </table:table-cell>
          <table:table-cell office:value-type="float" office:value="2358412" calcext:value-type="float">
            <text:p>2358412</text:p>
          </table:table-cell>
          <table:table-cell office:value-type="float" office:value="1776341" calcext:value-type="float">
            <text:p>1776341</text:p>
          </table:table-cell>
          <table:table-cell office:value-type="float" office:value="-11229893" calcext:value-type="float">
            <text:p>-11229893</text:p>
          </table:table-cell>
          <table:table-cell office:value-type="float" office:value="242784" calcext:value-type="float">
            <text:p>242784</text:p>
          </table:table-cell>
          <table:table-cell office:value-type="float" office:value="127294" calcext:value-type="float">
            <text:p>127294</text:p>
          </table:table-cell>
          <table:table-cell office:value-type="float" office:value="38271690" calcext:value-type="float">
            <text:p>38271690</text:p>
          </table:table-cell>
          <table:table-cell office:value-type="float" office:value="27227253" calcext:value-type="float">
            <text:p>27227253</text:p>
          </table:table-cell>
          <table:table-cell table:style-name="ce1" office:value-type="float" office:value="-2617" calcext:value-type="float">
            <text:p>-2617</text:p>
          </table:table-cell>
          <table:table-cell office:value-type="float" office:value="241512232" calcext:value-type="float">
            <text:p>241512232</text:p>
          </table:table-cell>
          <table:table-cell table:style-name="ce1" office:value-type="float" office:value="1107373" calcext:value-type="float">
            <text:p>1107373</text:p>
          </table:table-cell>
          <table:table-cell office:value-type="float" office:value="160528" calcext:value-type="float">
            <text:p>160528</text:p>
          </table:table-cell>
          <table:table-cell office:value-type="float" office:value="-281662" calcext:value-type="float">
            <text:p>-281662</text:p>
          </table:table-cell>
          <table:table-cell office:value-type="float" office:value="-393022" calcext:value-type="float">
            <text:p>-393022</text:p>
          </table:table-cell>
          <table:table-cell office:value-type="float" office:value="-733506" calcext:value-type="float">
            <text:p>-733506</text:p>
          </table:table-cell>
          <table:table-cell office:value-type="float" office:value="1067904" calcext:value-type="float">
            <text:p>1067904</text:p>
          </table:table-cell>
          <table:table-cell office:value-type="float" office:value="90263" calcext:value-type="float">
            <text:p>90263</text:p>
          </table:table-cell>
          <table:table-cell table:style-name="ce1" office:value-type="float" office:value="2300999" calcext:value-type="float">
            <text:p>2300999</text:p>
          </table:table-cell>
          <table:table-cell office:value-type="float" office:value="4102527" calcext:value-type="float">
            <text:p>4102527</text:p>
          </table:table-cell>
          <table:table-cell office:value-type="float" office:value="5108789" calcext:value-type="float">
            <text:p>5108789</text:p>
          </table:table-cell>
          <table:table-cell office:value-type="float" office:value="5591001" calcext:value-type="float">
            <text:p>5591001</text:p>
          </table:table-cell>
          <table:table-cell office:value-type="float" office:value="-145313" calcext:value-type="float">
            <text:p>-145313</text:p>
          </table:table-cell>
          <table:table-cell table:style-name="ce1" office:value-type="float" office:value="19259000" calcext:value-type="float">
            <text:p>19259000</text:p>
          </table:table-cell>
          <table:table-cell office:value-type="float" office:value="-139296" calcext:value-type="float">
            <text:p>-139296</text:p>
          </table:table-cell>
          <table:table-cell office:value-type="float" office:value="134241" calcext:value-type="float">
            <text:p>134241</text:p>
          </table:table-cell>
          <table:table-cell office:value-type="float" office:value="12831" calcext:value-type="float">
            <text:p>12831</text:p>
          </table:table-cell>
          <table:table-cell office:value-type="float" office:value="1116493" calcext:value-type="float">
            <text:p>1116493</text:p>
          </table:table-cell>
          <table:table-cell table:style-name="ce1" office:value-type="float" office:value="-482478" calcext:value-type="float">
            <text:p>-482478</text:p>
          </table:table-cell>
          <table:table-cell office:value-type="float" office:value="17796506" calcext:value-type="float">
            <text:p>17796506</text:p>
          </table:table-cell>
          <table:table-cell office:value-type="float" office:value="2861663" calcext:value-type="float">
            <text:p>2861663</text:p>
          </table:table-cell>
          <table:table-cell office:value-type="float" office:value="54008" calcext:value-type="float">
            <text:p>54008</text:p>
          </table:table-cell>
          <table:table-cell office:value-type="float" office:value="-4583448" calcext:value-type="float">
            <text:p>-4583448</text:p>
          </table:table-cell>
          <table:table-cell table:style-name="ce1" office:value-type="float" office:value="492481" calcext:value-type="float">
            <text:p>492481</text:p>
          </table:table-cell>
          <table:table-cell office:value-type="float" office:value="18348" calcext:value-type="float">
            <text:p>18348</text:p>
          </table:table-cell>
          <table:table-cell office:value-type="float" office:value="426366" calcext:value-type="float">
            <text:p>426366</text:p>
          </table:table-cell>
          <table:table-cell office:value-type="float" office:value="367636" calcext:value-type="float">
            <text:p>367636</text:p>
          </table:table-cell>
          <table:table-cell office:value-type="float" office:value="-4923387" calcext:value-type="float">
            <text:p>-4923387</text:p>
          </table:table-cell>
          <table:table-cell office:value-type="float" office:value="2165101" calcext:value-type="float">
            <text:p>2165101</text:p>
          </table:table-cell>
          <table:table-cell table:style-name="ce1" office:value-type="float" office:value="8766000" calcext:value-type="float">
            <text:p>8766000</text:p>
          </table:table-cell>
          <table:table-cell office:value-type="float" office:value="299137000" calcext:value-type="float">
            <text:p>299137000</text:p>
          </table:table-cell>
          <table:table-cell table:style-name="ce1" office:value-type="float" office:value="245813392" calcext:value-type="float">
            <text:p>245813392</text:p>
          </table:table-cell>
          <table:table-cell office:value-type="float" office:value="-72203" calcext:value-type="float">
            <text:p>-72203</text:p>
          </table:table-cell>
          <table:table-cell office:value-type="float" office:value="37315" calcext:value-type="float">
            <text:p>37315</text:p>
          </table:table-cell>
          <table:table-cell office:value-type="float" office:value="-67972" calcext:value-type="float">
            <text:p>-67972</text:p>
          </table:table-cell>
          <table:table-cell office:value-type="float" office:value="8269784" calcext:value-type="float">
            <text:p>8269784</text:p>
          </table:table-cell>
          <table:table-cell table:style-name="ce1" office:value-type="float" office:value="131811" calcext:value-type="float">
            <text:p>131811</text:p>
          </table:table-cell>
          <table:table-cell office:value-type="float" office:value="534892" calcext:value-type="float">
            <text:p>534892</text:p>
          </table:table-cell>
          <table:table-cell table:style-name="ce1" office:value-type="float" office:value="74609" calcext:value-type="float">
            <text:p>74609</text:p>
          </table:table-cell>
          <table:table-cell table:style-name="ce1" office:value-type="float" office:value="-901" calcext:value-type="float">
            <text:p>-901</text:p>
          </table:table-cell>
          <table:table-cell office:value-type="float" office:value="1004632" calcext:value-type="float">
            <text:p>1004632</text:p>
          </table:table-cell>
          <table:table-cell office:value-type="float" office:value="209430" calcext:value-type="float">
            <text:p>209430</text:p>
          </table:table-cell>
          <table:table-cell office:value-type="float" office:value="1427068" calcext:value-type="float">
            <text:p>1427068</text:p>
          </table:table-cell>
          <table:table-cell table:style-name="ce1" office:value-type="float" office:value="43197480" calcext:value-type="float">
            <text:p>43197480</text:p>
          </table:table-cell>
          <table:table-cell table:style-name="ce1" office:value-type="float" office:value="4076419" calcext:value-type="float">
            <text:p>4076419</text:p>
          </table:table-cell>
          <table:table-cell office:value-type="float" office:value="2175962" calcext:value-type="float">
            <text:p>2175962</text:p>
          </table:table-cell>
          <table:table-cell office:value-type="float" office:value="26827" calcext:value-type="float">
            <text:p>26827</text:p>
          </table:table-cell>
          <table:table-cell office:value-type="float" office:value="-67262" calcext:value-type="float">
            <text:p>-67262</text:p>
          </table:table-cell>
          <table:table-cell office:value-type="float" office:value="4700666" calcext:value-type="float">
            <text:p>4700666</text:p>
          </table:table-cell>
          <table:table-cell office:value-type="float" office:value="-2780886" calcext:value-type="float">
            <text:p>-2780886</text:p>
          </table:table-cell>
          <table:table-cell office:value-type="float" office:value="-1130428" calcext:value-type="float">
            <text:p>-1130428</text:p>
          </table:table-cell>
          <table:table-cell office:value-type="float" office:value="2282314" calcext:value-type="float">
            <text:p>2282314</text:p>
          </table:table-cell>
          <table:table-cell table:style-name="ce1" office:value-type="float" office:value="1550797" calcext:value-type="float">
            <text:p>1550797</text:p>
          </table:table-cell>
          <table:table-cell office:value-type="float" office:value="623589" calcext:value-type="float">
            <text:p>623589</text:p>
          </table:table-cell>
          <table:table-cell office:value-type="float" office:value="-562712" calcext:value-type="float">
            <text:p>-562712</text:p>
          </table:table-cell>
          <table:table-cell office:value-type="float" office:value="3779610" calcext:value-type="float">
            <text:p>3779610</text:p>
          </table:table-cell>
          <table:table-cell office:value-type="float" office:value="8614287" calcext:value-type="float">
            <text:p>8614287</text:p>
          </table:table-cell>
          <table:table-cell office:value-type="float" office:value="-1238688" calcext:value-type="float">
            <text:p>-1238688</text:p>
          </table:table-cell>
          <table:table-cell office:value-type="float" office:value="1352384" calcext:value-type="float">
            <text:p>1352384</text:p>
          </table:table-cell>
          <table:table-cell office:value-type="float" office:value="1479939" calcext:value-type="float">
            <text:p>1479939</text:p>
          </table:table-cell>
          <table:table-cell table:style-name="ce1" office:value-type="float" office:value="3391010" calcext:value-type="float">
            <text:p>3391010</text:p>
          </table:table-cell>
          <table:table-cell office:value-type="float" office:value="2734592" calcext:value-type="float">
            <text:p>2734592</text:p>
          </table:table-cell>
          <table:table-cell office:value-type="float" office:value="27217" calcext:value-type="float">
            <text:p>27217</text:p>
          </table:table-cell>
          <table:table-cell office:value-type="float" office:value="-172689" calcext:value-type="float">
            <text:p>-172689</text:p>
          </table:table-cell>
          <table:table-cell office:value-type="float" office:value="620101" calcext:value-type="float">
            <text:p>620101</text:p>
          </table:table-cell>
          <table:table-cell office:value-type="float" office:value="1308488" calcext:value-type="float">
            <text:p>1308488</text:p>
          </table:table-cell>
          <table:table-cell office:value-type="float" office:value="212720" calcext:value-type="float">
            <text:p>212720</text:p>
          </table:table-cell>
          <table:table-cell office:value-type="float" office:value="2984421" calcext:value-type="float">
            <text:p>2984421</text:p>
          </table:table-cell>
          <table:table-cell table:style-name="ce1" office:value-type="float" office:value="2267451" calcext:value-type="float">
            <text:p>2267451</text:p>
          </table:table-cell>
          <table:table-cell table:style-name="ce1" office:value-type="float" office:value="1205335" calcext:value-type="float">
            <text:p>1205335</text:p>
          </table:table-cell>
          <table:table-cell office:value-type="float" office:value="51756" calcext:value-type="float">
            <text:p>51756</text:p>
          </table:table-cell>
          <table:table-cell office:value-type="float" office:value="34904" calcext:value-type="float">
            <text:p>34904</text:p>
          </table:table-cell>
          <table:table-cell table:style-name="ce1" office:value-type="float" office:value="532482" calcext:value-type="float">
            <text:p>532482</text:p>
          </table:table-cell>
          <table:table-cell office:value-type="float" office:value="1277849" calcext:value-type="float">
            <text:p>1277849</text:p>
          </table:table-cell>
          <table:table-cell office:value-type="float" office:value="203308" calcext:value-type="float">
            <text:p>203308</text:p>
          </table:table-cell>
          <table:table-cell office:value-type="float" office:value="8329" calcext:value-type="float">
            <text:p>8329</text:p>
          </table:table-cell>
          <table:table-cell office:value-type="float" office:value="7147705" calcext:value-type="float">
            <text:p>7147705</text:p>
          </table:table-cell>
          <table:table-cell office:value-type="float" office:value="18164024" calcext:value-type="float">
            <text:p>18164024</text:p>
          </table:table-cell>
          <table:table-cell office:value-type="float" office:value="18087969" calcext:value-type="float">
            <text:p>18087969</text:p>
          </table:table-cell>
          <table:table-cell office:value-type="float" office:value="276624" calcext:value-type="float">
            <text:p>276624</text:p>
          </table:table-cell>
          <table:table-cell office:value-type="float" office:value="-304621" calcext:value-type="float">
            <text:p>-304621</text:p>
          </table:table-cell>
          <table:table-cell office:value-type="float" office:value="344485" calcext:value-type="float">
            <text:p>344485</text:p>
          </table:table-cell>
          <table:table-cell office:value-type="float" office:value="946655" calcext:value-type="float">
            <text:p>946655</text:p>
          </table:table-cell>
          <table:table-cell office:value-type="float" office:value="762" calcext:value-type="float">
            <text:p>762</text:p>
          </table:table-cell>
          <table:table-cell office:value-type="float" office:value="575079" calcext:value-type="float">
            <text:p>575079</text:p>
          </table:table-cell>
          <table:table-cell office:value-type="float" office:value="-1563967" calcext:value-type="float">
            <text:p>-1563967</text:p>
          </table:table-cell>
          <table:table-cell office:value-type="float" office:value="181876" calcext:value-type="float">
            <text:p>181876</text:p>
          </table:table-cell>
          <table:table-cell office:value-type="float" office:value="1646733" calcext:value-type="float">
            <text:p>1646733</text:p>
          </table:table-cell>
          <table:table-cell office:value-type="float" office:value="70455578" calcext:value-type="float">
            <text:p>70455578</text:p>
          </table:table-cell>
          <table:table-cell office:value-type="float" office:value="117532" calcext:value-type="float">
            <text:p>117532</text:p>
          </table:table-cell>
          <table:table-cell office:value-type="float" office:value="943019" calcext:value-type="float">
            <text:p>943019</text:p>
          </table:table-cell>
          <table:table-cell office:value-type="float" office:value="-291372" calcext:value-type="float">
            <text:p>-291372</text:p>
          </table:table-cell>
          <table:table-cell office:value-type="float" office:value="2478409" calcext:value-type="float">
            <text:p>2478409</text:p>
          </table:table-cell>
          <table:table-cell office:value-type="float" office:value="751218" calcext:value-type="float">
            <text:p>751218</text:p>
          </table:table-cell>
          <table:table-cell office:value-type="float" office:value="4990377" calcext:value-type="float">
            <text:p>4990377</text:p>
          </table:table-cell>
          <table:table-cell office:value-type="float" office:value="101327" calcext:value-type="float">
            <text:p>101327</text:p>
          </table:table-cell>
          <table:table-cell office:value-type="float" office:value="1093132" calcext:value-type="float">
            <text:p>1093132</text:p>
          </table:table-cell>
          <table:table-cell office:value-type="float" office:value="577532" calcext:value-type="float">
            <text:p>577532</text:p>
          </table:table-cell>
          <table:table-cell office:value-type="float" office:value="2387403" calcext:value-type="float">
            <text:p>2387403</text:p>
          </table:table-cell>
          <table:table-cell office:value-type="float" office:value="9835175" calcext:value-type="float">
            <text:p>9835175</text:p>
          </table:table-cell>
          <table:table-cell office:value-type="float" office:value="160042" calcext:value-type="float">
            <text:p>160042</text:p>
          </table:table-cell>
          <table:table-cell table:style-name="ce1" office:value-type="float" office:value="1483223" calcext:value-type="float">
            <text:p>1483223</text:p>
          </table:table-cell>
          <table:table-cell office:value-type="float" office:value="92249" calcext:value-type="float">
            <text:p>92249</text:p>
          </table:table-cell>
          <table:table-cell office:value-type="float" office:value="15565684" calcext:value-type="float">
            <text:p>15565684</text:p>
          </table:table-cell>
          <table:table-cell office:value-type="float" office:value="157149353" calcext:value-type="float">
            <text:p>157149353</text:p>
          </table:table-cell>
          <table:table-cell office:value-type="float" office:value="1117107" calcext:value-type="float">
            <text:p>1117107</text:p>
          </table:table-cell>
          <table:table-cell office:value-type="float" office:value="578000" calcext:value-type="float">
            <text:p>578000</text:p>
          </table:table-cell>
          <table:table-cell office:value-type="float" office:value="-134155" calcext:value-type="float">
            <text:p>-134155</text:p>
          </table:table-cell>
          <table:table-cell office:value-type="float" office:value="1087428" calcext:value-type="float">
            <text:p>1087428</text:p>
          </table:table-cell>
          <table:table-cell office:value-type="float" office:value="8929990" calcext:value-type="float">
            <text:p>8929990</text:p>
          </table:table-cell>
          <table:table-cell office:value-type="float" office:value="-209922" calcext:value-type="float">
            <text:p>-209922</text:p>
          </table:table-cell>
          <table:table-cell office:value-type="float" office:value="3019055" calcext:value-type="float">
            <text:p>3019055</text:p>
          </table:table-cell>
          <table:table-cell table:style-name="ce1" office:value-type="float" office:value="196879" calcext:value-type="float">
            <text:p>196879</text:p>
          </table:table-cell>
          <table:table-cell office:value-type="float" office:value="420525" calcext:value-type="float">
            <text:p>420525</text:p>
          </table:table-cell>
          <table:table-cell table:style-name="ce1" office:value-type="float" office:value="10447" calcext:value-type="float">
            <text:p>10447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1451170" calcext:value-type="float">
            <text:p>1451170</text:p>
          </table:table-cell>
          <table:table-cell table:style-name="Default"/>
          <table:table-cell office:value-type="float" office:value="214346" calcext:value-type="float">
            <text:p>214346</text:p>
          </table:table-cell>
          <table:table-cell office:value-type="float" office:value="81320" calcext:value-type="float">
            <text:p>81320</text:p>
          </table:table-cell>
          <table:table-cell office:value-type="float" office:value="993802" calcext:value-type="float">
            <text:p>993802</text:p>
          </table:table-cell>
          <table:table-cell table:style-name="ce1" office:value-type="float" office:value="581115" calcext:value-type="float">
            <text:p>581115</text:p>
          </table:table-cell>
          <table:table-cell office:value-type="float" office:value="7540065" calcext:value-type="float">
            <text:p>7540065</text:p>
          </table:table-cell>
          <table:table-cell office:value-type="float" office:value="62556005" calcext:value-type="float">
            <text:p>62556005</text:p>
          </table:table-cell>
          <table:table-cell office:value-type="float" office:value="3660976" calcext:value-type="float">
            <text:p>3660976</text:p>
          </table:table-cell>
          <table:table-cell office:value-type="float" office:value="690435" calcext:value-type="float">
            <text:p>690435</text:p>
          </table:table-cell>
          <table:table-cell office:value-type="float" office:value="746071" calcext:value-type="float">
            <text:p>746071</text:p>
          </table:table-cell>
          <table:table-cell table:style-name="ce1" office:value-type="float" office:value="6421142" calcext:value-type="float">
            <text:p>6421142</text:p>
          </table:table-cell>
          <table:table-cell table:style-name="ce1" office:value-type="float" office:value="5127" calcext:value-type="float">
            <text:p>5127</text:p>
          </table:table-cell>
          <table:table-cell table:style-name="ce1" office:value-type="float" office:value="-3519174" calcext:value-type="float">
            <text:p>-3519174</text:p>
          </table:table-cell>
          <table:table-cell office:value-type="float" office:value="5734432" calcext:value-type="float">
            <text:p>5734432</text:p>
          </table:table-cell>
          <table:table-cell office:value-type="float" office:value="125066" calcext:value-type="float">
            <text:p>125066</text:p>
          </table:table-cell>
          <table:table-cell office:value-type="float" office:value="21316738" calcext:value-type="float">
            <text:p>21316738</text:p>
          </table:table-cell>
          <table:table-cell table:style-name="ce1" office:value-type="float" office:value="21484" calcext:value-type="float">
            <text:p>21484</text:p>
          </table:table-cell>
          <table:table-cell table:style-name="ce1" office:value-type="float" office:value="212093" calcext:value-type="float">
            <text:p>212093</text:p>
          </table:table-cell>
          <table:table-cell office:value-type="float" office:value="97209161" calcext:value-type="float">
            <text:p>97209161</text:p>
          </table:table-cell>
          <table:table-cell table:style-name="ce1" office:value-type="float" office:value="1589630" calcext:value-type="float">
            <text:p>1589630</text:p>
          </table:table-cell>
          <table:table-cell office:value-type="float" office:value="-97690" calcext:value-type="float">
            <text:p>-97690</text:p>
          </table:table-cell>
          <table:table-cell office:value-type="float" office:value="10087" calcext:value-type="float">
            <text:p>10087</text:p>
          </table:table-cell>
          <table:table-cell office:value-type="float" office:value="108127" calcext:value-type="float">
            <text:p>108127</text:p>
          </table:table-cell>
          <table:table-cell office:value-type="float" office:value="5248754" calcext:value-type="float">
            <text:p>5248754</text:p>
          </table:table-cell>
          <table:table-cell office:value-type="float" office:value="4807656" calcext:value-type="float">
            <text:p>4807656</text:p>
          </table:table-cell>
          <table:table-cell office:value-type="float" office:value="139793" calcext:value-type="float">
            <text:p>139793</text:p>
          </table:table-cell>
          <table:table-cell office:value-type="float" office:value="3814653" calcext:value-type="float">
            <text:p>3814653</text:p>
          </table:table-cell>
          <table:table-cell office:value-type="float" office:value="13561528" calcext:value-type="float">
            <text:p>13561528</text:p>
          </table:table-cell>
          <table:table-cell office:value-type="float" office:value="98895999" calcext:value-type="float">
            <text:p>98895999</text:p>
          </table:table-cell>
          <table:table-cell office:value-type="float" office:value="308097" calcext:value-type="float">
            <text:p>308097</text:p>
          </table:table-cell>
          <table:table-cell office:value-type="float" office:value="1827463" calcext:value-type="float">
            <text:p>1827463</text:p>
          </table:table-cell>
          <table:table-cell office:value-type="float" office:value="433857" calcext:value-type="float">
            <text:p>433857</text:p>
          </table:table-cell>
          <table:table-cell office:value-type="float" office:value="13094" calcext:value-type="float">
            <text:p>13094</text:p>
          </table:table-cell>
          <table:table-cell office:value-type="float" office:value="384430" calcext:value-type="float">
            <text:p>384430</text:p>
          </table:table-cell>
          <table:table-cell office:value-type="float" office:value="887499" calcext:value-type="float">
            <text:p>887499</text:p>
          </table:table-cell>
          <table:table-cell office:value-type="float" office:value="123076" calcext:value-type="float">
            <text:p>123076</text:p>
          </table:table-cell>
          <table:table-cell office:value-type="float" office:value="1455960" calcext:value-type="float">
            <text:p>1455960</text:p>
          </table:table-cell>
          <table:table-cell office:value-type="float" office:value="841055" calcext:value-type="float">
            <text:p>841055</text:p>
          </table:table-cell>
          <table:table-cell office:value-type="float" office:value="904" calcext:value-type="float">
            <text:p>904</text:p>
          </table:table-cell>
          <table:table-cell office:value-type="float" office:value="190312" calcext:value-type="float">
            <text:p>190312</text:p>
          </table:table-cell>
          <table:table-cell office:value-type="float" office:value="153557" calcext:value-type="float">
            <text:p>153557</text:p>
          </table:table-cell>
          <table:table-cell table:style-name="ce1" office:value-type="float" office:value="1786629" calcext:value-type="float">
            <text:p>1786629</text:p>
          </table:table-cell>
          <table:table-cell office:value-type="float" office:value="-285117" calcext:value-type="float">
            <text:p>-285117</text:p>
          </table:table-cell>
          <table:table-cell office:value-type="float" office:value="11586342" calcext:value-type="float">
            <text:p>11586342</text:p>
          </table:table-cell>
          <table:table-cell office:value-type="float" office:value="7204073" calcext:value-type="float">
            <text:p>7204073</text:p>
          </table:table-cell>
          <table:table-cell office:value-type="float" office:value="9560855" calcext:value-type="float">
            <text:p>9560855</text:p>
          </table:table-cell>
          <table:table-cell office:value-type="float" office:value="146003" calcext:value-type="float">
            <text:p>146003</text:p>
          </table:table-cell>
          <table:table-cell office:value-type="float" office:value="3944706" calcext:value-type="float">
            <text:p>3944706</text:p>
          </table:table-cell>
          <table:table-cell office:value-type="float" office:value="574716" calcext:value-type="float">
            <text:p>574716</text:p>
          </table:table-cell>
          <table:table-cell office:value-type="float" office:value="8148349" calcext:value-type="float">
            <text:p>8148349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73974" calcext:value-type="float">
            <text:p>73974</text:p>
          </table:table-cell>
          <table:table-cell office:value-type="float" office:value="8439694" calcext:value-type="float">
            <text:p>8439694</text:p>
          </table:table-cell>
          <table:table-cell office:value-type="float" office:value="2794244" calcext:value-type="float">
            <text:p>2794244</text:p>
          </table:table-cell>
          <table:table-cell office:value-type="float" office:value="-5577" calcext:value-type="float">
            <text:p>-5577</text:p>
          </table:table-cell>
          <table:table-cell office:value-type="float" office:value="71394146" calcext:value-type="float">
            <text:p>71394146</text:p>
          </table:table-cell>
          <table:table-cell office:value-type="float" office:value="1407124" calcext:value-type="float">
            <text:p>1407124</text:p>
          </table:table-cell>
          <table:table-cell office:value-type="float" office:value="13548000" calcext:value-type="float">
            <text:p>13548000</text:p>
          </table:table-cell>
          <table:table-cell office:value-type="float" office:value="1257038" calcext:value-type="float">
            <text:p>1257038</text:p>
          </table:table-cell>
          <table:table-cell office:value-type="float" office:value="913036" calcext:value-type="float">
            <text:p>913036</text:p>
          </table:table-cell>
          <table:table-cell office:value-type="float" office:value="5219000" calcext:value-type="float">
            <text:p>5219000</text:p>
          </table:table-cell>
          <table:table-cell office:value-type="float" office:value="980078" calcext:value-type="float">
            <text:p>980078</text:p>
          </table:table-cell>
          <table:table-cell office:value-type="float" office:value="3114051" calcext:value-type="float">
            <text:p>3114051</text:p>
          </table:table-cell>
          <table:table-cell office:value-type="float" office:value="15890865" calcext:value-type="float">
            <text:p>15890865</text:p>
          </table:table-cell>
          <table:table-cell office:value-type="float" office:value="1629000" calcext:value-type="float">
            <text:p>1629000</text:p>
          </table:table-cell>
          <table:table-cell office:value-type="float" office:value="1052000" calcext:value-type="float">
            <text:p>1052000</text:p>
          </table:table-cell>
          <table:table-cell office:value-type="float" office:value="-3690282" calcext:value-type="float">
            <text:p>-3690282</text:p>
          </table:table-cell>
          <table:table-cell office:value-type="float" office:value="1838173" calcext:value-type="float">
            <text:p>1838173</text:p>
          </table:table-cell>
          <table:table-cell office:value-type="float" office:value="194775" calcext:value-type="float">
            <text:p>194775</text:p>
          </table:table-cell>
          <table:table-cell office:value-type="float" office:value="519508" calcext:value-type="float">
            <text:p>519508</text:p>
          </table:table-cell>
          <table:table-cell office:value-type="float" office:value="233164" calcext:value-type="float">
            <text:p>233164</text:p>
          </table:table-cell>
          <table:table-cell office:value-type="float" office:value="1426397" calcext:value-type="float">
            <text:p>1426397</text:p>
          </table:table-cell>
          <table:table-cell office:value-type="float" office:value="137108" calcext:value-type="float">
            <text:p>137108</text:p>
          </table:table-cell>
          <table:table-cell office:value-type="float" office:value="3904411" calcext:value-type="float">
            <text:p>3904411</text:p>
          </table:table-cell>
          <table:table-cell office:value-type="float" office:value="883397" calcext:value-type="float">
            <text:p>883397</text:p>
          </table:table-cell>
          <table:table-cell office:value-type="float" office:value="17598212" calcext:value-type="float">
            <text:p>17598212</text:p>
          </table:table-cell>
          <table:table-cell office:value-type="float" office:value="532367" calcext:value-type="float">
            <text:p>532367</text:p>
          </table:table-cell>
          <table:table-cell office:value-type="float" office:value="6173914" calcext:value-type="float">
            <text:p>6173914</text:p>
          </table:table-cell>
          <table:table-cell office:value-type="float" office:value="6743713" calcext:value-type="float">
            <text:p>6743713</text:p>
          </table:table-cell>
          <table:table-cell office:value-type="float" office:value="11361932" calcext:value-type="float">
            <text:p>11361932</text:p>
          </table:table-cell>
          <table:table-cell office:value-type="float" office:value="1789280" calcext:value-type="float">
            <text:p>1789280</text:p>
          </table:table-cell>
          <table:table-cell office:value-type="float" office:value="288242" calcext:value-type="float">
            <text:p>288242</text:p>
          </table:table-cell>
          <table:table-cell office:value-type="float" office:value="13761607" calcext:value-type="float">
            <text:p>13761607</text:p>
          </table:table-cell>
          <table:table-cell table:style-name="ce1" office:value-type="float" office:value="29923" calcext:value-type="float">
            <text:p>29923</text:p>
          </table:table-cell>
          <table:table-cell office:value-type="float" office:value="9430255" calcext:value-type="float">
            <text:p>9430255</text:p>
          </table:table-cell>
          <table:table-cell office:value-type="float" office:value="52183" calcext:value-type="float">
            <text:p>52183</text:p>
          </table:table-cell>
          <table:table-cell table:style-name="ce1" office:value-type="float" office:value="43581" calcext:value-type="float">
            <text:p>43581</text:p>
          </table:table-cell>
          <table:table-cell office:value-type="float" office:value="-1659979" calcext:value-type="float">
            <text:p>-1659979</text:p>
          </table:table-cell>
          <table:table-cell office:value-type="float" office:value="21635783" calcext:value-type="float">
            <text:p>21635783</text:p>
          </table:table-cell>
          <table:table-cell table:style-name="ce1" office:value-type="float" office:value="2447109" calcext:value-type="float">
            <text:p>2447109</text:p>
          </table:table-cell>
          <table:table-cell office:value-type="float" office:value="137021" calcext:value-type="float">
            <text:p>137021</text:p>
          </table:table-cell>
          <table:table-cell office:value-type="float" office:value="190876" calcext:value-type="float">
            <text:p>190876</text:p>
          </table:table-cell>
          <table:table-cell office:value-type="float" office:value="1760093" calcext:value-type="float">
            <text:p>1760093</text:p>
          </table:table-cell>
          <table:table-cell office:value-type="float" office:value="1359" calcext:value-type="float">
            <text:p>1359</text:p>
          </table:table-cell>
          <table:table-cell office:value-type="float" office:value="1351709" calcext:value-type="float">
            <text:p>1351709</text:p>
          </table:table-cell>
          <table:table-cell table:style-name="ce1" office:value-type="float" office:value="-3965" calcext:value-type="float">
            <text:p>-3965</text:p>
          </table:table-cell>
          <table:table-cell office:value-type="float" office:value="8615570" calcext:value-type="float">
            <text:p>8615570</text:p>
          </table:table-cell>
          <table:table-cell office:value-type="float" office:value="13283238" calcext:value-type="float">
            <text:p>13283238</text:p>
          </table:table-cell>
          <table:table-cell office:value-type="float" office:value="157677" calcext:value-type="float">
            <text:p>157677</text:p>
          </table:table-cell>
          <table:table-cell office:value-type="float" office:value="257266" calcext:value-type="float">
            <text:p>257266</text:p>
          </table:table-cell>
          <table:table-cell table:style-name="ce1" office:value-type="float" office:value="799196" calcext:value-type="float">
            <text:p>799196</text:p>
          </table:table-cell>
          <table:table-cell office:value-type="float" office:value="5175443" calcext:value-type="float">
            <text:p>5175443</text:p>
          </table:table-cell>
          <table:table-cell office:value-type="float" office:value="3263382" calcext:value-type="float">
            <text:p>3263382</text:p>
          </table:table-cell>
          <table:table-cell office:value-type="float" office:value="524176" calcext:value-type="float">
            <text:p>524176</text:p>
          </table:table-cell>
          <table:table-cell office:value-type="float" office:value="1369344" calcext:value-type="float">
            <text:p>1369344</text:p>
          </table:table-cell>
          <table:table-cell office:value-type="float" office:value="594565" calcext:value-type="float">
            <text:p>594565</text:p>
          </table:table-cell>
          <table:table-cell office:value-type="float" office:value="4661" calcext:value-type="float">
            <text:p>4661</text:p>
          </table:table-cell>
          <table:table-cell office:value-type="float" office:value="4932168" calcext:value-type="float">
            <text:p>4932168</text:p>
          </table:table-cell>
          <table:table-cell table:style-name="ce1" office:value-type="float" office:value="1406" calcext:value-type="float">
            <text:p>1406</text:p>
          </table:table-cell>
          <table:table-cell office:value-type="float" office:value="455351" calcext:value-type="float">
            <text:p>455351</text:p>
          </table:table-cell>
          <table:table-cell office:value-type="float" office:value="10331597" calcext:value-type="float">
            <text:p>10331597</text:p>
          </table:table-cell>
          <table:table-cell table:style-name="ce1" office:value-type="float" office:value="162751" calcext:value-type="float">
            <text:p>162751</text:p>
          </table:table-cell>
          <table:table-cell office:value-type="float" office:value="233127" calcext:value-type="float">
            <text:p>233127</text:p>
          </table:table-cell>
          <table:table-cell office:value-type="float" office:value="2667000" calcext:value-type="float">
            <text:p>2667000</text:p>
          </table:table-cell>
          <table:table-cell office:value-type="float" office:value="176409" calcext:value-type="float">
            <text:p>176409</text:p>
          </table:table-cell>
          <table:table-cell office:value-type="float" office:value="3969216" calcext:value-type="float">
            <text:p>3969216</text:p>
          </table:table-cell>
          <table:table-cell office:value-type="float" office:value="990225" calcext:value-type="float">
            <text:p>990225</text:p>
          </table:table-cell>
          <table:table-cell office:value-type="float" office:value="14569552" calcext:value-type="float">
            <text:p>14569552</text:p>
          </table:table-cell>
          <table:table-cell table:style-name="ce1" office:value-type="float" office:value="1024520" calcext:value-type="float">
            <text:p>1024520</text:p>
          </table:table-cell>
          <table:table-cell office:value-type="float" office:value="187644" calcext:value-type="float">
            <text:p>187644</text:p>
          </table:table-cell>
          <table:table-cell office:value-type="float" office:value="2218571" calcext:value-type="float">
            <text:p>2218571</text:p>
          </table:table-cell>
          <table:table-cell office:value-type="float" office:value="6462220" calcext:value-type="float">
            <text:p>6462220</text:p>
          </table:table-cell>
          <table:table-cell office:value-type="float" office:value="6900081" calcext:value-type="float">
            <text:p>6900081</text:p>
          </table:table-cell>
          <table:table-cell office:value-type="float" office:value="6998820" calcext:value-type="float">
            <text:p>6998820</text:p>
          </table:table-cell>
          <table:table-cell office:value-type="float" office:value="9773372" calcext:value-type="float">
            <text:p>9773372</text:p>
          </table:table-cell>
          <table:table-cell office:value-type="float" office:value="3301874" calcext:value-type="float">
            <text:p>3301874</text:p>
          </table:table-cell>
          <table:table-cell office:value-type="float" office:value="-2778" calcext:value-type="float">
            <text:p>-2778</text:p>
          </table:table-cell>
          <table:table-cell office:value-type="float" office:value="1877442" calcext:value-type="float">
            <text:p>1877442</text:p>
          </table:table-cell>
          <table:table-cell office:value-type="float" office:value="71747" calcext:value-type="float">
            <text:p>71747</text:p>
          </table:table-cell>
          <table:table-cell office:value-type="float" office:value="3809544" calcext:value-type="float">
            <text:p>3809544</text:p>
          </table:table-cell>
          <table:table-cell office:value-type="float" office:value="4832761" calcext:value-type="float">
            <text:p>4832761</text:p>
          </table:table-cell>
          <table:table-cell office:value-type="float" office:value="39953" calcext:value-type="float">
            <text:p>39953</text:p>
          </table:table-cell>
          <table:table-cell office:value-type="float" office:value="88311" calcext:value-type="float">
            <text:p>88311</text:p>
          </table:table-cell>
          <table:table-cell office:value-type="float" office:value="1758976" calcext:value-type="float">
            <text:p>1758976</text:p>
          </table:table-cell>
          <table:table-cell table:style-name="ce1" office:value-type="float" office:value="52602" calcext:value-type="float">
            <text:p>52602</text:p>
          </table:table-cell>
          <table:table-cell office:value-type="float" office:value="-304621" calcext:value-type="float">
            <text:p>-304621</text:p>
          </table:table-cell>
          <table:table-cell office:value-type="float" office:value="779328" calcext:value-type="float">
            <text:p>779328</text:p>
          </table:table-cell>
          <table:table-cell office:value-type="float" office:value="895143" calcext:value-type="float">
            <text:p>895143</text:p>
          </table:table-cell>
          <table:table-cell office:value-type="float" office:value="1253" calcext:value-type="float">
            <text:p>1253</text:p>
          </table:table-cell>
          <table:table-cell office:value-type="float" office:value="4371" calcext:value-type="float">
            <text:p>4371</text:p>
          </table:table-cell>
          <table:table-cell office:value-type="float" office:value="27173127" calcext:value-type="float">
            <text:p>27173127</text:p>
          </table:table-cell>
          <table:table-cell office:value-type="float" office:value="-7105417" calcext:value-type="float">
            <text:p>-7105417</text:p>
          </table:table-cell>
          <table:table-cell office:value-type="float" office:value="200719" calcext:value-type="float">
            <text:p>200719</text:p>
          </table:table-cell>
          <table:table-cell office:value-type="float" office:value="586027302" calcext:value-type="float">
            <text:p>586027302</text:p>
          </table:table-cell>
          <table:table-cell office:value-type="float" office:value="4006699" calcext:value-type="float">
            <text:p>4006699</text:p>
          </table:table-cell>
          <table:table-cell office:value-type="float" office:value="5224591" calcext:value-type="float">
            <text:p>5224591</text:p>
          </table:table-cell>
          <table:table-cell table:style-name="ce1" office:value-type="float" office:value="-75506510" calcext:value-type="float">
            <text:p>-75506510</text:p>
          </table:table-cell>
          <table:table-cell table:style-name="ce1" office:value-type="float" office:value="7261885" calcext:value-type="float">
            <text:p>7261885</text:p>
          </table:table-cell>
          <table:table-cell office:value-type="float" office:value="1603482" calcext:value-type="float">
            <text:p>1603482</text:p>
          </table:table-cell>
          <table:table-cell office:value-type="float" office:value="-382972" calcext:value-type="float">
            <text:p>-382972</text:p>
          </table:table-cell>
          <table:table-cell table:style-name="ce1" office:value-type="float" office:value="1543571" calcext:value-type="float">
            <text:p>1543571</text:p>
          </table:table-cell>
          <table:table-cell office:value-type="float" office:value="-383862" calcext:value-type="float">
            <text:p>-383862</text:p>
          </table:table-cell>
          <table:table-cell office:value-type="float" office:value="8710100" calcext:value-type="float">
            <text:p>8710100</text:p>
          </table:table-cell>
          <table:table-cell office:value-type="float" office:value="18348" calcext:value-type="float">
            <text:p>18348</text:p>
          </table:table-cell>
          <table:table-cell office:value-type="float" office:value="-903745" calcext:value-type="float">
            <text:p>-903745</text:p>
          </table:table-cell>
          <table:table-cell table:style-name="ce1" office:value-type="float" office:value="827747" calcext:value-type="float">
            <text:p>827747</text:p>
          </table:table-cell>
          <table:table-cell office:value-type="float" office:value="3000063" calcext:value-type="float">
            <text:p>3000063</text:p>
          </table:table-cell>
          <table:table-cell table:style-name="ce1" office:value-type="float" office:value="67653" calcext:value-type="float">
            <text:p>67653</text:p>
          </table:table-cell>
          <table:table-cell office:value-type="float" office:value="758882" calcext:value-type="float">
            <text:p>758882</text:p>
          </table:table-cell>
          <table:table-cell office:value-type="float" office:value="-2015998" calcext:value-type="float">
            <text:p>-2015998</text:p>
          </table:table-cell>
          <table:table-cell table:style-name="ce1" office:value-type="float" office:value="696456" calcext:value-type="float">
            <text:p>696456</text:p>
          </table:table-cell>
          <table:table-cell table:style-name="ce1" office:value-type="float" office:value="51783" calcext:value-type="float">
            <text:p>51783</text:p>
          </table:table-cell>
          <table:table-cell table:style-name="ce1" office:value-type="float" office:value="6370396" calcext:value-type="float">
            <text:p>6370396</text:p>
          </table:table-cell>
          <table:table-cell office:value-type="float" office:value="1145106" calcext:value-type="float">
            <text:p>1145106</text:p>
          </table:table-cell>
          <table:table-cell office:value-type="float" office:value="227717" calcext:value-type="float">
            <text:p>227717</text:p>
          </table:table-cell>
          <table:table-cell office:value-type="float" office:value="776829" calcext:value-type="float">
            <text:p>776829</text:p>
          </table:table-cell>
          <table:table-cell office:value-type="float" office:value="3496976" calcext:value-type="float">
            <text:p>3496976</text:p>
          </table:table-cell>
          <table:table-cell office:value-type="float" office:value="336491" calcext:value-type="float">
            <text:p>336491</text:p>
          </table:table-cell>
          <table:table-cell table:style-name="ce1" office:value-type="float" office:value="3945150" calcext:value-type="float">
            <text:p>3945150</text:p>
          </table:table-cell>
          <table:table-cell office:value-type="float" office:value="149465000" calcext:value-type="float">
            <text:p>149465000</text:p>
          </table:table-cell>
          <table:table-cell office:value-type="float" office:value="58357000" calcext:value-type="float">
            <text:p>58357000</text:p>
          </table:table-cell>
          <table:table-cell office:value-type="float" office:value="32482049" calcext:value-type="float">
            <text:p>32482049</text:p>
          </table:table-cell>
          <table:table-cell table:style-name="ce1" office:value-type="float" office:value="3023770" calcext:value-type="float">
            <text:p>3023770</text:p>
          </table:table-cell>
          <table:table-cell office:value-type="float" office:value="3056788" calcext:value-type="float">
            <text:p>3056788</text:p>
          </table:table-cell>
          <table:table-cell office:value-type="float" office:value="-289626" calcext:value-type="float">
            <text:p>-289626</text:p>
          </table:table-cell>
          <table:table-cell office:value-type="float" office:value="670282" calcext:value-type="float">
            <text:p>670282</text:p>
          </table:table-cell>
          <table:table-cell office:value-type="float" office:value="2379963" calcext:value-type="float">
            <text:p>2379963</text:p>
          </table:table-cell>
          <table:table-cell office:value-type="float" office:value="-272598" calcext:value-type="float">
            <text:p>-272598</text:p>
          </table:table-cell>
          <table:table-cell office:value-type="float" office:value="467384" calcext:value-type="float">
            <text:p>467384</text:p>
          </table:table-cell>
          <table:table-cell office:value-type="float" office:value="6501273" calcext:value-type="float">
            <text:p>6501273</text:p>
          </table:table-cell>
          <table:table-cell office:value-type="float" office:value="6230544" calcext:value-type="float">
            <text:p>6230544</text:p>
          </table:table-cell>
          <table:table-cell office:value-type="float" office:value="1789844" calcext:value-type="float">
            <text:p>1789844</text:p>
          </table:table-cell>
          <table:table-cell table:style-name="ce1" office:value-type="float" office:value="-165543" calcext:value-type="float">
            <text:p>-165543</text:p>
          </table:table-cell>
          <table:table-cell office:value-type="float" office:value="2226589" calcext:value-type="float">
            <text:p>2226589</text:p>
          </table:table-cell>
          <table:table-cell office:value-type="float" office:value="5447532" calcext:value-type="float">
            <text:p>5447532</text:p>
          </table:table-cell>
          <table:table-cell table:style-name="ce1" office:value-type="float" office:value="88333" calcext:value-type="float">
            <text:p>88333</text:p>
          </table:table-cell>
          <table:table-cell table:style-name="ce1" office:value-type="float" office:value="2954223" calcext:value-type="float">
            <text:p>2954223</text:p>
          </table:table-cell>
          <table:table-cell office:value-type="float" office:value="317047" calcext:value-type="float">
            <text:p>317047</text:p>
          </table:table-cell>
          <table:table-cell office:value-type="float" office:value="7379873" calcext:value-type="float">
            <text:p>7379873</text:p>
          </table:table-cell>
          <table:table-cell office:value-type="float" office:value="1420006" calcext:value-type="float">
            <text:p>1420006</text:p>
          </table:table-cell>
          <table:table-cell office:value-type="float" office:value="4691019" calcext:value-type="float">
            <text:p>4691019</text:p>
          </table:table-cell>
          <table:table-cell office:value-type="float" office:value="177501" calcext:value-type="float">
            <text:p>177501</text:p>
          </table:table-cell>
          <table:table-cell office:value-type="float" office:value="99565" calcext:value-type="float">
            <text:p>99565</text:p>
          </table:table-cell>
          <table:table-cell office:value-type="float" office:value="6034953" calcext:value-type="float">
            <text:p>6034953</text:p>
          </table:table-cell>
          <table:table-cell table:style-name="ce1" office:value-type="float" office:value="49658" calcext:value-type="float">
            <text:p>49658</text:p>
          </table:table-cell>
          <table:table-cell office:value-type="float" office:value="7564937" calcext:value-type="float">
            <text:p>7564937</text:p>
          </table:table-cell>
          <table:table-cell office:value-type="float" office:value="1296954" calcext:value-type="float">
            <text:p>1296954</text:p>
          </table:table-cell>
          <table:table-cell office:value-type="float" office:value="-370634" calcext:value-type="float">
            <text:p>-370634</text:p>
          </table:table-cell>
          <table:table-cell office:value-type="float" office:value="-478535" calcext:value-type="float">
            <text:p>-478535</text:p>
          </table:table-cell>
          <table:table-cell office:value-type="float" office:value="2358412" calcext:value-type="float">
            <text:p>2358412</text:p>
          </table:table-cell>
          <table:table-cell office:value-type="float" office:value="1776341" calcext:value-type="float">
            <text:p>1776341</text:p>
          </table:table-cell>
          <table:table-cell office:value-type="float" office:value="-11229893" calcext:value-type="float">
            <text:p>-11229893</text:p>
          </table:table-cell>
          <table:table-cell office:value-type="float" office:value="242784" calcext:value-type="float">
            <text:p>242784</text:p>
          </table:table-cell>
          <table:table-cell office:value-type="float" office:value="127294" calcext:value-type="float">
            <text:p>127294</text:p>
          </table:table-cell>
          <table:table-cell office:value-type="float" office:value="38271690" calcext:value-type="float">
            <text:p>38271690</text:p>
          </table:table-cell>
          <table:table-cell office:value-type="float" office:value="27227253" calcext:value-type="float">
            <text:p>27227253</text:p>
          </table:table-cell>
          <table:table-cell table:style-name="ce1" office:value-type="float" office:value="-2617" calcext:value-type="float">
            <text:p>-2617</text:p>
          </table:table-cell>
          <table:table-cell office:value-type="float" office:value="241512232" calcext:value-type="float">
            <text:p>241512232</text:p>
          </table:table-cell>
          <table:table-cell table:style-name="ce1" office:value-type="float" office:value="1107373" calcext:value-type="float">
            <text:p>1107373</text:p>
          </table:table-cell>
          <table:table-cell office:value-type="float" office:value="160528" calcext:value-type="float">
            <text:p>160528</text:p>
          </table:table-cell>
          <table:table-cell office:value-type="float" office:value="-281662" calcext:value-type="float">
            <text:p>-281662</text:p>
          </table:table-cell>
          <table:table-cell office:value-type="float" office:value="-393022" calcext:value-type="float">
            <text:p>-393022</text:p>
          </table:table-cell>
          <table:table-cell office:value-type="float" office:value="-733506" calcext:value-type="float">
            <text:p>-733506</text:p>
          </table:table-cell>
          <table:table-cell office:value-type="float" office:value="1067904" calcext:value-type="float">
            <text:p>1067904</text:p>
          </table:table-cell>
          <table:table-cell office:value-type="float" office:value="90263" calcext:value-type="float">
            <text:p>90263</text:p>
          </table:table-cell>
          <table:table-cell table:style-name="ce1" office:value-type="float" office:value="2300999" calcext:value-type="float">
            <text:p>2300999</text:p>
          </table:table-cell>
          <table:table-cell office:value-type="float" office:value="4102527" calcext:value-type="float">
            <text:p>4102527</text:p>
          </table:table-cell>
          <table:table-cell office:value-type="float" office:value="5108789" calcext:value-type="float">
            <text:p>5108789</text:p>
          </table:table-cell>
          <table:table-cell office:value-type="float" office:value="5591001" calcext:value-type="float">
            <text:p>5591001</text:p>
          </table:table-cell>
          <table:table-cell office:value-type="float" office:value="-145313" calcext:value-type="float">
            <text:p>-145313</text:p>
          </table:table-cell>
          <table:table-cell table:style-name="ce1" office:value-type="float" office:value="19259000" calcext:value-type="float">
            <text:p>19259000</text:p>
          </table:table-cell>
          <table:table-cell office:value-type="float" office:value="-139296" calcext:value-type="float">
            <text:p>-139296</text:p>
          </table:table-cell>
          <table:table-cell office:value-type="float" office:value="134241" calcext:value-type="float">
            <text:p>134241</text:p>
          </table:table-cell>
          <table:table-cell office:value-type="float" office:value="12831" calcext:value-type="float">
            <text:p>12831</text:p>
          </table:table-cell>
          <table:table-cell office:value-type="float" office:value="1116493" calcext:value-type="float">
            <text:p>1116493</text:p>
          </table:table-cell>
          <table:table-cell table:style-name="ce1" office:value-type="float" office:value="-482478" calcext:value-type="float">
            <text:p>-482478</text:p>
          </table:table-cell>
          <table:table-cell office:value-type="float" office:value="17796506" calcext:value-type="float">
            <text:p>17796506</text:p>
          </table:table-cell>
          <table:table-cell office:value-type="float" office:value="2861663" calcext:value-type="float">
            <text:p>2861663</text:p>
          </table:table-cell>
          <table:table-cell office:value-type="float" office:value="54008" calcext:value-type="float">
            <text:p>54008</text:p>
          </table:table-cell>
          <table:table-cell office:value-type="float" office:value="-4583448" calcext:value-type="float">
            <text:p>-4583448</text:p>
          </table:table-cell>
          <table:table-cell table:style-name="ce1" office:value-type="float" office:value="492481" calcext:value-type="float">
            <text:p>492481</text:p>
          </table:table-cell>
          <table:table-cell office:value-type="float" office:value="18348" calcext:value-type="float">
            <text:p>18348</text:p>
          </table:table-cell>
          <table:table-cell office:value-type="float" office:value="426366" calcext:value-type="float">
            <text:p>426366</text:p>
          </table:table-cell>
          <table:table-cell office:value-type="float" office:value="367636" calcext:value-type="float">
            <text:p>367636</text:p>
          </table:table-cell>
          <table:table-cell office:value-type="float" office:value="-4923387" calcext:value-type="float">
            <text:p>-4923387</text:p>
          </table:table-cell>
          <table:table-cell office:value-type="float" office:value="2165101" calcext:value-type="float">
            <text:p>2165101</text:p>
          </table:table-cell>
          <table:table-cell table:style-name="ce1" office:value-type="float" office:value="8766000" calcext:value-type="float">
            <text:p>8766000</text:p>
          </table:table-cell>
          <table:table-cell office:value-type="float" office:value="299137000" calcext:value-type="float">
            <text:p>299137000</text:p>
          </table:table-cell>
          <table:table-cell table:style-name="ce1" office:value-type="float" office:value="245813392" calcext:value-type="float">
            <text:p>245813392</text:p>
          </table:table-cell>
          <table:table-cell office:value-type="float" office:value="-72203" calcext:value-type="float">
            <text:p>-72203</text:p>
          </table:table-cell>
          <table:table-cell office:value-type="float" office:value="37315" calcext:value-type="float">
            <text:p>37315</text:p>
          </table:table-cell>
          <table:table-cell office:value-type="float" office:value="-67972" calcext:value-type="float">
            <text:p>-67972</text:p>
          </table:table-cell>
          <table:table-cell office:value-type="float" office:value="8269784" calcext:value-type="float">
            <text:p>8269784</text:p>
          </table:table-cell>
          <table:table-cell table:style-name="ce1" office:value-type="float" office:value="131811" calcext:value-type="float">
            <text:p>131811</text:p>
          </table:table-cell>
          <table:table-cell office:value-type="float" office:value="534892" calcext:value-type="float">
            <text:p>534892</text:p>
          </table:table-cell>
          <table:table-cell table:style-name="ce1" office:value-type="float" office:value="74609" calcext:value-type="float">
            <text:p>74609</text:p>
          </table:table-cell>
          <table:table-cell table:style-name="ce1" office:value-type="float" office:value="-901" calcext:value-type="float">
            <text:p>-901</text:p>
          </table:table-cell>
          <table:table-cell office:value-type="float" office:value="1004632" calcext:value-type="float">
            <text:p>1004632</text:p>
          </table:table-cell>
          <table:table-cell office:value-type="float" office:value="209430" calcext:value-type="float">
            <text:p>209430</text:p>
          </table:table-cell>
          <table:table-cell office:value-type="float" office:value="1427068" calcext:value-type="float">
            <text:p>1427068</text:p>
          </table:table-cell>
          <table:table-cell table:style-name="ce1" office:value-type="float" office:value="43197480" calcext:value-type="float">
            <text:p>43197480</text:p>
          </table:table-cell>
          <table:table-cell table:style-name="ce1" office:value-type="float" office:value="4076419" calcext:value-type="float">
            <text:p>4076419</text:p>
          </table:table-cell>
          <table:table-cell office:value-type="float" office:value="2175962" calcext:value-type="float">
            <text:p>2175962</text:p>
          </table:table-cell>
          <table:table-cell office:value-type="float" office:value="26827" calcext:value-type="float">
            <text:p>26827</text:p>
          </table:table-cell>
          <table:table-cell office:value-type="float" office:value="-67262" calcext:value-type="float">
            <text:p>-67262</text:p>
          </table:table-cell>
          <table:table-cell office:value-type="float" office:value="4700666" calcext:value-type="float">
            <text:p>4700666</text:p>
          </table:table-cell>
          <table:table-cell office:value-type="float" office:value="-2780886" calcext:value-type="float">
            <text:p>-2780886</text:p>
          </table:table-cell>
          <table:table-cell office:value-type="float" office:value="-1130428" calcext:value-type="float">
            <text:p>-1130428</text:p>
          </table:table-cell>
          <table:table-cell office:value-type="float" office:value="2282314" calcext:value-type="float">
            <text:p>2282314</text:p>
          </table:table-cell>
          <table:table-cell table:style-name="ce1" office:value-type="float" office:value="1550797" calcext:value-type="float">
            <text:p>1550797</text:p>
          </table:table-cell>
          <table:table-cell office:value-type="float" office:value="623589" calcext:value-type="float">
            <text:p>623589</text:p>
          </table:table-cell>
          <table:table-cell office:value-type="float" office:value="-562712" calcext:value-type="float">
            <text:p>-562712</text:p>
          </table:table-cell>
          <table:table-cell office:value-type="float" office:value="3779610" calcext:value-type="float">
            <text:p>3779610</text:p>
          </table:table-cell>
          <table:table-cell office:value-type="float" office:value="8614287" calcext:value-type="float">
            <text:p>8614287</text:p>
          </table:table-cell>
          <table:table-cell office:value-type="float" office:value="-1238688" calcext:value-type="float">
            <text:p>-1238688</text:p>
          </table:table-cell>
          <table:table-cell office:value-type="float" office:value="1352384" calcext:value-type="float">
            <text:p>1352384</text:p>
          </table:table-cell>
          <table:table-cell office:value-type="float" office:value="1479939" calcext:value-type="float">
            <text:p>1479939</text:p>
          </table:table-cell>
          <table:table-cell table:style-name="ce1" office:value-type="float" office:value="3391010" calcext:value-type="float">
            <text:p>3391010</text:p>
          </table:table-cell>
          <table:table-cell office:value-type="float" office:value="2734592" calcext:value-type="float">
            <text:p>2734592</text:p>
          </table:table-cell>
          <table:table-cell office:value-type="float" office:value="27217" calcext:value-type="float">
            <text:p>27217</text:p>
          </table:table-cell>
          <table:table-cell office:value-type="float" office:value="-172689" calcext:value-type="float">
            <text:p>-172689</text:p>
          </table:table-cell>
          <table:table-cell office:value-type="float" office:value="620101" calcext:value-type="float">
            <text:p>620101</text:p>
          </table:table-cell>
          <table:table-cell office:value-type="float" office:value="1308488" calcext:value-type="float">
            <text:p>1308488</text:p>
          </table:table-cell>
          <table:table-cell office:value-type="float" office:value="212720" calcext:value-type="float">
            <text:p>212720</text:p>
          </table:table-cell>
          <table:table-cell office:value-type="float" office:value="2984421" calcext:value-type="float">
            <text:p>2984421</text:p>
          </table:table-cell>
          <table:table-cell table:style-name="ce1" office:value-type="float" office:value="2267451" calcext:value-type="float">
            <text:p>2267451</text:p>
          </table:table-cell>
          <table:table-cell table:style-name="ce1" office:value-type="float" office:value="1205335" calcext:value-type="float">
            <text:p>1205335</text:p>
          </table:table-cell>
          <table:table-cell office:value-type="float" office:value="51756" calcext:value-type="float">
            <text:p>51756</text:p>
          </table:table-cell>
          <table:table-cell office:value-type="float" office:value="34904" calcext:value-type="float">
            <text:p>34904</text:p>
          </table:table-cell>
          <table:table-cell table:style-name="ce1" office:value-type="float" office:value="532482" calcext:value-type="float">
            <text:p>532482</text:p>
          </table:table-cell>
          <table:table-cell office:value-type="float" office:value="1277849" calcext:value-type="float">
            <text:p>1277849</text:p>
          </table:table-cell>
          <table:table-cell office:value-type="float" office:value="203308" calcext:value-type="float">
            <text:p>203308</text:p>
          </table:table-cell>
          <table:table-cell office:value-type="float" office:value="8329" calcext:value-type="float">
            <text:p>8329</text:p>
          </table:table-cell>
          <table:table-cell office:value-type="float" office:value="7147705" calcext:value-type="float">
            <text:p>7147705</text:p>
          </table:table-cell>
          <table:table-cell office:value-type="float" office:value="18164024" calcext:value-type="float">
            <text:p>18164024</text:p>
          </table:table-cell>
          <table:table-cell office:value-type="float" office:value="18087969" calcext:value-type="float">
            <text:p>18087969</text:p>
          </table:table-cell>
          <table:table-cell office:value-type="float" office:value="276624" calcext:value-type="float">
            <text:p>276624</text:p>
          </table:table-cell>
          <table:table-cell office:value-type="float" office:value="-304621" calcext:value-type="float">
            <text:p>-304621</text:p>
          </table:table-cell>
          <table:table-cell office:value-type="float" office:value="344485" calcext:value-type="float">
            <text:p>344485</text:p>
          </table:table-cell>
          <table:table-cell office:value-type="float" office:value="946655" calcext:value-type="float">
            <text:p>946655</text:p>
          </table:table-cell>
          <table:table-cell office:value-type="float" office:value="762" calcext:value-type="float">
            <text:p>762</text:p>
          </table:table-cell>
          <table:table-cell office:value-type="float" office:value="575079" calcext:value-type="float">
            <text:p>575079</text:p>
          </table:table-cell>
          <table:table-cell office:value-type="float" office:value="-1563967" calcext:value-type="float">
            <text:p>-1563967</text:p>
          </table:table-cell>
          <table:table-cell office:value-type="float" office:value="181876" calcext:value-type="float">
            <text:p>181876</text:p>
          </table:table-cell>
          <table:table-cell office:value-type="float" office:value="1646733" calcext:value-type="float">
            <text:p>1646733</text:p>
          </table:table-cell>
          <table:table-cell office:value-type="float" office:value="70455578" calcext:value-type="float">
            <text:p>70455578</text:p>
          </table:table-cell>
          <table:table-cell office:value-type="float" office:value="117532" calcext:value-type="float">
            <text:p>117532</text:p>
          </table:table-cell>
          <table:table-cell office:value-type="float" office:value="943019" calcext:value-type="float">
            <text:p>943019</text:p>
          </table:table-cell>
          <table:table-cell office:value-type="float" office:value="-291372" calcext:value-type="float">
            <text:p>-291372</text:p>
          </table:table-cell>
          <table:table-cell office:value-type="float" office:value="2478409" calcext:value-type="float">
            <text:p>2478409</text:p>
          </table:table-cell>
          <table:table-cell office:value-type="float" office:value="751218" calcext:value-type="float">
            <text:p>751218</text:p>
          </table:table-cell>
          <table:table-cell office:value-type="float" office:value="4990377" calcext:value-type="float">
            <text:p>4990377</text:p>
          </table:table-cell>
          <table:table-cell office:value-type="float" office:value="101327" calcext:value-type="float">
            <text:p>101327</text:p>
          </table:table-cell>
          <table:table-cell office:value-type="float" office:value="1093132" calcext:value-type="float">
            <text:p>1093132</text:p>
          </table:table-cell>
          <table:table-cell office:value-type="float" office:value="577532" calcext:value-type="float">
            <text:p>577532</text:p>
          </table:table-cell>
          <table:table-cell office:value-type="float" office:value="2387403" calcext:value-type="float">
            <text:p>2387403</text:p>
          </table:table-cell>
          <table:table-cell office:value-type="float" office:value="9835175" calcext:value-type="float">
            <text:p>9835175</text:p>
          </table:table-cell>
          <table:table-cell office:value-type="float" office:value="160042" calcext:value-type="float">
            <text:p>160042</text:p>
          </table:table-cell>
          <table:table-cell table:style-name="ce1" office:value-type="float" office:value="1483223" calcext:value-type="float">
            <text:p>1483223</text:p>
          </table:table-cell>
          <table:table-cell office:value-type="float" office:value="92249" calcext:value-type="float">
            <text:p>92249</text:p>
          </table:table-cell>
          <table:table-cell office:value-type="float" office:value="15565684" calcext:value-type="float">
            <text:p>15565684</text:p>
          </table:table-cell>
          <table:table-cell office:value-type="float" office:value="157149353" calcext:value-type="float">
            <text:p>157149353</text:p>
          </table:table-cell>
          <table:table-cell office:value-type="float" office:value="1117107" calcext:value-type="float">
            <text:p>1117107</text:p>
          </table:table-cell>
          <table:table-cell office:value-type="float" office:value="578000" calcext:value-type="float">
            <text:p>578000</text:p>
          </table:table-cell>
          <table:table-cell office:value-type="float" office:value="-134155" calcext:value-type="float">
            <text:p>-134155</text:p>
          </table:table-cell>
          <table:table-cell office:value-type="float" office:value="1087428" calcext:value-type="float">
            <text:p>1087428</text:p>
          </table:table-cell>
          <table:table-cell office:value-type="float" office:value="8929990" calcext:value-type="float">
            <text:p>8929990</text:p>
          </table:table-cell>
          <table:table-cell office:value-type="float" office:value="-209922" calcext:value-type="float">
            <text:p>-209922</text:p>
          </table:table-cell>
          <table:table-cell office:value-type="float" office:value="3019055" calcext:value-type="float">
            <text:p>3019055</text:p>
          </table:table-cell>
          <table:table-cell table:style-name="ce1" office:value-type="float" office:value="196879" calcext:value-type="float">
            <text:p>196879</text:p>
          </table:table-cell>
          <table:table-cell office:value-type="float" office:value="420525" calcext:value-type="float">
            <text:p>420525</text:p>
          </table:table-cell>
          <table:table-cell table:style-name="ce1" office:value-type="float" office:value="10447" calcext:value-type="float">
            <text:p>10447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01-2020</text:p>
          </table:table-cell>
          <table:table-cell office:value-type="float" office:value="1526701" calcext:value-type="float">
            <text:p>1526701</text:p>
          </table:table-cell>
          <table:table-cell table:style-name="Default"/>
          <table:table-cell office:value-type="float" office:value="220256" calcext:value-type="float">
            <text:p>220256</text:p>
          </table:table-cell>
          <table:table-cell table:style-name="Default"/>
          <table:table-cell office:value-type="float" office:value="1013174" calcext:value-type="float">
            <text:p>1013174</text:p>
          </table:table-cell>
          <table:table-cell table:style-name="ce1" office:value-type="float" office:value="556798" calcext:value-type="float">
            <text:p>556798</text:p>
          </table:table-cell>
          <table:table-cell office:value-type="float" office:value="7821489" calcext:value-type="float">
            <text:p>7821489</text:p>
          </table:table-cell>
          <table:table-cell office:value-type="float" office:value="72109070" calcext:value-type="float">
            <text:p>72109070</text:p>
          </table:table-cell>
          <table:table-cell office:value-type="float" office:value="3689418" calcext:value-type="float">
            <text:p>3689418</text:p>
          </table:table-cell>
          <table:table-cell office:value-type="float" office:value="1665138" calcext:value-type="float">
            <text:p>1665138</text:p>
          </table:table-cell>
          <table:table-cell office:value-type="float" office:value="755495" calcext:value-type="float">
            <text:p>755495</text:p>
          </table:table-cell>
          <table:table-cell table:number-columns-repeated="2"/>
          <table:table-cell table:style-name="ce1" office:value-type="float" office:value="-9646723" calcext:value-type="float">
            <text:p>-9646723</text:p>
          </table:table-cell>
          <table:table-cell office:value-type="float" office:value="5631643" calcext:value-type="float">
            <text:p>5631643</text:p>
          </table:table-cell>
          <table:table-cell office:value-type="float" office:value="105962" calcext:value-type="float">
            <text:p>105962</text:p>
          </table:table-cell>
          <table:table-cell office:value-type="float" office:value="21998889" calcext:value-type="float">
            <text:p>21998889</text:p>
          </table:table-cell>
          <table:table-cell table:style-name="ce1" office:value-type="float" office:value="21484" calcext:value-type="float">
            <text:p>21484</text:p>
          </table:table-cell>
          <table:table-cell/>
          <table:table-cell office:value-type="float" office:value="99694063" calcext:value-type="float">
            <text:p>99694063</text:p>
          </table:table-cell>
          <table:table-cell/>
          <table:table-cell office:value-type="float" office:value="-112189" calcext:value-type="float">
            <text:p>-112189</text:p>
          </table:table-cell>
          <table:table-cell office:value-type="float" office:value="9807" calcext:value-type="float">
            <text:p>9807</text:p>
          </table:table-cell>
          <table:table-cell office:value-type="float" office:value="112286" calcext:value-type="float">
            <text:p>112286</text:p>
          </table:table-cell>
          <table:table-cell office:value-type="float" office:value="6096395" calcext:value-type="float">
            <text:p>6096395</text:p>
          </table:table-cell>
          <table:table-cell office:value-type="float" office:value="4046680" calcext:value-type="float">
            <text:p>4046680</text:p>
          </table:table-cell>
          <table:table-cell office:value-type="float" office:value="1498976" calcext:value-type="float">
            <text:p>1498976</text:p>
          </table:table-cell>
          <table:table-cell office:value-type="float" office:value="2205755" calcext:value-type="float">
            <text:p>2205755</text:p>
          </table:table-cell>
          <table:table-cell office:value-type="float" office:value="129548616" calcext:value-type="float">
            <text:p>129548616</text:p>
          </table:table-cell>
          <table:table-cell office:value-type="float" office:value="102220480" calcext:value-type="float">
            <text:p>102220480</text:p>
          </table:table-cell>
          <table:table-cell office:value-type="float" office:value="1420203" calcext:value-type="float">
            <text:p>1420203</text:p>
          </table:table-cell>
          <table:table-cell office:value-type="float" office:value="8067008" calcext:value-type="float">
            <text:p>8067008</text:p>
          </table:table-cell>
          <table:table-cell office:value-type="float" office:value="497842" calcext:value-type="float">
            <text:p>497842</text:p>
          </table:table-cell>
          <table:table-cell office:value-type="float" office:value="12631" calcext:value-type="float">
            <text:p>12631</text:p>
          </table:table-cell>
          <table:table-cell office:value-type="float" office:value="288842" calcext:value-type="float">
            <text:p>288842</text:p>
          </table:table-cell>
          <table:table-cell office:value-type="float" office:value="934279" calcext:value-type="float">
            <text:p>934279</text:p>
          </table:table-cell>
          <table:table-cell office:value-type="float" office:value="123580" calcext:value-type="float">
            <text:p>123580</text:p>
          </table:table-cell>
          <table:table-cell office:value-type="float" office:value="5617049" calcext:value-type="float">
            <text:p>5617049</text:p>
          </table:table-cell>
          <table:table-cell office:value-type="float" office:value="841823" calcext:value-type="float">
            <text:p>841823</text:p>
          </table:table-cell>
          <table:table-cell table:style-name="Default"/>
          <table:table-cell office:value-type="float" office:value="177161" calcext:value-type="float">
            <text:p>177161</text:p>
          </table:table-cell>
          <table:table-cell office:value-type="float" office:value="134627" calcext:value-type="float">
            <text:p>134627</text:p>
          </table:table-cell>
          <table:table-cell table:style-name="ce1" office:value-type="float" office:value="1735262" calcext:value-type="float">
            <text:p>1735262</text:p>
          </table:table-cell>
          <table:table-cell office:value-type="float" office:value="-258521" calcext:value-type="float">
            <text:p>-258521</text:p>
          </table:table-cell>
          <table:table-cell office:value-type="float" office:value="11702244" calcext:value-type="float">
            <text:p>11702244</text:p>
          </table:table-cell>
          <table:table-cell office:value-type="float" office:value="7214491" calcext:value-type="float">
            <text:p>7214491</text:p>
          </table:table-cell>
          <table:table-cell office:value-type="float" office:value="10522354" calcext:value-type="float">
            <text:p>10522354</text:p>
          </table:table-cell>
          <table:table-cell office:value-type="float" office:value="193661" calcext:value-type="float">
            <text:p>193661</text:p>
          </table:table-cell>
          <table:table-cell office:value-type="float" office:value="-2866975" calcext:value-type="float">
            <text:p>-2866975</text:p>
          </table:table-cell>
          <table:table-cell office:value-type="float" office:value="1759805" calcext:value-type="float">
            <text:p>1759805</text:p>
          </table:table-cell>
          <table:table-cell office:value-type="float" office:value="6796452" calcext:value-type="float">
            <text:p>6796452</text:p>
          </table:table-cell>
          <table:table-cell table:style-name="Default" table:number-columns-repeated="3"/>
          <table:table-cell office:value-type="float" office:value="81893" calcext:value-type="float">
            <text:p>81893</text:p>
          </table:table-cell>
          <table:table-cell office:value-type="float" office:value="9090170" calcext:value-type="float">
            <text:p>9090170</text:p>
          </table:table-cell>
          <table:table-cell table:style-name="Default"/>
          <table:table-cell office:value-type="float" office:value="-5657" calcext:value-type="float">
            <text:p>-5657</text:p>
          </table:table-cell>
          <table:table-cell office:value-type="float" office:value="71524634" calcext:value-type="float">
            <text:p>71524634</text:p>
          </table:table-cell>
          <table:table-cell office:value-type="float" office:value="1551159" calcext:value-type="float">
            <text:p>1551159</text:p>
          </table:table-cell>
          <table:table-cell office:value-type="float" office:value="13909000" calcext:value-type="float">
            <text:p>13909000</text:p>
          </table:table-cell>
          <table:table-cell office:value-type="float" office:value="1294274" calcext:value-type="float">
            <text:p>1294274</text:p>
          </table:table-cell>
          <table:table-cell office:value-type="float" office:value="1001411" calcext:value-type="float">
            <text:p>1001411</text:p>
          </table:table-cell>
          <table:table-cell office:value-type="float" office:value="5504100" calcext:value-type="float">
            <text:p>5504100</text:p>
          </table:table-cell>
          <table:table-cell office:value-type="float" office:value="1017574" calcext:value-type="float">
            <text:p>1017574</text:p>
          </table:table-cell>
          <table:table-cell office:value-type="float" office:value="3203507" calcext:value-type="float">
            <text:p>3203507</text:p>
          </table:table-cell>
          <table:table-cell office:value-type="float" office:value="15833317" calcext:value-type="float">
            <text:p>15833317</text:p>
          </table:table-cell>
          <table:table-cell office:value-type="float" office:value="1667000" calcext:value-type="float">
            <text:p>1667000</text:p>
          </table:table-cell>
          <table:table-cell office:value-type="float" office:value="1150700" calcext:value-type="float">
            <text:p>1150700</text:p>
          </table:table-cell>
          <table:table-cell office:value-type="float" office:value="-4095113" calcext:value-type="float">
            <text:p>-4095113</text:p>
          </table:table-cell>
          <table:table-cell office:value-type="float" office:value="1689761" calcext:value-type="float">
            <text:p>1689761</text:p>
          </table:table-cell>
          <table:table-cell office:value-type="float" office:value="182658" calcext:value-type="float">
            <text:p>182658</text:p>
          </table:table-cell>
          <table:table-cell office:value-type="float" office:value="763458" calcext:value-type="float">
            <text:p>763458</text:p>
          </table:table-cell>
          <table:table-cell office:value-type="float" office:value="238772" calcext:value-type="float">
            <text:p>238772</text:p>
          </table:table-cell>
          <table:table-cell office:value-type="float" office:value="1404800" calcext:value-type="float">
            <text:p>1404800</text:p>
          </table:table-cell>
          <table:table-cell office:value-type="float" office:value="131304" calcext:value-type="float">
            <text:p>131304</text:p>
          </table:table-cell>
          <table:table-cell office:value-type="float" office:value="3959762" calcext:value-type="float">
            <text:p>3959762</text:p>
          </table:table-cell>
          <table:table-cell office:value-type="float" office:value="869463" calcext:value-type="float">
            <text:p>869463</text:p>
          </table:table-cell>
          <table:table-cell office:value-type="float" office:value="18109128" calcext:value-type="float">
            <text:p>18109128</text:p>
          </table:table-cell>
          <table:table-cell office:value-type="float" office:value="515540" calcext:value-type="float">
            <text:p>515540</text:p>
          </table:table-cell>
          <table:table-cell office:value-type="float" office:value="6429939" calcext:value-type="float">
            <text:p>6429939</text:p>
          </table:table-cell>
          <table:table-cell office:value-type="float" office:value="6859058" calcext:value-type="float">
            <text:p>6859058</text:p>
          </table:table-cell>
          <table:table-cell office:value-type="float" office:value="5406542" calcext:value-type="float">
            <text:p>5406542</text:p>
          </table:table-cell>
          <table:table-cell office:value-type="float" office:value="1631582" calcext:value-type="float">
            <text:p>1631582</text:p>
          </table:table-cell>
          <table:table-cell office:value-type="float" office:value="291229" calcext:value-type="float">
            <text:p>291229</text:p>
          </table:table-cell>
          <table:table-cell office:value-type="float" office:value="12722031" calcext:value-type="float">
            <text:p>12722031</text:p>
          </table:table-cell>
          <table:table-cell/>
          <table:table-cell office:value-type="float" office:value="9257246" calcext:value-type="float">
            <text:p>9257246</text:p>
          </table:table-cell>
          <table:table-cell table:style-name="Default"/>
          <table:table-cell/>
          <table:table-cell office:value-type="float" office:value="-1622204" calcext:value-type="float">
            <text:p>-1622204</text:p>
          </table:table-cell>
          <table:table-cell office:value-type="float" office:value="20977837" calcext:value-type="float">
            <text:p>20977837</text:p>
          </table:table-cell>
          <table:table-cell table:style-name="ce1" office:value-type="float" office:value="2343291" calcext:value-type="float">
            <text:p>2343291</text:p>
          </table:table-cell>
          <table:table-cell table:style-name="Default"/>
          <table:table-cell office:value-type="float" office:value="197408" calcext:value-type="float">
            <text:p>197408</text:p>
          </table:table-cell>
          <table:table-cell office:value-type="float" office:value="1796023" calcext:value-type="float">
            <text:p>1796023</text:p>
          </table:table-cell>
          <table:table-cell office:value-type="float" office:value="2801" calcext:value-type="float">
            <text:p>2801</text:p>
          </table:table-cell>
          <table:table-cell office:value-type="float" office:value="1371096" calcext:value-type="float">
            <text:p>1371096</text:p>
          </table:table-cell>
          <table:table-cell table:style-name="ce1" office:value-type="float" office:value="-4262" calcext:value-type="float">
            <text:p>-4262</text:p>
          </table:table-cell>
          <table:table-cell office:value-type="float" office:value="8348048" calcext:value-type="float">
            <text:p>8348048</text:p>
          </table:table-cell>
          <table:table-cell office:value-type="float" office:value="14540984" calcext:value-type="float">
            <text:p>14540984</text:p>
          </table:table-cell>
          <table:table-cell office:value-type="float" office:value="132373" calcext:value-type="float">
            <text:p>132373</text:p>
          </table:table-cell>
          <table:table-cell office:value-type="float" office:value="264422" calcext:value-type="float">
            <text:p>264422</text:p>
          </table:table-cell>
          <table:table-cell table:style-name="ce1" office:value-type="float" office:value="-148139" calcext:value-type="float">
            <text:p>-148139</text:p>
          </table:table-cell>
          <table:table-cell office:value-type="float" office:value="5210700" calcext:value-type="float">
            <text:p>5210700</text:p>
          </table:table-cell>
          <table:table-cell office:value-type="float" office:value="4009065" calcext:value-type="float">
            <text:p>4009065</text:p>
          </table:table-cell>
          <table:table-cell office:value-type="float" office:value="534292" calcext:value-type="float">
            <text:p>534292</text:p>
          </table:table-cell>
          <table:table-cell office:value-type="float" office:value="1390793" calcext:value-type="float">
            <text:p>1390793</text:p>
          </table:table-cell>
          <table:table-cell office:value-type="float" office:value="591911" calcext:value-type="float">
            <text:p>591911</text:p>
          </table:table-cell>
          <table:table-cell office:value-type="float" office:value="6041" calcext:value-type="float">
            <text:p>6041</text:p>
          </table:table-cell>
          <table:table-cell office:value-type="float" office:value="4777366" calcext:value-type="float">
            <text:p>4777366</text:p>
          </table:table-cell>
          <table:table-cell/>
          <table:table-cell office:value-type="float" office:value="580008" calcext:value-type="float">
            <text:p>580008</text:p>
          </table:table-cell>
          <table:table-cell office:value-type="float" office:value="10477011" calcext:value-type="float">
            <text:p>10477011</text:p>
          </table:table-cell>
          <table:table-cell table:style-name="ce1" office:value-type="float" office:value="167583" calcext:value-type="float">
            <text:p>167583</text:p>
          </table:table-cell>
          <table:table-cell table:style-name="Default"/>
          <table:table-cell office:value-type="float" office:value="2807800" calcext:value-type="float">
            <text:p>2807800</text:p>
          </table:table-cell>
          <table:table-cell office:value-type="float" office:value="188145" calcext:value-type="float">
            <text:p>188145</text:p>
          </table:table-cell>
          <table:table-cell office:value-type="float" office:value="4099873" calcext:value-type="float">
            <text:p>4099873</text:p>
          </table:table-cell>
          <table:table-cell office:value-type="float" office:value="999982" calcext:value-type="float">
            <text:p>999982</text:p>
          </table:table-cell>
          <table:table-cell office:value-type="float" office:value="17074569" calcext:value-type="float">
            <text:p>17074569</text:p>
          </table:table-cell>
          <table:table-cell table:style-name="ce1" office:value-type="float" office:value="1034146" calcext:value-type="float">
            <text:p>1034146</text:p>
          </table:table-cell>
          <table:table-cell office:value-type="float" office:value="162201" calcext:value-type="float">
            <text:p>162201</text:p>
          </table:table-cell>
          <table:table-cell office:value-type="float" office:value="2255628" calcext:value-type="float">
            <text:p>2255628</text:p>
          </table:table-cell>
          <table:table-cell office:value-type="float" office:value="7036880" calcext:value-type="float">
            <text:p>7036880</text:p>
          </table:table-cell>
          <table:table-cell office:value-type="float" office:value="7157952" calcext:value-type="float">
            <text:p>7157952</text:p>
          </table:table-cell>
          <table:table-cell office:value-type="float" office:value="6747542" calcext:value-type="float">
            <text:p>6747542</text:p>
          </table:table-cell>
          <table:table-cell office:value-type="float" office:value="10310259" calcext:value-type="float">
            <text:p>10310259</text:p>
          </table:table-cell>
          <table:table-cell table:style-name="Default"/>
          <table:table-cell office:value-type="float" office:value="-17632" calcext:value-type="float">
            <text:p>-17632</text:p>
          </table:table-cell>
          <table:table-cell office:value-type="float" office:value="1937144" calcext:value-type="float">
            <text:p>1937144</text:p>
          </table:table-cell>
          <table:table-cell office:value-type="float" office:value="82353" calcext:value-type="float">
            <text:p>82353</text:p>
          </table:table-cell>
          <table:table-cell office:value-type="float" office:value="3888271" calcext:value-type="float">
            <text:p>3888271</text:p>
          </table:table-cell>
          <table:table-cell office:value-type="float" office:value="4736267" calcext:value-type="float">
            <text:p>4736267</text:p>
          </table:table-cell>
          <table:table-cell office:value-type="float" office:value="-173608" calcext:value-type="float">
            <text:p>-173608</text:p>
          </table:table-cell>
          <table:table-cell office:value-type="float" office:value="963943" calcext:value-type="float">
            <text:p>963943</text:p>
          </table:table-cell>
          <table:table-cell office:value-type="float" office:value="1622703" calcext:value-type="float">
            <text:p>1622703</text:p>
          </table:table-cell>
          <table:table-cell/>
          <table:table-cell office:value-type="float" office:value="-417283" calcext:value-type="float">
            <text:p>-417283</text:p>
          </table:table-cell>
          <table:table-cell office:value-type="float" office:value="829107" calcext:value-type="float">
            <text:p>829107</text:p>
          </table:table-cell>
          <table:table-cell office:value-type="float" office:value="882957" calcext:value-type="float">
            <text:p>882957</text:p>
          </table:table-cell>
          <table:table-cell table:style-name="Default"/>
          <table:table-cell office:value-type="float" office:value="-306349" calcext:value-type="float">
            <text:p>-306349</text:p>
          </table:table-cell>
          <table:table-cell office:value-type="float" office:value="29324733" calcext:value-type="float">
            <text:p>29324733</text:p>
          </table:table-cell>
          <table:table-cell office:value-type="float" office:value="-10439445" calcext:value-type="float">
            <text:p>-10439445</text:p>
          </table:table-cell>
          <table:table-cell office:value-type="float" office:value="214240" calcext:value-type="float">
            <text:p>214240</text:p>
          </table:table-cell>
          <table:table-cell office:value-type="float" office:value="593315581" calcext:value-type="float">
            <text:p>593315581</text:p>
          </table:table-cell>
          <table:table-cell office:value-type="float" office:value="3925443" calcext:value-type="float">
            <text:p>3925443</text:p>
          </table:table-cell>
          <table:table-cell office:value-type="float" office:value="5184231" calcext:value-type="float">
            <text:p>5184231</text:p>
          </table:table-cell>
          <table:table-cell table:style-name="ce1" office:value-type="float" office:value="-76960074" calcext:value-type="float">
            <text:p>-76960074</text:p>
          </table:table-cell>
          <table:table-cell table:style-name="ce1" office:value-type="float" office:value="7426437" calcext:value-type="float">
            <text:p>7426437</text:p>
          </table:table-cell>
          <table:table-cell office:value-type="float" office:value="1580727" calcext:value-type="float">
            <text:p>1580727</text:p>
          </table:table-cell>
          <table:table-cell table:style-name="Default"/>
          <table:table-cell/>
          <table:table-cell office:value-type="float" office:value="-407938" calcext:value-type="float">
            <text:p>-407938</text:p>
          </table:table-cell>
          <table:table-cell office:value-type="float" office:value="8788734" calcext:value-type="float">
            <text:p>8788734</text:p>
          </table:table-cell>
          <table:table-cell office:value-type="float" office:value="95380" calcext:value-type="float">
            <text:p>95380</text:p>
          </table:table-cell>
          <table:table-cell office:value-type="float" office:value="-912514" calcext:value-type="float">
            <text:p>-912514</text:p>
          </table:table-cell>
          <table:table-cell/>
          <table:table-cell office:value-type="float" office:value="3008206" calcext:value-type="float">
            <text:p>3008206</text:p>
          </table:table-cell>
          <table:table-cell table:style-name="ce1" office:value-type="float" office:value="67440" calcext:value-type="float">
            <text:p>67440</text:p>
          </table:table-cell>
          <table:table-cell office:value-type="float" office:value="795924" calcext:value-type="float">
            <text:p>795924</text:p>
          </table:table-cell>
          <table:table-cell office:value-type="float" office:value="-2070188" calcext:value-type="float">
            <text:p>-2070188</text:p>
          </table:table-cell>
          <table:table-cell table:style-name="ce1" office:value-type="float" office:value="709416" calcext:value-type="float">
            <text:p>709416</text:p>
          </table:table-cell>
          <table:table-cell table:style-name="ce1" office:value-type="float" office:value="90964" calcext:value-type="float">
            <text:p>90964</text:p>
          </table:table-cell>
          <table:table-cell table:style-name="ce1" office:value-type="float" office:value="6540424" calcext:value-type="float">
            <text:p>6540424</text:p>
          </table:table-cell>
          <table:table-cell office:value-type="float" office:value="1230236" calcext:value-type="float">
            <text:p>1230236</text:p>
          </table:table-cell>
          <table:table-cell office:value-type="float" office:value="228857" calcext:value-type="float">
            <text:p>228857</text:p>
          </table:table-cell>
          <table:table-cell table:style-name="Default"/>
          <table:table-cell office:value-type="float" office:value="4184368" calcext:value-type="float">
            <text:p>4184368</text:p>
          </table:table-cell>
          <table:table-cell office:value-type="float" office:value="354479" calcext:value-type="float">
            <text:p>354479</text:p>
          </table:table-cell>
          <table:table-cell table:style-name="ce1" office:value-type="float" office:value="3560953" calcext:value-type="float">
            <text:p>3560953</text:p>
          </table:table-cell>
          <table:table-cell office:value-type="float" office:value="143517000" calcext:value-type="float">
            <text:p>143517000</text:p>
          </table:table-cell>
          <table:table-cell office:value-type="float" office:value="54990000" calcext:value-type="float">
            <text:p>54990000</text:p>
          </table:table-cell>
          <table:table-cell office:value-type="float" office:value="33591156" calcext:value-type="float">
            <text:p>33591156</text:p>
          </table:table-cell>
          <table:table-cell table:style-name="ce1" office:value-type="float" office:value="3022121" calcext:value-type="float">
            <text:p>3022121</text:p>
          </table:table-cell>
          <table:table-cell office:value-type="float" office:value="3036311" calcext:value-type="float">
            <text:p>3036311</text:p>
          </table:table-cell>
          <table:table-cell office:value-type="float" office:value="-338018" calcext:value-type="float">
            <text:p>-338018</text:p>
          </table:table-cell>
          <table:table-cell office:value-type="float" office:value="676335" calcext:value-type="float">
            <text:p>676335</text:p>
          </table:table-cell>
          <table:table-cell office:value-type="float" office:value="2302681" calcext:value-type="float">
            <text:p>2302681</text:p>
          </table:table-cell>
          <table:table-cell office:value-type="float" office:value="-258706" calcext:value-type="float">
            <text:p>-258706</text:p>
          </table:table-cell>
          <table:table-cell office:value-type="float" office:value="476133" calcext:value-type="float">
            <text:p>476133</text:p>
          </table:table-cell>
          <table:table-cell office:value-type="float" office:value="3420799" calcext:value-type="float">
            <text:p>3420799</text:p>
          </table:table-cell>
          <table:table-cell office:value-type="float" office:value="6714836" calcext:value-type="float">
            <text:p>6714836</text:p>
          </table:table-cell>
          <table:table-cell office:value-type="float" office:value="1745061" calcext:value-type="float">
            <text:p>1745061</text:p>
          </table:table-cell>
          <table:table-cell/>
          <table:table-cell table:style-name="Default"/>
          <table:table-cell office:value-type="float" office:value="5429417" calcext:value-type="float">
            <text:p>5429417</text:p>
          </table:table-cell>
          <table:table-cell table:style-name="ce1" office:value-type="float" office:value="634479" calcext:value-type="float">
            <text:p>634479</text:p>
          </table:table-cell>
          <table:table-cell table:style-name="ce1" office:value-type="float" office:value="2975144" calcext:value-type="float">
            <text:p>2975144</text:p>
          </table:table-cell>
          <table:table-cell table:style-name="Default" office:value-type="float" office:value="203984" calcext:value-type="float">
            <text:p>203984</text:p>
          </table:table-cell>
          <table:table-cell office:value-type="float" office:value="7567204" calcext:value-type="float">
            <text:p>7567204</text:p>
          </table:table-cell>
          <table:table-cell office:value-type="float" office:value="1323970" calcext:value-type="float">
            <text:p>1323970</text:p>
          </table:table-cell>
          <table:table-cell office:value-type="float" office:value="4688165" calcext:value-type="float">
            <text:p>4688165</text:p>
          </table:table-cell>
          <table:table-cell office:value-type="float" office:value="166851" calcext:value-type="float">
            <text:p>166851</text:p>
          </table:table-cell>
          <table:table-cell office:value-type="float" office:value="75601" calcext:value-type="float">
            <text:p>75601</text:p>
          </table:table-cell>
          <table:table-cell office:value-type="float" office:value="6129094" calcext:value-type="float">
            <text:p>6129094</text:p>
          </table:table-cell>
          <table:table-cell table:style-name="ce1" office:value-type="float" office:value="49898" calcext:value-type="float">
            <text:p>49898</text:p>
          </table:table-cell>
          <table:table-cell office:value-type="float" office:value="7528056" calcext:value-type="float">
            <text:p>7528056</text:p>
          </table:table-cell>
          <table:table-cell office:value-type="float" office:value="1331698" calcext:value-type="float">
            <text:p>1331698</text:p>
          </table:table-cell>
          <table:table-cell office:value-type="float" office:value="-461467" calcext:value-type="float">
            <text:p>-461467</text:p>
          </table:table-cell>
          <table:table-cell office:value-type="float" office:value="-484249" calcext:value-type="float">
            <text:p>-484249</text:p>
          </table:table-cell>
          <table:table-cell office:value-type="float" office:value="2469907" calcext:value-type="float">
            <text:p>2469907</text:p>
          </table:table-cell>
          <table:table-cell office:value-type="float" office:value="572987" calcext:value-type="float">
            <text:p>572987</text:p>
          </table:table-cell>
          <table:table-cell table:style-name="Default"/>
          <table:table-cell office:value-type="float" office:value="244175" calcext:value-type="float">
            <text:p>244175</text:p>
          </table:table-cell>
          <table:table-cell office:value-type="float" office:value="57299" calcext:value-type="float">
            <text:p>57299</text:p>
          </table:table-cell>
          <table:table-cell office:value-type="float" office:value="35674862" calcext:value-type="float">
            <text:p>35674862</text:p>
          </table:table-cell>
          <table:table-cell office:value-type="float" office:value="29375652" calcext:value-type="float">
            <text:p>29375652</text:p>
          </table:table-cell>
          <table:table-cell table:style-name="ce1" office:value-type="float" office:value="2619" calcext:value-type="float">
            <text:p>2619</text:p>
          </table:table-cell>
          <table:table-cell office:value-type="float" office:value="241115196" calcext:value-type="float">
            <text:p>241115196</text:p>
          </table:table-cell>
          <table:table-cell table:style-name="ce1" office:value-type="float" office:value="1104897" calcext:value-type="float">
            <text:p>1104897</text:p>
          </table:table-cell>
          <table:table-cell table:style-name="Default"/>
          <table:table-cell office:value-type="float" office:value="579674" calcext:value-type="float">
            <text:p>579674</text:p>
          </table:table-cell>
          <table:table-cell office:value-type="float" office:value="-376101" calcext:value-type="float">
            <text:p>-376101</text:p>
          </table:table-cell>
          <table:table-cell office:value-type="float" office:value="-802361" calcext:value-type="float">
            <text:p>-802361</text:p>
          </table:table-cell>
          <table:table-cell office:value-type="float" office:value="922997" calcext:value-type="float">
            <text:p>922997</text:p>
          </table:table-cell>
          <table:table-cell office:value-type="float" office:value="1076468" calcext:value-type="float">
            <text:p>1076468</text:p>
          </table:table-cell>
          <table:table-cell table:style-name="ce1" office:value-type="float" office:value="2179643" calcext:value-type="float">
            <text:p>2179643</text:p>
          </table:table-cell>
          <table:table-cell table:style-name="Default"/>
          <table:table-cell office:value-type="float" office:value="5828733" calcext:value-type="float">
            <text:p>5828733</text:p>
          </table:table-cell>
          <table:table-cell office:value-type="float" office:value="5809319" calcext:value-type="float">
            <text:p>5809319</text:p>
          </table:table-cell>
          <table:table-cell office:value-type="float" office:value="-146308" calcext:value-type="float">
            <text:p>-146308</text:p>
          </table:table-cell>
          <table:table-cell table:style-name="ce1" office:value-type="float" office:value="20400000" calcext:value-type="float">
            <text:p>20400000</text:p>
          </table:table-cell>
          <table:table-cell office:value-type="float" office:value="-139342" calcext:value-type="float">
            <text:p>-139342</text:p>
          </table:table-cell>
          <table:table-cell table:style-name="Default"/>
          <table:table-cell office:value-type="float" office:value="13630" calcext:value-type="float">
            <text:p>13630</text:p>
          </table:table-cell>
          <table:table-cell office:value-type="float" office:value="1181259" calcext:value-type="float">
            <text:p>1181259</text:p>
          </table:table-cell>
          <table:table-cell table:style-name="ce1" office:value-type="float" office:value="-865738" calcext:value-type="float">
            <text:p>-865738</text:p>
          </table:table-cell>
          <table:table-cell office:value-type="float" office:value="11597554" calcext:value-type="float">
            <text:p>11597554</text:p>
          </table:table-cell>
          <table:table-cell office:value-type="float" office:value="2808568" calcext:value-type="float">
            <text:p>2808568</text:p>
          </table:table-cell>
          <table:table-cell table:style-name="Default"/>
          <table:table-cell office:value-type="float" office:value="-4704213" calcext:value-type="float">
            <text:p>-4704213</text:p>
          </table:table-cell>
          <table:table-cell table:style-name="ce1" office:value-type="float" office:value="490703" calcext:value-type="float">
            <text:p>490703</text:p>
          </table:table-cell>
          <table:table-cell office:value-type="float" office:value="95380" calcext:value-type="float">
            <text:p>95380</text:p>
          </table:table-cell>
          <table:table-cell office:value-type="float" office:value="517127" calcext:value-type="float">
            <text:p>517127</text:p>
          </table:table-cell>
          <table:table-cell office:value-type="float" office:value="371313" calcext:value-type="float">
            <text:p>371313</text:p>
          </table:table-cell>
          <table:table-cell office:value-type="float" office:value="-5099395" calcext:value-type="float">
            <text:p>-5099395</text:p>
          </table:table-cell>
          <table:table-cell office:value-type="float" office:value="2562657" calcext:value-type="float">
            <text:p>2562657</text:p>
          </table:table-cell>
          <table:table-cell table:style-name="ce1" office:value-type="float" office:value="9000000" calcext:value-type="float">
            <text:p>9000000</text:p>
          </table:table-cell>
          <table:table-cell office:value-type="float" office:value="234925000" calcext:value-type="float">
            <text:p>234925000</text:p>
          </table:table-cell>
          <table:table-cell table:style-name="ce1" office:value-type="float" office:value="327658014" calcext:value-type="float">
            <text:p>327658014</text:p>
          </table:table-cell>
          <table:table-cell office:value-type="float" office:value="-98887" calcext:value-type="float">
            <text:p>-98887</text:p>
          </table:table-cell>
          <table:table-cell table:style-name="Default"/>
          <table:table-cell office:value-type="float" office:value="-66169" calcext:value-type="float">
            <text:p>-66169</text:p>
          </table:table-cell>
          <table:table-cell office:value-type="float" office:value="8068999" calcext:value-type="float">
            <text:p>8068999</text:p>
          </table:table-cell>
          <table:table-cell table:style-name="ce1" office:value-type="float" office:value="60169" calcext:value-type="float">
            <text:p>60169</text:p>
          </table:table-cell>
          <table:table-cell office:value-type="float" office:value="885327" calcext:value-type="float">
            <text:p>885327</text:p>
          </table:table-cell>
          <table:table-cell table:style-name="ce1" office:value-type="float" office:value="235391" calcext:value-type="float">
            <text:p>235391</text:p>
          </table:table-cell>
          <table:table-cell/>
          <table:table-cell office:value-type="float" office:value="1005413" calcext:value-type="float">
            <text:p>1005413</text:p>
          </table:table-cell>
          <table:table-cell table:style-name="Default"/>
          <table:table-cell office:value-type="float" office:value="1505601" calcext:value-type="float">
            <text:p>1505601</text:p>
          </table:table-cell>
          <table:table-cell/>
          <table:table-cell table:style-name="ce1" office:value-type="float" office:value="4156899" calcext:value-type="float">
            <text:p>4156899</text:p>
          </table:table-cell>
          <table:table-cell office:value-type="float" office:value="2239653" calcext:value-type="float">
            <text:p>2239653</text:p>
          </table:table-cell>
          <table:table-cell table:style-name="Default"/>
          <table:table-cell office:value-type="float" office:value="-68244" calcext:value-type="float">
            <text:p>-68244</text:p>
          </table:table-cell>
          <table:table-cell office:value-type="float" office:value="4821271" calcext:value-type="float">
            <text:p>4821271</text:p>
          </table:table-cell>
          <table:table-cell office:value-type="float" office:value="-2876650" calcext:value-type="float">
            <text:p>-2876650</text:p>
          </table:table-cell>
          <table:table-cell office:value-type="float" office:value="-1143713" calcext:value-type="float">
            <text:p>-1143713</text:p>
          </table:table-cell>
          <table:table-cell office:value-type="float" office:value="880587" calcext:value-type="float">
            <text:p>880587</text:p>
          </table:table-cell>
          <table:table-cell table:style-name="ce1" office:value-type="float" office:value="1691831" calcext:value-type="float">
            <text:p>1691831</text:p>
          </table:table-cell>
          <table:table-cell office:value-type="float" office:value="615952" calcext:value-type="float">
            <text:p>615952</text:p>
          </table:table-cell>
          <table:table-cell office:value-type="float" office:value="-639218" calcext:value-type="float">
            <text:p>-639218</text:p>
          </table:table-cell>
          <table:table-cell table:style-name="Default" table:number-columns-repeated="2"/>
          <table:table-cell office:value-type="float" office:value="-1286221" calcext:value-type="float">
            <text:p>-1286221</text:p>
          </table:table-cell>
          <table:table-cell office:value-type="float" office:value="1339857" calcext:value-type="float">
            <text:p>1339857</text:p>
          </table:table-cell>
          <table:table-cell office:value-type="float" office:value="1497481" calcext:value-type="float">
            <text:p>1497481</text:p>
          </table:table-cell>
          <table:table-cell table:style-name="ce1" office:value-type="float" office:value="3392609" calcext:value-type="float">
            <text:p>3392609</text:p>
          </table:table-cell>
          <table:table-cell office:value-type="float" office:value="2863973" calcext:value-type="float">
            <text:p>2863973</text:p>
          </table:table-cell>
          <table:table-cell office:value-type="float" office:value="21683" calcext:value-type="float">
            <text:p>21683</text:p>
          </table:table-cell>
          <table:table-cell office:value-type="float" office:value="-203312" calcext:value-type="float">
            <text:p>-203312</text:p>
          </table:table-cell>
          <table:table-cell office:value-type="float" office:value="643997" calcext:value-type="float">
            <text:p>643997</text:p>
          </table:table-cell>
          <table:table-cell office:value-type="float" office:value="1325254" calcext:value-type="float">
            <text:p>1325254</text:p>
          </table:table-cell>
          <table:table-cell office:value-type="float" office:value="231347" calcext:value-type="float">
            <text:p>231347</text:p>
          </table:table-cell>
          <table:table-cell office:value-type="float" office:value="2899253" calcext:value-type="float">
            <text:p>2899253</text:p>
          </table:table-cell>
          <table:table-cell table:style-name="ce1" office:value-type="float" office:value="2372511" calcext:value-type="float">
            <text:p>2372511</text:p>
          </table:table-cell>
          <table:table-cell table:style-name="ce1" office:value-type="float" office:value="1261974" calcext:value-type="float">
            <text:p>1261974</text:p>
          </table:table-cell>
          <table:table-cell office:value-type="float" office:value="55418" calcext:value-type="float">
            <text:p>55418</text:p>
          </table:table-cell>
          <table:table-cell office:value-type="float" office:value="31540" calcext:value-type="float">
            <text:p>31540</text:p>
          </table:table-cell>
          <table:table-cell table:style-name="ce1" office:value-type="float" office:value="555207" calcext:value-type="float">
            <text:p>555207</text:p>
          </table:table-cell>
          <table:table-cell table:style-name="Default" table:number-columns-repeated="3"/>
          <table:table-cell office:value-type="float" office:value="7084808" calcext:value-type="float">
            <text:p>7084808</text:p>
          </table:table-cell>
          <table:table-cell office:value-type="float" office:value="4740683" calcext:value-type="float">
            <text:p>4740683</text:p>
          </table:table-cell>
          <table:table-cell office:value-type="float" office:value="4664877" calcext:value-type="float">
            <text:p>4664877</text:p>
          </table:table-cell>
          <table:table-cell office:value-type="float" office:value="273682" calcext:value-type="float">
            <text:p>273682</text:p>
          </table:table-cell>
          <table:table-cell office:value-type="float" office:value="-417283" calcext:value-type="float">
            <text:p>-417283</text:p>
          </table:table-cell>
          <table:table-cell office:value-type="float" office:value="326951" calcext:value-type="float">
            <text:p>326951</text:p>
          </table:table-cell>
          <table:table-cell office:value-type="float" office:value="887696" calcext:value-type="float">
            <text:p>887696</text:p>
          </table:table-cell>
          <table:table-cell office:value-type="float" office:value="264" calcext:value-type="float">
            <text:p>264</text:p>
          </table:table-cell>
          <table:table-cell office:value-type="float" office:value="595131" calcext:value-type="float">
            <text:p>595131</text:p>
          </table:table-cell>
          <table:table-cell office:value-type="float" office:value="-1596636" calcext:value-type="float">
            <text:p>-1596636</text:p>
          </table:table-cell>
          <table:table-cell office:value-type="float" office:value="181902" calcext:value-type="float">
            <text:p>181902</text:p>
          </table:table-cell>
          <table:table-cell office:value-type="float" office:value="1631737" calcext:value-type="float">
            <text:p>1631737</text:p>
          </table:table-cell>
          <table:table-cell office:value-type="float" office:value="71213577" calcext:value-type="float">
            <text:p>71213577</text:p>
          </table:table-cell>
          <table:table-cell table:style-name="Default"/>
          <table:table-cell office:value-type="float" office:value="785162" calcext:value-type="float">
            <text:p>785162</text:p>
          </table:table-cell>
          <table:table-cell office:value-type="float" office:value="-297411" calcext:value-type="float">
            <text:p>-297411</text:p>
          </table:table-cell>
          <table:table-cell office:value-type="float" office:value="2527054" calcext:value-type="float">
            <text:p>2527054</text:p>
          </table:table-cell>
          <table:table-cell office:value-type="float" office:value="731064" calcext:value-type="float">
            <text:p>731064</text:p>
          </table:table-cell>
          <table:table-cell office:value-type="float" office:value="5304289" calcext:value-type="float">
            <text:p>5304289</text:p>
          </table:table-cell>
          <table:table-cell office:value-type="float" office:value="103254" calcext:value-type="float">
            <text:p>103254</text:p>
          </table:table-cell>
          <table:table-cell office:value-type="float" office:value="1126969" calcext:value-type="float">
            <text:p>1126969</text:p>
          </table:table-cell>
          <table:table-cell office:value-type="float" office:value="586862" calcext:value-type="float">
            <text:p>586862</text:p>
          </table:table-cell>
          <table:table-cell office:value-type="float" office:value="2403220" calcext:value-type="float">
            <text:p>2403220</text:p>
          </table:table-cell>
          <table:table-cell office:value-type="float" office:value="9501693" calcext:value-type="float">
            <text:p>9501693</text:p>
          </table:table-cell>
          <table:table-cell office:value-type="float" office:value="160203" calcext:value-type="float">
            <text:p>160203</text:p>
          </table:table-cell>
          <table:table-cell table:style-name="ce1" office:value-type="float" office:value="1391371" calcext:value-type="float">
            <text:p>1391371</text:p>
          </table:table-cell>
          <table:table-cell table:style-name="Default"/>
          <table:table-cell office:value-type="float" office:value="15620043" calcext:value-type="float">
            <text:p>15620043</text:p>
          </table:table-cell>
          <table:table-cell office:value-type="float" office:value="172896297" calcext:value-type="float">
            <text:p>172896297</text:p>
          </table:table-cell>
          <table:table-cell office:value-type="float" office:value="1258994" calcext:value-type="float">
            <text:p>1258994</text:p>
          </table:table-cell>
          <table:table-cell office:value-type="float" office:value="641000" calcext:value-type="float">
            <text:p>641000</text:p>
          </table:table-cell>
          <table:table-cell office:value-type="float" office:value="-144472" calcext:value-type="float">
            <text:p>-144472</text:p>
          </table:table-cell>
          <table:table-cell office:value-type="float" office:value="1104083" calcext:value-type="float">
            <text:p>1104083</text:p>
          </table:table-cell>
          <table:table-cell office:value-type="float" office:value="9883247" calcext:value-type="float">
            <text:p>9883247</text:p>
          </table:table-cell>
          <table:table-cell office:value-type="float" office:value="-216826" calcext:value-type="float">
            <text:p>-216826</text:p>
          </table:table-cell>
          <table:table-cell office:value-type="float" office:value="3282728" calcext:value-type="float">
            <text:p>3282728</text:p>
          </table:table-cell>
          <table:table-cell table:style-name="ce1" office:value-type="float" office:value="363370" calcext:value-type="float">
            <text:p>363370</text:p>
          </table:table-cell>
          <table:table-cell office:value-type="float" office:value="430156" calcext:value-type="float">
            <text:p>430156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02-2020</text:p>
          </table:table-cell>
          <table:table-cell office:value-type="float" office:value="1556796" calcext:value-type="float">
            <text:p>1556796</text:p>
          </table:table-cell>
          <table:table-cell table:style-name="Default"/>
          <table:table-cell office:value-type="float" office:value="225320" calcext:value-type="float">
            <text:p>225320</text:p>
          </table:table-cell>
          <table:table-cell table:style-name="Default"/>
          <table:table-cell office:value-type="float" office:value="1024661" calcext:value-type="float">
            <text:p>1024661</text:p>
          </table:table-cell>
          <table:table-cell table:style-name="ce1" office:value-type="float" office:value="777554" calcext:value-type="float">
            <text:p>777554</text:p>
          </table:table-cell>
          <table:table-cell office:value-type="float" office:value="8007126" calcext:value-type="float">
            <text:p>8007126</text:p>
          </table:table-cell>
          <table:table-cell office:value-type="float" office:value="75532297" calcext:value-type="float">
            <text:p>75532297</text:p>
          </table:table-cell>
          <table:table-cell office:value-type="float" office:value="3678527" calcext:value-type="float">
            <text:p>3678527</text:p>
          </table:table-cell>
          <table:table-cell office:value-type="float" office:value="1656065" calcext:value-type="float">
            <text:p>1656065</text:p>
          </table:table-cell>
          <table:table-cell office:value-type="float" office:value="669467" calcext:value-type="float">
            <text:p>669467</text:p>
          </table:table-cell>
          <table:table-cell table:number-columns-repeated="2"/>
          <table:table-cell table:style-name="ce1" office:value-type="float" office:value="-12648243" calcext:value-type="float">
            <text:p>-12648243</text:p>
          </table:table-cell>
          <table:table-cell office:value-type="float" office:value="5570278" calcext:value-type="float">
            <text:p>5570278</text:p>
          </table:table-cell>
          <table:table-cell office:value-type="float" office:value="102892" calcext:value-type="float">
            <text:p>102892</text:p>
          </table:table-cell>
          <table:table-cell office:value-type="float" office:value="25573163" calcext:value-type="float">
            <text:p>25573163</text:p>
          </table:table-cell>
          <table:table-cell table:style-name="ce1" office:value-type="float" office:value="21484" calcext:value-type="float">
            <text:p>21484</text:p>
          </table:table-cell>
          <table:table-cell/>
          <table:table-cell office:value-type="float" office:value="101187601" calcext:value-type="float">
            <text:p>101187601</text:p>
          </table:table-cell>
          <table:table-cell/>
          <table:table-cell office:value-type="float" office:value="-138099" calcext:value-type="float">
            <text:p>-138099</text:p>
          </table:table-cell>
          <table:table-cell office:value-type="float" office:value="14549" calcext:value-type="float">
            <text:p>14549</text:p>
          </table:table-cell>
          <table:table-cell office:value-type="float" office:value="122123" calcext:value-type="float">
            <text:p>122123</text:p>
          </table:table-cell>
          <table:table-cell office:value-type="float" office:value="5349406" calcext:value-type="float">
            <text:p>5349406</text:p>
          </table:table-cell>
          <table:table-cell office:value-type="float" office:value="4093299" calcext:value-type="float">
            <text:p>4093299</text:p>
          </table:table-cell>
          <table:table-cell office:value-type="float" office:value="1510285" calcext:value-type="float">
            <text:p>1510285</text:p>
          </table:table-cell>
          <table:table-cell office:value-type="float" office:value="2316529" calcext:value-type="float">
            <text:p>2316529</text:p>
          </table:table-cell>
          <table:table-cell office:value-type="float" office:value="135133652" calcext:value-type="float">
            <text:p>135133652</text:p>
          </table:table-cell>
          <table:table-cell office:value-type="float" office:value="105006525" calcext:value-type="float">
            <text:p>105006525</text:p>
          </table:table-cell>
          <table:table-cell office:value-type="float" office:value="1434659" calcext:value-type="float">
            <text:p>1434659</text:p>
          </table:table-cell>
          <table:table-cell office:value-type="float" office:value="8217061" calcext:value-type="float">
            <text:p>8217061</text:p>
          </table:table-cell>
          <table:table-cell office:value-type="float" office:value="491540" calcext:value-type="float">
            <text:p>491540</text:p>
          </table:table-cell>
          <table:table-cell office:value-type="float" office:value="12046" calcext:value-type="float">
            <text:p>12046</text:p>
          </table:table-cell>
          <table:table-cell office:value-type="float" office:value="251321" calcext:value-type="float">
            <text:p>251321</text:p>
          </table:table-cell>
          <table:table-cell office:value-type="float" office:value="955021" calcext:value-type="float">
            <text:p>955021</text:p>
          </table:table-cell>
          <table:table-cell office:value-type="float" office:value="123747" calcext:value-type="float">
            <text:p>123747</text:p>
          </table:table-cell>
          <table:table-cell office:value-type="float" office:value="5888596" calcext:value-type="float">
            <text:p>5888596</text:p>
          </table:table-cell>
          <table:table-cell office:value-type="float" office:value="845022" calcext:value-type="float">
            <text:p>845022</text:p>
          </table:table-cell>
          <table:table-cell table:style-name="Default"/>
          <table:table-cell office:value-type="float" office:value="183806" calcext:value-type="float">
            <text:p>183806</text:p>
          </table:table-cell>
          <table:table-cell office:value-type="float" office:value="120695" calcext:value-type="float">
            <text:p>120695</text:p>
          </table:table-cell>
          <table:table-cell table:style-name="ce1" office:value-type="float" office:value="1550950" calcext:value-type="float">
            <text:p>1550950</text:p>
          </table:table-cell>
          <table:table-cell office:value-type="float" office:value="-254612" calcext:value-type="float">
            <text:p>-254612</text:p>
          </table:table-cell>
          <table:table-cell office:value-type="float" office:value="11058489" calcext:value-type="float">
            <text:p>11058489</text:p>
          </table:table-cell>
          <table:table-cell office:value-type="float" office:value="7166501" calcext:value-type="float">
            <text:p>7166501</text:p>
          </table:table-cell>
          <table:table-cell office:value-type="float" office:value="10969822" calcext:value-type="float">
            <text:p>10969822</text:p>
          </table:table-cell>
          <table:table-cell office:value-type="float" office:value="181396" calcext:value-type="float">
            <text:p>181396</text:p>
          </table:table-cell>
          <table:table-cell office:value-type="float" office:value="-5338103" calcext:value-type="float">
            <text:p>-5338103</text:p>
          </table:table-cell>
          <table:table-cell office:value-type="float" office:value="1860252" calcext:value-type="float">
            <text:p>1860252</text:p>
          </table:table-cell>
          <table:table-cell office:value-type="float" office:value="7045465" calcext:value-type="float">
            <text:p>7045465</text:p>
          </table:table-cell>
          <table:table-cell table:style-name="Default" table:number-columns-repeated="3"/>
          <table:table-cell office:value-type="float" office:value="64290" calcext:value-type="float">
            <text:p>64290</text:p>
          </table:table-cell>
          <table:table-cell office:value-type="float" office:value="8428250" calcext:value-type="float">
            <text:p>8428250</text:p>
          </table:table-cell>
          <table:table-cell table:style-name="Default"/>
          <table:table-cell office:value-type="float" office:value="-5702" calcext:value-type="float">
            <text:p>-5702</text:p>
          </table:table-cell>
          <table:table-cell office:value-type="float" office:value="76305382" calcext:value-type="float">
            <text:p>76305382</text:p>
          </table:table-cell>
          <table:table-cell office:value-type="float" office:value="1611844" calcext:value-type="float">
            <text:p>1611844</text:p>
          </table:table-cell>
          <table:table-cell office:value-type="float" office:value="15620000" calcext:value-type="float">
            <text:p>15620000</text:p>
          </table:table-cell>
          <table:table-cell office:value-type="float" office:value="1316958" calcext:value-type="float">
            <text:p>1316958</text:p>
          </table:table-cell>
          <table:table-cell office:value-type="float" office:value="1075100" calcext:value-type="float">
            <text:p>1075100</text:p>
          </table:table-cell>
          <table:table-cell office:value-type="float" office:value="5684000" calcext:value-type="float">
            <text:p>5684000</text:p>
          </table:table-cell>
          <table:table-cell office:value-type="float" office:value="923186" calcext:value-type="float">
            <text:p>923186</text:p>
          </table:table-cell>
          <table:table-cell office:value-type="float" office:value="3142552" calcext:value-type="float">
            <text:p>3142552</text:p>
          </table:table-cell>
          <table:table-cell office:value-type="float" office:value="16877062" calcext:value-type="float">
            <text:p>16877062</text:p>
          </table:table-cell>
          <table:table-cell office:value-type="float" office:value="1666000" calcext:value-type="float">
            <text:p>1666000</text:p>
          </table:table-cell>
          <table:table-cell office:value-type="float" office:value="1219000" calcext:value-type="float">
            <text:p>1219000</text:p>
          </table:table-cell>
          <table:table-cell office:value-type="float" office:value="-4883564" calcext:value-type="float">
            <text:p>-4883564</text:p>
          </table:table-cell>
          <table:table-cell office:value-type="float" office:value="1722156" calcext:value-type="float">
            <text:p>1722156</text:p>
          </table:table-cell>
          <table:table-cell office:value-type="float" office:value="152716" calcext:value-type="float">
            <text:p>152716</text:p>
          </table:table-cell>
          <table:table-cell office:value-type="float" office:value="922921" calcext:value-type="float">
            <text:p>922921</text:p>
          </table:table-cell>
          <table:table-cell office:value-type="float" office:value="233739" calcext:value-type="float">
            <text:p>233739</text:p>
          </table:table-cell>
          <table:table-cell office:value-type="float" office:value="1498033" calcext:value-type="float">
            <text:p>1498033</text:p>
          </table:table-cell>
          <table:table-cell office:value-type="float" office:value="126662" calcext:value-type="float">
            <text:p>126662</text:p>
          </table:table-cell>
          <table:table-cell office:value-type="float" office:value="3943289" calcext:value-type="float">
            <text:p>3943289</text:p>
          </table:table-cell>
          <table:table-cell office:value-type="float" office:value="851946" calcext:value-type="float">
            <text:p>851946</text:p>
          </table:table-cell>
          <table:table-cell office:value-type="float" office:value="19649759" calcext:value-type="float">
            <text:p>19649759</text:p>
          </table:table-cell>
          <table:table-cell office:value-type="float" office:value="477281" calcext:value-type="float">
            <text:p>477281</text:p>
          </table:table-cell>
          <table:table-cell office:value-type="float" office:value="6489706" calcext:value-type="float">
            <text:p>6489706</text:p>
          </table:table-cell>
          <table:table-cell office:value-type="float" office:value="6968269" calcext:value-type="float">
            <text:p>6968269</text:p>
          </table:table-cell>
          <table:table-cell office:value-type="float" office:value="5462567" calcext:value-type="float">
            <text:p>5462567</text:p>
          </table:table-cell>
          <table:table-cell office:value-type="float" office:value="1549360" calcext:value-type="float">
            <text:p>1549360</text:p>
          </table:table-cell>
          <table:table-cell office:value-type="float" office:value="283521" calcext:value-type="float">
            <text:p>283521</text:p>
          </table:table-cell>
          <table:table-cell office:value-type="float" office:value="13316516" calcext:value-type="float">
            <text:p>13316516</text:p>
          </table:table-cell>
          <table:table-cell/>
          <table:table-cell office:value-type="float" office:value="9145915" calcext:value-type="float">
            <text:p>9145915</text:p>
          </table:table-cell>
          <table:table-cell table:style-name="Default"/>
          <table:table-cell/>
          <table:table-cell office:value-type="float" office:value="1179931" calcext:value-type="float">
            <text:p>1179931</text:p>
          </table:table-cell>
          <table:table-cell office:value-type="float" office:value="21275024" calcext:value-type="float">
            <text:p>21275024</text:p>
          </table:table-cell>
          <table:table-cell table:style-name="ce1" office:value-type="float" office:value="2535507" calcext:value-type="float">
            <text:p>2535507</text:p>
          </table:table-cell>
          <table:table-cell table:style-name="Default"/>
          <table:table-cell office:value-type="float" office:value="220989" calcext:value-type="float">
            <text:p>220989</text:p>
          </table:table-cell>
          <table:table-cell office:value-type="float" office:value="1819056" calcext:value-type="float">
            <text:p>1819056</text:p>
          </table:table-cell>
          <table:table-cell office:value-type="float" office:value="3552" calcext:value-type="float">
            <text:p>3552</text:p>
          </table:table-cell>
          <table:table-cell office:value-type="float" office:value="1408050" calcext:value-type="float">
            <text:p>1408050</text:p>
          </table:table-cell>
          <table:table-cell table:style-name="ce1" office:value-type="float" office:value="-4887" calcext:value-type="float">
            <text:p>-4887</text:p>
          </table:table-cell>
          <table:table-cell office:value-type="float" office:value="8756512" calcext:value-type="float">
            <text:p>8756512</text:p>
          </table:table-cell>
          <table:table-cell office:value-type="float" office:value="14952844" calcext:value-type="float">
            <text:p>14952844</text:p>
          </table:table-cell>
          <table:table-cell office:value-type="float" office:value="121435" calcext:value-type="float">
            <text:p>121435</text:p>
          </table:table-cell>
          <table:table-cell office:value-type="float" office:value="273147" calcext:value-type="float">
            <text:p>273147</text:p>
          </table:table-cell>
          <table:table-cell table:style-name="ce1" office:value-type="float" office:value="-387548" calcext:value-type="float">
            <text:p>-387548</text:p>
          </table:table-cell>
          <table:table-cell office:value-type="float" office:value="5301776" calcext:value-type="float">
            <text:p>5301776</text:p>
          </table:table-cell>
          <table:table-cell office:value-type="float" office:value="3866633" calcext:value-type="float">
            <text:p>3866633</text:p>
          </table:table-cell>
          <table:table-cell office:value-type="float" office:value="529635" calcext:value-type="float">
            <text:p>529635</text:p>
          </table:table-cell>
          <table:table-cell office:value-type="float" office:value="1429829" calcext:value-type="float">
            <text:p>1429829</text:p>
          </table:table-cell>
          <table:table-cell office:value-type="float" office:value="582769" calcext:value-type="float">
            <text:p>582769</text:p>
          </table:table-cell>
          <table:table-cell office:value-type="float" office:value="7092" calcext:value-type="float">
            <text:p>7092</text:p>
          </table:table-cell>
          <table:table-cell office:value-type="float" office:value="4723320" calcext:value-type="float">
            <text:p>4723320</text:p>
          </table:table-cell>
          <table:table-cell/>
          <table:table-cell office:value-type="float" office:value="615303" calcext:value-type="float">
            <text:p>615303</text:p>
          </table:table-cell>
          <table:table-cell office:value-type="float" office:value="10773144" calcext:value-type="float">
            <text:p>10773144</text:p>
          </table:table-cell>
          <table:table-cell table:style-name="ce1" office:value-type="float" office:value="168715" calcext:value-type="float">
            <text:p>168715</text:p>
          </table:table-cell>
          <table:table-cell table:style-name="Default"/>
          <table:table-cell office:value-type="float" office:value="2857000" calcext:value-type="float">
            <text:p>2857000</text:p>
          </table:table-cell>
          <table:table-cell office:value-type="float" office:value="198348" calcext:value-type="float">
            <text:p>198348</text:p>
          </table:table-cell>
          <table:table-cell office:value-type="float" office:value="3751145" calcext:value-type="float">
            <text:p>3751145</text:p>
          </table:table-cell>
          <table:table-cell office:value-type="float" office:value="1018767" calcext:value-type="float">
            <text:p>1018767</text:p>
          </table:table-cell>
          <table:table-cell office:value-type="float" office:value="16319849" calcext:value-type="float">
            <text:p>16319849</text:p>
          </table:table-cell>
          <table:table-cell table:style-name="ce1" office:value-type="float" office:value="1034146" calcext:value-type="float">
            <text:p>1034146</text:p>
          </table:table-cell>
          <table:table-cell office:value-type="float" office:value="148244" calcext:value-type="float">
            <text:p>148244</text:p>
          </table:table-cell>
          <table:table-cell office:value-type="float" office:value="2333399" calcext:value-type="float">
            <text:p>2333399</text:p>
          </table:table-cell>
          <table:table-cell office:value-type="float" office:value="6911893" calcext:value-type="float">
            <text:p>6911893</text:p>
          </table:table-cell>
          <table:table-cell office:value-type="float" office:value="7224981" calcext:value-type="float">
            <text:p>7224981</text:p>
          </table:table-cell>
          <table:table-cell office:value-type="float" office:value="7434743" calcext:value-type="float">
            <text:p>7434743</text:p>
          </table:table-cell>
          <table:table-cell office:value-type="float" office:value="10758438" calcext:value-type="float">
            <text:p>10758438</text:p>
          </table:table-cell>
          <table:table-cell table:style-name="Default"/>
          <table:table-cell office:value-type="float" office:value="41493" calcext:value-type="float">
            <text:p>41493</text:p>
          </table:table-cell>
          <table:table-cell office:value-type="float" office:value="1944440" calcext:value-type="float">
            <text:p>1944440</text:p>
          </table:table-cell>
          <table:table-cell office:value-type="float" office:value="78246" calcext:value-type="float">
            <text:p>78246</text:p>
          </table:table-cell>
          <table:table-cell office:value-type="float" office:value="3958371" calcext:value-type="float">
            <text:p>3958371</text:p>
          </table:table-cell>
          <table:table-cell office:value-type="float" office:value="4736055" calcext:value-type="float">
            <text:p>4736055</text:p>
          </table:table-cell>
          <table:table-cell office:value-type="float" office:value="-220710" calcext:value-type="float">
            <text:p>-220710</text:p>
          </table:table-cell>
          <table:table-cell office:value-type="float" office:value="969432" calcext:value-type="float">
            <text:p>969432</text:p>
          </table:table-cell>
          <table:table-cell office:value-type="float" office:value="1549453" calcext:value-type="float">
            <text:p>1549453</text:p>
          </table:table-cell>
          <table:table-cell/>
          <table:table-cell office:value-type="float" office:value="-367967" calcext:value-type="float">
            <text:p>-367967</text:p>
          </table:table-cell>
          <table:table-cell office:value-type="float" office:value="847457" calcext:value-type="float">
            <text:p>847457</text:p>
          </table:table-cell>
          <table:table-cell office:value-type="float" office:value="1177187" calcext:value-type="float">
            <text:p>1177187</text:p>
          </table:table-cell>
          <table:table-cell table:style-name="Default"/>
          <table:table-cell office:value-type="float" office:value="-481154" calcext:value-type="float">
            <text:p>-481154</text:p>
          </table:table-cell>
          <table:table-cell office:value-type="float" office:value="30261373" calcext:value-type="float">
            <text:p>30261373</text:p>
          </table:table-cell>
          <table:table-cell office:value-type="float" office:value="-12404853" calcext:value-type="float">
            <text:p>-12404853</text:p>
          </table:table-cell>
          <table:table-cell office:value-type="float" office:value="294405" calcext:value-type="float">
            <text:p>294405</text:p>
          </table:table-cell>
          <table:table-cell office:value-type="float" office:value="606986670" calcext:value-type="float">
            <text:p>606986670</text:p>
          </table:table-cell>
          <table:table-cell office:value-type="float" office:value="3883040" calcext:value-type="float">
            <text:p>3883040</text:p>
          </table:table-cell>
          <table:table-cell office:value-type="float" office:value="4906447" calcext:value-type="float">
            <text:p>4906447</text:p>
          </table:table-cell>
          <table:table-cell table:style-name="ce1" office:value-type="float" office:value="-77360404" calcext:value-type="float">
            <text:p>-77360404</text:p>
          </table:table-cell>
          <table:table-cell table:style-name="ce1" office:value-type="float" office:value="7705362" calcext:value-type="float">
            <text:p>7705362</text:p>
          </table:table-cell>
          <table:table-cell office:value-type="float" office:value="1588898" calcext:value-type="float">
            <text:p>1588898</text:p>
          </table:table-cell>
          <table:table-cell table:style-name="Default"/>
          <table:table-cell table:style-name="ce1" office:value-type="float" office:value="1378849" calcext:value-type="float">
            <text:p>1378849</text:p>
          </table:table-cell>
          <table:table-cell office:value-type="float" office:value="-436347" calcext:value-type="float">
            <text:p>-436347</text:p>
          </table:table-cell>
          <table:table-cell office:value-type="float" office:value="9055204" calcext:value-type="float">
            <text:p>9055204</text:p>
          </table:table-cell>
          <table:table-cell office:value-type="float" office:value="87703" calcext:value-type="float">
            <text:p>87703</text:p>
          </table:table-cell>
          <table:table-cell office:value-type="float" office:value="-934044" calcext:value-type="float">
            <text:p>-934044</text:p>
          </table:table-cell>
          <table:table-cell/>
          <table:table-cell office:value-type="float" office:value="3050930" calcext:value-type="float">
            <text:p>3050930</text:p>
          </table:table-cell>
          <table:table-cell table:style-name="ce1" office:value-type="float" office:value="67349" calcext:value-type="float">
            <text:p>67349</text:p>
          </table:table-cell>
          <table:table-cell office:value-type="float" office:value="810606" calcext:value-type="float">
            <text:p>810606</text:p>
          </table:table-cell>
          <table:table-cell office:value-type="float" office:value="-2108340" calcext:value-type="float">
            <text:p>-2108340</text:p>
          </table:table-cell>
          <table:table-cell table:style-name="ce1" office:value-type="float" office:value="716452" calcext:value-type="float">
            <text:p>716452</text:p>
          </table:table-cell>
          <table:table-cell table:style-name="ce1" office:value-type="float" office:value="74836" calcext:value-type="float">
            <text:p>74836</text:p>
          </table:table-cell>
          <table:table-cell table:style-name="ce1" office:value-type="float" office:value="6776038" calcext:value-type="float">
            <text:p>6776038</text:p>
          </table:table-cell>
          <table:table-cell office:value-type="float" office:value="876643" calcext:value-type="float">
            <text:p>876643</text:p>
          </table:table-cell>
          <table:table-cell office:value-type="float" office:value="229833" calcext:value-type="float">
            <text:p>229833</text:p>
          </table:table-cell>
          <table:table-cell table:style-name="Default"/>
          <table:table-cell office:value-type="float" office:value="4044674" calcext:value-type="float">
            <text:p>4044674</text:p>
          </table:table-cell>
          <table:table-cell office:value-type="float" office:value="369777" calcext:value-type="float">
            <text:p>369777</text:p>
          </table:table-cell>
          <table:table-cell table:style-name="ce1" office:value-type="float" office:value="2880315" calcext:value-type="float">
            <text:p>2880315</text:p>
          </table:table-cell>
          <table:table-cell office:value-type="float" office:value="142933000" calcext:value-type="float">
            <text:p>142933000</text:p>
          </table:table-cell>
          <table:table-cell office:value-type="float" office:value="55891000" calcext:value-type="float">
            <text:p>55891000</text:p>
          </table:table-cell>
          <table:table-cell office:value-type="float" office:value="39466239" calcext:value-type="float">
            <text:p>39466239</text:p>
          </table:table-cell>
          <table:table-cell table:style-name="ce1" office:value-type="float" office:value="3058300" calcext:value-type="float">
            <text:p>3058300</text:p>
          </table:table-cell>
          <table:table-cell office:value-type="float" office:value="3279096" calcext:value-type="float">
            <text:p>3279096</text:p>
          </table:table-cell>
          <table:table-cell office:value-type="float" office:value="-367566" calcext:value-type="float">
            <text:p>-367566</text:p>
          </table:table-cell>
          <table:table-cell office:value-type="float" office:value="692615" calcext:value-type="float">
            <text:p>692615</text:p>
          </table:table-cell>
          <table:table-cell office:value-type="float" office:value="2380776" calcext:value-type="float">
            <text:p>2380776</text:p>
          </table:table-cell>
          <table:table-cell office:value-type="float" office:value="-262809" calcext:value-type="float">
            <text:p>-262809</text:p>
          </table:table-cell>
          <table:table-cell office:value-type="float" office:value="513931" calcext:value-type="float">
            <text:p>513931</text:p>
          </table:table-cell>
          <table:table-cell office:value-type="float" office:value="3373844" calcext:value-type="float">
            <text:p>3373844</text:p>
          </table:table-cell>
          <table:table-cell office:value-type="float" office:value="6672366" calcext:value-type="float">
            <text:p>6672366</text:p>
          </table:table-cell>
          <table:table-cell office:value-type="float" office:value="1679886" calcext:value-type="float">
            <text:p>1679886</text:p>
          </table:table-cell>
          <table:table-cell/>
          <table:table-cell table:style-name="Default"/>
          <table:table-cell office:value-type="float" office:value="5460996" calcext:value-type="float">
            <text:p>5460996</text:p>
          </table:table-cell>
          <table:table-cell table:style-name="ce1" office:value-type="float" office:value="644643" calcext:value-type="float">
            <text:p>644643</text:p>
          </table:table-cell>
          <table:table-cell table:style-name="ce1" office:value-type="float" office:value="2975144" calcext:value-type="float">
            <text:p>2975144</text:p>
          </table:table-cell>
          <table:table-cell office:value-type="float" office:value="203299" calcext:value-type="float">
            <text:p>203299</text:p>
          </table:table-cell>
          <table:table-cell office:value-type="float" office:value="7562098" calcext:value-type="float">
            <text:p>7562098</text:p>
          </table:table-cell>
          <table:table-cell office:value-type="float" office:value="1153727" calcext:value-type="float">
            <text:p>1153727</text:p>
          </table:table-cell>
          <table:table-cell office:value-type="float" office:value="5425952" calcext:value-type="float">
            <text:p>5425952</text:p>
          </table:table-cell>
          <table:table-cell office:value-type="float" office:value="156746" calcext:value-type="float">
            <text:p>156746</text:p>
          </table:table-cell>
          <table:table-cell office:value-type="float" office:value="54923" calcext:value-type="float">
            <text:p>54923</text:p>
          </table:table-cell>
          <table:table-cell office:value-type="float" office:value="6234011" calcext:value-type="float">
            <text:p>6234011</text:p>
          </table:table-cell>
          <table:table-cell table:style-name="ce1" office:value-type="float" office:value="49974" calcext:value-type="float">
            <text:p>49974</text:p>
          </table:table-cell>
          <table:table-cell office:value-type="float" office:value="7443843" calcext:value-type="float">
            <text:p>7443843</text:p>
          </table:table-cell>
          <table:table-cell office:value-type="float" office:value="1291720" calcext:value-type="float">
            <text:p>1291720</text:p>
          </table:table-cell>
          <table:table-cell office:value-type="float" office:value="-486228" calcext:value-type="float">
            <text:p>-486228</text:p>
          </table:table-cell>
          <table:table-cell office:value-type="float" office:value="-491461" calcext:value-type="float">
            <text:p>-491461</text:p>
          </table:table-cell>
          <table:table-cell office:value-type="float" office:value="2526660" calcext:value-type="float">
            <text:p>2526660</text:p>
          </table:table-cell>
          <table:table-cell office:value-type="float" office:value="2611104" calcext:value-type="float">
            <text:p>2611104</text:p>
          </table:table-cell>
          <table:table-cell table:style-name="Default"/>
          <table:table-cell office:value-type="float" office:value="246977" calcext:value-type="float">
            <text:p>246977</text:p>
          </table:table-cell>
          <table:table-cell office:value-type="float" office:value="46493" calcext:value-type="float">
            <text:p>46493</text:p>
          </table:table-cell>
          <table:table-cell office:value-type="float" office:value="30881623" calcext:value-type="float">
            <text:p>30881623</text:p>
          </table:table-cell>
          <table:table-cell office:value-type="float" office:value="30310135" calcext:value-type="float">
            <text:p>30310135</text:p>
          </table:table-cell>
          <table:table-cell table:style-name="ce1" office:value-type="float" office:value="5859" calcext:value-type="float">
            <text:p>5859</text:p>
          </table:table-cell>
          <table:table-cell office:value-type="float" office:value="271320060" calcext:value-type="float">
            <text:p>271320060</text:p>
          </table:table-cell>
          <table:table-cell table:style-name="ce1" office:value-type="float" office:value="1093248" calcext:value-type="float">
            <text:p>1093248</text:p>
          </table:table-cell>
          <table:table-cell table:style-name="Default"/>
          <table:table-cell office:value-type="float" office:value="838217" calcext:value-type="float">
            <text:p>838217</text:p>
          </table:table-cell>
          <table:table-cell office:value-type="float" office:value="-376200" calcext:value-type="float">
            <text:p>-376200</text:p>
          </table:table-cell>
          <table:table-cell office:value-type="float" office:value="-821490" calcext:value-type="float">
            <text:p>-821490</text:p>
          </table:table-cell>
          <table:table-cell office:value-type="float" office:value="876077" calcext:value-type="float">
            <text:p>876077</text:p>
          </table:table-cell>
          <table:table-cell office:value-type="float" office:value="981242" calcext:value-type="float">
            <text:p>981242</text:p>
          </table:table-cell>
          <table:table-cell table:style-name="ce1" office:value-type="float" office:value="2179274" calcext:value-type="float">
            <text:p>2179274</text:p>
          </table:table-cell>
          <table:table-cell table:style-name="Default"/>
          <table:table-cell office:value-type="float" office:value="5828733" calcext:value-type="float">
            <text:p>5828733</text:p>
          </table:table-cell>
          <table:table-cell office:value-type="float" office:value="5887735" calcext:value-type="float">
            <text:p>5887735</text:p>
          </table:table-cell>
          <table:table-cell office:value-type="float" office:value="-161712" calcext:value-type="float">
            <text:p>-161712</text:p>
          </table:table-cell>
          <table:table-cell table:style-name="ce1" office:value-type="float" office:value="20400000" calcext:value-type="float">
            <text:p>20400000</text:p>
          </table:table-cell>
          <table:table-cell office:value-type="float" office:value="-139667" calcext:value-type="float">
            <text:p>-139667</text:p>
          </table:table-cell>
          <table:table-cell table:style-name="Default"/>
          <table:table-cell office:value-type="float" office:value="14884" calcext:value-type="float">
            <text:p>14884</text:p>
          </table:table-cell>
          <table:table-cell office:value-type="float" office:value="1221922" calcext:value-type="float">
            <text:p>1221922</text:p>
          </table:table-cell>
          <table:table-cell table:style-name="ce1" office:value-type="float" office:value="-1055775" calcext:value-type="float">
            <text:p>-1055775</text:p>
          </table:table-cell>
          <table:table-cell office:value-type="float" office:value="8163912" calcext:value-type="float">
            <text:p>8163912</text:p>
          </table:table-cell>
          <table:table-cell office:value-type="float" office:value="2774932" calcext:value-type="float">
            <text:p>2774932</text:p>
          </table:table-cell>
          <table:table-cell table:style-name="Default"/>
          <table:table-cell office:value-type="float" office:value="-4746156" calcext:value-type="float">
            <text:p>-4746156</text:p>
          </table:table-cell>
          <table:table-cell table:style-name="ce1" office:value-type="float" office:value="515980" calcext:value-type="float">
            <text:p>515980</text:p>
          </table:table-cell>
          <table:table-cell office:value-type="float" office:value="87703" calcext:value-type="float">
            <text:p>87703</text:p>
          </table:table-cell>
          <table:table-cell office:value-type="float" office:value="525461" calcext:value-type="float">
            <text:p>525461</text:p>
          </table:table-cell>
          <table:table-cell office:value-type="float" office:value="411359" calcext:value-type="float">
            <text:p>411359</text:p>
          </table:table-cell>
          <table:table-cell office:value-type="float" office:value="-5288563" calcext:value-type="float">
            <text:p>-5288563</text:p>
          </table:table-cell>
          <table:table-cell office:value-type="float" office:value="2581166" calcext:value-type="float">
            <text:p>2581166</text:p>
          </table:table-cell>
          <table:table-cell table:style-name="ce1" office:value-type="float" office:value="9813000" calcext:value-type="float">
            <text:p>9813000</text:p>
          </table:table-cell>
          <table:table-cell office:value-type="float" office:value="245721000" calcext:value-type="float">
            <text:p>245721000</text:p>
          </table:table-cell>
          <table:table-cell table:style-name="ce1" office:value-type="float" office:value="330176399" calcext:value-type="float">
            <text:p>330176399</text:p>
          </table:table-cell>
          <table:table-cell office:value-type="float" office:value="-136260" calcext:value-type="float">
            <text:p>-136260</text:p>
          </table:table-cell>
          <table:table-cell table:style-name="Default"/>
          <table:table-cell office:value-type="float" office:value="-66169" calcext:value-type="float">
            <text:p>-66169</text:p>
          </table:table-cell>
          <table:table-cell office:value-type="float" office:value="8496680" calcext:value-type="float">
            <text:p>8496680</text:p>
          </table:table-cell>
          <table:table-cell table:style-name="ce1" office:value-type="float" office:value="273497" calcext:value-type="float">
            <text:p>273497</text:p>
          </table:table-cell>
          <table:table-cell office:value-type="float" office:value="886125" calcext:value-type="float">
            <text:p>886125</text:p>
          </table:table-cell>
          <table:table-cell table:style-name="ce1" office:value-type="float" office:value="218169" calcext:value-type="float">
            <text:p>218169</text:p>
          </table:table-cell>
          <table:table-cell/>
          <table:table-cell office:value-type="float" office:value="1399315" calcext:value-type="float">
            <text:p>1399315</text:p>
          </table:table-cell>
          <table:table-cell table:style-name="Default"/>
          <table:table-cell office:value-type="float" office:value="1640709" calcext:value-type="float">
            <text:p>1640709</text:p>
          </table:table-cell>
          <table:table-cell/>
          <table:table-cell table:style-name="ce1" office:value-type="float" office:value="4117357" calcext:value-type="float">
            <text:p>4117357</text:p>
          </table:table-cell>
          <table:table-cell office:value-type="float" office:value="2267477" calcext:value-type="float">
            <text:p>2267477</text:p>
          </table:table-cell>
          <table:table-cell table:style-name="Default"/>
          <table:table-cell office:value-type="float" office:value="-68600" calcext:value-type="float">
            <text:p>-68600</text:p>
          </table:table-cell>
          <table:table-cell office:value-type="float" office:value="4821271" calcext:value-type="float">
            <text:p>4821271</text:p>
          </table:table-cell>
          <table:table-cell office:value-type="float" office:value="-2972008" calcext:value-type="float">
            <text:p>-2972008</text:p>
          </table:table-cell>
          <table:table-cell office:value-type="float" office:value="-1235947" calcext:value-type="float">
            <text:p>-1235947</text:p>
          </table:table-cell>
          <table:table-cell office:value-type="float" office:value="733301" calcext:value-type="float">
            <text:p>733301</text:p>
          </table:table-cell>
          <table:table-cell table:style-name="ce1" office:value-type="float" office:value="1760331" calcext:value-type="float">
            <text:p>1760331</text:p>
          </table:table-cell>
          <table:table-cell office:value-type="float" office:value="608782" calcext:value-type="float">
            <text:p>608782</text:p>
          </table:table-cell>
          <table:table-cell office:value-type="float" office:value="-668676" calcext:value-type="float">
            <text:p>-668676</text:p>
          </table:table-cell>
          <table:table-cell table:style-name="Default" table:number-columns-repeated="2"/>
          <table:table-cell office:value-type="float" office:value="-1320534" calcext:value-type="float">
            <text:p>-1320534</text:p>
          </table:table-cell>
          <table:table-cell office:value-type="float" office:value="1339857" calcext:value-type="float">
            <text:p>1339857</text:p>
          </table:table-cell>
          <table:table-cell office:value-type="float" office:value="1508466" calcext:value-type="float">
            <text:p>1508466</text:p>
          </table:table-cell>
          <table:table-cell table:style-name="ce1" office:value-type="float" office:value="3655110" calcext:value-type="float">
            <text:p>3655110</text:p>
          </table:table-cell>
          <table:table-cell office:value-type="float" office:value="2921568" calcext:value-type="float">
            <text:p>2921568</text:p>
          </table:table-cell>
          <table:table-cell office:value-type="float" office:value="9165" calcext:value-type="float">
            <text:p>9165</text:p>
          </table:table-cell>
          <table:table-cell office:value-type="float" office:value="-321458" calcext:value-type="float">
            <text:p>-321458</text:p>
          </table:table-cell>
          <table:table-cell office:value-type="float" office:value="656151" calcext:value-type="float">
            <text:p>656151</text:p>
          </table:table-cell>
          <table:table-cell office:value-type="float" office:value="1359598" calcext:value-type="float">
            <text:p>1359598</text:p>
          </table:table-cell>
          <table:table-cell office:value-type="float" office:value="229051" calcext:value-type="float">
            <text:p>229051</text:p>
          </table:table-cell>
          <table:table-cell office:value-type="float" office:value="3063561" calcext:value-type="float">
            <text:p>3063561</text:p>
          </table:table-cell>
          <table:table-cell table:style-name="ce1" office:value-type="float" office:value="2252967" calcext:value-type="float">
            <text:p>2252967</text:p>
          </table:table-cell>
          <table:table-cell table:style-name="ce1" office:value-type="float" office:value="1261847" calcext:value-type="float">
            <text:p>1261847</text:p>
          </table:table-cell>
          <table:table-cell office:value-type="float" office:value="72435" calcext:value-type="float">
            <text:p>72435</text:p>
          </table:table-cell>
          <table:table-cell office:value-type="float" office:value="22420" calcext:value-type="float">
            <text:p>22420</text:p>
          </table:table-cell>
          <table:table-cell table:style-name="ce1" office:value-type="float" office:value="584577" calcext:value-type="float">
            <text:p>584577</text:p>
          </table:table-cell>
          <table:table-cell table:style-name="Default" table:number-columns-repeated="3"/>
          <table:table-cell office:value-type="float" office:value="7492067" calcext:value-type="float">
            <text:p>7492067</text:p>
          </table:table-cell>
          <table:table-cell office:value-type="float" office:value="2681536" calcext:value-type="float">
            <text:p>2681536</text:p>
          </table:table-cell>
          <table:table-cell office:value-type="float" office:value="2611435" calcext:value-type="float">
            <text:p>2611435</text:p>
          </table:table-cell>
          <table:table-cell office:value-type="float" office:value="256015" calcext:value-type="float">
            <text:p>256015</text:p>
          </table:table-cell>
          <table:table-cell office:value-type="float" office:value="-367967" calcext:value-type="float">
            <text:p>-367967</text:p>
          </table:table-cell>
          <table:table-cell office:value-type="float" office:value="309598" calcext:value-type="float">
            <text:p>309598</text:p>
          </table:table-cell>
          <table:table-cell office:value-type="float" office:value="846873" calcext:value-type="float">
            <text:p>846873</text:p>
          </table:table-cell>
          <table:table-cell office:value-type="float" office:value="1058" calcext:value-type="float">
            <text:p>1058</text:p>
          </table:table-cell>
          <table:table-cell office:value-type="float" office:value="590088" calcext:value-type="float">
            <text:p>590088</text:p>
          </table:table-cell>
          <table:table-cell office:value-type="float" office:value="-1626671" calcext:value-type="float">
            <text:p>-1626671</text:p>
          </table:table-cell>
          <table:table-cell office:value-type="float" office:value="182419" calcext:value-type="float">
            <text:p>182419</text:p>
          </table:table-cell>
          <table:table-cell office:value-type="float" office:value="1606033" calcext:value-type="float">
            <text:p>1606033</text:p>
          </table:table-cell>
          <table:table-cell office:value-type="float" office:value="69242162" calcext:value-type="float">
            <text:p>69242162</text:p>
          </table:table-cell>
          <table:table-cell table:style-name="Default"/>
          <table:table-cell office:value-type="float" office:value="769534" calcext:value-type="float">
            <text:p>769534</text:p>
          </table:table-cell>
          <table:table-cell office:value-type="float" office:value="-303725" calcext:value-type="float">
            <text:p>-303725</text:p>
          </table:table-cell>
          <table:table-cell office:value-type="float" office:value="2517411" calcext:value-type="float">
            <text:p>2517411</text:p>
          </table:table-cell>
          <table:table-cell office:value-type="float" office:value="727112" calcext:value-type="float">
            <text:p>727112</text:p>
          </table:table-cell>
          <table:table-cell office:value-type="float" office:value="5412412" calcext:value-type="float">
            <text:p>5412412</text:p>
          </table:table-cell>
          <table:table-cell office:value-type="float" office:value="107865" calcext:value-type="float">
            <text:p>107865</text:p>
          </table:table-cell>
          <table:table-cell office:value-type="float" office:value="1153287" calcext:value-type="float">
            <text:p>1153287</text:p>
          </table:table-cell>
          <table:table-cell office:value-type="float" office:value="605213" calcext:value-type="float">
            <text:p>605213</text:p>
          </table:table-cell>
          <table:table-cell office:value-type="float" office:value="2370789" calcext:value-type="float">
            <text:p>2370789</text:p>
          </table:table-cell>
          <table:table-cell office:value-type="float" office:value="9507993" calcext:value-type="float">
            <text:p>9507993</text:p>
          </table:table-cell>
          <table:table-cell office:value-type="float" office:value="160532" calcext:value-type="float">
            <text:p>160532</text:p>
          </table:table-cell>
          <table:table-cell table:style-name="ce1" office:value-type="float" office:value="1409410" calcext:value-type="float">
            <text:p>1409410</text:p>
          </table:table-cell>
          <table:table-cell table:style-name="Default"/>
          <table:table-cell office:value-type="float" office:value="15219124" calcext:value-type="float">
            <text:p>15219124</text:p>
          </table:table-cell>
          <table:table-cell office:value-type="float" office:value="180375357" calcext:value-type="float">
            <text:p>180375357</text:p>
          </table:table-cell>
          <table:table-cell office:value-type="float" office:value="1171392" calcext:value-type="float">
            <text:p>1171392</text:p>
          </table:table-cell>
          <table:table-cell office:value-type="float" office:value="5049000" calcext:value-type="float">
            <text:p>5049000</text:p>
          </table:table-cell>
          <table:table-cell office:value-type="float" office:value="-154240" calcext:value-type="float">
            <text:p>-154240</text:p>
          </table:table-cell>
          <table:table-cell office:value-type="float" office:value="1029688" calcext:value-type="float">
            <text:p>1029688</text:p>
          </table:table-cell>
          <table:table-cell office:value-type="float" office:value="10628679" calcext:value-type="float">
            <text:p>10628679</text:p>
          </table:table-cell>
          <table:table-cell office:value-type="float" office:value="-222010" calcext:value-type="float">
            <text:p>-222010</text:p>
          </table:table-cell>
          <table:table-cell office:value-type="float" office:value="1842508" calcext:value-type="float">
            <text:p>1842508</text:p>
          </table:table-cell>
          <table:table-cell table:style-name="ce1" office:value-type="float" office:value="282445" calcext:value-type="float">
            <text:p>282445</text:p>
          </table:table-cell>
          <table:table-cell office:value-type="float" office:value="440085" calcext:value-type="float">
            <text:p>440085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03-2020</text:p>
          </table:table-cell>
          <table:table-cell office:value-type="float" office:value="1377601" calcext:value-type="float">
            <text:p>1377601</text:p>
          </table:table-cell>
          <table:table-cell table:style-name="Default"/>
          <table:table-cell office:value-type="float" office:value="186712" calcext:value-type="float">
            <text:p>186712</text:p>
          </table:table-cell>
          <table:table-cell office:value-type="float" office:value="147863" calcext:value-type="float">
            <text:p>147863</text:p>
          </table:table-cell>
          <table:table-cell office:value-type="float" office:value="1035630" calcext:value-type="float">
            <text:p>1035630</text:p>
          </table:table-cell>
          <table:table-cell table:style-name="ce1" office:value-type="float" office:value="705337" calcext:value-type="float">
            <text:p>705337</text:p>
          </table:table-cell>
          <table:table-cell office:value-type="float" office:value="8406273" calcext:value-type="float">
            <text:p>8406273</text:p>
          </table:table-cell>
          <table:table-cell office:value-type="float" office:value="79574145" calcext:value-type="float">
            <text:p>79574145</text:p>
          </table:table-cell>
          <table:table-cell office:value-type="float" office:value="3614712" calcext:value-type="float">
            <text:p>3614712</text:p>
          </table:table-cell>
          <table:table-cell office:value-type="float" office:value="1662535" calcext:value-type="float">
            <text:p>1662535</text:p>
          </table:table-cell>
          <table:table-cell office:value-type="float" office:value="697259" calcext:value-type="float">
            <text:p>697259</text:p>
          </table:table-cell>
          <table:table-cell table:number-columns-repeated="2"/>
          <table:table-cell table:style-name="ce1" office:value-type="float" office:value="-13866371" calcext:value-type="float">
            <text:p>-13866371</text:p>
          </table:table-cell>
          <table:table-cell office:value-type="float" office:value="9535268" calcext:value-type="float">
            <text:p>9535268</text:p>
          </table:table-cell>
          <table:table-cell table:style-name="Default"/>
          <table:table-cell office:value-type="float" office:value="25994379" calcext:value-type="float">
            <text:p>25994379</text:p>
          </table:table-cell>
          <table:table-cell table:style-name="ce1" office:value-type="float" office:value="21484" calcext:value-type="float">
            <text:p>21484</text:p>
          </table:table-cell>
          <table:table-cell/>
          <table:table-cell table:style-name="Default"/>
          <table:table-cell/>
          <table:table-cell table:style-name="Default"/>
          <table:table-cell office:value-type="float" office:value="19104" calcext:value-type="float">
            <text:p>19104</text:p>
          </table:table-cell>
          <table:table-cell table:style-name="Default"/>
          <table:table-cell office:value-type="float" office:value="6357339" calcext:value-type="float">
            <text:p>6357339</text:p>
          </table:table-cell>
          <table:table-cell office:value-type="float" office:value="5973811" calcext:value-type="float">
            <text:p>5973811</text:p>
          </table:table-cell>
          <table:table-cell office:value-type="float" office:value="439563" calcext:value-type="float">
            <text:p>439563</text:p>
          </table:table-cell>
          <table:table-cell table:style-name="Default"/>
          <table:table-cell office:value-type="float" office:value="19235897" calcext:value-type="float">
            <text:p>19235897</text:p>
          </table:table-cell>
          <table:table-cell office:value-type="float" office:value="112088236" calcext:value-type="float">
            <text:p>112088236</text:p>
          </table:table-cell>
          <table:table-cell table:style-name="Default"/>
          <table:table-cell office:value-type="float" office:value="2664850" calcext:value-type="float">
            <text:p>2664850</text:p>
          </table:table-cell>
          <table:table-cell office:value-type="float" office:value="497842" calcext:value-type="float">
            <text:p>497842</text:p>
          </table:table-cell>
          <table:table-cell table:style-name="Default" table:number-columns-repeated="2"/>
          <table:table-cell office:value-type="float" office:value="980278" calcext:value-type="float">
            <text:p>980278</text:p>
          </table:table-cell>
          <table:table-cell office:value-type="float" office:value="123879" calcext:value-type="float">
            <text:p>123879</text:p>
          </table:table-cell>
          <table:table-cell office:value-type="float" office:value="6209466" calcext:value-type="float">
            <text:p>6209466</text:p>
          </table:table-cell>
          <table:table-cell office:value-type="float" office:value="814692" calcext:value-type="float">
            <text:p>814692</text:p>
          </table:table-cell>
          <table:table-cell table:style-name="Default"/>
          <table:table-cell office:value-type="float" office:value="184018" calcext:value-type="float">
            <text:p>184018</text:p>
          </table:table-cell>
          <table:table-cell office:value-type="float" office:value="108621" calcext:value-type="float">
            <text:p>108621</text:p>
          </table:table-cell>
          <table:table-cell table:style-name="ce1" office:value-type="float" office:value="1448074" calcext:value-type="float">
            <text:p>1448074</text:p>
          </table:table-cell>
          <table:table-cell office:value-type="float" office:value="-241275" calcext:value-type="float">
            <text:p>-241275</text:p>
          </table:table-cell>
          <table:table-cell office:value-type="float" office:value="11074989" calcext:value-type="float">
            <text:p>11074989</text:p>
          </table:table-cell>
          <table:table-cell office:value-type="float" office:value="7172380" calcext:value-type="float">
            <text:p>7172380</text:p>
          </table:table-cell>
          <table:table-cell office:value-type="float" office:value="12012028" calcext:value-type="float">
            <text:p>12012028</text:p>
          </table:table-cell>
          <table:table-cell office:value-type="float" office:value="163540" calcext:value-type="float">
            <text:p>163540</text:p>
          </table:table-cell>
          <table:table-cell office:value-type="float" office:value="-6412327" calcext:value-type="float">
            <text:p>-6412327</text:p>
          </table:table-cell>
          <table:table-cell office:value-type="float" office:value="574716" calcext:value-type="float">
            <text:p>574716</text:p>
          </table:table-cell>
          <table:table-cell office:value-type="float" office:value="7341869" calcext:value-type="float">
            <text:p>7341869</text:p>
          </table:table-cell>
          <table:table-cell table:style-name="Default" table:number-columns-repeated="3"/>
          <table:table-cell office:value-type="float" office:value="91413" calcext:value-type="float">
            <text:p>91413</text:p>
          </table:table-cell>
          <table:table-cell office:value-type="float" office:value="8204081" calcext:value-type="float">
            <text:p>8204081</text:p>
          </table:table-cell>
          <table:table-cell table:style-name="Default"/>
          <table:table-cell office:value-type="float" office:value="-5727" calcext:value-type="float">
            <text:p>-5727</text:p>
          </table:table-cell>
          <table:table-cell table:style-name="Default"/>
          <table:table-cell office:value-type="float" office:value="1692167" calcext:value-type="float">
            <text:p>1692167</text:p>
          </table:table-cell>
          <table:table-cell office:value-type="float" office:value="16242000" calcext:value-type="float">
            <text:p>16242000</text:p>
          </table:table-cell>
          <table:table-cell office:value-type="float" office:value="1337910" calcext:value-type="float">
            <text:p>1337910</text:p>
          </table:table-cell>
          <table:table-cell office:value-type="float" office:value="1180521" calcext:value-type="float">
            <text:p>1180521</text:p>
          </table:table-cell>
          <table:table-cell office:value-type="float" office:value="5989000" calcext:value-type="float">
            <text:p>5989000</text:p>
          </table:table-cell>
          <table:table-cell office:value-type="float" office:value="1069550" calcext:value-type="float">
            <text:p>1069550</text:p>
          </table:table-cell>
          <table:table-cell office:value-type="float" office:value="3187666" calcext:value-type="float">
            <text:p>3187666</text:p>
          </table:table-cell>
          <table:table-cell table:style-name="Default"/>
          <table:table-cell office:value-type="float" office:value="1689000" calcext:value-type="float">
            <text:p>1689000</text:p>
          </table:table-cell>
          <table:table-cell office:value-type="float" office:value="1311000" calcext:value-type="float">
            <text:p>1311000</text:p>
          </table:table-cell>
          <table:table-cell table:style-name="Default"/>
          <table:table-cell office:value-type="float" office:value="1726816" calcext:value-type="float">
            <text:p>1726816</text:p>
          </table:table-cell>
          <table:table-cell office:value-type="float" office:value="145119" calcext:value-type="float">
            <text:p>145119</text:p>
          </table:table-cell>
          <table:table-cell office:value-type="float" office:value="1212209" calcext:value-type="float">
            <text:p>1212209</text:p>
          </table:table-cell>
          <table:table-cell office:value-type="float" office:value="294882" calcext:value-type="float">
            <text:p>294882</text:p>
          </table:table-cell>
          <table:table-cell office:value-type="float" office:value="1616315" calcext:value-type="float">
            <text:p>1616315</text:p>
          </table:table-cell>
          <table:table-cell office:value-type="float" office:value="125945" calcext:value-type="float">
            <text:p>125945</text:p>
          </table:table-cell>
          <table:table-cell office:value-type="float" office:value="4049793" calcext:value-type="float">
            <text:p>4049793</text:p>
          </table:table-cell>
          <table:table-cell office:value-type="float" office:value="836900" calcext:value-type="float">
            <text:p>836900</text:p>
          </table:table-cell>
          <table:table-cell office:value-type="float" office:value="20329426" calcext:value-type="float">
            <text:p>20329426</text:p>
          </table:table-cell>
          <table:table-cell office:value-type="float" office:value="959207" calcext:value-type="float">
            <text:p>959207</text:p>
          </table:table-cell>
          <table:table-cell office:value-type="float" office:value="6654286" calcext:value-type="float">
            <text:p>6654286</text:p>
          </table:table-cell>
          <table:table-cell office:value-type="float" office:value="7145688" calcext:value-type="float">
            <text:p>7145688</text:p>
          </table:table-cell>
          <table:table-cell office:value-type="float" office:value="6342851" calcext:value-type="float">
            <text:p>6342851</text:p>
          </table:table-cell>
          <table:table-cell table:style-name="Default" table:number-columns-repeated="2"/>
          <table:table-cell office:value-type="float" office:value="13659192" calcext:value-type="float">
            <text:p>13659192</text:p>
          </table:table-cell>
          <table:table-cell/>
          <table:table-cell office:value-type="float" office:value="9155901" calcext:value-type="float">
            <text:p>9155901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office:value-type="float" office:value="242636" calcext:value-type="float">
            <text:p>242636</text:p>
          </table:table-cell>
          <table:table-cell office:value-type="float" office:value="1838279" calcext:value-type="float">
            <text:p>1838279</text:p>
          </table:table-cell>
          <table:table-cell office:value-type="float" office:value="784" calcext:value-type="float">
            <text:p>784</text:p>
          </table:table-cell>
          <table:table-cell office:value-type="float" office:value="1480457" calcext:value-type="float">
            <text:p>1480457</text:p>
          </table:table-cell>
          <table:table-cell table:style-name="ce1" office:value-type="float" office:value="5563" calcext:value-type="float">
            <text:p>5563</text:p>
          </table:table-cell>
          <table:table-cell table:style-name="Default" table:number-columns-repeated="3"/>
          <table:table-cell office:value-type="float" office:value="282506" calcext:value-type="float">
            <text:p>282506</text:p>
          </table:table-cell>
          <table:table-cell/>
          <table:table-cell office:value-type="float" office:value="6546657" calcext:value-type="float">
            <text:p>6546657</text:p>
          </table:table-cell>
          <table:table-cell office:value-type="float" office:value="3891172" calcext:value-type="float">
            <text:p>3891172</text:p>
          </table:table-cell>
          <table:table-cell office:value-type="float" office:value="1003628" calcext:value-type="float">
            <text:p>1003628</text:p>
          </table:table-cell>
          <table:table-cell office:value-type="float" office:value="1450377" calcext:value-type="float">
            <text:p>1450377</text:p>
          </table:table-cell>
          <table:table-cell office:value-type="float" office:value="602841" calcext:value-type="float">
            <text:p>602841</text:p>
          </table:table-cell>
          <table:table-cell table:style-name="Default"/>
          <table:table-cell office:value-type="float" office:value="4879993" calcext:value-type="float">
            <text:p>4879993</text:p>
          </table:table-cell>
          <table:table-cell/>
          <table:table-cell office:value-type="float" office:value="686925" calcext:value-type="float">
            <text:p>686925</text:p>
          </table:table-cell>
          <table:table-cell office:value-type="float" office:value="11038577" calcext:value-type="float">
            <text:p>11038577</text:p>
          </table:table-cell>
          <table:table-cell table:style-name="ce1" office:value-type="float" office:value="179500" calcext:value-type="float">
            <text:p>179500</text:p>
          </table:table-cell>
          <table:table-cell table:style-name="Default"/>
          <table:table-cell office:value-type="float" office:value="3032000" calcext:value-type="float">
            <text:p>3032000</text:p>
          </table:table-cell>
          <table:table-cell table:style-name="Default" table:number-columns-repeated="3"/>
          <table:table-cell office:value-type="float" office:value="16359817" calcext:value-type="float">
            <text:p>16359817</text:p>
          </table:table-cell>
          <table:table-cell table:style-name="ce1" office:value-type="float" office:value="1830365" calcext:value-type="float">
            <text:p>1830365</text:p>
          </table:table-cell>
          <table:table-cell table:style-name="Default"/>
          <table:table-cell office:value-type="float" office:value="2631009" calcext:value-type="float">
            <text:p>2631009</text:p>
          </table:table-cell>
          <table:table-cell office:value-type="float" office:value="7689654" calcext:value-type="float">
            <text:p>7689654</text:p>
          </table:table-cell>
          <table:table-cell office:value-type="float" office:value="7275678" calcext:value-type="float">
            <text:p>7275678</text:p>
          </table:table-cell>
          <table:table-cell office:value-type="float" office:value="7148739" calcext:value-type="float">
            <text:p>7148739</text:p>
          </table:table-cell>
          <table:table-cell office:value-type="float" office:value="11611230" calcext:value-type="float">
            <text:p>11611230</text:p>
          </table:table-cell>
          <table:table-cell table:style-name="Default"/>
          <table:table-cell office:value-type="float" office:value="81449" calcext:value-type="float">
            <text:p>81449</text:p>
          </table:table-cell>
          <table:table-cell office:value-type="float" office:value="2560125" calcext:value-type="float">
            <text:p>2560125</text:p>
          </table:table-cell>
          <table:table-cell office:value-type="float" office:value="82353" calcext:value-type="float">
            <text:p>82353</text:p>
          </table:table-cell>
          <table:table-cell office:value-type="float" office:value="4087686" calcext:value-type="float">
            <text:p>4087686</text:p>
          </table:table-cell>
          <table:table-cell office:value-type="float" office:value="4759531" calcext:value-type="float">
            <text:p>4759531</text:p>
          </table:table-cell>
          <table:table-cell table:style-name="Default"/>
          <table:table-cell office:value-type="float" office:value="93326" calcext:value-type="float">
            <text:p>93326</text:p>
          </table:table-cell>
          <table:table-cell office:value-type="float" office:value="1687538" calcext:value-type="float">
            <text:p>1687538</text:p>
          </table:table-cell>
          <table:table-cell/>
          <table:table-cell table:style-name="Default"/>
          <table:table-cell office:value-type="float" office:value="898058" calcext:value-type="float">
            <text:p>898058</text:p>
          </table:table-cell>
          <table:table-cell office:value-type="float" office:value="1513890" calcext:value-type="float">
            <text:p>1513890</text:p>
          </table:table-cell>
          <table:table-cell table:style-name="Default"/>
          <table:table-cell office:value-type="float" office:value="-585617" calcext:value-type="float">
            <text:p>-585617</text:p>
          </table:table-cell>
          <table:table-cell office:value-type="float" office:value="31493303" calcext:value-type="float">
            <text:p>31493303</text:p>
          </table:table-cell>
          <table:table-cell office:value-type="float" office:value="-14136946" calcext:value-type="float">
            <text:p>-14136946</text:p>
          </table:table-cell>
          <table:table-cell office:value-type="float" office:value="320046" calcext:value-type="float">
            <text:p>320046</text:p>
          </table:table-cell>
          <table:table-cell table:style-name="Default"/>
          <table:table-cell office:value-type="float" office:value="3994941" calcext:value-type="float">
            <text:p>3994941</text:p>
          </table:table-cell>
          <table:table-cell office:value-type="float" office:value="4855725" calcext:value-type="float">
            <text:p>4855725</text:p>
          </table:table-cell>
          <table:table-cell table:style-name="ce1" office:value-type="float" office:value="-76368368" calcext:value-type="float">
            <text:p>-76368368</text:p>
          </table:table-cell>
          <table:table-cell table:style-name="ce1" office:value-type="float" office:value="7842441" calcext:value-type="float">
            <text:p>7842441</text:p>
          </table:table-cell>
          <table:table-cell office:value-type="float" office:value="1616509" calcext:value-type="float">
            <text:p>1616509</text:p>
          </table:table-cell>
          <table:table-cell table:style-name="Default"/>
          <table:table-cell/>
          <table:table-cell table:style-name="Default"/>
          <table:table-cell office:value-type="float" office:value="9295558" calcext:value-type="float">
            <text:p>9295558</text:p>
          </table:table-cell>
          <table:table-cell office:value-type="float" office:value="95380" calcext:value-type="float">
            <text:p>95380</text:p>
          </table:table-cell>
          <table:table-cell table:style-name="Default"/>
          <table:table-cell/>
          <table:table-cell office:value-type="float" office:value="3113410" calcext:value-type="float">
            <text:p>3113410</text:p>
          </table:table-cell>
          <table:table-cell/>
          <table:table-cell office:value-type="float" office:value="806521" calcext:value-type="float">
            <text:p>806521</text:p>
          </table:table-cell>
          <table:table-cell table:style-name="Default"/>
          <table:table-cell table:style-name="ce1" office:value-type="float" office:value="711514" calcext:value-type="float">
            <text:p>711514</text:p>
          </table:table-cell>
          <table:table-cell/>
          <table:table-cell table:style-name="ce1" office:value-type="float" office:value="7105528" calcext:value-type="float">
            <text:p>7105528</text:p>
          </table:table-cell>
          <table:table-cell table:style-name="Default"/>
          <table:table-cell office:value-type="float" office:value="230497" calcext:value-type="float">
            <text:p>230497</text:p>
          </table:table-cell>
          <table:table-cell table:style-name="Default"/>
          <table:table-cell office:value-type="float" office:value="4155750" calcext:value-type="float">
            <text:p>4155750</text:p>
          </table:table-cell>
          <table:table-cell office:value-type="float" office:value="768480" calcext:value-type="float">
            <text:p>768480</text:p>
          </table:table-cell>
          <table:table-cell table:style-name="ce1" office:value-type="float" office:value="4876150" calcext:value-type="float">
            <text:p>4876150</text:p>
          </table:table-cell>
          <table:table-cell office:value-type="float" office:value="147928000" calcext:value-type="float">
            <text:p>147928000</text:p>
          </table:table-cell>
          <table:table-cell office:value-type="float" office:value="57588000" calcext:value-type="float">
            <text:p>57588000</text:p>
          </table:table-cell>
          <table:table-cell office:value-type="float" office:value="42980908" calcext:value-type="float">
            <text:p>42980908</text:p>
          </table:table-cell>
          <table:table-cell table:style-name="ce1" office:value-type="float" office:value="3142335" calcext:value-type="float">
            <text:p>3142335</text:p>
          </table:table-cell>
          <table:table-cell office:value-type="float" office:value="3854271" calcext:value-type="float">
            <text:p>3854271</text:p>
          </table:table-cell>
          <table:table-cell table:style-name="Default"/>
          <table:table-cell office:value-type="float" office:value="715893" calcext:value-type="float">
            <text:p>715893</text:p>
          </table:table-cell>
          <table:table-cell office:value-type="float" office:value="1069805" calcext:value-type="float">
            <text:p>1069805</text:p>
          </table:table-cell>
          <table:table-cell office:value-type="float" office:value="-200883" calcext:value-type="float">
            <text:p>-200883</text:p>
          </table:table-cell>
          <table:table-cell office:value-type="float" office:value="513931" calcext:value-type="float">
            <text:p>513931</text:p>
          </table:table-cell>
          <table:table-cell office:value-type="float" office:value="3175010" calcext:value-type="float">
            <text:p>3175010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5724114" calcext:value-type="float">
            <text:p>5724114</text:p>
          </table:table-cell>
          <table:table-cell table:style-name="ce1" office:value-type="float" office:value="657061" calcext:value-type="float">
            <text:p>657061</text:p>
          </table:table-cell>
          <table:table-cell table:style-name="ce1" office:value-type="float" office:value="3057424" calcext:value-type="float">
            <text:p>3057424</text:p>
          </table:table-cell>
          <table:table-cell office:value-type="float" office:value="217204" calcext:value-type="float">
            <text:p>217204</text:p>
          </table:table-cell>
          <table:table-cell office:value-type="float" office:value="16087906" calcext:value-type="float">
            <text:p>16087906</text:p>
          </table:table-cell>
          <table:table-cell office:value-type="float" office:value="1025061" calcext:value-type="float">
            <text:p>1025061</text:p>
          </table:table-cell>
          <table:table-cell office:value-type="float" office:value="5287763" calcext:value-type="float">
            <text:p>5287763</text:p>
          </table:table-cell>
          <table:table-cell office:value-type="float" office:value="161477" calcext:value-type="float">
            <text:p>161477</text:p>
          </table:table-cell>
          <table:table-cell table:style-name="Default" table:number-columns-repeated="2"/>
          <table:table-cell/>
          <table:table-cell office:value-type="float" office:value="7376605" calcext:value-type="float">
            <text:p>7376605</text:p>
          </table:table-cell>
          <table:table-cell office:value-type="float" office:value="1331008" calcext:value-type="float">
            <text:p>1331008</text:p>
          </table:table-cell>
          <table:table-cell table:style-name="Default"/>
          <table:table-cell office:value-type="float" office:value="-486120" calcext:value-type="float">
            <text:p>-486120</text:p>
          </table:table-cell>
          <table:table-cell office:value-type="float" office:value="2514988" calcext:value-type="float">
            <text:p>2514988</text:p>
          </table:table-cell>
          <table:table-cell office:value-type="float" office:value="2743782" calcext:value-type="float">
            <text:p>2743782</text:p>
          </table:table-cell>
          <table:table-cell table:style-name="Default"/>
          <table:table-cell office:value-type="float" office:value="249134" calcext:value-type="float">
            <text:p>249134</text:p>
          </table:table-cell>
          <table:table-cell office:value-type="float" office:value="-2441" calcext:value-type="float">
            <text:p>-2441</text:p>
          </table:table-cell>
          <table:table-cell office:value-type="float" office:value="27819159" calcext:value-type="float">
            <text:p>27819159</text:p>
          </table:table-cell>
          <table:table-cell office:value-type="float" office:value="31554404" calcext:value-type="float">
            <text:p>31554404</text:p>
          </table:table-cell>
          <table:table-cell/>
          <table:table-cell office:value-type="float" office:value="279083686" calcext:value-type="float">
            <text:p>279083686</text:p>
          </table:table-cell>
          <table:table-cell table:style-name="ce1" office:value-type="float" office:value="1095333" calcext:value-type="float">
            <text:p>1095333</text:p>
          </table:table-cell>
          <table:table-cell table:style-name="Default"/>
          <table:table-cell office:value-type="float" office:value="1218974" calcext:value-type="float">
            <text:p>1218974</text:p>
          </table:table-cell>
          <table:table-cell table:style-name="Default"/>
          <table:table-cell office:value-type="float" office:value="-835409" calcext:value-type="float">
            <text:p>-835409</text:p>
          </table:table-cell>
          <table:table-cell table:style-name="Default"/>
          <table:table-cell office:value-type="float" office:value="996176" calcext:value-type="float">
            <text:p>996176</text:p>
          </table:table-cell>
          <table:table-cell table:style-name="ce1" office:value-type="float" office:value="2217261" calcext:value-type="float">
            <text:p>2217261</text:p>
          </table:table-cell>
          <table:table-cell table:style-name="Default"/>
          <table:table-cell office:value-type="float" office:value="5969607" calcext:value-type="float">
            <text:p>5969607</text:p>
          </table:table-cell>
          <table:table-cell office:value-type="float" office:value="6411585" calcext:value-type="float">
            <text:p>6411585</text:p>
          </table:table-cell>
          <table:table-cell table:style-name="Default"/>
          <table:table-cell table:style-name="ce1" office:value-type="float" office:value="21201000" calcext:value-type="float">
            <text:p>21201000</text:p>
          </table:table-cell>
          <table:table-cell office:value-type="float" office:value="-139893" calcext:value-type="float">
            <text:p>-139893</text:p>
          </table:table-cell>
          <table:table-cell table:style-name="Default" table:number-columns-repeated="2"/>
          <table:table-cell office:value-type="float" office:value="1208761" calcext:value-type="float">
            <text:p>1208761</text:p>
          </table:table-cell>
          <table:table-cell table:style-name="ce1" office:value-type="float" office:value="-867569" calcext:value-type="float">
            <text:p>-867569</text:p>
          </table:table-cell>
          <table:table-cell office:value-type="float" office:value="6002777" calcext:value-type="float">
            <text:p>6002777</text:p>
          </table:table-cell>
          <table:table-cell office:value-type="float" office:value="3766642" calcext:value-type="float">
            <text:p>3766642</text:p>
          </table:table-cell>
          <table:table-cell table:style-name="Default"/>
          <table:table-cell office:value-type="float" office:value="-4828399" calcext:value-type="float">
            <text:p>-4828399</text:p>
          </table:table-cell>
          <table:table-cell table:style-name="ce1" office:value-type="float" office:value="551985" calcext:value-type="float">
            <text:p>551985</text:p>
          </table:table-cell>
          <table:table-cell office:value-type="float" office:value="95380" calcext:value-type="float">
            <text:p>95380</text:p>
          </table:table-cell>
          <table:table-cell office:value-type="float" office:value="551782" calcext:value-type="float">
            <text:p>551782</text:p>
          </table:table-cell>
          <table:table-cell table:style-name="Default"/>
          <table:table-cell office:value-type="float" office:value="-5453741" calcext:value-type="float">
            <text:p>-5453741</text:p>
          </table:table-cell>
          <table:table-cell office:value-type="float" office:value="2542845" calcext:value-type="float">
            <text:p>2542845</text:p>
          </table:table-cell>
          <table:table-cell table:style-name="ce1" office:value-type="float" office:value="9615000" calcext:value-type="float">
            <text:p>9615000</text:p>
          </table:table-cell>
          <table:table-cell office:value-type="float" office:value="250361000" calcext:value-type="float">
            <text:p>250361000</text:p>
          </table:table-cell>
          <table:table-cell table:style-name="ce1" office:value-type="float" office:value="310916720" calcext:value-type="float">
            <text:p>310916720</text:p>
          </table:table-cell>
          <table:table-cell office:value-type="float" office:value="-172283" calcext:value-type="float">
            <text:p>-172283</text:p>
          </table:table-cell>
          <table:table-cell table:style-name="Default"/>
          <table:table-cell office:value-type="float" office:value="-64884" calcext:value-type="float">
            <text:p>-64884</text:p>
          </table:table-cell>
          <table:table-cell office:value-type="float" office:value="8874344" calcext:value-type="float">
            <text:p>8874344</text:p>
          </table:table-cell>
          <table:table-cell/>
          <table:table-cell office:value-type="float" office:value="940015" calcext:value-type="float">
            <text:p>940015</text:p>
          </table:table-cell>
          <table:table-cell table:number-columns-repeated="2"/>
          <table:table-cell office:value-type="float" office:value="1399315" calcext:value-type="float">
            <text:p>1399315</text:p>
          </table:table-cell>
          <table:table-cell table:style-name="Default" table:number-columns-repeated="2"/>
          <table:table-cell/>
          <table:table-cell table:style-name="ce1" office:value-type="float" office:value="4227439" calcext:value-type="float">
            <text:p>4227439</text:p>
          </table:table-cell>
          <table:table-cell office:value-type="float" office:value="2296098" calcext:value-type="float">
            <text:p>2296098</text:p>
          </table:table-cell>
          <table:table-cell table:style-name="Default"/>
          <table:table-cell office:value-type="float" office:value="-67528" calcext:value-type="float">
            <text:p>-67528</text:p>
          </table:table-cell>
          <table:table-cell office:value-type="float" office:value="5343375" calcext:value-type="float">
            <text:p>5343375</text:p>
          </table:table-cell>
          <table:table-cell office:value-type="float" office:value="-3078420" calcext:value-type="float">
            <text:p>-3078420</text:p>
          </table:table-cell>
          <table:table-cell office:value-type="float" office:value="-1351088" calcext:value-type="float">
            <text:p>-1351088</text:p>
          </table:table-cell>
          <table:table-cell table:style-name="Default"/>
          <table:table-cell table:style-name="ce1" office:value-type="float" office:value="1771912" calcext:value-type="float">
            <text:p>1771912</text:p>
          </table:table-cell>
          <table:table-cell office:value-type="float" office:value="611763" calcext:value-type="float">
            <text:p>611763</text:p>
          </table:table-cell>
          <table:table-cell office:value-type="float" office:value="-745978" calcext:value-type="float">
            <text:p>-745978</text:p>
          </table:table-cell>
          <table:table-cell table:style-name="Default" table:number-columns-repeated="2"/>
          <table:table-cell office:value-type="float" office:value="-1345656" calcext:value-type="float">
            <text:p>-1345656</text:p>
          </table:table-cell>
          <table:table-cell office:value-type="float" office:value="2084206" calcext:value-type="float">
            <text:p>2084206</text:p>
          </table:table-cell>
          <table:table-cell office:value-type="float" office:value="1559396" calcext:value-type="float">
            <text:p>1559396</text:p>
          </table:table-cell>
          <table:table-cell table:style-name="ce1" office:value-type="float" office:value="4037269" calcext:value-type="float">
            <text:p>4037269</text:p>
          </table:table-cell>
          <table:table-cell office:value-type="float" office:value="2943917" calcext:value-type="float">
            <text:p>2943917</text:p>
          </table:table-cell>
          <table:table-cell office:value-type="float" office:value="12171" calcext:value-type="float">
            <text:p>12171</text:p>
          </table:table-cell>
          <table:table-cell office:value-type="float" office:value="-345674" calcext:value-type="float">
            <text:p>-345674</text:p>
          </table:table-cell>
          <table:table-cell office:value-type="float" office:value="680080" calcext:value-type="float">
            <text:p>680080</text:p>
          </table:table-cell>
          <table:table-cell table:style-name="Default"/>
          <table:table-cell office:value-type="float" office:value="296460" calcext:value-type="float">
            <text:p>296460</text:p>
          </table:table-cell>
          <table:table-cell office:value-type="float" office:value="2910726" calcext:value-type="float">
            <text:p>2910726</text:p>
          </table:table-cell>
          <table:table-cell/>
          <table:table-cell table:style-name="ce1" office:value-type="float" office:value="1312822" calcext:value-type="float">
            <text:p>1312822</text:p>
          </table:table-cell>
          <table:table-cell office:value-type="float" office:value="74980" calcext:value-type="float">
            <text:p>74980</text:p>
          </table:table-cell>
          <table:table-cell table:style-name="Default"/>
          <table:table-cell/>
          <table:table-cell table:style-name="Default" table:number-columns-repeated="3"/>
          <table:table-cell office:value-type="float" office:value="8626807" calcext:value-type="float">
            <text:p>8626807</text:p>
          </table:table-cell>
          <table:table-cell office:value-type="float" office:value="1509035" calcext:value-type="float">
            <text:p>1509035</text:p>
          </table:table-cell>
          <table:table-cell office:value-type="float" office:value="1455790" calcext:value-type="float">
            <text:p>1455790</text:p>
          </table:table-cell>
          <table:table-cell office:value-type="float" office:value="252034" calcext:value-type="float">
            <text:p>252034</text:p>
          </table:table-cell>
          <table:table-cell table:style-name="Default"/>
          <table:table-cell office:value-type="float" office:value="313466" calcext:value-type="float">
            <text:p>313466</text:p>
          </table:table-cell>
          <table:table-cell office:value-type="float" office:value="811240" calcext:value-type="float">
            <text:p>811240</text:p>
          </table:table-cell>
          <table:table-cell table:style-name="Default"/>
          <table:table-cell office:value-type="float" office:value="619947" calcext:value-type="float">
            <text:p>619947</text:p>
          </table:table-cell>
          <table:table-cell office:value-type="float" office:value="-1656850" calcext:value-type="float">
            <text:p>-1656850</text:p>
          </table:table-cell>
          <table:table-cell office:value-type="float" office:value="188039" calcext:value-type="float">
            <text:p>188039</text:p>
          </table:table-cell>
          <table:table-cell office:value-type="float" office:value="1591547" calcext:value-type="float">
            <text:p>1591547</text:p>
          </table:table-cell>
          <table:table-cell office:value-type="float" office:value="69847293" calcext:value-type="float">
            <text:p>69847293</text:p>
          </table:table-cell>
          <table:table-cell table:style-name="Default"/>
          <table:table-cell office:value-type="float" office:value="728543" calcext:value-type="float">
            <text:p>728543</text:p>
          </table:table-cell>
          <table:table-cell office:value-type="float" office:value="-304703" calcext:value-type="float">
            <text:p>-304703</text:p>
          </table:table-cell>
          <table:table-cell office:value-type="float" office:value="2566016" calcext:value-type="float">
            <text:p>2566016</text:p>
          </table:table-cell>
          <table:table-cell office:value-type="float" office:value="665410" calcext:value-type="float">
            <text:p>665410</text:p>
          </table:table-cell>
          <table:table-cell office:value-type="float" office:value="5768370" calcext:value-type="float">
            <text:p>5768370</text:p>
          </table:table-cell>
          <table:table-cell office:value-type="float" office:value="96830" calcext:value-type="float">
            <text:p>96830</text:p>
          </table:table-cell>
          <table:table-cell office:value-type="float" office:value="1193725" calcext:value-type="float">
            <text:p>1193725</text:p>
          </table:table-cell>
          <table:table-cell office:value-type="float" office:value="674424" calcext:value-type="float">
            <text:p>674424</text:p>
          </table:table-cell>
          <table:table-cell office:value-type="float" office:value="2536902" calcext:value-type="float">
            <text:p>2536902</text:p>
          </table:table-cell>
          <table:table-cell office:value-type="float" office:value="9827300" calcext:value-type="float">
            <text:p>9827300</text:p>
          </table:table-cell>
          <table:table-cell office:value-type="float" office:value="153609" calcext:value-type="float">
            <text:p>153609</text:p>
          </table:table-cell>
          <table:table-cell table:style-name="ce1" office:value-type="float" office:value="1537359" calcext:value-type="float">
            <text:p>1537359</text:p>
          </table:table-cell>
          <table:table-cell table:style-name="Default"/>
          <table:table-cell office:value-type="float" office:value="15416634" calcext:value-type="float">
            <text:p>15416634</text:p>
          </table:table-cell>
          <table:table-cell office:value-type="float" office:value="187361903" calcext:value-type="float">
            <text:p>187361903</text:p>
          </table:table-cell>
          <table:table-cell table:style-name="Default"/>
          <table:table-cell office:value-type="float" office:value="5632000" calcext:value-type="float">
            <text:p>5632000</text:p>
          </table:table-cell>
          <table:table-cell office:value-type="float" office:value="-182109" calcext:value-type="float">
            <text:p>-182109</text:p>
          </table:table-cell>
          <table:table-cell office:value-type="float" office:value="1072576" calcext:value-type="float">
            <text:p>1072576</text:p>
          </table:table-cell>
          <table:table-cell office:value-type="float" office:value="11400035" calcext:value-type="float">
            <text:p>11400035</text:p>
          </table:table-cell>
          <table:table-cell office:value-type="float" office:value="-226210" calcext:value-type="float">
            <text:p>-226210</text:p>
          </table:table-cell>
          <table:table-cell table:style-name="Default"/>
          <table:table-cell table:style-name="ce1" office:value-type="float" office:value="363370" calcext:value-type="float">
            <text:p>363370</text:p>
          </table:table-cell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04-2020</text:p>
          </table:table-cell>
          <table:table-cell office:value-type="float" office:value="1842458" calcext:value-type="float">
            <text:p>1842458</text:p>
          </table:table-cell>
          <table:table-cell table:style-name="Default"/>
          <table:table-cell office:value-type="float" office:value="187459" calcext:value-type="float">
            <text:p>187459</text:p>
          </table:table-cell>
          <table:table-cell table:style-name="Default"/>
          <table:table-cell office:value-type="float" office:value="1028141" calcext:value-type="float">
            <text:p>1028141</text:p>
          </table:table-cell>
          <table:table-cell table:style-name="ce1" office:value-type="float" office:value="686990" calcext:value-type="float">
            <text:p>686990</text:p>
          </table:table-cell>
          <table:table-cell office:value-type="float" office:value="8944682" calcext:value-type="float">
            <text:p>8944682</text:p>
          </table:table-cell>
          <table:table-cell office:value-type="float" office:value="75151124" calcext:value-type="float">
            <text:p>75151124</text:p>
          </table:table-cell>
          <table:table-cell office:value-type="float" office:value="3591235" calcext:value-type="float">
            <text:p>3591235</text:p>
          </table:table-cell>
          <table:table-cell office:value-type="float" office:value="2526476" calcext:value-type="float">
            <text:p>2526476</text:p>
          </table:table-cell>
          <table:table-cell office:value-type="float" office:value="1348597" calcext:value-type="float">
            <text:p>1348597</text:p>
          </table:table-cell>
          <table:table-cell table:style-name="ce1" office:value-type="float" office:value="6372953" calcext:value-type="float">
            <text:p>6372953</text:p>
          </table:table-cell>
          <table:table-cell table:style-name="ce1" office:value-type="float" office:value="14529" calcext:value-type="float">
            <text:p>14529</text:p>
          </table:table-cell>
          <table:table-cell table:style-name="ce1" office:value-type="float" office:value="-14148750" calcext:value-type="float">
            <text:p>-14148750</text:p>
          </table:table-cell>
          <table:table-cell office:value-type="float" office:value="9485706" calcext:value-type="float">
            <text:p>9485706</text:p>
          </table:table-cell>
          <table:table-cell office:value-type="float" office:value="90562" calcext:value-type="float">
            <text:p>90562</text:p>
          </table:table-cell>
          <table:table-cell office:value-type="float" office:value="26680655" calcext:value-type="float">
            <text:p>26680655</text:p>
          </table:table-cell>
          <table:table-cell table:style-name="ce1" office:value-type="float" office:value="18940" calcext:value-type="float">
            <text:p>18940</text:p>
          </table:table-cell>
          <table:table-cell table:style-name="ce1" office:value-type="float" office:value="198289" calcext:value-type="float">
            <text:p>198289</text:p>
          </table:table-cell>
          <table:table-cell table:style-name="Default"/>
          <table:table-cell/>
          <table:table-cell office:value-type="float" office:value="-152754" calcext:value-type="float">
            <text:p>-152754</text:p>
          </table:table-cell>
          <table:table-cell office:value-type="float" office:value="25984" calcext:value-type="float">
            <text:p>25984</text:p>
          </table:table-cell>
          <table:table-cell office:value-type="float" office:value="121286" calcext:value-type="float">
            <text:p>121286</text:p>
          </table:table-cell>
          <table:table-cell office:value-type="float" office:value="6389605" calcext:value-type="float">
            <text:p>6389605</text:p>
          </table:table-cell>
          <table:table-cell office:value-type="float" office:value="3778392" calcext:value-type="float">
            <text:p>3778392</text:p>
          </table:table-cell>
          <table:table-cell office:value-type="float" office:value="220240" calcext:value-type="float">
            <text:p>220240</text:p>
          </table:table-cell>
          <table:table-cell office:value-type="float" office:value="3814653" calcext:value-type="float">
            <text:p>3814653</text:p>
          </table:table-cell>
          <table:table-cell office:value-type="float" office:value="17767880" calcext:value-type="float">
            <text:p>17767880</text:p>
          </table:table-cell>
          <table:table-cell office:value-type="float" office:value="27620367" calcext:value-type="float">
            <text:p>27620367</text:p>
          </table:table-cell>
          <table:table-cell office:value-type="float" office:value="357286" calcext:value-type="float">
            <text:p>357286</text:p>
          </table:table-cell>
          <table:table-cell office:value-type="float" office:value="2073035" calcext:value-type="float">
            <text:p>2073035</text:p>
          </table:table-cell>
          <table:table-cell office:value-type="float" office:value="487808" calcext:value-type="float">
            <text:p>487808</text:p>
          </table:table-cell>
          <table:table-cell office:value-type="float" office:value="11528" calcext:value-type="float">
            <text:p>11528</text:p>
          </table:table-cell>
          <table:table-cell office:value-type="float" office:value="237683" calcext:value-type="float">
            <text:p>237683</text:p>
          </table:table-cell>
          <table:table-cell office:value-type="float" office:value="987968" calcext:value-type="float">
            <text:p>987968</text:p>
          </table:table-cell>
          <table:table-cell office:value-type="float" office:value="125130" calcext:value-type="float">
            <text:p>125130</text:p>
          </table:table-cell>
          <table:table-cell office:value-type="float" office:value="1610246" calcext:value-type="float">
            <text:p>1610246</text:p>
          </table:table-cell>
          <table:table-cell office:value-type="float" office:value="792694" calcext:value-type="float">
            <text:p>792694</text:p>
          </table:table-cell>
          <table:table-cell office:value-type="float" office:value="785" calcext:value-type="float">
            <text:p>785</text:p>
          </table:table-cell>
          <table:table-cell office:value-type="float" office:value="190456" calcext:value-type="float">
            <text:p>190456</text:p>
          </table:table-cell>
          <table:table-cell office:value-type="float" office:value="191479" calcext:value-type="float">
            <text:p>191479</text:p>
          </table:table-cell>
          <table:table-cell table:style-name="ce1" office:value-type="float" office:value="1838459" calcext:value-type="float">
            <text:p>1838459</text:p>
          </table:table-cell>
          <table:table-cell office:value-type="float" office:value="-245161" calcext:value-type="float">
            <text:p>-245161</text:p>
          </table:table-cell>
          <table:table-cell office:value-type="float" office:value="11245617" calcext:value-type="float">
            <text:p>11245617</text:p>
          </table:table-cell>
          <table:table-cell office:value-type="float" office:value="7279603" calcext:value-type="float">
            <text:p>7279603</text:p>
          </table:table-cell>
          <table:table-cell office:value-type="float" office:value="11254811" calcext:value-type="float">
            <text:p>11254811</text:p>
          </table:table-cell>
          <table:table-cell office:value-type="float" office:value="-41802" calcext:value-type="float">
            <text:p>-41802</text:p>
          </table:table-cell>
          <table:table-cell office:value-type="float" office:value="-3866518" calcext:value-type="float">
            <text:p>-38665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8813534" calcext:value-type="float">
            <text:p>881353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7005" calcext:value-type="float">
            <text:p>97005</text:p>
          </table:table-cell>
          <table:table-cell office:value-type="float" office:value="7939762" calcext:value-type="float">
            <text:p>7939762</text:p>
          </table:table-cell>
          <table:table-cell office:value-type="float" office:value="3230005" calcext:value-type="float">
            <text:p>3230005</text:p>
          </table:table-cell>
          <table:table-cell office:value-type="float" office:value="-5747" calcext:value-type="float">
            <text:p>-5747</text:p>
          </table:table-cell>
          <table:table-cell office:value-type="float" office:value="76369360" calcext:value-type="float">
            <text:p>76369360</text:p>
          </table:table-cell>
          <table:table-cell office:value-type="float" office:value="1984642" calcext:value-type="float">
            <text:p>1984642</text:p>
          </table:table-cell>
          <table:table-cell office:value-type="float" office:value="16807000" calcext:value-type="float">
            <text:p>16807000</text:p>
          </table:table-cell>
          <table:table-cell office:value-type="float" office:value="1324157" calcext:value-type="float">
            <text:p>1324157</text:p>
          </table:table-cell>
          <table:table-cell office:value-type="float" office:value="1194109" calcext:value-type="float">
            <text:p>1194109</text:p>
          </table:table-cell>
          <table:table-cell office:value-type="float" office:value="6109000" calcext:value-type="float">
            <text:p>6109000</text:p>
          </table:table-cell>
          <table:table-cell office:value-type="float" office:value="900825" calcext:value-type="float">
            <text:p>900825</text:p>
          </table:table-cell>
          <table:table-cell office:value-type="float" office:value="3230548" calcext:value-type="float">
            <text:p>3230548</text:p>
          </table:table-cell>
          <table:table-cell office:value-type="float" office:value="17302241" calcext:value-type="float">
            <text:p>17302241</text:p>
          </table:table-cell>
          <table:table-cell office:value-type="float" office:value="1702000" calcext:value-type="float">
            <text:p>1702000</text:p>
          </table:table-cell>
          <table:table-cell office:value-type="float" office:value="1329000" calcext:value-type="float">
            <text:p>1329000</text:p>
          </table:table-cell>
          <table:table-cell office:value-type="float" office:value="-5305957" calcext:value-type="float">
            <text:p>-5305957</text:p>
          </table:table-cell>
          <table:table-cell office:value-type="float" office:value="1771825" calcext:value-type="float">
            <text:p>1771825</text:p>
          </table:table-cell>
          <table:table-cell office:value-type="float" office:value="148855" calcext:value-type="float">
            <text:p>148855</text:p>
          </table:table-cell>
          <table:table-cell office:value-type="float" office:value="590052" calcext:value-type="float">
            <text:p>590052</text:p>
          </table:table-cell>
          <table:table-cell office:value-type="float" office:value="294108" calcext:value-type="float">
            <text:p>294108</text:p>
          </table:table-cell>
          <table:table-cell office:value-type="float" office:value="1622298" calcext:value-type="float">
            <text:p>1622298</text:p>
          </table:table-cell>
          <table:table-cell office:value-type="float" office:value="130364" calcext:value-type="float">
            <text:p>130364</text:p>
          </table:table-cell>
          <table:table-cell office:value-type="float" office:value="4186288" calcext:value-type="float">
            <text:p>4186288</text:p>
          </table:table-cell>
          <table:table-cell office:value-type="float" office:value="827556" calcext:value-type="float">
            <text:p>827556</text:p>
          </table:table-cell>
          <table:table-cell office:value-type="float" office:value="20250518" calcext:value-type="float">
            <text:p>20250518</text:p>
          </table:table-cell>
          <table:table-cell office:value-type="float" office:value="564222" calcext:value-type="float">
            <text:p>564222</text:p>
          </table:table-cell>
          <table:table-cell office:value-type="float" office:value="6943163" calcext:value-type="float">
            <text:p>6943163</text:p>
          </table:table-cell>
          <table:table-cell office:value-type="float" office:value="6456612" calcext:value-type="float">
            <text:p>6456612</text:p>
          </table:table-cell>
          <table:table-cell office:value-type="float" office:value="11251505" calcext:value-type="float">
            <text:p>11251505</text:p>
          </table:table-cell>
          <table:table-cell office:value-type="float" office:value="1508112" calcext:value-type="float">
            <text:p>1508112</text:p>
          </table:table-cell>
          <table:table-cell office:value-type="float" office:value="285461" calcext:value-type="float">
            <text:p>285461</text:p>
          </table:table-cell>
          <table:table-cell office:value-type="float" office:value="14125442" calcext:value-type="float">
            <text:p>14125442</text:p>
          </table:table-cell>
          <table:table-cell table:style-name="ce1" office:value-type="float" office:value="31764" calcext:value-type="float">
            <text:p>31764</text:p>
          </table:table-cell>
          <table:table-cell office:value-type="float" office:value="9490854" calcext:value-type="float">
            <text:p>9490854</text:p>
          </table:table-cell>
          <table:table-cell office:value-type="float" office:value="56497" calcext:value-type="float">
            <text:p>56497</text:p>
          </table:table-cell>
          <table:table-cell table:style-name="ce1" office:value-type="float" office:value="6926" calcext:value-type="float">
            <text:p>6926</text:p>
          </table:table-cell>
          <table:table-cell office:value-type="float" office:value="1138811" calcext:value-type="float">
            <text:p>1138811</text:p>
          </table:table-cell>
          <table:table-cell office:value-type="float" office:value="21696617" calcext:value-type="float">
            <text:p>21696617</text:p>
          </table:table-cell>
          <table:table-cell table:style-name="ce1" office:value-type="float" office:value="2712389" calcext:value-type="float">
            <text:p>2712389</text:p>
          </table:table-cell>
          <table:table-cell office:value-type="float" office:value="136490" calcext:value-type="float">
            <text:p>136490</text:p>
          </table:table-cell>
          <table:table-cell office:value-type="float" office:value="284266" calcext:value-type="float">
            <text:p>284266</text:p>
          </table:table-cell>
          <table:table-cell office:value-type="float" office:value="1808450" calcext:value-type="float">
            <text:p>1808450</text:p>
          </table:table-cell>
          <table:table-cell office:value-type="float" office:value="3302" calcext:value-type="float">
            <text:p>3302</text:p>
          </table:table-cell>
          <table:table-cell office:value-type="float" office:value="1518121" calcext:value-type="float">
            <text:p>1518121</text:p>
          </table:table-cell>
          <table:table-cell table:style-name="ce1" office:value-type="float" office:value="1125" calcext:value-type="float">
            <text:p>1125</text:p>
          </table:table-cell>
          <table:table-cell office:value-type="float" office:value="13567578" calcext:value-type="float">
            <text:p>13567578</text:p>
          </table:table-cell>
          <table:table-cell office:value-type="float" office:value="14820706" calcext:value-type="float">
            <text:p>14820706</text:p>
          </table:table-cell>
          <table:table-cell office:value-type="float" office:value="120364" calcext:value-type="float">
            <text:p>120364</text:p>
          </table:table-cell>
          <table:table-cell office:value-type="float" office:value="292275" calcext:value-type="float">
            <text:p>292275</text:p>
          </table:table-cell>
          <table:table-cell table:style-name="ce1" office:value-type="float" office:value="-315630" calcext:value-type="float">
            <text:p>-315630</text:p>
          </table:table-cell>
          <table:table-cell office:value-type="float" office:value="5796628" calcext:value-type="float">
            <text:p>5796628</text:p>
          </table:table-cell>
          <table:table-cell office:value-type="float" office:value="3536528" calcext:value-type="float">
            <text:p>3536528</text:p>
          </table:table-cell>
          <table:table-cell office:value-type="float" office:value="1010640" calcext:value-type="float">
            <text:p>1010640</text:p>
          </table:table-cell>
          <table:table-cell office:value-type="float" office:value="1339998" calcext:value-type="float">
            <text:p>1339998</text:p>
          </table:table-cell>
          <table:table-cell office:value-type="float" office:value="655505" calcext:value-type="float">
            <text:p>655505</text:p>
          </table:table-cell>
          <table:table-cell office:value-type="float" office:value="6010" calcext:value-type="float">
            <text:p>6010</text:p>
          </table:table-cell>
          <table:table-cell office:value-type="float" office:value="5188364" calcext:value-type="float">
            <text:p>5188364</text:p>
          </table:table-cell>
          <table:table-cell table:style-name="ce1" office:value-type="float" office:value="1949" calcext:value-type="float">
            <text:p>1949</text:p>
          </table:table-cell>
          <table:table-cell office:value-type="float" office:value="56181" calcext:value-type="float">
            <text:p>56181</text:p>
          </table:table-cell>
          <table:table-cell office:value-type="float" office:value="11256273" calcext:value-type="float">
            <text:p>11256273</text:p>
          </table:table-cell>
          <table:table-cell table:style-name="ce1" office:value-type="float" office:value="183640" calcext:value-type="float">
            <text:p>183640</text:p>
          </table:table-cell>
          <table:table-cell table:style-name="Default"/>
          <table:table-cell office:value-type="float" office:value="2982000" calcext:value-type="float">
            <text:p>2982000</text:p>
          </table:table-cell>
          <table:table-cell office:value-type="float" office:value="199744" calcext:value-type="float">
            <text:p>199744</text:p>
          </table:table-cell>
          <table:table-cell office:value-type="float" office:value="3384613" calcext:value-type="float">
            <text:p>3384613</text:p>
          </table:table-cell>
          <table:table-cell office:value-type="float" office:value="1059722" calcext:value-type="float">
            <text:p>1059722</text:p>
          </table:table-cell>
          <table:table-cell office:value-type="float" office:value="15272715" calcext:value-type="float">
            <text:p>15272715</text:p>
          </table:table-cell>
          <table:table-cell table:style-name="ce1" office:value-type="float" office:value="1940923" calcext:value-type="float">
            <text:p>1940923</text:p>
          </table:table-cell>
          <table:table-cell office:value-type="float" office:value="140076" calcext:value-type="float">
            <text:p>140076</text:p>
          </table:table-cell>
          <table:table-cell office:value-type="float" office:value="2780663" calcext:value-type="float">
            <text:p>2780663</text:p>
          </table:table-cell>
          <table:table-cell office:value-type="float" office:value="7515669" calcext:value-type="float">
            <text:p>7515669</text:p>
          </table:table-cell>
          <table:table-cell office:value-type="float" office:value="7930740" calcext:value-type="float">
            <text:p>7930740</text:p>
          </table:table-cell>
          <table:table-cell office:value-type="float" office:value="7741998" calcext:value-type="float">
            <text:p>7741998</text:p>
          </table:table-cell>
          <table:table-cell office:value-type="float" office:value="12278487" calcext:value-type="float">
            <text:p>12278487</text:p>
          </table:table-cell>
          <table:table-cell office:value-type="float" office:value="3632526" calcext:value-type="float">
            <text:p>3632526</text:p>
          </table:table-cell>
          <table:table-cell office:value-type="float" office:value="215011" calcext:value-type="float">
            <text:p>215011</text:p>
          </table:table-cell>
          <table:table-cell office:value-type="float" office:value="2481417" calcext:value-type="float">
            <text:p>2481417</text:p>
          </table:table-cell>
          <table:table-cell office:value-type="float" office:value="91838" calcext:value-type="float">
            <text:p>91838</text:p>
          </table:table-cell>
          <table:table-cell office:value-type="float" office:value="4136026" calcext:value-type="float">
            <text:p>4136026</text:p>
          </table:table-cell>
          <table:table-cell office:value-type="float" office:value="5139112" calcext:value-type="float">
            <text:p>5139112</text:p>
          </table:table-cell>
          <table:table-cell office:value-type="float" office:value="-205057" calcext:value-type="float">
            <text:p>-205057</text:p>
          </table:table-cell>
          <table:table-cell office:value-type="float" office:value="98592" calcext:value-type="float">
            <text:p>98592</text:p>
          </table:table-cell>
          <table:table-cell office:value-type="float" office:value="1750850" calcext:value-type="float">
            <text:p>1750850</text:p>
          </table:table-cell>
          <table:table-cell table:style-name="ce1" office:value-type="float" office:value="34877" calcext:value-type="float">
            <text:p>34877</text:p>
          </table:table-cell>
          <table:table-cell office:value-type="float" office:value="-256159" calcext:value-type="float">
            <text:p>-256159</text:p>
          </table:table-cell>
          <table:table-cell office:value-type="float" office:value="954811" calcext:value-type="float">
            <text:p>954811</text:p>
          </table:table-cell>
          <table:table-cell office:value-type="float" office:value="1558388" calcext:value-type="float">
            <text:p>1558388</text:p>
          </table:table-cell>
          <table:table-cell office:value-type="float" office:value="1151" calcext:value-type="float">
            <text:p>1151</text:p>
          </table:table-cell>
          <table:table-cell office:value-type="float" office:value="-468571" calcext:value-type="float">
            <text:p>-468571</text:p>
          </table:table-cell>
          <table:table-cell office:value-type="float" office:value="31085210" calcext:value-type="float">
            <text:p>31085210</text:p>
          </table:table-cell>
          <table:table-cell office:value-type="float" office:value="-13767059" calcext:value-type="float">
            <text:p>-13767059</text:p>
          </table:table-cell>
          <table:table-cell office:value-type="float" office:value="316175" calcext:value-type="float">
            <text:p>316175</text:p>
          </table:table-cell>
          <table:table-cell office:value-type="float" office:value="626294553" calcext:value-type="float">
            <text:p>626294553</text:p>
          </table:table-cell>
          <table:table-cell office:value-type="float" office:value="4230168" calcext:value-type="float">
            <text:p>4230168</text:p>
          </table:table-cell>
          <table:table-cell office:value-type="float" office:value="5027343" calcext:value-type="float">
            <text:p>5027343</text:p>
          </table:table-cell>
          <table:table-cell table:style-name="ce1" office:value-type="float" office:value="-69928548" calcext:value-type="float">
            <text:p>-69928548</text:p>
          </table:table-cell>
          <table:table-cell table:style-name="ce1" office:value-type="float" office:value="7830987" calcext:value-type="float">
            <text:p>7830987</text:p>
          </table:table-cell>
          <table:table-cell office:value-type="float" office:value="1674947" calcext:value-type="float">
            <text:p>1674947</text:p>
          </table:table-cell>
          <table:table-cell office:value-type="float" office:value="-382643" calcext:value-type="float">
            <text:p>-382643</text:p>
          </table:table-cell>
          <table:table-cell table:style-name="ce1" office:value-type="float" office:value="1525827" calcext:value-type="float">
            <text:p>1525827</text:p>
          </table:table-cell>
          <table:table-cell office:value-type="float" office:value="-443055" calcext:value-type="float">
            <text:p>-443055</text:p>
          </table:table-cell>
          <table:table-cell office:value-type="float" office:value="9240715" calcext:value-type="float">
            <text:p>9240715</text:p>
          </table:table-cell>
          <table:table-cell office:value-type="float" office:value="103012" calcext:value-type="float">
            <text:p>103012</text:p>
          </table:table-cell>
          <table:table-cell office:value-type="float" office:value="-923772" calcext:value-type="float">
            <text:p>-923772</text:p>
          </table:table-cell>
          <table:table-cell table:style-name="ce1" office:value-type="float" office:value="825555" calcext:value-type="float">
            <text:p>825555</text:p>
          </table:table-cell>
          <table:table-cell office:value-type="float" office:value="3149328" calcext:value-type="float">
            <text:p>3149328</text:p>
          </table:table-cell>
          <table:table-cell table:style-name="ce1" office:value-type="float" office:value="63719" calcext:value-type="float">
            <text:p>63719</text:p>
          </table:table-cell>
          <table:table-cell office:value-type="float" office:value="814584" calcext:value-type="float">
            <text:p>814584</text:p>
          </table:table-cell>
          <table:table-cell office:value-type="float" office:value="-2170940" calcext:value-type="float">
            <text:p>-2170940</text:p>
          </table:table-cell>
          <table:table-cell table:style-name="ce1" office:value-type="float" office:value="734431" calcext:value-type="float">
            <text:p>734431</text:p>
          </table:table-cell>
          <table:table-cell table:style-name="ce1" office:value-type="float" office:value="78436" calcext:value-type="float">
            <text:p>78436</text:p>
          </table:table-cell>
          <table:table-cell table:style-name="ce1" office:value-type="float" office:value="7098685" calcext:value-type="float">
            <text:p>7098685</text:p>
          </table:table-cell>
          <table:table-cell office:value-type="float" office:value="1254132" calcext:value-type="float">
            <text:p>1254132</text:p>
          </table:table-cell>
          <table:table-cell office:value-type="float" office:value="231086" calcext:value-type="float">
            <text:p>231086</text:p>
          </table:table-cell>
          <table:table-cell office:value-type="float" office:value="-322178" calcext:value-type="float">
            <text:p>-322178</text:p>
          </table:table-cell>
          <table:table-cell office:value-type="float" office:value="3802761" calcext:value-type="float">
            <text:p>3802761</text:p>
          </table:table-cell>
          <table:table-cell office:value-type="float" office:value="786160" calcext:value-type="float">
            <text:p>786160</text:p>
          </table:table-cell>
          <table:table-cell table:style-name="ce1" office:value-type="float" office:value="4256130" calcext:value-type="float">
            <text:p>4256130</text:p>
          </table:table-cell>
          <table:table-cell office:value-type="float" office:value="154525000" calcext:value-type="float">
            <text:p>154525000</text:p>
          </table:table-cell>
          <table:table-cell office:value-type="float" office:value="60633000" calcext:value-type="float">
            <text:p>60633000</text:p>
          </table:table-cell>
          <table:table-cell office:value-type="float" office:value="43544189" calcext:value-type="float">
            <text:p>43544189</text:p>
          </table:table-cell>
          <table:table-cell table:style-name="ce1" office:value-type="float" office:value="3174014" calcext:value-type="float">
            <text:p>3174014</text:p>
          </table:table-cell>
          <table:table-cell office:value-type="float" office:value="3826675" calcext:value-type="float">
            <text:p>3826675</text:p>
          </table:table-cell>
          <table:table-cell office:value-type="float" office:value="-392723" calcext:value-type="float">
            <text:p>-392723</text:p>
          </table:table-cell>
          <table:table-cell office:value-type="float" office:value="697696" calcext:value-type="float">
            <text:p>697696</text:p>
          </table:table-cell>
          <table:table-cell office:value-type="float" office:value="1065146" calcext:value-type="float">
            <text:p>1065146</text:p>
          </table:table-cell>
          <table:table-cell office:value-type="float" office:value="-191439" calcext:value-type="float">
            <text:p>-191439</text:p>
          </table:table-cell>
          <table:table-cell office:value-type="float" office:value="517651" calcext:value-type="float">
            <text:p>517651</text:p>
          </table:table-cell>
          <table:table-cell office:value-type="float" office:value="4384761" calcext:value-type="float">
            <text:p>4384761</text:p>
          </table:table-cell>
          <table:table-cell office:value-type="float" office:value="6809963" calcext:value-type="float">
            <text:p>6809963</text:p>
          </table:table-cell>
          <table:table-cell office:value-type="float" office:value="1684041" calcext:value-type="float">
            <text:p>1684041</text:p>
          </table:table-cell>
          <table:table-cell table:style-name="ce1" office:value-type="float" office:value="167176" calcext:value-type="float">
            <text:p>167176</text:p>
          </table:table-cell>
          <table:table-cell office:value-type="float" office:value="2818010" calcext:value-type="float">
            <text:p>2818010</text:p>
          </table:table-cell>
          <table:table-cell office:value-type="float" office:value="6052659" calcext:value-type="float">
            <text:p>6052659</text:p>
          </table:table-cell>
          <table:table-cell table:style-name="ce1" office:value-type="float" office:value="673973" calcext:value-type="float">
            <text:p>673973</text:p>
          </table:table-cell>
          <table:table-cell table:style-name="ce1" office:value-type="float" office:value="3079961" calcext:value-type="float">
            <text:p>3079961</text:p>
          </table:table-cell>
          <table:table-cell office:value-type="float" office:value="353963" calcext:value-type="float">
            <text:p>353963</text:p>
          </table:table-cell>
          <table:table-cell office:value-type="float" office:value="15870576" calcext:value-type="float">
            <text:p>15870576</text:p>
          </table:table-cell>
          <table:table-cell office:value-type="float" office:value="991923" calcext:value-type="float">
            <text:p>991923</text:p>
          </table:table-cell>
          <table:table-cell office:value-type="float" office:value="5501316" calcext:value-type="float">
            <text:p>5501316</text:p>
          </table:table-cell>
          <table:table-cell office:value-type="float" office:value="173398" calcext:value-type="float">
            <text:p>173398</text:p>
          </table:table-cell>
          <table:table-cell office:value-type="float" office:value="40642" calcext:value-type="float">
            <text:p>40642</text:p>
          </table:table-cell>
          <table:table-cell office:value-type="float" office:value="6502653" calcext:value-type="float">
            <text:p>6502653</text:p>
          </table:table-cell>
          <table:table-cell table:style-name="ce1" office:value-type="float" office:value="50606" calcext:value-type="float">
            <text:p>50606</text:p>
          </table:table-cell>
          <table:table-cell office:value-type="float" office:value="7325287" calcext:value-type="float">
            <text:p>7325287</text:p>
          </table:table-cell>
          <table:table-cell office:value-type="float" office:value="1341987" calcext:value-type="float">
            <text:p>1341987</text:p>
          </table:table-cell>
          <table:table-cell office:value-type="float" office:value="-481885" calcext:value-type="float">
            <text:p>-481885</text:p>
          </table:table-cell>
          <table:table-cell office:value-type="float" office:value="-494234" calcext:value-type="float">
            <text:p>-494234</text:p>
          </table:table-cell>
          <table:table-cell office:value-type="float" office:value="2607996" calcext:value-type="float">
            <text:p>2607996</text:p>
          </table:table-cell>
          <table:table-cell office:value-type="float" office:value="3514063" calcext:value-type="float">
            <text:p>3514063</text:p>
          </table:table-cell>
          <table:table-cell office:value-type="float" office:value="-11682733" calcext:value-type="float">
            <text:p>-11682733</text:p>
          </table:table-cell>
          <table:table-cell office:value-type="float" office:value="247665" calcext:value-type="float">
            <text:p>247665</text:p>
          </table:table-cell>
          <table:table-cell office:value-type="float" office:value="12800" calcext:value-type="float">
            <text:p>12800</text:p>
          </table:table-cell>
          <table:table-cell office:value-type="float" office:value="22593094" calcext:value-type="float">
            <text:p>22593094</text:p>
          </table:table-cell>
          <table:table-cell office:value-type="float" office:value="32624240" calcext:value-type="float">
            <text:p>32624240</text:p>
          </table:table-cell>
          <table:table-cell table:style-name="ce1" office:value-type="float" office:value="-2617" calcext:value-type="float">
            <text:p>-2617</text:p>
          </table:table-cell>
          <table:table-cell office:value-type="float" office:value="278966543" calcext:value-type="float">
            <text:p>278966543</text:p>
          </table:table-cell>
          <table:table-cell table:style-name="ce1" office:value-type="float" office:value="1097899" calcext:value-type="float">
            <text:p>1097899</text:p>
          </table:table-cell>
          <table:table-cell office:value-type="float" office:value="169847" calcext:value-type="float">
            <text:p>169847</text:p>
          </table:table-cell>
          <table:table-cell office:value-type="float" office:value="840072" calcext:value-type="float">
            <text:p>840072</text:p>
          </table:table-cell>
          <table:table-cell office:value-type="float" office:value="-368812" calcext:value-type="float">
            <text:p>-368812</text:p>
          </table:table-cell>
          <table:table-cell office:value-type="float" office:value="-814554" calcext:value-type="float">
            <text:p>-814554</text:p>
          </table:table-cell>
          <table:table-cell office:value-type="float" office:value="889788" calcext:value-type="float">
            <text:p>889788</text:p>
          </table:table-cell>
          <table:table-cell office:value-type="float" office:value="999807" calcext:value-type="float">
            <text:p>999807</text:p>
          </table:table-cell>
          <table:table-cell table:style-name="ce1" office:value-type="float" office:value="2358680" calcext:value-type="float">
            <text:p>2358680</text:p>
          </table:table-cell>
          <table:table-cell office:value-type="float" office:value="4306219" calcext:value-type="float">
            <text:p>4306219</text:p>
          </table:table-cell>
          <table:table-cell office:value-type="float" office:value="6034585" calcext:value-type="float">
            <text:p>6034585</text:p>
          </table:table-cell>
          <table:table-cell office:value-type="float" office:value="6233023" calcext:value-type="float">
            <text:p>6233023</text:p>
          </table:table-cell>
          <table:table-cell office:value-type="float" office:value="-156161" calcext:value-type="float">
            <text:p>-156161</text:p>
          </table:table-cell>
          <table:table-cell table:style-name="ce1" office:value-type="float" office:value="21509000" calcext:value-type="float">
            <text:p>21509000</text:p>
          </table:table-cell>
          <table:table-cell office:value-type="float" office:value="-139973" calcext:value-type="float">
            <text:p>-139973</text:p>
          </table:table-cell>
          <table:table-cell office:value-type="float" office:value="149998" calcext:value-type="float">
            <text:p>149998</text:p>
          </table:table-cell>
          <table:table-cell office:value-type="float" office:value="16168" calcext:value-type="float">
            <text:p>16168</text:p>
          </table:table-cell>
          <table:table-cell office:value-type="float" office:value="1206585" calcext:value-type="float">
            <text:p>1206585</text:p>
          </table:table-cell>
          <table:table-cell table:style-name="ce1" office:value-type="float" office:value="-754362" calcext:value-type="float">
            <text:p>-754362</text:p>
          </table:table-cell>
          <table:table-cell office:value-type="float" office:value="7769910" calcext:value-type="float">
            <text:p>7769910</text:p>
          </table:table-cell>
          <table:table-cell office:value-type="float" office:value="3845032" calcext:value-type="float">
            <text:p>3845032</text:p>
          </table:table-cell>
          <table:table-cell office:value-type="float" office:value="-17401" calcext:value-type="float">
            <text:p>-17401</text:p>
          </table:table-cell>
          <table:table-cell office:value-type="float" office:value="-5458663" calcext:value-type="float">
            <text:p>-5458663</text:p>
          </table:table-cell>
          <table:table-cell table:style-name="ce1" office:value-type="float" office:value="560810" calcext:value-type="float">
            <text:p>560810</text:p>
          </table:table-cell>
          <table:table-cell office:value-type="float" office:value="103012" calcext:value-type="float">
            <text:p>103012</text:p>
          </table:table-cell>
          <table:table-cell office:value-type="float" office:value="604626" calcext:value-type="float">
            <text:p>604626</text:p>
          </table:table-cell>
          <table:table-cell office:value-type="float" office:value="421673" calcext:value-type="float">
            <text:p>421673</text:p>
          </table:table-cell>
          <table:table-cell office:value-type="float" office:value="-5384536" calcext:value-type="float">
            <text:p>-5384536</text:p>
          </table:table-cell>
          <table:table-cell office:value-type="float" office:value="3151263" calcext:value-type="float">
            <text:p>3151263</text:p>
          </table:table-cell>
          <table:table-cell table:style-name="ce1" office:value-type="float" office:value="12207000" calcext:value-type="float">
            <text:p>12207000</text:p>
          </table:table-cell>
          <table:table-cell office:value-type="float" office:value="311150000" calcext:value-type="float">
            <text:p>311150000</text:p>
          </table:table-cell>
          <table:table-cell table:style-name="ce1" office:value-type="float" office:value="302797274" calcext:value-type="float">
            <text:p>302797274</text:p>
          </table:table-cell>
          <table:table-cell office:value-type="float" office:value="-189216" calcext:value-type="float">
            <text:p>-189216</text:p>
          </table:table-cell>
          <table:table-cell office:value-type="float" office:value="52352" calcext:value-type="float">
            <text:p>52352</text:p>
          </table:table-cell>
          <table:table-cell office:value-type="float" office:value="-65813" calcext:value-type="float">
            <text:p>-65813</text:p>
          </table:table-cell>
          <table:table-cell office:value-type="float" office:value="8967130" calcext:value-type="float">
            <text:p>8967130</text:p>
          </table:table-cell>
          <table:table-cell table:style-name="ce1" office:value-type="float" office:value="238449" calcext:value-type="float">
            <text:p>238449</text:p>
          </table:table-cell>
          <table:table-cell office:value-type="float" office:value="1033138" calcext:value-type="float">
            <text:p>1033138</text:p>
          </table:table-cell>
          <table:table-cell table:style-name="ce1" office:value-type="float" office:value="209663" calcext:value-type="float">
            <text:p>209663</text:p>
          </table:table-cell>
          <table:table-cell table:style-name="ce1" office:value-type="float" office:value="-687" calcext:value-type="float">
            <text:p>-687</text:p>
          </table:table-cell>
          <table:table-cell office:value-type="float" office:value="1435221" calcext:value-type="float">
            <text:p>1435221</text:p>
          </table:table-cell>
          <table:table-cell office:value-type="float" office:value="83728" calcext:value-type="float">
            <text:p>83728</text:p>
          </table:table-cell>
          <table:table-cell office:value-type="float" office:value="1774503" calcext:value-type="float">
            <text:p>1774503</text:p>
          </table:table-cell>
          <table:table-cell table:style-name="ce1" office:value-type="float" office:value="48510477" calcext:value-type="float">
            <text:p>48510477</text:p>
          </table:table-cell>
          <table:table-cell table:style-name="ce1" office:value-type="float" office:value="4425621" calcext:value-type="float">
            <text:p>4425621</text:p>
          </table:table-cell>
          <table:table-cell office:value-type="float" office:value="2664164" calcext:value-type="float">
            <text:p>2664164</text:p>
          </table:table-cell>
          <table:table-cell office:value-type="float" office:value="9540" calcext:value-type="float">
            <text:p>9540</text:p>
          </table:table-cell>
          <table:table-cell office:value-type="float" office:value="-64875" calcext:value-type="float">
            <text:p>-64875</text:p>
          </table:table-cell>
          <table:table-cell office:value-type="float" office:value="5731360" calcext:value-type="float">
            <text:p>5731360</text:p>
          </table:table-cell>
          <table:table-cell office:value-type="float" office:value="-3193872" calcext:value-type="float">
            <text:p>-3193872</text:p>
          </table:table-cell>
          <table:table-cell office:value-type="float" office:value="-1107637" calcext:value-type="float">
            <text:p>-1107637</text:p>
          </table:table-cell>
          <table:table-cell office:value-type="float" office:value="620881" calcext:value-type="float">
            <text:p>620881</text:p>
          </table:table-cell>
          <table:table-cell table:style-name="ce1" office:value-type="float" office:value="1911744" calcext:value-type="float">
            <text:p>1911744</text:p>
          </table:table-cell>
          <table:table-cell office:value-type="float" office:value="625472" calcext:value-type="float">
            <text:p>625472</text:p>
          </table:table-cell>
          <table:table-cell office:value-type="float" office:value="-553792" calcext:value-type="float">
            <text:p>-553792</text:p>
          </table:table-cell>
          <table:table-cell office:value-type="float" office:value="3802947" calcext:value-type="float">
            <text:p>3802947</text:p>
          </table:table-cell>
          <table:table-cell office:value-type="float" office:value="15296327" calcext:value-type="float">
            <text:p>15296327</text:p>
          </table:table-cell>
          <table:table-cell office:value-type="float" office:value="-1379255" calcext:value-type="float">
            <text:p>-1379255</text:p>
          </table:table-cell>
          <table:table-cell office:value-type="float" office:value="2097210" calcext:value-type="float">
            <text:p>2097210</text:p>
          </table:table-cell>
          <table:table-cell office:value-type="float" office:value="1556035" calcext:value-type="float">
            <text:p>1556035</text:p>
          </table:table-cell>
          <table:table-cell table:style-name="ce1" office:value-type="float" office:value="3346676" calcext:value-type="float">
            <text:p>3346676</text:p>
          </table:table-cell>
          <table:table-cell office:value-type="float" office:value="3018552" calcext:value-type="float">
            <text:p>3018552</text:p>
          </table:table-cell>
          <table:table-cell office:value-type="float" office:value="3612" calcext:value-type="float">
            <text:p>3612</text:p>
          </table:table-cell>
          <table:table-cell office:value-type="float" office:value="-545119" calcext:value-type="float">
            <text:p>-545119</text:p>
          </table:table-cell>
          <table:table-cell office:value-type="float" office:value="742376" calcext:value-type="float">
            <text:p>742376</text:p>
          </table:table-cell>
          <table:table-cell office:value-type="float" office:value="1331620" calcext:value-type="float">
            <text:p>1331620</text:p>
          </table:table-cell>
          <table:table-cell office:value-type="float" office:value="261363" calcext:value-type="float">
            <text:p>261363</text:p>
          </table:table-cell>
          <table:table-cell office:value-type="float" office:value="3151058" calcext:value-type="float">
            <text:p>3151058</text:p>
          </table:table-cell>
          <table:table-cell table:style-name="ce1" office:value-type="float" office:value="2087423" calcext:value-type="float">
            <text:p>2087423</text:p>
          </table:table-cell>
          <table:table-cell table:style-name="ce1" office:value-type="float" office:value="1350328" calcext:value-type="float">
            <text:p>1350328</text:p>
          </table:table-cell>
          <table:table-cell office:value-type="float" office:value="69997" calcext:value-type="float">
            <text:p>69997</text:p>
          </table:table-cell>
          <table:table-cell table:style-name="Default"/>
          <table:table-cell table:style-name="ce1" office:value-type="float" office:value="624156" calcext:value-type="float">
            <text:p>624156</text:p>
          </table:table-cell>
          <table:table-cell office:value-type="float" office:value="1369149" calcext:value-type="float">
            <text:p>1369149</text:p>
          </table:table-cell>
          <table:table-cell office:value-type="float" office:value="78191" calcext:value-type="float">
            <text:p>78191</text:p>
          </table:table-cell>
          <table:table-cell office:value-type="float" office:value="7819" calcext:value-type="float">
            <text:p>7819</text:p>
          </table:table-cell>
          <table:table-cell office:value-type="float" office:value="8103771" calcext:value-type="float">
            <text:p>8103771</text:p>
          </table:table-cell>
          <table:table-cell office:value-type="float" office:value="7390423" calcext:value-type="float">
            <text:p>7390423</text:p>
          </table:table-cell>
          <table:table-cell office:value-type="float" office:value="7337378" calcext:value-type="float">
            <text:p>7337378</text:p>
          </table:table-cell>
          <table:table-cell office:value-type="float" office:value="189963" calcext:value-type="float">
            <text:p>189963</text:p>
          </table:table-cell>
          <table:table-cell office:value-type="float" office:value="-256159" calcext:value-type="float">
            <text:p>-256159</text:p>
          </table:table-cell>
          <table:table-cell office:value-type="float" office:value="316295" calcext:value-type="float">
            <text:p>316295</text:p>
          </table:table-cell>
          <table:table-cell office:value-type="float" office:value="791272" calcext:value-type="float">
            <text:p>791272</text:p>
          </table:table-cell>
          <table:table-cell office:value-type="float" office:value="370" calcext:value-type="float">
            <text:p>370</text:p>
          </table:table-cell>
          <table:table-cell office:value-type="float" office:value="625639" calcext:value-type="float">
            <text:p>625639</text:p>
          </table:table-cell>
          <table:table-cell office:value-type="float" office:value="-1678155" calcext:value-type="float">
            <text:p>-1678155</text:p>
          </table:table-cell>
          <table:table-cell office:value-type="float" office:value="190417" calcext:value-type="float">
            <text:p>190417</text:p>
          </table:table-cell>
          <table:table-cell office:value-type="float" office:value="1553239" calcext:value-type="float">
            <text:p>1553239</text:p>
          </table:table-cell>
          <table:table-cell office:value-type="float" office:value="69556764" calcext:value-type="float">
            <text:p>69556764</text:p>
          </table:table-cell>
          <table:table-cell office:value-type="float" office:value="112734" calcext:value-type="float">
            <text:p>112734</text:p>
          </table:table-cell>
          <table:table-cell office:value-type="float" office:value="784726" calcext:value-type="float">
            <text:p>784726</text:p>
          </table:table-cell>
          <table:table-cell office:value-type="float" office:value="-309729" calcext:value-type="float">
            <text:p>-309729</text:p>
          </table:table-cell>
          <table:table-cell office:value-type="float" office:value="2604166" calcext:value-type="float">
            <text:p>2604166</text:p>
          </table:table-cell>
          <table:table-cell office:value-type="float" office:value="912641" calcext:value-type="float">
            <text:p>912641</text:p>
          </table:table-cell>
          <table:table-cell office:value-type="float" office:value="6025904" calcext:value-type="float">
            <text:p>6025904</text:p>
          </table:table-cell>
          <table:table-cell office:value-type="float" office:value="94257" calcext:value-type="float">
            <text:p>94257</text:p>
          </table:table-cell>
          <table:table-cell office:value-type="float" office:value="1212900" calcext:value-type="float">
            <text:p>1212900</text:p>
          </table:table-cell>
          <table:table-cell office:value-type="float" office:value="727710" calcext:value-type="float">
            <text:p>727710</text:p>
          </table:table-cell>
          <table:table-cell office:value-type="float" office:value="2553457" calcext:value-type="float">
            <text:p>2553457</text:p>
          </table:table-cell>
          <table:table-cell office:value-type="float" office:value="9910265" calcext:value-type="float">
            <text:p>9910265</text:p>
          </table:table-cell>
          <table:table-cell office:value-type="float" office:value="155948" calcext:value-type="float">
            <text:p>155948</text:p>
          </table:table-cell>
          <table:table-cell table:style-name="ce1" office:value-type="float" office:value="1739039" calcext:value-type="float">
            <text:p>1739039</text:p>
          </table:table-cell>
          <table:table-cell office:value-type="float" office:value="104487" calcext:value-type="float">
            <text:p>104487</text:p>
          </table:table-cell>
          <table:table-cell office:value-type="float" office:value="16838170" calcext:value-type="float">
            <text:p>16838170</text:p>
          </table:table-cell>
          <table:table-cell office:value-type="float" office:value="180985984" calcext:value-type="float">
            <text:p>180985984</text:p>
          </table:table-cell>
          <table:table-cell office:value-type="float" office:value="1195745" calcext:value-type="float">
            <text:p>1195745</text:p>
          </table:table-cell>
          <table:table-cell office:value-type="float" office:value="5979000" calcext:value-type="float">
            <text:p>5979000</text:p>
          </table:table-cell>
          <table:table-cell office:value-type="float" office:value="-227288" calcext:value-type="float">
            <text:p>-227288</text:p>
          </table:table-cell>
          <table:table-cell office:value-type="float" office:value="1125394" calcext:value-type="float">
            <text:p>1125394</text:p>
          </table:table-cell>
          <table:table-cell office:value-type="float" office:value="11930298" calcext:value-type="float">
            <text:p>11930298</text:p>
          </table:table-cell>
          <table:table-cell office:value-type="float" office:value="-185028" calcext:value-type="float">
            <text:p>-185028</text:p>
          </table:table-cell>
          <table:table-cell office:value-type="float" office:value="2119238" calcext:value-type="float">
            <text:p>2119238</text:p>
          </table:table-cell>
          <table:table-cell table:style-name="ce1" office:value-type="float" office:value="297639" calcext:value-type="float">
            <text:p>297639</text:p>
          </table:table-cell>
          <table:table-cell office:value-type="float" office:value="458882" calcext:value-type="float">
            <text:p>458882</text:p>
          </table:table-cell>
          <table:table-cell table:style-name="ce1" office:value-type="float" office:value="10582" calcext:value-type="float">
            <text:p>1058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1842458" calcext:value-type="float">
            <text:p>1842458</text:p>
          </table:table-cell>
          <table:table-cell table:style-name="Default"/>
          <table:table-cell office:value-type="float" office:value="187459" calcext:value-type="float">
            <text:p>187459</text:p>
          </table:table-cell>
          <table:table-cell table:style-name="Default"/>
          <table:table-cell office:value-type="float" office:value="1028141" calcext:value-type="float">
            <text:p>1028141</text:p>
          </table:table-cell>
          <table:table-cell table:style-name="ce1" office:value-type="float" office:value="686990" calcext:value-type="float">
            <text:p>686990</text:p>
          </table:table-cell>
          <table:table-cell office:value-type="float" office:value="8944682" calcext:value-type="float">
            <text:p>8944682</text:p>
          </table:table-cell>
          <table:table-cell office:value-type="float" office:value="75151124" calcext:value-type="float">
            <text:p>75151124</text:p>
          </table:table-cell>
          <table:table-cell office:value-type="float" office:value="3591235" calcext:value-type="float">
            <text:p>3591235</text:p>
          </table:table-cell>
          <table:table-cell office:value-type="float" office:value="2526476" calcext:value-type="float">
            <text:p>2526476</text:p>
          </table:table-cell>
          <table:table-cell office:value-type="float" office:value="1348597" calcext:value-type="float">
            <text:p>1348597</text:p>
          </table:table-cell>
          <table:table-cell table:style-name="ce1" office:value-type="float" office:value="6372953" calcext:value-type="float">
            <text:p>6372953</text:p>
          </table:table-cell>
          <table:table-cell table:style-name="ce1" office:value-type="float" office:value="14529" calcext:value-type="float">
            <text:p>14529</text:p>
          </table:table-cell>
          <table:table-cell table:style-name="ce1" office:value-type="float" office:value="-14148750" calcext:value-type="float">
            <text:p>-14148750</text:p>
          </table:table-cell>
          <table:table-cell office:value-type="float" office:value="9485706" calcext:value-type="float">
            <text:p>9485706</text:p>
          </table:table-cell>
          <table:table-cell office:value-type="float" office:value="90562" calcext:value-type="float">
            <text:p>90562</text:p>
          </table:table-cell>
          <table:table-cell office:value-type="float" office:value="26680655" calcext:value-type="float">
            <text:p>26680655</text:p>
          </table:table-cell>
          <table:table-cell table:style-name="ce1" office:value-type="float" office:value="18940" calcext:value-type="float">
            <text:p>18940</text:p>
          </table:table-cell>
          <table:table-cell table:style-name="ce1" office:value-type="float" office:value="198289" calcext:value-type="float">
            <text:p>198289</text:p>
          </table:table-cell>
          <table:table-cell table:style-name="Default"/>
          <table:table-cell/>
          <table:table-cell office:value-type="float" office:value="-152754" calcext:value-type="float">
            <text:p>-152754</text:p>
          </table:table-cell>
          <table:table-cell office:value-type="float" office:value="25984" calcext:value-type="float">
            <text:p>25984</text:p>
          </table:table-cell>
          <table:table-cell office:value-type="float" office:value="121286" calcext:value-type="float">
            <text:p>121286</text:p>
          </table:table-cell>
          <table:table-cell office:value-type="float" office:value="6389605" calcext:value-type="float">
            <text:p>6389605</text:p>
          </table:table-cell>
          <table:table-cell office:value-type="float" office:value="3778392" calcext:value-type="float">
            <text:p>3778392</text:p>
          </table:table-cell>
          <table:table-cell office:value-type="float" office:value="220240" calcext:value-type="float">
            <text:p>220240</text:p>
          </table:table-cell>
          <table:table-cell office:value-type="float" office:value="3814653" calcext:value-type="float">
            <text:p>3814653</text:p>
          </table:table-cell>
          <table:table-cell office:value-type="float" office:value="17767880" calcext:value-type="float">
            <text:p>17767880</text:p>
          </table:table-cell>
          <table:table-cell office:value-type="float" office:value="27620367" calcext:value-type="float">
            <text:p>27620367</text:p>
          </table:table-cell>
          <table:table-cell office:value-type="float" office:value="357286" calcext:value-type="float">
            <text:p>357286</text:p>
          </table:table-cell>
          <table:table-cell office:value-type="float" office:value="2073035" calcext:value-type="float">
            <text:p>2073035</text:p>
          </table:table-cell>
          <table:table-cell office:value-type="float" office:value="487808" calcext:value-type="float">
            <text:p>487808</text:p>
          </table:table-cell>
          <table:table-cell office:value-type="float" office:value="11528" calcext:value-type="float">
            <text:p>11528</text:p>
          </table:table-cell>
          <table:table-cell office:value-type="float" office:value="237683" calcext:value-type="float">
            <text:p>237683</text:p>
          </table:table-cell>
          <table:table-cell office:value-type="float" office:value="987968" calcext:value-type="float">
            <text:p>987968</text:p>
          </table:table-cell>
          <table:table-cell office:value-type="float" office:value="125130" calcext:value-type="float">
            <text:p>125130</text:p>
          </table:table-cell>
          <table:table-cell office:value-type="float" office:value="1610246" calcext:value-type="float">
            <text:p>1610246</text:p>
          </table:table-cell>
          <table:table-cell office:value-type="float" office:value="792694" calcext:value-type="float">
            <text:p>792694</text:p>
          </table:table-cell>
          <table:table-cell office:value-type="float" office:value="785" calcext:value-type="float">
            <text:p>785</text:p>
          </table:table-cell>
          <table:table-cell office:value-type="float" office:value="190456" calcext:value-type="float">
            <text:p>190456</text:p>
          </table:table-cell>
          <table:table-cell office:value-type="float" office:value="191479" calcext:value-type="float">
            <text:p>191479</text:p>
          </table:table-cell>
          <table:table-cell table:style-name="ce1" office:value-type="float" office:value="1838459" calcext:value-type="float">
            <text:p>1838459</text:p>
          </table:table-cell>
          <table:table-cell office:value-type="float" office:value="-245161" calcext:value-type="float">
            <text:p>-245161</text:p>
          </table:table-cell>
          <table:table-cell office:value-type="float" office:value="11245617" calcext:value-type="float">
            <text:p>11245617</text:p>
          </table:table-cell>
          <table:table-cell office:value-type="float" office:value="7279603" calcext:value-type="float">
            <text:p>7279603</text:p>
          </table:table-cell>
          <table:table-cell office:value-type="float" office:value="11254811" calcext:value-type="float">
            <text:p>11254811</text:p>
          </table:table-cell>
          <table:table-cell office:value-type="float" office:value="-41802" calcext:value-type="float">
            <text:p>-41802</text:p>
          </table:table-cell>
          <table:table-cell office:value-type="float" office:value="-3866518" calcext:value-type="float">
            <text:p>-386651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8813534" calcext:value-type="float">
            <text:p>881353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7005" calcext:value-type="float">
            <text:p>97005</text:p>
          </table:table-cell>
          <table:table-cell office:value-type="float" office:value="7939762" calcext:value-type="float">
            <text:p>7939762</text:p>
          </table:table-cell>
          <table:table-cell office:value-type="float" office:value="3230005" calcext:value-type="float">
            <text:p>3230005</text:p>
          </table:table-cell>
          <table:table-cell office:value-type="float" office:value="-5747" calcext:value-type="float">
            <text:p>-5747</text:p>
          </table:table-cell>
          <table:table-cell office:value-type="float" office:value="76369360" calcext:value-type="float">
            <text:p>76369360</text:p>
          </table:table-cell>
          <table:table-cell office:value-type="float" office:value="1984642" calcext:value-type="float">
            <text:p>1984642</text:p>
          </table:table-cell>
          <table:table-cell office:value-type="float" office:value="16807000" calcext:value-type="float">
            <text:p>16807000</text:p>
          </table:table-cell>
          <table:table-cell office:value-type="float" office:value="1324157" calcext:value-type="float">
            <text:p>1324157</text:p>
          </table:table-cell>
          <table:table-cell office:value-type="float" office:value="1194109" calcext:value-type="float">
            <text:p>1194109</text:p>
          </table:table-cell>
          <table:table-cell office:value-type="float" office:value="6109000" calcext:value-type="float">
            <text:p>6109000</text:p>
          </table:table-cell>
          <table:table-cell office:value-type="float" office:value="900825" calcext:value-type="float">
            <text:p>900825</text:p>
          </table:table-cell>
          <table:table-cell office:value-type="float" office:value="3230548" calcext:value-type="float">
            <text:p>3230548</text:p>
          </table:table-cell>
          <table:table-cell office:value-type="float" office:value="17302241" calcext:value-type="float">
            <text:p>17302241</text:p>
          </table:table-cell>
          <table:table-cell office:value-type="float" office:value="1702000" calcext:value-type="float">
            <text:p>1702000</text:p>
          </table:table-cell>
          <table:table-cell office:value-type="float" office:value="1329000" calcext:value-type="float">
            <text:p>1329000</text:p>
          </table:table-cell>
          <table:table-cell office:value-type="float" office:value="-5305957" calcext:value-type="float">
            <text:p>-5305957</text:p>
          </table:table-cell>
          <table:table-cell office:value-type="float" office:value="1771825" calcext:value-type="float">
            <text:p>1771825</text:p>
          </table:table-cell>
          <table:table-cell office:value-type="float" office:value="148855" calcext:value-type="float">
            <text:p>148855</text:p>
          </table:table-cell>
          <table:table-cell office:value-type="float" office:value="590052" calcext:value-type="float">
            <text:p>590052</text:p>
          </table:table-cell>
          <table:table-cell office:value-type="float" office:value="294108" calcext:value-type="float">
            <text:p>294108</text:p>
          </table:table-cell>
          <table:table-cell office:value-type="float" office:value="1622298" calcext:value-type="float">
            <text:p>1622298</text:p>
          </table:table-cell>
          <table:table-cell office:value-type="float" office:value="130364" calcext:value-type="float">
            <text:p>130364</text:p>
          </table:table-cell>
          <table:table-cell office:value-type="float" office:value="4186288" calcext:value-type="float">
            <text:p>4186288</text:p>
          </table:table-cell>
          <table:table-cell office:value-type="float" office:value="827556" calcext:value-type="float">
            <text:p>827556</text:p>
          </table:table-cell>
          <table:table-cell office:value-type="float" office:value="20250518" calcext:value-type="float">
            <text:p>20250518</text:p>
          </table:table-cell>
          <table:table-cell office:value-type="float" office:value="564222" calcext:value-type="float">
            <text:p>564222</text:p>
          </table:table-cell>
          <table:table-cell office:value-type="float" office:value="6943163" calcext:value-type="float">
            <text:p>6943163</text:p>
          </table:table-cell>
          <table:table-cell office:value-type="float" office:value="6456612" calcext:value-type="float">
            <text:p>6456612</text:p>
          </table:table-cell>
          <table:table-cell office:value-type="float" office:value="11251505" calcext:value-type="float">
            <text:p>11251505</text:p>
          </table:table-cell>
          <table:table-cell office:value-type="float" office:value="1508112" calcext:value-type="float">
            <text:p>1508112</text:p>
          </table:table-cell>
          <table:table-cell office:value-type="float" office:value="285461" calcext:value-type="float">
            <text:p>285461</text:p>
          </table:table-cell>
          <table:table-cell office:value-type="float" office:value="14125442" calcext:value-type="float">
            <text:p>14125442</text:p>
          </table:table-cell>
          <table:table-cell table:style-name="ce1" office:value-type="float" office:value="31764" calcext:value-type="float">
            <text:p>31764</text:p>
          </table:table-cell>
          <table:table-cell office:value-type="float" office:value="9490854" calcext:value-type="float">
            <text:p>9490854</text:p>
          </table:table-cell>
          <table:table-cell office:value-type="float" office:value="56497" calcext:value-type="float">
            <text:p>56497</text:p>
          </table:table-cell>
          <table:table-cell table:style-name="ce1" office:value-type="float" office:value="6926" calcext:value-type="float">
            <text:p>6926</text:p>
          </table:table-cell>
          <table:table-cell office:value-type="float" office:value="1138811" calcext:value-type="float">
            <text:p>1138811</text:p>
          </table:table-cell>
          <table:table-cell office:value-type="float" office:value="21696617" calcext:value-type="float">
            <text:p>21696617</text:p>
          </table:table-cell>
          <table:table-cell table:style-name="ce1" office:value-type="float" office:value="2712389" calcext:value-type="float">
            <text:p>2712389</text:p>
          </table:table-cell>
          <table:table-cell office:value-type="float" office:value="136490" calcext:value-type="float">
            <text:p>136490</text:p>
          </table:table-cell>
          <table:table-cell office:value-type="float" office:value="284266" calcext:value-type="float">
            <text:p>284266</text:p>
          </table:table-cell>
          <table:table-cell office:value-type="float" office:value="1808450" calcext:value-type="float">
            <text:p>1808450</text:p>
          </table:table-cell>
          <table:table-cell office:value-type="float" office:value="3302" calcext:value-type="float">
            <text:p>3302</text:p>
          </table:table-cell>
          <table:table-cell office:value-type="float" office:value="1518121" calcext:value-type="float">
            <text:p>1518121</text:p>
          </table:table-cell>
          <table:table-cell table:style-name="ce1" office:value-type="float" office:value="1125" calcext:value-type="float">
            <text:p>1125</text:p>
          </table:table-cell>
          <table:table-cell office:value-type="float" office:value="13567578" calcext:value-type="float">
            <text:p>13567578</text:p>
          </table:table-cell>
          <table:table-cell office:value-type="float" office:value="14820706" calcext:value-type="float">
            <text:p>14820706</text:p>
          </table:table-cell>
          <table:table-cell office:value-type="float" office:value="120364" calcext:value-type="float">
            <text:p>120364</text:p>
          </table:table-cell>
          <table:table-cell office:value-type="float" office:value="292275" calcext:value-type="float">
            <text:p>292275</text:p>
          </table:table-cell>
          <table:table-cell table:style-name="ce1" office:value-type="float" office:value="-315630" calcext:value-type="float">
            <text:p>-315630</text:p>
          </table:table-cell>
          <table:table-cell office:value-type="float" office:value="5796628" calcext:value-type="float">
            <text:p>5796628</text:p>
          </table:table-cell>
          <table:table-cell office:value-type="float" office:value="3536528" calcext:value-type="float">
            <text:p>3536528</text:p>
          </table:table-cell>
          <table:table-cell office:value-type="float" office:value="1010640" calcext:value-type="float">
            <text:p>1010640</text:p>
          </table:table-cell>
          <table:table-cell office:value-type="float" office:value="1339998" calcext:value-type="float">
            <text:p>1339998</text:p>
          </table:table-cell>
          <table:table-cell office:value-type="float" office:value="655505" calcext:value-type="float">
            <text:p>655505</text:p>
          </table:table-cell>
          <table:table-cell office:value-type="float" office:value="6010" calcext:value-type="float">
            <text:p>6010</text:p>
          </table:table-cell>
          <table:table-cell office:value-type="float" office:value="5188364" calcext:value-type="float">
            <text:p>5188364</text:p>
          </table:table-cell>
          <table:table-cell table:style-name="ce1" office:value-type="float" office:value="1949" calcext:value-type="float">
            <text:p>1949</text:p>
          </table:table-cell>
          <table:table-cell office:value-type="float" office:value="56181" calcext:value-type="float">
            <text:p>56181</text:p>
          </table:table-cell>
          <table:table-cell office:value-type="float" office:value="11256273" calcext:value-type="float">
            <text:p>11256273</text:p>
          </table:table-cell>
          <table:table-cell table:style-name="ce1" office:value-type="float" office:value="183640" calcext:value-type="float">
            <text:p>183640</text:p>
          </table:table-cell>
          <table:table-cell table:style-name="Default"/>
          <table:table-cell office:value-type="float" office:value="2982000" calcext:value-type="float">
            <text:p>2982000</text:p>
          </table:table-cell>
          <table:table-cell office:value-type="float" office:value="199744" calcext:value-type="float">
            <text:p>199744</text:p>
          </table:table-cell>
          <table:table-cell office:value-type="float" office:value="3384613" calcext:value-type="float">
            <text:p>3384613</text:p>
          </table:table-cell>
          <table:table-cell office:value-type="float" office:value="1059722" calcext:value-type="float">
            <text:p>1059722</text:p>
          </table:table-cell>
          <table:table-cell office:value-type="float" office:value="15272715" calcext:value-type="float">
            <text:p>15272715</text:p>
          </table:table-cell>
          <table:table-cell table:style-name="ce1" office:value-type="float" office:value="1940923" calcext:value-type="float">
            <text:p>1940923</text:p>
          </table:table-cell>
          <table:table-cell office:value-type="float" office:value="140076" calcext:value-type="float">
            <text:p>140076</text:p>
          </table:table-cell>
          <table:table-cell office:value-type="float" office:value="2780663" calcext:value-type="float">
            <text:p>2780663</text:p>
          </table:table-cell>
          <table:table-cell office:value-type="float" office:value="7515669" calcext:value-type="float">
            <text:p>7515669</text:p>
          </table:table-cell>
          <table:table-cell office:value-type="float" office:value="7930740" calcext:value-type="float">
            <text:p>7930740</text:p>
          </table:table-cell>
          <table:table-cell office:value-type="float" office:value="7741998" calcext:value-type="float">
            <text:p>7741998</text:p>
          </table:table-cell>
          <table:table-cell office:value-type="float" office:value="12278487" calcext:value-type="float">
            <text:p>12278487</text:p>
          </table:table-cell>
          <table:table-cell office:value-type="float" office:value="3632526" calcext:value-type="float">
            <text:p>3632526</text:p>
          </table:table-cell>
          <table:table-cell office:value-type="float" office:value="215011" calcext:value-type="float">
            <text:p>215011</text:p>
          </table:table-cell>
          <table:table-cell office:value-type="float" office:value="2481417" calcext:value-type="float">
            <text:p>2481417</text:p>
          </table:table-cell>
          <table:table-cell office:value-type="float" office:value="91838" calcext:value-type="float">
            <text:p>91838</text:p>
          </table:table-cell>
          <table:table-cell office:value-type="float" office:value="4136026" calcext:value-type="float">
            <text:p>4136026</text:p>
          </table:table-cell>
          <table:table-cell office:value-type="float" office:value="5139112" calcext:value-type="float">
            <text:p>5139112</text:p>
          </table:table-cell>
          <table:table-cell office:value-type="float" office:value="-205057" calcext:value-type="float">
            <text:p>-205057</text:p>
          </table:table-cell>
          <table:table-cell office:value-type="float" office:value="98592" calcext:value-type="float">
            <text:p>98592</text:p>
          </table:table-cell>
          <table:table-cell office:value-type="float" office:value="1750850" calcext:value-type="float">
            <text:p>1750850</text:p>
          </table:table-cell>
          <table:table-cell table:style-name="ce1" office:value-type="float" office:value="34877" calcext:value-type="float">
            <text:p>34877</text:p>
          </table:table-cell>
          <table:table-cell office:value-type="float" office:value="-256159" calcext:value-type="float">
            <text:p>-256159</text:p>
          </table:table-cell>
          <table:table-cell office:value-type="float" office:value="954811" calcext:value-type="float">
            <text:p>954811</text:p>
          </table:table-cell>
          <table:table-cell office:value-type="float" office:value="1558388" calcext:value-type="float">
            <text:p>1558388</text:p>
          </table:table-cell>
          <table:table-cell office:value-type="float" office:value="1151" calcext:value-type="float">
            <text:p>1151</text:p>
          </table:table-cell>
          <table:table-cell office:value-type="float" office:value="-468571" calcext:value-type="float">
            <text:p>-468571</text:p>
          </table:table-cell>
          <table:table-cell office:value-type="float" office:value="31085210" calcext:value-type="float">
            <text:p>31085210</text:p>
          </table:table-cell>
          <table:table-cell office:value-type="float" office:value="-13767059" calcext:value-type="float">
            <text:p>-13767059</text:p>
          </table:table-cell>
          <table:table-cell office:value-type="float" office:value="316175" calcext:value-type="float">
            <text:p>316175</text:p>
          </table:table-cell>
          <table:table-cell office:value-type="float" office:value="626294553" calcext:value-type="float">
            <text:p>626294553</text:p>
          </table:table-cell>
          <table:table-cell office:value-type="float" office:value="4230168" calcext:value-type="float">
            <text:p>4230168</text:p>
          </table:table-cell>
          <table:table-cell office:value-type="float" office:value="5027343" calcext:value-type="float">
            <text:p>5027343</text:p>
          </table:table-cell>
          <table:table-cell table:style-name="ce1" office:value-type="float" office:value="-69928548" calcext:value-type="float">
            <text:p>-69928548</text:p>
          </table:table-cell>
          <table:table-cell table:style-name="ce1" office:value-type="float" office:value="7830987" calcext:value-type="float">
            <text:p>7830987</text:p>
          </table:table-cell>
          <table:table-cell office:value-type="float" office:value="1674947" calcext:value-type="float">
            <text:p>1674947</text:p>
          </table:table-cell>
          <table:table-cell office:value-type="float" office:value="-382643" calcext:value-type="float">
            <text:p>-382643</text:p>
          </table:table-cell>
          <table:table-cell table:style-name="ce1" office:value-type="float" office:value="1525827" calcext:value-type="float">
            <text:p>1525827</text:p>
          </table:table-cell>
          <table:table-cell office:value-type="float" office:value="-443055" calcext:value-type="float">
            <text:p>-443055</text:p>
          </table:table-cell>
          <table:table-cell office:value-type="float" office:value="9240715" calcext:value-type="float">
            <text:p>9240715</text:p>
          </table:table-cell>
          <table:table-cell office:value-type="float" office:value="103012" calcext:value-type="float">
            <text:p>103012</text:p>
          </table:table-cell>
          <table:table-cell office:value-type="float" office:value="-923772" calcext:value-type="float">
            <text:p>-923772</text:p>
          </table:table-cell>
          <table:table-cell table:style-name="ce1" office:value-type="float" office:value="825555" calcext:value-type="float">
            <text:p>825555</text:p>
          </table:table-cell>
          <table:table-cell office:value-type="float" office:value="3149328" calcext:value-type="float">
            <text:p>3149328</text:p>
          </table:table-cell>
          <table:table-cell table:style-name="ce1" office:value-type="float" office:value="63719" calcext:value-type="float">
            <text:p>63719</text:p>
          </table:table-cell>
          <table:table-cell office:value-type="float" office:value="814584" calcext:value-type="float">
            <text:p>814584</text:p>
          </table:table-cell>
          <table:table-cell office:value-type="float" office:value="-2170940" calcext:value-type="float">
            <text:p>-2170940</text:p>
          </table:table-cell>
          <table:table-cell table:style-name="ce1" office:value-type="float" office:value="734431" calcext:value-type="float">
            <text:p>734431</text:p>
          </table:table-cell>
          <table:table-cell table:style-name="ce1" office:value-type="float" office:value="78436" calcext:value-type="float">
            <text:p>78436</text:p>
          </table:table-cell>
          <table:table-cell table:style-name="ce1" office:value-type="float" office:value="7098685" calcext:value-type="float">
            <text:p>7098685</text:p>
          </table:table-cell>
          <table:table-cell office:value-type="float" office:value="1254132" calcext:value-type="float">
            <text:p>1254132</text:p>
          </table:table-cell>
          <table:table-cell office:value-type="float" office:value="231086" calcext:value-type="float">
            <text:p>231086</text:p>
          </table:table-cell>
          <table:table-cell office:value-type="float" office:value="-322178" calcext:value-type="float">
            <text:p>-322178</text:p>
          </table:table-cell>
          <table:table-cell office:value-type="float" office:value="3802761" calcext:value-type="float">
            <text:p>3802761</text:p>
          </table:table-cell>
          <table:table-cell office:value-type="float" office:value="786160" calcext:value-type="float">
            <text:p>786160</text:p>
          </table:table-cell>
          <table:table-cell table:style-name="ce1" office:value-type="float" office:value="4256130" calcext:value-type="float">
            <text:p>4256130</text:p>
          </table:table-cell>
          <table:table-cell office:value-type="float" office:value="154525000" calcext:value-type="float">
            <text:p>154525000</text:p>
          </table:table-cell>
          <table:table-cell office:value-type="float" office:value="60633000" calcext:value-type="float">
            <text:p>60633000</text:p>
          </table:table-cell>
          <table:table-cell office:value-type="float" office:value="43544189" calcext:value-type="float">
            <text:p>43544189</text:p>
          </table:table-cell>
          <table:table-cell table:style-name="ce1" office:value-type="float" office:value="3174014" calcext:value-type="float">
            <text:p>3174014</text:p>
          </table:table-cell>
          <table:table-cell office:value-type="float" office:value="3826675" calcext:value-type="float">
            <text:p>3826675</text:p>
          </table:table-cell>
          <table:table-cell office:value-type="float" office:value="-392723" calcext:value-type="float">
            <text:p>-392723</text:p>
          </table:table-cell>
          <table:table-cell office:value-type="float" office:value="697696" calcext:value-type="float">
            <text:p>697696</text:p>
          </table:table-cell>
          <table:table-cell office:value-type="float" office:value="1065146" calcext:value-type="float">
            <text:p>1065146</text:p>
          </table:table-cell>
          <table:table-cell office:value-type="float" office:value="-191439" calcext:value-type="float">
            <text:p>-191439</text:p>
          </table:table-cell>
          <table:table-cell office:value-type="float" office:value="517651" calcext:value-type="float">
            <text:p>517651</text:p>
          </table:table-cell>
          <table:table-cell office:value-type="float" office:value="4384761" calcext:value-type="float">
            <text:p>4384761</text:p>
          </table:table-cell>
          <table:table-cell office:value-type="float" office:value="6809963" calcext:value-type="float">
            <text:p>6809963</text:p>
          </table:table-cell>
          <table:table-cell office:value-type="float" office:value="1684041" calcext:value-type="float">
            <text:p>1684041</text:p>
          </table:table-cell>
          <table:table-cell table:style-name="ce1" office:value-type="float" office:value="167176" calcext:value-type="float">
            <text:p>167176</text:p>
          </table:table-cell>
          <table:table-cell office:value-type="float" office:value="2818010" calcext:value-type="float">
            <text:p>2818010</text:p>
          </table:table-cell>
          <table:table-cell office:value-type="float" office:value="6052659" calcext:value-type="float">
            <text:p>6052659</text:p>
          </table:table-cell>
          <table:table-cell table:style-name="ce1" office:value-type="float" office:value="673973" calcext:value-type="float">
            <text:p>673973</text:p>
          </table:table-cell>
          <table:table-cell table:style-name="ce1" office:value-type="float" office:value="3079961" calcext:value-type="float">
            <text:p>3079961</text:p>
          </table:table-cell>
          <table:table-cell office:value-type="float" office:value="353963" calcext:value-type="float">
            <text:p>353963</text:p>
          </table:table-cell>
          <table:table-cell office:value-type="float" office:value="15870576" calcext:value-type="float">
            <text:p>15870576</text:p>
          </table:table-cell>
          <table:table-cell office:value-type="float" office:value="991923" calcext:value-type="float">
            <text:p>991923</text:p>
          </table:table-cell>
          <table:table-cell office:value-type="float" office:value="5501316" calcext:value-type="float">
            <text:p>5501316</text:p>
          </table:table-cell>
          <table:table-cell office:value-type="float" office:value="173398" calcext:value-type="float">
            <text:p>173398</text:p>
          </table:table-cell>
          <table:table-cell office:value-type="float" office:value="40642" calcext:value-type="float">
            <text:p>40642</text:p>
          </table:table-cell>
          <table:table-cell office:value-type="float" office:value="6502653" calcext:value-type="float">
            <text:p>6502653</text:p>
          </table:table-cell>
          <table:table-cell table:style-name="ce1" office:value-type="float" office:value="50606" calcext:value-type="float">
            <text:p>50606</text:p>
          </table:table-cell>
          <table:table-cell office:value-type="float" office:value="7325287" calcext:value-type="float">
            <text:p>7325287</text:p>
          </table:table-cell>
          <table:table-cell office:value-type="float" office:value="1341987" calcext:value-type="float">
            <text:p>1341987</text:p>
          </table:table-cell>
          <table:table-cell office:value-type="float" office:value="-481885" calcext:value-type="float">
            <text:p>-481885</text:p>
          </table:table-cell>
          <table:table-cell office:value-type="float" office:value="-494234" calcext:value-type="float">
            <text:p>-494234</text:p>
          </table:table-cell>
          <table:table-cell office:value-type="float" office:value="2607996" calcext:value-type="float">
            <text:p>2607996</text:p>
          </table:table-cell>
          <table:table-cell office:value-type="float" office:value="3514063" calcext:value-type="float">
            <text:p>3514063</text:p>
          </table:table-cell>
          <table:table-cell office:value-type="float" office:value="-11682733" calcext:value-type="float">
            <text:p>-11682733</text:p>
          </table:table-cell>
          <table:table-cell office:value-type="float" office:value="247665" calcext:value-type="float">
            <text:p>247665</text:p>
          </table:table-cell>
          <table:table-cell office:value-type="float" office:value="12800" calcext:value-type="float">
            <text:p>12800</text:p>
          </table:table-cell>
          <table:table-cell office:value-type="float" office:value="22593094" calcext:value-type="float">
            <text:p>22593094</text:p>
          </table:table-cell>
          <table:table-cell office:value-type="float" office:value="32624240" calcext:value-type="float">
            <text:p>32624240</text:p>
          </table:table-cell>
          <table:table-cell table:style-name="ce1" office:value-type="float" office:value="-2617" calcext:value-type="float">
            <text:p>-2617</text:p>
          </table:table-cell>
          <table:table-cell office:value-type="float" office:value="278966543" calcext:value-type="float">
            <text:p>278966543</text:p>
          </table:table-cell>
          <table:table-cell table:style-name="ce1" office:value-type="float" office:value="1097899" calcext:value-type="float">
            <text:p>1097899</text:p>
          </table:table-cell>
          <table:table-cell office:value-type="float" office:value="169847" calcext:value-type="float">
            <text:p>169847</text:p>
          </table:table-cell>
          <table:table-cell office:value-type="float" office:value="840072" calcext:value-type="float">
            <text:p>840072</text:p>
          </table:table-cell>
          <table:table-cell office:value-type="float" office:value="-368812" calcext:value-type="float">
            <text:p>-368812</text:p>
          </table:table-cell>
          <table:table-cell office:value-type="float" office:value="-814554" calcext:value-type="float">
            <text:p>-814554</text:p>
          </table:table-cell>
          <table:table-cell office:value-type="float" office:value="889788" calcext:value-type="float">
            <text:p>889788</text:p>
          </table:table-cell>
          <table:table-cell office:value-type="float" office:value="999807" calcext:value-type="float">
            <text:p>999807</text:p>
          </table:table-cell>
          <table:table-cell table:style-name="ce1" office:value-type="float" office:value="2358680" calcext:value-type="float">
            <text:p>2358680</text:p>
          </table:table-cell>
          <table:table-cell office:value-type="float" office:value="4306219" calcext:value-type="float">
            <text:p>4306219</text:p>
          </table:table-cell>
          <table:table-cell office:value-type="float" office:value="6034585" calcext:value-type="float">
            <text:p>6034585</text:p>
          </table:table-cell>
          <table:table-cell office:value-type="float" office:value="6233023" calcext:value-type="float">
            <text:p>6233023</text:p>
          </table:table-cell>
          <table:table-cell office:value-type="float" office:value="-156161" calcext:value-type="float">
            <text:p>-156161</text:p>
          </table:table-cell>
          <table:table-cell table:style-name="ce1" office:value-type="float" office:value="21509000" calcext:value-type="float">
            <text:p>21509000</text:p>
          </table:table-cell>
          <table:table-cell office:value-type="float" office:value="-139973" calcext:value-type="float">
            <text:p>-139973</text:p>
          </table:table-cell>
          <table:table-cell office:value-type="float" office:value="149998" calcext:value-type="float">
            <text:p>149998</text:p>
          </table:table-cell>
          <table:table-cell office:value-type="float" office:value="16168" calcext:value-type="float">
            <text:p>16168</text:p>
          </table:table-cell>
          <table:table-cell office:value-type="float" office:value="1206585" calcext:value-type="float">
            <text:p>1206585</text:p>
          </table:table-cell>
          <table:table-cell table:style-name="ce1" office:value-type="float" office:value="-754362" calcext:value-type="float">
            <text:p>-754362</text:p>
          </table:table-cell>
          <table:table-cell office:value-type="float" office:value="7769910" calcext:value-type="float">
            <text:p>7769910</text:p>
          </table:table-cell>
          <table:table-cell office:value-type="float" office:value="3845032" calcext:value-type="float">
            <text:p>3845032</text:p>
          </table:table-cell>
          <table:table-cell office:value-type="float" office:value="-17401" calcext:value-type="float">
            <text:p>-17401</text:p>
          </table:table-cell>
          <table:table-cell office:value-type="float" office:value="-5458663" calcext:value-type="float">
            <text:p>-5458663</text:p>
          </table:table-cell>
          <table:table-cell table:style-name="ce1" office:value-type="float" office:value="560810" calcext:value-type="float">
            <text:p>560810</text:p>
          </table:table-cell>
          <table:table-cell office:value-type="float" office:value="103012" calcext:value-type="float">
            <text:p>103012</text:p>
          </table:table-cell>
          <table:table-cell office:value-type="float" office:value="604626" calcext:value-type="float">
            <text:p>604626</text:p>
          </table:table-cell>
          <table:table-cell office:value-type="float" office:value="421673" calcext:value-type="float">
            <text:p>421673</text:p>
          </table:table-cell>
          <table:table-cell office:value-type="float" office:value="-5384536" calcext:value-type="float">
            <text:p>-5384536</text:p>
          </table:table-cell>
          <table:table-cell office:value-type="float" office:value="3151263" calcext:value-type="float">
            <text:p>3151263</text:p>
          </table:table-cell>
          <table:table-cell table:style-name="ce1" office:value-type="float" office:value="12207000" calcext:value-type="float">
            <text:p>12207000</text:p>
          </table:table-cell>
          <table:table-cell office:value-type="float" office:value="311150000" calcext:value-type="float">
            <text:p>311150000</text:p>
          </table:table-cell>
          <table:table-cell table:style-name="ce1" office:value-type="float" office:value="302797274" calcext:value-type="float">
            <text:p>302797274</text:p>
          </table:table-cell>
          <table:table-cell office:value-type="float" office:value="-189216" calcext:value-type="float">
            <text:p>-189216</text:p>
          </table:table-cell>
          <table:table-cell office:value-type="float" office:value="52352" calcext:value-type="float">
            <text:p>52352</text:p>
          </table:table-cell>
          <table:table-cell office:value-type="float" office:value="-65813" calcext:value-type="float">
            <text:p>-65813</text:p>
          </table:table-cell>
          <table:table-cell office:value-type="float" office:value="8967130" calcext:value-type="float">
            <text:p>8967130</text:p>
          </table:table-cell>
          <table:table-cell table:style-name="ce1" office:value-type="float" office:value="238449" calcext:value-type="float">
            <text:p>238449</text:p>
          </table:table-cell>
          <table:table-cell office:value-type="float" office:value="1033138" calcext:value-type="float">
            <text:p>1033138</text:p>
          </table:table-cell>
          <table:table-cell table:style-name="ce1" office:value-type="float" office:value="209663" calcext:value-type="float">
            <text:p>209663</text:p>
          </table:table-cell>
          <table:table-cell table:style-name="ce1" office:value-type="float" office:value="-687" calcext:value-type="float">
            <text:p>-687</text:p>
          </table:table-cell>
          <table:table-cell office:value-type="float" office:value="1435221" calcext:value-type="float">
            <text:p>1435221</text:p>
          </table:table-cell>
          <table:table-cell office:value-type="float" office:value="83728" calcext:value-type="float">
            <text:p>83728</text:p>
          </table:table-cell>
          <table:table-cell office:value-type="float" office:value="1774503" calcext:value-type="float">
            <text:p>1774503</text:p>
          </table:table-cell>
          <table:table-cell table:style-name="ce1" office:value-type="float" office:value="48510477" calcext:value-type="float">
            <text:p>48510477</text:p>
          </table:table-cell>
          <table:table-cell table:style-name="ce1" office:value-type="float" office:value="4425621" calcext:value-type="float">
            <text:p>4425621</text:p>
          </table:table-cell>
          <table:table-cell office:value-type="float" office:value="2664164" calcext:value-type="float">
            <text:p>2664164</text:p>
          </table:table-cell>
          <table:table-cell office:value-type="float" office:value="9540" calcext:value-type="float">
            <text:p>9540</text:p>
          </table:table-cell>
          <table:table-cell office:value-type="float" office:value="-64875" calcext:value-type="float">
            <text:p>-64875</text:p>
          </table:table-cell>
          <table:table-cell office:value-type="float" office:value="5731360" calcext:value-type="float">
            <text:p>5731360</text:p>
          </table:table-cell>
          <table:table-cell office:value-type="float" office:value="-3193872" calcext:value-type="float">
            <text:p>-3193872</text:p>
          </table:table-cell>
          <table:table-cell office:value-type="float" office:value="-1107637" calcext:value-type="float">
            <text:p>-1107637</text:p>
          </table:table-cell>
          <table:table-cell office:value-type="float" office:value="620881" calcext:value-type="float">
            <text:p>620881</text:p>
          </table:table-cell>
          <table:table-cell table:style-name="ce1" office:value-type="float" office:value="1911744" calcext:value-type="float">
            <text:p>1911744</text:p>
          </table:table-cell>
          <table:table-cell office:value-type="float" office:value="625472" calcext:value-type="float">
            <text:p>625472</text:p>
          </table:table-cell>
          <table:table-cell office:value-type="float" office:value="-553792" calcext:value-type="float">
            <text:p>-553792</text:p>
          </table:table-cell>
          <table:table-cell office:value-type="float" office:value="3802947" calcext:value-type="float">
            <text:p>3802947</text:p>
          </table:table-cell>
          <table:table-cell office:value-type="float" office:value="15296327" calcext:value-type="float">
            <text:p>15296327</text:p>
          </table:table-cell>
          <table:table-cell office:value-type="float" office:value="-1379255" calcext:value-type="float">
            <text:p>-1379255</text:p>
          </table:table-cell>
          <table:table-cell office:value-type="float" office:value="2097210" calcext:value-type="float">
            <text:p>2097210</text:p>
          </table:table-cell>
          <table:table-cell office:value-type="float" office:value="1556035" calcext:value-type="float">
            <text:p>1556035</text:p>
          </table:table-cell>
          <table:table-cell table:style-name="ce1" office:value-type="float" office:value="3346676" calcext:value-type="float">
            <text:p>3346676</text:p>
          </table:table-cell>
          <table:table-cell office:value-type="float" office:value="3018552" calcext:value-type="float">
            <text:p>3018552</text:p>
          </table:table-cell>
          <table:table-cell office:value-type="float" office:value="3612" calcext:value-type="float">
            <text:p>3612</text:p>
          </table:table-cell>
          <table:table-cell office:value-type="float" office:value="-545119" calcext:value-type="float">
            <text:p>-545119</text:p>
          </table:table-cell>
          <table:table-cell office:value-type="float" office:value="742376" calcext:value-type="float">
            <text:p>742376</text:p>
          </table:table-cell>
          <table:table-cell office:value-type="float" office:value="1331620" calcext:value-type="float">
            <text:p>1331620</text:p>
          </table:table-cell>
          <table:table-cell office:value-type="float" office:value="261363" calcext:value-type="float">
            <text:p>261363</text:p>
          </table:table-cell>
          <table:table-cell office:value-type="float" office:value="3151058" calcext:value-type="float">
            <text:p>3151058</text:p>
          </table:table-cell>
          <table:table-cell table:style-name="ce1" office:value-type="float" office:value="2087423" calcext:value-type="float">
            <text:p>2087423</text:p>
          </table:table-cell>
          <table:table-cell table:style-name="ce1" office:value-type="float" office:value="1350328" calcext:value-type="float">
            <text:p>1350328</text:p>
          </table:table-cell>
          <table:table-cell office:value-type="float" office:value="69997" calcext:value-type="float">
            <text:p>69997</text:p>
          </table:table-cell>
          <table:table-cell table:style-name="Default"/>
          <table:table-cell table:style-name="ce1" office:value-type="float" office:value="624156" calcext:value-type="float">
            <text:p>624156</text:p>
          </table:table-cell>
          <table:table-cell office:value-type="float" office:value="1369149" calcext:value-type="float">
            <text:p>1369149</text:p>
          </table:table-cell>
          <table:table-cell office:value-type="float" office:value="78191" calcext:value-type="float">
            <text:p>78191</text:p>
          </table:table-cell>
          <table:table-cell office:value-type="float" office:value="7819" calcext:value-type="float">
            <text:p>7819</text:p>
          </table:table-cell>
          <table:table-cell office:value-type="float" office:value="8103771" calcext:value-type="float">
            <text:p>8103771</text:p>
          </table:table-cell>
          <table:table-cell office:value-type="float" office:value="7390423" calcext:value-type="float">
            <text:p>7390423</text:p>
          </table:table-cell>
          <table:table-cell office:value-type="float" office:value="7337378" calcext:value-type="float">
            <text:p>7337378</text:p>
          </table:table-cell>
          <table:table-cell office:value-type="float" office:value="189963" calcext:value-type="float">
            <text:p>189963</text:p>
          </table:table-cell>
          <table:table-cell office:value-type="float" office:value="-256159" calcext:value-type="float">
            <text:p>-256159</text:p>
          </table:table-cell>
          <table:table-cell office:value-type="float" office:value="316295" calcext:value-type="float">
            <text:p>316295</text:p>
          </table:table-cell>
          <table:table-cell office:value-type="float" office:value="791272" calcext:value-type="float">
            <text:p>791272</text:p>
          </table:table-cell>
          <table:table-cell office:value-type="float" office:value="370" calcext:value-type="float">
            <text:p>370</text:p>
          </table:table-cell>
          <table:table-cell office:value-type="float" office:value="625639" calcext:value-type="float">
            <text:p>625639</text:p>
          </table:table-cell>
          <table:table-cell office:value-type="float" office:value="-1678155" calcext:value-type="float">
            <text:p>-1678155</text:p>
          </table:table-cell>
          <table:table-cell office:value-type="float" office:value="190417" calcext:value-type="float">
            <text:p>190417</text:p>
          </table:table-cell>
          <table:table-cell office:value-type="float" office:value="1553239" calcext:value-type="float">
            <text:p>1553239</text:p>
          </table:table-cell>
          <table:table-cell office:value-type="float" office:value="69556764" calcext:value-type="float">
            <text:p>69556764</text:p>
          </table:table-cell>
          <table:table-cell office:value-type="float" office:value="112734" calcext:value-type="float">
            <text:p>112734</text:p>
          </table:table-cell>
          <table:table-cell office:value-type="float" office:value="784726" calcext:value-type="float">
            <text:p>784726</text:p>
          </table:table-cell>
          <table:table-cell office:value-type="float" office:value="-309729" calcext:value-type="float">
            <text:p>-309729</text:p>
          </table:table-cell>
          <table:table-cell office:value-type="float" office:value="2604166" calcext:value-type="float">
            <text:p>2604166</text:p>
          </table:table-cell>
          <table:table-cell office:value-type="float" office:value="912641" calcext:value-type="float">
            <text:p>912641</text:p>
          </table:table-cell>
          <table:table-cell office:value-type="float" office:value="6025904" calcext:value-type="float">
            <text:p>6025904</text:p>
          </table:table-cell>
          <table:table-cell office:value-type="float" office:value="94257" calcext:value-type="float">
            <text:p>94257</text:p>
          </table:table-cell>
          <table:table-cell office:value-type="float" office:value="1212900" calcext:value-type="float">
            <text:p>1212900</text:p>
          </table:table-cell>
          <table:table-cell office:value-type="float" office:value="727710" calcext:value-type="float">
            <text:p>727710</text:p>
          </table:table-cell>
          <table:table-cell office:value-type="float" office:value="2553457" calcext:value-type="float">
            <text:p>2553457</text:p>
          </table:table-cell>
          <table:table-cell office:value-type="float" office:value="9910265" calcext:value-type="float">
            <text:p>9910265</text:p>
          </table:table-cell>
          <table:table-cell office:value-type="float" office:value="155948" calcext:value-type="float">
            <text:p>155948</text:p>
          </table:table-cell>
          <table:table-cell table:style-name="ce1" office:value-type="float" office:value="1739039" calcext:value-type="float">
            <text:p>1739039</text:p>
          </table:table-cell>
          <table:table-cell office:value-type="float" office:value="104487" calcext:value-type="float">
            <text:p>104487</text:p>
          </table:table-cell>
          <table:table-cell office:value-type="float" office:value="16838170" calcext:value-type="float">
            <text:p>16838170</text:p>
          </table:table-cell>
          <table:table-cell office:value-type="float" office:value="180985984" calcext:value-type="float">
            <text:p>180985984</text:p>
          </table:table-cell>
          <table:table-cell office:value-type="float" office:value="1195745" calcext:value-type="float">
            <text:p>1195745</text:p>
          </table:table-cell>
          <table:table-cell office:value-type="float" office:value="5979000" calcext:value-type="float">
            <text:p>5979000</text:p>
          </table:table-cell>
          <table:table-cell office:value-type="float" office:value="-227288" calcext:value-type="float">
            <text:p>-227288</text:p>
          </table:table-cell>
          <table:table-cell office:value-type="float" office:value="1125394" calcext:value-type="float">
            <text:p>1125394</text:p>
          </table:table-cell>
          <table:table-cell office:value-type="float" office:value="11930298" calcext:value-type="float">
            <text:p>11930298</text:p>
          </table:table-cell>
          <table:table-cell office:value-type="float" office:value="-185028" calcext:value-type="float">
            <text:p>-185028</text:p>
          </table:table-cell>
          <table:table-cell office:value-type="float" office:value="2119238" calcext:value-type="float">
            <text:p>2119238</text:p>
          </table:table-cell>
          <table:table-cell table:style-name="ce1" office:value-type="float" office:value="297639" calcext:value-type="float">
            <text:p>297639</text:p>
          </table:table-cell>
          <table:table-cell office:value-type="float" office:value="458882" calcext:value-type="float">
            <text:p>458882</text:p>
          </table:table-cell>
          <table:table-cell table:style-name="ce1" office:value-type="float" office:value="10582" calcext:value-type="float">
            <text:p>1058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01-202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8"/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02-202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8"/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03-202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8"/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04-202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8"/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1"/>
          <table:table-cell/>
          <table:table-cell table:style-name="Default" table:number-columns-repeated="4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15"/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8"/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/>
        </table:table-row>
      </table:table>
      <table:table table:name="Planilha2" table:style-name="ta1">
        <table:table-column table:style-name="co2" table:default-cell-style-name="Default"/>
        <table:table-column table:style-name="co16" table:default-cell-style-name="Default"/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0:47:25.0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5T10:40:12.841000000</meta:creation-date>
    <dc:date>2021-04-16T12:53:07.425000000</dc:date>
    <meta:editing-duration>PT16H27M29S</meta:editing-duration>
    <meta:editing-cycles>69</meta:editing-cycles>
    <meta:generator>LibreOffice/5.4.1.2$Windows_x86 LibreOffice_project/ea7cb86e6eeb2bf3a5af73a8f7777ac570321527</meta:generator>
    <meta:document-statistic meta:table-count="2" meta:cell-count="16356" meta:object-count="0"/>
  </office:meta>
</office:document-meta>
</file>